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7.025cm" svg:height="15.201cm" svg:x="12.933cm" svg:y="0.471cm">
            <draw:object draw:notify-on-update-of-ranges="LOGGER01.B1:LOGGER01.B1 LOGGER01.B2:LOGGER01.B2307 LOGGER01.C1:LOGGER01.C1 LOGGER01.C2:LOGGER01.C23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7" calcext:value-type="float">
            <text:p>1.37</text:p>
          </table:table-cell>
          <table:table-cell office:value-type="float" office:value="271.4" calcext:value-type="float">
            <text:p>271.4</text:p>
          </table:table-cell>
          <table:table-cell office:value-type="float" office:value="372.12" calcext:value-type="float">
            <text:p>372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3" calcext:value-type="float">
            <text:p>15303</text:p>
          </table:table-cell>
          <table:table-cell table:formula="of:=[.A3]/1000/(60*60*24)" office:value-type="time" office:time-value="PT00H00M15.303S" calcext:value-type="time">
            <text:p>00:00:15</text:p>
          </table:table-cell>
          <table:table-cell office:value-type="float" office:value="1.37" calcext:value-type="float">
            <text:p>1.37</text:p>
          </table:table-cell>
          <table:table-cell office:value-type="float" office:value="270.9" calcext:value-type="float">
            <text:p>270.9</text:p>
          </table:table-cell>
          <table:table-cell office:value-type="float" office:value="371.43" calcext:value-type="float">
            <text:p>371.43</text:p>
          </table:table-cell>
          <table:table-cell office:value-type="float" office:value="1.15" calcext:value-type="float">
            <text:p>1.15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31304" calcext:value-type="float">
            <text:p>31304</text:p>
          </table:table-cell>
          <table:table-cell table:formula="of:=[.A4]/1000/(60*60*24)" office:value-type="time" office:time-value="PT00H00M31.304S" calcext:value-type="time">
            <text:p>00:00:31</text:p>
          </table:table-cell>
          <table:table-cell office:value-type="float" office:value="1.37" calcext:value-type="float">
            <text:p>1.37</text:p>
          </table:table-cell>
          <table:table-cell office:value-type="float" office:value="270.6" calcext:value-type="float">
            <text:p>270.6</text:p>
          </table:table-cell>
          <table:table-cell office:value-type="float" office:value="369.93" calcext:value-type="float">
            <text:p>369.93</text:p>
          </table:table-cell>
          <table:table-cell office:value-type="float" office:value="2.36" calcext:value-type="float">
            <text:p>2.36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47304" calcext:value-type="float">
            <text:p>47304</text:p>
          </table:table-cell>
          <table:table-cell table:formula="of:=[.A5]/1000/(60*60*24)" office:value-type="time" office:time-value="PT00H00M47.304S" calcext:value-type="time">
            <text:p>00:00:47</text:p>
          </table:table-cell>
          <table:table-cell office:value-type="float" office:value="1.37" calcext:value-type="float">
            <text:p>1.37</text:p>
          </table:table-cell>
          <table:table-cell office:value-type="float" office:value="270.2" calcext:value-type="float">
            <text:p>270.2</text:p>
          </table:table-cell>
          <table:table-cell office:value-type="float" office:value="369.37" calcext:value-type="float">
            <text:p>369.37</text:p>
          </table:table-cell>
          <table:table-cell office:value-type="float" office:value="3.56" calcext:value-type="float">
            <text:p>3.56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63304" calcext:value-type="float">
            <text:p>63304</text:p>
          </table:table-cell>
          <table:table-cell table:formula="of:=[.A6]/1000/(60*60*24)" office:value-type="time" office:time-value="PT00H01M03.304S" calcext:value-type="time">
            <text:p>00:01:03</text:p>
          </table:table-cell>
          <table:table-cell office:value-type="float" office:value="1.37" calcext:value-type="float">
            <text:p>1.37</text:p>
          </table:table-cell>
          <table:table-cell office:value-type="float" office:value="270" calcext:value-type="float">
            <text:p>270</text:p>
          </table:table-cell>
          <table:table-cell office:value-type="float" office:value="369.09" calcext:value-type="float">
            <text:p>369.09</text:p>
          </table:table-cell>
          <table:table-cell office:value-type="float" office:value="4.76" calcext:value-type="float">
            <text:p>4.76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79304" calcext:value-type="float">
            <text:p>79304</text:p>
          </table:table-cell>
          <table:table-cell table:formula="of:=[.A7]/1000/(60*60*24)" office:value-type="time" office:time-value="PT00H01M19.304S" calcext:value-type="time">
            <text:p>00:01:19</text:p>
          </table:table-cell>
          <table:table-cell office:value-type="float" office:value="1.36" calcext:value-type="float">
            <text:p>1.36</text:p>
          </table:table-cell>
          <table:table-cell office:value-type="float" office:value="269.8" calcext:value-type="float">
            <text:p>269.8</text:p>
          </table:table-cell>
          <table:table-cell office:value-type="float" office:value="367.73" calcext:value-type="float">
            <text:p>367.73</text:p>
          </table:table-cell>
          <table:table-cell office:value-type="float" office:value="5.96" calcext:value-type="float">
            <text:p>5.96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95304" calcext:value-type="float">
            <text:p>95304</text:p>
          </table:table-cell>
          <table:table-cell table:formula="of:=[.A8]/1000/(60*60*24)" office:value-type="time" office:time-value="PT00H01M35.304S" calcext:value-type="time">
            <text:p>00:01:35</text:p>
          </table:table-cell>
          <table:table-cell office:value-type="float" office:value="1.36" calcext:value-type="float">
            <text:p>1.36</text:p>
          </table:table-cell>
          <table:table-cell office:value-type="float" office:value="269.5" calcext:value-type="float">
            <text:p>269.5</text:p>
          </table:table-cell>
          <table:table-cell office:value-type="float" office:value="367.32" calcext:value-type="float">
            <text:p>367.32</text:p>
          </table:table-cell>
          <table:table-cell office:value-type="float" office:value="7.16" calcext:value-type="float">
            <text:p>7.16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111304" calcext:value-type="float">
            <text:p>111304</text:p>
          </table:table-cell>
          <table:table-cell table:formula="of:=[.A9]/1000/(60*60*24)" office:value-type="time" office:time-value="PT00H01M51.304S" calcext:value-type="time">
            <text:p>00:01:51</text:p>
          </table:table-cell>
          <table:table-cell office:value-type="float" office:value="1.36" calcext:value-type="float">
            <text:p>1.36</text:p>
          </table:table-cell>
          <table:table-cell office:value-type="float" office:value="269.3" calcext:value-type="float">
            <text:p>269.3</text:p>
          </table:table-cell>
          <table:table-cell office:value-type="float" office:value="365.96" calcext:value-type="float">
            <text:p>365.96</text:p>
          </table:table-cell>
          <table:table-cell office:value-type="float" office:value="8.35" calcext:value-type="float">
            <text:p>8.35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127304" calcext:value-type="float">
            <text:p>127304</text:p>
          </table:table-cell>
          <table:table-cell table:formula="of:=[.A10]/1000/(60*60*24)" office:value-type="time" office:time-value="PT00H02M07.304S" calcext:value-type="time">
            <text:p>00:02:07</text:p>
          </table:table-cell>
          <table:table-cell office:value-type="float" office:value="1.36" calcext:value-type="float">
            <text:p>1.36</text:p>
          </table:table-cell>
          <table:table-cell office:value-type="float" office:value="269" calcext:value-type="float">
            <text:p>269</text:p>
          </table:table-cell>
          <table:table-cell office:value-type="float" office:value="366.62" calcext:value-type="float">
            <text:p>366.62</text:p>
          </table:table-cell>
          <table:table-cell office:value-type="float" office:value="9.55" calcext:value-type="float">
            <text:p>9.55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143304" calcext:value-type="float">
            <text:p>143304</text:p>
          </table:table-cell>
          <table:table-cell table:formula="of:=[.A11]/1000/(60*60*24)" office:value-type="time" office:time-value="PT00H02M23.304S" calcext:value-type="time">
            <text:p>00:02:23</text:p>
          </table:table-cell>
          <table:table-cell office:value-type="float" office:value="1.36" calcext:value-type="float">
            <text:p>1.36</text:p>
          </table:table-cell>
          <table:table-cell office:value-type="float" office:value="268.9" calcext:value-type="float">
            <text:p>268.9</text:p>
          </table:table-cell>
          <table:table-cell office:value-type="float" office:value="365.4" calcext:value-type="float">
            <text:p>365.4</text:p>
          </table:table-cell>
          <table:table-cell office:value-type="float" office:value="10.74" calcext:value-type="float">
            <text:p>10.74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float" office:value="159304" calcext:value-type="float">
            <text:p>159304</text:p>
          </table:table-cell>
          <table:table-cell table:formula="of:=[.A12]/1000/(60*60*24)" office:value-type="time" office:time-value="PT00H02M39.304S" calcext:value-type="time">
            <text:p>00:02:39</text:p>
          </table:table-cell>
          <table:table-cell office:value-type="float" office:value="1.36" calcext:value-type="float">
            <text:p>1.36</text:p>
          </table:table-cell>
          <table:table-cell office:value-type="float" office:value="268.7" calcext:value-type="float">
            <text:p>268.7</text:p>
          </table:table-cell>
          <table:table-cell office:value-type="float" office:value="365.13" calcext:value-type="float">
            <text:p>365.13</text:p>
          </table:table-cell>
          <table:table-cell office:value-type="float" office:value="11.94" calcext:value-type="float">
            <text:p>11.94</text:p>
          </table:table-cell>
          <table:table-cell office:value-type="float" office:value="16.29" calcext:value-type="float">
            <text:p>16.29</text:p>
          </table:table-cell>
        </table:table-row>
        <table:table-row table:style-name="ro1">
          <table:table-cell office:value-type="float" office:value="175304" calcext:value-type="float">
            <text:p>175304</text:p>
          </table:table-cell>
          <table:table-cell table:formula="of:=[.A13]/1000/(60*60*24)" office:value-type="time" office:time-value="PT00H02M55.304S" calcext:value-type="time">
            <text:p>00:02:55</text:p>
          </table:table-cell>
          <table:table-cell office:value-type="float" office:value="1.36" calcext:value-type="float">
            <text:p>1.36</text:p>
          </table:table-cell>
          <table:table-cell office:value-type="float" office:value="268.4" calcext:value-type="float">
            <text:p>268.4</text:p>
          </table:table-cell>
          <table:table-cell office:value-type="float" office:value="364.72" calcext:value-type="float">
            <text:p>364.72</text:p>
          </table:table-cell>
          <table:table-cell office:value-type="float" office:value="13.13" calcext:value-type="float">
            <text:p>13.13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191304" calcext:value-type="float">
            <text:p>191304</text:p>
          </table:table-cell>
          <table:table-cell table:formula="of:=[.A14]/1000/(60*60*24)" office:value-type="time" office:time-value="PT00H03M11.304S" calcext:value-type="time">
            <text:p>00:03:11</text:p>
          </table:table-cell>
          <table:table-cell office:value-type="float" office:value="1.35" calcext:value-type="float">
            <text:p>1.35</text:p>
          </table:table-cell>
          <table:table-cell office:value-type="float" office:value="268.3" calcext:value-type="float">
            <text:p>268.3</text:p>
          </table:table-cell>
          <table:table-cell office:value-type="float" office:value="363.5" calcext:value-type="float">
            <text:p>363.5</text:p>
          </table:table-cell>
          <table:table-cell office:value-type="float" office:value="14.33" calcext:value-type="float">
            <text:p>14.33</text:p>
          </table:table-cell>
          <table:table-cell office:value-type="float" office:value="19.53" calcext:value-type="float">
            <text:p>19.53</text:p>
          </table:table-cell>
        </table:table-row>
        <table:table-row table:style-name="ro1">
          <table:table-cell office:value-type="float" office:value="207304" calcext:value-type="float">
            <text:p>207304</text:p>
          </table:table-cell>
          <table:table-cell table:formula="of:=[.A15]/1000/(60*60*24)" office:value-type="time" office:time-value="PT00H03M27.304S" calcext:value-type="time">
            <text:p>00:03:27</text:p>
          </table:table-cell>
          <table:table-cell office:value-type="float" office:value="1.35" calcext:value-type="float">
            <text:p>1.35</text:p>
          </table:table-cell>
          <table:table-cell office:value-type="float" office:value="268" calcext:value-type="float">
            <text:p>268</text:p>
          </table:table-cell>
          <table:table-cell office:value-type="float" office:value="363.09" calcext:value-type="float">
            <text:p>363.09</text:p>
          </table:table-cell>
          <table:table-cell office:value-type="float" office:value="15.52" calcext:value-type="float">
            <text:p>15.52</text:p>
          </table:table-cell>
          <table:table-cell office:value-type="float" office:value="21.15" calcext:value-type="float">
            <text:p>21.15</text:p>
          </table:table-cell>
        </table:table-row>
        <table:table-row table:style-name="ro1">
          <table:table-cell office:value-type="float" office:value="223304" calcext:value-type="float">
            <text:p>223304</text:p>
          </table:table-cell>
          <table:table-cell table:formula="of:=[.A16]/1000/(60*60*24)" office:value-type="time" office:time-value="PT00H03M43.304S" calcext:value-type="time">
            <text:p>00:03:43</text:p>
          </table:table-cell>
          <table:table-cell office:value-type="float" office:value="1.35" calcext:value-type="float">
            <text:p>1.35</text:p>
          </table:table-cell>
          <table:table-cell office:value-type="float" office:value="267.8" calcext:value-type="float">
            <text:p>267.8</text:p>
          </table:table-cell>
          <table:table-cell office:value-type="float" office:value="362.81" calcext:value-type="float">
            <text:p>362.81</text:p>
          </table:table-cell>
          <table:table-cell office:value-type="float" office:value="16.71" calcext:value-type="float">
            <text:p>16.71</text:p>
          </table:table-cell>
          <table:table-cell office:value-type="float" office:value="22.76" calcext:value-type="float">
            <text:p>22.76</text:p>
          </table:table-cell>
        </table:table-row>
        <table:table-row table:style-name="ro1">
          <table:table-cell office:value-type="float" office:value="239303" calcext:value-type="float">
            <text:p>239303</text:p>
          </table:table-cell>
          <table:table-cell table:formula="of:=[.A17]/1000/(60*60*24)" office:value-type="time" office:time-value="PT00H03M59.303S" calcext:value-type="time">
            <text:p>00:03:59</text:p>
          </table:table-cell>
          <table:table-cell office:value-type="float" office:value="1.35" calcext:value-type="float">
            <text:p>1.35</text:p>
          </table:table-cell>
          <table:table-cell office:value-type="float" office:value="267.7" calcext:value-type="float">
            <text:p>267.7</text:p>
          </table:table-cell>
          <table:table-cell office:value-type="float" office:value="362.67" calcext:value-type="float">
            <text:p>362.67</text:p>
          </table:table-cell>
          <table:table-cell office:value-type="float" office:value="17.9" calcext:value-type="float">
            <text:p>17.9</text:p>
          </table:table-cell>
          <table:table-cell office:value-type="float" office:value="24.37" calcext:value-type="float">
            <text:p>24.37</text:p>
          </table:table-cell>
        </table:table-row>
        <table:table-row table:style-name="ro1">
          <table:table-cell office:value-type="float" office:value="255304" calcext:value-type="float">
            <text:p>255304</text:p>
          </table:table-cell>
          <table:table-cell table:formula="of:=[.A18]/1000/(60*60*24)" office:value-type="time" office:time-value="PT00H04M15.304S" calcext:value-type="time">
            <text:p>00:04:15</text:p>
          </table:table-cell>
          <table:table-cell office:value-type="float" office:value="1.35" calcext:value-type="float">
            <text:p>1.35</text:p>
          </table:table-cell>
          <table:table-cell office:value-type="float" office:value="267.5" calcext:value-type="float">
            <text:p>267.5</text:p>
          </table:table-cell>
          <table:table-cell office:value-type="float" office:value="361.33" calcext:value-type="float">
            <text:p>361.33</text:p>
          </table:table-cell>
          <table:table-cell office:value-type="float" office:value="19.09" calcext:value-type="float">
            <text:p>19.09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float" office:value="271304" calcext:value-type="float">
            <text:p>271304</text:p>
          </table:table-cell>
          <table:table-cell table:formula="of:=[.A19]/1000/(60*60*24)" office:value-type="time" office:time-value="PT00H04M31.304S" calcext:value-type="time">
            <text:p>00:04:31</text:p>
          </table:table-cell>
          <table:table-cell office:value-type="float" office:value="1.35" calcext:value-type="float">
            <text:p>1.35</text:p>
          </table:table-cell>
          <table:table-cell office:value-type="float" office:value="267.3" calcext:value-type="float">
            <text:p>267.3</text:p>
          </table:table-cell>
          <table:table-cell office:value-type="float" office:value="361.05" calcext:value-type="float">
            <text:p>361.05</text:p>
          </table:table-cell>
          <table:table-cell office:value-type="float" office:value="20.28" calcext:value-type="float">
            <text:p>20.28</text:p>
          </table:table-cell>
          <table:table-cell office:value-type="float" office:value="27.59" calcext:value-type="float">
            <text:p>27.59</text:p>
          </table:table-cell>
        </table:table-row>
        <table:table-row table:style-name="ro1">
          <table:table-cell office:value-type="float" office:value="287304" calcext:value-type="float">
            <text:p>287304</text:p>
          </table:table-cell>
          <table:table-cell table:formula="of:=[.A20]/1000/(60*60*24)" office:value-type="time" office:time-value="PT00H04M47.304S" calcext:value-type="time">
            <text:p>00:04:47</text:p>
          </table:table-cell>
          <table:table-cell office:value-type="float" office:value="1.35" calcext:value-type="float">
            <text:p>1.35</text:p>
          </table:table-cell>
          <table:table-cell office:value-type="float" office:value="267.1" calcext:value-type="float">
            <text:p>267.1</text:p>
          </table:table-cell>
          <table:table-cell office:value-type="float" office:value="360.78" calcext:value-type="float">
            <text:p>360.78</text:p>
          </table:table-cell>
          <table:table-cell office:value-type="float" office:value="21.46" calcext:value-type="float">
            <text:p>21.46</text:p>
          </table:table-cell>
          <table:table-cell office:value-type="float" office:value="29.19" calcext:value-type="float">
            <text:p>29.19</text:p>
          </table:table-cell>
        </table:table-row>
        <table:table-row table:style-name="ro1">
          <table:table-cell office:value-type="float" office:value="303304" calcext:value-type="float">
            <text:p>303304</text:p>
          </table:table-cell>
          <table:table-cell table:formula="of:=[.A21]/1000/(60*60*24)" office:value-type="time" office:time-value="PT00H05M03.304S" calcext:value-type="time">
            <text:p>00:05:03</text:p>
          </table:table-cell>
          <table:table-cell office:value-type="float" office:value="1.35" calcext:value-type="float">
            <text:p>1.35</text:p>
          </table:table-cell>
          <table:table-cell office:value-type="float" office:value="267" calcext:value-type="float">
            <text:p>267</text:p>
          </table:table-cell>
          <table:table-cell office:value-type="float" office:value="360.64" calcext:value-type="float">
            <text:p>360.64</text:p>
          </table:table-cell>
          <table:table-cell office:value-type="float" office:value="22.65" calcext:value-type="float">
            <text:p>22.65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319304" calcext:value-type="float">
            <text:p>319304</text:p>
          </table:table-cell>
          <table:table-cell table:formula="of:=[.A22]/1000/(60*60*24)" office:value-type="time" office:time-value="PT00H05M19.304S" calcext:value-type="time">
            <text:p>00:05:19</text:p>
          </table:table-cell>
          <table:table-cell office:value-type="float" office:value="1.35" calcext:value-type="float">
            <text:p>1.35</text:p>
          </table:table-cell>
          <table:table-cell office:value-type="float" office:value="266.8" calcext:value-type="float">
            <text:p>266.8</text:p>
          </table:table-cell>
          <table:table-cell office:value-type="float" office:value="360.36" calcext:value-type="float">
            <text:p>360.36</text:p>
          </table:table-cell>
          <table:table-cell office:value-type="float" office:value="23.84" calcext:value-type="float">
            <text:p>23.84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35304" calcext:value-type="float">
            <text:p>335304</text:p>
          </table:table-cell>
          <table:table-cell table:formula="of:=[.A23]/1000/(60*60*24)" office:value-type="time" office:time-value="PT00H05M35.304S" calcext:value-type="time">
            <text:p>00:05:35</text:p>
          </table:table-cell>
          <table:table-cell office:value-type="float" office:value="1.35" calcext:value-type="float">
            <text:p>1.35</text:p>
          </table:table-cell>
          <table:table-cell office:value-type="float" office:value="266.7" calcext:value-type="float">
            <text:p>266.7</text:p>
          </table:table-cell>
          <table:table-cell office:value-type="float" office:value="360.22" calcext:value-type="float">
            <text:p>360.22</text:p>
          </table:table-cell>
          <table:table-cell office:value-type="float" office:value="25.02" calcext:value-type="float">
            <text:p>25.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1304" calcext:value-type="float">
            <text:p>351304</text:p>
          </table:table-cell>
          <table:table-cell table:formula="of:=[.A24]/1000/(60*60*24)" office:value-type="time" office:time-value="PT00H05M51.304S" calcext:value-type="time">
            <text:p>00:05:51</text:p>
          </table:table-cell>
          <table:table-cell office:value-type="float" office:value="1.35" calcext:value-type="float">
            <text:p>1.35</text:p>
          </table:table-cell>
          <table:table-cell office:value-type="float" office:value="266.5" calcext:value-type="float">
            <text:p>266.5</text:p>
          </table:table-cell>
          <table:table-cell office:value-type="float" office:value="358.88" calcext:value-type="float">
            <text:p>358.88</text:p>
          </table:table-cell>
          <table:table-cell office:value-type="float" office:value="26.21" calcext:value-type="float">
            <text:p>26.21</text:p>
          </table:table-cell>
          <table:table-cell office:value-type="float" office:value="35.59" calcext:value-type="float">
            <text:p>35.59</text:p>
          </table:table-cell>
        </table:table-row>
        <table:table-row table:style-name="ro1">
          <table:table-cell office:value-type="float" office:value="367304" calcext:value-type="float">
            <text:p>367304</text:p>
          </table:table-cell>
          <table:table-cell table:formula="of:=[.A25]/1000/(60*60*24)" office:value-type="time" office:time-value="PT00H06M07.304S" calcext:value-type="time">
            <text:p>00:06:07</text:p>
          </table:table-cell>
          <table:table-cell office:value-type="float" office:value="1.35" calcext:value-type="float">
            <text:p>1.35</text:p>
          </table:table-cell>
          <table:table-cell office:value-type="float" office:value="266.4" calcext:value-type="float">
            <text:p>266.4</text:p>
          </table:table-cell>
          <table:table-cell office:value-type="float" office:value="358.74" calcext:value-type="float">
            <text:p>358.74</text:p>
          </table:table-cell>
          <table:table-cell office:value-type="float" office:value="27.39" calcext:value-type="float">
            <text:p>27.39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float" office:value="383304" calcext:value-type="float">
            <text:p>383304</text:p>
          </table:table-cell>
          <table:table-cell table:formula="of:=[.A26]/1000/(60*60*24)" office:value-type="time" office:time-value="PT00H06M23.304S" calcext:value-type="time">
            <text:p>00:06:23</text:p>
          </table:table-cell>
          <table:table-cell office:value-type="float" office:value="1.35" calcext:value-type="float">
            <text:p>1.35</text:p>
          </table:table-cell>
          <table:table-cell office:value-type="float" office:value="266.2" calcext:value-type="float">
            <text:p>266.2</text:p>
          </table:table-cell>
          <table:table-cell office:value-type="float" office:value="358.47" calcext:value-type="float">
            <text:p>358.47</text:p>
          </table:table-cell>
          <table:table-cell office:value-type="float" office:value="28.58" calcext:value-type="float">
            <text:p>28.58</text:p>
          </table:table-cell>
          <table:table-cell office:value-type="float" office:value="38.78" calcext:value-type="float">
            <text:p>38.78</text:p>
          </table:table-cell>
        </table:table-row>
        <table:table-row table:style-name="ro1">
          <table:table-cell office:value-type="float" office:value="399304" calcext:value-type="float">
            <text:p>399304</text:p>
          </table:table-cell>
          <table:table-cell table:formula="of:=[.A27]/1000/(60*60*24)" office:value-type="time" office:time-value="PT00H06M39.304S" calcext:value-type="time">
            <text:p>00:06:39</text:p>
          </table:table-cell>
          <table:table-cell office:value-type="float" office:value="1.35" calcext:value-type="float">
            <text:p>1.35</text:p>
          </table:table-cell>
          <table:table-cell office:value-type="float" office:value="266" calcext:value-type="float">
            <text:p>266</text:p>
          </table:table-cell>
          <table:table-cell office:value-type="float" office:value="358.2" calcext:value-type="float">
            <text:p>358.2</text:p>
          </table:table-cell>
          <table:table-cell office:value-type="float" office:value="29.76" calcext:value-type="float">
            <text:p>29.76</text:p>
          </table:table-cell>
          <table:table-cell office:value-type="float" office:value="40.37" calcext:value-type="float">
            <text:p>40.37</text:p>
          </table:table-cell>
        </table:table-row>
        <table:table-row table:style-name="ro1">
          <table:table-cell office:value-type="float" office:value="415304" calcext:value-type="float">
            <text:p>415304</text:p>
          </table:table-cell>
          <table:table-cell table:formula="of:=[.A28]/1000/(60*60*24)" office:value-type="time" office:time-value="PT00H06M55.304S" calcext:value-type="time">
            <text:p>00:06:55</text:p>
          </table:table-cell>
          <table:table-cell office:value-type="float" office:value="1.35" calcext:value-type="float">
            <text:p>1.35</text:p>
          </table:table-cell>
          <table:table-cell office:value-type="float" office:value="265.9" calcext:value-type="float">
            <text:p>265.9</text:p>
          </table:table-cell>
          <table:table-cell office:value-type="float" office:value="358.06" calcext:value-type="float">
            <text:p>358.06</text:p>
          </table:table-cell>
          <table:table-cell office:value-type="float" office:value="30.94" calcext:value-type="float">
            <text:p>30.94</text:p>
          </table:table-cell>
          <table:table-cell office:value-type="float" office:value="41.96" calcext:value-type="float">
            <text:p>41.96</text:p>
          </table:table-cell>
        </table:table-row>
        <table:table-row table:style-name="ro1">
          <table:table-cell office:value-type="float" office:value="431304" calcext:value-type="float">
            <text:p>431304</text:p>
          </table:table-cell>
          <table:table-cell table:formula="of:=[.A29]/1000/(60*60*24)" office:value-type="time" office:time-value="PT00H07M11.304S" calcext:value-type="time">
            <text:p>00:07:11</text:p>
          </table:table-cell>
          <table:table-cell office:value-type="float" office:value="1.34" calcext:value-type="float">
            <text:p>1.34</text:p>
          </table:table-cell>
          <table:table-cell office:value-type="float" office:value="265.8" calcext:value-type="float">
            <text:p>265.8</text:p>
          </table:table-cell>
          <table:table-cell office:value-type="float" office:value="356.86" calcext:value-type="float">
            <text:p>356.86</text:p>
          </table:table-cell>
          <table:table-cell office:value-type="float" office:value="32.12" calcext:value-type="float">
            <text:p>32.12</text:p>
          </table:table-cell>
          <table:table-cell office:value-type="float" office:value="43.55" calcext:value-type="float">
            <text:p>43.55</text:p>
          </table:table-cell>
        </table:table-row>
        <table:table-row table:style-name="ro1">
          <table:table-cell office:value-type="float" office:value="447304" calcext:value-type="float">
            <text:p>447304</text:p>
          </table:table-cell>
          <table:table-cell table:formula="of:=[.A30]/1000/(60*60*24)" office:value-type="time" office:time-value="PT00H07M27.304S" calcext:value-type="time">
            <text:p>00:07:27</text:p>
          </table:table-cell>
          <table:table-cell office:value-type="float" office:value="1.34" calcext:value-type="float">
            <text:p>1.34</text:p>
          </table:table-cell>
          <table:table-cell office:value-type="float" office:value="265.6" calcext:value-type="float">
            <text:p>265.6</text:p>
          </table:table-cell>
          <table:table-cell office:value-type="float" office:value="356.58" calcext:value-type="float">
            <text:p>356.58</text:p>
          </table:table-cell>
          <table:table-cell office:value-type="float" office:value="33.3" calcext:value-type="float">
            <text:p>33.3</text:p>
          </table:table-cell>
          <table:table-cell office:value-type="float" office:value="45.14" calcext:value-type="float">
            <text:p>45.14</text:p>
          </table:table-cell>
        </table:table-row>
        <table:table-row table:style-name="ro1">
          <table:table-cell office:value-type="float" office:value="463304" calcext:value-type="float">
            <text:p>463304</text:p>
          </table:table-cell>
          <table:table-cell table:formula="of:=[.A31]/1000/(60*60*24)" office:value-type="time" office:time-value="PT00H07M43.304S" calcext:value-type="time">
            <text:p>00:07:43</text:p>
          </table:table-cell>
          <table:table-cell office:value-type="float" office:value="1.34" calcext:value-type="float">
            <text:p>1.34</text:p>
          </table:table-cell>
          <table:table-cell office:value-type="float" office:value="265.5" calcext:value-type="float">
            <text:p>265.5</text:p>
          </table:table-cell>
          <table:table-cell office:value-type="float" office:value="356.45" calcext:value-type="float">
            <text:p>356.45</text:p>
          </table:table-cell>
          <table:table-cell office:value-type="float" office:value="34.48" calcext:value-type="float">
            <text:p>34.48</text:p>
          </table:table-cell>
          <table:table-cell office:value-type="float" office:value="46.72" calcext:value-type="float">
            <text:p>46.72</text:p>
          </table:table-cell>
        </table:table-row>
        <table:table-row table:style-name="ro1">
          <table:table-cell office:value-type="float" office:value="479304" calcext:value-type="float">
            <text:p>479304</text:p>
          </table:table-cell>
          <table:table-cell table:formula="of:=[.A32]/1000/(60*60*24)" office:value-type="time" office:time-value="PT00H07M59.304S" calcext:value-type="time">
            <text:p>00:07:59</text:p>
          </table:table-cell>
          <table:table-cell office:value-type="float" office:value="1.34" calcext:value-type="float">
            <text:p>1.34</text:p>
          </table:table-cell>
          <table:table-cell office:value-type="float" office:value="265.3" calcext:value-type="float">
            <text:p>265.3</text:p>
          </table:table-cell>
          <table:table-cell office:value-type="float" office:value="356.17" calcext:value-type="float">
            <text:p>356.17</text:p>
          </table:table-cell>
          <table:table-cell office:value-type="float" office:value="35.66" calcext:value-type="float">
            <text:p>35.66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495304" calcext:value-type="float">
            <text:p>495304</text:p>
          </table:table-cell>
          <table:table-cell table:formula="of:=[.A33]/1000/(60*60*24)" office:value-type="time" office:time-value="PT00H08M15.304S" calcext:value-type="time">
            <text:p>00:08:15</text:p>
          </table:table-cell>
          <table:table-cell office:value-type="float" office:value="1.34" calcext:value-type="float">
            <text:p>1.34</text:p>
          </table:table-cell>
          <table:table-cell office:value-type="float" office:value="265.2" calcext:value-type="float">
            <text:p>265.2</text:p>
          </table:table-cell>
          <table:table-cell office:value-type="float" office:value="356.04" calcext:value-type="float">
            <text:p>356.04</text:p>
          </table:table-cell>
          <table:table-cell office:value-type="float" office:value="36.84" calcext:value-type="float">
            <text:p>36.84</text:p>
          </table:table-cell>
          <table:table-cell office:value-type="float" office:value="49.88" calcext:value-type="float">
            <text:p>49.88</text:p>
          </table:table-cell>
        </table:table-row>
        <table:table-row table:style-name="ro1">
          <table:table-cell office:value-type="float" office:value="511304" calcext:value-type="float">
            <text:p>511304</text:p>
          </table:table-cell>
          <table:table-cell table:formula="of:=[.A34]/1000/(60*60*24)" office:value-type="time" office:time-value="PT00H08M31.304S" calcext:value-type="time">
            <text:p>00:08:31</text:p>
          </table:table-cell>
          <table:table-cell office:value-type="float" office:value="1.34" calcext:value-type="float">
            <text:p>1.34</text:p>
          </table:table-cell>
          <table:table-cell office:value-type="float" office:value="265" calcext:value-type="float">
            <text:p>265</text:p>
          </table:table-cell>
          <table:table-cell office:value-type="float" office:value="354.7" calcext:value-type="float">
            <text:p>354.7</text:p>
          </table:table-cell>
          <table:table-cell office:value-type="float" office:value="38.02" calcext:value-type="float">
            <text:p>38.02</text:p>
          </table:table-cell>
          <table:table-cell office:value-type="float" office:value="51.46" calcext:value-type="float">
            <text:p>51.46</text:p>
          </table:table-cell>
        </table:table-row>
        <table:table-row table:style-name="ro1">
          <table:table-cell office:value-type="float" office:value="527304" calcext:value-type="float">
            <text:p>527304</text:p>
          </table:table-cell>
          <table:table-cell table:formula="of:=[.A35]/1000/(60*60*24)" office:value-type="time" office:time-value="PT00H08M47.304S" calcext:value-type="time">
            <text:p>00:08:47</text:p>
          </table:table-cell>
          <table:table-cell office:value-type="float" office:value="1.34" calcext:value-type="float">
            <text:p>1.34</text:p>
          </table:table-cell>
          <table:table-cell office:value-type="float" office:value="264.9" calcext:value-type="float">
            <text:p>264.9</text:p>
          </table:table-cell>
          <table:table-cell office:value-type="float" office:value="354.57" calcext:value-type="float">
            <text:p>354.57</text:p>
          </table:table-cell>
          <table:table-cell office:value-type="float" office:value="39.2" calcext:value-type="float">
            <text:p>39.2</text:p>
          </table:table-cell>
          <table:table-cell office:value-type="float" office:value="53.04" calcext:value-type="float">
            <text:p>53.04</text:p>
          </table:table-cell>
        </table:table-row>
        <table:table-row table:style-name="ro1">
          <table:table-cell office:value-type="float" office:value="543304" calcext:value-type="float">
            <text:p>543304</text:p>
          </table:table-cell>
          <table:table-cell table:formula="of:=[.A36]/1000/(60*60*24)" office:value-type="time" office:time-value="PT00H09M03.304S" calcext:value-type="time">
            <text:p>00:09:03</text:p>
          </table:table-cell>
          <table:table-cell office:value-type="float" office:value="1.34" calcext:value-type="float">
            <text:p>1.34</text:p>
          </table:table-cell>
          <table:table-cell office:value-type="float" office:value="264.8" calcext:value-type="float">
            <text:p>264.8</text:p>
          </table:table-cell>
          <table:table-cell office:value-type="float" office:value="354.43" calcext:value-type="float">
            <text:p>354.43</text:p>
          </table:table-cell>
          <table:table-cell office:value-type="float" office:value="40.37" calcext:value-type="float">
            <text:p>40.37</text:p>
          </table:table-cell>
          <table:table-cell office:value-type="float" office:value="54.62" calcext:value-type="float">
            <text:p>54.62</text:p>
          </table:table-cell>
        </table:table-row>
        <table:table-row table:style-name="ro1">
          <table:table-cell office:value-type="float" office:value="559304" calcext:value-type="float">
            <text:p>559304</text:p>
          </table:table-cell>
          <table:table-cell table:formula="of:=[.A37]/1000/(60*60*24)" office:value-type="time" office:time-value="PT00H09M19.304S" calcext:value-type="time">
            <text:p>00:09:19</text:p>
          </table:table-cell>
          <table:table-cell office:value-type="float" office:value="1.34" calcext:value-type="float">
            <text:p>1.34</text:p>
          </table:table-cell>
          <table:table-cell office:value-type="float" office:value="264.7" calcext:value-type="float">
            <text:p>264.7</text:p>
          </table:table-cell>
          <table:table-cell office:value-type="float" office:value="354.29" calcext:value-type="float">
            <text:p>354.29</text:p>
          </table:table-cell>
          <table:table-cell office:value-type="float" office:value="41.55" calcext:value-type="float">
            <text:p>41.55</text:p>
          </table:table-cell>
          <table:table-cell office:value-type="float" office:value="56.19" calcext:value-type="float">
            <text:p>56.19</text:p>
          </table:table-cell>
        </table:table-row>
        <table:table-row table:style-name="ro1">
          <table:table-cell office:value-type="float" office:value="575304" calcext:value-type="float">
            <text:p>575304</text:p>
          </table:table-cell>
          <table:table-cell table:formula="of:=[.A38]/1000/(60*60*24)" office:value-type="time" office:time-value="PT00H09M35.304S" calcext:value-type="time">
            <text:p>00:09:35</text:p>
          </table:table-cell>
          <table:table-cell office:value-type="float" office:value="1.34" calcext:value-type="float">
            <text:p>1.34</text:p>
          </table:table-cell>
          <table:table-cell office:value-type="float" office:value="264.5" calcext:value-type="float">
            <text:p>264.5</text:p>
          </table:table-cell>
          <table:table-cell office:value-type="float" office:value="354.02" calcext:value-type="float">
            <text:p>354.02</text:p>
          </table:table-cell>
          <table:table-cell office:value-type="float" office:value="42.73" calcext:value-type="float">
            <text:p>42.73</text:p>
          </table:table-cell>
          <table:table-cell office:value-type="float" office:value="57.76" calcext:value-type="float">
            <text:p>57.76</text:p>
          </table:table-cell>
        </table:table-row>
        <table:table-row table:style-name="ro1">
          <table:table-cell office:value-type="float" office:value="591304" calcext:value-type="float">
            <text:p>591304</text:p>
          </table:table-cell>
          <table:table-cell table:formula="of:=[.A39]/1000/(60*60*24)" office:value-type="time" office:time-value="PT00H09M51.304S" calcext:value-type="time">
            <text:p>00:09:51</text:p>
          </table:table-cell>
          <table:table-cell office:value-type="float" office:value="1.34" calcext:value-type="float">
            <text:p>1.34</text:p>
          </table:table-cell>
          <table:table-cell office:value-type="float" office:value="264.4" calcext:value-type="float">
            <text:p>264.4</text:p>
          </table:table-cell>
          <table:table-cell office:value-type="float" office:value="353.88" calcext:value-type="float">
            <text:p>353.88</text:p>
          </table:table-cell>
          <table:table-cell office:value-type="float" office:value="43.9" calcext:value-type="float">
            <text:p>43.9</text:p>
          </table:table-cell>
          <table:table-cell office:value-type="float" office:value="59.33" calcext:value-type="float">
            <text:p>59.33</text:p>
          </table:table-cell>
        </table:table-row>
        <table:table-row table:style-name="ro1">
          <table:table-cell office:value-type="float" office:value="607304" calcext:value-type="float">
            <text:p>607304</text:p>
          </table:table-cell>
          <table:table-cell table:formula="of:=[.A40]/1000/(60*60*24)" office:value-type="time" office:time-value="PT00H10M07.304S" calcext:value-type="time">
            <text:p>00:10:07</text:p>
          </table:table-cell>
          <table:table-cell office:value-type="float" office:value="1.33" calcext:value-type="float">
            <text:p>1.33</text:p>
          </table:table-cell>
          <table:table-cell office:value-type="float" office:value="264.2" calcext:value-type="float">
            <text:p>264.2</text:p>
          </table:table-cell>
          <table:table-cell office:value-type="float" office:value="352.55" calcext:value-type="float">
            <text:p>352.55</text:p>
          </table:table-cell>
          <table:table-cell office:value-type="float" office:value="45.08" calcext:value-type="float">
            <text:p>45.08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623304" calcext:value-type="float">
            <text:p>623304</text:p>
          </table:table-cell>
          <table:table-cell table:formula="of:=[.A41]/1000/(60*60*24)" office:value-type="time" office:time-value="PT00H10M23.304S" calcext:value-type="time">
            <text:p>00:10:23</text:p>
          </table:table-cell>
          <table:table-cell office:value-type="float" office:value="1.33" calcext:value-type="float">
            <text:p>1.33</text:p>
          </table:table-cell>
          <table:table-cell office:value-type="float" office:value="264.1" calcext:value-type="float">
            <text:p>264.1</text:p>
          </table:table-cell>
          <table:table-cell office:value-type="float" office:value="352.42" calcext:value-type="float">
            <text:p>352.42</text:p>
          </table:table-cell>
          <table:table-cell office:value-type="float" office:value="46.25" calcext:value-type="float">
            <text:p>46.25</text:p>
          </table:table-cell>
          <table:table-cell office:value-type="float" office:value="62.47" calcext:value-type="float">
            <text:p>62.47</text:p>
          </table:table-cell>
        </table:table-row>
        <table:table-row table:style-name="ro1">
          <table:table-cell office:value-type="float" office:value="639304" calcext:value-type="float">
            <text:p>639304</text:p>
          </table:table-cell>
          <table:table-cell table:formula="of:=[.A42]/1000/(60*60*24)" office:value-type="time" office:time-value="PT00H10M39.304S" calcext:value-type="time">
            <text:p>00:10:39</text:p>
          </table:table-cell>
          <table:table-cell office:value-type="float" office:value="1.33" calcext:value-type="float">
            <text:p>1.33</text:p>
          </table:table-cell>
          <table:table-cell office:value-type="float" office:value="264" calcext:value-type="float">
            <text:p>264</text:p>
          </table:table-cell>
          <table:table-cell office:value-type="float" office:value="352.28" calcext:value-type="float">
            <text:p>352.28</text:p>
          </table:table-cell>
          <table:table-cell office:value-type="float" office:value="47.42" calcext:value-type="float">
            <text:p>47.42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655304" calcext:value-type="float">
            <text:p>655304</text:p>
          </table:table-cell>
          <table:table-cell table:formula="of:=[.A43]/1000/(60*60*24)" office:value-type="time" office:time-value="PT00H10M55.304S" calcext:value-type="time">
            <text:p>00:10:55</text:p>
          </table:table-cell>
          <table:table-cell office:value-type="float" office:value="1.33" calcext:value-type="float">
            <text:p>1.33</text:p>
          </table:table-cell>
          <table:table-cell office:value-type="float" office:value="263.8" calcext:value-type="float">
            <text:p>263.8</text:p>
          </table:table-cell>
          <table:table-cell office:value-type="float" office:value="352.01" calcext:value-type="float">
            <text:p>352.01</text:p>
          </table:table-cell>
          <table:table-cell office:value-type="float" office:value="48.6" calcext:value-type="float">
            <text:p>48.6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float" office:value="671304" calcext:value-type="float">
            <text:p>671304</text:p>
          </table:table-cell>
          <table:table-cell table:formula="of:=[.A44]/1000/(60*60*24)" office:value-type="time" office:time-value="PT00H11M11.304S" calcext:value-type="time">
            <text:p>00:11:11</text:p>
          </table:table-cell>
          <table:table-cell office:value-type="float" office:value="1.33" calcext:value-type="float">
            <text:p>1.33</text:p>
          </table:table-cell>
          <table:table-cell office:value-type="float" office:value="263.7" calcext:value-type="float">
            <text:p>263.7</text:p>
          </table:table-cell>
          <table:table-cell office:value-type="float" office:value="351.87" calcext:value-type="float">
            <text:p>351.87</text:p>
          </table:table-cell>
          <table:table-cell office:value-type="float" office:value="49.77" calcext:value-type="float">
            <text:p>49.77</text:p>
          </table:table-cell>
          <table:table-cell office:value-type="float" office:value="67.16" calcext:value-type="float">
            <text:p>67.16</text:p>
          </table:table-cell>
        </table:table-row>
        <table:table-row table:style-name="ro1">
          <table:table-cell office:value-type="float" office:value="687304" calcext:value-type="float">
            <text:p>687304</text:p>
          </table:table-cell>
          <table:table-cell table:formula="of:=[.A45]/1000/(60*60*24)" office:value-type="time" office:time-value="PT00H11M27.304S" calcext:value-type="time">
            <text:p>00:11:27</text:p>
          </table:table-cell>
          <table:table-cell office:value-type="float" office:value="1.33" calcext:value-type="float">
            <text:p>1.33</text:p>
          </table:table-cell>
          <table:table-cell office:value-type="float" office:value="263.5" calcext:value-type="float">
            <text:p>263.5</text:p>
          </table:table-cell>
          <table:table-cell office:value-type="float" office:value="350.55" calcext:value-type="float">
            <text:p>350.55</text:p>
          </table:table-cell>
          <table:table-cell office:value-type="float" office:value="50.94" calcext:value-type="float">
            <text:p>50.94</text:p>
          </table:table-cell>
          <table:table-cell office:value-type="float" office:value="68.73" calcext:value-type="float">
            <text:p>68.73</text:p>
          </table:table-cell>
        </table:table-row>
        <table:table-row table:style-name="ro1">
          <table:table-cell office:value-type="float" office:value="703304" calcext:value-type="float">
            <text:p>703304</text:p>
          </table:table-cell>
          <table:table-cell table:formula="of:=[.A46]/1000/(60*60*24)" office:value-type="time" office:time-value="PT00H11M43.304S" calcext:value-type="time">
            <text:p>00:11:43</text:p>
          </table:table-cell>
          <table:table-cell office:value-type="float" office:value="1.33" calcext:value-type="float">
            <text:p>1.33</text:p>
          </table:table-cell>
          <table:table-cell office:value-type="float" office:value="263.5" calcext:value-type="float">
            <text:p>263.5</text:p>
          </table:table-cell>
          <table:table-cell office:value-type="float" office:value="350.55" calcext:value-type="float">
            <text:p>350.55</text:p>
          </table:table-cell>
          <table:table-cell office:value-type="float" office:value="52.11" calcext:value-type="float">
            <text:p>52.11</text:p>
          </table:table-cell>
          <table:table-cell office:value-type="float" office:value="70.29" calcext:value-type="float">
            <text:p>70.29</text:p>
          </table:table-cell>
        </table:table-row>
        <table:table-row table:style-name="ro1">
          <table:table-cell office:value-type="float" office:value="719304" calcext:value-type="float">
            <text:p>719304</text:p>
          </table:table-cell>
          <table:table-cell table:formula="of:=[.A47]/1000/(60*60*24)" office:value-type="time" office:time-value="PT00H11M59.304S" calcext:value-type="time">
            <text:p>00:11:59</text:p>
          </table:table-cell>
          <table:table-cell office:value-type="float" office:value="1.33" calcext:value-type="float">
            <text:p>1.33</text:p>
          </table:table-cell>
          <table:table-cell office:value-type="float" office:value="263.3" calcext:value-type="float">
            <text:p>263.3</text:p>
          </table:table-cell>
          <table:table-cell office:value-type="float" office:value="350.28" calcext:value-type="float">
            <text:p>350.28</text:p>
          </table:table-cell>
          <table:table-cell office:value-type="float" office:value="53.28" calcext:value-type="float">
            <text:p>53.28</text:p>
          </table:table-cell>
          <table:table-cell office:value-type="float" office:value="71.84" calcext:value-type="float">
            <text:p>71.84</text:p>
          </table:table-cell>
        </table:table-row>
        <table:table-row table:style-name="ro1">
          <table:table-cell office:value-type="float" office:value="735304" calcext:value-type="float">
            <text:p>735304</text:p>
          </table:table-cell>
          <table:table-cell table:formula="of:=[.A48]/1000/(60*60*24)" office:value-type="time" office:time-value="PT00H12M15.304S" calcext:value-type="time">
            <text:p>00:12:15</text:p>
          </table:table-cell>
          <table:table-cell office:value-type="float" office:value="1.33" calcext:value-type="float">
            <text:p>1.33</text:p>
          </table:table-cell>
          <table:table-cell office:value-type="float" office:value="263.2" calcext:value-type="float">
            <text:p>263.2</text:p>
          </table:table-cell>
          <table:table-cell office:value-type="float" office:value="350.14" calcext:value-type="float">
            <text:p>350.14</text:p>
          </table:table-cell>
          <table:table-cell office:value-type="float" office:value="54.45" calcext:value-type="float">
            <text:p>54.45</text:p>
          </table:table-cell>
          <table:table-cell office:value-type="float" office:value="73.4" calcext:value-type="float">
            <text:p>73.4</text:p>
          </table:table-cell>
        </table:table-row>
        <table:table-row table:style-name="ro1">
          <table:table-cell office:value-type="float" office:value="751304" calcext:value-type="float">
            <text:p>751304</text:p>
          </table:table-cell>
          <table:table-cell table:formula="of:=[.A49]/1000/(60*60*24)" office:value-type="time" office:time-value="PT00H12M31.304S" calcext:value-type="time">
            <text:p>00:12:31</text:p>
          </table:table-cell>
          <table:table-cell office:value-type="float" office:value="1.33" calcext:value-type="float">
            <text:p>1.33</text:p>
          </table:table-cell>
          <table:table-cell office:value-type="float" office:value="263.1" calcext:value-type="float">
            <text:p>263.1</text:p>
          </table:table-cell>
          <table:table-cell office:value-type="float" office:value="350" calcext:value-type="float">
            <text:p>350</text:p>
          </table:table-cell>
          <table:table-cell office:value-type="float" office:value="55.62" calcext:value-type="float">
            <text:p>55.62</text:p>
          </table:table-cell>
          <table:table-cell office:value-type="float" office:value="74.96" calcext:value-type="float">
            <text:p>74.96</text:p>
          </table:table-cell>
        </table:table-row>
        <table:table-row table:style-name="ro1">
          <table:table-cell office:value-type="float" office:value="767304" calcext:value-type="float">
            <text:p>767304</text:p>
          </table:table-cell>
          <table:table-cell table:formula="of:=[.A50]/1000/(60*60*24)" office:value-type="time" office:time-value="PT00H12M47.304S" calcext:value-type="time">
            <text:p>00:12:47</text:p>
          </table:table-cell>
          <table:table-cell office:value-type="float" office:value="1.33" calcext:value-type="float">
            <text:p>1.33</text:p>
          </table:table-cell>
          <table:table-cell office:value-type="float" office:value="263" calcext:value-type="float">
            <text:p>263</text:p>
          </table:table-cell>
          <table:table-cell office:value-type="float" office:value="349.87" calcext:value-type="float">
            <text:p>349.87</text:p>
          </table:table-cell>
          <table:table-cell office:value-type="float" office:value="56.79" calcext:value-type="float">
            <text:p>56.79</text:p>
          </table:table-cell>
          <table:table-cell office:value-type="float" office:value="76.51" calcext:value-type="float">
            <text:p>76.51</text:p>
          </table:table-cell>
        </table:table-row>
        <table:table-row table:style-name="ro1">
          <table:table-cell office:value-type="float" office:value="783304" calcext:value-type="float">
            <text:p>783304</text:p>
          </table:table-cell>
          <table:table-cell table:formula="of:=[.A51]/1000/(60*60*24)" office:value-type="time" office:time-value="PT00H13M03.304S" calcext:value-type="time">
            <text:p>00:13:03</text:p>
          </table:table-cell>
          <table:table-cell office:value-type="float" office:value="1.33" calcext:value-type="float">
            <text:p>1.33</text:p>
          </table:table-cell>
          <table:table-cell office:value-type="float" office:value="262.9" calcext:value-type="float">
            <text:p>262.9</text:p>
          </table:table-cell>
          <table:table-cell office:value-type="float" office:value="349.73" calcext:value-type="float">
            <text:p>349.73</text:p>
          </table:table-cell>
          <table:table-cell office:value-type="float" office:value="57.96" calcext:value-type="float">
            <text:p>57.96</text:p>
          </table:table-cell>
          <table:table-cell office:value-type="float" office:value="78.06" calcext:value-type="float">
            <text:p>78.06</text:p>
          </table:table-cell>
        </table:table-row>
        <table:table-row table:style-name="ro1">
          <table:table-cell office:value-type="float" office:value="799304" calcext:value-type="float">
            <text:p>799304</text:p>
          </table:table-cell>
          <table:table-cell table:formula="of:=[.A52]/1000/(60*60*24)" office:value-type="time" office:time-value="PT00H13M19.304S" calcext:value-type="time">
            <text:p>00:13:19</text:p>
          </table:table-cell>
          <table:table-cell office:value-type="float" office:value="1.33" calcext:value-type="float">
            <text:p>1.33</text:p>
          </table:table-cell>
          <table:table-cell office:value-type="float" office:value="262.7" calcext:value-type="float">
            <text:p>262.7</text:p>
          </table:table-cell>
          <table:table-cell office:value-type="float" office:value="349.46" calcext:value-type="float">
            <text:p>349.46</text:p>
          </table:table-cell>
          <table:table-cell office:value-type="float" office:value="59.13" calcext:value-type="float">
            <text:p>59.13</text:p>
          </table:table-cell>
          <table:table-cell office:value-type="float" office:value="79.62" calcext:value-type="float">
            <text:p>79.62</text:p>
          </table:table-cell>
        </table:table-row>
        <table:table-row table:style-name="ro1">
          <table:table-cell office:value-type="float" office:value="815304" calcext:value-type="float">
            <text:p>815304</text:p>
          </table:table-cell>
          <table:table-cell table:formula="of:=[.A53]/1000/(60*60*24)" office:value-type="time" office:time-value="PT00H13M35.304S" calcext:value-type="time">
            <text:p>00:13:35</text:p>
          </table:table-cell>
          <table:table-cell office:value-type="float" office:value="1.33" calcext:value-type="float">
            <text:p>1.33</text:p>
          </table:table-cell>
          <table:table-cell office:value-type="float" office:value="262.6" calcext:value-type="float">
            <text:p>262.6</text:p>
          </table:table-cell>
          <table:table-cell office:value-type="float" office:value="348.28" calcext:value-type="float">
            <text:p>348.28</text:p>
          </table:table-cell>
          <table:table-cell office:value-type="float" office:value="60.29" calcext:value-type="float">
            <text:p>60.29</text:p>
          </table:table-cell>
          <table:table-cell office:value-type="float" office:value="81.17" calcext:value-type="float">
            <text:p>81.17</text:p>
          </table:table-cell>
        </table:table-row>
        <table:table-row table:style-name="ro1">
          <table:table-cell office:value-type="float" office:value="831304" calcext:value-type="float">
            <text:p>831304</text:p>
          </table:table-cell>
          <table:table-cell table:formula="of:=[.A54]/1000/(60*60*24)" office:value-type="time" office:time-value="PT00H13M51.304S" calcext:value-type="time">
            <text:p>00:13:51</text:p>
          </table:table-cell>
          <table:table-cell office:value-type="float" office:value="1.33" calcext:value-type="float">
            <text:p>1.33</text:p>
          </table:table-cell>
          <table:table-cell office:value-type="float" office:value="262.4" calcext:value-type="float">
            <text:p>262.4</text:p>
          </table:table-cell>
          <table:table-cell office:value-type="float" office:value="348.01" calcext:value-type="float">
            <text:p>348.01</text:p>
          </table:table-cell>
          <table:table-cell office:value-type="float" office:value="61.46" calcext:value-type="float">
            <text:p>61.46</text:p>
          </table:table-cell>
          <table:table-cell office:value-type="float" office:value="82.71" calcext:value-type="float">
            <text:p>82.71</text:p>
          </table:table-cell>
        </table:table-row>
        <table:table-row table:style-name="ro1">
          <table:table-cell office:value-type="float" office:value="847304" calcext:value-type="float">
            <text:p>847304</text:p>
          </table:table-cell>
          <table:table-cell table:formula="of:=[.A55]/1000/(60*60*24)" office:value-type="time" office:time-value="PT00H14M07.304S" calcext:value-type="time">
            <text:p>00:14:07</text:p>
          </table:table-cell>
          <table:table-cell office:value-type="float" office:value="1.33" calcext:value-type="float">
            <text:p>1.33</text:p>
          </table:table-cell>
          <table:table-cell office:value-type="float" office:value="262.3" calcext:value-type="float">
            <text:p>262.3</text:p>
          </table:table-cell>
          <table:table-cell office:value-type="float" office:value="347.87" calcext:value-type="float">
            <text:p>347.87</text:p>
          </table:table-cell>
          <table:table-cell office:value-type="float" office:value="62.63" calcext:value-type="float">
            <text:p>62.63</text:p>
          </table:table-cell>
          <table:table-cell office:value-type="float" office:value="84.26" calcext:value-type="float">
            <text:p>84.26</text:p>
          </table:table-cell>
        </table:table-row>
        <table:table-row table:style-name="ro1">
          <table:table-cell office:value-type="float" office:value="863304" calcext:value-type="float">
            <text:p>863304</text:p>
          </table:table-cell>
          <table:table-cell table:formula="of:=[.A56]/1000/(60*60*24)" office:value-type="time" office:time-value="PT00H14M23.304S" calcext:value-type="time">
            <text:p>00:14:23</text:p>
          </table:table-cell>
          <table:table-cell office:value-type="float" office:value="1.33" calcext:value-type="float">
            <text:p>1.33</text:p>
          </table:table-cell>
          <table:table-cell office:value-type="float" office:value="262.2" calcext:value-type="float">
            <text:p>262.2</text:p>
          </table:table-cell>
          <table:table-cell office:value-type="float" office:value="347.73" calcext:value-type="float">
            <text:p>347.73</text:p>
          </table:table-cell>
          <table:table-cell office:value-type="float" office:value="63.79" calcext:value-type="float">
            <text:p>63.79</text:p>
          </table:table-cell>
          <table:table-cell office:value-type="float" office:value="85.81" calcext:value-type="float">
            <text:p>85.81</text:p>
          </table:table-cell>
        </table:table-row>
        <table:table-row table:style-name="ro1">
          <table:table-cell office:value-type="float" office:value="879304" calcext:value-type="float">
            <text:p>879304</text:p>
          </table:table-cell>
          <table:table-cell table:formula="of:=[.A57]/1000/(60*60*24)" office:value-type="time" office:time-value="PT00H14M39.304S" calcext:value-type="time">
            <text:p>00:14:39</text:p>
          </table:table-cell>
          <table:table-cell office:value-type="float" office:value="1.33" calcext:value-type="float">
            <text:p>1.33</text:p>
          </table:table-cell>
          <table:table-cell office:value-type="float" office:value="262.1" calcext:value-type="float">
            <text:p>262.1</text:p>
          </table:table-cell>
          <table:table-cell office:value-type="float" office:value="347.6" calcext:value-type="float">
            <text:p>347.6</text:p>
          </table:table-cell>
          <table:table-cell office:value-type="float" office:value="64.96" calcext:value-type="float">
            <text:p>64.96</text:p>
          </table:table-cell>
          <table:table-cell office:value-type="float" office:value="87.35" calcext:value-type="float">
            <text:p>87.35</text:p>
          </table:table-cell>
        </table:table-row>
        <table:table-row table:style-name="ro1">
          <table:table-cell office:value-type="float" office:value="895304" calcext:value-type="float">
            <text:p>895304</text:p>
          </table:table-cell>
          <table:table-cell table:formula="of:=[.A58]/1000/(60*60*24)" office:value-type="time" office:time-value="PT00H14M55.304S" calcext:value-type="time">
            <text:p>00:14:55</text:p>
          </table:table-cell>
          <table:table-cell office:value-type="float" office:value="1.33" calcext:value-type="float">
            <text:p>1.33</text:p>
          </table:table-cell>
          <table:table-cell office:value-type="float" office:value="262" calcext:value-type="float">
            <text:p>262</text:p>
          </table:table-cell>
          <table:table-cell office:value-type="float" office:value="347.46" calcext:value-type="float">
            <text:p>347.46</text:p>
          </table:table-cell>
          <table:table-cell office:value-type="float" office:value="66.12" calcext:value-type="float">
            <text:p>66.12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float" office:value="911304" calcext:value-type="float">
            <text:p>911304</text:p>
          </table:table-cell>
          <table:table-cell table:formula="of:=[.A59]/1000/(60*60*24)" office:value-type="time" office:time-value="PT00H15M11.304S" calcext:value-type="time">
            <text:p>00:15:11</text:p>
          </table:table-cell>
          <table:table-cell office:value-type="float" office:value="1.32" calcext:value-type="float">
            <text:p>1.32</text:p>
          </table:table-cell>
          <table:table-cell office:value-type="float" office:value="261.9" calcext:value-type="float">
            <text:p>261.9</text:p>
          </table:table-cell>
          <table:table-cell office:value-type="float" office:value="346.28" calcext:value-type="float">
            <text:p>346.28</text:p>
          </table:table-cell>
          <table:table-cell office:value-type="float" office:value="67.29" calcext:value-type="float">
            <text:p>67.29</text:p>
          </table:table-cell>
          <table:table-cell office:value-type="float" office:value="90.44" calcext:value-type="float">
            <text:p>90.44</text:p>
          </table:table-cell>
        </table:table-row>
        <table:table-row table:style-name="ro1">
          <table:table-cell office:value-type="float" office:value="927304" calcext:value-type="float">
            <text:p>927304</text:p>
          </table:table-cell>
          <table:table-cell table:formula="of:=[.A60]/1000/(60*60*24)" office:value-type="time" office:time-value="PT00H15M27.304S" calcext:value-type="time">
            <text:p>00:15:27</text:p>
          </table:table-cell>
          <table:table-cell office:value-type="float" office:value="1.32" calcext:value-type="float">
            <text:p>1.32</text:p>
          </table:table-cell>
          <table:table-cell office:value-type="float" office:value="261.7" calcext:value-type="float">
            <text:p>261.7</text:p>
          </table:table-cell>
          <table:table-cell office:value-type="float" office:value="346.01" calcext:value-type="float">
            <text:p>346.01</text:p>
          </table:table-cell>
          <table:table-cell office:value-type="float" office:value="68.45" calcext:value-type="float">
            <text:p>68.45</text:p>
          </table:table-cell>
          <table:table-cell office:value-type="float" office:value="91.97" calcext:value-type="float">
            <text:p>91.97</text:p>
          </table:table-cell>
        </table:table-row>
        <table:table-row table:style-name="ro1">
          <table:table-cell office:value-type="float" office:value="943304" calcext:value-type="float">
            <text:p>943304</text:p>
          </table:table-cell>
          <table:table-cell table:formula="of:=[.A61]/1000/(60*60*24)" office:value-type="time" office:time-value="PT00H15M43.304S" calcext:value-type="time">
            <text:p>00:15:43</text:p>
          </table:table-cell>
          <table:table-cell office:value-type="float" office:value="1.32" calcext:value-type="float">
            <text:p>1.32</text:p>
          </table:table-cell>
          <table:table-cell office:value-type="float" office:value="261.6" calcext:value-type="float">
            <text:p>261.6</text:p>
          </table:table-cell>
          <table:table-cell office:value-type="float" office:value="345.88" calcext:value-type="float">
            <text:p>345.88</text:p>
          </table:table-cell>
          <table:table-cell office:value-type="float" office:value="69.61" calcext:value-type="float">
            <text:p>69.61</text:p>
          </table:table-cell>
          <table:table-cell office:value-type="float" office:value="93.51" calcext:value-type="float">
            <text:p>93.51</text:p>
          </table:table-cell>
        </table:table-row>
        <table:table-row table:style-name="ro1">
          <table:table-cell office:value-type="float" office:value="959304" calcext:value-type="float">
            <text:p>959304</text:p>
          </table:table-cell>
          <table:table-cell table:formula="of:=[.A62]/1000/(60*60*24)" office:value-type="time" office:time-value="PT00H15M59.304S" calcext:value-type="time">
            <text:p>00:15:59</text:p>
          </table:table-cell>
          <table:table-cell office:value-type="float" office:value="1.32" calcext:value-type="float">
            <text:p>1.32</text:p>
          </table:table-cell>
          <table:table-cell office:value-type="float" office:value="261.6" calcext:value-type="float">
            <text:p>261.6</text:p>
          </table:table-cell>
          <table:table-cell office:value-type="float" office:value="345.87" calcext:value-type="float">
            <text:p>345.87</text:p>
          </table:table-cell>
          <table:table-cell office:value-type="float" office:value="70.78" calcext:value-type="float">
            <text:p>70.78</text:p>
          </table:table-cell>
          <table:table-cell office:value-type="float" office:value="95.05" calcext:value-type="float">
            <text:p>95.05</text:p>
          </table:table-cell>
        </table:table-row>
        <table:table-row table:style-name="ro1">
          <table:table-cell office:value-type="float" office:value="975303" calcext:value-type="float">
            <text:p>975303</text:p>
          </table:table-cell>
          <table:table-cell table:formula="of:=[.A63]/1000/(60*60*24)" office:value-type="time" office:time-value="PT00H16M15.303S" calcext:value-type="time">
            <text:p>00:16:15</text:p>
          </table:table-cell>
          <table:table-cell office:value-type="float" office:value="1.32" calcext:value-type="float">
            <text:p>1.32</text:p>
          </table:table-cell>
          <table:table-cell office:value-type="float" office:value="261.4" calcext:value-type="float">
            <text:p>261.4</text:p>
          </table:table-cell>
          <table:table-cell office:value-type="float" office:value="345.61" calcext:value-type="float">
            <text:p>345.61</text:p>
          </table:table-cell>
          <table:table-cell office:value-type="float" office:value="71.94" calcext:value-type="float">
            <text:p>71.94</text:p>
          </table:table-cell>
          <table:table-cell office:value-type="float" office:value="96.59" calcext:value-type="float">
            <text:p>96.59</text:p>
          </table:table-cell>
        </table:table-row>
        <table:table-row table:style-name="ro1">
          <table:table-cell office:value-type="float" office:value="991304" calcext:value-type="float">
            <text:p>991304</text:p>
          </table:table-cell>
          <table:table-cell table:formula="of:=[.A64]/1000/(60*60*24)" office:value-type="time" office:time-value="PT00H16M31.304S" calcext:value-type="time">
            <text:p>00:16:31</text:p>
          </table:table-cell>
          <table:table-cell office:value-type="float" office:value="1.32" calcext:value-type="float">
            <text:p>1.32</text:p>
          </table:table-cell>
          <table:table-cell office:value-type="float" office:value="261.3" calcext:value-type="float">
            <text:p>261.3</text:p>
          </table:table-cell>
          <table:table-cell office:value-type="float" office:value="345.47" calcext:value-type="float">
            <text:p>345.47</text:p>
          </table:table-cell>
          <table:table-cell office:value-type="float" office:value="73.1" calcext:value-type="float">
            <text:p>73.1</text:p>
          </table:table-cell>
          <table:table-cell office:value-type="float" office:value="98.12" calcext:value-type="float">
            <text:p>98.12</text:p>
          </table:table-cell>
        </table:table-row>
        <table:table-row table:style-name="ro1">
          <table:table-cell office:value-type="float" office:value="1007304" calcext:value-type="float">
            <text:p>1007304</text:p>
          </table:table-cell>
          <table:table-cell table:formula="of:=[.A65]/1000/(60*60*24)" office:value-type="time" office:time-value="PT00H16M47.304S" calcext:value-type="time">
            <text:p>00:16:47</text:p>
          </table:table-cell>
          <table:table-cell office:value-type="float" office:value="1.32" calcext:value-type="float">
            <text:p>1.32</text:p>
          </table:table-cell>
          <table:table-cell office:value-type="float" office:value="261.2" calcext:value-type="float">
            <text:p>261.2</text:p>
          </table:table-cell>
          <table:table-cell office:value-type="float" office:value="344.29" calcext:value-type="float">
            <text:p>344.29</text:p>
          </table:table-cell>
          <table:table-cell office:value-type="float" office:value="74.26" calcext:value-type="float">
            <text:p>74.26</text:p>
          </table:table-cell>
          <table:table-cell office:value-type="float" office:value="99.65" calcext:value-type="float">
            <text:p>99.65</text:p>
          </table:table-cell>
        </table:table-row>
        <table:table-row table:style-name="ro1">
          <table:table-cell office:value-type="float" office:value="1023304" calcext:value-type="float">
            <text:p>1023304</text:p>
          </table:table-cell>
          <table:table-cell table:formula="of:=[.A66]/1000/(60*60*24)" office:value-type="time" office:time-value="PT00H17M03.304S" calcext:value-type="time">
            <text:p>00:17:03</text:p>
          </table:table-cell>
          <table:table-cell office:value-type="float" office:value="1.32" calcext:value-type="float">
            <text:p>1.32</text:p>
          </table:table-cell>
          <table:table-cell office:value-type="float" office:value="261.1" calcext:value-type="float">
            <text:p>261.1</text:p>
          </table:table-cell>
          <table:table-cell office:value-type="float" office:value="344.16" calcext:value-type="float">
            <text:p>344.16</text:p>
          </table:table-cell>
          <table:table-cell office:value-type="float" office:value="75.42" calcext:value-type="float">
            <text:p>75.42</text:p>
          </table:table-cell>
          <table:table-cell office:value-type="float" office:value="101.19" calcext:value-type="float">
            <text:p>101.19</text:p>
          </table:table-cell>
        </table:table-row>
        <table:table-row table:style-name="ro1">
          <table:table-cell office:value-type="float" office:value="1039304" calcext:value-type="float">
            <text:p>1039304</text:p>
          </table:table-cell>
          <table:table-cell table:formula="of:=[.A67]/1000/(60*60*24)" office:value-type="time" office:time-value="PT00H17M19.304S" calcext:value-type="time">
            <text:p>00:17:19</text:p>
          </table:table-cell>
          <table:table-cell office:value-type="float" office:value="1.32" calcext:value-type="float">
            <text:p>1.32</text:p>
          </table:table-cell>
          <table:table-cell office:value-type="float" office:value="261" calcext:value-type="float">
            <text:p>261</text:p>
          </table:table-cell>
          <table:table-cell office:value-type="float" office:value="344.02" calcext:value-type="float">
            <text:p>344.02</text:p>
          </table:table-cell>
          <table:table-cell office:value-type="float" office:value="76.58" calcext:value-type="float">
            <text:p>76.58</text:p>
          </table:table-cell>
          <table:table-cell office:value-type="float" office:value="102.72" calcext:value-type="float">
            <text:p>102.72</text:p>
          </table:table-cell>
        </table:table-row>
        <table:table-row table:style-name="ro1">
          <table:table-cell office:value-type="float" office:value="1055304" calcext:value-type="float">
            <text:p>1055304</text:p>
          </table:table-cell>
          <table:table-cell table:formula="of:=[.A68]/1000/(60*60*24)" office:value-type="time" office:time-value="PT00H17M35.304S" calcext:value-type="time">
            <text:p>00:17:35</text:p>
          </table:table-cell>
          <table:table-cell office:value-type="float" office:value="1.32" calcext:value-type="float">
            <text:p>1.32</text:p>
          </table:table-cell>
          <table:table-cell office:value-type="float" office:value="260.8" calcext:value-type="float">
            <text:p>260.8</text:p>
          </table:table-cell>
          <table:table-cell office:value-type="float" office:value="343.76" calcext:value-type="float">
            <text:p>343.76</text:p>
          </table:table-cell>
          <table:table-cell office:value-type="float" office:value="77.74" calcext:value-type="float">
            <text:p>77.74</text:p>
          </table:table-cell>
          <table:table-cell office:value-type="float" office:value="104.25" calcext:value-type="float">
            <text:p>104.25</text:p>
          </table:table-cell>
        </table:table-row>
        <table:table-row table:style-name="ro1">
          <table:table-cell office:value-type="float" office:value="1071304" calcext:value-type="float">
            <text:p>1071304</text:p>
          </table:table-cell>
          <table:table-cell table:formula="of:=[.A69]/1000/(60*60*24)" office:value-type="time" office:time-value="PT00H17M51.304S" calcext:value-type="time">
            <text:p>00:17:51</text:p>
          </table:table-cell>
          <table:table-cell office:value-type="float" office:value="1.32" calcext:value-type="float">
            <text:p>1.32</text:p>
          </table:table-cell>
          <table:table-cell office:value-type="float" office:value="260.7" calcext:value-type="float">
            <text:p>260.7</text:p>
          </table:table-cell>
          <table:table-cell office:value-type="float" office:value="343.62" calcext:value-type="float">
            <text:p>343.62</text:p>
          </table:table-cell>
          <table:table-cell office:value-type="float" office:value="78.9" calcext:value-type="float">
            <text:p>78.9</text:p>
          </table:table-cell>
          <table:table-cell office:value-type="float" office:value="105.77" calcext:value-type="float">
            <text:p>105.77</text:p>
          </table:table-cell>
        </table:table-row>
        <table:table-row table:style-name="ro1">
          <table:table-cell office:value-type="float" office:value="1087304" calcext:value-type="float">
            <text:p>1087304</text:p>
          </table:table-cell>
          <table:table-cell table:formula="of:=[.A70]/1000/(60*60*24)" office:value-type="time" office:time-value="PT00H18M07.304S" calcext:value-type="time">
            <text:p>00:18:07</text:p>
          </table:table-cell>
          <table:table-cell office:value-type="float" office:value="1.32" calcext:value-type="float">
            <text:p>1.32</text:p>
          </table:table-cell>
          <table:table-cell office:value-type="float" office:value="260.7" calcext:value-type="float">
            <text:p>260.7</text:p>
          </table:table-cell>
          <table:table-cell office:value-type="float" office:value="343.62" calcext:value-type="float">
            <text:p>343.62</text:p>
          </table:table-cell>
          <table:table-cell office:value-type="float" office:value="80.06" calcext:value-type="float">
            <text:p>80.06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1103304" calcext:value-type="float">
            <text:p>1103304</text:p>
          </table:table-cell>
          <table:table-cell table:formula="of:=[.A71]/1000/(60*60*24)" office:value-type="time" office:time-value="PT00H18M23.304S" calcext:value-type="time">
            <text:p>00:18:23</text:p>
          </table:table-cell>
          <table:table-cell office:value-type="float" office:value="1.32" calcext:value-type="float">
            <text:p>1.32</text:p>
          </table:table-cell>
          <table:table-cell office:value-type="float" office:value="260.6" calcext:value-type="float">
            <text:p>260.6</text:p>
          </table:table-cell>
          <table:table-cell office:value-type="float" office:value="343.49" calcext:value-type="float">
            <text:p>343.49</text:p>
          </table:table-cell>
          <table:table-cell office:value-type="float" office:value="81.22" calcext:value-type="float">
            <text:p>81.22</text:p>
          </table:table-cell>
          <table:table-cell office:value-type="float" office:value="108.83" calcext:value-type="float">
            <text:p>108.83</text:p>
          </table:table-cell>
        </table:table-row>
        <table:table-row table:style-name="ro1">
          <table:table-cell office:value-type="float" office:value="1119304" calcext:value-type="float">
            <text:p>1119304</text:p>
          </table:table-cell>
          <table:table-cell table:formula="of:=[.A72]/1000/(60*60*24)" office:value-type="time" office:time-value="PT00H18M39.304S" calcext:value-type="time">
            <text:p>00:18:39</text:p>
          </table:table-cell>
          <table:table-cell office:value-type="float" office:value="1.31" calcext:value-type="float">
            <text:p>1.31</text:p>
          </table:table-cell>
          <table:table-cell office:value-type="float" office:value="260.4" calcext:value-type="float">
            <text:p>260.4</text:p>
          </table:table-cell>
          <table:table-cell office:value-type="float" office:value="342.18" calcext:value-type="float">
            <text:p>342.18</text:p>
          </table:table-cell>
          <table:table-cell office:value-type="float" office:value="82.38" calcext:value-type="float">
            <text:p>82.38</text:p>
          </table:table-cell>
          <table:table-cell office:value-type="float" office:value="110.35" calcext:value-type="float">
            <text:p>110.35</text:p>
          </table:table-cell>
        </table:table-row>
        <table:table-row table:style-name="ro1">
          <table:table-cell office:value-type="float" office:value="1135304" calcext:value-type="float">
            <text:p>1135304</text:p>
          </table:table-cell>
          <table:table-cell table:formula="of:=[.A73]/1000/(60*60*24)" office:value-type="time" office:time-value="PT00H18M55.304S" calcext:value-type="time">
            <text:p>00:18:55</text:p>
          </table:table-cell>
          <table:table-cell office:value-type="float" office:value="1.31" calcext:value-type="float">
            <text:p>1.31</text:p>
          </table:table-cell>
          <table:table-cell office:value-type="float" office:value="260.4" calcext:value-type="float">
            <text:p>260.4</text:p>
          </table:table-cell>
          <table:table-cell office:value-type="float" office:value="342.17" calcext:value-type="float">
            <text:p>342.17</text:p>
          </table:table-cell>
          <table:table-cell office:value-type="float" office:value="83.53" calcext:value-type="float">
            <text:p>83.53</text:p>
          </table:table-cell>
          <table:table-cell office:value-type="float" office:value="111.87" calcext:value-type="float">
            <text:p>111.87</text:p>
          </table:table-cell>
        </table:table-row>
        <table:table-row table:style-name="ro1">
          <table:table-cell office:value-type="float" office:value="1151304" calcext:value-type="float">
            <text:p>1151304</text:p>
          </table:table-cell>
          <table:table-cell table:formula="of:=[.A74]/1000/(60*60*24)" office:value-type="time" office:time-value="PT00H19M11.304S" calcext:value-type="time">
            <text:p>00:19:11</text:p>
          </table:table-cell>
          <table:table-cell office:value-type="float" office:value="1.31" calcext:value-type="float">
            <text:p>1.31</text:p>
          </table:table-cell>
          <table:table-cell office:value-type="float" office:value="260.3" calcext:value-type="float">
            <text:p>260.3</text:p>
          </table:table-cell>
          <table:table-cell office:value-type="float" office:value="342.04" calcext:value-type="float">
            <text:p>342.04</text:p>
          </table:table-cell>
          <table:table-cell office:value-type="float" office:value="84.69" calcext:value-type="float">
            <text:p>84.69</text:p>
          </table:table-cell>
          <table:table-cell office:value-type="float" office:value="113.39" calcext:value-type="float">
            <text:p>113.39</text:p>
          </table:table-cell>
        </table:table-row>
        <table:table-row table:style-name="ro1">
          <table:table-cell office:value-type="float" office:value="1167304" calcext:value-type="float">
            <text:p>1167304</text:p>
          </table:table-cell>
          <table:table-cell table:formula="of:=[.A75]/1000/(60*60*24)" office:value-type="time" office:time-value="PT00H19M27.304S" calcext:value-type="time">
            <text:p>00:19:27</text:p>
          </table:table-cell>
          <table:table-cell office:value-type="float" office:value="1.31" calcext:value-type="float">
            <text:p>1.31</text:p>
          </table:table-cell>
          <table:table-cell office:value-type="float" office:value="260.1" calcext:value-type="float">
            <text:p>260.1</text:p>
          </table:table-cell>
          <table:table-cell office:value-type="float" office:value="341.77" calcext:value-type="float">
            <text:p>341.77</text:p>
          </table:table-cell>
          <table:table-cell office:value-type="float" office:value="85.85" calcext:value-type="float">
            <text:p>85.85</text:p>
          </table:table-cell>
          <table:table-cell office:value-type="float" office:value="114.91" calcext:value-type="float">
            <text:p>114.91</text:p>
          </table:table-cell>
        </table:table-row>
        <table:table-row table:style-name="ro1">
          <table:table-cell office:value-type="float" office:value="1183304" calcext:value-type="float">
            <text:p>1183304</text:p>
          </table:table-cell>
          <table:table-cell table:formula="of:=[.A76]/1000/(60*60*24)" office:value-type="time" office:time-value="PT00H19M43.304S" calcext:value-type="time">
            <text:p>00:19:43</text:p>
          </table:table-cell>
          <table:table-cell office:value-type="float" office:value="1.31" calcext:value-type="float">
            <text:p>1.31</text:p>
          </table:table-cell>
          <table:table-cell office:value-type="float" office:value="260" calcext:value-type="float">
            <text:p>260</text:p>
          </table:table-cell>
          <table:table-cell office:value-type="float" office:value="341.64" calcext:value-type="float">
            <text:p>341.64</text:p>
          </table:table-cell>
          <table:table-cell office:value-type="float" office:value="87" calcext:value-type="float">
            <text:p>87</text:p>
          </table:table-cell>
          <table:table-cell office:value-type="float" office:value="116.43" calcext:value-type="float">
            <text:p>116.43</text:p>
          </table:table-cell>
        </table:table-row>
        <table:table-row table:style-name="ro1">
          <table:table-cell office:value-type="float" office:value="1199304" calcext:value-type="float">
            <text:p>1199304</text:p>
          </table:table-cell>
          <table:table-cell table:formula="of:=[.A77]/1000/(60*60*24)" office:value-type="time" office:time-value="PT00H19M59.304S" calcext:value-type="time">
            <text:p>00:19:59</text:p>
          </table:table-cell>
          <table:table-cell office:value-type="float" office:value="1.31" calcext:value-type="float">
            <text:p>1.31</text:p>
          </table:table-cell>
          <table:table-cell office:value-type="float" office:value="259.9" calcext:value-type="float">
            <text:p>259.9</text:p>
          </table:table-cell>
          <table:table-cell office:value-type="float" office:value="341.51" calcext:value-type="float">
            <text:p>341.51</text:p>
          </table:table-cell>
          <table:table-cell office:value-type="float" office:value="88.16" calcext:value-type="float">
            <text:p>88.16</text:p>
          </table:table-cell>
          <table:table-cell office:value-type="float" office:value="117.95" calcext:value-type="float">
            <text:p>117.95</text:p>
          </table:table-cell>
        </table:table-row>
        <table:table-row table:style-name="ro1">
          <table:table-cell office:value-type="float" office:value="1215304" calcext:value-type="float">
            <text:p>1215304</text:p>
          </table:table-cell>
          <table:table-cell table:formula="of:=[.A78]/1000/(60*60*24)" office:value-type="time" office:time-value="PT00H20M15.304S" calcext:value-type="time">
            <text:p>00:20:15</text:p>
          </table:table-cell>
          <table:table-cell office:value-type="float" office:value="1.31" calcext:value-type="float">
            <text:p>1.31</text:p>
          </table:table-cell>
          <table:table-cell office:value-type="float" office:value="259.8" calcext:value-type="float">
            <text:p>259.8</text:p>
          </table:table-cell>
          <table:table-cell office:value-type="float" office:value="340.33" calcext:value-type="float">
            <text:p>340.33</text:p>
          </table:table-cell>
          <table:table-cell office:value-type="float" office:value="89.31" calcext:value-type="float">
            <text:p>89.31</text:p>
          </table:table-cell>
          <table:table-cell office:value-type="float" office:value="119.47" calcext:value-type="float">
            <text:p>119.47</text:p>
          </table:table-cell>
        </table:table-row>
        <table:table-row table:style-name="ro1">
          <table:table-cell office:value-type="float" office:value="1231304" calcext:value-type="float">
            <text:p>1231304</text:p>
          </table:table-cell>
          <table:table-cell table:formula="of:=[.A79]/1000/(60*60*24)" office:value-type="time" office:time-value="PT00H20M31.304S" calcext:value-type="time">
            <text:p>00:20:31</text:p>
          </table:table-cell>
          <table:table-cell office:value-type="float" office:value="1.31" calcext:value-type="float">
            <text:p>1.31</text:p>
          </table:table-cell>
          <table:table-cell office:value-type="float" office:value="259.7" calcext:value-type="float">
            <text:p>259.7</text:p>
          </table:table-cell>
          <table:table-cell office:value-type="float" office:value="340.2" calcext:value-type="float">
            <text:p>340.2</text:p>
          </table:table-cell>
          <table:table-cell office:value-type="float" office:value="90.47" calcext:value-type="float">
            <text:p>90.47</text:p>
          </table:table-cell>
          <table:table-cell office:value-type="float" office:value="120.98" calcext:value-type="float">
            <text:p>120.98</text:p>
          </table:table-cell>
        </table:table-row>
        <table:table-row table:style-name="ro1">
          <table:table-cell office:value-type="float" office:value="1247304" calcext:value-type="float">
            <text:p>1247304</text:p>
          </table:table-cell>
          <table:table-cell table:formula="of:=[.A80]/1000/(60*60*24)" office:value-type="time" office:time-value="PT00H20M47.304S" calcext:value-type="time">
            <text:p>00:20:47</text:p>
          </table:table-cell>
          <table:table-cell office:value-type="float" office:value="1.31" calcext:value-type="float">
            <text:p>1.31</text:p>
          </table:table-cell>
          <table:table-cell office:value-type="float" office:value="259.6" calcext:value-type="float">
            <text:p>259.6</text:p>
          </table:table-cell>
          <table:table-cell office:value-type="float" office:value="340.07" calcext:value-type="float">
            <text:p>340.07</text:p>
          </table:table-cell>
          <table:table-cell office:value-type="float" office:value="91.62" calcext:value-type="float">
            <text:p>91.62</text:p>
          </table:table-cell>
          <table:table-cell office:value-type="float" office:value="122.49" calcext:value-type="float">
            <text:p>122.49</text:p>
          </table:table-cell>
        </table:table-row>
        <table:table-row table:style-name="ro1">
          <table:table-cell office:value-type="float" office:value="1263304" calcext:value-type="float">
            <text:p>1263304</text:p>
          </table:table-cell>
          <table:table-cell table:formula="of:=[.A81]/1000/(60*60*24)" office:value-type="time" office:time-value="PT00H21M03.304S" calcext:value-type="time">
            <text:p>00:21:03</text:p>
          </table:table-cell>
          <table:table-cell office:value-type="float" office:value="1.31" calcext:value-type="float">
            <text:p>1.31</text:p>
          </table:table-cell>
          <table:table-cell office:value-type="float" office:value="259.5" calcext:value-type="float">
            <text:p>259.5</text:p>
          </table:table-cell>
          <table:table-cell office:value-type="float" office:value="340.97" calcext:value-type="float">
            <text:p>340.97</text:p>
          </table:table-cell>
          <table:table-cell office:value-type="float" office:value="92.77" calcext:value-type="float">
            <text:p>92.77</text:p>
          </table:table-cell>
          <table:table-cell office:value-type="float" office:value="124.01" calcext:value-type="float">
            <text:p>124.01</text:p>
          </table:table-cell>
        </table:table-row>
        <table:table-row table:style-name="ro1">
          <table:table-cell office:value-type="float" office:value="1279304" calcext:value-type="float">
            <text:p>1279304</text:p>
          </table:table-cell>
          <table:table-cell table:formula="of:=[.A82]/1000/(60*60*24)" office:value-type="time" office:time-value="PT00H21M19.304S" calcext:value-type="time">
            <text:p>00:21:19</text:p>
          </table:table-cell>
          <table:table-cell office:value-type="float" office:value="1.31" calcext:value-type="float">
            <text:p>1.31</text:p>
          </table:table-cell>
          <table:table-cell office:value-type="float" office:value="259.4" calcext:value-type="float">
            <text:p>259.4</text:p>
          </table:table-cell>
          <table:table-cell office:value-type="float" office:value="339.8" calcext:value-type="float">
            <text:p>339.8</text:p>
          </table:table-cell>
          <table:table-cell office:value-type="float" office:value="93.93" calcext:value-type="float">
            <text:p>93.93</text:p>
          </table:table-cell>
          <table:table-cell office:value-type="float" office:value="125.52" calcext:value-type="float">
            <text:p>125.52</text:p>
          </table:table-cell>
        </table:table-row>
        <table:table-row table:style-name="ro1">
          <table:table-cell office:value-type="float" office:value="1295304" calcext:value-type="float">
            <text:p>1295304</text:p>
          </table:table-cell>
          <table:table-cell table:formula="of:=[.A83]/1000/(60*60*24)" office:value-type="time" office:time-value="PT00H21M35.304S" calcext:value-type="time">
            <text:p>00:21:35</text:p>
          </table:table-cell>
          <table:table-cell office:value-type="float" office:value="1.31" calcext:value-type="float">
            <text:p>1.31</text:p>
          </table:table-cell>
          <table:table-cell office:value-type="float" office:value="259.3" calcext:value-type="float">
            <text:p>259.3</text:p>
          </table:table-cell>
          <table:table-cell office:value-type="float" office:value="339.66" calcext:value-type="float">
            <text:p>339.66</text:p>
          </table:table-cell>
          <table:table-cell office:value-type="float" office:value="95.08" calcext:value-type="float">
            <text:p>95.08</text:p>
          </table:table-cell>
          <table:table-cell office:value-type="float" office:value="127.03" calcext:value-type="float">
            <text:p>127.03</text:p>
          </table:table-cell>
        </table:table-row>
        <table:table-row table:style-name="ro1">
          <table:table-cell office:value-type="float" office:value="1311304" calcext:value-type="float">
            <text:p>1311304</text:p>
          </table:table-cell>
          <table:table-cell table:formula="of:=[.A84]/1000/(60*60*24)" office:value-type="time" office:time-value="PT00H21M51.304S" calcext:value-type="time">
            <text:p>00:21:51</text:p>
          </table:table-cell>
          <table:table-cell office:value-type="float" office:value="1.31" calcext:value-type="float">
            <text:p>1.31</text:p>
          </table:table-cell>
          <table:table-cell office:value-type="float" office:value="259.2" calcext:value-type="float">
            <text:p>259.2</text:p>
          </table:table-cell>
          <table:table-cell office:value-type="float" office:value="338.49" calcext:value-type="float">
            <text:p>338.49</text:p>
          </table:table-cell>
          <table:table-cell office:value-type="float" office:value="96.23" calcext:value-type="float">
            <text:p>96.23</text:p>
          </table:table-cell>
          <table:table-cell office:value-type="float" office:value="128.54" calcext:value-type="float">
            <text:p>128.54</text:p>
          </table:table-cell>
        </table:table-row>
        <table:table-row table:style-name="ro1">
          <table:table-cell office:value-type="float" office:value="1327304" calcext:value-type="float">
            <text:p>1327304</text:p>
          </table:table-cell>
          <table:table-cell table:formula="of:=[.A85]/1000/(60*60*24)" office:value-type="time" office:time-value="PT00H22M07.304S" calcext:value-type="time">
            <text:p>00:22:07</text:p>
          </table:table-cell>
          <table:table-cell office:value-type="float" office:value="1.31" calcext:value-type="float">
            <text:p>1.31</text:p>
          </table:table-cell>
          <table:table-cell office:value-type="float" office:value="259.1" calcext:value-type="float">
            <text:p>259.1</text:p>
          </table:table-cell>
          <table:table-cell office:value-type="float" office:value="338.36" calcext:value-type="float">
            <text:p>338.36</text:p>
          </table:table-cell>
          <table:table-cell office:value-type="float" office:value="97.39" calcext:value-type="float">
            <text:p>97.39</text:p>
          </table:table-cell>
          <table:table-cell office:value-type="float" office:value="130.04" calcext:value-type="float">
            <text:p>130.04</text:p>
          </table:table-cell>
        </table:table-row>
        <table:table-row table:style-name="ro1">
          <table:table-cell office:value-type="float" office:value="1343304" calcext:value-type="float">
            <text:p>1343304</text:p>
          </table:table-cell>
          <table:table-cell table:formula="of:=[.A86]/1000/(60*60*24)" office:value-type="time" office:time-value="PT00H22M23.304S" calcext:value-type="time">
            <text:p>00:22:23</text:p>
          </table:table-cell>
          <table:table-cell office:value-type="float" office:value="1.31" calcext:value-type="float">
            <text:p>1.31</text:p>
          </table:table-cell>
          <table:table-cell office:value-type="float" office:value="259" calcext:value-type="float">
            <text:p>259</text:p>
          </table:table-cell>
          <table:table-cell office:value-type="float" office:value="338.23" calcext:value-type="float">
            <text:p>338.23</text:p>
          </table:table-cell>
          <table:table-cell office:value-type="float" office:value="98.54" calcext:value-type="float">
            <text:p>98.54</text:p>
          </table:table-cell>
          <table:table-cell office:value-type="float" office:value="131.55" calcext:value-type="float">
            <text:p>131.55</text:p>
          </table:table-cell>
        </table:table-row>
        <table:table-row table:style-name="ro1">
          <table:table-cell office:value-type="float" office:value="1359304" calcext:value-type="float">
            <text:p>1359304</text:p>
          </table:table-cell>
          <table:table-cell table:formula="of:=[.A87]/1000/(60*60*24)" office:value-type="time" office:time-value="PT00H22M39.304S" calcext:value-type="time">
            <text:p>00:22:39</text:p>
          </table:table-cell>
          <table:table-cell office:value-type="float" office:value="1.31" calcext:value-type="float">
            <text:p>1.31</text:p>
          </table:table-cell>
          <table:table-cell office:value-type="float" office:value="259" calcext:value-type="float">
            <text:p>259</text:p>
          </table:table-cell>
          <table:table-cell office:value-type="float" office:value="339.26" calcext:value-type="float">
            <text:p>339.26</text:p>
          </table:table-cell>
          <table:table-cell office:value-type="float" office:value="99.69" calcext:value-type="float">
            <text:p>99.69</text:p>
          </table:table-cell>
          <table:table-cell office:value-type="float" office:value="133.05" calcext:value-type="float">
            <text:p>133.05</text:p>
          </table:table-cell>
        </table:table-row>
        <table:table-row table:style-name="ro1">
          <table:table-cell office:value-type="float" office:value="1375304" calcext:value-type="float">
            <text:p>1375304</text:p>
          </table:table-cell>
          <table:table-cell table:formula="of:=[.A88]/1000/(60*60*24)" office:value-type="time" office:time-value="PT00H22M55.304S" calcext:value-type="time">
            <text:p>00:22:55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8.09" calcext:value-type="float">
            <text:p>338.09</text:p>
          </table:table-cell>
          <table:table-cell office:value-type="float" office:value="100.84" calcext:value-type="float">
            <text:p>100.84</text:p>
          </table:table-cell>
          <table:table-cell office:value-type="float" office:value="134.56" calcext:value-type="float">
            <text:p>134.56</text:p>
          </table:table-cell>
        </table:table-row>
        <table:table-row table:style-name="ro1">
          <table:table-cell office:value-type="float" office:value="1391304" calcext:value-type="float">
            <text:p>1391304</text:p>
          </table:table-cell>
          <table:table-cell table:formula="of:=[.A89]/1000/(60*60*24)" office:value-type="time" office:time-value="PT00H23M11.304S" calcext:value-type="time">
            <text:p>00:23:11</text:p>
          </table:table-cell>
          <table:table-cell office:value-type="float" office:value="1.31" calcext:value-type="float">
            <text:p>1.31</text:p>
          </table:table-cell>
          <table:table-cell office:value-type="float" office:value="258.7" calcext:value-type="float">
            <text:p>258.7</text:p>
          </table:table-cell>
          <table:table-cell office:value-type="float" office:value="337.83" calcext:value-type="float">
            <text:p>337.83</text:p>
          </table:table-cell>
          <table:table-cell office:value-type="float" office:value="101.99" calcext:value-type="float">
            <text:p>101.99</text:p>
          </table:table-cell>
          <table:table-cell office:value-type="float" office:value="136.06" calcext:value-type="float">
            <text:p>136.06</text:p>
          </table:table-cell>
        </table:table-row>
        <table:table-row table:style-name="ro1">
          <table:table-cell office:value-type="float" office:value="1407304" calcext:value-type="float">
            <text:p>1407304</text:p>
          </table:table-cell>
          <table:table-cell table:formula="of:=[.A90]/1000/(60*60*24)" office:value-type="time" office:time-value="PT00H23M27.304S" calcext:value-type="time">
            <text:p>00:23:27</text:p>
          </table:table-cell>
          <table:table-cell office:value-type="float" office:value="1.31" calcext:value-type="float">
            <text:p>1.31</text:p>
          </table:table-cell>
          <table:table-cell office:value-type="float" office:value="258.6" calcext:value-type="float">
            <text:p>258.6</text:p>
          </table:table-cell>
          <table:table-cell office:value-type="float" office:value="337.7" calcext:value-type="float">
            <text:p>337.7</text:p>
          </table:table-cell>
          <table:table-cell office:value-type="float" office:value="103.14" calcext:value-type="float">
            <text:p>103.14</text:p>
          </table:table-cell>
          <table:table-cell office:value-type="float" office:value="137.56" calcext:value-type="float">
            <text:p>137.56</text:p>
          </table:table-cell>
        </table:table-row>
        <table:table-row table:style-name="ro1">
          <table:table-cell office:value-type="float" office:value="1423304" calcext:value-type="float">
            <text:p>1423304</text:p>
          </table:table-cell>
          <table:table-cell table:formula="of:=[.A91]/1000/(60*60*24)" office:value-type="time" office:time-value="PT00H23M43.304S" calcext:value-type="time">
            <text:p>00:23:43</text:p>
          </table:table-cell>
          <table:table-cell office:value-type="float" office:value="1.31" calcext:value-type="float">
            <text:p>1.31</text:p>
          </table:table-cell>
          <table:table-cell office:value-type="float" office:value="258.5" calcext:value-type="float">
            <text:p>258.5</text:p>
          </table:table-cell>
          <table:table-cell office:value-type="float" office:value="337.56" calcext:value-type="float">
            <text:p>337.56</text:p>
          </table:table-cell>
          <table:table-cell office:value-type="float" office:value="104.29" calcext:value-type="float">
            <text:p>104.29</text:p>
          </table:table-cell>
          <table:table-cell office:value-type="float" office:value="139.06" calcext:value-type="float">
            <text:p>139.06</text:p>
          </table:table-cell>
        </table:table-row>
        <table:table-row table:style-name="ro1">
          <table:table-cell office:value-type="float" office:value="1439304" calcext:value-type="float">
            <text:p>1439304</text:p>
          </table:table-cell>
          <table:table-cell table:formula="of:=[.A92]/1000/(60*60*24)" office:value-type="time" office:time-value="PT00H23M59.304S" calcext:value-type="time">
            <text:p>00:23:59</text:p>
          </table:table-cell>
          <table:table-cell office:value-type="float" office:value="1.31" calcext:value-type="float">
            <text:p>1.31</text:p>
          </table:table-cell>
          <table:table-cell office:value-type="float" office:value="258.4" calcext:value-type="float">
            <text:p>258.4</text:p>
          </table:table-cell>
          <table:table-cell office:value-type="float" office:value="337.43" calcext:value-type="float">
            <text:p>337.43</text:p>
          </table:table-cell>
          <table:table-cell office:value-type="float" office:value="105.44" calcext:value-type="float">
            <text:p>105.44</text:p>
          </table:table-cell>
          <table:table-cell office:value-type="float" office:value="140.56" calcext:value-type="float">
            <text:p>140.56</text:p>
          </table:table-cell>
        </table:table-row>
        <table:table-row table:style-name="ro1">
          <table:table-cell office:value-type="float" office:value="1455304" calcext:value-type="float">
            <text:p>1455304</text:p>
          </table:table-cell>
          <table:table-cell table:formula="of:=[.A93]/1000/(60*60*24)" office:value-type="time" office:time-value="PT00H24M15.304S" calcext:value-type="time">
            <text:p>00:24:15</text:p>
          </table:table-cell>
          <table:table-cell office:value-type="float" office:value="1.31" calcext:value-type="float">
            <text:p>1.31</text:p>
          </table:table-cell>
          <table:table-cell office:value-type="float" office:value="258.4" calcext:value-type="float">
            <text:p>258.4</text:p>
          </table:table-cell>
          <table:table-cell office:value-type="float" office:value="337.43" calcext:value-type="float">
            <text:p>337.43</text:p>
          </table:table-cell>
          <table:table-cell office:value-type="float" office:value="106.58" calcext:value-type="float">
            <text:p>106.58</text:p>
          </table:table-cell>
          <table:table-cell office:value-type="float" office:value="142.06" calcext:value-type="float">
            <text:p>142.06</text:p>
          </table:table-cell>
        </table:table-row>
        <table:table-row table:style-name="ro1">
          <table:table-cell office:value-type="float" office:value="1471304" calcext:value-type="float">
            <text:p>1471304</text:p>
          </table:table-cell>
          <table:table-cell table:formula="of:=[.A94]/1000/(60*60*24)" office:value-type="time" office:time-value="PT00H24M31.304S" calcext:value-type="time">
            <text:p>00:24:31</text:p>
          </table:table-cell>
          <table:table-cell office:value-type="float" office:value="1.3" calcext:value-type="float">
            <text:p>1.3</text:p>
          </table:table-cell>
          <table:table-cell office:value-type="float" office:value="258.3" calcext:value-type="float">
            <text:p>258.3</text:p>
          </table:table-cell>
          <table:table-cell office:value-type="float" office:value="336.26" calcext:value-type="float">
            <text:p>336.26</text:p>
          </table:table-cell>
          <table:table-cell office:value-type="float" office:value="107.73" calcext:value-type="float">
            <text:p>107.73</text:p>
          </table:table-cell>
          <table:table-cell office:value-type="float" office:value="143.56" calcext:value-type="float">
            <text:p>143.56</text:p>
          </table:table-cell>
        </table:table-row>
        <table:table-row table:style-name="ro1">
          <table:table-cell office:value-type="float" office:value="1487304" calcext:value-type="float">
            <text:p>1487304</text:p>
          </table:table-cell>
          <table:table-cell table:formula="of:=[.A95]/1000/(60*60*24)" office:value-type="time" office:time-value="PT00H24M47.304S" calcext:value-type="time">
            <text:p>00:24:47</text:p>
          </table:table-cell>
          <table:table-cell office:value-type="float" office:value="1.3" calcext:value-type="float">
            <text:p>1.3</text:p>
          </table:table-cell>
          <table:table-cell office:value-type="float" office:value="258.1" calcext:value-type="float">
            <text:p>258.1</text:p>
          </table:table-cell>
          <table:table-cell office:value-type="float" office:value="336" calcext:value-type="float">
            <text:p>336</text:p>
          </table:table-cell>
          <table:table-cell office:value-type="float" office:value="108.88" calcext:value-type="float">
            <text:p>108.88</text:p>
          </table:table-cell>
          <table:table-cell office:value-type="float" office:value="145.05" calcext:value-type="float">
            <text:p>145.05</text:p>
          </table:table-cell>
        </table:table-row>
        <table:table-row table:style-name="ro1">
          <table:table-cell office:value-type="float" office:value="1503304" calcext:value-type="float">
            <text:p>1503304</text:p>
          </table:table-cell>
          <table:table-cell table:formula="of:=[.A96]/1000/(60*60*24)" office:value-type="time" office:time-value="PT00H25M03.304S" calcext:value-type="time">
            <text:p>00:25:03</text:p>
          </table:table-cell>
          <table:table-cell office:value-type="float" office:value="1.3" calcext:value-type="float">
            <text:p>1.3</text:p>
          </table:table-cell>
          <table:table-cell office:value-type="float" office:value="258.1" calcext:value-type="float">
            <text:p>258.1</text:p>
          </table:table-cell>
          <table:table-cell office:value-type="float" office:value="336" calcext:value-type="float">
            <text:p>336</text:p>
          </table:table-cell>
          <table:table-cell office:value-type="float" office:value="110.03" calcext:value-type="float">
            <text:p>110.03</text:p>
          </table:table-cell>
          <table:table-cell office:value-type="float" office:value="146.54" calcext:value-type="float">
            <text:p>146.54</text:p>
          </table:table-cell>
        </table:table-row>
        <table:table-row table:style-name="ro1">
          <table:table-cell office:value-type="float" office:value="1519304" calcext:value-type="float">
            <text:p>1519304</text:p>
          </table:table-cell>
          <table:table-cell table:formula="of:=[.A97]/1000/(60*60*24)" office:value-type="time" office:time-value="PT00H25M19.304S" calcext:value-type="time">
            <text:p>00:25:19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5.73" calcext:value-type="float">
            <text:p>335.73</text:p>
          </table:table-cell>
          <table:table-cell office:value-type="float" office:value="111.17" calcext:value-type="float">
            <text:p>111.17</text:p>
          </table:table-cell>
          <table:table-cell office:value-type="float" office:value="148.04" calcext:value-type="float">
            <text:p>148.04</text:p>
          </table:table-cell>
        </table:table-row>
        <table:table-row table:style-name="ro1">
          <table:table-cell office:value-type="float" office:value="1535304" calcext:value-type="float">
            <text:p>1535304</text:p>
          </table:table-cell>
          <table:table-cell table:formula="of:=[.A98]/1000/(60*60*24)" office:value-type="time" office:time-value="PT00H25M35.304S" calcext:value-type="time">
            <text:p>00:25:35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5.73" calcext:value-type="float">
            <text:p>335.73</text:p>
          </table:table-cell>
          <table:table-cell office:value-type="float" office:value="112.32" calcext:value-type="float">
            <text:p>112.32</text:p>
          </table:table-cell>
          <table:table-cell office:value-type="float" office:value="149.53" calcext:value-type="float">
            <text:p>149.53</text:p>
          </table:table-cell>
        </table:table-row>
        <table:table-row table:style-name="ro1">
          <table:table-cell office:value-type="float" office:value="1551304" calcext:value-type="float">
            <text:p>1551304</text:p>
          </table:table-cell>
          <table:table-cell table:formula="of:=[.A99]/1000/(60*60*24)" office:value-type="time" office:time-value="PT00H25M51.304S" calcext:value-type="time">
            <text:p>00:25:51</text:p>
          </table:table-cell>
          <table:table-cell office:value-type="float" office:value="1.3" calcext:value-type="float">
            <text:p>1.3</text:p>
          </table:table-cell>
          <table:table-cell office:value-type="float" office:value="257.7" calcext:value-type="float">
            <text:p>257.7</text:p>
          </table:table-cell>
          <table:table-cell office:value-type="float" office:value="335.47" calcext:value-type="float">
            <text:p>335.47</text:p>
          </table:table-cell>
          <table:table-cell office:value-type="float" office:value="113.46" calcext:value-type="float">
            <text:p>113.46</text:p>
          </table:table-cell>
          <table:table-cell office:value-type="float" office:value="151.02" calcext:value-type="float">
            <text:p>151.02</text:p>
          </table:table-cell>
        </table:table-row>
        <table:table-row table:style-name="ro1">
          <table:table-cell office:value-type="float" office:value="1567303" calcext:value-type="float">
            <text:p>1567303</text:p>
          </table:table-cell>
          <table:table-cell table:formula="of:=[.A100]/1000/(60*60*24)" office:value-type="time" office:time-value="PT00H26M07.303S" calcext:value-type="time">
            <text:p>00:26:07</text:p>
          </table:table-cell>
          <table:table-cell office:value-type="float" office:value="1.3" calcext:value-type="float">
            <text:p>1.3</text:p>
          </table:table-cell>
          <table:table-cell office:value-type="float" office:value="257.6" calcext:value-type="float">
            <text:p>257.6</text:p>
          </table:table-cell>
          <table:table-cell office:value-type="float" office:value="335.33" calcext:value-type="float">
            <text:p>335.33</text:p>
          </table:table-cell>
          <table:table-cell office:value-type="float" office:value="114.61" calcext:value-type="float">
            <text:p>114.61</text:p>
          </table:table-cell>
          <table:table-cell office:value-type="float" office:value="152.51" calcext:value-type="float">
            <text:p>152.51</text:p>
          </table:table-cell>
        </table:table-row>
        <table:table-row table:style-name="ro1">
          <table:table-cell office:value-type="float" office:value="1583304" calcext:value-type="float">
            <text:p>1583304</text:p>
          </table:table-cell>
          <table:table-cell table:formula="of:=[.A101]/1000/(60*60*24)" office:value-type="time" office:time-value="PT00H26M23.304S" calcext:value-type="time">
            <text:p>00:26:23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5.2" calcext:value-type="float">
            <text:p>335.2</text:p>
          </table:table-cell>
          <table:table-cell office:value-type="float" office:value="115.76" calcext:value-type="float">
            <text:p>115.7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99303" calcext:value-type="float">
            <text:p>1599303</text:p>
          </table:table-cell>
          <table:table-cell table:formula="of:=[.A102]/1000/(60*60*24)" office:value-type="time" office:time-value="PT00H26M39.303S" calcext:value-type="time">
            <text:p>00:26:39</text:p>
          </table:table-cell>
          <table:table-cell office:value-type="float" office:value="1.3" calcext:value-type="float">
            <text:p>1.3</text:p>
          </table:table-cell>
          <table:table-cell office:value-type="float" office:value="257.4" calcext:value-type="float">
            <text:p>257.4</text:p>
          </table:table-cell>
          <table:table-cell office:value-type="float" office:value="335.07" calcext:value-type="float">
            <text:p>335.07</text:p>
          </table:table-cell>
          <table:table-cell office:value-type="float" office:value="116.9" calcext:value-type="float">
            <text:p>116.9</text:p>
          </table:table-cell>
          <table:table-cell office:value-type="float" office:value="155.49" calcext:value-type="float">
            <text:p>155.49</text:p>
          </table:table-cell>
        </table:table-row>
        <table:table-row table:style-name="ro1">
          <table:table-cell office:value-type="float" office:value="1615304" calcext:value-type="float">
            <text:p>1615304</text:p>
          </table:table-cell>
          <table:table-cell table:formula="of:=[.A103]/1000/(60*60*24)" office:value-type="time" office:time-value="PT00H26M55.304S" calcext:value-type="time">
            <text:p>00:26:55</text:p>
          </table:table-cell>
          <table:table-cell office:value-type="float" office:value="1.3" calcext:value-type="float">
            <text:p>1.3</text:p>
          </table:table-cell>
          <table:table-cell office:value-type="float" office:value="257.3" calcext:value-type="float">
            <text:p>257.3</text:p>
          </table:table-cell>
          <table:table-cell office:value-type="float" office:value="334.94" calcext:value-type="float">
            <text:p>334.94</text:p>
          </table:table-cell>
          <table:table-cell office:value-type="float" office:value="118.04" calcext:value-type="float">
            <text:p>118.04</text:p>
          </table:table-cell>
          <table:table-cell office:value-type="float" office:value="156.98" calcext:value-type="float">
            <text:p>156.98</text:p>
          </table:table-cell>
        </table:table-row>
        <table:table-row table:style-name="ro1">
          <table:table-cell office:value-type="float" office:value="1631304" calcext:value-type="float">
            <text:p>1631304</text:p>
          </table:table-cell>
          <table:table-cell table:formula="of:=[.A104]/1000/(60*60*24)" office:value-type="time" office:time-value="PT00H27M11.304S" calcext:value-type="time">
            <text:p>00:27:11</text:p>
          </table:table-cell>
          <table:table-cell office:value-type="float" office:value="1.3" calcext:value-type="float">
            <text:p>1.3</text:p>
          </table:table-cell>
          <table:table-cell office:value-type="float" office:value="257.3" calcext:value-type="float">
            <text:p>257.3</text:p>
          </table:table-cell>
          <table:table-cell office:value-type="float" office:value="333.91" calcext:value-type="float">
            <text:p>333.91</text:p>
          </table:table-cell>
          <table:table-cell office:value-type="float" office:value="119.19" calcext:value-type="float">
            <text:p>119.19</text:p>
          </table:table-cell>
          <table:table-cell office:value-type="float" office:value="158.46" calcext:value-type="float">
            <text:p>158.46</text:p>
          </table:table-cell>
        </table:table-row>
        <table:table-row table:style-name="ro1">
          <table:table-cell office:value-type="float" office:value="1647304" calcext:value-type="float">
            <text:p>1647304</text:p>
          </table:table-cell>
          <table:table-cell table:formula="of:=[.A105]/1000/(60*60*24)" office:value-type="time" office:time-value="PT00H27M27.304S" calcext:value-type="time">
            <text:p>00:27:27</text:p>
          </table:table-cell>
          <table:table-cell office:value-type="float" office:value="1.3" calcext:value-type="float">
            <text:p>1.3</text:p>
          </table:table-cell>
          <table:table-cell office:value-type="float" office:value="257.2" calcext:value-type="float">
            <text:p>257.2</text:p>
          </table:table-cell>
          <table:table-cell office:value-type="float" office:value="333.77" calcext:value-type="float">
            <text:p>333.77</text:p>
          </table:table-cell>
          <table:table-cell office:value-type="float" office:value="120.33" calcext:value-type="float">
            <text:p>120.33</text:p>
          </table:table-cell>
          <table:table-cell office:value-type="float" office:value="159.95" calcext:value-type="float">
            <text:p>159.95</text:p>
          </table:table-cell>
        </table:table-row>
        <table:table-row table:style-name="ro1">
          <table:table-cell office:value-type="float" office:value="1663304" calcext:value-type="float">
            <text:p>1663304</text:p>
          </table:table-cell>
          <table:table-cell table:formula="of:=[.A106]/1000/(60*60*24)" office:value-type="time" office:time-value="PT00H27M43.304S" calcext:value-type="time">
            <text:p>00:27:43</text:p>
          </table:table-cell>
          <table:table-cell office:value-type="float" office:value="1.3" calcext:value-type="float">
            <text:p>1.3</text:p>
          </table:table-cell>
          <table:table-cell office:value-type="float" office:value="257.1" calcext:value-type="float">
            <text:p>257.1</text:p>
          </table:table-cell>
          <table:table-cell office:value-type="float" office:value="333.64" calcext:value-type="float">
            <text:p>333.64</text:p>
          </table:table-cell>
          <table:table-cell office:value-type="float" office:value="121.47" calcext:value-type="float">
            <text:p>121.47</text:p>
          </table:table-cell>
          <table:table-cell office:value-type="float" office:value="161.43" calcext:value-type="float">
            <text:p>161.43</text:p>
          </table:table-cell>
        </table:table-row>
        <table:table-row table:style-name="ro1">
          <table:table-cell office:value-type="float" office:value="1679304" calcext:value-type="float">
            <text:p>1679304</text:p>
          </table:table-cell>
          <table:table-cell table:formula="of:=[.A107]/1000/(60*60*24)" office:value-type="time" office:time-value="PT00H27M59.304S" calcext:value-type="time">
            <text:p>00:27:59</text:p>
          </table:table-cell>
          <table:table-cell office:value-type="float" office:value="1.3" calcext:value-type="float">
            <text:p>1.3</text:p>
          </table:table-cell>
          <table:table-cell office:value-type="float" office:value="257" calcext:value-type="float">
            <text:p>257</text:p>
          </table:table-cell>
          <table:table-cell office:value-type="float" office:value="333.51" calcext:value-type="float">
            <text:p>333.51</text:p>
          </table:table-cell>
          <table:table-cell office:value-type="float" office:value="122.62" calcext:value-type="float">
            <text:p>122.62</text:p>
          </table:table-cell>
          <table:table-cell office:value-type="float" office:value="162.91" calcext:value-type="float">
            <text:p>162.91</text:p>
          </table:table-cell>
        </table:table-row>
        <table:table-row table:style-name="ro1">
          <table:table-cell office:value-type="float" office:value="1695304" calcext:value-type="float">
            <text:p>1695304</text:p>
          </table:table-cell>
          <table:table-cell table:formula="of:=[.A108]/1000/(60*60*24)" office:value-type="time" office:time-value="PT00H28M15.304S" calcext:value-type="time">
            <text:p>00:28:15</text:p>
          </table:table-cell>
          <table:table-cell office:value-type="float" office:value="1.3" calcext:value-type="float">
            <text:p>1.3</text:p>
          </table:table-cell>
          <table:table-cell office:value-type="float" office:value="256.9" calcext:value-type="float">
            <text:p>256.9</text:p>
          </table:table-cell>
          <table:table-cell office:value-type="float" office:value="333.38" calcext:value-type="float">
            <text:p>333.38</text:p>
          </table:table-cell>
          <table:table-cell office:value-type="float" office:value="123.76" calcext:value-type="float">
            <text:p>123.76</text:p>
          </table:table-cell>
          <table:table-cell office:value-type="float" office:value="164.4" calcext:value-type="float">
            <text:p>164.4</text:p>
          </table:table-cell>
        </table:table-row>
        <table:table-row table:style-name="ro1">
          <table:table-cell office:value-type="float" office:value="1711304" calcext:value-type="float">
            <text:p>1711304</text:p>
          </table:table-cell>
          <table:table-cell table:formula="of:=[.A109]/1000/(60*60*24)" office:value-type="time" office:time-value="PT00H28M31.304S" calcext:value-type="time">
            <text:p>00:28:31</text:p>
          </table:table-cell>
          <table:table-cell office:value-type="float" office:value="1.3" calcext:value-type="float">
            <text:p>1.3</text:p>
          </table:table-cell>
          <table:table-cell office:value-type="float" office:value="256.9" calcext:value-type="float">
            <text:p>256.9</text:p>
          </table:table-cell>
          <table:table-cell office:value-type="float" office:value="333.37" calcext:value-type="float">
            <text:p>333.37</text:p>
          </table:table-cell>
          <table:table-cell office:value-type="float" office:value="124.9" calcext:value-type="float">
            <text:p>124.9</text:p>
          </table:table-cell>
          <table:table-cell office:value-type="float" office:value="165.88" calcext:value-type="float">
            <text:p>165.88</text:p>
          </table:table-cell>
        </table:table-row>
        <table:table-row table:style-name="ro1">
          <table:table-cell office:value-type="float" office:value="1727304" calcext:value-type="float">
            <text:p>1727304</text:p>
          </table:table-cell>
          <table:table-cell table:formula="of:=[.A110]/1000/(60*60*24)" office:value-type="time" office:time-value="PT00H28M47.304S" calcext:value-type="time">
            <text:p>00:28:47</text:p>
          </table:table-cell>
          <table:table-cell office:value-type="float" office:value="1.3" calcext:value-type="float">
            <text:p>1.3</text:p>
          </table:table-cell>
          <table:table-cell office:value-type="float" office:value="256.7" calcext:value-type="float">
            <text:p>256.7</text:p>
          </table:table-cell>
          <table:table-cell office:value-type="float" office:value="333.11" calcext:value-type="float">
            <text:p>333.11</text:p>
          </table:table-cell>
          <table:table-cell office:value-type="float" office:value="126.04" calcext:value-type="float">
            <text:p>126.04</text:p>
          </table:table-cell>
          <table:table-cell office:value-type="float" office:value="167.36" calcext:value-type="float">
            <text:p>167.36</text:p>
          </table:table-cell>
        </table:table-row>
        <table:table-row table:style-name="ro1">
          <table:table-cell office:value-type="float" office:value="1743304" calcext:value-type="float">
            <text:p>1743304</text:p>
          </table:table-cell>
          <table:table-cell table:formula="of:=[.A111]/1000/(60*60*24)" office:value-type="time" office:time-value="PT00H29M03.304S" calcext:value-type="time">
            <text:p>00:29:03</text:p>
          </table:table-cell>
          <table:table-cell office:value-type="float" office:value="1.29" calcext:value-type="float">
            <text:p>1.29</text:p>
          </table:table-cell>
          <table:table-cell office:value-type="float" office:value="256.7" calcext:value-type="float">
            <text:p>256.7</text:p>
          </table:table-cell>
          <table:table-cell office:value-type="float" office:value="332.08" calcext:value-type="float">
            <text:p>332.08</text:p>
          </table:table-cell>
          <table:table-cell office:value-type="float" office:value="127.18" calcext:value-type="float">
            <text:p>127.18</text:p>
          </table:table-cell>
          <table:table-cell office:value-type="float" office:value="168.84" calcext:value-type="float">
            <text:p>168.84</text:p>
          </table:table-cell>
        </table:table-row>
        <table:table-row table:style-name="ro1">
          <table:table-cell office:value-type="float" office:value="1759304" calcext:value-type="float">
            <text:p>1759304</text:p>
          </table:table-cell>
          <table:table-cell table:formula="of:=[.A112]/1000/(60*60*24)" office:value-type="time" office:time-value="PT00H29M19.304S" calcext:value-type="time">
            <text:p>00:29:19</text:p>
          </table:table-cell>
          <table:table-cell office:value-type="float" office:value="1.29" calcext:value-type="float">
            <text:p>1.29</text:p>
          </table:table-cell>
          <table:table-cell office:value-type="float" office:value="256.6" calcext:value-type="float">
            <text:p>256.6</text:p>
          </table:table-cell>
          <table:table-cell office:value-type="float" office:value="331.95" calcext:value-type="float">
            <text:p>331.95</text:p>
          </table:table-cell>
          <table:table-cell office:value-type="float" office:value="128.32" calcext:value-type="float">
            <text:p>128.32</text:p>
          </table:table-cell>
          <table:table-cell office:value-type="float" office:value="170.31" calcext:value-type="float">
            <text:p>170.31</text:p>
          </table:table-cell>
        </table:table-row>
        <table:table-row table:style-name="ro1">
          <table:table-cell office:value-type="float" office:value="1775304" calcext:value-type="float">
            <text:p>1775304</text:p>
          </table:table-cell>
          <table:table-cell table:formula="of:=[.A113]/1000/(60*60*24)" office:value-type="time" office:time-value="PT00H29M35.304S" calcext:value-type="time">
            <text:p>00:29:35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1.82" calcext:value-type="float">
            <text:p>331.82</text:p>
          </table:table-cell>
          <table:table-cell office:value-type="float" office:value="129.46" calcext:value-type="float">
            <text:p>129.46</text:p>
          </table:table-cell>
          <table:table-cell office:value-type="float" office:value="171.79" calcext:value-type="float">
            <text:p>171.79</text:p>
          </table:table-cell>
        </table:table-row>
        <table:table-row table:style-name="ro1">
          <table:table-cell office:value-type="float" office:value="1791304" calcext:value-type="float">
            <text:p>1791304</text:p>
          </table:table-cell>
          <table:table-cell table:formula="of:=[.A114]/1000/(60*60*24)" office:value-type="time" office:time-value="PT00H29M51.304S" calcext:value-type="time">
            <text:p>00:29:51</text:p>
          </table:table-cell>
          <table:table-cell office:value-type="float" office:value="1.29" calcext:value-type="float">
            <text:p>1.29</text:p>
          </table:table-cell>
          <table:table-cell office:value-type="float" office:value="256.4" calcext:value-type="float">
            <text:p>256.4</text:p>
          </table:table-cell>
          <table:table-cell office:value-type="float" office:value="331.69" calcext:value-type="float">
            <text:p>331.69</text:p>
          </table:table-cell>
          <table:table-cell office:value-type="float" office:value="130.6" calcext:value-type="float">
            <text:p>130.6</text:p>
          </table:table-cell>
          <table:table-cell office:value-type="float" office:value="173.26" calcext:value-type="float">
            <text:p>173.26</text:p>
          </table:table-cell>
        </table:table-row>
        <table:table-row table:style-name="ro1">
          <table:table-cell office:value-type="float" office:value="1807304" calcext:value-type="float">
            <text:p>1807304</text:p>
          </table:table-cell>
          <table:table-cell table:formula="of:=[.A115]/1000/(60*60*24)" office:value-type="time" office:time-value="PT00H30M07.304S" calcext:value-type="time">
            <text:p>00:30:07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1.56" calcext:value-type="float">
            <text:p>331.56</text:p>
          </table:table-cell>
          <table:table-cell office:value-type="float" office:value="131.74" calcext:value-type="float">
            <text:p>131.74</text:p>
          </table:table-cell>
          <table:table-cell office:value-type="float" office:value="174.74" calcext:value-type="float">
            <text:p>174.74</text:p>
          </table:table-cell>
        </table:table-row>
        <table:table-row table:style-name="ro1">
          <table:table-cell office:value-type="float" office:value="1823304" calcext:value-type="float">
            <text:p>1823304</text:p>
          </table:table-cell>
          <table:table-cell table:formula="of:=[.A116]/1000/(60*60*24)" office:value-type="time" office:time-value="PT00H30M23.304S" calcext:value-type="time">
            <text:p>00:30:23</text:p>
          </table:table-cell>
          <table:table-cell office:value-type="float" office:value="1.29" calcext:value-type="float">
            <text:p>1.29</text:p>
          </table:table-cell>
          <table:table-cell office:value-type="float" office:value="256.2" calcext:value-type="float">
            <text:p>256.2</text:p>
          </table:table-cell>
          <table:table-cell office:value-type="float" office:value="331.43" calcext:value-type="float">
            <text:p>331.43</text:p>
          </table:table-cell>
          <table:table-cell office:value-type="float" office:value="132.88" calcext:value-type="float">
            <text:p>132.88</text:p>
          </table:table-cell>
          <table:table-cell office:value-type="float" office:value="176.21" calcext:value-type="float">
            <text:p>176.21</text:p>
          </table:table-cell>
        </table:table-row>
        <table:table-row table:style-name="ro1">
          <table:table-cell office:value-type="float" office:value="1839304" calcext:value-type="float">
            <text:p>1839304</text:p>
          </table:table-cell>
          <table:table-cell table:formula="of:=[.A117]/1000/(60*60*24)" office:value-type="time" office:time-value="PT00H30M39.304S" calcext:value-type="time">
            <text:p>00:30:39</text:p>
          </table:table-cell>
          <table:table-cell office:value-type="float" office:value="1.29" calcext:value-type="float">
            <text:p>1.29</text:p>
          </table:table-cell>
          <table:table-cell office:value-type="float" office:value="256.1" calcext:value-type="float">
            <text:p>256.1</text:p>
          </table:table-cell>
          <table:table-cell office:value-type="float" office:value="331.29" calcext:value-type="float">
            <text:p>331.29</text:p>
          </table:table-cell>
          <table:table-cell office:value-type="float" office:value="134.02" calcext:value-type="float">
            <text:p>134.02</text:p>
          </table:table-cell>
          <table:table-cell office:value-type="float" office:value="177.68" calcext:value-type="float">
            <text:p>177.68</text:p>
          </table:table-cell>
        </table:table-row>
        <table:table-row table:style-name="ro1">
          <table:table-cell office:value-type="float" office:value="1855304" calcext:value-type="float">
            <text:p>1855304</text:p>
          </table:table-cell>
          <table:table-cell table:formula="of:=[.A118]/1000/(60*60*24)" office:value-type="time" office:time-value="PT00H30M55.304S" calcext:value-type="time">
            <text:p>00:30:55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1.16" calcext:value-type="float">
            <text:p>331.16</text:p>
          </table:table-cell>
          <table:table-cell office:value-type="float" office:value="135.16" calcext:value-type="float">
            <text:p>135.16</text:p>
          </table:table-cell>
          <table:table-cell office:value-type="float" office:value="179.16" calcext:value-type="float">
            <text:p>179.16</text:p>
          </table:table-cell>
        </table:table-row>
        <table:table-row table:style-name="ro1">
          <table:table-cell office:value-type="float" office:value="1871304" calcext:value-type="float">
            <text:p>1871304</text:p>
          </table:table-cell>
          <table:table-cell table:formula="of:=[.A119]/1000/(60*60*24)" office:value-type="time" office:time-value="PT00H31M11.304S" calcext:value-type="time">
            <text:p>00:31:11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0.14" calcext:value-type="float">
            <text:p>330.14</text:p>
          </table:table-cell>
          <table:table-cell office:value-type="float" office:value="136.29" calcext:value-type="float">
            <text:p>136.29</text:p>
          </table:table-cell>
          <table:table-cell office:value-type="float" office:value="180.63" calcext:value-type="float">
            <text:p>180.63</text:p>
          </table:table-cell>
        </table:table-row>
        <table:table-row table:style-name="ro1">
          <table:table-cell office:value-type="float" office:value="1887304" calcext:value-type="float">
            <text:p>1887304</text:p>
          </table:table-cell>
          <table:table-cell table:formula="of:=[.A120]/1000/(60*60*24)" office:value-type="time" office:time-value="PT00H31M27.304S" calcext:value-type="time">
            <text:p>00:31:27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29.87" calcext:value-type="float">
            <text:p>329.87</text:p>
          </table:table-cell>
          <table:table-cell office:value-type="float" office:value="137.43" calcext:value-type="float">
            <text:p>137.43</text:p>
          </table:table-cell>
          <table:table-cell office:value-type="float" office:value="182.09" calcext:value-type="float">
            <text:p>182.09</text:p>
          </table:table-cell>
        </table:table-row>
        <table:table-row table:style-name="ro1">
          <table:table-cell office:value-type="float" office:value="1903304" calcext:value-type="float">
            <text:p>1903304</text:p>
          </table:table-cell>
          <table:table-cell table:formula="of:=[.A121]/1000/(60*60*24)" office:value-type="time" office:time-value="PT00H31M43.304S" calcext:value-type="time">
            <text:p>00:31:43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29.75" calcext:value-type="float">
            <text:p>329.75</text:p>
          </table:table-cell>
          <table:table-cell office:value-type="float" office:value="138.57" calcext:value-type="float">
            <text:p>138.57</text:p>
          </table:table-cell>
          <table:table-cell office:value-type="float" office:value="183.56" calcext:value-type="float">
            <text:p>183.56</text:p>
          </table:table-cell>
        </table:table-row>
        <table:table-row table:style-name="ro1">
          <table:table-cell office:value-type="float" office:value="1919304" calcext:value-type="float">
            <text:p>1919304</text:p>
          </table:table-cell>
          <table:table-cell table:formula="of:=[.A122]/1000/(60*60*24)" office:value-type="time" office:time-value="PT00H31M59.304S" calcext:value-type="time">
            <text:p>00:31:59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29.74" calcext:value-type="float">
            <text:p>329.74</text:p>
          </table:table-cell>
          <table:table-cell office:value-type="float" office:value="139.71" calcext:value-type="float">
            <text:p>139.71</text:p>
          </table:table-cell>
          <table:table-cell office:value-type="float" office:value="185.03" calcext:value-type="float">
            <text:p>185.03</text:p>
          </table:table-cell>
        </table:table-row>
        <table:table-row table:style-name="ro1">
          <table:table-cell office:value-type="float" office:value="1935304" calcext:value-type="float">
            <text:p>1935304</text:p>
          </table:table-cell>
          <table:table-cell table:formula="of:=[.A123]/1000/(60*60*24)" office:value-type="time" office:time-value="PT00H32M15.304S" calcext:value-type="time">
            <text:p>00:32:15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29.61" calcext:value-type="float">
            <text:p>329.61</text:p>
          </table:table-cell>
          <table:table-cell office:value-type="float" office:value="140.84" calcext:value-type="float">
            <text:p>140.84</text:p>
          </table:table-cell>
          <table:table-cell office:value-type="float" office:value="186.49" calcext:value-type="float">
            <text:p>186.49</text:p>
          </table:table-cell>
        </table:table-row>
        <table:table-row table:style-name="ro1">
          <table:table-cell office:value-type="float" office:value="1951304" calcext:value-type="float">
            <text:p>1951304</text:p>
          </table:table-cell>
          <table:table-cell table:formula="of:=[.A124]/1000/(60*60*24)" office:value-type="time" office:time-value="PT00H32M31.304S" calcext:value-type="time">
            <text:p>00:32:31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9.48" calcext:value-type="float">
            <text:p>329.48</text:p>
          </table:table-cell>
          <table:table-cell office:value-type="float" office:value="141.98" calcext:value-type="float">
            <text:p>141.98</text:p>
          </table:table-cell>
          <table:table-cell office:value-type="float" office:value="187.96" calcext:value-type="float">
            <text:p>187.96</text:p>
          </table:table-cell>
        </table:table-row>
        <table:table-row table:style-name="ro1">
          <table:table-cell office:value-type="float" office:value="1967304" calcext:value-type="float">
            <text:p>1967304</text:p>
          </table:table-cell>
          <table:table-cell table:formula="of:=[.A125]/1000/(60*60*24)" office:value-type="time" office:time-value="PT00H32M47.304S" calcext:value-type="time">
            <text:p>00:32:47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9.35" calcext:value-type="float">
            <text:p>329.35</text:p>
          </table:table-cell>
          <table:table-cell office:value-type="float" office:value="143.11" calcext:value-type="float">
            <text:p>143.11</text:p>
          </table:table-cell>
          <table:table-cell office:value-type="float" office:value="189.42" calcext:value-type="float">
            <text:p>189.42</text:p>
          </table:table-cell>
        </table:table-row>
        <table:table-row table:style-name="ro1">
          <table:table-cell office:value-type="float" office:value="1983304" calcext:value-type="float">
            <text:p>1983304</text:p>
          </table:table-cell>
          <table:table-cell table:formula="of:=[.A126]/1000/(60*60*24)" office:value-type="time" office:time-value="PT00H33M03.304S" calcext:value-type="time">
            <text:p>00:33:03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2" calcext:value-type="float">
            <text:p>329.22</text:p>
          </table:table-cell>
          <table:table-cell office:value-type="float" office:value="144.25" calcext:value-type="float">
            <text:p>144.25</text:p>
          </table:table-cell>
          <table:table-cell office:value-type="float" office:value="190.89" calcext:value-type="float">
            <text:p>190.89</text:p>
          </table:table-cell>
        </table:table-row>
        <table:table-row table:style-name="ro1">
          <table:table-cell office:value-type="float" office:value="1999304" calcext:value-type="float">
            <text:p>1999304</text:p>
          </table:table-cell>
          <table:table-cell table:formula="of:=[.A127]/1000/(60*60*24)" office:value-type="time" office:time-value="PT00H33M19.304S" calcext:value-type="time">
            <text:p>00:33:19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1" calcext:value-type="float">
            <text:p>329.21</text:p>
          </table:table-cell>
          <table:table-cell office:value-type="float" office:value="145.38" calcext:value-type="float">
            <text:p>145.38</text:p>
          </table:table-cell>
          <table:table-cell office:value-type="float" office:value="192.35" calcext:value-type="float">
            <text:p>192.35</text:p>
          </table:table-cell>
        </table:table-row>
        <table:table-row table:style-name="ro1">
          <table:table-cell office:value-type="float" office:value="2015304" calcext:value-type="float">
            <text:p>2015304</text:p>
          </table:table-cell>
          <table:table-cell table:formula="of:=[.A128]/1000/(60*60*24)" office:value-type="time" office:time-value="PT00H33M35.304S" calcext:value-type="time">
            <text:p>00:33:35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8.06" calcext:value-type="float">
            <text:p>328.06</text:p>
          </table:table-cell>
          <table:table-cell office:value-type="float" office:value="146.52" calcext:value-type="float">
            <text:p>146.52</text:p>
          </table:table-cell>
          <table:table-cell office:value-type="float" office:value="193.81" calcext:value-type="float">
            <text:p>193.81</text:p>
          </table:table-cell>
        </table:table-row>
        <table:table-row table:style-name="ro1">
          <table:table-cell office:value-type="float" office:value="2031304" calcext:value-type="float">
            <text:p>2031304</text:p>
          </table:table-cell>
          <table:table-cell table:formula="of:=[.A129]/1000/(60*60*24)" office:value-type="time" office:time-value="PT00H33M51.304S" calcext:value-type="time">
            <text:p>00:33:51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7.93" calcext:value-type="float">
            <text:p>327.93</text:p>
          </table:table-cell>
          <table:table-cell office:value-type="float" office:value="147.65" calcext:value-type="float">
            <text:p>147.65</text:p>
          </table:table-cell>
          <table:table-cell office:value-type="float" office:value="195.27" calcext:value-type="float">
            <text:p>195.27</text:p>
          </table:table-cell>
        </table:table-row>
        <table:table-row table:style-name="ro1">
          <table:table-cell office:value-type="float" office:value="2047304" calcext:value-type="float">
            <text:p>2047304</text:p>
          </table:table-cell>
          <table:table-cell table:formula="of:=[.A130]/1000/(60*60*24)" office:value-type="time" office:time-value="PT00H34M07.304S" calcext:value-type="time">
            <text:p>00:34:07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8.82" calcext:value-type="float">
            <text:p>328.82</text:p>
          </table:table-cell>
          <table:table-cell office:value-type="float" office:value="148.78" calcext:value-type="float">
            <text:p>148.78</text:p>
          </table:table-cell>
          <table:table-cell office:value-type="float" office:value="196.73" calcext:value-type="float">
            <text:p>196.73</text:p>
          </table:table-cell>
        </table:table-row>
        <table:table-row table:style-name="ro1">
          <table:table-cell office:value-type="float" office:value="2063304" calcext:value-type="float">
            <text:p>2063304</text:p>
          </table:table-cell>
          <table:table-cell table:formula="of:=[.A131]/1000/(60*60*24)" office:value-type="time" office:time-value="PT00H34M23.304S" calcext:value-type="time">
            <text:p>00:34:23</text:p>
          </table:table-cell>
          <table:table-cell office:value-type="float" office:value="1.29" calcext:value-type="float">
            <text:p>1.29</text:p>
          </table:table-cell>
          <table:table-cell office:value-type="float" office:value="254.9" calcext:value-type="float">
            <text:p>254.9</text:p>
          </table:table-cell>
          <table:table-cell office:value-type="float" office:value="327.67" calcext:value-type="float">
            <text:p>327.67</text:p>
          </table:table-cell>
          <table:table-cell office:value-type="float" office:value="149.92" calcext:value-type="float">
            <text:p>149.92</text:p>
          </table:table-cell>
          <table:table-cell office:value-type="float" office:value="198.18" calcext:value-type="float">
            <text:p>198.18</text:p>
          </table:table-cell>
        </table:table-row>
        <table:table-row table:style-name="ro1">
          <table:table-cell office:value-type="float" office:value="2079304" calcext:value-type="float">
            <text:p>2079304</text:p>
          </table:table-cell>
          <table:table-cell table:formula="of:=[.A132]/1000/(60*60*24)" office:value-type="time" office:time-value="PT00H34M39.304S" calcext:value-type="time">
            <text:p>00:34:39</text:p>
          </table:table-cell>
          <table:table-cell office:value-type="float" office:value="1.29" calcext:value-type="float">
            <text:p>1.29</text:p>
          </table:table-cell>
          <table:table-cell office:value-type="float" office:value="254.9" calcext:value-type="float">
            <text:p>254.9</text:p>
          </table:table-cell>
          <table:table-cell office:value-type="float" office:value="327.67" calcext:value-type="float">
            <text:p>327.67</text:p>
          </table:table-cell>
          <table:table-cell office:value-type="float" office:value="151.05" calcext:value-type="float">
            <text:p>151.05</text:p>
          </table:table-cell>
          <table:table-cell office:value-type="float" office:value="199.64" calcext:value-type="float">
            <text:p>199.64</text:p>
          </table:table-cell>
        </table:table-row>
        <table:table-row table:style-name="ro1">
          <table:table-cell office:value-type="float" office:value="2095304" calcext:value-type="float">
            <text:p>2095304</text:p>
          </table:table-cell>
          <table:table-cell table:formula="of:=[.A133]/1000/(60*60*24)" office:value-type="time" office:time-value="PT00H34M55.304S" calcext:value-type="time">
            <text:p>00:34:55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7.54" calcext:value-type="float">
            <text:p>327.54</text:p>
          </table:table-cell>
          <table:table-cell office:value-type="float" office:value="152.18" calcext:value-type="float">
            <text:p>152.18</text:p>
          </table:table-cell>
          <table:table-cell office:value-type="float" office:value="201.09" calcext:value-type="float">
            <text:p>201.09</text:p>
          </table:table-cell>
        </table:table-row>
        <table:table-row table:style-name="ro1">
          <table:table-cell office:value-type="float" office:value="2111304" calcext:value-type="float">
            <text:p>2111304</text:p>
          </table:table-cell>
          <table:table-cell table:formula="of:=[.A134]/1000/(60*60*24)" office:value-type="time" office:time-value="PT00H35M11.304S" calcext:value-type="time">
            <text:p>00:35:11</text:p>
          </table:table-cell>
          <table:table-cell office:value-type="float" office:value="1.29" calcext:value-type="float">
            <text:p>1.29</text:p>
          </table:table-cell>
          <table:table-cell office:value-type="float" office:value="254.6" calcext:value-type="float">
            <text:p>254.6</text:p>
          </table:table-cell>
          <table:table-cell office:value-type="float" office:value="327.28" calcext:value-type="float">
            <text:p>327.28</text:p>
          </table:table-cell>
          <table:table-cell office:value-type="float" office:value="153.31" calcext:value-type="float">
            <text:p>153.31</text:p>
          </table:table-cell>
          <table:table-cell office:value-type="float" office:value="202.55" calcext:value-type="float">
            <text:p>202.55</text:p>
          </table:table-cell>
        </table:table-row>
        <table:table-row table:style-name="ro1">
          <table:table-cell office:value-type="float" office:value="2127304" calcext:value-type="float">
            <text:p>2127304</text:p>
          </table:table-cell>
          <table:table-cell table:formula="of:=[.A135]/1000/(60*60*24)" office:value-type="time" office:time-value="PT00H35M27.304S" calcext:value-type="time">
            <text:p>00:35:27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5" calcext:value-type="float">
            <text:p>327.1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143304" calcext:value-type="float">
            <text:p>2143304</text:p>
          </table:table-cell>
          <table:table-cell table:formula="of:=[.A136]/1000/(60*60*24)" office:value-type="time" office:time-value="PT00H35M43.304S" calcext:value-type="time">
            <text:p>00:35:43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5" calcext:value-type="float">
            <text:p>327.15</text:p>
          </table:table-cell>
          <table:table-cell office:value-type="float" office:value="155.58" calcext:value-type="float">
            <text:p>155.58</text:p>
          </table:table-cell>
          <table:table-cell office:value-type="float" office:value="205.46" calcext:value-type="float">
            <text:p>205.46</text:p>
          </table:table-cell>
        </table:table-row>
        <table:table-row table:style-name="ro1">
          <table:table-cell office:value-type="float" office:value="2159304" calcext:value-type="float">
            <text:p>2159304</text:p>
          </table:table-cell>
          <table:table-cell table:formula="of:=[.A137]/1000/(60*60*24)" office:value-type="time" office:time-value="PT00H35M59.304S" calcext:value-type="time">
            <text:p>00:35:59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2" calcext:value-type="float">
            <text:p>327.02</text:p>
          </table:table-cell>
          <table:table-cell office:value-type="float" office:value="156.71" calcext:value-type="float">
            <text:p>156.71</text:p>
          </table:table-cell>
          <table:table-cell office:value-type="float" office:value="206.91" calcext:value-type="float">
            <text:p>206.91</text:p>
          </table:table-cell>
        </table:table-row>
        <table:table-row table:style-name="ro1">
          <table:table-cell office:value-type="float" office:value="2175304" calcext:value-type="float">
            <text:p>2175304</text:p>
          </table:table-cell>
          <table:table-cell table:formula="of:=[.A138]/1000/(60*60*24)" office:value-type="time" office:time-value="PT00H36M15.304S" calcext:value-type="time">
            <text:p>00:36:15</text:p>
          </table:table-cell>
          <table:table-cell office:value-type="float" office:value="1.28" calcext:value-type="float">
            <text:p>1.28</text:p>
          </table:table-cell>
          <table:table-cell office:value-type="float" office:value="254.4" calcext:value-type="float">
            <text:p>254.4</text:p>
          </table:table-cell>
          <table:table-cell office:value-type="float" office:value="326" calcext:value-type="float">
            <text:p>326</text:p>
          </table:table-cell>
          <table:table-cell office:value-type="float" office:value="157.84" calcext:value-type="float">
            <text:p>157.84</text:p>
          </table:table-cell>
          <table:table-cell office:value-type="float" office:value="208.36" calcext:value-type="float">
            <text:p>208.36</text:p>
          </table:table-cell>
        </table:table-row>
        <table:table-row table:style-name="ro1">
          <table:table-cell office:value-type="float" office:value="2191304" calcext:value-type="float">
            <text:p>2191304</text:p>
          </table:table-cell>
          <table:table-cell table:formula="of:=[.A139]/1000/(60*60*24)" office:value-type="time" office:time-value="PT00H36M31.304S" calcext:value-type="time">
            <text:p>00:36:31</text:p>
          </table:table-cell>
          <table:table-cell office:value-type="float" office:value="1.29" calcext:value-type="float">
            <text:p>1.29</text:p>
          </table:table-cell>
          <table:table-cell office:value-type="float" office:value="254.3" calcext:value-type="float">
            <text:p>254.3</text:p>
          </table:table-cell>
          <table:table-cell office:value-type="float" office:value="326.88" calcext:value-type="float">
            <text:p>326.88</text:p>
          </table:table-cell>
          <table:table-cell office:value-type="float" office:value="158.97" calcext:value-type="float">
            <text:p>158.97</text:p>
          </table:table-cell>
          <table:table-cell office:value-type="float" office:value="209.81" calcext:value-type="float">
            <text:p>209.81</text:p>
          </table:table-cell>
        </table:table-row>
        <table:table-row table:style-name="ro1">
          <table:table-cell office:value-type="float" office:value="2207304" calcext:value-type="float">
            <text:p>2207304</text:p>
          </table:table-cell>
          <table:table-cell table:formula="of:=[.A140]/1000/(60*60*24)" office:value-type="time" office:time-value="PT00H36M47.304S" calcext:value-type="time">
            <text:p>00:36:47</text:p>
          </table:table-cell>
          <table:table-cell office:value-type="float" office:value="1.28" calcext:value-type="float">
            <text:p>1.28</text:p>
          </table:table-cell>
          <table:table-cell office:value-type="float" office:value="254.2" calcext:value-type="float">
            <text:p>254.2</text:p>
          </table:table-cell>
          <table:table-cell office:value-type="float" office:value="325.73" calcext:value-type="float">
            <text:p>325.73</text:p>
          </table:table-cell>
          <table:table-cell office:value-type="float" office:value="160.1" calcext:value-type="float">
            <text:p>160.1</text:p>
          </table:table-cell>
          <table:table-cell office:value-type="float" office:value="211.26" calcext:value-type="float">
            <text:p>211.26</text:p>
          </table:table-cell>
        </table:table-row>
        <table:table-row table:style-name="ro1">
          <table:table-cell office:value-type="float" office:value="2223303" calcext:value-type="float">
            <text:p>2223303</text:p>
          </table:table-cell>
          <table:table-cell table:formula="of:=[.A141]/1000/(60*60*24)" office:value-type="time" office:time-value="PT00H37M03.303S" calcext:value-type="time">
            <text:p>00:37:03</text:p>
          </table:table-cell>
          <table:table-cell office:value-type="float" office:value="1.28" calcext:value-type="float">
            <text:p>1.28</text:p>
          </table:table-cell>
          <table:table-cell office:value-type="float" office:value="254.1" calcext:value-type="float">
            <text:p>254.1</text:p>
          </table:table-cell>
          <table:table-cell office:value-type="float" office:value="325.61" calcext:value-type="float">
            <text:p>325.61</text:p>
          </table:table-cell>
          <table:table-cell office:value-type="float" office:value="161.23" calcext:value-type="float">
            <text:p>161.23</text:p>
          </table:table-cell>
          <table:table-cell office:value-type="float" office:value="212.71" calcext:value-type="float">
            <text:p>212.71</text:p>
          </table:table-cell>
        </table:table-row>
        <table:table-row table:style-name="ro1">
          <table:table-cell office:value-type="float" office:value="2239304" calcext:value-type="float">
            <text:p>2239304</text:p>
          </table:table-cell>
          <table:table-cell table:formula="of:=[.A142]/1000/(60*60*24)" office:value-type="time" office:time-value="PT00H37M19.304S" calcext:value-type="time">
            <text:p>00:37:19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5.48" calcext:value-type="float">
            <text:p>325.48</text:p>
          </table:table-cell>
          <table:table-cell office:value-type="float" office:value="162.36" calcext:value-type="float">
            <text:p>162.36</text:p>
          </table:table-cell>
          <table:table-cell office:value-type="float" office:value="214.15" calcext:value-type="float">
            <text:p>214.15</text:p>
          </table:table-cell>
        </table:table-row>
        <table:table-row table:style-name="ro1">
          <table:table-cell office:value-type="float" office:value="2255304" calcext:value-type="float">
            <text:p>2255304</text:p>
          </table:table-cell>
          <table:table-cell table:formula="of:=[.A143]/1000/(60*60*24)" office:value-type="time" office:time-value="PT00H37M35.304S" calcext:value-type="time">
            <text:p>00:37:35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163.48" calcext:value-type="float">
            <text:p>163.48</text:p>
          </table:table-cell>
          <table:table-cell office:value-type="float" office:value="215.6" calcext:value-type="float">
            <text:p>215.6</text:p>
          </table:table-cell>
        </table:table-row>
        <table:table-row table:style-name="ro1">
          <table:table-cell office:value-type="float" office:value="2271304" calcext:value-type="float">
            <text:p>2271304</text:p>
          </table:table-cell>
          <table:table-cell table:formula="of:=[.A144]/1000/(60*60*24)" office:value-type="time" office:time-value="PT00H37M51.304S" calcext:value-type="time">
            <text:p>00:37:51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164.61" calcext:value-type="float">
            <text:p>164.61</text:p>
          </table:table-cell>
          <table:table-cell office:value-type="float" office:value="217.05" calcext:value-type="float">
            <text:p>217.05</text:p>
          </table:table-cell>
        </table:table-row>
        <table:table-row table:style-name="ro1">
          <table:table-cell office:value-type="float" office:value="2287304" calcext:value-type="float">
            <text:p>2287304</text:p>
          </table:table-cell>
          <table:table-cell table:formula="of:=[.A145]/1000/(60*60*24)" office:value-type="time" office:time-value="PT00H38M07.304S" calcext:value-type="time">
            <text:p>00:38:07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5.21" calcext:value-type="float">
            <text:p>325.21</text:p>
          </table:table-cell>
          <table:table-cell office:value-type="float" office:value="165.74" calcext:value-type="float">
            <text:p>165.74</text:p>
          </table:table-cell>
          <table:table-cell office:value-type="float" office:value="218.49" calcext:value-type="float">
            <text:p>218.49</text:p>
          </table:table-cell>
        </table:table-row>
        <table:table-row table:style-name="ro1">
          <table:table-cell office:value-type="float" office:value="2303304" calcext:value-type="float">
            <text:p>2303304</text:p>
          </table:table-cell>
          <table:table-cell table:formula="of:=[.A146]/1000/(60*60*24)" office:value-type="time" office:time-value="PT00H38M23.304S" calcext:value-type="time">
            <text:p>00:38:23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166.87" calcext:value-type="float">
            <text:p>166.87</text:p>
          </table:table-cell>
          <table:table-cell office:value-type="float" office:value="219.94" calcext:value-type="float">
            <text:p>219.94</text:p>
          </table:table-cell>
        </table:table-row>
        <table:table-row table:style-name="ro1">
          <table:table-cell office:value-type="float" office:value="2319304" calcext:value-type="float">
            <text:p>2319304</text:p>
          </table:table-cell>
          <table:table-cell table:formula="of:=[.A147]/1000/(60*60*24)" office:value-type="time" office:time-value="PT00H38M39.304S" calcext:value-type="time">
            <text:p>00:38:39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5" calcext:value-type="float">
            <text:p>324.95</text:p>
          </table:table-cell>
          <table:table-cell office:value-type="float" office:value="168" calcext:value-type="float">
            <text:p>168</text:p>
          </table:table-cell>
          <table:table-cell office:value-type="float" office:value="221.38" calcext:value-type="float">
            <text:p>221.38</text:p>
          </table:table-cell>
        </table:table-row>
        <table:table-row table:style-name="ro1">
          <table:table-cell office:value-type="float" office:value="2335304" calcext:value-type="float">
            <text:p>2335304</text:p>
          </table:table-cell>
          <table:table-cell table:formula="of:=[.A148]/1000/(60*60*24)" office:value-type="time" office:time-value="PT00H38M55.304S" calcext:value-type="time">
            <text:p>00:38:55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169.12" calcext:value-type="float">
            <text:p>169.12</text:p>
          </table:table-cell>
          <table:table-cell office:value-type="float" office:value="222.82" calcext:value-type="float">
            <text:p>222.82</text:p>
          </table:table-cell>
        </table:table-row>
        <table:table-row table:style-name="ro1">
          <table:table-cell office:value-type="float" office:value="2351304" calcext:value-type="float">
            <text:p>2351304</text:p>
          </table:table-cell>
          <table:table-cell table:formula="of:=[.A149]/1000/(60*60*24)" office:value-type="time" office:time-value="PT00H39M11.304S" calcext:value-type="time">
            <text:p>00:39:11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3.81" calcext:value-type="float">
            <text:p>323.81</text:p>
          </table:table-cell>
          <table:table-cell office:value-type="float" office:value="170.25" calcext:value-type="float">
            <text:p>170.25</text:p>
          </table:table-cell>
          <table:table-cell office:value-type="float" office:value="224.26" calcext:value-type="float">
            <text:p>224.26</text:p>
          </table:table-cell>
        </table:table-row>
        <table:table-row table:style-name="ro1">
          <table:table-cell office:value-type="float" office:value="2367304" calcext:value-type="float">
            <text:p>2367304</text:p>
          </table:table-cell>
          <table:table-cell table:formula="of:=[.A150]/1000/(60*60*24)" office:value-type="time" office:time-value="PT00H39M27.304S" calcext:value-type="time">
            <text:p>00:39:27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3.68" calcext:value-type="float">
            <text:p>323.68</text:p>
          </table:table-cell>
          <table:table-cell office:value-type="float" office:value="171.38" calcext:value-type="float">
            <text:p>171.38</text:p>
          </table:table-cell>
          <table:table-cell office:value-type="float" office:value="225.7" calcext:value-type="float">
            <text:p>225.7</text:p>
          </table:table-cell>
        </table:table-row>
        <table:table-row table:style-name="ro1">
          <table:table-cell office:value-type="float" office:value="2383304" calcext:value-type="float">
            <text:p>2383304</text:p>
          </table:table-cell>
          <table:table-cell table:formula="of:=[.A151]/1000/(60*60*24)" office:value-type="time" office:time-value="PT00H39M43.304S" calcext:value-type="time">
            <text:p>00:39:43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3.55" calcext:value-type="float">
            <text:p>323.55</text:p>
          </table:table-cell>
          <table:table-cell office:value-type="float" office:value="172.5" calcext:value-type="float">
            <text:p>172.5</text:p>
          </table:table-cell>
          <table:table-cell office:value-type="float" office:value="227.14" calcext:value-type="float">
            <text:p>227.14</text:p>
          </table:table-cell>
        </table:table-row>
        <table:table-row table:style-name="ro1">
          <table:table-cell office:value-type="float" office:value="2399304" calcext:value-type="float">
            <text:p>2399304</text:p>
          </table:table-cell>
          <table:table-cell table:formula="of:=[.A152]/1000/(60*60*24)" office:value-type="time" office:time-value="PT00H39M59.304S" calcext:value-type="time">
            <text:p>00:39:59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2" calcext:value-type="float">
            <text:p>323.42</text:p>
          </table:table-cell>
          <table:table-cell office:value-type="float" office:value="173.63" calcext:value-type="float">
            <text:p>173.63</text:p>
          </table:table-cell>
          <table:table-cell office:value-type="float" office:value="228.58" calcext:value-type="float">
            <text:p>228.58</text:p>
          </table:table-cell>
        </table:table-row>
        <table:table-row table:style-name="ro1">
          <table:table-cell office:value-type="float" office:value="2415304" calcext:value-type="float">
            <text:p>2415304</text:p>
          </table:table-cell>
          <table:table-cell table:formula="of:=[.A153]/1000/(60*60*24)" office:value-type="time" office:time-value="PT00H40M15.304S" calcext:value-type="time">
            <text:p>00:40:15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9" calcext:value-type="float">
            <text:p>323.29</text:p>
          </table:table-cell>
          <table:table-cell office:value-type="float" office:value="174.75" calcext:value-type="float">
            <text:p>174.75</text:p>
          </table:table-cell>
          <table:table-cell office:value-type="float" office:value="230.01" calcext:value-type="float">
            <text:p>230.01</text:p>
          </table:table-cell>
        </table:table-row>
        <table:table-row table:style-name="ro1">
          <table:table-cell office:value-type="float" office:value="2431304" calcext:value-type="float">
            <text:p>2431304</text:p>
          </table:table-cell>
          <table:table-cell table:formula="of:=[.A154]/1000/(60*60*24)" office:value-type="time" office:time-value="PT00H40M31.304S" calcext:value-type="time">
            <text:p>00:40:31</text:p>
          </table:table-cell>
          <table:table-cell office:value-type="float" office:value="1.27" calcext:value-type="float">
            <text:p>1.27</text:p>
          </table:table-cell>
          <table:table-cell office:value-type="float" office:value="253" calcext:value-type="float">
            <text:p>253</text:p>
          </table:table-cell>
          <table:table-cell office:value-type="float" office:value="322.15" calcext:value-type="float">
            <text:p>322.15</text:p>
          </table:table-cell>
          <table:table-cell office:value-type="float" office:value="175.88" calcext:value-type="float">
            <text:p>175.88</text:p>
          </table:table-cell>
          <table:table-cell office:value-type="float" office:value="231.45" calcext:value-type="float">
            <text:p>231.45</text:p>
          </table:table-cell>
        </table:table-row>
        <table:table-row table:style-name="ro1">
          <table:table-cell office:value-type="float" office:value="2447304" calcext:value-type="float">
            <text:p>2447304</text:p>
          </table:table-cell>
          <table:table-cell table:formula="of:=[.A155]/1000/(60*60*24)" office:value-type="time" office:time-value="PT00H40M47.304S" calcext:value-type="time">
            <text:p>00:40:47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177" calcext:value-type="float">
            <text:p>177</text:p>
          </table:table-cell>
          <table:table-cell office:value-type="float" office:value="232.89" calcext:value-type="float">
            <text:p>232.89</text:p>
          </table:table-cell>
        </table:table-row>
        <table:table-row table:style-name="ro1">
          <table:table-cell office:value-type="float" office:value="2463304" calcext:value-type="float">
            <text:p>2463304</text:p>
          </table:table-cell>
          <table:table-cell table:formula="of:=[.A156]/1000/(60*60*24)" office:value-type="time" office:time-value="PT00H41M03.304S" calcext:value-type="time">
            <text:p>00:41:03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178.13" calcext:value-type="float">
            <text:p>178.13</text:p>
          </table:table-cell>
          <table:table-cell office:value-type="float" office:value="234.32" calcext:value-type="float">
            <text:p>234.32</text:p>
          </table:table-cell>
        </table:table-row>
        <table:table-row table:style-name="ro1">
          <table:table-cell office:value-type="float" office:value="2479304" calcext:value-type="float">
            <text:p>2479304</text:p>
          </table:table-cell>
          <table:table-cell table:formula="of:=[.A157]/1000/(60*60*24)" office:value-type="time" office:time-value="PT00H41M19.304S" calcext:value-type="time">
            <text:p>00:41:19</text:p>
          </table:table-cell>
          <table:table-cell office:value-type="float" office:value="1.28" calcext:value-type="float">
            <text:p>1.28</text:p>
          </table:table-cell>
          <table:table-cell office:value-type="float" office:value="252.8" calcext:value-type="float">
            <text:p>252.8</text:p>
          </table:table-cell>
          <table:table-cell office:value-type="float" office:value="322.9" calcext:value-type="float">
            <text:p>322.9</text:p>
          </table:table-cell>
          <table:table-cell office:value-type="float" office:value="179.25" calcext:value-type="float">
            <text:p>179.25</text:p>
          </table:table-cell>
          <table:table-cell office:value-type="float" office:value="235.76" calcext:value-type="float">
            <text:p>235.76</text:p>
          </table:table-cell>
        </table:table-row>
        <table:table-row table:style-name="ro1">
          <table:table-cell office:value-type="float" office:value="2495304" calcext:value-type="float">
            <text:p>2495304</text:p>
          </table:table-cell>
          <table:table-cell table:formula="of:=[.A158]/1000/(60*60*24)" office:value-type="time" office:time-value="PT00H41M35.304S" calcext:value-type="time">
            <text:p>00:41:35</text:p>
          </table:table-cell>
          <table:table-cell office:value-type="float" office:value="1.28" calcext:value-type="float">
            <text:p>1.28</text:p>
          </table:table-cell>
          <table:table-cell office:value-type="float" office:value="252.8" calcext:value-type="float">
            <text:p>252.8</text:p>
          </table:table-cell>
          <table:table-cell office:value-type="float" office:value="322.9" calcext:value-type="float">
            <text:p>322.9</text:p>
          </table:table-cell>
          <table:table-cell office:value-type="float" office:value="180.37" calcext:value-type="float">
            <text:p>180.37</text:p>
          </table:table-cell>
          <table:table-cell office:value-type="float" office:value="237.19" calcext:value-type="float">
            <text:p>237.19</text:p>
          </table:table-cell>
        </table:table-row>
        <table:table-row table:style-name="ro1">
          <table:table-cell office:value-type="float" office:value="2511304" calcext:value-type="float">
            <text:p>2511304</text:p>
          </table:table-cell>
          <table:table-cell table:formula="of:=[.A159]/1000/(60*60*24)" office:value-type="time" office:time-value="PT00H41M51.304S" calcext:value-type="time">
            <text:p>00:41:51</text:p>
          </table:table-cell>
          <table:table-cell office:value-type="float" office:value="1.27" calcext:value-type="float">
            <text:p>1.27</text:p>
          </table:table-cell>
          <table:table-cell office:value-type="float" office:value="252.7" calcext:value-type="float">
            <text:p>252.7</text:p>
          </table:table-cell>
          <table:table-cell office:value-type="float" office:value="321.76" calcext:value-type="float">
            <text:p>321.76</text:p>
          </table:table-cell>
          <table:table-cell office:value-type="float" office:value="181.5" calcext:value-type="float">
            <text:p>181.5</text:p>
          </table:table-cell>
          <table:table-cell office:value-type="float" office:value="238.62" calcext:value-type="float">
            <text:p>238.62</text:p>
          </table:table-cell>
        </table:table-row>
        <table:table-row table:style-name="ro1">
          <table:table-cell office:value-type="float" office:value="2527304" calcext:value-type="float">
            <text:p>2527304</text:p>
          </table:table-cell>
          <table:table-cell table:formula="of:=[.A160]/1000/(60*60*24)" office:value-type="time" office:time-value="PT00H42M07.304S" calcext:value-type="time">
            <text:p>00:42:07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1.63" calcext:value-type="float">
            <text:p>321.63</text:p>
          </table:table-cell>
          <table:table-cell office:value-type="float" office:value="182.62" calcext:value-type="float">
            <text:p>182.62</text:p>
          </table:table-cell>
          <table:table-cell office:value-type="float" office:value="240.05" calcext:value-type="float">
            <text:p>240.05</text:p>
          </table:table-cell>
        </table:table-row>
        <table:table-row table:style-name="ro1">
          <table:table-cell office:value-type="float" office:value="2543304" calcext:value-type="float">
            <text:p>2543304</text:p>
          </table:table-cell>
          <table:table-cell table:formula="of:=[.A161]/1000/(60*60*24)" office:value-type="time" office:time-value="PT00H42M23.304S" calcext:value-type="time">
            <text:p>00:42:23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1.62" calcext:value-type="float">
            <text:p>321.62</text:p>
          </table:table-cell>
          <table:table-cell office:value-type="float" office:value="183.74" calcext:value-type="float">
            <text:p>183.74</text:p>
          </table:table-cell>
          <table:table-cell office:value-type="float" office:value="241.48" calcext:value-type="float">
            <text:p>241.48</text:p>
          </table:table-cell>
        </table:table-row>
        <table:table-row table:style-name="ro1">
          <table:table-cell office:value-type="float" office:value="2559304" calcext:value-type="float">
            <text:p>2559304</text:p>
          </table:table-cell>
          <table:table-cell table:formula="of:=[.A162]/1000/(60*60*24)" office:value-type="time" office:time-value="PT00H42M39.304S" calcext:value-type="time">
            <text:p>00:42:39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184.86" calcext:value-type="float">
            <text:p>184.86</text:p>
          </table:table-cell>
          <table:table-cell office:value-type="float" office:value="242.91" calcext:value-type="float">
            <text:p>242.91</text:p>
          </table:table-cell>
        </table:table-row>
        <table:table-row table:style-name="ro1">
          <table:table-cell office:value-type="float" office:value="2575304" calcext:value-type="float">
            <text:p>2575304</text:p>
          </table:table-cell>
          <table:table-cell table:formula="of:=[.A163]/1000/(60*60*24)" office:value-type="time" office:time-value="PT00H42M55.304S" calcext:value-type="time">
            <text:p>00:42:55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7" calcext:value-type="float">
            <text:p>321.37</text:p>
          </table:table-cell>
          <table:table-cell office:value-type="float" office:value="185.99" calcext:value-type="float">
            <text:p>185.99</text:p>
          </table:table-cell>
          <table:table-cell office:value-type="float" office:value="244.34" calcext:value-type="float">
            <text:p>244.34</text:p>
          </table:table-cell>
        </table:table-row>
        <table:table-row table:style-name="ro1">
          <table:table-cell office:value-type="float" office:value="2591304" calcext:value-type="float">
            <text:p>2591304</text:p>
          </table:table-cell>
          <table:table-cell table:formula="of:=[.A164]/1000/(60*60*24)" office:value-type="time" office:time-value="PT00H43M11.304S" calcext:value-type="time">
            <text:p>00:43:11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187.11" calcext:value-type="float">
            <text:p>187.11</text:p>
          </table:table-cell>
          <table:table-cell office:value-type="float" office:value="245.77" calcext:value-type="float">
            <text:p>245.77</text:p>
          </table:table-cell>
        </table:table-row>
        <table:table-row table:style-name="ro1">
          <table:table-cell office:value-type="float" office:value="2607303" calcext:value-type="float">
            <text:p>2607303</text:p>
          </table:table-cell>
          <table:table-cell table:formula="of:=[.A165]/1000/(60*60*24)" office:value-type="time" office:time-value="PT00H43M27.303S" calcext:value-type="time">
            <text:p>00:43:27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188.23" calcext:value-type="float">
            <text:p>188.23</text:p>
          </table:table-cell>
          <table:table-cell office:value-type="float" office:value="247.2" calcext:value-type="float">
            <text:p>247.2</text:p>
          </table:table-cell>
        </table:table-row>
        <table:table-row table:style-name="ro1">
          <table:table-cell office:value-type="float" office:value="2623304" calcext:value-type="float">
            <text:p>2623304</text:p>
          </table:table-cell>
          <table:table-cell table:formula="of:=[.A166]/1000/(60*60*24)" office:value-type="time" office:time-value="PT00H43M43.304S" calcext:value-type="time">
            <text:p>00:43:43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" calcext:value-type="float">
            <text:p>321.1</text:p>
          </table:table-cell>
          <table:table-cell office:value-type="float" office:value="189.35" calcext:value-type="float">
            <text:p>189.35</text:p>
          </table:table-cell>
          <table:table-cell office:value-type="float" office:value="248.62" calcext:value-type="float">
            <text:p>248.62</text:p>
          </table:table-cell>
        </table:table-row>
        <table:table-row table:style-name="ro1">
          <table:table-cell office:value-type="float" office:value="2639304" calcext:value-type="float">
            <text:p>2639304</text:p>
          </table:table-cell>
          <table:table-cell table:formula="of:=[.A167]/1000/(60*60*24)" office:value-type="time" office:time-value="PT00H43M59.304S" calcext:value-type="time">
            <text:p>00:43:59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19.97" calcext:value-type="float">
            <text:p>319.97</text:p>
          </table:table-cell>
          <table:table-cell office:value-type="float" office:value="190.47" calcext:value-type="float">
            <text:p>190.47</text:p>
          </table:table-cell>
          <table:table-cell office:value-type="float" office:value="250.05" calcext:value-type="float">
            <text:p>250.05</text:p>
          </table:table-cell>
        </table:table-row>
        <table:table-row table:style-name="ro1">
          <table:table-cell office:value-type="float" office:value="2655304" calcext:value-type="float">
            <text:p>2655304</text:p>
          </table:table-cell>
          <table:table-cell table:formula="of:=[.A168]/1000/(60*60*24)" office:value-type="time" office:time-value="PT00H44M15.304S" calcext:value-type="time">
            <text:p>00:44:15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20.85" calcext:value-type="float">
            <text:p>320.85</text:p>
          </table:table-cell>
          <table:table-cell office:value-type="float" office:value="191.59" calcext:value-type="float">
            <text:p>191.59</text:p>
          </table:table-cell>
          <table:table-cell office:value-type="float" office:value="251.47" calcext:value-type="float">
            <text:p>251.47</text:p>
          </table:table-cell>
        </table:table-row>
        <table:table-row table:style-name="ro1">
          <table:table-cell office:value-type="float" office:value="2671304" calcext:value-type="float">
            <text:p>2671304</text:p>
          </table:table-cell>
          <table:table-cell table:formula="of:=[.A169]/1000/(60*60*24)" office:value-type="time" office:time-value="PT00H44M31.304S" calcext:value-type="time">
            <text:p>00:44:31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9.71" calcext:value-type="float">
            <text:p>319.71</text:p>
          </table:table-cell>
          <table:table-cell office:value-type="float" office:value="192.71" calcext:value-type="float">
            <text:p>192.71</text:p>
          </table:table-cell>
          <table:table-cell office:value-type="float" office:value="252.9" calcext:value-type="float">
            <text:p>252.9</text:p>
          </table:table-cell>
        </table:table-row>
        <table:table-row table:style-name="ro1">
          <table:table-cell office:value-type="float" office:value="2687304" calcext:value-type="float">
            <text:p>2687304</text:p>
          </table:table-cell>
          <table:table-cell table:formula="of:=[.A170]/1000/(60*60*24)" office:value-type="time" office:time-value="PT00H44M47.304S" calcext:value-type="time">
            <text:p>00:44:47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9.71" calcext:value-type="float">
            <text:p>319.71</text:p>
          </table:table-cell>
          <table:table-cell office:value-type="float" office:value="193.83" calcext:value-type="float">
            <text:p>193.83</text:p>
          </table:table-cell>
          <table:table-cell office:value-type="float" office:value="254.32" calcext:value-type="float">
            <text:p>254.32</text:p>
          </table:table-cell>
        </table:table-row>
        <table:table-row table:style-name="ro1">
          <table:table-cell office:value-type="float" office:value="2703304" calcext:value-type="float">
            <text:p>2703304</text:p>
          </table:table-cell>
          <table:table-cell table:formula="of:=[.A171]/1000/(60*60*24)" office:value-type="time" office:time-value="PT00H45M03.304S" calcext:value-type="time">
            <text:p>00:45:03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20.59" calcext:value-type="float">
            <text:p>320.59</text:p>
          </table:table-cell>
          <table:table-cell office:value-type="float" office:value="194.95" calcext:value-type="float">
            <text:p>194.95</text:p>
          </table:table-cell>
          <table:table-cell office:value-type="float" office:value="255.74" calcext:value-type="float">
            <text:p>255.74</text:p>
          </table:table-cell>
        </table:table-row>
        <table:table-row table:style-name="ro1">
          <table:table-cell office:value-type="float" office:value="2719304" calcext:value-type="float">
            <text:p>2719304</text:p>
          </table:table-cell>
          <table:table-cell table:formula="of:=[.A172]/1000/(60*60*24)" office:value-type="time" office:time-value="PT00H45M19.304S" calcext:value-type="time">
            <text:p>00:45:19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20.46" calcext:value-type="float">
            <text:p>320.46</text:p>
          </table:table-cell>
          <table:table-cell office:value-type="float" office:value="196.07" calcext:value-type="float">
            <text:p>196.07</text:p>
          </table:table-cell>
          <table:table-cell office:value-type="float" office:value="257.16" calcext:value-type="float">
            <text:p>257.16</text:p>
          </table:table-cell>
        </table:table-row>
        <table:table-row table:style-name="ro1">
          <table:table-cell office:value-type="float" office:value="2735304" calcext:value-type="float">
            <text:p>2735304</text:p>
          </table:table-cell>
          <table:table-cell table:formula="of:=[.A173]/1000/(60*60*24)" office:value-type="time" office:time-value="PT00H45M35.304S" calcext:value-type="time">
            <text:p>00:45:35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197.19" calcext:value-type="float">
            <text:p>197.19</text:p>
          </table:table-cell>
          <table:table-cell office:value-type="float" office:value="258.58" calcext:value-type="float">
            <text:p>258.58</text:p>
          </table:table-cell>
        </table:table-row>
        <table:table-row table:style-name="ro1">
          <table:table-cell office:value-type="float" office:value="2751304" calcext:value-type="float">
            <text:p>2751304</text:p>
          </table:table-cell>
          <table:table-cell table:formula="of:=[.A174]/1000/(60*60*24)" office:value-type="time" office:time-value="PT00H45M51.304S" calcext:value-type="time">
            <text:p>00:45:51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198.31" calcext:value-type="float">
            <text:p>198.3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767304" calcext:value-type="float">
            <text:p>2767304</text:p>
          </table:table-cell>
          <table:table-cell table:formula="of:=[.A175]/1000/(60*60*24)" office:value-type="time" office:time-value="PT00H46M07.304S" calcext:value-type="time">
            <text:p>00:46:07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199.42" calcext:value-type="float">
            <text:p>199.42</text:p>
          </table:table-cell>
          <table:table-cell office:value-type="float" office:value="261.42" calcext:value-type="float">
            <text:p>261.42</text:p>
          </table:table-cell>
        </table:table-row>
        <table:table-row table:style-name="ro1">
          <table:table-cell office:value-type="float" office:value="2783304" calcext:value-type="float">
            <text:p>2783304</text:p>
          </table:table-cell>
          <table:table-cell table:formula="of:=[.A176]/1000/(60*60*24)" office:value-type="time" office:time-value="PT00H46M23.304S" calcext:value-type="time">
            <text:p>00:46:23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200.54" calcext:value-type="float">
            <text:p>200.54</text:p>
          </table:table-cell>
          <table:table-cell office:value-type="float" office:value="262.84" calcext:value-type="float">
            <text:p>262.84</text:p>
          </table:table-cell>
        </table:table-row>
        <table:table-row table:style-name="ro1">
          <table:table-cell office:value-type="float" office:value="2799304" calcext:value-type="float">
            <text:p>2799304</text:p>
          </table:table-cell>
          <table:table-cell table:formula="of:=[.A177]/1000/(60*60*24)" office:value-type="time" office:time-value="PT00H46M39.304S" calcext:value-type="time">
            <text:p>00:46:39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201.66" calcext:value-type="float">
            <text:p>201.66</text:p>
          </table:table-cell>
          <table:table-cell office:value-type="float" office:value="264.26" calcext:value-type="float">
            <text:p>264.26</text:p>
          </table:table-cell>
        </table:table-row>
        <table:table-row table:style-name="ro1">
          <table:table-cell office:value-type="float" office:value="2815304" calcext:value-type="float">
            <text:p>2815304</text:p>
          </table:table-cell>
          <table:table-cell table:formula="of:=[.A178]/1000/(60*60*24)" office:value-type="time" office:time-value="PT00H46M55.304S" calcext:value-type="time">
            <text:p>00:46:55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202.78" calcext:value-type="float">
            <text:p>202.78</text:p>
          </table:table-cell>
          <table:table-cell office:value-type="float" office:value="265.67" calcext:value-type="float">
            <text:p>265.67</text:p>
          </table:table-cell>
        </table:table-row>
        <table:table-row table:style-name="ro1">
          <table:table-cell office:value-type="float" office:value="2831304" calcext:value-type="float">
            <text:p>2831304</text:p>
          </table:table-cell>
          <table:table-cell table:formula="of:=[.A179]/1000/(60*60*24)" office:value-type="time" office:time-value="PT00H47M11.304S" calcext:value-type="time">
            <text:p>00:47:11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203.89" calcext:value-type="float">
            <text:p>203.89</text:p>
          </table:table-cell>
          <table:table-cell office:value-type="float" office:value="267.09" calcext:value-type="float">
            <text:p>267.09</text:p>
          </table:table-cell>
        </table:table-row>
        <table:table-row table:style-name="ro1">
          <table:table-cell office:value-type="float" office:value="2847304" calcext:value-type="float">
            <text:p>2847304</text:p>
          </table:table-cell>
          <table:table-cell table:formula="of:=[.A180]/1000/(60*60*24)" office:value-type="time" office:time-value="PT00H47M27.304S" calcext:value-type="time">
            <text:p>00:47:27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7" calcext:value-type="float">
            <text:p>318.67</text:p>
          </table:table-cell>
          <table:table-cell office:value-type="float" office:value="205.01" calcext:value-type="float">
            <text:p>205.01</text:p>
          </table:table-cell>
          <table:table-cell office:value-type="float" office:value="268.51" calcext:value-type="float">
            <text:p>268.51</text:p>
          </table:table-cell>
        </table:table-row>
        <table:table-row table:style-name="ro1">
          <table:table-cell office:value-type="float" office:value="2863304" calcext:value-type="float">
            <text:p>2863304</text:p>
          </table:table-cell>
          <table:table-cell table:formula="of:=[.A181]/1000/(60*60*24)" office:value-type="time" office:time-value="PT00H47M43.304S" calcext:value-type="time">
            <text:p>00:47:43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206.12" calcext:value-type="float">
            <text:p>206.12</text:p>
          </table:table-cell>
          <table:table-cell office:value-type="float" office:value="269.92" calcext:value-type="float">
            <text:p>269.92</text:p>
          </table:table-cell>
        </table:table-row>
        <table:table-row table:style-name="ro1">
          <table:table-cell office:value-type="float" office:value="2879304" calcext:value-type="float">
            <text:p>2879304</text:p>
          </table:table-cell>
          <table:table-cell table:formula="of:=[.A182]/1000/(60*60*24)" office:value-type="time" office:time-value="PT00H47M59.304S" calcext:value-type="time">
            <text:p>00:47:59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207.24" calcext:value-type="float">
            <text:p>207.24</text:p>
          </table:table-cell>
          <table:table-cell office:value-type="float" office:value="271.33" calcext:value-type="float">
            <text:p>271.33</text:p>
          </table:table-cell>
        </table:table-row>
        <table:table-row table:style-name="ro1">
          <table:table-cell office:value-type="float" office:value="2895304" calcext:value-type="float">
            <text:p>2895304</text:p>
          </table:table-cell>
          <table:table-cell table:formula="of:=[.A183]/1000/(60*60*24)" office:value-type="time" office:time-value="PT00H48M15.304S" calcext:value-type="time">
            <text:p>00:48:15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208.36" calcext:value-type="float">
            <text:p>208.36</text:p>
          </table:table-cell>
          <table:table-cell office:value-type="float" office:value="272.75" calcext:value-type="float">
            <text:p>272.75</text:p>
          </table:table-cell>
        </table:table-row>
        <table:table-row table:style-name="ro1">
          <table:table-cell office:value-type="float" office:value="2911304" calcext:value-type="float">
            <text:p>2911304</text:p>
          </table:table-cell>
          <table:table-cell table:formula="of:=[.A184]/1000/(60*60*24)" office:value-type="time" office:time-value="PT00H48M31.304S" calcext:value-type="time">
            <text:p>00:48:31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209.47" calcext:value-type="float">
            <text:p>209.47</text:p>
          </table:table-cell>
          <table:table-cell office:value-type="float" office:value="274.16" calcext:value-type="float">
            <text:p>274.16</text:p>
          </table:table-cell>
        </table:table-row>
        <table:table-row table:style-name="ro1">
          <table:table-cell office:value-type="float" office:value="2927304" calcext:value-type="float">
            <text:p>2927304</text:p>
          </table:table-cell>
          <table:table-cell table:formula="of:=[.A185]/1000/(60*60*24)" office:value-type="time" office:time-value="PT00H48M47.304S" calcext:value-type="time">
            <text:p>00:48:47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210.59" calcext:value-type="float">
            <text:p>210.59</text:p>
          </table:table-cell>
          <table:table-cell office:value-type="float" office:value="275.57" calcext:value-type="float">
            <text:p>275.57</text:p>
          </table:table-cell>
        </table:table-row>
        <table:table-row table:style-name="ro1">
          <table:table-cell office:value-type="float" office:value="2943304" calcext:value-type="float">
            <text:p>2943304</text:p>
          </table:table-cell>
          <table:table-cell table:formula="of:=[.A186]/1000/(60*60*24)" office:value-type="time" office:time-value="PT00H49M03.304S" calcext:value-type="time">
            <text:p>00:49:03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211.7" calcext:value-type="float">
            <text:p>211.7</text:p>
          </table:table-cell>
          <table:table-cell office:value-type="float" office:value="276.98" calcext:value-type="float">
            <text:p>276.98</text:p>
          </table:table-cell>
        </table:table-row>
        <table:table-row table:style-name="ro1">
          <table:table-cell office:value-type="float" office:value="2959304" calcext:value-type="float">
            <text:p>2959304</text:p>
          </table:table-cell>
          <table:table-cell table:formula="of:=[.A187]/1000/(60*60*24)" office:value-type="time" office:time-value="PT00H49M19.304S" calcext:value-type="time">
            <text:p>00:49:19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212.81" calcext:value-type="float">
            <text:p>212.81</text:p>
          </table:table-cell>
          <table:table-cell office:value-type="float" office:value="278.39" calcext:value-type="float">
            <text:p>278.39</text:p>
          </table:table-cell>
        </table:table-row>
        <table:table-row table:style-name="ro1">
          <table:table-cell office:value-type="float" office:value="2975304" calcext:value-type="float">
            <text:p>2975304</text:p>
          </table:table-cell>
          <table:table-cell table:formula="of:=[.A188]/1000/(60*60*24)" office:value-type="time" office:time-value="PT00H49M35.304S" calcext:value-type="time">
            <text:p>00:49:35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213.93" calcext:value-type="float">
            <text:p>213.93</text:p>
          </table:table-cell>
          <table:table-cell office:value-type="float" office:value="279.8" calcext:value-type="float">
            <text:p>279.8</text:p>
          </table:table-cell>
        </table:table-row>
        <table:table-row table:style-name="ro1">
          <table:table-cell office:value-type="float" office:value="2991304" calcext:value-type="float">
            <text:p>2991304</text:p>
          </table:table-cell>
          <table:table-cell table:formula="of:=[.A189]/1000/(60*60*24)" office:value-type="time" office:time-value="PT00H49M51.304S" calcext:value-type="time">
            <text:p>00:49:51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215.04" calcext:value-type="float">
            <text:p>215.04</text:p>
          </table:table-cell>
          <table:table-cell office:value-type="float" office:value="281.21" calcext:value-type="float">
            <text:p>281.21</text:p>
          </table:table-cell>
        </table:table-row>
        <table:table-row table:style-name="ro1">
          <table:table-cell office:value-type="float" office:value="3007304" calcext:value-type="float">
            <text:p>3007304</text:p>
          </table:table-cell>
          <table:table-cell table:formula="of:=[.A190]/1000/(60*60*24)" office:value-type="time" office:time-value="PT00H50M07.304S" calcext:value-type="time">
            <text:p>00:50:07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216.16" calcext:value-type="float">
            <text:p>216.16</text:p>
          </table:table-cell>
          <table:table-cell office:value-type="float" office:value="282.61" calcext:value-type="float">
            <text:p>282.61</text:p>
          </table:table-cell>
        </table:table-row>
        <table:table-row table:style-name="ro1">
          <table:table-cell office:value-type="float" office:value="3023304" calcext:value-type="float">
            <text:p>3023304</text:p>
          </table:table-cell>
          <table:table-cell table:formula="of:=[.A191]/1000/(60*60*24)" office:value-type="time" office:time-value="PT00H50M23.304S" calcext:value-type="time">
            <text:p>00:50:23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217.27" calcext:value-type="float">
            <text:p>217.27</text:p>
          </table:table-cell>
          <table:table-cell office:value-type="float" office:value="284.02" calcext:value-type="float">
            <text:p>284.02</text:p>
          </table:table-cell>
        </table:table-row>
        <table:table-row table:style-name="ro1">
          <table:table-cell office:value-type="float" office:value="3039304" calcext:value-type="float">
            <text:p>3039304</text:p>
          </table:table-cell>
          <table:table-cell table:formula="of:=[.A192]/1000/(60*60*24)" office:value-type="time" office:time-value="PT00H50M39.304S" calcext:value-type="time">
            <text:p>00:50:39</text:p>
          </table:table-cell>
          <table:table-cell office:value-type="float" office:value="1.26" calcext:value-type="float">
            <text:p>1.26</text:p>
          </table:table-cell>
          <table:table-cell office:value-type="float" office:value="250.4" calcext:value-type="float">
            <text:p>250.4</text:p>
          </table:table-cell>
          <table:table-cell office:value-type="float" office:value="315.76" calcext:value-type="float">
            <text:p>315.76</text:p>
          </table:table-cell>
          <table:table-cell office:value-type="float" office:value="218.38" calcext:value-type="float">
            <text:p>218.38</text:p>
          </table:table-cell>
          <table:table-cell office:value-type="float" office:value="285.43" calcext:value-type="float">
            <text:p>285.43</text:p>
          </table:table-cell>
        </table:table-row>
        <table:table-row table:style-name="ro1">
          <table:table-cell office:value-type="float" office:value="3055304" calcext:value-type="float">
            <text:p>3055304</text:p>
          </table:table-cell>
          <table:table-cell table:formula="of:=[.A193]/1000/(60*60*24)" office:value-type="time" office:time-value="PT00H50M55.304S" calcext:value-type="time">
            <text:p>00:50:55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219.49" calcext:value-type="float">
            <text:p>219.49</text:p>
          </table:table-cell>
          <table:table-cell office:value-type="float" office:value="286.83" calcext:value-type="float">
            <text:p>286.83</text:p>
          </table:table-cell>
        </table:table-row>
        <table:table-row table:style-name="ro1">
          <table:table-cell office:value-type="float" office:value="3071304" calcext:value-type="float">
            <text:p>3071304</text:p>
          </table:table-cell>
          <table:table-cell table:formula="of:=[.A194]/1000/(60*60*24)" office:value-type="time" office:time-value="PT00H51M11.304S" calcext:value-type="time">
            <text:p>00:51:11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1" calcext:value-type="float">
            <text:p>315.51</text:p>
          </table:table-cell>
          <table:table-cell office:value-type="float" office:value="220.61" calcext:value-type="float">
            <text:p>220.61</text:p>
          </table:table-cell>
          <table:table-cell office:value-type="float" office:value="288.23" calcext:value-type="float">
            <text:p>288.23</text:p>
          </table:table-cell>
        </table:table-row>
        <table:table-row table:style-name="ro1">
          <table:table-cell office:value-type="float" office:value="3087304" calcext:value-type="float">
            <text:p>3087304</text:p>
          </table:table-cell>
          <table:table-cell table:formula="of:=[.A195]/1000/(60*60*24)" office:value-type="time" office:time-value="PT00H51M27.304S" calcext:value-type="time">
            <text:p>00:51:27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5.38" calcext:value-type="float">
            <text:p>315.38</text:p>
          </table:table-cell>
          <table:table-cell office:value-type="float" office:value="221.72" calcext:value-type="float">
            <text:p>221.72</text:p>
          </table:table-cell>
          <table:table-cell office:value-type="float" office:value="289.64" calcext:value-type="float">
            <text:p>289.64</text:p>
          </table:table-cell>
        </table:table-row>
        <table:table-row table:style-name="ro1">
          <table:table-cell office:value-type="float" office:value="3103304" calcext:value-type="float">
            <text:p>3103304</text:p>
          </table:table-cell>
          <table:table-cell table:formula="of:=[.A196]/1000/(60*60*24)" office:value-type="time" office:time-value="PT00H51M43.304S" calcext:value-type="time">
            <text:p>00:51:43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5.38" calcext:value-type="float">
            <text:p>315.38</text:p>
          </table:table-cell>
          <table:table-cell office:value-type="float" office:value="222.83" calcext:value-type="float">
            <text:p>222.83</text:p>
          </table:table-cell>
          <table:table-cell office:value-type="float" office:value="291.04" calcext:value-type="float">
            <text:p>291.04</text:p>
          </table:table-cell>
        </table:table-row>
        <table:table-row table:style-name="ro1">
          <table:table-cell office:value-type="float" office:value="3119304" calcext:value-type="float">
            <text:p>3119304</text:p>
          </table:table-cell>
          <table:table-cell table:formula="of:=[.A197]/1000/(60*60*24)" office:value-type="time" office:time-value="PT00H51M59.304S" calcext:value-type="time">
            <text:p>00:51:59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6.25" calcext:value-type="float">
            <text:p>316.25</text:p>
          </table:table-cell>
          <table:table-cell office:value-type="float" office:value="223.94" calcext:value-type="float">
            <text:p>223.94</text:p>
          </table:table-cell>
          <table:table-cell office:value-type="float" office:value="292.44" calcext:value-type="float">
            <text:p>292.44</text:p>
          </table:table-cell>
        </table:table-row>
        <table:table-row table:style-name="ro1">
          <table:table-cell office:value-type="float" office:value="3135304" calcext:value-type="float">
            <text:p>3135304</text:p>
          </table:table-cell>
          <table:table-cell table:formula="of:=[.A198]/1000/(60*60*24)" office:value-type="time" office:time-value="PT00H52M15.304S" calcext:value-type="time">
            <text:p>00:52:15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225.05" calcext:value-type="float">
            <text:p>225.05</text:p>
          </table:table-cell>
          <table:table-cell office:value-type="float" office:value="293.84" calcext:value-type="float">
            <text:p>293.84</text:p>
          </table:table-cell>
        </table:table-row>
        <table:table-row table:style-name="ro1">
          <table:table-cell office:value-type="float" office:value="3151304" calcext:value-type="float">
            <text:p>3151304</text:p>
          </table:table-cell>
          <table:table-cell table:formula="of:=[.A199]/1000/(60*60*24)" office:value-type="time" office:time-value="PT00H52M31.304S" calcext:value-type="time">
            <text:p>00:52:31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226.16" calcext:value-type="float">
            <text:p>226.16</text:p>
          </table:table-cell>
          <table:table-cell office:value-type="float" office:value="295.24" calcext:value-type="float">
            <text:p>295.24</text:p>
          </table:table-cell>
        </table:table-row>
        <table:table-row table:style-name="ro1">
          <table:table-cell office:value-type="float" office:value="3167304" calcext:value-type="float">
            <text:p>3167304</text:p>
          </table:table-cell>
          <table:table-cell table:formula="of:=[.A200]/1000/(60*60*24)" office:value-type="time" office:time-value="PT00H52M47.304S" calcext:value-type="time">
            <text:p>00:52:47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227.27" calcext:value-type="float">
            <text:p>227.27</text:p>
          </table:table-cell>
          <table:table-cell office:value-type="float" office:value="296.64" calcext:value-type="float">
            <text:p>296.64</text:p>
          </table:table-cell>
        </table:table-row>
        <table:table-row table:style-name="ro1">
          <table:table-cell office:value-type="float" office:value="3183304" calcext:value-type="float">
            <text:p>3183304</text:p>
          </table:table-cell>
          <table:table-cell table:formula="of:=[.A201]/1000/(60*60*24)" office:value-type="time" office:time-value="PT00H53M03.304S" calcext:value-type="time">
            <text:p>00:53:03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228.38" calcext:value-type="float">
            <text:p>228.38</text:p>
          </table:table-cell>
          <table:table-cell office:value-type="float" office:value="298.04" calcext:value-type="float">
            <text:p>298.04</text:p>
          </table:table-cell>
        </table:table-row>
        <table:table-row table:style-name="ro1">
          <table:table-cell office:value-type="float" office:value="3199304" calcext:value-type="float">
            <text:p>3199304</text:p>
          </table:table-cell>
          <table:table-cell table:formula="of:=[.A202]/1000/(60*60*24)" office:value-type="time" office:time-value="PT00H53M19.304S" calcext:value-type="time">
            <text:p>00:53:19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3.87" calcext:value-type="float">
            <text:p>313.87</text:p>
          </table:table-cell>
          <table:table-cell office:value-type="float" office:value="229.49" calcext:value-type="float">
            <text:p>229.49</text:p>
          </table:table-cell>
          <table:table-cell office:value-type="float" office:value="299.44" calcext:value-type="float">
            <text:p>299.44</text:p>
          </table:table-cell>
        </table:table-row>
        <table:table-row table:style-name="ro1">
          <table:table-cell office:value-type="float" office:value="3215304" calcext:value-type="float">
            <text:p>3215304</text:p>
          </table:table-cell>
          <table:table-cell table:formula="of:=[.A203]/1000/(60*60*24)" office:value-type="time" office:time-value="PT00H53M35.304S" calcext:value-type="time">
            <text:p>00:53:35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230.6" calcext:value-type="float">
            <text:p>230.6</text:p>
          </table:table-cell>
          <table:table-cell office:value-type="float" office:value="300.84" calcext:value-type="float">
            <text:p>300.84</text:p>
          </table:table-cell>
        </table:table-row>
        <table:table-row table:style-name="ro1">
          <table:table-cell office:value-type="float" office:value="3231304" calcext:value-type="float">
            <text:p>3231304</text:p>
          </table:table-cell>
          <table:table-cell table:formula="of:=[.A204]/1000/(60*60*24)" office:value-type="time" office:time-value="PT00H53M51.304S" calcext:value-type="time">
            <text:p>00:53:51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231.71" calcext:value-type="float">
            <text:p>231.71</text:p>
          </table:table-cell>
          <table:table-cell office:value-type="float" office:value="302.24" calcext:value-type="float">
            <text:p>302.24</text:p>
          </table:table-cell>
        </table:table-row>
        <table:table-row table:style-name="ro1">
          <table:table-cell office:value-type="float" office:value="3247304" calcext:value-type="float">
            <text:p>3247304</text:p>
          </table:table-cell>
          <table:table-cell table:formula="of:=[.A205]/1000/(60*60*24)" office:value-type="time" office:time-value="PT00H54M07.304S" calcext:value-type="time">
            <text:p>00:54:07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232.82" calcext:value-type="float">
            <text:p>232.82</text:p>
          </table:table-cell>
          <table:table-cell office:value-type="float" office:value="303.63" calcext:value-type="float">
            <text:p>303.63</text:p>
          </table:table-cell>
        </table:table-row>
        <table:table-row table:style-name="ro1">
          <table:table-cell office:value-type="float" office:value="3263304" calcext:value-type="float">
            <text:p>3263304</text:p>
          </table:table-cell>
          <table:table-cell table:formula="of:=[.A206]/1000/(60*60*24)" office:value-type="time" office:time-value="PT00H54M23.304S" calcext:value-type="time">
            <text:p>00:54:23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233.93" calcext:value-type="float">
            <text:p>233.93</text:p>
          </table:table-cell>
          <table:table-cell office:value-type="float" office:value="305.03" calcext:value-type="float">
            <text:p>305.03</text:p>
          </table:table-cell>
        </table:table-row>
        <table:table-row table:style-name="ro1">
          <table:table-cell office:value-type="float" office:value="3279304" calcext:value-type="float">
            <text:p>3279304</text:p>
          </table:table-cell>
          <table:table-cell table:formula="of:=[.A207]/1000/(60*60*24)" office:value-type="time" office:time-value="PT00H54M39.304S" calcext:value-type="time">
            <text:p>00:54:39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3.48" calcext:value-type="float">
            <text:p>313.48</text:p>
          </table:table-cell>
          <table:table-cell office:value-type="float" office:value="235.04" calcext:value-type="float">
            <text:p>235.04</text:p>
          </table:table-cell>
          <table:table-cell office:value-type="float" office:value="306.42" calcext:value-type="float">
            <text:p>306.42</text:p>
          </table:table-cell>
        </table:table-row>
        <table:table-row table:style-name="ro1">
          <table:table-cell office:value-type="float" office:value="3295304" calcext:value-type="float">
            <text:p>3295304</text:p>
          </table:table-cell>
          <table:table-cell table:formula="of:=[.A208]/1000/(60*60*24)" office:value-type="time" office:time-value="PT00H54M55.304S" calcext:value-type="time">
            <text:p>00:54:55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236.15" calcext:value-type="float">
            <text:p>236.15</text:p>
          </table:table-cell>
          <table:table-cell office:value-type="float" office:value="307.82" calcext:value-type="float">
            <text:p>307.82</text:p>
          </table:table-cell>
        </table:table-row>
        <table:table-row table:style-name="ro1">
          <table:table-cell office:value-type="float" office:value="3311304" calcext:value-type="float">
            <text:p>3311304</text:p>
          </table:table-cell>
          <table:table-cell table:formula="of:=[.A209]/1000/(60*60*24)" office:value-type="time" office:time-value="PT00H55M11.304S" calcext:value-type="time">
            <text:p>00:55:11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4.35" calcext:value-type="float">
            <text:p>314.35</text:p>
          </table:table-cell>
          <table:table-cell office:value-type="float" office:value="237.26" calcext:value-type="float">
            <text:p>237.26</text:p>
          </table:table-cell>
          <table:table-cell office:value-type="float" office:value="309.21" calcext:value-type="float">
            <text:p>309.21</text:p>
          </table:table-cell>
        </table:table-row>
        <table:table-row table:style-name="ro1">
          <table:table-cell office:value-type="float" office:value="3327304" calcext:value-type="float">
            <text:p>3327304</text:p>
          </table:table-cell>
          <table:table-cell table:formula="of:=[.A210]/1000/(60*60*24)" office:value-type="time" office:time-value="PT00H55M27.304S" calcext:value-type="time">
            <text:p>00:55:27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238.36" calcext:value-type="float">
            <text:p>238.36</text:p>
          </table:table-cell>
          <table:table-cell office:value-type="float" office:value="310.61" calcext:value-type="float">
            <text:p>310.61</text:p>
          </table:table-cell>
        </table:table-row>
        <table:table-row table:style-name="ro1">
          <table:table-cell office:value-type="float" office:value="3343304" calcext:value-type="float">
            <text:p>3343304</text:p>
          </table:table-cell>
          <table:table-cell table:formula="of:=[.A211]/1000/(60*60*24)" office:value-type="time" office:time-value="PT00H55M43.304S" calcext:value-type="time">
            <text:p>00:55:43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239.47" calcext:value-type="float">
            <text:p>239.4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359304" calcext:value-type="float">
            <text:p>3359304</text:p>
          </table:table-cell>
          <table:table-cell table:formula="of:=[.A212]/1000/(60*60*24)" office:value-type="time" office:time-value="PT00H55M59.304S" calcext:value-type="time">
            <text:p>00:55:59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240.58" calcext:value-type="float">
            <text:p>240.58</text:p>
          </table:table-cell>
          <table:table-cell office:value-type="float" office:value="313.39" calcext:value-type="float">
            <text:p>313.39</text:p>
          </table:table-cell>
        </table:table-row>
        <table:table-row table:style-name="ro1">
          <table:table-cell office:value-type="float" office:value="3375304" calcext:value-type="float">
            <text:p>3375304</text:p>
          </table:table-cell>
          <table:table-cell table:formula="of:=[.A213]/1000/(60*60*24)" office:value-type="time" office:time-value="PT00H56M15.304S" calcext:value-type="time">
            <text:p>00:56:15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41.68" calcext:value-type="float">
            <text:p>241.68</text:p>
          </table:table-cell>
          <table:table-cell office:value-type="float" office:value="314.78" calcext:value-type="float">
            <text:p>314.78</text:p>
          </table:table-cell>
        </table:table-row>
        <table:table-row table:style-name="ro1">
          <table:table-cell office:value-type="float" office:value="3391304" calcext:value-type="float">
            <text:p>3391304</text:p>
          </table:table-cell>
          <table:table-cell table:formula="of:=[.A214]/1000/(60*60*24)" office:value-type="time" office:time-value="PT00H56M31.304S" calcext:value-type="time">
            <text:p>00:56:31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42.79" calcext:value-type="float">
            <text:p>242.79</text:p>
          </table:table-cell>
          <table:table-cell office:value-type="float" office:value="316.17" calcext:value-type="float">
            <text:p>316.17</text:p>
          </table:table-cell>
        </table:table-row>
        <table:table-row table:style-name="ro1">
          <table:table-cell office:value-type="float" office:value="3407304" calcext:value-type="float">
            <text:p>3407304</text:p>
          </table:table-cell>
          <table:table-cell table:formula="of:=[.A215]/1000/(60*60*24)" office:value-type="time" office:time-value="PT00H56M47.304S" calcext:value-type="time">
            <text:p>00:56:47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243.9" calcext:value-type="float">
            <text:p>243.9</text:p>
          </table:table-cell>
          <table:table-cell office:value-type="float" office:value="317.56" calcext:value-type="float">
            <text:p>317.56</text:p>
          </table:table-cell>
        </table:table-row>
        <table:table-row table:style-name="ro1">
          <table:table-cell office:value-type="float" office:value="3423304" calcext:value-type="float">
            <text:p>3423304</text:p>
          </table:table-cell>
          <table:table-cell table:formula="of:=[.A216]/1000/(60*60*24)" office:value-type="time" office:time-value="PT00H57M03.304S" calcext:value-type="time">
            <text:p>00:57:03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1.72" calcext:value-type="float">
            <text:p>311.72</text:p>
          </table:table-cell>
          <table:table-cell office:value-type="float" office:value="245" calcext:value-type="float">
            <text:p>245</text:p>
          </table:table-cell>
          <table:table-cell office:value-type="float" office:value="318.95" calcext:value-type="float">
            <text:p>318.95</text:p>
          </table:table-cell>
        </table:table-row>
        <table:table-row table:style-name="ro1">
          <table:table-cell office:value-type="float" office:value="3439304" calcext:value-type="float">
            <text:p>3439304</text:p>
          </table:table-cell>
          <table:table-cell table:formula="of:=[.A217]/1000/(60*60*24)" office:value-type="time" office:time-value="PT00H57M19.304S" calcext:value-type="time">
            <text:p>00:57:19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1.72" calcext:value-type="float">
            <text:p>311.72</text:p>
          </table:table-cell>
          <table:table-cell office:value-type="float" office:value="246.11" calcext:value-type="float">
            <text:p>246.11</text:p>
          </table:table-cell>
          <table:table-cell office:value-type="float" office:value="320.34" calcext:value-type="float">
            <text:p>320.34</text:p>
          </table:table-cell>
        </table:table-row>
        <table:table-row table:style-name="ro1">
          <table:table-cell office:value-type="float" office:value="3455304" calcext:value-type="float">
            <text:p>3455304</text:p>
          </table:table-cell>
          <table:table-cell table:formula="of:=[.A218]/1000/(60*60*24)" office:value-type="time" office:time-value="PT00H57M35.304S" calcext:value-type="time">
            <text:p>00:57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247.21" calcext:value-type="float">
            <text:p>247.21</text:p>
          </table:table-cell>
          <table:table-cell office:value-type="float" office:value="321.72" calcext:value-type="float">
            <text:p>321.72</text:p>
          </table:table-cell>
        </table:table-row>
        <table:table-row table:style-name="ro1">
          <table:table-cell office:value-type="float" office:value="3471304" calcext:value-type="float">
            <text:p>3471304</text:p>
          </table:table-cell>
          <table:table-cell table:formula="of:=[.A219]/1000/(60*60*24)" office:value-type="time" office:time-value="PT00H57M51.304S" calcext:value-type="time">
            <text:p>00:57:51</text:p>
          </table:table-cell>
          <table:table-cell office:value-type="float" office:value="1.26" calcext:value-type="float">
            <text:p>1.26</text:p>
          </table:table-cell>
          <table:table-cell office:value-type="float" office:value="248.6" calcext:value-type="float">
            <text:p>248.6</text:p>
          </table:table-cell>
          <table:table-cell office:value-type="float" office:value="312.46" calcext:value-type="float">
            <text:p>312.46</text:p>
          </table:table-cell>
          <table:table-cell office:value-type="float" office:value="248.32" calcext:value-type="float">
            <text:p>248.32</text:p>
          </table:table-cell>
          <table:table-cell office:value-type="float" office:value="323.11" calcext:value-type="float">
            <text:p>323.11</text:p>
          </table:table-cell>
        </table:table-row>
        <table:table-row table:style-name="ro1">
          <table:table-cell office:value-type="float" office:value="3487303" calcext:value-type="float">
            <text:p>3487303</text:p>
          </table:table-cell>
          <table:table-cell table:formula="of:=[.A220]/1000/(60*60*24)" office:value-type="time" office:time-value="PT00H58M07.303S" calcext:value-type="time">
            <text:p>00:58:07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249.42" calcext:value-type="float">
            <text:p>249.42</text:p>
          </table:table-cell>
          <table:table-cell office:value-type="float" office:value="324.5" calcext:value-type="float">
            <text:p>324.5</text:p>
          </table:table-cell>
        </table:table-row>
        <table:table-row table:style-name="ro1">
          <table:table-cell office:value-type="float" office:value="3503304" calcext:value-type="float">
            <text:p>3503304</text:p>
          </table:table-cell>
          <table:table-cell table:formula="of:=[.A221]/1000/(60*60*24)" office:value-type="time" office:time-value="PT00H58M23.304S" calcext:value-type="time">
            <text:p>00:58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250.53" calcext:value-type="float">
            <text:p>250.53</text:p>
          </table:table-cell>
          <table:table-cell office:value-type="float" office:value="325.88" calcext:value-type="float">
            <text:p>325.88</text:p>
          </table:table-cell>
        </table:table-row>
        <table:table-row table:style-name="ro1">
          <table:table-cell office:value-type="float" office:value="3519304" calcext:value-type="float">
            <text:p>3519304</text:p>
          </table:table-cell>
          <table:table-cell table:formula="of:=[.A222]/1000/(60*60*24)" office:value-type="time" office:time-value="PT00H58M39.304S" calcext:value-type="time">
            <text:p>00:58:39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251.63" calcext:value-type="float">
            <text:p>251.63</text:p>
          </table:table-cell>
          <table:table-cell office:value-type="float" office:value="327.27" calcext:value-type="float">
            <text:p>327.27</text:p>
          </table:table-cell>
        </table:table-row>
        <table:table-row table:style-name="ro1">
          <table:table-cell office:value-type="float" office:value="3535304" calcext:value-type="float">
            <text:p>3535304</text:p>
          </table:table-cell>
          <table:table-cell table:formula="of:=[.A223]/1000/(60*60*24)" office:value-type="time" office:time-value="PT00H58M55.304S" calcext:value-type="time">
            <text:p>00:58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52.74" calcext:value-type="float">
            <text:p>252.74</text:p>
          </table:table-cell>
          <table:table-cell office:value-type="float" office:value="328.65" calcext:value-type="float">
            <text:p>328.65</text:p>
          </table:table-cell>
        </table:table-row>
        <table:table-row table:style-name="ro1">
          <table:table-cell office:value-type="float" office:value="3551304" calcext:value-type="float">
            <text:p>3551304</text:p>
          </table:table-cell>
          <table:table-cell table:formula="of:=[.A224]/1000/(60*60*24)" office:value-type="time" office:time-value="PT00H59M11.304S" calcext:value-type="time">
            <text:p>00:59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53.84" calcext:value-type="float">
            <text:p>253.84</text:p>
          </table:table-cell>
          <table:table-cell office:value-type="float" office:value="330.03" calcext:value-type="float">
            <text:p>330.03</text:p>
          </table:table-cell>
        </table:table-row>
        <table:table-row table:style-name="ro1">
          <table:table-cell office:value-type="float" office:value="3567304" calcext:value-type="float">
            <text:p>3567304</text:p>
          </table:table-cell>
          <table:table-cell table:formula="of:=[.A225]/1000/(60*60*24)" office:value-type="time" office:time-value="PT00H59M27.304S" calcext:value-type="time">
            <text:p>00:59:27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" calcext:value-type="float">
            <text:p>311.2</text:p>
          </table:table-cell>
          <table:table-cell office:value-type="float" office:value="254.95" calcext:value-type="float">
            <text:p>254.95</text:p>
          </table:table-cell>
          <table:table-cell office:value-type="float" office:value="331.41" calcext:value-type="float">
            <text:p>331.41</text:p>
          </table:table-cell>
        </table:table-row>
        <table:table-row table:style-name="ro1">
          <table:table-cell office:value-type="float" office:value="3583304" calcext:value-type="float">
            <text:p>3583304</text:p>
          </table:table-cell>
          <table:table-cell table:formula="of:=[.A226]/1000/(60*60*24)" office:value-type="time" office:time-value="PT00H59M43.304S" calcext:value-type="time">
            <text:p>00:59:43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56.05" calcext:value-type="float">
            <text:p>256.05</text:p>
          </table:table-cell>
          <table:table-cell office:value-type="float" office:value="332.8" calcext:value-type="float">
            <text:p>332.8</text:p>
          </table:table-cell>
        </table:table-row>
        <table:table-row table:style-name="ro1">
          <table:table-cell office:value-type="float" office:value="3599304" calcext:value-type="float">
            <text:p>3599304</text:p>
          </table:table-cell>
          <table:table-cell table:formula="of:=[.A227]/1000/(60*60*24)" office:value-type="time" office:time-value="PT00H59M59.304S" calcext:value-type="time">
            <text:p>00:59:59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09.96" calcext:value-type="float">
            <text:p>309.96</text:p>
          </table:table-cell>
          <table:table-cell office:value-type="float" office:value="257.15" calcext:value-type="float">
            <text:p>257.15</text:p>
          </table:table-cell>
          <table:table-cell office:value-type="float" office:value="334.18" calcext:value-type="float">
            <text:p>334.18</text:p>
          </table:table-cell>
        </table:table-row>
        <table:table-row table:style-name="ro1">
          <table:table-cell office:value-type="float" office:value="3615304" calcext:value-type="float">
            <text:p>3615304</text:p>
          </table:table-cell>
          <table:table-cell table:formula="of:=[.A228]/1000/(60*60*24)" office:value-type="time" office:time-value="PT01H00M15.304S" calcext:value-type="time">
            <text:p>01:00:15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09.95" calcext:value-type="float">
            <text:p>309.95</text:p>
          </table:table-cell>
          <table:table-cell office:value-type="float" office:value="258.26" calcext:value-type="float">
            <text:p>258.26</text:p>
          </table:table-cell>
          <table:table-cell office:value-type="float" office:value="335.56" calcext:value-type="float">
            <text:p>335.56</text:p>
          </table:table-cell>
        </table:table-row>
        <table:table-row table:style-name="ro1">
          <table:table-cell office:value-type="float" office:value="3631304" calcext:value-type="float">
            <text:p>3631304</text:p>
          </table:table-cell>
          <table:table-cell table:formula="of:=[.A229]/1000/(60*60*24)" office:value-type="time" office:time-value="PT01H00M31.304S" calcext:value-type="time">
            <text:p>01:00:31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59.36" calcext:value-type="float">
            <text:p>259.36</text:p>
          </table:table-cell>
          <table:table-cell office:value-type="float" office:value="336.94" calcext:value-type="float">
            <text:p>336.94</text:p>
          </table:table-cell>
        </table:table-row>
        <table:table-row table:style-name="ro1">
          <table:table-cell office:value-type="float" office:value="3647304" calcext:value-type="float">
            <text:p>3647304</text:p>
          </table:table-cell>
          <table:table-cell table:formula="of:=[.A230]/1000/(60*60*24)" office:value-type="time" office:time-value="PT01H00M47.304S" calcext:value-type="time">
            <text:p>01:00:47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260.46" calcext:value-type="float">
            <text:p>260.46</text:p>
          </table:table-cell>
          <table:table-cell office:value-type="float" office:value="338.32" calcext:value-type="float">
            <text:p>338.32</text:p>
          </table:table-cell>
        </table:table-row>
        <table:table-row table:style-name="ro1">
          <table:table-cell office:value-type="float" office:value="3663304" calcext:value-type="float">
            <text:p>3663304</text:p>
          </table:table-cell>
          <table:table-cell table:formula="of:=[.A231]/1000/(60*60*24)" office:value-type="time" office:time-value="PT01H01M03.304S" calcext:value-type="time">
            <text:p>01:01:03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261.56" calcext:value-type="float">
            <text:p>261.56</text:p>
          </table:table-cell>
          <table:table-cell office:value-type="float" office:value="339.7" calcext:value-type="float">
            <text:p>339.7</text:p>
          </table:table-cell>
        </table:table-row>
        <table:table-row table:style-name="ro1">
          <table:table-cell office:value-type="float" office:value="3679304" calcext:value-type="float">
            <text:p>3679304</text:p>
          </table:table-cell>
          <table:table-cell table:formula="of:=[.A232]/1000/(60*60*24)" office:value-type="time" office:time-value="PT01H01M19.304S" calcext:value-type="time">
            <text:p>01:01:19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262.66" calcext:value-type="float">
            <text:p>262.66</text:p>
          </table:table-cell>
          <table:table-cell office:value-type="float" office:value="341.08" calcext:value-type="float">
            <text:p>341.08</text:p>
          </table:table-cell>
        </table:table-row>
        <table:table-row table:style-name="ro1">
          <table:table-cell office:value-type="float" office:value="3695304" calcext:value-type="float">
            <text:p>3695304</text:p>
          </table:table-cell>
          <table:table-cell table:formula="of:=[.A233]/1000/(60*60*24)" office:value-type="time" office:time-value="PT01H01M35.304S" calcext:value-type="time">
            <text:p>01:01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263.77" calcext:value-type="float">
            <text:p>263.77</text:p>
          </table:table-cell>
          <table:table-cell office:value-type="float" office:value="342.46" calcext:value-type="float">
            <text:p>342.46</text:p>
          </table:table-cell>
        </table:table-row>
        <table:table-row table:style-name="ro1">
          <table:table-cell office:value-type="float" office:value="3711303" calcext:value-type="float">
            <text:p>3711303</text:p>
          </table:table-cell>
          <table:table-cell table:formula="of:=[.A234]/1000/(60*60*24)" office:value-type="time" office:time-value="PT01H01M51.303S" calcext:value-type="time">
            <text:p>01:01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264.87" calcext:value-type="float">
            <text:p>264.87</text:p>
          </table:table-cell>
          <table:table-cell office:value-type="float" office:value="343.83" calcext:value-type="float">
            <text:p>343.83</text:p>
          </table:table-cell>
        </table:table-row>
        <table:table-row table:style-name="ro1">
          <table:table-cell office:value-type="float" office:value="3727304" calcext:value-type="float">
            <text:p>3727304</text:p>
          </table:table-cell>
          <table:table-cell table:formula="of:=[.A235]/1000/(60*60*24)" office:value-type="time" office:time-value="PT01H02M07.304S" calcext:value-type="time">
            <text:p>01:02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65.97" calcext:value-type="float">
            <text:p>265.97</text:p>
          </table:table-cell>
          <table:table-cell office:value-type="float" office:value="345.21" calcext:value-type="float">
            <text:p>345.21</text:p>
          </table:table-cell>
        </table:table-row>
        <table:table-row table:style-name="ro1">
          <table:table-cell office:value-type="float" office:value="3743304" calcext:value-type="float">
            <text:p>3743304</text:p>
          </table:table-cell>
          <table:table-cell table:formula="of:=[.A236]/1000/(60*60*24)" office:value-type="time" office:time-value="PT01H02M23.304S" calcext:value-type="time">
            <text:p>01:02:23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67.07" calcext:value-type="float">
            <text:p>267.07</text:p>
          </table:table-cell>
          <table:table-cell office:value-type="float" office:value="346.58" calcext:value-type="float">
            <text:p>346.58</text:p>
          </table:table-cell>
        </table:table-row>
        <table:table-row table:style-name="ro1">
          <table:table-cell office:value-type="float" office:value="3759304" calcext:value-type="float">
            <text:p>3759304</text:p>
          </table:table-cell>
          <table:table-cell table:formula="of:=[.A237]/1000/(60*60*24)" office:value-type="time" office:time-value="PT01H02M39.304S" calcext:value-type="time">
            <text:p>01:02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68.17" calcext:value-type="float">
            <text:p>268.17</text:p>
          </table:table-cell>
          <table:table-cell office:value-type="float" office:value="347.96" calcext:value-type="float">
            <text:p>347.96</text:p>
          </table:table-cell>
        </table:table-row>
        <table:table-row table:style-name="ro1">
          <table:table-cell office:value-type="float" office:value="3775304" calcext:value-type="float">
            <text:p>3775304</text:p>
          </table:table-cell>
          <table:table-cell table:formula="of:=[.A238]/1000/(60*60*24)" office:value-type="time" office:time-value="PT01H02M55.304S" calcext:value-type="time">
            <text:p>01:02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69.27" calcext:value-type="float">
            <text:p>269.27</text:p>
          </table:table-cell>
          <table:table-cell office:value-type="float" office:value="349.33" calcext:value-type="float">
            <text:p>349.33</text:p>
          </table:table-cell>
        </table:table-row>
        <table:table-row table:style-name="ro1">
          <table:table-cell office:value-type="float" office:value="3791304" calcext:value-type="float">
            <text:p>3791304</text:p>
          </table:table-cell>
          <table:table-cell table:formula="of:=[.A239]/1000/(60*60*24)" office:value-type="time" office:time-value="PT01H03M11.304S" calcext:value-type="time">
            <text:p>01:03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70.37" calcext:value-type="float">
            <text:p>270.37</text:p>
          </table:table-cell>
          <table:table-cell office:value-type="float" office:value="350.71" calcext:value-type="float">
            <text:p>350.71</text:p>
          </table:table-cell>
        </table:table-row>
        <table:table-row table:style-name="ro1">
          <table:table-cell office:value-type="float" office:value="3807304" calcext:value-type="float">
            <text:p>3807304</text:p>
          </table:table-cell>
          <table:table-cell table:formula="of:=[.A240]/1000/(60*60*24)" office:value-type="time" office:time-value="PT01H03M27.304S" calcext:value-type="time">
            <text:p>01:03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71.47" calcext:value-type="float">
            <text:p>271.47</text:p>
          </table:table-cell>
          <table:table-cell office:value-type="float" office:value="352.08" calcext:value-type="float">
            <text:p>352.08</text:p>
          </table:table-cell>
        </table:table-row>
        <table:table-row table:style-name="ro1">
          <table:table-cell office:value-type="float" office:value="3823304" calcext:value-type="float">
            <text:p>3823304</text:p>
          </table:table-cell>
          <table:table-cell table:formula="of:=[.A241]/1000/(60*60*24)" office:value-type="time" office:time-value="PT01H03M43.304S" calcext:value-type="time">
            <text:p>01:03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72.57" calcext:value-type="float">
            <text:p>272.57</text:p>
          </table:table-cell>
          <table:table-cell office:value-type="float" office:value="353.45" calcext:value-type="float">
            <text:p>353.45</text:p>
          </table:table-cell>
        </table:table-row>
        <table:table-row table:style-name="ro1">
          <table:table-cell office:value-type="float" office:value="3839304" calcext:value-type="float">
            <text:p>3839304</text:p>
          </table:table-cell>
          <table:table-cell table:formula="of:=[.A242]/1000/(60*60*24)" office:value-type="time" office:time-value="PT01H03M59.304S" calcext:value-type="time">
            <text:p>01:03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73.67" calcext:value-type="float">
            <text:p>273.67</text:p>
          </table:table-cell>
          <table:table-cell office:value-type="float" office:value="354.83" calcext:value-type="float">
            <text:p>354.83</text:p>
          </table:table-cell>
        </table:table-row>
        <table:table-row table:style-name="ro1">
          <table:table-cell office:value-type="float" office:value="3855304" calcext:value-type="float">
            <text:p>3855304</text:p>
          </table:table-cell>
          <table:table-cell table:formula="of:=[.A243]/1000/(60*60*24)" office:value-type="time" office:time-value="PT01H04M15.304S" calcext:value-type="time">
            <text:p>01:04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274.77" calcext:value-type="float">
            <text:p>274.77</text:p>
          </table:table-cell>
          <table:table-cell office:value-type="float" office:value="356.2" calcext:value-type="float">
            <text:p>356.2</text:p>
          </table:table-cell>
        </table:table-row>
        <table:table-row table:style-name="ro1">
          <table:table-cell office:value-type="float" office:value="3871304" calcext:value-type="float">
            <text:p>3871304</text:p>
          </table:table-cell>
          <table:table-cell table:formula="of:=[.A244]/1000/(60*60*24)" office:value-type="time" office:time-value="PT01H04M31.304S" calcext:value-type="time">
            <text:p>01:04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9" calcext:value-type="float">
            <text:p>308.69</text:p>
          </table:table-cell>
          <table:table-cell office:value-type="float" office:value="275.87" calcext:value-type="float">
            <text:p>275.87</text:p>
          </table:table-cell>
          <table:table-cell office:value-type="float" office:value="357.57" calcext:value-type="float">
            <text:p>357.57</text:p>
          </table:table-cell>
        </table:table-row>
        <table:table-row table:style-name="ro1">
          <table:table-cell office:value-type="float" office:value="3887304" calcext:value-type="float">
            <text:p>3887304</text:p>
          </table:table-cell>
          <table:table-cell table:formula="of:=[.A245]/1000/(60*60*24)" office:value-type="time" office:time-value="PT01H04M47.304S" calcext:value-type="time">
            <text:p>01:04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276.97" calcext:value-type="float">
            <text:p>276.97</text:p>
          </table:table-cell>
          <table:table-cell office:value-type="float" office:value="358.94" calcext:value-type="float">
            <text:p>358.94</text:p>
          </table:table-cell>
        </table:table-row>
        <table:table-row table:style-name="ro1">
          <table:table-cell office:value-type="float" office:value="3903304" calcext:value-type="float">
            <text:p>3903304</text:p>
          </table:table-cell>
          <table:table-cell table:formula="of:=[.A246]/1000/(60*60*24)" office:value-type="time" office:time-value="PT01H05M03.304S" calcext:value-type="time">
            <text:p>01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278.07" calcext:value-type="float">
            <text:p>278.07</text:p>
          </table:table-cell>
          <table:table-cell office:value-type="float" office:value="360.31" calcext:value-type="float">
            <text:p>360.31</text:p>
          </table:table-cell>
        </table:table-row>
        <table:table-row table:style-name="ro1">
          <table:table-cell office:value-type="float" office:value="3919304" calcext:value-type="float">
            <text:p>3919304</text:p>
          </table:table-cell>
          <table:table-cell table:formula="of:=[.A247]/1000/(60*60*24)" office:value-type="time" office:time-value="PT01H05M19.304S" calcext:value-type="time">
            <text:p>01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279.17" calcext:value-type="float">
            <text:p>279.17</text:p>
          </table:table-cell>
          <table:table-cell office:value-type="float" office:value="361.68" calcext:value-type="float">
            <text:p>361.68</text:p>
          </table:table-cell>
        </table:table-row>
        <table:table-row table:style-name="ro1">
          <table:table-cell office:value-type="float" office:value="3935304" calcext:value-type="float">
            <text:p>3935304</text:p>
          </table:table-cell>
          <table:table-cell table:formula="of:=[.A248]/1000/(60*60*24)" office:value-type="time" office:time-value="PT01H05M35.304S" calcext:value-type="time">
            <text:p>01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280.26" calcext:value-type="float">
            <text:p>280.26</text:p>
          </table:table-cell>
          <table:table-cell office:value-type="float" office:value="363.05" calcext:value-type="float">
            <text:p>363.05</text:p>
          </table:table-cell>
        </table:table-row>
        <table:table-row table:style-name="ro1">
          <table:table-cell office:value-type="float" office:value="3951304" calcext:value-type="float">
            <text:p>3951304</text:p>
          </table:table-cell>
          <table:table-cell table:formula="of:=[.A249]/1000/(60*60*24)" office:value-type="time" office:time-value="PT01H05M51.304S" calcext:value-type="time">
            <text:p>01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281.36" calcext:value-type="float">
            <text:p>281.36</text:p>
          </table:table-cell>
          <table:table-cell office:value-type="float" office:value="364.42" calcext:value-type="float">
            <text:p>364.42</text:p>
          </table:table-cell>
        </table:table-row>
        <table:table-row table:style-name="ro1">
          <table:table-cell office:value-type="float" office:value="3967304" calcext:value-type="float">
            <text:p>3967304</text:p>
          </table:table-cell>
          <table:table-cell table:formula="of:=[.A250]/1000/(60*60*24)" office:value-type="time" office:time-value="PT01H06M07.304S" calcext:value-type="time">
            <text:p>01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282.46" calcext:value-type="float">
            <text:p>282.46</text:p>
          </table:table-cell>
          <table:table-cell office:value-type="float" office:value="365.78" calcext:value-type="float">
            <text:p>365.78</text:p>
          </table:table-cell>
        </table:table-row>
        <table:table-row table:style-name="ro1">
          <table:table-cell office:value-type="float" office:value="3983304" calcext:value-type="float">
            <text:p>3983304</text:p>
          </table:table-cell>
          <table:table-cell table:formula="of:=[.A251]/1000/(60*60*24)" office:value-type="time" office:time-value="PT01H06M23.304S" calcext:value-type="time">
            <text:p>01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283.56" calcext:value-type="float">
            <text:p>283.56</text:p>
          </table:table-cell>
          <table:table-cell office:value-type="float" office:value="367.15" calcext:value-type="float">
            <text:p>367.15</text:p>
          </table:table-cell>
        </table:table-row>
        <table:table-row table:style-name="ro1">
          <table:table-cell office:value-type="float" office:value="3999304" calcext:value-type="float">
            <text:p>3999304</text:p>
          </table:table-cell>
          <table:table-cell table:formula="of:=[.A252]/1000/(60*60*24)" office:value-type="time" office:time-value="PT01H06M39.304S" calcext:value-type="time">
            <text:p>01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284.65" calcext:value-type="float">
            <text:p>284.65</text:p>
          </table:table-cell>
          <table:table-cell office:value-type="float" office:value="368.51" calcext:value-type="float">
            <text:p>368.51</text:p>
          </table:table-cell>
        </table:table-row>
        <table:table-row table:style-name="ro1">
          <table:table-cell office:value-type="float" office:value="4015304" calcext:value-type="float">
            <text:p>4015304</text:p>
          </table:table-cell>
          <table:table-cell table:formula="of:=[.A253]/1000/(60*60*24)" office:value-type="time" office:time-value="PT01H06M55.304S" calcext:value-type="time">
            <text:p>01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85.75" calcext:value-type="float">
            <text:p>285.75</text:p>
          </table:table-cell>
          <table:table-cell office:value-type="float" office:value="369.88" calcext:value-type="float">
            <text:p>369.88</text:p>
          </table:table-cell>
        </table:table-row>
        <table:table-row table:style-name="ro1">
          <table:table-cell office:value-type="float" office:value="4031304" calcext:value-type="float">
            <text:p>4031304</text:p>
          </table:table-cell>
          <table:table-cell table:formula="of:=[.A254]/1000/(60*60*24)" office:value-type="time" office:time-value="PT01H07M11.304S" calcext:value-type="time">
            <text:p>01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286.85" calcext:value-type="float">
            <text:p>286.85</text:p>
          </table:table-cell>
          <table:table-cell office:value-type="float" office:value="371.25" calcext:value-type="float">
            <text:p>371.25</text:p>
          </table:table-cell>
        </table:table-row>
        <table:table-row table:style-name="ro1">
          <table:table-cell office:value-type="float" office:value="4047304" calcext:value-type="float">
            <text:p>4047304</text:p>
          </table:table-cell>
          <table:table-cell table:formula="of:=[.A255]/1000/(60*60*24)" office:value-type="time" office:time-value="PT01H07M27.304S" calcext:value-type="time">
            <text:p>01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287.94" calcext:value-type="float">
            <text:p>287.94</text:p>
          </table:table-cell>
          <table:table-cell office:value-type="float" office:value="372.61" calcext:value-type="float">
            <text:p>372.61</text:p>
          </table:table-cell>
        </table:table-row>
        <table:table-row table:style-name="ro1">
          <table:table-cell office:value-type="float" office:value="4063304" calcext:value-type="float">
            <text:p>4063304</text:p>
          </table:table-cell>
          <table:table-cell table:formula="of:=[.A256]/1000/(60*60*24)" office:value-type="time" office:time-value="PT01H07M43.304S" calcext:value-type="time">
            <text:p>01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289.04" calcext:value-type="float">
            <text:p>289.04</text:p>
          </table:table-cell>
          <table:table-cell office:value-type="float" office:value="373.97" calcext:value-type="float">
            <text:p>373.97</text:p>
          </table:table-cell>
        </table:table-row>
        <table:table-row table:style-name="ro1">
          <table:table-cell office:value-type="float" office:value="4079304" calcext:value-type="float">
            <text:p>4079304</text:p>
          </table:table-cell>
          <table:table-cell table:formula="of:=[.A257]/1000/(60*60*24)" office:value-type="time" office:time-value="PT01H07M59.304S" calcext:value-type="time">
            <text:p>01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90.14" calcext:value-type="float">
            <text:p>290.14</text:p>
          </table:table-cell>
          <table:table-cell office:value-type="float" office:value="375.34" calcext:value-type="float">
            <text:p>375.34</text:p>
          </table:table-cell>
        </table:table-row>
        <table:table-row table:style-name="ro1">
          <table:table-cell office:value-type="float" office:value="4095304" calcext:value-type="float">
            <text:p>4095304</text:p>
          </table:table-cell>
          <table:table-cell table:formula="of:=[.A258]/1000/(60*60*24)" office:value-type="time" office:time-value="PT01H08M15.304S" calcext:value-type="time">
            <text:p>01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291.23" calcext:value-type="float">
            <text:p>291.23</text:p>
          </table:table-cell>
          <table:table-cell office:value-type="float" office:value="376.7" calcext:value-type="float">
            <text:p>376.7</text:p>
          </table:table-cell>
        </table:table-row>
        <table:table-row table:style-name="ro1">
          <table:table-cell office:value-type="float" office:value="4111304" calcext:value-type="float">
            <text:p>4111304</text:p>
          </table:table-cell>
          <table:table-cell table:formula="of:=[.A259]/1000/(60*60*24)" office:value-type="time" office:time-value="PT01H08M31.304S" calcext:value-type="time">
            <text:p>01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292.33" calcext:value-type="float">
            <text:p>292.33</text:p>
          </table:table-cell>
          <table:table-cell office:value-type="float" office:value="378.07" calcext:value-type="float">
            <text:p>378.07</text:p>
          </table:table-cell>
        </table:table-row>
        <table:table-row table:style-name="ro1">
          <table:table-cell office:value-type="float" office:value="4127304" calcext:value-type="float">
            <text:p>4127304</text:p>
          </table:table-cell>
          <table:table-cell table:formula="of:=[.A260]/1000/(60*60*24)" office:value-type="time" office:time-value="PT01H08M47.304S" calcext:value-type="time">
            <text:p>01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293.42" calcext:value-type="float">
            <text:p>293.42</text:p>
          </table:table-cell>
          <table:table-cell office:value-type="float" office:value="379.43" calcext:value-type="float">
            <text:p>379.43</text:p>
          </table:table-cell>
        </table:table-row>
        <table:table-row table:style-name="ro1">
          <table:table-cell office:value-type="float" office:value="4143304" calcext:value-type="float">
            <text:p>4143304</text:p>
          </table:table-cell>
          <table:table-cell table:formula="of:=[.A261]/1000/(60*60*24)" office:value-type="time" office:time-value="PT01H09M03.304S" calcext:value-type="time">
            <text:p>01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294.52" calcext:value-type="float">
            <text:p>294.52</text:p>
          </table:table-cell>
          <table:table-cell office:value-type="float" office:value="380.79" calcext:value-type="float">
            <text:p>380.79</text:p>
          </table:table-cell>
        </table:table-row>
        <table:table-row table:style-name="ro1">
          <table:table-cell office:value-type="float" office:value="4159304" calcext:value-type="float">
            <text:p>4159304</text:p>
          </table:table-cell>
          <table:table-cell table:formula="of:=[.A262]/1000/(60*60*24)" office:value-type="time" office:time-value="PT01H09M19.304S" calcext:value-type="time">
            <text:p>01:0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295.61" calcext:value-type="float">
            <text:p>295.61</text:p>
          </table:table-cell>
          <table:table-cell office:value-type="float" office:value="382.15" calcext:value-type="float">
            <text:p>382.15</text:p>
          </table:table-cell>
        </table:table-row>
        <table:table-row table:style-name="ro1">
          <table:table-cell office:value-type="float" office:value="4175304" calcext:value-type="float">
            <text:p>4175304</text:p>
          </table:table-cell>
          <table:table-cell table:formula="of:=[.A263]/1000/(60*60*24)" office:value-type="time" office:time-value="PT01H09M35.304S" calcext:value-type="time">
            <text:p>01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296.71" calcext:value-type="float">
            <text:p>296.71</text:p>
          </table:table-cell>
          <table:table-cell office:value-type="float" office:value="383.51" calcext:value-type="float">
            <text:p>383.51</text:p>
          </table:table-cell>
        </table:table-row>
        <table:table-row table:style-name="ro1">
          <table:table-cell office:value-type="float" office:value="4191304" calcext:value-type="float">
            <text:p>4191304</text:p>
          </table:table-cell>
          <table:table-cell table:formula="of:=[.A264]/1000/(60*60*24)" office:value-type="time" office:time-value="PT01H09M51.304S" calcext:value-type="time">
            <text:p>01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297.8" calcext:value-type="float">
            <text:p>297.8</text:p>
          </table:table-cell>
          <table:table-cell office:value-type="float" office:value="384.87" calcext:value-type="float">
            <text:p>384.87</text:p>
          </table:table-cell>
        </table:table-row>
        <table:table-row table:style-name="ro1">
          <table:table-cell office:value-type="float" office:value="4207304" calcext:value-type="float">
            <text:p>4207304</text:p>
          </table:table-cell>
          <table:table-cell table:formula="of:=[.A265]/1000/(60*60*24)" office:value-type="time" office:time-value="PT01H10M07.304S" calcext:value-type="time">
            <text:p>01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298.9" calcext:value-type="float">
            <text:p>298.9</text:p>
          </table:table-cell>
          <table:table-cell office:value-type="float" office:value="386.22" calcext:value-type="float">
            <text:p>386.22</text:p>
          </table:table-cell>
        </table:table-row>
        <table:table-row table:style-name="ro1">
          <table:table-cell office:value-type="float" office:value="4223304" calcext:value-type="float">
            <text:p>4223304</text:p>
          </table:table-cell>
          <table:table-cell table:formula="of:=[.A266]/1000/(60*60*24)" office:value-type="time" office:time-value="PT01H10M23.304S" calcext:value-type="time">
            <text:p>01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299.99" calcext:value-type="float">
            <text:p>299.99</text:p>
          </table:table-cell>
          <table:table-cell office:value-type="float" office:value="387.58" calcext:value-type="float">
            <text:p>387.58</text:p>
          </table:table-cell>
        </table:table-row>
        <table:table-row table:style-name="ro1">
          <table:table-cell office:value-type="float" office:value="4239304" calcext:value-type="float">
            <text:p>4239304</text:p>
          </table:table-cell>
          <table:table-cell table:formula="of:=[.A267]/1000/(60*60*24)" office:value-type="time" office:time-value="PT01H10M39.304S" calcext:value-type="time">
            <text:p>01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301.09" calcext:value-type="float">
            <text:p>301.09</text:p>
          </table:table-cell>
          <table:table-cell office:value-type="float" office:value="388.94" calcext:value-type="float">
            <text:p>388.94</text:p>
          </table:table-cell>
        </table:table-row>
        <table:table-row table:style-name="ro1">
          <table:table-cell office:value-type="float" office:value="4255304" calcext:value-type="float">
            <text:p>4255304</text:p>
          </table:table-cell>
          <table:table-cell table:formula="of:=[.A268]/1000/(60*60*24)" office:value-type="time" office:time-value="PT01H10M55.304S" calcext:value-type="time">
            <text:p>01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302.18" calcext:value-type="float">
            <text:p>302.18</text:p>
          </table:table-cell>
          <table:table-cell office:value-type="float" office:value="390.3" calcext:value-type="float">
            <text:p>390.3</text:p>
          </table:table-cell>
        </table:table-row>
        <table:table-row table:style-name="ro1">
          <table:table-cell office:value-type="float" office:value="4271304" calcext:value-type="float">
            <text:p>4271304</text:p>
          </table:table-cell>
          <table:table-cell table:formula="of:=[.A269]/1000/(60*60*24)" office:value-type="time" office:time-value="PT01H11M11.304S" calcext:value-type="time">
            <text:p>01:1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03.27" calcext:value-type="float">
            <text:p>303.27</text:p>
          </table:table-cell>
          <table:table-cell office:value-type="float" office:value="391.65" calcext:value-type="float">
            <text:p>391.65</text:p>
          </table:table-cell>
        </table:table-row>
        <table:table-row table:style-name="ro1">
          <table:table-cell office:value-type="float" office:value="4287304" calcext:value-type="float">
            <text:p>4287304</text:p>
          </table:table-cell>
          <table:table-cell table:formula="of:=[.A270]/1000/(60*60*24)" office:value-type="time" office:time-value="PT01H11M27.304S" calcext:value-type="time">
            <text:p>01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04.37" calcext:value-type="float">
            <text:p>304.37</text:p>
          </table:table-cell>
          <table:table-cell office:value-type="float" office:value="393.01" calcext:value-type="float">
            <text:p>393.01</text:p>
          </table:table-cell>
        </table:table-row>
        <table:table-row table:style-name="ro1">
          <table:table-cell office:value-type="float" office:value="4303304" calcext:value-type="float">
            <text:p>4303304</text:p>
          </table:table-cell>
          <table:table-cell table:formula="of:=[.A271]/1000/(60*60*24)" office:value-type="time" office:time-value="PT01H11M43.304S" calcext:value-type="time">
            <text:p>01:1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05.46" calcext:value-type="float">
            <text:p>305.46</text:p>
          </table:table-cell>
          <table:table-cell office:value-type="float" office:value="394.37" calcext:value-type="float">
            <text:p>394.37</text:p>
          </table:table-cell>
        </table:table-row>
        <table:table-row table:style-name="ro1">
          <table:table-cell office:value-type="float" office:value="4319304" calcext:value-type="float">
            <text:p>4319304</text:p>
          </table:table-cell>
          <table:table-cell table:formula="of:=[.A272]/1000/(60*60*24)" office:value-type="time" office:time-value="PT01H11M59.304S" calcext:value-type="time">
            <text:p>01:1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06.55" calcext:value-type="float">
            <text:p>306.55</text:p>
          </table:table-cell>
          <table:table-cell office:value-type="float" office:value="395.72" calcext:value-type="float">
            <text:p>395.72</text:p>
          </table:table-cell>
        </table:table-row>
        <table:table-row table:style-name="ro1">
          <table:table-cell office:value-type="float" office:value="4335304" calcext:value-type="float">
            <text:p>4335304</text:p>
          </table:table-cell>
          <table:table-cell table:formula="of:=[.A273]/1000/(60*60*24)" office:value-type="time" office:time-value="PT01H12M15.304S" calcext:value-type="time">
            <text:p>01:1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07.65" calcext:value-type="float">
            <text:p>307.65</text:p>
          </table:table-cell>
          <table:table-cell office:value-type="float" office:value="397.08" calcext:value-type="float">
            <text:p>397.08</text:p>
          </table:table-cell>
        </table:table-row>
        <table:table-row table:style-name="ro1">
          <table:table-cell office:value-type="float" office:value="4351304" calcext:value-type="float">
            <text:p>4351304</text:p>
          </table:table-cell>
          <table:table-cell table:formula="of:=[.A274]/1000/(60*60*24)" office:value-type="time" office:time-value="PT01H12M31.304S" calcext:value-type="time">
            <text:p>01:1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08.74" calcext:value-type="float">
            <text:p>308.74</text:p>
          </table:table-cell>
          <table:table-cell office:value-type="float" office:value="398.43" calcext:value-type="float">
            <text:p>398.43</text:p>
          </table:table-cell>
        </table:table-row>
        <table:table-row table:style-name="ro1">
          <table:table-cell office:value-type="float" office:value="4367304" calcext:value-type="float">
            <text:p>4367304</text:p>
          </table:table-cell>
          <table:table-cell table:formula="of:=[.A275]/1000/(60*60*24)" office:value-type="time" office:time-value="PT01H12M47.304S" calcext:value-type="time">
            <text:p>01:1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309.83" calcext:value-type="float">
            <text:p>309.83</text:p>
          </table:table-cell>
          <table:table-cell office:value-type="float" office:value="399.79" calcext:value-type="float">
            <text:p>399.79</text:p>
          </table:table-cell>
        </table:table-row>
        <table:table-row table:style-name="ro1">
          <table:table-cell office:value-type="float" office:value="4383304" calcext:value-type="float">
            <text:p>4383304</text:p>
          </table:table-cell>
          <table:table-cell table:formula="of:=[.A276]/1000/(60*60*24)" office:value-type="time" office:time-value="PT01H13M03.304S" calcext:value-type="time">
            <text:p>01:1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10.92" calcext:value-type="float">
            <text:p>310.92</text:p>
          </table:table-cell>
          <table:table-cell office:value-type="float" office:value="401.14" calcext:value-type="float">
            <text:p>401.14</text:p>
          </table:table-cell>
        </table:table-row>
        <table:table-row table:style-name="ro1">
          <table:table-cell office:value-type="float" office:value="4399304" calcext:value-type="float">
            <text:p>4399304</text:p>
          </table:table-cell>
          <table:table-cell table:formula="of:=[.A277]/1000/(60*60*24)" office:value-type="time" office:time-value="PT01H13M19.304S" calcext:value-type="time">
            <text:p>01:1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312.01" calcext:value-type="float">
            <text:p>312.01</text:p>
          </table:table-cell>
          <table:table-cell office:value-type="float" office:value="402.49" calcext:value-type="float">
            <text:p>402.49</text:p>
          </table:table-cell>
        </table:table-row>
        <table:table-row table:style-name="ro1">
          <table:table-cell office:value-type="float" office:value="4415304" calcext:value-type="float">
            <text:p>4415304</text:p>
          </table:table-cell>
          <table:table-cell table:formula="of:=[.A278]/1000/(60*60*24)" office:value-type="time" office:time-value="PT01H13M35.304S" calcext:value-type="time">
            <text:p>01:1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13.11" calcext:value-type="float">
            <text:p>313.11</text:p>
          </table:table-cell>
          <table:table-cell office:value-type="float" office:value="403.85" calcext:value-type="float">
            <text:p>403.85</text:p>
          </table:table-cell>
        </table:table-row>
        <table:table-row table:style-name="ro1">
          <table:table-cell office:value-type="float" office:value="4431304" calcext:value-type="float">
            <text:p>4431304</text:p>
          </table:table-cell>
          <table:table-cell table:formula="of:=[.A279]/1000/(60*60*24)" office:value-type="time" office:time-value="PT01H13M51.304S" calcext:value-type="time">
            <text:p>01:1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314.2" calcext:value-type="float">
            <text:p>314.2</text:p>
          </table:table-cell>
          <table:table-cell office:value-type="float" office:value="405.2" calcext:value-type="float">
            <text:p>405.2</text:p>
          </table:table-cell>
        </table:table-row>
        <table:table-row table:style-name="ro1">
          <table:table-cell office:value-type="float" office:value="4447304" calcext:value-type="float">
            <text:p>4447304</text:p>
          </table:table-cell>
          <table:table-cell table:formula="of:=[.A280]/1000/(60*60*24)" office:value-type="time" office:time-value="PT01H14M07.304S" calcext:value-type="time">
            <text:p>01:1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315.29" calcext:value-type="float">
            <text:p>315.29</text:p>
          </table:table-cell>
          <table:table-cell office:value-type="float" office:value="406.55" calcext:value-type="float">
            <text:p>406.55</text:p>
          </table:table-cell>
        </table:table-row>
        <table:table-row table:style-name="ro1">
          <table:table-cell office:value-type="float" office:value="4463304" calcext:value-type="float">
            <text:p>4463304</text:p>
          </table:table-cell>
          <table:table-cell table:formula="of:=[.A281]/1000/(60*60*24)" office:value-type="time" office:time-value="PT01H14M23.304S" calcext:value-type="time">
            <text:p>01:1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316.38" calcext:value-type="float">
            <text:p>316.38</text:p>
          </table:table-cell>
          <table:table-cell office:value-type="float" office:value="407.9" calcext:value-type="float">
            <text:p>407.9</text:p>
          </table:table-cell>
        </table:table-row>
        <table:table-row table:style-name="ro1">
          <table:table-cell office:value-type="float" office:value="4479304" calcext:value-type="float">
            <text:p>4479304</text:p>
          </table:table-cell>
          <table:table-cell table:formula="of:=[.A282]/1000/(60*60*24)" office:value-type="time" office:time-value="PT01H14M39.304S" calcext:value-type="time">
            <text:p>01:1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317.47" calcext:value-type="float">
            <text:p>317.47</text:p>
          </table:table-cell>
          <table:table-cell office:value-type="float" office:value="409.25" calcext:value-type="float">
            <text:p>409.25</text:p>
          </table:table-cell>
        </table:table-row>
        <table:table-row table:style-name="ro1">
          <table:table-cell office:value-type="float" office:value="4495304" calcext:value-type="float">
            <text:p>4495304</text:p>
          </table:table-cell>
          <table:table-cell table:formula="of:=[.A283]/1000/(60*60*24)" office:value-type="time" office:time-value="PT01H14M55.304S" calcext:value-type="time">
            <text:p>01:1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318.56" calcext:value-type="float">
            <text:p>318.56</text:p>
          </table:table-cell>
          <table:table-cell office:value-type="float" office:value="410.6" calcext:value-type="float">
            <text:p>410.6</text:p>
          </table:table-cell>
        </table:table-row>
        <table:table-row table:style-name="ro1">
          <table:table-cell office:value-type="float" office:value="4511304" calcext:value-type="float">
            <text:p>4511304</text:p>
          </table:table-cell>
          <table:table-cell table:formula="of:=[.A284]/1000/(60*60*24)" office:value-type="time" office:time-value="PT01H15M11.304S" calcext:value-type="time">
            <text:p>01:1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319.65" calcext:value-type="float">
            <text:p>319.65</text:p>
          </table:table-cell>
          <table:table-cell office:value-type="float" office:value="411.95" calcext:value-type="float">
            <text:p>411.95</text:p>
          </table:table-cell>
        </table:table-row>
        <table:table-row table:style-name="ro1">
          <table:table-cell office:value-type="float" office:value="4527304" calcext:value-type="float">
            <text:p>4527304</text:p>
          </table:table-cell>
          <table:table-cell table:formula="of:=[.A285]/1000/(60*60*24)" office:value-type="time" office:time-value="PT01H15M27.304S" calcext:value-type="time">
            <text:p>01:1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20.74" calcext:value-type="float">
            <text:p>320.74</text:p>
          </table:table-cell>
          <table:table-cell office:value-type="float" office:value="413.29" calcext:value-type="float">
            <text:p>413.29</text:p>
          </table:table-cell>
        </table:table-row>
        <table:table-row table:style-name="ro1">
          <table:table-cell office:value-type="float" office:value="4543304" calcext:value-type="float">
            <text:p>4543304</text:p>
          </table:table-cell>
          <table:table-cell table:formula="of:=[.A286]/1000/(60*60*24)" office:value-type="time" office:time-value="PT01H15M43.304S" calcext:value-type="time">
            <text:p>01:1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321.83" calcext:value-type="float">
            <text:p>321.83</text:p>
          </table:table-cell>
          <table:table-cell office:value-type="float" office:value="414.64" calcext:value-type="float">
            <text:p>414.64</text:p>
          </table:table-cell>
        </table:table-row>
        <table:table-row table:style-name="ro1">
          <table:table-cell office:value-type="float" office:value="4559304" calcext:value-type="float">
            <text:p>4559304</text:p>
          </table:table-cell>
          <table:table-cell table:formula="of:=[.A287]/1000/(60*60*24)" office:value-type="time" office:time-value="PT01H15M59.304S" calcext:value-type="time">
            <text:p>01:1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322.92" calcext:value-type="float">
            <text:p>322.92</text:p>
          </table:table-cell>
          <table:table-cell office:value-type="float" office:value="415.99" calcext:value-type="float">
            <text:p>415.99</text:p>
          </table:table-cell>
        </table:table-row>
        <table:table-row table:style-name="ro1">
          <table:table-cell office:value-type="float" office:value="4575304" calcext:value-type="float">
            <text:p>4575304</text:p>
          </table:table-cell>
          <table:table-cell table:formula="of:=[.A288]/1000/(60*60*24)" office:value-type="time" office:time-value="PT01H16M15.304S" calcext:value-type="time">
            <text:p>01:1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324.01" calcext:value-type="float">
            <text:p>324.01</text:p>
          </table:table-cell>
          <table:table-cell office:value-type="float" office:value="417.34" calcext:value-type="float">
            <text:p>417.34</text:p>
          </table:table-cell>
        </table:table-row>
        <table:table-row table:style-name="ro1">
          <table:table-cell office:value-type="float" office:value="4591304" calcext:value-type="float">
            <text:p>4591304</text:p>
          </table:table-cell>
          <table:table-cell table:formula="of:=[.A289]/1000/(60*60*24)" office:value-type="time" office:time-value="PT01H16M31.304S" calcext:value-type="time">
            <text:p>01:1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325.1" calcext:value-type="float">
            <text:p>325.1</text:p>
          </table:table-cell>
          <table:table-cell office:value-type="float" office:value="418.68" calcext:value-type="float">
            <text:p>418.68</text:p>
          </table:table-cell>
        </table:table-row>
        <table:table-row table:style-name="ro1">
          <table:table-cell office:value-type="float" office:value="4607304" calcext:value-type="float">
            <text:p>4607304</text:p>
          </table:table-cell>
          <table:table-cell table:formula="of:=[.A290]/1000/(60*60*24)" office:value-type="time" office:time-value="PT01H16M47.304S" calcext:value-type="time">
            <text:p>01:1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326.19" calcext:value-type="float">
            <text:p>326.19</text:p>
          </table:table-cell>
          <table:table-cell office:value-type="float" office:value="420.03" calcext:value-type="float">
            <text:p>420.03</text:p>
          </table:table-cell>
        </table:table-row>
        <table:table-row table:style-name="ro1">
          <table:table-cell office:value-type="float" office:value="4623304" calcext:value-type="float">
            <text:p>4623304</text:p>
          </table:table-cell>
          <table:table-cell table:formula="of:=[.A291]/1000/(60*60*24)" office:value-type="time" office:time-value="PT01H17M03.304S" calcext:value-type="time">
            <text:p>01:1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327.28" calcext:value-type="float">
            <text:p>327.28</text:p>
          </table:table-cell>
          <table:table-cell office:value-type="float" office:value="421.38" calcext:value-type="float">
            <text:p>421.38</text:p>
          </table:table-cell>
        </table:table-row>
        <table:table-row table:style-name="ro1">
          <table:table-cell office:value-type="float" office:value="4639304" calcext:value-type="float">
            <text:p>4639304</text:p>
          </table:table-cell>
          <table:table-cell table:formula="of:=[.A292]/1000/(60*60*24)" office:value-type="time" office:time-value="PT01H17M19.304S" calcext:value-type="time">
            <text:p>01:1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328.37" calcext:value-type="float">
            <text:p>328.37</text:p>
          </table:table-cell>
          <table:table-cell office:value-type="float" office:value="422.73" calcext:value-type="float">
            <text:p>422.73</text:p>
          </table:table-cell>
        </table:table-row>
        <table:table-row table:style-name="ro1">
          <table:table-cell office:value-type="float" office:value="4655304" calcext:value-type="float">
            <text:p>4655304</text:p>
          </table:table-cell>
          <table:table-cell table:formula="of:=[.A293]/1000/(60*60*24)" office:value-type="time" office:time-value="PT01H17M35.304S" calcext:value-type="time">
            <text:p>01:1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329.46" calcext:value-type="float">
            <text:p>329.46</text:p>
          </table:table-cell>
          <table:table-cell office:value-type="float" office:value="424.07" calcext:value-type="float">
            <text:p>424.07</text:p>
          </table:table-cell>
        </table:table-row>
        <table:table-row table:style-name="ro1">
          <table:table-cell office:value-type="float" office:value="4671304" calcext:value-type="float">
            <text:p>4671304</text:p>
          </table:table-cell>
          <table:table-cell table:formula="of:=[.A294]/1000/(60*60*24)" office:value-type="time" office:time-value="PT01H17M51.304S" calcext:value-type="time">
            <text:p>01:1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330.55" calcext:value-type="float">
            <text:p>330.55</text:p>
          </table:table-cell>
          <table:table-cell office:value-type="float" office:value="425.42" calcext:value-type="float">
            <text:p>425.42</text:p>
          </table:table-cell>
        </table:table-row>
        <table:table-row table:style-name="ro1">
          <table:table-cell office:value-type="float" office:value="4687304" calcext:value-type="float">
            <text:p>4687304</text:p>
          </table:table-cell>
          <table:table-cell table:formula="of:=[.A295]/1000/(60*60*24)" office:value-type="time" office:time-value="PT01H18M07.304S" calcext:value-type="time">
            <text:p>01:1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331.64" calcext:value-type="float">
            <text:p>331.64</text:p>
          </table:table-cell>
          <table:table-cell office:value-type="float" office:value="426.76" calcext:value-type="float">
            <text:p>426.76</text:p>
          </table:table-cell>
        </table:table-row>
        <table:table-row table:style-name="ro1">
          <table:table-cell office:value-type="float" office:value="4703304" calcext:value-type="float">
            <text:p>4703304</text:p>
          </table:table-cell>
          <table:table-cell table:formula="of:=[.A296]/1000/(60*60*24)" office:value-type="time" office:time-value="PT01H18M23.304S" calcext:value-type="time">
            <text:p>01:1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332.73" calcext:value-type="float">
            <text:p>332.73</text:p>
          </table:table-cell>
          <table:table-cell office:value-type="float" office:value="428.11" calcext:value-type="float">
            <text:p>428.11</text:p>
          </table:table-cell>
        </table:table-row>
        <table:table-row table:style-name="ro1">
          <table:table-cell office:value-type="float" office:value="4719304" calcext:value-type="float">
            <text:p>4719304</text:p>
          </table:table-cell>
          <table:table-cell table:formula="of:=[.A297]/1000/(60*60*24)" office:value-type="time" office:time-value="PT01H18M39.304S" calcext:value-type="time">
            <text:p>01:1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333.81" calcext:value-type="float">
            <text:p>333.81</text:p>
          </table:table-cell>
          <table:table-cell office:value-type="float" office:value="429.45" calcext:value-type="float">
            <text:p>429.45</text:p>
          </table:table-cell>
        </table:table-row>
        <table:table-row table:style-name="ro1">
          <table:table-cell office:value-type="float" office:value="4735304" calcext:value-type="float">
            <text:p>4735304</text:p>
          </table:table-cell>
          <table:table-cell table:formula="of:=[.A298]/1000/(60*60*24)" office:value-type="time" office:time-value="PT01H18M55.304S" calcext:value-type="time">
            <text:p>01:1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334.9" calcext:value-type="float">
            <text:p>334.9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4751304" calcext:value-type="float">
            <text:p>4751304</text:p>
          </table:table-cell>
          <table:table-cell table:formula="of:=[.A299]/1000/(60*60*24)" office:value-type="time" office:time-value="PT01H19M11.304S" calcext:value-type="time">
            <text:p>01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335.99" calcext:value-type="float">
            <text:p>335.99</text:p>
          </table:table-cell>
          <table:table-cell office:value-type="float" office:value="432.14" calcext:value-type="float">
            <text:p>432.14</text:p>
          </table:table-cell>
        </table:table-row>
        <table:table-row table:style-name="ro1">
          <table:table-cell office:value-type="float" office:value="4767304" calcext:value-type="float">
            <text:p>4767304</text:p>
          </table:table-cell>
          <table:table-cell table:formula="of:=[.A300]/1000/(60*60*24)" office:value-type="time" office:time-value="PT01H19M27.304S" calcext:value-type="time">
            <text:p>01:1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337.08" calcext:value-type="float">
            <text:p>337.08</text:p>
          </table:table-cell>
          <table:table-cell office:value-type="float" office:value="433.48" calcext:value-type="float">
            <text:p>433.48</text:p>
          </table:table-cell>
        </table:table-row>
        <table:table-row table:style-name="ro1">
          <table:table-cell office:value-type="float" office:value="4783304" calcext:value-type="float">
            <text:p>4783304</text:p>
          </table:table-cell>
          <table:table-cell table:formula="of:=[.A301]/1000/(60*60*24)" office:value-type="time" office:time-value="PT01H19M43.304S" calcext:value-type="time">
            <text:p>01:1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338.16" calcext:value-type="float">
            <text:p>338.16</text:p>
          </table:table-cell>
          <table:table-cell office:value-type="float" office:value="434.82" calcext:value-type="float">
            <text:p>434.82</text:p>
          </table:table-cell>
        </table:table-row>
        <table:table-row table:style-name="ro1">
          <table:table-cell office:value-type="float" office:value="4799304" calcext:value-type="float">
            <text:p>4799304</text:p>
          </table:table-cell>
          <table:table-cell table:formula="of:=[.A302]/1000/(60*60*24)" office:value-type="time" office:time-value="PT01H19M59.304S" calcext:value-type="time">
            <text:p>01:1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339.25" calcext:value-type="float">
            <text:p>339.25</text:p>
          </table:table-cell>
          <table:table-cell office:value-type="float" office:value="436.16" calcext:value-type="float">
            <text:p>436.16</text:p>
          </table:table-cell>
        </table:table-row>
        <table:table-row table:style-name="ro1">
          <table:table-cell office:value-type="float" office:value="4815304" calcext:value-type="float">
            <text:p>4815304</text:p>
          </table:table-cell>
          <table:table-cell table:formula="of:=[.A303]/1000/(60*60*24)" office:value-type="time" office:time-value="PT01H20M15.304S" calcext:value-type="time">
            <text:p>01:2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4" calcext:value-type="float">
            <text:p>301.34</text:p>
          </table:table-cell>
          <table:table-cell office:value-type="float" office:value="340.34" calcext:value-type="float">
            <text:p>340.34</text:p>
          </table:table-cell>
          <table:table-cell office:value-type="float" office:value="437.5" calcext:value-type="float">
            <text:p>437.5</text:p>
          </table:table-cell>
        </table:table-row>
        <table:table-row table:style-name="ro1">
          <table:table-cell office:value-type="float" office:value="4831304" calcext:value-type="float">
            <text:p>4831304</text:p>
          </table:table-cell>
          <table:table-cell table:formula="of:=[.A304]/1000/(60*60*24)" office:value-type="time" office:time-value="PT01H20M31.304S" calcext:value-type="time">
            <text:p>01:2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341.42" calcext:value-type="float">
            <text:p>341.42</text:p>
          </table:table-cell>
          <table:table-cell office:value-type="float" office:value="438.84" calcext:value-type="float">
            <text:p>438.84</text:p>
          </table:table-cell>
        </table:table-row>
        <table:table-row table:style-name="ro1">
          <table:table-cell office:value-type="float" office:value="4847304" calcext:value-type="float">
            <text:p>4847304</text:p>
          </table:table-cell>
          <table:table-cell table:formula="of:=[.A305]/1000/(60*60*24)" office:value-type="time" office:time-value="PT01H20M47.304S" calcext:value-type="time">
            <text:p>01:2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342.51" calcext:value-type="float">
            <text:p>342.51</text:p>
          </table:table-cell>
          <table:table-cell office:value-type="float" office:value="440.18" calcext:value-type="float">
            <text:p>440.18</text:p>
          </table:table-cell>
        </table:table-row>
        <table:table-row table:style-name="ro1">
          <table:table-cell office:value-type="float" office:value="4863304" calcext:value-type="float">
            <text:p>4863304</text:p>
          </table:table-cell>
          <table:table-cell table:formula="of:=[.A306]/1000/(60*60*24)" office:value-type="time" office:time-value="PT01H21M03.304S" calcext:value-type="time">
            <text:p>01:2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343.6" calcext:value-type="float">
            <text:p>343.6</text:p>
          </table:table-cell>
          <table:table-cell office:value-type="float" office:value="441.52" calcext:value-type="float">
            <text:p>441.52</text:p>
          </table:table-cell>
        </table:table-row>
        <table:table-row table:style-name="ro1">
          <table:table-cell office:value-type="float" office:value="4879304" calcext:value-type="float">
            <text:p>4879304</text:p>
          </table:table-cell>
          <table:table-cell table:formula="of:=[.A307]/1000/(60*60*24)" office:value-type="time" office:time-value="PT01H21M19.304S" calcext:value-type="time">
            <text:p>01:2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344.68" calcext:value-type="float">
            <text:p>344.68</text:p>
          </table:table-cell>
          <table:table-cell office:value-type="float" office:value="442.86" calcext:value-type="float">
            <text:p>442.86</text:p>
          </table:table-cell>
        </table:table-row>
        <table:table-row table:style-name="ro1">
          <table:table-cell office:value-type="float" office:value="4895304" calcext:value-type="float">
            <text:p>4895304</text:p>
          </table:table-cell>
          <table:table-cell table:formula="of:=[.A308]/1000/(60*60*24)" office:value-type="time" office:time-value="PT01H21M35.304S" calcext:value-type="time">
            <text:p>01:2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345.77" calcext:value-type="float">
            <text:p>345.77</text:p>
          </table:table-cell>
          <table:table-cell office:value-type="float" office:value="444.2" calcext:value-type="float">
            <text:p>444.2</text:p>
          </table:table-cell>
        </table:table-row>
        <table:table-row table:style-name="ro1">
          <table:table-cell office:value-type="float" office:value="4911304" calcext:value-type="float">
            <text:p>4911304</text:p>
          </table:table-cell>
          <table:table-cell table:formula="of:=[.A309]/1000/(60*60*24)" office:value-type="time" office:time-value="PT01H21M51.304S" calcext:value-type="time">
            <text:p>01:2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346.86" calcext:value-type="float">
            <text:p>346.86</text:p>
          </table:table-cell>
          <table:table-cell office:value-type="float" office:value="445.54" calcext:value-type="float">
            <text:p>445.54</text:p>
          </table:table-cell>
        </table:table-row>
        <table:table-row table:style-name="ro1">
          <table:table-cell office:value-type="float" office:value="4927304" calcext:value-type="float">
            <text:p>4927304</text:p>
          </table:table-cell>
          <table:table-cell table:formula="of:=[.A310]/1000/(60*60*24)" office:value-type="time" office:time-value="PT01H22M07.304S" calcext:value-type="time">
            <text:p>01:2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347.94" calcext:value-type="float">
            <text:p>347.94</text:p>
          </table:table-cell>
          <table:table-cell office:value-type="float" office:value="446.88" calcext:value-type="float">
            <text:p>446.88</text:p>
          </table:table-cell>
        </table:table-row>
        <table:table-row table:style-name="ro1">
          <table:table-cell office:value-type="float" office:value="4943304" calcext:value-type="float">
            <text:p>4943304</text:p>
          </table:table-cell>
          <table:table-cell table:formula="of:=[.A311]/1000/(60*60*24)" office:value-type="time" office:time-value="PT01H22M23.304S" calcext:value-type="time">
            <text:p>01:2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349.03" calcext:value-type="float">
            <text:p>349.03</text:p>
          </table:table-cell>
          <table:table-cell office:value-type="float" office:value="448.22" calcext:value-type="float">
            <text:p>448.22</text:p>
          </table:table-cell>
        </table:table-row>
        <table:table-row table:style-name="ro1">
          <table:table-cell office:value-type="float" office:value="4959304" calcext:value-type="float">
            <text:p>4959304</text:p>
          </table:table-cell>
          <table:table-cell table:formula="of:=[.A312]/1000/(60*60*24)" office:value-type="time" office:time-value="PT01H22M39.304S" calcext:value-type="time">
            <text:p>01:2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350.11" calcext:value-type="float">
            <text:p>350.11</text:p>
          </table:table-cell>
          <table:table-cell office:value-type="float" office:value="449.55" calcext:value-type="float">
            <text:p>449.55</text:p>
          </table:table-cell>
        </table:table-row>
        <table:table-row table:style-name="ro1">
          <table:table-cell office:value-type="float" office:value="4975304" calcext:value-type="float">
            <text:p>4975304</text:p>
          </table:table-cell>
          <table:table-cell table:formula="of:=[.A313]/1000/(60*60*24)" office:value-type="time" office:time-value="PT01H22M55.304S" calcext:value-type="time">
            <text:p>01:2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351.2" calcext:value-type="float">
            <text:p>351.2</text:p>
          </table:table-cell>
          <table:table-cell office:value-type="float" office:value="450.89" calcext:value-type="float">
            <text:p>450.89</text:p>
          </table:table-cell>
        </table:table-row>
        <table:table-row table:style-name="ro1">
          <table:table-cell office:value-type="float" office:value="4991304" calcext:value-type="float">
            <text:p>4991304</text:p>
          </table:table-cell>
          <table:table-cell table:formula="of:=[.A314]/1000/(60*60*24)" office:value-type="time" office:time-value="PT01H23M11.304S" calcext:value-type="time">
            <text:p>01:2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352.28" calcext:value-type="float">
            <text:p>352.28</text:p>
          </table:table-cell>
          <table:table-cell office:value-type="float" office:value="452.23" calcext:value-type="float">
            <text:p>452.23</text:p>
          </table:table-cell>
        </table:table-row>
        <table:table-row table:style-name="ro1">
          <table:table-cell office:value-type="float" office:value="5007304" calcext:value-type="float">
            <text:p>5007304</text:p>
          </table:table-cell>
          <table:table-cell table:formula="of:=[.A315]/1000/(60*60*24)" office:value-type="time" office:time-value="PT01H23M27.304S" calcext:value-type="time">
            <text:p>01:2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353.37" calcext:value-type="float">
            <text:p>353.37</text:p>
          </table:table-cell>
          <table:table-cell office:value-type="float" office:value="453.56" calcext:value-type="float">
            <text:p>453.56</text:p>
          </table:table-cell>
        </table:table-row>
        <table:table-row table:style-name="ro1">
          <table:table-cell office:value-type="float" office:value="5023304" calcext:value-type="float">
            <text:p>5023304</text:p>
          </table:table-cell>
          <table:table-cell table:formula="of:=[.A316]/1000/(60*60*24)" office:value-type="time" office:time-value="PT01H23M43.304S" calcext:value-type="time">
            <text:p>01:2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354.46" calcext:value-type="float">
            <text:p>354.46</text:p>
          </table:table-cell>
          <table:table-cell office:value-type="float" office:value="454.9" calcext:value-type="float">
            <text:p>454.9</text:p>
          </table:table-cell>
        </table:table-row>
        <table:table-row table:style-name="ro1">
          <table:table-cell office:value-type="float" office:value="5039304" calcext:value-type="float">
            <text:p>5039304</text:p>
          </table:table-cell>
          <table:table-cell table:formula="of:=[.A317]/1000/(60*60*24)" office:value-type="time" office:time-value="PT01H23M59.304S" calcext:value-type="time">
            <text:p>01:2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355.54" calcext:value-type="float">
            <text:p>355.54</text:p>
          </table:table-cell>
          <table:table-cell office:value-type="float" office:value="456.24" calcext:value-type="float">
            <text:p>456.24</text:p>
          </table:table-cell>
        </table:table-row>
        <table:table-row table:style-name="ro1">
          <table:table-cell office:value-type="float" office:value="5055304" calcext:value-type="float">
            <text:p>5055304</text:p>
          </table:table-cell>
          <table:table-cell table:formula="of:=[.A318]/1000/(60*60*24)" office:value-type="time" office:time-value="PT01H24M15.304S" calcext:value-type="time">
            <text:p>01:2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56.62" calcext:value-type="float">
            <text:p>356.62</text:p>
          </table:table-cell>
          <table:table-cell office:value-type="float" office:value="457.57" calcext:value-type="float">
            <text:p>457.57</text:p>
          </table:table-cell>
        </table:table-row>
        <table:table-row table:style-name="ro1">
          <table:table-cell office:value-type="float" office:value="5071304" calcext:value-type="float">
            <text:p>5071304</text:p>
          </table:table-cell>
          <table:table-cell table:formula="of:=[.A319]/1000/(60*60*24)" office:value-type="time" office:time-value="PT01H24M31.304S" calcext:value-type="time">
            <text:p>01:2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57.71" calcext:value-type="float">
            <text:p>357.71</text:p>
          </table:table-cell>
          <table:table-cell office:value-type="float" office:value="458.91" calcext:value-type="float">
            <text:p>458.91</text:p>
          </table:table-cell>
        </table:table-row>
        <table:table-row table:style-name="ro1">
          <table:table-cell office:value-type="float" office:value="5087304" calcext:value-type="float">
            <text:p>5087304</text:p>
          </table:table-cell>
          <table:table-cell table:formula="of:=[.A320]/1000/(60*60*24)" office:value-type="time" office:time-value="PT01H24M47.304S" calcext:value-type="time">
            <text:p>01:2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" calcext:value-type="float">
            <text:p>300.7</text:p>
          </table:table-cell>
          <table:table-cell office:value-type="float" office:value="358.79" calcext:value-type="float">
            <text:p>358.79</text:p>
          </table:table-cell>
          <table:table-cell office:value-type="float" office:value="460.24" calcext:value-type="float">
            <text:p>460.24</text:p>
          </table:table-cell>
        </table:table-row>
        <table:table-row table:style-name="ro1">
          <table:table-cell office:value-type="float" office:value="5103304" calcext:value-type="float">
            <text:p>5103304</text:p>
          </table:table-cell>
          <table:table-cell table:formula="of:=[.A321]/1000/(60*60*24)" office:value-type="time" office:time-value="PT01H25M03.304S" calcext:value-type="time">
            <text:p>01:2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359.88" calcext:value-type="float">
            <text:p>359.88</text:p>
          </table:table-cell>
          <table:table-cell office:value-type="float" office:value="461.58" calcext:value-type="float">
            <text:p>461.58</text:p>
          </table:table-cell>
        </table:table-row>
        <table:table-row table:style-name="ro1">
          <table:table-cell office:value-type="float" office:value="5119304" calcext:value-type="float">
            <text:p>5119304</text:p>
          </table:table-cell>
          <table:table-cell table:formula="of:=[.A322]/1000/(60*60*24)" office:value-type="time" office:time-value="PT01H25M19.304S" calcext:value-type="time">
            <text:p>01:2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360.96" calcext:value-type="float">
            <text:p>360.96</text:p>
          </table:table-cell>
          <table:table-cell office:value-type="float" office:value="462.91" calcext:value-type="float">
            <text:p>462.91</text:p>
          </table:table-cell>
        </table:table-row>
        <table:table-row table:style-name="ro1">
          <table:table-cell office:value-type="float" office:value="5135304" calcext:value-type="float">
            <text:p>5135304</text:p>
          </table:table-cell>
          <table:table-cell table:formula="of:=[.A323]/1000/(60*60*24)" office:value-type="time" office:time-value="PT01H25M35.304S" calcext:value-type="time">
            <text:p>01:2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362.05" calcext:value-type="float">
            <text:p>362.05</text:p>
          </table:table-cell>
          <table:table-cell office:value-type="float" office:value="464.24" calcext:value-type="float">
            <text:p>464.24</text:p>
          </table:table-cell>
        </table:table-row>
        <table:table-row table:style-name="ro1">
          <table:table-cell office:value-type="float" office:value="5151304" calcext:value-type="float">
            <text:p>5151304</text:p>
          </table:table-cell>
          <table:table-cell table:formula="of:=[.A324]/1000/(60*60*24)" office:value-type="time" office:time-value="PT01H25M51.304S" calcext:value-type="time">
            <text:p>01:2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363.13" calcext:value-type="float">
            <text:p>363.13</text:p>
          </table:table-cell>
          <table:table-cell office:value-type="float" office:value="465.57" calcext:value-type="float">
            <text:p>465.57</text:p>
          </table:table-cell>
        </table:table-row>
        <table:table-row table:style-name="ro1">
          <table:table-cell office:value-type="float" office:value="5167304" calcext:value-type="float">
            <text:p>5167304</text:p>
          </table:table-cell>
          <table:table-cell table:formula="of:=[.A325]/1000/(60*60*24)" office:value-type="time" office:time-value="PT01H26M07.304S" calcext:value-type="time">
            <text:p>01:2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364.21" calcext:value-type="float">
            <text:p>364.21</text:p>
          </table:table-cell>
          <table:table-cell office:value-type="float" office:value="466.9" calcext:value-type="float">
            <text:p>466.9</text:p>
          </table:table-cell>
        </table:table-row>
        <table:table-row table:style-name="ro1">
          <table:table-cell office:value-type="float" office:value="5183304" calcext:value-type="float">
            <text:p>5183304</text:p>
          </table:table-cell>
          <table:table-cell table:formula="of:=[.A326]/1000/(60*60*24)" office:value-type="time" office:time-value="PT01H26M23.304S" calcext:value-type="time">
            <text:p>01:2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365.3" calcext:value-type="float">
            <text:p>365.3</text:p>
          </table:table-cell>
          <table:table-cell office:value-type="float" office:value="468.24" calcext:value-type="float">
            <text:p>468.24</text:p>
          </table:table-cell>
        </table:table-row>
        <table:table-row table:style-name="ro1">
          <table:table-cell office:value-type="float" office:value="5199304" calcext:value-type="float">
            <text:p>5199304</text:p>
          </table:table-cell>
          <table:table-cell table:formula="of:=[.A327]/1000/(60*60*24)" office:value-type="time" office:time-value="PT01H26M39.304S" calcext:value-type="time">
            <text:p>01:2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366.38" calcext:value-type="float">
            <text:p>366.38</text:p>
          </table:table-cell>
          <table:table-cell office:value-type="float" office:value="469.57" calcext:value-type="float">
            <text:p>469.57</text:p>
          </table:table-cell>
        </table:table-row>
        <table:table-row table:style-name="ro1">
          <table:table-cell office:value-type="float" office:value="5215304" calcext:value-type="float">
            <text:p>5215304</text:p>
          </table:table-cell>
          <table:table-cell table:formula="of:=[.A328]/1000/(60*60*24)" office:value-type="time" office:time-value="PT01H26M55.304S" calcext:value-type="time">
            <text:p>01:2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367.46" calcext:value-type="float">
            <text:p>367.46</text:p>
          </table:table-cell>
          <table:table-cell office:value-type="float" office:value="470.9" calcext:value-type="float">
            <text:p>470.9</text:p>
          </table:table-cell>
        </table:table-row>
        <table:table-row table:style-name="ro1">
          <table:table-cell office:value-type="float" office:value="5231304" calcext:value-type="float">
            <text:p>5231304</text:p>
          </table:table-cell>
          <table:table-cell table:formula="of:=[.A329]/1000/(60*60*24)" office:value-type="time" office:time-value="PT01H27M11.304S" calcext:value-type="time">
            <text:p>01:2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368.55" calcext:value-type="float">
            <text:p>368.55</text:p>
          </table:table-cell>
          <table:table-cell office:value-type="float" office:value="472.23" calcext:value-type="float">
            <text:p>472.23</text:p>
          </table:table-cell>
        </table:table-row>
        <table:table-row table:style-name="ro1">
          <table:table-cell office:value-type="float" office:value="5247304" calcext:value-type="float">
            <text:p>5247304</text:p>
          </table:table-cell>
          <table:table-cell table:formula="of:=[.A330]/1000/(60*60*24)" office:value-type="time" office:time-value="PT01H27M27.304S" calcext:value-type="time">
            <text:p>01:2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369.63" calcext:value-type="float">
            <text:p>369.63</text:p>
          </table:table-cell>
          <table:table-cell office:value-type="float" office:value="473.56" calcext:value-type="float">
            <text:p>473.56</text:p>
          </table:table-cell>
        </table:table-row>
        <table:table-row table:style-name="ro1">
          <table:table-cell office:value-type="float" office:value="5263304" calcext:value-type="float">
            <text:p>5263304</text:p>
          </table:table-cell>
          <table:table-cell table:formula="of:=[.A331]/1000/(60*60*24)" office:value-type="time" office:time-value="PT01H27M43.304S" calcext:value-type="time">
            <text:p>01:2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370.71" calcext:value-type="float">
            <text:p>370.71</text:p>
          </table:table-cell>
          <table:table-cell office:value-type="float" office:value="474.89" calcext:value-type="float">
            <text:p>474.89</text:p>
          </table:table-cell>
        </table:table-row>
        <table:table-row table:style-name="ro1">
          <table:table-cell office:value-type="float" office:value="5279304" calcext:value-type="float">
            <text:p>5279304</text:p>
          </table:table-cell>
          <table:table-cell table:formula="of:=[.A332]/1000/(60*60*24)" office:value-type="time" office:time-value="PT01H27M59.304S" calcext:value-type="time">
            <text:p>01:2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371.79" calcext:value-type="float">
            <text:p>371.79</text:p>
          </table:table-cell>
          <table:table-cell office:value-type="float" office:value="476.22" calcext:value-type="float">
            <text:p>476.22</text:p>
          </table:table-cell>
        </table:table-row>
        <table:table-row table:style-name="ro1">
          <table:table-cell office:value-type="float" office:value="5295304" calcext:value-type="float">
            <text:p>5295304</text:p>
          </table:table-cell>
          <table:table-cell table:formula="of:=[.A333]/1000/(60*60*24)" office:value-type="time" office:time-value="PT01H28M15.304S" calcext:value-type="time">
            <text:p>01:2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372.88" calcext:value-type="float">
            <text:p>372.88</text:p>
          </table:table-cell>
          <table:table-cell office:value-type="float" office:value="477.55" calcext:value-type="float">
            <text:p>477.55</text:p>
          </table:table-cell>
        </table:table-row>
        <table:table-row table:style-name="ro1">
          <table:table-cell office:value-type="float" office:value="5311304" calcext:value-type="float">
            <text:p>5311304</text:p>
          </table:table-cell>
          <table:table-cell table:formula="of:=[.A334]/1000/(60*60*24)" office:value-type="time" office:time-value="PT01H28M31.304S" calcext:value-type="time">
            <text:p>01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373.96" calcext:value-type="float">
            <text:p>373.96</text:p>
          </table:table-cell>
          <table:table-cell office:value-type="float" office:value="478.88" calcext:value-type="float">
            <text:p>478.88</text:p>
          </table:table-cell>
        </table:table-row>
        <table:table-row table:style-name="ro1">
          <table:table-cell office:value-type="float" office:value="5327304" calcext:value-type="float">
            <text:p>5327304</text:p>
          </table:table-cell>
          <table:table-cell table:formula="of:=[.A335]/1000/(60*60*24)" office:value-type="time" office:time-value="PT01H28M47.304S" calcext:value-type="time">
            <text:p>01:2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375.04" calcext:value-type="float">
            <text:p>375.04</text:p>
          </table:table-cell>
          <table:table-cell office:value-type="float" office:value="480.21" calcext:value-type="float">
            <text:p>480.21</text:p>
          </table:table-cell>
        </table:table-row>
        <table:table-row table:style-name="ro1">
          <table:table-cell office:value-type="float" office:value="5343304" calcext:value-type="float">
            <text:p>5343304</text:p>
          </table:table-cell>
          <table:table-cell table:formula="of:=[.A336]/1000/(60*60*24)" office:value-type="time" office:time-value="PT01H29M03.304S" calcext:value-type="time">
            <text:p>01:2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376.12" calcext:value-type="float">
            <text:p>376.12</text:p>
          </table:table-cell>
          <table:table-cell office:value-type="float" office:value="481.54" calcext:value-type="float">
            <text:p>481.54</text:p>
          </table:table-cell>
        </table:table-row>
        <table:table-row table:style-name="ro1">
          <table:table-cell office:value-type="float" office:value="5359304" calcext:value-type="float">
            <text:p>5359304</text:p>
          </table:table-cell>
          <table:table-cell table:formula="of:=[.A337]/1000/(60*60*24)" office:value-type="time" office:time-value="PT01H29M19.304S" calcext:value-type="time">
            <text:p>01:2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377.2" calcext:value-type="float">
            <text:p>377.2</text:p>
          </table:table-cell>
          <table:table-cell office:value-type="float" office:value="482.86" calcext:value-type="float">
            <text:p>482.86</text:p>
          </table:table-cell>
        </table:table-row>
        <table:table-row table:style-name="ro1">
          <table:table-cell office:value-type="float" office:value="5375304" calcext:value-type="float">
            <text:p>5375304</text:p>
          </table:table-cell>
          <table:table-cell table:formula="of:=[.A338]/1000/(60*60*24)" office:value-type="time" office:time-value="PT01H29M35.304S" calcext:value-type="time">
            <text:p>01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378.28" calcext:value-type="float">
            <text:p>378.28</text:p>
          </table:table-cell>
          <table:table-cell office:value-type="float" office:value="484.19" calcext:value-type="float">
            <text:p>484.19</text:p>
          </table:table-cell>
        </table:table-row>
        <table:table-row table:style-name="ro1">
          <table:table-cell office:value-type="float" office:value="5391304" calcext:value-type="float">
            <text:p>5391304</text:p>
          </table:table-cell>
          <table:table-cell table:formula="of:=[.A339]/1000/(60*60*24)" office:value-type="time" office:time-value="PT01H29M51.304S" calcext:value-type="time">
            <text:p>01:2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379.37" calcext:value-type="float">
            <text:p>379.37</text:p>
          </table:table-cell>
          <table:table-cell office:value-type="float" office:value="485.52" calcext:value-type="float">
            <text:p>485.52</text:p>
          </table:table-cell>
        </table:table-row>
        <table:table-row table:style-name="ro1">
          <table:table-cell office:value-type="float" office:value="5407304" calcext:value-type="float">
            <text:p>5407304</text:p>
          </table:table-cell>
          <table:table-cell table:formula="of:=[.A340]/1000/(60*60*24)" office:value-type="time" office:time-value="PT01H30M07.304S" calcext:value-type="time">
            <text:p>01:3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380.45" calcext:value-type="float">
            <text:p>380.45</text:p>
          </table:table-cell>
          <table:table-cell office:value-type="float" office:value="486.85" calcext:value-type="float">
            <text:p>486.85</text:p>
          </table:table-cell>
        </table:table-row>
        <table:table-row table:style-name="ro1">
          <table:table-cell office:value-type="float" office:value="5423304" calcext:value-type="float">
            <text:p>5423304</text:p>
          </table:table-cell>
          <table:table-cell table:formula="of:=[.A341]/1000/(60*60*24)" office:value-type="time" office:time-value="PT01H30M23.304S" calcext:value-type="time">
            <text:p>01:3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381.53" calcext:value-type="float">
            <text:p>381.53</text:p>
          </table:table-cell>
          <table:table-cell office:value-type="float" office:value="488.17" calcext:value-type="float">
            <text:p>488.17</text:p>
          </table:table-cell>
        </table:table-row>
        <table:table-row table:style-name="ro1">
          <table:table-cell office:value-type="float" office:value="5439304" calcext:value-type="float">
            <text:p>5439304</text:p>
          </table:table-cell>
          <table:table-cell table:formula="of:=[.A342]/1000/(60*60*24)" office:value-type="time" office:time-value="PT01H30M39.304S" calcext:value-type="time">
            <text:p>01:3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382.61" calcext:value-type="float">
            <text:p>382.61</text:p>
          </table:table-cell>
          <table:table-cell office:value-type="float" office:value="489.5" calcext:value-type="float">
            <text:p>489.5</text:p>
          </table:table-cell>
        </table:table-row>
        <table:table-row table:style-name="ro1">
          <table:table-cell office:value-type="float" office:value="5455304" calcext:value-type="float">
            <text:p>5455304</text:p>
          </table:table-cell>
          <table:table-cell table:formula="of:=[.A343]/1000/(60*60*24)" office:value-type="time" office:time-value="PT01H30M55.304S" calcext:value-type="time">
            <text:p>01:3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383.69" calcext:value-type="float">
            <text:p>383.69</text:p>
          </table:table-cell>
          <table:table-cell office:value-type="float" office:value="490.83" calcext:value-type="float">
            <text:p>490.83</text:p>
          </table:table-cell>
        </table:table-row>
        <table:table-row table:style-name="ro1">
          <table:table-cell office:value-type="float" office:value="5471304" calcext:value-type="float">
            <text:p>5471304</text:p>
          </table:table-cell>
          <table:table-cell table:formula="of:=[.A344]/1000/(60*60*24)" office:value-type="time" office:time-value="PT01H31M11.304S" calcext:value-type="time">
            <text:p>01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384.77" calcext:value-type="float">
            <text:p>384.77</text:p>
          </table:table-cell>
          <table:table-cell office:value-type="float" office:value="492.15" calcext:value-type="float">
            <text:p>492.15</text:p>
          </table:table-cell>
        </table:table-row>
        <table:table-row table:style-name="ro1">
          <table:table-cell office:value-type="float" office:value="5487304" calcext:value-type="float">
            <text:p>5487304</text:p>
          </table:table-cell>
          <table:table-cell table:formula="of:=[.A345]/1000/(60*60*24)" office:value-type="time" office:time-value="PT01H31M27.304S" calcext:value-type="time">
            <text:p>01:3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385.85" calcext:value-type="float">
            <text:p>385.85</text:p>
          </table:table-cell>
          <table:table-cell office:value-type="float" office:value="493.48" calcext:value-type="float">
            <text:p>493.48</text:p>
          </table:table-cell>
        </table:table-row>
        <table:table-row table:style-name="ro1">
          <table:table-cell office:value-type="float" office:value="5503304" calcext:value-type="float">
            <text:p>5503304</text:p>
          </table:table-cell>
          <table:table-cell table:formula="of:=[.A346]/1000/(60*60*24)" office:value-type="time" office:time-value="PT01H31M43.304S" calcext:value-type="time">
            <text:p>01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386.93" calcext:value-type="float">
            <text:p>386.93</text:p>
          </table:table-cell>
          <table:table-cell office:value-type="float" office:value="494.8" calcext:value-type="float">
            <text:p>494.8</text:p>
          </table:table-cell>
        </table:table-row>
        <table:table-row table:style-name="ro1">
          <table:table-cell office:value-type="float" office:value="5519304" calcext:value-type="float">
            <text:p>5519304</text:p>
          </table:table-cell>
          <table:table-cell table:formula="of:=[.A347]/1000/(60*60*24)" office:value-type="time" office:time-value="PT01H31M59.304S" calcext:value-type="time">
            <text:p>01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388.01" calcext:value-type="float">
            <text:p>388.01</text:p>
          </table:table-cell>
          <table:table-cell office:value-type="float" office:value="496.13" calcext:value-type="float">
            <text:p>496.13</text:p>
          </table:table-cell>
        </table:table-row>
        <table:table-row table:style-name="ro1">
          <table:table-cell office:value-type="float" office:value="5535304" calcext:value-type="float">
            <text:p>5535304</text:p>
          </table:table-cell>
          <table:table-cell table:formula="of:=[.A348]/1000/(60*60*24)" office:value-type="time" office:time-value="PT01H32M15.304S" calcext:value-type="time">
            <text:p>01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389.1" calcext:value-type="float">
            <text:p>389.1</text:p>
          </table:table-cell>
          <table:table-cell office:value-type="float" office:value="497.45" calcext:value-type="float">
            <text:p>497.45</text:p>
          </table:table-cell>
        </table:table-row>
        <table:table-row table:style-name="ro1">
          <table:table-cell office:value-type="float" office:value="5551304" calcext:value-type="float">
            <text:p>5551304</text:p>
          </table:table-cell>
          <table:table-cell table:formula="of:=[.A349]/1000/(60*60*24)" office:value-type="time" office:time-value="PT01H32M31.304S" calcext:value-type="time">
            <text:p>01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390.18" calcext:value-type="float">
            <text:p>390.18</text:p>
          </table:table-cell>
          <table:table-cell office:value-type="float" office:value="498.77" calcext:value-type="float">
            <text:p>498.77</text:p>
          </table:table-cell>
        </table:table-row>
        <table:table-row table:style-name="ro1">
          <table:table-cell office:value-type="float" office:value="5567304" calcext:value-type="float">
            <text:p>5567304</text:p>
          </table:table-cell>
          <table:table-cell table:formula="of:=[.A350]/1000/(60*60*24)" office:value-type="time" office:time-value="PT01H32M47.304S" calcext:value-type="time">
            <text:p>01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391.26" calcext:value-type="float">
            <text:p>391.26</text:p>
          </table:table-cell>
          <table:table-cell office:value-type="float" office:value="500.1" calcext:value-type="float">
            <text:p>500.1</text:p>
          </table:table-cell>
        </table:table-row>
        <table:table-row table:style-name="ro1">
          <table:table-cell office:value-type="float" office:value="5583304" calcext:value-type="float">
            <text:p>5583304</text:p>
          </table:table-cell>
          <table:table-cell table:formula="of:=[.A351]/1000/(60*60*24)" office:value-type="time" office:time-value="PT01H33M03.304S" calcext:value-type="time">
            <text:p>01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392.34" calcext:value-type="float">
            <text:p>392.34</text:p>
          </table:table-cell>
          <table:table-cell office:value-type="float" office:value="501.42" calcext:value-type="float">
            <text:p>501.42</text:p>
          </table:table-cell>
        </table:table-row>
        <table:table-row table:style-name="ro1">
          <table:table-cell office:value-type="float" office:value="5599304" calcext:value-type="float">
            <text:p>5599304</text:p>
          </table:table-cell>
          <table:table-cell table:formula="of:=[.A352]/1000/(60*60*24)" office:value-type="time" office:time-value="PT01H33M19.304S" calcext:value-type="time">
            <text:p>01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393.42" calcext:value-type="float">
            <text:p>393.42</text:p>
          </table:table-cell>
          <table:table-cell office:value-type="float" office:value="502.74" calcext:value-type="float">
            <text:p>502.74</text:p>
          </table:table-cell>
        </table:table-row>
        <table:table-row table:style-name="ro1">
          <table:table-cell office:value-type="float" office:value="5615304" calcext:value-type="float">
            <text:p>5615304</text:p>
          </table:table-cell>
          <table:table-cell table:formula="of:=[.A353]/1000/(60*60*24)" office:value-type="time" office:time-value="PT01H33M35.304S" calcext:value-type="time">
            <text:p>01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394.5" calcext:value-type="float">
            <text:p>394.5</text:p>
          </table:table-cell>
          <table:table-cell office:value-type="float" office:value="504.06" calcext:value-type="float">
            <text:p>504.06</text:p>
          </table:table-cell>
        </table:table-row>
        <table:table-row table:style-name="ro1">
          <table:table-cell office:value-type="float" office:value="5631304" calcext:value-type="float">
            <text:p>5631304</text:p>
          </table:table-cell>
          <table:table-cell table:formula="of:=[.A354]/1000/(60*60*24)" office:value-type="time" office:time-value="PT01H33M51.304S" calcext:value-type="time">
            <text:p>01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395.58" calcext:value-type="float">
            <text:p>395.58</text:p>
          </table:table-cell>
          <table:table-cell office:value-type="float" office:value="505.39" calcext:value-type="float">
            <text:p>505.39</text:p>
          </table:table-cell>
        </table:table-row>
        <table:table-row table:style-name="ro1">
          <table:table-cell office:value-type="float" office:value="5647304" calcext:value-type="float">
            <text:p>5647304</text:p>
          </table:table-cell>
          <table:table-cell table:formula="of:=[.A355]/1000/(60*60*24)" office:value-type="time" office:time-value="PT01H34M07.304S" calcext:value-type="time">
            <text:p>01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396.66" calcext:value-type="float">
            <text:p>396.66</text:p>
          </table:table-cell>
          <table:table-cell office:value-type="float" office:value="506.71" calcext:value-type="float">
            <text:p>506.71</text:p>
          </table:table-cell>
        </table:table-row>
        <table:table-row table:style-name="ro1">
          <table:table-cell office:value-type="float" office:value="5663304" calcext:value-type="float">
            <text:p>5663304</text:p>
          </table:table-cell>
          <table:table-cell table:formula="of:=[.A356]/1000/(60*60*24)" office:value-type="time" office:time-value="PT01H34M23.304S" calcext:value-type="time">
            <text:p>01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397.73" calcext:value-type="float">
            <text:p>397.73</text:p>
          </table:table-cell>
          <table:table-cell office:value-type="float" office:value="508.03" calcext:value-type="float">
            <text:p>508.03</text:p>
          </table:table-cell>
        </table:table-row>
        <table:table-row table:style-name="ro1">
          <table:table-cell office:value-type="float" office:value="5679304" calcext:value-type="float">
            <text:p>5679304</text:p>
          </table:table-cell>
          <table:table-cell table:formula="of:=[.A357]/1000/(60*60*24)" office:value-type="time" office:time-value="PT01H34M39.304S" calcext:value-type="time">
            <text:p>01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398.81" calcext:value-type="float">
            <text:p>398.81</text:p>
          </table:table-cell>
          <table:table-cell office:value-type="float" office:value="509.35" calcext:value-type="float">
            <text:p>509.35</text:p>
          </table:table-cell>
        </table:table-row>
        <table:table-row table:style-name="ro1">
          <table:table-cell office:value-type="float" office:value="5695304" calcext:value-type="float">
            <text:p>5695304</text:p>
          </table:table-cell>
          <table:table-cell table:formula="of:=[.A358]/1000/(60*60*24)" office:value-type="time" office:time-value="PT01H34M55.304S" calcext:value-type="time">
            <text:p>01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399.89" calcext:value-type="float">
            <text:p>399.89</text:p>
          </table:table-cell>
          <table:table-cell office:value-type="float" office:value="510.67" calcext:value-type="float">
            <text:p>510.67</text:p>
          </table:table-cell>
        </table:table-row>
        <table:table-row table:style-name="ro1">
          <table:table-cell office:value-type="float" office:value="5711304" calcext:value-type="float">
            <text:p>5711304</text:p>
          </table:table-cell>
          <table:table-cell table:formula="of:=[.A359]/1000/(60*60*24)" office:value-type="time" office:time-value="PT01H35M11.304S" calcext:value-type="time">
            <text:p>01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400.97" calcext:value-type="float">
            <text:p>400.97</text:p>
          </table:table-cell>
          <table:table-cell office:value-type="float" office:value="511.99" calcext:value-type="float">
            <text:p>511.99</text:p>
          </table:table-cell>
        </table:table-row>
        <table:table-row table:style-name="ro1">
          <table:table-cell office:value-type="float" office:value="5727304" calcext:value-type="float">
            <text:p>5727304</text:p>
          </table:table-cell>
          <table:table-cell table:formula="of:=[.A360]/1000/(60*60*24)" office:value-type="time" office:time-value="PT01H35M27.304S" calcext:value-type="time">
            <text:p>01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402.05" calcext:value-type="float">
            <text:p>402.05</text:p>
          </table:table-cell>
          <table:table-cell office:value-type="float" office:value="513.31" calcext:value-type="float">
            <text:p>513.31</text:p>
          </table:table-cell>
        </table:table-row>
        <table:table-row table:style-name="ro1">
          <table:table-cell office:value-type="float" office:value="5743304" calcext:value-type="float">
            <text:p>5743304</text:p>
          </table:table-cell>
          <table:table-cell table:formula="of:=[.A361]/1000/(60*60*24)" office:value-type="time" office:time-value="PT01H35M43.304S" calcext:value-type="time">
            <text:p>01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403.13" calcext:value-type="float">
            <text:p>403.13</text:p>
          </table:table-cell>
          <table:table-cell office:value-type="float" office:value="514.64" calcext:value-type="float">
            <text:p>514.64</text:p>
          </table:table-cell>
        </table:table-row>
        <table:table-row table:style-name="ro1">
          <table:table-cell office:value-type="float" office:value="5759304" calcext:value-type="float">
            <text:p>5759304</text:p>
          </table:table-cell>
          <table:table-cell table:formula="of:=[.A362]/1000/(60*60*24)" office:value-type="time" office:time-value="PT01H35M59.304S" calcext:value-type="time">
            <text:p>01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404.21" calcext:value-type="float">
            <text:p>404.21</text:p>
          </table:table-cell>
          <table:table-cell office:value-type="float" office:value="515.96" calcext:value-type="float">
            <text:p>515.96</text:p>
          </table:table-cell>
        </table:table-row>
        <table:table-row table:style-name="ro1">
          <table:table-cell office:value-type="float" office:value="5775304" calcext:value-type="float">
            <text:p>5775304</text:p>
          </table:table-cell>
          <table:table-cell table:formula="of:=[.A363]/1000/(60*60*24)" office:value-type="time" office:time-value="PT01H36M15.304S" calcext:value-type="time">
            <text:p>01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405.29" calcext:value-type="float">
            <text:p>405.29</text:p>
          </table:table-cell>
          <table:table-cell office:value-type="float" office:value="517.28" calcext:value-type="float">
            <text:p>517.28</text:p>
          </table:table-cell>
        </table:table-row>
        <table:table-row table:style-name="ro1">
          <table:table-cell office:value-type="float" office:value="5791304" calcext:value-type="float">
            <text:p>5791304</text:p>
          </table:table-cell>
          <table:table-cell table:formula="of:=[.A364]/1000/(60*60*24)" office:value-type="time" office:time-value="PT01H36M31.304S" calcext:value-type="time">
            <text:p>01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406.37" calcext:value-type="float">
            <text:p>406.37</text:p>
          </table:table-cell>
          <table:table-cell office:value-type="float" office:value="518.6" calcext:value-type="float">
            <text:p>518.6</text:p>
          </table:table-cell>
        </table:table-row>
        <table:table-row table:style-name="ro1">
          <table:table-cell office:value-type="float" office:value="5807304" calcext:value-type="float">
            <text:p>5807304</text:p>
          </table:table-cell>
          <table:table-cell table:formula="of:=[.A365]/1000/(60*60*24)" office:value-type="time" office:time-value="PT01H36M47.304S" calcext:value-type="time">
            <text:p>01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407.44" calcext:value-type="float">
            <text:p>407.44</text:p>
          </table:table-cell>
          <table:table-cell office:value-type="float" office:value="519.92" calcext:value-type="float">
            <text:p>519.92</text:p>
          </table:table-cell>
        </table:table-row>
        <table:table-row table:style-name="ro1">
          <table:table-cell office:value-type="float" office:value="5823304" calcext:value-type="float">
            <text:p>5823304</text:p>
          </table:table-cell>
          <table:table-cell table:formula="of:=[.A366]/1000/(60*60*24)" office:value-type="time" office:time-value="PT01H37M03.304S" calcext:value-type="time">
            <text:p>01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408.52" calcext:value-type="float">
            <text:p>408.52</text:p>
          </table:table-cell>
          <table:table-cell office:value-type="float" office:value="521.24" calcext:value-type="float">
            <text:p>521.24</text:p>
          </table:table-cell>
        </table:table-row>
        <table:table-row table:style-name="ro1">
          <table:table-cell office:value-type="float" office:value="5839304" calcext:value-type="float">
            <text:p>5839304</text:p>
          </table:table-cell>
          <table:table-cell table:formula="of:=[.A367]/1000/(60*60*24)" office:value-type="time" office:time-value="PT01H37M19.304S" calcext:value-type="time">
            <text:p>01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409.6" calcext:value-type="float">
            <text:p>409.6</text:p>
          </table:table-cell>
          <table:table-cell office:value-type="float" office:value="522.55" calcext:value-type="float">
            <text:p>522.55</text:p>
          </table:table-cell>
        </table:table-row>
        <table:table-row table:style-name="ro1">
          <table:table-cell office:value-type="float" office:value="5855304" calcext:value-type="float">
            <text:p>5855304</text:p>
          </table:table-cell>
          <table:table-cell table:formula="of:=[.A368]/1000/(60*60*24)" office:value-type="time" office:time-value="PT01H37M35.304S" calcext:value-type="time">
            <text:p>01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410.68" calcext:value-type="float">
            <text:p>410.68</text:p>
          </table:table-cell>
          <table:table-cell office:value-type="float" office:value="523.87" calcext:value-type="float">
            <text:p>523.87</text:p>
          </table:table-cell>
        </table:table-row>
        <table:table-row table:style-name="ro1">
          <table:table-cell office:value-type="float" office:value="5871304" calcext:value-type="float">
            <text:p>5871304</text:p>
          </table:table-cell>
          <table:table-cell table:formula="of:=[.A369]/1000/(60*60*24)" office:value-type="time" office:time-value="PT01H37M51.304S" calcext:value-type="time">
            <text:p>01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411.76" calcext:value-type="float">
            <text:p>411.76</text:p>
          </table:table-cell>
          <table:table-cell office:value-type="float" office:value="525.19" calcext:value-type="float">
            <text:p>525.19</text:p>
          </table:table-cell>
        </table:table-row>
        <table:table-row table:style-name="ro1">
          <table:table-cell office:value-type="float" office:value="5887304" calcext:value-type="float">
            <text:p>5887304</text:p>
          </table:table-cell>
          <table:table-cell table:formula="of:=[.A370]/1000/(60*60*24)" office:value-type="time" office:time-value="PT01H38M07.304S" calcext:value-type="time">
            <text:p>01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412.83" calcext:value-type="float">
            <text:p>412.83</text:p>
          </table:table-cell>
          <table:table-cell office:value-type="float" office:value="526.51" calcext:value-type="float">
            <text:p>526.51</text:p>
          </table:table-cell>
        </table:table-row>
        <table:table-row table:style-name="ro1">
          <table:table-cell office:value-type="float" office:value="5903304" calcext:value-type="float">
            <text:p>5903304</text:p>
          </table:table-cell>
          <table:table-cell table:formula="of:=[.A371]/1000/(60*60*24)" office:value-type="time" office:time-value="PT01H38M23.304S" calcext:value-type="time">
            <text:p>01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413.91" calcext:value-type="float">
            <text:p>413.91</text:p>
          </table:table-cell>
          <table:table-cell office:value-type="float" office:value="527.83" calcext:value-type="float">
            <text:p>527.83</text:p>
          </table:table-cell>
        </table:table-row>
        <table:table-row table:style-name="ro1">
          <table:table-cell office:value-type="float" office:value="5919304" calcext:value-type="float">
            <text:p>5919304</text:p>
          </table:table-cell>
          <table:table-cell table:formula="of:=[.A372]/1000/(60*60*24)" office:value-type="time" office:time-value="PT01H38M39.304S" calcext:value-type="time">
            <text:p>01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414.99" calcext:value-type="float">
            <text:p>414.99</text:p>
          </table:table-cell>
          <table:table-cell office:value-type="float" office:value="529.14" calcext:value-type="float">
            <text:p>529.14</text:p>
          </table:table-cell>
        </table:table-row>
        <table:table-row table:style-name="ro1">
          <table:table-cell office:value-type="float" office:value="5935304" calcext:value-type="float">
            <text:p>5935304</text:p>
          </table:table-cell>
          <table:table-cell table:formula="of:=[.A373]/1000/(60*60*24)" office:value-type="time" office:time-value="PT01H38M55.304S" calcext:value-type="time">
            <text:p>01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416.06" calcext:value-type="float">
            <text:p>416.06</text:p>
          </table:table-cell>
          <table:table-cell office:value-type="float" office:value="530.46" calcext:value-type="float">
            <text:p>530.46</text:p>
          </table:table-cell>
        </table:table-row>
        <table:table-row table:style-name="ro1">
          <table:table-cell office:value-type="float" office:value="5951304" calcext:value-type="float">
            <text:p>5951304</text:p>
          </table:table-cell>
          <table:table-cell table:formula="of:=[.A374]/1000/(60*60*24)" office:value-type="time" office:time-value="PT01H39M11.304S" calcext:value-type="time">
            <text:p>01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5" calcext:value-type="float">
            <text:p>296.75</text:p>
          </table:table-cell>
          <table:table-cell office:value-type="float" office:value="417.14" calcext:value-type="float">
            <text:p>417.14</text:p>
          </table:table-cell>
          <table:table-cell office:value-type="float" office:value="531.78" calcext:value-type="float">
            <text:p>531.78</text:p>
          </table:table-cell>
        </table:table-row>
        <table:table-row table:style-name="ro1">
          <table:table-cell office:value-type="float" office:value="5967304" calcext:value-type="float">
            <text:p>5967304</text:p>
          </table:table-cell>
          <table:table-cell table:formula="of:=[.A375]/1000/(60*60*24)" office:value-type="time" office:time-value="PT01H39M27.304S" calcext:value-type="time">
            <text:p>01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418.22" calcext:value-type="float">
            <text:p>418.22</text:p>
          </table:table-cell>
          <table:table-cell office:value-type="float" office:value="533.09" calcext:value-type="float">
            <text:p>533.09</text:p>
          </table:table-cell>
        </table:table-row>
        <table:table-row table:style-name="ro1">
          <table:table-cell office:value-type="float" office:value="5983304" calcext:value-type="float">
            <text:p>5983304</text:p>
          </table:table-cell>
          <table:table-cell table:formula="of:=[.A376]/1000/(60*60*24)" office:value-type="time" office:time-value="PT01H39M43.304S" calcext:value-type="time">
            <text:p>01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419.3" calcext:value-type="float">
            <text:p>419.3</text:p>
          </table:table-cell>
          <table:table-cell office:value-type="float" office:value="534.41" calcext:value-type="float">
            <text:p>534.41</text:p>
          </table:table-cell>
        </table:table-row>
        <table:table-row table:style-name="ro1">
          <table:table-cell office:value-type="float" office:value="5999304" calcext:value-type="float">
            <text:p>5999304</text:p>
          </table:table-cell>
          <table:table-cell table:formula="of:=[.A377]/1000/(60*60*24)" office:value-type="time" office:time-value="PT01H39M59.304S" calcext:value-type="time">
            <text:p>01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8" calcext:value-type="float">
            <text:p>295.78</text:p>
          </table:table-cell>
          <table:table-cell office:value-type="float" office:value="420.37" calcext:value-type="float">
            <text:p>420.37</text:p>
          </table:table-cell>
          <table:table-cell office:value-type="float" office:value="535.72" calcext:value-type="float">
            <text:p>535.72</text:p>
          </table:table-cell>
        </table:table-row>
        <table:table-row table:style-name="ro1">
          <table:table-cell office:value-type="float" office:value="6015304" calcext:value-type="float">
            <text:p>6015304</text:p>
          </table:table-cell>
          <table:table-cell table:formula="of:=[.A378]/1000/(60*60*24)" office:value-type="time" office:time-value="PT01H40M15.304S" calcext:value-type="time">
            <text:p>01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421.45" calcext:value-type="float">
            <text:p>421.45</text:p>
          </table:table-cell>
          <table:table-cell office:value-type="float" office:value="537.04" calcext:value-type="float">
            <text:p>537.04</text:p>
          </table:table-cell>
        </table:table-row>
        <table:table-row table:style-name="ro1">
          <table:table-cell office:value-type="float" office:value="6031304" calcext:value-type="float">
            <text:p>6031304</text:p>
          </table:table-cell>
          <table:table-cell table:formula="of:=[.A379]/1000/(60*60*24)" office:value-type="time" office:time-value="PT01H40M31.304S" calcext:value-type="time">
            <text:p>01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422.53" calcext:value-type="float">
            <text:p>422.53</text:p>
          </table:table-cell>
          <table:table-cell office:value-type="float" office:value="538.35" calcext:value-type="float">
            <text:p>538.35</text:p>
          </table:table-cell>
        </table:table-row>
        <table:table-row table:style-name="ro1">
          <table:table-cell office:value-type="float" office:value="6047304" calcext:value-type="float">
            <text:p>6047304</text:p>
          </table:table-cell>
          <table:table-cell table:formula="of:=[.A380]/1000/(60*60*24)" office:value-type="time" office:time-value="PT01H40M47.304S" calcext:value-type="time">
            <text:p>01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423.6" calcext:value-type="float">
            <text:p>423.6</text:p>
          </table:table-cell>
          <table:table-cell office:value-type="float" office:value="539.67" calcext:value-type="float">
            <text:p>539.67</text:p>
          </table:table-cell>
        </table:table-row>
        <table:table-row table:style-name="ro1">
          <table:table-cell office:value-type="float" office:value="6063304" calcext:value-type="float">
            <text:p>6063304</text:p>
          </table:table-cell>
          <table:table-cell table:formula="of:=[.A381]/1000/(60*60*24)" office:value-type="time" office:time-value="PT01H41M03.304S" calcext:value-type="time">
            <text:p>01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424.68" calcext:value-type="float">
            <text:p>424.68</text:p>
          </table:table-cell>
          <table:table-cell office:value-type="float" office:value="540.98" calcext:value-type="float">
            <text:p>540.98</text:p>
          </table:table-cell>
        </table:table-row>
        <table:table-row table:style-name="ro1">
          <table:table-cell office:value-type="float" office:value="6079304" calcext:value-type="float">
            <text:p>6079304</text:p>
          </table:table-cell>
          <table:table-cell table:formula="of:=[.A382]/1000/(60*60*24)" office:value-type="time" office:time-value="PT01H41M19.304S" calcext:value-type="time">
            <text:p>01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425.76" calcext:value-type="float">
            <text:p>425.76</text:p>
          </table:table-cell>
          <table:table-cell office:value-type="float" office:value="542.29" calcext:value-type="float">
            <text:p>542.29</text:p>
          </table:table-cell>
        </table:table-row>
        <table:table-row table:style-name="ro1">
          <table:table-cell office:value-type="float" office:value="6095304" calcext:value-type="float">
            <text:p>6095304</text:p>
          </table:table-cell>
          <table:table-cell table:formula="of:=[.A383]/1000/(60*60*24)" office:value-type="time" office:time-value="PT01H41M35.304S" calcext:value-type="time">
            <text:p>01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2" calcext:value-type="float">
            <text:p>295.42</text:p>
          </table:table-cell>
          <table:table-cell office:value-type="float" office:value="426.83" calcext:value-type="float">
            <text:p>426.83</text:p>
          </table:table-cell>
          <table:table-cell office:value-type="float" office:value="543.61" calcext:value-type="float">
            <text:p>543.61</text:p>
          </table:table-cell>
        </table:table-row>
        <table:table-row table:style-name="ro1">
          <table:table-cell office:value-type="float" office:value="6111304" calcext:value-type="float">
            <text:p>6111304</text:p>
          </table:table-cell>
          <table:table-cell table:formula="of:=[.A384]/1000/(60*60*24)" office:value-type="time" office:time-value="PT01H41M51.304S" calcext:value-type="time">
            <text:p>01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427.91" calcext:value-type="float">
            <text:p>427.91</text:p>
          </table:table-cell>
          <table:table-cell office:value-type="float" office:value="544.92" calcext:value-type="float">
            <text:p>544.92</text:p>
          </table:table-cell>
        </table:table-row>
        <table:table-row table:style-name="ro1">
          <table:table-cell office:value-type="float" office:value="6127304" calcext:value-type="float">
            <text:p>6127304</text:p>
          </table:table-cell>
          <table:table-cell table:formula="of:=[.A385]/1000/(60*60*24)" office:value-type="time" office:time-value="PT01H42M07.304S" calcext:value-type="time">
            <text:p>01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428.99" calcext:value-type="float">
            <text:p>428.99</text:p>
          </table:table-cell>
          <table:table-cell office:value-type="float" office:value="546.23" calcext:value-type="float">
            <text:p>546.23</text:p>
          </table:table-cell>
        </table:table-row>
        <table:table-row table:style-name="ro1">
          <table:table-cell office:value-type="float" office:value="6143304" calcext:value-type="float">
            <text:p>6143304</text:p>
          </table:table-cell>
          <table:table-cell table:formula="of:=[.A386]/1000/(60*60*24)" office:value-type="time" office:time-value="PT01H42M23.304S" calcext:value-type="time">
            <text:p>01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430.06" calcext:value-type="float">
            <text:p>430.06</text:p>
          </table:table-cell>
          <table:table-cell office:value-type="float" office:value="547.55" calcext:value-type="float">
            <text:p>547.55</text:p>
          </table:table-cell>
        </table:table-row>
        <table:table-row table:style-name="ro1">
          <table:table-cell office:value-type="float" office:value="6159304" calcext:value-type="float">
            <text:p>6159304</text:p>
          </table:table-cell>
          <table:table-cell table:formula="of:=[.A387]/1000/(60*60*24)" office:value-type="time" office:time-value="PT01H42M39.304S" calcext:value-type="time">
            <text:p>01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431.14" calcext:value-type="float">
            <text:p>431.14</text:p>
          </table:table-cell>
          <table:table-cell office:value-type="float" office:value="548.86" calcext:value-type="float">
            <text:p>548.86</text:p>
          </table:table-cell>
        </table:table-row>
        <table:table-row table:style-name="ro1">
          <table:table-cell office:value-type="float" office:value="6175304" calcext:value-type="float">
            <text:p>6175304</text:p>
          </table:table-cell>
          <table:table-cell table:formula="of:=[.A388]/1000/(60*60*24)" office:value-type="time" office:time-value="PT01H42M55.304S" calcext:value-type="time">
            <text:p>01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432.21" calcext:value-type="float">
            <text:p>432.21</text:p>
          </table:table-cell>
          <table:table-cell office:value-type="float" office:value="550.17" calcext:value-type="float">
            <text:p>550.17</text:p>
          </table:table-cell>
        </table:table-row>
        <table:table-row table:style-name="ro1">
          <table:table-cell office:value-type="float" office:value="6191304" calcext:value-type="float">
            <text:p>6191304</text:p>
          </table:table-cell>
          <table:table-cell table:formula="of:=[.A389]/1000/(60*60*24)" office:value-type="time" office:time-value="PT01H43M11.304S" calcext:value-type="time">
            <text:p>01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433.29" calcext:value-type="float">
            <text:p>433.29</text:p>
          </table:table-cell>
          <table:table-cell office:value-type="float" office:value="551.49" calcext:value-type="float">
            <text:p>551.49</text:p>
          </table:table-cell>
        </table:table-row>
        <table:table-row table:style-name="ro1">
          <table:table-cell office:value-type="float" office:value="6207304" calcext:value-type="float">
            <text:p>6207304</text:p>
          </table:table-cell>
          <table:table-cell table:formula="of:=[.A390]/1000/(60*60*24)" office:value-type="time" office:time-value="PT01H43M27.304S" calcext:value-type="time">
            <text:p>01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434.37" calcext:value-type="float">
            <text:p>434.37</text:p>
          </table:table-cell>
          <table:table-cell office:value-type="float" office:value="552.8" calcext:value-type="float">
            <text:p>552.8</text:p>
          </table:table-cell>
        </table:table-row>
        <table:table-row table:style-name="ro1">
          <table:table-cell office:value-type="float" office:value="6223304" calcext:value-type="float">
            <text:p>6223304</text:p>
          </table:table-cell>
          <table:table-cell table:formula="of:=[.A391]/1000/(60*60*24)" office:value-type="time" office:time-value="PT01H43M43.304S" calcext:value-type="time">
            <text:p>01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435.44" calcext:value-type="float">
            <text:p>435.44</text:p>
          </table:table-cell>
          <table:table-cell office:value-type="float" office:value="554.11" calcext:value-type="float">
            <text:p>554.11</text:p>
          </table:table-cell>
        </table:table-row>
        <table:table-row table:style-name="ro1">
          <table:table-cell office:value-type="float" office:value="6239304" calcext:value-type="float">
            <text:p>6239304</text:p>
          </table:table-cell>
          <table:table-cell table:formula="of:=[.A392]/1000/(60*60*24)" office:value-type="time" office:time-value="PT01H43M59.304S" calcext:value-type="time">
            <text:p>01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436.52" calcext:value-type="float">
            <text:p>436.52</text:p>
          </table:table-cell>
          <table:table-cell office:value-type="float" office:value="555.42" calcext:value-type="float">
            <text:p>555.42</text:p>
          </table:table-cell>
        </table:table-row>
        <table:table-row table:style-name="ro1">
          <table:table-cell office:value-type="float" office:value="6255304" calcext:value-type="float">
            <text:p>6255304</text:p>
          </table:table-cell>
          <table:table-cell table:formula="of:=[.A393]/1000/(60*60*24)" office:value-type="time" office:time-value="PT01H44M15.304S" calcext:value-type="time">
            <text:p>01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437.59" calcext:value-type="float">
            <text:p>437.59</text:p>
          </table:table-cell>
          <table:table-cell office:value-type="float" office:value="556.73" calcext:value-type="float">
            <text:p>556.73</text:p>
          </table:table-cell>
        </table:table-row>
        <table:table-row table:style-name="ro1">
          <table:table-cell office:value-type="float" office:value="6271304" calcext:value-type="float">
            <text:p>6271304</text:p>
          </table:table-cell>
          <table:table-cell table:formula="of:=[.A394]/1000/(60*60*24)" office:value-type="time" office:time-value="PT01H44M31.304S" calcext:value-type="time">
            <text:p>01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438.67" calcext:value-type="float">
            <text:p>438.67</text:p>
          </table:table-cell>
          <table:table-cell office:value-type="float" office:value="558.05" calcext:value-type="float">
            <text:p>558.05</text:p>
          </table:table-cell>
        </table:table-row>
        <table:table-row table:style-name="ro1">
          <table:table-cell office:value-type="float" office:value="6287304" calcext:value-type="float">
            <text:p>6287304</text:p>
          </table:table-cell>
          <table:table-cell table:formula="of:=[.A395]/1000/(60*60*24)" office:value-type="time" office:time-value="PT01H44M47.304S" calcext:value-type="time">
            <text:p>01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439.74" calcext:value-type="float">
            <text:p>439.74</text:p>
          </table:table-cell>
          <table:table-cell office:value-type="float" office:value="559.36" calcext:value-type="float">
            <text:p>559.36</text:p>
          </table:table-cell>
        </table:table-row>
        <table:table-row table:style-name="ro1">
          <table:table-cell office:value-type="float" office:value="6303304" calcext:value-type="float">
            <text:p>6303304</text:p>
          </table:table-cell>
          <table:table-cell table:formula="of:=[.A396]/1000/(60*60*24)" office:value-type="time" office:time-value="PT01H45M03.304S" calcext:value-type="time">
            <text:p>01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440.82" calcext:value-type="float">
            <text:p>440.82</text:p>
          </table:table-cell>
          <table:table-cell office:value-type="float" office:value="560.67" calcext:value-type="float">
            <text:p>560.67</text:p>
          </table:table-cell>
        </table:table-row>
        <table:table-row table:style-name="ro1">
          <table:table-cell office:value-type="float" office:value="6319304" calcext:value-type="float">
            <text:p>6319304</text:p>
          </table:table-cell>
          <table:table-cell table:formula="of:=[.A397]/1000/(60*60*24)" office:value-type="time" office:time-value="PT01H45M19.304S" calcext:value-type="time">
            <text:p>01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441.89" calcext:value-type="float">
            <text:p>441.89</text:p>
          </table:table-cell>
          <table:table-cell office:value-type="float" office:value="561.98" calcext:value-type="float">
            <text:p>561.98</text:p>
          </table:table-cell>
        </table:table-row>
        <table:table-row table:style-name="ro1">
          <table:table-cell office:value-type="float" office:value="6335304" calcext:value-type="float">
            <text:p>6335304</text:p>
          </table:table-cell>
          <table:table-cell table:formula="of:=[.A398]/1000/(60*60*24)" office:value-type="time" office:time-value="PT01H45M35.304S" calcext:value-type="time">
            <text:p>01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442.97" calcext:value-type="float">
            <text:p>442.97</text:p>
          </table:table-cell>
          <table:table-cell office:value-type="float" office:value="563.29" calcext:value-type="float">
            <text:p>563.29</text:p>
          </table:table-cell>
        </table:table-row>
        <table:table-row table:style-name="ro1">
          <table:table-cell office:value-type="float" office:value="6351304" calcext:value-type="float">
            <text:p>6351304</text:p>
          </table:table-cell>
          <table:table-cell table:formula="of:=[.A399]/1000/(60*60*24)" office:value-type="time" office:time-value="PT01H45M51.304S" calcext:value-type="time">
            <text:p>01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444.04" calcext:value-type="float">
            <text:p>444.04</text:p>
          </table:table-cell>
          <table:table-cell office:value-type="float" office:value="564.6" calcext:value-type="float">
            <text:p>564.6</text:p>
          </table:table-cell>
        </table:table-row>
        <table:table-row table:style-name="ro1">
          <table:table-cell office:value-type="float" office:value="6367304" calcext:value-type="float">
            <text:p>6367304</text:p>
          </table:table-cell>
          <table:table-cell table:formula="of:=[.A400]/1000/(60*60*24)" office:value-type="time" office:time-value="PT01H46M07.304S" calcext:value-type="time">
            <text:p>01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445.12" calcext:value-type="float">
            <text:p>445.12</text:p>
          </table:table-cell>
          <table:table-cell office:value-type="float" office:value="565.91" calcext:value-type="float">
            <text:p>565.91</text:p>
          </table:table-cell>
        </table:table-row>
        <table:table-row table:style-name="ro1">
          <table:table-cell office:value-type="float" office:value="6383304" calcext:value-type="float">
            <text:p>6383304</text:p>
          </table:table-cell>
          <table:table-cell table:formula="of:=[.A401]/1000/(60*60*24)" office:value-type="time" office:time-value="PT01H46M23.304S" calcext:value-type="time">
            <text:p>01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446.19" calcext:value-type="float">
            <text:p>446.19</text:p>
          </table:table-cell>
          <table:table-cell office:value-type="float" office:value="567.22" calcext:value-type="float">
            <text:p>567.22</text:p>
          </table:table-cell>
        </table:table-row>
        <table:table-row table:style-name="ro1">
          <table:table-cell office:value-type="float" office:value="6399304" calcext:value-type="float">
            <text:p>6399304</text:p>
          </table:table-cell>
          <table:table-cell table:formula="of:=[.A402]/1000/(60*60*24)" office:value-type="time" office:time-value="PT01H46M39.304S" calcext:value-type="time">
            <text:p>01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447.27" calcext:value-type="float">
            <text:p>447.27</text:p>
          </table:table-cell>
          <table:table-cell office:value-type="float" office:value="568.53" calcext:value-type="float">
            <text:p>568.53</text:p>
          </table:table-cell>
        </table:table-row>
        <table:table-row table:style-name="ro1">
          <table:table-cell office:value-type="float" office:value="6415304" calcext:value-type="float">
            <text:p>6415304</text:p>
          </table:table-cell>
          <table:table-cell table:formula="of:=[.A403]/1000/(60*60*24)" office:value-type="time" office:time-value="PT01H46M55.304S" calcext:value-type="time">
            <text:p>01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448.34" calcext:value-type="float">
            <text:p>448.34</text:p>
          </table:table-cell>
          <table:table-cell office:value-type="float" office:value="569.84" calcext:value-type="float">
            <text:p>569.84</text:p>
          </table:table-cell>
        </table:table-row>
        <table:table-row table:style-name="ro1">
          <table:table-cell office:value-type="float" office:value="6431304" calcext:value-type="float">
            <text:p>6431304</text:p>
          </table:table-cell>
          <table:table-cell table:formula="of:=[.A404]/1000/(60*60*24)" office:value-type="time" office:time-value="PT01H47M11.304S" calcext:value-type="time">
            <text:p>01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449.42" calcext:value-type="float">
            <text:p>449.42</text:p>
          </table:table-cell>
          <table:table-cell office:value-type="float" office:value="571.15" calcext:value-type="float">
            <text:p>571.15</text:p>
          </table:table-cell>
        </table:table-row>
        <table:table-row table:style-name="ro1">
          <table:table-cell office:value-type="float" office:value="6447304" calcext:value-type="float">
            <text:p>6447304</text:p>
          </table:table-cell>
          <table:table-cell table:formula="of:=[.A405]/1000/(60*60*24)" office:value-type="time" office:time-value="PT01H47M27.304S" calcext:value-type="time">
            <text:p>01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450.49" calcext:value-type="float">
            <text:p>450.49</text:p>
          </table:table-cell>
          <table:table-cell office:value-type="float" office:value="572.46" calcext:value-type="float">
            <text:p>572.46</text:p>
          </table:table-cell>
        </table:table-row>
        <table:table-row table:style-name="ro1">
          <table:table-cell office:value-type="float" office:value="6463304" calcext:value-type="float">
            <text:p>6463304</text:p>
          </table:table-cell>
          <table:table-cell table:formula="of:=[.A406]/1000/(60*60*24)" office:value-type="time" office:time-value="PT01H47M43.304S" calcext:value-type="time">
            <text:p>01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451.57" calcext:value-type="float">
            <text:p>451.57</text:p>
          </table:table-cell>
          <table:table-cell office:value-type="float" office:value="573.77" calcext:value-type="float">
            <text:p>573.77</text:p>
          </table:table-cell>
        </table:table-row>
        <table:table-row table:style-name="ro1">
          <table:table-cell office:value-type="float" office:value="6479304" calcext:value-type="float">
            <text:p>6479304</text:p>
          </table:table-cell>
          <table:table-cell table:formula="of:=[.A407]/1000/(60*60*24)" office:value-type="time" office:time-value="PT01H47M59.304S" calcext:value-type="time">
            <text:p>01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452.64" calcext:value-type="float">
            <text:p>452.64</text:p>
          </table:table-cell>
          <table:table-cell office:value-type="float" office:value="575.07" calcext:value-type="float">
            <text:p>575.07</text:p>
          </table:table-cell>
        </table:table-row>
        <table:table-row table:style-name="ro1">
          <table:table-cell office:value-type="float" office:value="6495304" calcext:value-type="float">
            <text:p>6495304</text:p>
          </table:table-cell>
          <table:table-cell table:formula="of:=[.A408]/1000/(60*60*24)" office:value-type="time" office:time-value="PT01H48M15.304S" calcext:value-type="time">
            <text:p>01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453.71" calcext:value-type="float">
            <text:p>453.71</text:p>
          </table:table-cell>
          <table:table-cell office:value-type="float" office:value="576.38" calcext:value-type="float">
            <text:p>576.38</text:p>
          </table:table-cell>
        </table:table-row>
        <table:table-row table:style-name="ro1">
          <table:table-cell office:value-type="float" office:value="6511304" calcext:value-type="float">
            <text:p>6511304</text:p>
          </table:table-cell>
          <table:table-cell table:formula="of:=[.A409]/1000/(60*60*24)" office:value-type="time" office:time-value="PT01H48M31.304S" calcext:value-type="time">
            <text:p>01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454.79" calcext:value-type="float">
            <text:p>454.79</text:p>
          </table:table-cell>
          <table:table-cell office:value-type="float" office:value="577.69" calcext:value-type="float">
            <text:p>577.69</text:p>
          </table:table-cell>
        </table:table-row>
        <table:table-row table:style-name="ro1">
          <table:table-cell office:value-type="float" office:value="6527304" calcext:value-type="float">
            <text:p>6527304</text:p>
          </table:table-cell>
          <table:table-cell table:formula="of:=[.A410]/1000/(60*60*24)" office:value-type="time" office:time-value="PT01H48M47.304S" calcext:value-type="time">
            <text:p>01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3" calcext:value-type="float">
            <text:p>293.83</text:p>
          </table:table-cell>
          <table:table-cell office:value-type="float" office:value="455.86" calcext:value-type="float">
            <text:p>455.8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6543304" calcext:value-type="float">
            <text:p>6543304</text:p>
          </table:table-cell>
          <table:table-cell table:formula="of:=[.A411]/1000/(60*60*24)" office:value-type="time" office:time-value="PT01H49M03.304S" calcext:value-type="time">
            <text:p>01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456.94" calcext:value-type="float">
            <text:p>456.94</text:p>
          </table:table-cell>
          <table:table-cell office:value-type="float" office:value="580.31" calcext:value-type="float">
            <text:p>580.31</text:p>
          </table:table-cell>
        </table:table-row>
        <table:table-row table:style-name="ro1">
          <table:table-cell office:value-type="float" office:value="6559304" calcext:value-type="float">
            <text:p>6559304</text:p>
          </table:table-cell>
          <table:table-cell table:formula="of:=[.A412]/1000/(60*60*24)" office:value-type="time" office:time-value="PT01H49M19.304S" calcext:value-type="time">
            <text:p>01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458.01" calcext:value-type="float">
            <text:p>458.01</text:p>
          </table:table-cell>
          <table:table-cell office:value-type="float" office:value="581.62" calcext:value-type="float">
            <text:p>581.62</text:p>
          </table:table-cell>
        </table:table-row>
        <table:table-row table:style-name="ro1">
          <table:table-cell office:value-type="float" office:value="6575304" calcext:value-type="float">
            <text:p>6575304</text:p>
          </table:table-cell>
          <table:table-cell table:formula="of:=[.A413]/1000/(60*60*24)" office:value-type="time" office:time-value="PT01H49M35.304S" calcext:value-type="time">
            <text:p>01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459.08" calcext:value-type="float">
            <text:p>459.08</text:p>
          </table:table-cell>
          <table:table-cell office:value-type="float" office:value="582.92" calcext:value-type="float">
            <text:p>582.92</text:p>
          </table:table-cell>
        </table:table-row>
        <table:table-row table:style-name="ro1">
          <table:table-cell office:value-type="float" office:value="6591304" calcext:value-type="float">
            <text:p>6591304</text:p>
          </table:table-cell>
          <table:table-cell table:formula="of:=[.A414]/1000/(60*60*24)" office:value-type="time" office:time-value="PT01H49M51.304S" calcext:value-type="time">
            <text:p>01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460.16" calcext:value-type="float">
            <text:p>460.16</text:p>
          </table:table-cell>
          <table:table-cell office:value-type="float" office:value="584.23" calcext:value-type="float">
            <text:p>584.23</text:p>
          </table:table-cell>
        </table:table-row>
        <table:table-row table:style-name="ro1">
          <table:table-cell office:value-type="float" office:value="6607304" calcext:value-type="float">
            <text:p>6607304</text:p>
          </table:table-cell>
          <table:table-cell table:formula="of:=[.A415]/1000/(60*60*24)" office:value-type="time" office:time-value="PT01H50M07.304S" calcext:value-type="time">
            <text:p>01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461.23" calcext:value-type="float">
            <text:p>461.23</text:p>
          </table:table-cell>
          <table:table-cell office:value-type="float" office:value="585.54" calcext:value-type="float">
            <text:p>585.54</text:p>
          </table:table-cell>
        </table:table-row>
        <table:table-row table:style-name="ro1">
          <table:table-cell office:value-type="float" office:value="6623304" calcext:value-type="float">
            <text:p>6623304</text:p>
          </table:table-cell>
          <table:table-cell table:formula="of:=[.A416]/1000/(60*60*24)" office:value-type="time" office:time-value="PT01H50M23.304S" calcext:value-type="time">
            <text:p>01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462.3" calcext:value-type="float">
            <text:p>462.3</text:p>
          </table:table-cell>
          <table:table-cell office:value-type="float" office:value="586.85" calcext:value-type="float">
            <text:p>586.85</text:p>
          </table:table-cell>
        </table:table-row>
        <table:table-row table:style-name="ro1">
          <table:table-cell office:value-type="float" office:value="6639304" calcext:value-type="float">
            <text:p>6639304</text:p>
          </table:table-cell>
          <table:table-cell table:formula="of:=[.A417]/1000/(60*60*24)" office:value-type="time" office:time-value="PT01H50M39.304S" calcext:value-type="time">
            <text:p>01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463.38" calcext:value-type="float">
            <text:p>463.38</text:p>
          </table:table-cell>
          <table:table-cell office:value-type="float" office:value="588.15" calcext:value-type="float">
            <text:p>588.15</text:p>
          </table:table-cell>
        </table:table-row>
        <table:table-row table:style-name="ro1">
          <table:table-cell office:value-type="float" office:value="6655304" calcext:value-type="float">
            <text:p>6655304</text:p>
          </table:table-cell>
          <table:table-cell table:formula="of:=[.A418]/1000/(60*60*24)" office:value-type="time" office:time-value="PT01H50M55.304S" calcext:value-type="time">
            <text:p>01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64.45" calcext:value-type="float">
            <text:p>464.45</text:p>
          </table:table-cell>
          <table:table-cell office:value-type="float" office:value="589.46" calcext:value-type="float">
            <text:p>589.46</text:p>
          </table:table-cell>
        </table:table-row>
        <table:table-row table:style-name="ro1">
          <table:table-cell office:value-type="float" office:value="6671303" calcext:value-type="float">
            <text:p>6671303</text:p>
          </table:table-cell>
          <table:table-cell table:formula="of:=[.A419]/1000/(60*60*24)" office:value-type="time" office:time-value="PT01H51M11.303S" calcext:value-type="time">
            <text:p>01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465.52" calcext:value-type="float">
            <text:p>465.52</text:p>
          </table:table-cell>
          <table:table-cell office:value-type="float" office:value="590.76" calcext:value-type="float">
            <text:p>590.76</text:p>
          </table:table-cell>
        </table:table-row>
        <table:table-row table:style-name="ro1">
          <table:table-cell office:value-type="float" office:value="6687304" calcext:value-type="float">
            <text:p>6687304</text:p>
          </table:table-cell>
          <table:table-cell table:formula="of:=[.A420]/1000/(60*60*24)" office:value-type="time" office:time-value="PT01H51M27.304S" calcext:value-type="time">
            <text:p>01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66.6" calcext:value-type="float">
            <text:p>466.6</text:p>
          </table:table-cell>
          <table:table-cell office:value-type="float" office:value="592.07" calcext:value-type="float">
            <text:p>592.07</text:p>
          </table:table-cell>
        </table:table-row>
        <table:table-row table:style-name="ro1">
          <table:table-cell office:value-type="float" office:value="6703304" calcext:value-type="float">
            <text:p>6703304</text:p>
          </table:table-cell>
          <table:table-cell table:formula="of:=[.A421]/1000/(60*60*24)" office:value-type="time" office:time-value="PT01H51M43.304S" calcext:value-type="time">
            <text:p>01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67.67" calcext:value-type="float">
            <text:p>467.67</text:p>
          </table:table-cell>
          <table:table-cell office:value-type="float" office:value="593.38" calcext:value-type="float">
            <text:p>593.38</text:p>
          </table:table-cell>
        </table:table-row>
        <table:table-row table:style-name="ro1">
          <table:table-cell office:value-type="float" office:value="6719304" calcext:value-type="float">
            <text:p>6719304</text:p>
          </table:table-cell>
          <table:table-cell table:formula="of:=[.A422]/1000/(60*60*24)" office:value-type="time" office:time-value="PT01H51M59.304S" calcext:value-type="time">
            <text:p>01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68.74" calcext:value-type="float">
            <text:p>468.74</text:p>
          </table:table-cell>
          <table:table-cell office:value-type="float" office:value="594.68" calcext:value-type="float">
            <text:p>594.68</text:p>
          </table:table-cell>
        </table:table-row>
        <table:table-row table:style-name="ro1">
          <table:table-cell office:value-type="float" office:value="6735304" calcext:value-type="float">
            <text:p>6735304</text:p>
          </table:table-cell>
          <table:table-cell table:formula="of:=[.A423]/1000/(60*60*24)" office:value-type="time" office:time-value="PT01H52M15.304S" calcext:value-type="time">
            <text:p>01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69.82" calcext:value-type="float">
            <text:p>469.82</text:p>
          </table:table-cell>
          <table:table-cell office:value-type="float" office:value="595.99" calcext:value-type="float">
            <text:p>595.99</text:p>
          </table:table-cell>
        </table:table-row>
        <table:table-row table:style-name="ro1">
          <table:table-cell office:value-type="float" office:value="6751304" calcext:value-type="float">
            <text:p>6751304</text:p>
          </table:table-cell>
          <table:table-cell table:formula="of:=[.A424]/1000/(60*60*24)" office:value-type="time" office:time-value="PT01H52M31.304S" calcext:value-type="time">
            <text:p>01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70.89" calcext:value-type="float">
            <text:p>470.89</text:p>
          </table:table-cell>
          <table:table-cell office:value-type="float" office:value="597.29" calcext:value-type="float">
            <text:p>597.29</text:p>
          </table:table-cell>
        </table:table-row>
        <table:table-row table:style-name="ro1">
          <table:table-cell office:value-type="float" office:value="6767304" calcext:value-type="float">
            <text:p>6767304</text:p>
          </table:table-cell>
          <table:table-cell table:formula="of:=[.A425]/1000/(60*60*24)" office:value-type="time" office:time-value="PT01H52M47.304S" calcext:value-type="time">
            <text:p>01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471.96" calcext:value-type="float">
            <text:p>471.96</text:p>
          </table:table-cell>
          <table:table-cell office:value-type="float" office:value="598.6" calcext:value-type="float">
            <text:p>598.6</text:p>
          </table:table-cell>
        </table:table-row>
        <table:table-row table:style-name="ro1">
          <table:table-cell office:value-type="float" office:value="6783304" calcext:value-type="float">
            <text:p>6783304</text:p>
          </table:table-cell>
          <table:table-cell table:formula="of:=[.A426]/1000/(60*60*24)" office:value-type="time" office:time-value="PT01H53M03.304S" calcext:value-type="time">
            <text:p>01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73.03" calcext:value-type="float">
            <text:p>473.03</text:p>
          </table:table-cell>
          <table:table-cell office:value-type="float" office:value="599.9" calcext:value-type="float">
            <text:p>599.9</text:p>
          </table:table-cell>
        </table:table-row>
        <table:table-row table:style-name="ro1">
          <table:table-cell office:value-type="float" office:value="6799304" calcext:value-type="float">
            <text:p>6799304</text:p>
          </table:table-cell>
          <table:table-cell table:formula="of:=[.A427]/1000/(60*60*24)" office:value-type="time" office:time-value="PT01H53M19.304S" calcext:value-type="time">
            <text:p>01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474.11" calcext:value-type="float">
            <text:p>474.11</text:p>
          </table:table-cell>
          <table:table-cell office:value-type="float" office:value="601.21" calcext:value-type="float">
            <text:p>601.21</text:p>
          </table:table-cell>
        </table:table-row>
        <table:table-row table:style-name="ro1">
          <table:table-cell office:value-type="float" office:value="6815304" calcext:value-type="float">
            <text:p>6815304</text:p>
          </table:table-cell>
          <table:table-cell table:formula="of:=[.A428]/1000/(60*60*24)" office:value-type="time" office:time-value="PT01H53M35.304S" calcext:value-type="time">
            <text:p>01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475.18" calcext:value-type="float">
            <text:p>475.18</text:p>
          </table:table-cell>
          <table:table-cell office:value-type="float" office:value="602.51" calcext:value-type="float">
            <text:p>602.51</text:p>
          </table:table-cell>
        </table:table-row>
        <table:table-row table:style-name="ro1">
          <table:table-cell office:value-type="float" office:value="6831304" calcext:value-type="float">
            <text:p>6831304</text:p>
          </table:table-cell>
          <table:table-cell table:formula="of:=[.A429]/1000/(60*60*24)" office:value-type="time" office:time-value="PT01H53M51.304S" calcext:value-type="time">
            <text:p>01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76.25" calcext:value-type="float">
            <text:p>476.25</text:p>
          </table:table-cell>
          <table:table-cell office:value-type="float" office:value="603.82" calcext:value-type="float">
            <text:p>603.82</text:p>
          </table:table-cell>
        </table:table-row>
        <table:table-row table:style-name="ro1">
          <table:table-cell office:value-type="float" office:value="6847304" calcext:value-type="float">
            <text:p>6847304</text:p>
          </table:table-cell>
          <table:table-cell table:formula="of:=[.A430]/1000/(60*60*24)" office:value-type="time" office:time-value="PT01H54M07.304S" calcext:value-type="time">
            <text:p>01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477.32" calcext:value-type="float">
            <text:p>477.32</text:p>
          </table:table-cell>
          <table:table-cell office:value-type="float" office:value="605.12" calcext:value-type="float">
            <text:p>605.12</text:p>
          </table:table-cell>
        </table:table-row>
        <table:table-row table:style-name="ro1">
          <table:table-cell office:value-type="float" office:value="6863304" calcext:value-type="float">
            <text:p>6863304</text:p>
          </table:table-cell>
          <table:table-cell table:formula="of:=[.A431]/1000/(60*60*24)" office:value-type="time" office:time-value="PT01H54M23.304S" calcext:value-type="time">
            <text:p>01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478.39" calcext:value-type="float">
            <text:p>478.39</text:p>
          </table:table-cell>
          <table:table-cell office:value-type="float" office:value="606.42" calcext:value-type="float">
            <text:p>606.42</text:p>
          </table:table-cell>
        </table:table-row>
        <table:table-row table:style-name="ro1">
          <table:table-cell office:value-type="float" office:value="6879304" calcext:value-type="float">
            <text:p>6879304</text:p>
          </table:table-cell>
          <table:table-cell table:formula="of:=[.A432]/1000/(60*60*24)" office:value-type="time" office:time-value="PT01H54M39.304S" calcext:value-type="time">
            <text:p>01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479.47" calcext:value-type="float">
            <text:p>479.47</text:p>
          </table:table-cell>
          <table:table-cell office:value-type="float" office:value="607.73" calcext:value-type="float">
            <text:p>607.73</text:p>
          </table:table-cell>
        </table:table-row>
        <table:table-row table:style-name="ro1">
          <table:table-cell office:value-type="float" office:value="6895304" calcext:value-type="float">
            <text:p>6895304</text:p>
          </table:table-cell>
          <table:table-cell table:formula="of:=[.A433]/1000/(60*60*24)" office:value-type="time" office:time-value="PT01H54M55.304S" calcext:value-type="time">
            <text:p>01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80.54" calcext:value-type="float">
            <text:p>480.54</text:p>
          </table:table-cell>
          <table:table-cell office:value-type="float" office:value="609.03" calcext:value-type="float">
            <text:p>609.03</text:p>
          </table:table-cell>
        </table:table-row>
        <table:table-row table:style-name="ro1">
          <table:table-cell office:value-type="float" office:value="6911304" calcext:value-type="float">
            <text:p>6911304</text:p>
          </table:table-cell>
          <table:table-cell table:formula="of:=[.A434]/1000/(60*60*24)" office:value-type="time" office:time-value="PT01H55M11.304S" calcext:value-type="time">
            <text:p>01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81.61" calcext:value-type="float">
            <text:p>481.61</text:p>
          </table:table-cell>
          <table:table-cell office:value-type="float" office:value="610.34" calcext:value-type="float">
            <text:p>610.34</text:p>
          </table:table-cell>
        </table:table-row>
        <table:table-row table:style-name="ro1">
          <table:table-cell office:value-type="float" office:value="6927304" calcext:value-type="float">
            <text:p>6927304</text:p>
          </table:table-cell>
          <table:table-cell table:formula="of:=[.A435]/1000/(60*60*24)" office:value-type="time" office:time-value="PT01H55M27.304S" calcext:value-type="time">
            <text:p>01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82.68" calcext:value-type="float">
            <text:p>482.68</text:p>
          </table:table-cell>
          <table:table-cell office:value-type="float" office:value="611.64" calcext:value-type="float">
            <text:p>611.64</text:p>
          </table:table-cell>
        </table:table-row>
        <table:table-row table:style-name="ro1">
          <table:table-cell office:value-type="float" office:value="6943304" calcext:value-type="float">
            <text:p>6943304</text:p>
          </table:table-cell>
          <table:table-cell table:formula="of:=[.A436]/1000/(60*60*24)" office:value-type="time" office:time-value="PT01H55M43.304S" calcext:value-type="time">
            <text:p>01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83.76" calcext:value-type="float">
            <text:p>483.76</text:p>
          </table:table-cell>
          <table:table-cell office:value-type="float" office:value="612.94" calcext:value-type="float">
            <text:p>612.94</text:p>
          </table:table-cell>
        </table:table-row>
        <table:table-row table:style-name="ro1">
          <table:table-cell office:value-type="float" office:value="6959304" calcext:value-type="float">
            <text:p>6959304</text:p>
          </table:table-cell>
          <table:table-cell table:formula="of:=[.A437]/1000/(60*60*24)" office:value-type="time" office:time-value="PT01H55M59.304S" calcext:value-type="time">
            <text:p>01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84.83" calcext:value-type="float">
            <text:p>484.83</text:p>
          </table:table-cell>
          <table:table-cell office:value-type="float" office:value="614.25" calcext:value-type="float">
            <text:p>614.25</text:p>
          </table:table-cell>
        </table:table-row>
        <table:table-row table:style-name="ro1">
          <table:table-cell office:value-type="float" office:value="6975304" calcext:value-type="float">
            <text:p>6975304</text:p>
          </table:table-cell>
          <table:table-cell table:formula="of:=[.A438]/1000/(60*60*24)" office:value-type="time" office:time-value="PT01H56M15.304S" calcext:value-type="time">
            <text:p>01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485.9" calcext:value-type="float">
            <text:p>485.9</text:p>
          </table:table-cell>
          <table:table-cell office:value-type="float" office:value="615.55" calcext:value-type="float">
            <text:p>615.55</text:p>
          </table:table-cell>
        </table:table-row>
        <table:table-row table:style-name="ro1">
          <table:table-cell office:value-type="float" office:value="6991304" calcext:value-type="float">
            <text:p>6991304</text:p>
          </table:table-cell>
          <table:table-cell table:formula="of:=[.A439]/1000/(60*60*24)" office:value-type="time" office:time-value="PT01H56M31.304S" calcext:value-type="time">
            <text:p>01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486.97" calcext:value-type="float">
            <text:p>486.97</text:p>
          </table:table-cell>
          <table:table-cell office:value-type="float" office:value="616.85" calcext:value-type="float">
            <text:p>616.85</text:p>
          </table:table-cell>
        </table:table-row>
        <table:table-row table:style-name="ro1">
          <table:table-cell office:value-type="float" office:value="7007304" calcext:value-type="float">
            <text:p>7007304</text:p>
          </table:table-cell>
          <table:table-cell table:formula="of:=[.A440]/1000/(60*60*24)" office:value-type="time" office:time-value="PT01H56M47.304S" calcext:value-type="time">
            <text:p>01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488.04" calcext:value-type="float">
            <text:p>488.04</text:p>
          </table:table-cell>
          <table:table-cell office:value-type="float" office:value="618.16" calcext:value-type="float">
            <text:p>618.16</text:p>
          </table:table-cell>
        </table:table-row>
        <table:table-row table:style-name="ro1">
          <table:table-cell office:value-type="float" office:value="7023304" calcext:value-type="float">
            <text:p>7023304</text:p>
          </table:table-cell>
          <table:table-cell table:formula="of:=[.A441]/1000/(60*60*24)" office:value-type="time" office:time-value="PT01H57M03.304S" calcext:value-type="time">
            <text:p>01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489.11" calcext:value-type="float">
            <text:p>489.11</text:p>
          </table:table-cell>
          <table:table-cell office:value-type="float" office:value="619.46" calcext:value-type="float">
            <text:p>619.46</text:p>
          </table:table-cell>
        </table:table-row>
        <table:table-row table:style-name="ro1">
          <table:table-cell office:value-type="float" office:value="7039304" calcext:value-type="float">
            <text:p>7039304</text:p>
          </table:table-cell>
          <table:table-cell table:formula="of:=[.A442]/1000/(60*60*24)" office:value-type="time" office:time-value="PT01H57M19.304S" calcext:value-type="time">
            <text:p>01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490.19" calcext:value-type="float">
            <text:p>490.19</text:p>
          </table:table-cell>
          <table:table-cell office:value-type="float" office:value="620.76" calcext:value-type="float">
            <text:p>620.76</text:p>
          </table:table-cell>
        </table:table-row>
        <table:table-row table:style-name="ro1">
          <table:table-cell office:value-type="float" office:value="7055304" calcext:value-type="float">
            <text:p>7055304</text:p>
          </table:table-cell>
          <table:table-cell table:formula="of:=[.A443]/1000/(60*60*24)" office:value-type="time" office:time-value="PT01H57M35.304S" calcext:value-type="time">
            <text:p>01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491.26" calcext:value-type="float">
            <text:p>491.26</text:p>
          </table:table-cell>
          <table:table-cell office:value-type="float" office:value="622.06" calcext:value-type="float">
            <text:p>622.06</text:p>
          </table:table-cell>
        </table:table-row>
        <table:table-row table:style-name="ro1">
          <table:table-cell office:value-type="float" office:value="7071304" calcext:value-type="float">
            <text:p>7071304</text:p>
          </table:table-cell>
          <table:table-cell table:formula="of:=[.A444]/1000/(60*60*24)" office:value-type="time" office:time-value="PT01H57M51.304S" calcext:value-type="time">
            <text:p>01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492.33" calcext:value-type="float">
            <text:p>492.33</text:p>
          </table:table-cell>
          <table:table-cell office:value-type="float" office:value="623.37" calcext:value-type="float">
            <text:p>623.37</text:p>
          </table:table-cell>
        </table:table-row>
        <table:table-row table:style-name="ro1">
          <table:table-cell office:value-type="float" office:value="7087304" calcext:value-type="float">
            <text:p>7087304</text:p>
          </table:table-cell>
          <table:table-cell table:formula="of:=[.A445]/1000/(60*60*24)" office:value-type="time" office:time-value="PT01H58M07.304S" calcext:value-type="time">
            <text:p>01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493.4" calcext:value-type="float">
            <text:p>493.4</text:p>
          </table:table-cell>
          <table:table-cell office:value-type="float" office:value="624.67" calcext:value-type="float">
            <text:p>624.67</text:p>
          </table:table-cell>
        </table:table-row>
        <table:table-row table:style-name="ro1">
          <table:table-cell office:value-type="float" office:value="7103304" calcext:value-type="float">
            <text:p>7103304</text:p>
          </table:table-cell>
          <table:table-cell table:formula="of:=[.A446]/1000/(60*60*24)" office:value-type="time" office:time-value="PT01H58M23.304S" calcext:value-type="time">
            <text:p>01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494.47" calcext:value-type="float">
            <text:p>494.47</text:p>
          </table:table-cell>
          <table:table-cell office:value-type="float" office:value="625.97" calcext:value-type="float">
            <text:p>625.97</text:p>
          </table:table-cell>
        </table:table-row>
        <table:table-row table:style-name="ro1">
          <table:table-cell office:value-type="float" office:value="7119304" calcext:value-type="float">
            <text:p>7119304</text:p>
          </table:table-cell>
          <table:table-cell table:formula="of:=[.A447]/1000/(60*60*24)" office:value-type="time" office:time-value="PT01H58M39.304S" calcext:value-type="time">
            <text:p>01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495.54" calcext:value-type="float">
            <text:p>495.54</text:p>
          </table:table-cell>
          <table:table-cell office:value-type="float" office:value="627.27" calcext:value-type="float">
            <text:p>627.27</text:p>
          </table:table-cell>
        </table:table-row>
        <table:table-row table:style-name="ro1">
          <table:table-cell office:value-type="float" office:value="7135304" calcext:value-type="float">
            <text:p>7135304</text:p>
          </table:table-cell>
          <table:table-cell table:formula="of:=[.A448]/1000/(60*60*24)" office:value-type="time" office:time-value="PT01H58M55.304S" calcext:value-type="time">
            <text:p>01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496.61" calcext:value-type="float">
            <text:p>496.61</text:p>
          </table:table-cell>
          <table:table-cell office:value-type="float" office:value="628.58" calcext:value-type="float">
            <text:p>628.58</text:p>
          </table:table-cell>
        </table:table-row>
        <table:table-row table:style-name="ro1">
          <table:table-cell office:value-type="float" office:value="7151304" calcext:value-type="float">
            <text:p>7151304</text:p>
          </table:table-cell>
          <table:table-cell table:formula="of:=[.A449]/1000/(60*60*24)" office:value-type="time" office:time-value="PT01H59M11.304S" calcext:value-type="time">
            <text:p>01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497.69" calcext:value-type="float">
            <text:p>497.69</text:p>
          </table:table-cell>
          <table:table-cell office:value-type="float" office:value="629.88" calcext:value-type="float">
            <text:p>629.88</text:p>
          </table:table-cell>
        </table:table-row>
        <table:table-row table:style-name="ro1">
          <table:table-cell office:value-type="float" office:value="7167304" calcext:value-type="float">
            <text:p>7167304</text:p>
          </table:table-cell>
          <table:table-cell table:formula="of:=[.A450]/1000/(60*60*24)" office:value-type="time" office:time-value="PT01H59M27.304S" calcext:value-type="time">
            <text:p>01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498.76" calcext:value-type="float">
            <text:p>498.76</text:p>
          </table:table-cell>
          <table:table-cell office:value-type="float" office:value="631.18" calcext:value-type="float">
            <text:p>631.18</text:p>
          </table:table-cell>
        </table:table-row>
        <table:table-row table:style-name="ro1">
          <table:table-cell office:value-type="float" office:value="7183304" calcext:value-type="float">
            <text:p>7183304</text:p>
          </table:table-cell>
          <table:table-cell table:formula="of:=[.A451]/1000/(60*60*24)" office:value-type="time" office:time-value="PT01H59M43.304S" calcext:value-type="time">
            <text:p>01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499.83" calcext:value-type="float">
            <text:p>499.83</text:p>
          </table:table-cell>
          <table:table-cell office:value-type="float" office:value="632.48" calcext:value-type="float">
            <text:p>632.48</text:p>
          </table:table-cell>
        </table:table-row>
        <table:table-row table:style-name="ro1">
          <table:table-cell office:value-type="float" office:value="7199304" calcext:value-type="float">
            <text:p>7199304</text:p>
          </table:table-cell>
          <table:table-cell table:formula="of:=[.A452]/1000/(60*60*24)" office:value-type="time" office:time-value="PT01H59M59.304S" calcext:value-type="time">
            <text:p>01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500.9" calcext:value-type="float">
            <text:p>500.9</text:p>
          </table:table-cell>
          <table:table-cell office:value-type="float" office:value="633.78" calcext:value-type="float">
            <text:p>633.78</text:p>
          </table:table-cell>
        </table:table-row>
        <table:table-row table:style-name="ro1">
          <table:table-cell office:value-type="float" office:value="7215304" calcext:value-type="float">
            <text:p>7215304</text:p>
          </table:table-cell>
          <table:table-cell table:formula="of:=[.A453]/1000/(60*60*24)" office:value-type="time" office:time-value="PT02H00M15.304S" calcext:value-type="time">
            <text:p>02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501.97" calcext:value-type="float">
            <text:p>501.97</text:p>
          </table:table-cell>
          <table:table-cell office:value-type="float" office:value="635.09" calcext:value-type="float">
            <text:p>635.09</text:p>
          </table:table-cell>
        </table:table-row>
        <table:table-row table:style-name="ro1">
          <table:table-cell office:value-type="float" office:value="7231304" calcext:value-type="float">
            <text:p>7231304</text:p>
          </table:table-cell>
          <table:table-cell table:formula="of:=[.A454]/1000/(60*60*24)" office:value-type="time" office:time-value="PT02H00M31.304S" calcext:value-type="time">
            <text:p>02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1" calcext:value-type="float">
            <text:p>292.11</text:p>
          </table:table-cell>
          <table:table-cell office:value-type="float" office:value="503.04" calcext:value-type="float">
            <text:p>503.04</text:p>
          </table:table-cell>
          <table:table-cell office:value-type="float" office:value="636.39" calcext:value-type="float">
            <text:p>636.39</text:p>
          </table:table-cell>
        </table:table-row>
        <table:table-row table:style-name="ro1">
          <table:table-cell office:value-type="float" office:value="7247304" calcext:value-type="float">
            <text:p>7247304</text:p>
          </table:table-cell>
          <table:table-cell table:formula="of:=[.A455]/1000/(60*60*24)" office:value-type="time" office:time-value="PT02H00M47.304S" calcext:value-type="time">
            <text:p>02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504.11" calcext:value-type="float">
            <text:p>504.11</text:p>
          </table:table-cell>
          <table:table-cell office:value-type="float" office:value="637.69" calcext:value-type="float">
            <text:p>637.69</text:p>
          </table:table-cell>
        </table:table-row>
        <table:table-row table:style-name="ro1">
          <table:table-cell office:value-type="float" office:value="7263304" calcext:value-type="float">
            <text:p>7263304</text:p>
          </table:table-cell>
          <table:table-cell table:formula="of:=[.A456]/1000/(60*60*24)" office:value-type="time" office:time-value="PT02H01M03.304S" calcext:value-type="time">
            <text:p>02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505.18" calcext:value-type="float">
            <text:p>505.18</text:p>
          </table:table-cell>
          <table:table-cell office:value-type="float" office:value="638.99" calcext:value-type="float">
            <text:p>638.99</text:p>
          </table:table-cell>
        </table:table-row>
        <table:table-row table:style-name="ro1">
          <table:table-cell office:value-type="float" office:value="7279304" calcext:value-type="float">
            <text:p>7279304</text:p>
          </table:table-cell>
          <table:table-cell table:formula="of:=[.A457]/1000/(60*60*24)" office:value-type="time" office:time-value="PT02H01M19.304S" calcext:value-type="time">
            <text:p>02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506.25" calcext:value-type="float">
            <text:p>506.25</text:p>
          </table:table-cell>
          <table:table-cell office:value-type="float" office:value="640.29" calcext:value-type="float">
            <text:p>640.29</text:p>
          </table:table-cell>
        </table:table-row>
        <table:table-row table:style-name="ro1">
          <table:table-cell office:value-type="float" office:value="7295304" calcext:value-type="float">
            <text:p>7295304</text:p>
          </table:table-cell>
          <table:table-cell table:formula="of:=[.A458]/1000/(60*60*24)" office:value-type="time" office:time-value="PT02H01M35.304S" calcext:value-type="time">
            <text:p>02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507.33" calcext:value-type="float">
            <text:p>507.33</text:p>
          </table:table-cell>
          <table:table-cell office:value-type="float" office:value="641.59" calcext:value-type="float">
            <text:p>641.59</text:p>
          </table:table-cell>
        </table:table-row>
        <table:table-row table:style-name="ro1">
          <table:table-cell office:value-type="float" office:value="7311304" calcext:value-type="float">
            <text:p>7311304</text:p>
          </table:table-cell>
          <table:table-cell table:formula="of:=[.A459]/1000/(60*60*24)" office:value-type="time" office:time-value="PT02H01M51.304S" calcext:value-type="time">
            <text:p>02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508.4" calcext:value-type="float">
            <text:p>508.4</text:p>
          </table:table-cell>
          <table:table-cell office:value-type="float" office:value="642.89" calcext:value-type="float">
            <text:p>642.89</text:p>
          </table:table-cell>
        </table:table-row>
        <table:table-row table:style-name="ro1">
          <table:table-cell office:value-type="float" office:value="7327304" calcext:value-type="float">
            <text:p>7327304</text:p>
          </table:table-cell>
          <table:table-cell table:formula="of:=[.A460]/1000/(60*60*24)" office:value-type="time" office:time-value="PT02H02M07.304S" calcext:value-type="time">
            <text:p>02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509.47" calcext:value-type="float">
            <text:p>509.47</text:p>
          </table:table-cell>
          <table:table-cell office:value-type="float" office:value="644.19" calcext:value-type="float">
            <text:p>644.19</text:p>
          </table:table-cell>
        </table:table-row>
        <table:table-row table:style-name="ro1">
          <table:table-cell office:value-type="float" office:value="7343304" calcext:value-type="float">
            <text:p>7343304</text:p>
          </table:table-cell>
          <table:table-cell table:formula="of:=[.A461]/1000/(60*60*24)" office:value-type="time" office:time-value="PT02H02M23.304S" calcext:value-type="time">
            <text:p>02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510.54" calcext:value-type="float">
            <text:p>510.54</text:p>
          </table:table-cell>
          <table:table-cell office:value-type="float" office:value="645.49" calcext:value-type="float">
            <text:p>645.49</text:p>
          </table:table-cell>
        </table:table-row>
        <table:table-row table:style-name="ro1">
          <table:table-cell office:value-type="float" office:value="7359304" calcext:value-type="float">
            <text:p>7359304</text:p>
          </table:table-cell>
          <table:table-cell table:formula="of:=[.A462]/1000/(60*60*24)" office:value-type="time" office:time-value="PT02H02M39.304S" calcext:value-type="time">
            <text:p>02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511.61" calcext:value-type="float">
            <text:p>511.61</text:p>
          </table:table-cell>
          <table:table-cell office:value-type="float" office:value="646.79" calcext:value-type="float">
            <text:p>646.79</text:p>
          </table:table-cell>
        </table:table-row>
        <table:table-row table:style-name="ro1">
          <table:table-cell office:value-type="float" office:value="7375304" calcext:value-type="float">
            <text:p>7375304</text:p>
          </table:table-cell>
          <table:table-cell table:formula="of:=[.A463]/1000/(60*60*24)" office:value-type="time" office:time-value="PT02H02M55.304S" calcext:value-type="time">
            <text:p>02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512.68" calcext:value-type="float">
            <text:p>512.68</text:p>
          </table:table-cell>
          <table:table-cell office:value-type="float" office:value="648.09" calcext:value-type="float">
            <text:p>648.09</text:p>
          </table:table-cell>
        </table:table-row>
        <table:table-row table:style-name="ro1">
          <table:table-cell office:value-type="float" office:value="7391304" calcext:value-type="float">
            <text:p>7391304</text:p>
          </table:table-cell>
          <table:table-cell table:formula="of:=[.A464]/1000/(60*60*24)" office:value-type="time" office:time-value="PT02H03M11.304S" calcext:value-type="time">
            <text:p>02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513.75" calcext:value-type="float">
            <text:p>513.75</text:p>
          </table:table-cell>
          <table:table-cell office:value-type="float" office:value="649.39" calcext:value-type="float">
            <text:p>649.39</text:p>
          </table:table-cell>
        </table:table-row>
        <table:table-row table:style-name="ro1">
          <table:table-cell office:value-type="float" office:value="7407304" calcext:value-type="float">
            <text:p>7407304</text:p>
          </table:table-cell>
          <table:table-cell table:formula="of:=[.A465]/1000/(60*60*24)" office:value-type="time" office:time-value="PT02H03M27.304S" calcext:value-type="time">
            <text:p>02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514.82" calcext:value-type="float">
            <text:p>514.82</text:p>
          </table:table-cell>
          <table:table-cell office:value-type="float" office:value="650.69" calcext:value-type="float">
            <text:p>650.69</text:p>
          </table:table-cell>
        </table:table-row>
        <table:table-row table:style-name="ro1">
          <table:table-cell office:value-type="float" office:value="7423304" calcext:value-type="float">
            <text:p>7423304</text:p>
          </table:table-cell>
          <table:table-cell table:formula="of:=[.A466]/1000/(60*60*24)" office:value-type="time" office:time-value="PT02H03M43.304S" calcext:value-type="time">
            <text:p>02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515.89" calcext:value-type="float">
            <text:p>515.89</text:p>
          </table:table-cell>
          <table:table-cell office:value-type="float" office:value="651.99" calcext:value-type="float">
            <text:p>651.99</text:p>
          </table:table-cell>
        </table:table-row>
        <table:table-row table:style-name="ro1">
          <table:table-cell office:value-type="float" office:value="7439304" calcext:value-type="float">
            <text:p>7439304</text:p>
          </table:table-cell>
          <table:table-cell table:formula="of:=[.A467]/1000/(60*60*24)" office:value-type="time" office:time-value="PT02H03M59.304S" calcext:value-type="time">
            <text:p>02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516.96" calcext:value-type="float">
            <text:p>516.96</text:p>
          </table:table-cell>
          <table:table-cell office:value-type="float" office:value="653.28" calcext:value-type="float">
            <text:p>653.28</text:p>
          </table:table-cell>
        </table:table-row>
        <table:table-row table:style-name="ro1">
          <table:table-cell office:value-type="float" office:value="7455304" calcext:value-type="float">
            <text:p>7455304</text:p>
          </table:table-cell>
          <table:table-cell table:formula="of:=[.A468]/1000/(60*60*24)" office:value-type="time" office:time-value="PT02H04M15.304S" calcext:value-type="time">
            <text:p>02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518.03" calcext:value-type="float">
            <text:p>518.03</text:p>
          </table:table-cell>
          <table:table-cell office:value-type="float" office:value="654.58" calcext:value-type="float">
            <text:p>654.58</text:p>
          </table:table-cell>
        </table:table-row>
        <table:table-row table:style-name="ro1">
          <table:table-cell office:value-type="float" office:value="7471304" calcext:value-type="float">
            <text:p>7471304</text:p>
          </table:table-cell>
          <table:table-cell table:formula="of:=[.A469]/1000/(60*60*24)" office:value-type="time" office:time-value="PT02H04M31.304S" calcext:value-type="time">
            <text:p>02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519.1" calcext:value-type="float">
            <text:p>519.1</text:p>
          </table:table-cell>
          <table:table-cell office:value-type="float" office:value="655.88" calcext:value-type="float">
            <text:p>655.88</text:p>
          </table:table-cell>
        </table:table-row>
        <table:table-row table:style-name="ro1">
          <table:table-cell office:value-type="float" office:value="7487304" calcext:value-type="float">
            <text:p>7487304</text:p>
          </table:table-cell>
          <table:table-cell table:formula="of:=[.A470]/1000/(60*60*24)" office:value-type="time" office:time-value="PT02H04M47.304S" calcext:value-type="time">
            <text:p>02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20.17" calcext:value-type="float">
            <text:p>520.17</text:p>
          </table:table-cell>
          <table:table-cell office:value-type="float" office:value="657.18" calcext:value-type="float">
            <text:p>657.18</text:p>
          </table:table-cell>
        </table:table-row>
        <table:table-row table:style-name="ro1">
          <table:table-cell office:value-type="float" office:value="7503304" calcext:value-type="float">
            <text:p>7503304</text:p>
          </table:table-cell>
          <table:table-cell table:formula="of:=[.A471]/1000/(60*60*24)" office:value-type="time" office:time-value="PT02H05M03.304S" calcext:value-type="time">
            <text:p>02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521.24" calcext:value-type="float">
            <text:p>521.24</text:p>
          </table:table-cell>
          <table:table-cell office:value-type="float" office:value="658.48" calcext:value-type="float">
            <text:p>658.48</text:p>
          </table:table-cell>
        </table:table-row>
        <table:table-row table:style-name="ro1">
          <table:table-cell office:value-type="float" office:value="7519304" calcext:value-type="float">
            <text:p>7519304</text:p>
          </table:table-cell>
          <table:table-cell table:formula="of:=[.A472]/1000/(60*60*24)" office:value-type="time" office:time-value="PT02H05M19.304S" calcext:value-type="time">
            <text:p>02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22.31" calcext:value-type="float">
            <text:p>522.31</text:p>
          </table:table-cell>
          <table:table-cell office:value-type="float" office:value="659.78" calcext:value-type="float">
            <text:p>659.78</text:p>
          </table:table-cell>
        </table:table-row>
        <table:table-row table:style-name="ro1">
          <table:table-cell office:value-type="float" office:value="7535304" calcext:value-type="float">
            <text:p>7535304</text:p>
          </table:table-cell>
          <table:table-cell table:formula="of:=[.A473]/1000/(60*60*24)" office:value-type="time" office:time-value="PT02H05M35.304S" calcext:value-type="time">
            <text:p>02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523.38" calcext:value-type="float">
            <text:p>523.38</text:p>
          </table:table-cell>
          <table:table-cell office:value-type="float" office:value="661.08" calcext:value-type="float">
            <text:p>661.08</text:p>
          </table:table-cell>
        </table:table-row>
        <table:table-row table:style-name="ro1">
          <table:table-cell office:value-type="float" office:value="7551304" calcext:value-type="float">
            <text:p>7551304</text:p>
          </table:table-cell>
          <table:table-cell table:formula="of:=[.A474]/1000/(60*60*24)" office:value-type="time" office:time-value="PT02H05M51.304S" calcext:value-type="time">
            <text:p>02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24.45" calcext:value-type="float">
            <text:p>524.45</text:p>
          </table:table-cell>
          <table:table-cell office:value-type="float" office:value="662.38" calcext:value-type="float">
            <text:p>662.38</text:p>
          </table:table-cell>
        </table:table-row>
        <table:table-row table:style-name="ro1">
          <table:table-cell office:value-type="float" office:value="7567304" calcext:value-type="float">
            <text:p>7567304</text:p>
          </table:table-cell>
          <table:table-cell table:formula="of:=[.A475]/1000/(60*60*24)" office:value-type="time" office:time-value="PT02H06M07.304S" calcext:value-type="time">
            <text:p>02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25.52" calcext:value-type="float">
            <text:p>525.52</text:p>
          </table:table-cell>
          <table:table-cell office:value-type="float" office:value="663.67" calcext:value-type="float">
            <text:p>663.67</text:p>
          </table:table-cell>
        </table:table-row>
        <table:table-row table:style-name="ro1">
          <table:table-cell office:value-type="float" office:value="7583303" calcext:value-type="float">
            <text:p>7583303</text:p>
          </table:table-cell>
          <table:table-cell table:formula="of:=[.A476]/1000/(60*60*24)" office:value-type="time" office:time-value="PT02H06M23.303S" calcext:value-type="time">
            <text:p>02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26.59" calcext:value-type="float">
            <text:p>526.59</text:p>
          </table:table-cell>
          <table:table-cell office:value-type="float" office:value="664.97" calcext:value-type="float">
            <text:p>664.97</text:p>
          </table:table-cell>
        </table:table-row>
        <table:table-row table:style-name="ro1">
          <table:table-cell office:value-type="float" office:value="7599304" calcext:value-type="float">
            <text:p>7599304</text:p>
          </table:table-cell>
          <table:table-cell table:formula="of:=[.A477]/1000/(60*60*24)" office:value-type="time" office:time-value="PT02H06M39.304S" calcext:value-type="time">
            <text:p>02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27.66" calcext:value-type="float">
            <text:p>527.66</text:p>
          </table:table-cell>
          <table:table-cell office:value-type="float" office:value="666.27" calcext:value-type="float">
            <text:p>666.27</text:p>
          </table:table-cell>
        </table:table-row>
        <table:table-row table:style-name="ro1">
          <table:table-cell office:value-type="float" office:value="7615304" calcext:value-type="float">
            <text:p>7615304</text:p>
          </table:table-cell>
          <table:table-cell table:formula="of:=[.A478]/1000/(60*60*24)" office:value-type="time" office:time-value="PT02H06M55.304S" calcext:value-type="time">
            <text:p>02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28.73" calcext:value-type="float">
            <text:p>528.73</text:p>
          </table:table-cell>
          <table:table-cell office:value-type="float" office:value="667.56" calcext:value-type="float">
            <text:p>667.56</text:p>
          </table:table-cell>
        </table:table-row>
        <table:table-row table:style-name="ro1">
          <table:table-cell office:value-type="float" office:value="7631303" calcext:value-type="float">
            <text:p>7631303</text:p>
          </table:table-cell>
          <table:table-cell table:formula="of:=[.A479]/1000/(60*60*24)" office:value-type="time" office:time-value="PT02H07M11.303S" calcext:value-type="time">
            <text:p>02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29.8" calcext:value-type="float">
            <text:p>529.8</text:p>
          </table:table-cell>
          <table:table-cell office:value-type="float" office:value="668.86" calcext:value-type="float">
            <text:p>668.86</text:p>
          </table:table-cell>
        </table:table-row>
        <table:table-row table:style-name="ro1">
          <table:table-cell office:value-type="float" office:value="7647304" calcext:value-type="float">
            <text:p>7647304</text:p>
          </table:table-cell>
          <table:table-cell table:formula="of:=[.A480]/1000/(60*60*24)" office:value-type="time" office:time-value="PT02H07M27.304S" calcext:value-type="time">
            <text:p>02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530.87" calcext:value-type="float">
            <text:p>530.87</text:p>
          </table:table-cell>
          <table:table-cell office:value-type="float" office:value="670.16" calcext:value-type="float">
            <text:p>670.16</text:p>
          </table:table-cell>
        </table:table-row>
        <table:table-row table:style-name="ro1">
          <table:table-cell office:value-type="float" office:value="7663304" calcext:value-type="float">
            <text:p>7663304</text:p>
          </table:table-cell>
          <table:table-cell table:formula="of:=[.A481]/1000/(60*60*24)" office:value-type="time" office:time-value="PT02H07M43.304S" calcext:value-type="time">
            <text:p>02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31.93" calcext:value-type="float">
            <text:p>531.93</text:p>
          </table:table-cell>
          <table:table-cell office:value-type="float" office:value="671.45" calcext:value-type="float">
            <text:p>671.45</text:p>
          </table:table-cell>
        </table:table-row>
        <table:table-row table:style-name="ro1">
          <table:table-cell office:value-type="float" office:value="7679304" calcext:value-type="float">
            <text:p>7679304</text:p>
          </table:table-cell>
          <table:table-cell table:formula="of:=[.A482]/1000/(60*60*24)" office:value-type="time" office:time-value="PT02H07M59.304S" calcext:value-type="time">
            <text:p>02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33" calcext:value-type="float">
            <text:p>533</text:p>
          </table:table-cell>
          <table:table-cell office:value-type="float" office:value="672.75" calcext:value-type="float">
            <text:p>672.75</text:p>
          </table:table-cell>
        </table:table-row>
        <table:table-row table:style-name="ro1">
          <table:table-cell office:value-type="float" office:value="7695304" calcext:value-type="float">
            <text:p>7695304</text:p>
          </table:table-cell>
          <table:table-cell table:formula="of:=[.A483]/1000/(60*60*24)" office:value-type="time" office:time-value="PT02H08M15.304S" calcext:value-type="time">
            <text:p>02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34.07" calcext:value-type="float">
            <text:p>534.07</text:p>
          </table:table-cell>
          <table:table-cell office:value-type="float" office:value="674.05" calcext:value-type="float">
            <text:p>674.05</text:p>
          </table:table-cell>
        </table:table-row>
        <table:table-row table:style-name="ro1">
          <table:table-cell office:value-type="float" office:value="7711304" calcext:value-type="float">
            <text:p>7711304</text:p>
          </table:table-cell>
          <table:table-cell table:formula="of:=[.A484]/1000/(60*60*24)" office:value-type="time" office:time-value="PT02H08M31.304S" calcext:value-type="time">
            <text:p>02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35.14" calcext:value-type="float">
            <text:p>535.14</text:p>
          </table:table-cell>
          <table:table-cell office:value-type="float" office:value="675.34" calcext:value-type="float">
            <text:p>675.34</text:p>
          </table:table-cell>
        </table:table-row>
        <table:table-row table:style-name="ro1">
          <table:table-cell office:value-type="float" office:value="7727304" calcext:value-type="float">
            <text:p>7727304</text:p>
          </table:table-cell>
          <table:table-cell table:formula="of:=[.A485]/1000/(60*60*24)" office:value-type="time" office:time-value="PT02H08M47.304S" calcext:value-type="time">
            <text:p>02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36.21" calcext:value-type="float">
            <text:p>536.21</text:p>
          </table:table-cell>
          <table:table-cell office:value-type="float" office:value="676.64" calcext:value-type="float">
            <text:p>676.64</text:p>
          </table:table-cell>
        </table:table-row>
        <table:table-row table:style-name="ro1">
          <table:table-cell office:value-type="float" office:value="7743304" calcext:value-type="float">
            <text:p>7743304</text:p>
          </table:table-cell>
          <table:table-cell table:formula="of:=[.A486]/1000/(60*60*24)" office:value-type="time" office:time-value="PT02H09M03.304S" calcext:value-type="time">
            <text:p>02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37.28" calcext:value-type="float">
            <text:p>537.28</text:p>
          </table:table-cell>
          <table:table-cell office:value-type="float" office:value="677.94" calcext:value-type="float">
            <text:p>677.94</text:p>
          </table:table-cell>
        </table:table-row>
        <table:table-row table:style-name="ro1">
          <table:table-cell office:value-type="float" office:value="7759304" calcext:value-type="float">
            <text:p>7759304</text:p>
          </table:table-cell>
          <table:table-cell table:formula="of:=[.A487]/1000/(60*60*24)" office:value-type="time" office:time-value="PT02H09M19.304S" calcext:value-type="time">
            <text:p>02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38.35" calcext:value-type="float">
            <text:p>538.35</text:p>
          </table:table-cell>
          <table:table-cell office:value-type="float" office:value="679.23" calcext:value-type="float">
            <text:p>679.23</text:p>
          </table:table-cell>
        </table:table-row>
        <table:table-row table:style-name="ro1">
          <table:table-cell office:value-type="float" office:value="7775304" calcext:value-type="float">
            <text:p>7775304</text:p>
          </table:table-cell>
          <table:table-cell table:formula="of:=[.A488]/1000/(60*60*24)" office:value-type="time" office:time-value="PT02H09M35.304S" calcext:value-type="time">
            <text:p>02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39.42" calcext:value-type="float">
            <text:p>539.42</text:p>
          </table:table-cell>
          <table:table-cell office:value-type="float" office:value="680.53" calcext:value-type="float">
            <text:p>680.53</text:p>
          </table:table-cell>
        </table:table-row>
        <table:table-row table:style-name="ro1">
          <table:table-cell office:value-type="float" office:value="7791304" calcext:value-type="float">
            <text:p>7791304</text:p>
          </table:table-cell>
          <table:table-cell table:formula="of:=[.A489]/1000/(60*60*24)" office:value-type="time" office:time-value="PT02H09M51.304S" calcext:value-type="time">
            <text:p>02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40.49" calcext:value-type="float">
            <text:p>540.49</text:p>
          </table:table-cell>
          <table:table-cell office:value-type="float" office:value="681.82" calcext:value-type="float">
            <text:p>681.82</text:p>
          </table:table-cell>
        </table:table-row>
        <table:table-row table:style-name="ro1">
          <table:table-cell office:value-type="float" office:value="7807304" calcext:value-type="float">
            <text:p>7807304</text:p>
          </table:table-cell>
          <table:table-cell table:formula="of:=[.A490]/1000/(60*60*24)" office:value-type="time" office:time-value="PT02H10M07.304S" calcext:value-type="time">
            <text:p>02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41.56" calcext:value-type="float">
            <text:p>541.56</text:p>
          </table:table-cell>
          <table:table-cell office:value-type="float" office:value="683.12" calcext:value-type="float">
            <text:p>683.12</text:p>
          </table:table-cell>
        </table:table-row>
        <table:table-row table:style-name="ro1">
          <table:table-cell office:value-type="float" office:value="7823304" calcext:value-type="float">
            <text:p>7823304</text:p>
          </table:table-cell>
          <table:table-cell table:formula="of:=[.A491]/1000/(60*60*24)" office:value-type="time" office:time-value="PT02H10M23.304S" calcext:value-type="time">
            <text:p>02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542.63" calcext:value-type="float">
            <text:p>542.63</text:p>
          </table:table-cell>
          <table:table-cell office:value-type="float" office:value="684.42" calcext:value-type="float">
            <text:p>684.42</text:p>
          </table:table-cell>
        </table:table-row>
        <table:table-row table:style-name="ro1">
          <table:table-cell office:value-type="float" office:value="7839304" calcext:value-type="float">
            <text:p>7839304</text:p>
          </table:table-cell>
          <table:table-cell table:formula="of:=[.A492]/1000/(60*60*24)" office:value-type="time" office:time-value="PT02H10M39.304S" calcext:value-type="time">
            <text:p>02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43.7" calcext:value-type="float">
            <text:p>543.7</text:p>
          </table:table-cell>
          <table:table-cell office:value-type="float" office:value="685.71" calcext:value-type="float">
            <text:p>685.71</text:p>
          </table:table-cell>
        </table:table-row>
        <table:table-row table:style-name="ro1">
          <table:table-cell office:value-type="float" office:value="7855304" calcext:value-type="float">
            <text:p>7855304</text:p>
          </table:table-cell>
          <table:table-cell table:formula="of:=[.A493]/1000/(60*60*24)" office:value-type="time" office:time-value="PT02H10M55.304S" calcext:value-type="time">
            <text:p>02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44.77" calcext:value-type="float">
            <text:p>544.77</text:p>
          </table:table-cell>
          <table:table-cell office:value-type="float" office:value="687.01" calcext:value-type="float">
            <text:p>687.01</text:p>
          </table:table-cell>
        </table:table-row>
        <table:table-row table:style-name="ro1">
          <table:table-cell office:value-type="float" office:value="7871304" calcext:value-type="float">
            <text:p>7871304</text:p>
          </table:table-cell>
          <table:table-cell table:formula="of:=[.A494]/1000/(60*60*24)" office:value-type="time" office:time-value="PT02H11M11.304S" calcext:value-type="time">
            <text:p>02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45.84" calcext:value-type="float">
            <text:p>545.84</text:p>
          </table:table-cell>
          <table:table-cell office:value-type="float" office:value="688.3" calcext:value-type="float">
            <text:p>688.3</text:p>
          </table:table-cell>
        </table:table-row>
        <table:table-row table:style-name="ro1">
          <table:table-cell office:value-type="float" office:value="7887304" calcext:value-type="float">
            <text:p>7887304</text:p>
          </table:table-cell>
          <table:table-cell table:formula="of:=[.A495]/1000/(60*60*24)" office:value-type="time" office:time-value="PT02H11M27.304S" calcext:value-type="time">
            <text:p>02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46.9" calcext:value-type="float">
            <text:p>546.9</text:p>
          </table:table-cell>
          <table:table-cell office:value-type="float" office:value="689.6" calcext:value-type="float">
            <text:p>689.6</text:p>
          </table:table-cell>
        </table:table-row>
        <table:table-row table:style-name="ro1">
          <table:table-cell office:value-type="float" office:value="7903304" calcext:value-type="float">
            <text:p>7903304</text:p>
          </table:table-cell>
          <table:table-cell table:formula="of:=[.A496]/1000/(60*60*24)" office:value-type="time" office:time-value="PT02H11M43.304S" calcext:value-type="time">
            <text:p>02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47.97" calcext:value-type="float">
            <text:p>547.97</text:p>
          </table:table-cell>
          <table:table-cell office:value-type="float" office:value="690.9" calcext:value-type="float">
            <text:p>690.9</text:p>
          </table:table-cell>
        </table:table-row>
        <table:table-row table:style-name="ro1">
          <table:table-cell office:value-type="float" office:value="7919304" calcext:value-type="float">
            <text:p>7919304</text:p>
          </table:table-cell>
          <table:table-cell table:formula="of:=[.A497]/1000/(60*60*24)" office:value-type="time" office:time-value="PT02H11M59.304S" calcext:value-type="time">
            <text:p>02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49.04" calcext:value-type="float">
            <text:p>549.04</text:p>
          </table:table-cell>
          <table:table-cell office:value-type="float" office:value="692.19" calcext:value-type="float">
            <text:p>692.19</text:p>
          </table:table-cell>
        </table:table-row>
        <table:table-row table:style-name="ro1">
          <table:table-cell office:value-type="float" office:value="7935304" calcext:value-type="float">
            <text:p>7935304</text:p>
          </table:table-cell>
          <table:table-cell table:formula="of:=[.A498]/1000/(60*60*24)" office:value-type="time" office:time-value="PT02H12M15.304S" calcext:value-type="time">
            <text:p>02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50.11" calcext:value-type="float">
            <text:p>550.11</text:p>
          </table:table-cell>
          <table:table-cell office:value-type="float" office:value="693.49" calcext:value-type="float">
            <text:p>693.49</text:p>
          </table:table-cell>
        </table:table-row>
        <table:table-row table:style-name="ro1">
          <table:table-cell office:value-type="float" office:value="7951304" calcext:value-type="float">
            <text:p>7951304</text:p>
          </table:table-cell>
          <table:table-cell table:formula="of:=[.A499]/1000/(60*60*24)" office:value-type="time" office:time-value="PT02H12M31.304S" calcext:value-type="time">
            <text:p>02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551.18" calcext:value-type="float">
            <text:p>551.18</text:p>
          </table:table-cell>
          <table:table-cell office:value-type="float" office:value="694.78" calcext:value-type="float">
            <text:p>694.78</text:p>
          </table:table-cell>
        </table:table-row>
        <table:table-row table:style-name="ro1">
          <table:table-cell office:value-type="float" office:value="7967304" calcext:value-type="float">
            <text:p>7967304</text:p>
          </table:table-cell>
          <table:table-cell table:formula="of:=[.A500]/1000/(60*60*24)" office:value-type="time" office:time-value="PT02H12M47.304S" calcext:value-type="time">
            <text:p>02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52.25" calcext:value-type="float">
            <text:p>552.25</text:p>
          </table:table-cell>
          <table:table-cell office:value-type="float" office:value="696.08" calcext:value-type="float">
            <text:p>696.08</text:p>
          </table:table-cell>
        </table:table-row>
        <table:table-row table:style-name="ro1">
          <table:table-cell office:value-type="float" office:value="7983304" calcext:value-type="float">
            <text:p>7983304</text:p>
          </table:table-cell>
          <table:table-cell table:formula="of:=[.A501]/1000/(60*60*24)" office:value-type="time" office:time-value="PT02H13M03.304S" calcext:value-type="time">
            <text:p>02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553.32" calcext:value-type="float">
            <text:p>553.32</text:p>
          </table:table-cell>
          <table:table-cell office:value-type="float" office:value="697.37" calcext:value-type="float">
            <text:p>697.37</text:p>
          </table:table-cell>
        </table:table-row>
        <table:table-row table:style-name="ro1">
          <table:table-cell office:value-type="float" office:value="7999304" calcext:value-type="float">
            <text:p>7999304</text:p>
          </table:table-cell>
          <table:table-cell table:formula="of:=[.A502]/1000/(60*60*24)" office:value-type="time" office:time-value="PT02H13M19.304S" calcext:value-type="time">
            <text:p>02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554.39" calcext:value-type="float">
            <text:p>554.39</text:p>
          </table:table-cell>
          <table:table-cell office:value-type="float" office:value="698.67" calcext:value-type="float">
            <text:p>698.67</text:p>
          </table:table-cell>
        </table:table-row>
        <table:table-row table:style-name="ro1">
          <table:table-cell office:value-type="float" office:value="8015304" calcext:value-type="float">
            <text:p>8015304</text:p>
          </table:table-cell>
          <table:table-cell table:formula="of:=[.A503]/1000/(60*60*24)" office:value-type="time" office:time-value="PT02H13M35.304S" calcext:value-type="time">
            <text:p>02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55.46" calcext:value-type="float">
            <text:p>555.46</text:p>
          </table:table-cell>
          <table:table-cell office:value-type="float" office:value="699.96" calcext:value-type="float">
            <text:p>699.96</text:p>
          </table:table-cell>
        </table:table-row>
        <table:table-row table:style-name="ro1">
          <table:table-cell office:value-type="float" office:value="8031304" calcext:value-type="float">
            <text:p>8031304</text:p>
          </table:table-cell>
          <table:table-cell table:formula="of:=[.A504]/1000/(60*60*24)" office:value-type="time" office:time-value="PT02H13M51.304S" calcext:value-type="time">
            <text:p>02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56.53" calcext:value-type="float">
            <text:p>556.53</text:p>
          </table:table-cell>
          <table:table-cell office:value-type="float" office:value="701.26" calcext:value-type="float">
            <text:p>701.26</text:p>
          </table:table-cell>
        </table:table-row>
        <table:table-row table:style-name="ro1">
          <table:table-cell office:value-type="float" office:value="8047304" calcext:value-type="float">
            <text:p>8047304</text:p>
          </table:table-cell>
          <table:table-cell table:formula="of:=[.A505]/1000/(60*60*24)" office:value-type="time" office:time-value="PT02H14M07.304S" calcext:value-type="time">
            <text:p>02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57.59" calcext:value-type="float">
            <text:p>557.59</text:p>
          </table:table-cell>
          <table:table-cell office:value-type="float" office:value="702.55" calcext:value-type="float">
            <text:p>702.55</text:p>
          </table:table-cell>
        </table:table-row>
        <table:table-row table:style-name="ro1">
          <table:table-cell office:value-type="float" office:value="8063304" calcext:value-type="float">
            <text:p>8063304</text:p>
          </table:table-cell>
          <table:table-cell table:formula="of:=[.A506]/1000/(60*60*24)" office:value-type="time" office:time-value="PT02H14M23.304S" calcext:value-type="time">
            <text:p>02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58.66" calcext:value-type="float">
            <text:p>558.66</text:p>
          </table:table-cell>
          <table:table-cell office:value-type="float" office:value="703.85" calcext:value-type="float">
            <text:p>703.85</text:p>
          </table:table-cell>
        </table:table-row>
        <table:table-row table:style-name="ro1">
          <table:table-cell office:value-type="float" office:value="8079304" calcext:value-type="float">
            <text:p>8079304</text:p>
          </table:table-cell>
          <table:table-cell table:formula="of:=[.A507]/1000/(60*60*24)" office:value-type="time" office:time-value="PT02H14M39.304S" calcext:value-type="time">
            <text:p>02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59.73" calcext:value-type="float">
            <text:p>559.73</text:p>
          </table:table-cell>
          <table:table-cell office:value-type="float" office:value="705.14" calcext:value-type="float">
            <text:p>705.14</text:p>
          </table:table-cell>
        </table:table-row>
        <table:table-row table:style-name="ro1">
          <table:table-cell office:value-type="float" office:value="8095304" calcext:value-type="float">
            <text:p>8095304</text:p>
          </table:table-cell>
          <table:table-cell table:formula="of:=[.A508]/1000/(60*60*24)" office:value-type="time" office:time-value="PT02H14M55.304S" calcext:value-type="time">
            <text:p>02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60.8" calcext:value-type="float">
            <text:p>560.8</text:p>
          </table:table-cell>
          <table:table-cell office:value-type="float" office:value="706.44" calcext:value-type="float">
            <text:p>706.44</text:p>
          </table:table-cell>
        </table:table-row>
        <table:table-row table:style-name="ro1">
          <table:table-cell office:value-type="float" office:value="8111304" calcext:value-type="float">
            <text:p>8111304</text:p>
          </table:table-cell>
          <table:table-cell table:formula="of:=[.A509]/1000/(60*60*24)" office:value-type="time" office:time-value="PT02H15M11.304S" calcext:value-type="time">
            <text:p>02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61.87" calcext:value-type="float">
            <text:p>561.87</text:p>
          </table:table-cell>
          <table:table-cell office:value-type="float" office:value="707.73" calcext:value-type="float">
            <text:p>707.73</text:p>
          </table:table-cell>
        </table:table-row>
        <table:table-row table:style-name="ro1">
          <table:table-cell office:value-type="float" office:value="8127304" calcext:value-type="float">
            <text:p>8127304</text:p>
          </table:table-cell>
          <table:table-cell table:formula="of:=[.A510]/1000/(60*60*24)" office:value-type="time" office:time-value="PT02H15M27.304S" calcext:value-type="time">
            <text:p>02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62.94" calcext:value-type="float">
            <text:p>562.94</text:p>
          </table:table-cell>
          <table:table-cell office:value-type="float" office:value="709.03" calcext:value-type="float">
            <text:p>709.03</text:p>
          </table:table-cell>
        </table:table-row>
        <table:table-row table:style-name="ro1">
          <table:table-cell office:value-type="float" office:value="8143304" calcext:value-type="float">
            <text:p>8143304</text:p>
          </table:table-cell>
          <table:table-cell table:formula="of:=[.A511]/1000/(60*60*24)" office:value-type="time" office:time-value="PT02H15M43.304S" calcext:value-type="time">
            <text:p>02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64" calcext:value-type="float">
            <text:p>564</text:p>
          </table:table-cell>
          <table:table-cell office:value-type="float" office:value="710.32" calcext:value-type="float">
            <text:p>710.32</text:p>
          </table:table-cell>
        </table:table-row>
        <table:table-row table:style-name="ro1">
          <table:table-cell office:value-type="float" office:value="8159304" calcext:value-type="float">
            <text:p>8159304</text:p>
          </table:table-cell>
          <table:table-cell table:formula="of:=[.A512]/1000/(60*60*24)" office:value-type="time" office:time-value="PT02H15M59.304S" calcext:value-type="time">
            <text:p>02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65.07" calcext:value-type="float">
            <text:p>565.07</text:p>
          </table:table-cell>
          <table:table-cell office:value-type="float" office:value="711.62" calcext:value-type="float">
            <text:p>711.62</text:p>
          </table:table-cell>
        </table:table-row>
        <table:table-row table:style-name="ro1">
          <table:table-cell office:value-type="float" office:value="8175304" calcext:value-type="float">
            <text:p>8175304</text:p>
          </table:table-cell>
          <table:table-cell table:formula="of:=[.A513]/1000/(60*60*24)" office:value-type="time" office:time-value="PT02H16M15.304S" calcext:value-type="time">
            <text:p>02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66.14" calcext:value-type="float">
            <text:p>566.14</text:p>
          </table:table-cell>
          <table:table-cell office:value-type="float" office:value="712.91" calcext:value-type="float">
            <text:p>712.91</text:p>
          </table:table-cell>
        </table:table-row>
        <table:table-row table:style-name="ro1">
          <table:table-cell office:value-type="float" office:value="8191304" calcext:value-type="float">
            <text:p>8191304</text:p>
          </table:table-cell>
          <table:table-cell table:formula="of:=[.A514]/1000/(60*60*24)" office:value-type="time" office:time-value="PT02H16M31.304S" calcext:value-type="time">
            <text:p>02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567.21" calcext:value-type="float">
            <text:p>567.21</text:p>
          </table:table-cell>
          <table:table-cell office:value-type="float" office:value="714.21" calcext:value-type="float">
            <text:p>714.21</text:p>
          </table:table-cell>
        </table:table-row>
        <table:table-row table:style-name="ro1">
          <table:table-cell office:value-type="float" office:value="8207304" calcext:value-type="float">
            <text:p>8207304</text:p>
          </table:table-cell>
          <table:table-cell table:formula="of:=[.A515]/1000/(60*60*24)" office:value-type="time" office:time-value="PT02H16M47.304S" calcext:value-type="time">
            <text:p>02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68.28" calcext:value-type="float">
            <text:p>568.28</text:p>
          </table:table-cell>
          <table:table-cell office:value-type="float" office:value="715.5" calcext:value-type="float">
            <text:p>715.5</text:p>
          </table:table-cell>
        </table:table-row>
        <table:table-row table:style-name="ro1">
          <table:table-cell office:value-type="float" office:value="8223304" calcext:value-type="float">
            <text:p>8223304</text:p>
          </table:table-cell>
          <table:table-cell table:formula="of:=[.A516]/1000/(60*60*24)" office:value-type="time" office:time-value="PT02H17M03.304S" calcext:value-type="time">
            <text:p>02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69.35" calcext:value-type="float">
            <text:p>569.35</text:p>
          </table:table-cell>
          <table:table-cell office:value-type="float" office:value="716.8" calcext:value-type="float">
            <text:p>716.8</text:p>
          </table:table-cell>
        </table:table-row>
        <table:table-row table:style-name="ro1">
          <table:table-cell office:value-type="float" office:value="8239304" calcext:value-type="float">
            <text:p>8239304</text:p>
          </table:table-cell>
          <table:table-cell table:formula="of:=[.A517]/1000/(60*60*24)" office:value-type="time" office:time-value="PT02H17M19.304S" calcext:value-type="time">
            <text:p>02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70.41" calcext:value-type="float">
            <text:p>570.41</text:p>
          </table:table-cell>
          <table:table-cell office:value-type="float" office:value="718.09" calcext:value-type="float">
            <text:p>718.09</text:p>
          </table:table-cell>
        </table:table-row>
        <table:table-row table:style-name="ro1">
          <table:table-cell office:value-type="float" office:value="8255304" calcext:value-type="float">
            <text:p>8255304</text:p>
          </table:table-cell>
          <table:table-cell table:formula="of:=[.A518]/1000/(60*60*24)" office:value-type="time" office:time-value="PT02H17M35.304S" calcext:value-type="time">
            <text:p>02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71.48" calcext:value-type="float">
            <text:p>571.48</text:p>
          </table:table-cell>
          <table:table-cell office:value-type="float" office:value="719.39" calcext:value-type="float">
            <text:p>719.39</text:p>
          </table:table-cell>
        </table:table-row>
        <table:table-row table:style-name="ro1">
          <table:table-cell office:value-type="float" office:value="8271304" calcext:value-type="float">
            <text:p>8271304</text:p>
          </table:table-cell>
          <table:table-cell table:formula="of:=[.A519]/1000/(60*60*24)" office:value-type="time" office:time-value="PT02H17M51.304S" calcext:value-type="time">
            <text:p>02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72.55" calcext:value-type="float">
            <text:p>572.55</text:p>
          </table:table-cell>
          <table:table-cell office:value-type="float" office:value="720.68" calcext:value-type="float">
            <text:p>720.68</text:p>
          </table:table-cell>
        </table:table-row>
        <table:table-row table:style-name="ro1">
          <table:table-cell office:value-type="float" office:value="8287304" calcext:value-type="float">
            <text:p>8287304</text:p>
          </table:table-cell>
          <table:table-cell table:formula="of:=[.A520]/1000/(60*60*24)" office:value-type="time" office:time-value="PT02H18M07.304S" calcext:value-type="time">
            <text:p>02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73.62" calcext:value-type="float">
            <text:p>573.62</text:p>
          </table:table-cell>
          <table:table-cell office:value-type="float" office:value="721.98" calcext:value-type="float">
            <text:p>721.98</text:p>
          </table:table-cell>
        </table:table-row>
        <table:table-row table:style-name="ro1">
          <table:table-cell office:value-type="float" office:value="8303304" calcext:value-type="float">
            <text:p>8303304</text:p>
          </table:table-cell>
          <table:table-cell table:formula="of:=[.A521]/1000/(60*60*24)" office:value-type="time" office:time-value="PT02H18M23.304S" calcext:value-type="time">
            <text:p>02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74.69" calcext:value-type="float">
            <text:p>574.69</text:p>
          </table:table-cell>
          <table:table-cell office:value-type="float" office:value="723.27" calcext:value-type="float">
            <text:p>723.27</text:p>
          </table:table-cell>
        </table:table-row>
        <table:table-row table:style-name="ro1">
          <table:table-cell office:value-type="float" office:value="8319304" calcext:value-type="float">
            <text:p>8319304</text:p>
          </table:table-cell>
          <table:table-cell table:formula="of:=[.A522]/1000/(60*60*24)" office:value-type="time" office:time-value="PT02H18M39.304S" calcext:value-type="time">
            <text:p>02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75.76" calcext:value-type="float">
            <text:p>575.76</text:p>
          </table:table-cell>
          <table:table-cell office:value-type="float" office:value="724.56" calcext:value-type="float">
            <text:p>724.56</text:p>
          </table:table-cell>
        </table:table-row>
        <table:table-row table:style-name="ro1">
          <table:table-cell office:value-type="float" office:value="8335304" calcext:value-type="float">
            <text:p>8335304</text:p>
          </table:table-cell>
          <table:table-cell table:formula="of:=[.A523]/1000/(60*60*24)" office:value-type="time" office:time-value="PT02H18M55.304S" calcext:value-type="time">
            <text:p>02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76.82" calcext:value-type="float">
            <text:p>576.82</text:p>
          </table:table-cell>
          <table:table-cell office:value-type="float" office:value="725.86" calcext:value-type="float">
            <text:p>725.86</text:p>
          </table:table-cell>
        </table:table-row>
        <table:table-row table:style-name="ro1">
          <table:table-cell office:value-type="float" office:value="8351304" calcext:value-type="float">
            <text:p>8351304</text:p>
          </table:table-cell>
          <table:table-cell table:formula="of:=[.A524]/1000/(60*60*24)" office:value-type="time" office:time-value="PT02H19M11.304S" calcext:value-type="time">
            <text:p>02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577.89" calcext:value-type="float">
            <text:p>577.89</text:p>
          </table:table-cell>
          <table:table-cell office:value-type="float" office:value="727.15" calcext:value-type="float">
            <text:p>727.15</text:p>
          </table:table-cell>
        </table:table-row>
        <table:table-row table:style-name="ro1">
          <table:table-cell office:value-type="float" office:value="8367304" calcext:value-type="float">
            <text:p>8367304</text:p>
          </table:table-cell>
          <table:table-cell table:formula="of:=[.A525]/1000/(60*60*24)" office:value-type="time" office:time-value="PT02H19M27.304S" calcext:value-type="time">
            <text:p>02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78.96" calcext:value-type="float">
            <text:p>578.96</text:p>
          </table:table-cell>
          <table:table-cell office:value-type="float" office:value="728.44" calcext:value-type="float">
            <text:p>728.44</text:p>
          </table:table-cell>
        </table:table-row>
        <table:table-row table:style-name="ro1">
          <table:table-cell office:value-type="float" office:value="8383304" calcext:value-type="float">
            <text:p>8383304</text:p>
          </table:table-cell>
          <table:table-cell table:formula="of:=[.A526]/1000/(60*60*24)" office:value-type="time" office:time-value="PT02H19M43.304S" calcext:value-type="time">
            <text:p>02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80.03" calcext:value-type="float">
            <text:p>580.03</text:p>
          </table:table-cell>
          <table:table-cell office:value-type="float" office:value="729.74" calcext:value-type="float">
            <text:p>729.74</text:p>
          </table:table-cell>
        </table:table-row>
        <table:table-row table:style-name="ro1">
          <table:table-cell office:value-type="float" office:value="8399304" calcext:value-type="float">
            <text:p>8399304</text:p>
          </table:table-cell>
          <table:table-cell table:formula="of:=[.A527]/1000/(60*60*24)" office:value-type="time" office:time-value="PT02H19M59.304S" calcext:value-type="time">
            <text:p>02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81.1" calcext:value-type="float">
            <text:p>581.1</text:p>
          </table:table-cell>
          <table:table-cell office:value-type="float" office:value="731.03" calcext:value-type="float">
            <text:p>731.03</text:p>
          </table:table-cell>
        </table:table-row>
        <table:table-row table:style-name="ro1">
          <table:table-cell office:value-type="float" office:value="8415304" calcext:value-type="float">
            <text:p>8415304</text:p>
          </table:table-cell>
          <table:table-cell table:formula="of:=[.A528]/1000/(60*60*24)" office:value-type="time" office:time-value="PT02H20M15.304S" calcext:value-type="time">
            <text:p>02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82.16" calcext:value-type="float">
            <text:p>582.16</text:p>
          </table:table-cell>
          <table:table-cell office:value-type="float" office:value="732.33" calcext:value-type="float">
            <text:p>732.33</text:p>
          </table:table-cell>
        </table:table-row>
        <table:table-row table:style-name="ro1">
          <table:table-cell office:value-type="float" office:value="8431304" calcext:value-type="float">
            <text:p>8431304</text:p>
          </table:table-cell>
          <table:table-cell table:formula="of:=[.A529]/1000/(60*60*24)" office:value-type="time" office:time-value="PT02H20M31.304S" calcext:value-type="time">
            <text:p>02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583.23" calcext:value-type="float">
            <text:p>583.23</text:p>
          </table:table-cell>
          <table:table-cell office:value-type="float" office:value="733.62" calcext:value-type="float">
            <text:p>733.62</text:p>
          </table:table-cell>
        </table:table-row>
        <table:table-row table:style-name="ro1">
          <table:table-cell office:value-type="float" office:value="8447303" calcext:value-type="float">
            <text:p>8447303</text:p>
          </table:table-cell>
          <table:table-cell table:formula="of:=[.A530]/1000/(60*60*24)" office:value-type="time" office:time-value="PT02H20M47.303S" calcext:value-type="time">
            <text:p>02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84.3" calcext:value-type="float">
            <text:p>584.3</text:p>
          </table:table-cell>
          <table:table-cell office:value-type="float" office:value="734.91" calcext:value-type="float">
            <text:p>734.91</text:p>
          </table:table-cell>
        </table:table-row>
        <table:table-row table:style-name="ro1">
          <table:table-cell office:value-type="float" office:value="8463304" calcext:value-type="float">
            <text:p>8463304</text:p>
          </table:table-cell>
          <table:table-cell table:formula="of:=[.A531]/1000/(60*60*24)" office:value-type="time" office:time-value="PT02H21M03.304S" calcext:value-type="time">
            <text:p>02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85.37" calcext:value-type="float">
            <text:p>585.37</text:p>
          </table:table-cell>
          <table:table-cell office:value-type="float" office:value="736.21" calcext:value-type="float">
            <text:p>736.21</text:p>
          </table:table-cell>
        </table:table-row>
        <table:table-row table:style-name="ro1">
          <table:table-cell office:value-type="float" office:value="8479304" calcext:value-type="float">
            <text:p>8479304</text:p>
          </table:table-cell>
          <table:table-cell table:formula="of:=[.A532]/1000/(60*60*24)" office:value-type="time" office:time-value="PT02H21M19.304S" calcext:value-type="time">
            <text:p>02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86.43" calcext:value-type="float">
            <text:p>586.43</text:p>
          </table:table-cell>
          <table:table-cell office:value-type="float" office:value="737.5" calcext:value-type="float">
            <text:p>737.5</text:p>
          </table:table-cell>
        </table:table-row>
        <table:table-row table:style-name="ro1">
          <table:table-cell office:value-type="float" office:value="8495304" calcext:value-type="float">
            <text:p>8495304</text:p>
          </table:table-cell>
          <table:table-cell table:formula="of:=[.A533]/1000/(60*60*24)" office:value-type="time" office:time-value="PT02H21M35.304S" calcext:value-type="time">
            <text:p>02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87.5" calcext:value-type="float">
            <text:p>587.5</text:p>
          </table:table-cell>
          <table:table-cell office:value-type="float" office:value="738.79" calcext:value-type="float">
            <text:p>738.79</text:p>
          </table:table-cell>
        </table:table-row>
        <table:table-row table:style-name="ro1">
          <table:table-cell office:value-type="float" office:value="8511304" calcext:value-type="float">
            <text:p>8511304</text:p>
          </table:table-cell>
          <table:table-cell table:formula="of:=[.A534]/1000/(60*60*24)" office:value-type="time" office:time-value="PT02H21M51.304S" calcext:value-type="time">
            <text:p>02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88.57" calcext:value-type="float">
            <text:p>588.57</text:p>
          </table:table-cell>
          <table:table-cell office:value-type="float" office:value="740.09" calcext:value-type="float">
            <text:p>740.09</text:p>
          </table:table-cell>
        </table:table-row>
        <table:table-row table:style-name="ro1">
          <table:table-cell office:value-type="float" office:value="8527304" calcext:value-type="float">
            <text:p>8527304</text:p>
          </table:table-cell>
          <table:table-cell table:formula="of:=[.A535]/1000/(60*60*24)" office:value-type="time" office:time-value="PT02H22M07.304S" calcext:value-type="time">
            <text:p>02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589.64" calcext:value-type="float">
            <text:p>589.64</text:p>
          </table:table-cell>
          <table:table-cell office:value-type="float" office:value="741.38" calcext:value-type="float">
            <text:p>741.38</text:p>
          </table:table-cell>
        </table:table-row>
        <table:table-row table:style-name="ro1">
          <table:table-cell office:value-type="float" office:value="8543304" calcext:value-type="float">
            <text:p>8543304</text:p>
          </table:table-cell>
          <table:table-cell table:formula="of:=[.A536]/1000/(60*60*24)" office:value-type="time" office:time-value="PT02H22M23.304S" calcext:value-type="time">
            <text:p>02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90.7" calcext:value-type="float">
            <text:p>590.7</text:p>
          </table:table-cell>
          <table:table-cell office:value-type="float" office:value="742.68" calcext:value-type="float">
            <text:p>742.68</text:p>
          </table:table-cell>
        </table:table-row>
        <table:table-row table:style-name="ro1">
          <table:table-cell office:value-type="float" office:value="8559304" calcext:value-type="float">
            <text:p>8559304</text:p>
          </table:table-cell>
          <table:table-cell table:formula="of:=[.A537]/1000/(60*60*24)" office:value-type="time" office:time-value="PT02H22M39.304S" calcext:value-type="time">
            <text:p>02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91.77" calcext:value-type="float">
            <text:p>591.77</text:p>
          </table:table-cell>
          <table:table-cell office:value-type="float" office:value="743.97" calcext:value-type="float">
            <text:p>743.97</text:p>
          </table:table-cell>
        </table:table-row>
        <table:table-row table:style-name="ro1">
          <table:table-cell office:value-type="float" office:value="8575304" calcext:value-type="float">
            <text:p>8575304</text:p>
          </table:table-cell>
          <table:table-cell table:formula="of:=[.A538]/1000/(60*60*24)" office:value-type="time" office:time-value="PT02H22M55.304S" calcext:value-type="time">
            <text:p>02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92.84" calcext:value-type="float">
            <text:p>592.84</text:p>
          </table:table-cell>
          <table:table-cell office:value-type="float" office:value="745.26" calcext:value-type="float">
            <text:p>745.26</text:p>
          </table:table-cell>
        </table:table-row>
        <table:table-row table:style-name="ro1">
          <table:table-cell office:value-type="float" office:value="8591304" calcext:value-type="float">
            <text:p>8591304</text:p>
          </table:table-cell>
          <table:table-cell table:formula="of:=[.A539]/1000/(60*60*24)" office:value-type="time" office:time-value="PT02H23M11.304S" calcext:value-type="time">
            <text:p>02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593.91" calcext:value-type="float">
            <text:p>593.91</text:p>
          </table:table-cell>
          <table:table-cell office:value-type="float" office:value="746.56" calcext:value-type="float">
            <text:p>746.56</text:p>
          </table:table-cell>
        </table:table-row>
        <table:table-row table:style-name="ro1">
          <table:table-cell office:value-type="float" office:value="8607303" calcext:value-type="float">
            <text:p>8607303</text:p>
          </table:table-cell>
          <table:table-cell table:formula="of:=[.A540]/1000/(60*60*24)" office:value-type="time" office:time-value="PT02H23M27.303S" calcext:value-type="time">
            <text:p>02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594.97" calcext:value-type="float">
            <text:p>594.97</text:p>
          </table:table-cell>
          <table:table-cell office:value-type="float" office:value="747.85" calcext:value-type="float">
            <text:p>747.85</text:p>
          </table:table-cell>
        </table:table-row>
        <table:table-row table:style-name="ro1">
          <table:table-cell office:value-type="float" office:value="8623304" calcext:value-type="float">
            <text:p>8623304</text:p>
          </table:table-cell>
          <table:table-cell table:formula="of:=[.A541]/1000/(60*60*24)" office:value-type="time" office:time-value="PT02H23M43.304S" calcext:value-type="time">
            <text:p>02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596.04" calcext:value-type="float">
            <text:p>596.04</text:p>
          </table:table-cell>
          <table:table-cell office:value-type="float" office:value="749.14" calcext:value-type="float">
            <text:p>749.14</text:p>
          </table:table-cell>
        </table:table-row>
        <table:table-row table:style-name="ro1">
          <table:table-cell office:value-type="float" office:value="8639304" calcext:value-type="float">
            <text:p>8639304</text:p>
          </table:table-cell>
          <table:table-cell table:formula="of:=[.A542]/1000/(60*60*24)" office:value-type="time" office:time-value="PT02H23M59.304S" calcext:value-type="time">
            <text:p>02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5" calcext:value-type="float">
            <text:p>290.05</text:p>
          </table:table-cell>
          <table:table-cell office:value-type="float" office:value="597.11" calcext:value-type="float">
            <text:p>597.11</text:p>
          </table:table-cell>
          <table:table-cell office:value-type="float" office:value="750.43" calcext:value-type="float">
            <text:p>750.43</text:p>
          </table:table-cell>
        </table:table-row>
        <table:table-row table:style-name="ro1">
          <table:table-cell office:value-type="float" office:value="8655304" calcext:value-type="float">
            <text:p>8655304</text:p>
          </table:table-cell>
          <table:table-cell table:formula="of:=[.A543]/1000/(60*60*24)" office:value-type="time" office:time-value="PT02H24M15.304S" calcext:value-type="time">
            <text:p>02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598.18" calcext:value-type="float">
            <text:p>598.18</text:p>
          </table:table-cell>
          <table:table-cell office:value-type="float" office:value="751.73" calcext:value-type="float">
            <text:p>751.73</text:p>
          </table:table-cell>
        </table:table-row>
        <table:table-row table:style-name="ro1">
          <table:table-cell office:value-type="float" office:value="8671304" calcext:value-type="float">
            <text:p>8671304</text:p>
          </table:table-cell>
          <table:table-cell table:formula="of:=[.A544]/1000/(60*60*24)" office:value-type="time" office:time-value="PT02H24M31.304S" calcext:value-type="time">
            <text:p>02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599.24" calcext:value-type="float">
            <text:p>599.24</text:p>
          </table:table-cell>
          <table:table-cell office:value-type="float" office:value="753.02" calcext:value-type="float">
            <text:p>753.02</text:p>
          </table:table-cell>
        </table:table-row>
        <table:table-row table:style-name="ro1">
          <table:table-cell office:value-type="float" office:value="8687304" calcext:value-type="float">
            <text:p>8687304</text:p>
          </table:table-cell>
          <table:table-cell table:formula="of:=[.A545]/1000/(60*60*24)" office:value-type="time" office:time-value="PT02H24M47.304S" calcext:value-type="time">
            <text:p>02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600.31" calcext:value-type="float">
            <text:p>600.31</text:p>
          </table:table-cell>
          <table:table-cell office:value-type="float" office:value="754.31" calcext:value-type="float">
            <text:p>754.31</text:p>
          </table:table-cell>
        </table:table-row>
        <table:table-row table:style-name="ro1">
          <table:table-cell office:value-type="float" office:value="8703304" calcext:value-type="float">
            <text:p>8703304</text:p>
          </table:table-cell>
          <table:table-cell table:formula="of:=[.A546]/1000/(60*60*24)" office:value-type="time" office:time-value="PT02H25M03.304S" calcext:value-type="time">
            <text:p>02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01.38" calcext:value-type="float">
            <text:p>601.38</text:p>
          </table:table-cell>
          <table:table-cell office:value-type="float" office:value="755.6" calcext:value-type="float">
            <text:p>755.6</text:p>
          </table:table-cell>
        </table:table-row>
        <table:table-row table:style-name="ro1">
          <table:table-cell office:value-type="float" office:value="8719304" calcext:value-type="float">
            <text:p>8719304</text:p>
          </table:table-cell>
          <table:table-cell table:formula="of:=[.A547]/1000/(60*60*24)" office:value-type="time" office:time-value="PT02H25M19.304S" calcext:value-type="time">
            <text:p>02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602.45" calcext:value-type="float">
            <text:p>602.45</text:p>
          </table:table-cell>
          <table:table-cell office:value-type="float" office:value="756.9" calcext:value-type="float">
            <text:p>756.9</text:p>
          </table:table-cell>
        </table:table-row>
        <table:table-row table:style-name="ro1">
          <table:table-cell office:value-type="float" office:value="8735304" calcext:value-type="float">
            <text:p>8735304</text:p>
          </table:table-cell>
          <table:table-cell table:formula="of:=[.A548]/1000/(60*60*24)" office:value-type="time" office:time-value="PT02H25M35.304S" calcext:value-type="time">
            <text:p>02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603.51" calcext:value-type="float">
            <text:p>603.51</text:p>
          </table:table-cell>
          <table:table-cell office:value-type="float" office:value="758.19" calcext:value-type="float">
            <text:p>758.19</text:p>
          </table:table-cell>
        </table:table-row>
        <table:table-row table:style-name="ro1">
          <table:table-cell office:value-type="float" office:value="8751304" calcext:value-type="float">
            <text:p>8751304</text:p>
          </table:table-cell>
          <table:table-cell table:formula="of:=[.A549]/1000/(60*60*24)" office:value-type="time" office:time-value="PT02H25M51.304S" calcext:value-type="time">
            <text:p>02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604.58" calcext:value-type="float">
            <text:p>604.58</text:p>
          </table:table-cell>
          <table:table-cell office:value-type="float" office:value="759.48" calcext:value-type="float">
            <text:p>759.48</text:p>
          </table:table-cell>
        </table:table-row>
        <table:table-row table:style-name="ro1">
          <table:table-cell office:value-type="float" office:value="8767304" calcext:value-type="float">
            <text:p>8767304</text:p>
          </table:table-cell>
          <table:table-cell table:formula="of:=[.A550]/1000/(60*60*24)" office:value-type="time" office:time-value="PT02H26M07.304S" calcext:value-type="time">
            <text:p>02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05.65" calcext:value-type="float">
            <text:p>605.65</text:p>
          </table:table-cell>
          <table:table-cell office:value-type="float" office:value="760.77" calcext:value-type="float">
            <text:p>760.77</text:p>
          </table:table-cell>
        </table:table-row>
        <table:table-row table:style-name="ro1">
          <table:table-cell office:value-type="float" office:value="8783304" calcext:value-type="float">
            <text:p>8783304</text:p>
          </table:table-cell>
          <table:table-cell table:formula="of:=[.A551]/1000/(60*60*24)" office:value-type="time" office:time-value="PT02H26M23.304S" calcext:value-type="time">
            <text:p>02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606.71" calcext:value-type="float">
            <text:p>606.71</text:p>
          </table:table-cell>
          <table:table-cell office:value-type="float" office:value="762.06" calcext:value-type="float">
            <text:p>762.06</text:p>
          </table:table-cell>
        </table:table-row>
        <table:table-row table:style-name="ro1">
          <table:table-cell office:value-type="float" office:value="8799304" calcext:value-type="float">
            <text:p>8799304</text:p>
          </table:table-cell>
          <table:table-cell table:formula="of:=[.A552]/1000/(60*60*24)" office:value-type="time" office:time-value="PT02H26M39.304S" calcext:value-type="time">
            <text:p>02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07.78" calcext:value-type="float">
            <text:p>607.78</text:p>
          </table:table-cell>
          <table:table-cell office:value-type="float" office:value="763.35" calcext:value-type="float">
            <text:p>763.35</text:p>
          </table:table-cell>
        </table:table-row>
        <table:table-row table:style-name="ro1">
          <table:table-cell office:value-type="float" office:value="8815304" calcext:value-type="float">
            <text:p>8815304</text:p>
          </table:table-cell>
          <table:table-cell table:formula="of:=[.A553]/1000/(60*60*24)" office:value-type="time" office:time-value="PT02H26M55.304S" calcext:value-type="time">
            <text:p>02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608.85" calcext:value-type="float">
            <text:p>608.85</text:p>
          </table:table-cell>
          <table:table-cell office:value-type="float" office:value="764.65" calcext:value-type="float">
            <text:p>764.65</text:p>
          </table:table-cell>
        </table:table-row>
        <table:table-row table:style-name="ro1">
          <table:table-cell office:value-type="float" office:value="8831304" calcext:value-type="float">
            <text:p>8831304</text:p>
          </table:table-cell>
          <table:table-cell table:formula="of:=[.A554]/1000/(60*60*24)" office:value-type="time" office:time-value="PT02H27M11.304S" calcext:value-type="time">
            <text:p>02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609.92" calcext:value-type="float">
            <text:p>609.92</text:p>
          </table:table-cell>
          <table:table-cell office:value-type="float" office:value="765.94" calcext:value-type="float">
            <text:p>765.94</text:p>
          </table:table-cell>
        </table:table-row>
        <table:table-row table:style-name="ro1">
          <table:table-cell office:value-type="float" office:value="8847304" calcext:value-type="float">
            <text:p>8847304</text:p>
          </table:table-cell>
          <table:table-cell table:formula="of:=[.A555]/1000/(60*60*24)" office:value-type="time" office:time-value="PT02H27M27.304S" calcext:value-type="time">
            <text:p>02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610.98" calcext:value-type="float">
            <text:p>610.98</text:p>
          </table:table-cell>
          <table:table-cell office:value-type="float" office:value="767.23" calcext:value-type="float">
            <text:p>767.23</text:p>
          </table:table-cell>
        </table:table-row>
        <table:table-row table:style-name="ro1">
          <table:table-cell office:value-type="float" office:value="8863304" calcext:value-type="float">
            <text:p>8863304</text:p>
          </table:table-cell>
          <table:table-cell table:formula="of:=[.A556]/1000/(60*60*24)" office:value-type="time" office:time-value="PT02H27M43.304S" calcext:value-type="time">
            <text:p>02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612.05" calcext:value-type="float">
            <text:p>612.05</text:p>
          </table:table-cell>
          <table:table-cell office:value-type="float" office:value="768.52" calcext:value-type="float">
            <text:p>768.52</text:p>
          </table:table-cell>
        </table:table-row>
        <table:table-row table:style-name="ro1">
          <table:table-cell office:value-type="float" office:value="8879304" calcext:value-type="float">
            <text:p>8879304</text:p>
          </table:table-cell>
          <table:table-cell table:formula="of:=[.A557]/1000/(60*60*24)" office:value-type="time" office:time-value="PT02H27M59.304S" calcext:value-type="time">
            <text:p>02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13.12" calcext:value-type="float">
            <text:p>613.12</text:p>
          </table:table-cell>
          <table:table-cell office:value-type="float" office:value="769.81" calcext:value-type="float">
            <text:p>769.81</text:p>
          </table:table-cell>
        </table:table-row>
        <table:table-row table:style-name="ro1">
          <table:table-cell office:value-type="float" office:value="8895304" calcext:value-type="float">
            <text:p>8895304</text:p>
          </table:table-cell>
          <table:table-cell table:formula="of:=[.A558]/1000/(60*60*24)" office:value-type="time" office:time-value="PT02H28M15.304S" calcext:value-type="time">
            <text:p>02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14.19" calcext:value-type="float">
            <text:p>614.19</text:p>
          </table:table-cell>
          <table:table-cell office:value-type="float" office:value="771.11" calcext:value-type="float">
            <text:p>771.11</text:p>
          </table:table-cell>
        </table:table-row>
        <table:table-row table:style-name="ro1">
          <table:table-cell office:value-type="float" office:value="8911304" calcext:value-type="float">
            <text:p>8911304</text:p>
          </table:table-cell>
          <table:table-cell table:formula="of:=[.A559]/1000/(60*60*24)" office:value-type="time" office:time-value="PT02H28M31.304S" calcext:value-type="time">
            <text:p>02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15.25" calcext:value-type="float">
            <text:p>615.25</text:p>
          </table:table-cell>
          <table:table-cell office:value-type="float" office:value="772.4" calcext:value-type="float">
            <text:p>772.4</text:p>
          </table:table-cell>
        </table:table-row>
        <table:table-row table:style-name="ro1">
          <table:table-cell office:value-type="float" office:value="8927304" calcext:value-type="float">
            <text:p>8927304</text:p>
          </table:table-cell>
          <table:table-cell table:formula="of:=[.A560]/1000/(60*60*24)" office:value-type="time" office:time-value="PT02H28M47.304S" calcext:value-type="time">
            <text:p>02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16.32" calcext:value-type="float">
            <text:p>616.32</text:p>
          </table:table-cell>
          <table:table-cell office:value-type="float" office:value="773.69" calcext:value-type="float">
            <text:p>773.69</text:p>
          </table:table-cell>
        </table:table-row>
        <table:table-row table:style-name="ro1">
          <table:table-cell office:value-type="float" office:value="8943304" calcext:value-type="float">
            <text:p>8943304</text:p>
          </table:table-cell>
          <table:table-cell table:formula="of:=[.A561]/1000/(60*60*24)" office:value-type="time" office:time-value="PT02H29M03.304S" calcext:value-type="time">
            <text:p>02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17.39" calcext:value-type="float">
            <text:p>617.39</text:p>
          </table:table-cell>
          <table:table-cell office:value-type="float" office:value="774.98" calcext:value-type="float">
            <text:p>774.98</text:p>
          </table:table-cell>
        </table:table-row>
        <table:table-row table:style-name="ro1">
          <table:table-cell office:value-type="float" office:value="8959304" calcext:value-type="float">
            <text:p>8959304</text:p>
          </table:table-cell>
          <table:table-cell table:formula="of:=[.A562]/1000/(60*60*24)" office:value-type="time" office:time-value="PT02H29M19.304S" calcext:value-type="time">
            <text:p>02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18.45" calcext:value-type="float">
            <text:p>618.45</text:p>
          </table:table-cell>
          <table:table-cell office:value-type="float" office:value="776.27" calcext:value-type="float">
            <text:p>776.27</text:p>
          </table:table-cell>
        </table:table-row>
        <table:table-row table:style-name="ro1">
          <table:table-cell office:value-type="float" office:value="8975304" calcext:value-type="float">
            <text:p>8975304</text:p>
          </table:table-cell>
          <table:table-cell table:formula="of:=[.A563]/1000/(60*60*24)" office:value-type="time" office:time-value="PT02H29M35.304S" calcext:value-type="time">
            <text:p>02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19.52" calcext:value-type="float">
            <text:p>619.52</text:p>
          </table:table-cell>
          <table:table-cell office:value-type="float" office:value="777.56" calcext:value-type="float">
            <text:p>777.56</text:p>
          </table:table-cell>
        </table:table-row>
        <table:table-row table:style-name="ro1">
          <table:table-cell office:value-type="float" office:value="8991304" calcext:value-type="float">
            <text:p>8991304</text:p>
          </table:table-cell>
          <table:table-cell table:formula="of:=[.A564]/1000/(60*60*24)" office:value-type="time" office:time-value="PT02H29M51.304S" calcext:value-type="time">
            <text:p>02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20.59" calcext:value-type="float">
            <text:p>620.59</text:p>
          </table:table-cell>
          <table:table-cell office:value-type="float" office:value="778.85" calcext:value-type="float">
            <text:p>778.85</text:p>
          </table:table-cell>
        </table:table-row>
        <table:table-row table:style-name="ro1">
          <table:table-cell office:value-type="float" office:value="9007304" calcext:value-type="float">
            <text:p>9007304</text:p>
          </table:table-cell>
          <table:table-cell table:formula="of:=[.A565]/1000/(60*60*24)" office:value-type="time" office:time-value="PT02H30M07.304S" calcext:value-type="time">
            <text:p>02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21.65" calcext:value-type="float">
            <text:p>621.65</text:p>
          </table:table-cell>
          <table:table-cell office:value-type="float" office:value="780.14" calcext:value-type="float">
            <text:p>780.14</text:p>
          </table:table-cell>
        </table:table-row>
        <table:table-row table:style-name="ro1">
          <table:table-cell office:value-type="float" office:value="9023304" calcext:value-type="float">
            <text:p>9023304</text:p>
          </table:table-cell>
          <table:table-cell table:formula="of:=[.A566]/1000/(60*60*24)" office:value-type="time" office:time-value="PT02H30M23.304S" calcext:value-type="time">
            <text:p>02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622.72" calcext:value-type="float">
            <text:p>622.72</text:p>
          </table:table-cell>
          <table:table-cell office:value-type="float" office:value="781.43" calcext:value-type="float">
            <text:p>781.43</text:p>
          </table:table-cell>
        </table:table-row>
        <table:table-row table:style-name="ro1">
          <table:table-cell office:value-type="float" office:value="9039304" calcext:value-type="float">
            <text:p>9039304</text:p>
          </table:table-cell>
          <table:table-cell table:formula="of:=[.A567]/1000/(60*60*24)" office:value-type="time" office:time-value="PT02H30M39.304S" calcext:value-type="time">
            <text:p>02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23.79" calcext:value-type="float">
            <text:p>623.79</text:p>
          </table:table-cell>
          <table:table-cell office:value-type="float" office:value="782.72" calcext:value-type="float">
            <text:p>782.72</text:p>
          </table:table-cell>
        </table:table-row>
        <table:table-row table:style-name="ro1">
          <table:table-cell office:value-type="float" office:value="9055304" calcext:value-type="float">
            <text:p>9055304</text:p>
          </table:table-cell>
          <table:table-cell table:formula="of:=[.A568]/1000/(60*60*24)" office:value-type="time" office:time-value="PT02H30M55.304S" calcext:value-type="time">
            <text:p>02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24.85" calcext:value-type="float">
            <text:p>624.85</text:p>
          </table:table-cell>
          <table:table-cell office:value-type="float" office:value="784.01" calcext:value-type="float">
            <text:p>784.01</text:p>
          </table:table-cell>
        </table:table-row>
        <table:table-row table:style-name="ro1">
          <table:table-cell office:value-type="float" office:value="9071304" calcext:value-type="float">
            <text:p>9071304</text:p>
          </table:table-cell>
          <table:table-cell table:formula="of:=[.A569]/1000/(60*60*24)" office:value-type="time" office:time-value="PT02H31M11.304S" calcext:value-type="time">
            <text:p>02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25.92" calcext:value-type="float">
            <text:p>625.92</text:p>
          </table:table-cell>
          <table:table-cell office:value-type="float" office:value="785.3" calcext:value-type="float">
            <text:p>785.3</text:p>
          </table:table-cell>
        </table:table-row>
        <table:table-row table:style-name="ro1">
          <table:table-cell office:value-type="float" office:value="9087304" calcext:value-type="float">
            <text:p>9087304</text:p>
          </table:table-cell>
          <table:table-cell table:formula="of:=[.A570]/1000/(60*60*24)" office:value-type="time" office:time-value="PT02H31M27.304S" calcext:value-type="time">
            <text:p>02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26.99" calcext:value-type="float">
            <text:p>626.99</text:p>
          </table:table-cell>
          <table:table-cell office:value-type="float" office:value="786.59" calcext:value-type="float">
            <text:p>786.59</text:p>
          </table:table-cell>
        </table:table-row>
        <table:table-row table:style-name="ro1">
          <table:table-cell office:value-type="float" office:value="9103304" calcext:value-type="float">
            <text:p>9103304</text:p>
          </table:table-cell>
          <table:table-cell table:formula="of:=[.A571]/1000/(60*60*24)" office:value-type="time" office:time-value="PT02H31M43.304S" calcext:value-type="time">
            <text:p>02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28.05" calcext:value-type="float">
            <text:p>628.05</text:p>
          </table:table-cell>
          <table:table-cell office:value-type="float" office:value="787.89" calcext:value-type="float">
            <text:p>787.89</text:p>
          </table:table-cell>
        </table:table-row>
        <table:table-row table:style-name="ro1">
          <table:table-cell office:value-type="float" office:value="9119304" calcext:value-type="float">
            <text:p>9119304</text:p>
          </table:table-cell>
          <table:table-cell table:formula="of:=[.A572]/1000/(60*60*24)" office:value-type="time" office:time-value="PT02H31M59.304S" calcext:value-type="time">
            <text:p>02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29.12" calcext:value-type="float">
            <text:p>629.12</text:p>
          </table:table-cell>
          <table:table-cell office:value-type="float" office:value="789.18" calcext:value-type="float">
            <text:p>789.18</text:p>
          </table:table-cell>
        </table:table-row>
        <table:table-row table:style-name="ro1">
          <table:table-cell office:value-type="float" office:value="9135304" calcext:value-type="float">
            <text:p>9135304</text:p>
          </table:table-cell>
          <table:table-cell table:formula="of:=[.A573]/1000/(60*60*24)" office:value-type="time" office:time-value="PT02H32M15.304S" calcext:value-type="time">
            <text:p>02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30.19" calcext:value-type="float">
            <text:p>630.19</text:p>
          </table:table-cell>
          <table:table-cell office:value-type="float" office:value="790.47" calcext:value-type="float">
            <text:p>790.47</text:p>
          </table:table-cell>
        </table:table-row>
        <table:table-row table:style-name="ro1">
          <table:table-cell office:value-type="float" office:value="9151304" calcext:value-type="float">
            <text:p>9151304</text:p>
          </table:table-cell>
          <table:table-cell table:formula="of:=[.A574]/1000/(60*60*24)" office:value-type="time" office:time-value="PT02H32M31.304S" calcext:value-type="time">
            <text:p>02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31.25" calcext:value-type="float">
            <text:p>631.25</text:p>
          </table:table-cell>
          <table:table-cell office:value-type="float" office:value="791.76" calcext:value-type="float">
            <text:p>791.76</text:p>
          </table:table-cell>
        </table:table-row>
        <table:table-row table:style-name="ro1">
          <table:table-cell office:value-type="float" office:value="9167304" calcext:value-type="float">
            <text:p>9167304</text:p>
          </table:table-cell>
          <table:table-cell table:formula="of:=[.A575]/1000/(60*60*24)" office:value-type="time" office:time-value="PT02H32M47.304S" calcext:value-type="time">
            <text:p>02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32.32" calcext:value-type="float">
            <text:p>632.32</text:p>
          </table:table-cell>
          <table:table-cell office:value-type="float" office:value="793.05" calcext:value-type="float">
            <text:p>793.05</text:p>
          </table:table-cell>
        </table:table-row>
        <table:table-row table:style-name="ro1">
          <table:table-cell office:value-type="float" office:value="9183304" calcext:value-type="float">
            <text:p>9183304</text:p>
          </table:table-cell>
          <table:table-cell table:formula="of:=[.A576]/1000/(60*60*24)" office:value-type="time" office:time-value="PT02H33M03.304S" calcext:value-type="time">
            <text:p>02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33.38" calcext:value-type="float">
            <text:p>633.38</text:p>
          </table:table-cell>
          <table:table-cell office:value-type="float" office:value="794.34" calcext:value-type="float">
            <text:p>794.34</text:p>
          </table:table-cell>
        </table:table-row>
        <table:table-row table:style-name="ro1">
          <table:table-cell office:value-type="float" office:value="9199304" calcext:value-type="float">
            <text:p>9199304</text:p>
          </table:table-cell>
          <table:table-cell table:formula="of:=[.A577]/1000/(60*60*24)" office:value-type="time" office:time-value="PT02H33M19.304S" calcext:value-type="time">
            <text:p>02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34.45" calcext:value-type="float">
            <text:p>634.45</text:p>
          </table:table-cell>
          <table:table-cell office:value-type="float" office:value="795.62" calcext:value-type="float">
            <text:p>795.62</text:p>
          </table:table-cell>
        </table:table-row>
        <table:table-row table:style-name="ro1">
          <table:table-cell office:value-type="float" office:value="9215304" calcext:value-type="float">
            <text:p>9215304</text:p>
          </table:table-cell>
          <table:table-cell table:formula="of:=[.A578]/1000/(60*60*24)" office:value-type="time" office:time-value="PT02H33M35.304S" calcext:value-type="time">
            <text:p>02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35.52" calcext:value-type="float">
            <text:p>635.52</text:p>
          </table:table-cell>
          <table:table-cell office:value-type="float" office:value="796.91" calcext:value-type="float">
            <text:p>796.91</text:p>
          </table:table-cell>
        </table:table-row>
        <table:table-row table:style-name="ro1">
          <table:table-cell office:value-type="float" office:value="9231304" calcext:value-type="float">
            <text:p>9231304</text:p>
          </table:table-cell>
          <table:table-cell table:formula="of:=[.A579]/1000/(60*60*24)" office:value-type="time" office:time-value="PT02H33M51.304S" calcext:value-type="time">
            <text:p>02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36.58" calcext:value-type="float">
            <text:p>636.58</text:p>
          </table:table-cell>
          <table:table-cell office:value-type="float" office:value="798.2" calcext:value-type="float">
            <text:p>798.2</text:p>
          </table:table-cell>
        </table:table-row>
        <table:table-row table:style-name="ro1">
          <table:table-cell office:value-type="float" office:value="9247304" calcext:value-type="float">
            <text:p>9247304</text:p>
          </table:table-cell>
          <table:table-cell table:formula="of:=[.A580]/1000/(60*60*24)" office:value-type="time" office:time-value="PT02H34M07.304S" calcext:value-type="time">
            <text:p>02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37.65" calcext:value-type="float">
            <text:p>637.65</text:p>
          </table:table-cell>
          <table:table-cell office:value-type="float" office:value="799.49" calcext:value-type="float">
            <text:p>799.49</text:p>
          </table:table-cell>
        </table:table-row>
        <table:table-row table:style-name="ro1">
          <table:table-cell office:value-type="float" office:value="9263304" calcext:value-type="float">
            <text:p>9263304</text:p>
          </table:table-cell>
          <table:table-cell table:formula="of:=[.A581]/1000/(60*60*24)" office:value-type="time" office:time-value="PT02H34M23.304S" calcext:value-type="time">
            <text:p>02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38.72" calcext:value-type="float">
            <text:p>638.72</text:p>
          </table:table-cell>
          <table:table-cell office:value-type="float" office:value="800.78" calcext:value-type="float">
            <text:p>800.78</text:p>
          </table:table-cell>
        </table:table-row>
        <table:table-row table:style-name="ro1">
          <table:table-cell office:value-type="float" office:value="9279304" calcext:value-type="float">
            <text:p>9279304</text:p>
          </table:table-cell>
          <table:table-cell table:formula="of:=[.A582]/1000/(60*60*24)" office:value-type="time" office:time-value="PT02H34M39.304S" calcext:value-type="time">
            <text:p>02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39.78" calcext:value-type="float">
            <text:p>639.78</text:p>
          </table:table-cell>
          <table:table-cell office:value-type="float" office:value="802.07" calcext:value-type="float">
            <text:p>802.07</text:p>
          </table:table-cell>
        </table:table-row>
        <table:table-row table:style-name="ro1">
          <table:table-cell office:value-type="float" office:value="9295304" calcext:value-type="float">
            <text:p>9295304</text:p>
          </table:table-cell>
          <table:table-cell table:formula="of:=[.A583]/1000/(60*60*24)" office:value-type="time" office:time-value="PT02H34M55.304S" calcext:value-type="time">
            <text:p>02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40.85" calcext:value-type="float">
            <text:p>640.85</text:p>
          </table:table-cell>
          <table:table-cell office:value-type="float" office:value="803.36" calcext:value-type="float">
            <text:p>803.36</text:p>
          </table:table-cell>
        </table:table-row>
        <table:table-row table:style-name="ro1">
          <table:table-cell office:value-type="float" office:value="9311304" calcext:value-type="float">
            <text:p>9311304</text:p>
          </table:table-cell>
          <table:table-cell table:formula="of:=[.A584]/1000/(60*60*24)" office:value-type="time" office:time-value="PT02H35M11.304S" calcext:value-type="time">
            <text:p>02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41.92" calcext:value-type="float">
            <text:p>641.92</text:p>
          </table:table-cell>
          <table:table-cell office:value-type="float" office:value="804.65" calcext:value-type="float">
            <text:p>804.65</text:p>
          </table:table-cell>
        </table:table-row>
        <table:table-row table:style-name="ro1">
          <table:table-cell office:value-type="float" office:value="9327304" calcext:value-type="float">
            <text:p>9327304</text:p>
          </table:table-cell>
          <table:table-cell table:formula="of:=[.A585]/1000/(60*60*24)" office:value-type="time" office:time-value="PT02H35M27.304S" calcext:value-type="time">
            <text:p>02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42.98" calcext:value-type="float">
            <text:p>642.98</text:p>
          </table:table-cell>
          <table:table-cell office:value-type="float" office:value="805.94" calcext:value-type="float">
            <text:p>805.94</text:p>
          </table:table-cell>
        </table:table-row>
        <table:table-row table:style-name="ro1">
          <table:table-cell office:value-type="float" office:value="9343304" calcext:value-type="float">
            <text:p>9343304</text:p>
          </table:table-cell>
          <table:table-cell table:formula="of:=[.A586]/1000/(60*60*24)" office:value-type="time" office:time-value="PT02H35M43.304S" calcext:value-type="time">
            <text:p>02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644.05" calcext:value-type="float">
            <text:p>644.05</text:p>
          </table:table-cell>
          <table:table-cell office:value-type="float" office:value="807.23" calcext:value-type="float">
            <text:p>807.23</text:p>
          </table:table-cell>
        </table:table-row>
        <table:table-row table:style-name="ro1">
          <table:table-cell office:value-type="float" office:value="9359304" calcext:value-type="float">
            <text:p>9359304</text:p>
          </table:table-cell>
          <table:table-cell table:formula="of:=[.A587]/1000/(60*60*24)" office:value-type="time" office:time-value="PT02H35M59.304S" calcext:value-type="time">
            <text:p>02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45.12" calcext:value-type="float">
            <text:p>645.12</text:p>
          </table:table-cell>
          <table:table-cell office:value-type="float" office:value="808.52" calcext:value-type="float">
            <text:p>808.52</text:p>
          </table:table-cell>
        </table:table-row>
        <table:table-row table:style-name="ro1">
          <table:table-cell office:value-type="float" office:value="9375304" calcext:value-type="float">
            <text:p>9375304</text:p>
          </table:table-cell>
          <table:table-cell table:formula="of:=[.A588]/1000/(60*60*24)" office:value-type="time" office:time-value="PT02H36M15.304S" calcext:value-type="time">
            <text:p>02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46.18" calcext:value-type="float">
            <text:p>646.18</text:p>
          </table:table-cell>
          <table:table-cell office:value-type="float" office:value="809.81" calcext:value-type="float">
            <text:p>809.81</text:p>
          </table:table-cell>
        </table:table-row>
        <table:table-row table:style-name="ro1">
          <table:table-cell office:value-type="float" office:value="9391304" calcext:value-type="float">
            <text:p>9391304</text:p>
          </table:table-cell>
          <table:table-cell table:formula="of:=[.A589]/1000/(60*60*24)" office:value-type="time" office:time-value="PT02H36M31.304S" calcext:value-type="time">
            <text:p>02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647.25" calcext:value-type="float">
            <text:p>647.25</text:p>
          </table:table-cell>
          <table:table-cell office:value-type="float" office:value="811.09" calcext:value-type="float">
            <text:p>811.09</text:p>
          </table:table-cell>
        </table:table-row>
        <table:table-row table:style-name="ro1">
          <table:table-cell office:value-type="float" office:value="9407304" calcext:value-type="float">
            <text:p>9407304</text:p>
          </table:table-cell>
          <table:table-cell table:formula="of:=[.A590]/1000/(60*60*24)" office:value-type="time" office:time-value="PT02H36M47.304S" calcext:value-type="time">
            <text:p>02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48.31" calcext:value-type="float">
            <text:p>648.31</text:p>
          </table:table-cell>
          <table:table-cell office:value-type="float" office:value="812.38" calcext:value-type="float">
            <text:p>812.38</text:p>
          </table:table-cell>
        </table:table-row>
        <table:table-row table:style-name="ro1">
          <table:table-cell office:value-type="float" office:value="9423304" calcext:value-type="float">
            <text:p>9423304</text:p>
          </table:table-cell>
          <table:table-cell table:formula="of:=[.A591]/1000/(60*60*24)" office:value-type="time" office:time-value="PT02H37M03.304S" calcext:value-type="time">
            <text:p>02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49.38" calcext:value-type="float">
            <text:p>649.38</text:p>
          </table:table-cell>
          <table:table-cell office:value-type="float" office:value="813.67" calcext:value-type="float">
            <text:p>813.67</text:p>
          </table:table-cell>
        </table:table-row>
        <table:table-row table:style-name="ro1">
          <table:table-cell office:value-type="float" office:value="9439304" calcext:value-type="float">
            <text:p>9439304</text:p>
          </table:table-cell>
          <table:table-cell table:formula="of:=[.A592]/1000/(60*60*24)" office:value-type="time" office:time-value="PT02H37M19.304S" calcext:value-type="time">
            <text:p>02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50.45" calcext:value-type="float">
            <text:p>650.45</text:p>
          </table:table-cell>
          <table:table-cell office:value-type="float" office:value="814.96" calcext:value-type="float">
            <text:p>814.96</text:p>
          </table:table-cell>
        </table:table-row>
        <table:table-row table:style-name="ro1">
          <table:table-cell office:value-type="float" office:value="9455304" calcext:value-type="float">
            <text:p>9455304</text:p>
          </table:table-cell>
          <table:table-cell table:formula="of:=[.A593]/1000/(60*60*24)" office:value-type="time" office:time-value="PT02H37M35.304S" calcext:value-type="time">
            <text:p>02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51.51" calcext:value-type="float">
            <text:p>651.51</text:p>
          </table:table-cell>
          <table:table-cell office:value-type="float" office:value="816.25" calcext:value-type="float">
            <text:p>816.25</text:p>
          </table:table-cell>
        </table:table-row>
        <table:table-row table:style-name="ro1">
          <table:table-cell office:value-type="float" office:value="9471304" calcext:value-type="float">
            <text:p>9471304</text:p>
          </table:table-cell>
          <table:table-cell table:formula="of:=[.A594]/1000/(60*60*24)" office:value-type="time" office:time-value="PT02H37M51.304S" calcext:value-type="time">
            <text:p>02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52.58" calcext:value-type="float">
            <text:p>652.58</text:p>
          </table:table-cell>
          <table:table-cell office:value-type="float" office:value="817.54" calcext:value-type="float">
            <text:p>817.54</text:p>
          </table:table-cell>
        </table:table-row>
        <table:table-row table:style-name="ro1">
          <table:table-cell office:value-type="float" office:value="9487304" calcext:value-type="float">
            <text:p>9487304</text:p>
          </table:table-cell>
          <table:table-cell table:formula="of:=[.A595]/1000/(60*60*24)" office:value-type="time" office:time-value="PT02H38M07.304S" calcext:value-type="time">
            <text:p>02:3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53.65" calcext:value-type="float">
            <text:p>653.65</text:p>
          </table:table-cell>
          <table:table-cell office:value-type="float" office:value="818.83" calcext:value-type="float">
            <text:p>818.83</text:p>
          </table:table-cell>
        </table:table-row>
        <table:table-row table:style-name="ro1">
          <table:table-cell office:value-type="float" office:value="9503304" calcext:value-type="float">
            <text:p>9503304</text:p>
          </table:table-cell>
          <table:table-cell table:formula="of:=[.A596]/1000/(60*60*24)" office:value-type="time" office:time-value="PT02H38M23.304S" calcext:value-type="time">
            <text:p>02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54.71" calcext:value-type="float">
            <text:p>654.71</text:p>
          </table:table-cell>
          <table:table-cell office:value-type="float" office:value="820.12" calcext:value-type="float">
            <text:p>820.12</text:p>
          </table:table-cell>
        </table:table-row>
        <table:table-row table:style-name="ro1">
          <table:table-cell office:value-type="float" office:value="9519304" calcext:value-type="float">
            <text:p>9519304</text:p>
          </table:table-cell>
          <table:table-cell table:formula="of:=[.A597]/1000/(60*60*24)" office:value-type="time" office:time-value="PT02H38M39.304S" calcext:value-type="time">
            <text:p>02:38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55.78" calcext:value-type="float">
            <text:p>655.78</text:p>
          </table:table-cell>
          <table:table-cell office:value-type="float" office:value="821.41" calcext:value-type="float">
            <text:p>821.41</text:p>
          </table:table-cell>
        </table:table-row>
        <table:table-row table:style-name="ro1">
          <table:table-cell office:value-type="float" office:value="9535304" calcext:value-type="float">
            <text:p>9535304</text:p>
          </table:table-cell>
          <table:table-cell table:formula="of:=[.A598]/1000/(60*60*24)" office:value-type="time" office:time-value="PT02H38M55.304S" calcext:value-type="time">
            <text:p>02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56.85" calcext:value-type="float">
            <text:p>656.85</text:p>
          </table:table-cell>
          <table:table-cell office:value-type="float" office:value="822.7" calcext:value-type="float">
            <text:p>822.7</text:p>
          </table:table-cell>
        </table:table-row>
        <table:table-row table:style-name="ro1">
          <table:table-cell office:value-type="float" office:value="9551304" calcext:value-type="float">
            <text:p>9551304</text:p>
          </table:table-cell>
          <table:table-cell table:formula="of:=[.A599]/1000/(60*60*24)" office:value-type="time" office:time-value="PT02H39M11.304S" calcext:value-type="time">
            <text:p>02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57.91" calcext:value-type="float">
            <text:p>657.91</text:p>
          </table:table-cell>
          <table:table-cell office:value-type="float" office:value="823.99" calcext:value-type="float">
            <text:p>823.99</text:p>
          </table:table-cell>
        </table:table-row>
        <table:table-row table:style-name="ro1">
          <table:table-cell office:value-type="float" office:value="9567304" calcext:value-type="float">
            <text:p>9567304</text:p>
          </table:table-cell>
          <table:table-cell table:formula="of:=[.A600]/1000/(60*60*24)" office:value-type="time" office:time-value="PT02H39M27.304S" calcext:value-type="time">
            <text:p>02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658.98" calcext:value-type="float">
            <text:p>658.98</text:p>
          </table:table-cell>
          <table:table-cell office:value-type="float" office:value="825.27" calcext:value-type="float">
            <text:p>825.27</text:p>
          </table:table-cell>
        </table:table-row>
        <table:table-row table:style-name="ro1">
          <table:table-cell office:value-type="float" office:value="9583304" calcext:value-type="float">
            <text:p>9583304</text:p>
          </table:table-cell>
          <table:table-cell table:formula="of:=[.A601]/1000/(60*60*24)" office:value-type="time" office:time-value="PT02H39M43.304S" calcext:value-type="time">
            <text:p>02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60.04" calcext:value-type="float">
            <text:p>660.04</text:p>
          </table:table-cell>
          <table:table-cell office:value-type="float" office:value="826.56" calcext:value-type="float">
            <text:p>826.56</text:p>
          </table:table-cell>
        </table:table-row>
        <table:table-row table:style-name="ro1">
          <table:table-cell office:value-type="float" office:value="9599304" calcext:value-type="float">
            <text:p>9599304</text:p>
          </table:table-cell>
          <table:table-cell table:formula="of:=[.A602]/1000/(60*60*24)" office:value-type="time" office:time-value="PT02H39M59.304S" calcext:value-type="time">
            <text:p>02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61.11" calcext:value-type="float">
            <text:p>661.11</text:p>
          </table:table-cell>
          <table:table-cell office:value-type="float" office:value="827.85" calcext:value-type="float">
            <text:p>827.85</text:p>
          </table:table-cell>
        </table:table-row>
        <table:table-row table:style-name="ro1">
          <table:table-cell office:value-type="float" office:value="9615304" calcext:value-type="float">
            <text:p>9615304</text:p>
          </table:table-cell>
          <table:table-cell table:formula="of:=[.A603]/1000/(60*60*24)" office:value-type="time" office:time-value="PT02H40M15.304S" calcext:value-type="time">
            <text:p>02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62.18" calcext:value-type="float">
            <text:p>662.18</text:p>
          </table:table-cell>
          <table:table-cell office:value-type="float" office:value="829.14" calcext:value-type="float">
            <text:p>829.14</text:p>
          </table:table-cell>
        </table:table-row>
        <table:table-row table:style-name="ro1">
          <table:table-cell office:value-type="float" office:value="9631304" calcext:value-type="float">
            <text:p>9631304</text:p>
          </table:table-cell>
          <table:table-cell table:formula="of:=[.A604]/1000/(60*60*24)" office:value-type="time" office:time-value="PT02H40M31.304S" calcext:value-type="time">
            <text:p>02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63.24" calcext:value-type="float">
            <text:p>663.24</text:p>
          </table:table-cell>
          <table:table-cell office:value-type="float" office:value="830.43" calcext:value-type="float">
            <text:p>830.43</text:p>
          </table:table-cell>
        </table:table-row>
        <table:table-row table:style-name="ro1">
          <table:table-cell office:value-type="float" office:value="9647304" calcext:value-type="float">
            <text:p>9647304</text:p>
          </table:table-cell>
          <table:table-cell table:formula="of:=[.A605]/1000/(60*60*24)" office:value-type="time" office:time-value="PT02H40M47.304S" calcext:value-type="time">
            <text:p>02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64.31" calcext:value-type="float">
            <text:p>664.31</text:p>
          </table:table-cell>
          <table:table-cell office:value-type="float" office:value="831.72" calcext:value-type="float">
            <text:p>831.72</text:p>
          </table:table-cell>
        </table:table-row>
        <table:table-row table:style-name="ro1">
          <table:table-cell office:value-type="float" office:value="9663304" calcext:value-type="float">
            <text:p>9663304</text:p>
          </table:table-cell>
          <table:table-cell table:formula="of:=[.A606]/1000/(60*60*24)" office:value-type="time" office:time-value="PT02H41M03.304S" calcext:value-type="time">
            <text:p>02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65.38" calcext:value-type="float">
            <text:p>665.38</text:p>
          </table:table-cell>
          <table:table-cell office:value-type="float" office:value="833.01" calcext:value-type="float">
            <text:p>833.01</text:p>
          </table:table-cell>
        </table:table-row>
        <table:table-row table:style-name="ro1">
          <table:table-cell office:value-type="float" office:value="9679304" calcext:value-type="float">
            <text:p>9679304</text:p>
          </table:table-cell>
          <table:table-cell table:formula="of:=[.A607]/1000/(60*60*24)" office:value-type="time" office:time-value="PT02H41M19.304S" calcext:value-type="time">
            <text:p>02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66.44" calcext:value-type="float">
            <text:p>666.44</text:p>
          </table:table-cell>
          <table:table-cell office:value-type="float" office:value="834.29" calcext:value-type="float">
            <text:p>834.29</text:p>
          </table:table-cell>
        </table:table-row>
        <table:table-row table:style-name="ro1">
          <table:table-cell office:value-type="float" office:value="9695304" calcext:value-type="float">
            <text:p>9695304</text:p>
          </table:table-cell>
          <table:table-cell table:formula="of:=[.A608]/1000/(60*60*24)" office:value-type="time" office:time-value="PT02H41M35.304S" calcext:value-type="time">
            <text:p>02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667.51" calcext:value-type="float">
            <text:p>667.51</text:p>
          </table:table-cell>
          <table:table-cell office:value-type="float" office:value="835.58" calcext:value-type="float">
            <text:p>835.58</text:p>
          </table:table-cell>
        </table:table-row>
        <table:table-row table:style-name="ro1">
          <table:table-cell office:value-type="float" office:value="9711304" calcext:value-type="float">
            <text:p>9711304</text:p>
          </table:table-cell>
          <table:table-cell table:formula="of:=[.A609]/1000/(60*60*24)" office:value-type="time" office:time-value="PT02H41M51.304S" calcext:value-type="time">
            <text:p>02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68.57" calcext:value-type="float">
            <text:p>668.57</text:p>
          </table:table-cell>
          <table:table-cell office:value-type="float" office:value="836.87" calcext:value-type="float">
            <text:p>836.87</text:p>
          </table:table-cell>
        </table:table-row>
        <table:table-row table:style-name="ro1">
          <table:table-cell office:value-type="float" office:value="9727304" calcext:value-type="float">
            <text:p>9727304</text:p>
          </table:table-cell>
          <table:table-cell table:formula="of:=[.A610]/1000/(60*60*24)" office:value-type="time" office:time-value="PT02H42M07.304S" calcext:value-type="time">
            <text:p>02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669.64" calcext:value-type="float">
            <text:p>669.64</text:p>
          </table:table-cell>
          <table:table-cell office:value-type="float" office:value="838.16" calcext:value-type="float">
            <text:p>838.16</text:p>
          </table:table-cell>
        </table:table-row>
        <table:table-row table:style-name="ro1">
          <table:table-cell office:value-type="float" office:value="9743304" calcext:value-type="float">
            <text:p>9743304</text:p>
          </table:table-cell>
          <table:table-cell table:formula="of:=[.A611]/1000/(60*60*24)" office:value-type="time" office:time-value="PT02H42M23.304S" calcext:value-type="time">
            <text:p>02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670.71" calcext:value-type="float">
            <text:p>670.71</text:p>
          </table:table-cell>
          <table:table-cell office:value-type="float" office:value="839.45" calcext:value-type="float">
            <text:p>839.45</text:p>
          </table:table-cell>
        </table:table-row>
        <table:table-row table:style-name="ro1">
          <table:table-cell office:value-type="float" office:value="9759304" calcext:value-type="float">
            <text:p>9759304</text:p>
          </table:table-cell>
          <table:table-cell table:formula="of:=[.A612]/1000/(60*60*24)" office:value-type="time" office:time-value="PT02H42M39.304S" calcext:value-type="time">
            <text:p>02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671.77" calcext:value-type="float">
            <text:p>671.77</text:p>
          </table:table-cell>
          <table:table-cell office:value-type="float" office:value="840.74" calcext:value-type="float">
            <text:p>840.74</text:p>
          </table:table-cell>
        </table:table-row>
        <table:table-row table:style-name="ro1">
          <table:table-cell office:value-type="float" office:value="9775304" calcext:value-type="float">
            <text:p>9775304</text:p>
          </table:table-cell>
          <table:table-cell table:formula="of:=[.A613]/1000/(60*60*24)" office:value-type="time" office:time-value="PT02H42M55.304S" calcext:value-type="time">
            <text:p>02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672.84" calcext:value-type="float">
            <text:p>672.84</text:p>
          </table:table-cell>
          <table:table-cell office:value-type="float" office:value="842.02" calcext:value-type="float">
            <text:p>842.02</text:p>
          </table:table-cell>
        </table:table-row>
        <table:table-row table:style-name="ro1">
          <table:table-cell office:value-type="float" office:value="9791304" calcext:value-type="float">
            <text:p>9791304</text:p>
          </table:table-cell>
          <table:table-cell table:formula="of:=[.A614]/1000/(60*60*24)" office:value-type="time" office:time-value="PT02H43M11.304S" calcext:value-type="time">
            <text:p>02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673.91" calcext:value-type="float">
            <text:p>673.91</text:p>
          </table:table-cell>
          <table:table-cell office:value-type="float" office:value="843.31" calcext:value-type="float">
            <text:p>843.31</text:p>
          </table:table-cell>
        </table:table-row>
        <table:table-row table:style-name="ro1">
          <table:table-cell office:value-type="float" office:value="9807304" calcext:value-type="float">
            <text:p>9807304</text:p>
          </table:table-cell>
          <table:table-cell table:formula="of:=[.A615]/1000/(60*60*24)" office:value-type="time" office:time-value="PT02H43M27.304S" calcext:value-type="time">
            <text:p>02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674.97" calcext:value-type="float">
            <text:p>674.97</text:p>
          </table:table-cell>
          <table:table-cell office:value-type="float" office:value="844.6" calcext:value-type="float">
            <text:p>844.6</text:p>
          </table:table-cell>
        </table:table-row>
        <table:table-row table:style-name="ro1">
          <table:table-cell office:value-type="float" office:value="9823304" calcext:value-type="float">
            <text:p>9823304</text:p>
          </table:table-cell>
          <table:table-cell table:formula="of:=[.A616]/1000/(60*60*24)" office:value-type="time" office:time-value="PT02H43M43.304S" calcext:value-type="time">
            <text:p>02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676.04" calcext:value-type="float">
            <text:p>676.04</text:p>
          </table:table-cell>
          <table:table-cell office:value-type="float" office:value="845.89" calcext:value-type="float">
            <text:p>845.89</text:p>
          </table:table-cell>
        </table:table-row>
        <table:table-row table:style-name="ro1">
          <table:table-cell office:value-type="float" office:value="9839304" calcext:value-type="float">
            <text:p>9839304</text:p>
          </table:table-cell>
          <table:table-cell table:formula="of:=[.A617]/1000/(60*60*24)" office:value-type="time" office:time-value="PT02H43M59.304S" calcext:value-type="time">
            <text:p>02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77.1" calcext:value-type="float">
            <text:p>677.1</text:p>
          </table:table-cell>
          <table:table-cell office:value-type="float" office:value="847.18" calcext:value-type="float">
            <text:p>847.18</text:p>
          </table:table-cell>
        </table:table-row>
        <table:table-row table:style-name="ro1">
          <table:table-cell office:value-type="float" office:value="9855304" calcext:value-type="float">
            <text:p>9855304</text:p>
          </table:table-cell>
          <table:table-cell table:formula="of:=[.A618]/1000/(60*60*24)" office:value-type="time" office:time-value="PT02H44M15.304S" calcext:value-type="time">
            <text:p>02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78.17" calcext:value-type="float">
            <text:p>678.17</text:p>
          </table:table-cell>
          <table:table-cell office:value-type="float" office:value="848.47" calcext:value-type="float">
            <text:p>848.47</text:p>
          </table:table-cell>
        </table:table-row>
        <table:table-row table:style-name="ro1">
          <table:table-cell office:value-type="float" office:value="9871304" calcext:value-type="float">
            <text:p>9871304</text:p>
          </table:table-cell>
          <table:table-cell table:formula="of:=[.A619]/1000/(60*60*24)" office:value-type="time" office:time-value="PT02H44M31.304S" calcext:value-type="time">
            <text:p>02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79.23" calcext:value-type="float">
            <text:p>679.23</text:p>
          </table:table-cell>
          <table:table-cell office:value-type="float" office:value="849.75" calcext:value-type="float">
            <text:p>849.75</text:p>
          </table:table-cell>
        </table:table-row>
        <table:table-row table:style-name="ro1">
          <table:table-cell office:value-type="float" office:value="9887304" calcext:value-type="float">
            <text:p>9887304</text:p>
          </table:table-cell>
          <table:table-cell table:formula="of:=[.A620]/1000/(60*60*24)" office:value-type="time" office:time-value="PT02H44M47.304S" calcext:value-type="time">
            <text:p>02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80.3" calcext:value-type="float">
            <text:p>680.3</text:p>
          </table:table-cell>
          <table:table-cell office:value-type="float" office:value="851.04" calcext:value-type="float">
            <text:p>851.04</text:p>
          </table:table-cell>
        </table:table-row>
        <table:table-row table:style-name="ro1">
          <table:table-cell office:value-type="float" office:value="9903304" calcext:value-type="float">
            <text:p>9903304</text:p>
          </table:table-cell>
          <table:table-cell table:formula="of:=[.A621]/1000/(60*60*24)" office:value-type="time" office:time-value="PT02H45M03.304S" calcext:value-type="time">
            <text:p>02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81.37" calcext:value-type="float">
            <text:p>681.37</text:p>
          </table:table-cell>
          <table:table-cell office:value-type="float" office:value="852.33" calcext:value-type="float">
            <text:p>852.33</text:p>
          </table:table-cell>
        </table:table-row>
        <table:table-row table:style-name="ro1">
          <table:table-cell office:value-type="float" office:value="9919304" calcext:value-type="float">
            <text:p>9919304</text:p>
          </table:table-cell>
          <table:table-cell table:formula="of:=[.A622]/1000/(60*60*24)" office:value-type="time" office:time-value="PT02H45M19.304S" calcext:value-type="time">
            <text:p>02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82.43" calcext:value-type="float">
            <text:p>682.43</text:p>
          </table:table-cell>
          <table:table-cell office:value-type="float" office:value="853.62" calcext:value-type="float">
            <text:p>853.62</text:p>
          </table:table-cell>
        </table:table-row>
        <table:table-row table:style-name="ro1">
          <table:table-cell office:value-type="float" office:value="9935304" calcext:value-type="float">
            <text:p>9935304</text:p>
          </table:table-cell>
          <table:table-cell table:formula="of:=[.A623]/1000/(60*60*24)" office:value-type="time" office:time-value="PT02H45M35.304S" calcext:value-type="time">
            <text:p>02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83.5" calcext:value-type="float">
            <text:p>683.5</text:p>
          </table:table-cell>
          <table:table-cell office:value-type="float" office:value="854.9" calcext:value-type="float">
            <text:p>854.9</text:p>
          </table:table-cell>
        </table:table-row>
        <table:table-row table:style-name="ro1">
          <table:table-cell office:value-type="float" office:value="9951304" calcext:value-type="float">
            <text:p>9951304</text:p>
          </table:table-cell>
          <table:table-cell table:formula="of:=[.A624]/1000/(60*60*24)" office:value-type="time" office:time-value="PT02H45M51.304S" calcext:value-type="time">
            <text:p>02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84.56" calcext:value-type="float">
            <text:p>684.56</text:p>
          </table:table-cell>
          <table:table-cell office:value-type="float" office:value="856.19" calcext:value-type="float">
            <text:p>856.19</text:p>
          </table:table-cell>
        </table:table-row>
        <table:table-row table:style-name="ro1">
          <table:table-cell office:value-type="float" office:value="9967304" calcext:value-type="float">
            <text:p>9967304</text:p>
          </table:table-cell>
          <table:table-cell table:formula="of:=[.A625]/1000/(60*60*24)" office:value-type="time" office:time-value="PT02H46M07.304S" calcext:value-type="time">
            <text:p>02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685.63" calcext:value-type="float">
            <text:p>685.63</text:p>
          </table:table-cell>
          <table:table-cell office:value-type="float" office:value="857.48" calcext:value-type="float">
            <text:p>857.48</text:p>
          </table:table-cell>
        </table:table-row>
        <table:table-row table:style-name="ro1">
          <table:table-cell office:value-type="float" office:value="9983304" calcext:value-type="float">
            <text:p>9983304</text:p>
          </table:table-cell>
          <table:table-cell table:formula="of:=[.A626]/1000/(60*60*24)" office:value-type="time" office:time-value="PT02H46M23.304S" calcext:value-type="time">
            <text:p>02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686.69" calcext:value-type="float">
            <text:p>686.69</text:p>
          </table:table-cell>
          <table:table-cell office:value-type="float" office:value="858.77" calcext:value-type="float">
            <text:p>858.77</text:p>
          </table:table-cell>
        </table:table-row>
        <table:table-row table:style-name="ro1">
          <table:table-cell office:value-type="float" office:value="9999303" calcext:value-type="float">
            <text:p>9999303</text:p>
          </table:table-cell>
          <table:table-cell table:formula="of:=[.A627]/1000/(60*60*24)" office:value-type="time" office:time-value="PT02H46M39.303S" calcext:value-type="time">
            <text:p>02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87.76" calcext:value-type="float">
            <text:p>687.76</text:p>
          </table:table-cell>
          <table:table-cell office:value-type="float" office:value="860.05" calcext:value-type="float">
            <text:p>860.05</text:p>
          </table:table-cell>
        </table:table-row>
        <table:table-row table:style-name="ro1">
          <table:table-cell office:value-type="float" office:value="10015304" calcext:value-type="float">
            <text:p>10015304</text:p>
          </table:table-cell>
          <table:table-cell table:formula="of:=[.A628]/1000/(60*60*24)" office:value-type="time" office:time-value="PT02H46M55.304S" calcext:value-type="time">
            <text:p>02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88.82" calcext:value-type="float">
            <text:p>688.82</text:p>
          </table:table-cell>
          <table:table-cell office:value-type="float" office:value="861.34" calcext:value-type="float">
            <text:p>861.34</text:p>
          </table:table-cell>
        </table:table-row>
        <table:table-row table:style-name="ro1">
          <table:table-cell office:value-type="float" office:value="10031304" calcext:value-type="float">
            <text:p>10031304</text:p>
          </table:table-cell>
          <table:table-cell table:formula="of:=[.A629]/1000/(60*60*24)" office:value-type="time" office:time-value="PT02H47M11.304S" calcext:value-type="time">
            <text:p>02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89.89" calcext:value-type="float">
            <text:p>689.89</text:p>
          </table:table-cell>
          <table:table-cell office:value-type="float" office:value="862.63" calcext:value-type="float">
            <text:p>862.63</text:p>
          </table:table-cell>
        </table:table-row>
        <table:table-row table:style-name="ro1">
          <table:table-cell office:value-type="float" office:value="10047304" calcext:value-type="float">
            <text:p>10047304</text:p>
          </table:table-cell>
          <table:table-cell table:formula="of:=[.A630]/1000/(60*60*24)" office:value-type="time" office:time-value="PT02H47M27.304S" calcext:value-type="time">
            <text:p>02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90.96" calcext:value-type="float">
            <text:p>690.96</text:p>
          </table:table-cell>
          <table:table-cell office:value-type="float" office:value="863.92" calcext:value-type="float">
            <text:p>863.92</text:p>
          </table:table-cell>
        </table:table-row>
        <table:table-row table:style-name="ro1">
          <table:table-cell office:value-type="float" office:value="10063304" calcext:value-type="float">
            <text:p>10063304</text:p>
          </table:table-cell>
          <table:table-cell table:formula="of:=[.A631]/1000/(60*60*24)" office:value-type="time" office:time-value="PT02H47M43.304S" calcext:value-type="time">
            <text:p>02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92.02" calcext:value-type="float">
            <text:p>692.02</text:p>
          </table:table-cell>
          <table:table-cell office:value-type="float" office:value="865.2" calcext:value-type="float">
            <text:p>865.2</text:p>
          </table:table-cell>
        </table:table-row>
        <table:table-row table:style-name="ro1">
          <table:table-cell office:value-type="float" office:value="10079304" calcext:value-type="float">
            <text:p>10079304</text:p>
          </table:table-cell>
          <table:table-cell table:formula="of:=[.A632]/1000/(60*60*24)" office:value-type="time" office:time-value="PT02H47M59.304S" calcext:value-type="time">
            <text:p>02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693.09" calcext:value-type="float">
            <text:p>693.09</text:p>
          </table:table-cell>
          <table:table-cell office:value-type="float" office:value="866.49" calcext:value-type="float">
            <text:p>866.49</text:p>
          </table:table-cell>
        </table:table-row>
        <table:table-row table:style-name="ro1">
          <table:table-cell office:value-type="float" office:value="10095304" calcext:value-type="float">
            <text:p>10095304</text:p>
          </table:table-cell>
          <table:table-cell table:formula="of:=[.A633]/1000/(60*60*24)" office:value-type="time" office:time-value="PT02H48M15.304S" calcext:value-type="time">
            <text:p>02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94.15" calcext:value-type="float">
            <text:p>694.15</text:p>
          </table:table-cell>
          <table:table-cell office:value-type="float" office:value="867.78" calcext:value-type="float">
            <text:p>867.78</text:p>
          </table:table-cell>
        </table:table-row>
        <table:table-row table:style-name="ro1">
          <table:table-cell office:value-type="float" office:value="10111304" calcext:value-type="float">
            <text:p>10111304</text:p>
          </table:table-cell>
          <table:table-cell table:formula="of:=[.A634]/1000/(60*60*24)" office:value-type="time" office:time-value="PT02H48M31.304S" calcext:value-type="time">
            <text:p>02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95.22" calcext:value-type="float">
            <text:p>695.22</text:p>
          </table:table-cell>
          <table:table-cell office:value-type="float" office:value="869.07" calcext:value-type="float">
            <text:p>869.07</text:p>
          </table:table-cell>
        </table:table-row>
        <table:table-row table:style-name="ro1">
          <table:table-cell office:value-type="float" office:value="10127304" calcext:value-type="float">
            <text:p>10127304</text:p>
          </table:table-cell>
          <table:table-cell table:formula="of:=[.A635]/1000/(60*60*24)" office:value-type="time" office:time-value="PT02H48M47.304S" calcext:value-type="time">
            <text:p>02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96.28" calcext:value-type="float">
            <text:p>696.28</text:p>
          </table:table-cell>
          <table:table-cell office:value-type="float" office:value="870.35" calcext:value-type="float">
            <text:p>870.35</text:p>
          </table:table-cell>
        </table:table-row>
        <table:table-row table:style-name="ro1">
          <table:table-cell office:value-type="float" office:value="10143304" calcext:value-type="float">
            <text:p>10143304</text:p>
          </table:table-cell>
          <table:table-cell table:formula="of:=[.A636]/1000/(60*60*24)" office:value-type="time" office:time-value="PT02H49M03.304S" calcext:value-type="time">
            <text:p>02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97.35" calcext:value-type="float">
            <text:p>697.35</text:p>
          </table:table-cell>
          <table:table-cell office:value-type="float" office:value="871.64" calcext:value-type="float">
            <text:p>871.64</text:p>
          </table:table-cell>
        </table:table-row>
        <table:table-row table:style-name="ro1">
          <table:table-cell office:value-type="float" office:value="10159304" calcext:value-type="float">
            <text:p>10159304</text:p>
          </table:table-cell>
          <table:table-cell table:formula="of:=[.A637]/1000/(60*60*24)" office:value-type="time" office:time-value="PT02H49M19.304S" calcext:value-type="time">
            <text:p>02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98.41" calcext:value-type="float">
            <text:p>698.41</text:p>
          </table:table-cell>
          <table:table-cell office:value-type="float" office:value="872.93" calcext:value-type="float">
            <text:p>872.93</text:p>
          </table:table-cell>
        </table:table-row>
        <table:table-row table:style-name="ro1">
          <table:table-cell office:value-type="float" office:value="10175304" calcext:value-type="float">
            <text:p>10175304</text:p>
          </table:table-cell>
          <table:table-cell table:formula="of:=[.A638]/1000/(60*60*24)" office:value-type="time" office:time-value="PT02H49M35.304S" calcext:value-type="time">
            <text:p>02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699.48" calcext:value-type="float">
            <text:p>699.48</text:p>
          </table:table-cell>
          <table:table-cell office:value-type="float" office:value="874.21" calcext:value-type="float">
            <text:p>874.21</text:p>
          </table:table-cell>
        </table:table-row>
        <table:table-row table:style-name="ro1">
          <table:table-cell office:value-type="float" office:value="10191304" calcext:value-type="float">
            <text:p>10191304</text:p>
          </table:table-cell>
          <table:table-cell table:formula="of:=[.A639]/1000/(60*60*24)" office:value-type="time" office:time-value="PT02H49M51.304S" calcext:value-type="time">
            <text:p>02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00.54" calcext:value-type="float">
            <text:p>700.54</text:p>
          </table:table-cell>
          <table:table-cell office:value-type="float" office:value="875.5" calcext:value-type="float">
            <text:p>875.5</text:p>
          </table:table-cell>
        </table:table-row>
        <table:table-row table:style-name="ro1">
          <table:table-cell office:value-type="float" office:value="10207304" calcext:value-type="float">
            <text:p>10207304</text:p>
          </table:table-cell>
          <table:table-cell table:formula="of:=[.A640]/1000/(60*60*24)" office:value-type="time" office:time-value="PT02H50M07.304S" calcext:value-type="time">
            <text:p>02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01.61" calcext:value-type="float">
            <text:p>701.61</text:p>
          </table:table-cell>
          <table:table-cell office:value-type="float" office:value="876.79" calcext:value-type="float">
            <text:p>876.79</text:p>
          </table:table-cell>
        </table:table-row>
        <table:table-row table:style-name="ro1">
          <table:table-cell office:value-type="float" office:value="10223304" calcext:value-type="float">
            <text:p>10223304</text:p>
          </table:table-cell>
          <table:table-cell table:formula="of:=[.A641]/1000/(60*60*24)" office:value-type="time" office:time-value="PT02H50M23.304S" calcext:value-type="time">
            <text:p>02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02.68" calcext:value-type="float">
            <text:p>702.68</text:p>
          </table:table-cell>
          <table:table-cell office:value-type="float" office:value="878.08" calcext:value-type="float">
            <text:p>878.08</text:p>
          </table:table-cell>
        </table:table-row>
        <table:table-row table:style-name="ro1">
          <table:table-cell office:value-type="float" office:value="10239304" calcext:value-type="float">
            <text:p>10239304</text:p>
          </table:table-cell>
          <table:table-cell table:formula="of:=[.A642]/1000/(60*60*24)" office:value-type="time" office:time-value="PT02H50M39.304S" calcext:value-type="time">
            <text:p>02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03.74" calcext:value-type="float">
            <text:p>703.74</text:p>
          </table:table-cell>
          <table:table-cell office:value-type="float" office:value="879.36" calcext:value-type="float">
            <text:p>879.36</text:p>
          </table:table-cell>
        </table:table-row>
        <table:table-row table:style-name="ro1">
          <table:table-cell office:value-type="float" office:value="10255304" calcext:value-type="float">
            <text:p>10255304</text:p>
          </table:table-cell>
          <table:table-cell table:formula="of:=[.A643]/1000/(60*60*24)" office:value-type="time" office:time-value="PT02H50M55.304S" calcext:value-type="time">
            <text:p>02:50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04.81" calcext:value-type="float">
            <text:p>704.81</text:p>
          </table:table-cell>
          <table:table-cell office:value-type="float" office:value="880.65" calcext:value-type="float">
            <text:p>880.65</text:p>
          </table:table-cell>
        </table:table-row>
        <table:table-row table:style-name="ro1">
          <table:table-cell office:value-type="float" office:value="10271304" calcext:value-type="float">
            <text:p>10271304</text:p>
          </table:table-cell>
          <table:table-cell table:formula="of:=[.A644]/1000/(60*60*24)" office:value-type="time" office:time-value="PT02H51M11.304S" calcext:value-type="time">
            <text:p>02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05.87" calcext:value-type="float">
            <text:p>705.87</text:p>
          </table:table-cell>
          <table:table-cell office:value-type="float" office:value="881.94" calcext:value-type="float">
            <text:p>881.94</text:p>
          </table:table-cell>
        </table:table-row>
        <table:table-row table:style-name="ro1">
          <table:table-cell office:value-type="float" office:value="10287304" calcext:value-type="float">
            <text:p>10287304</text:p>
          </table:table-cell>
          <table:table-cell table:formula="of:=[.A645]/1000/(60*60*24)" office:value-type="time" office:time-value="PT02H51M27.304S" calcext:value-type="time">
            <text:p>02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06.94" calcext:value-type="float">
            <text:p>706.94</text:p>
          </table:table-cell>
          <table:table-cell office:value-type="float" office:value="883.23" calcext:value-type="float">
            <text:p>883.23</text:p>
          </table:table-cell>
        </table:table-row>
        <table:table-row table:style-name="ro1">
          <table:table-cell office:value-type="float" office:value="10303304" calcext:value-type="float">
            <text:p>10303304</text:p>
          </table:table-cell>
          <table:table-cell table:formula="of:=[.A646]/1000/(60*60*24)" office:value-type="time" office:time-value="PT02H51M43.304S" calcext:value-type="time">
            <text:p>02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08" calcext:value-type="float">
            <text:p>708</text:p>
          </table:table-cell>
          <table:table-cell office:value-type="float" office:value="884.51" calcext:value-type="float">
            <text:p>884.51</text:p>
          </table:table-cell>
        </table:table-row>
        <table:table-row table:style-name="ro1">
          <table:table-cell office:value-type="float" office:value="10319304" calcext:value-type="float">
            <text:p>10319304</text:p>
          </table:table-cell>
          <table:table-cell table:formula="of:=[.A647]/1000/(60*60*24)" office:value-type="time" office:time-value="PT02H51M59.304S" calcext:value-type="time">
            <text:p>02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09.07" calcext:value-type="float">
            <text:p>709.07</text:p>
          </table:table-cell>
          <table:table-cell office:value-type="float" office:value="885.8" calcext:value-type="float">
            <text:p>885.8</text:p>
          </table:table-cell>
        </table:table-row>
        <table:table-row table:style-name="ro1">
          <table:table-cell office:value-type="float" office:value="10335304" calcext:value-type="float">
            <text:p>10335304</text:p>
          </table:table-cell>
          <table:table-cell table:formula="of:=[.A648]/1000/(60*60*24)" office:value-type="time" office:time-value="PT02H52M15.304S" calcext:value-type="time">
            <text:p>02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10.13" calcext:value-type="float">
            <text:p>710.13</text:p>
          </table:table-cell>
          <table:table-cell office:value-type="float" office:value="887.09" calcext:value-type="float">
            <text:p>887.09</text:p>
          </table:table-cell>
        </table:table-row>
        <table:table-row table:style-name="ro1">
          <table:table-cell office:value-type="float" office:value="10351304" calcext:value-type="float">
            <text:p>10351304</text:p>
          </table:table-cell>
          <table:table-cell table:formula="of:=[.A649]/1000/(60*60*24)" office:value-type="time" office:time-value="PT02H52M31.304S" calcext:value-type="time">
            <text:p>02:52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11.2" calcext:value-type="float">
            <text:p>711.2</text:p>
          </table:table-cell>
          <table:table-cell office:value-type="float" office:value="888.38" calcext:value-type="float">
            <text:p>888.38</text:p>
          </table:table-cell>
        </table:table-row>
        <table:table-row table:style-name="ro1">
          <table:table-cell office:value-type="float" office:value="10367304" calcext:value-type="float">
            <text:p>10367304</text:p>
          </table:table-cell>
          <table:table-cell table:formula="of:=[.A650]/1000/(60*60*24)" office:value-type="time" office:time-value="PT02H52M47.304S" calcext:value-type="time">
            <text:p>02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12.26" calcext:value-type="float">
            <text:p>712.26</text:p>
          </table:table-cell>
          <table:table-cell office:value-type="float" office:value="889.66" calcext:value-type="float">
            <text:p>889.66</text:p>
          </table:table-cell>
        </table:table-row>
        <table:table-row table:style-name="ro1">
          <table:table-cell office:value-type="float" office:value="10383304" calcext:value-type="float">
            <text:p>10383304</text:p>
          </table:table-cell>
          <table:table-cell table:formula="of:=[.A651]/1000/(60*60*24)" office:value-type="time" office:time-value="PT02H53M03.304S" calcext:value-type="time">
            <text:p>02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13.33" calcext:value-type="float">
            <text:p>713.33</text:p>
          </table:table-cell>
          <table:table-cell office:value-type="float" office:value="890.95" calcext:value-type="float">
            <text:p>890.95</text:p>
          </table:table-cell>
        </table:table-row>
        <table:table-row table:style-name="ro1">
          <table:table-cell office:value-type="float" office:value="10399304" calcext:value-type="float">
            <text:p>10399304</text:p>
          </table:table-cell>
          <table:table-cell table:formula="of:=[.A652]/1000/(60*60*24)" office:value-type="time" office:time-value="PT02H53M19.304S" calcext:value-type="time">
            <text:p>02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14.39" calcext:value-type="float">
            <text:p>714.39</text:p>
          </table:table-cell>
          <table:table-cell office:value-type="float" office:value="892.24" calcext:value-type="float">
            <text:p>892.24</text:p>
          </table:table-cell>
        </table:table-row>
        <table:table-row table:style-name="ro1">
          <table:table-cell office:value-type="float" office:value="10415304" calcext:value-type="float">
            <text:p>10415304</text:p>
          </table:table-cell>
          <table:table-cell table:formula="of:=[.A653]/1000/(60*60*24)" office:value-type="time" office:time-value="PT02H53M35.304S" calcext:value-type="time">
            <text:p>02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15.46" calcext:value-type="float">
            <text:p>715.46</text:p>
          </table:table-cell>
          <table:table-cell office:value-type="float" office:value="893.52" calcext:value-type="float">
            <text:p>893.52</text:p>
          </table:table-cell>
        </table:table-row>
        <table:table-row table:style-name="ro1">
          <table:table-cell office:value-type="float" office:value="10431304" calcext:value-type="float">
            <text:p>10431304</text:p>
          </table:table-cell>
          <table:table-cell table:formula="of:=[.A654]/1000/(60*60*24)" office:value-type="time" office:time-value="PT02H53M51.304S" calcext:value-type="time">
            <text:p>02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16.53" calcext:value-type="float">
            <text:p>716.53</text:p>
          </table:table-cell>
          <table:table-cell office:value-type="float" office:value="894.81" calcext:value-type="float">
            <text:p>894.81</text:p>
          </table:table-cell>
        </table:table-row>
        <table:table-row table:style-name="ro1">
          <table:table-cell office:value-type="float" office:value="10447304" calcext:value-type="float">
            <text:p>10447304</text:p>
          </table:table-cell>
          <table:table-cell table:formula="of:=[.A655]/1000/(60*60*24)" office:value-type="time" office:time-value="PT02H54M07.304S" calcext:value-type="time">
            <text:p>02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17.59" calcext:value-type="float">
            <text:p>717.59</text:p>
          </table:table-cell>
          <table:table-cell office:value-type="float" office:value="896.1" calcext:value-type="float">
            <text:p>896.1</text:p>
          </table:table-cell>
        </table:table-row>
        <table:table-row table:style-name="ro1">
          <table:table-cell office:value-type="float" office:value="10463304" calcext:value-type="float">
            <text:p>10463304</text:p>
          </table:table-cell>
          <table:table-cell table:formula="of:=[.A656]/1000/(60*60*24)" office:value-type="time" office:time-value="PT02H54M23.304S" calcext:value-type="time">
            <text:p>02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18.66" calcext:value-type="float">
            <text:p>718.66</text:p>
          </table:table-cell>
          <table:table-cell office:value-type="float" office:value="897.39" calcext:value-type="float">
            <text:p>897.39</text:p>
          </table:table-cell>
        </table:table-row>
        <table:table-row table:style-name="ro1">
          <table:table-cell office:value-type="float" office:value="10479304" calcext:value-type="float">
            <text:p>10479304</text:p>
          </table:table-cell>
          <table:table-cell table:formula="of:=[.A657]/1000/(60*60*24)" office:value-type="time" office:time-value="PT02H54M39.304S" calcext:value-type="time">
            <text:p>02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19.72" calcext:value-type="float">
            <text:p>719.72</text:p>
          </table:table-cell>
          <table:table-cell office:value-type="float" office:value="898.67" calcext:value-type="float">
            <text:p>898.67</text:p>
          </table:table-cell>
        </table:table-row>
        <table:table-row table:style-name="ro1">
          <table:table-cell office:value-type="float" office:value="10495304" calcext:value-type="float">
            <text:p>10495304</text:p>
          </table:table-cell>
          <table:table-cell table:formula="of:=[.A658]/1000/(60*60*24)" office:value-type="time" office:time-value="PT02H54M55.304S" calcext:value-type="time">
            <text:p>02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20.79" calcext:value-type="float">
            <text:p>720.79</text:p>
          </table:table-cell>
          <table:table-cell office:value-type="float" office:value="899.96" calcext:value-type="float">
            <text:p>899.96</text:p>
          </table:table-cell>
        </table:table-row>
        <table:table-row table:style-name="ro1">
          <table:table-cell office:value-type="float" office:value="10511304" calcext:value-type="float">
            <text:p>10511304</text:p>
          </table:table-cell>
          <table:table-cell table:formula="of:=[.A659]/1000/(60*60*24)" office:value-type="time" office:time-value="PT02H55M11.304S" calcext:value-type="time">
            <text:p>02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21.85" calcext:value-type="float">
            <text:p>721.85</text:p>
          </table:table-cell>
          <table:table-cell office:value-type="float" office:value="901.25" calcext:value-type="float">
            <text:p>901.25</text:p>
          </table:table-cell>
        </table:table-row>
        <table:table-row table:style-name="ro1">
          <table:table-cell office:value-type="float" office:value="10527304" calcext:value-type="float">
            <text:p>10527304</text:p>
          </table:table-cell>
          <table:table-cell table:formula="of:=[.A660]/1000/(60*60*24)" office:value-type="time" office:time-value="PT02H55M27.304S" calcext:value-type="time">
            <text:p>02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22.92" calcext:value-type="float">
            <text:p>722.92</text:p>
          </table:table-cell>
          <table:table-cell office:value-type="float" office:value="902.53" calcext:value-type="float">
            <text:p>902.53</text:p>
          </table:table-cell>
        </table:table-row>
        <table:table-row table:style-name="ro1">
          <table:table-cell office:value-type="float" office:value="10543304" calcext:value-type="float">
            <text:p>10543304</text:p>
          </table:table-cell>
          <table:table-cell table:formula="of:=[.A661]/1000/(60*60*24)" office:value-type="time" office:time-value="PT02H55M43.304S" calcext:value-type="time">
            <text:p>02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23.98" calcext:value-type="float">
            <text:p>723.98</text:p>
          </table:table-cell>
          <table:table-cell office:value-type="float" office:value="903.82" calcext:value-type="float">
            <text:p>903.82</text:p>
          </table:table-cell>
        </table:table-row>
        <table:table-row table:style-name="ro1">
          <table:table-cell office:value-type="float" office:value="10559304" calcext:value-type="float">
            <text:p>10559304</text:p>
          </table:table-cell>
          <table:table-cell table:formula="of:=[.A662]/1000/(60*60*24)" office:value-type="time" office:time-value="PT02H55M59.304S" calcext:value-type="time">
            <text:p>02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25.05" calcext:value-type="float">
            <text:p>725.05</text:p>
          </table:table-cell>
          <table:table-cell office:value-type="float" office:value="905.11" calcext:value-type="float">
            <text:p>905.11</text:p>
          </table:table-cell>
        </table:table-row>
        <table:table-row table:style-name="ro1">
          <table:table-cell office:value-type="float" office:value="10575304" calcext:value-type="float">
            <text:p>10575304</text:p>
          </table:table-cell>
          <table:table-cell table:formula="of:=[.A663]/1000/(60*60*24)" office:value-type="time" office:time-value="PT02H56M15.304S" calcext:value-type="time">
            <text:p>02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26.11" calcext:value-type="float">
            <text:p>726.11</text:p>
          </table:table-cell>
          <table:table-cell office:value-type="float" office:value="906.4" calcext:value-type="float">
            <text:p>906.4</text:p>
          </table:table-cell>
        </table:table-row>
        <table:table-row table:style-name="ro1">
          <table:table-cell office:value-type="float" office:value="10591303" calcext:value-type="float">
            <text:p>10591303</text:p>
          </table:table-cell>
          <table:table-cell table:formula="of:=[.A664]/1000/(60*60*24)" office:value-type="time" office:time-value="PT02H56M31.303S" calcext:value-type="time">
            <text:p>02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27.18" calcext:value-type="float">
            <text:p>727.18</text:p>
          </table:table-cell>
          <table:table-cell office:value-type="float" office:value="907.68" calcext:value-type="float">
            <text:p>907.68</text:p>
          </table:table-cell>
        </table:table-row>
        <table:table-row table:style-name="ro1">
          <table:table-cell office:value-type="float" office:value="10607304" calcext:value-type="float">
            <text:p>10607304</text:p>
          </table:table-cell>
          <table:table-cell table:formula="of:=[.A665]/1000/(60*60*24)" office:value-type="time" office:time-value="PT02H56M47.304S" calcext:value-type="time">
            <text:p>02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728.25" calcext:value-type="float">
            <text:p>728.25</text:p>
          </table:table-cell>
          <table:table-cell office:value-type="float" office:value="908.97" calcext:value-type="float">
            <text:p>908.97</text:p>
          </table:table-cell>
        </table:table-row>
        <table:table-row table:style-name="ro1">
          <table:table-cell office:value-type="float" office:value="10623304" calcext:value-type="float">
            <text:p>10623304</text:p>
          </table:table-cell>
          <table:table-cell table:formula="of:=[.A666]/1000/(60*60*24)" office:value-type="time" office:time-value="PT02H57M03.304S" calcext:value-type="time">
            <text:p>02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29.31" calcext:value-type="float">
            <text:p>729.31</text:p>
          </table:table-cell>
          <table:table-cell office:value-type="float" office:value="910.26" calcext:value-type="float">
            <text:p>910.26</text:p>
          </table:table-cell>
        </table:table-row>
        <table:table-row table:style-name="ro1">
          <table:table-cell office:value-type="float" office:value="10639304" calcext:value-type="float">
            <text:p>10639304</text:p>
          </table:table-cell>
          <table:table-cell table:formula="of:=[.A667]/1000/(60*60*24)" office:value-type="time" office:time-value="PT02H57M19.304S" calcext:value-type="time">
            <text:p>02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30.38" calcext:value-type="float">
            <text:p>730.38</text:p>
          </table:table-cell>
          <table:table-cell office:value-type="float" office:value="911.54" calcext:value-type="float">
            <text:p>911.54</text:p>
          </table:table-cell>
        </table:table-row>
        <table:table-row table:style-name="ro1">
          <table:table-cell office:value-type="float" office:value="10655304" calcext:value-type="float">
            <text:p>10655304</text:p>
          </table:table-cell>
          <table:table-cell table:formula="of:=[.A668]/1000/(60*60*24)" office:value-type="time" office:time-value="PT02H57M35.304S" calcext:value-type="time">
            <text:p>02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31.44" calcext:value-type="float">
            <text:p>731.44</text:p>
          </table:table-cell>
          <table:table-cell office:value-type="float" office:value="912.83" calcext:value-type="float">
            <text:p>912.83</text:p>
          </table:table-cell>
        </table:table-row>
        <table:table-row table:style-name="ro1">
          <table:table-cell office:value-type="float" office:value="10671303" calcext:value-type="float">
            <text:p>10671303</text:p>
          </table:table-cell>
          <table:table-cell table:formula="of:=[.A669]/1000/(60*60*24)" office:value-type="time" office:time-value="PT02H57M51.303S" calcext:value-type="time">
            <text:p>02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32.51" calcext:value-type="float">
            <text:p>732.51</text:p>
          </table:table-cell>
          <table:table-cell office:value-type="float" office:value="914.12" calcext:value-type="float">
            <text:p>914.12</text:p>
          </table:table-cell>
        </table:table-row>
        <table:table-row table:style-name="ro1">
          <table:table-cell office:value-type="float" office:value="10687304" calcext:value-type="float">
            <text:p>10687304</text:p>
          </table:table-cell>
          <table:table-cell table:formula="of:=[.A670]/1000/(60*60*24)" office:value-type="time" office:time-value="PT02H58M07.304S" calcext:value-type="time">
            <text:p>02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33.57" calcext:value-type="float">
            <text:p>733.57</text:p>
          </table:table-cell>
          <table:table-cell office:value-type="float" office:value="915.4" calcext:value-type="float">
            <text:p>915.4</text:p>
          </table:table-cell>
        </table:table-row>
        <table:table-row table:style-name="ro1">
          <table:table-cell office:value-type="float" office:value="10703304" calcext:value-type="float">
            <text:p>10703304</text:p>
          </table:table-cell>
          <table:table-cell table:formula="of:=[.A671]/1000/(60*60*24)" office:value-type="time" office:time-value="PT02H58M23.304S" calcext:value-type="time">
            <text:p>02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34.64" calcext:value-type="float">
            <text:p>734.64</text:p>
          </table:table-cell>
          <table:table-cell office:value-type="float" office:value="916.69" calcext:value-type="float">
            <text:p>916.69</text:p>
          </table:table-cell>
        </table:table-row>
        <table:table-row table:style-name="ro1">
          <table:table-cell office:value-type="float" office:value="10719304" calcext:value-type="float">
            <text:p>10719304</text:p>
          </table:table-cell>
          <table:table-cell table:formula="of:=[.A672]/1000/(60*60*24)" office:value-type="time" office:time-value="PT02H58M39.304S" calcext:value-type="time">
            <text:p>02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35.7" calcext:value-type="float">
            <text:p>735.7</text:p>
          </table:table-cell>
          <table:table-cell office:value-type="float" office:value="917.98" calcext:value-type="float">
            <text:p>917.98</text:p>
          </table:table-cell>
        </table:table-row>
        <table:table-row table:style-name="ro1">
          <table:table-cell office:value-type="float" office:value="10735304" calcext:value-type="float">
            <text:p>10735304</text:p>
          </table:table-cell>
          <table:table-cell table:formula="of:=[.A673]/1000/(60*60*24)" office:value-type="time" office:time-value="PT02H58M55.304S" calcext:value-type="time">
            <text:p>02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36.77" calcext:value-type="float">
            <text:p>736.77</text:p>
          </table:table-cell>
          <table:table-cell office:value-type="float" office:value="919.26" calcext:value-type="float">
            <text:p>919.26</text:p>
          </table:table-cell>
        </table:table-row>
        <table:table-row table:style-name="ro1">
          <table:table-cell office:value-type="float" office:value="10751304" calcext:value-type="float">
            <text:p>10751304</text:p>
          </table:table-cell>
          <table:table-cell table:formula="of:=[.A674]/1000/(60*60*24)" office:value-type="time" office:time-value="PT02H59M11.304S" calcext:value-type="time">
            <text:p>02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37.83" calcext:value-type="float">
            <text:p>737.83</text:p>
          </table:table-cell>
          <table:table-cell office:value-type="float" office:value="920.55" calcext:value-type="float">
            <text:p>920.55</text:p>
          </table:table-cell>
        </table:table-row>
        <table:table-row table:style-name="ro1">
          <table:table-cell office:value-type="float" office:value="10767304" calcext:value-type="float">
            <text:p>10767304</text:p>
          </table:table-cell>
          <table:table-cell table:formula="of:=[.A675]/1000/(60*60*24)" office:value-type="time" office:time-value="PT02H59M27.304S" calcext:value-type="time">
            <text:p>02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38.9" calcext:value-type="float">
            <text:p>738.9</text:p>
          </table:table-cell>
          <table:table-cell office:value-type="float" office:value="921.84" calcext:value-type="float">
            <text:p>921.84</text:p>
          </table:table-cell>
        </table:table-row>
        <table:table-row table:style-name="ro1">
          <table:table-cell office:value-type="float" office:value="10783304" calcext:value-type="float">
            <text:p>10783304</text:p>
          </table:table-cell>
          <table:table-cell table:formula="of:=[.A676]/1000/(60*60*24)" office:value-type="time" office:time-value="PT02H59M43.304S" calcext:value-type="time">
            <text:p>02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39.96" calcext:value-type="float">
            <text:p>739.96</text:p>
          </table:table-cell>
          <table:table-cell office:value-type="float" office:value="923.13" calcext:value-type="float">
            <text:p>923.13</text:p>
          </table:table-cell>
        </table:table-row>
        <table:table-row table:style-name="ro1">
          <table:table-cell office:value-type="float" office:value="10799304" calcext:value-type="float">
            <text:p>10799304</text:p>
          </table:table-cell>
          <table:table-cell table:formula="of:=[.A677]/1000/(60*60*24)" office:value-type="time" office:time-value="PT02H59M59.304S" calcext:value-type="time">
            <text:p>02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41.03" calcext:value-type="float">
            <text:p>741.03</text:p>
          </table:table-cell>
          <table:table-cell office:value-type="float" office:value="924.41" calcext:value-type="float">
            <text:p>924.41</text:p>
          </table:table-cell>
        </table:table-row>
        <table:table-row table:style-name="ro1">
          <table:table-cell office:value-type="float" office:value="10815303" calcext:value-type="float">
            <text:p>10815303</text:p>
          </table:table-cell>
          <table:table-cell table:formula="of:=[.A678]/1000/(60*60*24)" office:value-type="time" office:time-value="PT03H00M15.303S" calcext:value-type="time">
            <text:p>03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42.09" calcext:value-type="float">
            <text:p>742.09</text:p>
          </table:table-cell>
          <table:table-cell office:value-type="float" office:value="925.7" calcext:value-type="float">
            <text:p>925.7</text:p>
          </table:table-cell>
        </table:table-row>
        <table:table-row table:style-name="ro1">
          <table:table-cell office:value-type="float" office:value="10831304" calcext:value-type="float">
            <text:p>10831304</text:p>
          </table:table-cell>
          <table:table-cell table:formula="of:=[.A679]/1000/(60*60*24)" office:value-type="time" office:time-value="PT03H00M31.304S" calcext:value-type="time">
            <text:p>03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43.16" calcext:value-type="float">
            <text:p>743.16</text:p>
          </table:table-cell>
          <table:table-cell office:value-type="float" office:value="926.99" calcext:value-type="float">
            <text:p>926.99</text:p>
          </table:table-cell>
        </table:table-row>
        <table:table-row table:style-name="ro1">
          <table:table-cell office:value-type="float" office:value="10847304" calcext:value-type="float">
            <text:p>10847304</text:p>
          </table:table-cell>
          <table:table-cell table:formula="of:=[.A680]/1000/(60*60*24)" office:value-type="time" office:time-value="PT03H00M47.304S" calcext:value-type="time">
            <text:p>03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44.23" calcext:value-type="float">
            <text:p>744.23</text:p>
          </table:table-cell>
          <table:table-cell office:value-type="float" office:value="928.27" calcext:value-type="float">
            <text:p>928.27</text:p>
          </table:table-cell>
        </table:table-row>
        <table:table-row table:style-name="ro1">
          <table:table-cell office:value-type="float" office:value="10863304" calcext:value-type="float">
            <text:p>10863304</text:p>
          </table:table-cell>
          <table:table-cell table:formula="of:=[.A681]/1000/(60*60*24)" office:value-type="time" office:time-value="PT03H01M03.304S" calcext:value-type="time">
            <text:p>03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45.29" calcext:value-type="float">
            <text:p>745.29</text:p>
          </table:table-cell>
          <table:table-cell office:value-type="float" office:value="929.56" calcext:value-type="float">
            <text:p>929.56</text:p>
          </table:table-cell>
        </table:table-row>
        <table:table-row table:style-name="ro1">
          <table:table-cell office:value-type="float" office:value="10879304" calcext:value-type="float">
            <text:p>10879304</text:p>
          </table:table-cell>
          <table:table-cell table:formula="of:=[.A682]/1000/(60*60*24)" office:value-type="time" office:time-value="PT03H01M19.304S" calcext:value-type="time">
            <text:p>03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46.36" calcext:value-type="float">
            <text:p>746.36</text:p>
          </table:table-cell>
          <table:table-cell office:value-type="float" office:value="930.85" calcext:value-type="float">
            <text:p>930.85</text:p>
          </table:table-cell>
        </table:table-row>
        <table:table-row table:style-name="ro1">
          <table:table-cell office:value-type="float" office:value="10895304" calcext:value-type="float">
            <text:p>10895304</text:p>
          </table:table-cell>
          <table:table-cell table:formula="of:=[.A683]/1000/(60*60*24)" office:value-type="time" office:time-value="PT03H01M35.304S" calcext:value-type="time">
            <text:p>03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47.42" calcext:value-type="float">
            <text:p>747.42</text:p>
          </table:table-cell>
          <table:table-cell office:value-type="float" office:value="932.13" calcext:value-type="float">
            <text:p>932.13</text:p>
          </table:table-cell>
        </table:table-row>
        <table:table-row table:style-name="ro1">
          <table:table-cell office:value-type="float" office:value="10911304" calcext:value-type="float">
            <text:p>10911304</text:p>
          </table:table-cell>
          <table:table-cell table:formula="of:=[.A684]/1000/(60*60*24)" office:value-type="time" office:time-value="PT03H01M51.304S" calcext:value-type="time">
            <text:p>03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748.49" calcext:value-type="float">
            <text:p>748.49</text:p>
          </table:table-cell>
          <table:table-cell office:value-type="float" office:value="933.42" calcext:value-type="float">
            <text:p>933.42</text:p>
          </table:table-cell>
        </table:table-row>
        <table:table-row table:style-name="ro1">
          <table:table-cell office:value-type="float" office:value="10927304" calcext:value-type="float">
            <text:p>10927304</text:p>
          </table:table-cell>
          <table:table-cell table:formula="of:=[.A685]/1000/(60*60*24)" office:value-type="time" office:time-value="PT03H02M07.304S" calcext:value-type="time">
            <text:p>03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749.55" calcext:value-type="float">
            <text:p>749.55</text:p>
          </table:table-cell>
          <table:table-cell office:value-type="float" office:value="934.71" calcext:value-type="float">
            <text:p>934.71</text:p>
          </table:table-cell>
        </table:table-row>
        <table:table-row table:style-name="ro1">
          <table:table-cell office:value-type="float" office:value="10943304" calcext:value-type="float">
            <text:p>10943304</text:p>
          </table:table-cell>
          <table:table-cell table:formula="of:=[.A686]/1000/(60*60*24)" office:value-type="time" office:time-value="PT03H02M23.304S" calcext:value-type="time">
            <text:p>03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50.62" calcext:value-type="float">
            <text:p>750.62</text:p>
          </table:table-cell>
          <table:table-cell office:value-type="float" office:value="935.99" calcext:value-type="float">
            <text:p>935.99</text:p>
          </table:table-cell>
        </table:table-row>
        <table:table-row table:style-name="ro1">
          <table:table-cell office:value-type="float" office:value="10959304" calcext:value-type="float">
            <text:p>10959304</text:p>
          </table:table-cell>
          <table:table-cell table:formula="of:=[.A687]/1000/(60*60*24)" office:value-type="time" office:time-value="PT03H02M39.304S" calcext:value-type="time">
            <text:p>03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51.68" calcext:value-type="float">
            <text:p>751.68</text:p>
          </table:table-cell>
          <table:table-cell office:value-type="float" office:value="937.28" calcext:value-type="float">
            <text:p>937.28</text:p>
          </table:table-cell>
        </table:table-row>
        <table:table-row table:style-name="ro1">
          <table:table-cell office:value-type="float" office:value="10975304" calcext:value-type="float">
            <text:p>10975304</text:p>
          </table:table-cell>
          <table:table-cell table:formula="of:=[.A688]/1000/(60*60*24)" office:value-type="time" office:time-value="PT03H02M55.304S" calcext:value-type="time">
            <text:p>03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52.75" calcext:value-type="float">
            <text:p>752.75</text:p>
          </table:table-cell>
          <table:table-cell office:value-type="float" office:value="938.57" calcext:value-type="float">
            <text:p>938.57</text:p>
          </table:table-cell>
        </table:table-row>
        <table:table-row table:style-name="ro1">
          <table:table-cell office:value-type="float" office:value="10991304" calcext:value-type="float">
            <text:p>10991304</text:p>
          </table:table-cell>
          <table:table-cell table:formula="of:=[.A689]/1000/(60*60*24)" office:value-type="time" office:time-value="PT03H03M11.304S" calcext:value-type="time">
            <text:p>03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53.81" calcext:value-type="float">
            <text:p>753.81</text:p>
          </table:table-cell>
          <table:table-cell office:value-type="float" office:value="939.85" calcext:value-type="float">
            <text:p>939.85</text:p>
          </table:table-cell>
        </table:table-row>
        <table:table-row table:style-name="ro1">
          <table:table-cell office:value-type="float" office:value="11007304" calcext:value-type="float">
            <text:p>11007304</text:p>
          </table:table-cell>
          <table:table-cell table:formula="of:=[.A690]/1000/(60*60*24)" office:value-type="time" office:time-value="PT03H03M27.304S" calcext:value-type="time">
            <text:p>03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54.87" calcext:value-type="float">
            <text:p>754.87</text:p>
          </table:table-cell>
          <table:table-cell office:value-type="float" office:value="941.14" calcext:value-type="float">
            <text:p>941.14</text:p>
          </table:table-cell>
        </table:table-row>
        <table:table-row table:style-name="ro1">
          <table:table-cell office:value-type="float" office:value="11023304" calcext:value-type="float">
            <text:p>11023304</text:p>
          </table:table-cell>
          <table:table-cell table:formula="of:=[.A691]/1000/(60*60*24)" office:value-type="time" office:time-value="PT03H03M43.304S" calcext:value-type="time">
            <text:p>03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55.94" calcext:value-type="float">
            <text:p>755.94</text:p>
          </table:table-cell>
          <table:table-cell office:value-type="float" office:value="942.42" calcext:value-type="float">
            <text:p>942.42</text:p>
          </table:table-cell>
        </table:table-row>
        <table:table-row table:style-name="ro1">
          <table:table-cell office:value-type="float" office:value="11039304" calcext:value-type="float">
            <text:p>11039304</text:p>
          </table:table-cell>
          <table:table-cell table:formula="of:=[.A692]/1000/(60*60*24)" office:value-type="time" office:time-value="PT03H03M59.304S" calcext:value-type="time">
            <text:p>03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57" calcext:value-type="float">
            <text:p>757</text:p>
          </table:table-cell>
          <table:table-cell office:value-type="float" office:value="943.71" calcext:value-type="float">
            <text:p>943.71</text:p>
          </table:table-cell>
        </table:table-row>
        <table:table-row table:style-name="ro1">
          <table:table-cell office:value-type="float" office:value="11055303" calcext:value-type="float">
            <text:p>11055303</text:p>
          </table:table-cell>
          <table:table-cell table:formula="of:=[.A693]/1000/(60*60*24)" office:value-type="time" office:time-value="PT03H04M15.303S" calcext:value-type="time">
            <text:p>03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58.07" calcext:value-type="float">
            <text:p>758.07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1071304" calcext:value-type="float">
            <text:p>11071304</text:p>
          </table:table-cell>
          <table:table-cell table:formula="of:=[.A694]/1000/(60*60*24)" office:value-type="time" office:time-value="PT03H04M31.304S" calcext:value-type="time">
            <text:p>03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59.13" calcext:value-type="float">
            <text:p>759.13</text:p>
          </table:table-cell>
          <table:table-cell office:value-type="float" office:value="946.28" calcext:value-type="float">
            <text:p>946.28</text:p>
          </table:table-cell>
        </table:table-row>
        <table:table-row table:style-name="ro1">
          <table:table-cell office:value-type="float" office:value="11087304" calcext:value-type="float">
            <text:p>11087304</text:p>
          </table:table-cell>
          <table:table-cell table:formula="of:=[.A695]/1000/(60*60*24)" office:value-type="time" office:time-value="PT03H04M47.304S" calcext:value-type="time">
            <text:p>03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60.2" calcext:value-type="float">
            <text:p>760.2</text:p>
          </table:table-cell>
          <table:table-cell office:value-type="float" office:value="947.57" calcext:value-type="float">
            <text:p>947.57</text:p>
          </table:table-cell>
        </table:table-row>
        <table:table-row table:style-name="ro1">
          <table:table-cell office:value-type="float" office:value="11103304" calcext:value-type="float">
            <text:p>11103304</text:p>
          </table:table-cell>
          <table:table-cell table:formula="of:=[.A696]/1000/(60*60*24)" office:value-type="time" office:time-value="PT03H05M03.304S" calcext:value-type="time">
            <text:p>03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61.26" calcext:value-type="float">
            <text:p>761.26</text:p>
          </table:table-cell>
          <table:table-cell office:value-type="float" office:value="948.86" calcext:value-type="float">
            <text:p>948.86</text:p>
          </table:table-cell>
        </table:table-row>
        <table:table-row table:style-name="ro1">
          <table:table-cell office:value-type="float" office:value="11119304" calcext:value-type="float">
            <text:p>11119304</text:p>
          </table:table-cell>
          <table:table-cell table:formula="of:=[.A697]/1000/(60*60*24)" office:value-type="time" office:time-value="PT03H05M19.304S" calcext:value-type="time">
            <text:p>03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62.33" calcext:value-type="float">
            <text:p>762.33</text:p>
          </table:table-cell>
          <table:table-cell office:value-type="float" office:value="950.14" calcext:value-type="float">
            <text:p>950.14</text:p>
          </table:table-cell>
        </table:table-row>
        <table:table-row table:style-name="ro1">
          <table:table-cell office:value-type="float" office:value="11135304" calcext:value-type="float">
            <text:p>11135304</text:p>
          </table:table-cell>
          <table:table-cell table:formula="of:=[.A698]/1000/(60*60*24)" office:value-type="time" office:time-value="PT03H05M35.304S" calcext:value-type="time">
            <text:p>03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63.39" calcext:value-type="float">
            <text:p>763.39</text:p>
          </table:table-cell>
          <table:table-cell office:value-type="float" office:value="951.43" calcext:value-type="float">
            <text:p>951.43</text:p>
          </table:table-cell>
        </table:table-row>
        <table:table-row table:style-name="ro1">
          <table:table-cell office:value-type="float" office:value="11151304" calcext:value-type="float">
            <text:p>11151304</text:p>
          </table:table-cell>
          <table:table-cell table:formula="of:=[.A699]/1000/(60*60*24)" office:value-type="time" office:time-value="PT03H05M51.304S" calcext:value-type="time">
            <text:p>03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64.46" calcext:value-type="float">
            <text:p>764.46</text:p>
          </table:table-cell>
          <table:table-cell office:value-type="float" office:value="952.71" calcext:value-type="float">
            <text:p>952.71</text:p>
          </table:table-cell>
        </table:table-row>
        <table:table-row table:style-name="ro1">
          <table:table-cell office:value-type="float" office:value="11167304" calcext:value-type="float">
            <text:p>11167304</text:p>
          </table:table-cell>
          <table:table-cell table:formula="of:=[.A700]/1000/(60*60*24)" office:value-type="time" office:time-value="PT03H06M07.304S" calcext:value-type="time">
            <text:p>03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765.52" calcext:value-type="float">
            <text:p>765.52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1183304" calcext:value-type="float">
            <text:p>11183304</text:p>
          </table:table-cell>
          <table:table-cell table:formula="of:=[.A701]/1000/(60*60*24)" office:value-type="time" office:time-value="PT03H06M23.304S" calcext:value-type="time">
            <text:p>03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66.59" calcext:value-type="float">
            <text:p>766.59</text:p>
          </table:table-cell>
          <table:table-cell office:value-type="float" office:value="955.29" calcext:value-type="float">
            <text:p>955.29</text:p>
          </table:table-cell>
        </table:table-row>
        <table:table-row table:style-name="ro1">
          <table:table-cell office:value-type="float" office:value="11199304" calcext:value-type="float">
            <text:p>11199304</text:p>
          </table:table-cell>
          <table:table-cell table:formula="of:=[.A702]/1000/(60*60*24)" office:value-type="time" office:time-value="PT03H06M39.304S" calcext:value-type="time">
            <text:p>03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67.65" calcext:value-type="float">
            <text:p>767.65</text:p>
          </table:table-cell>
          <table:table-cell office:value-type="float" office:value="956.57" calcext:value-type="float">
            <text:p>956.57</text:p>
          </table:table-cell>
        </table:table-row>
        <table:table-row table:style-name="ro1">
          <table:table-cell office:value-type="float" office:value="11215304" calcext:value-type="float">
            <text:p>11215304</text:p>
          </table:table-cell>
          <table:table-cell table:formula="of:=[.A703]/1000/(60*60*24)" office:value-type="time" office:time-value="PT03H06M55.304S" calcext:value-type="time">
            <text:p>03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768.72" calcext:value-type="float">
            <text:p>768.72</text:p>
          </table:table-cell>
          <table:table-cell office:value-type="float" office:value="957.86" calcext:value-type="float">
            <text:p>957.86</text:p>
          </table:table-cell>
        </table:table-row>
        <table:table-row table:style-name="ro1">
          <table:table-cell office:value-type="float" office:value="11231303" calcext:value-type="float">
            <text:p>11231303</text:p>
          </table:table-cell>
          <table:table-cell table:formula="of:=[.A704]/1000/(60*60*24)" office:value-type="time" office:time-value="PT03H07M11.303S" calcext:value-type="time">
            <text:p>03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769.78" calcext:value-type="float">
            <text:p>769.78</text:p>
          </table:table-cell>
          <table:table-cell office:value-type="float" office:value="959.14" calcext:value-type="float">
            <text:p>959.14</text:p>
          </table:table-cell>
        </table:table-row>
        <table:table-row table:style-name="ro1">
          <table:table-cell office:value-type="float" office:value="11247304" calcext:value-type="float">
            <text:p>11247304</text:p>
          </table:table-cell>
          <table:table-cell table:formula="of:=[.A705]/1000/(60*60*24)" office:value-type="time" office:time-value="PT03H07M27.304S" calcext:value-type="time">
            <text:p>03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770.84" calcext:value-type="float">
            <text:p>770.84</text:p>
          </table:table-cell>
          <table:table-cell office:value-type="float" office:value="960.43" calcext:value-type="float">
            <text:p>960.43</text:p>
          </table:table-cell>
        </table:table-row>
        <table:table-row table:style-name="ro1">
          <table:table-cell office:value-type="float" office:value="11263304" calcext:value-type="float">
            <text:p>11263304</text:p>
          </table:table-cell>
          <table:table-cell table:formula="of:=[.A706]/1000/(60*60*24)" office:value-type="time" office:time-value="PT03H07M43.304S" calcext:value-type="time">
            <text:p>03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71.91" calcext:value-type="float">
            <text:p>771.91</text:p>
          </table:table-cell>
          <table:table-cell office:value-type="float" office:value="961.72" calcext:value-type="float">
            <text:p>961.72</text:p>
          </table:table-cell>
        </table:table-row>
        <table:table-row table:style-name="ro1">
          <table:table-cell office:value-type="float" office:value="11279304" calcext:value-type="float">
            <text:p>11279304</text:p>
          </table:table-cell>
          <table:table-cell table:formula="of:=[.A707]/1000/(60*60*24)" office:value-type="time" office:time-value="PT03H07M59.304S" calcext:value-type="time">
            <text:p>03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772.97" calcext:value-type="float">
            <text:p>772.97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1295304" calcext:value-type="float">
            <text:p>11295304</text:p>
          </table:table-cell>
          <table:table-cell table:formula="of:=[.A708]/1000/(60*60*24)" office:value-type="time" office:time-value="PT03H08M15.304S" calcext:value-type="time">
            <text:p>03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774.04" calcext:value-type="float">
            <text:p>774.04</text:p>
          </table:table-cell>
          <table:table-cell office:value-type="float" office:value="964.29" calcext:value-type="float">
            <text:p>964.29</text:p>
          </table:table-cell>
        </table:table-row>
        <table:table-row table:style-name="ro1">
          <table:table-cell office:value-type="float" office:value="11311304" calcext:value-type="float">
            <text:p>11311304</text:p>
          </table:table-cell>
          <table:table-cell table:formula="of:=[.A709]/1000/(60*60*24)" office:value-type="time" office:time-value="PT03H08M31.304S" calcext:value-type="time">
            <text:p>03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75.1" calcext:value-type="float">
            <text:p>775.1</text:p>
          </table:table-cell>
          <table:table-cell office:value-type="float" office:value="965.57" calcext:value-type="float">
            <text:p>965.57</text:p>
          </table:table-cell>
        </table:table-row>
        <table:table-row table:style-name="ro1">
          <table:table-cell office:value-type="float" office:value="11327304" calcext:value-type="float">
            <text:p>11327304</text:p>
          </table:table-cell>
          <table:table-cell table:formula="of:=[.A710]/1000/(60*60*24)" office:value-type="time" office:time-value="PT03H08M47.304S" calcext:value-type="time">
            <text:p>03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76.17" calcext:value-type="float">
            <text:p>776.17</text:p>
          </table:table-cell>
          <table:table-cell office:value-type="float" office:value="966.86" calcext:value-type="float">
            <text:p>966.86</text:p>
          </table:table-cell>
        </table:table-row>
        <table:table-row table:style-name="ro1">
          <table:table-cell office:value-type="float" office:value="11343304" calcext:value-type="float">
            <text:p>11343304</text:p>
          </table:table-cell>
          <table:table-cell table:formula="of:=[.A711]/1000/(60*60*24)" office:value-type="time" office:time-value="PT03H09M03.304S" calcext:value-type="time">
            <text:p>03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77.23" calcext:value-type="float">
            <text:p>777.23</text:p>
          </table:table-cell>
          <table:table-cell office:value-type="float" office:value="968.15" calcext:value-type="float">
            <text:p>968.15</text:p>
          </table:table-cell>
        </table:table-row>
        <table:table-row table:style-name="ro1">
          <table:table-cell office:value-type="float" office:value="11359304" calcext:value-type="float">
            <text:p>11359304</text:p>
          </table:table-cell>
          <table:table-cell table:formula="of:=[.A712]/1000/(60*60*24)" office:value-type="time" office:time-value="PT03H09M19.304S" calcext:value-type="time">
            <text:p>03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778.3" calcext:value-type="float">
            <text:p>778.3</text:p>
          </table:table-cell>
          <table:table-cell office:value-type="float" office:value="969.43" calcext:value-type="float">
            <text:p>969.43</text:p>
          </table:table-cell>
        </table:table-row>
        <table:table-row table:style-name="ro1">
          <table:table-cell office:value-type="float" office:value="11375304" calcext:value-type="float">
            <text:p>11375304</text:p>
          </table:table-cell>
          <table:table-cell table:formula="of:=[.A713]/1000/(60*60*24)" office:value-type="time" office:time-value="PT03H09M35.304S" calcext:value-type="time">
            <text:p>03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79.36" calcext:value-type="float">
            <text:p>779.36</text:p>
          </table:table-cell>
          <table:table-cell office:value-type="float" office:value="970.72" calcext:value-type="float">
            <text:p>970.72</text:p>
          </table:table-cell>
        </table:table-row>
        <table:table-row table:style-name="ro1">
          <table:table-cell office:value-type="float" office:value="11391304" calcext:value-type="float">
            <text:p>11391304</text:p>
          </table:table-cell>
          <table:table-cell table:formula="of:=[.A714]/1000/(60*60*24)" office:value-type="time" office:time-value="PT03H09M51.304S" calcext:value-type="time">
            <text:p>03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780.43" calcext:value-type="float">
            <text:p>780.43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1407304" calcext:value-type="float">
            <text:p>11407304</text:p>
          </table:table-cell>
          <table:table-cell table:formula="of:=[.A715]/1000/(60*60*24)" office:value-type="time" office:time-value="PT03H10M07.304S" calcext:value-type="time">
            <text:p>03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81.49" calcext:value-type="float">
            <text:p>781.49</text:p>
          </table:table-cell>
          <table:table-cell office:value-type="float" office:value="973.29" calcext:value-type="float">
            <text:p>973.29</text:p>
          </table:table-cell>
        </table:table-row>
        <table:table-row table:style-name="ro1">
          <table:table-cell office:value-type="float" office:value="11423304" calcext:value-type="float">
            <text:p>11423304</text:p>
          </table:table-cell>
          <table:table-cell table:formula="of:=[.A716]/1000/(60*60*24)" office:value-type="time" office:time-value="PT03H10M23.304S" calcext:value-type="time">
            <text:p>03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782.55" calcext:value-type="float">
            <text:p>782.55</text:p>
          </table:table-cell>
          <table:table-cell office:value-type="float" office:value="974.58" calcext:value-type="float">
            <text:p>974.58</text:p>
          </table:table-cell>
        </table:table-row>
        <table:table-row table:style-name="ro1">
          <table:table-cell office:value-type="float" office:value="11439304" calcext:value-type="float">
            <text:p>11439304</text:p>
          </table:table-cell>
          <table:table-cell table:formula="of:=[.A717]/1000/(60*60*24)" office:value-type="time" office:time-value="PT03H10M39.304S" calcext:value-type="time">
            <text:p>03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83.62" calcext:value-type="float">
            <text:p>783.62</text:p>
          </table:table-cell>
          <table:table-cell office:value-type="float" office:value="975.86" calcext:value-type="float">
            <text:p>975.86</text:p>
          </table:table-cell>
        </table:table-row>
        <table:table-row table:style-name="ro1">
          <table:table-cell office:value-type="float" office:value="11455304" calcext:value-type="float">
            <text:p>11455304</text:p>
          </table:table-cell>
          <table:table-cell table:formula="of:=[.A718]/1000/(60*60*24)" office:value-type="time" office:time-value="PT03H10M55.304S" calcext:value-type="time">
            <text:p>03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784.68" calcext:value-type="float">
            <text:p>784.68</text:p>
          </table:table-cell>
          <table:table-cell office:value-type="float" office:value="977.15" calcext:value-type="float">
            <text:p>977.15</text:p>
          </table:table-cell>
        </table:table-row>
        <table:table-row table:style-name="ro1">
          <table:table-cell office:value-type="float" office:value="11471304" calcext:value-type="float">
            <text:p>11471304</text:p>
          </table:table-cell>
          <table:table-cell table:formula="of:=[.A719]/1000/(60*60*24)" office:value-type="time" office:time-value="PT03H11M11.304S" calcext:value-type="time">
            <text:p>03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85.75" calcext:value-type="float">
            <text:p>785.75</text:p>
          </table:table-cell>
          <table:table-cell office:value-type="float" office:value="978.43" calcext:value-type="float">
            <text:p>978.43</text:p>
          </table:table-cell>
        </table:table-row>
        <table:table-row table:style-name="ro1">
          <table:table-cell office:value-type="float" office:value="11487304" calcext:value-type="float">
            <text:p>11487304</text:p>
          </table:table-cell>
          <table:table-cell table:formula="of:=[.A720]/1000/(60*60*24)" office:value-type="time" office:time-value="PT03H11M27.304S" calcext:value-type="time">
            <text:p>03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786.81" calcext:value-type="float">
            <text:p>786.81</text:p>
          </table:table-cell>
          <table:table-cell office:value-type="float" office:value="979.72" calcext:value-type="float">
            <text:p>979.72</text:p>
          </table:table-cell>
        </table:table-row>
        <table:table-row table:style-name="ro1">
          <table:table-cell office:value-type="float" office:value="11503304" calcext:value-type="float">
            <text:p>11503304</text:p>
          </table:table-cell>
          <table:table-cell table:formula="of:=[.A721]/1000/(60*60*24)" office:value-type="time" office:time-value="PT03H11M43.304S" calcext:value-type="time">
            <text:p>03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87.88" calcext:value-type="float">
            <text:p>787.88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1519304" calcext:value-type="float">
            <text:p>11519304</text:p>
          </table:table-cell>
          <table:table-cell table:formula="of:=[.A722]/1000/(60*60*24)" office:value-type="time" office:time-value="PT03H11M59.304S" calcext:value-type="time">
            <text:p>03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788.94" calcext:value-type="float">
            <text:p>788.94</text:p>
          </table:table-cell>
          <table:table-cell office:value-type="float" office:value="982.29" calcext:value-type="float">
            <text:p>982.29</text:p>
          </table:table-cell>
        </table:table-row>
        <table:table-row table:style-name="ro1">
          <table:table-cell office:value-type="float" office:value="11535304" calcext:value-type="float">
            <text:p>11535304</text:p>
          </table:table-cell>
          <table:table-cell table:formula="of:=[.A723]/1000/(60*60*24)" office:value-type="time" office:time-value="PT03H12M15.304S" calcext:value-type="time">
            <text:p>03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790.01" calcext:value-type="float">
            <text:p>790.01</text:p>
          </table:table-cell>
          <table:table-cell office:value-type="float" office:value="983.58" calcext:value-type="float">
            <text:p>983.58</text:p>
          </table:table-cell>
        </table:table-row>
        <table:table-row table:style-name="ro1">
          <table:table-cell office:value-type="float" office:value="11551304" calcext:value-type="float">
            <text:p>11551304</text:p>
          </table:table-cell>
          <table:table-cell table:formula="of:=[.A724]/1000/(60*60*24)" office:value-type="time" office:time-value="PT03H12M31.304S" calcext:value-type="time">
            <text:p>03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791.07" calcext:value-type="float">
            <text:p>791.07</text:p>
          </table:table-cell>
          <table:table-cell office:value-type="float" office:value="984.86" calcext:value-type="float">
            <text:p>984.86</text:p>
          </table:table-cell>
        </table:table-row>
        <table:table-row table:style-name="ro1">
          <table:table-cell office:value-type="float" office:value="11567304" calcext:value-type="float">
            <text:p>11567304</text:p>
          </table:table-cell>
          <table:table-cell table:formula="of:=[.A725]/1000/(60*60*24)" office:value-type="time" office:time-value="PT03H12M47.304S" calcext:value-type="time">
            <text:p>03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92.13" calcext:value-type="float">
            <text:p>792.13</text:p>
          </table:table-cell>
          <table:table-cell office:value-type="float" office:value="986.15" calcext:value-type="float">
            <text:p>986.15</text:p>
          </table:table-cell>
        </table:table-row>
        <table:table-row table:style-name="ro1">
          <table:table-cell office:value-type="float" office:value="11583304" calcext:value-type="float">
            <text:p>11583304</text:p>
          </table:table-cell>
          <table:table-cell table:formula="of:=[.A726]/1000/(60*60*24)" office:value-type="time" office:time-value="PT03H13M03.304S" calcext:value-type="time">
            <text:p>03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93.2" calcext:value-type="float">
            <text:p>793.2</text:p>
          </table:table-cell>
          <table:table-cell office:value-type="float" office:value="987.43" calcext:value-type="float">
            <text:p>987.43</text:p>
          </table:table-cell>
        </table:table-row>
        <table:table-row table:style-name="ro1">
          <table:table-cell office:value-type="float" office:value="11599304" calcext:value-type="float">
            <text:p>11599304</text:p>
          </table:table-cell>
          <table:table-cell table:formula="of:=[.A727]/1000/(60*60*24)" office:value-type="time" office:time-value="PT03H13M19.304S" calcext:value-type="time">
            <text:p>03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94.26" calcext:value-type="float">
            <text:p>794.26</text:p>
          </table:table-cell>
          <table:table-cell office:value-type="float" office:value="988.72" calcext:value-type="float">
            <text:p>988.72</text:p>
          </table:table-cell>
        </table:table-row>
        <table:table-row table:style-name="ro1">
          <table:table-cell office:value-type="float" office:value="11615304" calcext:value-type="float">
            <text:p>11615304</text:p>
          </table:table-cell>
          <table:table-cell table:formula="of:=[.A728]/1000/(60*60*24)" office:value-type="time" office:time-value="PT03H13M35.304S" calcext:value-type="time">
            <text:p>03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95.33" calcext:value-type="float">
            <text:p>795.3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1631304" calcext:value-type="float">
            <text:p>11631304</text:p>
          </table:table-cell>
          <table:table-cell table:formula="of:=[.A729]/1000/(60*60*24)" office:value-type="time" office:time-value="PT03H13M51.304S" calcext:value-type="time">
            <text:p>03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96.39" calcext:value-type="float">
            <text:p>796.39</text:p>
          </table:table-cell>
          <table:table-cell office:value-type="float" office:value="991.29" calcext:value-type="float">
            <text:p>991.29</text:p>
          </table:table-cell>
        </table:table-row>
        <table:table-row table:style-name="ro1">
          <table:table-cell office:value-type="float" office:value="11647304" calcext:value-type="float">
            <text:p>11647304</text:p>
          </table:table-cell>
          <table:table-cell table:formula="of:=[.A730]/1000/(60*60*24)" office:value-type="time" office:time-value="PT03H14M07.304S" calcext:value-type="time">
            <text:p>03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97.46" calcext:value-type="float">
            <text:p>797.46</text:p>
          </table:table-cell>
          <table:table-cell office:value-type="float" office:value="992.57" calcext:value-type="float">
            <text:p>992.57</text:p>
          </table:table-cell>
        </table:table-row>
        <table:table-row table:style-name="ro1">
          <table:table-cell office:value-type="float" office:value="11663304" calcext:value-type="float">
            <text:p>11663304</text:p>
          </table:table-cell>
          <table:table-cell table:formula="of:=[.A731]/1000/(60*60*24)" office:value-type="time" office:time-value="PT03H14M23.304S" calcext:value-type="time">
            <text:p>03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98.52" calcext:value-type="float">
            <text:p>798.52</text:p>
          </table:table-cell>
          <table:table-cell office:value-type="float" office:value="993.86" calcext:value-type="float">
            <text:p>993.86</text:p>
          </table:table-cell>
        </table:table-row>
        <table:table-row table:style-name="ro1">
          <table:table-cell office:value-type="float" office:value="11679304" calcext:value-type="float">
            <text:p>11679304</text:p>
          </table:table-cell>
          <table:table-cell table:formula="of:=[.A732]/1000/(60*60*24)" office:value-type="time" office:time-value="PT03H14M39.304S" calcext:value-type="time">
            <text:p>03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799.59" calcext:value-type="float">
            <text:p>799.59</text:p>
          </table:table-cell>
          <table:table-cell office:value-type="float" office:value="995.15" calcext:value-type="float">
            <text:p>995.15</text:p>
          </table:table-cell>
        </table:table-row>
        <table:table-row table:style-name="ro1">
          <table:table-cell office:value-type="float" office:value="11695304" calcext:value-type="float">
            <text:p>11695304</text:p>
          </table:table-cell>
          <table:table-cell table:formula="of:=[.A733]/1000/(60*60*24)" office:value-type="time" office:time-value="PT03H14M55.304S" calcext:value-type="time">
            <text:p>03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00.65" calcext:value-type="float">
            <text:p>800.65</text:p>
          </table:table-cell>
          <table:table-cell office:value-type="float" office:value="996.43" calcext:value-type="float">
            <text:p>996.43</text:p>
          </table:table-cell>
        </table:table-row>
        <table:table-row table:style-name="ro1">
          <table:table-cell office:value-type="float" office:value="11711304" calcext:value-type="float">
            <text:p>11711304</text:p>
          </table:table-cell>
          <table:table-cell table:formula="of:=[.A734]/1000/(60*60*24)" office:value-type="time" office:time-value="PT03H15M11.304S" calcext:value-type="time">
            <text:p>03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01.71" calcext:value-type="float">
            <text:p>801.71</text:p>
          </table:table-cell>
          <table:table-cell office:value-type="float" office:value="997.72" calcext:value-type="float">
            <text:p>997.72</text:p>
          </table:table-cell>
        </table:table-row>
        <table:table-row table:style-name="ro1">
          <table:table-cell office:value-type="float" office:value="11727304" calcext:value-type="float">
            <text:p>11727304</text:p>
          </table:table-cell>
          <table:table-cell table:formula="of:=[.A735]/1000/(60*60*24)" office:value-type="time" office:time-value="PT03H15M27.304S" calcext:value-type="time">
            <text:p>03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02.78" calcext:value-type="float">
            <text:p>802.7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1743304" calcext:value-type="float">
            <text:p>11743304</text:p>
          </table:table-cell>
          <table:table-cell table:formula="of:=[.A736]/1000/(60*60*24)" office:value-type="time" office:time-value="PT03H15M43.304S" calcext:value-type="time">
            <text:p>03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03.84" calcext:value-type="float">
            <text:p>803.84</text:p>
          </table:table-cell>
          <table:table-cell office:value-type="float" office:value="1000.29" calcext:value-type="float">
            <text:p>1000.29</text:p>
          </table:table-cell>
        </table:table-row>
        <table:table-row table:style-name="ro1">
          <table:table-cell office:value-type="float" office:value="11759304" calcext:value-type="float">
            <text:p>11759304</text:p>
          </table:table-cell>
          <table:table-cell table:formula="of:=[.A737]/1000/(60*60*24)" office:value-type="time" office:time-value="PT03H15M59.304S" calcext:value-type="time">
            <text:p>03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04.91" calcext:value-type="float">
            <text:p>804.91</text:p>
          </table:table-cell>
          <table:table-cell office:value-type="float" office:value="1001.57" calcext:value-type="float">
            <text:p>1001.57</text:p>
          </table:table-cell>
        </table:table-row>
        <table:table-row table:style-name="ro1">
          <table:table-cell office:value-type="float" office:value="11775304" calcext:value-type="float">
            <text:p>11775304</text:p>
          </table:table-cell>
          <table:table-cell table:formula="of:=[.A738]/1000/(60*60*24)" office:value-type="time" office:time-value="PT03H16M15.304S" calcext:value-type="time">
            <text:p>03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05.97" calcext:value-type="float">
            <text:p>805.97</text:p>
          </table:table-cell>
          <table:table-cell office:value-type="float" office:value="1002.86" calcext:value-type="float">
            <text:p>1002.86</text:p>
          </table:table-cell>
        </table:table-row>
        <table:table-row table:style-name="ro1">
          <table:table-cell office:value-type="float" office:value="11791304" calcext:value-type="float">
            <text:p>11791304</text:p>
          </table:table-cell>
          <table:table-cell table:formula="of:=[.A739]/1000/(60*60*24)" office:value-type="time" office:time-value="PT03H16M31.304S" calcext:value-type="time">
            <text:p>03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07.04" calcext:value-type="float">
            <text:p>807.04</text:p>
          </table:table-cell>
          <table:table-cell office:value-type="float" office:value="1004.14" calcext:value-type="float">
            <text:p>1004.14</text:p>
          </table:table-cell>
        </table:table-row>
        <table:table-row table:style-name="ro1">
          <table:table-cell office:value-type="float" office:value="11807304" calcext:value-type="float">
            <text:p>11807304</text:p>
          </table:table-cell>
          <table:table-cell table:formula="of:=[.A740]/1000/(60*60*24)" office:value-type="time" office:time-value="PT03H16M47.304S" calcext:value-type="time">
            <text:p>03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08.1" calcext:value-type="float">
            <text:p>808.1</text:p>
          </table:table-cell>
          <table:table-cell office:value-type="float" office:value="1005.43" calcext:value-type="float">
            <text:p>1005.43</text:p>
          </table:table-cell>
        </table:table-row>
        <table:table-row table:style-name="ro1">
          <table:table-cell office:value-type="float" office:value="11823304" calcext:value-type="float">
            <text:p>11823304</text:p>
          </table:table-cell>
          <table:table-cell table:formula="of:=[.A741]/1000/(60*60*24)" office:value-type="time" office:time-value="PT03H17M03.304S" calcext:value-type="time">
            <text:p>03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09.17" calcext:value-type="float">
            <text:p>809.17</text:p>
          </table:table-cell>
          <table:table-cell office:value-type="float" office:value="1006.71" calcext:value-type="float">
            <text:p>1006.71</text:p>
          </table:table-cell>
        </table:table-row>
        <table:table-row table:style-name="ro1">
          <table:table-cell office:value-type="float" office:value="11839304" calcext:value-type="float">
            <text:p>11839304</text:p>
          </table:table-cell>
          <table:table-cell table:formula="of:=[.A742]/1000/(60*60*24)" office:value-type="time" office:time-value="PT03H17M19.304S" calcext:value-type="time">
            <text:p>03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10.23" calcext:value-type="float">
            <text:p>810.23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1855304" calcext:value-type="float">
            <text:p>11855304</text:p>
          </table:table-cell>
          <table:table-cell table:formula="of:=[.A743]/1000/(60*60*24)" office:value-type="time" office:time-value="PT03H17M35.304S" calcext:value-type="time">
            <text:p>03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11.29" calcext:value-type="float">
            <text:p>811.29</text:p>
          </table:table-cell>
          <table:table-cell office:value-type="float" office:value="1009.28" calcext:value-type="float">
            <text:p>1009.28</text:p>
          </table:table-cell>
        </table:table-row>
        <table:table-row table:style-name="ro1">
          <table:table-cell office:value-type="float" office:value="11871304" calcext:value-type="float">
            <text:p>11871304</text:p>
          </table:table-cell>
          <table:table-cell table:formula="of:=[.A744]/1000/(60*60*24)" office:value-type="time" office:time-value="PT03H17M51.304S" calcext:value-type="time">
            <text:p>03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812.36" calcext:value-type="float">
            <text:p>812.36</text:p>
          </table:table-cell>
          <table:table-cell office:value-type="float" office:value="1010.57" calcext:value-type="float">
            <text:p>1010.57</text:p>
          </table:table-cell>
        </table:table-row>
        <table:table-row table:style-name="ro1">
          <table:table-cell office:value-type="float" office:value="11887304" calcext:value-type="float">
            <text:p>11887304</text:p>
          </table:table-cell>
          <table:table-cell table:formula="of:=[.A745]/1000/(60*60*24)" office:value-type="time" office:time-value="PT03H18M07.304S" calcext:value-type="time">
            <text:p>03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13.42" calcext:value-type="float">
            <text:p>813.42</text:p>
          </table:table-cell>
          <table:table-cell office:value-type="float" office:value="1011.85" calcext:value-type="float">
            <text:p>1011.85</text:p>
          </table:table-cell>
        </table:table-row>
        <table:table-row table:style-name="ro1">
          <table:table-cell office:value-type="float" office:value="11903304" calcext:value-type="float">
            <text:p>11903304</text:p>
          </table:table-cell>
          <table:table-cell table:formula="of:=[.A746]/1000/(60*60*24)" office:value-type="time" office:time-value="PT03H18M23.304S" calcext:value-type="time">
            <text:p>03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3" calcext:value-type="float">
            <text:p>288.23</text:p>
          </table:table-cell>
          <table:table-cell office:value-type="float" office:value="814.49" calcext:value-type="float">
            <text:p>814.49</text:p>
          </table:table-cell>
          <table:table-cell office:value-type="float" office:value="1013.14" calcext:value-type="float">
            <text:p>1013.14</text:p>
          </table:table-cell>
        </table:table-row>
        <table:table-row table:style-name="ro1">
          <table:table-cell office:value-type="float" office:value="11919304" calcext:value-type="float">
            <text:p>11919304</text:p>
          </table:table-cell>
          <table:table-cell table:formula="of:=[.A747]/1000/(60*60*24)" office:value-type="time" office:time-value="PT03H18M39.304S" calcext:value-type="time">
            <text:p>03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15.55" calcext:value-type="float">
            <text:p>815.55</text:p>
          </table:table-cell>
          <table:table-cell office:value-type="float" office:value="1014.42" calcext:value-type="float">
            <text:p>1014.42</text:p>
          </table:table-cell>
        </table:table-row>
        <table:table-row table:style-name="ro1">
          <table:table-cell office:value-type="float" office:value="11935304" calcext:value-type="float">
            <text:p>11935304</text:p>
          </table:table-cell>
          <table:table-cell table:formula="of:=[.A748]/1000/(60*60*24)" office:value-type="time" office:time-value="PT03H18M55.304S" calcext:value-type="time">
            <text:p>03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16.62" calcext:value-type="float">
            <text:p>816.62</text:p>
          </table:table-cell>
          <table:table-cell office:value-type="float" office:value="1015.71" calcext:value-type="float">
            <text:p>1015.71</text:p>
          </table:table-cell>
        </table:table-row>
        <table:table-row table:style-name="ro1">
          <table:table-cell office:value-type="float" office:value="11951303" calcext:value-type="float">
            <text:p>11951303</text:p>
          </table:table-cell>
          <table:table-cell table:formula="of:=[.A749]/1000/(60*60*24)" office:value-type="time" office:time-value="PT03H19M11.303S" calcext:value-type="time">
            <text:p>03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817.68" calcext:value-type="float">
            <text:p>817.68</text:p>
          </table:table-cell>
          <table:table-cell office:value-type="float" office:value="1016.99" calcext:value-type="float">
            <text:p>1016.99</text:p>
          </table:table-cell>
        </table:table-row>
        <table:table-row table:style-name="ro1">
          <table:table-cell office:value-type="float" office:value="11967304" calcext:value-type="float">
            <text:p>11967304</text:p>
          </table:table-cell>
          <table:table-cell table:formula="of:=[.A750]/1000/(60*60*24)" office:value-type="time" office:time-value="PT03H19M27.304S" calcext:value-type="time">
            <text:p>03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18.74" calcext:value-type="float">
            <text:p>818.74</text:p>
          </table:table-cell>
          <table:table-cell office:value-type="float" office:value="1018.28" calcext:value-type="float">
            <text:p>1018.28</text:p>
          </table:table-cell>
        </table:table-row>
        <table:table-row table:style-name="ro1">
          <table:table-cell office:value-type="float" office:value="11983304" calcext:value-type="float">
            <text:p>11983304</text:p>
          </table:table-cell>
          <table:table-cell table:formula="of:=[.A751]/1000/(60*60*24)" office:value-type="time" office:time-value="PT03H19M43.304S" calcext:value-type="time">
            <text:p>03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19.81" calcext:value-type="float">
            <text:p>819.81</text:p>
          </table:table-cell>
          <table:table-cell office:value-type="float" office:value="1019.56" calcext:value-type="float">
            <text:p>1019.56</text:p>
          </table:table-cell>
        </table:table-row>
        <table:table-row table:style-name="ro1">
          <table:table-cell office:value-type="float" office:value="11999304" calcext:value-type="float">
            <text:p>11999304</text:p>
          </table:table-cell>
          <table:table-cell table:formula="of:=[.A752]/1000/(60*60*24)" office:value-type="time" office:time-value="PT03H19M59.304S" calcext:value-type="time">
            <text:p>03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820.87" calcext:value-type="float">
            <text:p>820.87</text:p>
          </table:table-cell>
          <table:table-cell office:value-type="float" office:value="1020.85" calcext:value-type="float">
            <text:p>1020.85</text:p>
          </table:table-cell>
        </table:table-row>
        <table:table-row table:style-name="ro1">
          <table:table-cell office:value-type="float" office:value="12015304" calcext:value-type="float">
            <text:p>12015304</text:p>
          </table:table-cell>
          <table:table-cell table:formula="of:=[.A753]/1000/(60*60*24)" office:value-type="time" office:time-value="PT03H20M15.304S" calcext:value-type="time">
            <text:p>03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21.94" calcext:value-type="float">
            <text:p>821.94</text:p>
          </table:table-cell>
          <table:table-cell office:value-type="float" office:value="1022.13" calcext:value-type="float">
            <text:p>1022.13</text:p>
          </table:table-cell>
        </table:table-row>
        <table:table-row table:style-name="ro1">
          <table:table-cell office:value-type="float" office:value="12031304" calcext:value-type="float">
            <text:p>12031304</text:p>
          </table:table-cell>
          <table:table-cell table:formula="of:=[.A754]/1000/(60*60*24)" office:value-type="time" office:time-value="PT03H20M31.304S" calcext:value-type="time">
            <text:p>03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23" calcext:value-type="float">
            <text:p>823</text:p>
          </table:table-cell>
          <table:table-cell office:value-type="float" office:value="1023.42" calcext:value-type="float">
            <text:p>1023.42</text:p>
          </table:table-cell>
        </table:table-row>
        <table:table-row table:style-name="ro1">
          <table:table-cell office:value-type="float" office:value="12047304" calcext:value-type="float">
            <text:p>12047304</text:p>
          </table:table-cell>
          <table:table-cell table:formula="of:=[.A755]/1000/(60*60*24)" office:value-type="time" office:time-value="PT03H20M47.304S" calcext:value-type="time">
            <text:p>03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24.07" calcext:value-type="float">
            <text:p>824.07</text:p>
          </table:table-cell>
          <table:table-cell office:value-type="float" office:value="1024.7" calcext:value-type="float">
            <text:p>1024.7</text:p>
          </table:table-cell>
        </table:table-row>
        <table:table-row table:style-name="ro1">
          <table:table-cell office:value-type="float" office:value="12063304" calcext:value-type="float">
            <text:p>12063304</text:p>
          </table:table-cell>
          <table:table-cell table:formula="of:=[.A756]/1000/(60*60*24)" office:value-type="time" office:time-value="PT03H21M03.304S" calcext:value-type="time">
            <text:p>03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25.13" calcext:value-type="float">
            <text:p>825.13</text:p>
          </table:table-cell>
          <table:table-cell office:value-type="float" office:value="1025.98" calcext:value-type="float">
            <text:p>1025.98</text:p>
          </table:table-cell>
        </table:table-row>
        <table:table-row table:style-name="ro1">
          <table:table-cell office:value-type="float" office:value="12079304" calcext:value-type="float">
            <text:p>12079304</text:p>
          </table:table-cell>
          <table:table-cell table:formula="of:=[.A757]/1000/(60*60*24)" office:value-type="time" office:time-value="PT03H21M19.304S" calcext:value-type="time">
            <text:p>03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826.19" calcext:value-type="float">
            <text:p>826.19</text:p>
          </table:table-cell>
          <table:table-cell office:value-type="float" office:value="1027.27" calcext:value-type="float">
            <text:p>1027.27</text:p>
          </table:table-cell>
        </table:table-row>
        <table:table-row table:style-name="ro1">
          <table:table-cell office:value-type="float" office:value="12095304" calcext:value-type="float">
            <text:p>12095304</text:p>
          </table:table-cell>
          <table:table-cell table:formula="of:=[.A758]/1000/(60*60*24)" office:value-type="time" office:time-value="PT03H21M35.304S" calcext:value-type="time">
            <text:p>03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27.26" calcext:value-type="float">
            <text:p>827.26</text:p>
          </table:table-cell>
          <table:table-cell office:value-type="float" office:value="1028.55" calcext:value-type="float">
            <text:p>1028.55</text:p>
          </table:table-cell>
        </table:table-row>
        <table:table-row table:style-name="ro1">
          <table:table-cell office:value-type="float" office:value="12111304" calcext:value-type="float">
            <text:p>12111304</text:p>
          </table:table-cell>
          <table:table-cell table:formula="of:=[.A759]/1000/(60*60*24)" office:value-type="time" office:time-value="PT03H21M51.304S" calcext:value-type="time">
            <text:p>03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28.32" calcext:value-type="float">
            <text:p>828.32</text:p>
          </table:table-cell>
          <table:table-cell office:value-type="float" office:value="1029.83" calcext:value-type="float">
            <text:p>1029.83</text:p>
          </table:table-cell>
        </table:table-row>
        <table:table-row table:style-name="ro1">
          <table:table-cell office:value-type="float" office:value="12127304" calcext:value-type="float">
            <text:p>12127304</text:p>
          </table:table-cell>
          <table:table-cell table:formula="of:=[.A760]/1000/(60*60*24)" office:value-type="time" office:time-value="PT03H22M07.304S" calcext:value-type="time">
            <text:p>03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29.39" calcext:value-type="float">
            <text:p>829.39</text:p>
          </table:table-cell>
          <table:table-cell office:value-type="float" office:value="1031.12" calcext:value-type="float">
            <text:p>1031.12</text:p>
          </table:table-cell>
        </table:table-row>
        <table:table-row table:style-name="ro1">
          <table:table-cell office:value-type="float" office:value="12143304" calcext:value-type="float">
            <text:p>12143304</text:p>
          </table:table-cell>
          <table:table-cell table:formula="of:=[.A761]/1000/(60*60*24)" office:value-type="time" office:time-value="PT03H22M23.304S" calcext:value-type="time">
            <text:p>03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830.45" calcext:value-type="float">
            <text:p>830.45</text:p>
          </table:table-cell>
          <table:table-cell office:value-type="float" office:value="1032.4" calcext:value-type="float">
            <text:p>1032.4</text:p>
          </table:table-cell>
        </table:table-row>
        <table:table-row table:style-name="ro1">
          <table:table-cell office:value-type="float" office:value="12159304" calcext:value-type="float">
            <text:p>12159304</text:p>
          </table:table-cell>
          <table:table-cell table:formula="of:=[.A762]/1000/(60*60*24)" office:value-type="time" office:time-value="PT03H22M39.304S" calcext:value-type="time">
            <text:p>03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31.51" calcext:value-type="float">
            <text:p>831.51</text:p>
          </table:table-cell>
          <table:table-cell office:value-type="float" office:value="1033.69" calcext:value-type="float">
            <text:p>1033.69</text:p>
          </table:table-cell>
        </table:table-row>
        <table:table-row table:style-name="ro1">
          <table:table-cell office:value-type="float" office:value="12175304" calcext:value-type="float">
            <text:p>12175304</text:p>
          </table:table-cell>
          <table:table-cell table:formula="of:=[.A763]/1000/(60*60*24)" office:value-type="time" office:time-value="PT03H22M55.304S" calcext:value-type="time">
            <text:p>03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32.58" calcext:value-type="float">
            <text:p>832.58</text:p>
          </table:table-cell>
          <table:table-cell office:value-type="float" office:value="1034.97" calcext:value-type="float">
            <text:p>1034.97</text:p>
          </table:table-cell>
        </table:table-row>
        <table:table-row table:style-name="ro1">
          <table:table-cell office:value-type="float" office:value="12191304" calcext:value-type="float">
            <text:p>12191304</text:p>
          </table:table-cell>
          <table:table-cell table:formula="of:=[.A764]/1000/(60*60*24)" office:value-type="time" office:time-value="PT03H23M11.304S" calcext:value-type="time">
            <text:p>03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33.64" calcext:value-type="float">
            <text:p>833.64</text:p>
          </table:table-cell>
          <table:table-cell office:value-type="float" office:value="1036.26" calcext:value-type="float">
            <text:p>1036.26</text:p>
          </table:table-cell>
        </table:table-row>
        <table:table-row table:style-name="ro1">
          <table:table-cell office:value-type="float" office:value="12207304" calcext:value-type="float">
            <text:p>12207304</text:p>
          </table:table-cell>
          <table:table-cell table:formula="of:=[.A765]/1000/(60*60*24)" office:value-type="time" office:time-value="PT03H23M27.304S" calcext:value-type="time">
            <text:p>03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34.71" calcext:value-type="float">
            <text:p>834.71</text:p>
          </table:table-cell>
          <table:table-cell office:value-type="float" office:value="1037.54" calcext:value-type="float">
            <text:p>1037.54</text:p>
          </table:table-cell>
        </table:table-row>
        <table:table-row table:style-name="ro1">
          <table:table-cell office:value-type="float" office:value="12223304" calcext:value-type="float">
            <text:p>12223304</text:p>
          </table:table-cell>
          <table:table-cell table:formula="of:=[.A766]/1000/(60*60*24)" office:value-type="time" office:time-value="PT03H23M43.304S" calcext:value-type="time">
            <text:p>03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35.77" calcext:value-type="float">
            <text:p>835.77</text:p>
          </table:table-cell>
          <table:table-cell office:value-type="float" office:value="1038.83" calcext:value-type="float">
            <text:p>1038.83</text:p>
          </table:table-cell>
        </table:table-row>
        <table:table-row table:style-name="ro1">
          <table:table-cell office:value-type="float" office:value="12239304" calcext:value-type="float">
            <text:p>12239304</text:p>
          </table:table-cell>
          <table:table-cell table:formula="of:=[.A767]/1000/(60*60*24)" office:value-type="time" office:time-value="PT03H23M59.304S" calcext:value-type="time">
            <text:p>03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36.83" calcext:value-type="float">
            <text:p>836.83</text:p>
          </table:table-cell>
          <table:table-cell office:value-type="float" office:value="1040.11" calcext:value-type="float">
            <text:p>1040.11</text:p>
          </table:table-cell>
        </table:table-row>
        <table:table-row table:style-name="ro1">
          <table:table-cell office:value-type="float" office:value="12255304" calcext:value-type="float">
            <text:p>12255304</text:p>
          </table:table-cell>
          <table:table-cell table:formula="of:=[.A768]/1000/(60*60*24)" office:value-type="time" office:time-value="PT03H24M15.304S" calcext:value-type="time">
            <text:p>03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837.9" calcext:value-type="float">
            <text:p>837.9</text:p>
          </table:table-cell>
          <table:table-cell office:value-type="float" office:value="1041.39" calcext:value-type="float">
            <text:p>1041.39</text:p>
          </table:table-cell>
        </table:table-row>
        <table:table-row table:style-name="ro1">
          <table:table-cell office:value-type="float" office:value="12271304" calcext:value-type="float">
            <text:p>12271304</text:p>
          </table:table-cell>
          <table:table-cell table:formula="of:=[.A769]/1000/(60*60*24)" office:value-type="time" office:time-value="PT03H24M31.304S" calcext:value-type="time">
            <text:p>03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38.96" calcext:value-type="float">
            <text:p>838.96</text:p>
          </table:table-cell>
          <table:table-cell office:value-type="float" office:value="1042.68" calcext:value-type="float">
            <text:p>1042.68</text:p>
          </table:table-cell>
        </table:table-row>
        <table:table-row table:style-name="ro1">
          <table:table-cell office:value-type="float" office:value="12287304" calcext:value-type="float">
            <text:p>12287304</text:p>
          </table:table-cell>
          <table:table-cell table:formula="of:=[.A770]/1000/(60*60*24)" office:value-type="time" office:time-value="PT03H24M47.304S" calcext:value-type="time">
            <text:p>03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40.03" calcext:value-type="float">
            <text:p>840.03</text:p>
          </table:table-cell>
          <table:table-cell office:value-type="float" office:value="1043.96" calcext:value-type="float">
            <text:p>1043.96</text:p>
          </table:table-cell>
        </table:table-row>
        <table:table-row table:style-name="ro1">
          <table:table-cell office:value-type="float" office:value="12303304" calcext:value-type="float">
            <text:p>12303304</text:p>
          </table:table-cell>
          <table:table-cell table:formula="of:=[.A771]/1000/(60*60*24)" office:value-type="time" office:time-value="PT03H25M03.304S" calcext:value-type="time">
            <text:p>03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41.09" calcext:value-type="float">
            <text:p>841.09</text:p>
          </table:table-cell>
          <table:table-cell office:value-type="float" office:value="1045.24" calcext:value-type="float">
            <text:p>1045.24</text:p>
          </table:table-cell>
        </table:table-row>
        <table:table-row table:style-name="ro1">
          <table:table-cell office:value-type="float" office:value="12319304" calcext:value-type="float">
            <text:p>12319304</text:p>
          </table:table-cell>
          <table:table-cell table:formula="of:=[.A772]/1000/(60*60*24)" office:value-type="time" office:time-value="PT03H25M19.304S" calcext:value-type="time">
            <text:p>03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842.15" calcext:value-type="float">
            <text:p>842.15</text:p>
          </table:table-cell>
          <table:table-cell office:value-type="float" office:value="1046.53" calcext:value-type="float">
            <text:p>1046.53</text:p>
          </table:table-cell>
        </table:table-row>
        <table:table-row table:style-name="ro1">
          <table:table-cell office:value-type="float" office:value="12335304" calcext:value-type="float">
            <text:p>12335304</text:p>
          </table:table-cell>
          <table:table-cell table:formula="of:=[.A773]/1000/(60*60*24)" office:value-type="time" office:time-value="PT03H25M35.304S" calcext:value-type="time">
            <text:p>03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43.22" calcext:value-type="float">
            <text:p>843.22</text:p>
          </table:table-cell>
          <table:table-cell office:value-type="float" office:value="1047.81" calcext:value-type="float">
            <text:p>1047.81</text:p>
          </table:table-cell>
        </table:table-row>
        <table:table-row table:style-name="ro1">
          <table:table-cell office:value-type="float" office:value="12351304" calcext:value-type="float">
            <text:p>12351304</text:p>
          </table:table-cell>
          <table:table-cell table:formula="of:=[.A774]/1000/(60*60*24)" office:value-type="time" office:time-value="PT03H25M51.304S" calcext:value-type="time">
            <text:p>03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44.28" calcext:value-type="float">
            <text:p>844.28</text:p>
          </table:table-cell>
          <table:table-cell office:value-type="float" office:value="1049.09" calcext:value-type="float">
            <text:p>1049.09</text:p>
          </table:table-cell>
        </table:table-row>
        <table:table-row table:style-name="ro1">
          <table:table-cell office:value-type="float" office:value="12367304" calcext:value-type="float">
            <text:p>12367304</text:p>
          </table:table-cell>
          <table:table-cell table:formula="of:=[.A775]/1000/(60*60*24)" office:value-type="time" office:time-value="PT03H26M07.304S" calcext:value-type="time">
            <text:p>03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45.34" calcext:value-type="float">
            <text:p>845.34</text:p>
          </table:table-cell>
          <table:table-cell office:value-type="float" office:value="1050.38" calcext:value-type="float">
            <text:p>1050.38</text:p>
          </table:table-cell>
        </table:table-row>
        <table:table-row table:style-name="ro1">
          <table:table-cell office:value-type="float" office:value="12383304" calcext:value-type="float">
            <text:p>12383304</text:p>
          </table:table-cell>
          <table:table-cell table:formula="of:=[.A776]/1000/(60*60*24)" office:value-type="time" office:time-value="PT03H26M23.304S" calcext:value-type="time">
            <text:p>03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46.41" calcext:value-type="float">
            <text:p>846.41</text:p>
          </table:table-cell>
          <table:table-cell office:value-type="float" office:value="1051.66" calcext:value-type="float">
            <text:p>1051.66</text:p>
          </table:table-cell>
        </table:table-row>
        <table:table-row table:style-name="ro1">
          <table:table-cell office:value-type="float" office:value="12399304" calcext:value-type="float">
            <text:p>12399304</text:p>
          </table:table-cell>
          <table:table-cell table:formula="of:=[.A777]/1000/(60*60*24)" office:value-type="time" office:time-value="PT03H26M39.304S" calcext:value-type="time">
            <text:p>03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47.47" calcext:value-type="float">
            <text:p>847.47</text:p>
          </table:table-cell>
          <table:table-cell office:value-type="float" office:value="1052.94" calcext:value-type="float">
            <text:p>1052.94</text:p>
          </table:table-cell>
        </table:table-row>
        <table:table-row table:style-name="ro1">
          <table:table-cell office:value-type="float" office:value="12415304" calcext:value-type="float">
            <text:p>12415304</text:p>
          </table:table-cell>
          <table:table-cell table:formula="of:=[.A778]/1000/(60*60*24)" office:value-type="time" office:time-value="PT03H26M55.304S" calcext:value-type="time">
            <text:p>03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48.53" calcext:value-type="float">
            <text:p>848.53</text:p>
          </table:table-cell>
          <table:table-cell office:value-type="float" office:value="1054.23" calcext:value-type="float">
            <text:p>1054.23</text:p>
          </table:table-cell>
        </table:table-row>
        <table:table-row table:style-name="ro1">
          <table:table-cell office:value-type="float" office:value="12431304" calcext:value-type="float">
            <text:p>12431304</text:p>
          </table:table-cell>
          <table:table-cell table:formula="of:=[.A779]/1000/(60*60*24)" office:value-type="time" office:time-value="PT03H27M11.304S" calcext:value-type="time">
            <text:p>03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49.6" calcext:value-type="float">
            <text:p>849.6</text:p>
          </table:table-cell>
          <table:table-cell office:value-type="float" office:value="1055.51" calcext:value-type="float">
            <text:p>1055.51</text:p>
          </table:table-cell>
        </table:table-row>
        <table:table-row table:style-name="ro1">
          <table:table-cell office:value-type="float" office:value="12447304" calcext:value-type="float">
            <text:p>12447304</text:p>
          </table:table-cell>
          <table:table-cell table:formula="of:=[.A780]/1000/(60*60*24)" office:value-type="time" office:time-value="PT03H27M27.304S" calcext:value-type="time">
            <text:p>03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50.66" calcext:value-type="float">
            <text:p>850.66</text:p>
          </table:table-cell>
          <table:table-cell office:value-type="float" office:value="1056.79" calcext:value-type="float">
            <text:p>1056.79</text:p>
          </table:table-cell>
        </table:table-row>
        <table:table-row table:style-name="ro1">
          <table:table-cell office:value-type="float" office:value="12463304" calcext:value-type="float">
            <text:p>12463304</text:p>
          </table:table-cell>
          <table:table-cell table:formula="of:=[.A781]/1000/(60*60*24)" office:value-type="time" office:time-value="PT03H27M43.304S" calcext:value-type="time">
            <text:p>03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51.72" calcext:value-type="float">
            <text:p>851.72</text:p>
          </table:table-cell>
          <table:table-cell office:value-type="float" office:value="1058.07" calcext:value-type="float">
            <text:p>1058.07</text:p>
          </table:table-cell>
        </table:table-row>
        <table:table-row table:style-name="ro1">
          <table:table-cell office:value-type="float" office:value="12479304" calcext:value-type="float">
            <text:p>12479304</text:p>
          </table:table-cell>
          <table:table-cell table:formula="of:=[.A782]/1000/(60*60*24)" office:value-type="time" office:time-value="PT03H27M59.304S" calcext:value-type="time">
            <text:p>03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52.79" calcext:value-type="float">
            <text:p>852.79</text:p>
          </table:table-cell>
          <table:table-cell office:value-type="float" office:value="1059.36" calcext:value-type="float">
            <text:p>1059.36</text:p>
          </table:table-cell>
        </table:table-row>
        <table:table-row table:style-name="ro1">
          <table:table-cell office:value-type="float" office:value="12495304" calcext:value-type="float">
            <text:p>12495304</text:p>
          </table:table-cell>
          <table:table-cell table:formula="of:=[.A783]/1000/(60*60*24)" office:value-type="time" office:time-value="PT03H28M15.304S" calcext:value-type="time">
            <text:p>03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53.85" calcext:value-type="float">
            <text:p>853.85</text:p>
          </table:table-cell>
          <table:table-cell office:value-type="float" office:value="1060.64" calcext:value-type="float">
            <text:p>1060.64</text:p>
          </table:table-cell>
        </table:table-row>
        <table:table-row table:style-name="ro1">
          <table:table-cell office:value-type="float" office:value="12511304" calcext:value-type="float">
            <text:p>12511304</text:p>
          </table:table-cell>
          <table:table-cell table:formula="of:=[.A784]/1000/(60*60*24)" office:value-type="time" office:time-value="PT03H28M31.304S" calcext:value-type="time">
            <text:p>03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54.91" calcext:value-type="float">
            <text:p>854.91</text:p>
          </table:table-cell>
          <table:table-cell office:value-type="float" office:value="1061.92" calcext:value-type="float">
            <text:p>1061.92</text:p>
          </table:table-cell>
        </table:table-row>
        <table:table-row table:style-name="ro1">
          <table:table-cell office:value-type="float" office:value="12527304" calcext:value-type="float">
            <text:p>12527304</text:p>
          </table:table-cell>
          <table:table-cell table:formula="of:=[.A785]/1000/(60*60*24)" office:value-type="time" office:time-value="PT03H28M47.304S" calcext:value-type="time">
            <text:p>03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55.98" calcext:value-type="float">
            <text:p>855.98</text:p>
          </table:table-cell>
          <table:table-cell office:value-type="float" office:value="1063.21" calcext:value-type="float">
            <text:p>1063.21</text:p>
          </table:table-cell>
        </table:table-row>
        <table:table-row table:style-name="ro1">
          <table:table-cell office:value-type="float" office:value="12543304" calcext:value-type="float">
            <text:p>12543304</text:p>
          </table:table-cell>
          <table:table-cell table:formula="of:=[.A786]/1000/(60*60*24)" office:value-type="time" office:time-value="PT03H29M03.304S" calcext:value-type="time">
            <text:p>03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57.04" calcext:value-type="float">
            <text:p>857.04</text:p>
          </table:table-cell>
          <table:table-cell office:value-type="float" office:value="1064.49" calcext:value-type="float">
            <text:p>1064.49</text:p>
          </table:table-cell>
        </table:table-row>
        <table:table-row table:style-name="ro1">
          <table:table-cell office:value-type="float" office:value="12559304" calcext:value-type="float">
            <text:p>12559304</text:p>
          </table:table-cell>
          <table:table-cell table:formula="of:=[.A787]/1000/(60*60*24)" office:value-type="time" office:time-value="PT03H29M19.304S" calcext:value-type="time">
            <text:p>03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58.1" calcext:value-type="float">
            <text:p>858.1</text:p>
          </table:table-cell>
          <table:table-cell office:value-type="float" office:value="1065.77" calcext:value-type="float">
            <text:p>1065.77</text:p>
          </table:table-cell>
        </table:table-row>
        <table:table-row table:style-name="ro1">
          <table:table-cell office:value-type="float" office:value="12575304" calcext:value-type="float">
            <text:p>12575304</text:p>
          </table:table-cell>
          <table:table-cell table:formula="of:=[.A788]/1000/(60*60*24)" office:value-type="time" office:time-value="PT03H29M35.304S" calcext:value-type="time">
            <text:p>03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59.17" calcext:value-type="float">
            <text:p>859.17</text:p>
          </table:table-cell>
          <table:table-cell office:value-type="float" office:value="1067.05" calcext:value-type="float">
            <text:p>1067.05</text:p>
          </table:table-cell>
        </table:table-row>
        <table:table-row table:style-name="ro1">
          <table:table-cell office:value-type="float" office:value="12591304" calcext:value-type="float">
            <text:p>12591304</text:p>
          </table:table-cell>
          <table:table-cell table:formula="of:=[.A789]/1000/(60*60*24)" office:value-type="time" office:time-value="PT03H29M51.304S" calcext:value-type="time">
            <text:p>03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60.23" calcext:value-type="float">
            <text:p>860.23</text:p>
          </table:table-cell>
          <table:table-cell office:value-type="float" office:value="1068.33" calcext:value-type="float">
            <text:p>1068.33</text:p>
          </table:table-cell>
        </table:table-row>
        <table:table-row table:style-name="ro1">
          <table:table-cell office:value-type="float" office:value="12607304" calcext:value-type="float">
            <text:p>12607304</text:p>
          </table:table-cell>
          <table:table-cell table:formula="of:=[.A790]/1000/(60*60*24)" office:value-type="time" office:time-value="PT03H30M07.304S" calcext:value-type="time">
            <text:p>03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61.29" calcext:value-type="float">
            <text:p>861.29</text:p>
          </table:table-cell>
          <table:table-cell office:value-type="float" office:value="1069.61" calcext:value-type="float">
            <text:p>1069.61</text:p>
          </table:table-cell>
        </table:table-row>
        <table:table-row table:style-name="ro1">
          <table:table-cell office:value-type="float" office:value="12623304" calcext:value-type="float">
            <text:p>12623304</text:p>
          </table:table-cell>
          <table:table-cell table:formula="of:=[.A791]/1000/(60*60*24)" office:value-type="time" office:time-value="PT03H30M23.304S" calcext:value-type="time">
            <text:p>03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862.36" calcext:value-type="float">
            <text:p>862.36</text:p>
          </table:table-cell>
          <table:table-cell office:value-type="float" office:value="1070.9" calcext:value-type="float">
            <text:p>1070.9</text:p>
          </table:table-cell>
        </table:table-row>
        <table:table-row table:style-name="ro1">
          <table:table-cell office:value-type="float" office:value="12639304" calcext:value-type="float">
            <text:p>12639304</text:p>
          </table:table-cell>
          <table:table-cell table:formula="of:=[.A792]/1000/(60*60*24)" office:value-type="time" office:time-value="PT03H30M39.304S" calcext:value-type="time">
            <text:p>03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863.42" calcext:value-type="float">
            <text:p>863.42</text:p>
          </table:table-cell>
          <table:table-cell office:value-type="float" office:value="1072.18" calcext:value-type="float">
            <text:p>1072.18</text:p>
          </table:table-cell>
        </table:table-row>
        <table:table-row table:style-name="ro1">
          <table:table-cell office:value-type="float" office:value="12655304" calcext:value-type="float">
            <text:p>12655304</text:p>
          </table:table-cell>
          <table:table-cell table:formula="of:=[.A793]/1000/(60*60*24)" office:value-type="time" office:time-value="PT03H30M55.304S" calcext:value-type="time">
            <text:p>03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64.49" calcext:value-type="float">
            <text:p>864.49</text:p>
          </table:table-cell>
          <table:table-cell office:value-type="float" office:value="1073.46" calcext:value-type="float">
            <text:p>1073.46</text:p>
          </table:table-cell>
        </table:table-row>
        <table:table-row table:style-name="ro1">
          <table:table-cell office:value-type="float" office:value="12671304" calcext:value-type="float">
            <text:p>12671304</text:p>
          </table:table-cell>
          <table:table-cell table:formula="of:=[.A794]/1000/(60*60*24)" office:value-type="time" office:time-value="PT03H31M11.304S" calcext:value-type="time">
            <text:p>03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65.55" calcext:value-type="float">
            <text:p>865.55</text:p>
          </table:table-cell>
          <table:table-cell office:value-type="float" office:value="1074.74" calcext:value-type="float">
            <text:p>1074.74</text:p>
          </table:table-cell>
        </table:table-row>
        <table:table-row table:style-name="ro1">
          <table:table-cell office:value-type="float" office:value="12687304" calcext:value-type="float">
            <text:p>12687304</text:p>
          </table:table-cell>
          <table:table-cell table:formula="of:=[.A795]/1000/(60*60*24)" office:value-type="time" office:time-value="PT03H31M27.304S" calcext:value-type="time">
            <text:p>03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866.61" calcext:value-type="float">
            <text:p>866.61</text:p>
          </table:table-cell>
          <table:table-cell office:value-type="float" office:value="1076.02" calcext:value-type="float">
            <text:p>1076.02</text:p>
          </table:table-cell>
        </table:table-row>
        <table:table-row table:style-name="ro1">
          <table:table-cell office:value-type="float" office:value="12703304" calcext:value-type="float">
            <text:p>12703304</text:p>
          </table:table-cell>
          <table:table-cell table:formula="of:=[.A796]/1000/(60*60*24)" office:value-type="time" office:time-value="PT03H31M43.304S" calcext:value-type="time">
            <text:p>03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67.68" calcext:value-type="float">
            <text:p>867.68</text:p>
          </table:table-cell>
          <table:table-cell office:value-type="float" office:value="1077.3" calcext:value-type="float">
            <text:p>1077.3</text:p>
          </table:table-cell>
        </table:table-row>
        <table:table-row table:style-name="ro1">
          <table:table-cell office:value-type="float" office:value="12719304" calcext:value-type="float">
            <text:p>12719304</text:p>
          </table:table-cell>
          <table:table-cell table:formula="of:=[.A797]/1000/(60*60*24)" office:value-type="time" office:time-value="PT03H31M59.304S" calcext:value-type="time">
            <text:p>03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68.74" calcext:value-type="float">
            <text:p>868.74</text:p>
          </table:table-cell>
          <table:table-cell office:value-type="float" office:value="1078.58" calcext:value-type="float">
            <text:p>1078.58</text:p>
          </table:table-cell>
        </table:table-row>
        <table:table-row table:style-name="ro1">
          <table:table-cell office:value-type="float" office:value="12735304" calcext:value-type="float">
            <text:p>12735304</text:p>
          </table:table-cell>
          <table:table-cell table:formula="of:=[.A798]/1000/(60*60*24)" office:value-type="time" office:time-value="PT03H32M15.304S" calcext:value-type="time">
            <text:p>03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69.8" calcext:value-type="float">
            <text:p>869.8</text:p>
          </table:table-cell>
          <table:table-cell office:value-type="float" office:value="1079.86" calcext:value-type="float">
            <text:p>1079.86</text:p>
          </table:table-cell>
        </table:table-row>
        <table:table-row table:style-name="ro1">
          <table:table-cell office:value-type="float" office:value="12751304" calcext:value-type="float">
            <text:p>12751304</text:p>
          </table:table-cell>
          <table:table-cell table:formula="of:=[.A799]/1000/(60*60*24)" office:value-type="time" office:time-value="PT03H32M31.304S" calcext:value-type="time">
            <text:p>03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70.87" calcext:value-type="float">
            <text:p>870.87</text:p>
          </table:table-cell>
          <table:table-cell office:value-type="float" office:value="1081.14" calcext:value-type="float">
            <text:p>1081.14</text:p>
          </table:table-cell>
        </table:table-row>
        <table:table-row table:style-name="ro1">
          <table:table-cell office:value-type="float" office:value="12767304" calcext:value-type="float">
            <text:p>12767304</text:p>
          </table:table-cell>
          <table:table-cell table:formula="of:=[.A800]/1000/(60*60*24)" office:value-type="time" office:time-value="PT03H32M47.304S" calcext:value-type="time">
            <text:p>03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71.93" calcext:value-type="float">
            <text:p>871.93</text:p>
          </table:table-cell>
          <table:table-cell office:value-type="float" office:value="1082.43" calcext:value-type="float">
            <text:p>1082.43</text:p>
          </table:table-cell>
        </table:table-row>
        <table:table-row table:style-name="ro1">
          <table:table-cell office:value-type="float" office:value="12783304" calcext:value-type="float">
            <text:p>12783304</text:p>
          </table:table-cell>
          <table:table-cell table:formula="of:=[.A801]/1000/(60*60*24)" office:value-type="time" office:time-value="PT03H33M03.304S" calcext:value-type="time">
            <text:p>03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72.99" calcext:value-type="float">
            <text:p>872.99</text:p>
          </table:table-cell>
          <table:table-cell office:value-type="float" office:value="1083.71" calcext:value-type="float">
            <text:p>1083.71</text:p>
          </table:table-cell>
        </table:table-row>
        <table:table-row table:style-name="ro1">
          <table:table-cell office:value-type="float" office:value="12799304" calcext:value-type="float">
            <text:p>12799304</text:p>
          </table:table-cell>
          <table:table-cell table:formula="of:=[.A802]/1000/(60*60*24)" office:value-type="time" office:time-value="PT03H33M19.304S" calcext:value-type="time">
            <text:p>03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74.06" calcext:value-type="float">
            <text:p>874.06</text:p>
          </table:table-cell>
          <table:table-cell office:value-type="float" office:value="1084.99" calcext:value-type="float">
            <text:p>1084.99</text:p>
          </table:table-cell>
        </table:table-row>
        <table:table-row table:style-name="ro1">
          <table:table-cell office:value-type="float" office:value="12815304" calcext:value-type="float">
            <text:p>12815304</text:p>
          </table:table-cell>
          <table:table-cell table:formula="of:=[.A803]/1000/(60*60*24)" office:value-type="time" office:time-value="PT03H33M35.304S" calcext:value-type="time">
            <text:p>03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75.12" calcext:value-type="float">
            <text:p>875.12</text:p>
          </table:table-cell>
          <table:table-cell office:value-type="float" office:value="1086.27" calcext:value-type="float">
            <text:p>1086.27</text:p>
          </table:table-cell>
        </table:table-row>
        <table:table-row table:style-name="ro1">
          <table:table-cell office:value-type="float" office:value="12831304" calcext:value-type="float">
            <text:p>12831304</text:p>
          </table:table-cell>
          <table:table-cell table:formula="of:=[.A804]/1000/(60*60*24)" office:value-type="time" office:time-value="PT03H33M51.304S" calcext:value-type="time">
            <text:p>03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876.18" calcext:value-type="float">
            <text:p>876.18</text:p>
          </table:table-cell>
          <table:table-cell office:value-type="float" office:value="1087.55" calcext:value-type="float">
            <text:p>1087.55</text:p>
          </table:table-cell>
        </table:table-row>
        <table:table-row table:style-name="ro1">
          <table:table-cell office:value-type="float" office:value="12847304" calcext:value-type="float">
            <text:p>12847304</text:p>
          </table:table-cell>
          <table:table-cell table:formula="of:=[.A805]/1000/(60*60*24)" office:value-type="time" office:time-value="PT03H34M07.304S" calcext:value-type="time">
            <text:p>03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77.25" calcext:value-type="float">
            <text:p>877.25</text:p>
          </table:table-cell>
          <table:table-cell office:value-type="float" office:value="1088.83" calcext:value-type="float">
            <text:p>1088.83</text:p>
          </table:table-cell>
        </table:table-row>
        <table:table-row table:style-name="ro1">
          <table:table-cell office:value-type="float" office:value="12863304" calcext:value-type="float">
            <text:p>12863304</text:p>
          </table:table-cell>
          <table:table-cell table:formula="of:=[.A806]/1000/(60*60*24)" office:value-type="time" office:time-value="PT03H34M23.304S" calcext:value-type="time">
            <text:p>03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878.31" calcext:value-type="float">
            <text:p>878.31</text:p>
          </table:table-cell>
          <table:table-cell office:value-type="float" office:value="1090.11" calcext:value-type="float">
            <text:p>1090.11</text:p>
          </table:table-cell>
        </table:table-row>
        <table:table-row table:style-name="ro1">
          <table:table-cell office:value-type="float" office:value="12879304" calcext:value-type="float">
            <text:p>12879304</text:p>
          </table:table-cell>
          <table:table-cell table:formula="of:=[.A807]/1000/(60*60*24)" office:value-type="time" office:time-value="PT03H34M39.304S" calcext:value-type="time">
            <text:p>03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79.37" calcext:value-type="float">
            <text:p>879.37</text:p>
          </table:table-cell>
          <table:table-cell office:value-type="float" office:value="1091.39" calcext:value-type="float">
            <text:p>1091.39</text:p>
          </table:table-cell>
        </table:table-row>
        <table:table-row table:style-name="ro1">
          <table:table-cell office:value-type="float" office:value="12895304" calcext:value-type="float">
            <text:p>12895304</text:p>
          </table:table-cell>
          <table:table-cell table:formula="of:=[.A808]/1000/(60*60*24)" office:value-type="time" office:time-value="PT03H34M55.304S" calcext:value-type="time">
            <text:p>03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80.44" calcext:value-type="float">
            <text:p>880.44</text:p>
          </table:table-cell>
          <table:table-cell office:value-type="float" office:value="1092.67" calcext:value-type="float">
            <text:p>1092.67</text:p>
          </table:table-cell>
        </table:table-row>
        <table:table-row table:style-name="ro1">
          <table:table-cell office:value-type="float" office:value="12911304" calcext:value-type="float">
            <text:p>12911304</text:p>
          </table:table-cell>
          <table:table-cell table:formula="of:=[.A809]/1000/(60*60*24)" office:value-type="time" office:time-value="PT03H35M11.304S" calcext:value-type="time">
            <text:p>03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881.5" calcext:value-type="float">
            <text:p>881.5</text:p>
          </table:table-cell>
          <table:table-cell office:value-type="float" office:value="1093.95" calcext:value-type="float">
            <text:p>1093.95</text:p>
          </table:table-cell>
        </table:table-row>
        <table:table-row table:style-name="ro1">
          <table:table-cell office:value-type="float" office:value="12927304" calcext:value-type="float">
            <text:p>12927304</text:p>
          </table:table-cell>
          <table:table-cell table:formula="of:=[.A810]/1000/(60*60*24)" office:value-type="time" office:time-value="PT03H35M27.304S" calcext:value-type="time">
            <text:p>03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82.56" calcext:value-type="float">
            <text:p>882.56</text:p>
          </table:table-cell>
          <table:table-cell office:value-type="float" office:value="1095.23" calcext:value-type="float">
            <text:p>1095.23</text:p>
          </table:table-cell>
        </table:table-row>
        <table:table-row table:style-name="ro1">
          <table:table-cell office:value-type="float" office:value="12943304" calcext:value-type="float">
            <text:p>12943304</text:p>
          </table:table-cell>
          <table:table-cell table:formula="of:=[.A811]/1000/(60*60*24)" office:value-type="time" office:time-value="PT03H35M43.304S" calcext:value-type="time">
            <text:p>03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83.62" calcext:value-type="float">
            <text:p>883.62</text:p>
          </table:table-cell>
          <table:table-cell office:value-type="float" office:value="1096.5" calcext:value-type="float">
            <text:p>1096.5</text:p>
          </table:table-cell>
        </table:table-row>
        <table:table-row table:style-name="ro1">
          <table:table-cell office:value-type="float" office:value="12959304" calcext:value-type="float">
            <text:p>12959304</text:p>
          </table:table-cell>
          <table:table-cell table:formula="of:=[.A812]/1000/(60*60*24)" office:value-type="time" office:time-value="PT03H35M59.304S" calcext:value-type="time">
            <text:p>03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84.69" calcext:value-type="float">
            <text:p>884.69</text:p>
          </table:table-cell>
          <table:table-cell office:value-type="float" office:value="1097.78" calcext:value-type="float">
            <text:p>1097.78</text:p>
          </table:table-cell>
        </table:table-row>
        <table:table-row table:style-name="ro1">
          <table:table-cell office:value-type="float" office:value="12975304" calcext:value-type="float">
            <text:p>12975304</text:p>
          </table:table-cell>
          <table:table-cell table:formula="of:=[.A813]/1000/(60*60*24)" office:value-type="time" office:time-value="PT03H36M15.304S" calcext:value-type="time">
            <text:p>03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885.75" calcext:value-type="float">
            <text:p>885.75</text:p>
          </table:table-cell>
          <table:table-cell office:value-type="float" office:value="1099.06" calcext:value-type="float">
            <text:p>1099.06</text:p>
          </table:table-cell>
        </table:table-row>
        <table:table-row table:style-name="ro1">
          <table:table-cell office:value-type="float" office:value="12991304" calcext:value-type="float">
            <text:p>12991304</text:p>
          </table:table-cell>
          <table:table-cell table:formula="of:=[.A814]/1000/(60*60*24)" office:value-type="time" office:time-value="PT03H36M31.304S" calcext:value-type="time">
            <text:p>03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886.81" calcext:value-type="float">
            <text:p>886.81</text:p>
          </table:table-cell>
          <table:table-cell office:value-type="float" office:value="1100.34" calcext:value-type="float">
            <text:p>1100.34</text:p>
          </table:table-cell>
        </table:table-row>
        <table:table-row table:style-name="ro1">
          <table:table-cell office:value-type="float" office:value="13007304" calcext:value-type="float">
            <text:p>13007304</text:p>
          </table:table-cell>
          <table:table-cell table:formula="of:=[.A815]/1000/(60*60*24)" office:value-type="time" office:time-value="PT03H36M47.304S" calcext:value-type="time">
            <text:p>03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87.88" calcext:value-type="float">
            <text:p>887.88</text:p>
          </table:table-cell>
          <table:table-cell office:value-type="float" office:value="1101.62" calcext:value-type="float">
            <text:p>1101.62</text:p>
          </table:table-cell>
        </table:table-row>
        <table:table-row table:style-name="ro1">
          <table:table-cell office:value-type="float" office:value="13023304" calcext:value-type="float">
            <text:p>13023304</text:p>
          </table:table-cell>
          <table:table-cell table:formula="of:=[.A816]/1000/(60*60*24)" office:value-type="time" office:time-value="PT03H37M03.304S" calcext:value-type="time">
            <text:p>03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88.94" calcext:value-type="float">
            <text:p>888.94</text:p>
          </table:table-cell>
          <table:table-cell office:value-type="float" office:value="1102.9" calcext:value-type="float">
            <text:p>1102.9</text:p>
          </table:table-cell>
        </table:table-row>
        <table:table-row table:style-name="ro1">
          <table:table-cell office:value-type="float" office:value="13039304" calcext:value-type="float">
            <text:p>13039304</text:p>
          </table:table-cell>
          <table:table-cell table:formula="of:=[.A817]/1000/(60*60*24)" office:value-type="time" office:time-value="PT03H37M19.304S" calcext:value-type="time">
            <text:p>03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90" calcext:value-type="float">
            <text:p>890</text:p>
          </table:table-cell>
          <table:table-cell office:value-type="float" office:value="1104.18" calcext:value-type="float">
            <text:p>1104.18</text:p>
          </table:table-cell>
        </table:table-row>
        <table:table-row table:style-name="ro1">
          <table:table-cell office:value-type="float" office:value="13055304" calcext:value-type="float">
            <text:p>13055304</text:p>
          </table:table-cell>
          <table:table-cell table:formula="of:=[.A818]/1000/(60*60*24)" office:value-type="time" office:time-value="PT03H37M35.304S" calcext:value-type="time">
            <text:p>03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91.06" calcext:value-type="float">
            <text:p>891.06</text:p>
          </table:table-cell>
          <table:table-cell office:value-type="float" office:value="1105.46" calcext:value-type="float">
            <text:p>1105.46</text:p>
          </table:table-cell>
        </table:table-row>
        <table:table-row table:style-name="ro1">
          <table:table-cell office:value-type="float" office:value="13071304" calcext:value-type="float">
            <text:p>13071304</text:p>
          </table:table-cell>
          <table:table-cell table:formula="of:=[.A819]/1000/(60*60*24)" office:value-type="time" office:time-value="PT03H37M51.304S" calcext:value-type="time">
            <text:p>03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92.13" calcext:value-type="float">
            <text:p>892.13</text:p>
          </table:table-cell>
          <table:table-cell office:value-type="float" office:value="1106.74" calcext:value-type="float">
            <text:p>1106.74</text:p>
          </table:table-cell>
        </table:table-row>
        <table:table-row table:style-name="ro1">
          <table:table-cell office:value-type="float" office:value="13087304" calcext:value-type="float">
            <text:p>13087304</text:p>
          </table:table-cell>
          <table:table-cell table:formula="of:=[.A820]/1000/(60*60*24)" office:value-type="time" office:time-value="PT03H38M07.304S" calcext:value-type="time">
            <text:p>03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93.19" calcext:value-type="float">
            <text:p>893.19</text:p>
          </table:table-cell>
          <table:table-cell office:value-type="float" office:value="1108.02" calcext:value-type="float">
            <text:p>1108.02</text:p>
          </table:table-cell>
        </table:table-row>
        <table:table-row table:style-name="ro1">
          <table:table-cell office:value-type="float" office:value="13103304" calcext:value-type="float">
            <text:p>13103304</text:p>
          </table:table-cell>
          <table:table-cell table:formula="of:=[.A821]/1000/(60*60*24)" office:value-type="time" office:time-value="PT03H38M23.304S" calcext:value-type="time">
            <text:p>03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94.25" calcext:value-type="float">
            <text:p>894.25</text:p>
          </table:table-cell>
          <table:table-cell office:value-type="float" office:value="1109.3" calcext:value-type="float">
            <text:p>1109.3</text:p>
          </table:table-cell>
        </table:table-row>
        <table:table-row table:style-name="ro1">
          <table:table-cell office:value-type="float" office:value="13119304" calcext:value-type="float">
            <text:p>13119304</text:p>
          </table:table-cell>
          <table:table-cell table:formula="of:=[.A822]/1000/(60*60*24)" office:value-type="time" office:time-value="PT03H38M39.304S" calcext:value-type="time">
            <text:p>03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95.31" calcext:value-type="float">
            <text:p>895.31</text:p>
          </table:table-cell>
          <table:table-cell office:value-type="float" office:value="1110.59" calcext:value-type="float">
            <text:p>1110.59</text:p>
          </table:table-cell>
        </table:table-row>
        <table:table-row table:style-name="ro1">
          <table:table-cell office:value-type="float" office:value="13135304" calcext:value-type="float">
            <text:p>13135304</text:p>
          </table:table-cell>
          <table:table-cell table:formula="of:=[.A823]/1000/(60*60*24)" office:value-type="time" office:time-value="PT03H38M55.304S" calcext:value-type="time">
            <text:p>03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96.38" calcext:value-type="float">
            <text:p>896.38</text:p>
          </table:table-cell>
          <table:table-cell office:value-type="float" office:value="1111.87" calcext:value-type="float">
            <text:p>1111.87</text:p>
          </table:table-cell>
        </table:table-row>
        <table:table-row table:style-name="ro1">
          <table:table-cell office:value-type="float" office:value="13151304" calcext:value-type="float">
            <text:p>13151304</text:p>
          </table:table-cell>
          <table:table-cell table:formula="of:=[.A824]/1000/(60*60*24)" office:value-type="time" office:time-value="PT03H39M11.304S" calcext:value-type="time">
            <text:p>03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97.44" calcext:value-type="float">
            <text:p>897.44</text:p>
          </table:table-cell>
          <table:table-cell office:value-type="float" office:value="1113.15" calcext:value-type="float">
            <text:p>1113.15</text:p>
          </table:table-cell>
        </table:table-row>
        <table:table-row table:style-name="ro1">
          <table:table-cell office:value-type="float" office:value="13167304" calcext:value-type="float">
            <text:p>13167304</text:p>
          </table:table-cell>
          <table:table-cell table:formula="of:=[.A825]/1000/(60*60*24)" office:value-type="time" office:time-value="PT03H39M27.304S" calcext:value-type="time">
            <text:p>03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898.5" calcext:value-type="float">
            <text:p>898.5</text:p>
          </table:table-cell>
          <table:table-cell office:value-type="float" office:value="1114.43" calcext:value-type="float">
            <text:p>1114.43</text:p>
          </table:table-cell>
        </table:table-row>
        <table:table-row table:style-name="ro1">
          <table:table-cell office:value-type="float" office:value="13183304" calcext:value-type="float">
            <text:p>13183304</text:p>
          </table:table-cell>
          <table:table-cell table:formula="of:=[.A826]/1000/(60*60*24)" office:value-type="time" office:time-value="PT03H39M43.304S" calcext:value-type="time">
            <text:p>03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899.56" calcext:value-type="float">
            <text:p>899.56</text:p>
          </table:table-cell>
          <table:table-cell office:value-type="float" office:value="1115.71" calcext:value-type="float">
            <text:p>1115.71</text:p>
          </table:table-cell>
        </table:table-row>
        <table:table-row table:style-name="ro1">
          <table:table-cell office:value-type="float" office:value="13199304" calcext:value-type="float">
            <text:p>13199304</text:p>
          </table:table-cell>
          <table:table-cell table:formula="of:=[.A827]/1000/(60*60*24)" office:value-type="time" office:time-value="PT03H39M59.304S" calcext:value-type="time">
            <text:p>03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00.63" calcext:value-type="float">
            <text:p>900.63</text:p>
          </table:table-cell>
          <table:table-cell office:value-type="float" office:value="1116.99" calcext:value-type="float">
            <text:p>1116.99</text:p>
          </table:table-cell>
        </table:table-row>
        <table:table-row table:style-name="ro1">
          <table:table-cell office:value-type="float" office:value="13215304" calcext:value-type="float">
            <text:p>13215304</text:p>
          </table:table-cell>
          <table:table-cell table:formula="of:=[.A828]/1000/(60*60*24)" office:value-type="time" office:time-value="PT03H40M15.304S" calcext:value-type="time">
            <text:p>03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01.69" calcext:value-type="float">
            <text:p>901.69</text:p>
          </table:table-cell>
          <table:table-cell office:value-type="float" office:value="1118.27" calcext:value-type="float">
            <text:p>1118.27</text:p>
          </table:table-cell>
        </table:table-row>
        <table:table-row table:style-name="ro1">
          <table:table-cell office:value-type="float" office:value="13231304" calcext:value-type="float">
            <text:p>13231304</text:p>
          </table:table-cell>
          <table:table-cell table:formula="of:=[.A829]/1000/(60*60*24)" office:value-type="time" office:time-value="PT03H40M31.304S" calcext:value-type="time">
            <text:p>03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02.75" calcext:value-type="float">
            <text:p>902.75</text:p>
          </table:table-cell>
          <table:table-cell office:value-type="float" office:value="1119.55" calcext:value-type="float">
            <text:p>1119.55</text:p>
          </table:table-cell>
        </table:table-row>
        <table:table-row table:style-name="ro1">
          <table:table-cell office:value-type="float" office:value="13247304" calcext:value-type="float">
            <text:p>13247304</text:p>
          </table:table-cell>
          <table:table-cell table:formula="of:=[.A830]/1000/(60*60*24)" office:value-type="time" office:time-value="PT03H40M47.304S" calcext:value-type="time">
            <text:p>03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03.81" calcext:value-type="float">
            <text:p>903.81</text:p>
          </table:table-cell>
          <table:table-cell office:value-type="float" office:value="1120.82" calcext:value-type="float">
            <text:p>1120.82</text:p>
          </table:table-cell>
        </table:table-row>
        <table:table-row table:style-name="ro1">
          <table:table-cell office:value-type="float" office:value="13263304" calcext:value-type="float">
            <text:p>13263304</text:p>
          </table:table-cell>
          <table:table-cell table:formula="of:=[.A831]/1000/(60*60*24)" office:value-type="time" office:time-value="PT03H41M03.304S" calcext:value-type="time">
            <text:p>03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904.88" calcext:value-type="float">
            <text:p>904.88</text:p>
          </table:table-cell>
          <table:table-cell office:value-type="float" office:value="1122.1" calcext:value-type="float">
            <text:p>1122.1</text:p>
          </table:table-cell>
        </table:table-row>
        <table:table-row table:style-name="ro1">
          <table:table-cell office:value-type="float" office:value="13279304" calcext:value-type="float">
            <text:p>13279304</text:p>
          </table:table-cell>
          <table:table-cell table:formula="of:=[.A832]/1000/(60*60*24)" office:value-type="time" office:time-value="PT03H41M19.304S" calcext:value-type="time">
            <text:p>03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905.94" calcext:value-type="float">
            <text:p>905.94</text:p>
          </table:table-cell>
          <table:table-cell office:value-type="float" office:value="1123.38" calcext:value-type="float">
            <text:p>1123.38</text:p>
          </table:table-cell>
        </table:table-row>
        <table:table-row table:style-name="ro1">
          <table:table-cell office:value-type="float" office:value="13295303" calcext:value-type="float">
            <text:p>13295303</text:p>
          </table:table-cell>
          <table:table-cell table:formula="of:=[.A833]/1000/(60*60*24)" office:value-type="time" office:time-value="PT03H41M35.303S" calcext:value-type="time">
            <text:p>03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07" calcext:value-type="float">
            <text:p>907</text:p>
          </table:table-cell>
          <table:table-cell office:value-type="float" office:value="1124.66" calcext:value-type="float">
            <text:p>1124.66</text:p>
          </table:table-cell>
        </table:table-row>
        <table:table-row table:style-name="ro1">
          <table:table-cell office:value-type="float" office:value="13311304" calcext:value-type="float">
            <text:p>13311304</text:p>
          </table:table-cell>
          <table:table-cell table:formula="of:=[.A834]/1000/(60*60*24)" office:value-type="time" office:time-value="PT03H41M51.304S" calcext:value-type="time">
            <text:p>03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08.06" calcext:value-type="float">
            <text:p>908.06</text:p>
          </table:table-cell>
          <table:table-cell office:value-type="float" office:value="1125.94" calcext:value-type="float">
            <text:p>1125.94</text:p>
          </table:table-cell>
        </table:table-row>
        <table:table-row table:style-name="ro1">
          <table:table-cell office:value-type="float" office:value="13327304" calcext:value-type="float">
            <text:p>13327304</text:p>
          </table:table-cell>
          <table:table-cell table:formula="of:=[.A835]/1000/(60*60*24)" office:value-type="time" office:time-value="PT03H42M07.304S" calcext:value-type="time">
            <text:p>03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09.13" calcext:value-type="float">
            <text:p>909.13</text:p>
          </table:table-cell>
          <table:table-cell office:value-type="float" office:value="1127.22" calcext:value-type="float">
            <text:p>1127.22</text:p>
          </table:table-cell>
        </table:table-row>
        <table:table-row table:style-name="ro1">
          <table:table-cell office:value-type="float" office:value="13343304" calcext:value-type="float">
            <text:p>13343304</text:p>
          </table:table-cell>
          <table:table-cell table:formula="of:=[.A836]/1000/(60*60*24)" office:value-type="time" office:time-value="PT03H42M23.304S" calcext:value-type="time">
            <text:p>03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10.19" calcext:value-type="float">
            <text:p>910.19</text:p>
          </table:table-cell>
          <table:table-cell office:value-type="float" office:value="1128.5" calcext:value-type="float">
            <text:p>1128.5</text:p>
          </table:table-cell>
        </table:table-row>
        <table:table-row table:style-name="ro1">
          <table:table-cell office:value-type="float" office:value="13359304" calcext:value-type="float">
            <text:p>13359304</text:p>
          </table:table-cell>
          <table:table-cell table:formula="of:=[.A837]/1000/(60*60*24)" office:value-type="time" office:time-value="PT03H42M39.304S" calcext:value-type="time">
            <text:p>03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11.25" calcext:value-type="float">
            <text:p>911.25</text:p>
          </table:table-cell>
          <table:table-cell office:value-type="float" office:value="1129.78" calcext:value-type="float">
            <text:p>1129.78</text:p>
          </table:table-cell>
        </table:table-row>
        <table:table-row table:style-name="ro1">
          <table:table-cell office:value-type="float" office:value="13375304" calcext:value-type="float">
            <text:p>13375304</text:p>
          </table:table-cell>
          <table:table-cell table:formula="of:=[.A838]/1000/(60*60*24)" office:value-type="time" office:time-value="PT03H42M55.304S" calcext:value-type="time">
            <text:p>03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12.31" calcext:value-type="float">
            <text:p>912.31</text:p>
          </table:table-cell>
          <table:table-cell office:value-type="float" office:value="1131.06" calcext:value-type="float">
            <text:p>1131.06</text:p>
          </table:table-cell>
        </table:table-row>
        <table:table-row table:style-name="ro1">
          <table:table-cell office:value-type="float" office:value="13391304" calcext:value-type="float">
            <text:p>13391304</text:p>
          </table:table-cell>
          <table:table-cell table:formula="of:=[.A839]/1000/(60*60*24)" office:value-type="time" office:time-value="PT03H43M11.304S" calcext:value-type="time">
            <text:p>03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13.38" calcext:value-type="float">
            <text:p>913.38</text:p>
          </table:table-cell>
          <table:table-cell office:value-type="float" office:value="1132.34" calcext:value-type="float">
            <text:p>1132.34</text:p>
          </table:table-cell>
        </table:table-row>
        <table:table-row table:style-name="ro1">
          <table:table-cell office:value-type="float" office:value="13407304" calcext:value-type="float">
            <text:p>13407304</text:p>
          </table:table-cell>
          <table:table-cell table:formula="of:=[.A840]/1000/(60*60*24)" office:value-type="time" office:time-value="PT03H43M27.304S" calcext:value-type="time">
            <text:p>03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14.44" calcext:value-type="float">
            <text:p>914.44</text:p>
          </table:table-cell>
          <table:table-cell office:value-type="float" office:value="1133.62" calcext:value-type="float">
            <text:p>1133.62</text:p>
          </table:table-cell>
        </table:table-row>
        <table:table-row table:style-name="ro1">
          <table:table-cell office:value-type="float" office:value="13423304" calcext:value-type="float">
            <text:p>13423304</text:p>
          </table:table-cell>
          <table:table-cell table:formula="of:=[.A841]/1000/(60*60*24)" office:value-type="time" office:time-value="PT03H43M43.304S" calcext:value-type="time">
            <text:p>03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15.5" calcext:value-type="float">
            <text:p>915.5</text:p>
          </table:table-cell>
          <table:table-cell office:value-type="float" office:value="1134.9" calcext:value-type="float">
            <text:p>1134.9</text:p>
          </table:table-cell>
        </table:table-row>
        <table:table-row table:style-name="ro1">
          <table:table-cell office:value-type="float" office:value="13439304" calcext:value-type="float">
            <text:p>13439304</text:p>
          </table:table-cell>
          <table:table-cell table:formula="of:=[.A842]/1000/(60*60*24)" office:value-type="time" office:time-value="PT03H43M59.304S" calcext:value-type="time">
            <text:p>03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16.56" calcext:value-type="float">
            <text:p>916.56</text:p>
          </table:table-cell>
          <table:table-cell office:value-type="float" office:value="1136.18" calcext:value-type="float">
            <text:p>1136.18</text:p>
          </table:table-cell>
        </table:table-row>
        <table:table-row table:style-name="ro1">
          <table:table-cell office:value-type="float" office:value="13455304" calcext:value-type="float">
            <text:p>13455304</text:p>
          </table:table-cell>
          <table:table-cell table:formula="of:=[.A843]/1000/(60*60*24)" office:value-type="time" office:time-value="PT03H44M15.304S" calcext:value-type="time">
            <text:p>03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17.63" calcext:value-type="float">
            <text:p>917.63</text:p>
          </table:table-cell>
          <table:table-cell office:value-type="float" office:value="1137.46" calcext:value-type="float">
            <text:p>1137.46</text:p>
          </table:table-cell>
        </table:table-row>
        <table:table-row table:style-name="ro1">
          <table:table-cell office:value-type="float" office:value="13471304" calcext:value-type="float">
            <text:p>13471304</text:p>
          </table:table-cell>
          <table:table-cell table:formula="of:=[.A844]/1000/(60*60*24)" office:value-type="time" office:time-value="PT03H44M31.304S" calcext:value-type="time">
            <text:p>03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918.69" calcext:value-type="float">
            <text:p>918.69</text:p>
          </table:table-cell>
          <table:table-cell office:value-type="float" office:value="1138.74" calcext:value-type="float">
            <text:p>1138.74</text:p>
          </table:table-cell>
        </table:table-row>
        <table:table-row table:style-name="ro1">
          <table:table-cell office:value-type="float" office:value="13487304" calcext:value-type="float">
            <text:p>13487304</text:p>
          </table:table-cell>
          <table:table-cell table:formula="of:=[.A845]/1000/(60*60*24)" office:value-type="time" office:time-value="PT03H44M47.304S" calcext:value-type="time">
            <text:p>03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19.75" calcext:value-type="float">
            <text:p>919.75</text:p>
          </table:table-cell>
          <table:table-cell office:value-type="float" office:value="1140.02" calcext:value-type="float">
            <text:p>1140.02</text:p>
          </table:table-cell>
        </table:table-row>
        <table:table-row table:style-name="ro1">
          <table:table-cell office:value-type="float" office:value="13503304" calcext:value-type="float">
            <text:p>13503304</text:p>
          </table:table-cell>
          <table:table-cell table:formula="of:=[.A846]/1000/(60*60*24)" office:value-type="time" office:time-value="PT03H45M03.304S" calcext:value-type="time">
            <text:p>03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20.81" calcext:value-type="float">
            <text:p>920.81</text:p>
          </table:table-cell>
          <table:table-cell office:value-type="float" office:value="1141.29" calcext:value-type="float">
            <text:p>1141.29</text:p>
          </table:table-cell>
        </table:table-row>
        <table:table-row table:style-name="ro1">
          <table:table-cell office:value-type="float" office:value="13519304" calcext:value-type="float">
            <text:p>13519304</text:p>
          </table:table-cell>
          <table:table-cell table:formula="of:=[.A847]/1000/(60*60*24)" office:value-type="time" office:time-value="PT03H45M19.304S" calcext:value-type="time">
            <text:p>03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21.87" calcext:value-type="float">
            <text:p>921.87</text:p>
          </table:table-cell>
          <table:table-cell office:value-type="float" office:value="1142.57" calcext:value-type="float">
            <text:p>1142.57</text:p>
          </table:table-cell>
        </table:table-row>
        <table:table-row table:style-name="ro1">
          <table:table-cell office:value-type="float" office:value="13535304" calcext:value-type="float">
            <text:p>13535304</text:p>
          </table:table-cell>
          <table:table-cell table:formula="of:=[.A848]/1000/(60*60*24)" office:value-type="time" office:time-value="PT03H45M35.304S" calcext:value-type="time">
            <text:p>03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922.94" calcext:value-type="float">
            <text:p>922.94</text:p>
          </table:table-cell>
          <table:table-cell office:value-type="float" office:value="1143.85" calcext:value-type="float">
            <text:p>1143.85</text:p>
          </table:table-cell>
        </table:table-row>
        <table:table-row table:style-name="ro1">
          <table:table-cell office:value-type="float" office:value="13551304" calcext:value-type="float">
            <text:p>13551304</text:p>
          </table:table-cell>
          <table:table-cell table:formula="of:=[.A849]/1000/(60*60*24)" office:value-type="time" office:time-value="PT03H45M51.304S" calcext:value-type="time">
            <text:p>03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24" calcext:value-type="float">
            <text:p>924</text:p>
          </table:table-cell>
          <table:table-cell office:value-type="float" office:value="1145.13" calcext:value-type="float">
            <text:p>1145.13</text:p>
          </table:table-cell>
        </table:table-row>
        <table:table-row table:style-name="ro1">
          <table:table-cell office:value-type="float" office:value="13567304" calcext:value-type="float">
            <text:p>13567304</text:p>
          </table:table-cell>
          <table:table-cell table:formula="of:=[.A850]/1000/(60*60*24)" office:value-type="time" office:time-value="PT03H46M07.304S" calcext:value-type="time">
            <text:p>03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25.06" calcext:value-type="float">
            <text:p>925.06</text:p>
          </table:table-cell>
          <table:table-cell office:value-type="float" office:value="1146.41" calcext:value-type="float">
            <text:p>1146.41</text:p>
          </table:table-cell>
        </table:table-row>
        <table:table-row table:style-name="ro1">
          <table:table-cell office:value-type="float" office:value="13583304" calcext:value-type="float">
            <text:p>13583304</text:p>
          </table:table-cell>
          <table:table-cell table:formula="of:=[.A851]/1000/(60*60*24)" office:value-type="time" office:time-value="PT03H46M23.304S" calcext:value-type="time">
            <text:p>03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26.12" calcext:value-type="float">
            <text:p>926.12</text:p>
          </table:table-cell>
          <table:table-cell office:value-type="float" office:value="1147.69" calcext:value-type="float">
            <text:p>1147.69</text:p>
          </table:table-cell>
        </table:table-row>
        <table:table-row table:style-name="ro1">
          <table:table-cell office:value-type="float" office:value="13599304" calcext:value-type="float">
            <text:p>13599304</text:p>
          </table:table-cell>
          <table:table-cell table:formula="of:=[.A852]/1000/(60*60*24)" office:value-type="time" office:time-value="PT03H46M39.304S" calcext:value-type="time">
            <text:p>03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27.18" calcext:value-type="float">
            <text:p>927.18</text:p>
          </table:table-cell>
          <table:table-cell office:value-type="float" office:value="1148.97" calcext:value-type="float">
            <text:p>1148.97</text:p>
          </table:table-cell>
        </table:table-row>
        <table:table-row table:style-name="ro1">
          <table:table-cell office:value-type="float" office:value="13615304" calcext:value-type="float">
            <text:p>13615304</text:p>
          </table:table-cell>
          <table:table-cell table:formula="of:=[.A853]/1000/(60*60*24)" office:value-type="time" office:time-value="PT03H46M55.304S" calcext:value-type="time">
            <text:p>03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928.25" calcext:value-type="float">
            <text:p>928.25</text:p>
          </table:table-cell>
          <table:table-cell office:value-type="float" office:value="1150.24" calcext:value-type="float">
            <text:p>1150.24</text:p>
          </table:table-cell>
        </table:table-row>
        <table:table-row table:style-name="ro1">
          <table:table-cell office:value-type="float" office:value="13631304" calcext:value-type="float">
            <text:p>13631304</text:p>
          </table:table-cell>
          <table:table-cell table:formula="of:=[.A854]/1000/(60*60*24)" office:value-type="time" office:time-value="PT03H47M11.304S" calcext:value-type="time">
            <text:p>03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29.31" calcext:value-type="float">
            <text:p>929.31</text:p>
          </table:table-cell>
          <table:table-cell office:value-type="float" office:value="1151.52" calcext:value-type="float">
            <text:p>1151.52</text:p>
          </table:table-cell>
        </table:table-row>
        <table:table-row table:style-name="ro1">
          <table:table-cell office:value-type="float" office:value="13647304" calcext:value-type="float">
            <text:p>13647304</text:p>
          </table:table-cell>
          <table:table-cell table:formula="of:=[.A855]/1000/(60*60*24)" office:value-type="time" office:time-value="PT03H47M27.304S" calcext:value-type="time">
            <text:p>03:4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30.37" calcext:value-type="float">
            <text:p>930.37</text:p>
          </table:table-cell>
          <table:table-cell office:value-type="float" office:value="1152.8" calcext:value-type="float">
            <text:p>1152.8</text:p>
          </table:table-cell>
        </table:table-row>
        <table:table-row table:style-name="ro1">
          <table:table-cell office:value-type="float" office:value="13663304" calcext:value-type="float">
            <text:p>13663304</text:p>
          </table:table-cell>
          <table:table-cell table:formula="of:=[.A856]/1000/(60*60*24)" office:value-type="time" office:time-value="PT03H47M43.304S" calcext:value-type="time">
            <text:p>03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31.43" calcext:value-type="float">
            <text:p>931.43</text:p>
          </table:table-cell>
          <table:table-cell office:value-type="float" office:value="1154.08" calcext:value-type="float">
            <text:p>1154.08</text:p>
          </table:table-cell>
        </table:table-row>
        <table:table-row table:style-name="ro1">
          <table:table-cell office:value-type="float" office:value="13679304" calcext:value-type="float">
            <text:p>13679304</text:p>
          </table:table-cell>
          <table:table-cell table:formula="of:=[.A857]/1000/(60*60*24)" office:value-type="time" office:time-value="PT03H47M59.304S" calcext:value-type="time">
            <text:p>03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32.49" calcext:value-type="float">
            <text:p>932.49</text:p>
          </table:table-cell>
          <table:table-cell office:value-type="float" office:value="1155.36" calcext:value-type="float">
            <text:p>1155.36</text:p>
          </table:table-cell>
        </table:table-row>
        <table:table-row table:style-name="ro1">
          <table:table-cell office:value-type="float" office:value="13695304" calcext:value-type="float">
            <text:p>13695304</text:p>
          </table:table-cell>
          <table:table-cell table:formula="of:=[.A858]/1000/(60*60*24)" office:value-type="time" office:time-value="PT03H48M15.304S" calcext:value-type="time">
            <text:p>03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33.55" calcext:value-type="float">
            <text:p>933.55</text:p>
          </table:table-cell>
          <table:table-cell office:value-type="float" office:value="1156.63" calcext:value-type="float">
            <text:p>1156.63</text:p>
          </table:table-cell>
        </table:table-row>
        <table:table-row table:style-name="ro1">
          <table:table-cell office:value-type="float" office:value="13711304" calcext:value-type="float">
            <text:p>13711304</text:p>
          </table:table-cell>
          <table:table-cell table:formula="of:=[.A859]/1000/(60*60*24)" office:value-type="time" office:time-value="PT03H48M31.304S" calcext:value-type="time">
            <text:p>03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34.62" calcext:value-type="float">
            <text:p>934.62</text:p>
          </table:table-cell>
          <table:table-cell office:value-type="float" office:value="1157.91" calcext:value-type="float">
            <text:p>1157.91</text:p>
          </table:table-cell>
        </table:table-row>
        <table:table-row table:style-name="ro1">
          <table:table-cell office:value-type="float" office:value="13727304" calcext:value-type="float">
            <text:p>13727304</text:p>
          </table:table-cell>
          <table:table-cell table:formula="of:=[.A860]/1000/(60*60*24)" office:value-type="time" office:time-value="PT03H48M47.304S" calcext:value-type="time">
            <text:p>03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35.68" calcext:value-type="float">
            <text:p>935.68</text:p>
          </table:table-cell>
          <table:table-cell office:value-type="float" office:value="1159.19" calcext:value-type="float">
            <text:p>1159.19</text:p>
          </table:table-cell>
        </table:table-row>
        <table:table-row table:style-name="ro1">
          <table:table-cell office:value-type="float" office:value="13743303" calcext:value-type="float">
            <text:p>13743303</text:p>
          </table:table-cell>
          <table:table-cell table:formula="of:=[.A861]/1000/(60*60*24)" office:value-type="time" office:time-value="PT03H49M03.303S" calcext:value-type="time">
            <text:p>03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36.74" calcext:value-type="float">
            <text:p>936.74</text:p>
          </table:table-cell>
          <table:table-cell office:value-type="float" office:value="1160.47" calcext:value-type="float">
            <text:p>1160.47</text:p>
          </table:table-cell>
        </table:table-row>
        <table:table-row table:style-name="ro1">
          <table:table-cell office:value-type="float" office:value="13759304" calcext:value-type="float">
            <text:p>13759304</text:p>
          </table:table-cell>
          <table:table-cell table:formula="of:=[.A862]/1000/(60*60*24)" office:value-type="time" office:time-value="PT03H49M19.304S" calcext:value-type="time">
            <text:p>03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37.8" calcext:value-type="float">
            <text:p>937.8</text:p>
          </table:table-cell>
          <table:table-cell office:value-type="float" office:value="1161.74" calcext:value-type="float">
            <text:p>1161.74</text:p>
          </table:table-cell>
        </table:table-row>
        <table:table-row table:style-name="ro1">
          <table:table-cell office:value-type="float" office:value="13775304" calcext:value-type="float">
            <text:p>13775304</text:p>
          </table:table-cell>
          <table:table-cell table:formula="of:=[.A863]/1000/(60*60*24)" office:value-type="time" office:time-value="PT03H49M35.304S" calcext:value-type="time">
            <text:p>03:4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38.86" calcext:value-type="float">
            <text:p>938.86</text:p>
          </table:table-cell>
          <table:table-cell office:value-type="float" office:value="1163.02" calcext:value-type="float">
            <text:p>1163.02</text:p>
          </table:table-cell>
        </table:table-row>
        <table:table-row table:style-name="ro1">
          <table:table-cell office:value-type="float" office:value="13791304" calcext:value-type="float">
            <text:p>13791304</text:p>
          </table:table-cell>
          <table:table-cell table:formula="of:=[.A864]/1000/(60*60*24)" office:value-type="time" office:time-value="PT03H49M51.304S" calcext:value-type="time">
            <text:p>03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39.92" calcext:value-type="float">
            <text:p>939.92</text:p>
          </table:table-cell>
          <table:table-cell office:value-type="float" office:value="1164.3" calcext:value-type="float">
            <text:p>1164.3</text:p>
          </table:table-cell>
        </table:table-row>
        <table:table-row table:style-name="ro1">
          <table:table-cell office:value-type="float" office:value="13807304" calcext:value-type="float">
            <text:p>13807304</text:p>
          </table:table-cell>
          <table:table-cell table:formula="of:=[.A865]/1000/(60*60*24)" office:value-type="time" office:time-value="PT03H50M07.304S" calcext:value-type="time">
            <text:p>03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40.99" calcext:value-type="float">
            <text:p>940.99</text:p>
          </table:table-cell>
          <table:table-cell office:value-type="float" office:value="1165.58" calcext:value-type="float">
            <text:p>1165.58</text:p>
          </table:table-cell>
        </table:table-row>
        <table:table-row table:style-name="ro1">
          <table:table-cell office:value-type="float" office:value="13823304" calcext:value-type="float">
            <text:p>13823304</text:p>
          </table:table-cell>
          <table:table-cell table:formula="of:=[.A866]/1000/(60*60*24)" office:value-type="time" office:time-value="PT03H50M23.304S" calcext:value-type="time">
            <text:p>03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42.05" calcext:value-type="float">
            <text:p>942.05</text:p>
          </table:table-cell>
          <table:table-cell office:value-type="float" office:value="1166.85" calcext:value-type="float">
            <text:p>1166.85</text:p>
          </table:table-cell>
        </table:table-row>
        <table:table-row table:style-name="ro1">
          <table:table-cell office:value-type="float" office:value="13839304" calcext:value-type="float">
            <text:p>13839304</text:p>
          </table:table-cell>
          <table:table-cell table:formula="of:=[.A867]/1000/(60*60*24)" office:value-type="time" office:time-value="PT03H50M39.304S" calcext:value-type="time">
            <text:p>03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43.11" calcext:value-type="float">
            <text:p>943.11</text:p>
          </table:table-cell>
          <table:table-cell office:value-type="float" office:value="1168.13" calcext:value-type="float">
            <text:p>1168.13</text:p>
          </table:table-cell>
        </table:table-row>
        <table:table-row table:style-name="ro1">
          <table:table-cell office:value-type="float" office:value="13855304" calcext:value-type="float">
            <text:p>13855304</text:p>
          </table:table-cell>
          <table:table-cell table:formula="of:=[.A868]/1000/(60*60*24)" office:value-type="time" office:time-value="PT03H50M55.304S" calcext:value-type="time">
            <text:p>03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44.17" calcext:value-type="float">
            <text:p>944.17</text:p>
          </table:table-cell>
          <table:table-cell office:value-type="float" office:value="1169.41" calcext:value-type="float">
            <text:p>1169.41</text:p>
          </table:table-cell>
        </table:table-row>
        <table:table-row table:style-name="ro1">
          <table:table-cell office:value-type="float" office:value="13871304" calcext:value-type="float">
            <text:p>13871304</text:p>
          </table:table-cell>
          <table:table-cell table:formula="of:=[.A869]/1000/(60*60*24)" office:value-type="time" office:time-value="PT03H51M11.304S" calcext:value-type="time">
            <text:p>03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45.23" calcext:value-type="float">
            <text:p>945.23</text:p>
          </table:table-cell>
          <table:table-cell office:value-type="float" office:value="1170.69" calcext:value-type="float">
            <text:p>1170.69</text:p>
          </table:table-cell>
        </table:table-row>
        <table:table-row table:style-name="ro1">
          <table:table-cell office:value-type="float" office:value="13887304" calcext:value-type="float">
            <text:p>13887304</text:p>
          </table:table-cell>
          <table:table-cell table:formula="of:=[.A870]/1000/(60*60*24)" office:value-type="time" office:time-value="PT03H51M27.304S" calcext:value-type="time">
            <text:p>03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46.29" calcext:value-type="float">
            <text:p>946.29</text:p>
          </table:table-cell>
          <table:table-cell office:value-type="float" office:value="1171.96" calcext:value-type="float">
            <text:p>1171.96</text:p>
          </table:table-cell>
        </table:table-row>
        <table:table-row table:style-name="ro1">
          <table:table-cell office:value-type="float" office:value="13903304" calcext:value-type="float">
            <text:p>13903304</text:p>
          </table:table-cell>
          <table:table-cell table:formula="of:=[.A871]/1000/(60*60*24)" office:value-type="time" office:time-value="PT03H51M43.304S" calcext:value-type="time">
            <text:p>03:5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47.35" calcext:value-type="float">
            <text:p>947.35</text:p>
          </table:table-cell>
          <table:table-cell office:value-type="float" office:value="1173.24" calcext:value-type="float">
            <text:p>1173.24</text:p>
          </table:table-cell>
        </table:table-row>
        <table:table-row table:style-name="ro1">
          <table:table-cell office:value-type="float" office:value="13919304" calcext:value-type="float">
            <text:p>13919304</text:p>
          </table:table-cell>
          <table:table-cell table:formula="of:=[.A872]/1000/(60*60*24)" office:value-type="time" office:time-value="PT03H51M59.304S" calcext:value-type="time">
            <text:p>03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48.42" calcext:value-type="float">
            <text:p>948.42</text:p>
          </table:table-cell>
          <table:table-cell office:value-type="float" office:value="1174.52" calcext:value-type="float">
            <text:p>1174.52</text:p>
          </table:table-cell>
        </table:table-row>
        <table:table-row table:style-name="ro1">
          <table:table-cell office:value-type="float" office:value="13935303" calcext:value-type="float">
            <text:p>13935303</text:p>
          </table:table-cell>
          <table:table-cell table:formula="of:=[.A873]/1000/(60*60*24)" office:value-type="time" office:time-value="PT03H52M15.303S" calcext:value-type="time">
            <text:p>03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49.48" calcext:value-type="float">
            <text:p>949.48</text:p>
          </table:table-cell>
          <table:table-cell office:value-type="float" office:value="1175.8" calcext:value-type="float">
            <text:p>1175.8</text:p>
          </table:table-cell>
        </table:table-row>
        <table:table-row table:style-name="ro1">
          <table:table-cell office:value-type="float" office:value="13951304" calcext:value-type="float">
            <text:p>13951304</text:p>
          </table:table-cell>
          <table:table-cell table:formula="of:=[.A874]/1000/(60*60*24)" office:value-type="time" office:time-value="PT03H52M31.304S" calcext:value-type="time">
            <text:p>03:5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950.54" calcext:value-type="float">
            <text:p>950.54</text:p>
          </table:table-cell>
          <table:table-cell office:value-type="float" office:value="1177.08" calcext:value-type="float">
            <text:p>1177.08</text:p>
          </table:table-cell>
        </table:table-row>
        <table:table-row table:style-name="ro1">
          <table:table-cell office:value-type="float" office:value="13967304" calcext:value-type="float">
            <text:p>13967304</text:p>
          </table:table-cell>
          <table:table-cell table:formula="of:=[.A875]/1000/(60*60*24)" office:value-type="time" office:time-value="PT03H52M47.304S" calcext:value-type="time">
            <text:p>03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51.6" calcext:value-type="float">
            <text:p>951.6</text:p>
          </table:table-cell>
          <table:table-cell office:value-type="float" office:value="1178.35" calcext:value-type="float">
            <text:p>1178.35</text:p>
          </table:table-cell>
        </table:table-row>
        <table:table-row table:style-name="ro1">
          <table:table-cell office:value-type="float" office:value="13983304" calcext:value-type="float">
            <text:p>13983304</text:p>
          </table:table-cell>
          <table:table-cell table:formula="of:=[.A876]/1000/(60*60*24)" office:value-type="time" office:time-value="PT03H53M03.304S" calcext:value-type="time">
            <text:p>03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52.66" calcext:value-type="float">
            <text:p>952.66</text:p>
          </table:table-cell>
          <table:table-cell office:value-type="float" office:value="1179.63" calcext:value-type="float">
            <text:p>1179.63</text:p>
          </table:table-cell>
        </table:table-row>
        <table:table-row table:style-name="ro1">
          <table:table-cell office:value-type="float" office:value="13999304" calcext:value-type="float">
            <text:p>13999304</text:p>
          </table:table-cell>
          <table:table-cell table:formula="of:=[.A877]/1000/(60*60*24)" office:value-type="time" office:time-value="PT03H53M19.304S" calcext:value-type="time">
            <text:p>03:5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53.72" calcext:value-type="float">
            <text:p>953.72</text:p>
          </table:table-cell>
          <table:table-cell office:value-type="float" office:value="1180.91" calcext:value-type="float">
            <text:p>1180.91</text:p>
          </table:table-cell>
        </table:table-row>
        <table:table-row table:style-name="ro1">
          <table:table-cell office:value-type="float" office:value="14015304" calcext:value-type="float">
            <text:p>14015304</text:p>
          </table:table-cell>
          <table:table-cell table:formula="of:=[.A878]/1000/(60*60*24)" office:value-type="time" office:time-value="PT03H53M35.304S" calcext:value-type="time">
            <text:p>03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54.79" calcext:value-type="float">
            <text:p>954.79</text:p>
          </table:table-cell>
          <table:table-cell office:value-type="float" office:value="1182.19" calcext:value-type="float">
            <text:p>1182.19</text:p>
          </table:table-cell>
        </table:table-row>
        <table:table-row table:style-name="ro1">
          <table:table-cell office:value-type="float" office:value="14031304" calcext:value-type="float">
            <text:p>14031304</text:p>
          </table:table-cell>
          <table:table-cell table:formula="of:=[.A879]/1000/(60*60*24)" office:value-type="time" office:time-value="PT03H53M51.304S" calcext:value-type="time">
            <text:p>03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55.85" calcext:value-type="float">
            <text:p>955.85</text:p>
          </table:table-cell>
          <table:table-cell office:value-type="float" office:value="1183.46" calcext:value-type="float">
            <text:p>1183.46</text:p>
          </table:table-cell>
        </table:table-row>
        <table:table-row table:style-name="ro1">
          <table:table-cell office:value-type="float" office:value="14047304" calcext:value-type="float">
            <text:p>14047304</text:p>
          </table:table-cell>
          <table:table-cell table:formula="of:=[.A880]/1000/(60*60*24)" office:value-type="time" office:time-value="PT03H54M07.304S" calcext:value-type="time">
            <text:p>03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56.91" calcext:value-type="float">
            <text:p>956.91</text:p>
          </table:table-cell>
          <table:table-cell office:value-type="float" office:value="1184.74" calcext:value-type="float">
            <text:p>1184.74</text:p>
          </table:table-cell>
        </table:table-row>
        <table:table-row table:style-name="ro1">
          <table:table-cell office:value-type="float" office:value="14063304" calcext:value-type="float">
            <text:p>14063304</text:p>
          </table:table-cell>
          <table:table-cell table:formula="of:=[.A881]/1000/(60*60*24)" office:value-type="time" office:time-value="PT03H54M23.304S" calcext:value-type="time">
            <text:p>03:5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57.97" calcext:value-type="float">
            <text:p>957.97</text:p>
          </table:table-cell>
          <table:table-cell office:value-type="float" office:value="1186.02" calcext:value-type="float">
            <text:p>1186.02</text:p>
          </table:table-cell>
        </table:table-row>
        <table:table-row table:style-name="ro1">
          <table:table-cell office:value-type="float" office:value="14079304" calcext:value-type="float">
            <text:p>14079304</text:p>
          </table:table-cell>
          <table:table-cell table:formula="of:=[.A882]/1000/(60*60*24)" office:value-type="time" office:time-value="PT03H54M39.304S" calcext:value-type="time">
            <text:p>03:5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959.03" calcext:value-type="float">
            <text:p>959.03</text:p>
          </table:table-cell>
          <table:table-cell office:value-type="float" office:value="1187.3" calcext:value-type="float">
            <text:p>1187.3</text:p>
          </table:table-cell>
        </table:table-row>
        <table:table-row table:style-name="ro1">
          <table:table-cell office:value-type="float" office:value="14095304" calcext:value-type="float">
            <text:p>14095304</text:p>
          </table:table-cell>
          <table:table-cell table:formula="of:=[.A883]/1000/(60*60*24)" office:value-type="time" office:time-value="PT03H54M55.304S" calcext:value-type="time">
            <text:p>03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960.09" calcext:value-type="float">
            <text:p>960.09</text:p>
          </table:table-cell>
          <table:table-cell office:value-type="float" office:value="1188.57" calcext:value-type="float">
            <text:p>1188.57</text:p>
          </table:table-cell>
        </table:table-row>
        <table:table-row table:style-name="ro1">
          <table:table-cell office:value-type="float" office:value="14111304" calcext:value-type="float">
            <text:p>14111304</text:p>
          </table:table-cell>
          <table:table-cell table:formula="of:=[.A884]/1000/(60*60*24)" office:value-type="time" office:time-value="PT03H55M11.304S" calcext:value-type="time">
            <text:p>03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61.15" calcext:value-type="float">
            <text:p>961.15</text:p>
          </table:table-cell>
          <table:table-cell office:value-type="float" office:value="1189.85" calcext:value-type="float">
            <text:p>1189.85</text:p>
          </table:table-cell>
        </table:table-row>
        <table:table-row table:style-name="ro1">
          <table:table-cell office:value-type="float" office:value="14127304" calcext:value-type="float">
            <text:p>14127304</text:p>
          </table:table-cell>
          <table:table-cell table:formula="of:=[.A885]/1000/(60*60*24)" office:value-type="time" office:time-value="PT03H55M27.304S" calcext:value-type="time">
            <text:p>03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962.22" calcext:value-type="float">
            <text:p>962.22</text:p>
          </table:table-cell>
          <table:table-cell office:value-type="float" office:value="1191.13" calcext:value-type="float">
            <text:p>1191.13</text:p>
          </table:table-cell>
        </table:table-row>
        <table:table-row table:style-name="ro1">
          <table:table-cell office:value-type="float" office:value="14143304" calcext:value-type="float">
            <text:p>14143304</text:p>
          </table:table-cell>
          <table:table-cell table:formula="of:=[.A886]/1000/(60*60*24)" office:value-type="time" office:time-value="PT03H55M43.304S" calcext:value-type="time">
            <text:p>03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963.28" calcext:value-type="float">
            <text:p>963.28</text:p>
          </table:table-cell>
          <table:table-cell office:value-type="float" office:value="1192.41" calcext:value-type="float">
            <text:p>1192.41</text:p>
          </table:table-cell>
        </table:table-row>
        <table:table-row table:style-name="ro1">
          <table:table-cell office:value-type="float" office:value="14159304" calcext:value-type="float">
            <text:p>14159304</text:p>
          </table:table-cell>
          <table:table-cell table:formula="of:=[.A887]/1000/(60*60*24)" office:value-type="time" office:time-value="PT03H55M59.304S" calcext:value-type="time">
            <text:p>03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64.34" calcext:value-type="float">
            <text:p>964.34</text:p>
          </table:table-cell>
          <table:table-cell office:value-type="float" office:value="1193.68" calcext:value-type="float">
            <text:p>1193.68</text:p>
          </table:table-cell>
        </table:table-row>
        <table:table-row table:style-name="ro1">
          <table:table-cell office:value-type="float" office:value="14175304" calcext:value-type="float">
            <text:p>14175304</text:p>
          </table:table-cell>
          <table:table-cell table:formula="of:=[.A888]/1000/(60*60*24)" office:value-type="time" office:time-value="PT03H56M15.304S" calcext:value-type="time">
            <text:p>03:5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965.4" calcext:value-type="float">
            <text:p>965.4</text:p>
          </table:table-cell>
          <table:table-cell office:value-type="float" office:value="1194.96" calcext:value-type="float">
            <text:p>1194.96</text:p>
          </table:table-cell>
        </table:table-row>
        <table:table-row table:style-name="ro1">
          <table:table-cell office:value-type="float" office:value="14191304" calcext:value-type="float">
            <text:p>14191304</text:p>
          </table:table-cell>
          <table:table-cell table:formula="of:=[.A889]/1000/(60*60*24)" office:value-type="time" office:time-value="PT03H56M31.304S" calcext:value-type="time">
            <text:p>03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966.46" calcext:value-type="float">
            <text:p>966.46</text:p>
          </table:table-cell>
          <table:table-cell office:value-type="float" office:value="1196.24" calcext:value-type="float">
            <text:p>1196.24</text:p>
          </table:table-cell>
        </table:table-row>
        <table:table-row table:style-name="ro1">
          <table:table-cell office:value-type="float" office:value="14207303" calcext:value-type="float">
            <text:p>14207303</text:p>
          </table:table-cell>
          <table:table-cell table:formula="of:=[.A890]/1000/(60*60*24)" office:value-type="time" office:time-value="PT03H56M47.303S" calcext:value-type="time">
            <text:p>03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67.52" calcext:value-type="float">
            <text:p>967.52</text:p>
          </table:table-cell>
          <table:table-cell office:value-type="float" office:value="1197.52" calcext:value-type="float">
            <text:p>1197.52</text:p>
          </table:table-cell>
        </table:table-row>
        <table:table-row table:style-name="ro1">
          <table:table-cell office:value-type="float" office:value="14223304" calcext:value-type="float">
            <text:p>14223304</text:p>
          </table:table-cell>
          <table:table-cell table:formula="of:=[.A891]/1000/(60*60*24)" office:value-type="time" office:time-value="PT03H57M03.304S" calcext:value-type="time">
            <text:p>03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68.58" calcext:value-type="float">
            <text:p>968.58</text:p>
          </table:table-cell>
          <table:table-cell office:value-type="float" office:value="1198.79" calcext:value-type="float">
            <text:p>1198.79</text:p>
          </table:table-cell>
        </table:table-row>
        <table:table-row table:style-name="ro1">
          <table:table-cell office:value-type="float" office:value="14239304" calcext:value-type="float">
            <text:p>14239304</text:p>
          </table:table-cell>
          <table:table-cell table:formula="of:=[.A892]/1000/(60*60*24)" office:value-type="time" office:time-value="PT03H57M19.304S" calcext:value-type="time">
            <text:p>03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69.64" calcext:value-type="float">
            <text:p>969.64</text:p>
          </table:table-cell>
          <table:table-cell office:value-type="float" office:value="1200.07" calcext:value-type="float">
            <text:p>1200.07</text:p>
          </table:table-cell>
        </table:table-row>
        <table:table-row table:style-name="ro1">
          <table:table-cell office:value-type="float" office:value="14255304" calcext:value-type="float">
            <text:p>14255304</text:p>
          </table:table-cell>
          <table:table-cell table:formula="of:=[.A893]/1000/(60*60*24)" office:value-type="time" office:time-value="PT03H57M35.304S" calcext:value-type="time">
            <text:p>03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970.7" calcext:value-type="float">
            <text:p>970.7</text:p>
          </table:table-cell>
          <table:table-cell office:value-type="float" office:value="1201.35" calcext:value-type="float">
            <text:p>1201.35</text:p>
          </table:table-cell>
        </table:table-row>
        <table:table-row table:style-name="ro1">
          <table:table-cell office:value-type="float" office:value="14271303" calcext:value-type="float">
            <text:p>14271303</text:p>
          </table:table-cell>
          <table:table-cell table:formula="of:=[.A894]/1000/(60*60*24)" office:value-type="time" office:time-value="PT03H57M51.303S" calcext:value-type="time">
            <text:p>03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71.76" calcext:value-type="float">
            <text:p>971.76</text:p>
          </table:table-cell>
          <table:table-cell office:value-type="float" office:value="1202.62" calcext:value-type="float">
            <text:p>1202.62</text:p>
          </table:table-cell>
        </table:table-row>
        <table:table-row table:style-name="ro1">
          <table:table-cell office:value-type="float" office:value="14287304" calcext:value-type="float">
            <text:p>14287304</text:p>
          </table:table-cell>
          <table:table-cell table:formula="of:=[.A895]/1000/(60*60*24)" office:value-type="time" office:time-value="PT03H58M07.304S" calcext:value-type="time">
            <text:p>03:5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72.82" calcext:value-type="float">
            <text:p>972.82</text:p>
          </table:table-cell>
          <table:table-cell office:value-type="float" office:value="1203.9" calcext:value-type="float">
            <text:p>1203.9</text:p>
          </table:table-cell>
        </table:table-row>
        <table:table-row table:style-name="ro1">
          <table:table-cell office:value-type="float" office:value="14303304" calcext:value-type="float">
            <text:p>14303304</text:p>
          </table:table-cell>
          <table:table-cell table:formula="of:=[.A896]/1000/(60*60*24)" office:value-type="time" office:time-value="PT03H58M23.304S" calcext:value-type="time">
            <text:p>03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973.88" calcext:value-type="float">
            <text:p>973.88</text:p>
          </table:table-cell>
          <table:table-cell office:value-type="float" office:value="1205.18" calcext:value-type="float">
            <text:p>1205.18</text:p>
          </table:table-cell>
        </table:table-row>
        <table:table-row table:style-name="ro1">
          <table:table-cell office:value-type="float" office:value="14319304" calcext:value-type="float">
            <text:p>14319304</text:p>
          </table:table-cell>
          <table:table-cell table:formula="of:=[.A897]/1000/(60*60*24)" office:value-type="time" office:time-value="PT03H58M39.304S" calcext:value-type="time">
            <text:p>03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74.95" calcext:value-type="float">
            <text:p>974.95</text:p>
          </table:table-cell>
          <table:table-cell office:value-type="float" office:value="1206.45" calcext:value-type="float">
            <text:p>1206.45</text:p>
          </table:table-cell>
        </table:table-row>
        <table:table-row table:style-name="ro1">
          <table:table-cell office:value-type="float" office:value="14335304" calcext:value-type="float">
            <text:p>14335304</text:p>
          </table:table-cell>
          <table:table-cell table:formula="of:=[.A898]/1000/(60*60*24)" office:value-type="time" office:time-value="PT03H58M55.304S" calcext:value-type="time">
            <text:p>03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76.01" calcext:value-type="float">
            <text:p>976.01</text:p>
          </table:table-cell>
          <table:table-cell office:value-type="float" office:value="1207.73" calcext:value-type="float">
            <text:p>1207.73</text:p>
          </table:table-cell>
        </table:table-row>
        <table:table-row table:style-name="ro1">
          <table:table-cell office:value-type="float" office:value="14351304" calcext:value-type="float">
            <text:p>14351304</text:p>
          </table:table-cell>
          <table:table-cell table:formula="of:=[.A899]/1000/(60*60*24)" office:value-type="time" office:time-value="PT03H59M11.304S" calcext:value-type="time">
            <text:p>03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77.07" calcext:value-type="float">
            <text:p>977.07</text:p>
          </table:table-cell>
          <table:table-cell office:value-type="float" office:value="1209.01" calcext:value-type="float">
            <text:p>1209.01</text:p>
          </table:table-cell>
        </table:table-row>
        <table:table-row table:style-name="ro1">
          <table:table-cell office:value-type="float" office:value="14367304" calcext:value-type="float">
            <text:p>14367304</text:p>
          </table:table-cell>
          <table:table-cell table:formula="of:=[.A900]/1000/(60*60*24)" office:value-type="time" office:time-value="PT03H59M27.304S" calcext:value-type="time">
            <text:p>03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978.13" calcext:value-type="float">
            <text:p>978.13</text:p>
          </table:table-cell>
          <table:table-cell office:value-type="float" office:value="1210.29" calcext:value-type="float">
            <text:p>1210.29</text:p>
          </table:table-cell>
        </table:table-row>
        <table:table-row table:style-name="ro1">
          <table:table-cell office:value-type="float" office:value="14383304" calcext:value-type="float">
            <text:p>14383304</text:p>
          </table:table-cell>
          <table:table-cell table:formula="of:=[.A901]/1000/(60*60*24)" office:value-type="time" office:time-value="PT03H59M43.304S" calcext:value-type="time">
            <text:p>03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79.19" calcext:value-type="float">
            <text:p>979.19</text:p>
          </table:table-cell>
          <table:table-cell office:value-type="float" office:value="1211.56" calcext:value-type="float">
            <text:p>1211.56</text:p>
          </table:table-cell>
        </table:table-row>
        <table:table-row table:style-name="ro1">
          <table:table-cell office:value-type="float" office:value="14399304" calcext:value-type="float">
            <text:p>14399304</text:p>
          </table:table-cell>
          <table:table-cell table:formula="of:=[.A902]/1000/(60*60*24)" office:value-type="time" office:time-value="PT03H59M59.304S" calcext:value-type="time">
            <text:p>03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80.25" calcext:value-type="float">
            <text:p>980.25</text:p>
          </table:table-cell>
          <table:table-cell office:value-type="float" office:value="1212.84" calcext:value-type="float">
            <text:p>1212.84</text:p>
          </table:table-cell>
        </table:table-row>
        <table:table-row table:style-name="ro1">
          <table:table-cell office:value-type="float" office:value="14415304" calcext:value-type="float">
            <text:p>14415304</text:p>
          </table:table-cell>
          <table:table-cell table:formula="of:=[.A903]/1000/(60*60*24)" office:value-type="time" office:time-value="PT04H00M15.304S" calcext:value-type="time">
            <text:p>04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81.31" calcext:value-type="float">
            <text:p>981.31</text:p>
          </table:table-cell>
          <table:table-cell office:value-type="float" office:value="1214.12" calcext:value-type="float">
            <text:p>1214.12</text:p>
          </table:table-cell>
        </table:table-row>
        <table:table-row table:style-name="ro1">
          <table:table-cell office:value-type="float" office:value="14431304" calcext:value-type="float">
            <text:p>14431304</text:p>
          </table:table-cell>
          <table:table-cell table:formula="of:=[.A904]/1000/(60*60*24)" office:value-type="time" office:time-value="PT04H00M31.304S" calcext:value-type="time">
            <text:p>04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82.37" calcext:value-type="float">
            <text:p>982.37</text:p>
          </table:table-cell>
          <table:table-cell office:value-type="float" office:value="1215.39" calcext:value-type="float">
            <text:p>1215.39</text:p>
          </table:table-cell>
        </table:table-row>
        <table:table-row table:style-name="ro1">
          <table:table-cell office:value-type="float" office:value="14447304" calcext:value-type="float">
            <text:p>14447304</text:p>
          </table:table-cell>
          <table:table-cell table:formula="of:=[.A905]/1000/(60*60*24)" office:value-type="time" office:time-value="PT04H00M47.304S" calcext:value-type="time">
            <text:p>04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83.43" calcext:value-type="float">
            <text:p>983.43</text:p>
          </table:table-cell>
          <table:table-cell office:value-type="float" office:value="1216.67" calcext:value-type="float">
            <text:p>1216.67</text:p>
          </table:table-cell>
        </table:table-row>
        <table:table-row table:style-name="ro1">
          <table:table-cell office:value-type="float" office:value="14463304" calcext:value-type="float">
            <text:p>14463304</text:p>
          </table:table-cell>
          <table:table-cell table:formula="of:=[.A906]/1000/(60*60*24)" office:value-type="time" office:time-value="PT04H01M03.304S" calcext:value-type="time">
            <text:p>04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84.49" calcext:value-type="float">
            <text:p>984.49</text:p>
          </table:table-cell>
          <table:table-cell office:value-type="float" office:value="1217.95" calcext:value-type="float">
            <text:p>1217.95</text:p>
          </table:table-cell>
        </table:table-row>
        <table:table-row table:style-name="ro1">
          <table:table-cell office:value-type="float" office:value="14479304" calcext:value-type="float">
            <text:p>14479304</text:p>
          </table:table-cell>
          <table:table-cell table:formula="of:=[.A907]/1000/(60*60*24)" office:value-type="time" office:time-value="PT04H01M19.304S" calcext:value-type="time">
            <text:p>04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85.55" calcext:value-type="float">
            <text:p>985.55</text:p>
          </table:table-cell>
          <table:table-cell office:value-type="float" office:value="1219.23" calcext:value-type="float">
            <text:p>1219.23</text:p>
          </table:table-cell>
        </table:table-row>
        <table:table-row table:style-name="ro1">
          <table:table-cell office:value-type="float" office:value="14495304" calcext:value-type="float">
            <text:p>14495304</text:p>
          </table:table-cell>
          <table:table-cell table:formula="of:=[.A908]/1000/(60*60*24)" office:value-type="time" office:time-value="PT04H01M35.304S" calcext:value-type="time">
            <text:p>04:0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86.61" calcext:value-type="float">
            <text:p>986.61</text:p>
          </table:table-cell>
          <table:table-cell office:value-type="float" office:value="1220.5" calcext:value-type="float">
            <text:p>1220.5</text:p>
          </table:table-cell>
        </table:table-row>
        <table:table-row table:style-name="ro1">
          <table:table-cell office:value-type="float" office:value="14511304" calcext:value-type="float">
            <text:p>14511304</text:p>
          </table:table-cell>
          <table:table-cell table:formula="of:=[.A909]/1000/(60*60*24)" office:value-type="time" office:time-value="PT04H01M51.304S" calcext:value-type="time">
            <text:p>04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87.67" calcext:value-type="float">
            <text:p>987.67</text:p>
          </table:table-cell>
          <table:table-cell office:value-type="float" office:value="1221.78" calcext:value-type="float">
            <text:p>1221.78</text:p>
          </table:table-cell>
        </table:table-row>
        <table:table-row table:style-name="ro1">
          <table:table-cell office:value-type="float" office:value="14527304" calcext:value-type="float">
            <text:p>14527304</text:p>
          </table:table-cell>
          <table:table-cell table:formula="of:=[.A910]/1000/(60*60*24)" office:value-type="time" office:time-value="PT04H02M07.304S" calcext:value-type="time">
            <text:p>04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88.73" calcext:value-type="float">
            <text:p>988.73</text:p>
          </table:table-cell>
          <table:table-cell office:value-type="float" office:value="1223.06" calcext:value-type="float">
            <text:p>1223.06</text:p>
          </table:table-cell>
        </table:table-row>
        <table:table-row table:style-name="ro1">
          <table:table-cell office:value-type="float" office:value="14543304" calcext:value-type="float">
            <text:p>14543304</text:p>
          </table:table-cell>
          <table:table-cell table:formula="of:=[.A911]/1000/(60*60*24)" office:value-type="time" office:time-value="PT04H02M23.304S" calcext:value-type="time">
            <text:p>04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89.79" calcext:value-type="float">
            <text:p>989.79</text:p>
          </table:table-cell>
          <table:table-cell office:value-type="float" office:value="1224.33" calcext:value-type="float">
            <text:p>1224.33</text:p>
          </table:table-cell>
        </table:table-row>
        <table:table-row table:style-name="ro1">
          <table:table-cell office:value-type="float" office:value="14559304" calcext:value-type="float">
            <text:p>14559304</text:p>
          </table:table-cell>
          <table:table-cell table:formula="of:=[.A912]/1000/(60*60*24)" office:value-type="time" office:time-value="PT04H02M39.304S" calcext:value-type="time">
            <text:p>04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90.85" calcext:value-type="float">
            <text:p>990.85</text:p>
          </table:table-cell>
          <table:table-cell office:value-type="float" office:value="1225.61" calcext:value-type="float">
            <text:p>1225.61</text:p>
          </table:table-cell>
        </table:table-row>
        <table:table-row table:style-name="ro1">
          <table:table-cell office:value-type="float" office:value="14575304" calcext:value-type="float">
            <text:p>14575304</text:p>
          </table:table-cell>
          <table:table-cell table:formula="of:=[.A913]/1000/(60*60*24)" office:value-type="time" office:time-value="PT04H02M55.304S" calcext:value-type="time">
            <text:p>04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91.91" calcext:value-type="float">
            <text:p>991.91</text:p>
          </table:table-cell>
          <table:table-cell office:value-type="float" office:value="1226.89" calcext:value-type="float">
            <text:p>1226.89</text:p>
          </table:table-cell>
        </table:table-row>
        <table:table-row table:style-name="ro1">
          <table:table-cell office:value-type="float" office:value="14591304" calcext:value-type="float">
            <text:p>14591304</text:p>
          </table:table-cell>
          <table:table-cell table:formula="of:=[.A914]/1000/(60*60*24)" office:value-type="time" office:time-value="PT04H03M11.304S" calcext:value-type="time">
            <text:p>04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992.97" calcext:value-type="float">
            <text:p>992.97</text:p>
          </table:table-cell>
          <table:table-cell office:value-type="float" office:value="1228.16" calcext:value-type="float">
            <text:p>1228.16</text:p>
          </table:table-cell>
        </table:table-row>
        <table:table-row table:style-name="ro1">
          <table:table-cell office:value-type="float" office:value="14607304" calcext:value-type="float">
            <text:p>14607304</text:p>
          </table:table-cell>
          <table:table-cell table:formula="of:=[.A915]/1000/(60*60*24)" office:value-type="time" office:time-value="PT04H03M27.304S" calcext:value-type="time">
            <text:p>04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94.04" calcext:value-type="float">
            <text:p>994.04</text:p>
          </table:table-cell>
          <table:table-cell office:value-type="float" office:value="1229.44" calcext:value-type="float">
            <text:p>1229.44</text:p>
          </table:table-cell>
        </table:table-row>
        <table:table-row table:style-name="ro1">
          <table:table-cell office:value-type="float" office:value="14623304" calcext:value-type="float">
            <text:p>14623304</text:p>
          </table:table-cell>
          <table:table-cell table:formula="of:=[.A916]/1000/(60*60*24)" office:value-type="time" office:time-value="PT04H03M43.304S" calcext:value-type="time">
            <text:p>04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995.1" calcext:value-type="float">
            <text:p>995.1</text:p>
          </table:table-cell>
          <table:table-cell office:value-type="float" office:value="1230.72" calcext:value-type="float">
            <text:p>1230.72</text:p>
          </table:table-cell>
        </table:table-row>
        <table:table-row table:style-name="ro1">
          <table:table-cell office:value-type="float" office:value="14639304" calcext:value-type="float">
            <text:p>14639304</text:p>
          </table:table-cell>
          <table:table-cell table:formula="of:=[.A917]/1000/(60*60*24)" office:value-type="time" office:time-value="PT04H03M59.304S" calcext:value-type="time">
            <text:p>04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96.16" calcext:value-type="float">
            <text:p>996.16</text:p>
          </table:table-cell>
          <table:table-cell office:value-type="float" office:value="1231.99" calcext:value-type="float">
            <text:p>1231.99</text:p>
          </table:table-cell>
        </table:table-row>
        <table:table-row table:style-name="ro1">
          <table:table-cell office:value-type="float" office:value="14655304" calcext:value-type="float">
            <text:p>14655304</text:p>
          </table:table-cell>
          <table:table-cell table:formula="of:=[.A918]/1000/(60*60*24)" office:value-type="time" office:time-value="PT04H04M15.304S" calcext:value-type="time">
            <text:p>04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97.22" calcext:value-type="float">
            <text:p>997.22</text:p>
          </table:table-cell>
          <table:table-cell office:value-type="float" office:value="1233.27" calcext:value-type="float">
            <text:p>1233.27</text:p>
          </table:table-cell>
        </table:table-row>
        <table:table-row table:style-name="ro1">
          <table:table-cell office:value-type="float" office:value="14671304" calcext:value-type="float">
            <text:p>14671304</text:p>
          </table:table-cell>
          <table:table-cell table:formula="of:=[.A919]/1000/(60*60*24)" office:value-type="time" office:time-value="PT04H04M31.304S" calcext:value-type="time">
            <text:p>04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98.28" calcext:value-type="float">
            <text:p>998.28</text:p>
          </table:table-cell>
          <table:table-cell office:value-type="float" office:value="1234.55" calcext:value-type="float">
            <text:p>1234.55</text:p>
          </table:table-cell>
        </table:table-row>
        <table:table-row table:style-name="ro1">
          <table:table-cell office:value-type="float" office:value="14687304" calcext:value-type="float">
            <text:p>14687304</text:p>
          </table:table-cell>
          <table:table-cell table:formula="of:=[.A920]/1000/(60*60*24)" office:value-type="time" office:time-value="PT04H04M47.304S" calcext:value-type="time">
            <text:p>04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999.34" calcext:value-type="float">
            <text:p>999.34</text:p>
          </table:table-cell>
          <table:table-cell office:value-type="float" office:value="1235.82" calcext:value-type="float">
            <text:p>1235.82</text:p>
          </table:table-cell>
        </table:table-row>
        <table:table-row table:style-name="ro1">
          <table:table-cell office:value-type="float" office:value="14703304" calcext:value-type="float">
            <text:p>14703304</text:p>
          </table:table-cell>
          <table:table-cell table:formula="of:=[.A921]/1000/(60*60*24)" office:value-type="time" office:time-value="PT04H05M03.304S" calcext:value-type="time">
            <text:p>04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00.4" calcext:value-type="float">
            <text:p>1000.4</text:p>
          </table:table-cell>
          <table:table-cell office:value-type="float" office:value="1237.1" calcext:value-type="float">
            <text:p>1237.1</text:p>
          </table:table-cell>
        </table:table-row>
        <table:table-row table:style-name="ro1">
          <table:table-cell office:value-type="float" office:value="14719304" calcext:value-type="float">
            <text:p>14719304</text:p>
          </table:table-cell>
          <table:table-cell table:formula="of:=[.A922]/1000/(60*60*24)" office:value-type="time" office:time-value="PT04H05M19.304S" calcext:value-type="time">
            <text:p>04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01.46" calcext:value-type="float">
            <text:p>1001.46</text:p>
          </table:table-cell>
          <table:table-cell office:value-type="float" office:value="1238.38" calcext:value-type="float">
            <text:p>1238.38</text:p>
          </table:table-cell>
        </table:table-row>
        <table:table-row table:style-name="ro1">
          <table:table-cell office:value-type="float" office:value="14735304" calcext:value-type="float">
            <text:p>14735304</text:p>
          </table:table-cell>
          <table:table-cell table:formula="of:=[.A923]/1000/(60*60*24)" office:value-type="time" office:time-value="PT04H05M35.304S" calcext:value-type="time">
            <text:p>04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02.52" calcext:value-type="float">
            <text:p>1002.52</text:p>
          </table:table-cell>
          <table:table-cell office:value-type="float" office:value="1239.65" calcext:value-type="float">
            <text:p>1239.65</text:p>
          </table:table-cell>
        </table:table-row>
        <table:table-row table:style-name="ro1">
          <table:table-cell office:value-type="float" office:value="14751304" calcext:value-type="float">
            <text:p>14751304</text:p>
          </table:table-cell>
          <table:table-cell table:formula="of:=[.A924]/1000/(60*60*24)" office:value-type="time" office:time-value="PT04H05M51.304S" calcext:value-type="time">
            <text:p>04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1003.58" calcext:value-type="float">
            <text:p>1003.58</text:p>
          </table:table-cell>
          <table:table-cell office:value-type="float" office:value="1240.93" calcext:value-type="float">
            <text:p>1240.93</text:p>
          </table:table-cell>
        </table:table-row>
        <table:table-row table:style-name="ro1">
          <table:table-cell office:value-type="float" office:value="14767304" calcext:value-type="float">
            <text:p>14767304</text:p>
          </table:table-cell>
          <table:table-cell table:formula="of:=[.A925]/1000/(60*60*24)" office:value-type="time" office:time-value="PT04H06M07.304S" calcext:value-type="time">
            <text:p>04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04.64" calcext:value-type="float">
            <text:p>1004.64</text:p>
          </table:table-cell>
          <table:table-cell office:value-type="float" office:value="1242.2" calcext:value-type="float">
            <text:p>1242.2</text:p>
          </table:table-cell>
        </table:table-row>
        <table:table-row table:style-name="ro1">
          <table:table-cell office:value-type="float" office:value="14783304" calcext:value-type="float">
            <text:p>14783304</text:p>
          </table:table-cell>
          <table:table-cell table:formula="of:=[.A926]/1000/(60*60*24)" office:value-type="time" office:time-value="PT04H06M23.304S" calcext:value-type="time">
            <text:p>04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005.7" calcext:value-type="float">
            <text:p>1005.7</text:p>
          </table:table-cell>
          <table:table-cell office:value-type="float" office:value="1243.48" calcext:value-type="float">
            <text:p>1243.48</text:p>
          </table:table-cell>
        </table:table-row>
        <table:table-row table:style-name="ro1">
          <table:table-cell office:value-type="float" office:value="14799304" calcext:value-type="float">
            <text:p>14799304</text:p>
          </table:table-cell>
          <table:table-cell table:formula="of:=[.A927]/1000/(60*60*24)" office:value-type="time" office:time-value="PT04H06M39.304S" calcext:value-type="time">
            <text:p>04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06.76" calcext:value-type="float">
            <text:p>1006.76</text:p>
          </table:table-cell>
          <table:table-cell office:value-type="float" office:value="1244.75" calcext:value-type="float">
            <text:p>1244.75</text:p>
          </table:table-cell>
        </table:table-row>
        <table:table-row table:style-name="ro1">
          <table:table-cell office:value-type="float" office:value="14815304" calcext:value-type="float">
            <text:p>14815304</text:p>
          </table:table-cell>
          <table:table-cell table:formula="of:=[.A928]/1000/(60*60*24)" office:value-type="time" office:time-value="PT04H06M55.304S" calcext:value-type="time">
            <text:p>04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07.82" calcext:value-type="float">
            <text:p>1007.82</text:p>
          </table:table-cell>
          <table:table-cell office:value-type="float" office:value="1246.03" calcext:value-type="float">
            <text:p>1246.03</text:p>
          </table:table-cell>
        </table:table-row>
        <table:table-row table:style-name="ro1">
          <table:table-cell office:value-type="float" office:value="14831304" calcext:value-type="float">
            <text:p>14831304</text:p>
          </table:table-cell>
          <table:table-cell table:formula="of:=[.A929]/1000/(60*60*24)" office:value-type="time" office:time-value="PT04H07M11.304S" calcext:value-type="time">
            <text:p>04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08.88" calcext:value-type="float">
            <text:p>1008.88</text:p>
          </table:table-cell>
          <table:table-cell office:value-type="float" office:value="1247.3" calcext:value-type="float">
            <text:p>1247.3</text:p>
          </table:table-cell>
        </table:table-row>
        <table:table-row table:style-name="ro1">
          <table:table-cell office:value-type="float" office:value="14847304" calcext:value-type="float">
            <text:p>14847304</text:p>
          </table:table-cell>
          <table:table-cell table:formula="of:=[.A930]/1000/(60*60*24)" office:value-type="time" office:time-value="PT04H07M27.304S" calcext:value-type="time">
            <text:p>04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09.94" calcext:value-type="float">
            <text:p>1009.94</text:p>
          </table:table-cell>
          <table:table-cell office:value-type="float" office:value="1248.58" calcext:value-type="float">
            <text:p>1248.58</text:p>
          </table:table-cell>
        </table:table-row>
        <table:table-row table:style-name="ro1">
          <table:table-cell office:value-type="float" office:value="14863304" calcext:value-type="float">
            <text:p>14863304</text:p>
          </table:table-cell>
          <table:table-cell table:formula="of:=[.A931]/1000/(60*60*24)" office:value-type="time" office:time-value="PT04H07M43.304S" calcext:value-type="time">
            <text:p>04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11" calcext:value-type="float">
            <text:p>1011</text:p>
          </table:table-cell>
          <table:table-cell office:value-type="float" office:value="1249.85" calcext:value-type="float">
            <text:p>1249.85</text:p>
          </table:table-cell>
        </table:table-row>
        <table:table-row table:style-name="ro1">
          <table:table-cell office:value-type="float" office:value="14879304" calcext:value-type="float">
            <text:p>14879304</text:p>
          </table:table-cell>
          <table:table-cell table:formula="of:=[.A932]/1000/(60*60*24)" office:value-type="time" office:time-value="PT04H07M59.304S" calcext:value-type="time">
            <text:p>04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12.06" calcext:value-type="float">
            <text:p>1012.06</text:p>
          </table:table-cell>
          <table:table-cell office:value-type="float" office:value="1251.13" calcext:value-type="float">
            <text:p>1251.13</text:p>
          </table:table-cell>
        </table:table-row>
        <table:table-row table:style-name="ro1">
          <table:table-cell office:value-type="float" office:value="14895304" calcext:value-type="float">
            <text:p>14895304</text:p>
          </table:table-cell>
          <table:table-cell table:formula="of:=[.A933]/1000/(60*60*24)" office:value-type="time" office:time-value="PT04H08M15.304S" calcext:value-type="time">
            <text:p>04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13.12" calcext:value-type="float">
            <text:p>1013.12</text:p>
          </table:table-cell>
          <table:table-cell office:value-type="float" office:value="1252.4" calcext:value-type="float">
            <text:p>1252.4</text:p>
          </table:table-cell>
        </table:table-row>
        <table:table-row table:style-name="ro1">
          <table:table-cell office:value-type="float" office:value="14911304" calcext:value-type="float">
            <text:p>14911304</text:p>
          </table:table-cell>
          <table:table-cell table:formula="of:=[.A934]/1000/(60*60*24)" office:value-type="time" office:time-value="PT04H08M31.304S" calcext:value-type="time">
            <text:p>04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014.18" calcext:value-type="float">
            <text:p>1014.18</text:p>
          </table:table-cell>
          <table:table-cell office:value-type="float" office:value="1253.68" calcext:value-type="float">
            <text:p>1253.68</text:p>
          </table:table-cell>
        </table:table-row>
        <table:table-row table:style-name="ro1">
          <table:table-cell office:value-type="float" office:value="14927304" calcext:value-type="float">
            <text:p>14927304</text:p>
          </table:table-cell>
          <table:table-cell table:formula="of:=[.A935]/1000/(60*60*24)" office:value-type="time" office:time-value="PT04H08M47.304S" calcext:value-type="time">
            <text:p>04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1015.24" calcext:value-type="float">
            <text:p>1015.24</text:p>
          </table:table-cell>
          <table:table-cell office:value-type="float" office:value="1254.95" calcext:value-type="float">
            <text:p>1254.95</text:p>
          </table:table-cell>
        </table:table-row>
        <table:table-row table:style-name="ro1">
          <table:table-cell office:value-type="float" office:value="14943304" calcext:value-type="float">
            <text:p>14943304</text:p>
          </table:table-cell>
          <table:table-cell table:formula="of:=[.A936]/1000/(60*60*24)" office:value-type="time" office:time-value="PT04H09M03.304S" calcext:value-type="time">
            <text:p>04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16.3" calcext:value-type="float">
            <text:p>1016.3</text:p>
          </table:table-cell>
          <table:table-cell office:value-type="float" office:value="1256.23" calcext:value-type="float">
            <text:p>1256.23</text:p>
          </table:table-cell>
        </table:table-row>
        <table:table-row table:style-name="ro1">
          <table:table-cell office:value-type="float" office:value="14959304" calcext:value-type="float">
            <text:p>14959304</text:p>
          </table:table-cell>
          <table:table-cell table:formula="of:=[.A937]/1000/(60*60*24)" office:value-type="time" office:time-value="PT04H09M19.304S" calcext:value-type="time">
            <text:p>04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017.36" calcext:value-type="float">
            <text:p>1017.36</text:p>
          </table:table-cell>
          <table:table-cell office:value-type="float" office:value="1257.5" calcext:value-type="float">
            <text:p>1257.5</text:p>
          </table:table-cell>
        </table:table-row>
        <table:table-row table:style-name="ro1">
          <table:table-cell office:value-type="float" office:value="14975304" calcext:value-type="float">
            <text:p>14975304</text:p>
          </table:table-cell>
          <table:table-cell table:formula="of:=[.A938]/1000/(60*60*24)" office:value-type="time" office:time-value="PT04H09M35.304S" calcext:value-type="time">
            <text:p>04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18.42" calcext:value-type="float">
            <text:p>1018.42</text:p>
          </table:table-cell>
          <table:table-cell office:value-type="float" office:value="1258.77" calcext:value-type="float">
            <text:p>1258.77</text:p>
          </table:table-cell>
        </table:table-row>
        <table:table-row table:style-name="ro1">
          <table:table-cell office:value-type="float" office:value="14991304" calcext:value-type="float">
            <text:p>14991304</text:p>
          </table:table-cell>
          <table:table-cell table:formula="of:=[.A939]/1000/(60*60*24)" office:value-type="time" office:time-value="PT04H09M51.304S" calcext:value-type="time">
            <text:p>04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019.48" calcext:value-type="float">
            <text:p>1019.48</text:p>
          </table:table-cell>
          <table:table-cell office:value-type="float" office:value="1260.05" calcext:value-type="float">
            <text:p>1260.05</text:p>
          </table:table-cell>
        </table:table-row>
        <table:table-row table:style-name="ro1">
          <table:table-cell office:value-type="float" office:value="15007304" calcext:value-type="float">
            <text:p>15007304</text:p>
          </table:table-cell>
          <table:table-cell table:formula="of:=[.A940]/1000/(60*60*24)" office:value-type="time" office:time-value="PT04H10M07.304S" calcext:value-type="time">
            <text:p>04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20.54" calcext:value-type="float">
            <text:p>1020.54</text:p>
          </table:table-cell>
          <table:table-cell office:value-type="float" office:value="1261.32" calcext:value-type="float">
            <text:p>1261.32</text:p>
          </table:table-cell>
        </table:table-row>
        <table:table-row table:style-name="ro1">
          <table:table-cell office:value-type="float" office:value="15023304" calcext:value-type="float">
            <text:p>15023304</text:p>
          </table:table-cell>
          <table:table-cell table:formula="of:=[.A941]/1000/(60*60*24)" office:value-type="time" office:time-value="PT04H10M23.304S" calcext:value-type="time">
            <text:p>04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021.6" calcext:value-type="float">
            <text:p>1021.6</text:p>
          </table:table-cell>
          <table:table-cell office:value-type="float" office:value="1262.6" calcext:value-type="float">
            <text:p>1262.6</text:p>
          </table:table-cell>
        </table:table-row>
        <table:table-row table:style-name="ro1">
          <table:table-cell office:value-type="float" office:value="15039304" calcext:value-type="float">
            <text:p>15039304</text:p>
          </table:table-cell>
          <table:table-cell table:formula="of:=[.A942]/1000/(60*60*24)" office:value-type="time" office:time-value="PT04H10M39.304S" calcext:value-type="time">
            <text:p>04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22.66" calcext:value-type="float">
            <text:p>1022.66</text:p>
          </table:table-cell>
          <table:table-cell office:value-type="float" office:value="1263.87" calcext:value-type="float">
            <text:p>1263.87</text:p>
          </table:table-cell>
        </table:table-row>
        <table:table-row table:style-name="ro1">
          <table:table-cell office:value-type="float" office:value="15055304" calcext:value-type="float">
            <text:p>15055304</text:p>
          </table:table-cell>
          <table:table-cell table:formula="of:=[.A943]/1000/(60*60*24)" office:value-type="time" office:time-value="PT04H10M55.304S" calcext:value-type="time">
            <text:p>04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23.72" calcext:value-type="float">
            <text:p>1023.72</text:p>
          </table:table-cell>
          <table:table-cell office:value-type="float" office:value="1265.15" calcext:value-type="float">
            <text:p>1265.15</text:p>
          </table:table-cell>
        </table:table-row>
        <table:table-row table:style-name="ro1">
          <table:table-cell office:value-type="float" office:value="15071304" calcext:value-type="float">
            <text:p>15071304</text:p>
          </table:table-cell>
          <table:table-cell table:formula="of:=[.A944]/1000/(60*60*24)" office:value-type="time" office:time-value="PT04H11M11.304S" calcext:value-type="time">
            <text:p>04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024.78" calcext:value-type="float">
            <text:p>1024.78</text:p>
          </table:table-cell>
          <table:table-cell office:value-type="float" office:value="1266.42" calcext:value-type="float">
            <text:p>1266.42</text:p>
          </table:table-cell>
        </table:table-row>
        <table:table-row table:style-name="ro1">
          <table:table-cell office:value-type="float" office:value="15087304" calcext:value-type="float">
            <text:p>15087304</text:p>
          </table:table-cell>
          <table:table-cell table:formula="of:=[.A945]/1000/(60*60*24)" office:value-type="time" office:time-value="PT04H11M27.304S" calcext:value-type="time">
            <text:p>04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025.84" calcext:value-type="float">
            <text:p>1025.84</text:p>
          </table:table-cell>
          <table:table-cell office:value-type="float" office:value="1267.69" calcext:value-type="float">
            <text:p>1267.69</text:p>
          </table:table-cell>
        </table:table-row>
        <table:table-row table:style-name="ro1">
          <table:table-cell office:value-type="float" office:value="15103304" calcext:value-type="float">
            <text:p>15103304</text:p>
          </table:table-cell>
          <table:table-cell table:formula="of:=[.A946]/1000/(60*60*24)" office:value-type="time" office:time-value="PT04H11M43.304S" calcext:value-type="time">
            <text:p>04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026.89" calcext:value-type="float">
            <text:p>1026.89</text:p>
          </table:table-cell>
          <table:table-cell office:value-type="float" office:value="1268.97" calcext:value-type="float">
            <text:p>1268.97</text:p>
          </table:table-cell>
        </table:table-row>
        <table:table-row table:style-name="ro1">
          <table:table-cell office:value-type="float" office:value="15119304" calcext:value-type="float">
            <text:p>15119304</text:p>
          </table:table-cell>
          <table:table-cell table:formula="of:=[.A947]/1000/(60*60*24)" office:value-type="time" office:time-value="PT04H11M59.304S" calcext:value-type="time">
            <text:p>04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27.95" calcext:value-type="float">
            <text:p>1027.95</text:p>
          </table:table-cell>
          <table:table-cell office:value-type="float" office:value="1270.24" calcext:value-type="float">
            <text:p>1270.24</text:p>
          </table:table-cell>
        </table:table-row>
        <table:table-row table:style-name="ro1">
          <table:table-cell office:value-type="float" office:value="15135304" calcext:value-type="float">
            <text:p>15135304</text:p>
          </table:table-cell>
          <table:table-cell table:formula="of:=[.A948]/1000/(60*60*24)" office:value-type="time" office:time-value="PT04H12M15.304S" calcext:value-type="time">
            <text:p>04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029.01" calcext:value-type="float">
            <text:p>1029.01</text:p>
          </table:table-cell>
          <table:table-cell office:value-type="float" office:value="1271.51" calcext:value-type="float">
            <text:p>1271.51</text:p>
          </table:table-cell>
        </table:table-row>
        <table:table-row table:style-name="ro1">
          <table:table-cell office:value-type="float" office:value="15151304" calcext:value-type="float">
            <text:p>15151304</text:p>
          </table:table-cell>
          <table:table-cell table:formula="of:=[.A949]/1000/(60*60*24)" office:value-type="time" office:time-value="PT04H12M31.304S" calcext:value-type="time">
            <text:p>04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30.07" calcext:value-type="float">
            <text:p>1030.07</text:p>
          </table:table-cell>
          <table:table-cell office:value-type="float" office:value="1272.78" calcext:value-type="float">
            <text:p>1272.78</text:p>
          </table:table-cell>
        </table:table-row>
        <table:table-row table:style-name="ro1">
          <table:table-cell office:value-type="float" office:value="15167304" calcext:value-type="float">
            <text:p>15167304</text:p>
          </table:table-cell>
          <table:table-cell table:formula="of:=[.A950]/1000/(60*60*24)" office:value-type="time" office:time-value="PT04H12M47.304S" calcext:value-type="time">
            <text:p>04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031.13" calcext:value-type="float">
            <text:p>1031.13</text:p>
          </table:table-cell>
          <table:table-cell office:value-type="float" office:value="1274.06" calcext:value-type="float">
            <text:p>1274.06</text:p>
          </table:table-cell>
        </table:table-row>
        <table:table-row table:style-name="ro1">
          <table:table-cell office:value-type="float" office:value="15183304" calcext:value-type="float">
            <text:p>15183304</text:p>
          </table:table-cell>
          <table:table-cell table:formula="of:=[.A951]/1000/(60*60*24)" office:value-type="time" office:time-value="PT04H13M03.304S" calcext:value-type="time">
            <text:p>04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32.19" calcext:value-type="float">
            <text:p>1032.19</text:p>
          </table:table-cell>
          <table:table-cell office:value-type="float" office:value="1275.33" calcext:value-type="float">
            <text:p>1275.33</text:p>
          </table:table-cell>
        </table:table-row>
        <table:table-row table:style-name="ro1">
          <table:table-cell office:value-type="float" office:value="15199304" calcext:value-type="float">
            <text:p>15199304</text:p>
          </table:table-cell>
          <table:table-cell table:formula="of:=[.A952]/1000/(60*60*24)" office:value-type="time" office:time-value="PT04H13M19.304S" calcext:value-type="time">
            <text:p>04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33.25" calcext:value-type="float">
            <text:p>1033.25</text:p>
          </table:table-cell>
          <table:table-cell office:value-type="float" office:value="1276.61" calcext:value-type="float">
            <text:p>1276.61</text:p>
          </table:table-cell>
        </table:table-row>
        <table:table-row table:style-name="ro1">
          <table:table-cell office:value-type="float" office:value="15215304" calcext:value-type="float">
            <text:p>15215304</text:p>
          </table:table-cell>
          <table:table-cell table:formula="of:=[.A953]/1000/(60*60*24)" office:value-type="time" office:time-value="PT04H13M35.304S" calcext:value-type="time">
            <text:p>04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34.31" calcext:value-type="float">
            <text:p>1034.31</text:p>
          </table:table-cell>
          <table:table-cell office:value-type="float" office:value="1277.88" calcext:value-type="float">
            <text:p>1277.88</text:p>
          </table:table-cell>
        </table:table-row>
        <table:table-row table:style-name="ro1">
          <table:table-cell office:value-type="float" office:value="15231304" calcext:value-type="float">
            <text:p>15231304</text:p>
          </table:table-cell>
          <table:table-cell table:formula="of:=[.A954]/1000/(60*60*24)" office:value-type="time" office:time-value="PT04H13M51.304S" calcext:value-type="time">
            <text:p>04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35.37" calcext:value-type="float">
            <text:p>1035.37</text:p>
          </table:table-cell>
          <table:table-cell office:value-type="float" office:value="1279.15" calcext:value-type="float">
            <text:p>1279.15</text:p>
          </table:table-cell>
        </table:table-row>
        <table:table-row table:style-name="ro1">
          <table:table-cell office:value-type="float" office:value="15247304" calcext:value-type="float">
            <text:p>15247304</text:p>
          </table:table-cell>
          <table:table-cell table:formula="of:=[.A955]/1000/(60*60*24)" office:value-type="time" office:time-value="PT04H14M07.304S" calcext:value-type="time">
            <text:p>04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36.43" calcext:value-type="float">
            <text:p>1036.43</text:p>
          </table:table-cell>
          <table:table-cell office:value-type="float" office:value="1280.42" calcext:value-type="float">
            <text:p>1280.42</text:p>
          </table:table-cell>
        </table:table-row>
        <table:table-row table:style-name="ro1">
          <table:table-cell office:value-type="float" office:value="15263304" calcext:value-type="float">
            <text:p>15263304</text:p>
          </table:table-cell>
          <table:table-cell table:formula="of:=[.A956]/1000/(60*60*24)" office:value-type="time" office:time-value="PT04H14M23.304S" calcext:value-type="time">
            <text:p>04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37.49" calcext:value-type="float">
            <text:p>1037.49</text:p>
          </table:table-cell>
          <table:table-cell office:value-type="float" office:value="1281.7" calcext:value-type="float">
            <text:p>1281.7</text:p>
          </table:table-cell>
        </table:table-row>
        <table:table-row table:style-name="ro1">
          <table:table-cell office:value-type="float" office:value="15279304" calcext:value-type="float">
            <text:p>15279304</text:p>
          </table:table-cell>
          <table:table-cell table:formula="of:=[.A957]/1000/(60*60*24)" office:value-type="time" office:time-value="PT04H14M39.304S" calcext:value-type="time">
            <text:p>04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38.54" calcext:value-type="float">
            <text:p>1038.54</text:p>
          </table:table-cell>
          <table:table-cell office:value-type="float" office:value="1282.97" calcext:value-type="float">
            <text:p>1282.97</text:p>
          </table:table-cell>
        </table:table-row>
        <table:table-row table:style-name="ro1">
          <table:table-cell office:value-type="float" office:value="15295304" calcext:value-type="float">
            <text:p>15295304</text:p>
          </table:table-cell>
          <table:table-cell table:formula="of:=[.A958]/1000/(60*60*24)" office:value-type="time" office:time-value="PT04H14M55.304S" calcext:value-type="time">
            <text:p>04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039.6" calcext:value-type="float">
            <text:p>1039.6</text:p>
          </table:table-cell>
          <table:table-cell office:value-type="float" office:value="1284.24" calcext:value-type="float">
            <text:p>1284.24</text:p>
          </table:table-cell>
        </table:table-row>
        <table:table-row table:style-name="ro1">
          <table:table-cell office:value-type="float" office:value="15311304" calcext:value-type="float">
            <text:p>15311304</text:p>
          </table:table-cell>
          <table:table-cell table:formula="of:=[.A959]/1000/(60*60*24)" office:value-type="time" office:time-value="PT04H15M11.304S" calcext:value-type="time">
            <text:p>04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40.66" calcext:value-type="float">
            <text:p>1040.66</text:p>
          </table:table-cell>
          <table:table-cell office:value-type="float" office:value="1285.51" calcext:value-type="float">
            <text:p>1285.51</text:p>
          </table:table-cell>
        </table:table-row>
        <table:table-row table:style-name="ro1">
          <table:table-cell office:value-type="float" office:value="15327304" calcext:value-type="float">
            <text:p>15327304</text:p>
          </table:table-cell>
          <table:table-cell table:formula="of:=[.A960]/1000/(60*60*24)" office:value-type="time" office:time-value="PT04H15M27.304S" calcext:value-type="time">
            <text:p>04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41.72" calcext:value-type="float">
            <text:p>1041.72</text:p>
          </table:table-cell>
          <table:table-cell office:value-type="float" office:value="1286.79" calcext:value-type="float">
            <text:p>1286.79</text:p>
          </table:table-cell>
        </table:table-row>
        <table:table-row table:style-name="ro1">
          <table:table-cell office:value-type="float" office:value="15343304" calcext:value-type="float">
            <text:p>15343304</text:p>
          </table:table-cell>
          <table:table-cell table:formula="of:=[.A961]/1000/(60*60*24)" office:value-type="time" office:time-value="PT04H15M43.304S" calcext:value-type="time">
            <text:p>04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42.78" calcext:value-type="float">
            <text:p>1042.78</text:p>
          </table:table-cell>
          <table:table-cell office:value-type="float" office:value="1288.06" calcext:value-type="float">
            <text:p>1288.06</text:p>
          </table:table-cell>
        </table:table-row>
        <table:table-row table:style-name="ro1">
          <table:table-cell office:value-type="float" office:value="15359304" calcext:value-type="float">
            <text:p>15359304</text:p>
          </table:table-cell>
          <table:table-cell table:formula="of:=[.A962]/1000/(60*60*24)" office:value-type="time" office:time-value="PT04H15M59.304S" calcext:value-type="time">
            <text:p>04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1043.84" calcext:value-type="float">
            <text:p>1043.84</text:p>
          </table:table-cell>
          <table:table-cell office:value-type="float" office:value="1289.33" calcext:value-type="float">
            <text:p>1289.33</text:p>
          </table:table-cell>
        </table:table-row>
        <table:table-row table:style-name="ro1">
          <table:table-cell office:value-type="float" office:value="15375304" calcext:value-type="float">
            <text:p>15375304</text:p>
          </table:table-cell>
          <table:table-cell table:formula="of:=[.A963]/1000/(60*60*24)" office:value-type="time" office:time-value="PT04H16M15.304S" calcext:value-type="time">
            <text:p>04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44.9" calcext:value-type="float">
            <text:p>1044.9</text:p>
          </table:table-cell>
          <table:table-cell office:value-type="float" office:value="1290.6" calcext:value-type="float">
            <text:p>1290.6</text:p>
          </table:table-cell>
        </table:table-row>
        <table:table-row table:style-name="ro1">
          <table:table-cell office:value-type="float" office:value="15391304" calcext:value-type="float">
            <text:p>15391304</text:p>
          </table:table-cell>
          <table:table-cell table:formula="of:=[.A964]/1000/(60*60*24)" office:value-type="time" office:time-value="PT04H16M31.304S" calcext:value-type="time">
            <text:p>04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045.96" calcext:value-type="float">
            <text:p>1045.96</text:p>
          </table:table-cell>
          <table:table-cell office:value-type="float" office:value="1291.87" calcext:value-type="float">
            <text:p>1291.87</text:p>
          </table:table-cell>
        </table:table-row>
        <table:table-row table:style-name="ro1">
          <table:table-cell office:value-type="float" office:value="15407304" calcext:value-type="float">
            <text:p>15407304</text:p>
          </table:table-cell>
          <table:table-cell table:formula="of:=[.A965]/1000/(60*60*24)" office:value-type="time" office:time-value="PT04H16M47.304S" calcext:value-type="time">
            <text:p>04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47.02" calcext:value-type="float">
            <text:p>1047.02</text:p>
          </table:table-cell>
          <table:table-cell office:value-type="float" office:value="1293.15" calcext:value-type="float">
            <text:p>1293.15</text:p>
          </table:table-cell>
        </table:table-row>
        <table:table-row table:style-name="ro1">
          <table:table-cell office:value-type="float" office:value="15423304" calcext:value-type="float">
            <text:p>15423304</text:p>
          </table:table-cell>
          <table:table-cell table:formula="of:=[.A966]/1000/(60*60*24)" office:value-type="time" office:time-value="PT04H17M03.304S" calcext:value-type="time">
            <text:p>04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48.07" calcext:value-type="float">
            <text:p>1048.07</text:p>
          </table:table-cell>
          <table:table-cell office:value-type="float" office:value="1294.42" calcext:value-type="float">
            <text:p>1294.42</text:p>
          </table:table-cell>
        </table:table-row>
        <table:table-row table:style-name="ro1">
          <table:table-cell office:value-type="float" office:value="15439304" calcext:value-type="float">
            <text:p>15439304</text:p>
          </table:table-cell>
          <table:table-cell table:formula="of:=[.A967]/1000/(60*60*24)" office:value-type="time" office:time-value="PT04H17M19.304S" calcext:value-type="time">
            <text:p>04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49.13" calcext:value-type="float">
            <text:p>1049.13</text:p>
          </table:table-cell>
          <table:table-cell office:value-type="float" office:value="1295.69" calcext:value-type="float">
            <text:p>1295.69</text:p>
          </table:table-cell>
        </table:table-row>
        <table:table-row table:style-name="ro1">
          <table:table-cell office:value-type="float" office:value="15455304" calcext:value-type="float">
            <text:p>15455304</text:p>
          </table:table-cell>
          <table:table-cell table:formula="of:=[.A968]/1000/(60*60*24)" office:value-type="time" office:time-value="PT04H17M35.304S" calcext:value-type="time">
            <text:p>04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50.19" calcext:value-type="float">
            <text:p>1050.19</text:p>
          </table:table-cell>
          <table:table-cell office:value-type="float" office:value="1296.96" calcext:value-type="float">
            <text:p>1296.96</text:p>
          </table:table-cell>
        </table:table-row>
        <table:table-row table:style-name="ro1">
          <table:table-cell office:value-type="float" office:value="15471304" calcext:value-type="float">
            <text:p>15471304</text:p>
          </table:table-cell>
          <table:table-cell table:formula="of:=[.A969]/1000/(60*60*24)" office:value-type="time" office:time-value="PT04H17M51.304S" calcext:value-type="time">
            <text:p>04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51.25" calcext:value-type="float">
            <text:p>1051.25</text:p>
          </table:table-cell>
          <table:table-cell office:value-type="float" office:value="1298.23" calcext:value-type="float">
            <text:p>1298.23</text:p>
          </table:table-cell>
        </table:table-row>
        <table:table-row table:style-name="ro1">
          <table:table-cell office:value-type="float" office:value="15487304" calcext:value-type="float">
            <text:p>15487304</text:p>
          </table:table-cell>
          <table:table-cell table:formula="of:=[.A970]/1000/(60*60*24)" office:value-type="time" office:time-value="PT04H18M07.304S" calcext:value-type="time">
            <text:p>04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52.31" calcext:value-type="float">
            <text:p>1052.31</text:p>
          </table:table-cell>
          <table:table-cell office:value-type="float" office:value="1299.5" calcext:value-type="float">
            <text:p>1299.5</text:p>
          </table:table-cell>
        </table:table-row>
        <table:table-row table:style-name="ro1">
          <table:table-cell office:value-type="float" office:value="15503304" calcext:value-type="float">
            <text:p>15503304</text:p>
          </table:table-cell>
          <table:table-cell table:formula="of:=[.A971]/1000/(60*60*24)" office:value-type="time" office:time-value="PT04H18M23.304S" calcext:value-type="time">
            <text:p>04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53.37" calcext:value-type="float">
            <text:p>1053.37</text:p>
          </table:table-cell>
          <table:table-cell office:value-type="float" office:value="1300.78" calcext:value-type="float">
            <text:p>1300.78</text:p>
          </table:table-cell>
        </table:table-row>
        <table:table-row table:style-name="ro1">
          <table:table-cell office:value-type="float" office:value="15519304" calcext:value-type="float">
            <text:p>15519304</text:p>
          </table:table-cell>
          <table:table-cell table:formula="of:=[.A972]/1000/(60*60*24)" office:value-type="time" office:time-value="PT04H18M39.304S" calcext:value-type="time">
            <text:p>04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54.43" calcext:value-type="float">
            <text:p>1054.43</text:p>
          </table:table-cell>
          <table:table-cell office:value-type="float" office:value="1302.05" calcext:value-type="float">
            <text:p>1302.05</text:p>
          </table:table-cell>
        </table:table-row>
        <table:table-row table:style-name="ro1">
          <table:table-cell office:value-type="float" office:value="15535304" calcext:value-type="float">
            <text:p>15535304</text:p>
          </table:table-cell>
          <table:table-cell table:formula="of:=[.A973]/1000/(60*60*24)" office:value-type="time" office:time-value="PT04H18M55.304S" calcext:value-type="time">
            <text:p>04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55.49" calcext:value-type="float">
            <text:p>1055.49</text:p>
          </table:table-cell>
          <table:table-cell office:value-type="float" office:value="1303.32" calcext:value-type="float">
            <text:p>1303.32</text:p>
          </table:table-cell>
        </table:table-row>
        <table:table-row table:style-name="ro1">
          <table:table-cell office:value-type="float" office:value="15551304" calcext:value-type="float">
            <text:p>15551304</text:p>
          </table:table-cell>
          <table:table-cell table:formula="of:=[.A974]/1000/(60*60*24)" office:value-type="time" office:time-value="PT04H19M11.304S" calcext:value-type="time">
            <text:p>04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56.55" calcext:value-type="float">
            <text:p>1056.55</text:p>
          </table:table-cell>
          <table:table-cell office:value-type="float" office:value="1304.59" calcext:value-type="float">
            <text:p>1304.59</text:p>
          </table:table-cell>
        </table:table-row>
        <table:table-row table:style-name="ro1">
          <table:table-cell office:value-type="float" office:value="15567304" calcext:value-type="float">
            <text:p>15567304</text:p>
          </table:table-cell>
          <table:table-cell table:formula="of:=[.A975]/1000/(60*60*24)" office:value-type="time" office:time-value="PT04H19M27.304S" calcext:value-type="time">
            <text:p>04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57.6" calcext:value-type="float">
            <text:p>1057.6</text:p>
          </table:table-cell>
          <table:table-cell office:value-type="float" office:value="1305.86" calcext:value-type="float">
            <text:p>1305.86</text:p>
          </table:table-cell>
        </table:table-row>
        <table:table-row table:style-name="ro1">
          <table:table-cell office:value-type="float" office:value="15583304" calcext:value-type="float">
            <text:p>15583304</text:p>
          </table:table-cell>
          <table:table-cell table:formula="of:=[.A976]/1000/(60*60*24)" office:value-type="time" office:time-value="PT04H19M43.304S" calcext:value-type="time">
            <text:p>04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58.66" calcext:value-type="float">
            <text:p>1058.66</text:p>
          </table:table-cell>
          <table:table-cell office:value-type="float" office:value="1307.14" calcext:value-type="float">
            <text:p>1307.14</text:p>
          </table:table-cell>
        </table:table-row>
        <table:table-row table:style-name="ro1">
          <table:table-cell office:value-type="float" office:value="15599304" calcext:value-type="float">
            <text:p>15599304</text:p>
          </table:table-cell>
          <table:table-cell table:formula="of:=[.A977]/1000/(60*60*24)" office:value-type="time" office:time-value="PT04H19M59.304S" calcext:value-type="time">
            <text:p>04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59.72" calcext:value-type="float">
            <text:p>1059.72</text:p>
          </table:table-cell>
          <table:table-cell office:value-type="float" office:value="1308.41" calcext:value-type="float">
            <text:p>1308.41</text:p>
          </table:table-cell>
        </table:table-row>
        <table:table-row table:style-name="ro1">
          <table:table-cell office:value-type="float" office:value="15615304" calcext:value-type="float">
            <text:p>15615304</text:p>
          </table:table-cell>
          <table:table-cell table:formula="of:=[.A978]/1000/(60*60*24)" office:value-type="time" office:time-value="PT04H20M15.304S" calcext:value-type="time">
            <text:p>04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60.78" calcext:value-type="float">
            <text:p>1060.78</text:p>
          </table:table-cell>
          <table:table-cell office:value-type="float" office:value="1309.68" calcext:value-type="float">
            <text:p>1309.68</text:p>
          </table:table-cell>
        </table:table-row>
        <table:table-row table:style-name="ro1">
          <table:table-cell office:value-type="float" office:value="15631304" calcext:value-type="float">
            <text:p>15631304</text:p>
          </table:table-cell>
          <table:table-cell table:formula="of:=[.A979]/1000/(60*60*24)" office:value-type="time" office:time-value="PT04H20M31.304S" calcext:value-type="time">
            <text:p>04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61.84" calcext:value-type="float">
            <text:p>1061.84</text:p>
          </table:table-cell>
          <table:table-cell office:value-type="float" office:value="1310.95" calcext:value-type="float">
            <text:p>1310.95</text:p>
          </table:table-cell>
        </table:table-row>
        <table:table-row table:style-name="ro1">
          <table:table-cell office:value-type="float" office:value="15647304" calcext:value-type="float">
            <text:p>15647304</text:p>
          </table:table-cell>
          <table:table-cell table:formula="of:=[.A980]/1000/(60*60*24)" office:value-type="time" office:time-value="PT04H20M47.304S" calcext:value-type="time">
            <text:p>04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62.9" calcext:value-type="float">
            <text:p>1062.9</text:p>
          </table:table-cell>
          <table:table-cell office:value-type="float" office:value="1312.22" calcext:value-type="float">
            <text:p>1312.22</text:p>
          </table:table-cell>
        </table:table-row>
        <table:table-row table:style-name="ro1">
          <table:table-cell office:value-type="float" office:value="15663304" calcext:value-type="float">
            <text:p>15663304</text:p>
          </table:table-cell>
          <table:table-cell table:formula="of:=[.A981]/1000/(60*60*24)" office:value-type="time" office:time-value="PT04H21M03.304S" calcext:value-type="time">
            <text:p>04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63.96" calcext:value-type="float">
            <text:p>1063.96</text:p>
          </table:table-cell>
          <table:table-cell office:value-type="float" office:value="1313.49" calcext:value-type="float">
            <text:p>1313.49</text:p>
          </table:table-cell>
        </table:table-row>
        <table:table-row table:style-name="ro1">
          <table:table-cell office:value-type="float" office:value="15679304" calcext:value-type="float">
            <text:p>15679304</text:p>
          </table:table-cell>
          <table:table-cell table:formula="of:=[.A982]/1000/(60*60*24)" office:value-type="time" office:time-value="PT04H21M19.304S" calcext:value-type="time">
            <text:p>04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65.02" calcext:value-type="float">
            <text:p>1065.02</text:p>
          </table:table-cell>
          <table:table-cell office:value-type="float" office:value="1314.77" calcext:value-type="float">
            <text:p>1314.77</text:p>
          </table:table-cell>
        </table:table-row>
        <table:table-row table:style-name="ro1">
          <table:table-cell office:value-type="float" office:value="15695304" calcext:value-type="float">
            <text:p>15695304</text:p>
          </table:table-cell>
          <table:table-cell table:formula="of:=[.A983]/1000/(60*60*24)" office:value-type="time" office:time-value="PT04H21M35.304S" calcext:value-type="time">
            <text:p>04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66.07" calcext:value-type="float">
            <text:p>1066.07</text:p>
          </table:table-cell>
          <table:table-cell office:value-type="float" office:value="1316.04" calcext:value-type="float">
            <text:p>1316.04</text:p>
          </table:table-cell>
        </table:table-row>
        <table:table-row table:style-name="ro1">
          <table:table-cell office:value-type="float" office:value="15711304" calcext:value-type="float">
            <text:p>15711304</text:p>
          </table:table-cell>
          <table:table-cell table:formula="of:=[.A984]/1000/(60*60*24)" office:value-type="time" office:time-value="PT04H21M51.304S" calcext:value-type="time">
            <text:p>04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067.13" calcext:value-type="float">
            <text:p>1067.13</text:p>
          </table:table-cell>
          <table:table-cell office:value-type="float" office:value="1317.31" calcext:value-type="float">
            <text:p>1317.31</text:p>
          </table:table-cell>
        </table:table-row>
        <table:table-row table:style-name="ro1">
          <table:table-cell office:value-type="float" office:value="15727304" calcext:value-type="float">
            <text:p>15727304</text:p>
          </table:table-cell>
          <table:table-cell table:formula="of:=[.A985]/1000/(60*60*24)" office:value-type="time" office:time-value="PT04H22M07.304S" calcext:value-type="time">
            <text:p>04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68.19" calcext:value-type="float">
            <text:p>1068.19</text:p>
          </table:table-cell>
          <table:table-cell office:value-type="float" office:value="1318.58" calcext:value-type="float">
            <text:p>1318.58</text:p>
          </table:table-cell>
        </table:table-row>
        <table:table-row table:style-name="ro1">
          <table:table-cell office:value-type="float" office:value="15743304" calcext:value-type="float">
            <text:p>15743304</text:p>
          </table:table-cell>
          <table:table-cell table:formula="of:=[.A986]/1000/(60*60*24)" office:value-type="time" office:time-value="PT04H22M23.304S" calcext:value-type="time">
            <text:p>04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69.25" calcext:value-type="float">
            <text:p>1069.25</text:p>
          </table:table-cell>
          <table:table-cell office:value-type="float" office:value="1319.85" calcext:value-type="float">
            <text:p>1319.85</text:p>
          </table:table-cell>
        </table:table-row>
        <table:table-row table:style-name="ro1">
          <table:table-cell office:value-type="float" office:value="15759304" calcext:value-type="float">
            <text:p>15759304</text:p>
          </table:table-cell>
          <table:table-cell table:formula="of:=[.A987]/1000/(60*60*24)" office:value-type="time" office:time-value="PT04H22M39.304S" calcext:value-type="time">
            <text:p>04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70.31" calcext:value-type="float">
            <text:p>1070.31</text:p>
          </table:table-cell>
          <table:table-cell office:value-type="float" office:value="1321.12" calcext:value-type="float">
            <text:p>1321.12</text:p>
          </table:table-cell>
        </table:table-row>
        <table:table-row table:style-name="ro1">
          <table:table-cell office:value-type="float" office:value="15775304" calcext:value-type="float">
            <text:p>15775304</text:p>
          </table:table-cell>
          <table:table-cell table:formula="of:=[.A988]/1000/(60*60*24)" office:value-type="time" office:time-value="PT04H22M55.304S" calcext:value-type="time">
            <text:p>04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71.37" calcext:value-type="float">
            <text:p>1071.37</text:p>
          </table:table-cell>
          <table:table-cell office:value-type="float" office:value="1322.39" calcext:value-type="float">
            <text:p>1322.39</text:p>
          </table:table-cell>
        </table:table-row>
        <table:table-row table:style-name="ro1">
          <table:table-cell office:value-type="float" office:value="15791304" calcext:value-type="float">
            <text:p>15791304</text:p>
          </table:table-cell>
          <table:table-cell table:formula="of:=[.A989]/1000/(60*60*24)" office:value-type="time" office:time-value="PT04H23M11.304S" calcext:value-type="time">
            <text:p>04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72.43" calcext:value-type="float">
            <text:p>1072.43</text:p>
          </table:table-cell>
          <table:table-cell office:value-type="float" office:value="1323.66" calcext:value-type="float">
            <text:p>1323.66</text:p>
          </table:table-cell>
        </table:table-row>
        <table:table-row table:style-name="ro1">
          <table:table-cell office:value-type="float" office:value="15807304" calcext:value-type="float">
            <text:p>15807304</text:p>
          </table:table-cell>
          <table:table-cell table:formula="of:=[.A990]/1000/(60*60*24)" office:value-type="time" office:time-value="PT04H23M27.304S" calcext:value-type="time">
            <text:p>04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73.48" calcext:value-type="float">
            <text:p>1073.48</text:p>
          </table:table-cell>
          <table:table-cell office:value-type="float" office:value="1324.93" calcext:value-type="float">
            <text:p>1324.93</text:p>
          </table:table-cell>
        </table:table-row>
        <table:table-row table:style-name="ro1">
          <table:table-cell office:value-type="float" office:value="15823304" calcext:value-type="float">
            <text:p>15823304</text:p>
          </table:table-cell>
          <table:table-cell table:formula="of:=[.A991]/1000/(60*60*24)" office:value-type="time" office:time-value="PT04H23M43.304S" calcext:value-type="time">
            <text:p>04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74.54" calcext:value-type="float">
            <text:p>1074.54</text:p>
          </table:table-cell>
          <table:table-cell office:value-type="float" office:value="1326.2" calcext:value-type="float">
            <text:p>1326.2</text:p>
          </table:table-cell>
        </table:table-row>
        <table:table-row table:style-name="ro1">
          <table:table-cell office:value-type="float" office:value="15839304" calcext:value-type="float">
            <text:p>15839304</text:p>
          </table:table-cell>
          <table:table-cell table:formula="of:=[.A992]/1000/(60*60*24)" office:value-type="time" office:time-value="PT04H23M59.304S" calcext:value-type="time">
            <text:p>04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75.6" calcext:value-type="float">
            <text:p>1075.6</text:p>
          </table:table-cell>
          <table:table-cell office:value-type="float" office:value="1327.47" calcext:value-type="float">
            <text:p>1327.47</text:p>
          </table:table-cell>
        </table:table-row>
        <table:table-row table:style-name="ro1">
          <table:table-cell office:value-type="float" office:value="15855304" calcext:value-type="float">
            <text:p>15855304</text:p>
          </table:table-cell>
          <table:table-cell table:formula="of:=[.A993]/1000/(60*60*24)" office:value-type="time" office:time-value="PT04H24M15.304S" calcext:value-type="time">
            <text:p>04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76.66" calcext:value-type="float">
            <text:p>1076.66</text:p>
          </table:table-cell>
          <table:table-cell office:value-type="float" office:value="1328.74" calcext:value-type="float">
            <text:p>1328.74</text:p>
          </table:table-cell>
        </table:table-row>
        <table:table-row table:style-name="ro1">
          <table:table-cell office:value-type="float" office:value="15871304" calcext:value-type="float">
            <text:p>15871304</text:p>
          </table:table-cell>
          <table:table-cell table:formula="of:=[.A994]/1000/(60*60*24)" office:value-type="time" office:time-value="PT04H24M31.304S" calcext:value-type="time">
            <text:p>04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77.72" calcext:value-type="float">
            <text:p>1077.72</text:p>
          </table:table-cell>
          <table:table-cell office:value-type="float" office:value="1330.01" calcext:value-type="float">
            <text:p>1330.01</text:p>
          </table:table-cell>
        </table:table-row>
        <table:table-row table:style-name="ro1">
          <table:table-cell office:value-type="float" office:value="15887304" calcext:value-type="float">
            <text:p>15887304</text:p>
          </table:table-cell>
          <table:table-cell table:formula="of:=[.A995]/1000/(60*60*24)" office:value-type="time" office:time-value="PT04H24M47.304S" calcext:value-type="time">
            <text:p>04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078.78" calcext:value-type="float">
            <text:p>1078.78</text:p>
          </table:table-cell>
          <table:table-cell office:value-type="float" office:value="1331.28" calcext:value-type="float">
            <text:p>1331.28</text:p>
          </table:table-cell>
        </table:table-row>
        <table:table-row table:style-name="ro1">
          <table:table-cell office:value-type="float" office:value="15903304" calcext:value-type="float">
            <text:p>15903304</text:p>
          </table:table-cell>
          <table:table-cell table:formula="of:=[.A996]/1000/(60*60*24)" office:value-type="time" office:time-value="PT04H25M03.304S" calcext:value-type="time">
            <text:p>04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79.84" calcext:value-type="float">
            <text:p>1079.84</text:p>
          </table:table-cell>
          <table:table-cell office:value-type="float" office:value="1332.55" calcext:value-type="float">
            <text:p>1332.55</text:p>
          </table:table-cell>
        </table:table-row>
        <table:table-row table:style-name="ro1">
          <table:table-cell office:value-type="float" office:value="15919304" calcext:value-type="float">
            <text:p>15919304</text:p>
          </table:table-cell>
          <table:table-cell table:formula="of:=[.A997]/1000/(60*60*24)" office:value-type="time" office:time-value="PT04H25M19.304S" calcext:value-type="time">
            <text:p>04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1080.89" calcext:value-type="float">
            <text:p>1080.89</text:p>
          </table:table-cell>
          <table:table-cell office:value-type="float" office:value="1333.82" calcext:value-type="float">
            <text:p>1333.82</text:p>
          </table:table-cell>
        </table:table-row>
        <table:table-row table:style-name="ro1">
          <table:table-cell office:value-type="float" office:value="15935304" calcext:value-type="float">
            <text:p>15935304</text:p>
          </table:table-cell>
          <table:table-cell table:formula="of:=[.A998]/1000/(60*60*24)" office:value-type="time" office:time-value="PT04H25M35.304S" calcext:value-type="time">
            <text:p>04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1081.95" calcext:value-type="float">
            <text:p>1081.95</text:p>
          </table:table-cell>
          <table:table-cell office:value-type="float" office:value="1335.09" calcext:value-type="float">
            <text:p>1335.09</text:p>
          </table:table-cell>
        </table:table-row>
        <table:table-row table:style-name="ro1">
          <table:table-cell office:value-type="float" office:value="15951304" calcext:value-type="float">
            <text:p>15951304</text:p>
          </table:table-cell>
          <table:table-cell table:formula="of:=[.A999]/1000/(60*60*24)" office:value-type="time" office:time-value="PT04H25M51.304S" calcext:value-type="time">
            <text:p>04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83.01" calcext:value-type="float">
            <text:p>1083.01</text:p>
          </table:table-cell>
          <table:table-cell office:value-type="float" office:value="1336.36" calcext:value-type="float">
            <text:p>1336.36</text:p>
          </table:table-cell>
        </table:table-row>
        <table:table-row table:style-name="ro1">
          <table:table-cell office:value-type="float" office:value="15967304" calcext:value-type="float">
            <text:p>15967304</text:p>
          </table:table-cell>
          <table:table-cell table:formula="of:=[.A1000]/1000/(60*60*24)" office:value-type="time" office:time-value="PT04H26M07.304S" calcext:value-type="time">
            <text:p>04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084.07" calcext:value-type="float">
            <text:p>1084.07</text:p>
          </table:table-cell>
          <table:table-cell office:value-type="float" office:value="1337.63" calcext:value-type="float">
            <text:p>1337.63</text:p>
          </table:table-cell>
        </table:table-row>
        <table:table-row table:style-name="ro1">
          <table:table-cell office:value-type="float" office:value="15983304" calcext:value-type="float">
            <text:p>15983304</text:p>
          </table:table-cell>
          <table:table-cell table:formula="of:=[.A1001]/1000/(60*60*24)" office:value-type="time" office:time-value="PT04H26M23.304S" calcext:value-type="time">
            <text:p>04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1085.13" calcext:value-type="float">
            <text:p>1085.13</text:p>
          </table:table-cell>
          <table:table-cell office:value-type="float" office:value="1338.9" calcext:value-type="float">
            <text:p>1338.9</text:p>
          </table:table-cell>
        </table:table-row>
        <table:table-row table:style-name="ro1">
          <table:table-cell office:value-type="float" office:value="15999304" calcext:value-type="float">
            <text:p>15999304</text:p>
          </table:table-cell>
          <table:table-cell table:formula="of:=[.A1002]/1000/(60*60*24)" office:value-type="time" office:time-value="PT04H26M39.304S" calcext:value-type="time">
            <text:p>04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86.19" calcext:value-type="float">
            <text:p>1086.19</text:p>
          </table:table-cell>
          <table:table-cell office:value-type="float" office:value="1340.17" calcext:value-type="float">
            <text:p>1340.17</text:p>
          </table:table-cell>
        </table:table-row>
        <table:table-row table:style-name="ro1">
          <table:table-cell office:value-type="float" office:value="16015304" calcext:value-type="float">
            <text:p>16015304</text:p>
          </table:table-cell>
          <table:table-cell table:formula="of:=[.A1003]/1000/(60*60*24)" office:value-type="time" office:time-value="PT04H26M55.304S" calcext:value-type="time">
            <text:p>04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1087.24" calcext:value-type="float">
            <text:p>1087.24</text:p>
          </table:table-cell>
          <table:table-cell office:value-type="float" office:value="1341.44" calcext:value-type="float">
            <text:p>1341.44</text:p>
          </table:table-cell>
        </table:table-row>
        <table:table-row table:style-name="ro1">
          <table:table-cell office:value-type="float" office:value="16031304" calcext:value-type="float">
            <text:p>16031304</text:p>
          </table:table-cell>
          <table:table-cell table:formula="of:=[.A1004]/1000/(60*60*24)" office:value-type="time" office:time-value="PT04H27M11.304S" calcext:value-type="time">
            <text:p>04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88.3" calcext:value-type="float">
            <text:p>1088.3</text:p>
          </table:table-cell>
          <table:table-cell office:value-type="float" office:value="1342.71" calcext:value-type="float">
            <text:p>1342.71</text:p>
          </table:table-cell>
        </table:table-row>
        <table:table-row table:style-name="ro1">
          <table:table-cell office:value-type="float" office:value="16047304" calcext:value-type="float">
            <text:p>16047304</text:p>
          </table:table-cell>
          <table:table-cell table:formula="of:=[.A1005]/1000/(60*60*24)" office:value-type="time" office:time-value="PT04H27M27.304S" calcext:value-type="time">
            <text:p>04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89.36" calcext:value-type="float">
            <text:p>1089.36</text:p>
          </table:table-cell>
          <table:table-cell office:value-type="float" office:value="1343.98" calcext:value-type="float">
            <text:p>1343.98</text:p>
          </table:table-cell>
        </table:table-row>
        <table:table-row table:style-name="ro1">
          <table:table-cell office:value-type="float" office:value="16063304" calcext:value-type="float">
            <text:p>16063304</text:p>
          </table:table-cell>
          <table:table-cell table:formula="of:=[.A1006]/1000/(60*60*24)" office:value-type="time" office:time-value="PT04H27M43.304S" calcext:value-type="time">
            <text:p>04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1090.42" calcext:value-type="float">
            <text:p>1090.42</text:p>
          </table:table-cell>
          <table:table-cell office:value-type="float" office:value="1345.25" calcext:value-type="float">
            <text:p>1345.25</text:p>
          </table:table-cell>
        </table:table-row>
        <table:table-row table:style-name="ro1">
          <table:table-cell office:value-type="float" office:value="16079304" calcext:value-type="float">
            <text:p>16079304</text:p>
          </table:table-cell>
          <table:table-cell table:formula="of:=[.A1007]/1000/(60*60*24)" office:value-type="time" office:time-value="PT04H27M59.304S" calcext:value-type="time">
            <text:p>04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91.48" calcext:value-type="float">
            <text:p>1091.48</text:p>
          </table:table-cell>
          <table:table-cell office:value-type="float" office:value="1346.52" calcext:value-type="float">
            <text:p>1346.52</text:p>
          </table:table-cell>
        </table:table-row>
        <table:table-row table:style-name="ro1">
          <table:table-cell office:value-type="float" office:value="16095304" calcext:value-type="float">
            <text:p>16095304</text:p>
          </table:table-cell>
          <table:table-cell table:formula="of:=[.A1008]/1000/(60*60*24)" office:value-type="time" office:time-value="PT04H28M15.304S" calcext:value-type="time">
            <text:p>04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92.54" calcext:value-type="float">
            <text:p>1092.54</text:p>
          </table:table-cell>
          <table:table-cell office:value-type="float" office:value="1347.79" calcext:value-type="float">
            <text:p>1347.79</text:p>
          </table:table-cell>
        </table:table-row>
        <table:table-row table:style-name="ro1">
          <table:table-cell office:value-type="float" office:value="16111304" calcext:value-type="float">
            <text:p>16111304</text:p>
          </table:table-cell>
          <table:table-cell table:formula="of:=[.A1009]/1000/(60*60*24)" office:value-type="time" office:time-value="PT04H28M31.304S" calcext:value-type="time">
            <text:p>04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93.59" calcext:value-type="float">
            <text:p>1093.59</text:p>
          </table:table-cell>
          <table:table-cell office:value-type="float" office:value="1349.06" calcext:value-type="float">
            <text:p>1349.06</text:p>
          </table:table-cell>
        </table:table-row>
        <table:table-row table:style-name="ro1">
          <table:table-cell office:value-type="float" office:value="16127304" calcext:value-type="float">
            <text:p>16127304</text:p>
          </table:table-cell>
          <table:table-cell table:formula="of:=[.A1010]/1000/(60*60*24)" office:value-type="time" office:time-value="PT04H28M47.304S" calcext:value-type="time">
            <text:p>04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94.65" calcext:value-type="float">
            <text:p>1094.65</text:p>
          </table:table-cell>
          <table:table-cell office:value-type="float" office:value="1350.33" calcext:value-type="float">
            <text:p>1350.33</text:p>
          </table:table-cell>
        </table:table-row>
        <table:table-row table:style-name="ro1">
          <table:table-cell office:value-type="float" office:value="16143304" calcext:value-type="float">
            <text:p>16143304</text:p>
          </table:table-cell>
          <table:table-cell table:formula="of:=[.A1011]/1000/(60*60*24)" office:value-type="time" office:time-value="PT04H29M03.304S" calcext:value-type="time">
            <text:p>04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95.71" calcext:value-type="float">
            <text:p>1095.71</text:p>
          </table:table-cell>
          <table:table-cell office:value-type="float" office:value="1351.6" calcext:value-type="float">
            <text:p>1351.6</text:p>
          </table:table-cell>
        </table:table-row>
        <table:table-row table:style-name="ro1">
          <table:table-cell office:value-type="float" office:value="16159304" calcext:value-type="float">
            <text:p>16159304</text:p>
          </table:table-cell>
          <table:table-cell table:formula="of:=[.A1012]/1000/(60*60*24)" office:value-type="time" office:time-value="PT04H29M19.304S" calcext:value-type="time">
            <text:p>04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96.77" calcext:value-type="float">
            <text:p>1096.77</text:p>
          </table:table-cell>
          <table:table-cell office:value-type="float" office:value="1352.87" calcext:value-type="float">
            <text:p>1352.87</text:p>
          </table:table-cell>
        </table:table-row>
        <table:table-row table:style-name="ro1">
          <table:table-cell office:value-type="float" office:value="16175304" calcext:value-type="float">
            <text:p>16175304</text:p>
          </table:table-cell>
          <table:table-cell table:formula="of:=[.A1013]/1000/(60*60*24)" office:value-type="time" office:time-value="PT04H29M35.304S" calcext:value-type="time">
            <text:p>04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97.83" calcext:value-type="float">
            <text:p>1097.83</text:p>
          </table:table-cell>
          <table:table-cell office:value-type="float" office:value="1354.13" calcext:value-type="float">
            <text:p>1354.13</text:p>
          </table:table-cell>
        </table:table-row>
        <table:table-row table:style-name="ro1">
          <table:table-cell office:value-type="float" office:value="16191304" calcext:value-type="float">
            <text:p>16191304</text:p>
          </table:table-cell>
          <table:table-cell table:formula="of:=[.A1014]/1000/(60*60*24)" office:value-type="time" office:time-value="PT04H29M51.304S" calcext:value-type="time">
            <text:p>04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098.89" calcext:value-type="float">
            <text:p>1098.89</text:p>
          </table:table-cell>
          <table:table-cell office:value-type="float" office:value="1355.4" calcext:value-type="float">
            <text:p>1355.4</text:p>
          </table:table-cell>
        </table:table-row>
        <table:table-row table:style-name="ro1">
          <table:table-cell office:value-type="float" office:value="16207304" calcext:value-type="float">
            <text:p>16207304</text:p>
          </table:table-cell>
          <table:table-cell table:formula="of:=[.A1015]/1000/(60*60*24)" office:value-type="time" office:time-value="PT04H30M07.304S" calcext:value-type="time">
            <text:p>04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099.94" calcext:value-type="float">
            <text:p>1099.94</text:p>
          </table:table-cell>
          <table:table-cell office:value-type="float" office:value="1356.67" calcext:value-type="float">
            <text:p>1356.67</text:p>
          </table:table-cell>
        </table:table-row>
        <table:table-row table:style-name="ro1">
          <table:table-cell office:value-type="float" office:value="16223304" calcext:value-type="float">
            <text:p>16223304</text:p>
          </table:table-cell>
          <table:table-cell table:formula="of:=[.A1016]/1000/(60*60*24)" office:value-type="time" office:time-value="PT04H30M23.304S" calcext:value-type="time">
            <text:p>04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101" calcext:value-type="float">
            <text:p>1101</text:p>
          </table:table-cell>
          <table:table-cell office:value-type="float" office:value="1357.94" calcext:value-type="float">
            <text:p>1357.94</text:p>
          </table:table-cell>
        </table:table-row>
        <table:table-row table:style-name="ro1">
          <table:table-cell office:value-type="float" office:value="16239304" calcext:value-type="float">
            <text:p>16239304</text:p>
          </table:table-cell>
          <table:table-cell table:formula="of:=[.A1017]/1000/(60*60*24)" office:value-type="time" office:time-value="PT04H30M39.304S" calcext:value-type="time">
            <text:p>04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102.06" calcext:value-type="float">
            <text:p>1102.06</text:p>
          </table:table-cell>
          <table:table-cell office:value-type="float" office:value="1359.21" calcext:value-type="float">
            <text:p>1359.21</text:p>
          </table:table-cell>
        </table:table-row>
        <table:table-row table:style-name="ro1">
          <table:table-cell office:value-type="float" office:value="16255304" calcext:value-type="float">
            <text:p>16255304</text:p>
          </table:table-cell>
          <table:table-cell table:formula="of:=[.A1018]/1000/(60*60*24)" office:value-type="time" office:time-value="PT04H30M55.304S" calcext:value-type="time">
            <text:p>04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03.12" calcext:value-type="float">
            <text:p>1103.12</text:p>
          </table:table-cell>
          <table:table-cell office:value-type="float" office:value="1360.48" calcext:value-type="float">
            <text:p>1360.48</text:p>
          </table:table-cell>
        </table:table-row>
        <table:table-row table:style-name="ro1">
          <table:table-cell office:value-type="float" office:value="16271304" calcext:value-type="float">
            <text:p>16271304</text:p>
          </table:table-cell>
          <table:table-cell table:formula="of:=[.A1019]/1000/(60*60*24)" office:value-type="time" office:time-value="PT04H31M11.304S" calcext:value-type="time">
            <text:p>04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104.18" calcext:value-type="float">
            <text:p>1104.18</text:p>
          </table:table-cell>
          <table:table-cell office:value-type="float" office:value="1361.75" calcext:value-type="float">
            <text:p>1361.75</text:p>
          </table:table-cell>
        </table:table-row>
        <table:table-row table:style-name="ro1">
          <table:table-cell office:value-type="float" office:value="16287304" calcext:value-type="float">
            <text:p>16287304</text:p>
          </table:table-cell>
          <table:table-cell table:formula="of:=[.A1020]/1000/(60*60*24)" office:value-type="time" office:time-value="PT04H31M27.304S" calcext:value-type="time">
            <text:p>04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05.24" calcext:value-type="float">
            <text:p>1105.24</text:p>
          </table:table-cell>
          <table:table-cell office:value-type="float" office:value="1363.02" calcext:value-type="float">
            <text:p>1363.02</text:p>
          </table:table-cell>
        </table:table-row>
        <table:table-row table:style-name="ro1">
          <table:table-cell office:value-type="float" office:value="16303304" calcext:value-type="float">
            <text:p>16303304</text:p>
          </table:table-cell>
          <table:table-cell table:formula="of:=[.A1021]/1000/(60*60*24)" office:value-type="time" office:time-value="PT04H31M43.304S" calcext:value-type="time">
            <text:p>04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06.29" calcext:value-type="float">
            <text:p>1106.29</text:p>
          </table:table-cell>
          <table:table-cell office:value-type="float" office:value="1364.29" calcext:value-type="float">
            <text:p>1364.29</text:p>
          </table:table-cell>
        </table:table-row>
        <table:table-row table:style-name="ro1">
          <table:table-cell office:value-type="float" office:value="16319304" calcext:value-type="float">
            <text:p>16319304</text:p>
          </table:table-cell>
          <table:table-cell table:formula="of:=[.A1022]/1000/(60*60*24)" office:value-type="time" office:time-value="PT04H31M59.304S" calcext:value-type="time">
            <text:p>04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107.35" calcext:value-type="float">
            <text:p>1107.35</text:p>
          </table:table-cell>
          <table:table-cell office:value-type="float" office:value="1365.56" calcext:value-type="float">
            <text:p>1365.56</text:p>
          </table:table-cell>
        </table:table-row>
        <table:table-row table:style-name="ro1">
          <table:table-cell office:value-type="float" office:value="16335304" calcext:value-type="float">
            <text:p>16335304</text:p>
          </table:table-cell>
          <table:table-cell table:formula="of:=[.A1023]/1000/(60*60*24)" office:value-type="time" office:time-value="PT04H32M15.304S" calcext:value-type="time">
            <text:p>04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08.41" calcext:value-type="float">
            <text:p>1108.41</text:p>
          </table:table-cell>
          <table:table-cell office:value-type="float" office:value="1366.83" calcext:value-type="float">
            <text:p>1366.83</text:p>
          </table:table-cell>
        </table:table-row>
        <table:table-row table:style-name="ro1">
          <table:table-cell office:value-type="float" office:value="16351304" calcext:value-type="float">
            <text:p>16351304</text:p>
          </table:table-cell>
          <table:table-cell table:formula="of:=[.A1024]/1000/(60*60*24)" office:value-type="time" office:time-value="PT04H32M31.304S" calcext:value-type="time">
            <text:p>04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09.47" calcext:value-type="float">
            <text:p>1109.47</text:p>
          </table:table-cell>
          <table:table-cell office:value-type="float" office:value="1368.1" calcext:value-type="float">
            <text:p>1368.1</text:p>
          </table:table-cell>
        </table:table-row>
        <table:table-row table:style-name="ro1">
          <table:table-cell office:value-type="float" office:value="16367304" calcext:value-type="float">
            <text:p>16367304</text:p>
          </table:table-cell>
          <table:table-cell table:formula="of:=[.A1025]/1000/(60*60*24)" office:value-type="time" office:time-value="PT04H32M47.304S" calcext:value-type="time">
            <text:p>04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110.53" calcext:value-type="float">
            <text:p>1110.53</text:p>
          </table:table-cell>
          <table:table-cell office:value-type="float" office:value="1369.37" calcext:value-type="float">
            <text:p>1369.37</text:p>
          </table:table-cell>
        </table:table-row>
        <table:table-row table:style-name="ro1">
          <table:table-cell office:value-type="float" office:value="16383304" calcext:value-type="float">
            <text:p>16383304</text:p>
          </table:table-cell>
          <table:table-cell table:formula="of:=[.A1026]/1000/(60*60*24)" office:value-type="time" office:time-value="PT04H33M03.304S" calcext:value-type="time">
            <text:p>04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11.59" calcext:value-type="float">
            <text:p>1111.59</text:p>
          </table:table-cell>
          <table:table-cell office:value-type="float" office:value="1370.64" calcext:value-type="float">
            <text:p>1370.64</text:p>
          </table:table-cell>
        </table:table-row>
        <table:table-row table:style-name="ro1">
          <table:table-cell office:value-type="float" office:value="16399304" calcext:value-type="float">
            <text:p>16399304</text:p>
          </table:table-cell>
          <table:table-cell table:formula="of:=[.A1027]/1000/(60*60*24)" office:value-type="time" office:time-value="PT04H33M19.304S" calcext:value-type="time">
            <text:p>04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12.64" calcext:value-type="float">
            <text:p>1112.64</text:p>
          </table:table-cell>
          <table:table-cell office:value-type="float" office:value="1371.9" calcext:value-type="float">
            <text:p>1371.9</text:p>
          </table:table-cell>
        </table:table-row>
        <table:table-row table:style-name="ro1">
          <table:table-cell office:value-type="float" office:value="16415304" calcext:value-type="float">
            <text:p>16415304</text:p>
          </table:table-cell>
          <table:table-cell table:formula="of:=[.A1028]/1000/(60*60*24)" office:value-type="time" office:time-value="PT04H33M35.304S" calcext:value-type="time">
            <text:p>04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113.7" calcext:value-type="float">
            <text:p>1113.7</text:p>
          </table:table-cell>
          <table:table-cell office:value-type="float" office:value="1373.17" calcext:value-type="float">
            <text:p>1373.17</text:p>
          </table:table-cell>
        </table:table-row>
        <table:table-row table:style-name="ro1">
          <table:table-cell office:value-type="float" office:value="16431304" calcext:value-type="float">
            <text:p>16431304</text:p>
          </table:table-cell>
          <table:table-cell table:formula="of:=[.A1029]/1000/(60*60*24)" office:value-type="time" office:time-value="PT04H33M51.304S" calcext:value-type="time">
            <text:p>04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14.76" calcext:value-type="float">
            <text:p>1114.76</text:p>
          </table:table-cell>
          <table:table-cell office:value-type="float" office:value="1374.44" calcext:value-type="float">
            <text:p>1374.44</text:p>
          </table:table-cell>
        </table:table-row>
        <table:table-row table:style-name="ro1">
          <table:table-cell office:value-type="float" office:value="16447304" calcext:value-type="float">
            <text:p>16447304</text:p>
          </table:table-cell>
          <table:table-cell table:formula="of:=[.A1030]/1000/(60*60*24)" office:value-type="time" office:time-value="PT04H34M07.304S" calcext:value-type="time">
            <text:p>04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15.82" calcext:value-type="float">
            <text:p>1115.82</text:p>
          </table:table-cell>
          <table:table-cell office:value-type="float" office:value="1375.71" calcext:value-type="float">
            <text:p>1375.71</text:p>
          </table:table-cell>
        </table:table-row>
        <table:table-row table:style-name="ro1">
          <table:table-cell office:value-type="float" office:value="16463304" calcext:value-type="float">
            <text:p>16463304</text:p>
          </table:table-cell>
          <table:table-cell table:formula="of:=[.A1031]/1000/(60*60*24)" office:value-type="time" office:time-value="PT04H34M23.304S" calcext:value-type="time">
            <text:p>04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16.88" calcext:value-type="float">
            <text:p>1116.88</text:p>
          </table:table-cell>
          <table:table-cell office:value-type="float" office:value="1376.98" calcext:value-type="float">
            <text:p>1376.98</text:p>
          </table:table-cell>
        </table:table-row>
        <table:table-row table:style-name="ro1">
          <table:table-cell office:value-type="float" office:value="16479304" calcext:value-type="float">
            <text:p>16479304</text:p>
          </table:table-cell>
          <table:table-cell table:formula="of:=[.A1032]/1000/(60*60*24)" office:value-type="time" office:time-value="PT04H34M39.304S" calcext:value-type="time">
            <text:p>04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17.93" calcext:value-type="float">
            <text:p>1117.93</text:p>
          </table:table-cell>
          <table:table-cell office:value-type="float" office:value="1378.25" calcext:value-type="float">
            <text:p>1378.25</text:p>
          </table:table-cell>
        </table:table-row>
        <table:table-row table:style-name="ro1">
          <table:table-cell office:value-type="float" office:value="16495304" calcext:value-type="float">
            <text:p>16495304</text:p>
          </table:table-cell>
          <table:table-cell table:formula="of:=[.A1033]/1000/(60*60*24)" office:value-type="time" office:time-value="PT04H34M55.304S" calcext:value-type="time">
            <text:p>04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118.99" calcext:value-type="float">
            <text:p>1118.99</text:p>
          </table:table-cell>
          <table:table-cell office:value-type="float" office:value="1379.52" calcext:value-type="float">
            <text:p>1379.52</text:p>
          </table:table-cell>
        </table:table-row>
        <table:table-row table:style-name="ro1">
          <table:table-cell office:value-type="float" office:value="16511304" calcext:value-type="float">
            <text:p>16511304</text:p>
          </table:table-cell>
          <table:table-cell table:formula="of:=[.A1034]/1000/(60*60*24)" office:value-type="time" office:time-value="PT04H35M11.304S" calcext:value-type="time">
            <text:p>04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1120.05" calcext:value-type="float">
            <text:p>1120.05</text:p>
          </table:table-cell>
          <table:table-cell office:value-type="float" office:value="1380.79" calcext:value-type="float">
            <text:p>1380.79</text:p>
          </table:table-cell>
        </table:table-row>
        <table:table-row table:style-name="ro1">
          <table:table-cell office:value-type="float" office:value="16527304" calcext:value-type="float">
            <text:p>16527304</text:p>
          </table:table-cell>
          <table:table-cell table:formula="of:=[.A1035]/1000/(60*60*24)" office:value-type="time" office:time-value="PT04H35M27.304S" calcext:value-type="time">
            <text:p>04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21.11" calcext:value-type="float">
            <text:p>1121.11</text:p>
          </table:table-cell>
          <table:table-cell office:value-type="float" office:value="1382.06" calcext:value-type="float">
            <text:p>1382.06</text:p>
          </table:table-cell>
        </table:table-row>
        <table:table-row table:style-name="ro1">
          <table:table-cell office:value-type="float" office:value="16543304" calcext:value-type="float">
            <text:p>16543304</text:p>
          </table:table-cell>
          <table:table-cell table:formula="of:=[.A1036]/1000/(60*60*24)" office:value-type="time" office:time-value="PT04H35M43.304S" calcext:value-type="time">
            <text:p>04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22.17" calcext:value-type="float">
            <text:p>1122.17</text:p>
          </table:table-cell>
          <table:table-cell office:value-type="float" office:value="1383.33" calcext:value-type="float">
            <text:p>1383.33</text:p>
          </table:table-cell>
        </table:table-row>
        <table:table-row table:style-name="ro1">
          <table:table-cell office:value-type="float" office:value="16559304" calcext:value-type="float">
            <text:p>16559304</text:p>
          </table:table-cell>
          <table:table-cell table:formula="of:=[.A1037]/1000/(60*60*24)" office:value-type="time" office:time-value="PT04H35M59.304S" calcext:value-type="time">
            <text:p>04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23.22" calcext:value-type="float">
            <text:p>1123.22</text:p>
          </table:table-cell>
          <table:table-cell office:value-type="float" office:value="1384.6" calcext:value-type="float">
            <text:p>1384.6</text:p>
          </table:table-cell>
        </table:table-row>
        <table:table-row table:style-name="ro1">
          <table:table-cell office:value-type="float" office:value="16575304" calcext:value-type="float">
            <text:p>16575304</text:p>
          </table:table-cell>
          <table:table-cell table:formula="of:=[.A1038]/1000/(60*60*24)" office:value-type="time" office:time-value="PT04H36M15.304S" calcext:value-type="time">
            <text:p>04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24.28" calcext:value-type="float">
            <text:p>1124.28</text:p>
          </table:table-cell>
          <table:table-cell office:value-type="float" office:value="1385.87" calcext:value-type="float">
            <text:p>1385.87</text:p>
          </table:table-cell>
        </table:table-row>
        <table:table-row table:style-name="ro1">
          <table:table-cell office:value-type="float" office:value="16591304" calcext:value-type="float">
            <text:p>16591304</text:p>
          </table:table-cell>
          <table:table-cell table:formula="of:=[.A1039]/1000/(60*60*24)" office:value-type="time" office:time-value="PT04H36M31.304S" calcext:value-type="time">
            <text:p>04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25.34" calcext:value-type="float">
            <text:p>1125.34</text:p>
          </table:table-cell>
          <table:table-cell office:value-type="float" office:value="1387.13" calcext:value-type="float">
            <text:p>1387.13</text:p>
          </table:table-cell>
        </table:table-row>
        <table:table-row table:style-name="ro1">
          <table:table-cell office:value-type="float" office:value="16607304" calcext:value-type="float">
            <text:p>16607304</text:p>
          </table:table-cell>
          <table:table-cell table:formula="of:=[.A1040]/1000/(60*60*24)" office:value-type="time" office:time-value="PT04H36M47.304S" calcext:value-type="time">
            <text:p>04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26.4" calcext:value-type="float">
            <text:p>1126.4</text:p>
          </table:table-cell>
          <table:table-cell office:value-type="float" office:value="1388.4" calcext:value-type="float">
            <text:p>1388.4</text:p>
          </table:table-cell>
        </table:table-row>
        <table:table-row table:style-name="ro1">
          <table:table-cell office:value-type="float" office:value="16623304" calcext:value-type="float">
            <text:p>16623304</text:p>
          </table:table-cell>
          <table:table-cell table:formula="of:=[.A1041]/1000/(60*60*24)" office:value-type="time" office:time-value="PT04H37M03.304S" calcext:value-type="time">
            <text:p>04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27.45" calcext:value-type="float">
            <text:p>1127.45</text:p>
          </table:table-cell>
          <table:table-cell office:value-type="float" office:value="1389.67" calcext:value-type="float">
            <text:p>1389.67</text:p>
          </table:table-cell>
        </table:table-row>
        <table:table-row table:style-name="ro1">
          <table:table-cell office:value-type="float" office:value="16639304" calcext:value-type="float">
            <text:p>16639304</text:p>
          </table:table-cell>
          <table:table-cell table:formula="of:=[.A1042]/1000/(60*60*24)" office:value-type="time" office:time-value="PT04H37M19.304S" calcext:value-type="time">
            <text:p>04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28.51" calcext:value-type="float">
            <text:p>1128.51</text:p>
          </table:table-cell>
          <table:table-cell office:value-type="float" office:value="1390.94" calcext:value-type="float">
            <text:p>1390.94</text:p>
          </table:table-cell>
        </table:table-row>
        <table:table-row table:style-name="ro1">
          <table:table-cell office:value-type="float" office:value="16655304" calcext:value-type="float">
            <text:p>16655304</text:p>
          </table:table-cell>
          <table:table-cell table:formula="of:=[.A1043]/1000/(60*60*24)" office:value-type="time" office:time-value="PT04H37M35.304S" calcext:value-type="time">
            <text:p>04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29.57" calcext:value-type="float">
            <text:p>1129.57</text:p>
          </table:table-cell>
          <table:table-cell office:value-type="float" office:value="1392.21" calcext:value-type="float">
            <text:p>1392.21</text:p>
          </table:table-cell>
        </table:table-row>
        <table:table-row table:style-name="ro1">
          <table:table-cell office:value-type="float" office:value="16671304" calcext:value-type="float">
            <text:p>16671304</text:p>
          </table:table-cell>
          <table:table-cell table:formula="of:=[.A1044]/1000/(60*60*24)" office:value-type="time" office:time-value="PT04H37M51.304S" calcext:value-type="time">
            <text:p>04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30.63" calcext:value-type="float">
            <text:p>1130.63</text:p>
          </table:table-cell>
          <table:table-cell office:value-type="float" office:value="1393.48" calcext:value-type="float">
            <text:p>1393.48</text:p>
          </table:table-cell>
        </table:table-row>
        <table:table-row table:style-name="ro1">
          <table:table-cell office:value-type="float" office:value="16687304" calcext:value-type="float">
            <text:p>16687304</text:p>
          </table:table-cell>
          <table:table-cell table:formula="of:=[.A1045]/1000/(60*60*24)" office:value-type="time" office:time-value="PT04H38M07.304S" calcext:value-type="time">
            <text:p>04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31.68" calcext:value-type="float">
            <text:p>1131.68</text:p>
          </table:table-cell>
          <table:table-cell office:value-type="float" office:value="1394.75" calcext:value-type="float">
            <text:p>1394.75</text:p>
          </table:table-cell>
        </table:table-row>
        <table:table-row table:style-name="ro1">
          <table:table-cell office:value-type="float" office:value="16703304" calcext:value-type="float">
            <text:p>16703304</text:p>
          </table:table-cell>
          <table:table-cell table:formula="of:=[.A1046]/1000/(60*60*24)" office:value-type="time" office:time-value="PT04H38M23.304S" calcext:value-type="time">
            <text:p>04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32.74" calcext:value-type="float">
            <text:p>1132.74</text:p>
          </table:table-cell>
          <table:table-cell office:value-type="float" office:value="1396.02" calcext:value-type="float">
            <text:p>1396.02</text:p>
          </table:table-cell>
        </table:table-row>
        <table:table-row table:style-name="ro1">
          <table:table-cell office:value-type="float" office:value="16719304" calcext:value-type="float">
            <text:p>16719304</text:p>
          </table:table-cell>
          <table:table-cell table:formula="of:=[.A1047]/1000/(60*60*24)" office:value-type="time" office:time-value="PT04H38M39.304S" calcext:value-type="time">
            <text:p>04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33.8" calcext:value-type="float">
            <text:p>1133.8</text:p>
          </table:table-cell>
          <table:table-cell office:value-type="float" office:value="1397.29" calcext:value-type="float">
            <text:p>1397.29</text:p>
          </table:table-cell>
        </table:table-row>
        <table:table-row table:style-name="ro1">
          <table:table-cell office:value-type="float" office:value="16735304" calcext:value-type="float">
            <text:p>16735304</text:p>
          </table:table-cell>
          <table:table-cell table:formula="of:=[.A1048]/1000/(60*60*24)" office:value-type="time" office:time-value="PT04H38M55.304S" calcext:value-type="time">
            <text:p>04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34.85" calcext:value-type="float">
            <text:p>1134.85</text:p>
          </table:table-cell>
          <table:table-cell office:value-type="float" office:value="1398.55" calcext:value-type="float">
            <text:p>1398.55</text:p>
          </table:table-cell>
        </table:table-row>
        <table:table-row table:style-name="ro1">
          <table:table-cell office:value-type="float" office:value="16751304" calcext:value-type="float">
            <text:p>16751304</text:p>
          </table:table-cell>
          <table:table-cell table:formula="of:=[.A1049]/1000/(60*60*24)" office:value-type="time" office:time-value="PT04H39M11.304S" calcext:value-type="time">
            <text:p>04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1135.91" calcext:value-type="float">
            <text:p>1135.91</text:p>
          </table:table-cell>
          <table:table-cell office:value-type="float" office:value="1399.82" calcext:value-type="float">
            <text:p>1399.82</text:p>
          </table:table-cell>
        </table:table-row>
        <table:table-row table:style-name="ro1">
          <table:table-cell office:value-type="float" office:value="16767304" calcext:value-type="float">
            <text:p>16767304</text:p>
          </table:table-cell>
          <table:table-cell table:formula="of:=[.A1050]/1000/(60*60*24)" office:value-type="time" office:time-value="PT04H39M27.304S" calcext:value-type="time">
            <text:p>04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36.97" calcext:value-type="float">
            <text:p>1136.97</text:p>
          </table:table-cell>
          <table:table-cell office:value-type="float" office:value="1401.09" calcext:value-type="float">
            <text:p>1401.09</text:p>
          </table:table-cell>
        </table:table-row>
        <table:table-row table:style-name="ro1">
          <table:table-cell office:value-type="float" office:value="16783304" calcext:value-type="float">
            <text:p>16783304</text:p>
          </table:table-cell>
          <table:table-cell table:formula="of:=[.A1051]/1000/(60*60*24)" office:value-type="time" office:time-value="PT04H39M43.304S" calcext:value-type="time">
            <text:p>04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38.02" calcext:value-type="float">
            <text:p>1138.02</text:p>
          </table:table-cell>
          <table:table-cell office:value-type="float" office:value="1402.36" calcext:value-type="float">
            <text:p>1402.36</text:p>
          </table:table-cell>
        </table:table-row>
        <table:table-row table:style-name="ro1">
          <table:table-cell office:value-type="float" office:value="16799304" calcext:value-type="float">
            <text:p>16799304</text:p>
          </table:table-cell>
          <table:table-cell table:formula="of:=[.A1052]/1000/(60*60*24)" office:value-type="time" office:time-value="PT04H39M59.304S" calcext:value-type="time">
            <text:p>04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39.08" calcext:value-type="float">
            <text:p>1139.08</text:p>
          </table:table-cell>
          <table:table-cell office:value-type="float" office:value="1403.63" calcext:value-type="float">
            <text:p>1403.63</text:p>
          </table:table-cell>
        </table:table-row>
        <table:table-row table:style-name="ro1">
          <table:table-cell office:value-type="float" office:value="16815304" calcext:value-type="float">
            <text:p>16815304</text:p>
          </table:table-cell>
          <table:table-cell table:formula="of:=[.A1053]/1000/(60*60*24)" office:value-type="time" office:time-value="PT04H40M15.304S" calcext:value-type="time">
            <text:p>04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40.14" calcext:value-type="float">
            <text:p>1140.14</text:p>
          </table:table-cell>
          <table:table-cell office:value-type="float" office:value="1404.9" calcext:value-type="float">
            <text:p>1404.9</text:p>
          </table:table-cell>
        </table:table-row>
        <table:table-row table:style-name="ro1">
          <table:table-cell office:value-type="float" office:value="16831304" calcext:value-type="float">
            <text:p>16831304</text:p>
          </table:table-cell>
          <table:table-cell table:formula="of:=[.A1054]/1000/(60*60*24)" office:value-type="time" office:time-value="PT04H40M31.304S" calcext:value-type="time">
            <text:p>04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41.19" calcext:value-type="float">
            <text:p>1141.19</text:p>
          </table:table-cell>
          <table:table-cell office:value-type="float" office:value="1406.17" calcext:value-type="float">
            <text:p>1406.17</text:p>
          </table:table-cell>
        </table:table-row>
        <table:table-row table:style-name="ro1">
          <table:table-cell office:value-type="float" office:value="16847304" calcext:value-type="float">
            <text:p>16847304</text:p>
          </table:table-cell>
          <table:table-cell table:formula="of:=[.A1055]/1000/(60*60*24)" office:value-type="time" office:time-value="PT04H40M47.304S" calcext:value-type="time">
            <text:p>04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42.25" calcext:value-type="float">
            <text:p>1142.25</text:p>
          </table:table-cell>
          <table:table-cell office:value-type="float" office:value="1407.44" calcext:value-type="float">
            <text:p>1407.44</text:p>
          </table:table-cell>
        </table:table-row>
        <table:table-row table:style-name="ro1">
          <table:table-cell office:value-type="float" office:value="16863304" calcext:value-type="float">
            <text:p>16863304</text:p>
          </table:table-cell>
          <table:table-cell table:formula="of:=[.A1056]/1000/(60*60*24)" office:value-type="time" office:time-value="PT04H41M03.304S" calcext:value-type="time">
            <text:p>04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43.31" calcext:value-type="float">
            <text:p>1143.31</text:p>
          </table:table-cell>
          <table:table-cell office:value-type="float" office:value="1408.7" calcext:value-type="float">
            <text:p>1408.7</text:p>
          </table:table-cell>
        </table:table-row>
        <table:table-row table:style-name="ro1">
          <table:table-cell office:value-type="float" office:value="16879304" calcext:value-type="float">
            <text:p>16879304</text:p>
          </table:table-cell>
          <table:table-cell table:formula="of:=[.A1057]/1000/(60*60*24)" office:value-type="time" office:time-value="PT04H41M19.304S" calcext:value-type="time">
            <text:p>04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144.37" calcext:value-type="float">
            <text:p>1144.37</text:p>
          </table:table-cell>
          <table:table-cell office:value-type="float" office:value="1409.97" calcext:value-type="float">
            <text:p>1409.97</text:p>
          </table:table-cell>
        </table:table-row>
        <table:table-row table:style-name="ro1">
          <table:table-cell office:value-type="float" office:value="16895304" calcext:value-type="float">
            <text:p>16895304</text:p>
          </table:table-cell>
          <table:table-cell table:formula="of:=[.A1058]/1000/(60*60*24)" office:value-type="time" office:time-value="PT04H41M35.304S" calcext:value-type="time">
            <text:p>04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45.42" calcext:value-type="float">
            <text:p>1145.42</text:p>
          </table:table-cell>
          <table:table-cell office:value-type="float" office:value="1411.24" calcext:value-type="float">
            <text:p>1411.24</text:p>
          </table:table-cell>
        </table:table-row>
        <table:table-row table:style-name="ro1">
          <table:table-cell office:value-type="float" office:value="16911304" calcext:value-type="float">
            <text:p>16911304</text:p>
          </table:table-cell>
          <table:table-cell table:formula="of:=[.A1059]/1000/(60*60*24)" office:value-type="time" office:time-value="PT04H41M51.304S" calcext:value-type="time">
            <text:p>04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46.48" calcext:value-type="float">
            <text:p>1146.48</text:p>
          </table:table-cell>
          <table:table-cell office:value-type="float" office:value="1412.51" calcext:value-type="float">
            <text:p>1412.51</text:p>
          </table:table-cell>
        </table:table-row>
        <table:table-row table:style-name="ro1">
          <table:table-cell office:value-type="float" office:value="16927304" calcext:value-type="float">
            <text:p>16927304</text:p>
          </table:table-cell>
          <table:table-cell table:formula="of:=[.A1060]/1000/(60*60*24)" office:value-type="time" office:time-value="PT04H42M07.304S" calcext:value-type="time">
            <text:p>04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47.54" calcext:value-type="float">
            <text:p>1147.54</text:p>
          </table:table-cell>
          <table:table-cell office:value-type="float" office:value="1413.78" calcext:value-type="float">
            <text:p>1413.78</text:p>
          </table:table-cell>
        </table:table-row>
        <table:table-row table:style-name="ro1">
          <table:table-cell office:value-type="float" office:value="16943304" calcext:value-type="float">
            <text:p>16943304</text:p>
          </table:table-cell>
          <table:table-cell table:formula="of:=[.A1061]/1000/(60*60*24)" office:value-type="time" office:time-value="PT04H42M23.304S" calcext:value-type="time">
            <text:p>04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48.59" calcext:value-type="float">
            <text:p>1148.59</text:p>
          </table:table-cell>
          <table:table-cell office:value-type="float" office:value="1415.04" calcext:value-type="float">
            <text:p>1415.04</text:p>
          </table:table-cell>
        </table:table-row>
        <table:table-row table:style-name="ro1">
          <table:table-cell office:value-type="float" office:value="16959304" calcext:value-type="float">
            <text:p>16959304</text:p>
          </table:table-cell>
          <table:table-cell table:formula="of:=[.A1062]/1000/(60*60*24)" office:value-type="time" office:time-value="PT04H42M39.304S" calcext:value-type="time">
            <text:p>04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49.65" calcext:value-type="float">
            <text:p>1149.65</text:p>
          </table:table-cell>
          <table:table-cell office:value-type="float" office:value="1416.31" calcext:value-type="float">
            <text:p>1416.31</text:p>
          </table:table-cell>
        </table:table-row>
        <table:table-row table:style-name="ro1">
          <table:table-cell office:value-type="float" office:value="16975304" calcext:value-type="float">
            <text:p>16975304</text:p>
          </table:table-cell>
          <table:table-cell table:formula="of:=[.A1063]/1000/(60*60*24)" office:value-type="time" office:time-value="PT04H42M55.304S" calcext:value-type="time">
            <text:p>04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50.71" calcext:value-type="float">
            <text:p>1150.71</text:p>
          </table:table-cell>
          <table:table-cell office:value-type="float" office:value="1417.58" calcext:value-type="float">
            <text:p>1417.58</text:p>
          </table:table-cell>
        </table:table-row>
        <table:table-row table:style-name="ro1">
          <table:table-cell office:value-type="float" office:value="16991304" calcext:value-type="float">
            <text:p>16991304</text:p>
          </table:table-cell>
          <table:table-cell table:formula="of:=[.A1064]/1000/(60*60*24)" office:value-type="time" office:time-value="PT04H43M11.304S" calcext:value-type="time">
            <text:p>04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51.76" calcext:value-type="float">
            <text:p>1151.76</text:p>
          </table:table-cell>
          <table:table-cell office:value-type="float" office:value="1418.85" calcext:value-type="float">
            <text:p>1418.85</text:p>
          </table:table-cell>
        </table:table-row>
        <table:table-row table:style-name="ro1">
          <table:table-cell office:value-type="float" office:value="17007304" calcext:value-type="float">
            <text:p>17007304</text:p>
          </table:table-cell>
          <table:table-cell table:formula="of:=[.A1065]/1000/(60*60*24)" office:value-type="time" office:time-value="PT04H43M27.304S" calcext:value-type="time">
            <text:p>04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52.82" calcext:value-type="float">
            <text:p>1152.82</text:p>
          </table:table-cell>
          <table:table-cell office:value-type="float" office:value="1420.11" calcext:value-type="float">
            <text:p>1420.11</text:p>
          </table:table-cell>
        </table:table-row>
        <table:table-row table:style-name="ro1">
          <table:table-cell office:value-type="float" office:value="17023304" calcext:value-type="float">
            <text:p>17023304</text:p>
          </table:table-cell>
          <table:table-cell table:formula="of:=[.A1066]/1000/(60*60*24)" office:value-type="time" office:time-value="PT04H43M43.304S" calcext:value-type="time">
            <text:p>04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153.88" calcext:value-type="float">
            <text:p>1153.88</text:p>
          </table:table-cell>
          <table:table-cell office:value-type="float" office:value="1421.38" calcext:value-type="float">
            <text:p>1421.38</text:p>
          </table:table-cell>
        </table:table-row>
        <table:table-row table:style-name="ro1">
          <table:table-cell office:value-type="float" office:value="17039304" calcext:value-type="float">
            <text:p>17039304</text:p>
          </table:table-cell>
          <table:table-cell table:formula="of:=[.A1067]/1000/(60*60*24)" office:value-type="time" office:time-value="PT04H43M59.304S" calcext:value-type="time">
            <text:p>04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54.93" calcext:value-type="float">
            <text:p>1154.93</text:p>
          </table:table-cell>
          <table:table-cell office:value-type="float" office:value="1422.65" calcext:value-type="float">
            <text:p>1422.65</text:p>
          </table:table-cell>
        </table:table-row>
        <table:table-row table:style-name="ro1">
          <table:table-cell office:value-type="float" office:value="17055304" calcext:value-type="float">
            <text:p>17055304</text:p>
          </table:table-cell>
          <table:table-cell table:formula="of:=[.A1068]/1000/(60*60*24)" office:value-type="time" office:time-value="PT04H44M15.304S" calcext:value-type="time">
            <text:p>04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155.99" calcext:value-type="float">
            <text:p>1155.99</text:p>
          </table:table-cell>
          <table:table-cell office:value-type="float" office:value="1423.91" calcext:value-type="float">
            <text:p>1423.91</text:p>
          </table:table-cell>
        </table:table-row>
        <table:table-row table:style-name="ro1">
          <table:table-cell office:value-type="float" office:value="17071304" calcext:value-type="float">
            <text:p>17071304</text:p>
          </table:table-cell>
          <table:table-cell table:formula="of:=[.A1069]/1000/(60*60*24)" office:value-type="time" office:time-value="PT04H44M31.304S" calcext:value-type="time">
            <text:p>04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57.05" calcext:value-type="float">
            <text:p>1157.05</text:p>
          </table:table-cell>
          <table:table-cell office:value-type="float" office:value="1425.18" calcext:value-type="float">
            <text:p>1425.18</text:p>
          </table:table-cell>
        </table:table-row>
        <table:table-row table:style-name="ro1">
          <table:table-cell office:value-type="float" office:value="17087304" calcext:value-type="float">
            <text:p>17087304</text:p>
          </table:table-cell>
          <table:table-cell table:formula="of:=[.A1070]/1000/(60*60*24)" office:value-type="time" office:time-value="PT04H44M47.304S" calcext:value-type="time">
            <text:p>04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58.1" calcext:value-type="float">
            <text:p>1158.1</text:p>
          </table:table-cell>
          <table:table-cell office:value-type="float" office:value="1426.45" calcext:value-type="float">
            <text:p>1426.45</text:p>
          </table:table-cell>
        </table:table-row>
        <table:table-row table:style-name="ro1">
          <table:table-cell office:value-type="float" office:value="17103304" calcext:value-type="float">
            <text:p>17103304</text:p>
          </table:table-cell>
          <table:table-cell table:formula="of:=[.A1071]/1000/(60*60*24)" office:value-type="time" office:time-value="PT04H45M03.304S" calcext:value-type="time">
            <text:p>04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59.16" calcext:value-type="float">
            <text:p>1159.16</text:p>
          </table:table-cell>
          <table:table-cell office:value-type="float" office:value="1427.71" calcext:value-type="float">
            <text:p>1427.71</text:p>
          </table:table-cell>
        </table:table-row>
        <table:table-row table:style-name="ro1">
          <table:table-cell office:value-type="float" office:value="17119304" calcext:value-type="float">
            <text:p>17119304</text:p>
          </table:table-cell>
          <table:table-cell table:formula="of:=[.A1072]/1000/(60*60*24)" office:value-type="time" office:time-value="PT04H45M19.304S" calcext:value-type="time">
            <text:p>04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60.22" calcext:value-type="float">
            <text:p>1160.22</text:p>
          </table:table-cell>
          <table:table-cell office:value-type="float" office:value="1428.98" calcext:value-type="float">
            <text:p>1428.98</text:p>
          </table:table-cell>
        </table:table-row>
        <table:table-row table:style-name="ro1">
          <table:table-cell office:value-type="float" office:value="17135304" calcext:value-type="float">
            <text:p>17135304</text:p>
          </table:table-cell>
          <table:table-cell table:formula="of:=[.A1073]/1000/(60*60*24)" office:value-type="time" office:time-value="PT04H45M35.304S" calcext:value-type="time">
            <text:p>04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161.28" calcext:value-type="float">
            <text:p>1161.28</text:p>
          </table:table-cell>
          <table:table-cell office:value-type="float" office:value="1430.25" calcext:value-type="float">
            <text:p>1430.25</text:p>
          </table:table-cell>
        </table:table-row>
        <table:table-row table:style-name="ro1">
          <table:table-cell office:value-type="float" office:value="17151304" calcext:value-type="float">
            <text:p>17151304</text:p>
          </table:table-cell>
          <table:table-cell table:formula="of:=[.A1074]/1000/(60*60*24)" office:value-type="time" office:time-value="PT04H45M51.304S" calcext:value-type="time">
            <text:p>04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62.33" calcext:value-type="float">
            <text:p>1162.33</text:p>
          </table:table-cell>
          <table:table-cell office:value-type="float" office:value="1431.52" calcext:value-type="float">
            <text:p>1431.52</text:p>
          </table:table-cell>
        </table:table-row>
        <table:table-row table:style-name="ro1">
          <table:table-cell office:value-type="float" office:value="17167304" calcext:value-type="float">
            <text:p>17167304</text:p>
          </table:table-cell>
          <table:table-cell table:formula="of:=[.A1075]/1000/(60*60*24)" office:value-type="time" office:time-value="PT04H46M07.304S" calcext:value-type="time">
            <text:p>04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63.39" calcext:value-type="float">
            <text:p>1163.39</text:p>
          </table:table-cell>
          <table:table-cell office:value-type="float" office:value="1432.78" calcext:value-type="float">
            <text:p>1432.78</text:p>
          </table:table-cell>
        </table:table-row>
        <table:table-row table:style-name="ro1">
          <table:table-cell office:value-type="float" office:value="17183304" calcext:value-type="float">
            <text:p>17183304</text:p>
          </table:table-cell>
          <table:table-cell table:formula="of:=[.A1076]/1000/(60*60*24)" office:value-type="time" office:time-value="PT04H46M23.304S" calcext:value-type="time">
            <text:p>04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64.45" calcext:value-type="float">
            <text:p>1164.45</text:p>
          </table:table-cell>
          <table:table-cell office:value-type="float" office:value="1434.05" calcext:value-type="float">
            <text:p>1434.05</text:p>
          </table:table-cell>
        </table:table-row>
        <table:table-row table:style-name="ro1">
          <table:table-cell office:value-type="float" office:value="17199304" calcext:value-type="float">
            <text:p>17199304</text:p>
          </table:table-cell>
          <table:table-cell table:formula="of:=[.A1077]/1000/(60*60*24)" office:value-type="time" office:time-value="PT04H46M39.304S" calcext:value-type="time">
            <text:p>04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165.5" calcext:value-type="float">
            <text:p>1165.5</text:p>
          </table:table-cell>
          <table:table-cell office:value-type="float" office:value="1435.32" calcext:value-type="float">
            <text:p>1435.32</text:p>
          </table:table-cell>
        </table:table-row>
        <table:table-row table:style-name="ro1">
          <table:table-cell office:value-type="float" office:value="17215304" calcext:value-type="float">
            <text:p>17215304</text:p>
          </table:table-cell>
          <table:table-cell table:formula="of:=[.A1078]/1000/(60*60*24)" office:value-type="time" office:time-value="PT04H46M55.304S" calcext:value-type="time">
            <text:p>04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66.56" calcext:value-type="float">
            <text:p>1166.56</text:p>
          </table:table-cell>
          <table:table-cell office:value-type="float" office:value="1436.58" calcext:value-type="float">
            <text:p>1436.58</text:p>
          </table:table-cell>
        </table:table-row>
        <table:table-row table:style-name="ro1">
          <table:table-cell office:value-type="float" office:value="17231304" calcext:value-type="float">
            <text:p>17231304</text:p>
          </table:table-cell>
          <table:table-cell table:formula="of:=[.A1079]/1000/(60*60*24)" office:value-type="time" office:time-value="PT04H47M11.304S" calcext:value-type="time">
            <text:p>04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1167.61" calcext:value-type="float">
            <text:p>1167.61</text:p>
          </table:table-cell>
          <table:table-cell office:value-type="float" office:value="1437.85" calcext:value-type="float">
            <text:p>1437.85</text:p>
          </table:table-cell>
        </table:table-row>
        <table:table-row table:style-name="ro1">
          <table:table-cell office:value-type="float" office:value="17247304" calcext:value-type="float">
            <text:p>17247304</text:p>
          </table:table-cell>
          <table:table-cell table:formula="of:=[.A1080]/1000/(60*60*24)" office:value-type="time" office:time-value="PT04H47M27.304S" calcext:value-type="time">
            <text:p>04:47:2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1168.67" calcext:value-type="float">
            <text:p>1168.67</text:p>
          </table:table-cell>
          <table:table-cell office:value-type="float" office:value="1439.11" calcext:value-type="float">
            <text:p>1439.11</text:p>
          </table:table-cell>
        </table:table-row>
        <table:table-row table:style-name="ro1">
          <table:table-cell office:value-type="float" office:value="17263304" calcext:value-type="float">
            <text:p>17263304</text:p>
          </table:table-cell>
          <table:table-cell table:formula="of:=[.A1081]/1000/(60*60*24)" office:value-type="time" office:time-value="PT04H47M43.304S" calcext:value-type="time">
            <text:p>04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69.73" calcext:value-type="float">
            <text:p>1169.73</text:p>
          </table:table-cell>
          <table:table-cell office:value-type="float" office:value="1440.38" calcext:value-type="float">
            <text:p>1440.38</text:p>
          </table:table-cell>
        </table:table-row>
        <table:table-row table:style-name="ro1">
          <table:table-cell office:value-type="float" office:value="17279304" calcext:value-type="float">
            <text:p>17279304</text:p>
          </table:table-cell>
          <table:table-cell table:formula="of:=[.A1082]/1000/(60*60*24)" office:value-type="time" office:time-value="PT04H47M59.304S" calcext:value-type="time">
            <text:p>04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70.78" calcext:value-type="float">
            <text:p>1170.78</text:p>
          </table:table-cell>
          <table:table-cell office:value-type="float" office:value="1441.65" calcext:value-type="float">
            <text:p>1441.65</text:p>
          </table:table-cell>
        </table:table-row>
        <table:table-row table:style-name="ro1">
          <table:table-cell office:value-type="float" office:value="17295304" calcext:value-type="float">
            <text:p>17295304</text:p>
          </table:table-cell>
          <table:table-cell table:formula="of:=[.A1083]/1000/(60*60*24)" office:value-type="time" office:time-value="PT04H48M15.304S" calcext:value-type="time">
            <text:p>04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71.84" calcext:value-type="float">
            <text:p>1171.84</text:p>
          </table:table-cell>
          <table:table-cell office:value-type="float" office:value="1442.91" calcext:value-type="float">
            <text:p>1442.91</text:p>
          </table:table-cell>
        </table:table-row>
        <table:table-row table:style-name="ro1">
          <table:table-cell office:value-type="float" office:value="17311304" calcext:value-type="float">
            <text:p>17311304</text:p>
          </table:table-cell>
          <table:table-cell table:formula="of:=[.A1084]/1000/(60*60*24)" office:value-type="time" office:time-value="PT04H48M31.304S" calcext:value-type="time">
            <text:p>04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72.9" calcext:value-type="float">
            <text:p>1172.9</text:p>
          </table:table-cell>
          <table:table-cell office:value-type="float" office:value="1444.18" calcext:value-type="float">
            <text:p>1444.18</text:p>
          </table:table-cell>
        </table:table-row>
        <table:table-row table:style-name="ro1">
          <table:table-cell office:value-type="float" office:value="17327304" calcext:value-type="float">
            <text:p>17327304</text:p>
          </table:table-cell>
          <table:table-cell table:formula="of:=[.A1085]/1000/(60*60*24)" office:value-type="time" office:time-value="PT04H48M47.304S" calcext:value-type="time">
            <text:p>04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73.95" calcext:value-type="float">
            <text:p>1173.95</text:p>
          </table:table-cell>
          <table:table-cell office:value-type="float" office:value="1445.45" calcext:value-type="float">
            <text:p>1445.45</text:p>
          </table:table-cell>
        </table:table-row>
        <table:table-row table:style-name="ro1">
          <table:table-cell office:value-type="float" office:value="17343304" calcext:value-type="float">
            <text:p>17343304</text:p>
          </table:table-cell>
          <table:table-cell table:formula="of:=[.A1086]/1000/(60*60*24)" office:value-type="time" office:time-value="PT04H49M03.304S" calcext:value-type="time">
            <text:p>04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75.01" calcext:value-type="float">
            <text:p>1175.01</text:p>
          </table:table-cell>
          <table:table-cell office:value-type="float" office:value="1446.71" calcext:value-type="float">
            <text:p>1446.71</text:p>
          </table:table-cell>
        </table:table-row>
        <table:table-row table:style-name="ro1">
          <table:table-cell office:value-type="float" office:value="17359304" calcext:value-type="float">
            <text:p>17359304</text:p>
          </table:table-cell>
          <table:table-cell table:formula="of:=[.A1087]/1000/(60*60*24)" office:value-type="time" office:time-value="PT04H49M19.304S" calcext:value-type="time">
            <text:p>04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76.07" calcext:value-type="float">
            <text:p>1176.07</text:p>
          </table:table-cell>
          <table:table-cell office:value-type="float" office:value="1447.98" calcext:value-type="float">
            <text:p>1447.98</text:p>
          </table:table-cell>
        </table:table-row>
        <table:table-row table:style-name="ro1">
          <table:table-cell office:value-type="float" office:value="17375304" calcext:value-type="float">
            <text:p>17375304</text:p>
          </table:table-cell>
          <table:table-cell table:formula="of:=[.A1088]/1000/(60*60*24)" office:value-type="time" office:time-value="PT04H49M35.304S" calcext:value-type="time">
            <text:p>04:49:3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77.12" calcext:value-type="float">
            <text:p>1177.12</text:p>
          </table:table-cell>
          <table:table-cell office:value-type="float" office:value="1449.24" calcext:value-type="float">
            <text:p>1449.24</text:p>
          </table:table-cell>
        </table:table-row>
        <table:table-row table:style-name="ro1">
          <table:table-cell office:value-type="float" office:value="17391304" calcext:value-type="float">
            <text:p>17391304</text:p>
          </table:table-cell>
          <table:table-cell table:formula="of:=[.A1089]/1000/(60*60*24)" office:value-type="time" office:time-value="PT04H49M51.304S" calcext:value-type="time">
            <text:p>04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78.18" calcext:value-type="float">
            <text:p>1178.18</text:p>
          </table:table-cell>
          <table:table-cell office:value-type="float" office:value="1450.51" calcext:value-type="float">
            <text:p>1450.51</text:p>
          </table:table-cell>
        </table:table-row>
        <table:table-row table:style-name="ro1">
          <table:table-cell office:value-type="float" office:value="17407304" calcext:value-type="float">
            <text:p>17407304</text:p>
          </table:table-cell>
          <table:table-cell table:formula="of:=[.A1090]/1000/(60*60*24)" office:value-type="time" office:time-value="PT04H50M07.304S" calcext:value-type="time">
            <text:p>04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79.24" calcext:value-type="float">
            <text:p>1179.24</text:p>
          </table:table-cell>
          <table:table-cell office:value-type="float" office:value="1451.78" calcext:value-type="float">
            <text:p>1451.78</text:p>
          </table:table-cell>
        </table:table-row>
        <table:table-row table:style-name="ro1">
          <table:table-cell office:value-type="float" office:value="17423304" calcext:value-type="float">
            <text:p>17423304</text:p>
          </table:table-cell>
          <table:table-cell table:formula="of:=[.A1091]/1000/(60*60*24)" office:value-type="time" office:time-value="PT04H50M23.304S" calcext:value-type="time">
            <text:p>04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80.29" calcext:value-type="float">
            <text:p>1180.29</text:p>
          </table:table-cell>
          <table:table-cell office:value-type="float" office:value="1453.04" calcext:value-type="float">
            <text:p>1453.04</text:p>
          </table:table-cell>
        </table:table-row>
        <table:table-row table:style-name="ro1">
          <table:table-cell office:value-type="float" office:value="17439304" calcext:value-type="float">
            <text:p>17439304</text:p>
          </table:table-cell>
          <table:table-cell table:formula="of:=[.A1092]/1000/(60*60*24)" office:value-type="time" office:time-value="PT04H50M39.304S" calcext:value-type="time">
            <text:p>04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1181.35" calcext:value-type="float">
            <text:p>1181.35</text:p>
          </table:table-cell>
          <table:table-cell office:value-type="float" office:value="1454.31" calcext:value-type="float">
            <text:p>1454.31</text:p>
          </table:table-cell>
        </table:table-row>
        <table:table-row table:style-name="ro1">
          <table:table-cell office:value-type="float" office:value="17455304" calcext:value-type="float">
            <text:p>17455304</text:p>
          </table:table-cell>
          <table:table-cell table:formula="of:=[.A1093]/1000/(60*60*24)" office:value-type="time" office:time-value="PT04H50M55.304S" calcext:value-type="time">
            <text:p>04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182.4" calcext:value-type="float">
            <text:p>1182.4</text:p>
          </table:table-cell>
          <table:table-cell office:value-type="float" office:value="1455.57" calcext:value-type="float">
            <text:p>1455.57</text:p>
          </table:table-cell>
        </table:table-row>
        <table:table-row table:style-name="ro1">
          <table:table-cell office:value-type="float" office:value="17471304" calcext:value-type="float">
            <text:p>17471304</text:p>
          </table:table-cell>
          <table:table-cell table:formula="of:=[.A1094]/1000/(60*60*24)" office:value-type="time" office:time-value="PT04H51M11.304S" calcext:value-type="time">
            <text:p>04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183.46" calcext:value-type="float">
            <text:p>1183.46</text:p>
          </table:table-cell>
          <table:table-cell office:value-type="float" office:value="1456.84" calcext:value-type="float">
            <text:p>1456.84</text:p>
          </table:table-cell>
        </table:table-row>
        <table:table-row table:style-name="ro1">
          <table:table-cell office:value-type="float" office:value="17487304" calcext:value-type="float">
            <text:p>17487304</text:p>
          </table:table-cell>
          <table:table-cell table:formula="of:=[.A1095]/1000/(60*60*24)" office:value-type="time" office:time-value="PT04H51M27.304S" calcext:value-type="time">
            <text:p>04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184.52" calcext:value-type="float">
            <text:p>1184.52</text:p>
          </table:table-cell>
          <table:table-cell office:value-type="float" office:value="1458.1" calcext:value-type="float">
            <text:p>1458.1</text:p>
          </table:table-cell>
        </table:table-row>
        <table:table-row table:style-name="ro1">
          <table:table-cell office:value-type="float" office:value="17503304" calcext:value-type="float">
            <text:p>17503304</text:p>
          </table:table-cell>
          <table:table-cell table:formula="of:=[.A1096]/1000/(60*60*24)" office:value-type="time" office:time-value="PT04H51M43.304S" calcext:value-type="time">
            <text:p>04:51:4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85.57" calcext:value-type="float">
            <text:p>1185.57</text:p>
          </table:table-cell>
          <table:table-cell office:value-type="float" office:value="1459.37" calcext:value-type="float">
            <text:p>1459.37</text:p>
          </table:table-cell>
        </table:table-row>
        <table:table-row table:style-name="ro1">
          <table:table-cell office:value-type="float" office:value="17519304" calcext:value-type="float">
            <text:p>17519304</text:p>
          </table:table-cell>
          <table:table-cell table:formula="of:=[.A1097]/1000/(60*60*24)" office:value-type="time" office:time-value="PT04H51M59.304S" calcext:value-type="time">
            <text:p>04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86.63" calcext:value-type="float">
            <text:p>1186.63</text:p>
          </table:table-cell>
          <table:table-cell office:value-type="float" office:value="1460.63" calcext:value-type="float">
            <text:p>1460.63</text:p>
          </table:table-cell>
        </table:table-row>
        <table:table-row table:style-name="ro1">
          <table:table-cell office:value-type="float" office:value="17535303" calcext:value-type="float">
            <text:p>17535303</text:p>
          </table:table-cell>
          <table:table-cell table:formula="of:=[.A1098]/1000/(60*60*24)" office:value-type="time" office:time-value="PT04H52M15.303S" calcext:value-type="time">
            <text:p>04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1187.69" calcext:value-type="float">
            <text:p>1187.69</text:p>
          </table:table-cell>
          <table:table-cell office:value-type="float" office:value="1461.9" calcext:value-type="float">
            <text:p>1461.9</text:p>
          </table:table-cell>
        </table:table-row>
        <table:table-row table:style-name="ro1">
          <table:table-cell office:value-type="float" office:value="17551304" calcext:value-type="float">
            <text:p>17551304</text:p>
          </table:table-cell>
          <table:table-cell table:formula="of:=[.A1099]/1000/(60*60*24)" office:value-type="time" office:time-value="PT04H52M31.304S" calcext:value-type="time">
            <text:p>04:52:3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188.74" calcext:value-type="float">
            <text:p>1188.74</text:p>
          </table:table-cell>
          <table:table-cell office:value-type="float" office:value="1463.16" calcext:value-type="float">
            <text:p>1463.16</text:p>
          </table:table-cell>
        </table:table-row>
        <table:table-row table:style-name="ro1">
          <table:table-cell office:value-type="float" office:value="17567304" calcext:value-type="float">
            <text:p>17567304</text:p>
          </table:table-cell>
          <table:table-cell table:formula="of:=[.A1100]/1000/(60*60*24)" office:value-type="time" office:time-value="PT04H52M47.304S" calcext:value-type="time">
            <text:p>04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189.8" calcext:value-type="float">
            <text:p>1189.8</text:p>
          </table:table-cell>
          <table:table-cell office:value-type="float" office:value="1464.43" calcext:value-type="float">
            <text:p>1464.43</text:p>
          </table:table-cell>
        </table:table-row>
        <table:table-row table:style-name="ro1">
          <table:table-cell office:value-type="float" office:value="17583304" calcext:value-type="float">
            <text:p>17583304</text:p>
          </table:table-cell>
          <table:table-cell table:formula="of:=[.A1101]/1000/(60*60*24)" office:value-type="time" office:time-value="PT04H53M03.304S" calcext:value-type="time">
            <text:p>04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90.86" calcext:value-type="float">
            <text:p>1190.86</text:p>
          </table:table-cell>
          <table:table-cell office:value-type="float" office:value="1465.69" calcext:value-type="float">
            <text:p>1465.69</text:p>
          </table:table-cell>
        </table:table-row>
        <table:table-row table:style-name="ro1">
          <table:table-cell office:value-type="float" office:value="17599304" calcext:value-type="float">
            <text:p>17599304</text:p>
          </table:table-cell>
          <table:table-cell table:formula="of:=[.A1102]/1000/(60*60*24)" office:value-type="time" office:time-value="PT04H53M19.304S" calcext:value-type="time">
            <text:p>04:53:1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91.91" calcext:value-type="float">
            <text:p>1191.91</text:p>
          </table:table-cell>
          <table:table-cell office:value-type="float" office:value="1466.96" calcext:value-type="float">
            <text:p>1466.96</text:p>
          </table:table-cell>
        </table:table-row>
        <table:table-row table:style-name="ro1">
          <table:table-cell office:value-type="float" office:value="17615304" calcext:value-type="float">
            <text:p>17615304</text:p>
          </table:table-cell>
          <table:table-cell table:formula="of:=[.A1103]/1000/(60*60*24)" office:value-type="time" office:time-value="PT04H53M35.304S" calcext:value-type="time">
            <text:p>04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192.97" calcext:value-type="float">
            <text:p>1192.97</text:p>
          </table:table-cell>
          <table:table-cell office:value-type="float" office:value="1468.22" calcext:value-type="float">
            <text:p>1468.22</text:p>
          </table:table-cell>
        </table:table-row>
        <table:table-row table:style-name="ro1">
          <table:table-cell office:value-type="float" office:value="17631304" calcext:value-type="float">
            <text:p>17631304</text:p>
          </table:table-cell>
          <table:table-cell table:formula="of:=[.A1104]/1000/(60*60*24)" office:value-type="time" office:time-value="PT04H53M51.304S" calcext:value-type="time">
            <text:p>04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94.02" calcext:value-type="float">
            <text:p>1194.02</text:p>
          </table:table-cell>
          <table:table-cell office:value-type="float" office:value="1469.49" calcext:value-type="float">
            <text:p>1469.49</text:p>
          </table:table-cell>
        </table:table-row>
        <table:table-row table:style-name="ro1">
          <table:table-cell office:value-type="float" office:value="17647304" calcext:value-type="float">
            <text:p>17647304</text:p>
          </table:table-cell>
          <table:table-cell table:formula="of:=[.A1105]/1000/(60*60*24)" office:value-type="time" office:time-value="PT04H54M07.304S" calcext:value-type="time">
            <text:p>04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95.08" calcext:value-type="float">
            <text:p>1195.08</text:p>
          </table:table-cell>
          <table:table-cell office:value-type="float" office:value="1470.75" calcext:value-type="float">
            <text:p>1470.75</text:p>
          </table:table-cell>
        </table:table-row>
        <table:table-row table:style-name="ro1">
          <table:table-cell office:value-type="float" office:value="17663304" calcext:value-type="float">
            <text:p>17663304</text:p>
          </table:table-cell>
          <table:table-cell table:formula="of:=[.A1106]/1000/(60*60*24)" office:value-type="time" office:time-value="PT04H54M23.304S" calcext:value-type="time">
            <text:p>04:54:2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96.14" calcext:value-type="float">
            <text:p>1196.14</text:p>
          </table:table-cell>
          <table:table-cell office:value-type="float" office:value="1472.02" calcext:value-type="float">
            <text:p>1472.02</text:p>
          </table:table-cell>
        </table:table-row>
        <table:table-row table:style-name="ro1">
          <table:table-cell office:value-type="float" office:value="17679304" calcext:value-type="float">
            <text:p>17679304</text:p>
          </table:table-cell>
          <table:table-cell table:formula="of:=[.A1107]/1000/(60*60*24)" office:value-type="time" office:time-value="PT04H54M39.304S" calcext:value-type="time">
            <text:p>04:54:3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97.19" calcext:value-type="float">
            <text:p>1197.19</text:p>
          </table:table-cell>
          <table:table-cell office:value-type="float" office:value="1473.28" calcext:value-type="float">
            <text:p>1473.28</text:p>
          </table:table-cell>
        </table:table-row>
        <table:table-row table:style-name="ro1">
          <table:table-cell office:value-type="float" office:value="17695304" calcext:value-type="float">
            <text:p>17695304</text:p>
          </table:table-cell>
          <table:table-cell table:formula="of:=[.A1108]/1000/(60*60*24)" office:value-type="time" office:time-value="PT04H54M55.304S" calcext:value-type="time">
            <text:p>04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98.25" calcext:value-type="float">
            <text:p>1198.25</text:p>
          </table:table-cell>
          <table:table-cell office:value-type="float" office:value="1474.54" calcext:value-type="float">
            <text:p>1474.54</text:p>
          </table:table-cell>
        </table:table-row>
        <table:table-row table:style-name="ro1">
          <table:table-cell office:value-type="float" office:value="17711304" calcext:value-type="float">
            <text:p>17711304</text:p>
          </table:table-cell>
          <table:table-cell table:formula="of:=[.A1109]/1000/(60*60*24)" office:value-type="time" office:time-value="PT04H55M11.304S" calcext:value-type="time">
            <text:p>04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99.31" calcext:value-type="float">
            <text:p>1199.31</text:p>
          </table:table-cell>
          <table:table-cell office:value-type="float" office:value="1475.81" calcext:value-type="float">
            <text:p>1475.81</text:p>
          </table:table-cell>
        </table:table-row>
        <table:table-row table:style-name="ro1">
          <table:table-cell office:value-type="float" office:value="17727304" calcext:value-type="float">
            <text:p>17727304</text:p>
          </table:table-cell>
          <table:table-cell table:formula="of:=[.A1110]/1000/(60*60*24)" office:value-type="time" office:time-value="PT04H55M27.304S" calcext:value-type="time">
            <text:p>04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200.36" calcext:value-type="float">
            <text:p>1200.36</text:p>
          </table:table-cell>
          <table:table-cell office:value-type="float" office:value="1477.07" calcext:value-type="float">
            <text:p>1477.07</text:p>
          </table:table-cell>
        </table:table-row>
        <table:table-row table:style-name="ro1">
          <table:table-cell office:value-type="float" office:value="17743304" calcext:value-type="float">
            <text:p>17743304</text:p>
          </table:table-cell>
          <table:table-cell table:formula="of:=[.A1111]/1000/(60*60*24)" office:value-type="time" office:time-value="PT04H55M43.304S" calcext:value-type="time">
            <text:p>04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201.42" calcext:value-type="float">
            <text:p>1201.42</text:p>
          </table:table-cell>
          <table:table-cell office:value-type="float" office:value="1478.34" calcext:value-type="float">
            <text:p>1478.34</text:p>
          </table:table-cell>
        </table:table-row>
        <table:table-row table:style-name="ro1">
          <table:table-cell office:value-type="float" office:value="17759304" calcext:value-type="float">
            <text:p>17759304</text:p>
          </table:table-cell>
          <table:table-cell table:formula="of:=[.A1112]/1000/(60*60*24)" office:value-type="time" office:time-value="PT04H55M59.304S" calcext:value-type="time">
            <text:p>04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202.48" calcext:value-type="float">
            <text:p>1202.48</text:p>
          </table:table-cell>
          <table:table-cell office:value-type="float" office:value="1479.6" calcext:value-type="float">
            <text:p>1479.6</text:p>
          </table:table-cell>
        </table:table-row>
        <table:table-row table:style-name="ro1">
          <table:table-cell office:value-type="float" office:value="17775304" calcext:value-type="float">
            <text:p>17775304</text:p>
          </table:table-cell>
          <table:table-cell table:formula="of:=[.A1113]/1000/(60*60*24)" office:value-type="time" office:time-value="PT04H56M15.304S" calcext:value-type="time">
            <text:p>04:5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203.53" calcext:value-type="float">
            <text:p>1203.53</text:p>
          </table:table-cell>
          <table:table-cell office:value-type="float" office:value="1480.87" calcext:value-type="float">
            <text:p>1480.87</text:p>
          </table:table-cell>
        </table:table-row>
        <table:table-row table:style-name="ro1">
          <table:table-cell office:value-type="float" office:value="17791304" calcext:value-type="float">
            <text:p>17791304</text:p>
          </table:table-cell>
          <table:table-cell table:formula="of:=[.A1114]/1000/(60*60*24)" office:value-type="time" office:time-value="PT04H56M31.304S" calcext:value-type="time">
            <text:p>04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204.59" calcext:value-type="float">
            <text:p>1204.59</text:p>
          </table:table-cell>
          <table:table-cell office:value-type="float" office:value="1482.13" calcext:value-type="float">
            <text:p>1482.13</text:p>
          </table:table-cell>
        </table:table-row>
        <table:table-row table:style-name="ro1">
          <table:table-cell office:value-type="float" office:value="17807304" calcext:value-type="float">
            <text:p>17807304</text:p>
          </table:table-cell>
          <table:table-cell table:formula="of:=[.A1115]/1000/(60*60*24)" office:value-type="time" office:time-value="PT04H56M47.304S" calcext:value-type="time">
            <text:p>04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205.64" calcext:value-type="float">
            <text:p>1205.64</text:p>
          </table:table-cell>
          <table:table-cell office:value-type="float" office:value="1483.4" calcext:value-type="float">
            <text:p>1483.4</text:p>
          </table:table-cell>
        </table:table-row>
        <table:table-row table:style-name="ro1">
          <table:table-cell office:value-type="float" office:value="17823304" calcext:value-type="float">
            <text:p>17823304</text:p>
          </table:table-cell>
          <table:table-cell table:formula="of:=[.A1116]/1000/(60*60*24)" office:value-type="time" office:time-value="PT04H57M03.304S" calcext:value-type="time">
            <text:p>04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206.7" calcext:value-type="float">
            <text:p>1206.7</text:p>
          </table:table-cell>
          <table:table-cell office:value-type="float" office:value="1484.66" calcext:value-type="float">
            <text:p>1484.66</text:p>
          </table:table-cell>
        </table:table-row>
        <table:table-row table:style-name="ro1">
          <table:table-cell office:value-type="float" office:value="17839304" calcext:value-type="float">
            <text:p>17839304</text:p>
          </table:table-cell>
          <table:table-cell table:formula="of:=[.A1117]/1000/(60*60*24)" office:value-type="time" office:time-value="PT04H57M19.304S" calcext:value-type="time">
            <text:p>04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07.76" calcext:value-type="float">
            <text:p>1207.76</text:p>
          </table:table-cell>
          <table:table-cell office:value-type="float" office:value="1485.92" calcext:value-type="float">
            <text:p>1485.92</text:p>
          </table:table-cell>
        </table:table-row>
        <table:table-row table:style-name="ro1">
          <table:table-cell office:value-type="float" office:value="17855304" calcext:value-type="float">
            <text:p>17855304</text:p>
          </table:table-cell>
          <table:table-cell table:formula="of:=[.A1118]/1000/(60*60*24)" office:value-type="time" office:time-value="PT04H57M35.304S" calcext:value-type="time">
            <text:p>04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208.81" calcext:value-type="float">
            <text:p>1208.81</text:p>
          </table:table-cell>
          <table:table-cell office:value-type="float" office:value="1487.19" calcext:value-type="float">
            <text:p>1487.19</text:p>
          </table:table-cell>
        </table:table-row>
        <table:table-row table:style-name="ro1">
          <table:table-cell office:value-type="float" office:value="17871304" calcext:value-type="float">
            <text:p>17871304</text:p>
          </table:table-cell>
          <table:table-cell table:formula="of:=[.A1119]/1000/(60*60*24)" office:value-type="time" office:time-value="PT04H57M51.304S" calcext:value-type="time">
            <text:p>04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209.87" calcext:value-type="float">
            <text:p>1209.87</text:p>
          </table:table-cell>
          <table:table-cell office:value-type="float" office:value="1488.45" calcext:value-type="float">
            <text:p>1488.45</text:p>
          </table:table-cell>
        </table:table-row>
        <table:table-row table:style-name="ro1">
          <table:table-cell office:value-type="float" office:value="17887304" calcext:value-type="float">
            <text:p>17887304</text:p>
          </table:table-cell>
          <table:table-cell table:formula="of:=[.A1120]/1000/(60*60*24)" office:value-type="time" office:time-value="PT04H58M07.304S" calcext:value-type="time">
            <text:p>04:58:0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210.92" calcext:value-type="float">
            <text:p>1210.92</text:p>
          </table:table-cell>
          <table:table-cell office:value-type="float" office:value="1489.72" calcext:value-type="float">
            <text:p>1489.72</text:p>
          </table:table-cell>
        </table:table-row>
        <table:table-row table:style-name="ro1">
          <table:table-cell office:value-type="float" office:value="17903304" calcext:value-type="float">
            <text:p>17903304</text:p>
          </table:table-cell>
          <table:table-cell table:formula="of:=[.A1121]/1000/(60*60*24)" office:value-type="time" office:time-value="PT04H58M23.304S" calcext:value-type="time">
            <text:p>04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211.98" calcext:value-type="float">
            <text:p>1211.98</text:p>
          </table:table-cell>
          <table:table-cell office:value-type="float" office:value="1490.98" calcext:value-type="float">
            <text:p>1490.98</text:p>
          </table:table-cell>
        </table:table-row>
        <table:table-row table:style-name="ro1">
          <table:table-cell office:value-type="float" office:value="17919304" calcext:value-type="float">
            <text:p>17919304</text:p>
          </table:table-cell>
          <table:table-cell table:formula="of:=[.A1122]/1000/(60*60*24)" office:value-type="time" office:time-value="PT04H58M39.304S" calcext:value-type="time">
            <text:p>04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13.04" calcext:value-type="float">
            <text:p>1213.04</text:p>
          </table:table-cell>
          <table:table-cell office:value-type="float" office:value="1492.25" calcext:value-type="float">
            <text:p>1492.25</text:p>
          </table:table-cell>
        </table:table-row>
        <table:table-row table:style-name="ro1">
          <table:table-cell office:value-type="float" office:value="17935304" calcext:value-type="float">
            <text:p>17935304</text:p>
          </table:table-cell>
          <table:table-cell table:formula="of:=[.A1123]/1000/(60*60*24)" office:value-type="time" office:time-value="PT04H58M55.304S" calcext:value-type="time">
            <text:p>04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214.09" calcext:value-type="float">
            <text:p>1214.09</text:p>
          </table:table-cell>
          <table:table-cell office:value-type="float" office:value="1493.51" calcext:value-type="float">
            <text:p>1493.51</text:p>
          </table:table-cell>
        </table:table-row>
        <table:table-row table:style-name="ro1">
          <table:table-cell office:value-type="float" office:value="17951304" calcext:value-type="float">
            <text:p>17951304</text:p>
          </table:table-cell>
          <table:table-cell table:formula="of:=[.A1124]/1000/(60*60*24)" office:value-type="time" office:time-value="PT04H59M11.304S" calcext:value-type="time">
            <text:p>04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15.15" calcext:value-type="float">
            <text:p>1215.15</text:p>
          </table:table-cell>
          <table:table-cell office:value-type="float" office:value="1494.77" calcext:value-type="float">
            <text:p>1494.77</text:p>
          </table:table-cell>
        </table:table-row>
        <table:table-row table:style-name="ro1">
          <table:table-cell office:value-type="float" office:value="17967304" calcext:value-type="float">
            <text:p>17967304</text:p>
          </table:table-cell>
          <table:table-cell table:formula="of:=[.A1125]/1000/(60*60*24)" office:value-type="time" office:time-value="PT04H59M27.304S" calcext:value-type="time">
            <text:p>04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216.2" calcext:value-type="float">
            <text:p>1216.2</text:p>
          </table:table-cell>
          <table:table-cell office:value-type="float" office:value="1496.04" calcext:value-type="float">
            <text:p>1496.04</text:p>
          </table:table-cell>
        </table:table-row>
        <table:table-row table:style-name="ro1">
          <table:table-cell office:value-type="float" office:value="17983304" calcext:value-type="float">
            <text:p>17983304</text:p>
          </table:table-cell>
          <table:table-cell table:formula="of:=[.A1126]/1000/(60*60*24)" office:value-type="time" office:time-value="PT04H59M43.304S" calcext:value-type="time">
            <text:p>04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217.26" calcext:value-type="float">
            <text:p>1217.26</text:p>
          </table:table-cell>
          <table:table-cell office:value-type="float" office:value="1497.3" calcext:value-type="float">
            <text:p>1497.3</text:p>
          </table:table-cell>
        </table:table-row>
        <table:table-row table:style-name="ro1">
          <table:table-cell office:value-type="float" office:value="17999304" calcext:value-type="float">
            <text:p>17999304</text:p>
          </table:table-cell>
          <table:table-cell table:formula="of:=[.A1127]/1000/(60*60*24)" office:value-type="time" office:time-value="PT04H59M59.304S" calcext:value-type="time">
            <text:p>04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218.31" calcext:value-type="float">
            <text:p>1218.31</text:p>
          </table:table-cell>
          <table:table-cell office:value-type="float" office:value="1498.57" calcext:value-type="float">
            <text:p>1498.57</text:p>
          </table:table-cell>
        </table:table-row>
        <table:table-row table:style-name="ro1">
          <table:table-cell office:value-type="float" office:value="18015304" calcext:value-type="float">
            <text:p>18015304</text:p>
          </table:table-cell>
          <table:table-cell table:formula="of:=[.A1128]/1000/(60*60*24)" office:value-type="time" office:time-value="PT05H00M15.304S" calcext:value-type="time">
            <text:p>05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19.37" calcext:value-type="float">
            <text:p>1219.37</text:p>
          </table:table-cell>
          <table:table-cell office:value-type="float" office:value="1499.83" calcext:value-type="float">
            <text:p>1499.83</text:p>
          </table:table-cell>
        </table:table-row>
        <table:table-row table:style-name="ro1">
          <table:table-cell office:value-type="float" office:value="18031304" calcext:value-type="float">
            <text:p>18031304</text:p>
          </table:table-cell>
          <table:table-cell table:formula="of:=[.A1129]/1000/(60*60*24)" office:value-type="time" office:time-value="PT05H00M31.304S" calcext:value-type="time">
            <text:p>05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220.43" calcext:value-type="float">
            <text:p>1220.43</text:p>
          </table:table-cell>
          <table:table-cell office:value-type="float" office:value="1501.09" calcext:value-type="float">
            <text:p>1501.09</text:p>
          </table:table-cell>
        </table:table-row>
        <table:table-row table:style-name="ro1">
          <table:table-cell office:value-type="float" office:value="18047304" calcext:value-type="float">
            <text:p>18047304</text:p>
          </table:table-cell>
          <table:table-cell table:formula="of:=[.A1130]/1000/(60*60*24)" office:value-type="time" office:time-value="PT05H00M47.304S" calcext:value-type="time">
            <text:p>05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221.48" calcext:value-type="float">
            <text:p>1221.48</text:p>
          </table:table-cell>
          <table:table-cell office:value-type="float" office:value="1502.36" calcext:value-type="float">
            <text:p>1502.36</text:p>
          </table:table-cell>
        </table:table-row>
        <table:table-row table:style-name="ro1">
          <table:table-cell office:value-type="float" office:value="18063304" calcext:value-type="float">
            <text:p>18063304</text:p>
          </table:table-cell>
          <table:table-cell table:formula="of:=[.A1131]/1000/(60*60*24)" office:value-type="time" office:time-value="PT05H01M03.304S" calcext:value-type="time">
            <text:p>05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22.54" calcext:value-type="float">
            <text:p>1222.54</text:p>
          </table:table-cell>
          <table:table-cell office:value-type="float" office:value="1503.62" calcext:value-type="float">
            <text:p>1503.62</text:p>
          </table:table-cell>
        </table:table-row>
        <table:table-row table:style-name="ro1">
          <table:table-cell office:value-type="float" office:value="18079304" calcext:value-type="float">
            <text:p>18079304</text:p>
          </table:table-cell>
          <table:table-cell table:formula="of:=[.A1132]/1000/(60*60*24)" office:value-type="time" office:time-value="PT05H01M19.304S" calcext:value-type="time">
            <text:p>05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223.59" calcext:value-type="float">
            <text:p>1223.59</text:p>
          </table:table-cell>
          <table:table-cell office:value-type="float" office:value="1504.88" calcext:value-type="float">
            <text:p>1504.88</text:p>
          </table:table-cell>
        </table:table-row>
        <table:table-row table:style-name="ro1">
          <table:table-cell office:value-type="float" office:value="18095304" calcext:value-type="float">
            <text:p>18095304</text:p>
          </table:table-cell>
          <table:table-cell table:formula="of:=[.A1133]/1000/(60*60*24)" office:value-type="time" office:time-value="PT05H01M35.304S" calcext:value-type="time">
            <text:p>05:0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24.65" calcext:value-type="float">
            <text:p>1224.65</text:p>
          </table:table-cell>
          <table:table-cell office:value-type="float" office:value="1506.15" calcext:value-type="float">
            <text:p>1506.15</text:p>
          </table:table-cell>
        </table:table-row>
        <table:table-row table:style-name="ro1">
          <table:table-cell office:value-type="float" office:value="18111304" calcext:value-type="float">
            <text:p>18111304</text:p>
          </table:table-cell>
          <table:table-cell table:formula="of:=[.A1134]/1000/(60*60*24)" office:value-type="time" office:time-value="PT05H01M51.304S" calcext:value-type="time">
            <text:p>05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25.7" calcext:value-type="float">
            <text:p>1225.7</text:p>
          </table:table-cell>
          <table:table-cell office:value-type="float" office:value="1507.41" calcext:value-type="float">
            <text:p>1507.41</text:p>
          </table:table-cell>
        </table:table-row>
        <table:table-row table:style-name="ro1">
          <table:table-cell office:value-type="float" office:value="18127304" calcext:value-type="float">
            <text:p>18127304</text:p>
          </table:table-cell>
          <table:table-cell table:formula="of:=[.A1135]/1000/(60*60*24)" office:value-type="time" office:time-value="PT05H02M07.304S" calcext:value-type="time">
            <text:p>05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26.76" calcext:value-type="float">
            <text:p>1226.76</text:p>
          </table:table-cell>
          <table:table-cell office:value-type="float" office:value="1508.67" calcext:value-type="float">
            <text:p>1508.67</text:p>
          </table:table-cell>
        </table:table-row>
        <table:table-row table:style-name="ro1">
          <table:table-cell office:value-type="float" office:value="18143304" calcext:value-type="float">
            <text:p>18143304</text:p>
          </table:table-cell>
          <table:table-cell table:formula="of:=[.A1136]/1000/(60*60*24)" office:value-type="time" office:time-value="PT05H02M23.304S" calcext:value-type="time">
            <text:p>05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27.81" calcext:value-type="float">
            <text:p>1227.81</text:p>
          </table:table-cell>
          <table:table-cell office:value-type="float" office:value="1509.93" calcext:value-type="float">
            <text:p>1509.93</text:p>
          </table:table-cell>
        </table:table-row>
        <table:table-row table:style-name="ro1">
          <table:table-cell office:value-type="float" office:value="18159304" calcext:value-type="float">
            <text:p>18159304</text:p>
          </table:table-cell>
          <table:table-cell table:formula="of:=[.A1137]/1000/(60*60*24)" office:value-type="time" office:time-value="PT05H02M39.304S" calcext:value-type="time">
            <text:p>05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28.87" calcext:value-type="float">
            <text:p>1228.87</text:p>
          </table:table-cell>
          <table:table-cell office:value-type="float" office:value="1511.2" calcext:value-type="float">
            <text:p>1511.2</text:p>
          </table:table-cell>
        </table:table-row>
        <table:table-row table:style-name="ro1">
          <table:table-cell office:value-type="float" office:value="18175304" calcext:value-type="float">
            <text:p>18175304</text:p>
          </table:table-cell>
          <table:table-cell table:formula="of:=[.A1138]/1000/(60*60*24)" office:value-type="time" office:time-value="PT05H02M55.304S" calcext:value-type="time">
            <text:p>05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229.92" calcext:value-type="float">
            <text:p>1229.92</text:p>
          </table:table-cell>
          <table:table-cell office:value-type="float" office:value="1512.46" calcext:value-type="float">
            <text:p>1512.46</text:p>
          </table:table-cell>
        </table:table-row>
        <table:table-row table:style-name="ro1">
          <table:table-cell office:value-type="float" office:value="18191304" calcext:value-type="float">
            <text:p>18191304</text:p>
          </table:table-cell>
          <table:table-cell table:formula="of:=[.A1139]/1000/(60*60*24)" office:value-type="time" office:time-value="PT05H03M11.304S" calcext:value-type="time">
            <text:p>05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30.98" calcext:value-type="float">
            <text:p>1230.98</text:p>
          </table:table-cell>
          <table:table-cell office:value-type="float" office:value="1513.72" calcext:value-type="float">
            <text:p>1513.72</text:p>
          </table:table-cell>
        </table:table-row>
        <table:table-row table:style-name="ro1">
          <table:table-cell office:value-type="float" office:value="18207304" calcext:value-type="float">
            <text:p>18207304</text:p>
          </table:table-cell>
          <table:table-cell table:formula="of:=[.A1140]/1000/(60*60*24)" office:value-type="time" office:time-value="PT05H03M27.304S" calcext:value-type="time">
            <text:p>05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32.03" calcext:value-type="float">
            <text:p>1232.03</text:p>
          </table:table-cell>
          <table:table-cell office:value-type="float" office:value="1514.98" calcext:value-type="float">
            <text:p>1514.98</text:p>
          </table:table-cell>
        </table:table-row>
        <table:table-row table:style-name="ro1">
          <table:table-cell office:value-type="float" office:value="18223304" calcext:value-type="float">
            <text:p>18223304</text:p>
          </table:table-cell>
          <table:table-cell table:formula="of:=[.A1141]/1000/(60*60*24)" office:value-type="time" office:time-value="PT05H03M43.304S" calcext:value-type="time">
            <text:p>05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33.09" calcext:value-type="float">
            <text:p>1233.09</text:p>
          </table:table-cell>
          <table:table-cell office:value-type="float" office:value="1516.25" calcext:value-type="float">
            <text:p>1516.25</text:p>
          </table:table-cell>
        </table:table-row>
        <table:table-row table:style-name="ro1">
          <table:table-cell office:value-type="float" office:value="18239304" calcext:value-type="float">
            <text:p>18239304</text:p>
          </table:table-cell>
          <table:table-cell table:formula="of:=[.A1142]/1000/(60*60*24)" office:value-type="time" office:time-value="PT05H03M59.304S" calcext:value-type="time">
            <text:p>05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34.14" calcext:value-type="float">
            <text:p>1234.14</text:p>
          </table:table-cell>
          <table:table-cell office:value-type="float" office:value="1517.51" calcext:value-type="float">
            <text:p>1517.51</text:p>
          </table:table-cell>
        </table:table-row>
        <table:table-row table:style-name="ro1">
          <table:table-cell office:value-type="float" office:value="18255304" calcext:value-type="float">
            <text:p>18255304</text:p>
          </table:table-cell>
          <table:table-cell table:formula="of:=[.A1143]/1000/(60*60*24)" office:value-type="time" office:time-value="PT05H04M15.304S" calcext:value-type="time">
            <text:p>05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35.2" calcext:value-type="float">
            <text:p>1235.2</text:p>
          </table:table-cell>
          <table:table-cell office:value-type="float" office:value="1518.77" calcext:value-type="float">
            <text:p>1518.77</text:p>
          </table:table-cell>
        </table:table-row>
        <table:table-row table:style-name="ro1">
          <table:table-cell office:value-type="float" office:value="18271304" calcext:value-type="float">
            <text:p>18271304</text:p>
          </table:table-cell>
          <table:table-cell table:formula="of:=[.A1144]/1000/(60*60*24)" office:value-type="time" office:time-value="PT05H04M31.304S" calcext:value-type="time">
            <text:p>05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236.25" calcext:value-type="float">
            <text:p>1236.25</text:p>
          </table:table-cell>
          <table:table-cell office:value-type="float" office:value="1520.03" calcext:value-type="float">
            <text:p>1520.03</text:p>
          </table:table-cell>
        </table:table-row>
        <table:table-row table:style-name="ro1">
          <table:table-cell office:value-type="float" office:value="18287304" calcext:value-type="float">
            <text:p>18287304</text:p>
          </table:table-cell>
          <table:table-cell table:formula="of:=[.A1145]/1000/(60*60*24)" office:value-type="time" office:time-value="PT05H04M47.304S" calcext:value-type="time">
            <text:p>05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237.31" calcext:value-type="float">
            <text:p>1237.31</text:p>
          </table:table-cell>
          <table:table-cell office:value-type="float" office:value="1521.3" calcext:value-type="float">
            <text:p>1521.3</text:p>
          </table:table-cell>
        </table:table-row>
        <table:table-row table:style-name="ro1">
          <table:table-cell office:value-type="float" office:value="18303304" calcext:value-type="float">
            <text:p>18303304</text:p>
          </table:table-cell>
          <table:table-cell table:formula="of:=[.A1146]/1000/(60*60*24)" office:value-type="time" office:time-value="PT05H05M03.304S" calcext:value-type="time">
            <text:p>05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238.36" calcext:value-type="float">
            <text:p>1238.36</text:p>
          </table:table-cell>
          <table:table-cell office:value-type="float" office:value="1522.56" calcext:value-type="float">
            <text:p>1522.56</text:p>
          </table:table-cell>
        </table:table-row>
        <table:table-row table:style-name="ro1">
          <table:table-cell office:value-type="float" office:value="18319304" calcext:value-type="float">
            <text:p>18319304</text:p>
          </table:table-cell>
          <table:table-cell table:formula="of:=[.A1147]/1000/(60*60*24)" office:value-type="time" office:time-value="PT05H05M19.304S" calcext:value-type="time">
            <text:p>05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239.42" calcext:value-type="float">
            <text:p>1239.42</text:p>
          </table:table-cell>
          <table:table-cell office:value-type="float" office:value="1523.82" calcext:value-type="float">
            <text:p>1523.82</text:p>
          </table:table-cell>
        </table:table-row>
        <table:table-row table:style-name="ro1">
          <table:table-cell office:value-type="float" office:value="18335304" calcext:value-type="float">
            <text:p>18335304</text:p>
          </table:table-cell>
          <table:table-cell table:formula="of:=[.A1148]/1000/(60*60*24)" office:value-type="time" office:time-value="PT05H05M35.304S" calcext:value-type="time">
            <text:p>05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40.47" calcext:value-type="float">
            <text:p>1240.47</text:p>
          </table:table-cell>
          <table:table-cell office:value-type="float" office:value="1525.08" calcext:value-type="float">
            <text:p>1525.08</text:p>
          </table:table-cell>
        </table:table-row>
        <table:table-row table:style-name="ro1">
          <table:table-cell office:value-type="float" office:value="18351304" calcext:value-type="float">
            <text:p>18351304</text:p>
          </table:table-cell>
          <table:table-cell table:formula="of:=[.A1149]/1000/(60*60*24)" office:value-type="time" office:time-value="PT05H05M51.304S" calcext:value-type="time">
            <text:p>05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41.53" calcext:value-type="float">
            <text:p>1241.53</text:p>
          </table:table-cell>
          <table:table-cell office:value-type="float" office:value="1526.35" calcext:value-type="float">
            <text:p>1526.35</text:p>
          </table:table-cell>
        </table:table-row>
        <table:table-row table:style-name="ro1">
          <table:table-cell office:value-type="float" office:value="18367304" calcext:value-type="float">
            <text:p>18367304</text:p>
          </table:table-cell>
          <table:table-cell table:formula="of:=[.A1150]/1000/(60*60*24)" office:value-type="time" office:time-value="PT05H06M07.304S" calcext:value-type="time">
            <text:p>05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42.58" calcext:value-type="float">
            <text:p>1242.58</text:p>
          </table:table-cell>
          <table:table-cell office:value-type="float" office:value="1527.61" calcext:value-type="float">
            <text:p>1527.61</text:p>
          </table:table-cell>
        </table:table-row>
        <table:table-row table:style-name="ro1">
          <table:table-cell office:value-type="float" office:value="18383304" calcext:value-type="float">
            <text:p>18383304</text:p>
          </table:table-cell>
          <table:table-cell table:formula="of:=[.A1151]/1000/(60*60*24)" office:value-type="time" office:time-value="PT05H06M23.304S" calcext:value-type="time">
            <text:p>05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43.64" calcext:value-type="float">
            <text:p>1243.64</text:p>
          </table:table-cell>
          <table:table-cell office:value-type="float" office:value="1528.87" calcext:value-type="float">
            <text:p>1528.87</text:p>
          </table:table-cell>
        </table:table-row>
        <table:table-row table:style-name="ro1">
          <table:table-cell office:value-type="float" office:value="18399304" calcext:value-type="float">
            <text:p>18399304</text:p>
          </table:table-cell>
          <table:table-cell table:formula="of:=[.A1152]/1000/(60*60*24)" office:value-type="time" office:time-value="PT05H06M39.304S" calcext:value-type="time">
            <text:p>05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44.69" calcext:value-type="float">
            <text:p>1244.69</text:p>
          </table:table-cell>
          <table:table-cell office:value-type="float" office:value="1530.13" calcext:value-type="float">
            <text:p>1530.13</text:p>
          </table:table-cell>
        </table:table-row>
        <table:table-row table:style-name="ro1">
          <table:table-cell office:value-type="float" office:value="18415304" calcext:value-type="float">
            <text:p>18415304</text:p>
          </table:table-cell>
          <table:table-cell table:formula="of:=[.A1153]/1000/(60*60*24)" office:value-type="time" office:time-value="PT05H06M55.304S" calcext:value-type="time">
            <text:p>05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45.75" calcext:value-type="float">
            <text:p>1245.75</text:p>
          </table:table-cell>
          <table:table-cell office:value-type="float" office:value="1531.39" calcext:value-type="float">
            <text:p>1531.39</text:p>
          </table:table-cell>
        </table:table-row>
        <table:table-row table:style-name="ro1">
          <table:table-cell office:value-type="float" office:value="18431304" calcext:value-type="float">
            <text:p>18431304</text:p>
          </table:table-cell>
          <table:table-cell table:formula="of:=[.A1154]/1000/(60*60*24)" office:value-type="time" office:time-value="PT05H07M11.304S" calcext:value-type="time">
            <text:p>05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46.8" calcext:value-type="float">
            <text:p>1246.8</text:p>
          </table:table-cell>
          <table:table-cell office:value-type="float" office:value="1532.66" calcext:value-type="float">
            <text:p>1532.66</text:p>
          </table:table-cell>
        </table:table-row>
        <table:table-row table:style-name="ro1">
          <table:table-cell office:value-type="float" office:value="18447304" calcext:value-type="float">
            <text:p>18447304</text:p>
          </table:table-cell>
          <table:table-cell table:formula="of:=[.A1155]/1000/(60*60*24)" office:value-type="time" office:time-value="PT05H07M27.304S" calcext:value-type="time">
            <text:p>05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247.86" calcext:value-type="float">
            <text:p>1247.86</text:p>
          </table:table-cell>
          <table:table-cell office:value-type="float" office:value="1533.92" calcext:value-type="float">
            <text:p>1533.92</text:p>
          </table:table-cell>
        </table:table-row>
        <table:table-row table:style-name="ro1">
          <table:table-cell office:value-type="float" office:value="18463304" calcext:value-type="float">
            <text:p>18463304</text:p>
          </table:table-cell>
          <table:table-cell table:formula="of:=[.A1156]/1000/(60*60*24)" office:value-type="time" office:time-value="PT05H07M43.304S" calcext:value-type="time">
            <text:p>05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48.91" calcext:value-type="float">
            <text:p>1248.91</text:p>
          </table:table-cell>
          <table:table-cell office:value-type="float" office:value="1535.18" calcext:value-type="float">
            <text:p>1535.18</text:p>
          </table:table-cell>
        </table:table-row>
        <table:table-row table:style-name="ro1">
          <table:table-cell office:value-type="float" office:value="18479304" calcext:value-type="float">
            <text:p>18479304</text:p>
          </table:table-cell>
          <table:table-cell table:formula="of:=[.A1157]/1000/(60*60*24)" office:value-type="time" office:time-value="PT05H07M59.304S" calcext:value-type="time">
            <text:p>05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249.97" calcext:value-type="float">
            <text:p>1249.97</text:p>
          </table:table-cell>
          <table:table-cell office:value-type="float" office:value="1536.44" calcext:value-type="float">
            <text:p>1536.44</text:p>
          </table:table-cell>
        </table:table-row>
        <table:table-row table:style-name="ro1">
          <table:table-cell office:value-type="float" office:value="18495304" calcext:value-type="float">
            <text:p>18495304</text:p>
          </table:table-cell>
          <table:table-cell table:formula="of:=[.A1158]/1000/(60*60*24)" office:value-type="time" office:time-value="PT05H08M15.304S" calcext:value-type="time">
            <text:p>05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51.02" calcext:value-type="float">
            <text:p>1251.02</text:p>
          </table:table-cell>
          <table:table-cell office:value-type="float" office:value="1537.71" calcext:value-type="float">
            <text:p>1537.71</text:p>
          </table:table-cell>
        </table:table-row>
        <table:table-row table:style-name="ro1">
          <table:table-cell office:value-type="float" office:value="18511304" calcext:value-type="float">
            <text:p>18511304</text:p>
          </table:table-cell>
          <table:table-cell table:formula="of:=[.A1159]/1000/(60*60*24)" office:value-type="time" office:time-value="PT05H08M31.304S" calcext:value-type="time">
            <text:p>05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52.08" calcext:value-type="float">
            <text:p>1252.08</text:p>
          </table:table-cell>
          <table:table-cell office:value-type="float" office:value="1538.97" calcext:value-type="float">
            <text:p>1538.97</text:p>
          </table:table-cell>
        </table:table-row>
        <table:table-row table:style-name="ro1">
          <table:table-cell office:value-type="float" office:value="18527304" calcext:value-type="float">
            <text:p>18527304</text:p>
          </table:table-cell>
          <table:table-cell table:formula="of:=[.A1160]/1000/(60*60*24)" office:value-type="time" office:time-value="PT05H08M47.304S" calcext:value-type="time">
            <text:p>05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53.13" calcext:value-type="float">
            <text:p>1253.13</text:p>
          </table:table-cell>
          <table:table-cell office:value-type="float" office:value="1540.23" calcext:value-type="float">
            <text:p>1540.23</text:p>
          </table:table-cell>
        </table:table-row>
        <table:table-row table:style-name="ro1">
          <table:table-cell office:value-type="float" office:value="18543304" calcext:value-type="float">
            <text:p>18543304</text:p>
          </table:table-cell>
          <table:table-cell table:formula="of:=[.A1161]/1000/(60*60*24)" office:value-type="time" office:time-value="PT05H09M03.304S" calcext:value-type="time">
            <text:p>05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54.18" calcext:value-type="float">
            <text:p>1254.18</text:p>
          </table:table-cell>
          <table:table-cell office:value-type="float" office:value="1541.49" calcext:value-type="float">
            <text:p>1541.49</text:p>
          </table:table-cell>
        </table:table-row>
        <table:table-row table:style-name="ro1">
          <table:table-cell office:value-type="float" office:value="18559304" calcext:value-type="float">
            <text:p>18559304</text:p>
          </table:table-cell>
          <table:table-cell table:formula="of:=[.A1162]/1000/(60*60*24)" office:value-type="time" office:time-value="PT05H09M19.304S" calcext:value-type="time">
            <text:p>05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55.24" calcext:value-type="float">
            <text:p>1255.24</text:p>
          </table:table-cell>
          <table:table-cell office:value-type="float" office:value="1542.75" calcext:value-type="float">
            <text:p>1542.75</text:p>
          </table:table-cell>
        </table:table-row>
        <table:table-row table:style-name="ro1">
          <table:table-cell office:value-type="float" office:value="18575304" calcext:value-type="float">
            <text:p>18575304</text:p>
          </table:table-cell>
          <table:table-cell table:formula="of:=[.A1163]/1000/(60*60*24)" office:value-type="time" office:time-value="PT05H09M35.304S" calcext:value-type="time">
            <text:p>05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56.29" calcext:value-type="float">
            <text:p>1256.29</text:p>
          </table:table-cell>
          <table:table-cell office:value-type="float" office:value="1544.01" calcext:value-type="float">
            <text:p>1544.01</text:p>
          </table:table-cell>
        </table:table-row>
        <table:table-row table:style-name="ro1">
          <table:table-cell office:value-type="float" office:value="18591304" calcext:value-type="float">
            <text:p>18591304</text:p>
          </table:table-cell>
          <table:table-cell table:formula="of:=[.A1164]/1000/(60*60*24)" office:value-type="time" office:time-value="PT05H09M51.304S" calcext:value-type="time">
            <text:p>05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57.35" calcext:value-type="float">
            <text:p>1257.35</text:p>
          </table:table-cell>
          <table:table-cell office:value-type="float" office:value="1545.28" calcext:value-type="float">
            <text:p>1545.28</text:p>
          </table:table-cell>
        </table:table-row>
        <table:table-row table:style-name="ro1">
          <table:table-cell office:value-type="float" office:value="18607304" calcext:value-type="float">
            <text:p>18607304</text:p>
          </table:table-cell>
          <table:table-cell table:formula="of:=[.A1165]/1000/(60*60*24)" office:value-type="time" office:time-value="PT05H10M07.304S" calcext:value-type="time">
            <text:p>05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58.4" calcext:value-type="float">
            <text:p>1258.4</text:p>
          </table:table-cell>
          <table:table-cell office:value-type="float" office:value="1546.54" calcext:value-type="float">
            <text:p>1546.54</text:p>
          </table:table-cell>
        </table:table-row>
        <table:table-row table:style-name="ro1">
          <table:table-cell office:value-type="float" office:value="18623304" calcext:value-type="float">
            <text:p>18623304</text:p>
          </table:table-cell>
          <table:table-cell table:formula="of:=[.A1166]/1000/(60*60*24)" office:value-type="time" office:time-value="PT05H10M23.304S" calcext:value-type="time">
            <text:p>05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59.46" calcext:value-type="float">
            <text:p>1259.46</text:p>
          </table:table-cell>
          <table:table-cell office:value-type="float" office:value="1547.8" calcext:value-type="float">
            <text:p>1547.8</text:p>
          </table:table-cell>
        </table:table-row>
        <table:table-row table:style-name="ro1">
          <table:table-cell office:value-type="float" office:value="18639304" calcext:value-type="float">
            <text:p>18639304</text:p>
          </table:table-cell>
          <table:table-cell table:formula="of:=[.A1167]/1000/(60*60*24)" office:value-type="time" office:time-value="PT05H10M39.304S" calcext:value-type="time">
            <text:p>05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60.51" calcext:value-type="float">
            <text:p>1260.51</text:p>
          </table:table-cell>
          <table:table-cell office:value-type="float" office:value="1549.06" calcext:value-type="float">
            <text:p>1549.06</text:p>
          </table:table-cell>
        </table:table-row>
        <table:table-row table:style-name="ro1">
          <table:table-cell office:value-type="float" office:value="18655304" calcext:value-type="float">
            <text:p>18655304</text:p>
          </table:table-cell>
          <table:table-cell table:formula="of:=[.A1168]/1000/(60*60*24)" office:value-type="time" office:time-value="PT05H10M55.304S" calcext:value-type="time">
            <text:p>05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61.57" calcext:value-type="float">
            <text:p>1261.57</text:p>
          </table:table-cell>
          <table:table-cell office:value-type="float" office:value="1550.32" calcext:value-type="float">
            <text:p>1550.32</text:p>
          </table:table-cell>
        </table:table-row>
        <table:table-row table:style-name="ro1">
          <table:table-cell office:value-type="float" office:value="18671304" calcext:value-type="float">
            <text:p>18671304</text:p>
          </table:table-cell>
          <table:table-cell table:formula="of:=[.A1169]/1000/(60*60*24)" office:value-type="time" office:time-value="PT05H11M11.304S" calcext:value-type="time">
            <text:p>05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62.62" calcext:value-type="float">
            <text:p>1262.62</text:p>
          </table:table-cell>
          <table:table-cell office:value-type="float" office:value="1551.59" calcext:value-type="float">
            <text:p>1551.59</text:p>
          </table:table-cell>
        </table:table-row>
        <table:table-row table:style-name="ro1">
          <table:table-cell office:value-type="float" office:value="18687304" calcext:value-type="float">
            <text:p>18687304</text:p>
          </table:table-cell>
          <table:table-cell table:formula="of:=[.A1170]/1000/(60*60*24)" office:value-type="time" office:time-value="PT05H11M27.304S" calcext:value-type="time">
            <text:p>05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63.68" calcext:value-type="float">
            <text:p>1263.68</text:p>
          </table:table-cell>
          <table:table-cell office:value-type="float" office:value="1552.85" calcext:value-type="float">
            <text:p>1552.85</text:p>
          </table:table-cell>
        </table:table-row>
        <table:table-row table:style-name="ro1">
          <table:table-cell office:value-type="float" office:value="18703304" calcext:value-type="float">
            <text:p>18703304</text:p>
          </table:table-cell>
          <table:table-cell table:formula="of:=[.A1171]/1000/(60*60*24)" office:value-type="time" office:time-value="PT05H11M43.304S" calcext:value-type="time">
            <text:p>05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64.73" calcext:value-type="float">
            <text:p>1264.73</text:p>
          </table:table-cell>
          <table:table-cell office:value-type="float" office:value="1554.11" calcext:value-type="float">
            <text:p>1554.11</text:p>
          </table:table-cell>
        </table:table-row>
        <table:table-row table:style-name="ro1">
          <table:table-cell office:value-type="float" office:value="18719304" calcext:value-type="float">
            <text:p>18719304</text:p>
          </table:table-cell>
          <table:table-cell table:formula="of:=[.A1172]/1000/(60*60*24)" office:value-type="time" office:time-value="PT05H11M59.304S" calcext:value-type="time">
            <text:p>05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65.79" calcext:value-type="float">
            <text:p>1265.79</text:p>
          </table:table-cell>
          <table:table-cell office:value-type="float" office:value="1555.37" calcext:value-type="float">
            <text:p>1555.37</text:p>
          </table:table-cell>
        </table:table-row>
        <table:table-row table:style-name="ro1">
          <table:table-cell office:value-type="float" office:value="18735304" calcext:value-type="float">
            <text:p>18735304</text:p>
          </table:table-cell>
          <table:table-cell table:formula="of:=[.A1173]/1000/(60*60*24)" office:value-type="time" office:time-value="PT05H12M15.304S" calcext:value-type="time">
            <text:p>05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66.84" calcext:value-type="float">
            <text:p>1266.84</text:p>
          </table:table-cell>
          <table:table-cell office:value-type="float" office:value="1556.63" calcext:value-type="float">
            <text:p>1556.63</text:p>
          </table:table-cell>
        </table:table-row>
        <table:table-row table:style-name="ro1">
          <table:table-cell office:value-type="float" office:value="18751304" calcext:value-type="float">
            <text:p>18751304</text:p>
          </table:table-cell>
          <table:table-cell table:formula="of:=[.A1174]/1000/(60*60*24)" office:value-type="time" office:time-value="PT05H12M31.304S" calcext:value-type="time">
            <text:p>05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67.9" calcext:value-type="float">
            <text:p>1267.9</text:p>
          </table:table-cell>
          <table:table-cell office:value-type="float" office:value="1557.89" calcext:value-type="float">
            <text:p>1557.89</text:p>
          </table:table-cell>
        </table:table-row>
        <table:table-row table:style-name="ro1">
          <table:table-cell office:value-type="float" office:value="18767304" calcext:value-type="float">
            <text:p>18767304</text:p>
          </table:table-cell>
          <table:table-cell table:formula="of:=[.A1175]/1000/(60*60*24)" office:value-type="time" office:time-value="PT05H12M47.304S" calcext:value-type="time">
            <text:p>05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68.95" calcext:value-type="float">
            <text:p>1268.95</text:p>
          </table:table-cell>
          <table:table-cell office:value-type="float" office:value="1559.16" calcext:value-type="float">
            <text:p>1559.16</text:p>
          </table:table-cell>
        </table:table-row>
        <table:table-row table:style-name="ro1">
          <table:table-cell office:value-type="float" office:value="18783304" calcext:value-type="float">
            <text:p>18783304</text:p>
          </table:table-cell>
          <table:table-cell table:formula="of:=[.A1176]/1000/(60*60*24)" office:value-type="time" office:time-value="PT05H13M03.304S" calcext:value-type="time">
            <text:p>05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70.01" calcext:value-type="float">
            <text:p>1270.01</text:p>
          </table:table-cell>
          <table:table-cell office:value-type="float" office:value="1560.42" calcext:value-type="float">
            <text:p>1560.42</text:p>
          </table:table-cell>
        </table:table-row>
        <table:table-row table:style-name="ro1">
          <table:table-cell office:value-type="float" office:value="18799304" calcext:value-type="float">
            <text:p>18799304</text:p>
          </table:table-cell>
          <table:table-cell table:formula="of:=[.A1177]/1000/(60*60*24)" office:value-type="time" office:time-value="PT05H13M19.304S" calcext:value-type="time">
            <text:p>05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71.06" calcext:value-type="float">
            <text:p>1271.06</text:p>
          </table:table-cell>
          <table:table-cell office:value-type="float" office:value="1561.68" calcext:value-type="float">
            <text:p>1561.68</text:p>
          </table:table-cell>
        </table:table-row>
        <table:table-row table:style-name="ro1">
          <table:table-cell office:value-type="float" office:value="18815304" calcext:value-type="float">
            <text:p>18815304</text:p>
          </table:table-cell>
          <table:table-cell table:formula="of:=[.A1178]/1000/(60*60*24)" office:value-type="time" office:time-value="PT05H13M35.304S" calcext:value-type="time">
            <text:p>05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72.12" calcext:value-type="float">
            <text:p>1272.12</text:p>
          </table:table-cell>
          <table:table-cell office:value-type="float" office:value="1562.94" calcext:value-type="float">
            <text:p>1562.94</text:p>
          </table:table-cell>
        </table:table-row>
        <table:table-row table:style-name="ro1">
          <table:table-cell office:value-type="float" office:value="18831304" calcext:value-type="float">
            <text:p>18831304</text:p>
          </table:table-cell>
          <table:table-cell table:formula="of:=[.A1179]/1000/(60*60*24)" office:value-type="time" office:time-value="PT05H13M51.304S" calcext:value-type="time">
            <text:p>05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73.17" calcext:value-type="float">
            <text:p>1273.17</text:p>
          </table:table-cell>
          <table:table-cell office:value-type="float" office:value="1564.2" calcext:value-type="float">
            <text:p>1564.2</text:p>
          </table:table-cell>
        </table:table-row>
        <table:table-row table:style-name="ro1">
          <table:table-cell office:value-type="float" office:value="18847304" calcext:value-type="float">
            <text:p>18847304</text:p>
          </table:table-cell>
          <table:table-cell table:formula="of:=[.A1180]/1000/(60*60*24)" office:value-type="time" office:time-value="PT05H14M07.304S" calcext:value-type="time">
            <text:p>05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74.23" calcext:value-type="float">
            <text:p>1274.23</text:p>
          </table:table-cell>
          <table:table-cell office:value-type="float" office:value="1565.46" calcext:value-type="float">
            <text:p>1565.46</text:p>
          </table:table-cell>
        </table:table-row>
        <table:table-row table:style-name="ro1">
          <table:table-cell office:value-type="float" office:value="18863304" calcext:value-type="float">
            <text:p>18863304</text:p>
          </table:table-cell>
          <table:table-cell table:formula="of:=[.A1181]/1000/(60*60*24)" office:value-type="time" office:time-value="PT05H14M23.304S" calcext:value-type="time">
            <text:p>05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75.28" calcext:value-type="float">
            <text:p>1275.28</text:p>
          </table:table-cell>
          <table:table-cell office:value-type="float" office:value="1566.73" calcext:value-type="float">
            <text:p>1566.73</text:p>
          </table:table-cell>
        </table:table-row>
        <table:table-row table:style-name="ro1">
          <table:table-cell office:value-type="float" office:value="18879304" calcext:value-type="float">
            <text:p>18879304</text:p>
          </table:table-cell>
          <table:table-cell table:formula="of:=[.A1182]/1000/(60*60*24)" office:value-type="time" office:time-value="PT05H14M39.304S" calcext:value-type="time">
            <text:p>05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76.34" calcext:value-type="float">
            <text:p>1276.34</text:p>
          </table:table-cell>
          <table:table-cell office:value-type="float" office:value="1567.99" calcext:value-type="float">
            <text:p>1567.99</text:p>
          </table:table-cell>
        </table:table-row>
        <table:table-row table:style-name="ro1">
          <table:table-cell office:value-type="float" office:value="18895304" calcext:value-type="float">
            <text:p>18895304</text:p>
          </table:table-cell>
          <table:table-cell table:formula="of:=[.A1183]/1000/(60*60*24)" office:value-type="time" office:time-value="PT05H14M55.304S" calcext:value-type="time">
            <text:p>05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77.39" calcext:value-type="float">
            <text:p>1277.39</text:p>
          </table:table-cell>
          <table:table-cell office:value-type="float" office:value="1569.25" calcext:value-type="float">
            <text:p>1569.25</text:p>
          </table:table-cell>
        </table:table-row>
        <table:table-row table:style-name="ro1">
          <table:table-cell office:value-type="float" office:value="18911304" calcext:value-type="float">
            <text:p>18911304</text:p>
          </table:table-cell>
          <table:table-cell table:formula="of:=[.A1184]/1000/(60*60*24)" office:value-type="time" office:time-value="PT05H15M11.304S" calcext:value-type="time">
            <text:p>05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78.45" calcext:value-type="float">
            <text:p>1278.45</text:p>
          </table:table-cell>
          <table:table-cell office:value-type="float" office:value="1570.51" calcext:value-type="float">
            <text:p>1570.51</text:p>
          </table:table-cell>
        </table:table-row>
        <table:table-row table:style-name="ro1">
          <table:table-cell office:value-type="float" office:value="18927304" calcext:value-type="float">
            <text:p>18927304</text:p>
          </table:table-cell>
          <table:table-cell table:formula="of:=[.A1185]/1000/(60*60*24)" office:value-type="time" office:time-value="PT05H15M27.304S" calcext:value-type="time">
            <text:p>05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79.5" calcext:value-type="float">
            <text:p>1279.5</text:p>
          </table:table-cell>
          <table:table-cell office:value-type="float" office:value="1571.77" calcext:value-type="float">
            <text:p>1571.77</text:p>
          </table:table-cell>
        </table:table-row>
        <table:table-row table:style-name="ro1">
          <table:table-cell office:value-type="float" office:value="18943304" calcext:value-type="float">
            <text:p>18943304</text:p>
          </table:table-cell>
          <table:table-cell table:formula="of:=[.A1186]/1000/(60*60*24)" office:value-type="time" office:time-value="PT05H15M43.304S" calcext:value-type="time">
            <text:p>05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80.56" calcext:value-type="float">
            <text:p>1280.56</text:p>
          </table:table-cell>
          <table:table-cell office:value-type="float" office:value="1573.03" calcext:value-type="float">
            <text:p>1573.03</text:p>
          </table:table-cell>
        </table:table-row>
        <table:table-row table:style-name="ro1">
          <table:table-cell office:value-type="float" office:value="18959304" calcext:value-type="float">
            <text:p>18959304</text:p>
          </table:table-cell>
          <table:table-cell table:formula="of:=[.A1187]/1000/(60*60*24)" office:value-type="time" office:time-value="PT05H15M59.304S" calcext:value-type="time">
            <text:p>05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81.61" calcext:value-type="float">
            <text:p>1281.61</text:p>
          </table:table-cell>
          <table:table-cell office:value-type="float" office:value="1574.3" calcext:value-type="float">
            <text:p>1574.3</text:p>
          </table:table-cell>
        </table:table-row>
        <table:table-row table:style-name="ro1">
          <table:table-cell office:value-type="float" office:value="18975304" calcext:value-type="float">
            <text:p>18975304</text:p>
          </table:table-cell>
          <table:table-cell table:formula="of:=[.A1188]/1000/(60*60*24)" office:value-type="time" office:time-value="PT05H16M15.304S" calcext:value-type="time">
            <text:p>05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82.67" calcext:value-type="float">
            <text:p>1282.67</text:p>
          </table:table-cell>
          <table:table-cell office:value-type="float" office:value="1575.56" calcext:value-type="float">
            <text:p>1575.56</text:p>
          </table:table-cell>
        </table:table-row>
        <table:table-row table:style-name="ro1">
          <table:table-cell office:value-type="float" office:value="18991304" calcext:value-type="float">
            <text:p>18991304</text:p>
          </table:table-cell>
          <table:table-cell table:formula="of:=[.A1189]/1000/(60*60*24)" office:value-type="time" office:time-value="PT05H16M31.304S" calcext:value-type="time">
            <text:p>05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83.72" calcext:value-type="float">
            <text:p>1283.72</text:p>
          </table:table-cell>
          <table:table-cell office:value-type="float" office:value="1576.82" calcext:value-type="float">
            <text:p>1576.82</text:p>
          </table:table-cell>
        </table:table-row>
        <table:table-row table:style-name="ro1">
          <table:table-cell office:value-type="float" office:value="19007304" calcext:value-type="float">
            <text:p>19007304</text:p>
          </table:table-cell>
          <table:table-cell table:formula="of:=[.A1190]/1000/(60*60*24)" office:value-type="time" office:time-value="PT05H16M47.304S" calcext:value-type="time">
            <text:p>05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84.78" calcext:value-type="float">
            <text:p>1284.78</text:p>
          </table:table-cell>
          <table:table-cell office:value-type="float" office:value="1578.08" calcext:value-type="float">
            <text:p>1578.08</text:p>
          </table:table-cell>
        </table:table-row>
        <table:table-row table:style-name="ro1">
          <table:table-cell office:value-type="float" office:value="19023304" calcext:value-type="float">
            <text:p>19023304</text:p>
          </table:table-cell>
          <table:table-cell table:formula="of:=[.A1191]/1000/(60*60*24)" office:value-type="time" office:time-value="PT05H17M03.304S" calcext:value-type="time">
            <text:p>05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85.83" calcext:value-type="float">
            <text:p>1285.83</text:p>
          </table:table-cell>
          <table:table-cell office:value-type="float" office:value="1579.34" calcext:value-type="float">
            <text:p>1579.34</text:p>
          </table:table-cell>
        </table:table-row>
        <table:table-row table:style-name="ro1">
          <table:table-cell office:value-type="float" office:value="19039304" calcext:value-type="float">
            <text:p>19039304</text:p>
          </table:table-cell>
          <table:table-cell table:formula="of:=[.A1192]/1000/(60*60*24)" office:value-type="time" office:time-value="PT05H17M19.304S" calcext:value-type="time">
            <text:p>05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86.89" calcext:value-type="float">
            <text:p>1286.89</text:p>
          </table:table-cell>
          <table:table-cell office:value-type="float" office:value="1580.6" calcext:value-type="float">
            <text:p>1580.6</text:p>
          </table:table-cell>
        </table:table-row>
        <table:table-row table:style-name="ro1">
          <table:table-cell office:value-type="float" office:value="19055304" calcext:value-type="float">
            <text:p>19055304</text:p>
          </table:table-cell>
          <table:table-cell table:formula="of:=[.A1193]/1000/(60*60*24)" office:value-type="time" office:time-value="PT05H17M35.304S" calcext:value-type="time">
            <text:p>05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87.94" calcext:value-type="float">
            <text:p>1287.94</text:p>
          </table:table-cell>
          <table:table-cell office:value-type="float" office:value="1581.87" calcext:value-type="float">
            <text:p>1581.87</text:p>
          </table:table-cell>
        </table:table-row>
        <table:table-row table:style-name="ro1">
          <table:table-cell office:value-type="float" office:value="19071304" calcext:value-type="float">
            <text:p>19071304</text:p>
          </table:table-cell>
          <table:table-cell table:formula="of:=[.A1194]/1000/(60*60*24)" office:value-type="time" office:time-value="PT05H17M51.304S" calcext:value-type="time">
            <text:p>05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88.99" calcext:value-type="float">
            <text:p>1288.99</text:p>
          </table:table-cell>
          <table:table-cell office:value-type="float" office:value="1583.13" calcext:value-type="float">
            <text:p>1583.13</text:p>
          </table:table-cell>
        </table:table-row>
        <table:table-row table:style-name="ro1">
          <table:table-cell office:value-type="float" office:value="19087304" calcext:value-type="float">
            <text:p>19087304</text:p>
          </table:table-cell>
          <table:table-cell table:formula="of:=[.A1195]/1000/(60*60*24)" office:value-type="time" office:time-value="PT05H18M07.304S" calcext:value-type="time">
            <text:p>05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290.05" calcext:value-type="float">
            <text:p>1290.05</text:p>
          </table:table-cell>
          <table:table-cell office:value-type="float" office:value="1584.39" calcext:value-type="float">
            <text:p>1584.39</text:p>
          </table:table-cell>
        </table:table-row>
        <table:table-row table:style-name="ro1">
          <table:table-cell office:value-type="float" office:value="19103304" calcext:value-type="float">
            <text:p>19103304</text:p>
          </table:table-cell>
          <table:table-cell table:formula="of:=[.A1196]/1000/(60*60*24)" office:value-type="time" office:time-value="PT05H18M23.304S" calcext:value-type="time">
            <text:p>05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91.1" calcext:value-type="float">
            <text:p>1291.1</text:p>
          </table:table-cell>
          <table:table-cell office:value-type="float" office:value="1585.65" calcext:value-type="float">
            <text:p>1585.65</text:p>
          </table:table-cell>
        </table:table-row>
        <table:table-row table:style-name="ro1">
          <table:table-cell office:value-type="float" office:value="19119304" calcext:value-type="float">
            <text:p>19119304</text:p>
          </table:table-cell>
          <table:table-cell table:formula="of:=[.A1197]/1000/(60*60*24)" office:value-type="time" office:time-value="PT05H18M39.304S" calcext:value-type="time">
            <text:p>05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92.16" calcext:value-type="float">
            <text:p>1292.16</text:p>
          </table:table-cell>
          <table:table-cell office:value-type="float" office:value="1586.91" calcext:value-type="float">
            <text:p>1586.91</text:p>
          </table:table-cell>
        </table:table-row>
        <table:table-row table:style-name="ro1">
          <table:table-cell office:value-type="float" office:value="19135304" calcext:value-type="float">
            <text:p>19135304</text:p>
          </table:table-cell>
          <table:table-cell table:formula="of:=[.A1198]/1000/(60*60*24)" office:value-type="time" office:time-value="PT05H18M55.304S" calcext:value-type="time">
            <text:p>05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93.21" calcext:value-type="float">
            <text:p>1293.21</text:p>
          </table:table-cell>
          <table:table-cell office:value-type="float" office:value="1588.18" calcext:value-type="float">
            <text:p>1588.18</text:p>
          </table:table-cell>
        </table:table-row>
        <table:table-row table:style-name="ro1">
          <table:table-cell office:value-type="float" office:value="19151304" calcext:value-type="float">
            <text:p>19151304</text:p>
          </table:table-cell>
          <table:table-cell table:formula="of:=[.A1199]/1000/(60*60*24)" office:value-type="time" office:time-value="PT05H19M11.304S" calcext:value-type="time">
            <text:p>05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94.27" calcext:value-type="float">
            <text:p>1294.27</text:p>
          </table:table-cell>
          <table:table-cell office:value-type="float" office:value="1589.44" calcext:value-type="float">
            <text:p>1589.44</text:p>
          </table:table-cell>
        </table:table-row>
        <table:table-row table:style-name="ro1">
          <table:table-cell office:value-type="float" office:value="19167304" calcext:value-type="float">
            <text:p>19167304</text:p>
          </table:table-cell>
          <table:table-cell table:formula="of:=[.A1200]/1000/(60*60*24)" office:value-type="time" office:time-value="PT05H19M27.304S" calcext:value-type="time">
            <text:p>05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95.32" calcext:value-type="float">
            <text:p>1295.32</text:p>
          </table:table-cell>
          <table:table-cell office:value-type="float" office:value="1590.7" calcext:value-type="float">
            <text:p>1590.7</text:p>
          </table:table-cell>
        </table:table-row>
        <table:table-row table:style-name="ro1">
          <table:table-cell office:value-type="float" office:value="19183304" calcext:value-type="float">
            <text:p>19183304</text:p>
          </table:table-cell>
          <table:table-cell table:formula="of:=[.A1201]/1000/(60*60*24)" office:value-type="time" office:time-value="PT05H19M43.304S" calcext:value-type="time">
            <text:p>05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296.38" calcext:value-type="float">
            <text:p>1296.38</text:p>
          </table:table-cell>
          <table:table-cell office:value-type="float" office:value="1591.96" calcext:value-type="float">
            <text:p>1591.96</text:p>
          </table:table-cell>
        </table:table-row>
        <table:table-row table:style-name="ro1">
          <table:table-cell office:value-type="float" office:value="19199304" calcext:value-type="float">
            <text:p>19199304</text:p>
          </table:table-cell>
          <table:table-cell table:formula="of:=[.A1202]/1000/(60*60*24)" office:value-type="time" office:time-value="PT05H19M59.304S" calcext:value-type="time">
            <text:p>05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97.43" calcext:value-type="float">
            <text:p>1297.43</text:p>
          </table:table-cell>
          <table:table-cell office:value-type="float" office:value="1593.22" calcext:value-type="float">
            <text:p>1593.22</text:p>
          </table:table-cell>
        </table:table-row>
        <table:table-row table:style-name="ro1">
          <table:table-cell office:value-type="float" office:value="19215304" calcext:value-type="float">
            <text:p>19215304</text:p>
          </table:table-cell>
          <table:table-cell table:formula="of:=[.A1203]/1000/(60*60*24)" office:value-type="time" office:time-value="PT05H20M15.304S" calcext:value-type="time">
            <text:p>05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98.49" calcext:value-type="float">
            <text:p>1298.49</text:p>
          </table:table-cell>
          <table:table-cell office:value-type="float" office:value="1594.48" calcext:value-type="float">
            <text:p>1594.48</text:p>
          </table:table-cell>
        </table:table-row>
        <table:table-row table:style-name="ro1">
          <table:table-cell office:value-type="float" office:value="19231304" calcext:value-type="float">
            <text:p>19231304</text:p>
          </table:table-cell>
          <table:table-cell table:formula="of:=[.A1204]/1000/(60*60*24)" office:value-type="time" office:time-value="PT05H20M31.304S" calcext:value-type="time">
            <text:p>05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299.54" calcext:value-type="float">
            <text:p>1299.54</text:p>
          </table:table-cell>
          <table:table-cell office:value-type="float" office:value="1595.74" calcext:value-type="float">
            <text:p>1595.74</text:p>
          </table:table-cell>
        </table:table-row>
        <table:table-row table:style-name="ro1">
          <table:table-cell office:value-type="float" office:value="19247304" calcext:value-type="float">
            <text:p>19247304</text:p>
          </table:table-cell>
          <table:table-cell table:formula="of:=[.A1205]/1000/(60*60*24)" office:value-type="time" office:time-value="PT05H20M47.304S" calcext:value-type="time">
            <text:p>05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300.6" calcext:value-type="float">
            <text:p>1300.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9263304" calcext:value-type="float">
            <text:p>19263304</text:p>
          </table:table-cell>
          <table:table-cell table:formula="of:=[.A1206]/1000/(60*60*24)" office:value-type="time" office:time-value="PT05H21M03.304S" calcext:value-type="time">
            <text:p>05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301.65" calcext:value-type="float">
            <text:p>1301.65</text:p>
          </table:table-cell>
          <table:table-cell office:value-type="float" office:value="1598.27" calcext:value-type="float">
            <text:p>1598.27</text:p>
          </table:table-cell>
        </table:table-row>
        <table:table-row table:style-name="ro1">
          <table:table-cell office:value-type="float" office:value="19279304" calcext:value-type="float">
            <text:p>19279304</text:p>
          </table:table-cell>
          <table:table-cell table:formula="of:=[.A1207]/1000/(60*60*24)" office:value-type="time" office:time-value="PT05H21M19.304S" calcext:value-type="time">
            <text:p>05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302.7" calcext:value-type="float">
            <text:p>1302.7</text:p>
          </table:table-cell>
          <table:table-cell office:value-type="float" office:value="1599.53" calcext:value-type="float">
            <text:p>1599.53</text:p>
          </table:table-cell>
        </table:table-row>
        <table:table-row table:style-name="ro1">
          <table:table-cell office:value-type="float" office:value="19295304" calcext:value-type="float">
            <text:p>19295304</text:p>
          </table:table-cell>
          <table:table-cell table:formula="of:=[.A1208]/1000/(60*60*24)" office:value-type="time" office:time-value="PT05H21M35.304S" calcext:value-type="time">
            <text:p>05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03.76" calcext:value-type="float">
            <text:p>1303.76</text:p>
          </table:table-cell>
          <table:table-cell office:value-type="float" office:value="1600.79" calcext:value-type="float">
            <text:p>1600.79</text:p>
          </table:table-cell>
        </table:table-row>
        <table:table-row table:style-name="ro1">
          <table:table-cell office:value-type="float" office:value="19311304" calcext:value-type="float">
            <text:p>19311304</text:p>
          </table:table-cell>
          <table:table-cell table:formula="of:=[.A1209]/1000/(60*60*24)" office:value-type="time" office:time-value="PT05H21M51.304S" calcext:value-type="time">
            <text:p>05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304.81" calcext:value-type="float">
            <text:p>1304.81</text:p>
          </table:table-cell>
          <table:table-cell office:value-type="float" office:value="1602.05" calcext:value-type="float">
            <text:p>1602.05</text:p>
          </table:table-cell>
        </table:table-row>
        <table:table-row table:style-name="ro1">
          <table:table-cell office:value-type="float" office:value="19327304" calcext:value-type="float">
            <text:p>19327304</text:p>
          </table:table-cell>
          <table:table-cell table:formula="of:=[.A1210]/1000/(60*60*24)" office:value-type="time" office:time-value="PT05H22M07.304S" calcext:value-type="time">
            <text:p>05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305.87" calcext:value-type="float">
            <text:p>1305.87</text:p>
          </table:table-cell>
          <table:table-cell office:value-type="float" office:value="1603.31" calcext:value-type="float">
            <text:p>1603.31</text:p>
          </table:table-cell>
        </table:table-row>
        <table:table-row table:style-name="ro1">
          <table:table-cell office:value-type="float" office:value="19343304" calcext:value-type="float">
            <text:p>19343304</text:p>
          </table:table-cell>
          <table:table-cell table:formula="of:=[.A1211]/1000/(60*60*24)" office:value-type="time" office:time-value="PT05H22M23.304S" calcext:value-type="time">
            <text:p>05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306.92" calcext:value-type="float">
            <text:p>1306.92</text:p>
          </table:table-cell>
          <table:table-cell office:value-type="float" office:value="1604.57" calcext:value-type="float">
            <text:p>1604.57</text:p>
          </table:table-cell>
        </table:table-row>
        <table:table-row table:style-name="ro1">
          <table:table-cell office:value-type="float" office:value="19359304" calcext:value-type="float">
            <text:p>19359304</text:p>
          </table:table-cell>
          <table:table-cell table:formula="of:=[.A1212]/1000/(60*60*24)" office:value-type="time" office:time-value="PT05H22M39.304S" calcext:value-type="time">
            <text:p>05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307.98" calcext:value-type="float">
            <text:p>1307.98</text:p>
          </table:table-cell>
          <table:table-cell office:value-type="float" office:value="1605.83" calcext:value-type="float">
            <text:p>1605.83</text:p>
          </table:table-cell>
        </table:table-row>
        <table:table-row table:style-name="ro1">
          <table:table-cell office:value-type="float" office:value="19375304" calcext:value-type="float">
            <text:p>19375304</text:p>
          </table:table-cell>
          <table:table-cell table:formula="of:=[.A1213]/1000/(60*60*24)" office:value-type="time" office:time-value="PT05H22M55.304S" calcext:value-type="time">
            <text:p>05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309.03" calcext:value-type="float">
            <text:p>1309.03</text:p>
          </table:table-cell>
          <table:table-cell office:value-type="float" office:value="1607.09" calcext:value-type="float">
            <text:p>1607.09</text:p>
          </table:table-cell>
        </table:table-row>
        <table:table-row table:style-name="ro1">
          <table:table-cell office:value-type="float" office:value="19391304" calcext:value-type="float">
            <text:p>19391304</text:p>
          </table:table-cell>
          <table:table-cell table:formula="of:=[.A1214]/1000/(60*60*24)" office:value-type="time" office:time-value="PT05H23M11.304S" calcext:value-type="time">
            <text:p>05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310.09" calcext:value-type="float">
            <text:p>1310.09</text:p>
          </table:table-cell>
          <table:table-cell office:value-type="float" office:value="1608.35" calcext:value-type="float">
            <text:p>1608.35</text:p>
          </table:table-cell>
        </table:table-row>
        <table:table-row table:style-name="ro1">
          <table:table-cell office:value-type="float" office:value="19407304" calcext:value-type="float">
            <text:p>19407304</text:p>
          </table:table-cell>
          <table:table-cell table:formula="of:=[.A1215]/1000/(60*60*24)" office:value-type="time" office:time-value="PT05H23M27.304S" calcext:value-type="time">
            <text:p>05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311.14" calcext:value-type="float">
            <text:p>1311.14</text:p>
          </table:table-cell>
          <table:table-cell office:value-type="float" office:value="1609.62" calcext:value-type="float">
            <text:p>1609.62</text:p>
          </table:table-cell>
        </table:table-row>
        <table:table-row table:style-name="ro1">
          <table:table-cell office:value-type="float" office:value="19423304" calcext:value-type="float">
            <text:p>19423304</text:p>
          </table:table-cell>
          <table:table-cell table:formula="of:=[.A1216]/1000/(60*60*24)" office:value-type="time" office:time-value="PT05H23M43.304S" calcext:value-type="time">
            <text:p>05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12.2" calcext:value-type="float">
            <text:p>1312.2</text:p>
          </table:table-cell>
          <table:table-cell office:value-type="float" office:value="1610.88" calcext:value-type="float">
            <text:p>1610.88</text:p>
          </table:table-cell>
        </table:table-row>
        <table:table-row table:style-name="ro1">
          <table:table-cell office:value-type="float" office:value="19439304" calcext:value-type="float">
            <text:p>19439304</text:p>
          </table:table-cell>
          <table:table-cell table:formula="of:=[.A1217]/1000/(60*60*24)" office:value-type="time" office:time-value="PT05H23M59.304S" calcext:value-type="time">
            <text:p>05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313.25" calcext:value-type="float">
            <text:p>1313.25</text:p>
          </table:table-cell>
          <table:table-cell office:value-type="float" office:value="1612.14" calcext:value-type="float">
            <text:p>1612.14</text:p>
          </table:table-cell>
        </table:table-row>
        <table:table-row table:style-name="ro1">
          <table:table-cell office:value-type="float" office:value="19455304" calcext:value-type="float">
            <text:p>19455304</text:p>
          </table:table-cell>
          <table:table-cell table:formula="of:=[.A1218]/1000/(60*60*24)" office:value-type="time" office:time-value="PT05H24M15.304S" calcext:value-type="time">
            <text:p>05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314.31" calcext:value-type="float">
            <text:p>1314.31</text:p>
          </table:table-cell>
          <table:table-cell office:value-type="float" office:value="1613.4" calcext:value-type="float">
            <text:p>1613.4</text:p>
          </table:table-cell>
        </table:table-row>
        <table:table-row table:style-name="ro1">
          <table:table-cell office:value-type="float" office:value="19471304" calcext:value-type="float">
            <text:p>19471304</text:p>
          </table:table-cell>
          <table:table-cell table:formula="of:=[.A1219]/1000/(60*60*24)" office:value-type="time" office:time-value="PT05H24M31.304S" calcext:value-type="time">
            <text:p>05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315.36" calcext:value-type="float">
            <text:p>1315.36</text:p>
          </table:table-cell>
          <table:table-cell office:value-type="float" office:value="1614.66" calcext:value-type="float">
            <text:p>1614.66</text:p>
          </table:table-cell>
        </table:table-row>
        <table:table-row table:style-name="ro1">
          <table:table-cell office:value-type="float" office:value="19487304" calcext:value-type="float">
            <text:p>19487304</text:p>
          </table:table-cell>
          <table:table-cell table:formula="of:=[.A1220]/1000/(60*60*24)" office:value-type="time" office:time-value="PT05H24M47.304S" calcext:value-type="time">
            <text:p>05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16.41" calcext:value-type="float">
            <text:p>1316.41</text:p>
          </table:table-cell>
          <table:table-cell office:value-type="float" office:value="1615.92" calcext:value-type="float">
            <text:p>1615.92</text:p>
          </table:table-cell>
        </table:table-row>
        <table:table-row table:style-name="ro1">
          <table:table-cell office:value-type="float" office:value="19503304" calcext:value-type="float">
            <text:p>19503304</text:p>
          </table:table-cell>
          <table:table-cell table:formula="of:=[.A1221]/1000/(60*60*24)" office:value-type="time" office:time-value="PT05H25M03.304S" calcext:value-type="time">
            <text:p>05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317.47" calcext:value-type="float">
            <text:p>1317.47</text:p>
          </table:table-cell>
          <table:table-cell office:value-type="float" office:value="1617.18" calcext:value-type="float">
            <text:p>1617.18</text:p>
          </table:table-cell>
        </table:table-row>
        <table:table-row table:style-name="ro1">
          <table:table-cell office:value-type="float" office:value="19519304" calcext:value-type="float">
            <text:p>19519304</text:p>
          </table:table-cell>
          <table:table-cell table:formula="of:=[.A1222]/1000/(60*60*24)" office:value-type="time" office:time-value="PT05H25M19.304S" calcext:value-type="time">
            <text:p>05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318.52" calcext:value-type="float">
            <text:p>1318.52</text:p>
          </table:table-cell>
          <table:table-cell office:value-type="float" office:value="1618.44" calcext:value-type="float">
            <text:p>1618.44</text:p>
          </table:table-cell>
        </table:table-row>
        <table:table-row table:style-name="ro1">
          <table:table-cell office:value-type="float" office:value="19535304" calcext:value-type="float">
            <text:p>19535304</text:p>
          </table:table-cell>
          <table:table-cell table:formula="of:=[.A1223]/1000/(60*60*24)" office:value-type="time" office:time-value="PT05H25M35.304S" calcext:value-type="time">
            <text:p>05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319.58" calcext:value-type="float">
            <text:p>1319.58</text:p>
          </table:table-cell>
          <table:table-cell office:value-type="float" office:value="1619.7" calcext:value-type="float">
            <text:p>1619.7</text:p>
          </table:table-cell>
        </table:table-row>
        <table:table-row table:style-name="ro1">
          <table:table-cell office:value-type="float" office:value="19551304" calcext:value-type="float">
            <text:p>19551304</text:p>
          </table:table-cell>
          <table:table-cell table:formula="of:=[.A1224]/1000/(60*60*24)" office:value-type="time" office:time-value="PT05H25M51.304S" calcext:value-type="time">
            <text:p>05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320.63" calcext:value-type="float">
            <text:p>1320.63</text:p>
          </table:table-cell>
          <table:table-cell office:value-type="float" office:value="1620.96" calcext:value-type="float">
            <text:p>1620.96</text:p>
          </table:table-cell>
        </table:table-row>
        <table:table-row table:style-name="ro1">
          <table:table-cell office:value-type="float" office:value="19567304" calcext:value-type="float">
            <text:p>19567304</text:p>
          </table:table-cell>
          <table:table-cell table:formula="of:=[.A1225]/1000/(60*60*24)" office:value-type="time" office:time-value="PT05H26M07.304S" calcext:value-type="time">
            <text:p>05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321.69" calcext:value-type="float">
            <text:p>1321.69</text:p>
          </table:table-cell>
          <table:table-cell office:value-type="float" office:value="1622.22" calcext:value-type="float">
            <text:p>1622.22</text:p>
          </table:table-cell>
        </table:table-row>
        <table:table-row table:style-name="ro1">
          <table:table-cell office:value-type="float" office:value="19583304" calcext:value-type="float">
            <text:p>19583304</text:p>
          </table:table-cell>
          <table:table-cell table:formula="of:=[.A1226]/1000/(60*60*24)" office:value-type="time" office:time-value="PT05H26M23.304S" calcext:value-type="time">
            <text:p>05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22.74" calcext:value-type="float">
            <text:p>1322.74</text:p>
          </table:table-cell>
          <table:table-cell office:value-type="float" office:value="1623.48" calcext:value-type="float">
            <text:p>1623.48</text:p>
          </table:table-cell>
        </table:table-row>
        <table:table-row table:style-name="ro1">
          <table:table-cell office:value-type="float" office:value="19599304" calcext:value-type="float">
            <text:p>19599304</text:p>
          </table:table-cell>
          <table:table-cell table:formula="of:=[.A1227]/1000/(60*60*24)" office:value-type="time" office:time-value="PT05H26M39.304S" calcext:value-type="time">
            <text:p>05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323.8" calcext:value-type="float">
            <text:p>1323.8</text:p>
          </table:table-cell>
          <table:table-cell office:value-type="float" office:value="1624.74" calcext:value-type="float">
            <text:p>1624.74</text:p>
          </table:table-cell>
        </table:table-row>
        <table:table-row table:style-name="ro1">
          <table:table-cell office:value-type="float" office:value="19615304" calcext:value-type="float">
            <text:p>19615304</text:p>
          </table:table-cell>
          <table:table-cell table:formula="of:=[.A1228]/1000/(60*60*24)" office:value-type="time" office:time-value="PT05H26M55.304S" calcext:value-type="time">
            <text:p>05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24.85" calcext:value-type="float">
            <text:p>1324.85</text:p>
          </table:table-cell>
          <table:table-cell office:value-type="float" office:value="1626.01" calcext:value-type="float">
            <text:p>1626.01</text:p>
          </table:table-cell>
        </table:table-row>
        <table:table-row table:style-name="ro1">
          <table:table-cell office:value-type="float" office:value="19631304" calcext:value-type="float">
            <text:p>19631304</text:p>
          </table:table-cell>
          <table:table-cell table:formula="of:=[.A1229]/1000/(60*60*24)" office:value-type="time" office:time-value="PT05H27M11.304S" calcext:value-type="time">
            <text:p>05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325.91" calcext:value-type="float">
            <text:p>1325.91</text:p>
          </table:table-cell>
          <table:table-cell office:value-type="float" office:value="1627.27" calcext:value-type="float">
            <text:p>1627.27</text:p>
          </table:table-cell>
        </table:table-row>
        <table:table-row table:style-name="ro1">
          <table:table-cell office:value-type="float" office:value="19647304" calcext:value-type="float">
            <text:p>19647304</text:p>
          </table:table-cell>
          <table:table-cell table:formula="of:=[.A1230]/1000/(60*60*24)" office:value-type="time" office:time-value="PT05H27M27.304S" calcext:value-type="time">
            <text:p>05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326.96" calcext:value-type="float">
            <text:p>1326.96</text:p>
          </table:table-cell>
          <table:table-cell office:value-type="float" office:value="1628.53" calcext:value-type="float">
            <text:p>1628.53</text:p>
          </table:table-cell>
        </table:table-row>
        <table:table-row table:style-name="ro1">
          <table:table-cell office:value-type="float" office:value="19663304" calcext:value-type="float">
            <text:p>19663304</text:p>
          </table:table-cell>
          <table:table-cell table:formula="of:=[.A1231]/1000/(60*60*24)" office:value-type="time" office:time-value="PT05H27M43.304S" calcext:value-type="time">
            <text:p>05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328.01" calcext:value-type="float">
            <text:p>1328.01</text:p>
          </table:table-cell>
          <table:table-cell office:value-type="float" office:value="1629.79" calcext:value-type="float">
            <text:p>1629.79</text:p>
          </table:table-cell>
        </table:table-row>
        <table:table-row table:style-name="ro1">
          <table:table-cell office:value-type="float" office:value="19679304" calcext:value-type="float">
            <text:p>19679304</text:p>
          </table:table-cell>
          <table:table-cell table:formula="of:=[.A1232]/1000/(60*60*24)" office:value-type="time" office:time-value="PT05H27M59.304S" calcext:value-type="time">
            <text:p>05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29.07" calcext:value-type="float">
            <text:p>1329.07</text:p>
          </table:table-cell>
          <table:table-cell office:value-type="float" office:value="1631.05" calcext:value-type="float">
            <text:p>1631.05</text:p>
          </table:table-cell>
        </table:table-row>
        <table:table-row table:style-name="ro1">
          <table:table-cell office:value-type="float" office:value="19695304" calcext:value-type="float">
            <text:p>19695304</text:p>
          </table:table-cell>
          <table:table-cell table:formula="of:=[.A1233]/1000/(60*60*24)" office:value-type="time" office:time-value="PT05H28M15.304S" calcext:value-type="time">
            <text:p>05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30.12" calcext:value-type="float">
            <text:p>1330.12</text:p>
          </table:table-cell>
          <table:table-cell office:value-type="float" office:value="1632.31" calcext:value-type="float">
            <text:p>1632.31</text:p>
          </table:table-cell>
        </table:table-row>
        <table:table-row table:style-name="ro1">
          <table:table-cell office:value-type="float" office:value="19711304" calcext:value-type="float">
            <text:p>19711304</text:p>
          </table:table-cell>
          <table:table-cell table:formula="of:=[.A1234]/1000/(60*60*24)" office:value-type="time" office:time-value="PT05H28M31.304S" calcext:value-type="time">
            <text:p>05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331.18" calcext:value-type="float">
            <text:p>1331.18</text:p>
          </table:table-cell>
          <table:table-cell office:value-type="float" office:value="1633.57" calcext:value-type="float">
            <text:p>1633.57</text:p>
          </table:table-cell>
        </table:table-row>
        <table:table-row table:style-name="ro1">
          <table:table-cell office:value-type="float" office:value="19727304" calcext:value-type="float">
            <text:p>19727304</text:p>
          </table:table-cell>
          <table:table-cell table:formula="of:=[.A1235]/1000/(60*60*24)" office:value-type="time" office:time-value="PT05H28M47.304S" calcext:value-type="time">
            <text:p>05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32.23" calcext:value-type="float">
            <text:p>1332.23</text:p>
          </table:table-cell>
          <table:table-cell office:value-type="float" office:value="1634.83" calcext:value-type="float">
            <text:p>1634.83</text:p>
          </table:table-cell>
        </table:table-row>
        <table:table-row table:style-name="ro1">
          <table:table-cell office:value-type="float" office:value="19743304" calcext:value-type="float">
            <text:p>19743304</text:p>
          </table:table-cell>
          <table:table-cell table:formula="of:=[.A1236]/1000/(60*60*24)" office:value-type="time" office:time-value="PT05H29M03.304S" calcext:value-type="time">
            <text:p>05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333.29" calcext:value-type="float">
            <text:p>1333.29</text:p>
          </table:table-cell>
          <table:table-cell office:value-type="float" office:value="1636.09" calcext:value-type="float">
            <text:p>1636.09</text:p>
          </table:table-cell>
        </table:table-row>
        <table:table-row table:style-name="ro1">
          <table:table-cell office:value-type="float" office:value="19759304" calcext:value-type="float">
            <text:p>19759304</text:p>
          </table:table-cell>
          <table:table-cell table:formula="of:=[.A1237]/1000/(60*60*24)" office:value-type="time" office:time-value="PT05H29M19.304S" calcext:value-type="time">
            <text:p>05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34.34" calcext:value-type="float">
            <text:p>1334.34</text:p>
          </table:table-cell>
          <table:table-cell office:value-type="float" office:value="1637.35" calcext:value-type="float">
            <text:p>1637.35</text:p>
          </table:table-cell>
        </table:table-row>
        <table:table-row table:style-name="ro1">
          <table:table-cell office:value-type="float" office:value="19775304" calcext:value-type="float">
            <text:p>19775304</text:p>
          </table:table-cell>
          <table:table-cell table:formula="of:=[.A1238]/1000/(60*60*24)" office:value-type="time" office:time-value="PT05H29M35.304S" calcext:value-type="time">
            <text:p>05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35.4" calcext:value-type="float">
            <text:p>1335.4</text:p>
          </table:table-cell>
          <table:table-cell office:value-type="float" office:value="1638.61" calcext:value-type="float">
            <text:p>1638.61</text:p>
          </table:table-cell>
        </table:table-row>
        <table:table-row table:style-name="ro1">
          <table:table-cell office:value-type="float" office:value="19791304" calcext:value-type="float">
            <text:p>19791304</text:p>
          </table:table-cell>
          <table:table-cell table:formula="of:=[.A1239]/1000/(60*60*24)" office:value-type="time" office:time-value="PT05H29M51.304S" calcext:value-type="time">
            <text:p>05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336.45" calcext:value-type="float">
            <text:p>1336.45</text:p>
          </table:table-cell>
          <table:table-cell office:value-type="float" office:value="1639.87" calcext:value-type="float">
            <text:p>1639.87</text:p>
          </table:table-cell>
        </table:table-row>
        <table:table-row table:style-name="ro1">
          <table:table-cell office:value-type="float" office:value="19807304" calcext:value-type="float">
            <text:p>19807304</text:p>
          </table:table-cell>
          <table:table-cell table:formula="of:=[.A1240]/1000/(60*60*24)" office:value-type="time" office:time-value="PT05H30M07.304S" calcext:value-type="time">
            <text:p>05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37.5" calcext:value-type="float">
            <text:p>1337.5</text:p>
          </table:table-cell>
          <table:table-cell office:value-type="float" office:value="1641.13" calcext:value-type="float">
            <text:p>1641.13</text:p>
          </table:table-cell>
        </table:table-row>
        <table:table-row table:style-name="ro1">
          <table:table-cell office:value-type="float" office:value="19823304" calcext:value-type="float">
            <text:p>19823304</text:p>
          </table:table-cell>
          <table:table-cell table:formula="of:=[.A1241]/1000/(60*60*24)" office:value-type="time" office:time-value="PT05H30M23.304S" calcext:value-type="time">
            <text:p>05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38.56" calcext:value-type="float">
            <text:p>1338.56</text:p>
          </table:table-cell>
          <table:table-cell office:value-type="float" office:value="1642.39" calcext:value-type="float">
            <text:p>1642.39</text:p>
          </table:table-cell>
        </table:table-row>
        <table:table-row table:style-name="ro1">
          <table:table-cell office:value-type="float" office:value="19839304" calcext:value-type="float">
            <text:p>19839304</text:p>
          </table:table-cell>
          <table:table-cell table:formula="of:=[.A1242]/1000/(60*60*24)" office:value-type="time" office:time-value="PT05H30M39.304S" calcext:value-type="time">
            <text:p>05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39.61" calcext:value-type="float">
            <text:p>1339.61</text:p>
          </table:table-cell>
          <table:table-cell office:value-type="float" office:value="1643.65" calcext:value-type="float">
            <text:p>1643.65</text:p>
          </table:table-cell>
        </table:table-row>
        <table:table-row table:style-name="ro1">
          <table:table-cell office:value-type="float" office:value="19855304" calcext:value-type="float">
            <text:p>19855304</text:p>
          </table:table-cell>
          <table:table-cell table:formula="of:=[.A1243]/1000/(60*60*24)" office:value-type="time" office:time-value="PT05H30M55.304S" calcext:value-type="time">
            <text:p>05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40.67" calcext:value-type="float">
            <text:p>1340.67</text:p>
          </table:table-cell>
          <table:table-cell office:value-type="float" office:value="1644.91" calcext:value-type="float">
            <text:p>1644.91</text:p>
          </table:table-cell>
        </table:table-row>
        <table:table-row table:style-name="ro1">
          <table:table-cell office:value-type="float" office:value="19871304" calcext:value-type="float">
            <text:p>19871304</text:p>
          </table:table-cell>
          <table:table-cell table:formula="of:=[.A1244]/1000/(60*60*24)" office:value-type="time" office:time-value="PT05H31M11.304S" calcext:value-type="time">
            <text:p>05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341.72" calcext:value-type="float">
            <text:p>1341.72</text:p>
          </table:table-cell>
          <table:table-cell office:value-type="float" office:value="1646.17" calcext:value-type="float">
            <text:p>1646.17</text:p>
          </table:table-cell>
        </table:table-row>
        <table:table-row table:style-name="ro1">
          <table:table-cell office:value-type="float" office:value="19887304" calcext:value-type="float">
            <text:p>19887304</text:p>
          </table:table-cell>
          <table:table-cell table:formula="of:=[.A1245]/1000/(60*60*24)" office:value-type="time" office:time-value="PT05H31M27.304S" calcext:value-type="time">
            <text:p>05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42.78" calcext:value-type="float">
            <text:p>1342.78</text:p>
          </table:table-cell>
          <table:table-cell office:value-type="float" office:value="1647.43" calcext:value-type="float">
            <text:p>1647.43</text:p>
          </table:table-cell>
        </table:table-row>
        <table:table-row table:style-name="ro1">
          <table:table-cell office:value-type="float" office:value="19903304" calcext:value-type="float">
            <text:p>19903304</text:p>
          </table:table-cell>
          <table:table-cell table:formula="of:=[.A1246]/1000/(60*60*24)" office:value-type="time" office:time-value="PT05H31M43.304S" calcext:value-type="time">
            <text:p>05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43.83" calcext:value-type="float">
            <text:p>1343.83</text:p>
          </table:table-cell>
          <table:table-cell office:value-type="float" office:value="1648.69" calcext:value-type="float">
            <text:p>1648.69</text:p>
          </table:table-cell>
        </table:table-row>
        <table:table-row table:style-name="ro1">
          <table:table-cell office:value-type="float" office:value="19919304" calcext:value-type="float">
            <text:p>19919304</text:p>
          </table:table-cell>
          <table:table-cell table:formula="of:=[.A1247]/1000/(60*60*24)" office:value-type="time" office:time-value="PT05H31M59.304S" calcext:value-type="time">
            <text:p>05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344.89" calcext:value-type="float">
            <text:p>1344.89</text:p>
          </table:table-cell>
          <table:table-cell office:value-type="float" office:value="1649.95" calcext:value-type="float">
            <text:p>1649.95</text:p>
          </table:table-cell>
        </table:table-row>
        <table:table-row table:style-name="ro1">
          <table:table-cell office:value-type="float" office:value="19935304" calcext:value-type="float">
            <text:p>19935304</text:p>
          </table:table-cell>
          <table:table-cell table:formula="of:=[.A1248]/1000/(60*60*24)" office:value-type="time" office:time-value="PT05H32M15.304S" calcext:value-type="time">
            <text:p>05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45.94" calcext:value-type="float">
            <text:p>1345.94</text:p>
          </table:table-cell>
          <table:table-cell office:value-type="float" office:value="1651.21" calcext:value-type="float">
            <text:p>1651.21</text:p>
          </table:table-cell>
        </table:table-row>
        <table:table-row table:style-name="ro1">
          <table:table-cell office:value-type="float" office:value="19951304" calcext:value-type="float">
            <text:p>19951304</text:p>
          </table:table-cell>
          <table:table-cell table:formula="of:=[.A1249]/1000/(60*60*24)" office:value-type="time" office:time-value="PT05H32M31.304S" calcext:value-type="time">
            <text:p>05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46.99" calcext:value-type="float">
            <text:p>1346.99</text:p>
          </table:table-cell>
          <table:table-cell office:value-type="float" office:value="1652.47" calcext:value-type="float">
            <text:p>1652.47</text:p>
          </table:table-cell>
        </table:table-row>
        <table:table-row table:style-name="ro1">
          <table:table-cell office:value-type="float" office:value="19967304" calcext:value-type="float">
            <text:p>19967304</text:p>
          </table:table-cell>
          <table:table-cell table:formula="of:=[.A1250]/1000/(60*60*24)" office:value-type="time" office:time-value="PT05H32M47.304S" calcext:value-type="time">
            <text:p>05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48.05" calcext:value-type="float">
            <text:p>1348.05</text:p>
          </table:table-cell>
          <table:table-cell office:value-type="float" office:value="1653.73" calcext:value-type="float">
            <text:p>1653.73</text:p>
          </table:table-cell>
        </table:table-row>
        <table:table-row table:style-name="ro1">
          <table:table-cell office:value-type="float" office:value="19983304" calcext:value-type="float">
            <text:p>19983304</text:p>
          </table:table-cell>
          <table:table-cell table:formula="of:=[.A1251]/1000/(60*60*24)" office:value-type="time" office:time-value="PT05H33M03.304S" calcext:value-type="time">
            <text:p>05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49.1" calcext:value-type="float">
            <text:p>1349.1</text:p>
          </table:table-cell>
          <table:table-cell office:value-type="float" office:value="1654.99" calcext:value-type="float">
            <text:p>1654.99</text:p>
          </table:table-cell>
        </table:table-row>
        <table:table-row table:style-name="ro1">
          <table:table-cell office:value-type="float" office:value="19999304" calcext:value-type="float">
            <text:p>19999304</text:p>
          </table:table-cell>
          <table:table-cell table:formula="of:=[.A1252]/1000/(60*60*24)" office:value-type="time" office:time-value="PT05H33M19.304S" calcext:value-type="time">
            <text:p>05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50.16" calcext:value-type="float">
            <text:p>1350.16</text:p>
          </table:table-cell>
          <table:table-cell office:value-type="float" office:value="1656.25" calcext:value-type="float">
            <text:p>1656.25</text:p>
          </table:table-cell>
        </table:table-row>
        <table:table-row table:style-name="ro1">
          <table:table-cell office:value-type="float" office:value="20015304" calcext:value-type="float">
            <text:p>20015304</text:p>
          </table:table-cell>
          <table:table-cell table:formula="of:=[.A1253]/1000/(60*60*24)" office:value-type="time" office:time-value="PT05H33M35.304S" calcext:value-type="time">
            <text:p>05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351.21" calcext:value-type="float">
            <text:p>1351.21</text:p>
          </table:table-cell>
          <table:table-cell office:value-type="float" office:value="1657.51" calcext:value-type="float">
            <text:p>1657.51</text:p>
          </table:table-cell>
        </table:table-row>
        <table:table-row table:style-name="ro1">
          <table:table-cell office:value-type="float" office:value="20031304" calcext:value-type="float">
            <text:p>20031304</text:p>
          </table:table-cell>
          <table:table-cell table:formula="of:=[.A1254]/1000/(60*60*24)" office:value-type="time" office:time-value="PT05H33M51.304S" calcext:value-type="time">
            <text:p>05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52.27" calcext:value-type="float">
            <text:p>1352.27</text:p>
          </table:table-cell>
          <table:table-cell office:value-type="float" office:value="1658.77" calcext:value-type="float">
            <text:p>1658.77</text:p>
          </table:table-cell>
        </table:table-row>
        <table:table-row table:style-name="ro1">
          <table:table-cell office:value-type="float" office:value="20047304" calcext:value-type="float">
            <text:p>20047304</text:p>
          </table:table-cell>
          <table:table-cell table:formula="of:=[.A1255]/1000/(60*60*24)" office:value-type="time" office:time-value="PT05H34M07.304S" calcext:value-type="time">
            <text:p>05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53.32" calcext:value-type="float">
            <text:p>1353.32</text:p>
          </table:table-cell>
          <table:table-cell office:value-type="float" office:value="1660.03" calcext:value-type="float">
            <text:p>1660.03</text:p>
          </table:table-cell>
        </table:table-row>
        <table:table-row table:style-name="ro1">
          <table:table-cell office:value-type="float" office:value="20063304" calcext:value-type="float">
            <text:p>20063304</text:p>
          </table:table-cell>
          <table:table-cell table:formula="of:=[.A1256]/1000/(60*60*24)" office:value-type="time" office:time-value="PT05H34M23.304S" calcext:value-type="time">
            <text:p>05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54.38" calcext:value-type="float">
            <text:p>1354.38</text:p>
          </table:table-cell>
          <table:table-cell office:value-type="float" office:value="1661.29" calcext:value-type="float">
            <text:p>1661.29</text:p>
          </table:table-cell>
        </table:table-row>
        <table:table-row table:style-name="ro1">
          <table:table-cell office:value-type="float" office:value="20079304" calcext:value-type="float">
            <text:p>20079304</text:p>
          </table:table-cell>
          <table:table-cell table:formula="of:=[.A1257]/1000/(60*60*24)" office:value-type="time" office:time-value="PT05H34M39.304S" calcext:value-type="time">
            <text:p>05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55.43" calcext:value-type="float">
            <text:p>1355.43</text:p>
          </table:table-cell>
          <table:table-cell office:value-type="float" office:value="1662.55" calcext:value-type="float">
            <text:p>1662.55</text:p>
          </table:table-cell>
        </table:table-row>
        <table:table-row table:style-name="ro1">
          <table:table-cell office:value-type="float" office:value="20095304" calcext:value-type="float">
            <text:p>20095304</text:p>
          </table:table-cell>
          <table:table-cell table:formula="of:=[.A1258]/1000/(60*60*24)" office:value-type="time" office:time-value="PT05H34M55.304S" calcext:value-type="time">
            <text:p>05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56.48" calcext:value-type="float">
            <text:p>1356.48</text:p>
          </table:table-cell>
          <table:table-cell office:value-type="float" office:value="1663.8" calcext:value-type="float">
            <text:p>1663.8</text:p>
          </table:table-cell>
        </table:table-row>
        <table:table-row table:style-name="ro1">
          <table:table-cell office:value-type="float" office:value="20111304" calcext:value-type="float">
            <text:p>20111304</text:p>
          </table:table-cell>
          <table:table-cell table:formula="of:=[.A1259]/1000/(60*60*24)" office:value-type="time" office:time-value="PT05H35M11.304S" calcext:value-type="time">
            <text:p>05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57.54" calcext:value-type="float">
            <text:p>1357.54</text:p>
          </table:table-cell>
          <table:table-cell office:value-type="float" office:value="1665.06" calcext:value-type="float">
            <text:p>1665.06</text:p>
          </table:table-cell>
        </table:table-row>
        <table:table-row table:style-name="ro1">
          <table:table-cell office:value-type="float" office:value="20127304" calcext:value-type="float">
            <text:p>20127304</text:p>
          </table:table-cell>
          <table:table-cell table:formula="of:=[.A1260]/1000/(60*60*24)" office:value-type="time" office:time-value="PT05H35M27.304S" calcext:value-type="time">
            <text:p>05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58.59" calcext:value-type="float">
            <text:p>1358.59</text:p>
          </table:table-cell>
          <table:table-cell office:value-type="float" office:value="1666.32" calcext:value-type="float">
            <text:p>1666.32</text:p>
          </table:table-cell>
        </table:table-row>
        <table:table-row table:style-name="ro1">
          <table:table-cell office:value-type="float" office:value="20143304" calcext:value-type="float">
            <text:p>20143304</text:p>
          </table:table-cell>
          <table:table-cell table:formula="of:=[.A1261]/1000/(60*60*24)" office:value-type="time" office:time-value="PT05H35M43.304S" calcext:value-type="time">
            <text:p>05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59.65" calcext:value-type="float">
            <text:p>1359.65</text:p>
          </table:table-cell>
          <table:table-cell office:value-type="float" office:value="1667.58" calcext:value-type="float">
            <text:p>1667.58</text:p>
          </table:table-cell>
        </table:table-row>
        <table:table-row table:style-name="ro1">
          <table:table-cell office:value-type="float" office:value="20159304" calcext:value-type="float">
            <text:p>20159304</text:p>
          </table:table-cell>
          <table:table-cell table:formula="of:=[.A1262]/1000/(60*60*24)" office:value-type="time" office:time-value="PT05H35M59.304S" calcext:value-type="time">
            <text:p>05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360.7" calcext:value-type="float">
            <text:p>1360.7</text:p>
          </table:table-cell>
          <table:table-cell office:value-type="float" office:value="1668.84" calcext:value-type="float">
            <text:p>1668.84</text:p>
          </table:table-cell>
        </table:table-row>
        <table:table-row table:style-name="ro1">
          <table:table-cell office:value-type="float" office:value="20175304" calcext:value-type="float">
            <text:p>20175304</text:p>
          </table:table-cell>
          <table:table-cell table:formula="of:=[.A1263]/1000/(60*60*24)" office:value-type="time" office:time-value="PT05H36M15.304S" calcext:value-type="time">
            <text:p>05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61.76" calcext:value-type="float">
            <text:p>1361.76</text:p>
          </table:table-cell>
          <table:table-cell office:value-type="float" office:value="1670.1" calcext:value-type="float">
            <text:p>1670.1</text:p>
          </table:table-cell>
        </table:table-row>
        <table:table-row table:style-name="ro1">
          <table:table-cell office:value-type="float" office:value="20191304" calcext:value-type="float">
            <text:p>20191304</text:p>
          </table:table-cell>
          <table:table-cell table:formula="of:=[.A1264]/1000/(60*60*24)" office:value-type="time" office:time-value="PT05H36M31.304S" calcext:value-type="time">
            <text:p>05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362.81" calcext:value-type="float">
            <text:p>1362.81</text:p>
          </table:table-cell>
          <table:table-cell office:value-type="float" office:value="1671.36" calcext:value-type="float">
            <text:p>1671.36</text:p>
          </table:table-cell>
        </table:table-row>
        <table:table-row table:style-name="ro1">
          <table:table-cell office:value-type="float" office:value="20207304" calcext:value-type="float">
            <text:p>20207304</text:p>
          </table:table-cell>
          <table:table-cell table:formula="of:=[.A1265]/1000/(60*60*24)" office:value-type="time" office:time-value="PT05H36M47.304S" calcext:value-type="time">
            <text:p>05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63.87" calcext:value-type="float">
            <text:p>1363.87</text:p>
          </table:table-cell>
          <table:table-cell office:value-type="float" office:value="1672.62" calcext:value-type="float">
            <text:p>1672.62</text:p>
          </table:table-cell>
        </table:table-row>
        <table:table-row table:style-name="ro1">
          <table:table-cell office:value-type="float" office:value="20223304" calcext:value-type="float">
            <text:p>20223304</text:p>
          </table:table-cell>
          <table:table-cell table:formula="of:=[.A1266]/1000/(60*60*24)" office:value-type="time" office:time-value="PT05H37M03.304S" calcext:value-type="time">
            <text:p>05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64.92" calcext:value-type="float">
            <text:p>1364.92</text:p>
          </table:table-cell>
          <table:table-cell office:value-type="float" office:value="1673.88" calcext:value-type="float">
            <text:p>1673.88</text:p>
          </table:table-cell>
        </table:table-row>
        <table:table-row table:style-name="ro1">
          <table:table-cell office:value-type="float" office:value="20239304" calcext:value-type="float">
            <text:p>20239304</text:p>
          </table:table-cell>
          <table:table-cell table:formula="of:=[.A1267]/1000/(60*60*24)" office:value-type="time" office:time-value="PT05H37M19.304S" calcext:value-type="time">
            <text:p>05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65.97" calcext:value-type="float">
            <text:p>1365.97</text:p>
          </table:table-cell>
          <table:table-cell office:value-type="float" office:value="1675.14" calcext:value-type="float">
            <text:p>1675.14</text:p>
          </table:table-cell>
        </table:table-row>
        <table:table-row table:style-name="ro1">
          <table:table-cell office:value-type="float" office:value="20255304" calcext:value-type="float">
            <text:p>20255304</text:p>
          </table:table-cell>
          <table:table-cell table:formula="of:=[.A1268]/1000/(60*60*24)" office:value-type="time" office:time-value="PT05H37M35.304S" calcext:value-type="time">
            <text:p>05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67.03" calcext:value-type="float">
            <text:p>1367.03</text:p>
          </table:table-cell>
          <table:table-cell office:value-type="float" office:value="1676.4" calcext:value-type="float">
            <text:p>1676.4</text:p>
          </table:table-cell>
        </table:table-row>
        <table:table-row table:style-name="ro1">
          <table:table-cell office:value-type="float" office:value="20271304" calcext:value-type="float">
            <text:p>20271304</text:p>
          </table:table-cell>
          <table:table-cell table:formula="of:=[.A1269]/1000/(60*60*24)" office:value-type="time" office:time-value="PT05H37M51.304S" calcext:value-type="time">
            <text:p>05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68.08" calcext:value-type="float">
            <text:p>1368.08</text:p>
          </table:table-cell>
          <table:table-cell office:value-type="float" office:value="1677.66" calcext:value-type="float">
            <text:p>1677.66</text:p>
          </table:table-cell>
        </table:table-row>
        <table:table-row table:style-name="ro1">
          <table:table-cell office:value-type="float" office:value="20287304" calcext:value-type="float">
            <text:p>20287304</text:p>
          </table:table-cell>
          <table:table-cell table:formula="of:=[.A1270]/1000/(60*60*24)" office:value-type="time" office:time-value="PT05H38M07.304S" calcext:value-type="time">
            <text:p>05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69.14" calcext:value-type="float">
            <text:p>1369.14</text:p>
          </table:table-cell>
          <table:table-cell office:value-type="float" office:value="1678.92" calcext:value-type="float">
            <text:p>1678.92</text:p>
          </table:table-cell>
        </table:table-row>
        <table:table-row table:style-name="ro1">
          <table:table-cell office:value-type="float" office:value="20303304" calcext:value-type="float">
            <text:p>20303304</text:p>
          </table:table-cell>
          <table:table-cell table:formula="of:=[.A1271]/1000/(60*60*24)" office:value-type="time" office:time-value="PT05H38M23.304S" calcext:value-type="time">
            <text:p>05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70.19" calcext:value-type="float">
            <text:p>1370.19</text:p>
          </table:table-cell>
          <table:table-cell office:value-type="float" office:value="1680.18" calcext:value-type="float">
            <text:p>1680.18</text:p>
          </table:table-cell>
        </table:table-row>
        <table:table-row table:style-name="ro1">
          <table:table-cell office:value-type="float" office:value="20319304" calcext:value-type="float">
            <text:p>20319304</text:p>
          </table:table-cell>
          <table:table-cell table:formula="of:=[.A1272]/1000/(60*60*24)" office:value-type="time" office:time-value="PT05H38M39.304S" calcext:value-type="time">
            <text:p>05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71.25" calcext:value-type="float">
            <text:p>1371.25</text:p>
          </table:table-cell>
          <table:table-cell office:value-type="float" office:value="1681.44" calcext:value-type="float">
            <text:p>1681.44</text:p>
          </table:table-cell>
        </table:table-row>
        <table:table-row table:style-name="ro1">
          <table:table-cell office:value-type="float" office:value="20335304" calcext:value-type="float">
            <text:p>20335304</text:p>
          </table:table-cell>
          <table:table-cell table:formula="of:=[.A1273]/1000/(60*60*24)" office:value-type="time" office:time-value="PT05H38M55.304S" calcext:value-type="time">
            <text:p>05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72.3" calcext:value-type="float">
            <text:p>1372.3</text:p>
          </table:table-cell>
          <table:table-cell office:value-type="float" office:value="1682.7" calcext:value-type="float">
            <text:p>1682.7</text:p>
          </table:table-cell>
        </table:table-row>
        <table:table-row table:style-name="ro1">
          <table:table-cell office:value-type="float" office:value="20351304" calcext:value-type="float">
            <text:p>20351304</text:p>
          </table:table-cell>
          <table:table-cell table:formula="of:=[.A1274]/1000/(60*60*24)" office:value-type="time" office:time-value="PT05H39M11.304S" calcext:value-type="time">
            <text:p>05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73.36" calcext:value-type="float">
            <text:p>1373.36</text:p>
          </table:table-cell>
          <table:table-cell office:value-type="float" office:value="1683.96" calcext:value-type="float">
            <text:p>1683.96</text:p>
          </table:table-cell>
        </table:table-row>
        <table:table-row table:style-name="ro1">
          <table:table-cell office:value-type="float" office:value="20367304" calcext:value-type="float">
            <text:p>20367304</text:p>
          </table:table-cell>
          <table:table-cell table:formula="of:=[.A1275]/1000/(60*60*24)" office:value-type="time" office:time-value="PT05H39M27.304S" calcext:value-type="time">
            <text:p>05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74.41" calcext:value-type="float">
            <text:p>1374.41</text:p>
          </table:table-cell>
          <table:table-cell office:value-type="float" office:value="1685.22" calcext:value-type="float">
            <text:p>1685.22</text:p>
          </table:table-cell>
        </table:table-row>
        <table:table-row table:style-name="ro1">
          <table:table-cell office:value-type="float" office:value="20383304" calcext:value-type="float">
            <text:p>20383304</text:p>
          </table:table-cell>
          <table:table-cell table:formula="of:=[.A1276]/1000/(60*60*24)" office:value-type="time" office:time-value="PT05H39M43.304S" calcext:value-type="time">
            <text:p>05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75.46" calcext:value-type="float">
            <text:p>1375.46</text:p>
          </table:table-cell>
          <table:table-cell office:value-type="float" office:value="1686.48" calcext:value-type="float">
            <text:p>1686.48</text:p>
          </table:table-cell>
        </table:table-row>
        <table:table-row table:style-name="ro1">
          <table:table-cell office:value-type="float" office:value="20399304" calcext:value-type="float">
            <text:p>20399304</text:p>
          </table:table-cell>
          <table:table-cell table:formula="of:=[.A1277]/1000/(60*60*24)" office:value-type="time" office:time-value="PT05H39M59.304S" calcext:value-type="time">
            <text:p>05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376.52" calcext:value-type="float">
            <text:p>1376.52</text:p>
          </table:table-cell>
          <table:table-cell office:value-type="float" office:value="1687.74" calcext:value-type="float">
            <text:p>1687.74</text:p>
          </table:table-cell>
        </table:table-row>
        <table:table-row table:style-name="ro1">
          <table:table-cell office:value-type="float" office:value="20415304" calcext:value-type="float">
            <text:p>20415304</text:p>
          </table:table-cell>
          <table:table-cell table:formula="of:=[.A1278]/1000/(60*60*24)" office:value-type="time" office:time-value="PT05H40M15.304S" calcext:value-type="time">
            <text:p>05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377.57" calcext:value-type="float">
            <text:p>1377.57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20431304" calcext:value-type="float">
            <text:p>20431304</text:p>
          </table:table-cell>
          <table:table-cell table:formula="of:=[.A1279]/1000/(60*60*24)" office:value-type="time" office:time-value="PT05H40M31.304S" calcext:value-type="time">
            <text:p>05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78.63" calcext:value-type="float">
            <text:p>1378.63</text:p>
          </table:table-cell>
          <table:table-cell office:value-type="float" office:value="1690.26" calcext:value-type="float">
            <text:p>1690.26</text:p>
          </table:table-cell>
        </table:table-row>
        <table:table-row table:style-name="ro1">
          <table:table-cell office:value-type="float" office:value="20447304" calcext:value-type="float">
            <text:p>20447304</text:p>
          </table:table-cell>
          <table:table-cell table:formula="of:=[.A1280]/1000/(60*60*24)" office:value-type="time" office:time-value="PT05H40M47.304S" calcext:value-type="time">
            <text:p>05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1379.68" calcext:value-type="float">
            <text:p>1379.68</text:p>
          </table:table-cell>
          <table:table-cell office:value-type="float" office:value="1691.52" calcext:value-type="float">
            <text:p>1691.52</text:p>
          </table:table-cell>
        </table:table-row>
        <table:table-row table:style-name="ro1">
          <table:table-cell office:value-type="float" office:value="20463304" calcext:value-type="float">
            <text:p>20463304</text:p>
          </table:table-cell>
          <table:table-cell table:formula="of:=[.A1281]/1000/(60*60*24)" office:value-type="time" office:time-value="PT05H41M03.304S" calcext:value-type="time">
            <text:p>05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80.73" calcext:value-type="float">
            <text:p>1380.73</text:p>
          </table:table-cell>
          <table:table-cell office:value-type="float" office:value="1692.78" calcext:value-type="float">
            <text:p>1692.78</text:p>
          </table:table-cell>
        </table:table-row>
        <table:table-row table:style-name="ro1">
          <table:table-cell office:value-type="float" office:value="20479303" calcext:value-type="float">
            <text:p>20479303</text:p>
          </table:table-cell>
          <table:table-cell table:formula="of:=[.A1282]/1000/(60*60*24)" office:value-type="time" office:time-value="PT05H41M19.303S" calcext:value-type="time">
            <text:p>05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81.79" calcext:value-type="float">
            <text:p>1381.79</text:p>
          </table:table-cell>
          <table:table-cell office:value-type="float" office:value="1694.04" calcext:value-type="float">
            <text:p>1694.04</text:p>
          </table:table-cell>
        </table:table-row>
        <table:table-row table:style-name="ro1">
          <table:table-cell office:value-type="float" office:value="20495304" calcext:value-type="float">
            <text:p>20495304</text:p>
          </table:table-cell>
          <table:table-cell table:formula="of:=[.A1283]/1000/(60*60*24)" office:value-type="time" office:time-value="PT05H41M35.304S" calcext:value-type="time">
            <text:p>05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82.84" calcext:value-type="float">
            <text:p>1382.84</text:p>
          </table:table-cell>
          <table:table-cell office:value-type="float" office:value="1695.29" calcext:value-type="float">
            <text:p>1695.29</text:p>
          </table:table-cell>
        </table:table-row>
        <table:table-row table:style-name="ro1">
          <table:table-cell office:value-type="float" office:value="20511304" calcext:value-type="float">
            <text:p>20511304</text:p>
          </table:table-cell>
          <table:table-cell table:formula="of:=[.A1284]/1000/(60*60*24)" office:value-type="time" office:time-value="PT05H41M51.304S" calcext:value-type="time">
            <text:p>05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83.9" calcext:value-type="float">
            <text:p>1383.9</text:p>
          </table:table-cell>
          <table:table-cell office:value-type="float" office:value="1696.55" calcext:value-type="float">
            <text:p>1696.55</text:p>
          </table:table-cell>
        </table:table-row>
        <table:table-row table:style-name="ro1">
          <table:table-cell office:value-type="float" office:value="20527304" calcext:value-type="float">
            <text:p>20527304</text:p>
          </table:table-cell>
          <table:table-cell table:formula="of:=[.A1285]/1000/(60*60*24)" office:value-type="time" office:time-value="PT05H42M07.304S" calcext:value-type="time">
            <text:p>05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384.95" calcext:value-type="float">
            <text:p>1384.95</text:p>
          </table:table-cell>
          <table:table-cell office:value-type="float" office:value="1697.81" calcext:value-type="float">
            <text:p>1697.81</text:p>
          </table:table-cell>
        </table:table-row>
        <table:table-row table:style-name="ro1">
          <table:table-cell office:value-type="float" office:value="20543304" calcext:value-type="float">
            <text:p>20543304</text:p>
          </table:table-cell>
          <table:table-cell table:formula="of:=[.A1286]/1000/(60*60*24)" office:value-type="time" office:time-value="PT05H42M23.304S" calcext:value-type="time">
            <text:p>05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386" calcext:value-type="float">
            <text:p>1386</text:p>
          </table:table-cell>
          <table:table-cell office:value-type="float" office:value="1699.07" calcext:value-type="float">
            <text:p>1699.07</text:p>
          </table:table-cell>
        </table:table-row>
        <table:table-row table:style-name="ro1">
          <table:table-cell office:value-type="float" office:value="20559304" calcext:value-type="float">
            <text:p>20559304</text:p>
          </table:table-cell>
          <table:table-cell table:formula="of:=[.A1287]/1000/(60*60*24)" office:value-type="time" office:time-value="PT05H42M39.304S" calcext:value-type="time">
            <text:p>05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87.06" calcext:value-type="float">
            <text:p>1387.06</text:p>
          </table:table-cell>
          <table:table-cell office:value-type="float" office:value="1700.33" calcext:value-type="float">
            <text:p>1700.33</text:p>
          </table:table-cell>
        </table:table-row>
        <table:table-row table:style-name="ro1">
          <table:table-cell office:value-type="float" office:value="20575304" calcext:value-type="float">
            <text:p>20575304</text:p>
          </table:table-cell>
          <table:table-cell table:formula="of:=[.A1288]/1000/(60*60*24)" office:value-type="time" office:time-value="PT05H42M55.304S" calcext:value-type="time">
            <text:p>05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388.11" calcext:value-type="float">
            <text:p>1388.11</text:p>
          </table:table-cell>
          <table:table-cell office:value-type="float" office:value="1701.59" calcext:value-type="float">
            <text:p>1701.59</text:p>
          </table:table-cell>
        </table:table-row>
        <table:table-row table:style-name="ro1">
          <table:table-cell office:value-type="float" office:value="20591304" calcext:value-type="float">
            <text:p>20591304</text:p>
          </table:table-cell>
          <table:table-cell table:formula="of:=[.A1289]/1000/(60*60*24)" office:value-type="time" office:time-value="PT05H43M11.304S" calcext:value-type="time">
            <text:p>05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389.17" calcext:value-type="float">
            <text:p>1389.17</text:p>
          </table:table-cell>
          <table:table-cell office:value-type="float" office:value="1702.85" calcext:value-type="float">
            <text:p>1702.85</text:p>
          </table:table-cell>
        </table:table-row>
        <table:table-row table:style-name="ro1">
          <table:table-cell office:value-type="float" office:value="20607304" calcext:value-type="float">
            <text:p>20607304</text:p>
          </table:table-cell>
          <table:table-cell table:formula="of:=[.A1290]/1000/(60*60*24)" office:value-type="time" office:time-value="PT05H43M27.304S" calcext:value-type="time">
            <text:p>05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390.22" calcext:value-type="float">
            <text:p>1390.22</text:p>
          </table:table-cell>
          <table:table-cell office:value-type="float" office:value="1704.11" calcext:value-type="float">
            <text:p>1704.11</text:p>
          </table:table-cell>
        </table:table-row>
        <table:table-row table:style-name="ro1">
          <table:table-cell office:value-type="float" office:value="20623304" calcext:value-type="float">
            <text:p>20623304</text:p>
          </table:table-cell>
          <table:table-cell table:formula="of:=[.A1291]/1000/(60*60*24)" office:value-type="time" office:time-value="PT05H43M43.304S" calcext:value-type="time">
            <text:p>05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391.27" calcext:value-type="float">
            <text:p>1391.27</text:p>
          </table:table-cell>
          <table:table-cell office:value-type="float" office:value="1705.37" calcext:value-type="float">
            <text:p>1705.37</text:p>
          </table:table-cell>
        </table:table-row>
        <table:table-row table:style-name="ro1">
          <table:table-cell office:value-type="float" office:value="20639304" calcext:value-type="float">
            <text:p>20639304</text:p>
          </table:table-cell>
          <table:table-cell table:formula="of:=[.A1292]/1000/(60*60*24)" office:value-type="time" office:time-value="PT05H43M59.304S" calcext:value-type="time">
            <text:p>05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392.33" calcext:value-type="float">
            <text:p>1392.33</text:p>
          </table:table-cell>
          <table:table-cell office:value-type="float" office:value="1706.63" calcext:value-type="float">
            <text:p>1706.63</text:p>
          </table:table-cell>
        </table:table-row>
        <table:table-row table:style-name="ro1">
          <table:table-cell office:value-type="float" office:value="20655304" calcext:value-type="float">
            <text:p>20655304</text:p>
          </table:table-cell>
          <table:table-cell table:formula="of:=[.A1293]/1000/(60*60*24)" office:value-type="time" office:time-value="PT05H44M15.304S" calcext:value-type="time">
            <text:p>05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393.38" calcext:value-type="float">
            <text:p>1393.38</text:p>
          </table:table-cell>
          <table:table-cell office:value-type="float" office:value="1707.89" calcext:value-type="float">
            <text:p>1707.89</text:p>
          </table:table-cell>
        </table:table-row>
        <table:table-row table:style-name="ro1">
          <table:table-cell office:value-type="float" office:value="20671304" calcext:value-type="float">
            <text:p>20671304</text:p>
          </table:table-cell>
          <table:table-cell table:formula="of:=[.A1294]/1000/(60*60*24)" office:value-type="time" office:time-value="PT05H44M31.304S" calcext:value-type="time">
            <text:p>05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394.43" calcext:value-type="float">
            <text:p>1394.43</text:p>
          </table:table-cell>
          <table:table-cell office:value-type="float" office:value="1709.15" calcext:value-type="float">
            <text:p>1709.15</text:p>
          </table:table-cell>
        </table:table-row>
        <table:table-row table:style-name="ro1">
          <table:table-cell office:value-type="float" office:value="20687304" calcext:value-type="float">
            <text:p>20687304</text:p>
          </table:table-cell>
          <table:table-cell table:formula="of:=[.A1295]/1000/(60*60*24)" office:value-type="time" office:time-value="PT05H44M47.304S" calcext:value-type="time">
            <text:p>05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395.49" calcext:value-type="float">
            <text:p>1395.49</text:p>
          </table:table-cell>
          <table:table-cell office:value-type="float" office:value="1710.41" calcext:value-type="float">
            <text:p>1710.41</text:p>
          </table:table-cell>
        </table:table-row>
        <table:table-row table:style-name="ro1">
          <table:table-cell office:value-type="float" office:value="20703304" calcext:value-type="float">
            <text:p>20703304</text:p>
          </table:table-cell>
          <table:table-cell table:formula="of:=[.A1296]/1000/(60*60*24)" office:value-type="time" office:time-value="PT05H45M03.304S" calcext:value-type="time">
            <text:p>05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396.54" calcext:value-type="float">
            <text:p>1396.54</text:p>
          </table:table-cell>
          <table:table-cell office:value-type="float" office:value="1711.66" calcext:value-type="float">
            <text:p>1711.66</text:p>
          </table:table-cell>
        </table:table-row>
        <table:table-row table:style-name="ro1">
          <table:table-cell office:value-type="float" office:value="20719304" calcext:value-type="float">
            <text:p>20719304</text:p>
          </table:table-cell>
          <table:table-cell table:formula="of:=[.A1297]/1000/(60*60*24)" office:value-type="time" office:time-value="PT05H45M19.304S" calcext:value-type="time">
            <text:p>05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397.59" calcext:value-type="float">
            <text:p>1397.59</text:p>
          </table:table-cell>
          <table:table-cell office:value-type="float" office:value="1712.92" calcext:value-type="float">
            <text:p>1712.92</text:p>
          </table:table-cell>
        </table:table-row>
        <table:table-row table:style-name="ro1">
          <table:table-cell office:value-type="float" office:value="20735304" calcext:value-type="float">
            <text:p>20735304</text:p>
          </table:table-cell>
          <table:table-cell table:formula="of:=[.A1298]/1000/(60*60*24)" office:value-type="time" office:time-value="PT05H45M35.304S" calcext:value-type="time">
            <text:p>05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398.65" calcext:value-type="float">
            <text:p>1398.65</text:p>
          </table:table-cell>
          <table:table-cell office:value-type="float" office:value="1714.18" calcext:value-type="float">
            <text:p>1714.18</text:p>
          </table:table-cell>
        </table:table-row>
        <table:table-row table:style-name="ro1">
          <table:table-cell office:value-type="float" office:value="20751304" calcext:value-type="float">
            <text:p>20751304</text:p>
          </table:table-cell>
          <table:table-cell table:formula="of:=[.A1299]/1000/(60*60*24)" office:value-type="time" office:time-value="PT05H45M51.304S" calcext:value-type="time">
            <text:p>05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399.7" calcext:value-type="float">
            <text:p>1399.7</text:p>
          </table:table-cell>
          <table:table-cell office:value-type="float" office:value="1715.44" calcext:value-type="float">
            <text:p>1715.44</text:p>
          </table:table-cell>
        </table:table-row>
        <table:table-row table:style-name="ro1">
          <table:table-cell office:value-type="float" office:value="20767304" calcext:value-type="float">
            <text:p>20767304</text:p>
          </table:table-cell>
          <table:table-cell table:formula="of:=[.A1300]/1000/(60*60*24)" office:value-type="time" office:time-value="PT05H46M07.304S" calcext:value-type="time">
            <text:p>05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400.75" calcext:value-type="float">
            <text:p>1400.75</text:p>
          </table:table-cell>
          <table:table-cell office:value-type="float" office:value="1716.7" calcext:value-type="float">
            <text:p>1716.7</text:p>
          </table:table-cell>
        </table:table-row>
        <table:table-row table:style-name="ro1">
          <table:table-cell office:value-type="float" office:value="20783304" calcext:value-type="float">
            <text:p>20783304</text:p>
          </table:table-cell>
          <table:table-cell table:formula="of:=[.A1301]/1000/(60*60*24)" office:value-type="time" office:time-value="PT05H46M23.304S" calcext:value-type="time">
            <text:p>05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1401.81" calcext:value-type="float">
            <text:p>1401.81</text:p>
          </table:table-cell>
          <table:table-cell office:value-type="float" office:value="1717.96" calcext:value-type="float">
            <text:p>1717.96</text:p>
          </table:table-cell>
        </table:table-row>
        <table:table-row table:style-name="ro1">
          <table:table-cell office:value-type="float" office:value="20799304" calcext:value-type="float">
            <text:p>20799304</text:p>
          </table:table-cell>
          <table:table-cell table:formula="of:=[.A1302]/1000/(60*60*24)" office:value-type="time" office:time-value="PT05H46M39.304S" calcext:value-type="time">
            <text:p>05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402.86" calcext:value-type="float">
            <text:p>1402.86</text:p>
          </table:table-cell>
          <table:table-cell office:value-type="float" office:value="1719.22" calcext:value-type="float">
            <text:p>1719.22</text:p>
          </table:table-cell>
        </table:table-row>
        <table:table-row table:style-name="ro1">
          <table:table-cell office:value-type="float" office:value="20815304" calcext:value-type="float">
            <text:p>20815304</text:p>
          </table:table-cell>
          <table:table-cell table:formula="of:=[.A1303]/1000/(60*60*24)" office:value-type="time" office:time-value="PT05H46M55.304S" calcext:value-type="time">
            <text:p>05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403.91" calcext:value-type="float">
            <text:p>1403.91</text:p>
          </table:table-cell>
          <table:table-cell office:value-type="float" office:value="1720.48" calcext:value-type="float">
            <text:p>1720.48</text:p>
          </table:table-cell>
        </table:table-row>
        <table:table-row table:style-name="ro1">
          <table:table-cell office:value-type="float" office:value="20831303" calcext:value-type="float">
            <text:p>20831303</text:p>
          </table:table-cell>
          <table:table-cell table:formula="of:=[.A1304]/1000/(60*60*24)" office:value-type="time" office:time-value="PT05H47M11.303S" calcext:value-type="time">
            <text:p>05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404.97" calcext:value-type="float">
            <text:p>1404.97</text:p>
          </table:table-cell>
          <table:table-cell office:value-type="float" office:value="1721.74" calcext:value-type="float">
            <text:p>1721.74</text:p>
          </table:table-cell>
        </table:table-row>
        <table:table-row table:style-name="ro1">
          <table:table-cell office:value-type="float" office:value="20847304" calcext:value-type="float">
            <text:p>20847304</text:p>
          </table:table-cell>
          <table:table-cell table:formula="of:=[.A1305]/1000/(60*60*24)" office:value-type="time" office:time-value="PT05H47M27.304S" calcext:value-type="time">
            <text:p>05:47:27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406.02" calcext:value-type="float">
            <text:p>1406.02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0863304" calcext:value-type="float">
            <text:p>20863304</text:p>
          </table:table-cell>
          <table:table-cell table:formula="of:=[.A1306]/1000/(60*60*24)" office:value-type="time" office:time-value="PT05H47M43.304S" calcext:value-type="time">
            <text:p>05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407.07" calcext:value-type="float">
            <text:p>1407.07</text:p>
          </table:table-cell>
          <table:table-cell office:value-type="float" office:value="1724.26" calcext:value-type="float">
            <text:p>1724.26</text:p>
          </table:table-cell>
        </table:table-row>
        <table:table-row table:style-name="ro1">
          <table:table-cell office:value-type="float" office:value="20879304" calcext:value-type="float">
            <text:p>20879304</text:p>
          </table:table-cell>
          <table:table-cell table:formula="of:=[.A1307]/1000/(60*60*24)" office:value-type="time" office:time-value="PT05H47M59.304S" calcext:value-type="time">
            <text:p>05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408.12" calcext:value-type="float">
            <text:p>1408.12</text:p>
          </table:table-cell>
          <table:table-cell office:value-type="float" office:value="1725.51" calcext:value-type="float">
            <text:p>1725.51</text:p>
          </table:table-cell>
        </table:table-row>
        <table:table-row table:style-name="ro1">
          <table:table-cell office:value-type="float" office:value="20895304" calcext:value-type="float">
            <text:p>20895304</text:p>
          </table:table-cell>
          <table:table-cell table:formula="of:=[.A1308]/1000/(60*60*24)" office:value-type="time" office:time-value="PT05H48M15.304S" calcext:value-type="time">
            <text:p>05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409.18" calcext:value-type="float">
            <text:p>1409.18</text:p>
          </table:table-cell>
          <table:table-cell office:value-type="float" office:value="1726.77" calcext:value-type="float">
            <text:p>1726.77</text:p>
          </table:table-cell>
        </table:table-row>
        <table:table-row table:style-name="ro1">
          <table:table-cell office:value-type="float" office:value="20911304" calcext:value-type="float">
            <text:p>20911304</text:p>
          </table:table-cell>
          <table:table-cell table:formula="of:=[.A1309]/1000/(60*60*24)" office:value-type="time" office:time-value="PT05H48M31.304S" calcext:value-type="time">
            <text:p>05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410.23" calcext:value-type="float">
            <text:p>1410.23</text:p>
          </table:table-cell>
          <table:table-cell office:value-type="float" office:value="1728.03" calcext:value-type="float">
            <text:p>1728.03</text:p>
          </table:table-cell>
        </table:table-row>
        <table:table-row table:style-name="ro1">
          <table:table-cell office:value-type="float" office:value="20927304" calcext:value-type="float">
            <text:p>20927304</text:p>
          </table:table-cell>
          <table:table-cell table:formula="of:=[.A1310]/1000/(60*60*24)" office:value-type="time" office:time-value="PT05H48M47.304S" calcext:value-type="time">
            <text:p>05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411.28" calcext:value-type="float">
            <text:p>1411.28</text:p>
          </table:table-cell>
          <table:table-cell office:value-type="float" office:value="1729.29" calcext:value-type="float">
            <text:p>1729.29</text:p>
          </table:table-cell>
        </table:table-row>
        <table:table-row table:style-name="ro1">
          <table:table-cell office:value-type="float" office:value="20943304" calcext:value-type="float">
            <text:p>20943304</text:p>
          </table:table-cell>
          <table:table-cell table:formula="of:=[.A1311]/1000/(60*60*24)" office:value-type="time" office:time-value="PT05H49M03.304S" calcext:value-type="time">
            <text:p>05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412.34" calcext:value-type="float">
            <text:p>1412.34</text:p>
          </table:table-cell>
          <table:table-cell office:value-type="float" office:value="1730.55" calcext:value-type="float">
            <text:p>1730.55</text:p>
          </table:table-cell>
        </table:table-row>
        <table:table-row table:style-name="ro1">
          <table:table-cell office:value-type="float" office:value="20959304" calcext:value-type="float">
            <text:p>20959304</text:p>
          </table:table-cell>
          <table:table-cell table:formula="of:=[.A1312]/1000/(60*60*24)" office:value-type="time" office:time-value="PT05H49M19.304S" calcext:value-type="time">
            <text:p>05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413.39" calcext:value-type="float">
            <text:p>1413.39</text:p>
          </table:table-cell>
          <table:table-cell office:value-type="float" office:value="1731.81" calcext:value-type="float">
            <text:p>1731.81</text:p>
          </table:table-cell>
        </table:table-row>
        <table:table-row table:style-name="ro1">
          <table:table-cell office:value-type="float" office:value="20975304" calcext:value-type="float">
            <text:p>20975304</text:p>
          </table:table-cell>
          <table:table-cell table:formula="of:=[.A1313]/1000/(60*60*24)" office:value-type="time" office:time-value="PT05H49M35.304S" calcext:value-type="time">
            <text:p>05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414.44" calcext:value-type="float">
            <text:p>1414.44</text:p>
          </table:table-cell>
          <table:table-cell office:value-type="float" office:value="1733.06" calcext:value-type="float">
            <text:p>1733.06</text:p>
          </table:table-cell>
        </table:table-row>
        <table:table-row table:style-name="ro1">
          <table:table-cell office:value-type="float" office:value="20991304" calcext:value-type="float">
            <text:p>20991304</text:p>
          </table:table-cell>
          <table:table-cell table:formula="of:=[.A1314]/1000/(60*60*24)" office:value-type="time" office:time-value="PT05H49M51.304S" calcext:value-type="time">
            <text:p>05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415.5" calcext:value-type="float">
            <text:p>1415.5</text:p>
          </table:table-cell>
          <table:table-cell office:value-type="float" office:value="1734.32" calcext:value-type="float">
            <text:p>1734.32</text:p>
          </table:table-cell>
        </table:table-row>
        <table:table-row table:style-name="ro1">
          <table:table-cell office:value-type="float" office:value="21007304" calcext:value-type="float">
            <text:p>21007304</text:p>
          </table:table-cell>
          <table:table-cell table:formula="of:=[.A1315]/1000/(60*60*24)" office:value-type="time" office:time-value="PT05H50M07.304S" calcext:value-type="time">
            <text:p>05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416.55" calcext:value-type="float">
            <text:p>1416.55</text:p>
          </table:table-cell>
          <table:table-cell office:value-type="float" office:value="1735.58" calcext:value-type="float">
            <text:p>1735.58</text:p>
          </table:table-cell>
        </table:table-row>
        <table:table-row table:style-name="ro1">
          <table:table-cell office:value-type="float" office:value="21023304" calcext:value-type="float">
            <text:p>21023304</text:p>
          </table:table-cell>
          <table:table-cell table:formula="of:=[.A1316]/1000/(60*60*24)" office:value-type="time" office:time-value="PT05H50M23.304S" calcext:value-type="time">
            <text:p>05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417.6" calcext:value-type="float">
            <text:p>1417.6</text:p>
          </table:table-cell>
          <table:table-cell office:value-type="float" office:value="1736.84" calcext:value-type="float">
            <text:p>1736.84</text:p>
          </table:table-cell>
        </table:table-row>
        <table:table-row table:style-name="ro1">
          <table:table-cell office:value-type="float" office:value="21039304" calcext:value-type="float">
            <text:p>21039304</text:p>
          </table:table-cell>
          <table:table-cell table:formula="of:=[.A1317]/1000/(60*60*24)" office:value-type="time" office:time-value="PT05H50M39.304S" calcext:value-type="time">
            <text:p>05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418.65" calcext:value-type="float">
            <text:p>1418.65</text:p>
          </table:table-cell>
          <table:table-cell office:value-type="float" office:value="1738.1" calcext:value-type="float">
            <text:p>1738.1</text:p>
          </table:table-cell>
        </table:table-row>
        <table:table-row table:style-name="ro1">
          <table:table-cell office:value-type="float" office:value="21055304" calcext:value-type="float">
            <text:p>21055304</text:p>
          </table:table-cell>
          <table:table-cell table:formula="of:=[.A1318]/1000/(60*60*24)" office:value-type="time" office:time-value="PT05H50M55.304S" calcext:value-type="time">
            <text:p>05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19.71" calcext:value-type="float">
            <text:p>1419.71</text:p>
          </table:table-cell>
          <table:table-cell office:value-type="float" office:value="1739.36" calcext:value-type="float">
            <text:p>1739.36</text:p>
          </table:table-cell>
        </table:table-row>
        <table:table-row table:style-name="ro1">
          <table:table-cell office:value-type="float" office:value="21071304" calcext:value-type="float">
            <text:p>21071304</text:p>
          </table:table-cell>
          <table:table-cell table:formula="of:=[.A1319]/1000/(60*60*24)" office:value-type="time" office:time-value="PT05H51M11.304S" calcext:value-type="time">
            <text:p>05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420.76" calcext:value-type="float">
            <text:p>1420.76</text:p>
          </table:table-cell>
          <table:table-cell office:value-type="float" office:value="1740.61" calcext:value-type="float">
            <text:p>1740.61</text:p>
          </table:table-cell>
        </table:table-row>
        <table:table-row table:style-name="ro1">
          <table:table-cell office:value-type="float" office:value="21087304" calcext:value-type="float">
            <text:p>21087304</text:p>
          </table:table-cell>
          <table:table-cell table:formula="of:=[.A1320]/1000/(60*60*24)" office:value-type="time" office:time-value="PT05H51M27.304S" calcext:value-type="time">
            <text:p>05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421.81" calcext:value-type="float">
            <text:p>1421.81</text:p>
          </table:table-cell>
          <table:table-cell office:value-type="float" office:value="1741.87" calcext:value-type="float">
            <text:p>1741.87</text:p>
          </table:table-cell>
        </table:table-row>
        <table:table-row table:style-name="ro1">
          <table:table-cell office:value-type="float" office:value="21103304" calcext:value-type="float">
            <text:p>21103304</text:p>
          </table:table-cell>
          <table:table-cell table:formula="of:=[.A1321]/1000/(60*60*24)" office:value-type="time" office:time-value="PT05H51M43.304S" calcext:value-type="time">
            <text:p>05:51:43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22.87" calcext:value-type="float">
            <text:p>1422.87</text:p>
          </table:table-cell>
          <table:table-cell office:value-type="float" office:value="1743.13" calcext:value-type="float">
            <text:p>1743.13</text:p>
          </table:table-cell>
        </table:table-row>
        <table:table-row table:style-name="ro1">
          <table:table-cell office:value-type="float" office:value="21119304" calcext:value-type="float">
            <text:p>21119304</text:p>
          </table:table-cell>
          <table:table-cell table:formula="of:=[.A1322]/1000/(60*60*24)" office:value-type="time" office:time-value="PT05H51M59.304S" calcext:value-type="time">
            <text:p>05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23.92" calcext:value-type="float">
            <text:p>1423.92</text:p>
          </table:table-cell>
          <table:table-cell office:value-type="float" office:value="1744.39" calcext:value-type="float">
            <text:p>1744.39</text:p>
          </table:table-cell>
        </table:table-row>
        <table:table-row table:style-name="ro1">
          <table:table-cell office:value-type="float" office:value="21135304" calcext:value-type="float">
            <text:p>21135304</text:p>
          </table:table-cell>
          <table:table-cell table:formula="of:=[.A1323]/1000/(60*60*24)" office:value-type="time" office:time-value="PT05H52M15.304S" calcext:value-type="time">
            <text:p>05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24.97" calcext:value-type="float">
            <text:p>1424.97</text:p>
          </table:table-cell>
          <table:table-cell office:value-type="float" office:value="1745.65" calcext:value-type="float">
            <text:p>1745.65</text:p>
          </table:table-cell>
        </table:table-row>
        <table:table-row table:style-name="ro1">
          <table:table-cell office:value-type="float" office:value="21151304" calcext:value-type="float">
            <text:p>21151304</text:p>
          </table:table-cell>
          <table:table-cell table:formula="of:=[.A1324]/1000/(60*60*24)" office:value-type="time" office:time-value="PT05H52M31.304S" calcext:value-type="time">
            <text:p>05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426.03" calcext:value-type="float">
            <text:p>1426.03</text:p>
          </table:table-cell>
          <table:table-cell office:value-type="float" office:value="1746.91" calcext:value-type="float">
            <text:p>1746.91</text:p>
          </table:table-cell>
        </table:table-row>
        <table:table-row table:style-name="ro1">
          <table:table-cell office:value-type="float" office:value="21167304" calcext:value-type="float">
            <text:p>21167304</text:p>
          </table:table-cell>
          <table:table-cell table:formula="of:=[.A1325]/1000/(60*60*24)" office:value-type="time" office:time-value="PT05H52M47.304S" calcext:value-type="time">
            <text:p>05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427.08" calcext:value-type="float">
            <text:p>1427.08</text:p>
          </table:table-cell>
          <table:table-cell office:value-type="float" office:value="1748.17" calcext:value-type="float">
            <text:p>1748.17</text:p>
          </table:table-cell>
        </table:table-row>
        <table:table-row table:style-name="ro1">
          <table:table-cell office:value-type="float" office:value="21183304" calcext:value-type="float">
            <text:p>21183304</text:p>
          </table:table-cell>
          <table:table-cell table:formula="of:=[.A1326]/1000/(60*60*24)" office:value-type="time" office:time-value="PT05H53M03.304S" calcext:value-type="time">
            <text:p>05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28.13" calcext:value-type="float">
            <text:p>1428.13</text:p>
          </table:table-cell>
          <table:table-cell office:value-type="float" office:value="1749.43" calcext:value-type="float">
            <text:p>1749.43</text:p>
          </table:table-cell>
        </table:table-row>
        <table:table-row table:style-name="ro1">
          <table:table-cell office:value-type="float" office:value="21199304" calcext:value-type="float">
            <text:p>21199304</text:p>
          </table:table-cell>
          <table:table-cell table:formula="of:=[.A1327]/1000/(60*60*24)" office:value-type="time" office:time-value="PT05H53M19.304S" calcext:value-type="time">
            <text:p>05:53:19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29.18" calcext:value-type="float">
            <text:p>1429.18</text:p>
          </table:table-cell>
          <table:table-cell office:value-type="float" office:value="1750.68" calcext:value-type="float">
            <text:p>1750.68</text:p>
          </table:table-cell>
        </table:table-row>
        <table:table-row table:style-name="ro1">
          <table:table-cell office:value-type="float" office:value="21215304" calcext:value-type="float">
            <text:p>21215304</text:p>
          </table:table-cell>
          <table:table-cell table:formula="of:=[.A1328]/1000/(60*60*24)" office:value-type="time" office:time-value="PT05H53M35.304S" calcext:value-type="time">
            <text:p>05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430.24" calcext:value-type="float">
            <text:p>1430.24</text:p>
          </table:table-cell>
          <table:table-cell office:value-type="float" office:value="1751.94" calcext:value-type="float">
            <text:p>1751.94</text:p>
          </table:table-cell>
        </table:table-row>
        <table:table-row table:style-name="ro1">
          <table:table-cell office:value-type="float" office:value="21231304" calcext:value-type="float">
            <text:p>21231304</text:p>
          </table:table-cell>
          <table:table-cell table:formula="of:=[.A1329]/1000/(60*60*24)" office:value-type="time" office:time-value="PT05H53M51.304S" calcext:value-type="time">
            <text:p>05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31.29" calcext:value-type="float">
            <text:p>1431.29</text:p>
          </table:table-cell>
          <table:table-cell office:value-type="float" office:value="1753.2" calcext:value-type="float">
            <text:p>1753.2</text:p>
          </table:table-cell>
        </table:table-row>
        <table:table-row table:style-name="ro1">
          <table:table-cell office:value-type="float" office:value="21247304" calcext:value-type="float">
            <text:p>21247304</text:p>
          </table:table-cell>
          <table:table-cell table:formula="of:=[.A1330]/1000/(60*60*24)" office:value-type="time" office:time-value="PT05H54M07.304S" calcext:value-type="time">
            <text:p>05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32.34" calcext:value-type="float">
            <text:p>1432.34</text:p>
          </table:table-cell>
          <table:table-cell office:value-type="float" office:value="1754.46" calcext:value-type="float">
            <text:p>1754.46</text:p>
          </table:table-cell>
        </table:table-row>
        <table:table-row table:style-name="ro1">
          <table:table-cell office:value-type="float" office:value="21263304" calcext:value-type="float">
            <text:p>21263304</text:p>
          </table:table-cell>
          <table:table-cell table:formula="of:=[.A1331]/1000/(60*60*24)" office:value-type="time" office:time-value="PT05H54M23.304S" calcext:value-type="time">
            <text:p>05:54:23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33.4" calcext:value-type="float">
            <text:p>1433.4</text:p>
          </table:table-cell>
          <table:table-cell office:value-type="float" office:value="1755.72" calcext:value-type="float">
            <text:p>1755.72</text:p>
          </table:table-cell>
        </table:table-row>
        <table:table-row table:style-name="ro1">
          <table:table-cell office:value-type="float" office:value="21279304" calcext:value-type="float">
            <text:p>21279304</text:p>
          </table:table-cell>
          <table:table-cell table:formula="of:=[.A1332]/1000/(60*60*24)" office:value-type="time" office:time-value="PT05H54M39.304S" calcext:value-type="time">
            <text:p>05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434.45" calcext:value-type="float">
            <text:p>1434.45</text:p>
          </table:table-cell>
          <table:table-cell office:value-type="float" office:value="1756.98" calcext:value-type="float">
            <text:p>1756.98</text:p>
          </table:table-cell>
        </table:table-row>
        <table:table-row table:style-name="ro1">
          <table:table-cell office:value-type="float" office:value="21295304" calcext:value-type="float">
            <text:p>21295304</text:p>
          </table:table-cell>
          <table:table-cell table:formula="of:=[.A1333]/1000/(60*60*24)" office:value-type="time" office:time-value="PT05H54M55.304S" calcext:value-type="time">
            <text:p>05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435.5" calcext:value-type="float">
            <text:p>1435.5</text:p>
          </table:table-cell>
          <table:table-cell office:value-type="float" office:value="1758.24" calcext:value-type="float">
            <text:p>1758.24</text:p>
          </table:table-cell>
        </table:table-row>
        <table:table-row table:style-name="ro1">
          <table:table-cell office:value-type="float" office:value="21311304" calcext:value-type="float">
            <text:p>21311304</text:p>
          </table:table-cell>
          <table:table-cell table:formula="of:=[.A1334]/1000/(60*60*24)" office:value-type="time" office:time-value="PT05H55M11.304S" calcext:value-type="time">
            <text:p>05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436.55" calcext:value-type="float">
            <text:p>1436.55</text:p>
          </table:table-cell>
          <table:table-cell office:value-type="float" office:value="1759.49" calcext:value-type="float">
            <text:p>1759.49</text:p>
          </table:table-cell>
        </table:table-row>
        <table:table-row table:style-name="ro1">
          <table:table-cell office:value-type="float" office:value="21327304" calcext:value-type="float">
            <text:p>21327304</text:p>
          </table:table-cell>
          <table:table-cell table:formula="of:=[.A1335]/1000/(60*60*24)" office:value-type="time" office:time-value="PT05H55M27.304S" calcext:value-type="time">
            <text:p>05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37.61" calcext:value-type="float">
            <text:p>1437.61</text:p>
          </table:table-cell>
          <table:table-cell office:value-type="float" office:value="1760.75" calcext:value-type="float">
            <text:p>1760.75</text:p>
          </table:table-cell>
        </table:table-row>
        <table:table-row table:style-name="ro1">
          <table:table-cell office:value-type="float" office:value="21343304" calcext:value-type="float">
            <text:p>21343304</text:p>
          </table:table-cell>
          <table:table-cell table:formula="of:=[.A1336]/1000/(60*60*24)" office:value-type="time" office:time-value="PT05H55M43.304S" calcext:value-type="time">
            <text:p>05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38.66" calcext:value-type="float">
            <text:p>1438.66</text:p>
          </table:table-cell>
          <table:table-cell office:value-type="float" office:value="1762.01" calcext:value-type="float">
            <text:p>1762.01</text:p>
          </table:table-cell>
        </table:table-row>
        <table:table-row table:style-name="ro1">
          <table:table-cell office:value-type="float" office:value="21359304" calcext:value-type="float">
            <text:p>21359304</text:p>
          </table:table-cell>
          <table:table-cell table:formula="of:=[.A1337]/1000/(60*60*24)" office:value-type="time" office:time-value="PT05H55M59.304S" calcext:value-type="time">
            <text:p>05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39.71" calcext:value-type="float">
            <text:p>1439.71</text:p>
          </table:table-cell>
          <table:table-cell office:value-type="float" office:value="1763.27" calcext:value-type="float">
            <text:p>1763.27</text:p>
          </table:table-cell>
        </table:table-row>
        <table:table-row table:style-name="ro1">
          <table:table-cell office:value-type="float" office:value="21375304" calcext:value-type="float">
            <text:p>21375304</text:p>
          </table:table-cell>
          <table:table-cell table:formula="of:=[.A1338]/1000/(60*60*24)" office:value-type="time" office:time-value="PT05H56M15.304S" calcext:value-type="time">
            <text:p>05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440.77" calcext:value-type="float">
            <text:p>1440.77</text:p>
          </table:table-cell>
          <table:table-cell office:value-type="float" office:value="1764.53" calcext:value-type="float">
            <text:p>1764.53</text:p>
          </table:table-cell>
        </table:table-row>
        <table:table-row table:style-name="ro1">
          <table:table-cell office:value-type="float" office:value="21391304" calcext:value-type="float">
            <text:p>21391304</text:p>
          </table:table-cell>
          <table:table-cell table:formula="of:=[.A1339]/1000/(60*60*24)" office:value-type="time" office:time-value="PT05H56M31.304S" calcext:value-type="time">
            <text:p>05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41.82" calcext:value-type="float">
            <text:p>1441.82</text:p>
          </table:table-cell>
          <table:table-cell office:value-type="float" office:value="1765.79" calcext:value-type="float">
            <text:p>1765.79</text:p>
          </table:table-cell>
        </table:table-row>
        <table:table-row table:style-name="ro1">
          <table:table-cell office:value-type="float" office:value="21407304" calcext:value-type="float">
            <text:p>21407304</text:p>
          </table:table-cell>
          <table:table-cell table:formula="of:=[.A1340]/1000/(60*60*24)" office:value-type="time" office:time-value="PT05H56M47.304S" calcext:value-type="time">
            <text:p>05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442.87" calcext:value-type="float">
            <text:p>1442.87</text:p>
          </table:table-cell>
          <table:table-cell office:value-type="float" office:value="1767.04" calcext:value-type="float">
            <text:p>1767.04</text:p>
          </table:table-cell>
        </table:table-row>
        <table:table-row table:style-name="ro1">
          <table:table-cell office:value-type="float" office:value="21423304" calcext:value-type="float">
            <text:p>21423304</text:p>
          </table:table-cell>
          <table:table-cell table:formula="of:=[.A1341]/1000/(60*60*24)" office:value-type="time" office:time-value="PT05H57M03.304S" calcext:value-type="time">
            <text:p>05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443.92" calcext:value-type="float">
            <text:p>1443.92</text:p>
          </table:table-cell>
          <table:table-cell office:value-type="float" office:value="1768.3" calcext:value-type="float">
            <text:p>1768.3</text:p>
          </table:table-cell>
        </table:table-row>
        <table:table-row table:style-name="ro1">
          <table:table-cell office:value-type="float" office:value="21439304" calcext:value-type="float">
            <text:p>21439304</text:p>
          </table:table-cell>
          <table:table-cell table:formula="of:=[.A1342]/1000/(60*60*24)" office:value-type="time" office:time-value="PT05H57M19.304S" calcext:value-type="time">
            <text:p>05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444.98" calcext:value-type="float">
            <text:p>1444.98</text:p>
          </table:table-cell>
          <table:table-cell office:value-type="float" office:value="1769.56" calcext:value-type="float">
            <text:p>1769.56</text:p>
          </table:table-cell>
        </table:table-row>
        <table:table-row table:style-name="ro1">
          <table:table-cell office:value-type="float" office:value="21455304" calcext:value-type="float">
            <text:p>21455304</text:p>
          </table:table-cell>
          <table:table-cell table:formula="of:=[.A1343]/1000/(60*60*24)" office:value-type="time" office:time-value="PT05H57M35.304S" calcext:value-type="time">
            <text:p>05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46.03" calcext:value-type="float">
            <text:p>1446.03</text:p>
          </table:table-cell>
          <table:table-cell office:value-type="float" office:value="1770.81" calcext:value-type="float">
            <text:p>1770.81</text:p>
          </table:table-cell>
        </table:table-row>
        <table:table-row table:style-name="ro1">
          <table:table-cell office:value-type="float" office:value="21471304" calcext:value-type="float">
            <text:p>21471304</text:p>
          </table:table-cell>
          <table:table-cell table:formula="of:=[.A1344]/1000/(60*60*24)" office:value-type="time" office:time-value="PT05H57M51.304S" calcext:value-type="time">
            <text:p>05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447.08" calcext:value-type="float">
            <text:p>1447.08</text:p>
          </table:table-cell>
          <table:table-cell office:value-type="float" office:value="1772.07" calcext:value-type="float">
            <text:p>1772.07</text:p>
          </table:table-cell>
        </table:table-row>
        <table:table-row table:style-name="ro1">
          <table:table-cell office:value-type="float" office:value="21487304" calcext:value-type="float">
            <text:p>21487304</text:p>
          </table:table-cell>
          <table:table-cell table:formula="of:=[.A1345]/1000/(60*60*24)" office:value-type="time" office:time-value="PT05H58M07.304S" calcext:value-type="time">
            <text:p>05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448.14" calcext:value-type="float">
            <text:p>1448.14</text:p>
          </table:table-cell>
          <table:table-cell office:value-type="float" office:value="1773.33" calcext:value-type="float">
            <text:p>1773.33</text:p>
          </table:table-cell>
        </table:table-row>
        <table:table-row table:style-name="ro1">
          <table:table-cell office:value-type="float" office:value="21503304" calcext:value-type="float">
            <text:p>21503304</text:p>
          </table:table-cell>
          <table:table-cell table:formula="of:=[.A1346]/1000/(60*60*24)" office:value-type="time" office:time-value="PT05H58M23.304S" calcext:value-type="time">
            <text:p>05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449.19" calcext:value-type="float">
            <text:p>1449.19</text:p>
          </table:table-cell>
          <table:table-cell office:value-type="float" office:value="1774.58" calcext:value-type="float">
            <text:p>1774.58</text:p>
          </table:table-cell>
        </table:table-row>
        <table:table-row table:style-name="ro1">
          <table:table-cell office:value-type="float" office:value="21519304" calcext:value-type="float">
            <text:p>21519304</text:p>
          </table:table-cell>
          <table:table-cell table:formula="of:=[.A1347]/1000/(60*60*24)" office:value-type="time" office:time-value="PT05H58M39.304S" calcext:value-type="time">
            <text:p>05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50.24" calcext:value-type="float">
            <text:p>1450.24</text:p>
          </table:table-cell>
          <table:table-cell office:value-type="float" office:value="1775.84" calcext:value-type="float">
            <text:p>1775.84</text:p>
          </table:table-cell>
        </table:table-row>
        <table:table-row table:style-name="ro1">
          <table:table-cell office:value-type="float" office:value="21535304" calcext:value-type="float">
            <text:p>21535304</text:p>
          </table:table-cell>
          <table:table-cell table:formula="of:=[.A1348]/1000/(60*60*24)" office:value-type="time" office:time-value="PT05H58M55.304S" calcext:value-type="time">
            <text:p>05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451.3" calcext:value-type="float">
            <text:p>1451.3</text:p>
          </table:table-cell>
          <table:table-cell office:value-type="float" office:value="1777.1" calcext:value-type="float">
            <text:p>1777.1</text:p>
          </table:table-cell>
        </table:table-row>
        <table:table-row table:style-name="ro1">
          <table:table-cell office:value-type="float" office:value="21551304" calcext:value-type="float">
            <text:p>21551304</text:p>
          </table:table-cell>
          <table:table-cell table:formula="of:=[.A1349]/1000/(60*60*24)" office:value-type="time" office:time-value="PT05H59M11.304S" calcext:value-type="time">
            <text:p>05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452.35" calcext:value-type="float">
            <text:p>1452.35</text:p>
          </table:table-cell>
          <table:table-cell office:value-type="float" office:value="1778.36" calcext:value-type="float">
            <text:p>1778.36</text:p>
          </table:table-cell>
        </table:table-row>
        <table:table-row table:style-name="ro1">
          <table:table-cell office:value-type="float" office:value="21567304" calcext:value-type="float">
            <text:p>21567304</text:p>
          </table:table-cell>
          <table:table-cell table:formula="of:=[.A1350]/1000/(60*60*24)" office:value-type="time" office:time-value="PT05H59M27.304S" calcext:value-type="time">
            <text:p>05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53.4" calcext:value-type="float">
            <text:p>1453.4</text:p>
          </table:table-cell>
          <table:table-cell office:value-type="float" office:value="1779.61" calcext:value-type="float">
            <text:p>1779.61</text:p>
          </table:table-cell>
        </table:table-row>
        <table:table-row table:style-name="ro1">
          <table:table-cell office:value-type="float" office:value="21583304" calcext:value-type="float">
            <text:p>21583304</text:p>
          </table:table-cell>
          <table:table-cell table:formula="of:=[.A1351]/1000/(60*60*24)" office:value-type="time" office:time-value="PT05H59M43.304S" calcext:value-type="time">
            <text:p>05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454.45" calcext:value-type="float">
            <text:p>1454.45</text:p>
          </table:table-cell>
          <table:table-cell office:value-type="float" office:value="1780.87" calcext:value-type="float">
            <text:p>1780.87</text:p>
          </table:table-cell>
        </table:table-row>
        <table:table-row table:style-name="ro1">
          <table:table-cell office:value-type="float" office:value="21599304" calcext:value-type="float">
            <text:p>21599304</text:p>
          </table:table-cell>
          <table:table-cell table:formula="of:=[.A1352]/1000/(60*60*24)" office:value-type="time" office:time-value="PT05H59M59.304S" calcext:value-type="time">
            <text:p>05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455.51" calcext:value-type="float">
            <text:p>1455.51</text:p>
          </table:table-cell>
          <table:table-cell office:value-type="float" office:value="1782.13" calcext:value-type="float">
            <text:p>1782.13</text:p>
          </table:table-cell>
        </table:table-row>
        <table:table-row table:style-name="ro1">
          <table:table-cell office:value-type="float" office:value="21615304" calcext:value-type="float">
            <text:p>21615304</text:p>
          </table:table-cell>
          <table:table-cell table:formula="of:=[.A1353]/1000/(60*60*24)" office:value-type="time" office:time-value="PT06H00M15.304S" calcext:value-type="time">
            <text:p>06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456.56" calcext:value-type="float">
            <text:p>1456.56</text:p>
          </table:table-cell>
          <table:table-cell office:value-type="float" office:value="1783.38" calcext:value-type="float">
            <text:p>1783.38</text:p>
          </table:table-cell>
        </table:table-row>
        <table:table-row table:style-name="ro1">
          <table:table-cell office:value-type="float" office:value="21631304" calcext:value-type="float">
            <text:p>21631304</text:p>
          </table:table-cell>
          <table:table-cell table:formula="of:=[.A1354]/1000/(60*60*24)" office:value-type="time" office:time-value="PT06H00M31.304S" calcext:value-type="time">
            <text:p>06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457.61" calcext:value-type="float">
            <text:p>1457.61</text:p>
          </table:table-cell>
          <table:table-cell office:value-type="float" office:value="1784.64" calcext:value-type="float">
            <text:p>1784.64</text:p>
          </table:table-cell>
        </table:table-row>
        <table:table-row table:style-name="ro1">
          <table:table-cell office:value-type="float" office:value="21647304" calcext:value-type="float">
            <text:p>21647304</text:p>
          </table:table-cell>
          <table:table-cell table:formula="of:=[.A1355]/1000/(60*60*24)" office:value-type="time" office:time-value="PT06H00M47.304S" calcext:value-type="time">
            <text:p>06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458.66" calcext:value-type="float">
            <text:p>1458.66</text:p>
          </table:table-cell>
          <table:table-cell office:value-type="float" office:value="1785.89" calcext:value-type="float">
            <text:p>1785.89</text:p>
          </table:table-cell>
        </table:table-row>
        <table:table-row table:style-name="ro1">
          <table:table-cell office:value-type="float" office:value="21663304" calcext:value-type="float">
            <text:p>21663304</text:p>
          </table:table-cell>
          <table:table-cell table:formula="of:=[.A1356]/1000/(60*60*24)" office:value-type="time" office:time-value="PT06H01M03.304S" calcext:value-type="time">
            <text:p>06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459.72" calcext:value-type="float">
            <text:p>1459.72</text:p>
          </table:table-cell>
          <table:table-cell office:value-type="float" office:value="1787.15" calcext:value-type="float">
            <text:p>1787.15</text:p>
          </table:table-cell>
        </table:table-row>
        <table:table-row table:style-name="ro1">
          <table:table-cell office:value-type="float" office:value="21679304" calcext:value-type="float">
            <text:p>21679304</text:p>
          </table:table-cell>
          <table:table-cell table:formula="of:=[.A1357]/1000/(60*60*24)" office:value-type="time" office:time-value="PT06H01M19.304S" calcext:value-type="time">
            <text:p>06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460.77" calcext:value-type="float">
            <text:p>1460.77</text:p>
          </table:table-cell>
          <table:table-cell office:value-type="float" office:value="1788.4" calcext:value-type="float">
            <text:p>1788.4</text:p>
          </table:table-cell>
        </table:table-row>
        <table:table-row table:style-name="ro1">
          <table:table-cell office:value-type="float" office:value="21695304" calcext:value-type="float">
            <text:p>21695304</text:p>
          </table:table-cell>
          <table:table-cell table:formula="of:=[.A1358]/1000/(60*60*24)" office:value-type="time" office:time-value="PT06H01M35.304S" calcext:value-type="time">
            <text:p>06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461.82" calcext:value-type="float">
            <text:p>1461.82</text:p>
          </table:table-cell>
          <table:table-cell office:value-type="float" office:value="1789.66" calcext:value-type="float">
            <text:p>1789.66</text:p>
          </table:table-cell>
        </table:table-row>
        <table:table-row table:style-name="ro1">
          <table:table-cell office:value-type="float" office:value="21711304" calcext:value-type="float">
            <text:p>21711304</text:p>
          </table:table-cell>
          <table:table-cell table:formula="of:=[.A1359]/1000/(60*60*24)" office:value-type="time" office:time-value="PT06H01M51.304S" calcext:value-type="time">
            <text:p>06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462.87" calcext:value-type="float">
            <text:p>1462.87</text:p>
          </table:table-cell>
          <table:table-cell office:value-type="float" office:value="1790.92" calcext:value-type="float">
            <text:p>1790.92</text:p>
          </table:table-cell>
        </table:table-row>
        <table:table-row table:style-name="ro1">
          <table:table-cell office:value-type="float" office:value="21727304" calcext:value-type="float">
            <text:p>21727304</text:p>
          </table:table-cell>
          <table:table-cell table:formula="of:=[.A1360]/1000/(60*60*24)" office:value-type="time" office:time-value="PT06H02M07.304S" calcext:value-type="time">
            <text:p>06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463.93" calcext:value-type="float">
            <text:p>1463.93</text:p>
          </table:table-cell>
          <table:table-cell office:value-type="float" office:value="1792.17" calcext:value-type="float">
            <text:p>1792.17</text:p>
          </table:table-cell>
        </table:table-row>
        <table:table-row table:style-name="ro1">
          <table:table-cell office:value-type="float" office:value="21743304" calcext:value-type="float">
            <text:p>21743304</text:p>
          </table:table-cell>
          <table:table-cell table:formula="of:=[.A1361]/1000/(60*60*24)" office:value-type="time" office:time-value="PT06H02M23.304S" calcext:value-type="time">
            <text:p>06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464.98" calcext:value-type="float">
            <text:p>1464.98</text:p>
          </table:table-cell>
          <table:table-cell office:value-type="float" office:value="1793.43" calcext:value-type="float">
            <text:p>1793.43</text:p>
          </table:table-cell>
        </table:table-row>
        <table:table-row table:style-name="ro1">
          <table:table-cell office:value-type="float" office:value="21759304" calcext:value-type="float">
            <text:p>21759304</text:p>
          </table:table-cell>
          <table:table-cell table:formula="of:=[.A1362]/1000/(60*60*24)" office:value-type="time" office:time-value="PT06H02M39.304S" calcext:value-type="time">
            <text:p>06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466.03" calcext:value-type="float">
            <text:p>1466.03</text:p>
          </table:table-cell>
          <table:table-cell office:value-type="float" office:value="1794.69" calcext:value-type="float">
            <text:p>1794.69</text:p>
          </table:table-cell>
        </table:table-row>
        <table:table-row table:style-name="ro1">
          <table:table-cell office:value-type="float" office:value="21775304" calcext:value-type="float">
            <text:p>21775304</text:p>
          </table:table-cell>
          <table:table-cell table:formula="of:=[.A1363]/1000/(60*60*24)" office:value-type="time" office:time-value="PT06H02M55.304S" calcext:value-type="time">
            <text:p>06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467.08" calcext:value-type="float">
            <text:p>1467.08</text:p>
          </table:table-cell>
          <table:table-cell office:value-type="float" office:value="1795.94" calcext:value-type="float">
            <text:p>1795.94</text:p>
          </table:table-cell>
        </table:table-row>
        <table:table-row table:style-name="ro1">
          <table:table-cell office:value-type="float" office:value="21791304" calcext:value-type="float">
            <text:p>21791304</text:p>
          </table:table-cell>
          <table:table-cell table:formula="of:=[.A1364]/1000/(60*60*24)" office:value-type="time" office:time-value="PT06H03M11.304S" calcext:value-type="time">
            <text:p>06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468.14" calcext:value-type="float">
            <text:p>1468.14</text:p>
          </table:table-cell>
          <table:table-cell office:value-type="float" office:value="1797.2" calcext:value-type="float">
            <text:p>1797.2</text:p>
          </table:table-cell>
        </table:table-row>
        <table:table-row table:style-name="ro1">
          <table:table-cell office:value-type="float" office:value="21807304" calcext:value-type="float">
            <text:p>21807304</text:p>
          </table:table-cell>
          <table:table-cell table:formula="of:=[.A1365]/1000/(60*60*24)" office:value-type="time" office:time-value="PT06H03M27.304S" calcext:value-type="time">
            <text:p>06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469.19" calcext:value-type="float">
            <text:p>1469.19</text:p>
          </table:table-cell>
          <table:table-cell office:value-type="float" office:value="1798.45" calcext:value-type="float">
            <text:p>1798.45</text:p>
          </table:table-cell>
        </table:table-row>
        <table:table-row table:style-name="ro1">
          <table:table-cell office:value-type="float" office:value="21823304" calcext:value-type="float">
            <text:p>21823304</text:p>
          </table:table-cell>
          <table:table-cell table:formula="of:=[.A1366]/1000/(60*60*24)" office:value-type="time" office:time-value="PT06H03M43.304S" calcext:value-type="time">
            <text:p>06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470.24" calcext:value-type="float">
            <text:p>1470.24</text:p>
          </table:table-cell>
          <table:table-cell office:value-type="float" office:value="1799.7" calcext:value-type="float">
            <text:p>1799.7</text:p>
          </table:table-cell>
        </table:table-row>
        <table:table-row table:style-name="ro1">
          <table:table-cell office:value-type="float" office:value="21839304" calcext:value-type="float">
            <text:p>21839304</text:p>
          </table:table-cell>
          <table:table-cell table:formula="of:=[.A1367]/1000/(60*60*24)" office:value-type="time" office:time-value="PT06H03M59.304S" calcext:value-type="time">
            <text:p>06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471.29" calcext:value-type="float">
            <text:p>1471.29</text:p>
          </table:table-cell>
          <table:table-cell office:value-type="float" office:value="1800.96" calcext:value-type="float">
            <text:p>1800.96</text:p>
          </table:table-cell>
        </table:table-row>
        <table:table-row table:style-name="ro1">
          <table:table-cell office:value-type="float" office:value="21855304" calcext:value-type="float">
            <text:p>21855304</text:p>
          </table:table-cell>
          <table:table-cell table:formula="of:=[.A1368]/1000/(60*60*24)" office:value-type="time" office:time-value="PT06H04M15.304S" calcext:value-type="time">
            <text:p>06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472.35" calcext:value-type="float">
            <text:p>1472.35</text:p>
          </table:table-cell>
          <table:table-cell office:value-type="float" office:value="1802.21" calcext:value-type="float">
            <text:p>1802.21</text:p>
          </table:table-cell>
        </table:table-row>
        <table:table-row table:style-name="ro1">
          <table:table-cell office:value-type="float" office:value="21871303" calcext:value-type="float">
            <text:p>21871303</text:p>
          </table:table-cell>
          <table:table-cell table:formula="of:=[.A1369]/1000/(60*60*24)" office:value-type="time" office:time-value="PT06H04M31.303S" calcext:value-type="time">
            <text:p>06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73.4" calcext:value-type="float">
            <text:p>1473.4</text:p>
          </table:table-cell>
          <table:table-cell office:value-type="float" office:value="1803.47" calcext:value-type="float">
            <text:p>1803.47</text:p>
          </table:table-cell>
        </table:table-row>
        <table:table-row table:style-name="ro1">
          <table:table-cell office:value-type="float" office:value="21887304" calcext:value-type="float">
            <text:p>21887304</text:p>
          </table:table-cell>
          <table:table-cell table:formula="of:=[.A1370]/1000/(60*60*24)" office:value-type="time" office:time-value="PT06H04M47.304S" calcext:value-type="time">
            <text:p>06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74.45" calcext:value-type="float">
            <text:p>1474.45</text:p>
          </table:table-cell>
          <table:table-cell office:value-type="float" office:value="1804.72" calcext:value-type="float">
            <text:p>1804.72</text:p>
          </table:table-cell>
        </table:table-row>
        <table:table-row table:style-name="ro1">
          <table:table-cell office:value-type="float" office:value="21903304" calcext:value-type="float">
            <text:p>21903304</text:p>
          </table:table-cell>
          <table:table-cell table:formula="of:=[.A1371]/1000/(60*60*24)" office:value-type="time" office:time-value="PT06H05M03.304S" calcext:value-type="time">
            <text:p>06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475.5" calcext:value-type="float">
            <text:p>1475.5</text:p>
          </table:table-cell>
          <table:table-cell office:value-type="float" office:value="1805.98" calcext:value-type="float">
            <text:p>1805.98</text:p>
          </table:table-cell>
        </table:table-row>
        <table:table-row table:style-name="ro1">
          <table:table-cell office:value-type="float" office:value="21919304" calcext:value-type="float">
            <text:p>21919304</text:p>
          </table:table-cell>
          <table:table-cell table:formula="of:=[.A1372]/1000/(60*60*24)" office:value-type="time" office:time-value="PT06H05M19.304S" calcext:value-type="time">
            <text:p>06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476.56" calcext:value-type="float">
            <text:p>1476.56</text:p>
          </table:table-cell>
          <table:table-cell office:value-type="float" office:value="1807.23" calcext:value-type="float">
            <text:p>1807.23</text:p>
          </table:table-cell>
        </table:table-row>
        <table:table-row table:style-name="ro1">
          <table:table-cell office:value-type="float" office:value="21935304" calcext:value-type="float">
            <text:p>21935304</text:p>
          </table:table-cell>
          <table:table-cell table:formula="of:=[.A1373]/1000/(60*60*24)" office:value-type="time" office:time-value="PT06H05M35.304S" calcext:value-type="time">
            <text:p>06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77.61" calcext:value-type="float">
            <text:p>1477.61</text:p>
          </table:table-cell>
          <table:table-cell office:value-type="float" office:value="1808.49" calcext:value-type="float">
            <text:p>1808.49</text:p>
          </table:table-cell>
        </table:table-row>
        <table:table-row table:style-name="ro1">
          <table:table-cell office:value-type="float" office:value="21951304" calcext:value-type="float">
            <text:p>21951304</text:p>
          </table:table-cell>
          <table:table-cell table:formula="of:=[.A1374]/1000/(60*60*24)" office:value-type="time" office:time-value="PT06H05M51.304S" calcext:value-type="time">
            <text:p>06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78.66" calcext:value-type="float">
            <text:p>1478.66</text:p>
          </table:table-cell>
          <table:table-cell office:value-type="float" office:value="1809.74" calcext:value-type="float">
            <text:p>1809.74</text:p>
          </table:table-cell>
        </table:table-row>
        <table:table-row table:style-name="ro1">
          <table:table-cell office:value-type="float" office:value="21967304" calcext:value-type="float">
            <text:p>21967304</text:p>
          </table:table-cell>
          <table:table-cell table:formula="of:=[.A1375]/1000/(60*60*24)" office:value-type="time" office:time-value="PT06H06M07.304S" calcext:value-type="time">
            <text:p>06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479.71" calcext:value-type="float">
            <text:p>1479.71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21983304" calcext:value-type="float">
            <text:p>21983304</text:p>
          </table:table-cell>
          <table:table-cell table:formula="of:=[.A1376]/1000/(60*60*24)" office:value-type="time" office:time-value="PT06H06M23.304S" calcext:value-type="time">
            <text:p>06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480.77" calcext:value-type="float">
            <text:p>1480.77</text:p>
          </table:table-cell>
          <table:table-cell office:value-type="float" office:value="1812.25" calcext:value-type="float">
            <text:p>1812.25</text:p>
          </table:table-cell>
        </table:table-row>
        <table:table-row table:style-name="ro1">
          <table:table-cell office:value-type="float" office:value="21999304" calcext:value-type="float">
            <text:p>21999304</text:p>
          </table:table-cell>
          <table:table-cell table:formula="of:=[.A1377]/1000/(60*60*24)" office:value-type="time" office:time-value="PT06H06M39.304S" calcext:value-type="time">
            <text:p>06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81.82" calcext:value-type="float">
            <text:p>1481.82</text:p>
          </table:table-cell>
          <table:table-cell office:value-type="float" office:value="1813.51" calcext:value-type="float">
            <text:p>1813.51</text:p>
          </table:table-cell>
        </table:table-row>
        <table:table-row table:style-name="ro1">
          <table:table-cell office:value-type="float" office:value="22015304" calcext:value-type="float">
            <text:p>22015304</text:p>
          </table:table-cell>
          <table:table-cell table:formula="of:=[.A1378]/1000/(60*60*24)" office:value-type="time" office:time-value="PT06H06M55.304S" calcext:value-type="time">
            <text:p>06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82.87" calcext:value-type="float">
            <text:p>1482.87</text:p>
          </table:table-cell>
          <table:table-cell office:value-type="float" office:value="1814.76" calcext:value-type="float">
            <text:p>1814.76</text:p>
          </table:table-cell>
        </table:table-row>
        <table:table-row table:style-name="ro1">
          <table:table-cell office:value-type="float" office:value="22031304" calcext:value-type="float">
            <text:p>22031304</text:p>
          </table:table-cell>
          <table:table-cell table:formula="of:=[.A1379]/1000/(60*60*24)" office:value-type="time" office:time-value="PT06H07M11.304S" calcext:value-type="time">
            <text:p>06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483.92" calcext:value-type="float">
            <text:p>1483.92</text:p>
          </table:table-cell>
          <table:table-cell office:value-type="float" office:value="1816.02" calcext:value-type="float">
            <text:p>1816.02</text:p>
          </table:table-cell>
        </table:table-row>
        <table:table-row table:style-name="ro1">
          <table:table-cell office:value-type="float" office:value="22047304" calcext:value-type="float">
            <text:p>22047304</text:p>
          </table:table-cell>
          <table:table-cell table:formula="of:=[.A1380]/1000/(60*60*24)" office:value-type="time" office:time-value="PT06H07M27.304S" calcext:value-type="time">
            <text:p>06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84.98" calcext:value-type="float">
            <text:p>1484.98</text:p>
          </table:table-cell>
          <table:table-cell office:value-type="float" office:value="1817.27" calcext:value-type="float">
            <text:p>1817.27</text:p>
          </table:table-cell>
        </table:table-row>
        <table:table-row table:style-name="ro1">
          <table:table-cell office:value-type="float" office:value="22063304" calcext:value-type="float">
            <text:p>22063304</text:p>
          </table:table-cell>
          <table:table-cell table:formula="of:=[.A1381]/1000/(60*60*24)" office:value-type="time" office:time-value="PT06H07M43.304S" calcext:value-type="time">
            <text:p>06:0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86.03" calcext:value-type="float">
            <text:p>1486.03</text:p>
          </table:table-cell>
          <table:table-cell office:value-type="float" office:value="1818.53" calcext:value-type="float">
            <text:p>1818.53</text:p>
          </table:table-cell>
        </table:table-row>
        <table:table-row table:style-name="ro1">
          <table:table-cell office:value-type="float" office:value="22079304" calcext:value-type="float">
            <text:p>22079304</text:p>
          </table:table-cell>
          <table:table-cell table:formula="of:=[.A1382]/1000/(60*60*24)" office:value-type="time" office:time-value="PT06H07M59.304S" calcext:value-type="time">
            <text:p>06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87.08" calcext:value-type="float">
            <text:p>1487.08</text:p>
          </table:table-cell>
          <table:table-cell office:value-type="float" office:value="1819.78" calcext:value-type="float">
            <text:p>1819.78</text:p>
          </table:table-cell>
        </table:table-row>
        <table:table-row table:style-name="ro1">
          <table:table-cell office:value-type="float" office:value="22095304" calcext:value-type="float">
            <text:p>22095304</text:p>
          </table:table-cell>
          <table:table-cell table:formula="of:=[.A1383]/1000/(60*60*24)" office:value-type="time" office:time-value="PT06H08M15.304S" calcext:value-type="time">
            <text:p>06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88.13" calcext:value-type="float">
            <text:p>1488.13</text:p>
          </table:table-cell>
          <table:table-cell office:value-type="float" office:value="1821.04" calcext:value-type="float">
            <text:p>1821.04</text:p>
          </table:table-cell>
        </table:table-row>
        <table:table-row table:style-name="ro1">
          <table:table-cell office:value-type="float" office:value="22111304" calcext:value-type="float">
            <text:p>22111304</text:p>
          </table:table-cell>
          <table:table-cell table:formula="of:=[.A1384]/1000/(60*60*24)" office:value-type="time" office:time-value="PT06H08M31.304S" calcext:value-type="time">
            <text:p>06:0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89.19" calcext:value-type="float">
            <text:p>1489.19</text:p>
          </table:table-cell>
          <table:table-cell office:value-type="float" office:value="1822.29" calcext:value-type="float">
            <text:p>1822.29</text:p>
          </table:table-cell>
        </table:table-row>
        <table:table-row table:style-name="ro1">
          <table:table-cell office:value-type="float" office:value="22127304" calcext:value-type="float">
            <text:p>22127304</text:p>
          </table:table-cell>
          <table:table-cell table:formula="of:=[.A1385]/1000/(60*60*24)" office:value-type="time" office:time-value="PT06H08M47.304S" calcext:value-type="time">
            <text:p>06:0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90.24" calcext:value-type="float">
            <text:p>1490.24</text:p>
          </table:table-cell>
          <table:table-cell office:value-type="float" office:value="1823.55" calcext:value-type="float">
            <text:p>1823.55</text:p>
          </table:table-cell>
        </table:table-row>
        <table:table-row table:style-name="ro1">
          <table:table-cell office:value-type="float" office:value="22143304" calcext:value-type="float">
            <text:p>22143304</text:p>
          </table:table-cell>
          <table:table-cell table:formula="of:=[.A1386]/1000/(60*60*24)" office:value-type="time" office:time-value="PT06H09M03.304S" calcext:value-type="time">
            <text:p>06:0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91.29" calcext:value-type="float">
            <text:p>1491.29</text:p>
          </table:table-cell>
          <table:table-cell office:value-type="float" office:value="1824.8" calcext:value-type="float">
            <text:p>1824.8</text:p>
          </table:table-cell>
        </table:table-row>
        <table:table-row table:style-name="ro1">
          <table:table-cell office:value-type="float" office:value="22159304" calcext:value-type="float">
            <text:p>22159304</text:p>
          </table:table-cell>
          <table:table-cell table:formula="of:=[.A1387]/1000/(60*60*24)" office:value-type="time" office:time-value="PT06H09M19.304S" calcext:value-type="time">
            <text:p>06:0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92.34" calcext:value-type="float">
            <text:p>1492.34</text:p>
          </table:table-cell>
          <table:table-cell office:value-type="float" office:value="1826.05" calcext:value-type="float">
            <text:p>1826.05</text:p>
          </table:table-cell>
        </table:table-row>
        <table:table-row table:style-name="ro1">
          <table:table-cell office:value-type="float" office:value="22175304" calcext:value-type="float">
            <text:p>22175304</text:p>
          </table:table-cell>
          <table:table-cell table:formula="of:=[.A1388]/1000/(60*60*24)" office:value-type="time" office:time-value="PT06H09M35.304S" calcext:value-type="time">
            <text:p>06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493.4" calcext:value-type="float">
            <text:p>1493.4</text:p>
          </table:table-cell>
          <table:table-cell office:value-type="float" office:value="1827.31" calcext:value-type="float">
            <text:p>1827.31</text:p>
          </table:table-cell>
        </table:table-row>
        <table:table-row table:style-name="ro1">
          <table:table-cell office:value-type="float" office:value="22191304" calcext:value-type="float">
            <text:p>22191304</text:p>
          </table:table-cell>
          <table:table-cell table:formula="of:=[.A1389]/1000/(60*60*24)" office:value-type="time" office:time-value="PT06H09M51.304S" calcext:value-type="time">
            <text:p>06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94.45" calcext:value-type="float">
            <text:p>1494.45</text:p>
          </table:table-cell>
          <table:table-cell office:value-type="float" office:value="1828.56" calcext:value-type="float">
            <text:p>1828.56</text:p>
          </table:table-cell>
        </table:table-row>
        <table:table-row table:style-name="ro1">
          <table:table-cell office:value-type="float" office:value="22207304" calcext:value-type="float">
            <text:p>22207304</text:p>
          </table:table-cell>
          <table:table-cell table:formula="of:=[.A1390]/1000/(60*60*24)" office:value-type="time" office:time-value="PT06H10M07.304S" calcext:value-type="time">
            <text:p>06:1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95.5" calcext:value-type="float">
            <text:p>1495.5</text:p>
          </table:table-cell>
          <table:table-cell office:value-type="float" office:value="1829.82" calcext:value-type="float">
            <text:p>1829.82</text:p>
          </table:table-cell>
        </table:table-row>
        <table:table-row table:style-name="ro1">
          <table:table-cell office:value-type="float" office:value="22223304" calcext:value-type="float">
            <text:p>22223304</text:p>
          </table:table-cell>
          <table:table-cell table:formula="of:=[.A1391]/1000/(60*60*24)" office:value-type="time" office:time-value="PT06H10M23.304S" calcext:value-type="time">
            <text:p>06:1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96.55" calcext:value-type="float">
            <text:p>1496.55</text:p>
          </table:table-cell>
          <table:table-cell office:value-type="float" office:value="1831.07" calcext:value-type="float">
            <text:p>1831.07</text:p>
          </table:table-cell>
        </table:table-row>
        <table:table-row table:style-name="ro1">
          <table:table-cell office:value-type="float" office:value="22239304" calcext:value-type="float">
            <text:p>22239304</text:p>
          </table:table-cell>
          <table:table-cell table:formula="of:=[.A1392]/1000/(60*60*24)" office:value-type="time" office:time-value="PT06H10M39.304S" calcext:value-type="time">
            <text:p>06:1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97.61" calcext:value-type="float">
            <text:p>1497.61</text:p>
          </table:table-cell>
          <table:table-cell office:value-type="float" office:value="1832.32" calcext:value-type="float">
            <text:p>1832.32</text:p>
          </table:table-cell>
        </table:table-row>
        <table:table-row table:style-name="ro1">
          <table:table-cell office:value-type="float" office:value="22255304" calcext:value-type="float">
            <text:p>22255304</text:p>
          </table:table-cell>
          <table:table-cell table:formula="of:=[.A1393]/1000/(60*60*24)" office:value-type="time" office:time-value="PT06H10M55.304S" calcext:value-type="time">
            <text:p>06:1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98.66" calcext:value-type="float">
            <text:p>1498.66</text:p>
          </table:table-cell>
          <table:table-cell office:value-type="float" office:value="1833.58" calcext:value-type="float">
            <text:p>1833.58</text:p>
          </table:table-cell>
        </table:table-row>
        <table:table-row table:style-name="ro1">
          <table:table-cell office:value-type="float" office:value="22271304" calcext:value-type="float">
            <text:p>22271304</text:p>
          </table:table-cell>
          <table:table-cell table:formula="of:=[.A1394]/1000/(60*60*24)" office:value-type="time" office:time-value="PT06H11M11.304S" calcext:value-type="time">
            <text:p>06:1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499.71" calcext:value-type="float">
            <text:p>1499.71</text:p>
          </table:table-cell>
          <table:table-cell office:value-type="float" office:value="1834.83" calcext:value-type="float">
            <text:p>1834.83</text:p>
          </table:table-cell>
        </table:table-row>
        <table:table-row table:style-name="ro1">
          <table:table-cell office:value-type="float" office:value="22287304" calcext:value-type="float">
            <text:p>22287304</text:p>
          </table:table-cell>
          <table:table-cell table:formula="of:=[.A1395]/1000/(60*60*24)" office:value-type="time" office:time-value="PT06H11M27.304S" calcext:value-type="time">
            <text:p>06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1" calcext:value-type="float">
            <text:p>283.01</text:p>
          </table:table-cell>
          <table:table-cell office:value-type="float" office:value="1500.76" calcext:value-type="float">
            <text:p>1500.76</text:p>
          </table:table-cell>
          <table:table-cell office:value-type="float" office:value="1836.09" calcext:value-type="float">
            <text:p>1836.09</text:p>
          </table:table-cell>
        </table:table-row>
        <table:table-row table:style-name="ro1">
          <table:table-cell office:value-type="float" office:value="22303304" calcext:value-type="float">
            <text:p>22303304</text:p>
          </table:table-cell>
          <table:table-cell table:formula="of:=[.A1396]/1000/(60*60*24)" office:value-type="time" office:time-value="PT06H11M43.304S" calcext:value-type="time">
            <text:p>06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01.81" calcext:value-type="float">
            <text:p>1501.81</text:p>
          </table:table-cell>
          <table:table-cell office:value-type="float" office:value="1837.34" calcext:value-type="float">
            <text:p>1837.34</text:p>
          </table:table-cell>
        </table:table-row>
        <table:table-row table:style-name="ro1">
          <table:table-cell office:value-type="float" office:value="22319304" calcext:value-type="float">
            <text:p>22319304</text:p>
          </table:table-cell>
          <table:table-cell table:formula="of:=[.A1397]/1000/(60*60*24)" office:value-type="time" office:time-value="PT06H11M59.304S" calcext:value-type="time">
            <text:p>06:1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02.86" calcext:value-type="float">
            <text:p>1502.86</text:p>
          </table:table-cell>
          <table:table-cell office:value-type="float" office:value="1838.6" calcext:value-type="float">
            <text:p>1838.6</text:p>
          </table:table-cell>
        </table:table-row>
        <table:table-row table:style-name="ro1">
          <table:table-cell office:value-type="float" office:value="22335304" calcext:value-type="float">
            <text:p>22335304</text:p>
          </table:table-cell>
          <table:table-cell table:formula="of:=[.A1398]/1000/(60*60*24)" office:value-type="time" office:time-value="PT06H12M15.304S" calcext:value-type="time">
            <text:p>06:1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03.92" calcext:value-type="float">
            <text:p>1503.92</text:p>
          </table:table-cell>
          <table:table-cell office:value-type="float" office:value="1839.85" calcext:value-type="float">
            <text:p>1839.85</text:p>
          </table:table-cell>
        </table:table-row>
        <table:table-row table:style-name="ro1">
          <table:table-cell office:value-type="float" office:value="22351304" calcext:value-type="float">
            <text:p>22351304</text:p>
          </table:table-cell>
          <table:table-cell table:formula="of:=[.A1399]/1000/(60*60*24)" office:value-type="time" office:time-value="PT06H12M31.304S" calcext:value-type="time">
            <text:p>06:1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04.97" calcext:value-type="float">
            <text:p>1504.97</text:p>
          </table:table-cell>
          <table:table-cell office:value-type="float" office:value="1841.1" calcext:value-type="float">
            <text:p>1841.1</text:p>
          </table:table-cell>
        </table:table-row>
        <table:table-row table:style-name="ro1">
          <table:table-cell office:value-type="float" office:value="22367304" calcext:value-type="float">
            <text:p>22367304</text:p>
          </table:table-cell>
          <table:table-cell table:formula="of:=[.A1400]/1000/(60*60*24)" office:value-type="time" office:time-value="PT06H12M47.304S" calcext:value-type="time">
            <text:p>06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506.02" calcext:value-type="float">
            <text:p>1506.02</text:p>
          </table:table-cell>
          <table:table-cell office:value-type="float" office:value="1842.36" calcext:value-type="float">
            <text:p>1842.36</text:p>
          </table:table-cell>
        </table:table-row>
        <table:table-row table:style-name="ro1">
          <table:table-cell office:value-type="float" office:value="22383304" calcext:value-type="float">
            <text:p>22383304</text:p>
          </table:table-cell>
          <table:table-cell table:formula="of:=[.A1401]/1000/(60*60*24)" office:value-type="time" office:time-value="PT06H13M03.304S" calcext:value-type="time">
            <text:p>06:1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07.07" calcext:value-type="float">
            <text:p>1507.07</text:p>
          </table:table-cell>
          <table:table-cell office:value-type="float" office:value="1843.61" calcext:value-type="float">
            <text:p>1843.61</text:p>
          </table:table-cell>
        </table:table-row>
        <table:table-row table:style-name="ro1">
          <table:table-cell office:value-type="float" office:value="22399304" calcext:value-type="float">
            <text:p>22399304</text:p>
          </table:table-cell>
          <table:table-cell table:formula="of:=[.A1402]/1000/(60*60*24)" office:value-type="time" office:time-value="PT06H13M19.304S" calcext:value-type="time">
            <text:p>06:1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08.12" calcext:value-type="float">
            <text:p>1508.12</text:p>
          </table:table-cell>
          <table:table-cell office:value-type="float" office:value="1844.87" calcext:value-type="float">
            <text:p>1844.87</text:p>
          </table:table-cell>
        </table:table-row>
        <table:table-row table:style-name="ro1">
          <table:table-cell office:value-type="float" office:value="22415304" calcext:value-type="float">
            <text:p>22415304</text:p>
          </table:table-cell>
          <table:table-cell table:formula="of:=[.A1403]/1000/(60*60*24)" office:value-type="time" office:time-value="PT06H13M35.304S" calcext:value-type="time">
            <text:p>06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509.17" calcext:value-type="float">
            <text:p>1509.17</text:p>
          </table:table-cell>
          <table:table-cell office:value-type="float" office:value="1846.12" calcext:value-type="float">
            <text:p>1846.12</text:p>
          </table:table-cell>
        </table:table-row>
        <table:table-row table:style-name="ro1">
          <table:table-cell office:value-type="float" office:value="22431304" calcext:value-type="float">
            <text:p>22431304</text:p>
          </table:table-cell>
          <table:table-cell table:formula="of:=[.A1404]/1000/(60*60*24)" office:value-type="time" office:time-value="PT06H13M51.304S" calcext:value-type="time">
            <text:p>06:1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10.22" calcext:value-type="float">
            <text:p>1510.22</text:p>
          </table:table-cell>
          <table:table-cell office:value-type="float" office:value="1847.38" calcext:value-type="float">
            <text:p>1847.38</text:p>
          </table:table-cell>
        </table:table-row>
        <table:table-row table:style-name="ro1">
          <table:table-cell office:value-type="float" office:value="22447304" calcext:value-type="float">
            <text:p>22447304</text:p>
          </table:table-cell>
          <table:table-cell table:formula="of:=[.A1405]/1000/(60*60*24)" office:value-type="time" office:time-value="PT06H14M07.304S" calcext:value-type="time">
            <text:p>06:1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511.27" calcext:value-type="float">
            <text:p>1511.27</text:p>
          </table:table-cell>
          <table:table-cell office:value-type="float" office:value="1848.63" calcext:value-type="float">
            <text:p>1848.63</text:p>
          </table:table-cell>
        </table:table-row>
        <table:table-row table:style-name="ro1">
          <table:table-cell office:value-type="float" office:value="22463304" calcext:value-type="float">
            <text:p>22463304</text:p>
          </table:table-cell>
          <table:table-cell table:formula="of:=[.A1406]/1000/(60*60*24)" office:value-type="time" office:time-value="PT06H14M23.304S" calcext:value-type="time">
            <text:p>06:1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12.32" calcext:value-type="float">
            <text:p>1512.32</text:p>
          </table:table-cell>
          <table:table-cell office:value-type="float" office:value="1849.88" calcext:value-type="float">
            <text:p>1849.88</text:p>
          </table:table-cell>
        </table:table-row>
        <table:table-row table:style-name="ro1">
          <table:table-cell office:value-type="float" office:value="22479304" calcext:value-type="float">
            <text:p>22479304</text:p>
          </table:table-cell>
          <table:table-cell table:formula="of:=[.A1407]/1000/(60*60*24)" office:value-type="time" office:time-value="PT06H14M39.304S" calcext:value-type="time">
            <text:p>06:1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13.38" calcext:value-type="float">
            <text:p>1513.38</text:p>
          </table:table-cell>
          <table:table-cell office:value-type="float" office:value="1851.14" calcext:value-type="float">
            <text:p>1851.14</text:p>
          </table:table-cell>
        </table:table-row>
        <table:table-row table:style-name="ro1">
          <table:table-cell office:value-type="float" office:value="22495304" calcext:value-type="float">
            <text:p>22495304</text:p>
          </table:table-cell>
          <table:table-cell table:formula="of:=[.A1408]/1000/(60*60*24)" office:value-type="time" office:time-value="PT06H14M55.304S" calcext:value-type="time">
            <text:p>06:1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14.43" calcext:value-type="float">
            <text:p>1514.43</text:p>
          </table:table-cell>
          <table:table-cell office:value-type="float" office:value="1852.39" calcext:value-type="float">
            <text:p>1852.39</text:p>
          </table:table-cell>
        </table:table-row>
        <table:table-row table:style-name="ro1">
          <table:table-cell office:value-type="float" office:value="22511304" calcext:value-type="float">
            <text:p>22511304</text:p>
          </table:table-cell>
          <table:table-cell table:formula="of:=[.A1409]/1000/(60*60*24)" office:value-type="time" office:time-value="PT06H15M11.304S" calcext:value-type="time">
            <text:p>06:1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15.48" calcext:value-type="float">
            <text:p>1515.48</text:p>
          </table:table-cell>
          <table:table-cell office:value-type="float" office:value="1853.64" calcext:value-type="float">
            <text:p>1853.64</text:p>
          </table:table-cell>
        </table:table-row>
        <table:table-row table:style-name="ro1">
          <table:table-cell office:value-type="float" office:value="22527304" calcext:value-type="float">
            <text:p>22527304</text:p>
          </table:table-cell>
          <table:table-cell table:formula="of:=[.A1410]/1000/(60*60*24)" office:value-type="time" office:time-value="PT06H15M27.304S" calcext:value-type="time">
            <text:p>06:1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16.53" calcext:value-type="float">
            <text:p>1516.53</text:p>
          </table:table-cell>
          <table:table-cell office:value-type="float" office:value="1854.9" calcext:value-type="float">
            <text:p>1854.9</text:p>
          </table:table-cell>
        </table:table-row>
        <table:table-row table:style-name="ro1">
          <table:table-cell office:value-type="float" office:value="22543304" calcext:value-type="float">
            <text:p>22543304</text:p>
          </table:table-cell>
          <table:table-cell table:formula="of:=[.A1411]/1000/(60*60*24)" office:value-type="time" office:time-value="PT06H15M43.304S" calcext:value-type="time">
            <text:p>06:1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17.58" calcext:value-type="float">
            <text:p>1517.58</text:p>
          </table:table-cell>
          <table:table-cell office:value-type="float" office:value="1856.15" calcext:value-type="float">
            <text:p>1856.15</text:p>
          </table:table-cell>
        </table:table-row>
        <table:table-row table:style-name="ro1">
          <table:table-cell office:value-type="float" office:value="22559304" calcext:value-type="float">
            <text:p>22559304</text:p>
          </table:table-cell>
          <table:table-cell table:formula="of:=[.A1412]/1000/(60*60*24)" office:value-type="time" office:time-value="PT06H15M59.304S" calcext:value-type="time">
            <text:p>06:1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518.63" calcext:value-type="float">
            <text:p>1518.63</text:p>
          </table:table-cell>
          <table:table-cell office:value-type="float" office:value="1857.41" calcext:value-type="float">
            <text:p>1857.41</text:p>
          </table:table-cell>
        </table:table-row>
        <table:table-row table:style-name="ro1">
          <table:table-cell office:value-type="float" office:value="22575304" calcext:value-type="float">
            <text:p>22575304</text:p>
          </table:table-cell>
          <table:table-cell table:formula="of:=[.A1413]/1000/(60*60*24)" office:value-type="time" office:time-value="PT06H16M15.304S" calcext:value-type="time">
            <text:p>06:1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19.68" calcext:value-type="float">
            <text:p>1519.68</text:p>
          </table:table-cell>
          <table:table-cell office:value-type="float" office:value="1858.66" calcext:value-type="float">
            <text:p>1858.66</text:p>
          </table:table-cell>
        </table:table-row>
        <table:table-row table:style-name="ro1">
          <table:table-cell office:value-type="float" office:value="22591304" calcext:value-type="float">
            <text:p>22591304</text:p>
          </table:table-cell>
          <table:table-cell table:formula="of:=[.A1414]/1000/(60*60*24)" office:value-type="time" office:time-value="PT06H16M31.304S" calcext:value-type="time">
            <text:p>06:1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20.73" calcext:value-type="float">
            <text:p>1520.73</text:p>
          </table:table-cell>
          <table:table-cell office:value-type="float" office:value="1859.91" calcext:value-type="float">
            <text:p>1859.91</text:p>
          </table:table-cell>
        </table:table-row>
        <table:table-row table:style-name="ro1">
          <table:table-cell office:value-type="float" office:value="22607304" calcext:value-type="float">
            <text:p>22607304</text:p>
          </table:table-cell>
          <table:table-cell table:formula="of:=[.A1415]/1000/(60*60*24)" office:value-type="time" office:time-value="PT06H16M47.304S" calcext:value-type="time">
            <text:p>06:1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21.78" calcext:value-type="float">
            <text:p>1521.78</text:p>
          </table:table-cell>
          <table:table-cell office:value-type="float" office:value="1861.16" calcext:value-type="float">
            <text:p>1861.16</text:p>
          </table:table-cell>
        </table:table-row>
        <table:table-row table:style-name="ro1">
          <table:table-cell office:value-type="float" office:value="22623304" calcext:value-type="float">
            <text:p>22623304</text:p>
          </table:table-cell>
          <table:table-cell table:formula="of:=[.A1416]/1000/(60*60*24)" office:value-type="time" office:time-value="PT06H17M03.304S" calcext:value-type="time">
            <text:p>06:1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22.83" calcext:value-type="float">
            <text:p>1522.83</text:p>
          </table:table-cell>
          <table:table-cell office:value-type="float" office:value="1862.42" calcext:value-type="float">
            <text:p>1862.42</text:p>
          </table:table-cell>
        </table:table-row>
        <table:table-row table:style-name="ro1">
          <table:table-cell office:value-type="float" office:value="22639304" calcext:value-type="float">
            <text:p>22639304</text:p>
          </table:table-cell>
          <table:table-cell table:formula="of:=[.A1417]/1000/(60*60*24)" office:value-type="time" office:time-value="PT06H17M19.304S" calcext:value-type="time">
            <text:p>06:1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23.89" calcext:value-type="float">
            <text:p>1523.89</text:p>
          </table:table-cell>
          <table:table-cell office:value-type="float" office:value="1863.67" calcext:value-type="float">
            <text:p>1863.67</text:p>
          </table:table-cell>
        </table:table-row>
        <table:table-row table:style-name="ro1">
          <table:table-cell office:value-type="float" office:value="22655304" calcext:value-type="float">
            <text:p>22655304</text:p>
          </table:table-cell>
          <table:table-cell table:formula="of:=[.A1418]/1000/(60*60*24)" office:value-type="time" office:time-value="PT06H17M35.304S" calcext:value-type="time">
            <text:p>06:1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24.94" calcext:value-type="float">
            <text:p>1524.94</text:p>
          </table:table-cell>
          <table:table-cell office:value-type="float" office:value="1864.92" calcext:value-type="float">
            <text:p>1864.92</text:p>
          </table:table-cell>
        </table:table-row>
        <table:table-row table:style-name="ro1">
          <table:table-cell office:value-type="float" office:value="22671304" calcext:value-type="float">
            <text:p>22671304</text:p>
          </table:table-cell>
          <table:table-cell table:formula="of:=[.A1419]/1000/(60*60*24)" office:value-type="time" office:time-value="PT06H17M51.304S" calcext:value-type="time">
            <text:p>06:1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25.99" calcext:value-type="float">
            <text:p>1525.99</text:p>
          </table:table-cell>
          <table:table-cell office:value-type="float" office:value="1866.18" calcext:value-type="float">
            <text:p>1866.18</text:p>
          </table:table-cell>
        </table:table-row>
        <table:table-row table:style-name="ro1">
          <table:table-cell office:value-type="float" office:value="22687304" calcext:value-type="float">
            <text:p>22687304</text:p>
          </table:table-cell>
          <table:table-cell table:formula="of:=[.A1420]/1000/(60*60*24)" office:value-type="time" office:time-value="PT06H18M07.304S" calcext:value-type="time">
            <text:p>06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6.5" calcext:value-type="float">
            <text:p>236.5</text:p>
          </table:table-cell>
          <table:table-cell office:value-type="float" office:value="282.77" calcext:value-type="float">
            <text:p>282.77</text:p>
          </table:table-cell>
          <table:table-cell office:value-type="float" office:value="1527.04" calcext:value-type="float">
            <text:p>1527.04</text:p>
          </table:table-cell>
          <table:table-cell office:value-type="float" office:value="1867.43" calcext:value-type="float">
            <text:p>1867.43</text:p>
          </table:table-cell>
        </table:table-row>
        <table:table-row table:style-name="ro1">
          <table:table-cell office:value-type="float" office:value="22703304" calcext:value-type="float">
            <text:p>22703304</text:p>
          </table:table-cell>
          <table:table-cell table:formula="of:=[.A1421]/1000/(60*60*24)" office:value-type="time" office:time-value="PT06H18M23.304S" calcext:value-type="time">
            <text:p>06:1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28.09" calcext:value-type="float">
            <text:p>1528.09</text:p>
          </table:table-cell>
          <table:table-cell office:value-type="float" office:value="1868.68" calcext:value-type="float">
            <text:p>1868.68</text:p>
          </table:table-cell>
        </table:table-row>
        <table:table-row table:style-name="ro1">
          <table:table-cell office:value-type="float" office:value="22719304" calcext:value-type="float">
            <text:p>22719304</text:p>
          </table:table-cell>
          <table:table-cell table:formula="of:=[.A1422]/1000/(60*60*24)" office:value-type="time" office:time-value="PT06H18M39.304S" calcext:value-type="time">
            <text:p>06:1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29.14" calcext:value-type="float">
            <text:p>1529.14</text:p>
          </table:table-cell>
          <table:table-cell office:value-type="float" office:value="1869.93" calcext:value-type="float">
            <text:p>1869.93</text:p>
          </table:table-cell>
        </table:table-row>
        <table:table-row table:style-name="ro1">
          <table:table-cell office:value-type="float" office:value="22735304" calcext:value-type="float">
            <text:p>22735304</text:p>
          </table:table-cell>
          <table:table-cell table:formula="of:=[.A1423]/1000/(60*60*24)" office:value-type="time" office:time-value="PT06H18M55.304S" calcext:value-type="time">
            <text:p>06:1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30.19" calcext:value-type="float">
            <text:p>1530.19</text:p>
          </table:table-cell>
          <table:table-cell office:value-type="float" office:value="1871.19" calcext:value-type="float">
            <text:p>1871.19</text:p>
          </table:table-cell>
        </table:table-row>
        <table:table-row table:style-name="ro1">
          <table:table-cell office:value-type="float" office:value="22751304" calcext:value-type="float">
            <text:p>22751304</text:p>
          </table:table-cell>
          <table:table-cell table:formula="of:=[.A1424]/1000/(60*60*24)" office:value-type="time" office:time-value="PT06H19M11.304S" calcext:value-type="time">
            <text:p>06:1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531.24" calcext:value-type="float">
            <text:p>1531.24</text:p>
          </table:table-cell>
          <table:table-cell office:value-type="float" office:value="1872.44" calcext:value-type="float">
            <text:p>1872.44</text:p>
          </table:table-cell>
        </table:table-row>
        <table:table-row table:style-name="ro1">
          <table:table-cell office:value-type="float" office:value="22767304" calcext:value-type="float">
            <text:p>22767304</text:p>
          </table:table-cell>
          <table:table-cell table:formula="of:=[.A1425]/1000/(60*60*24)" office:value-type="time" office:time-value="PT06H19M27.304S" calcext:value-type="time">
            <text:p>06:1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32.29" calcext:value-type="float">
            <text:p>1532.29</text:p>
          </table:table-cell>
          <table:table-cell office:value-type="float" office:value="1873.69" calcext:value-type="float">
            <text:p>1873.69</text:p>
          </table:table-cell>
        </table:table-row>
        <table:table-row table:style-name="ro1">
          <table:table-cell office:value-type="float" office:value="22783304" calcext:value-type="float">
            <text:p>22783304</text:p>
          </table:table-cell>
          <table:table-cell table:formula="of:=[.A1426]/1000/(60*60*24)" office:value-type="time" office:time-value="PT06H19M43.304S" calcext:value-type="time">
            <text:p>06:1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33.34" calcext:value-type="float">
            <text:p>1533.34</text:p>
          </table:table-cell>
          <table:table-cell office:value-type="float" office:value="1874.94" calcext:value-type="float">
            <text:p>1874.94</text:p>
          </table:table-cell>
        </table:table-row>
        <table:table-row table:style-name="ro1">
          <table:table-cell office:value-type="float" office:value="22799304" calcext:value-type="float">
            <text:p>22799304</text:p>
          </table:table-cell>
          <table:table-cell table:formula="of:=[.A1427]/1000/(60*60*24)" office:value-type="time" office:time-value="PT06H19M59.304S" calcext:value-type="time">
            <text:p>06:1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34.4" calcext:value-type="float">
            <text:p>1534.4</text:p>
          </table:table-cell>
          <table:table-cell office:value-type="float" office:value="1876.19" calcext:value-type="float">
            <text:p>1876.19</text:p>
          </table:table-cell>
        </table:table-row>
        <table:table-row table:style-name="ro1">
          <table:table-cell office:value-type="float" office:value="22815304" calcext:value-type="float">
            <text:p>22815304</text:p>
          </table:table-cell>
          <table:table-cell table:formula="of:=[.A1428]/1000/(60*60*24)" office:value-type="time" office:time-value="PT06H20M15.304S" calcext:value-type="time">
            <text:p>06:2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35.45" calcext:value-type="float">
            <text:p>1535.45</text:p>
          </table:table-cell>
          <table:table-cell office:value-type="float" office:value="1877.45" calcext:value-type="float">
            <text:p>1877.45</text:p>
          </table:table-cell>
        </table:table-row>
        <table:table-row table:style-name="ro1">
          <table:table-cell office:value-type="float" office:value="22831304" calcext:value-type="float">
            <text:p>22831304</text:p>
          </table:table-cell>
          <table:table-cell table:formula="of:=[.A1429]/1000/(60*60*24)" office:value-type="time" office:time-value="PT06H20M31.304S" calcext:value-type="time">
            <text:p>06:2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536.5" calcext:value-type="float">
            <text:p>1536.5</text:p>
          </table:table-cell>
          <table:table-cell office:value-type="float" office:value="1878.7" calcext:value-type="float">
            <text:p>1878.7</text:p>
          </table:table-cell>
        </table:table-row>
        <table:table-row table:style-name="ro1">
          <table:table-cell office:value-type="float" office:value="22847304" calcext:value-type="float">
            <text:p>22847304</text:p>
          </table:table-cell>
          <table:table-cell table:formula="of:=[.A1430]/1000/(60*60*24)" office:value-type="time" office:time-value="PT06H20M47.304S" calcext:value-type="time">
            <text:p>06:2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537.55" calcext:value-type="float">
            <text:p>1537.55</text:p>
          </table:table-cell>
          <table:table-cell office:value-type="float" office:value="1879.95" calcext:value-type="float">
            <text:p>1879.95</text:p>
          </table:table-cell>
        </table:table-row>
        <table:table-row table:style-name="ro1">
          <table:table-cell office:value-type="float" office:value="22863304" calcext:value-type="float">
            <text:p>22863304</text:p>
          </table:table-cell>
          <table:table-cell table:formula="of:=[.A1431]/1000/(60*60*24)" office:value-type="time" office:time-value="PT06H21M03.304S" calcext:value-type="time">
            <text:p>06:2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38.6" calcext:value-type="float">
            <text:p>1538.6</text:p>
          </table:table-cell>
          <table:table-cell office:value-type="float" office:value="1881.2" calcext:value-type="float">
            <text:p>1881.2</text:p>
          </table:table-cell>
        </table:table-row>
        <table:table-row table:style-name="ro1">
          <table:table-cell office:value-type="float" office:value="22879304" calcext:value-type="float">
            <text:p>22879304</text:p>
          </table:table-cell>
          <table:table-cell table:formula="of:=[.A1432]/1000/(60*60*24)" office:value-type="time" office:time-value="PT06H21M19.304S" calcext:value-type="time">
            <text:p>06:2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539.65" calcext:value-type="float">
            <text:p>1539.65</text:p>
          </table:table-cell>
          <table:table-cell office:value-type="float" office:value="1882.45" calcext:value-type="float">
            <text:p>1882.45</text:p>
          </table:table-cell>
        </table:table-row>
        <table:table-row table:style-name="ro1">
          <table:table-cell office:value-type="float" office:value="22895304" calcext:value-type="float">
            <text:p>22895304</text:p>
          </table:table-cell>
          <table:table-cell table:formula="of:=[.A1433]/1000/(60*60*24)" office:value-type="time" office:time-value="PT06H21M35.304S" calcext:value-type="time">
            <text:p>06:2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540.7" calcext:value-type="float">
            <text:p>1540.7</text:p>
          </table:table-cell>
          <table:table-cell office:value-type="float" office:value="1883.71" calcext:value-type="float">
            <text:p>1883.71</text:p>
          </table:table-cell>
        </table:table-row>
        <table:table-row table:style-name="ro1">
          <table:table-cell office:value-type="float" office:value="22911304" calcext:value-type="float">
            <text:p>22911304</text:p>
          </table:table-cell>
          <table:table-cell table:formula="of:=[.A1434]/1000/(60*60*24)" office:value-type="time" office:time-value="PT06H21M51.304S" calcext:value-type="time">
            <text:p>06:2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541.75" calcext:value-type="float">
            <text:p>1541.75</text:p>
          </table:table-cell>
          <table:table-cell office:value-type="float" office:value="1884.96" calcext:value-type="float">
            <text:p>1884.96</text:p>
          </table:table-cell>
        </table:table-row>
        <table:table-row table:style-name="ro1">
          <table:table-cell office:value-type="float" office:value="22927304" calcext:value-type="float">
            <text:p>22927304</text:p>
          </table:table-cell>
          <table:table-cell table:formula="of:=[.A1435]/1000/(60*60*24)" office:value-type="time" office:time-value="PT06H22M07.304S" calcext:value-type="time">
            <text:p>06:2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542.8" calcext:value-type="float">
            <text:p>1542.8</text:p>
          </table:table-cell>
          <table:table-cell office:value-type="float" office:value="1886.21" calcext:value-type="float">
            <text:p>1886.21</text:p>
          </table:table-cell>
        </table:table-row>
        <table:table-row table:style-name="ro1">
          <table:table-cell office:value-type="float" office:value="22943304" calcext:value-type="float">
            <text:p>22943304</text:p>
          </table:table-cell>
          <table:table-cell table:formula="of:=[.A1436]/1000/(60*60*24)" office:value-type="time" office:time-value="PT06H22M23.304S" calcext:value-type="time">
            <text:p>06:2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43.85" calcext:value-type="float">
            <text:p>1543.85</text:p>
          </table:table-cell>
          <table:table-cell office:value-type="float" office:value="1887.46" calcext:value-type="float">
            <text:p>1887.46</text:p>
          </table:table-cell>
        </table:table-row>
        <table:table-row table:style-name="ro1">
          <table:table-cell office:value-type="float" office:value="22959304" calcext:value-type="float">
            <text:p>22959304</text:p>
          </table:table-cell>
          <table:table-cell table:formula="of:=[.A1437]/1000/(60*60*24)" office:value-type="time" office:time-value="PT06H22M39.304S" calcext:value-type="time">
            <text:p>06:2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544.9" calcext:value-type="float">
            <text:p>1544.9</text:p>
          </table:table-cell>
          <table:table-cell office:value-type="float" office:value="1888.72" calcext:value-type="float">
            <text:p>1888.72</text:p>
          </table:table-cell>
        </table:table-row>
        <table:table-row table:style-name="ro1">
          <table:table-cell office:value-type="float" office:value="22975304" calcext:value-type="float">
            <text:p>22975304</text:p>
          </table:table-cell>
          <table:table-cell table:formula="of:=[.A1438]/1000/(60*60*24)" office:value-type="time" office:time-value="PT06H22M55.304S" calcext:value-type="time">
            <text:p>06:2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545.95" calcext:value-type="float">
            <text:p>1545.95</text:p>
          </table:table-cell>
          <table:table-cell office:value-type="float" office:value="1889.97" calcext:value-type="float">
            <text:p>1889.97</text:p>
          </table:table-cell>
        </table:table-row>
        <table:table-row table:style-name="ro1">
          <table:table-cell office:value-type="float" office:value="22991304" calcext:value-type="float">
            <text:p>22991304</text:p>
          </table:table-cell>
          <table:table-cell table:formula="of:=[.A1439]/1000/(60*60*24)" office:value-type="time" office:time-value="PT06H23M11.304S" calcext:value-type="time">
            <text:p>06:2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47.01" calcext:value-type="float">
            <text:p>1547.01</text:p>
          </table:table-cell>
          <table:table-cell office:value-type="float" office:value="1891.22" calcext:value-type="float">
            <text:p>1891.22</text:p>
          </table:table-cell>
        </table:table-row>
        <table:table-row table:style-name="ro1">
          <table:table-cell office:value-type="float" office:value="23007304" calcext:value-type="float">
            <text:p>23007304</text:p>
          </table:table-cell>
          <table:table-cell table:formula="of:=[.A1440]/1000/(60*60*24)" office:value-type="time" office:time-value="PT06H23M27.304S" calcext:value-type="time">
            <text:p>06:2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48.06" calcext:value-type="float">
            <text:p>1548.06</text:p>
          </table:table-cell>
          <table:table-cell office:value-type="float" office:value="1892.47" calcext:value-type="float">
            <text:p>1892.47</text:p>
          </table:table-cell>
        </table:table-row>
        <table:table-row table:style-name="ro1">
          <table:table-cell office:value-type="float" office:value="23023304" calcext:value-type="float">
            <text:p>23023304</text:p>
          </table:table-cell>
          <table:table-cell table:formula="of:=[.A1441]/1000/(60*60*24)" office:value-type="time" office:time-value="PT06H23M43.304S" calcext:value-type="time">
            <text:p>06:2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49.11" calcext:value-type="float">
            <text:p>1549.11</text:p>
          </table:table-cell>
          <table:table-cell office:value-type="float" office:value="1893.72" calcext:value-type="float">
            <text:p>1893.72</text:p>
          </table:table-cell>
        </table:table-row>
        <table:table-row table:style-name="ro1">
          <table:table-cell office:value-type="float" office:value="23039304" calcext:value-type="float">
            <text:p>23039304</text:p>
          </table:table-cell>
          <table:table-cell table:formula="of:=[.A1442]/1000/(60*60*24)" office:value-type="time" office:time-value="PT06H23M59.304S" calcext:value-type="time">
            <text:p>06:2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50.16" calcext:value-type="float">
            <text:p>1550.16</text:p>
          </table:table-cell>
          <table:table-cell office:value-type="float" office:value="1894.97" calcext:value-type="float">
            <text:p>1894.97</text:p>
          </table:table-cell>
        </table:table-row>
        <table:table-row table:style-name="ro1">
          <table:table-cell office:value-type="float" office:value="23055304" calcext:value-type="float">
            <text:p>23055304</text:p>
          </table:table-cell>
          <table:table-cell table:formula="of:=[.A1443]/1000/(60*60*24)" office:value-type="time" office:time-value="PT06H24M15.304S" calcext:value-type="time">
            <text:p>06:2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551.21" calcext:value-type="float">
            <text:p>1551.21</text:p>
          </table:table-cell>
          <table:table-cell office:value-type="float" office:value="1896.23" calcext:value-type="float">
            <text:p>1896.23</text:p>
          </table:table-cell>
        </table:table-row>
        <table:table-row table:style-name="ro1">
          <table:table-cell office:value-type="float" office:value="23071304" calcext:value-type="float">
            <text:p>23071304</text:p>
          </table:table-cell>
          <table:table-cell table:formula="of:=[.A1444]/1000/(60*60*24)" office:value-type="time" office:time-value="PT06H24M31.304S" calcext:value-type="time">
            <text:p>06:2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52.26" calcext:value-type="float">
            <text:p>1552.26</text:p>
          </table:table-cell>
          <table:table-cell office:value-type="float" office:value="1897.48" calcext:value-type="float">
            <text:p>1897.48</text:p>
          </table:table-cell>
        </table:table-row>
        <table:table-row table:style-name="ro1">
          <table:table-cell office:value-type="float" office:value="23087304" calcext:value-type="float">
            <text:p>23087304</text:p>
          </table:table-cell>
          <table:table-cell table:formula="of:=[.A1445]/1000/(60*60*24)" office:value-type="time" office:time-value="PT06H24M47.304S" calcext:value-type="time">
            <text:p>06:2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53.31" calcext:value-type="float">
            <text:p>1553.31</text:p>
          </table:table-cell>
          <table:table-cell office:value-type="float" office:value="1898.73" calcext:value-type="float">
            <text:p>1898.73</text:p>
          </table:table-cell>
        </table:table-row>
        <table:table-row table:style-name="ro1">
          <table:table-cell office:value-type="float" office:value="23103304" calcext:value-type="float">
            <text:p>23103304</text:p>
          </table:table-cell>
          <table:table-cell table:formula="of:=[.A1446]/1000/(60*60*24)" office:value-type="time" office:time-value="PT06H25M03.304S" calcext:value-type="time">
            <text:p>06:2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54.36" calcext:value-type="float">
            <text:p>1554.36</text:p>
          </table:table-cell>
          <table:table-cell office:value-type="float" office:value="1899.98" calcext:value-type="float">
            <text:p>1899.98</text:p>
          </table:table-cell>
        </table:table-row>
        <table:table-row table:style-name="ro1">
          <table:table-cell office:value-type="float" office:value="23119304" calcext:value-type="float">
            <text:p>23119304</text:p>
          </table:table-cell>
          <table:table-cell table:formula="of:=[.A1447]/1000/(60*60*24)" office:value-type="time" office:time-value="PT06H25M19.304S" calcext:value-type="time">
            <text:p>06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55.41" calcext:value-type="float">
            <text:p>1555.41</text:p>
          </table:table-cell>
          <table:table-cell office:value-type="float" office:value="1901.23" calcext:value-type="float">
            <text:p>1901.23</text:p>
          </table:table-cell>
        </table:table-row>
        <table:table-row table:style-name="ro1">
          <table:table-cell office:value-type="float" office:value="23135304" calcext:value-type="float">
            <text:p>23135304</text:p>
          </table:table-cell>
          <table:table-cell table:formula="of:=[.A1448]/1000/(60*60*24)" office:value-type="time" office:time-value="PT06H25M35.304S" calcext:value-type="time">
            <text:p>06:2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56.46" calcext:value-type="float">
            <text:p>1556.46</text:p>
          </table:table-cell>
          <table:table-cell office:value-type="float" office:value="1902.48" calcext:value-type="float">
            <text:p>1902.48</text:p>
          </table:table-cell>
        </table:table-row>
        <table:table-row table:style-name="ro1">
          <table:table-cell office:value-type="float" office:value="23151304" calcext:value-type="float">
            <text:p>23151304</text:p>
          </table:table-cell>
          <table:table-cell table:formula="of:=[.A1449]/1000/(60*60*24)" office:value-type="time" office:time-value="PT06H25M51.304S" calcext:value-type="time">
            <text:p>06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57.51" calcext:value-type="float">
            <text:p>1557.51</text:p>
          </table:table-cell>
          <table:table-cell office:value-type="float" office:value="1903.74" calcext:value-type="float">
            <text:p>1903.74</text:p>
          </table:table-cell>
        </table:table-row>
        <table:table-row table:style-name="ro1">
          <table:table-cell office:value-type="float" office:value="23167304" calcext:value-type="float">
            <text:p>23167304</text:p>
          </table:table-cell>
          <table:table-cell table:formula="of:=[.A1450]/1000/(60*60*24)" office:value-type="time" office:time-value="PT06H26M07.304S" calcext:value-type="time">
            <text:p>06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58.56" calcext:value-type="float">
            <text:p>1558.56</text:p>
          </table:table-cell>
          <table:table-cell office:value-type="float" office:value="1904.99" calcext:value-type="float">
            <text:p>1904.99</text:p>
          </table:table-cell>
        </table:table-row>
        <table:table-row table:style-name="ro1">
          <table:table-cell office:value-type="float" office:value="23183304" calcext:value-type="float">
            <text:p>23183304</text:p>
          </table:table-cell>
          <table:table-cell table:formula="of:=[.A1451]/1000/(60*60*24)" office:value-type="time" office:time-value="PT06H26M23.304S" calcext:value-type="time">
            <text:p>06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59.61" calcext:value-type="float">
            <text:p>1559.61</text:p>
          </table:table-cell>
          <table:table-cell office:value-type="float" office:value="1906.24" calcext:value-type="float">
            <text:p>1906.24</text:p>
          </table:table-cell>
        </table:table-row>
        <table:table-row table:style-name="ro1">
          <table:table-cell office:value-type="float" office:value="23199304" calcext:value-type="float">
            <text:p>23199304</text:p>
          </table:table-cell>
          <table:table-cell table:formula="of:=[.A1452]/1000/(60*60*24)" office:value-type="time" office:time-value="PT06H26M39.304S" calcext:value-type="time">
            <text:p>06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60.66" calcext:value-type="float">
            <text:p>1560.66</text:p>
          </table:table-cell>
          <table:table-cell office:value-type="float" office:value="1907.49" calcext:value-type="float">
            <text:p>1907.49</text:p>
          </table:table-cell>
        </table:table-row>
        <table:table-row table:style-name="ro1">
          <table:table-cell office:value-type="float" office:value="23215304" calcext:value-type="float">
            <text:p>23215304</text:p>
          </table:table-cell>
          <table:table-cell table:formula="of:=[.A1453]/1000/(60*60*24)" office:value-type="time" office:time-value="PT06H26M55.304S" calcext:value-type="time">
            <text:p>06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61.71" calcext:value-type="float">
            <text:p>1561.71</text:p>
          </table:table-cell>
          <table:table-cell office:value-type="float" office:value="1908.74" calcext:value-type="float">
            <text:p>1908.74</text:p>
          </table:table-cell>
        </table:table-row>
        <table:table-row table:style-name="ro1">
          <table:table-cell office:value-type="float" office:value="23231304" calcext:value-type="float">
            <text:p>23231304</text:p>
          </table:table-cell>
          <table:table-cell table:formula="of:=[.A1454]/1000/(60*60*24)" office:value-type="time" office:time-value="PT06H27M11.304S" calcext:value-type="time">
            <text:p>06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62.76" calcext:value-type="float">
            <text:p>1562.76</text:p>
          </table:table-cell>
          <table:table-cell office:value-type="float" office:value="1909.99" calcext:value-type="float">
            <text:p>1909.99</text:p>
          </table:table-cell>
        </table:table-row>
        <table:table-row table:style-name="ro1">
          <table:table-cell office:value-type="float" office:value="23247304" calcext:value-type="float">
            <text:p>23247304</text:p>
          </table:table-cell>
          <table:table-cell table:formula="of:=[.A1455]/1000/(60*60*24)" office:value-type="time" office:time-value="PT06H27M27.304S" calcext:value-type="time">
            <text:p>06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63.81" calcext:value-type="float">
            <text:p>1563.81</text:p>
          </table:table-cell>
          <table:table-cell office:value-type="float" office:value="1911.25" calcext:value-type="float">
            <text:p>1911.25</text:p>
          </table:table-cell>
        </table:table-row>
        <table:table-row table:style-name="ro1">
          <table:table-cell office:value-type="float" office:value="23263304" calcext:value-type="float">
            <text:p>23263304</text:p>
          </table:table-cell>
          <table:table-cell table:formula="of:=[.A1456]/1000/(60*60*24)" office:value-type="time" office:time-value="PT06H27M43.304S" calcext:value-type="time">
            <text:p>06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64.86" calcext:value-type="float">
            <text:p>1564.86</text:p>
          </table:table-cell>
          <table:table-cell office:value-type="float" office:value="1912.5" calcext:value-type="float">
            <text:p>1912.5</text:p>
          </table:table-cell>
        </table:table-row>
        <table:table-row table:style-name="ro1">
          <table:table-cell office:value-type="float" office:value="23279304" calcext:value-type="float">
            <text:p>23279304</text:p>
          </table:table-cell>
          <table:table-cell table:formula="of:=[.A1457]/1000/(60*60*24)" office:value-type="time" office:time-value="PT06H27M59.304S" calcext:value-type="time">
            <text:p>06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65.91" calcext:value-type="float">
            <text:p>1565.91</text:p>
          </table:table-cell>
          <table:table-cell office:value-type="float" office:value="1913.75" calcext:value-type="float">
            <text:p>1913.75</text:p>
          </table:table-cell>
        </table:table-row>
        <table:table-row table:style-name="ro1">
          <table:table-cell office:value-type="float" office:value="23295304" calcext:value-type="float">
            <text:p>23295304</text:p>
          </table:table-cell>
          <table:table-cell table:formula="of:=[.A1458]/1000/(60*60*24)" office:value-type="time" office:time-value="PT06H28M15.304S" calcext:value-type="time">
            <text:p>06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566.97" calcext:value-type="float">
            <text:p>1566.97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23311304" calcext:value-type="float">
            <text:p>23311304</text:p>
          </table:table-cell>
          <table:table-cell table:formula="of:=[.A1459]/1000/(60*60*24)" office:value-type="time" office:time-value="PT06H28M31.304S" calcext:value-type="time">
            <text:p>06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68.02" calcext:value-type="float">
            <text:p>1568.02</text:p>
          </table:table-cell>
          <table:table-cell office:value-type="float" office:value="1916.25" calcext:value-type="float">
            <text:p>1916.25</text:p>
          </table:table-cell>
        </table:table-row>
        <table:table-row table:style-name="ro1">
          <table:table-cell office:value-type="float" office:value="23327304" calcext:value-type="float">
            <text:p>23327304</text:p>
          </table:table-cell>
          <table:table-cell table:formula="of:=[.A1460]/1000/(60*60*24)" office:value-type="time" office:time-value="PT06H28M47.304S" calcext:value-type="time">
            <text:p>06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69.07" calcext:value-type="float">
            <text:p>1569.07</text:p>
          </table:table-cell>
          <table:table-cell office:value-type="float" office:value="1917.5" calcext:value-type="float">
            <text:p>1917.5</text:p>
          </table:table-cell>
        </table:table-row>
        <table:table-row table:style-name="ro1">
          <table:table-cell office:value-type="float" office:value="23343304" calcext:value-type="float">
            <text:p>23343304</text:p>
          </table:table-cell>
          <table:table-cell table:formula="of:=[.A1461]/1000/(60*60*24)" office:value-type="time" office:time-value="PT06H29M03.304S" calcext:value-type="time">
            <text:p>06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70.12" calcext:value-type="float">
            <text:p>1570.12</text:p>
          </table:table-cell>
          <table:table-cell office:value-type="float" office:value="1918.75" calcext:value-type="float">
            <text:p>1918.75</text:p>
          </table:table-cell>
        </table:table-row>
        <table:table-row table:style-name="ro1">
          <table:table-cell office:value-type="float" office:value="23359304" calcext:value-type="float">
            <text:p>23359304</text:p>
          </table:table-cell>
          <table:table-cell table:formula="of:=[.A1462]/1000/(60*60*24)" office:value-type="time" office:time-value="PT06H29M19.304S" calcext:value-type="time">
            <text:p>06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71.17" calcext:value-type="float">
            <text:p>1571.17</text:p>
          </table:table-cell>
          <table:table-cell office:value-type="float" office:value="1920.01" calcext:value-type="float">
            <text:p>1920.01</text:p>
          </table:table-cell>
        </table:table-row>
        <table:table-row table:style-name="ro1">
          <table:table-cell office:value-type="float" office:value="23375304" calcext:value-type="float">
            <text:p>23375304</text:p>
          </table:table-cell>
          <table:table-cell table:formula="of:=[.A1463]/1000/(60*60*24)" office:value-type="time" office:time-value="PT06H29M35.304S" calcext:value-type="time">
            <text:p>06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1572.22" calcext:value-type="float">
            <text:p>1572.22</text:p>
          </table:table-cell>
          <table:table-cell office:value-type="float" office:value="1921.26" calcext:value-type="float">
            <text:p>1921.26</text:p>
          </table:table-cell>
        </table:table-row>
        <table:table-row table:style-name="ro1">
          <table:table-cell office:value-type="float" office:value="23391304" calcext:value-type="float">
            <text:p>23391304</text:p>
          </table:table-cell>
          <table:table-cell table:formula="of:=[.A1464]/1000/(60*60*24)" office:value-type="time" office:time-value="PT06H29M51.304S" calcext:value-type="time">
            <text:p>06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73.27" calcext:value-type="float">
            <text:p>1573.27</text:p>
          </table:table-cell>
          <table:table-cell office:value-type="float" office:value="1922.51" calcext:value-type="float">
            <text:p>1922.51</text:p>
          </table:table-cell>
        </table:table-row>
        <table:table-row table:style-name="ro1">
          <table:table-cell office:value-type="float" office:value="23407304" calcext:value-type="float">
            <text:p>23407304</text:p>
          </table:table-cell>
          <table:table-cell table:formula="of:=[.A1465]/1000/(60*60*24)" office:value-type="time" office:time-value="PT06H30M07.304S" calcext:value-type="time">
            <text:p>06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574.32" calcext:value-type="float">
            <text:p>1574.32</text:p>
          </table:table-cell>
          <table:table-cell office:value-type="float" office:value="1923.76" calcext:value-type="float">
            <text:p>1923.76</text:p>
          </table:table-cell>
        </table:table-row>
        <table:table-row table:style-name="ro1">
          <table:table-cell office:value-type="float" office:value="23423304" calcext:value-type="float">
            <text:p>23423304</text:p>
          </table:table-cell>
          <table:table-cell table:formula="of:=[.A1466]/1000/(60*60*24)" office:value-type="time" office:time-value="PT06H30M23.304S" calcext:value-type="time">
            <text:p>06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75.37" calcext:value-type="float">
            <text:p>1575.37</text:p>
          </table:table-cell>
          <table:table-cell office:value-type="float" office:value="1925.01" calcext:value-type="float">
            <text:p>1925.01</text:p>
          </table:table-cell>
        </table:table-row>
        <table:table-row table:style-name="ro1">
          <table:table-cell office:value-type="float" office:value="23439304" calcext:value-type="float">
            <text:p>23439304</text:p>
          </table:table-cell>
          <table:table-cell table:formula="of:=[.A1467]/1000/(60*60*24)" office:value-type="time" office:time-value="PT06H30M39.304S" calcext:value-type="time">
            <text:p>06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76.42" calcext:value-type="float">
            <text:p>1576.42</text:p>
          </table:table-cell>
          <table:table-cell office:value-type="float" office:value="1926.26" calcext:value-type="float">
            <text:p>1926.26</text:p>
          </table:table-cell>
        </table:table-row>
        <table:table-row table:style-name="ro1">
          <table:table-cell office:value-type="float" office:value="23455304" calcext:value-type="float">
            <text:p>23455304</text:p>
          </table:table-cell>
          <table:table-cell table:formula="of:=[.A1468]/1000/(60*60*24)" office:value-type="time" office:time-value="PT06H30M55.304S" calcext:value-type="time">
            <text:p>06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577.47" calcext:value-type="float">
            <text:p>1577.47</text:p>
          </table:table-cell>
          <table:table-cell office:value-type="float" office:value="1927.51" calcext:value-type="float">
            <text:p>1927.51</text:p>
          </table:table-cell>
        </table:table-row>
        <table:table-row table:style-name="ro1">
          <table:table-cell office:value-type="float" office:value="23471304" calcext:value-type="float">
            <text:p>23471304</text:p>
          </table:table-cell>
          <table:table-cell table:formula="of:=[.A1469]/1000/(60*60*24)" office:value-type="time" office:time-value="PT06H31M11.304S" calcext:value-type="time">
            <text:p>06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578.52" calcext:value-type="float">
            <text:p>1578.52</text:p>
          </table:table-cell>
          <table:table-cell office:value-type="float" office:value="1928.76" calcext:value-type="float">
            <text:p>1928.76</text:p>
          </table:table-cell>
        </table:table-row>
        <table:table-row table:style-name="ro1">
          <table:table-cell office:value-type="float" office:value="23487304" calcext:value-type="float">
            <text:p>23487304</text:p>
          </table:table-cell>
          <table:table-cell table:formula="of:=[.A1470]/1000/(60*60*24)" office:value-type="time" office:time-value="PT06H31M27.304S" calcext:value-type="time">
            <text:p>06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579.57" calcext:value-type="float">
            <text:p>1579.57</text:p>
          </table:table-cell>
          <table:table-cell office:value-type="float" office:value="1930.01" calcext:value-type="float">
            <text:p>1930.01</text:p>
          </table:table-cell>
        </table:table-row>
        <table:table-row table:style-name="ro1">
          <table:table-cell office:value-type="float" office:value="23503304" calcext:value-type="float">
            <text:p>23503304</text:p>
          </table:table-cell>
          <table:table-cell table:formula="of:=[.A1471]/1000/(60*60*24)" office:value-type="time" office:time-value="PT06H31M43.304S" calcext:value-type="time">
            <text:p>06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580.62" calcext:value-type="float">
            <text:p>1580.62</text:p>
          </table:table-cell>
          <table:table-cell office:value-type="float" office:value="1931.26" calcext:value-type="float">
            <text:p>1931.26</text:p>
          </table:table-cell>
        </table:table-row>
        <table:table-row table:style-name="ro1">
          <table:table-cell office:value-type="float" office:value="23519304" calcext:value-type="float">
            <text:p>23519304</text:p>
          </table:table-cell>
          <table:table-cell table:formula="of:=[.A1472]/1000/(60*60*24)" office:value-type="time" office:time-value="PT06H31M59.304S" calcext:value-type="time">
            <text:p>06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581.66" calcext:value-type="float">
            <text:p>1581.66</text:p>
          </table:table-cell>
          <table:table-cell office:value-type="float" office:value="1932.51" calcext:value-type="float">
            <text:p>1932.51</text:p>
          </table:table-cell>
        </table:table-row>
        <table:table-row table:style-name="ro1">
          <table:table-cell office:value-type="float" office:value="23535304" calcext:value-type="float">
            <text:p>23535304</text:p>
          </table:table-cell>
          <table:table-cell table:formula="of:=[.A1473]/1000/(60*60*24)" office:value-type="time" office:time-value="PT06H32M15.304S" calcext:value-type="time">
            <text:p>06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1582.71" calcext:value-type="float">
            <text:p>1582.71</text:p>
          </table:table-cell>
          <table:table-cell office:value-type="float" office:value="1933.76" calcext:value-type="float">
            <text:p>1933.76</text:p>
          </table:table-cell>
        </table:table-row>
        <table:table-row table:style-name="ro1">
          <table:table-cell office:value-type="float" office:value="23551304" calcext:value-type="float">
            <text:p>23551304</text:p>
          </table:table-cell>
          <table:table-cell table:formula="of:=[.A1474]/1000/(60*60*24)" office:value-type="time" office:time-value="PT06H32M31.304S" calcext:value-type="time">
            <text:p>06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583.76" calcext:value-type="float">
            <text:p>1583.76</text:p>
          </table:table-cell>
          <table:table-cell office:value-type="float" office:value="1935.01" calcext:value-type="float">
            <text:p>1935.01</text:p>
          </table:table-cell>
        </table:table-row>
        <table:table-row table:style-name="ro1">
          <table:table-cell office:value-type="float" office:value="23567304" calcext:value-type="float">
            <text:p>23567304</text:p>
          </table:table-cell>
          <table:table-cell table:formula="of:=[.A1475]/1000/(60*60*24)" office:value-type="time" office:time-value="PT06H32M47.304S" calcext:value-type="time">
            <text:p>06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84.81" calcext:value-type="float">
            <text:p>1584.81</text:p>
          </table:table-cell>
          <table:table-cell office:value-type="float" office:value="1936.26" calcext:value-type="float">
            <text:p>1936.26</text:p>
          </table:table-cell>
        </table:table-row>
        <table:table-row table:style-name="ro1">
          <table:table-cell office:value-type="float" office:value="23583304" calcext:value-type="float">
            <text:p>23583304</text:p>
          </table:table-cell>
          <table:table-cell table:formula="of:=[.A1476]/1000/(60*60*24)" office:value-type="time" office:time-value="PT06H33M03.304S" calcext:value-type="time">
            <text:p>06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585.86" calcext:value-type="float">
            <text:p>1585.86</text:p>
          </table:table-cell>
          <table:table-cell office:value-type="float" office:value="1937.51" calcext:value-type="float">
            <text:p>1937.51</text:p>
          </table:table-cell>
        </table:table-row>
        <table:table-row table:style-name="ro1">
          <table:table-cell office:value-type="float" office:value="23599304" calcext:value-type="float">
            <text:p>23599304</text:p>
          </table:table-cell>
          <table:table-cell table:formula="of:=[.A1477]/1000/(60*60*24)" office:value-type="time" office:time-value="PT06H33M19.304S" calcext:value-type="time">
            <text:p>06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586.91" calcext:value-type="float">
            <text:p>1586.91</text:p>
          </table:table-cell>
          <table:table-cell office:value-type="float" office:value="1938.76" calcext:value-type="float">
            <text:p>1938.76</text:p>
          </table:table-cell>
        </table:table-row>
        <table:table-row table:style-name="ro1">
          <table:table-cell office:value-type="float" office:value="23615304" calcext:value-type="float">
            <text:p>23615304</text:p>
          </table:table-cell>
          <table:table-cell table:formula="of:=[.A1478]/1000/(60*60*24)" office:value-type="time" office:time-value="PT06H33M35.304S" calcext:value-type="time">
            <text:p>06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587.96" calcext:value-type="float">
            <text:p>1587.96</text:p>
          </table:table-cell>
          <table:table-cell office:value-type="float" office:value="1940.01" calcext:value-type="float">
            <text:p>1940.01</text:p>
          </table:table-cell>
        </table:table-row>
        <table:table-row table:style-name="ro1">
          <table:table-cell office:value-type="float" office:value="23631304" calcext:value-type="float">
            <text:p>23631304</text:p>
          </table:table-cell>
          <table:table-cell table:formula="of:=[.A1479]/1000/(60*60*24)" office:value-type="time" office:time-value="PT06H33M51.304S" calcext:value-type="time">
            <text:p>06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589.01" calcext:value-type="float">
            <text:p>1589.01</text:p>
          </table:table-cell>
          <table:table-cell office:value-type="float" office:value="1941.26" calcext:value-type="float">
            <text:p>1941.26</text:p>
          </table:table-cell>
        </table:table-row>
        <table:table-row table:style-name="ro1">
          <table:table-cell office:value-type="float" office:value="23647304" calcext:value-type="float">
            <text:p>23647304</text:p>
          </table:table-cell>
          <table:table-cell table:formula="of:=[.A1480]/1000/(60*60*24)" office:value-type="time" office:time-value="PT06H34M07.304S" calcext:value-type="time">
            <text:p>06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590.06" calcext:value-type="float">
            <text:p>1590.06</text:p>
          </table:table-cell>
          <table:table-cell office:value-type="float" office:value="1942.51" calcext:value-type="float">
            <text:p>1942.51</text:p>
          </table:table-cell>
        </table:table-row>
        <table:table-row table:style-name="ro1">
          <table:table-cell office:value-type="float" office:value="23663304" calcext:value-type="float">
            <text:p>23663304</text:p>
          </table:table-cell>
          <table:table-cell table:formula="of:=[.A1481]/1000/(60*60*24)" office:value-type="time" office:time-value="PT06H34M23.304S" calcext:value-type="time">
            <text:p>06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591.11" calcext:value-type="float">
            <text:p>1591.11</text:p>
          </table:table-cell>
          <table:table-cell office:value-type="float" office:value="1943.76" calcext:value-type="float">
            <text:p>1943.76</text:p>
          </table:table-cell>
        </table:table-row>
        <table:table-row table:style-name="ro1">
          <table:table-cell office:value-type="float" office:value="23679304" calcext:value-type="float">
            <text:p>23679304</text:p>
          </table:table-cell>
          <table:table-cell table:formula="of:=[.A1482]/1000/(60*60*24)" office:value-type="time" office:time-value="PT06H34M39.304S" calcext:value-type="time">
            <text:p>06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592.16" calcext:value-type="float">
            <text:p>1592.16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23695304" calcext:value-type="float">
            <text:p>23695304</text:p>
          </table:table-cell>
          <table:table-cell table:formula="of:=[.A1483]/1000/(60*60*24)" office:value-type="time" office:time-value="PT06H34M55.304S" calcext:value-type="time">
            <text:p>06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593.2" calcext:value-type="float">
            <text:p>1593.2</text:p>
          </table:table-cell>
          <table:table-cell office:value-type="float" office:value="1946.25" calcext:value-type="float">
            <text:p>1946.25</text:p>
          </table:table-cell>
        </table:table-row>
        <table:table-row table:style-name="ro1">
          <table:table-cell office:value-type="float" office:value="23711304" calcext:value-type="float">
            <text:p>23711304</text:p>
          </table:table-cell>
          <table:table-cell table:formula="of:=[.A1484]/1000/(60*60*24)" office:value-type="time" office:time-value="PT06H35M11.304S" calcext:value-type="time">
            <text:p>06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594.25" calcext:value-type="float">
            <text:p>1594.25</text:p>
          </table:table-cell>
          <table:table-cell office:value-type="float" office:value="1947.5" calcext:value-type="float">
            <text:p>1947.5</text:p>
          </table:table-cell>
        </table:table-row>
        <table:table-row table:style-name="ro1">
          <table:table-cell office:value-type="float" office:value="23727304" calcext:value-type="float">
            <text:p>23727304</text:p>
          </table:table-cell>
          <table:table-cell table:formula="of:=[.A1485]/1000/(60*60*24)" office:value-type="time" office:time-value="PT06H35M27.304S" calcext:value-type="time">
            <text:p>06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595.3" calcext:value-type="float">
            <text:p>1595.3</text:p>
          </table:table-cell>
          <table:table-cell office:value-type="float" office:value="1948.75" calcext:value-type="float">
            <text:p>1948.75</text:p>
          </table:table-cell>
        </table:table-row>
        <table:table-row table:style-name="ro1">
          <table:table-cell office:value-type="float" office:value="23743304" calcext:value-type="float">
            <text:p>23743304</text:p>
          </table:table-cell>
          <table:table-cell table:formula="of:=[.A1486]/1000/(60*60*24)" office:value-type="time" office:time-value="PT06H35M43.304S" calcext:value-type="time">
            <text:p>06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596.35" calcext:value-type="float">
            <text:p>1596.3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23759304" calcext:value-type="float">
            <text:p>23759304</text:p>
          </table:table-cell>
          <table:table-cell table:formula="of:=[.A1487]/1000/(60*60*24)" office:value-type="time" office:time-value="PT06H35M59.304S" calcext:value-type="time">
            <text:p>06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597.4" calcext:value-type="float">
            <text:p>1597.4</text:p>
          </table:table-cell>
          <table:table-cell office:value-type="float" office:value="1951.25" calcext:value-type="float">
            <text:p>1951.25</text:p>
          </table:table-cell>
        </table:table-row>
        <table:table-row table:style-name="ro1">
          <table:table-cell office:value-type="float" office:value="23775304" calcext:value-type="float">
            <text:p>23775304</text:p>
          </table:table-cell>
          <table:table-cell table:formula="of:=[.A1488]/1000/(60*60*24)" office:value-type="time" office:time-value="PT06H36M15.304S" calcext:value-type="time">
            <text:p>06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598.45" calcext:value-type="float">
            <text:p>1598.45</text:p>
          </table:table-cell>
          <table:table-cell office:value-type="float" office:value="1952.5" calcext:value-type="float">
            <text:p>1952.5</text:p>
          </table:table-cell>
        </table:table-row>
        <table:table-row table:style-name="ro1">
          <table:table-cell office:value-type="float" office:value="23791304" calcext:value-type="float">
            <text:p>23791304</text:p>
          </table:table-cell>
          <table:table-cell table:formula="of:=[.A1489]/1000/(60*60*24)" office:value-type="time" office:time-value="PT06H36M31.304S" calcext:value-type="time">
            <text:p>06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599.5" calcext:value-type="float">
            <text:p>1599.5</text:p>
          </table:table-cell>
          <table:table-cell office:value-type="float" office:value="1953.75" calcext:value-type="float">
            <text:p>1953.75</text:p>
          </table:table-cell>
        </table:table-row>
        <table:table-row table:style-name="ro1">
          <table:table-cell office:value-type="float" office:value="23807304" calcext:value-type="float">
            <text:p>23807304</text:p>
          </table:table-cell>
          <table:table-cell table:formula="of:=[.A1490]/1000/(60*60*24)" office:value-type="time" office:time-value="PT06H36M47.304S" calcext:value-type="time">
            <text:p>06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600.55" calcext:value-type="float">
            <text:p>1600.55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23823304" calcext:value-type="float">
            <text:p>23823304</text:p>
          </table:table-cell>
          <table:table-cell table:formula="of:=[.A1491]/1000/(60*60*24)" office:value-type="time" office:time-value="PT06H37M03.304S" calcext:value-type="time">
            <text:p>06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01.6" calcext:value-type="float">
            <text:p>1601.6</text:p>
          </table:table-cell>
          <table:table-cell office:value-type="float" office:value="1956.25" calcext:value-type="float">
            <text:p>1956.25</text:p>
          </table:table-cell>
        </table:table-row>
        <table:table-row table:style-name="ro1">
          <table:table-cell office:value-type="float" office:value="23839304" calcext:value-type="float">
            <text:p>23839304</text:p>
          </table:table-cell>
          <table:table-cell table:formula="of:=[.A1492]/1000/(60*60*24)" office:value-type="time" office:time-value="PT06H37M19.304S" calcext:value-type="time">
            <text:p>06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02.65" calcext:value-type="float">
            <text:p>1602.65</text:p>
          </table:table-cell>
          <table:table-cell office:value-type="float" office:value="1957.5" calcext:value-type="float">
            <text:p>1957.5</text:p>
          </table:table-cell>
        </table:table-row>
        <table:table-row table:style-name="ro1">
          <table:table-cell office:value-type="float" office:value="23855304" calcext:value-type="float">
            <text:p>23855304</text:p>
          </table:table-cell>
          <table:table-cell table:formula="of:=[.A1493]/1000/(60*60*24)" office:value-type="time" office:time-value="PT06H37M35.304S" calcext:value-type="time">
            <text:p>06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603.7" calcext:value-type="float">
            <text:p>1603.7</text:p>
          </table:table-cell>
          <table:table-cell office:value-type="float" office:value="1958.74" calcext:value-type="float">
            <text:p>1958.74</text:p>
          </table:table-cell>
        </table:table-row>
        <table:table-row table:style-name="ro1">
          <table:table-cell office:value-type="float" office:value="23871304" calcext:value-type="float">
            <text:p>23871304</text:p>
          </table:table-cell>
          <table:table-cell table:formula="of:=[.A1494]/1000/(60*60*24)" office:value-type="time" office:time-value="PT06H37M51.304S" calcext:value-type="time">
            <text:p>06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04.75" calcext:value-type="float">
            <text:p>1604.75</text:p>
          </table:table-cell>
          <table:table-cell office:value-type="float" office:value="1959.99" calcext:value-type="float">
            <text:p>1959.99</text:p>
          </table:table-cell>
        </table:table-row>
        <table:table-row table:style-name="ro1">
          <table:table-cell office:value-type="float" office:value="23887304" calcext:value-type="float">
            <text:p>23887304</text:p>
          </table:table-cell>
          <table:table-cell table:formula="of:=[.A1495]/1000/(60*60*24)" office:value-type="time" office:time-value="PT06H38M07.304S" calcext:value-type="time">
            <text:p>06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605.79" calcext:value-type="float">
            <text:p>1605.79</text:p>
          </table:table-cell>
          <table:table-cell office:value-type="float" office:value="1961.24" calcext:value-type="float">
            <text:p>1961.24</text:p>
          </table:table-cell>
        </table:table-row>
        <table:table-row table:style-name="ro1">
          <table:table-cell office:value-type="float" office:value="23903304" calcext:value-type="float">
            <text:p>23903304</text:p>
          </table:table-cell>
          <table:table-cell table:formula="of:=[.A1496]/1000/(60*60*24)" office:value-type="time" office:time-value="PT06H38M23.304S" calcext:value-type="time">
            <text:p>06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606.84" calcext:value-type="float">
            <text:p>1606.84</text:p>
          </table:table-cell>
          <table:table-cell office:value-type="float" office:value="1962.49" calcext:value-type="float">
            <text:p>1962.49</text:p>
          </table:table-cell>
        </table:table-row>
        <table:table-row table:style-name="ro1">
          <table:table-cell office:value-type="float" office:value="23919304" calcext:value-type="float">
            <text:p>23919304</text:p>
          </table:table-cell>
          <table:table-cell table:formula="of:=[.A1497]/1000/(60*60*24)" office:value-type="time" office:time-value="PT06H38M39.304S" calcext:value-type="time">
            <text:p>06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07.89" calcext:value-type="float">
            <text:p>1607.89</text:p>
          </table:table-cell>
          <table:table-cell office:value-type="float" office:value="1963.74" calcext:value-type="float">
            <text:p>1963.74</text:p>
          </table:table-cell>
        </table:table-row>
        <table:table-row table:style-name="ro1">
          <table:table-cell office:value-type="float" office:value="23935304" calcext:value-type="float">
            <text:p>23935304</text:p>
          </table:table-cell>
          <table:table-cell table:formula="of:=[.A1498]/1000/(60*60*24)" office:value-type="time" office:time-value="PT06H38M55.304S" calcext:value-type="time">
            <text:p>06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608.94" calcext:value-type="float">
            <text:p>1608.94</text:p>
          </table:table-cell>
          <table:table-cell office:value-type="float" office:value="1964.98" calcext:value-type="float">
            <text:p>1964.98</text:p>
          </table:table-cell>
        </table:table-row>
        <table:table-row table:style-name="ro1">
          <table:table-cell office:value-type="float" office:value="23951304" calcext:value-type="float">
            <text:p>23951304</text:p>
          </table:table-cell>
          <table:table-cell table:formula="of:=[.A1499]/1000/(60*60*24)" office:value-type="time" office:time-value="PT06H39M11.304S" calcext:value-type="time">
            <text:p>06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609.99" calcext:value-type="float">
            <text:p>1609.99</text:p>
          </table:table-cell>
          <table:table-cell office:value-type="float" office:value="1966.23" calcext:value-type="float">
            <text:p>1966.23</text:p>
          </table:table-cell>
        </table:table-row>
        <table:table-row table:style-name="ro1">
          <table:table-cell office:value-type="float" office:value="23967304" calcext:value-type="float">
            <text:p>23967304</text:p>
          </table:table-cell>
          <table:table-cell table:formula="of:=[.A1500]/1000/(60*60*24)" office:value-type="time" office:time-value="PT06H39M27.304S" calcext:value-type="time">
            <text:p>06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611.04" calcext:value-type="float">
            <text:p>1611.04</text:p>
          </table:table-cell>
          <table:table-cell office:value-type="float" office:value="1967.48" calcext:value-type="float">
            <text:p>1967.48</text:p>
          </table:table-cell>
        </table:table-row>
        <table:table-row table:style-name="ro1">
          <table:table-cell office:value-type="float" office:value="23983304" calcext:value-type="float">
            <text:p>23983304</text:p>
          </table:table-cell>
          <table:table-cell table:formula="of:=[.A1501]/1000/(60*60*24)" office:value-type="time" office:time-value="PT06H39M43.304S" calcext:value-type="time">
            <text:p>06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612.09" calcext:value-type="float">
            <text:p>1612.09</text:p>
          </table:table-cell>
          <table:table-cell office:value-type="float" office:value="1968.72" calcext:value-type="float">
            <text:p>1968.72</text:p>
          </table:table-cell>
        </table:table-row>
        <table:table-row table:style-name="ro1">
          <table:table-cell office:value-type="float" office:value="23999304" calcext:value-type="float">
            <text:p>23999304</text:p>
          </table:table-cell>
          <table:table-cell table:formula="of:=[.A1502]/1000/(60*60*24)" office:value-type="time" office:time-value="PT06H39M59.304S" calcext:value-type="time">
            <text:p>06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613.14" calcext:value-type="float">
            <text:p>1613.14</text:p>
          </table:table-cell>
          <table:table-cell office:value-type="float" office:value="1969.97" calcext:value-type="float">
            <text:p>1969.97</text:p>
          </table:table-cell>
        </table:table-row>
        <table:table-row table:style-name="ro1">
          <table:table-cell office:value-type="float" office:value="24015304" calcext:value-type="float">
            <text:p>24015304</text:p>
          </table:table-cell>
          <table:table-cell table:formula="of:=[.A1503]/1000/(60*60*24)" office:value-type="time" office:time-value="PT06H40M15.304S" calcext:value-type="time">
            <text:p>06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614.19" calcext:value-type="float">
            <text:p>1614.19</text:p>
          </table:table-cell>
          <table:table-cell office:value-type="float" office:value="1971.22" calcext:value-type="float">
            <text:p>1971.22</text:p>
          </table:table-cell>
        </table:table-row>
        <table:table-row table:style-name="ro1">
          <table:table-cell office:value-type="float" office:value="24031304" calcext:value-type="float">
            <text:p>24031304</text:p>
          </table:table-cell>
          <table:table-cell table:formula="of:=[.A1504]/1000/(60*60*24)" office:value-type="time" office:time-value="PT06H40M31.304S" calcext:value-type="time">
            <text:p>06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615.23" calcext:value-type="float">
            <text:p>1615.23</text:p>
          </table:table-cell>
          <table:table-cell office:value-type="float" office:value="1972.47" calcext:value-type="float">
            <text:p>1972.47</text:p>
          </table:table-cell>
        </table:table-row>
        <table:table-row table:style-name="ro1">
          <table:table-cell office:value-type="float" office:value="24047304" calcext:value-type="float">
            <text:p>24047304</text:p>
          </table:table-cell>
          <table:table-cell table:formula="of:=[.A1505]/1000/(60*60*24)" office:value-type="time" office:time-value="PT06H40M47.304S" calcext:value-type="time">
            <text:p>06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616.28" calcext:value-type="float">
            <text:p>1616.28</text:p>
          </table:table-cell>
          <table:table-cell office:value-type="float" office:value="1973.72" calcext:value-type="float">
            <text:p>1973.72</text:p>
          </table:table-cell>
        </table:table-row>
        <table:table-row table:style-name="ro1">
          <table:table-cell office:value-type="float" office:value="24063304" calcext:value-type="float">
            <text:p>24063304</text:p>
          </table:table-cell>
          <table:table-cell table:formula="of:=[.A1506]/1000/(60*60*24)" office:value-type="time" office:time-value="PT06H41M03.304S" calcext:value-type="time">
            <text:p>06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617.33" calcext:value-type="float">
            <text:p>1617.33</text:p>
          </table:table-cell>
          <table:table-cell office:value-type="float" office:value="1974.96" calcext:value-type="float">
            <text:p>1974.96</text:p>
          </table:table-cell>
        </table:table-row>
        <table:table-row table:style-name="ro1">
          <table:table-cell office:value-type="float" office:value="24079304" calcext:value-type="float">
            <text:p>24079304</text:p>
          </table:table-cell>
          <table:table-cell table:formula="of:=[.A1507]/1000/(60*60*24)" office:value-type="time" office:time-value="PT06H41M19.304S" calcext:value-type="time">
            <text:p>06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618.38" calcext:value-type="float">
            <text:p>1618.38</text:p>
          </table:table-cell>
          <table:table-cell office:value-type="float" office:value="1976.21" calcext:value-type="float">
            <text:p>1976.21</text:p>
          </table:table-cell>
        </table:table-row>
        <table:table-row table:style-name="ro1">
          <table:table-cell office:value-type="float" office:value="24095304" calcext:value-type="float">
            <text:p>24095304</text:p>
          </table:table-cell>
          <table:table-cell table:formula="of:=[.A1508]/1000/(60*60*24)" office:value-type="time" office:time-value="PT06H41M35.304S" calcext:value-type="time">
            <text:p>06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19.43" calcext:value-type="float">
            <text:p>1619.43</text:p>
          </table:table-cell>
          <table:table-cell office:value-type="float" office:value="1977.46" calcext:value-type="float">
            <text:p>1977.46</text:p>
          </table:table-cell>
        </table:table-row>
        <table:table-row table:style-name="ro1">
          <table:table-cell office:value-type="float" office:value="24111304" calcext:value-type="float">
            <text:p>24111304</text:p>
          </table:table-cell>
          <table:table-cell table:formula="of:=[.A1509]/1000/(60*60*24)" office:value-type="time" office:time-value="PT06H41M51.304S" calcext:value-type="time">
            <text:p>06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20.48" calcext:value-type="float">
            <text:p>1620.48</text:p>
          </table:table-cell>
          <table:table-cell office:value-type="float" office:value="1978.7" calcext:value-type="float">
            <text:p>1978.7</text:p>
          </table:table-cell>
        </table:table-row>
        <table:table-row table:style-name="ro1">
          <table:table-cell office:value-type="float" office:value="24127304" calcext:value-type="float">
            <text:p>24127304</text:p>
          </table:table-cell>
          <table:table-cell table:formula="of:=[.A1510]/1000/(60*60*24)" office:value-type="time" office:time-value="PT06H42M07.304S" calcext:value-type="time">
            <text:p>06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21.53" calcext:value-type="float">
            <text:p>1621.53</text:p>
          </table:table-cell>
          <table:table-cell office:value-type="float" office:value="1979.95" calcext:value-type="float">
            <text:p>1979.95</text:p>
          </table:table-cell>
        </table:table-row>
        <table:table-row table:style-name="ro1">
          <table:table-cell office:value-type="float" office:value="24143304" calcext:value-type="float">
            <text:p>24143304</text:p>
          </table:table-cell>
          <table:table-cell table:formula="of:=[.A1511]/1000/(60*60*24)" office:value-type="time" office:time-value="PT06H42M23.304S" calcext:value-type="time">
            <text:p>06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622.58" calcext:value-type="float">
            <text:p>1622.58</text:p>
          </table:table-cell>
          <table:table-cell office:value-type="float" office:value="1981.19" calcext:value-type="float">
            <text:p>1981.19</text:p>
          </table:table-cell>
        </table:table-row>
        <table:table-row table:style-name="ro1">
          <table:table-cell office:value-type="float" office:value="24159304" calcext:value-type="float">
            <text:p>24159304</text:p>
          </table:table-cell>
          <table:table-cell table:formula="of:=[.A1512]/1000/(60*60*24)" office:value-type="time" office:time-value="PT06H42M39.304S" calcext:value-type="time">
            <text:p>06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23.62" calcext:value-type="float">
            <text:p>1623.62</text:p>
          </table:table-cell>
          <table:table-cell office:value-type="float" office:value="1982.44" calcext:value-type="float">
            <text:p>1982.44</text:p>
          </table:table-cell>
        </table:table-row>
        <table:table-row table:style-name="ro1">
          <table:table-cell office:value-type="float" office:value="24175304" calcext:value-type="float">
            <text:p>24175304</text:p>
          </table:table-cell>
          <table:table-cell table:formula="of:=[.A1513]/1000/(60*60*24)" office:value-type="time" office:time-value="PT06H42M55.304S" calcext:value-type="time">
            <text:p>06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24.67" calcext:value-type="float">
            <text:p>1624.67</text:p>
          </table:table-cell>
          <table:table-cell office:value-type="float" office:value="1983.69" calcext:value-type="float">
            <text:p>1983.69</text:p>
          </table:table-cell>
        </table:table-row>
        <table:table-row table:style-name="ro1">
          <table:table-cell office:value-type="float" office:value="24191304" calcext:value-type="float">
            <text:p>24191304</text:p>
          </table:table-cell>
          <table:table-cell table:formula="of:=[.A1514]/1000/(60*60*24)" office:value-type="time" office:time-value="PT06H43M11.304S" calcext:value-type="time">
            <text:p>06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25.72" calcext:value-type="float">
            <text:p>1625.72</text:p>
          </table:table-cell>
          <table:table-cell office:value-type="float" office:value="1984.93" calcext:value-type="float">
            <text:p>1984.93</text:p>
          </table:table-cell>
        </table:table-row>
        <table:table-row table:style-name="ro1">
          <table:table-cell office:value-type="float" office:value="24207304" calcext:value-type="float">
            <text:p>24207304</text:p>
          </table:table-cell>
          <table:table-cell table:formula="of:=[.A1515]/1000/(60*60*24)" office:value-type="time" office:time-value="PT06H43M27.304S" calcext:value-type="time">
            <text:p>06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26.77" calcext:value-type="float">
            <text:p>1626.77</text:p>
          </table:table-cell>
          <table:table-cell office:value-type="float" office:value="1986.18" calcext:value-type="float">
            <text:p>1986.18</text:p>
          </table:table-cell>
        </table:table-row>
        <table:table-row table:style-name="ro1">
          <table:table-cell office:value-type="float" office:value="24223304" calcext:value-type="float">
            <text:p>24223304</text:p>
          </table:table-cell>
          <table:table-cell table:formula="of:=[.A1516]/1000/(60*60*24)" office:value-type="time" office:time-value="PT06H43M43.304S" calcext:value-type="time">
            <text:p>06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27.82" calcext:value-type="float">
            <text:p>1627.82</text:p>
          </table:table-cell>
          <table:table-cell office:value-type="float" office:value="1987.42" calcext:value-type="float">
            <text:p>1987.42</text:p>
          </table:table-cell>
        </table:table-row>
        <table:table-row table:style-name="ro1">
          <table:table-cell office:value-type="float" office:value="24239304" calcext:value-type="float">
            <text:p>24239304</text:p>
          </table:table-cell>
          <table:table-cell table:formula="of:=[.A1517]/1000/(60*60*24)" office:value-type="time" office:time-value="PT06H43M59.304S" calcext:value-type="time">
            <text:p>06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28.87" calcext:value-type="float">
            <text:p>1628.87</text:p>
          </table:table-cell>
          <table:table-cell office:value-type="float" office:value="1988.67" calcext:value-type="float">
            <text:p>1988.67</text:p>
          </table:table-cell>
        </table:table-row>
        <table:table-row table:style-name="ro1">
          <table:table-cell office:value-type="float" office:value="24255304" calcext:value-type="float">
            <text:p>24255304</text:p>
          </table:table-cell>
          <table:table-cell table:formula="of:=[.A1518]/1000/(60*60*24)" office:value-type="time" office:time-value="PT06H44M15.304S" calcext:value-type="time">
            <text:p>06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29.92" calcext:value-type="float">
            <text:p>1629.92</text:p>
          </table:table-cell>
          <table:table-cell office:value-type="float" office:value="1989.92" calcext:value-type="float">
            <text:p>1989.92</text:p>
          </table:table-cell>
        </table:table-row>
        <table:table-row table:style-name="ro1">
          <table:table-cell office:value-type="float" office:value="24271304" calcext:value-type="float">
            <text:p>24271304</text:p>
          </table:table-cell>
          <table:table-cell table:formula="of:=[.A1519]/1000/(60*60*24)" office:value-type="time" office:time-value="PT06H44M31.304S" calcext:value-type="time">
            <text:p>06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30.96" calcext:value-type="float">
            <text:p>1630.96</text:p>
          </table:table-cell>
          <table:table-cell office:value-type="float" office:value="1991.16" calcext:value-type="float">
            <text:p>1991.16</text:p>
          </table:table-cell>
        </table:table-row>
        <table:table-row table:style-name="ro1">
          <table:table-cell office:value-type="float" office:value="24287304" calcext:value-type="float">
            <text:p>24287304</text:p>
          </table:table-cell>
          <table:table-cell table:formula="of:=[.A1520]/1000/(60*60*24)" office:value-type="time" office:time-value="PT06H44M47.304S" calcext:value-type="time">
            <text:p>06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32.01" calcext:value-type="float">
            <text:p>1632.01</text:p>
          </table:table-cell>
          <table:table-cell office:value-type="float" office:value="1992.41" calcext:value-type="float">
            <text:p>1992.41</text:p>
          </table:table-cell>
        </table:table-row>
        <table:table-row table:style-name="ro1">
          <table:table-cell office:value-type="float" office:value="24303304" calcext:value-type="float">
            <text:p>24303304</text:p>
          </table:table-cell>
          <table:table-cell table:formula="of:=[.A1521]/1000/(60*60*24)" office:value-type="time" office:time-value="PT06H45M03.304S" calcext:value-type="time">
            <text:p>06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33.06" calcext:value-type="float">
            <text:p>1633.06</text:p>
          </table:table-cell>
          <table:table-cell office:value-type="float" office:value="1993.65" calcext:value-type="float">
            <text:p>1993.65</text:p>
          </table:table-cell>
        </table:table-row>
        <table:table-row table:style-name="ro1">
          <table:table-cell office:value-type="float" office:value="24319304" calcext:value-type="float">
            <text:p>24319304</text:p>
          </table:table-cell>
          <table:table-cell table:formula="of:=[.A1522]/1000/(60*60*24)" office:value-type="time" office:time-value="PT06H45M19.304S" calcext:value-type="time">
            <text:p>06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34.11" calcext:value-type="float">
            <text:p>1634.11</text:p>
          </table:table-cell>
          <table:table-cell office:value-type="float" office:value="1994.9" calcext:value-type="float">
            <text:p>1994.9</text:p>
          </table:table-cell>
        </table:table-row>
        <table:table-row table:style-name="ro1">
          <table:table-cell office:value-type="float" office:value="24335304" calcext:value-type="float">
            <text:p>24335304</text:p>
          </table:table-cell>
          <table:table-cell table:formula="of:=[.A1523]/1000/(60*60*24)" office:value-type="time" office:time-value="PT06H45M35.304S" calcext:value-type="time">
            <text:p>06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35.16" calcext:value-type="float">
            <text:p>1635.16</text:p>
          </table:table-cell>
          <table:table-cell office:value-type="float" office:value="1996.14" calcext:value-type="float">
            <text:p>1996.14</text:p>
          </table:table-cell>
        </table:table-row>
        <table:table-row table:style-name="ro1">
          <table:table-cell office:value-type="float" office:value="24351304" calcext:value-type="float">
            <text:p>24351304</text:p>
          </table:table-cell>
          <table:table-cell table:formula="of:=[.A1524]/1000/(60*60*24)" office:value-type="time" office:time-value="PT06H45M51.304S" calcext:value-type="time">
            <text:p>06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36.21" calcext:value-type="float">
            <text:p>1636.21</text:p>
          </table:table-cell>
          <table:table-cell office:value-type="float" office:value="1997.39" calcext:value-type="float">
            <text:p>1997.39</text:p>
          </table:table-cell>
        </table:table-row>
        <table:table-row table:style-name="ro1">
          <table:table-cell office:value-type="float" office:value="24367304" calcext:value-type="float">
            <text:p>24367304</text:p>
          </table:table-cell>
          <table:table-cell table:formula="of:=[.A1525]/1000/(60*60*24)" office:value-type="time" office:time-value="PT06H46M07.304S" calcext:value-type="time">
            <text:p>06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37.26" calcext:value-type="float">
            <text:p>1637.26</text:p>
          </table:table-cell>
          <table:table-cell office:value-type="float" office:value="1998.63" calcext:value-type="float">
            <text:p>1998.63</text:p>
          </table:table-cell>
        </table:table-row>
        <table:table-row table:style-name="ro1">
          <table:table-cell office:value-type="float" office:value="24383304" calcext:value-type="float">
            <text:p>24383304</text:p>
          </table:table-cell>
          <table:table-cell table:formula="of:=[.A1526]/1000/(60*60*24)" office:value-type="time" office:time-value="PT06H46M23.304S" calcext:value-type="time">
            <text:p>06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38.3" calcext:value-type="float">
            <text:p>1638.3</text:p>
          </table:table-cell>
          <table:table-cell office:value-type="float" office:value="1999.88" calcext:value-type="float">
            <text:p>1999.88</text:p>
          </table:table-cell>
        </table:table-row>
        <table:table-row table:style-name="ro1">
          <table:table-cell office:value-type="float" office:value="24399304" calcext:value-type="float">
            <text:p>24399304</text:p>
          </table:table-cell>
          <table:table-cell table:formula="of:=[.A1527]/1000/(60*60*24)" office:value-type="time" office:time-value="PT06H46M39.304S" calcext:value-type="time">
            <text:p>06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39.35" calcext:value-type="float">
            <text:p>1639.35</text:p>
          </table:table-cell>
          <table:table-cell office:value-type="float" office:value="2001.12" calcext:value-type="float">
            <text:p>2001.12</text:p>
          </table:table-cell>
        </table:table-row>
        <table:table-row table:style-name="ro1">
          <table:table-cell office:value-type="float" office:value="24415304" calcext:value-type="float">
            <text:p>24415304</text:p>
          </table:table-cell>
          <table:table-cell table:formula="of:=[.A1528]/1000/(60*60*24)" office:value-type="time" office:time-value="PT06H46M55.304S" calcext:value-type="time">
            <text:p>06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40.4" calcext:value-type="float">
            <text:p>1640.4</text:p>
          </table:table-cell>
          <table:table-cell office:value-type="float" office:value="2002.37" calcext:value-type="float">
            <text:p>2002.37</text:p>
          </table:table-cell>
        </table:table-row>
        <table:table-row table:style-name="ro1">
          <table:table-cell office:value-type="float" office:value="24431304" calcext:value-type="float">
            <text:p>24431304</text:p>
          </table:table-cell>
          <table:table-cell table:formula="of:=[.A1529]/1000/(60*60*24)" office:value-type="time" office:time-value="PT06H47M11.304S" calcext:value-type="time">
            <text:p>06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41.45" calcext:value-type="float">
            <text:p>1641.45</text:p>
          </table:table-cell>
          <table:table-cell office:value-type="float" office:value="2003.61" calcext:value-type="float">
            <text:p>2003.61</text:p>
          </table:table-cell>
        </table:table-row>
        <table:table-row table:style-name="ro1">
          <table:table-cell office:value-type="float" office:value="24447304" calcext:value-type="float">
            <text:p>24447304</text:p>
          </table:table-cell>
          <table:table-cell table:formula="of:=[.A1530]/1000/(60*60*24)" office:value-type="time" office:time-value="PT06H47M27.304S" calcext:value-type="time">
            <text:p>06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42.5" calcext:value-type="float">
            <text:p>1642.5</text:p>
          </table:table-cell>
          <table:table-cell office:value-type="float" office:value="2004.86" calcext:value-type="float">
            <text:p>2004.86</text:p>
          </table:table-cell>
        </table:table-row>
        <table:table-row table:style-name="ro1">
          <table:table-cell office:value-type="float" office:value="24463304" calcext:value-type="float">
            <text:p>24463304</text:p>
          </table:table-cell>
          <table:table-cell table:formula="of:=[.A1531]/1000/(60*60*24)" office:value-type="time" office:time-value="PT06H47M43.304S" calcext:value-type="time">
            <text:p>06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43.55" calcext:value-type="float">
            <text:p>1643.55</text:p>
          </table:table-cell>
          <table:table-cell office:value-type="float" office:value="2006.1" calcext:value-type="float">
            <text:p>2006.1</text:p>
          </table:table-cell>
        </table:table-row>
        <table:table-row table:style-name="ro1">
          <table:table-cell office:value-type="float" office:value="24479304" calcext:value-type="float">
            <text:p>24479304</text:p>
          </table:table-cell>
          <table:table-cell table:formula="of:=[.A1532]/1000/(60*60*24)" office:value-type="time" office:time-value="PT06H47M59.304S" calcext:value-type="time">
            <text:p>06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44.6" calcext:value-type="float">
            <text:p>1644.6</text:p>
          </table:table-cell>
          <table:table-cell office:value-type="float" office:value="2007.34" calcext:value-type="float">
            <text:p>2007.34</text:p>
          </table:table-cell>
        </table:table-row>
        <table:table-row table:style-name="ro1">
          <table:table-cell office:value-type="float" office:value="24495304" calcext:value-type="float">
            <text:p>24495304</text:p>
          </table:table-cell>
          <table:table-cell table:formula="of:=[.A1533]/1000/(60*60*24)" office:value-type="time" office:time-value="PT06H48M15.304S" calcext:value-type="time">
            <text:p>06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45.64" calcext:value-type="float">
            <text:p>1645.64</text:p>
          </table:table-cell>
          <table:table-cell office:value-type="float" office:value="2008.59" calcext:value-type="float">
            <text:p>2008.59</text:p>
          </table:table-cell>
        </table:table-row>
        <table:table-row table:style-name="ro1">
          <table:table-cell office:value-type="float" office:value="24511304" calcext:value-type="float">
            <text:p>24511304</text:p>
          </table:table-cell>
          <table:table-cell table:formula="of:=[.A1534]/1000/(60*60*24)" office:value-type="time" office:time-value="PT06H48M31.304S" calcext:value-type="time">
            <text:p>06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46.69" calcext:value-type="float">
            <text:p>1646.69</text:p>
          </table:table-cell>
          <table:table-cell office:value-type="float" office:value="2009.83" calcext:value-type="float">
            <text:p>2009.83</text:p>
          </table:table-cell>
        </table:table-row>
        <table:table-row table:style-name="ro1">
          <table:table-cell office:value-type="float" office:value="24527304" calcext:value-type="float">
            <text:p>24527304</text:p>
          </table:table-cell>
          <table:table-cell table:formula="of:=[.A1535]/1000/(60*60*24)" office:value-type="time" office:time-value="PT06H48M47.304S" calcext:value-type="time">
            <text:p>06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47.74" calcext:value-type="float">
            <text:p>1647.74</text:p>
          </table:table-cell>
          <table:table-cell office:value-type="float" office:value="2011.08" calcext:value-type="float">
            <text:p>2011.08</text:p>
          </table:table-cell>
        </table:table-row>
        <table:table-row table:style-name="ro1">
          <table:table-cell office:value-type="float" office:value="24543304" calcext:value-type="float">
            <text:p>24543304</text:p>
          </table:table-cell>
          <table:table-cell table:formula="of:=[.A1536]/1000/(60*60*24)" office:value-type="time" office:time-value="PT06H49M03.304S" calcext:value-type="time">
            <text:p>06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48.79" calcext:value-type="float">
            <text:p>1648.79</text:p>
          </table:table-cell>
          <table:table-cell office:value-type="float" office:value="2012.32" calcext:value-type="float">
            <text:p>2012.32</text:p>
          </table:table-cell>
        </table:table-row>
        <table:table-row table:style-name="ro1">
          <table:table-cell office:value-type="float" office:value="24559304" calcext:value-type="float">
            <text:p>24559304</text:p>
          </table:table-cell>
          <table:table-cell table:formula="of:=[.A1537]/1000/(60*60*24)" office:value-type="time" office:time-value="PT06H49M19.304S" calcext:value-type="time">
            <text:p>06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49.84" calcext:value-type="float">
            <text:p>1649.84</text:p>
          </table:table-cell>
          <table:table-cell office:value-type="float" office:value="2013.57" calcext:value-type="float">
            <text:p>2013.57</text:p>
          </table:table-cell>
        </table:table-row>
        <table:table-row table:style-name="ro1">
          <table:table-cell office:value-type="float" office:value="24575304" calcext:value-type="float">
            <text:p>24575304</text:p>
          </table:table-cell>
          <table:table-cell table:formula="of:=[.A1538]/1000/(60*60*24)" office:value-type="time" office:time-value="PT06H49M35.304S" calcext:value-type="time">
            <text:p>06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50.88" calcext:value-type="float">
            <text:p>1650.88</text:p>
          </table:table-cell>
          <table:table-cell office:value-type="float" office:value="2014.81" calcext:value-type="float">
            <text:p>2014.81</text:p>
          </table:table-cell>
        </table:table-row>
        <table:table-row table:style-name="ro1">
          <table:table-cell office:value-type="float" office:value="24591304" calcext:value-type="float">
            <text:p>24591304</text:p>
          </table:table-cell>
          <table:table-cell table:formula="of:=[.A1539]/1000/(60*60*24)" office:value-type="time" office:time-value="PT06H49M51.304S" calcext:value-type="time">
            <text:p>06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51.93" calcext:value-type="float">
            <text:p>1651.93</text:p>
          </table:table-cell>
          <table:table-cell office:value-type="float" office:value="2016.06" calcext:value-type="float">
            <text:p>2016.06</text:p>
          </table:table-cell>
        </table:table-row>
        <table:table-row table:style-name="ro1">
          <table:table-cell office:value-type="float" office:value="24607304" calcext:value-type="float">
            <text:p>24607304</text:p>
          </table:table-cell>
          <table:table-cell table:formula="of:=[.A1540]/1000/(60*60*24)" office:value-type="time" office:time-value="PT06H50M07.304S" calcext:value-type="time">
            <text:p>06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52.98" calcext:value-type="float">
            <text:p>1652.98</text:p>
          </table:table-cell>
          <table:table-cell office:value-type="float" office:value="2017.3" calcext:value-type="float">
            <text:p>2017.3</text:p>
          </table:table-cell>
        </table:table-row>
        <table:table-row table:style-name="ro1">
          <table:table-cell office:value-type="float" office:value="24623304" calcext:value-type="float">
            <text:p>24623304</text:p>
          </table:table-cell>
          <table:table-cell table:formula="of:=[.A1541]/1000/(60*60*24)" office:value-type="time" office:time-value="PT06H50M23.304S" calcext:value-type="time">
            <text:p>06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54.03" calcext:value-type="float">
            <text:p>1654.03</text:p>
          </table:table-cell>
          <table:table-cell office:value-type="float" office:value="2018.54" calcext:value-type="float">
            <text:p>2018.54</text:p>
          </table:table-cell>
        </table:table-row>
        <table:table-row table:style-name="ro1">
          <table:table-cell office:value-type="float" office:value="24639304" calcext:value-type="float">
            <text:p>24639304</text:p>
          </table:table-cell>
          <table:table-cell table:formula="of:=[.A1542]/1000/(60*60*24)" office:value-type="time" office:time-value="PT06H50M39.304S" calcext:value-type="time">
            <text:p>06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55.07" calcext:value-type="float">
            <text:p>1655.07</text:p>
          </table:table-cell>
          <table:table-cell office:value-type="float" office:value="2019.79" calcext:value-type="float">
            <text:p>2019.79</text:p>
          </table:table-cell>
        </table:table-row>
        <table:table-row table:style-name="ro1">
          <table:table-cell office:value-type="float" office:value="24655304" calcext:value-type="float">
            <text:p>24655304</text:p>
          </table:table-cell>
          <table:table-cell table:formula="of:=[.A1543]/1000/(60*60*24)" office:value-type="time" office:time-value="PT06H50M55.304S" calcext:value-type="time">
            <text:p>06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56.12" calcext:value-type="float">
            <text:p>1656.12</text:p>
          </table:table-cell>
          <table:table-cell office:value-type="float" office:value="2021.03" calcext:value-type="float">
            <text:p>2021.03</text:p>
          </table:table-cell>
        </table:table-row>
        <table:table-row table:style-name="ro1">
          <table:table-cell office:value-type="float" office:value="24671304" calcext:value-type="float">
            <text:p>24671304</text:p>
          </table:table-cell>
          <table:table-cell table:formula="of:=[.A1544]/1000/(60*60*24)" office:value-type="time" office:time-value="PT06H51M11.304S" calcext:value-type="time">
            <text:p>06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57.17" calcext:value-type="float">
            <text:p>1657.17</text:p>
          </table:table-cell>
          <table:table-cell office:value-type="float" office:value="2022.28" calcext:value-type="float">
            <text:p>2022.28</text:p>
          </table:table-cell>
        </table:table-row>
        <table:table-row table:style-name="ro1">
          <table:table-cell office:value-type="float" office:value="24687304" calcext:value-type="float">
            <text:p>24687304</text:p>
          </table:table-cell>
          <table:table-cell table:formula="of:=[.A1545]/1000/(60*60*24)" office:value-type="time" office:time-value="PT06H51M27.304S" calcext:value-type="time">
            <text:p>06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58.21" calcext:value-type="float">
            <text:p>1658.21</text:p>
          </table:table-cell>
          <table:table-cell office:value-type="float" office:value="2023.52" calcext:value-type="float">
            <text:p>2023.52</text:p>
          </table:table-cell>
        </table:table-row>
        <table:table-row table:style-name="ro1">
          <table:table-cell office:value-type="float" office:value="24703304" calcext:value-type="float">
            <text:p>24703304</text:p>
          </table:table-cell>
          <table:table-cell table:formula="of:=[.A1546]/1000/(60*60*24)" office:value-type="time" office:time-value="PT06H51M43.304S" calcext:value-type="time">
            <text:p>06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59.26" calcext:value-type="float">
            <text:p>1659.26</text:p>
          </table:table-cell>
          <table:table-cell office:value-type="float" office:value="2024.76" calcext:value-type="float">
            <text:p>2024.76</text:p>
          </table:table-cell>
        </table:table-row>
        <table:table-row table:style-name="ro1">
          <table:table-cell office:value-type="float" office:value="24719304" calcext:value-type="float">
            <text:p>24719304</text:p>
          </table:table-cell>
          <table:table-cell table:formula="of:=[.A1547]/1000/(60*60*24)" office:value-type="time" office:time-value="PT06H51M59.304S" calcext:value-type="time">
            <text:p>06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60.31" calcext:value-type="float">
            <text:p>1660.31</text:p>
          </table:table-cell>
          <table:table-cell office:value-type="float" office:value="2026.01" calcext:value-type="float">
            <text:p>2026.01</text:p>
          </table:table-cell>
        </table:table-row>
        <table:table-row table:style-name="ro1">
          <table:table-cell office:value-type="float" office:value="24735304" calcext:value-type="float">
            <text:p>24735304</text:p>
          </table:table-cell>
          <table:table-cell table:formula="of:=[.A1548]/1000/(60*60*24)" office:value-type="time" office:time-value="PT06H52M15.304S" calcext:value-type="time">
            <text:p>06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61.35" calcext:value-type="float">
            <text:p>1661.35</text:p>
          </table:table-cell>
          <table:table-cell office:value-type="float" office:value="2027.25" calcext:value-type="float">
            <text:p>2027.25</text:p>
          </table:table-cell>
        </table:table-row>
        <table:table-row table:style-name="ro1">
          <table:table-cell office:value-type="float" office:value="24751304" calcext:value-type="float">
            <text:p>24751304</text:p>
          </table:table-cell>
          <table:table-cell table:formula="of:=[.A1549]/1000/(60*60*24)" office:value-type="time" office:time-value="PT06H52M31.304S" calcext:value-type="time">
            <text:p>06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62.4" calcext:value-type="float">
            <text:p>1662.4</text:p>
          </table:table-cell>
          <table:table-cell office:value-type="float" office:value="2028.5" calcext:value-type="float">
            <text:p>2028.5</text:p>
          </table:table-cell>
        </table:table-row>
        <table:table-row table:style-name="ro1">
          <table:table-cell office:value-type="float" office:value="24767304" calcext:value-type="float">
            <text:p>24767304</text:p>
          </table:table-cell>
          <table:table-cell table:formula="of:=[.A1550]/1000/(60*60*24)" office:value-type="time" office:time-value="PT06H52M47.304S" calcext:value-type="time">
            <text:p>06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63.45" calcext:value-type="float">
            <text:p>1663.45</text:p>
          </table:table-cell>
          <table:table-cell office:value-type="float" office:value="2029.74" calcext:value-type="float">
            <text:p>2029.74</text:p>
          </table:table-cell>
        </table:table-row>
        <table:table-row table:style-name="ro1">
          <table:table-cell office:value-type="float" office:value="24783304" calcext:value-type="float">
            <text:p>24783304</text:p>
          </table:table-cell>
          <table:table-cell table:formula="of:=[.A1551]/1000/(60*60*24)" office:value-type="time" office:time-value="PT06H53M03.304S" calcext:value-type="time">
            <text:p>06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64.5" calcext:value-type="float">
            <text:p>1664.5</text:p>
          </table:table-cell>
          <table:table-cell office:value-type="float" office:value="2030.98" calcext:value-type="float">
            <text:p>2030.98</text:p>
          </table:table-cell>
        </table:table-row>
        <table:table-row table:style-name="ro1">
          <table:table-cell office:value-type="float" office:value="24799304" calcext:value-type="float">
            <text:p>24799304</text:p>
          </table:table-cell>
          <table:table-cell table:formula="of:=[.A1552]/1000/(60*60*24)" office:value-type="time" office:time-value="PT06H53M19.304S" calcext:value-type="time">
            <text:p>06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65.54" calcext:value-type="float">
            <text:p>1665.54</text:p>
          </table:table-cell>
          <table:table-cell office:value-type="float" office:value="2032.23" calcext:value-type="float">
            <text:p>2032.23</text:p>
          </table:table-cell>
        </table:table-row>
        <table:table-row table:style-name="ro1">
          <table:table-cell office:value-type="float" office:value="24815304" calcext:value-type="float">
            <text:p>24815304</text:p>
          </table:table-cell>
          <table:table-cell table:formula="of:=[.A1553]/1000/(60*60*24)" office:value-type="time" office:time-value="PT06H53M35.304S" calcext:value-type="time">
            <text:p>06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66.59" calcext:value-type="float">
            <text:p>1666.59</text:p>
          </table:table-cell>
          <table:table-cell office:value-type="float" office:value="2033.47" calcext:value-type="float">
            <text:p>2033.47</text:p>
          </table:table-cell>
        </table:table-row>
        <table:table-row table:style-name="ro1">
          <table:table-cell office:value-type="float" office:value="24831304" calcext:value-type="float">
            <text:p>24831304</text:p>
          </table:table-cell>
          <table:table-cell table:formula="of:=[.A1554]/1000/(60*60*24)" office:value-type="time" office:time-value="PT06H53M51.304S" calcext:value-type="time">
            <text:p>06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67.64" calcext:value-type="float">
            <text:p>1667.64</text:p>
          </table:table-cell>
          <table:table-cell office:value-type="float" office:value="2034.72" calcext:value-type="float">
            <text:p>2034.72</text:p>
          </table:table-cell>
        </table:table-row>
        <table:table-row table:style-name="ro1">
          <table:table-cell office:value-type="float" office:value="24847304" calcext:value-type="float">
            <text:p>24847304</text:p>
          </table:table-cell>
          <table:table-cell table:formula="of:=[.A1555]/1000/(60*60*24)" office:value-type="time" office:time-value="PT06H54M07.304S" calcext:value-type="time">
            <text:p>06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68.68" calcext:value-type="float">
            <text:p>1668.68</text:p>
          </table:table-cell>
          <table:table-cell office:value-type="float" office:value="2035.96" calcext:value-type="float">
            <text:p>2035.96</text:p>
          </table:table-cell>
        </table:table-row>
        <table:table-row table:style-name="ro1">
          <table:table-cell office:value-type="float" office:value="24863304" calcext:value-type="float">
            <text:p>24863304</text:p>
          </table:table-cell>
          <table:table-cell table:formula="of:=[.A1556]/1000/(60*60*24)" office:value-type="time" office:time-value="PT06H54M23.304S" calcext:value-type="time">
            <text:p>06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69.73" calcext:value-type="float">
            <text:p>1669.73</text:p>
          </table:table-cell>
          <table:table-cell office:value-type="float" office:value="2037.2" calcext:value-type="float">
            <text:p>2037.2</text:p>
          </table:table-cell>
        </table:table-row>
        <table:table-row table:style-name="ro1">
          <table:table-cell office:value-type="float" office:value="24879304" calcext:value-type="float">
            <text:p>24879304</text:p>
          </table:table-cell>
          <table:table-cell table:formula="of:=[.A1557]/1000/(60*60*24)" office:value-type="time" office:time-value="PT06H54M39.304S" calcext:value-type="time">
            <text:p>06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670.78" calcext:value-type="float">
            <text:p>1670.78</text:p>
          </table:table-cell>
          <table:table-cell office:value-type="float" office:value="2038.45" calcext:value-type="float">
            <text:p>2038.45</text:p>
          </table:table-cell>
        </table:table-row>
        <table:table-row table:style-name="ro1">
          <table:table-cell office:value-type="float" office:value="24895304" calcext:value-type="float">
            <text:p>24895304</text:p>
          </table:table-cell>
          <table:table-cell table:formula="of:=[.A1558]/1000/(60*60*24)" office:value-type="time" office:time-value="PT06H54M55.304S" calcext:value-type="time">
            <text:p>06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71.83" calcext:value-type="float">
            <text:p>1671.83</text:p>
          </table:table-cell>
          <table:table-cell office:value-type="float" office:value="2039.69" calcext:value-type="float">
            <text:p>2039.69</text:p>
          </table:table-cell>
        </table:table-row>
        <table:table-row table:style-name="ro1">
          <table:table-cell office:value-type="float" office:value="24911304" calcext:value-type="float">
            <text:p>24911304</text:p>
          </table:table-cell>
          <table:table-cell table:formula="of:=[.A1559]/1000/(60*60*24)" office:value-type="time" office:time-value="PT06H55M11.304S" calcext:value-type="time">
            <text:p>06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672.87" calcext:value-type="float">
            <text:p>1672.87</text:p>
          </table:table-cell>
          <table:table-cell office:value-type="float" office:value="2040.93" calcext:value-type="float">
            <text:p>2040.93</text:p>
          </table:table-cell>
        </table:table-row>
        <table:table-row table:style-name="ro1">
          <table:table-cell office:value-type="float" office:value="24927304" calcext:value-type="float">
            <text:p>24927304</text:p>
          </table:table-cell>
          <table:table-cell table:formula="of:=[.A1560]/1000/(60*60*24)" office:value-type="time" office:time-value="PT06H55M27.304S" calcext:value-type="time">
            <text:p>06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73.92" calcext:value-type="float">
            <text:p>1673.92</text:p>
          </table:table-cell>
          <table:table-cell office:value-type="float" office:value="2042.18" calcext:value-type="float">
            <text:p>2042.18</text:p>
          </table:table-cell>
        </table:table-row>
        <table:table-row table:style-name="ro1">
          <table:table-cell office:value-type="float" office:value="24943304" calcext:value-type="float">
            <text:p>24943304</text:p>
          </table:table-cell>
          <table:table-cell table:formula="of:=[.A1561]/1000/(60*60*24)" office:value-type="time" office:time-value="PT06H55M43.304S" calcext:value-type="time">
            <text:p>06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74.97" calcext:value-type="float">
            <text:p>1674.97</text:p>
          </table:table-cell>
          <table:table-cell office:value-type="float" office:value="2043.42" calcext:value-type="float">
            <text:p>2043.42</text:p>
          </table:table-cell>
        </table:table-row>
        <table:table-row table:style-name="ro1">
          <table:table-cell office:value-type="float" office:value="24959304" calcext:value-type="float">
            <text:p>24959304</text:p>
          </table:table-cell>
          <table:table-cell table:formula="of:=[.A1562]/1000/(60*60*24)" office:value-type="time" office:time-value="PT06H55M59.304S" calcext:value-type="time">
            <text:p>06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676.01" calcext:value-type="float">
            <text:p>1676.01</text:p>
          </table:table-cell>
          <table:table-cell office:value-type="float" office:value="2044.66" calcext:value-type="float">
            <text:p>2044.66</text:p>
          </table:table-cell>
        </table:table-row>
        <table:table-row table:style-name="ro1">
          <table:table-cell office:value-type="float" office:value="24975304" calcext:value-type="float">
            <text:p>24975304</text:p>
          </table:table-cell>
          <table:table-cell table:formula="of:=[.A1563]/1000/(60*60*24)" office:value-type="time" office:time-value="PT06H56M15.304S" calcext:value-type="time">
            <text:p>06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677.06" calcext:value-type="float">
            <text:p>1677.06</text:p>
          </table:table-cell>
          <table:table-cell office:value-type="float" office:value="2045.9" calcext:value-type="float">
            <text:p>2045.9</text:p>
          </table:table-cell>
        </table:table-row>
        <table:table-row table:style-name="ro1">
          <table:table-cell office:value-type="float" office:value="24991304" calcext:value-type="float">
            <text:p>24991304</text:p>
          </table:table-cell>
          <table:table-cell table:formula="of:=[.A1564]/1000/(60*60*24)" office:value-type="time" office:time-value="PT06H56M31.304S" calcext:value-type="time">
            <text:p>06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678.11" calcext:value-type="float">
            <text:p>1678.11</text:p>
          </table:table-cell>
          <table:table-cell office:value-type="float" office:value="2047.15" calcext:value-type="float">
            <text:p>2047.15</text:p>
          </table:table-cell>
        </table:table-row>
        <table:table-row table:style-name="ro1">
          <table:table-cell office:value-type="float" office:value="25007304" calcext:value-type="float">
            <text:p>25007304</text:p>
          </table:table-cell>
          <table:table-cell table:formula="of:=[.A1565]/1000/(60*60*24)" office:value-type="time" office:time-value="PT06H56M47.304S" calcext:value-type="time">
            <text:p>06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679.15" calcext:value-type="float">
            <text:p>1679.15</text:p>
          </table:table-cell>
          <table:table-cell office:value-type="float" office:value="2048.39" calcext:value-type="float">
            <text:p>2048.39</text:p>
          </table:table-cell>
        </table:table-row>
        <table:table-row table:style-name="ro1">
          <table:table-cell office:value-type="float" office:value="25023304" calcext:value-type="float">
            <text:p>25023304</text:p>
          </table:table-cell>
          <table:table-cell table:formula="of:=[.A1566]/1000/(60*60*24)" office:value-type="time" office:time-value="PT06H57M03.304S" calcext:value-type="time">
            <text:p>06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680.2" calcext:value-type="float">
            <text:p>1680.2</text:p>
          </table:table-cell>
          <table:table-cell office:value-type="float" office:value="2049.63" calcext:value-type="float">
            <text:p>2049.63</text:p>
          </table:table-cell>
        </table:table-row>
        <table:table-row table:style-name="ro1">
          <table:table-cell office:value-type="float" office:value="25039304" calcext:value-type="float">
            <text:p>25039304</text:p>
          </table:table-cell>
          <table:table-cell table:formula="of:=[.A1567]/1000/(60*60*24)" office:value-type="time" office:time-value="PT06H57M19.304S" calcext:value-type="time">
            <text:p>06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681.25" calcext:value-type="float">
            <text:p>1681.25</text:p>
          </table:table-cell>
          <table:table-cell office:value-type="float" office:value="2050.87" calcext:value-type="float">
            <text:p>2050.87</text:p>
          </table:table-cell>
        </table:table-row>
        <table:table-row table:style-name="ro1">
          <table:table-cell office:value-type="float" office:value="25055304" calcext:value-type="float">
            <text:p>25055304</text:p>
          </table:table-cell>
          <table:table-cell table:formula="of:=[.A1568]/1000/(60*60*24)" office:value-type="time" office:time-value="PT06H57M35.304S" calcext:value-type="time">
            <text:p>06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682.29" calcext:value-type="float">
            <text:p>1682.29</text:p>
          </table:table-cell>
          <table:table-cell office:value-type="float" office:value="2052.12" calcext:value-type="float">
            <text:p>2052.12</text:p>
          </table:table-cell>
        </table:table-row>
        <table:table-row table:style-name="ro1">
          <table:table-cell office:value-type="float" office:value="25071304" calcext:value-type="float">
            <text:p>25071304</text:p>
          </table:table-cell>
          <table:table-cell table:formula="of:=[.A1569]/1000/(60*60*24)" office:value-type="time" office:time-value="PT06H57M51.304S" calcext:value-type="time">
            <text:p>06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683.34" calcext:value-type="float">
            <text:p>1683.34</text:p>
          </table:table-cell>
          <table:table-cell office:value-type="float" office:value="2053.36" calcext:value-type="float">
            <text:p>2053.36</text:p>
          </table:table-cell>
        </table:table-row>
        <table:table-row table:style-name="ro1">
          <table:table-cell office:value-type="float" office:value="25087304" calcext:value-type="float">
            <text:p>25087304</text:p>
          </table:table-cell>
          <table:table-cell table:formula="of:=[.A1570]/1000/(60*60*24)" office:value-type="time" office:time-value="PT06H58M07.304S" calcext:value-type="time">
            <text:p>06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684.39" calcext:value-type="float">
            <text:p>1684.39</text:p>
          </table:table-cell>
          <table:table-cell office:value-type="float" office:value="2054.6" calcext:value-type="float">
            <text:p>2054.6</text:p>
          </table:table-cell>
        </table:table-row>
        <table:table-row table:style-name="ro1">
          <table:table-cell office:value-type="float" office:value="25103304" calcext:value-type="float">
            <text:p>25103304</text:p>
          </table:table-cell>
          <table:table-cell table:formula="of:=[.A1571]/1000/(60*60*24)" office:value-type="time" office:time-value="PT06H58M23.304S" calcext:value-type="time">
            <text:p>06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85.43" calcext:value-type="float">
            <text:p>1685.43</text:p>
          </table:table-cell>
          <table:table-cell office:value-type="float" office:value="2055.84" calcext:value-type="float">
            <text:p>2055.84</text:p>
          </table:table-cell>
        </table:table-row>
        <table:table-row table:style-name="ro1">
          <table:table-cell office:value-type="float" office:value="25119304" calcext:value-type="float">
            <text:p>25119304</text:p>
          </table:table-cell>
          <table:table-cell table:formula="of:=[.A1572]/1000/(60*60*24)" office:value-type="time" office:time-value="PT06H58M39.304S" calcext:value-type="time">
            <text:p>06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86.48" calcext:value-type="float">
            <text:p>1686.48</text:p>
          </table:table-cell>
          <table:table-cell office:value-type="float" office:value="2057.08" calcext:value-type="float">
            <text:p>2057.08</text:p>
          </table:table-cell>
        </table:table-row>
        <table:table-row table:style-name="ro1">
          <table:table-cell office:value-type="float" office:value="25135304" calcext:value-type="float">
            <text:p>25135304</text:p>
          </table:table-cell>
          <table:table-cell table:formula="of:=[.A1573]/1000/(60*60*24)" office:value-type="time" office:time-value="PT06H58M55.304S" calcext:value-type="time">
            <text:p>06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87.53" calcext:value-type="float">
            <text:p>1687.53</text:p>
          </table:table-cell>
          <table:table-cell office:value-type="float" office:value="2058.32" calcext:value-type="float">
            <text:p>2058.32</text:p>
          </table:table-cell>
        </table:table-row>
        <table:table-row table:style-name="ro1">
          <table:table-cell office:value-type="float" office:value="25151304" calcext:value-type="float">
            <text:p>25151304</text:p>
          </table:table-cell>
          <table:table-cell table:formula="of:=[.A1574]/1000/(60*60*24)" office:value-type="time" office:time-value="PT06H59M11.304S" calcext:value-type="time">
            <text:p>06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88.57" calcext:value-type="float">
            <text:p>1688.57</text:p>
          </table:table-cell>
          <table:table-cell office:value-type="float" office:value="2059.56" calcext:value-type="float">
            <text:p>2059.56</text:p>
          </table:table-cell>
        </table:table-row>
        <table:table-row table:style-name="ro1">
          <table:table-cell office:value-type="float" office:value="25167304" calcext:value-type="float">
            <text:p>25167304</text:p>
          </table:table-cell>
          <table:table-cell table:formula="of:=[.A1575]/1000/(60*60*24)" office:value-type="time" office:time-value="PT06H59M27.304S" calcext:value-type="time">
            <text:p>06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89.62" calcext:value-type="float">
            <text:p>1689.62</text:p>
          </table:table-cell>
          <table:table-cell office:value-type="float" office:value="2060.81" calcext:value-type="float">
            <text:p>2060.81</text:p>
          </table:table-cell>
        </table:table-row>
        <table:table-row table:style-name="ro1">
          <table:table-cell office:value-type="float" office:value="25183304" calcext:value-type="float">
            <text:p>25183304</text:p>
          </table:table-cell>
          <table:table-cell table:formula="of:=[.A1576]/1000/(60*60*24)" office:value-type="time" office:time-value="PT06H59M43.304S" calcext:value-type="time">
            <text:p>06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90.67" calcext:value-type="float">
            <text:p>1690.67</text:p>
          </table:table-cell>
          <table:table-cell office:value-type="float" office:value="2062.05" calcext:value-type="float">
            <text:p>2062.05</text:p>
          </table:table-cell>
        </table:table-row>
        <table:table-row table:style-name="ro1">
          <table:table-cell office:value-type="float" office:value="25199304" calcext:value-type="float">
            <text:p>25199304</text:p>
          </table:table-cell>
          <table:table-cell table:formula="of:=[.A1577]/1000/(60*60*24)" office:value-type="time" office:time-value="PT06H59M59.304S" calcext:value-type="time">
            <text:p>06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91.71" calcext:value-type="float">
            <text:p>1691.71</text:p>
          </table:table-cell>
          <table:table-cell office:value-type="float" office:value="2063.29" calcext:value-type="float">
            <text:p>2063.29</text:p>
          </table:table-cell>
        </table:table-row>
        <table:table-row table:style-name="ro1">
          <table:table-cell office:value-type="float" office:value="25215304" calcext:value-type="float">
            <text:p>25215304</text:p>
          </table:table-cell>
          <table:table-cell table:formula="of:=[.A1578]/1000/(60*60*24)" office:value-type="time" office:time-value="PT07H00M15.304S" calcext:value-type="time">
            <text:p>07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92.76" calcext:value-type="float">
            <text:p>1692.76</text:p>
          </table:table-cell>
          <table:table-cell office:value-type="float" office:value="2064.53" calcext:value-type="float">
            <text:p>2064.53</text:p>
          </table:table-cell>
        </table:table-row>
        <table:table-row table:style-name="ro1">
          <table:table-cell office:value-type="float" office:value="25231304" calcext:value-type="float">
            <text:p>25231304</text:p>
          </table:table-cell>
          <table:table-cell table:formula="of:=[.A1579]/1000/(60*60*24)" office:value-type="time" office:time-value="PT07H00M31.304S" calcext:value-type="time">
            <text:p>07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" calcext:value-type="float">
            <text:p>278.6</text:p>
          </table:table-cell>
          <table:table-cell office:value-type="float" office:value="1693.81" calcext:value-type="float">
            <text:p>1693.81</text:p>
          </table:table-cell>
          <table:table-cell office:value-type="float" office:value="2065.77" calcext:value-type="float">
            <text:p>2065.77</text:p>
          </table:table-cell>
        </table:table-row>
        <table:table-row table:style-name="ro1">
          <table:table-cell office:value-type="float" office:value="25247304" calcext:value-type="float">
            <text:p>25247304</text:p>
          </table:table-cell>
          <table:table-cell table:formula="of:=[.A1580]/1000/(60*60*24)" office:value-type="time" office:time-value="PT07H00M47.304S" calcext:value-type="time">
            <text:p>07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694.85" calcext:value-type="float">
            <text:p>1694.85</text:p>
          </table:table-cell>
          <table:table-cell office:value-type="float" office:value="2067.01" calcext:value-type="float">
            <text:p>2067.01</text:p>
          </table:table-cell>
        </table:table-row>
        <table:table-row table:style-name="ro1">
          <table:table-cell office:value-type="float" office:value="25263304" calcext:value-type="float">
            <text:p>25263304</text:p>
          </table:table-cell>
          <table:table-cell table:formula="of:=[.A1581]/1000/(60*60*24)" office:value-type="time" office:time-value="PT07H01M03.304S" calcext:value-type="time">
            <text:p>07:0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9" calcext:value-type="float">
            <text:p>278.49</text:p>
          </table:table-cell>
          <table:table-cell office:value-type="float" office:value="1695.9" calcext:value-type="float">
            <text:p>1695.9</text:p>
          </table:table-cell>
          <table:table-cell office:value-type="float" office:value="2068.25" calcext:value-type="float">
            <text:p>2068.25</text:p>
          </table:table-cell>
        </table:table-row>
        <table:table-row table:style-name="ro1">
          <table:table-cell office:value-type="float" office:value="25279304" calcext:value-type="float">
            <text:p>25279304</text:p>
          </table:table-cell>
          <table:table-cell table:formula="of:=[.A1582]/1000/(60*60*24)" office:value-type="time" office:time-value="PT07H01M19.304S" calcext:value-type="time">
            <text:p>07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" calcext:value-type="float">
            <text:p>278.6</text:p>
          </table:table-cell>
          <table:table-cell office:value-type="float" office:value="1696.94" calcext:value-type="float">
            <text:p>1696.94</text:p>
          </table:table-cell>
          <table:table-cell office:value-type="float" office:value="2069.49" calcext:value-type="float">
            <text:p>2069.49</text:p>
          </table:table-cell>
        </table:table-row>
        <table:table-row table:style-name="ro1">
          <table:table-cell office:value-type="float" office:value="25295304" calcext:value-type="float">
            <text:p>25295304</text:p>
          </table:table-cell>
          <table:table-cell table:formula="of:=[.A1583]/1000/(60*60*24)" office:value-type="time" office:time-value="PT07H01M35.304S" calcext:value-type="time">
            <text:p>07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97.99" calcext:value-type="float">
            <text:p>1697.99</text:p>
          </table:table-cell>
          <table:table-cell office:value-type="float" office:value="2070.73" calcext:value-type="float">
            <text:p>2070.73</text:p>
          </table:table-cell>
        </table:table-row>
        <table:table-row table:style-name="ro1">
          <table:table-cell office:value-type="float" office:value="25311304" calcext:value-type="float">
            <text:p>25311304</text:p>
          </table:table-cell>
          <table:table-cell table:formula="of:=[.A1584]/1000/(60*60*24)" office:value-type="time" office:time-value="PT07H01M51.304S" calcext:value-type="time">
            <text:p>07:0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699.03" calcext:value-type="float">
            <text:p>1699.03</text:p>
          </table:table-cell>
          <table:table-cell office:value-type="float" office:value="2071.97" calcext:value-type="float">
            <text:p>2071.97</text:p>
          </table:table-cell>
        </table:table-row>
        <table:table-row table:style-name="ro1">
          <table:table-cell office:value-type="float" office:value="25327304" calcext:value-type="float">
            <text:p>25327304</text:p>
          </table:table-cell>
          <table:table-cell table:formula="of:=[.A1585]/1000/(60*60*24)" office:value-type="time" office:time-value="PT07H02M07.304S" calcext:value-type="time">
            <text:p>07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700.08" calcext:value-type="float">
            <text:p>1700.08</text:p>
          </table:table-cell>
          <table:table-cell office:value-type="float" office:value="2073.21" calcext:value-type="float">
            <text:p>2073.21</text:p>
          </table:table-cell>
        </table:table-row>
        <table:table-row table:style-name="ro1">
          <table:table-cell office:value-type="float" office:value="25343304" calcext:value-type="float">
            <text:p>25343304</text:p>
          </table:table-cell>
          <table:table-cell table:formula="of:=[.A1586]/1000/(60*60*24)" office:value-type="time" office:time-value="PT07H02M23.304S" calcext:value-type="time">
            <text:p>07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701.13" calcext:value-type="float">
            <text:p>1701.13</text:p>
          </table:table-cell>
          <table:table-cell office:value-type="float" office:value="2074.45" calcext:value-type="float">
            <text:p>2074.45</text:p>
          </table:table-cell>
        </table:table-row>
        <table:table-row table:style-name="ro1">
          <table:table-cell office:value-type="float" office:value="25359304" calcext:value-type="float">
            <text:p>25359304</text:p>
          </table:table-cell>
          <table:table-cell table:formula="of:=[.A1587]/1000/(60*60*24)" office:value-type="time" office:time-value="PT07H02M39.304S" calcext:value-type="time">
            <text:p>07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702.17" calcext:value-type="float">
            <text:p>1702.17</text:p>
          </table:table-cell>
          <table:table-cell office:value-type="float" office:value="2075.69" calcext:value-type="float">
            <text:p>2075.69</text:p>
          </table:table-cell>
        </table:table-row>
        <table:table-row table:style-name="ro1">
          <table:table-cell office:value-type="float" office:value="25375304" calcext:value-type="float">
            <text:p>25375304</text:p>
          </table:table-cell>
          <table:table-cell table:formula="of:=[.A1588]/1000/(60*60*24)" office:value-type="time" office:time-value="PT07H02M55.304S" calcext:value-type="time">
            <text:p>07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703.22" calcext:value-type="float">
            <text:p>1703.22</text:p>
          </table:table-cell>
          <table:table-cell office:value-type="float" office:value="2076.93" calcext:value-type="float">
            <text:p>2076.93</text:p>
          </table:table-cell>
        </table:table-row>
        <table:table-row table:style-name="ro1">
          <table:table-cell office:value-type="float" office:value="25391304" calcext:value-type="float">
            <text:p>25391304</text:p>
          </table:table-cell>
          <table:table-cell table:formula="of:=[.A1589]/1000/(60*60*24)" office:value-type="time" office:time-value="PT07H03M11.304S" calcext:value-type="time">
            <text:p>07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704.26" calcext:value-type="float">
            <text:p>1704.26</text:p>
          </table:table-cell>
          <table:table-cell office:value-type="float" office:value="2078.17" calcext:value-type="float">
            <text:p>2078.17</text:p>
          </table:table-cell>
        </table:table-row>
        <table:table-row table:style-name="ro1">
          <table:table-cell office:value-type="float" office:value="25407304" calcext:value-type="float">
            <text:p>25407304</text:p>
          </table:table-cell>
          <table:table-cell table:formula="of:=[.A1590]/1000/(60*60*24)" office:value-type="time" office:time-value="PT07H03M27.304S" calcext:value-type="time">
            <text:p>07:0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705.31" calcext:value-type="float">
            <text:p>1705.31</text:p>
          </table:table-cell>
          <table:table-cell office:value-type="float" office:value="2079.41" calcext:value-type="float">
            <text:p>2079.41</text:p>
          </table:table-cell>
        </table:table-row>
        <table:table-row table:style-name="ro1">
          <table:table-cell office:value-type="float" office:value="25423304" calcext:value-type="float">
            <text:p>25423304</text:p>
          </table:table-cell>
          <table:table-cell table:formula="of:=[.A1591]/1000/(60*60*24)" office:value-type="time" office:time-value="PT07H03M43.304S" calcext:value-type="time">
            <text:p>07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706.35" calcext:value-type="float">
            <text:p>1706.35</text:p>
          </table:table-cell>
          <table:table-cell office:value-type="float" office:value="2080.65" calcext:value-type="float">
            <text:p>2080.65</text:p>
          </table:table-cell>
        </table:table-row>
        <table:table-row table:style-name="ro1">
          <table:table-cell office:value-type="float" office:value="25439304" calcext:value-type="float">
            <text:p>25439304</text:p>
          </table:table-cell>
          <table:table-cell table:formula="of:=[.A1592]/1000/(60*60*24)" office:value-type="time" office:time-value="PT07H03M59.304S" calcext:value-type="time">
            <text:p>07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707.4" calcext:value-type="float">
            <text:p>1707.4</text:p>
          </table:table-cell>
          <table:table-cell office:value-type="float" office:value="2081.89" calcext:value-type="float">
            <text:p>2081.89</text:p>
          </table:table-cell>
        </table:table-row>
        <table:table-row table:style-name="ro1">
          <table:table-cell office:value-type="float" office:value="25455304" calcext:value-type="float">
            <text:p>25455304</text:p>
          </table:table-cell>
          <table:table-cell table:formula="of:=[.A1593]/1000/(60*60*24)" office:value-type="time" office:time-value="PT07H04M15.304S" calcext:value-type="time">
            <text:p>07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708.44" calcext:value-type="float">
            <text:p>1708.44</text:p>
          </table:table-cell>
          <table:table-cell office:value-type="float" office:value="2083.13" calcext:value-type="float">
            <text:p>2083.13</text:p>
          </table:table-cell>
        </table:table-row>
        <table:table-row table:style-name="ro1">
          <table:table-cell office:value-type="float" office:value="25471304" calcext:value-type="float">
            <text:p>25471304</text:p>
          </table:table-cell>
          <table:table-cell table:formula="of:=[.A1594]/1000/(60*60*24)" office:value-type="time" office:time-value="PT07H04M31.304S" calcext:value-type="time">
            <text:p>07:0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709.49" calcext:value-type="float">
            <text:p>1709.49</text:p>
          </table:table-cell>
          <table:table-cell office:value-type="float" office:value="2084.37" calcext:value-type="float">
            <text:p>2084.37</text:p>
          </table:table-cell>
        </table:table-row>
        <table:table-row table:style-name="ro1">
          <table:table-cell office:value-type="float" office:value="25487304" calcext:value-type="float">
            <text:p>25487304</text:p>
          </table:table-cell>
          <table:table-cell table:formula="of:=[.A1595]/1000/(60*60*24)" office:value-type="time" office:time-value="PT07H04M47.304S" calcext:value-type="time">
            <text:p>07:0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710.53" calcext:value-type="float">
            <text:p>1710.53</text:p>
          </table:table-cell>
          <table:table-cell office:value-type="float" office:value="2085.61" calcext:value-type="float">
            <text:p>2085.61</text:p>
          </table:table-cell>
        </table:table-row>
        <table:table-row table:style-name="ro1">
          <table:table-cell office:value-type="float" office:value="25503304" calcext:value-type="float">
            <text:p>25503304</text:p>
          </table:table-cell>
          <table:table-cell table:formula="of:=[.A1596]/1000/(60*60*24)" office:value-type="time" office:time-value="PT07H05M03.304S" calcext:value-type="time">
            <text:p>07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711.58" calcext:value-type="float">
            <text:p>1711.58</text:p>
          </table:table-cell>
          <table:table-cell office:value-type="float" office:value="2086.85" calcext:value-type="float">
            <text:p>2086.85</text:p>
          </table:table-cell>
        </table:table-row>
        <table:table-row table:style-name="ro1">
          <table:table-cell office:value-type="float" office:value="25519304" calcext:value-type="float">
            <text:p>25519304</text:p>
          </table:table-cell>
          <table:table-cell table:formula="of:=[.A1597]/1000/(60*60*24)" office:value-type="time" office:time-value="PT07H05M19.304S" calcext:value-type="time">
            <text:p>07:0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712.62" calcext:value-type="float">
            <text:p>1712.62</text:p>
          </table:table-cell>
          <table:table-cell office:value-type="float" office:value="2088.08" calcext:value-type="float">
            <text:p>2088.08</text:p>
          </table:table-cell>
        </table:table-row>
        <table:table-row table:style-name="ro1">
          <table:table-cell office:value-type="float" office:value="25535304" calcext:value-type="float">
            <text:p>25535304</text:p>
          </table:table-cell>
          <table:table-cell table:formula="of:=[.A1598]/1000/(60*60*24)" office:value-type="time" office:time-value="PT07H05M35.304S" calcext:value-type="time">
            <text:p>07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713.67" calcext:value-type="float">
            <text:p>1713.67</text:p>
          </table:table-cell>
          <table:table-cell office:value-type="float" office:value="2089.32" calcext:value-type="float">
            <text:p>2089.32</text:p>
          </table:table-cell>
        </table:table-row>
        <table:table-row table:style-name="ro1">
          <table:table-cell office:value-type="float" office:value="25551304" calcext:value-type="float">
            <text:p>25551304</text:p>
          </table:table-cell>
          <table:table-cell table:formula="of:=[.A1599]/1000/(60*60*24)" office:value-type="time" office:time-value="PT07H05M51.304S" calcext:value-type="time">
            <text:p>07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714.71" calcext:value-type="float">
            <text:p>1714.71</text:p>
          </table:table-cell>
          <table:table-cell office:value-type="float" office:value="2090.56" calcext:value-type="float">
            <text:p>2090.56</text:p>
          </table:table-cell>
        </table:table-row>
        <table:table-row table:style-name="ro1">
          <table:table-cell office:value-type="float" office:value="25567304" calcext:value-type="float">
            <text:p>25567304</text:p>
          </table:table-cell>
          <table:table-cell table:formula="of:=[.A1600]/1000/(60*60*24)" office:value-type="time" office:time-value="PT07H06M07.304S" calcext:value-type="time">
            <text:p>07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715.76" calcext:value-type="float">
            <text:p>1715.76</text:p>
          </table:table-cell>
          <table:table-cell office:value-type="float" office:value="2091.8" calcext:value-type="float">
            <text:p>2091.8</text:p>
          </table:table-cell>
        </table:table-row>
        <table:table-row table:style-name="ro1">
          <table:table-cell office:value-type="float" office:value="25583304" calcext:value-type="float">
            <text:p>25583304</text:p>
          </table:table-cell>
          <table:table-cell table:formula="of:=[.A1601]/1000/(60*60*24)" office:value-type="time" office:time-value="PT07H06M23.304S" calcext:value-type="time">
            <text:p>07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716.8" calcext:value-type="float">
            <text:p>1716.8</text:p>
          </table:table-cell>
          <table:table-cell office:value-type="float" office:value="2093.04" calcext:value-type="float">
            <text:p>2093.04</text:p>
          </table:table-cell>
        </table:table-row>
        <table:table-row table:style-name="ro1">
          <table:table-cell office:value-type="float" office:value="25599304" calcext:value-type="float">
            <text:p>25599304</text:p>
          </table:table-cell>
          <table:table-cell table:formula="of:=[.A1602]/1000/(60*60*24)" office:value-type="time" office:time-value="PT07H06M39.304S" calcext:value-type="time">
            <text:p>07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717.85" calcext:value-type="float">
            <text:p>1717.85</text:p>
          </table:table-cell>
          <table:table-cell office:value-type="float" office:value="2094.28" calcext:value-type="float">
            <text:p>2094.28</text:p>
          </table:table-cell>
        </table:table-row>
        <table:table-row table:style-name="ro1">
          <table:table-cell office:value-type="float" office:value="25615304" calcext:value-type="float">
            <text:p>25615304</text:p>
          </table:table-cell>
          <table:table-cell table:formula="of:=[.A1603]/1000/(60*60*24)" office:value-type="time" office:time-value="PT07H06M55.304S" calcext:value-type="time">
            <text:p>07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718.89" calcext:value-type="float">
            <text:p>1718.89</text:p>
          </table:table-cell>
          <table:table-cell office:value-type="float" office:value="2095.52" calcext:value-type="float">
            <text:p>2095.52</text:p>
          </table:table-cell>
        </table:table-row>
        <table:table-row table:style-name="ro1">
          <table:table-cell office:value-type="float" office:value="25631304" calcext:value-type="float">
            <text:p>25631304</text:p>
          </table:table-cell>
          <table:table-cell table:formula="of:=[.A1604]/1000/(60*60*24)" office:value-type="time" office:time-value="PT07H07M11.304S" calcext:value-type="time">
            <text:p>07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719.94" calcext:value-type="float">
            <text:p>1719.94</text:p>
          </table:table-cell>
          <table:table-cell office:value-type="float" office:value="2096.76" calcext:value-type="float">
            <text:p>2096.76</text:p>
          </table:table-cell>
        </table:table-row>
        <table:table-row table:style-name="ro1">
          <table:table-cell office:value-type="float" office:value="25647304" calcext:value-type="float">
            <text:p>25647304</text:p>
          </table:table-cell>
          <table:table-cell table:formula="of:=[.A1605]/1000/(60*60*24)" office:value-type="time" office:time-value="PT07H07M27.304S" calcext:value-type="time">
            <text:p>07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720.98" calcext:value-type="float">
            <text:p>1720.98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25663304" calcext:value-type="float">
            <text:p>25663304</text:p>
          </table:table-cell>
          <table:table-cell table:formula="of:=[.A1606]/1000/(60*60*24)" office:value-type="time" office:time-value="PT07H07M43.304S" calcext:value-type="time">
            <text:p>07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722.03" calcext:value-type="float">
            <text:p>1722.03</text:p>
          </table:table-cell>
          <table:table-cell office:value-type="float" office:value="2099.24" calcext:value-type="float">
            <text:p>2099.24</text:p>
          </table:table-cell>
        </table:table-row>
        <table:table-row table:style-name="ro1">
          <table:table-cell office:value-type="float" office:value="25679304" calcext:value-type="float">
            <text:p>25679304</text:p>
          </table:table-cell>
          <table:table-cell table:formula="of:=[.A1607]/1000/(60*60*24)" office:value-type="time" office:time-value="PT07H07M59.304S" calcext:value-type="time">
            <text:p>07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723.07" calcext:value-type="float">
            <text:p>1723.07</text:p>
          </table:table-cell>
          <table:table-cell office:value-type="float" office:value="2100.47" calcext:value-type="float">
            <text:p>2100.47</text:p>
          </table:table-cell>
        </table:table-row>
        <table:table-row table:style-name="ro1">
          <table:table-cell office:value-type="float" office:value="25695303" calcext:value-type="float">
            <text:p>25695303</text:p>
          </table:table-cell>
          <table:table-cell table:formula="of:=[.A1608]/1000/(60*60*24)" office:value-type="time" office:time-value="PT07H08M15.303S" calcext:value-type="time">
            <text:p>07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724.12" calcext:value-type="float">
            <text:p>1724.12</text:p>
          </table:table-cell>
          <table:table-cell office:value-type="float" office:value="2101.71" calcext:value-type="float">
            <text:p>2101.71</text:p>
          </table:table-cell>
        </table:table-row>
        <table:table-row table:style-name="ro1">
          <table:table-cell office:value-type="float" office:value="25711304" calcext:value-type="float">
            <text:p>25711304</text:p>
          </table:table-cell>
          <table:table-cell table:formula="of:=[.A1609]/1000/(60*60*24)" office:value-type="time" office:time-value="PT07H08M31.304S" calcext:value-type="time">
            <text:p>07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725.16" calcext:value-type="float">
            <text:p>1725.16</text:p>
          </table:table-cell>
          <table:table-cell office:value-type="float" office:value="2102.95" calcext:value-type="float">
            <text:p>2102.95</text:p>
          </table:table-cell>
        </table:table-row>
        <table:table-row table:style-name="ro1">
          <table:table-cell office:value-type="float" office:value="25727304" calcext:value-type="float">
            <text:p>25727304</text:p>
          </table:table-cell>
          <table:table-cell table:formula="of:=[.A1610]/1000/(60*60*24)" office:value-type="time" office:time-value="PT07H08M47.304S" calcext:value-type="time">
            <text:p>07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726.21" calcext:value-type="float">
            <text:p>1726.21</text:p>
          </table:table-cell>
          <table:table-cell office:value-type="float" office:value="2104.18" calcext:value-type="float">
            <text:p>2104.18</text:p>
          </table:table-cell>
        </table:table-row>
        <table:table-row table:style-name="ro1">
          <table:table-cell office:value-type="float" office:value="25743304" calcext:value-type="float">
            <text:p>25743304</text:p>
          </table:table-cell>
          <table:table-cell table:formula="of:=[.A1611]/1000/(60*60*24)" office:value-type="time" office:time-value="PT07H09M03.304S" calcext:value-type="time">
            <text:p>07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727.25" calcext:value-type="float">
            <text:p>1727.25</text:p>
          </table:table-cell>
          <table:table-cell office:value-type="float" office:value="2105.42" calcext:value-type="float">
            <text:p>2105.42</text:p>
          </table:table-cell>
        </table:table-row>
        <table:table-row table:style-name="ro1">
          <table:table-cell office:value-type="float" office:value="25759304" calcext:value-type="float">
            <text:p>25759304</text:p>
          </table:table-cell>
          <table:table-cell table:formula="of:=[.A1612]/1000/(60*60*24)" office:value-type="time" office:time-value="PT07H09M19.304S" calcext:value-type="time">
            <text:p>07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728.3" calcext:value-type="float">
            <text:p>1728.3</text:p>
          </table:table-cell>
          <table:table-cell office:value-type="float" office:value="2106.66" calcext:value-type="float">
            <text:p>2106.66</text:p>
          </table:table-cell>
        </table:table-row>
        <table:table-row table:style-name="ro1">
          <table:table-cell office:value-type="float" office:value="25775304" calcext:value-type="float">
            <text:p>25775304</text:p>
          </table:table-cell>
          <table:table-cell table:formula="of:=[.A1613]/1000/(60*60*24)" office:value-type="time" office:time-value="PT07H09M35.304S" calcext:value-type="time">
            <text:p>07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729.34" calcext:value-type="float">
            <text:p>1729.34</text:p>
          </table:table-cell>
          <table:table-cell office:value-type="float" office:value="2107.89" calcext:value-type="float">
            <text:p>2107.89</text:p>
          </table:table-cell>
        </table:table-row>
        <table:table-row table:style-name="ro1">
          <table:table-cell office:value-type="float" office:value="25791304" calcext:value-type="float">
            <text:p>25791304</text:p>
          </table:table-cell>
          <table:table-cell table:formula="of:=[.A1614]/1000/(60*60*24)" office:value-type="time" office:time-value="PT07H09M51.304S" calcext:value-type="time">
            <text:p>07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730.39" calcext:value-type="float">
            <text:p>1730.39</text:p>
          </table:table-cell>
          <table:table-cell office:value-type="float" office:value="2109.13" calcext:value-type="float">
            <text:p>2109.13</text:p>
          </table:table-cell>
        </table:table-row>
        <table:table-row table:style-name="ro1">
          <table:table-cell office:value-type="float" office:value="25807304" calcext:value-type="float">
            <text:p>25807304</text:p>
          </table:table-cell>
          <table:table-cell table:formula="of:=[.A1615]/1000/(60*60*24)" office:value-type="time" office:time-value="PT07H10M07.304S" calcext:value-type="time">
            <text:p>07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731.43" calcext:value-type="float">
            <text:p>1731.43</text:p>
          </table:table-cell>
          <table:table-cell office:value-type="float" office:value="2110.36" calcext:value-type="float">
            <text:p>2110.36</text:p>
          </table:table-cell>
        </table:table-row>
        <table:table-row table:style-name="ro1">
          <table:table-cell office:value-type="float" office:value="25823304" calcext:value-type="float">
            <text:p>25823304</text:p>
          </table:table-cell>
          <table:table-cell table:formula="of:=[.A1616]/1000/(60*60*24)" office:value-type="time" office:time-value="PT07H10M23.304S" calcext:value-type="time">
            <text:p>07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732.47" calcext:value-type="float">
            <text:p>1732.47</text:p>
          </table:table-cell>
          <table:table-cell office:value-type="float" office:value="2111.6" calcext:value-type="float">
            <text:p>2111.6</text:p>
          </table:table-cell>
        </table:table-row>
        <table:table-row table:style-name="ro1">
          <table:table-cell office:value-type="float" office:value="25839304" calcext:value-type="float">
            <text:p>25839304</text:p>
          </table:table-cell>
          <table:table-cell table:formula="of:=[.A1617]/1000/(60*60*24)" office:value-type="time" office:time-value="PT07H10M39.304S" calcext:value-type="time">
            <text:p>07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733.52" calcext:value-type="float">
            <text:p>1733.52</text:p>
          </table:table-cell>
          <table:table-cell office:value-type="float" office:value="2112.83" calcext:value-type="float">
            <text:p>2112.83</text:p>
          </table:table-cell>
        </table:table-row>
        <table:table-row table:style-name="ro1">
          <table:table-cell office:value-type="float" office:value="25855304" calcext:value-type="float">
            <text:p>25855304</text:p>
          </table:table-cell>
          <table:table-cell table:formula="of:=[.A1618]/1000/(60*60*24)" office:value-type="time" office:time-value="PT07H10M55.304S" calcext:value-type="time">
            <text:p>07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734.56" calcext:value-type="float">
            <text:p>1734.56</text:p>
          </table:table-cell>
          <table:table-cell office:value-type="float" office:value="2114.07" calcext:value-type="float">
            <text:p>2114.07</text:p>
          </table:table-cell>
        </table:table-row>
        <table:table-row table:style-name="ro1">
          <table:table-cell office:value-type="float" office:value="25871304" calcext:value-type="float">
            <text:p>25871304</text:p>
          </table:table-cell>
          <table:table-cell table:formula="of:=[.A1619]/1000/(60*60*24)" office:value-type="time" office:time-value="PT07H11M11.304S" calcext:value-type="time">
            <text:p>07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735.61" calcext:value-type="float">
            <text:p>1735.61</text:p>
          </table:table-cell>
          <table:table-cell office:value-type="float" office:value="2115.3" calcext:value-type="float">
            <text:p>2115.3</text:p>
          </table:table-cell>
        </table:table-row>
        <table:table-row table:style-name="ro1">
          <table:table-cell office:value-type="float" office:value="25887304" calcext:value-type="float">
            <text:p>25887304</text:p>
          </table:table-cell>
          <table:table-cell table:formula="of:=[.A1620]/1000/(60*60*24)" office:value-type="time" office:time-value="PT07H11M27.304S" calcext:value-type="time">
            <text:p>07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736.65" calcext:value-type="float">
            <text:p>1736.65</text:p>
          </table:table-cell>
          <table:table-cell office:value-type="float" office:value="2116.54" calcext:value-type="float">
            <text:p>2116.54</text:p>
          </table:table-cell>
        </table:table-row>
        <table:table-row table:style-name="ro1">
          <table:table-cell office:value-type="float" office:value="25903304" calcext:value-type="float">
            <text:p>25903304</text:p>
          </table:table-cell>
          <table:table-cell table:formula="of:=[.A1621]/1000/(60*60*24)" office:value-type="time" office:time-value="PT07H11M43.304S" calcext:value-type="time">
            <text:p>07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737.7" calcext:value-type="float">
            <text:p>1737.7</text:p>
          </table:table-cell>
          <table:table-cell office:value-type="float" office:value="2117.77" calcext:value-type="float">
            <text:p>2117.77</text:p>
          </table:table-cell>
        </table:table-row>
        <table:table-row table:style-name="ro1">
          <table:table-cell office:value-type="float" office:value="25919304" calcext:value-type="float">
            <text:p>25919304</text:p>
          </table:table-cell>
          <table:table-cell table:formula="of:=[.A1622]/1000/(60*60*24)" office:value-type="time" office:time-value="PT07H11M59.304S" calcext:value-type="time">
            <text:p>07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738.74" calcext:value-type="float">
            <text:p>1738.74</text:p>
          </table:table-cell>
          <table:table-cell office:value-type="float" office:value="2119.01" calcext:value-type="float">
            <text:p>2119.01</text:p>
          </table:table-cell>
        </table:table-row>
        <table:table-row table:style-name="ro1">
          <table:table-cell office:value-type="float" office:value="25935304" calcext:value-type="float">
            <text:p>25935304</text:p>
          </table:table-cell>
          <table:table-cell table:formula="of:=[.A1623]/1000/(60*60*24)" office:value-type="time" office:time-value="PT07H12M15.304S" calcext:value-type="time">
            <text:p>07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739.79" calcext:value-type="float">
            <text:p>1739.79</text:p>
          </table:table-cell>
          <table:table-cell office:value-type="float" office:value="2120.24" calcext:value-type="float">
            <text:p>2120.24</text:p>
          </table:table-cell>
        </table:table-row>
        <table:table-row table:style-name="ro1">
          <table:table-cell office:value-type="float" office:value="25951304" calcext:value-type="float">
            <text:p>25951304</text:p>
          </table:table-cell>
          <table:table-cell table:formula="of:=[.A1624]/1000/(60*60*24)" office:value-type="time" office:time-value="PT07H12M31.304S" calcext:value-type="time">
            <text:p>07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40.83" calcext:value-type="float">
            <text:p>1740.83</text:p>
          </table:table-cell>
          <table:table-cell office:value-type="float" office:value="2121.48" calcext:value-type="float">
            <text:p>2121.48</text:p>
          </table:table-cell>
        </table:table-row>
        <table:table-row table:style-name="ro1">
          <table:table-cell office:value-type="float" office:value="25967304" calcext:value-type="float">
            <text:p>25967304</text:p>
          </table:table-cell>
          <table:table-cell table:formula="of:=[.A1625]/1000/(60*60*24)" office:value-type="time" office:time-value="PT07H12M47.304S" calcext:value-type="time">
            <text:p>07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741.88" calcext:value-type="float">
            <text:p>1741.88</text:p>
          </table:table-cell>
          <table:table-cell office:value-type="float" office:value="2122.71" calcext:value-type="float">
            <text:p>2122.71</text:p>
          </table:table-cell>
        </table:table-row>
        <table:table-row table:style-name="ro1">
          <table:table-cell office:value-type="float" office:value="25983304" calcext:value-type="float">
            <text:p>25983304</text:p>
          </table:table-cell>
          <table:table-cell table:formula="of:=[.A1626]/1000/(60*60*24)" office:value-type="time" office:time-value="PT07H13M03.304S" calcext:value-type="time">
            <text:p>07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742.92" calcext:value-type="float">
            <text:p>1742.92</text:p>
          </table:table-cell>
          <table:table-cell office:value-type="float" office:value="2123.95" calcext:value-type="float">
            <text:p>2123.95</text:p>
          </table:table-cell>
        </table:table-row>
        <table:table-row table:style-name="ro1">
          <table:table-cell office:value-type="float" office:value="25999304" calcext:value-type="float">
            <text:p>25999304</text:p>
          </table:table-cell>
          <table:table-cell table:formula="of:=[.A1627]/1000/(60*60*24)" office:value-type="time" office:time-value="PT07H13M19.304S" calcext:value-type="time">
            <text:p>07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743.96" calcext:value-type="float">
            <text:p>1743.96</text:p>
          </table:table-cell>
          <table:table-cell office:value-type="float" office:value="2125.18" calcext:value-type="float">
            <text:p>2125.18</text:p>
          </table:table-cell>
        </table:table-row>
        <table:table-row table:style-name="ro1">
          <table:table-cell office:value-type="float" office:value="26015304" calcext:value-type="float">
            <text:p>26015304</text:p>
          </table:table-cell>
          <table:table-cell table:formula="of:=[.A1628]/1000/(60*60*24)" office:value-type="time" office:time-value="PT07H13M35.304S" calcext:value-type="time">
            <text:p>07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45.01" calcext:value-type="float">
            <text:p>1745.01</text:p>
          </table:table-cell>
          <table:table-cell office:value-type="float" office:value="2126.42" calcext:value-type="float">
            <text:p>2126.42</text:p>
          </table:table-cell>
        </table:table-row>
        <table:table-row table:style-name="ro1">
          <table:table-cell office:value-type="float" office:value="26031304" calcext:value-type="float">
            <text:p>26031304</text:p>
          </table:table-cell>
          <table:table-cell table:formula="of:=[.A1629]/1000/(60*60*24)" office:value-type="time" office:time-value="PT07H13M51.304S" calcext:value-type="time">
            <text:p>07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746.05" calcext:value-type="float">
            <text:p>1746.05</text:p>
          </table:table-cell>
          <table:table-cell office:value-type="float" office:value="2127.65" calcext:value-type="float">
            <text:p>2127.65</text:p>
          </table:table-cell>
        </table:table-row>
        <table:table-row table:style-name="ro1">
          <table:table-cell office:value-type="float" office:value="26047304" calcext:value-type="float">
            <text:p>26047304</text:p>
          </table:table-cell>
          <table:table-cell table:formula="of:=[.A1630]/1000/(60*60*24)" office:value-type="time" office:time-value="PT07H14M07.304S" calcext:value-type="time">
            <text:p>07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47.1" calcext:value-type="float">
            <text:p>1747.1</text:p>
          </table:table-cell>
          <table:table-cell office:value-type="float" office:value="2128.89" calcext:value-type="float">
            <text:p>2128.89</text:p>
          </table:table-cell>
        </table:table-row>
        <table:table-row table:style-name="ro1">
          <table:table-cell office:value-type="float" office:value="26063304" calcext:value-type="float">
            <text:p>26063304</text:p>
          </table:table-cell>
          <table:table-cell table:formula="of:=[.A1631]/1000/(60*60*24)" office:value-type="time" office:time-value="PT07H14M23.304S" calcext:value-type="time">
            <text:p>07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48.14" calcext:value-type="float">
            <text:p>1748.14</text:p>
          </table:table-cell>
          <table:table-cell office:value-type="float" office:value="2130.12" calcext:value-type="float">
            <text:p>2130.12</text:p>
          </table:table-cell>
        </table:table-row>
        <table:table-row table:style-name="ro1">
          <table:table-cell office:value-type="float" office:value="26079304" calcext:value-type="float">
            <text:p>26079304</text:p>
          </table:table-cell>
          <table:table-cell table:formula="of:=[.A1632]/1000/(60*60*24)" office:value-type="time" office:time-value="PT07H14M39.304S" calcext:value-type="time">
            <text:p>07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49.18" calcext:value-type="float">
            <text:p>1749.18</text:p>
          </table:table-cell>
          <table:table-cell office:value-type="float" office:value="2131.35" calcext:value-type="float">
            <text:p>2131.35</text:p>
          </table:table-cell>
        </table:table-row>
        <table:table-row table:style-name="ro1">
          <table:table-cell office:value-type="float" office:value="26095304" calcext:value-type="float">
            <text:p>26095304</text:p>
          </table:table-cell>
          <table:table-cell table:formula="of:=[.A1633]/1000/(60*60*24)" office:value-type="time" office:time-value="PT07H14M55.304S" calcext:value-type="time">
            <text:p>07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50.23" calcext:value-type="float">
            <text:p>1750.23</text:p>
          </table:table-cell>
          <table:table-cell office:value-type="float" office:value="2132.59" calcext:value-type="float">
            <text:p>2132.59</text:p>
          </table:table-cell>
        </table:table-row>
        <table:table-row table:style-name="ro1">
          <table:table-cell office:value-type="float" office:value="26111304" calcext:value-type="float">
            <text:p>26111304</text:p>
          </table:table-cell>
          <table:table-cell table:formula="of:=[.A1634]/1000/(60*60*24)" office:value-type="time" office:time-value="PT07H15M11.304S" calcext:value-type="time">
            <text:p>07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51.27" calcext:value-type="float">
            <text:p>1751.27</text:p>
          </table:table-cell>
          <table:table-cell office:value-type="float" office:value="2133.82" calcext:value-type="float">
            <text:p>2133.82</text:p>
          </table:table-cell>
        </table:table-row>
        <table:table-row table:style-name="ro1">
          <table:table-cell office:value-type="float" office:value="26127304" calcext:value-type="float">
            <text:p>26127304</text:p>
          </table:table-cell>
          <table:table-cell table:formula="of:=[.A1635]/1000/(60*60*24)" office:value-type="time" office:time-value="PT07H15M27.304S" calcext:value-type="time">
            <text:p>07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52.31" calcext:value-type="float">
            <text:p>1752.31</text:p>
          </table:table-cell>
          <table:table-cell office:value-type="float" office:value="2135.06" calcext:value-type="float">
            <text:p>2135.06</text:p>
          </table:table-cell>
        </table:table-row>
        <table:table-row table:style-name="ro1">
          <table:table-cell office:value-type="float" office:value="26143304" calcext:value-type="float">
            <text:p>26143304</text:p>
          </table:table-cell>
          <table:table-cell table:formula="of:=[.A1636]/1000/(60*60*24)" office:value-type="time" office:time-value="PT07H15M43.304S" calcext:value-type="time">
            <text:p>07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753.36" calcext:value-type="float">
            <text:p>1753.36</text:p>
          </table:table-cell>
          <table:table-cell office:value-type="float" office:value="2136.29" calcext:value-type="float">
            <text:p>2136.29</text:p>
          </table:table-cell>
        </table:table-row>
        <table:table-row table:style-name="ro1">
          <table:table-cell office:value-type="float" office:value="26159304" calcext:value-type="float">
            <text:p>26159304</text:p>
          </table:table-cell>
          <table:table-cell table:formula="of:=[.A1637]/1000/(60*60*24)" office:value-type="time" office:time-value="PT07H15M59.304S" calcext:value-type="time">
            <text:p>07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754.4" calcext:value-type="float">
            <text:p>1754.4</text:p>
          </table:table-cell>
          <table:table-cell office:value-type="float" office:value="2137.52" calcext:value-type="float">
            <text:p>2137.52</text:p>
          </table:table-cell>
        </table:table-row>
        <table:table-row table:style-name="ro1">
          <table:table-cell office:value-type="float" office:value="26175304" calcext:value-type="float">
            <text:p>26175304</text:p>
          </table:table-cell>
          <table:table-cell table:formula="of:=[.A1638]/1000/(60*60*24)" office:value-type="time" office:time-value="PT07H16M15.304S" calcext:value-type="time">
            <text:p>07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55.44" calcext:value-type="float">
            <text:p>1755.44</text:p>
          </table:table-cell>
          <table:table-cell office:value-type="float" office:value="2138.76" calcext:value-type="float">
            <text:p>2138.76</text:p>
          </table:table-cell>
        </table:table-row>
        <table:table-row table:style-name="ro1">
          <table:table-cell office:value-type="float" office:value="26191304" calcext:value-type="float">
            <text:p>26191304</text:p>
          </table:table-cell>
          <table:table-cell table:formula="of:=[.A1639]/1000/(60*60*24)" office:value-type="time" office:time-value="PT07H16M31.304S" calcext:value-type="time">
            <text:p>07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756.48" calcext:value-type="float">
            <text:p>1756.48</text:p>
          </table:table-cell>
          <table:table-cell office:value-type="float" office:value="2139.99" calcext:value-type="float">
            <text:p>2139.99</text:p>
          </table:table-cell>
        </table:table-row>
        <table:table-row table:style-name="ro1">
          <table:table-cell office:value-type="float" office:value="26207304" calcext:value-type="float">
            <text:p>26207304</text:p>
          </table:table-cell>
          <table:table-cell table:formula="of:=[.A1640]/1000/(60*60*24)" office:value-type="time" office:time-value="PT07H16M47.304S" calcext:value-type="time">
            <text:p>07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57.53" calcext:value-type="float">
            <text:p>1757.53</text:p>
          </table:table-cell>
          <table:table-cell office:value-type="float" office:value="2141.23" calcext:value-type="float">
            <text:p>2141.23</text:p>
          </table:table-cell>
        </table:table-row>
        <table:table-row table:style-name="ro1">
          <table:table-cell office:value-type="float" office:value="26223304" calcext:value-type="float">
            <text:p>26223304</text:p>
          </table:table-cell>
          <table:table-cell table:formula="of:=[.A1641]/1000/(60*60*24)" office:value-type="time" office:time-value="PT07H17M03.304S" calcext:value-type="time">
            <text:p>07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758.57" calcext:value-type="float">
            <text:p>1758.57</text:p>
          </table:table-cell>
          <table:table-cell office:value-type="float" office:value="2142.46" calcext:value-type="float">
            <text:p>2142.46</text:p>
          </table:table-cell>
        </table:table-row>
        <table:table-row table:style-name="ro1">
          <table:table-cell office:value-type="float" office:value="26239304" calcext:value-type="float">
            <text:p>26239304</text:p>
          </table:table-cell>
          <table:table-cell table:formula="of:=[.A1642]/1000/(60*60*24)" office:value-type="time" office:time-value="PT07H17M19.304S" calcext:value-type="time">
            <text:p>07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759.61" calcext:value-type="float">
            <text:p>1759.61</text:p>
          </table:table-cell>
          <table:table-cell office:value-type="float" office:value="2143.69" calcext:value-type="float">
            <text:p>2143.69</text:p>
          </table:table-cell>
        </table:table-row>
        <table:table-row table:style-name="ro1">
          <table:table-cell office:value-type="float" office:value="26255304" calcext:value-type="float">
            <text:p>26255304</text:p>
          </table:table-cell>
          <table:table-cell table:formula="of:=[.A1643]/1000/(60*60*24)" office:value-type="time" office:time-value="PT07H17M35.304S" calcext:value-type="time">
            <text:p>07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60.66" calcext:value-type="float">
            <text:p>1760.66</text:p>
          </table:table-cell>
          <table:table-cell office:value-type="float" office:value="2144.93" calcext:value-type="float">
            <text:p>2144.93</text:p>
          </table:table-cell>
        </table:table-row>
        <table:table-row table:style-name="ro1">
          <table:table-cell office:value-type="float" office:value="26271304" calcext:value-type="float">
            <text:p>26271304</text:p>
          </table:table-cell>
          <table:table-cell table:formula="of:=[.A1644]/1000/(60*60*24)" office:value-type="time" office:time-value="PT07H17M51.304S" calcext:value-type="time">
            <text:p>07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761.7" calcext:value-type="float">
            <text:p>1761.7</text:p>
          </table:table-cell>
          <table:table-cell office:value-type="float" office:value="2146.16" calcext:value-type="float">
            <text:p>2146.16</text:p>
          </table:table-cell>
        </table:table-row>
        <table:table-row table:style-name="ro1">
          <table:table-cell office:value-type="float" office:value="26287304" calcext:value-type="float">
            <text:p>26287304</text:p>
          </table:table-cell>
          <table:table-cell table:formula="of:=[.A1645]/1000/(60*60*24)" office:value-type="time" office:time-value="PT07H18M07.304S" calcext:value-type="time">
            <text:p>07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62.74" calcext:value-type="float">
            <text:p>1762.74</text:p>
          </table:table-cell>
          <table:table-cell office:value-type="float" office:value="2147.39" calcext:value-type="float">
            <text:p>2147.39</text:p>
          </table:table-cell>
        </table:table-row>
        <table:table-row table:style-name="ro1">
          <table:table-cell office:value-type="float" office:value="26303304" calcext:value-type="float">
            <text:p>26303304</text:p>
          </table:table-cell>
          <table:table-cell table:formula="of:=[.A1646]/1000/(60*60*24)" office:value-type="time" office:time-value="PT07H18M23.304S" calcext:value-type="time">
            <text:p>07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763.79" calcext:value-type="float">
            <text:p>1763.79</text:p>
          </table:table-cell>
          <table:table-cell office:value-type="float" office:value="2148.63" calcext:value-type="float">
            <text:p>2148.63</text:p>
          </table:table-cell>
        </table:table-row>
        <table:table-row table:style-name="ro1">
          <table:table-cell office:value-type="float" office:value="26319304" calcext:value-type="float">
            <text:p>26319304</text:p>
          </table:table-cell>
          <table:table-cell table:formula="of:=[.A1647]/1000/(60*60*24)" office:value-type="time" office:time-value="PT07H18M39.304S" calcext:value-type="time">
            <text:p>07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764.83" calcext:value-type="float">
            <text:p>1764.83</text:p>
          </table:table-cell>
          <table:table-cell office:value-type="float" office:value="2149.86" calcext:value-type="float">
            <text:p>2149.86</text:p>
          </table:table-cell>
        </table:table-row>
        <table:table-row table:style-name="ro1">
          <table:table-cell office:value-type="float" office:value="26335304" calcext:value-type="float">
            <text:p>26335304</text:p>
          </table:table-cell>
          <table:table-cell table:formula="of:=[.A1648]/1000/(60*60*24)" office:value-type="time" office:time-value="PT07H18M55.304S" calcext:value-type="time">
            <text:p>07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765.87" calcext:value-type="float">
            <text:p>1765.87</text:p>
          </table:table-cell>
          <table:table-cell office:value-type="float" office:value="2151.09" calcext:value-type="float">
            <text:p>2151.09</text:p>
          </table:table-cell>
        </table:table-row>
        <table:table-row table:style-name="ro1">
          <table:table-cell office:value-type="float" office:value="26351304" calcext:value-type="float">
            <text:p>26351304</text:p>
          </table:table-cell>
          <table:table-cell table:formula="of:=[.A1649]/1000/(60*60*24)" office:value-type="time" office:time-value="PT07H19M11.304S" calcext:value-type="time">
            <text:p>07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66.91" calcext:value-type="float">
            <text:p>1766.91</text:p>
          </table:table-cell>
          <table:table-cell office:value-type="float" office:value="2152.32" calcext:value-type="float">
            <text:p>2152.32</text:p>
          </table:table-cell>
        </table:table-row>
        <table:table-row table:style-name="ro1">
          <table:table-cell office:value-type="float" office:value="26367304" calcext:value-type="float">
            <text:p>26367304</text:p>
          </table:table-cell>
          <table:table-cell table:formula="of:=[.A1650]/1000/(60*60*24)" office:value-type="time" office:time-value="PT07H19M27.304S" calcext:value-type="time">
            <text:p>07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767.96" calcext:value-type="float">
            <text:p>1767.96</text:p>
          </table:table-cell>
          <table:table-cell office:value-type="float" office:value="2153.56" calcext:value-type="float">
            <text:p>2153.56</text:p>
          </table:table-cell>
        </table:table-row>
        <table:table-row table:style-name="ro1">
          <table:table-cell office:value-type="float" office:value="26383304" calcext:value-type="float">
            <text:p>26383304</text:p>
          </table:table-cell>
          <table:table-cell table:formula="of:=[.A1651]/1000/(60*60*24)" office:value-type="time" office:time-value="PT07H19M43.304S" calcext:value-type="time">
            <text:p>07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769" calcext:value-type="float">
            <text:p>1769</text:p>
          </table:table-cell>
          <table:table-cell office:value-type="float" office:value="2154.79" calcext:value-type="float">
            <text:p>2154.79</text:p>
          </table:table-cell>
        </table:table-row>
        <table:table-row table:style-name="ro1">
          <table:table-cell office:value-type="float" office:value="26399304" calcext:value-type="float">
            <text:p>26399304</text:p>
          </table:table-cell>
          <table:table-cell table:formula="of:=[.A1652]/1000/(60*60*24)" office:value-type="time" office:time-value="PT07H19M59.304S" calcext:value-type="time">
            <text:p>07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70.04" calcext:value-type="float">
            <text:p>1770.04</text:p>
          </table:table-cell>
          <table:table-cell office:value-type="float" office:value="2156.02" calcext:value-type="float">
            <text:p>2156.02</text:p>
          </table:table-cell>
        </table:table-row>
        <table:table-row table:style-name="ro1">
          <table:table-cell office:value-type="float" office:value="26415304" calcext:value-type="float">
            <text:p>26415304</text:p>
          </table:table-cell>
          <table:table-cell table:formula="of:=[.A1653]/1000/(60*60*24)" office:value-type="time" office:time-value="PT07H20M15.304S" calcext:value-type="time">
            <text:p>07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71.08" calcext:value-type="float">
            <text:p>1771.08</text:p>
          </table:table-cell>
          <table:table-cell office:value-type="float" office:value="2157.25" calcext:value-type="float">
            <text:p>2157.25</text:p>
          </table:table-cell>
        </table:table-row>
        <table:table-row table:style-name="ro1">
          <table:table-cell office:value-type="float" office:value="26431304" calcext:value-type="float">
            <text:p>26431304</text:p>
          </table:table-cell>
          <table:table-cell table:formula="of:=[.A1654]/1000/(60*60*24)" office:value-type="time" office:time-value="PT07H20M31.304S" calcext:value-type="time">
            <text:p>07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772.13" calcext:value-type="float">
            <text:p>1772.13</text:p>
          </table:table-cell>
          <table:table-cell office:value-type="float" office:value="2158.49" calcext:value-type="float">
            <text:p>2158.49</text:p>
          </table:table-cell>
        </table:table-row>
        <table:table-row table:style-name="ro1">
          <table:table-cell office:value-type="float" office:value="26447304" calcext:value-type="float">
            <text:p>26447304</text:p>
          </table:table-cell>
          <table:table-cell table:formula="of:=[.A1655]/1000/(60*60*24)" office:value-type="time" office:time-value="PT07H20M47.304S" calcext:value-type="time">
            <text:p>07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73.17" calcext:value-type="float">
            <text:p>1773.17</text:p>
          </table:table-cell>
          <table:table-cell office:value-type="float" office:value="2159.72" calcext:value-type="float">
            <text:p>2159.72</text:p>
          </table:table-cell>
        </table:table-row>
        <table:table-row table:style-name="ro1">
          <table:table-cell office:value-type="float" office:value="26463304" calcext:value-type="float">
            <text:p>26463304</text:p>
          </table:table-cell>
          <table:table-cell table:formula="of:=[.A1656]/1000/(60*60*24)" office:value-type="time" office:time-value="PT07H21M03.304S" calcext:value-type="time">
            <text:p>07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74.21" calcext:value-type="float">
            <text:p>1774.21</text:p>
          </table:table-cell>
          <table:table-cell office:value-type="float" office:value="2160.95" calcext:value-type="float">
            <text:p>2160.95</text:p>
          </table:table-cell>
        </table:table-row>
        <table:table-row table:style-name="ro1">
          <table:table-cell office:value-type="float" office:value="26479304" calcext:value-type="float">
            <text:p>26479304</text:p>
          </table:table-cell>
          <table:table-cell table:formula="of:=[.A1657]/1000/(60*60*24)" office:value-type="time" office:time-value="PT07H21M19.304S" calcext:value-type="time">
            <text:p>07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75.26" calcext:value-type="float">
            <text:p>1775.26</text:p>
          </table:table-cell>
          <table:table-cell office:value-type="float" office:value="2162.18" calcext:value-type="float">
            <text:p>2162.18</text:p>
          </table:table-cell>
        </table:table-row>
        <table:table-row table:style-name="ro1">
          <table:table-cell office:value-type="float" office:value="26495304" calcext:value-type="float">
            <text:p>26495304</text:p>
          </table:table-cell>
          <table:table-cell table:formula="of:=[.A1658]/1000/(60*60*24)" office:value-type="time" office:time-value="PT07H21M35.304S" calcext:value-type="time">
            <text:p>07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776.3" calcext:value-type="float">
            <text:p>1776.3</text:p>
          </table:table-cell>
          <table:table-cell office:value-type="float" office:value="2163.41" calcext:value-type="float">
            <text:p>2163.41</text:p>
          </table:table-cell>
        </table:table-row>
        <table:table-row table:style-name="ro1">
          <table:table-cell office:value-type="float" office:value="26511304" calcext:value-type="float">
            <text:p>26511304</text:p>
          </table:table-cell>
          <table:table-cell table:formula="of:=[.A1659]/1000/(60*60*24)" office:value-type="time" office:time-value="PT07H21M51.304S" calcext:value-type="time">
            <text:p>07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777.34" calcext:value-type="float">
            <text:p>1777.34</text:p>
          </table:table-cell>
          <table:table-cell office:value-type="float" office:value="2164.64" calcext:value-type="float">
            <text:p>2164.64</text:p>
          </table:table-cell>
        </table:table-row>
        <table:table-row table:style-name="ro1">
          <table:table-cell office:value-type="float" office:value="26527304" calcext:value-type="float">
            <text:p>26527304</text:p>
          </table:table-cell>
          <table:table-cell table:formula="of:=[.A1660]/1000/(60*60*24)" office:value-type="time" office:time-value="PT07H22M07.304S" calcext:value-type="time">
            <text:p>07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78.38" calcext:value-type="float">
            <text:p>1778.38</text:p>
          </table:table-cell>
          <table:table-cell office:value-type="float" office:value="2165.87" calcext:value-type="float">
            <text:p>2165.87</text:p>
          </table:table-cell>
        </table:table-row>
        <table:table-row table:style-name="ro1">
          <table:table-cell office:value-type="float" office:value="26543304" calcext:value-type="float">
            <text:p>26543304</text:p>
          </table:table-cell>
          <table:table-cell table:formula="of:=[.A1661]/1000/(60*60*24)" office:value-type="time" office:time-value="PT07H22M23.304S" calcext:value-type="time">
            <text:p>07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779.42" calcext:value-type="float">
            <text:p>1779.42</text:p>
          </table:table-cell>
          <table:table-cell office:value-type="float" office:value="2167.1" calcext:value-type="float">
            <text:p>2167.1</text:p>
          </table:table-cell>
        </table:table-row>
        <table:table-row table:style-name="ro1">
          <table:table-cell office:value-type="float" office:value="26559304" calcext:value-type="float">
            <text:p>26559304</text:p>
          </table:table-cell>
          <table:table-cell table:formula="of:=[.A1662]/1000/(60*60*24)" office:value-type="time" office:time-value="PT07H22M39.304S" calcext:value-type="time">
            <text:p>07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80.47" calcext:value-type="float">
            <text:p>1780.47</text:p>
          </table:table-cell>
          <table:table-cell office:value-type="float" office:value="2168.33" calcext:value-type="float">
            <text:p>2168.33</text:p>
          </table:table-cell>
        </table:table-row>
        <table:table-row table:style-name="ro1">
          <table:table-cell office:value-type="float" office:value="26575304" calcext:value-type="float">
            <text:p>26575304</text:p>
          </table:table-cell>
          <table:table-cell table:formula="of:=[.A1663]/1000/(60*60*24)" office:value-type="time" office:time-value="PT07H22M55.304S" calcext:value-type="time">
            <text:p>07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81.51" calcext:value-type="float">
            <text:p>1781.51</text:p>
          </table:table-cell>
          <table:table-cell office:value-type="float" office:value="2169.56" calcext:value-type="float">
            <text:p>2169.56</text:p>
          </table:table-cell>
        </table:table-row>
        <table:table-row table:style-name="ro1">
          <table:table-cell office:value-type="float" office:value="26591304" calcext:value-type="float">
            <text:p>26591304</text:p>
          </table:table-cell>
          <table:table-cell table:formula="of:=[.A1664]/1000/(60*60*24)" office:value-type="time" office:time-value="PT07H23M11.304S" calcext:value-type="time">
            <text:p>07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82.55" calcext:value-type="float">
            <text:p>1782.55</text:p>
          </table:table-cell>
          <table:table-cell office:value-type="float" office:value="2170.79" calcext:value-type="float">
            <text:p>2170.79</text:p>
          </table:table-cell>
        </table:table-row>
        <table:table-row table:style-name="ro1">
          <table:table-cell office:value-type="float" office:value="26607304" calcext:value-type="float">
            <text:p>26607304</text:p>
          </table:table-cell>
          <table:table-cell table:formula="of:=[.A1665]/1000/(60*60*24)" office:value-type="time" office:time-value="PT07H23M27.304S" calcext:value-type="time">
            <text:p>07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83.59" calcext:value-type="float">
            <text:p>1783.59</text:p>
          </table:table-cell>
          <table:table-cell office:value-type="float" office:value="2172.02" calcext:value-type="float">
            <text:p>2172.02</text:p>
          </table:table-cell>
        </table:table-row>
        <table:table-row table:style-name="ro1">
          <table:table-cell office:value-type="float" office:value="26623304" calcext:value-type="float">
            <text:p>26623304</text:p>
          </table:table-cell>
          <table:table-cell table:formula="of:=[.A1666]/1000/(60*60*24)" office:value-type="time" office:time-value="PT07H23M43.304S" calcext:value-type="time">
            <text:p>07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84.63" calcext:value-type="float">
            <text:p>1784.63</text:p>
          </table:table-cell>
          <table:table-cell office:value-type="float" office:value="2173.25" calcext:value-type="float">
            <text:p>2173.25</text:p>
          </table:table-cell>
        </table:table-row>
        <table:table-row table:style-name="ro1">
          <table:table-cell office:value-type="float" office:value="26639304" calcext:value-type="float">
            <text:p>26639304</text:p>
          </table:table-cell>
          <table:table-cell table:formula="of:=[.A1667]/1000/(60*60*24)" office:value-type="time" office:time-value="PT07H23M59.304S" calcext:value-type="time">
            <text:p>07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85.67" calcext:value-type="float">
            <text:p>1785.67</text:p>
          </table:table-cell>
          <table:table-cell office:value-type="float" office:value="2174.48" calcext:value-type="float">
            <text:p>2174.48</text:p>
          </table:table-cell>
        </table:table-row>
        <table:table-row table:style-name="ro1">
          <table:table-cell office:value-type="float" office:value="26655304" calcext:value-type="float">
            <text:p>26655304</text:p>
          </table:table-cell>
          <table:table-cell table:formula="of:=[.A1668]/1000/(60*60*24)" office:value-type="time" office:time-value="PT07H24M15.304S" calcext:value-type="time">
            <text:p>07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86.71" calcext:value-type="float">
            <text:p>1786.71</text:p>
          </table:table-cell>
          <table:table-cell office:value-type="float" office:value="2175.71" calcext:value-type="float">
            <text:p>2175.71</text:p>
          </table:table-cell>
        </table:table-row>
        <table:table-row table:style-name="ro1">
          <table:table-cell office:value-type="float" office:value="26671304" calcext:value-type="float">
            <text:p>26671304</text:p>
          </table:table-cell>
          <table:table-cell table:formula="of:=[.A1669]/1000/(60*60*24)" office:value-type="time" office:time-value="PT07H24M31.304S" calcext:value-type="time">
            <text:p>07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87.76" calcext:value-type="float">
            <text:p>1787.76</text:p>
          </table:table-cell>
          <table:table-cell office:value-type="float" office:value="2176.94" calcext:value-type="float">
            <text:p>2176.94</text:p>
          </table:table-cell>
        </table:table-row>
        <table:table-row table:style-name="ro1">
          <table:table-cell office:value-type="float" office:value="26687304" calcext:value-type="float">
            <text:p>26687304</text:p>
          </table:table-cell>
          <table:table-cell table:formula="of:=[.A1670]/1000/(60*60*24)" office:value-type="time" office:time-value="PT07H24M47.304S" calcext:value-type="time">
            <text:p>07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88.8" calcext:value-type="float">
            <text:p>1788.8</text:p>
          </table:table-cell>
          <table:table-cell office:value-type="float" office:value="2178.17" calcext:value-type="float">
            <text:p>2178.17</text:p>
          </table:table-cell>
        </table:table-row>
        <table:table-row table:style-name="ro1">
          <table:table-cell office:value-type="float" office:value="26703304" calcext:value-type="float">
            <text:p>26703304</text:p>
          </table:table-cell>
          <table:table-cell table:formula="of:=[.A1671]/1000/(60*60*24)" office:value-type="time" office:time-value="PT07H25M03.304S" calcext:value-type="time">
            <text:p>07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89.84" calcext:value-type="float">
            <text:p>1789.84</text:p>
          </table:table-cell>
          <table:table-cell office:value-type="float" office:value="2179.4" calcext:value-type="float">
            <text:p>2179.4</text:p>
          </table:table-cell>
        </table:table-row>
        <table:table-row table:style-name="ro1">
          <table:table-cell office:value-type="float" office:value="26719304" calcext:value-type="float">
            <text:p>26719304</text:p>
          </table:table-cell>
          <table:table-cell table:formula="of:=[.A1672]/1000/(60*60*24)" office:value-type="time" office:time-value="PT07H25M19.304S" calcext:value-type="time">
            <text:p>07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790.88" calcext:value-type="float">
            <text:p>1790.88</text:p>
          </table:table-cell>
          <table:table-cell office:value-type="float" office:value="2180.62" calcext:value-type="float">
            <text:p>2180.62</text:p>
          </table:table-cell>
        </table:table-row>
        <table:table-row table:style-name="ro1">
          <table:table-cell office:value-type="float" office:value="26735304" calcext:value-type="float">
            <text:p>26735304</text:p>
          </table:table-cell>
          <table:table-cell table:formula="of:=[.A1673]/1000/(60*60*24)" office:value-type="time" office:time-value="PT07H25M35.304S" calcext:value-type="time">
            <text:p>07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91.92" calcext:value-type="float">
            <text:p>1791.92</text:p>
          </table:table-cell>
          <table:table-cell office:value-type="float" office:value="2181.85" calcext:value-type="float">
            <text:p>2181.85</text:p>
          </table:table-cell>
        </table:table-row>
        <table:table-row table:style-name="ro1">
          <table:table-cell office:value-type="float" office:value="26751304" calcext:value-type="float">
            <text:p>26751304</text:p>
          </table:table-cell>
          <table:table-cell table:formula="of:=[.A1674]/1000/(60*60*24)" office:value-type="time" office:time-value="PT07H25M51.304S" calcext:value-type="time">
            <text:p>07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92.96" calcext:value-type="float">
            <text:p>1792.96</text:p>
          </table:table-cell>
          <table:table-cell office:value-type="float" office:value="2183.08" calcext:value-type="float">
            <text:p>2183.08</text:p>
          </table:table-cell>
        </table:table-row>
        <table:table-row table:style-name="ro1">
          <table:table-cell office:value-type="float" office:value="26767304" calcext:value-type="float">
            <text:p>26767304</text:p>
          </table:table-cell>
          <table:table-cell table:formula="of:=[.A1675]/1000/(60*60*24)" office:value-type="time" office:time-value="PT07H26M07.304S" calcext:value-type="time">
            <text:p>07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794" calcext:value-type="float">
            <text:p>1794</text:p>
          </table:table-cell>
          <table:table-cell office:value-type="float" office:value="2184.31" calcext:value-type="float">
            <text:p>2184.31</text:p>
          </table:table-cell>
        </table:table-row>
        <table:table-row table:style-name="ro1">
          <table:table-cell office:value-type="float" office:value="26783304" calcext:value-type="float">
            <text:p>26783304</text:p>
          </table:table-cell>
          <table:table-cell table:formula="of:=[.A1676]/1000/(60*60*24)" office:value-type="time" office:time-value="PT07H26M23.304S" calcext:value-type="time">
            <text:p>07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95.04" calcext:value-type="float">
            <text:p>1795.04</text:p>
          </table:table-cell>
          <table:table-cell office:value-type="float" office:value="2185.54" calcext:value-type="float">
            <text:p>2185.54</text:p>
          </table:table-cell>
        </table:table-row>
        <table:table-row table:style-name="ro1">
          <table:table-cell office:value-type="float" office:value="26799304" calcext:value-type="float">
            <text:p>26799304</text:p>
          </table:table-cell>
          <table:table-cell table:formula="of:=[.A1677]/1000/(60*60*24)" office:value-type="time" office:time-value="PT07H26M39.304S" calcext:value-type="time">
            <text:p>07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1796.08" calcext:value-type="float">
            <text:p>1796.08</text:p>
          </table:table-cell>
          <table:table-cell office:value-type="float" office:value="2186.76" calcext:value-type="float">
            <text:p>2186.76</text:p>
          </table:table-cell>
        </table:table-row>
        <table:table-row table:style-name="ro1">
          <table:table-cell office:value-type="float" office:value="26815304" calcext:value-type="float">
            <text:p>26815304</text:p>
          </table:table-cell>
          <table:table-cell table:formula="of:=[.A1678]/1000/(60*60*24)" office:value-type="time" office:time-value="PT07H26M55.304S" calcext:value-type="time">
            <text:p>07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797.13" calcext:value-type="float">
            <text:p>1797.13</text:p>
          </table:table-cell>
          <table:table-cell office:value-type="float" office:value="2187.99" calcext:value-type="float">
            <text:p>2187.99</text:p>
          </table:table-cell>
        </table:table-row>
        <table:table-row table:style-name="ro1">
          <table:table-cell office:value-type="float" office:value="26831304" calcext:value-type="float">
            <text:p>26831304</text:p>
          </table:table-cell>
          <table:table-cell table:formula="of:=[.A1679]/1000/(60*60*24)" office:value-type="time" office:time-value="PT07H27M11.304S" calcext:value-type="time">
            <text:p>07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798.17" calcext:value-type="float">
            <text:p>1798.17</text:p>
          </table:table-cell>
          <table:table-cell office:value-type="float" office:value="2189.22" calcext:value-type="float">
            <text:p>2189.22</text:p>
          </table:table-cell>
        </table:table-row>
        <table:table-row table:style-name="ro1">
          <table:table-cell office:value-type="float" office:value="26847304" calcext:value-type="float">
            <text:p>26847304</text:p>
          </table:table-cell>
          <table:table-cell table:formula="of:=[.A1680]/1000/(60*60*24)" office:value-type="time" office:time-value="PT07H27M27.304S" calcext:value-type="time">
            <text:p>07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799.21" calcext:value-type="float">
            <text:p>1799.21</text:p>
          </table:table-cell>
          <table:table-cell office:value-type="float" office:value="2190.45" calcext:value-type="float">
            <text:p>2190.45</text:p>
          </table:table-cell>
        </table:table-row>
        <table:table-row table:style-name="ro1">
          <table:table-cell office:value-type="float" office:value="26863304" calcext:value-type="float">
            <text:p>26863304</text:p>
          </table:table-cell>
          <table:table-cell table:formula="of:=[.A1681]/1000/(60*60*24)" office:value-type="time" office:time-value="PT07H27M43.304S" calcext:value-type="time">
            <text:p>07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800.25" calcext:value-type="float">
            <text:p>1800.25</text:p>
          </table:table-cell>
          <table:table-cell office:value-type="float" office:value="2191.67" calcext:value-type="float">
            <text:p>2191.67</text:p>
          </table:table-cell>
        </table:table-row>
        <table:table-row table:style-name="ro1">
          <table:table-cell office:value-type="float" office:value="26879304" calcext:value-type="float">
            <text:p>26879304</text:p>
          </table:table-cell>
          <table:table-cell table:formula="of:=[.A1682]/1000/(60*60*24)" office:value-type="time" office:time-value="PT07H27M59.304S" calcext:value-type="time">
            <text:p>07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801.29" calcext:value-type="float">
            <text:p>1801.29</text:p>
          </table:table-cell>
          <table:table-cell office:value-type="float" office:value="2192.9" calcext:value-type="float">
            <text:p>2192.9</text:p>
          </table:table-cell>
        </table:table-row>
        <table:table-row table:style-name="ro1">
          <table:table-cell office:value-type="float" office:value="26895304" calcext:value-type="float">
            <text:p>26895304</text:p>
          </table:table-cell>
          <table:table-cell table:formula="of:=[.A1683]/1000/(60*60*24)" office:value-type="time" office:time-value="PT07H28M15.304S" calcext:value-type="time">
            <text:p>07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802.33" calcext:value-type="float">
            <text:p>1802.33</text:p>
          </table:table-cell>
          <table:table-cell office:value-type="float" office:value="2194.13" calcext:value-type="float">
            <text:p>2194.13</text:p>
          </table:table-cell>
        </table:table-row>
        <table:table-row table:style-name="ro1">
          <table:table-cell office:value-type="float" office:value="26911304" calcext:value-type="float">
            <text:p>26911304</text:p>
          </table:table-cell>
          <table:table-cell table:formula="of:=[.A1684]/1000/(60*60*24)" office:value-type="time" office:time-value="PT07H28M31.304S" calcext:value-type="time">
            <text:p>07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803.37" calcext:value-type="float">
            <text:p>1803.37</text:p>
          </table:table-cell>
          <table:table-cell office:value-type="float" office:value="2195.35" calcext:value-type="float">
            <text:p>2195.35</text:p>
          </table:table-cell>
        </table:table-row>
        <table:table-row table:style-name="ro1">
          <table:table-cell office:value-type="float" office:value="26927304" calcext:value-type="float">
            <text:p>26927304</text:p>
          </table:table-cell>
          <table:table-cell table:formula="of:=[.A1685]/1000/(60*60*24)" office:value-type="time" office:time-value="PT07H28M47.304S" calcext:value-type="time">
            <text:p>07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804.41" calcext:value-type="float">
            <text:p>1804.41</text:p>
          </table:table-cell>
          <table:table-cell office:value-type="float" office:value="2196.58" calcext:value-type="float">
            <text:p>2196.58</text:p>
          </table:table-cell>
        </table:table-row>
        <table:table-row table:style-name="ro1">
          <table:table-cell office:value-type="float" office:value="26943304" calcext:value-type="float">
            <text:p>26943304</text:p>
          </table:table-cell>
          <table:table-cell table:formula="of:=[.A1686]/1000/(60*60*24)" office:value-type="time" office:time-value="PT07H29M03.304S" calcext:value-type="time">
            <text:p>07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805.45" calcext:value-type="float">
            <text:p>1805.45</text:p>
          </table:table-cell>
          <table:table-cell office:value-type="float" office:value="2197.81" calcext:value-type="float">
            <text:p>2197.81</text:p>
          </table:table-cell>
        </table:table-row>
        <table:table-row table:style-name="ro1">
          <table:table-cell office:value-type="float" office:value="26959304" calcext:value-type="float">
            <text:p>26959304</text:p>
          </table:table-cell>
          <table:table-cell table:formula="of:=[.A1687]/1000/(60*60*24)" office:value-type="time" office:time-value="PT07H29M19.304S" calcext:value-type="time">
            <text:p>07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806.49" calcext:value-type="float">
            <text:p>1806.49</text:p>
          </table:table-cell>
          <table:table-cell office:value-type="float" office:value="2199.03" calcext:value-type="float">
            <text:p>2199.03</text:p>
          </table:table-cell>
        </table:table-row>
        <table:table-row table:style-name="ro1">
          <table:table-cell office:value-type="float" office:value="26975304" calcext:value-type="float">
            <text:p>26975304</text:p>
          </table:table-cell>
          <table:table-cell table:formula="of:=[.A1688]/1000/(60*60*24)" office:value-type="time" office:time-value="PT07H29M35.304S" calcext:value-type="time">
            <text:p>07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807.53" calcext:value-type="float">
            <text:p>1807.53</text:p>
          </table:table-cell>
          <table:table-cell office:value-type="float" office:value="2200.26" calcext:value-type="float">
            <text:p>2200.26</text:p>
          </table:table-cell>
        </table:table-row>
        <table:table-row table:style-name="ro1">
          <table:table-cell office:value-type="float" office:value="26991304" calcext:value-type="float">
            <text:p>26991304</text:p>
          </table:table-cell>
          <table:table-cell table:formula="of:=[.A1689]/1000/(60*60*24)" office:value-type="time" office:time-value="PT07H29M51.304S" calcext:value-type="time">
            <text:p>07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808.57" calcext:value-type="float">
            <text:p>1808.57</text:p>
          </table:table-cell>
          <table:table-cell office:value-type="float" office:value="2201.49" calcext:value-type="float">
            <text:p>2201.49</text:p>
          </table:table-cell>
        </table:table-row>
        <table:table-row table:style-name="ro1">
          <table:table-cell office:value-type="float" office:value="27007304" calcext:value-type="float">
            <text:p>27007304</text:p>
          </table:table-cell>
          <table:table-cell table:formula="of:=[.A1690]/1000/(60*60*24)" office:value-type="time" office:time-value="PT07H30M07.304S" calcext:value-type="time">
            <text:p>07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809.61" calcext:value-type="float">
            <text:p>1809.61</text:p>
          </table:table-cell>
          <table:table-cell office:value-type="float" office:value="2202.71" calcext:value-type="float">
            <text:p>2202.71</text:p>
          </table:table-cell>
        </table:table-row>
        <table:table-row table:style-name="ro1">
          <table:table-cell office:value-type="float" office:value="27023304" calcext:value-type="float">
            <text:p>27023304</text:p>
          </table:table-cell>
          <table:table-cell table:formula="of:=[.A1691]/1000/(60*60*24)" office:value-type="time" office:time-value="PT07H30M23.304S" calcext:value-type="time">
            <text:p>07:3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810.65" calcext:value-type="float">
            <text:p>1810.65</text:p>
          </table:table-cell>
          <table:table-cell office:value-type="float" office:value="2203.94" calcext:value-type="float">
            <text:p>2203.94</text:p>
          </table:table-cell>
        </table:table-row>
        <table:table-row table:style-name="ro1">
          <table:table-cell office:value-type="float" office:value="27039304" calcext:value-type="float">
            <text:p>27039304</text:p>
          </table:table-cell>
          <table:table-cell table:formula="of:=[.A1692]/1000/(60*60*24)" office:value-type="time" office:time-value="PT07H30M39.304S" calcext:value-type="time">
            <text:p>07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811.69" calcext:value-type="float">
            <text:p>1811.69</text:p>
          </table:table-cell>
          <table:table-cell office:value-type="float" office:value="2205.17" calcext:value-type="float">
            <text:p>2205.17</text:p>
          </table:table-cell>
        </table:table-row>
        <table:table-row table:style-name="ro1">
          <table:table-cell office:value-type="float" office:value="27055304" calcext:value-type="float">
            <text:p>27055304</text:p>
          </table:table-cell>
          <table:table-cell table:formula="of:=[.A1693]/1000/(60*60*24)" office:value-type="time" office:time-value="PT07H30M55.304S" calcext:value-type="time">
            <text:p>07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812.73" calcext:value-type="float">
            <text:p>1812.73</text:p>
          </table:table-cell>
          <table:table-cell office:value-type="float" office:value="2206.39" calcext:value-type="float">
            <text:p>2206.39</text:p>
          </table:table-cell>
        </table:table-row>
        <table:table-row table:style-name="ro1">
          <table:table-cell office:value-type="float" office:value="27071304" calcext:value-type="float">
            <text:p>27071304</text:p>
          </table:table-cell>
          <table:table-cell table:formula="of:=[.A1694]/1000/(60*60*24)" office:value-type="time" office:time-value="PT07H31M11.304S" calcext:value-type="time">
            <text:p>07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813.77" calcext:value-type="float">
            <text:p>1813.77</text:p>
          </table:table-cell>
          <table:table-cell office:value-type="float" office:value="2207.62" calcext:value-type="float">
            <text:p>2207.62</text:p>
          </table:table-cell>
        </table:table-row>
        <table:table-row table:style-name="ro1">
          <table:table-cell office:value-type="float" office:value="27087304" calcext:value-type="float">
            <text:p>27087304</text:p>
          </table:table-cell>
          <table:table-cell table:formula="of:=[.A1695]/1000/(60*60*24)" office:value-type="time" office:time-value="PT07H31M27.304S" calcext:value-type="time">
            <text:p>07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814.81" calcext:value-type="float">
            <text:p>1814.81</text:p>
          </table:table-cell>
          <table:table-cell office:value-type="float" office:value="2208.84" calcext:value-type="float">
            <text:p>2208.84</text:p>
          </table:table-cell>
        </table:table-row>
        <table:table-row table:style-name="ro1">
          <table:table-cell office:value-type="float" office:value="27103304" calcext:value-type="float">
            <text:p>27103304</text:p>
          </table:table-cell>
          <table:table-cell table:formula="of:=[.A1696]/1000/(60*60*24)" office:value-type="time" office:time-value="PT07H31M43.304S" calcext:value-type="time">
            <text:p>07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815.85" calcext:value-type="float">
            <text:p>1815.85</text:p>
          </table:table-cell>
          <table:table-cell office:value-type="float" office:value="2210.07" calcext:value-type="float">
            <text:p>2210.07</text:p>
          </table:table-cell>
        </table:table-row>
        <table:table-row table:style-name="ro1">
          <table:table-cell office:value-type="float" office:value="27119304" calcext:value-type="float">
            <text:p>27119304</text:p>
          </table:table-cell>
          <table:table-cell table:formula="of:=[.A1697]/1000/(60*60*24)" office:value-type="time" office:time-value="PT07H31M59.304S" calcext:value-type="time">
            <text:p>07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816.89" calcext:value-type="float">
            <text:p>1816.89</text:p>
          </table:table-cell>
          <table:table-cell office:value-type="float" office:value="2211.3" calcext:value-type="float">
            <text:p>2211.3</text:p>
          </table:table-cell>
        </table:table-row>
        <table:table-row table:style-name="ro1">
          <table:table-cell office:value-type="float" office:value="27135304" calcext:value-type="float">
            <text:p>27135304</text:p>
          </table:table-cell>
          <table:table-cell table:formula="of:=[.A1698]/1000/(60*60*24)" office:value-type="time" office:time-value="PT07H32M15.304S" calcext:value-type="time">
            <text:p>07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817.93" calcext:value-type="float">
            <text:p>1817.93</text:p>
          </table:table-cell>
          <table:table-cell office:value-type="float" office:value="2212.52" calcext:value-type="float">
            <text:p>2212.52</text:p>
          </table:table-cell>
        </table:table-row>
        <table:table-row table:style-name="ro1">
          <table:table-cell office:value-type="float" office:value="27151304" calcext:value-type="float">
            <text:p>27151304</text:p>
          </table:table-cell>
          <table:table-cell table:formula="of:=[.A1699]/1000/(60*60*24)" office:value-type="time" office:time-value="PT07H32M31.304S" calcext:value-type="time">
            <text:p>07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818.97" calcext:value-type="float">
            <text:p>1818.97</text:p>
          </table:table-cell>
          <table:table-cell office:value-type="float" office:value="2213.75" calcext:value-type="float">
            <text:p>2213.75</text:p>
          </table:table-cell>
        </table:table-row>
        <table:table-row table:style-name="ro1">
          <table:table-cell office:value-type="float" office:value="27167304" calcext:value-type="float">
            <text:p>27167304</text:p>
          </table:table-cell>
          <table:table-cell table:formula="of:=[.A1700]/1000/(60*60*24)" office:value-type="time" office:time-value="PT07H32M47.304S" calcext:value-type="time">
            <text:p>07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820.01" calcext:value-type="float">
            <text:p>1820.01</text:p>
          </table:table-cell>
          <table:table-cell office:value-type="float" office:value="2214.98" calcext:value-type="float">
            <text:p>2214.98</text:p>
          </table:table-cell>
        </table:table-row>
        <table:table-row table:style-name="ro1">
          <table:table-cell office:value-type="float" office:value="27183304" calcext:value-type="float">
            <text:p>27183304</text:p>
          </table:table-cell>
          <table:table-cell table:formula="of:=[.A1701]/1000/(60*60*24)" office:value-type="time" office:time-value="PT07H33M03.304S" calcext:value-type="time">
            <text:p>07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821.05" calcext:value-type="float">
            <text:p>1821.05</text:p>
          </table:table-cell>
          <table:table-cell office:value-type="float" office:value="2216.2" calcext:value-type="float">
            <text:p>2216.2</text:p>
          </table:table-cell>
        </table:table-row>
        <table:table-row table:style-name="ro1">
          <table:table-cell office:value-type="float" office:value="27199303" calcext:value-type="float">
            <text:p>27199303</text:p>
          </table:table-cell>
          <table:table-cell table:formula="of:=[.A1702]/1000/(60*60*24)" office:value-type="time" office:time-value="PT07H33M19.303S" calcext:value-type="time">
            <text:p>07:3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822.09" calcext:value-type="float">
            <text:p>1822.09</text:p>
          </table:table-cell>
          <table:table-cell office:value-type="float" office:value="2217.43" calcext:value-type="float">
            <text:p>2217.43</text:p>
          </table:table-cell>
        </table:table-row>
        <table:table-row table:style-name="ro1">
          <table:table-cell office:value-type="float" office:value="27215304" calcext:value-type="float">
            <text:p>27215304</text:p>
          </table:table-cell>
          <table:table-cell table:formula="of:=[.A1703]/1000/(60*60*24)" office:value-type="time" office:time-value="PT07H33M35.304S" calcext:value-type="time">
            <text:p>07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823.13" calcext:value-type="float">
            <text:p>1823.13</text:p>
          </table:table-cell>
          <table:table-cell office:value-type="float" office:value="2218.65" calcext:value-type="float">
            <text:p>2218.65</text:p>
          </table:table-cell>
        </table:table-row>
        <table:table-row table:style-name="ro1">
          <table:table-cell office:value-type="float" office:value="27231304" calcext:value-type="float">
            <text:p>27231304</text:p>
          </table:table-cell>
          <table:table-cell table:formula="of:=[.A1704]/1000/(60*60*24)" office:value-type="time" office:time-value="PT07H33M51.304S" calcext:value-type="time">
            <text:p>07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824.16" calcext:value-type="float">
            <text:p>1824.16</text:p>
          </table:table-cell>
          <table:table-cell office:value-type="float" office:value="2219.88" calcext:value-type="float">
            <text:p>2219.88</text:p>
          </table:table-cell>
        </table:table-row>
        <table:table-row table:style-name="ro1">
          <table:table-cell office:value-type="float" office:value="27247304" calcext:value-type="float">
            <text:p>27247304</text:p>
          </table:table-cell>
          <table:table-cell table:formula="of:=[.A1705]/1000/(60*60*24)" office:value-type="time" office:time-value="PT07H34M07.304S" calcext:value-type="time">
            <text:p>07:3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825.2" calcext:value-type="float">
            <text:p>1825.2</text:p>
          </table:table-cell>
          <table:table-cell office:value-type="float" office:value="2221.11" calcext:value-type="float">
            <text:p>2221.11</text:p>
          </table:table-cell>
        </table:table-row>
        <table:table-row table:style-name="ro1">
          <table:table-cell office:value-type="float" office:value="27263304" calcext:value-type="float">
            <text:p>27263304</text:p>
          </table:table-cell>
          <table:table-cell table:formula="of:=[.A1706]/1000/(60*60*24)" office:value-type="time" office:time-value="PT07H34M23.304S" calcext:value-type="time">
            <text:p>07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826.24" calcext:value-type="float">
            <text:p>1826.24</text:p>
          </table:table-cell>
          <table:table-cell office:value-type="float" office:value="2222.33" calcext:value-type="float">
            <text:p>2222.33</text:p>
          </table:table-cell>
        </table:table-row>
        <table:table-row table:style-name="ro1">
          <table:table-cell office:value-type="float" office:value="27279304" calcext:value-type="float">
            <text:p>27279304</text:p>
          </table:table-cell>
          <table:table-cell table:formula="of:=[.A1707]/1000/(60*60*24)" office:value-type="time" office:time-value="PT07H34M39.304S" calcext:value-type="time">
            <text:p>07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827.28" calcext:value-type="float">
            <text:p>1827.28</text:p>
          </table:table-cell>
          <table:table-cell office:value-type="float" office:value="2223.56" calcext:value-type="float">
            <text:p>2223.56</text:p>
          </table:table-cell>
        </table:table-row>
        <table:table-row table:style-name="ro1">
          <table:table-cell office:value-type="float" office:value="27295304" calcext:value-type="float">
            <text:p>27295304</text:p>
          </table:table-cell>
          <table:table-cell table:formula="of:=[.A1708]/1000/(60*60*24)" office:value-type="time" office:time-value="PT07H34M55.304S" calcext:value-type="time">
            <text:p>07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828.32" calcext:value-type="float">
            <text:p>1828.32</text:p>
          </table:table-cell>
          <table:table-cell office:value-type="float" office:value="2224.78" calcext:value-type="float">
            <text:p>2224.78</text:p>
          </table:table-cell>
        </table:table-row>
        <table:table-row table:style-name="ro1">
          <table:table-cell office:value-type="float" office:value="27311304" calcext:value-type="float">
            <text:p>27311304</text:p>
          </table:table-cell>
          <table:table-cell table:formula="of:=[.A1709]/1000/(60*60*24)" office:value-type="time" office:time-value="PT07H35M11.304S" calcext:value-type="time">
            <text:p>07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829.36" calcext:value-type="float">
            <text:p>1829.36</text:p>
          </table:table-cell>
          <table:table-cell office:value-type="float" office:value="2226.01" calcext:value-type="float">
            <text:p>2226.01</text:p>
          </table:table-cell>
        </table:table-row>
        <table:table-row table:style-name="ro1">
          <table:table-cell office:value-type="float" office:value="27327304" calcext:value-type="float">
            <text:p>27327304</text:p>
          </table:table-cell>
          <table:table-cell table:formula="of:=[.A1710]/1000/(60*60*24)" office:value-type="time" office:time-value="PT07H35M27.304S" calcext:value-type="time">
            <text:p>07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830.4" calcext:value-type="float">
            <text:p>1830.4</text:p>
          </table:table-cell>
          <table:table-cell office:value-type="float" office:value="2227.23" calcext:value-type="float">
            <text:p>2227.23</text:p>
          </table:table-cell>
        </table:table-row>
        <table:table-row table:style-name="ro1">
          <table:table-cell office:value-type="float" office:value="27343304" calcext:value-type="float">
            <text:p>27343304</text:p>
          </table:table-cell>
          <table:table-cell table:formula="of:=[.A1711]/1000/(60*60*24)" office:value-type="time" office:time-value="PT07H35M43.304S" calcext:value-type="time">
            <text:p>07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831.44" calcext:value-type="float">
            <text:p>1831.44</text:p>
          </table:table-cell>
          <table:table-cell office:value-type="float" office:value="2228.46" calcext:value-type="float">
            <text:p>2228.46</text:p>
          </table:table-cell>
        </table:table-row>
        <table:table-row table:style-name="ro1">
          <table:table-cell office:value-type="float" office:value="27359304" calcext:value-type="float">
            <text:p>27359304</text:p>
          </table:table-cell>
          <table:table-cell table:formula="of:=[.A1712]/1000/(60*60*24)" office:value-type="time" office:time-value="PT07H35M59.304S" calcext:value-type="time">
            <text:p>07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832.48" calcext:value-type="float">
            <text:p>1832.48</text:p>
          </table:table-cell>
          <table:table-cell office:value-type="float" office:value="2229.68" calcext:value-type="float">
            <text:p>2229.68</text:p>
          </table:table-cell>
        </table:table-row>
        <table:table-row table:style-name="ro1">
          <table:table-cell office:value-type="float" office:value="27375304" calcext:value-type="float">
            <text:p>27375304</text:p>
          </table:table-cell>
          <table:table-cell table:formula="of:=[.A1713]/1000/(60*60*24)" office:value-type="time" office:time-value="PT07H36M15.304S" calcext:value-type="time">
            <text:p>07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833.52" calcext:value-type="float">
            <text:p>1833.52</text:p>
          </table:table-cell>
          <table:table-cell office:value-type="float" office:value="2230.9" calcext:value-type="float">
            <text:p>2230.9</text:p>
          </table:table-cell>
        </table:table-row>
        <table:table-row table:style-name="ro1">
          <table:table-cell office:value-type="float" office:value="27391304" calcext:value-type="float">
            <text:p>27391304</text:p>
          </table:table-cell>
          <table:table-cell table:formula="of:=[.A1714]/1000/(60*60*24)" office:value-type="time" office:time-value="PT07H36M31.304S" calcext:value-type="time">
            <text:p>07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834.56" calcext:value-type="float">
            <text:p>1834.56</text:p>
          </table:table-cell>
          <table:table-cell office:value-type="float" office:value="2232.13" calcext:value-type="float">
            <text:p>2232.13</text:p>
          </table:table-cell>
        </table:table-row>
        <table:table-row table:style-name="ro1">
          <table:table-cell office:value-type="float" office:value="27407304" calcext:value-type="float">
            <text:p>27407304</text:p>
          </table:table-cell>
          <table:table-cell table:formula="of:=[.A1715]/1000/(60*60*24)" office:value-type="time" office:time-value="PT07H36M47.304S" calcext:value-type="time">
            <text:p>07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835.59" calcext:value-type="float">
            <text:p>1835.59</text:p>
          </table:table-cell>
          <table:table-cell office:value-type="float" office:value="2233.35" calcext:value-type="float">
            <text:p>2233.35</text:p>
          </table:table-cell>
        </table:table-row>
        <table:table-row table:style-name="ro1">
          <table:table-cell office:value-type="float" office:value="27423304" calcext:value-type="float">
            <text:p>27423304</text:p>
          </table:table-cell>
          <table:table-cell table:formula="of:=[.A1716]/1000/(60*60*24)" office:value-type="time" office:time-value="PT07H37M03.304S" calcext:value-type="time">
            <text:p>07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836.63" calcext:value-type="float">
            <text:p>1836.63</text:p>
          </table:table-cell>
          <table:table-cell office:value-type="float" office:value="2234.58" calcext:value-type="float">
            <text:p>2234.58</text:p>
          </table:table-cell>
        </table:table-row>
        <table:table-row table:style-name="ro1">
          <table:table-cell office:value-type="float" office:value="27439304" calcext:value-type="float">
            <text:p>27439304</text:p>
          </table:table-cell>
          <table:table-cell table:formula="of:=[.A1717]/1000/(60*60*24)" office:value-type="time" office:time-value="PT07H37M19.304S" calcext:value-type="time">
            <text:p>07:3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837.67" calcext:value-type="float">
            <text:p>1837.67</text:p>
          </table:table-cell>
          <table:table-cell office:value-type="float" office:value="2235.8" calcext:value-type="float">
            <text:p>2235.8</text:p>
          </table:table-cell>
        </table:table-row>
        <table:table-row table:style-name="ro1">
          <table:table-cell office:value-type="float" office:value="27455304" calcext:value-type="float">
            <text:p>27455304</text:p>
          </table:table-cell>
          <table:table-cell table:formula="of:=[.A1718]/1000/(60*60*24)" office:value-type="time" office:time-value="PT07H37M35.304S" calcext:value-type="time">
            <text:p>07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7" calcext:value-type="float">
            <text:p>274.57</text:p>
          </table:table-cell>
          <table:table-cell office:value-type="float" office:value="1838.71" calcext:value-type="float">
            <text:p>1838.71</text:p>
          </table:table-cell>
          <table:table-cell office:value-type="float" office:value="2237.02" calcext:value-type="float">
            <text:p>2237.02</text:p>
          </table:table-cell>
        </table:table-row>
        <table:table-row table:style-name="ro1">
          <table:table-cell office:value-type="float" office:value="27471304" calcext:value-type="float">
            <text:p>27471304</text:p>
          </table:table-cell>
          <table:table-cell table:formula="of:=[.A1719]/1000/(60*60*24)" office:value-type="time" office:time-value="PT07H37M51.304S" calcext:value-type="time">
            <text:p>07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839.75" calcext:value-type="float">
            <text:p>1839.75</text:p>
          </table:table-cell>
          <table:table-cell office:value-type="float" office:value="2238.24" calcext:value-type="float">
            <text:p>2238.24</text:p>
          </table:table-cell>
        </table:table-row>
        <table:table-row table:style-name="ro1">
          <table:table-cell office:value-type="float" office:value="27487304" calcext:value-type="float">
            <text:p>27487304</text:p>
          </table:table-cell>
          <table:table-cell table:formula="of:=[.A1720]/1000/(60*60*24)" office:value-type="time" office:time-value="PT07H38M07.304S" calcext:value-type="time">
            <text:p>07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840.79" calcext:value-type="float">
            <text:p>1840.79</text:p>
          </table:table-cell>
          <table:table-cell office:value-type="float" office:value="2239.46" calcext:value-type="float">
            <text:p>2239.46</text:p>
          </table:table-cell>
        </table:table-row>
        <table:table-row table:style-name="ro1">
          <table:table-cell office:value-type="float" office:value="27503304" calcext:value-type="float">
            <text:p>27503304</text:p>
          </table:table-cell>
          <table:table-cell table:formula="of:=[.A1721]/1000/(60*60*24)" office:value-type="time" office:time-value="PT07H38M23.304S" calcext:value-type="time">
            <text:p>07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841.83" calcext:value-type="float">
            <text:p>1841.83</text:p>
          </table:table-cell>
          <table:table-cell office:value-type="float" office:value="2240.68" calcext:value-type="float">
            <text:p>2240.68</text:p>
          </table:table-cell>
        </table:table-row>
        <table:table-row table:style-name="ro1">
          <table:table-cell office:value-type="float" office:value="27519304" calcext:value-type="float">
            <text:p>27519304</text:p>
          </table:table-cell>
          <table:table-cell table:formula="of:=[.A1722]/1000/(60*60*24)" office:value-type="time" office:time-value="PT07H38M39.304S" calcext:value-type="time">
            <text:p>07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842.87" calcext:value-type="float">
            <text:p>1842.87</text:p>
          </table:table-cell>
          <table:table-cell office:value-type="float" office:value="2241.9" calcext:value-type="float">
            <text:p>2241.9</text:p>
          </table:table-cell>
        </table:table-row>
        <table:table-row table:style-name="ro1">
          <table:table-cell office:value-type="float" office:value="27535304" calcext:value-type="float">
            <text:p>27535304</text:p>
          </table:table-cell>
          <table:table-cell table:formula="of:=[.A1723]/1000/(60*60*24)" office:value-type="time" office:time-value="PT07H38M55.304S" calcext:value-type="time">
            <text:p>07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843.9" calcext:value-type="float">
            <text:p>1843.9</text:p>
          </table:table-cell>
          <table:table-cell office:value-type="float" office:value="2243.12" calcext:value-type="float">
            <text:p>2243.12</text:p>
          </table:table-cell>
        </table:table-row>
        <table:table-row table:style-name="ro1">
          <table:table-cell office:value-type="float" office:value="27551304" calcext:value-type="float">
            <text:p>27551304</text:p>
          </table:table-cell>
          <table:table-cell table:formula="of:=[.A1724]/1000/(60*60*24)" office:value-type="time" office:time-value="PT07H39M11.304S" calcext:value-type="time">
            <text:p>07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844.94" calcext:value-type="float">
            <text:p>1844.94</text:p>
          </table:table-cell>
          <table:table-cell office:value-type="float" office:value="2244.34" calcext:value-type="float">
            <text:p>2244.34</text:p>
          </table:table-cell>
        </table:table-row>
        <table:table-row table:style-name="ro1">
          <table:table-cell office:value-type="float" office:value="27567304" calcext:value-type="float">
            <text:p>27567304</text:p>
          </table:table-cell>
          <table:table-cell table:formula="of:=[.A1725]/1000/(60*60*24)" office:value-type="time" office:time-value="PT07H39M27.304S" calcext:value-type="time">
            <text:p>07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3" calcext:value-type="float">
            <text:p>274.33</text:p>
          </table:table-cell>
          <table:table-cell office:value-type="float" office:value="1845.98" calcext:value-type="float">
            <text:p>1845.98</text:p>
          </table:table-cell>
          <table:table-cell office:value-type="float" office:value="2245.56" calcext:value-type="float">
            <text:p>2245.56</text:p>
          </table:table-cell>
        </table:table-row>
        <table:table-row table:style-name="ro1">
          <table:table-cell office:value-type="float" office:value="27583304" calcext:value-type="float">
            <text:p>27583304</text:p>
          </table:table-cell>
          <table:table-cell table:formula="of:=[.A1726]/1000/(60*60*24)" office:value-type="time" office:time-value="PT07H39M43.304S" calcext:value-type="time">
            <text:p>07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847.02" calcext:value-type="float">
            <text:p>1847.02</text:p>
          </table:table-cell>
          <table:table-cell office:value-type="float" office:value="2246.78" calcext:value-type="float">
            <text:p>2246.78</text:p>
          </table:table-cell>
        </table:table-row>
        <table:table-row table:style-name="ro1">
          <table:table-cell office:value-type="float" office:value="27599304" calcext:value-type="float">
            <text:p>27599304</text:p>
          </table:table-cell>
          <table:table-cell table:formula="of:=[.A1727]/1000/(60*60*24)" office:value-type="time" office:time-value="PT07H39M59.304S" calcext:value-type="time">
            <text:p>07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848.05" calcext:value-type="float">
            <text:p>1848.05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27615304" calcext:value-type="float">
            <text:p>27615304</text:p>
          </table:table-cell>
          <table:table-cell table:formula="of:=[.A1728]/1000/(60*60*24)" office:value-type="time" office:time-value="PT07H40M15.304S" calcext:value-type="time">
            <text:p>07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849.09" calcext:value-type="float">
            <text:p>1849.09</text:p>
          </table:table-cell>
          <table:table-cell office:value-type="float" office:value="2249.22" calcext:value-type="float">
            <text:p>2249.22</text:p>
          </table:table-cell>
        </table:table-row>
        <table:table-row table:style-name="ro1">
          <table:table-cell office:value-type="float" office:value="27631304" calcext:value-type="float">
            <text:p>27631304</text:p>
          </table:table-cell>
          <table:table-cell table:formula="of:=[.A1729]/1000/(60*60*24)" office:value-type="time" office:time-value="PT07H40M31.304S" calcext:value-type="time">
            <text:p>07:4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850.13" calcext:value-type="float">
            <text:p>1850.13</text:p>
          </table:table-cell>
          <table:table-cell office:value-type="float" office:value="2250.44" calcext:value-type="float">
            <text:p>2250.44</text:p>
          </table:table-cell>
        </table:table-row>
        <table:table-row table:style-name="ro1">
          <table:table-cell office:value-type="float" office:value="27647304" calcext:value-type="float">
            <text:p>27647304</text:p>
          </table:table-cell>
          <table:table-cell table:formula="of:=[.A1730]/1000/(60*60*24)" office:value-type="time" office:time-value="PT07H40M47.304S" calcext:value-type="time">
            <text:p>07:4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851.17" calcext:value-type="float">
            <text:p>1851.17</text:p>
          </table:table-cell>
          <table:table-cell office:value-type="float" office:value="2251.66" calcext:value-type="float">
            <text:p>2251.66</text:p>
          </table:table-cell>
        </table:table-row>
        <table:table-row table:style-name="ro1">
          <table:table-cell office:value-type="float" office:value="27663304" calcext:value-type="float">
            <text:p>27663304</text:p>
          </table:table-cell>
          <table:table-cell table:formula="of:=[.A1731]/1000/(60*60*24)" office:value-type="time" office:time-value="PT07H41M03.304S" calcext:value-type="time">
            <text:p>07:4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852.2" calcext:value-type="float">
            <text:p>1852.2</text:p>
          </table:table-cell>
          <table:table-cell office:value-type="float" office:value="2252.88" calcext:value-type="float">
            <text:p>2252.88</text:p>
          </table:table-cell>
        </table:table-row>
        <table:table-row table:style-name="ro1">
          <table:table-cell office:value-type="float" office:value="27679304" calcext:value-type="float">
            <text:p>27679304</text:p>
          </table:table-cell>
          <table:table-cell table:formula="of:=[.A1732]/1000/(60*60*24)" office:value-type="time" office:time-value="PT07H41M19.304S" calcext:value-type="time">
            <text:p>07:4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853.24" calcext:value-type="float">
            <text:p>1853.24</text:p>
          </table:table-cell>
          <table:table-cell office:value-type="float" office:value="2254.1" calcext:value-type="float">
            <text:p>2254.1</text:p>
          </table:table-cell>
        </table:table-row>
        <table:table-row table:style-name="ro1">
          <table:table-cell office:value-type="float" office:value="27695304" calcext:value-type="float">
            <text:p>27695304</text:p>
          </table:table-cell>
          <table:table-cell table:formula="of:=[.A1733]/1000/(60*60*24)" office:value-type="time" office:time-value="PT07H41M35.304S" calcext:value-type="time">
            <text:p>07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854.28" calcext:value-type="float">
            <text:p>1854.28</text:p>
          </table:table-cell>
          <table:table-cell office:value-type="float" office:value="2255.31" calcext:value-type="float">
            <text:p>2255.31</text:p>
          </table:table-cell>
        </table:table-row>
        <table:table-row table:style-name="ro1">
          <table:table-cell office:value-type="float" office:value="27711304" calcext:value-type="float">
            <text:p>27711304</text:p>
          </table:table-cell>
          <table:table-cell table:formula="of:=[.A1734]/1000/(60*60*24)" office:value-type="time" office:time-value="PT07H41M51.304S" calcext:value-type="time">
            <text:p>07:4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855.32" calcext:value-type="float">
            <text:p>1855.32</text:p>
          </table:table-cell>
          <table:table-cell office:value-type="float" office:value="2256.53" calcext:value-type="float">
            <text:p>2256.53</text:p>
          </table:table-cell>
        </table:table-row>
        <table:table-row table:style-name="ro1">
          <table:table-cell office:value-type="float" office:value="27727304" calcext:value-type="float">
            <text:p>27727304</text:p>
          </table:table-cell>
          <table:table-cell table:formula="of:=[.A1735]/1000/(60*60*24)" office:value-type="time" office:time-value="PT07H42M07.304S" calcext:value-type="time">
            <text:p>07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856.35" calcext:value-type="float">
            <text:p>1856.35</text:p>
          </table:table-cell>
          <table:table-cell office:value-type="float" office:value="2257.75" calcext:value-type="float">
            <text:p>2257.75</text:p>
          </table:table-cell>
        </table:table-row>
        <table:table-row table:style-name="ro1">
          <table:table-cell office:value-type="float" office:value="27743304" calcext:value-type="float">
            <text:p>27743304</text:p>
          </table:table-cell>
          <table:table-cell table:formula="of:=[.A1736]/1000/(60*60*24)" office:value-type="time" office:time-value="PT07H42M23.304S" calcext:value-type="time">
            <text:p>07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857.39" calcext:value-type="float">
            <text:p>1857.39</text:p>
          </table:table-cell>
          <table:table-cell office:value-type="float" office:value="2258.97" calcext:value-type="float">
            <text:p>2258.97</text:p>
          </table:table-cell>
        </table:table-row>
        <table:table-row table:style-name="ro1">
          <table:table-cell office:value-type="float" office:value="27759304" calcext:value-type="float">
            <text:p>27759304</text:p>
          </table:table-cell>
          <table:table-cell table:formula="of:=[.A1737]/1000/(60*60*24)" office:value-type="time" office:time-value="PT07H42M39.304S" calcext:value-type="time">
            <text:p>07:4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858.43" calcext:value-type="float">
            <text:p>1858.43</text:p>
          </table:table-cell>
          <table:table-cell office:value-type="float" office:value="2260.19" calcext:value-type="float">
            <text:p>2260.19</text:p>
          </table:table-cell>
        </table:table-row>
        <table:table-row table:style-name="ro1">
          <table:table-cell office:value-type="float" office:value="27775304" calcext:value-type="float">
            <text:p>27775304</text:p>
          </table:table-cell>
          <table:table-cell table:formula="of:=[.A1738]/1000/(60*60*24)" office:value-type="time" office:time-value="PT07H42M55.304S" calcext:value-type="time">
            <text:p>07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859.46" calcext:value-type="float">
            <text:p>1859.46</text:p>
          </table:table-cell>
          <table:table-cell office:value-type="float" office:value="2261.41" calcext:value-type="float">
            <text:p>2261.41</text:p>
          </table:table-cell>
        </table:table-row>
        <table:table-row table:style-name="ro1">
          <table:table-cell office:value-type="float" office:value="27791304" calcext:value-type="float">
            <text:p>27791304</text:p>
          </table:table-cell>
          <table:table-cell table:formula="of:=[.A1739]/1000/(60*60*24)" office:value-type="time" office:time-value="PT07H43M11.304S" calcext:value-type="time">
            <text:p>07:4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860.5" calcext:value-type="float">
            <text:p>1860.5</text:p>
          </table:table-cell>
          <table:table-cell office:value-type="float" office:value="2262.63" calcext:value-type="float">
            <text:p>2262.63</text:p>
          </table:table-cell>
        </table:table-row>
        <table:table-row table:style-name="ro1">
          <table:table-cell office:value-type="float" office:value="27807304" calcext:value-type="float">
            <text:p>27807304</text:p>
          </table:table-cell>
          <table:table-cell table:formula="of:=[.A1740]/1000/(60*60*24)" office:value-type="time" office:time-value="PT07H43M27.304S" calcext:value-type="time">
            <text:p>07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861.54" calcext:value-type="float">
            <text:p>1861.54</text:p>
          </table:table-cell>
          <table:table-cell office:value-type="float" office:value="2263.85" calcext:value-type="float">
            <text:p>2263.85</text:p>
          </table:table-cell>
        </table:table-row>
        <table:table-row table:style-name="ro1">
          <table:table-cell office:value-type="float" office:value="27823304" calcext:value-type="float">
            <text:p>27823304</text:p>
          </table:table-cell>
          <table:table-cell table:formula="of:=[.A1741]/1000/(60*60*24)" office:value-type="time" office:time-value="PT07H43M43.304S" calcext:value-type="time">
            <text:p>07:4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862.57" calcext:value-type="float">
            <text:p>1862.57</text:p>
          </table:table-cell>
          <table:table-cell office:value-type="float" office:value="2265.06" calcext:value-type="float">
            <text:p>2265.06</text:p>
          </table:table-cell>
        </table:table-row>
        <table:table-row table:style-name="ro1">
          <table:table-cell office:value-type="float" office:value="27839304" calcext:value-type="float">
            <text:p>27839304</text:p>
          </table:table-cell>
          <table:table-cell table:formula="of:=[.A1742]/1000/(60*60*24)" office:value-type="time" office:time-value="PT07H43M59.304S" calcext:value-type="time">
            <text:p>07:4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863.61" calcext:value-type="float">
            <text:p>1863.61</text:p>
          </table:table-cell>
          <table:table-cell office:value-type="float" office:value="2266.28" calcext:value-type="float">
            <text:p>2266.28</text:p>
          </table:table-cell>
        </table:table-row>
        <table:table-row table:style-name="ro1">
          <table:table-cell office:value-type="float" office:value="27855304" calcext:value-type="float">
            <text:p>27855304</text:p>
          </table:table-cell>
          <table:table-cell table:formula="of:=[.A1743]/1000/(60*60*24)" office:value-type="time" office:time-value="PT07H44M15.304S" calcext:value-type="time">
            <text:p>07:4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864.65" calcext:value-type="float">
            <text:p>1864.65</text:p>
          </table:table-cell>
          <table:table-cell office:value-type="float" office:value="2267.5" calcext:value-type="float">
            <text:p>2267.5</text:p>
          </table:table-cell>
        </table:table-row>
        <table:table-row table:style-name="ro1">
          <table:table-cell office:value-type="float" office:value="27871304" calcext:value-type="float">
            <text:p>27871304</text:p>
          </table:table-cell>
          <table:table-cell table:formula="of:=[.A1744]/1000/(60*60*24)" office:value-type="time" office:time-value="PT07H44M31.304S" calcext:value-type="time">
            <text:p>07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7" calcext:value-type="float">
            <text:p>273.97</text:p>
          </table:table-cell>
          <table:table-cell office:value-type="float" office:value="1865.68" calcext:value-type="float">
            <text:p>1865.68</text:p>
          </table:table-cell>
          <table:table-cell office:value-type="float" office:value="2268.72" calcext:value-type="float">
            <text:p>2268.72</text:p>
          </table:table-cell>
        </table:table-row>
        <table:table-row table:style-name="ro1">
          <table:table-cell office:value-type="float" office:value="27887304" calcext:value-type="float">
            <text:p>27887304</text:p>
          </table:table-cell>
          <table:table-cell table:formula="of:=[.A1745]/1000/(60*60*24)" office:value-type="time" office:time-value="PT07H44M47.304S" calcext:value-type="time">
            <text:p>07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866.72" calcext:value-type="float">
            <text:p>1866.72</text:p>
          </table:table-cell>
          <table:table-cell office:value-type="float" office:value="2269.94" calcext:value-type="float">
            <text:p>2269.94</text:p>
          </table:table-cell>
        </table:table-row>
        <table:table-row table:style-name="ro1">
          <table:table-cell office:value-type="float" office:value="27903304" calcext:value-type="float">
            <text:p>27903304</text:p>
          </table:table-cell>
          <table:table-cell table:formula="of:=[.A1746]/1000/(60*60*24)" office:value-type="time" office:time-value="PT07H45M03.304S" calcext:value-type="time">
            <text:p>07:4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867.76" calcext:value-type="float">
            <text:p>1867.76</text:p>
          </table:table-cell>
          <table:table-cell office:value-type="float" office:value="2271.16" calcext:value-type="float">
            <text:p>2271.16</text:p>
          </table:table-cell>
        </table:table-row>
        <table:table-row table:style-name="ro1">
          <table:table-cell office:value-type="float" office:value="27919304" calcext:value-type="float">
            <text:p>27919304</text:p>
          </table:table-cell>
          <table:table-cell table:formula="of:=[.A1747]/1000/(60*60*24)" office:value-type="time" office:time-value="PT07H45M19.304S" calcext:value-type="time">
            <text:p>07:4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7" calcext:value-type="float">
            <text:p>273.97</text:p>
          </table:table-cell>
          <table:table-cell office:value-type="float" office:value="1868.79" calcext:value-type="float">
            <text:p>1868.79</text:p>
          </table:table-cell>
          <table:table-cell office:value-type="float" office:value="2272.38" calcext:value-type="float">
            <text:p>2272.38</text:p>
          </table:table-cell>
        </table:table-row>
        <table:table-row table:style-name="ro1">
          <table:table-cell office:value-type="float" office:value="27935304" calcext:value-type="float">
            <text:p>27935304</text:p>
          </table:table-cell>
          <table:table-cell table:formula="of:=[.A1748]/1000/(60*60*24)" office:value-type="time" office:time-value="PT07H45M35.304S" calcext:value-type="time">
            <text:p>07:4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7" calcext:value-type="float">
            <text:p>273.97</text:p>
          </table:table-cell>
          <table:table-cell office:value-type="float" office:value="1869.83" calcext:value-type="float">
            <text:p>1869.83</text:p>
          </table:table-cell>
          <table:table-cell office:value-type="float" office:value="2273.59" calcext:value-type="float">
            <text:p>2273.59</text:p>
          </table:table-cell>
        </table:table-row>
        <table:table-row table:style-name="ro1">
          <table:table-cell office:value-type="float" office:value="27951304" calcext:value-type="float">
            <text:p>27951304</text:p>
          </table:table-cell>
          <table:table-cell table:formula="of:=[.A1749]/1000/(60*60*24)" office:value-type="time" office:time-value="PT07H45M51.304S" calcext:value-type="time">
            <text:p>07:4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870.86" calcext:value-type="float">
            <text:p>1870.86</text:p>
          </table:table-cell>
          <table:table-cell office:value-type="float" office:value="2274.81" calcext:value-type="float">
            <text:p>2274.81</text:p>
          </table:table-cell>
        </table:table-row>
        <table:table-row table:style-name="ro1">
          <table:table-cell office:value-type="float" office:value="27967304" calcext:value-type="float">
            <text:p>27967304</text:p>
          </table:table-cell>
          <table:table-cell table:formula="of:=[.A1750]/1000/(60*60*24)" office:value-type="time" office:time-value="PT07H46M07.304S" calcext:value-type="time">
            <text:p>07:4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871.9" calcext:value-type="float">
            <text:p>1871.9</text:p>
          </table:table-cell>
          <table:table-cell office:value-type="float" office:value="2276.03" calcext:value-type="float">
            <text:p>2276.03</text:p>
          </table:table-cell>
        </table:table-row>
        <table:table-row table:style-name="ro1">
          <table:table-cell office:value-type="float" office:value="27983304" calcext:value-type="float">
            <text:p>27983304</text:p>
          </table:table-cell>
          <table:table-cell table:formula="of:=[.A1751]/1000/(60*60*24)" office:value-type="time" office:time-value="PT07H46M23.304S" calcext:value-type="time">
            <text:p>07:4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872.94" calcext:value-type="float">
            <text:p>1872.94</text:p>
          </table:table-cell>
          <table:table-cell office:value-type="float" office:value="2277.25" calcext:value-type="float">
            <text:p>2277.25</text:p>
          </table:table-cell>
        </table:table-row>
        <table:table-row table:style-name="ro1">
          <table:table-cell office:value-type="float" office:value="27999304" calcext:value-type="float">
            <text:p>27999304</text:p>
          </table:table-cell>
          <table:table-cell table:formula="of:=[.A1752]/1000/(60*60*24)" office:value-type="time" office:time-value="PT07H46M39.304S" calcext:value-type="time">
            <text:p>07:4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873.97" calcext:value-type="float">
            <text:p>1873.97</text:p>
          </table:table-cell>
          <table:table-cell office:value-type="float" office:value="2278.47" calcext:value-type="float">
            <text:p>2278.47</text:p>
          </table:table-cell>
        </table:table-row>
        <table:table-row table:style-name="ro1">
          <table:table-cell office:value-type="float" office:value="28015304" calcext:value-type="float">
            <text:p>28015304</text:p>
          </table:table-cell>
          <table:table-cell table:formula="of:=[.A1753]/1000/(60*60*24)" office:value-type="time" office:time-value="PT07H46M55.304S" calcext:value-type="time">
            <text:p>07:4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875.01" calcext:value-type="float">
            <text:p>1875.01</text:p>
          </table:table-cell>
          <table:table-cell office:value-type="float" office:value="2279.68" calcext:value-type="float">
            <text:p>2279.68</text:p>
          </table:table-cell>
        </table:table-row>
        <table:table-row table:style-name="ro1">
          <table:table-cell office:value-type="float" office:value="28031304" calcext:value-type="float">
            <text:p>28031304</text:p>
          </table:table-cell>
          <table:table-cell table:formula="of:=[.A1754]/1000/(60*60*24)" office:value-type="time" office:time-value="PT07H47M11.304S" calcext:value-type="time">
            <text:p>07:4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876.04" calcext:value-type="float">
            <text:p>1876.04</text:p>
          </table:table-cell>
          <table:table-cell office:value-type="float" office:value="2280.9" calcext:value-type="float">
            <text:p>2280.9</text:p>
          </table:table-cell>
        </table:table-row>
        <table:table-row table:style-name="ro1">
          <table:table-cell office:value-type="float" office:value="28047304" calcext:value-type="float">
            <text:p>28047304</text:p>
          </table:table-cell>
          <table:table-cell table:formula="of:=[.A1755]/1000/(60*60*24)" office:value-type="time" office:time-value="PT07H47M27.304S" calcext:value-type="time">
            <text:p>07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877.08" calcext:value-type="float">
            <text:p>1877.08</text:p>
          </table:table-cell>
          <table:table-cell office:value-type="float" office:value="2282.12" calcext:value-type="float">
            <text:p>2282.12</text:p>
          </table:table-cell>
        </table:table-row>
        <table:table-row table:style-name="ro1">
          <table:table-cell office:value-type="float" office:value="28063304" calcext:value-type="float">
            <text:p>28063304</text:p>
          </table:table-cell>
          <table:table-cell table:formula="of:=[.A1756]/1000/(60*60*24)" office:value-type="time" office:time-value="PT07H47M43.304S" calcext:value-type="time">
            <text:p>07:4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878.11" calcext:value-type="float">
            <text:p>1878.11</text:p>
          </table:table-cell>
          <table:table-cell office:value-type="float" office:value="2283.34" calcext:value-type="float">
            <text:p>2283.34</text:p>
          </table:table-cell>
        </table:table-row>
        <table:table-row table:style-name="ro1">
          <table:table-cell office:value-type="float" office:value="28079304" calcext:value-type="float">
            <text:p>28079304</text:p>
          </table:table-cell>
          <table:table-cell table:formula="of:=[.A1757]/1000/(60*60*24)" office:value-type="time" office:time-value="PT07H47M59.304S" calcext:value-type="time">
            <text:p>07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879.15" calcext:value-type="float">
            <text:p>1879.15</text:p>
          </table:table-cell>
          <table:table-cell office:value-type="float" office:value="2284.55" calcext:value-type="float">
            <text:p>2284.55</text:p>
          </table:table-cell>
        </table:table-row>
        <table:table-row table:style-name="ro1">
          <table:table-cell office:value-type="float" office:value="28095304" calcext:value-type="float">
            <text:p>28095304</text:p>
          </table:table-cell>
          <table:table-cell table:formula="of:=[.A1758]/1000/(60*60*24)" office:value-type="time" office:time-value="PT07H48M15.304S" calcext:value-type="time">
            <text:p>07:4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880.18" calcext:value-type="float">
            <text:p>1880.18</text:p>
          </table:table-cell>
          <table:table-cell office:value-type="float" office:value="2285.77" calcext:value-type="float">
            <text:p>2285.77</text:p>
          </table:table-cell>
        </table:table-row>
        <table:table-row table:style-name="ro1">
          <table:table-cell office:value-type="float" office:value="28111304" calcext:value-type="float">
            <text:p>28111304</text:p>
          </table:table-cell>
          <table:table-cell table:formula="of:=[.A1759]/1000/(60*60*24)" office:value-type="time" office:time-value="PT07H48M31.304S" calcext:value-type="time">
            <text:p>07:4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881.22" calcext:value-type="float">
            <text:p>1881.22</text:p>
          </table:table-cell>
          <table:table-cell office:value-type="float" office:value="2286.98" calcext:value-type="float">
            <text:p>2286.98</text:p>
          </table:table-cell>
        </table:table-row>
        <table:table-row table:style-name="ro1">
          <table:table-cell office:value-type="float" office:value="28127304" calcext:value-type="float">
            <text:p>28127304</text:p>
          </table:table-cell>
          <table:table-cell table:formula="of:=[.A1760]/1000/(60*60*24)" office:value-type="time" office:time-value="PT07H48M47.304S" calcext:value-type="time">
            <text:p>07:4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882.25" calcext:value-type="float">
            <text:p>1882.25</text:p>
          </table:table-cell>
          <table:table-cell office:value-type="float" office:value="2288.2" calcext:value-type="float">
            <text:p>2288.2</text:p>
          </table:table-cell>
        </table:table-row>
        <table:table-row table:style-name="ro1">
          <table:table-cell office:value-type="float" office:value="28143304" calcext:value-type="float">
            <text:p>28143304</text:p>
          </table:table-cell>
          <table:table-cell table:formula="of:=[.A1761]/1000/(60*60*24)" office:value-type="time" office:time-value="PT07H49M03.304S" calcext:value-type="time">
            <text:p>07:4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883.29" calcext:value-type="float">
            <text:p>1883.29</text:p>
          </table:table-cell>
          <table:table-cell office:value-type="float" office:value="2289.41" calcext:value-type="float">
            <text:p>2289.41</text:p>
          </table:table-cell>
        </table:table-row>
        <table:table-row table:style-name="ro1">
          <table:table-cell office:value-type="float" office:value="28159304" calcext:value-type="float">
            <text:p>28159304</text:p>
          </table:table-cell>
          <table:table-cell table:formula="of:=[.A1762]/1000/(60*60*24)" office:value-type="time" office:time-value="PT07H49M19.304S" calcext:value-type="time">
            <text:p>07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884.32" calcext:value-type="float">
            <text:p>1884.32</text:p>
          </table:table-cell>
          <table:table-cell office:value-type="float" office:value="2290.63" calcext:value-type="float">
            <text:p>2290.63</text:p>
          </table:table-cell>
        </table:table-row>
        <table:table-row table:style-name="ro1">
          <table:table-cell office:value-type="float" office:value="28175304" calcext:value-type="float">
            <text:p>28175304</text:p>
          </table:table-cell>
          <table:table-cell table:formula="of:=[.A1763]/1000/(60*60*24)" office:value-type="time" office:time-value="PT07H49M35.304S" calcext:value-type="time">
            <text:p>07:4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885.36" calcext:value-type="float">
            <text:p>1885.36</text:p>
          </table:table-cell>
          <table:table-cell office:value-type="float" office:value="2291.84" calcext:value-type="float">
            <text:p>2291.84</text:p>
          </table:table-cell>
        </table:table-row>
        <table:table-row table:style-name="ro1">
          <table:table-cell office:value-type="float" office:value="28191304" calcext:value-type="float">
            <text:p>28191304</text:p>
          </table:table-cell>
          <table:table-cell table:formula="of:=[.A1764]/1000/(60*60*24)" office:value-type="time" office:time-value="PT07H49M51.304S" calcext:value-type="time">
            <text:p>07:4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886.39" calcext:value-type="float">
            <text:p>1886.39</text:p>
          </table:table-cell>
          <table:table-cell office:value-type="float" office:value="2293.05" calcext:value-type="float">
            <text:p>2293.05</text:p>
          </table:table-cell>
        </table:table-row>
        <table:table-row table:style-name="ro1">
          <table:table-cell office:value-type="float" office:value="28207304" calcext:value-type="float">
            <text:p>28207304</text:p>
          </table:table-cell>
          <table:table-cell table:formula="of:=[.A1765]/1000/(60*60*24)" office:value-type="time" office:time-value="PT07H50M07.304S" calcext:value-type="time">
            <text:p>07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887.43" calcext:value-type="float">
            <text:p>1887.43</text:p>
          </table:table-cell>
          <table:table-cell office:value-type="float" office:value="2294.26" calcext:value-type="float">
            <text:p>2294.26</text:p>
          </table:table-cell>
        </table:table-row>
        <table:table-row table:style-name="ro1">
          <table:table-cell office:value-type="float" office:value="28223304" calcext:value-type="float">
            <text:p>28223304</text:p>
          </table:table-cell>
          <table:table-cell table:formula="of:=[.A1766]/1000/(60*60*24)" office:value-type="time" office:time-value="PT07H50M23.304S" calcext:value-type="time">
            <text:p>07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888.46" calcext:value-type="float">
            <text:p>1888.46</text:p>
          </table:table-cell>
          <table:table-cell office:value-type="float" office:value="2295.48" calcext:value-type="float">
            <text:p>2295.48</text:p>
          </table:table-cell>
        </table:table-row>
        <table:table-row table:style-name="ro1">
          <table:table-cell office:value-type="float" office:value="28239304" calcext:value-type="float">
            <text:p>28239304</text:p>
          </table:table-cell>
          <table:table-cell table:formula="of:=[.A1767]/1000/(60*60*24)" office:value-type="time" office:time-value="PT07H50M39.304S" calcext:value-type="time">
            <text:p>07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889.5" calcext:value-type="float">
            <text:p>1889.5</text:p>
          </table:table-cell>
          <table:table-cell office:value-type="float" office:value="2296.69" calcext:value-type="float">
            <text:p>2296.69</text:p>
          </table:table-cell>
        </table:table-row>
        <table:table-row table:style-name="ro1">
          <table:table-cell office:value-type="float" office:value="28255304" calcext:value-type="float">
            <text:p>28255304</text:p>
          </table:table-cell>
          <table:table-cell table:formula="of:=[.A1768]/1000/(60*60*24)" office:value-type="time" office:time-value="PT07H50M55.304S" calcext:value-type="time">
            <text:p>07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890.53" calcext:value-type="float">
            <text:p>1890.53</text:p>
          </table:table-cell>
          <table:table-cell office:value-type="float" office:value="2297.9" calcext:value-type="float">
            <text:p>2297.9</text:p>
          </table:table-cell>
        </table:table-row>
        <table:table-row table:style-name="ro1">
          <table:table-cell office:value-type="float" office:value="28271304" calcext:value-type="float">
            <text:p>28271304</text:p>
          </table:table-cell>
          <table:table-cell table:formula="of:=[.A1769]/1000/(60*60*24)" office:value-type="time" office:time-value="PT07H51M11.304S" calcext:value-type="time">
            <text:p>07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6" calcext:value-type="float">
            <text:p>272.56</text:p>
          </table:table-cell>
          <table:table-cell office:value-type="float" office:value="1891.57" calcext:value-type="float">
            <text:p>1891.57</text:p>
          </table:table-cell>
          <table:table-cell office:value-type="float" office:value="2299.12" calcext:value-type="float">
            <text:p>2299.12</text:p>
          </table:table-cell>
        </table:table-row>
        <table:table-row table:style-name="ro1">
          <table:table-cell office:value-type="float" office:value="28287304" calcext:value-type="float">
            <text:p>28287304</text:p>
          </table:table-cell>
          <table:table-cell table:formula="of:=[.A1770]/1000/(60*60*24)" office:value-type="time" office:time-value="PT07H51M27.304S" calcext:value-type="time">
            <text:p>07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892.6" calcext:value-type="float">
            <text:p>1892.6</text:p>
          </table:table-cell>
          <table:table-cell office:value-type="float" office:value="2300.33" calcext:value-type="float">
            <text:p>2300.33</text:p>
          </table:table-cell>
        </table:table-row>
        <table:table-row table:style-name="ro1">
          <table:table-cell office:value-type="float" office:value="28303304" calcext:value-type="float">
            <text:p>28303304</text:p>
          </table:table-cell>
          <table:table-cell table:formula="of:=[.A1771]/1000/(60*60*24)" office:value-type="time" office:time-value="PT07H51M43.304S" calcext:value-type="time">
            <text:p>07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893.64" calcext:value-type="float">
            <text:p>1893.64</text:p>
          </table:table-cell>
          <table:table-cell office:value-type="float" office:value="2301.54" calcext:value-type="float">
            <text:p>2301.54</text:p>
          </table:table-cell>
        </table:table-row>
        <table:table-row table:style-name="ro1">
          <table:table-cell office:value-type="float" office:value="28319304" calcext:value-type="float">
            <text:p>28319304</text:p>
          </table:table-cell>
          <table:table-cell table:formula="of:=[.A1772]/1000/(60*60*24)" office:value-type="time" office:time-value="PT07H51M59.304S" calcext:value-type="time">
            <text:p>07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894.67" calcext:value-type="float">
            <text:p>1894.67</text:p>
          </table:table-cell>
          <table:table-cell office:value-type="float" office:value="2302.75" calcext:value-type="float">
            <text:p>2302.75</text:p>
          </table:table-cell>
        </table:table-row>
        <table:table-row table:style-name="ro1">
          <table:table-cell office:value-type="float" office:value="28335304" calcext:value-type="float">
            <text:p>28335304</text:p>
          </table:table-cell>
          <table:table-cell table:formula="of:=[.A1773]/1000/(60*60*24)" office:value-type="time" office:time-value="PT07H52M15.304S" calcext:value-type="time">
            <text:p>07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895.71" calcext:value-type="float">
            <text:p>1895.71</text:p>
          </table:table-cell>
          <table:table-cell office:value-type="float" office:value="2303.96" calcext:value-type="float">
            <text:p>2303.96</text:p>
          </table:table-cell>
        </table:table-row>
        <table:table-row table:style-name="ro1">
          <table:table-cell office:value-type="float" office:value="28351304" calcext:value-type="float">
            <text:p>28351304</text:p>
          </table:table-cell>
          <table:table-cell table:formula="of:=[.A1774]/1000/(60*60*24)" office:value-type="time" office:time-value="PT07H52M31.304S" calcext:value-type="time">
            <text:p>07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896.74" calcext:value-type="float">
            <text:p>1896.74</text:p>
          </table:table-cell>
          <table:table-cell office:value-type="float" office:value="2305.17" calcext:value-type="float">
            <text:p>2305.17</text:p>
          </table:table-cell>
        </table:table-row>
        <table:table-row table:style-name="ro1">
          <table:table-cell office:value-type="float" office:value="28367304" calcext:value-type="float">
            <text:p>28367304</text:p>
          </table:table-cell>
          <table:table-cell table:formula="of:=[.A1775]/1000/(60*60*24)" office:value-type="time" office:time-value="PT07H52M47.304S" calcext:value-type="time">
            <text:p>07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897.78" calcext:value-type="float">
            <text:p>1897.78</text:p>
          </table:table-cell>
          <table:table-cell office:value-type="float" office:value="2306.38" calcext:value-type="float">
            <text:p>2306.38</text:p>
          </table:table-cell>
        </table:table-row>
        <table:table-row table:style-name="ro1">
          <table:table-cell office:value-type="float" office:value="28383303" calcext:value-type="float">
            <text:p>28383303</text:p>
          </table:table-cell>
          <table:table-cell table:formula="of:=[.A1776]/1000/(60*60*24)" office:value-type="time" office:time-value="PT07H53M03.303S" calcext:value-type="time">
            <text:p>07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898.81" calcext:value-type="float">
            <text:p>1898.81</text:p>
          </table:table-cell>
          <table:table-cell office:value-type="float" office:value="2307.6" calcext:value-type="float">
            <text:p>2307.6</text:p>
          </table:table-cell>
        </table:table-row>
        <table:table-row table:style-name="ro1">
          <table:table-cell office:value-type="float" office:value="28399303" calcext:value-type="float">
            <text:p>28399303</text:p>
          </table:table-cell>
          <table:table-cell table:formula="of:=[.A1777]/1000/(60*60*24)" office:value-type="time" office:time-value="PT07H53M19.303S" calcext:value-type="time">
            <text:p>07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899.84" calcext:value-type="float">
            <text:p>1899.84</text:p>
          </table:table-cell>
          <table:table-cell office:value-type="float" office:value="2308.81" calcext:value-type="float">
            <text:p>2308.81</text:p>
          </table:table-cell>
        </table:table-row>
        <table:table-row table:style-name="ro1">
          <table:table-cell office:value-type="float" office:value="28415304" calcext:value-type="float">
            <text:p>28415304</text:p>
          </table:table-cell>
          <table:table-cell table:formula="of:=[.A1778]/1000/(60*60*24)" office:value-type="time" office:time-value="PT07H53M35.304S" calcext:value-type="time">
            <text:p>07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900.88" calcext:value-type="float">
            <text:p>1900.88</text:p>
          </table:table-cell>
          <table:table-cell office:value-type="float" office:value="2310.02" calcext:value-type="float">
            <text:p>2310.02</text:p>
          </table:table-cell>
        </table:table-row>
        <table:table-row table:style-name="ro1">
          <table:table-cell office:value-type="float" office:value="28431304" calcext:value-type="float">
            <text:p>28431304</text:p>
          </table:table-cell>
          <table:table-cell table:formula="of:=[.A1779]/1000/(60*60*24)" office:value-type="time" office:time-value="PT07H53M51.304S" calcext:value-type="time">
            <text:p>07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901.91" calcext:value-type="float">
            <text:p>1901.91</text:p>
          </table:table-cell>
          <table:table-cell office:value-type="float" office:value="2311.23" calcext:value-type="float">
            <text:p>2311.23</text:p>
          </table:table-cell>
        </table:table-row>
        <table:table-row table:style-name="ro1">
          <table:table-cell office:value-type="float" office:value="28447304" calcext:value-type="float">
            <text:p>28447304</text:p>
          </table:table-cell>
          <table:table-cell table:formula="of:=[.A1780]/1000/(60*60*24)" office:value-type="time" office:time-value="PT07H54M07.304S" calcext:value-type="time">
            <text:p>07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902.95" calcext:value-type="float">
            <text:p>1902.95</text:p>
          </table:table-cell>
          <table:table-cell office:value-type="float" office:value="2312.44" calcext:value-type="float">
            <text:p>2312.44</text:p>
          </table:table-cell>
        </table:table-row>
        <table:table-row table:style-name="ro1">
          <table:table-cell office:value-type="float" office:value="28463304" calcext:value-type="float">
            <text:p>28463304</text:p>
          </table:table-cell>
          <table:table-cell table:formula="of:=[.A1781]/1000/(60*60*24)" office:value-type="time" office:time-value="PT07H54M23.304S" calcext:value-type="time">
            <text:p>07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903.98" calcext:value-type="float">
            <text:p>1903.98</text:p>
          </table:table-cell>
          <table:table-cell office:value-type="float" office:value="2313.65" calcext:value-type="float">
            <text:p>2313.65</text:p>
          </table:table-cell>
        </table:table-row>
        <table:table-row table:style-name="ro1">
          <table:table-cell office:value-type="float" office:value="28479303" calcext:value-type="float">
            <text:p>28479303</text:p>
          </table:table-cell>
          <table:table-cell table:formula="of:=[.A1782]/1000/(60*60*24)" office:value-type="time" office:time-value="PT07H54M39.303S" calcext:value-type="time">
            <text:p>07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905.01" calcext:value-type="float">
            <text:p>1905.01</text:p>
          </table:table-cell>
          <table:table-cell office:value-type="float" office:value="2314.86" calcext:value-type="float">
            <text:p>2314.86</text:p>
          </table:table-cell>
        </table:table-row>
        <table:table-row table:style-name="ro1">
          <table:table-cell office:value-type="float" office:value="28495304" calcext:value-type="float">
            <text:p>28495304</text:p>
          </table:table-cell>
          <table:table-cell table:formula="of:=[.A1783]/1000/(60*60*24)" office:value-type="time" office:time-value="PT07H54M55.304S" calcext:value-type="time">
            <text:p>07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906.05" calcext:value-type="float">
            <text:p>1906.05</text:p>
          </table:table-cell>
          <table:table-cell office:value-type="float" office:value="2316.07" calcext:value-type="float">
            <text:p>2316.07</text:p>
          </table:table-cell>
        </table:table-row>
        <table:table-row table:style-name="ro1">
          <table:table-cell office:value-type="float" office:value="28511304" calcext:value-type="float">
            <text:p>28511304</text:p>
          </table:table-cell>
          <table:table-cell table:formula="of:=[.A1784]/1000/(60*60*24)" office:value-type="time" office:time-value="PT07H55M11.304S" calcext:value-type="time">
            <text:p>07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907.08" calcext:value-type="float">
            <text:p>1907.08</text:p>
          </table:table-cell>
          <table:table-cell office:value-type="float" office:value="2317.28" calcext:value-type="float">
            <text:p>2317.28</text:p>
          </table:table-cell>
        </table:table-row>
        <table:table-row table:style-name="ro1">
          <table:table-cell office:value-type="float" office:value="28527304" calcext:value-type="float">
            <text:p>28527304</text:p>
          </table:table-cell>
          <table:table-cell table:formula="of:=[.A1785]/1000/(60*60*24)" office:value-type="time" office:time-value="PT07H55M27.304S" calcext:value-type="time">
            <text:p>07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908.11" calcext:value-type="float">
            <text:p>1908.11</text:p>
          </table:table-cell>
          <table:table-cell office:value-type="float" office:value="2318.49" calcext:value-type="float">
            <text:p>2318.49</text:p>
          </table:table-cell>
        </table:table-row>
        <table:table-row table:style-name="ro1">
          <table:table-cell office:value-type="float" office:value="28543304" calcext:value-type="float">
            <text:p>28543304</text:p>
          </table:table-cell>
          <table:table-cell table:formula="of:=[.A1786]/1000/(60*60*24)" office:value-type="time" office:time-value="PT07H55M43.304S" calcext:value-type="time">
            <text:p>07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909.15" calcext:value-type="float">
            <text:p>1909.15</text:p>
          </table:table-cell>
          <table:table-cell office:value-type="float" office:value="2319.7" calcext:value-type="float">
            <text:p>2319.7</text:p>
          </table:table-cell>
        </table:table-row>
        <table:table-row table:style-name="ro1">
          <table:table-cell office:value-type="float" office:value="28559304" calcext:value-type="float">
            <text:p>28559304</text:p>
          </table:table-cell>
          <table:table-cell table:formula="of:=[.A1787]/1000/(60*60*24)" office:value-type="time" office:time-value="PT07H55M59.304S" calcext:value-type="time">
            <text:p>07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910.18" calcext:value-type="float">
            <text:p>1910.18</text:p>
          </table:table-cell>
          <table:table-cell office:value-type="float" office:value="2320.91" calcext:value-type="float">
            <text:p>2320.91</text:p>
          </table:table-cell>
        </table:table-row>
        <table:table-row table:style-name="ro1">
          <table:table-cell office:value-type="float" office:value="28575304" calcext:value-type="float">
            <text:p>28575304</text:p>
          </table:table-cell>
          <table:table-cell table:formula="of:=[.A1788]/1000/(60*60*24)" office:value-type="time" office:time-value="PT07H56M15.304S" calcext:value-type="time">
            <text:p>07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911.21" calcext:value-type="float">
            <text:p>1911.21</text:p>
          </table:table-cell>
          <table:table-cell office:value-type="float" office:value="2322.12" calcext:value-type="float">
            <text:p>2322.12</text:p>
          </table:table-cell>
        </table:table-row>
        <table:table-row table:style-name="ro1">
          <table:table-cell office:value-type="float" office:value="28591304" calcext:value-type="float">
            <text:p>28591304</text:p>
          </table:table-cell>
          <table:table-cell table:formula="of:=[.A1789]/1000/(60*60*24)" office:value-type="time" office:time-value="PT07H56M31.304S" calcext:value-type="time">
            <text:p>07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912.24" calcext:value-type="float">
            <text:p>1912.24</text:p>
          </table:table-cell>
          <table:table-cell office:value-type="float" office:value="2323.33" calcext:value-type="float">
            <text:p>2323.33</text:p>
          </table:table-cell>
        </table:table-row>
        <table:table-row table:style-name="ro1">
          <table:table-cell office:value-type="float" office:value="28607304" calcext:value-type="float">
            <text:p>28607304</text:p>
          </table:table-cell>
          <table:table-cell table:formula="of:=[.A1790]/1000/(60*60*24)" office:value-type="time" office:time-value="PT07H56M47.304S" calcext:value-type="time">
            <text:p>07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913.28" calcext:value-type="float">
            <text:p>1913.28</text:p>
          </table:table-cell>
          <table:table-cell office:value-type="float" office:value="2324.54" calcext:value-type="float">
            <text:p>2324.54</text:p>
          </table:table-cell>
        </table:table-row>
        <table:table-row table:style-name="ro1">
          <table:table-cell office:value-type="float" office:value="28623304" calcext:value-type="float">
            <text:p>28623304</text:p>
          </table:table-cell>
          <table:table-cell table:formula="of:=[.A1791]/1000/(60*60*24)" office:value-type="time" office:time-value="PT07H57M03.304S" calcext:value-type="time">
            <text:p>07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914.31" calcext:value-type="float">
            <text:p>1914.31</text:p>
          </table:table-cell>
          <table:table-cell office:value-type="float" office:value="2325.75" calcext:value-type="float">
            <text:p>2325.75</text:p>
          </table:table-cell>
        </table:table-row>
        <table:table-row table:style-name="ro1">
          <table:table-cell office:value-type="float" office:value="28639304" calcext:value-type="float">
            <text:p>28639304</text:p>
          </table:table-cell>
          <table:table-cell table:formula="of:=[.A1792]/1000/(60*60*24)" office:value-type="time" office:time-value="PT07H57M19.304S" calcext:value-type="time">
            <text:p>07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915.34" calcext:value-type="float">
            <text:p>1915.34</text:p>
          </table:table-cell>
          <table:table-cell office:value-type="float" office:value="2326.97" calcext:value-type="float">
            <text:p>2326.97</text:p>
          </table:table-cell>
        </table:table-row>
        <table:table-row table:style-name="ro1">
          <table:table-cell office:value-type="float" office:value="28655304" calcext:value-type="float">
            <text:p>28655304</text:p>
          </table:table-cell>
          <table:table-cell table:formula="of:=[.A1793]/1000/(60*60*24)" office:value-type="time" office:time-value="PT07H57M35.304S" calcext:value-type="time">
            <text:p>07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916.38" calcext:value-type="float">
            <text:p>1916.38</text:p>
          </table:table-cell>
          <table:table-cell office:value-type="float" office:value="2328.17" calcext:value-type="float">
            <text:p>2328.17</text:p>
          </table:table-cell>
        </table:table-row>
        <table:table-row table:style-name="ro1">
          <table:table-cell office:value-type="float" office:value="28671304" calcext:value-type="float">
            <text:p>28671304</text:p>
          </table:table-cell>
          <table:table-cell table:formula="of:=[.A1794]/1000/(60*60*24)" office:value-type="time" office:time-value="PT07H57M51.304S" calcext:value-type="time">
            <text:p>07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917.41" calcext:value-type="float">
            <text:p>1917.41</text:p>
          </table:table-cell>
          <table:table-cell office:value-type="float" office:value="2329.38" calcext:value-type="float">
            <text:p>2329.38</text:p>
          </table:table-cell>
        </table:table-row>
        <table:table-row table:style-name="ro1">
          <table:table-cell office:value-type="float" office:value="28687304" calcext:value-type="float">
            <text:p>28687304</text:p>
          </table:table-cell>
          <table:table-cell table:formula="of:=[.A1795]/1000/(60*60*24)" office:value-type="time" office:time-value="PT07H58M07.304S" calcext:value-type="time">
            <text:p>07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918.44" calcext:value-type="float">
            <text:p>1918.44</text:p>
          </table:table-cell>
          <table:table-cell office:value-type="float" office:value="2330.59" calcext:value-type="float">
            <text:p>2330.59</text:p>
          </table:table-cell>
        </table:table-row>
        <table:table-row table:style-name="ro1">
          <table:table-cell office:value-type="float" office:value="28703304" calcext:value-type="float">
            <text:p>28703304</text:p>
          </table:table-cell>
          <table:table-cell table:formula="of:=[.A1796]/1000/(60*60*24)" office:value-type="time" office:time-value="PT07H58M23.304S" calcext:value-type="time">
            <text:p>07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919.47" calcext:value-type="float">
            <text:p>1919.47</text:p>
          </table:table-cell>
          <table:table-cell office:value-type="float" office:value="2331.8" calcext:value-type="float">
            <text:p>2331.8</text:p>
          </table:table-cell>
        </table:table-row>
        <table:table-row table:style-name="ro1">
          <table:table-cell office:value-type="float" office:value="28719304" calcext:value-type="float">
            <text:p>28719304</text:p>
          </table:table-cell>
          <table:table-cell table:formula="of:=[.A1797]/1000/(60*60*24)" office:value-type="time" office:time-value="PT07H58M39.304S" calcext:value-type="time">
            <text:p>07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920.51" calcext:value-type="float">
            <text:p>1920.51</text:p>
          </table:table-cell>
          <table:table-cell office:value-type="float" office:value="2333.01" calcext:value-type="float">
            <text:p>2333.01</text:p>
          </table:table-cell>
        </table:table-row>
        <table:table-row table:style-name="ro1">
          <table:table-cell office:value-type="float" office:value="28735304" calcext:value-type="float">
            <text:p>28735304</text:p>
          </table:table-cell>
          <table:table-cell table:formula="of:=[.A1798]/1000/(60*60*24)" office:value-type="time" office:time-value="PT07H58M55.304S" calcext:value-type="time">
            <text:p>07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921.54" calcext:value-type="float">
            <text:p>1921.54</text:p>
          </table:table-cell>
          <table:table-cell office:value-type="float" office:value="2334.21" calcext:value-type="float">
            <text:p>2334.21</text:p>
          </table:table-cell>
        </table:table-row>
        <table:table-row table:style-name="ro1">
          <table:table-cell office:value-type="float" office:value="28751304" calcext:value-type="float">
            <text:p>28751304</text:p>
          </table:table-cell>
          <table:table-cell table:formula="of:=[.A1799]/1000/(60*60*24)" office:value-type="time" office:time-value="PT07H59M11.304S" calcext:value-type="time">
            <text:p>07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922.57" calcext:value-type="float">
            <text:p>1922.57</text:p>
          </table:table-cell>
          <table:table-cell office:value-type="float" office:value="2335.42" calcext:value-type="float">
            <text:p>2335.42</text:p>
          </table:table-cell>
        </table:table-row>
        <table:table-row table:style-name="ro1">
          <table:table-cell office:value-type="float" office:value="28767304" calcext:value-type="float">
            <text:p>28767304</text:p>
          </table:table-cell>
          <table:table-cell table:formula="of:=[.A1800]/1000/(60*60*24)" office:value-type="time" office:time-value="PT07H59M27.304S" calcext:value-type="time">
            <text:p>07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923.6" calcext:value-type="float">
            <text:p>1923.6</text:p>
          </table:table-cell>
          <table:table-cell office:value-type="float" office:value="2336.63" calcext:value-type="float">
            <text:p>2336.63</text:p>
          </table:table-cell>
        </table:table-row>
        <table:table-row table:style-name="ro1">
          <table:table-cell office:value-type="float" office:value="28783304" calcext:value-type="float">
            <text:p>28783304</text:p>
          </table:table-cell>
          <table:table-cell table:formula="of:=[.A1801]/1000/(60*60*24)" office:value-type="time" office:time-value="PT07H59M43.304S" calcext:value-type="time">
            <text:p>07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924.63" calcext:value-type="float">
            <text:p>1924.63</text:p>
          </table:table-cell>
          <table:table-cell office:value-type="float" office:value="2337.83" calcext:value-type="float">
            <text:p>2337.83</text:p>
          </table:table-cell>
        </table:table-row>
        <table:table-row table:style-name="ro1">
          <table:table-cell office:value-type="float" office:value="28799304" calcext:value-type="float">
            <text:p>28799304</text:p>
          </table:table-cell>
          <table:table-cell table:formula="of:=[.A1802]/1000/(60*60*24)" office:value-type="time" office:time-value="PT07H59M59.304S" calcext:value-type="time">
            <text:p>07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925.66" calcext:value-type="float">
            <text:p>1925.66</text:p>
          </table:table-cell>
          <table:table-cell office:value-type="float" office:value="2339.04" calcext:value-type="float">
            <text:p>2339.04</text:p>
          </table:table-cell>
        </table:table-row>
        <table:table-row table:style-name="ro1">
          <table:table-cell office:value-type="float" office:value="28815304" calcext:value-type="float">
            <text:p>28815304</text:p>
          </table:table-cell>
          <table:table-cell table:formula="of:=[.A1803]/1000/(60*60*24)" office:value-type="time" office:time-value="PT08H00M15.304S" calcext:value-type="time">
            <text:p>08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926.7" calcext:value-type="float">
            <text:p>1926.7</text:p>
          </table:table-cell>
          <table:table-cell office:value-type="float" office:value="2340.24" calcext:value-type="float">
            <text:p>2340.24</text:p>
          </table:table-cell>
        </table:table-row>
        <table:table-row table:style-name="ro1">
          <table:table-cell office:value-type="float" office:value="28831304" calcext:value-type="float">
            <text:p>28831304</text:p>
          </table:table-cell>
          <table:table-cell table:formula="of:=[.A1804]/1000/(60*60*24)" office:value-type="time" office:time-value="PT08H00M31.304S" calcext:value-type="time">
            <text:p>08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927.73" calcext:value-type="float">
            <text:p>1927.73</text:p>
          </table:table-cell>
          <table:table-cell office:value-type="float" office:value="2341.45" calcext:value-type="float">
            <text:p>2341.45</text:p>
          </table:table-cell>
        </table:table-row>
        <table:table-row table:style-name="ro1">
          <table:table-cell office:value-type="float" office:value="28847304" calcext:value-type="float">
            <text:p>28847304</text:p>
          </table:table-cell>
          <table:table-cell table:formula="of:=[.A1805]/1000/(60*60*24)" office:value-type="time" office:time-value="PT08H00M47.304S" calcext:value-type="time">
            <text:p>08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928.76" calcext:value-type="float">
            <text:p>1928.76</text:p>
          </table:table-cell>
          <table:table-cell office:value-type="float" office:value="2342.65" calcext:value-type="float">
            <text:p>2342.65</text:p>
          </table:table-cell>
        </table:table-row>
        <table:table-row table:style-name="ro1">
          <table:table-cell office:value-type="float" office:value="28863304" calcext:value-type="float">
            <text:p>28863304</text:p>
          </table:table-cell>
          <table:table-cell table:formula="of:=[.A1806]/1000/(60*60*24)" office:value-type="time" office:time-value="PT08H01M03.304S" calcext:value-type="time">
            <text:p>08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929.79" calcext:value-type="float">
            <text:p>1929.79</text:p>
          </table:table-cell>
          <table:table-cell office:value-type="float" office:value="2343.86" calcext:value-type="float">
            <text:p>2343.86</text:p>
          </table:table-cell>
        </table:table-row>
        <table:table-row table:style-name="ro1">
          <table:table-cell office:value-type="float" office:value="28879304" calcext:value-type="float">
            <text:p>28879304</text:p>
          </table:table-cell>
          <table:table-cell table:formula="of:=[.A1807]/1000/(60*60*24)" office:value-type="time" office:time-value="PT08H01M19.304S" calcext:value-type="time">
            <text:p>08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930.82" calcext:value-type="float">
            <text:p>1930.82</text:p>
          </table:table-cell>
          <table:table-cell office:value-type="float" office:value="2345.06" calcext:value-type="float">
            <text:p>2345.06</text:p>
          </table:table-cell>
        </table:table-row>
        <table:table-row table:style-name="ro1">
          <table:table-cell office:value-type="float" office:value="28895304" calcext:value-type="float">
            <text:p>28895304</text:p>
          </table:table-cell>
          <table:table-cell table:formula="of:=[.A1808]/1000/(60*60*24)" office:value-type="time" office:time-value="PT08H01M35.304S" calcext:value-type="time">
            <text:p>08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931.85" calcext:value-type="float">
            <text:p>1931.85</text:p>
          </table:table-cell>
          <table:table-cell office:value-type="float" office:value="2346.26" calcext:value-type="float">
            <text:p>2346.26</text:p>
          </table:table-cell>
        </table:table-row>
        <table:table-row table:style-name="ro1">
          <table:table-cell office:value-type="float" office:value="28911304" calcext:value-type="float">
            <text:p>28911304</text:p>
          </table:table-cell>
          <table:table-cell table:formula="of:=[.A1809]/1000/(60*60*24)" office:value-type="time" office:time-value="PT08H01M51.304S" calcext:value-type="time">
            <text:p>08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932.88" calcext:value-type="float">
            <text:p>1932.88</text:p>
          </table:table-cell>
          <table:table-cell office:value-type="float" office:value="2347.47" calcext:value-type="float">
            <text:p>2347.47</text:p>
          </table:table-cell>
        </table:table-row>
        <table:table-row table:style-name="ro1">
          <table:table-cell office:value-type="float" office:value="28927304" calcext:value-type="float">
            <text:p>28927304</text:p>
          </table:table-cell>
          <table:table-cell table:formula="of:=[.A1810]/1000/(60*60*24)" office:value-type="time" office:time-value="PT08H02M07.304S" calcext:value-type="time">
            <text:p>08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933.91" calcext:value-type="float">
            <text:p>1933.91</text:p>
          </table:table-cell>
          <table:table-cell office:value-type="float" office:value="2348.67" calcext:value-type="float">
            <text:p>2348.67</text:p>
          </table:table-cell>
        </table:table-row>
        <table:table-row table:style-name="ro1">
          <table:table-cell office:value-type="float" office:value="28943304" calcext:value-type="float">
            <text:p>28943304</text:p>
          </table:table-cell>
          <table:table-cell table:formula="of:=[.A1811]/1000/(60*60*24)" office:value-type="time" office:time-value="PT08H02M23.304S" calcext:value-type="time">
            <text:p>08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934.94" calcext:value-type="float">
            <text:p>1934.94</text:p>
          </table:table-cell>
          <table:table-cell office:value-type="float" office:value="2349.87" calcext:value-type="float">
            <text:p>2349.87</text:p>
          </table:table-cell>
        </table:table-row>
        <table:table-row table:style-name="ro1">
          <table:table-cell office:value-type="float" office:value="28959304" calcext:value-type="float">
            <text:p>28959304</text:p>
          </table:table-cell>
          <table:table-cell table:formula="of:=[.A1812]/1000/(60*60*24)" office:value-type="time" office:time-value="PT08H02M39.304S" calcext:value-type="time">
            <text:p>08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935.98" calcext:value-type="float">
            <text:p>1935.98</text:p>
          </table:table-cell>
          <table:table-cell office:value-type="float" office:value="2351.08" calcext:value-type="float">
            <text:p>2351.08</text:p>
          </table:table-cell>
        </table:table-row>
        <table:table-row table:style-name="ro1">
          <table:table-cell office:value-type="float" office:value="28975304" calcext:value-type="float">
            <text:p>28975304</text:p>
          </table:table-cell>
          <table:table-cell table:formula="of:=[.A1813]/1000/(60*60*24)" office:value-type="time" office:time-value="PT08H02M55.304S" calcext:value-type="time">
            <text:p>08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937.01" calcext:value-type="float">
            <text:p>1937.01</text:p>
          </table:table-cell>
          <table:table-cell office:value-type="float" office:value="2352.28" calcext:value-type="float">
            <text:p>2352.28</text:p>
          </table:table-cell>
        </table:table-row>
        <table:table-row table:style-name="ro1">
          <table:table-cell office:value-type="float" office:value="28991304" calcext:value-type="float">
            <text:p>28991304</text:p>
          </table:table-cell>
          <table:table-cell table:formula="of:=[.A1814]/1000/(60*60*24)" office:value-type="time" office:time-value="PT08H03M11.304S" calcext:value-type="time">
            <text:p>08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938.04" calcext:value-type="float">
            <text:p>1938.04</text:p>
          </table:table-cell>
          <table:table-cell office:value-type="float" office:value="2353.48" calcext:value-type="float">
            <text:p>2353.48</text:p>
          </table:table-cell>
        </table:table-row>
        <table:table-row table:style-name="ro1">
          <table:table-cell office:value-type="float" office:value="29007304" calcext:value-type="float">
            <text:p>29007304</text:p>
          </table:table-cell>
          <table:table-cell table:formula="of:=[.A1815]/1000/(60*60*24)" office:value-type="time" office:time-value="PT08H03M27.304S" calcext:value-type="time">
            <text:p>08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939.07" calcext:value-type="float">
            <text:p>1939.07</text:p>
          </table:table-cell>
          <table:table-cell office:value-type="float" office:value="2354.69" calcext:value-type="float">
            <text:p>2354.69</text:p>
          </table:table-cell>
        </table:table-row>
        <table:table-row table:style-name="ro1">
          <table:table-cell office:value-type="float" office:value="29023304" calcext:value-type="float">
            <text:p>29023304</text:p>
          </table:table-cell>
          <table:table-cell table:formula="of:=[.A1816]/1000/(60*60*24)" office:value-type="time" office:time-value="PT08H03M43.304S" calcext:value-type="time">
            <text:p>08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940.1" calcext:value-type="float">
            <text:p>1940.1</text:p>
          </table:table-cell>
          <table:table-cell office:value-type="float" office:value="2355.89" calcext:value-type="float">
            <text:p>2355.89</text:p>
          </table:table-cell>
        </table:table-row>
        <table:table-row table:style-name="ro1">
          <table:table-cell office:value-type="float" office:value="29039304" calcext:value-type="float">
            <text:p>29039304</text:p>
          </table:table-cell>
          <table:table-cell table:formula="of:=[.A1817]/1000/(60*60*24)" office:value-type="time" office:time-value="PT08H03M59.304S" calcext:value-type="time">
            <text:p>08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941.13" calcext:value-type="float">
            <text:p>1941.13</text:p>
          </table:table-cell>
          <table:table-cell office:value-type="float" office:value="2357.09" calcext:value-type="float">
            <text:p>2357.09</text:p>
          </table:table-cell>
        </table:table-row>
        <table:table-row table:style-name="ro1">
          <table:table-cell office:value-type="float" office:value="29055304" calcext:value-type="float">
            <text:p>29055304</text:p>
          </table:table-cell>
          <table:table-cell table:formula="of:=[.A1818]/1000/(60*60*24)" office:value-type="time" office:time-value="PT08H04M15.304S" calcext:value-type="time">
            <text:p>08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942.16" calcext:value-type="float">
            <text:p>1942.16</text:p>
          </table:table-cell>
          <table:table-cell office:value-type="float" office:value="2358.3" calcext:value-type="float">
            <text:p>2358.3</text:p>
          </table:table-cell>
        </table:table-row>
        <table:table-row table:style-name="ro1">
          <table:table-cell office:value-type="float" office:value="29071304" calcext:value-type="float">
            <text:p>29071304</text:p>
          </table:table-cell>
          <table:table-cell table:formula="of:=[.A1819]/1000/(60*60*24)" office:value-type="time" office:time-value="PT08H04M31.304S" calcext:value-type="time">
            <text:p>08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4" calcext:value-type="float">
            <text:p>270.44</text:p>
          </table:table-cell>
          <table:table-cell office:value-type="float" office:value="1943.19" calcext:value-type="float">
            <text:p>1943.19</text:p>
          </table:table-cell>
          <table:table-cell office:value-type="float" office:value="2359.5" calcext:value-type="float">
            <text:p>2359.5</text:p>
          </table:table-cell>
        </table:table-row>
        <table:table-row table:style-name="ro1">
          <table:table-cell office:value-type="float" office:value="29087304" calcext:value-type="float">
            <text:p>29087304</text:p>
          </table:table-cell>
          <table:table-cell table:formula="of:=[.A1820]/1000/(60*60*24)" office:value-type="time" office:time-value="PT08H04M47.304S" calcext:value-type="time">
            <text:p>08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944.22" calcext:value-type="float">
            <text:p>1944.22</text:p>
          </table:table-cell>
          <table:table-cell office:value-type="float" office:value="2360.7" calcext:value-type="float">
            <text:p>2360.7</text:p>
          </table:table-cell>
        </table:table-row>
        <table:table-row table:style-name="ro1">
          <table:table-cell office:value-type="float" office:value="29103304" calcext:value-type="float">
            <text:p>29103304</text:p>
          </table:table-cell>
          <table:table-cell table:formula="of:=[.A1821]/1000/(60*60*24)" office:value-type="time" office:time-value="PT08H05M03.304S" calcext:value-type="time">
            <text:p>08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945.25" calcext:value-type="float">
            <text:p>1945.25</text:p>
          </table:table-cell>
          <table:table-cell office:value-type="float" office:value="2361.91" calcext:value-type="float">
            <text:p>2361.91</text:p>
          </table:table-cell>
        </table:table-row>
        <table:table-row table:style-name="ro1">
          <table:table-cell office:value-type="float" office:value="29119304" calcext:value-type="float">
            <text:p>29119304</text:p>
          </table:table-cell>
          <table:table-cell table:formula="of:=[.A1822]/1000/(60*60*24)" office:value-type="time" office:time-value="PT08H05M19.304S" calcext:value-type="time">
            <text:p>08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4" calcext:value-type="float">
            <text:p>270.44</text:p>
          </table:table-cell>
          <table:table-cell office:value-type="float" office:value="1946.28" calcext:value-type="float">
            <text:p>1946.28</text:p>
          </table:table-cell>
          <table:table-cell office:value-type="float" office:value="2363.11" calcext:value-type="float">
            <text:p>2363.11</text:p>
          </table:table-cell>
        </table:table-row>
        <table:table-row table:style-name="ro1">
          <table:table-cell office:value-type="float" office:value="29135304" calcext:value-type="float">
            <text:p>29135304</text:p>
          </table:table-cell>
          <table:table-cell table:formula="of:=[.A1823]/1000/(60*60*24)" office:value-type="time" office:time-value="PT08H05M35.304S" calcext:value-type="time">
            <text:p>08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947.3" calcext:value-type="float">
            <text:p>1947.3</text:p>
          </table:table-cell>
          <table:table-cell office:value-type="float" office:value="2364.31" calcext:value-type="float">
            <text:p>2364.31</text:p>
          </table:table-cell>
        </table:table-row>
        <table:table-row table:style-name="ro1">
          <table:table-cell office:value-type="float" office:value="29151304" calcext:value-type="float">
            <text:p>29151304</text:p>
          </table:table-cell>
          <table:table-cell table:formula="of:=[.A1824]/1000/(60*60*24)" office:value-type="time" office:time-value="PT08H05M51.304S" calcext:value-type="time">
            <text:p>08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948.33" calcext:value-type="float">
            <text:p>1948.33</text:p>
          </table:table-cell>
          <table:table-cell office:value-type="float" office:value="2365.51" calcext:value-type="float">
            <text:p>2365.51</text:p>
          </table:table-cell>
        </table:table-row>
        <table:table-row table:style-name="ro1">
          <table:table-cell office:value-type="float" office:value="29167304" calcext:value-type="float">
            <text:p>29167304</text:p>
          </table:table-cell>
          <table:table-cell table:formula="of:=[.A1825]/1000/(60*60*24)" office:value-type="time" office:time-value="PT08H06M07.304S" calcext:value-type="time">
            <text:p>08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949.36" calcext:value-type="float">
            <text:p>1949.36</text:p>
          </table:table-cell>
          <table:table-cell office:value-type="float" office:value="2366.72" calcext:value-type="float">
            <text:p>2366.72</text:p>
          </table:table-cell>
        </table:table-row>
        <table:table-row table:style-name="ro1">
          <table:table-cell office:value-type="float" office:value="29183304" calcext:value-type="float">
            <text:p>29183304</text:p>
          </table:table-cell>
          <table:table-cell table:formula="of:=[.A1826]/1000/(60*60*24)" office:value-type="time" office:time-value="PT08H06M23.304S" calcext:value-type="time">
            <text:p>08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950.39" calcext:value-type="float">
            <text:p>1950.39</text:p>
          </table:table-cell>
          <table:table-cell office:value-type="float" office:value="2367.92" calcext:value-type="float">
            <text:p>2367.92</text:p>
          </table:table-cell>
        </table:table-row>
        <table:table-row table:style-name="ro1">
          <table:table-cell office:value-type="float" office:value="29199304" calcext:value-type="float">
            <text:p>29199304</text:p>
          </table:table-cell>
          <table:table-cell table:formula="of:=[.A1827]/1000/(60*60*24)" office:value-type="time" office:time-value="PT08H06M39.304S" calcext:value-type="time">
            <text:p>08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951.42" calcext:value-type="float">
            <text:p>1951.42</text:p>
          </table:table-cell>
          <table:table-cell office:value-type="float" office:value="2369.12" calcext:value-type="float">
            <text:p>2369.12</text:p>
          </table:table-cell>
        </table:table-row>
        <table:table-row table:style-name="ro1">
          <table:table-cell office:value-type="float" office:value="29215304" calcext:value-type="float">
            <text:p>29215304</text:p>
          </table:table-cell>
          <table:table-cell table:formula="of:=[.A1828]/1000/(60*60*24)" office:value-type="time" office:time-value="PT08H06M55.304S" calcext:value-type="time">
            <text:p>08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952.45" calcext:value-type="float">
            <text:p>1952.45</text:p>
          </table:table-cell>
          <table:table-cell office:value-type="float" office:value="2370.32" calcext:value-type="float">
            <text:p>2370.32</text:p>
          </table:table-cell>
        </table:table-row>
        <table:table-row table:style-name="ro1">
          <table:table-cell office:value-type="float" office:value="29231304" calcext:value-type="float">
            <text:p>29231304</text:p>
          </table:table-cell>
          <table:table-cell table:formula="of:=[.A1829]/1000/(60*60*24)" office:value-type="time" office:time-value="PT08H07M11.304S" calcext:value-type="time">
            <text:p>08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953.48" calcext:value-type="float">
            <text:p>1953.48</text:p>
          </table:table-cell>
          <table:table-cell office:value-type="float" office:value="2371.53" calcext:value-type="float">
            <text:p>2371.53</text:p>
          </table:table-cell>
        </table:table-row>
        <table:table-row table:style-name="ro1">
          <table:table-cell office:value-type="float" office:value="29247304" calcext:value-type="float">
            <text:p>29247304</text:p>
          </table:table-cell>
          <table:table-cell table:formula="of:=[.A1830]/1000/(60*60*24)" office:value-type="time" office:time-value="PT08H07M27.304S" calcext:value-type="time">
            <text:p>08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954.51" calcext:value-type="float">
            <text:p>1954.51</text:p>
          </table:table-cell>
          <table:table-cell office:value-type="float" office:value="2372.73" calcext:value-type="float">
            <text:p>2372.73</text:p>
          </table:table-cell>
        </table:table-row>
        <table:table-row table:style-name="ro1">
          <table:table-cell office:value-type="float" office:value="29263304" calcext:value-type="float">
            <text:p>29263304</text:p>
          </table:table-cell>
          <table:table-cell table:formula="of:=[.A1831]/1000/(60*60*24)" office:value-type="time" office:time-value="PT08H07M43.304S" calcext:value-type="time">
            <text:p>08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955.54" calcext:value-type="float">
            <text:p>1955.54</text:p>
          </table:table-cell>
          <table:table-cell office:value-type="float" office:value="2373.93" calcext:value-type="float">
            <text:p>2373.93</text:p>
          </table:table-cell>
        </table:table-row>
        <table:table-row table:style-name="ro1">
          <table:table-cell office:value-type="float" office:value="29279304" calcext:value-type="float">
            <text:p>29279304</text:p>
          </table:table-cell>
          <table:table-cell table:formula="of:=[.A1832]/1000/(60*60*24)" office:value-type="time" office:time-value="PT08H07M59.304S" calcext:value-type="time">
            <text:p>08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956.57" calcext:value-type="float">
            <text:p>1956.57</text:p>
          </table:table-cell>
          <table:table-cell office:value-type="float" office:value="2375.13" calcext:value-type="float">
            <text:p>2375.13</text:p>
          </table:table-cell>
        </table:table-row>
        <table:table-row table:style-name="ro1">
          <table:table-cell office:value-type="float" office:value="29295304" calcext:value-type="float">
            <text:p>29295304</text:p>
          </table:table-cell>
          <table:table-cell table:formula="of:=[.A1833]/1000/(60*60*24)" office:value-type="time" office:time-value="PT08H08M15.304S" calcext:value-type="time">
            <text:p>08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957.6" calcext:value-type="float">
            <text:p>1957.6</text:p>
          </table:table-cell>
          <table:table-cell office:value-type="float" office:value="2376.33" calcext:value-type="float">
            <text:p>2376.33</text:p>
          </table:table-cell>
        </table:table-row>
        <table:table-row table:style-name="ro1">
          <table:table-cell office:value-type="float" office:value="29311304" calcext:value-type="float">
            <text:p>29311304</text:p>
          </table:table-cell>
          <table:table-cell table:formula="of:=[.A1834]/1000/(60*60*24)" office:value-type="time" office:time-value="PT08H08M31.304S" calcext:value-type="time">
            <text:p>08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958.63" calcext:value-type="float">
            <text:p>1958.63</text:p>
          </table:table-cell>
          <table:table-cell office:value-type="float" office:value="2377.52" calcext:value-type="float">
            <text:p>2377.52</text:p>
          </table:table-cell>
        </table:table-row>
        <table:table-row table:style-name="ro1">
          <table:table-cell office:value-type="float" office:value="29327304" calcext:value-type="float">
            <text:p>29327304</text:p>
          </table:table-cell>
          <table:table-cell table:formula="of:=[.A1835]/1000/(60*60*24)" office:value-type="time" office:time-value="PT08H08M47.304S" calcext:value-type="time">
            <text:p>08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19" calcext:value-type="float">
            <text:p>270.19</text:p>
          </table:table-cell>
          <table:table-cell office:value-type="float" office:value="1959.66" calcext:value-type="float">
            <text:p>1959.66</text:p>
          </table:table-cell>
          <table:table-cell office:value-type="float" office:value="2378.72" calcext:value-type="float">
            <text:p>2378.72</text:p>
          </table:table-cell>
        </table:table-row>
        <table:table-row table:style-name="ro1">
          <table:table-cell office:value-type="float" office:value="29343304" calcext:value-type="float">
            <text:p>29343304</text:p>
          </table:table-cell>
          <table:table-cell table:formula="of:=[.A1836]/1000/(60*60*24)" office:value-type="time" office:time-value="PT08H09M03.304S" calcext:value-type="time">
            <text:p>08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960.68" calcext:value-type="float">
            <text:p>1960.68</text:p>
          </table:table-cell>
          <table:table-cell office:value-type="float" office:value="2379.92" calcext:value-type="float">
            <text:p>2379.92</text:p>
          </table:table-cell>
        </table:table-row>
        <table:table-row table:style-name="ro1">
          <table:table-cell office:value-type="float" office:value="29359304" calcext:value-type="float">
            <text:p>29359304</text:p>
          </table:table-cell>
          <table:table-cell table:formula="of:=[.A1837]/1000/(60*60*24)" office:value-type="time" office:time-value="PT08H09M19.304S" calcext:value-type="time">
            <text:p>08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961.71" calcext:value-type="float">
            <text:p>1961.71</text:p>
          </table:table-cell>
          <table:table-cell office:value-type="float" office:value="2381.12" calcext:value-type="float">
            <text:p>2381.12</text:p>
          </table:table-cell>
        </table:table-row>
        <table:table-row table:style-name="ro1">
          <table:table-cell office:value-type="float" office:value="29375304" calcext:value-type="float">
            <text:p>29375304</text:p>
          </table:table-cell>
          <table:table-cell table:formula="of:=[.A1838]/1000/(60*60*24)" office:value-type="time" office:time-value="PT08H09M35.304S" calcext:value-type="time">
            <text:p>08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962.74" calcext:value-type="float">
            <text:p>1962.74</text:p>
          </table:table-cell>
          <table:table-cell office:value-type="float" office:value="2382.32" calcext:value-type="float">
            <text:p>2382.32</text:p>
          </table:table-cell>
        </table:table-row>
        <table:table-row table:style-name="ro1">
          <table:table-cell office:value-type="float" office:value="29391304" calcext:value-type="float">
            <text:p>29391304</text:p>
          </table:table-cell>
          <table:table-cell table:formula="of:=[.A1839]/1000/(60*60*24)" office:value-type="time" office:time-value="PT08H09M51.304S" calcext:value-type="time">
            <text:p>08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963.77" calcext:value-type="float">
            <text:p>1963.77</text:p>
          </table:table-cell>
          <table:table-cell office:value-type="float" office:value="2383.52" calcext:value-type="float">
            <text:p>2383.52</text:p>
          </table:table-cell>
        </table:table-row>
        <table:table-row table:style-name="ro1">
          <table:table-cell office:value-type="float" office:value="29407304" calcext:value-type="float">
            <text:p>29407304</text:p>
          </table:table-cell>
          <table:table-cell table:formula="of:=[.A1840]/1000/(60*60*24)" office:value-type="time" office:time-value="PT08H10M07.304S" calcext:value-type="time">
            <text:p>08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964.8" calcext:value-type="float">
            <text:p>1964.8</text:p>
          </table:table-cell>
          <table:table-cell office:value-type="float" office:value="2384.71" calcext:value-type="float">
            <text:p>2384.71</text:p>
          </table:table-cell>
        </table:table-row>
        <table:table-row table:style-name="ro1">
          <table:table-cell office:value-type="float" office:value="29423304" calcext:value-type="float">
            <text:p>29423304</text:p>
          </table:table-cell>
          <table:table-cell table:formula="of:=[.A1841]/1000/(60*60*24)" office:value-type="time" office:time-value="PT08H10M23.304S" calcext:value-type="time">
            <text:p>08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5" calcext:value-type="float">
            <text:p>269.95</text:p>
          </table:table-cell>
          <table:table-cell office:value-type="float" office:value="1965.83" calcext:value-type="float">
            <text:p>1965.83</text:p>
          </table:table-cell>
          <table:table-cell office:value-type="float" office:value="2385.91" calcext:value-type="float">
            <text:p>2385.91</text:p>
          </table:table-cell>
        </table:table-row>
        <table:table-row table:style-name="ro1">
          <table:table-cell office:value-type="float" office:value="29439304" calcext:value-type="float">
            <text:p>29439304</text:p>
          </table:table-cell>
          <table:table-cell table:formula="of:=[.A1842]/1000/(60*60*24)" office:value-type="time" office:time-value="PT08H10M39.304S" calcext:value-type="time">
            <text:p>08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966.85" calcext:value-type="float">
            <text:p>1966.85</text:p>
          </table:table-cell>
          <table:table-cell office:value-type="float" office:value="2387.11" calcext:value-type="float">
            <text:p>2387.11</text:p>
          </table:table-cell>
        </table:table-row>
        <table:table-row table:style-name="ro1">
          <table:table-cell office:value-type="float" office:value="29455304" calcext:value-type="float">
            <text:p>29455304</text:p>
          </table:table-cell>
          <table:table-cell table:formula="of:=[.A1843]/1000/(60*60*24)" office:value-type="time" office:time-value="PT08H10M55.304S" calcext:value-type="time">
            <text:p>08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967.88" calcext:value-type="float">
            <text:p>1967.88</text:p>
          </table:table-cell>
          <table:table-cell office:value-type="float" office:value="2388.31" calcext:value-type="float">
            <text:p>2388.31</text:p>
          </table:table-cell>
        </table:table-row>
        <table:table-row table:style-name="ro1">
          <table:table-cell office:value-type="float" office:value="29471304" calcext:value-type="float">
            <text:p>29471304</text:p>
          </table:table-cell>
          <table:table-cell table:formula="of:=[.A1844]/1000/(60*60*24)" office:value-type="time" office:time-value="PT08H11M11.304S" calcext:value-type="time">
            <text:p>08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968.91" calcext:value-type="float">
            <text:p>1968.91</text:p>
          </table:table-cell>
          <table:table-cell office:value-type="float" office:value="2389.5" calcext:value-type="float">
            <text:p>2389.5</text:p>
          </table:table-cell>
        </table:table-row>
        <table:table-row table:style-name="ro1">
          <table:table-cell office:value-type="float" office:value="29487304" calcext:value-type="float">
            <text:p>29487304</text:p>
          </table:table-cell>
          <table:table-cell table:formula="of:=[.A1845]/1000/(60*60*24)" office:value-type="time" office:time-value="PT08H11M27.304S" calcext:value-type="time">
            <text:p>08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969.94" calcext:value-type="float">
            <text:p>1969.94</text:p>
          </table:table-cell>
          <table:table-cell office:value-type="float" office:value="2390.7" calcext:value-type="float">
            <text:p>2390.7</text:p>
          </table:table-cell>
        </table:table-row>
        <table:table-row table:style-name="ro1">
          <table:table-cell office:value-type="float" office:value="29503304" calcext:value-type="float">
            <text:p>29503304</text:p>
          </table:table-cell>
          <table:table-cell table:formula="of:=[.A1846]/1000/(60*60*24)" office:value-type="time" office:time-value="PT08H11M43.304S" calcext:value-type="time">
            <text:p>08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2391.9" calcext:value-type="float">
            <text:p>2391.9</text:p>
          </table:table-cell>
        </table:table-row>
        <table:table-row table:style-name="ro1">
          <table:table-cell office:value-type="float" office:value="29519304" calcext:value-type="float">
            <text:p>29519304</text:p>
          </table:table-cell>
          <table:table-cell table:formula="of:=[.A1847]/1000/(60*60*24)" office:value-type="time" office:time-value="PT08H11M59.304S" calcext:value-type="time">
            <text:p>08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971.99" calcext:value-type="float">
            <text:p>1971.99</text:p>
          </table:table-cell>
          <table:table-cell office:value-type="float" office:value="2393.09" calcext:value-type="float">
            <text:p>2393.09</text:p>
          </table:table-cell>
        </table:table-row>
        <table:table-row table:style-name="ro1">
          <table:table-cell office:value-type="float" office:value="29535304" calcext:value-type="float">
            <text:p>29535304</text:p>
          </table:table-cell>
          <table:table-cell table:formula="of:=[.A1848]/1000/(60*60*24)" office:value-type="time" office:time-value="PT08H12M15.304S" calcext:value-type="time">
            <text:p>08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8" calcext:value-type="float">
            <text:p>268.8</text:p>
          </table:table-cell>
          <table:table-cell office:value-type="float" office:value="1973.02" calcext:value-type="float">
            <text:p>1973.02</text:p>
          </table:table-cell>
          <table:table-cell office:value-type="float" office:value="2394.29" calcext:value-type="float">
            <text:p>2394.29</text:p>
          </table:table-cell>
        </table:table-row>
        <table:table-row table:style-name="ro1">
          <table:table-cell office:value-type="float" office:value="29551304" calcext:value-type="float">
            <text:p>29551304</text:p>
          </table:table-cell>
          <table:table-cell table:formula="of:=[.A1849]/1000/(60*60*24)" office:value-type="time" office:time-value="PT08H12M31.304S" calcext:value-type="time">
            <text:p>08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8" calcext:value-type="float">
            <text:p>268.8</text:p>
          </table:table-cell>
          <table:table-cell office:value-type="float" office:value="1974.05" calcext:value-type="float">
            <text:p>1974.05</text:p>
          </table:table-cell>
          <table:table-cell office:value-type="float" office:value="2395.48" calcext:value-type="float">
            <text:p>2395.48</text:p>
          </table:table-cell>
        </table:table-row>
        <table:table-row table:style-name="ro1">
          <table:table-cell office:value-type="float" office:value="29567304" calcext:value-type="float">
            <text:p>29567304</text:p>
          </table:table-cell>
          <table:table-cell table:formula="of:=[.A1850]/1000/(60*60*24)" office:value-type="time" office:time-value="PT08H12M47.304S" calcext:value-type="time">
            <text:p>08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975.07" calcext:value-type="float">
            <text:p>1975.07</text:p>
          </table:table-cell>
          <table:table-cell office:value-type="float" office:value="2396.68" calcext:value-type="float">
            <text:p>2396.68</text:p>
          </table:table-cell>
        </table:table-row>
        <table:table-row table:style-name="ro1">
          <table:table-cell office:value-type="float" office:value="29583304" calcext:value-type="float">
            <text:p>29583304</text:p>
          </table:table-cell>
          <table:table-cell table:formula="of:=[.A1851]/1000/(60*60*24)" office:value-type="time" office:time-value="PT08H13M03.304S" calcext:value-type="time">
            <text:p>08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976.1" calcext:value-type="float">
            <text:p>1976.1</text:p>
          </table:table-cell>
          <table:table-cell office:value-type="float" office:value="2397.88" calcext:value-type="float">
            <text:p>2397.88</text:p>
          </table:table-cell>
        </table:table-row>
        <table:table-row table:style-name="ro1">
          <table:table-cell office:value-type="float" office:value="29599304" calcext:value-type="float">
            <text:p>29599304</text:p>
          </table:table-cell>
          <table:table-cell table:formula="of:=[.A1852]/1000/(60*60*24)" office:value-type="time" office:time-value="PT08H13M19.304S" calcext:value-type="time">
            <text:p>08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977.13" calcext:value-type="float">
            <text:p>1977.13</text:p>
          </table:table-cell>
          <table:table-cell office:value-type="float" office:value="2399.07" calcext:value-type="float">
            <text:p>2399.07</text:p>
          </table:table-cell>
        </table:table-row>
        <table:table-row table:style-name="ro1">
          <table:table-cell office:value-type="float" office:value="29615304" calcext:value-type="float">
            <text:p>29615304</text:p>
          </table:table-cell>
          <table:table-cell table:formula="of:=[.A1853]/1000/(60*60*24)" office:value-type="time" office:time-value="PT08H13M35.304S" calcext:value-type="time">
            <text:p>08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978.15" calcext:value-type="float">
            <text:p>1978.15</text:p>
          </table:table-cell>
          <table:table-cell office:value-type="float" office:value="2400.27" calcext:value-type="float">
            <text:p>2400.27</text:p>
          </table:table-cell>
        </table:table-row>
        <table:table-row table:style-name="ro1">
          <table:table-cell office:value-type="float" office:value="29631304" calcext:value-type="float">
            <text:p>29631304</text:p>
          </table:table-cell>
          <table:table-cell table:formula="of:=[.A1854]/1000/(60*60*24)" office:value-type="time" office:time-value="PT08H13M51.304S" calcext:value-type="time">
            <text:p>08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979.18" calcext:value-type="float">
            <text:p>1979.18</text:p>
          </table:table-cell>
          <table:table-cell office:value-type="float" office:value="2401.46" calcext:value-type="float">
            <text:p>2401.46</text:p>
          </table:table-cell>
        </table:table-row>
        <table:table-row table:style-name="ro1">
          <table:table-cell office:value-type="float" office:value="29647304" calcext:value-type="float">
            <text:p>29647304</text:p>
          </table:table-cell>
          <table:table-cell table:formula="of:=[.A1855]/1000/(60*60*24)" office:value-type="time" office:time-value="PT08H14M07.304S" calcext:value-type="time">
            <text:p>08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980.21" calcext:value-type="float">
            <text:p>1980.21</text:p>
          </table:table-cell>
          <table:table-cell office:value-type="float" office:value="2402.66" calcext:value-type="float">
            <text:p>2402.66</text:p>
          </table:table-cell>
        </table:table-row>
        <table:table-row table:style-name="ro1">
          <table:table-cell office:value-type="float" office:value="29663304" calcext:value-type="float">
            <text:p>29663304</text:p>
          </table:table-cell>
          <table:table-cell table:formula="of:=[.A1856]/1000/(60*60*24)" office:value-type="time" office:time-value="PT08H14M23.304S" calcext:value-type="time">
            <text:p>08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981.23" calcext:value-type="float">
            <text:p>1981.23</text:p>
          </table:table-cell>
          <table:table-cell office:value-type="float" office:value="2403.85" calcext:value-type="float">
            <text:p>2403.85</text:p>
          </table:table-cell>
        </table:table-row>
        <table:table-row table:style-name="ro1">
          <table:table-cell office:value-type="float" office:value="29679304" calcext:value-type="float">
            <text:p>29679304</text:p>
          </table:table-cell>
          <table:table-cell table:formula="of:=[.A1857]/1000/(60*60*24)" office:value-type="time" office:time-value="PT08H14M39.304S" calcext:value-type="time">
            <text:p>08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982.26" calcext:value-type="float">
            <text:p>1982.26</text:p>
          </table:table-cell>
          <table:table-cell office:value-type="float" office:value="2405.05" calcext:value-type="float">
            <text:p>2405.05</text:p>
          </table:table-cell>
        </table:table-row>
        <table:table-row table:style-name="ro1">
          <table:table-cell office:value-type="float" office:value="29695304" calcext:value-type="float">
            <text:p>29695304</text:p>
          </table:table-cell>
          <table:table-cell table:formula="of:=[.A1858]/1000/(60*60*24)" office:value-type="time" office:time-value="PT08H14M55.304S" calcext:value-type="time">
            <text:p>08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7" calcext:value-type="float">
            <text:p>268.67</text:p>
          </table:table-cell>
          <table:table-cell office:value-type="float" office:value="1983.29" calcext:value-type="float">
            <text:p>1983.29</text:p>
          </table:table-cell>
          <table:table-cell office:value-type="float" office:value="2406.24" calcext:value-type="float">
            <text:p>2406.24</text:p>
          </table:table-cell>
        </table:table-row>
        <table:table-row table:style-name="ro1">
          <table:table-cell office:value-type="float" office:value="29711304" calcext:value-type="float">
            <text:p>29711304</text:p>
          </table:table-cell>
          <table:table-cell table:formula="of:=[.A1859]/1000/(60*60*24)" office:value-type="time" office:time-value="PT08H15M11.304S" calcext:value-type="time">
            <text:p>08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984.31" calcext:value-type="float">
            <text:p>1984.31</text:p>
          </table:table-cell>
          <table:table-cell office:value-type="float" office:value="2407.44" calcext:value-type="float">
            <text:p>2407.44</text:p>
          </table:table-cell>
        </table:table-row>
        <table:table-row table:style-name="ro1">
          <table:table-cell office:value-type="float" office:value="29727304" calcext:value-type="float">
            <text:p>29727304</text:p>
          </table:table-cell>
          <table:table-cell table:formula="of:=[.A1860]/1000/(60*60*24)" office:value-type="time" office:time-value="PT08H15M27.304S" calcext:value-type="time">
            <text:p>08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985.34" calcext:value-type="float">
            <text:p>1985.34</text:p>
          </table:table-cell>
          <table:table-cell office:value-type="float" office:value="2408.63" calcext:value-type="float">
            <text:p>2408.63</text:p>
          </table:table-cell>
        </table:table-row>
        <table:table-row table:style-name="ro1">
          <table:table-cell office:value-type="float" office:value="29743304" calcext:value-type="float">
            <text:p>29743304</text:p>
          </table:table-cell>
          <table:table-cell table:formula="of:=[.A1861]/1000/(60*60*24)" office:value-type="time" office:time-value="PT08H15M43.304S" calcext:value-type="time">
            <text:p>08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986.37" calcext:value-type="float">
            <text:p>1986.37</text:p>
          </table:table-cell>
          <table:table-cell office:value-type="float" office:value="2409.82" calcext:value-type="float">
            <text:p>2409.82</text:p>
          </table:table-cell>
        </table:table-row>
        <table:table-row table:style-name="ro1">
          <table:table-cell office:value-type="float" office:value="29759304" calcext:value-type="float">
            <text:p>29759304</text:p>
          </table:table-cell>
          <table:table-cell table:formula="of:=[.A1862]/1000/(60*60*24)" office:value-type="time" office:time-value="PT08H15M59.304S" calcext:value-type="time">
            <text:p>08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987.39" calcext:value-type="float">
            <text:p>1987.39</text:p>
          </table:table-cell>
          <table:table-cell office:value-type="float" office:value="2411.02" calcext:value-type="float">
            <text:p>2411.02</text:p>
          </table:table-cell>
        </table:table-row>
        <table:table-row table:style-name="ro1">
          <table:table-cell office:value-type="float" office:value="29775304" calcext:value-type="float">
            <text:p>29775304</text:p>
          </table:table-cell>
          <table:table-cell table:formula="of:=[.A1863]/1000/(60*60*24)" office:value-type="time" office:time-value="PT08H16M15.304S" calcext:value-type="time">
            <text:p>08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988.42" calcext:value-type="float">
            <text:p>1988.42</text:p>
          </table:table-cell>
          <table:table-cell office:value-type="float" office:value="2412.21" calcext:value-type="float">
            <text:p>2412.21</text:p>
          </table:table-cell>
        </table:table-row>
        <table:table-row table:style-name="ro1">
          <table:table-cell office:value-type="float" office:value="29791304" calcext:value-type="float">
            <text:p>29791304</text:p>
          </table:table-cell>
          <table:table-cell table:formula="of:=[.A1864]/1000/(60*60*24)" office:value-type="time" office:time-value="PT08H16M31.304S" calcext:value-type="time">
            <text:p>08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989.44" calcext:value-type="float">
            <text:p>1989.44</text:p>
          </table:table-cell>
          <table:table-cell office:value-type="float" office:value="2413.4" calcext:value-type="float">
            <text:p>2413.4</text:p>
          </table:table-cell>
        </table:table-row>
        <table:table-row table:style-name="ro1">
          <table:table-cell office:value-type="float" office:value="29807304" calcext:value-type="float">
            <text:p>29807304</text:p>
          </table:table-cell>
          <table:table-cell table:formula="of:=[.A1865]/1000/(60*60*24)" office:value-type="time" office:time-value="PT08H16M47.304S" calcext:value-type="time">
            <text:p>08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990.47" calcext:value-type="float">
            <text:p>1990.47</text:p>
          </table:table-cell>
          <table:table-cell office:value-type="float" office:value="2414.59" calcext:value-type="float">
            <text:p>2414.59</text:p>
          </table:table-cell>
        </table:table-row>
        <table:table-row table:style-name="ro1">
          <table:table-cell office:value-type="float" office:value="29823304" calcext:value-type="float">
            <text:p>29823304</text:p>
          </table:table-cell>
          <table:table-cell table:formula="of:=[.A1866]/1000/(60*60*24)" office:value-type="time" office:time-value="PT08H17M03.304S" calcext:value-type="time">
            <text:p>08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991.49" calcext:value-type="float">
            <text:p>1991.49</text:p>
          </table:table-cell>
          <table:table-cell office:value-type="float" office:value="2415.78" calcext:value-type="float">
            <text:p>2415.78</text:p>
          </table:table-cell>
        </table:table-row>
        <table:table-row table:style-name="ro1">
          <table:table-cell office:value-type="float" office:value="29839304" calcext:value-type="float">
            <text:p>29839304</text:p>
          </table:table-cell>
          <table:table-cell table:formula="of:=[.A1867]/1000/(60*60*24)" office:value-type="time" office:time-value="PT08H17M19.304S" calcext:value-type="time">
            <text:p>08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992.52" calcext:value-type="float">
            <text:p>1992.52</text:p>
          </table:table-cell>
          <table:table-cell office:value-type="float" office:value="2416.97" calcext:value-type="float">
            <text:p>2416.97</text:p>
          </table:table-cell>
        </table:table-row>
        <table:table-row table:style-name="ro1">
          <table:table-cell office:value-type="float" office:value="29855304" calcext:value-type="float">
            <text:p>29855304</text:p>
          </table:table-cell>
          <table:table-cell table:formula="of:=[.A1868]/1000/(60*60*24)" office:value-type="time" office:time-value="PT08H17M35.304S" calcext:value-type="time">
            <text:p>08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993.54" calcext:value-type="float">
            <text:p>1993.54</text:p>
          </table:table-cell>
          <table:table-cell office:value-type="float" office:value="2418.17" calcext:value-type="float">
            <text:p>2418.17</text:p>
          </table:table-cell>
        </table:table-row>
        <table:table-row table:style-name="ro1">
          <table:table-cell office:value-type="float" office:value="29871304" calcext:value-type="float">
            <text:p>29871304</text:p>
          </table:table-cell>
          <table:table-cell table:formula="of:=[.A1869]/1000/(60*60*24)" office:value-type="time" office:time-value="PT08H17M51.304S" calcext:value-type="time">
            <text:p>08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994.57" calcext:value-type="float">
            <text:p>1994.57</text:p>
          </table:table-cell>
          <table:table-cell office:value-type="float" office:value="2419.36" calcext:value-type="float">
            <text:p>2419.36</text:p>
          </table:table-cell>
        </table:table-row>
        <table:table-row table:style-name="ro1">
          <table:table-cell office:value-type="float" office:value="29887304" calcext:value-type="float">
            <text:p>29887304</text:p>
          </table:table-cell>
          <table:table-cell table:formula="of:=[.A1870]/1000/(60*60*24)" office:value-type="time" office:time-value="PT08H18M07.304S" calcext:value-type="time">
            <text:p>08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995.59" calcext:value-type="float">
            <text:p>1995.59</text:p>
          </table:table-cell>
          <table:table-cell office:value-type="float" office:value="2420.55" calcext:value-type="float">
            <text:p>2420.55</text:p>
          </table:table-cell>
        </table:table-row>
        <table:table-row table:style-name="ro1">
          <table:table-cell office:value-type="float" office:value="29903304" calcext:value-type="float">
            <text:p>29903304</text:p>
          </table:table-cell>
          <table:table-cell table:formula="of:=[.A1871]/1000/(60*60*24)" office:value-type="time" office:time-value="PT08H18M23.304S" calcext:value-type="time">
            <text:p>08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996.62" calcext:value-type="float">
            <text:p>1996.62</text:p>
          </table:table-cell>
          <table:table-cell office:value-type="float" office:value="2421.74" calcext:value-type="float">
            <text:p>2421.74</text:p>
          </table:table-cell>
        </table:table-row>
        <table:table-row table:style-name="ro1">
          <table:table-cell office:value-type="float" office:value="29919304" calcext:value-type="float">
            <text:p>29919304</text:p>
          </table:table-cell>
          <table:table-cell table:formula="of:=[.A1872]/1000/(60*60*24)" office:value-type="time" office:time-value="PT08H18M39.304S" calcext:value-type="time">
            <text:p>08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997.64" calcext:value-type="float">
            <text:p>1997.64</text:p>
          </table:table-cell>
          <table:table-cell office:value-type="float" office:value="2422.93" calcext:value-type="float">
            <text:p>2422.93</text:p>
          </table:table-cell>
        </table:table-row>
        <table:table-row table:style-name="ro1">
          <table:table-cell office:value-type="float" office:value="29935304" calcext:value-type="float">
            <text:p>29935304</text:p>
          </table:table-cell>
          <table:table-cell table:formula="of:=[.A1873]/1000/(60*60*24)" office:value-type="time" office:time-value="PT08H18M55.304S" calcext:value-type="time">
            <text:p>08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998.67" calcext:value-type="float">
            <text:p>1998.67</text:p>
          </table:table-cell>
          <table:table-cell office:value-type="float" office:value="2424.12" calcext:value-type="float">
            <text:p>2424.12</text:p>
          </table:table-cell>
        </table:table-row>
        <table:table-row table:style-name="ro1">
          <table:table-cell office:value-type="float" office:value="29951304" calcext:value-type="float">
            <text:p>29951304</text:p>
          </table:table-cell>
          <table:table-cell table:formula="of:=[.A1874]/1000/(60*60*24)" office:value-type="time" office:time-value="PT08H19M11.304S" calcext:value-type="time">
            <text:p>08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999.69" calcext:value-type="float">
            <text:p>1999.69</text:p>
          </table:table-cell>
          <table:table-cell office:value-type="float" office:value="2425.31" calcext:value-type="float">
            <text:p>2425.31</text:p>
          </table:table-cell>
        </table:table-row>
        <table:table-row table:style-name="ro1">
          <table:table-cell office:value-type="float" office:value="29967304" calcext:value-type="float">
            <text:p>29967304</text:p>
          </table:table-cell>
          <table:table-cell table:formula="of:=[.A1875]/1000/(60*60*24)" office:value-type="time" office:time-value="PT08H19M27.304S" calcext:value-type="time">
            <text:p>08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2000.72" calcext:value-type="float">
            <text:p>2000.72</text:p>
          </table:table-cell>
          <table:table-cell office:value-type="float" office:value="2426.49" calcext:value-type="float">
            <text:p>2426.49</text:p>
          </table:table-cell>
        </table:table-row>
        <table:table-row table:style-name="ro1">
          <table:table-cell office:value-type="float" office:value="29983304" calcext:value-type="float">
            <text:p>29983304</text:p>
          </table:table-cell>
          <table:table-cell table:formula="of:=[.A1876]/1000/(60*60*24)" office:value-type="time" office:time-value="PT08H19M43.304S" calcext:value-type="time">
            <text:p>08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2001.74" calcext:value-type="float">
            <text:p>2001.74</text:p>
          </table:table-cell>
          <table:table-cell office:value-type="float" office:value="2427.68" calcext:value-type="float">
            <text:p>2427.68</text:p>
          </table:table-cell>
        </table:table-row>
        <table:table-row table:style-name="ro1">
          <table:table-cell office:value-type="float" office:value="29999304" calcext:value-type="float">
            <text:p>29999304</text:p>
          </table:table-cell>
          <table:table-cell table:formula="of:=[.A1877]/1000/(60*60*24)" office:value-type="time" office:time-value="PT08H19M59.304S" calcext:value-type="time">
            <text:p>08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2002.77" calcext:value-type="float">
            <text:p>2002.77</text:p>
          </table:table-cell>
          <table:table-cell office:value-type="float" office:value="2428.87" calcext:value-type="float">
            <text:p>2428.87</text:p>
          </table:table-cell>
        </table:table-row>
        <table:table-row table:style-name="ro1">
          <table:table-cell office:value-type="float" office:value="30015304" calcext:value-type="float">
            <text:p>30015304</text:p>
          </table:table-cell>
          <table:table-cell table:formula="of:=[.A1878]/1000/(60*60*24)" office:value-type="time" office:time-value="PT08H20M15.304S" calcext:value-type="time">
            <text:p>08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2003.79" calcext:value-type="float">
            <text:p>2003.79</text:p>
          </table:table-cell>
          <table:table-cell office:value-type="float" office:value="2430.06" calcext:value-type="float">
            <text:p>2430.06</text:p>
          </table:table-cell>
        </table:table-row>
        <table:table-row table:style-name="ro1">
          <table:table-cell office:value-type="float" office:value="30031304" calcext:value-type="float">
            <text:p>30031304</text:p>
          </table:table-cell>
          <table:table-cell table:formula="of:=[.A1879]/1000/(60*60*24)" office:value-type="time" office:time-value="PT08H20M31.304S" calcext:value-type="time">
            <text:p>08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2004.82" calcext:value-type="float">
            <text:p>2004.82</text:p>
          </table:table-cell>
          <table:table-cell office:value-type="float" office:value="2431.25" calcext:value-type="float">
            <text:p>2431.25</text:p>
          </table:table-cell>
        </table:table-row>
        <table:table-row table:style-name="ro1">
          <table:table-cell office:value-type="float" office:value="30047304" calcext:value-type="float">
            <text:p>30047304</text:p>
          </table:table-cell>
          <table:table-cell table:formula="of:=[.A1880]/1000/(60*60*24)" office:value-type="time" office:time-value="PT08H20M47.304S" calcext:value-type="time">
            <text:p>08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2005.84" calcext:value-type="float">
            <text:p>2005.84</text:p>
          </table:table-cell>
          <table:table-cell office:value-type="float" office:value="2432.44" calcext:value-type="float">
            <text:p>2432.44</text:p>
          </table:table-cell>
        </table:table-row>
        <table:table-row table:style-name="ro1">
          <table:table-cell office:value-type="float" office:value="30063304" calcext:value-type="float">
            <text:p>30063304</text:p>
          </table:table-cell>
          <table:table-cell table:formula="of:=[.A1881]/1000/(60*60*24)" office:value-type="time" office:time-value="PT08H21M03.304S" calcext:value-type="time">
            <text:p>08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2006.87" calcext:value-type="float">
            <text:p>2006.87</text:p>
          </table:table-cell>
          <table:table-cell office:value-type="float" office:value="2433.62" calcext:value-type="float">
            <text:p>2433.62</text:p>
          </table:table-cell>
        </table:table-row>
        <table:table-row table:style-name="ro1">
          <table:table-cell office:value-type="float" office:value="30079304" calcext:value-type="float">
            <text:p>30079304</text:p>
          </table:table-cell>
          <table:table-cell table:formula="of:=[.A1882]/1000/(60*60*24)" office:value-type="time" office:time-value="PT08H21M19.304S" calcext:value-type="time">
            <text:p>08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3" calcext:value-type="float">
            <text:p>266.93</text:p>
          </table:table-cell>
          <table:table-cell office:value-type="float" office:value="2007.89" calcext:value-type="float">
            <text:p>2007.89</text:p>
          </table:table-cell>
          <table:table-cell office:value-type="float" office:value="2434.81" calcext:value-type="float">
            <text:p>2434.81</text:p>
          </table:table-cell>
        </table:table-row>
        <table:table-row table:style-name="ro1">
          <table:table-cell office:value-type="float" office:value="30095304" calcext:value-type="float">
            <text:p>30095304</text:p>
          </table:table-cell>
          <table:table-cell table:formula="of:=[.A1883]/1000/(60*60*24)" office:value-type="time" office:time-value="PT08H21M35.304S" calcext:value-type="time">
            <text:p>08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2008.91" calcext:value-type="float">
            <text:p>2008.91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30111304" calcext:value-type="float">
            <text:p>30111304</text:p>
          </table:table-cell>
          <table:table-cell table:formula="of:=[.A1884]/1000/(60*60*24)" office:value-type="time" office:time-value="PT08H21M51.304S" calcext:value-type="time">
            <text:p>08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009.94" calcext:value-type="float">
            <text:p>2009.94</text:p>
          </table:table-cell>
          <table:table-cell office:value-type="float" office:value="2437.19" calcext:value-type="float">
            <text:p>2437.19</text:p>
          </table:table-cell>
        </table:table-row>
        <table:table-row table:style-name="ro1">
          <table:table-cell office:value-type="float" office:value="30127304" calcext:value-type="float">
            <text:p>30127304</text:p>
          </table:table-cell>
          <table:table-cell table:formula="of:=[.A1885]/1000/(60*60*24)" office:value-type="time" office:time-value="PT08H22M07.304S" calcext:value-type="time">
            <text:p>08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010.96" calcext:value-type="float">
            <text:p>2010.96</text:p>
          </table:table-cell>
          <table:table-cell office:value-type="float" office:value="2438.37" calcext:value-type="float">
            <text:p>2438.37</text:p>
          </table:table-cell>
        </table:table-row>
        <table:table-row table:style-name="ro1">
          <table:table-cell office:value-type="float" office:value="30143304" calcext:value-type="float">
            <text:p>30143304</text:p>
          </table:table-cell>
          <table:table-cell table:formula="of:=[.A1886]/1000/(60*60*24)" office:value-type="time" office:time-value="PT08H22M23.304S" calcext:value-type="time">
            <text:p>08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011.99" calcext:value-type="float">
            <text:p>2011.99</text:p>
          </table:table-cell>
          <table:table-cell office:value-type="float" office:value="2439.56" calcext:value-type="float">
            <text:p>2439.56</text:p>
          </table:table-cell>
        </table:table-row>
        <table:table-row table:style-name="ro1">
          <table:table-cell office:value-type="float" office:value="30159304" calcext:value-type="float">
            <text:p>30159304</text:p>
          </table:table-cell>
          <table:table-cell table:formula="of:=[.A1887]/1000/(60*60*24)" office:value-type="time" office:time-value="PT08H22M39.304S" calcext:value-type="time">
            <text:p>08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013.01" calcext:value-type="float">
            <text:p>2013.01</text:p>
          </table:table-cell>
          <table:table-cell office:value-type="float" office:value="2440.75" calcext:value-type="float">
            <text:p>2440.75</text:p>
          </table:table-cell>
        </table:table-row>
        <table:table-row table:style-name="ro1">
          <table:table-cell office:value-type="float" office:value="30175304" calcext:value-type="float">
            <text:p>30175304</text:p>
          </table:table-cell>
          <table:table-cell table:formula="of:=[.A1888]/1000/(60*60*24)" office:value-type="time" office:time-value="PT08H22M55.304S" calcext:value-type="time">
            <text:p>08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2014.03" calcext:value-type="float">
            <text:p>2014.03</text:p>
          </table:table-cell>
          <table:table-cell office:value-type="float" office:value="2441.93" calcext:value-type="float">
            <text:p>2441.93</text:p>
          </table:table-cell>
        </table:table-row>
        <table:table-row table:style-name="ro1">
          <table:table-cell office:value-type="float" office:value="30191304" calcext:value-type="float">
            <text:p>30191304</text:p>
          </table:table-cell>
          <table:table-cell table:formula="of:=[.A1889]/1000/(60*60*24)" office:value-type="time" office:time-value="PT08H23M11.304S" calcext:value-type="time">
            <text:p>08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" calcext:value-type="float">
            <text:p>266.8</text:p>
          </table:table-cell>
          <table:table-cell office:value-type="float" office:value="2015.06" calcext:value-type="float">
            <text:p>2015.06</text:p>
          </table:table-cell>
          <table:table-cell office:value-type="float" office:value="2443.12" calcext:value-type="float">
            <text:p>2443.12</text:p>
          </table:table-cell>
        </table:table-row>
        <table:table-row table:style-name="ro1">
          <table:table-cell office:value-type="float" office:value="30207304" calcext:value-type="float">
            <text:p>30207304</text:p>
          </table:table-cell>
          <table:table-cell table:formula="of:=[.A1890]/1000/(60*60*24)" office:value-type="time" office:time-value="PT08H23M27.304S" calcext:value-type="time">
            <text:p>08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2016.08" calcext:value-type="float">
            <text:p>2016.08</text:p>
          </table:table-cell>
          <table:table-cell office:value-type="float" office:value="2444.31" calcext:value-type="float">
            <text:p>2444.31</text:p>
          </table:table-cell>
        </table:table-row>
        <table:table-row table:style-name="ro1">
          <table:table-cell office:value-type="float" office:value="30223304" calcext:value-type="float">
            <text:p>30223304</text:p>
          </table:table-cell>
          <table:table-cell table:formula="of:=[.A1891]/1000/(60*60*24)" office:value-type="time" office:time-value="PT08H23M43.304S" calcext:value-type="time">
            <text:p>08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" calcext:value-type="float">
            <text:p>266.8</text:p>
          </table:table-cell>
          <table:table-cell office:value-type="float" office:value="2017.1" calcext:value-type="float">
            <text:p>2017.1</text:p>
          </table:table-cell>
          <table:table-cell office:value-type="float" office:value="2445.49" calcext:value-type="float">
            <text:p>2445.49</text:p>
          </table:table-cell>
        </table:table-row>
        <table:table-row table:style-name="ro1">
          <table:table-cell office:value-type="float" office:value="30239304" calcext:value-type="float">
            <text:p>30239304</text:p>
          </table:table-cell>
          <table:table-cell table:formula="of:=[.A1892]/1000/(60*60*24)" office:value-type="time" office:time-value="PT08H23M59.304S" calcext:value-type="time">
            <text:p>08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018.12" calcext:value-type="float">
            <text:p>2018.12</text:p>
          </table:table-cell>
          <table:table-cell office:value-type="float" office:value="2446.68" calcext:value-type="float">
            <text:p>2446.68</text:p>
          </table:table-cell>
        </table:table-row>
        <table:table-row table:style-name="ro1">
          <table:table-cell office:value-type="float" office:value="30255304" calcext:value-type="float">
            <text:p>30255304</text:p>
          </table:table-cell>
          <table:table-cell table:formula="of:=[.A1893]/1000/(60*60*24)" office:value-type="time" office:time-value="PT08H24M15.304S" calcext:value-type="time">
            <text:p>08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019.15" calcext:value-type="float">
            <text:p>2019.15</text:p>
          </table:table-cell>
          <table:table-cell office:value-type="float" office:value="2447.86" calcext:value-type="float">
            <text:p>2447.86</text:p>
          </table:table-cell>
        </table:table-row>
        <table:table-row table:style-name="ro1">
          <table:table-cell office:value-type="float" office:value="30271304" calcext:value-type="float">
            <text:p>30271304</text:p>
          </table:table-cell>
          <table:table-cell table:formula="of:=[.A1894]/1000/(60*60*24)" office:value-type="time" office:time-value="PT08H24M31.304S" calcext:value-type="time">
            <text:p>08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020.17" calcext:value-type="float">
            <text:p>2020.17</text:p>
          </table:table-cell>
          <table:table-cell office:value-type="float" office:value="2449.05" calcext:value-type="float">
            <text:p>2449.05</text:p>
          </table:table-cell>
        </table:table-row>
        <table:table-row table:style-name="ro1">
          <table:table-cell office:value-type="float" office:value="30287304" calcext:value-type="float">
            <text:p>30287304</text:p>
          </table:table-cell>
          <table:table-cell table:formula="of:=[.A1895]/1000/(60*60*24)" office:value-type="time" office:time-value="PT08H24M47.304S" calcext:value-type="time">
            <text:p>08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021.19" calcext:value-type="float">
            <text:p>2021.19</text:p>
          </table:table-cell>
          <table:table-cell office:value-type="float" office:value="2450.23" calcext:value-type="float">
            <text:p>2450.23</text:p>
          </table:table-cell>
        </table:table-row>
        <table:table-row table:style-name="ro1">
          <table:table-cell office:value-type="float" office:value="30303304" calcext:value-type="float">
            <text:p>30303304</text:p>
          </table:table-cell>
          <table:table-cell table:formula="of:=[.A1896]/1000/(60*60*24)" office:value-type="time" office:time-value="PT08H25M03.304S" calcext:value-type="time">
            <text:p>08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022.22" calcext:value-type="float">
            <text:p>2022.22</text:p>
          </table:table-cell>
          <table:table-cell office:value-type="float" office:value="2451.41" calcext:value-type="float">
            <text:p>2451.41</text:p>
          </table:table-cell>
        </table:table-row>
        <table:table-row table:style-name="ro1">
          <table:table-cell office:value-type="float" office:value="30319304" calcext:value-type="float">
            <text:p>30319304</text:p>
          </table:table-cell>
          <table:table-cell table:formula="of:=[.A1897]/1000/(60*60*24)" office:value-type="time" office:time-value="PT08H25M19.304S" calcext:value-type="time">
            <text:p>08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023.24" calcext:value-type="float">
            <text:p>2023.24</text:p>
          </table:table-cell>
          <table:table-cell office:value-type="float" office:value="2452.6" calcext:value-type="float">
            <text:p>2452.6</text:p>
          </table:table-cell>
        </table:table-row>
        <table:table-row table:style-name="ro1">
          <table:table-cell office:value-type="float" office:value="30335304" calcext:value-type="float">
            <text:p>30335304</text:p>
          </table:table-cell>
          <table:table-cell table:formula="of:=[.A1898]/1000/(60*60*24)" office:value-type="time" office:time-value="PT08H25M35.304S" calcext:value-type="time">
            <text:p>08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024.26" calcext:value-type="float">
            <text:p>2024.26</text:p>
          </table:table-cell>
          <table:table-cell office:value-type="float" office:value="2453.78" calcext:value-type="float">
            <text:p>2453.78</text:p>
          </table:table-cell>
        </table:table-row>
        <table:table-row table:style-name="ro1">
          <table:table-cell office:value-type="float" office:value="30351304" calcext:value-type="float">
            <text:p>30351304</text:p>
          </table:table-cell>
          <table:table-cell table:formula="of:=[.A1899]/1000/(60*60*24)" office:value-type="time" office:time-value="PT08H25M51.304S" calcext:value-type="time">
            <text:p>08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025.28" calcext:value-type="float">
            <text:p>2025.28</text:p>
          </table:table-cell>
          <table:table-cell office:value-type="float" office:value="2454.97" calcext:value-type="float">
            <text:p>2454.97</text:p>
          </table:table-cell>
        </table:table-row>
        <table:table-row table:style-name="ro1">
          <table:table-cell office:value-type="float" office:value="30367304" calcext:value-type="float">
            <text:p>30367304</text:p>
          </table:table-cell>
          <table:table-cell table:formula="of:=[.A1900]/1000/(60*60*24)" office:value-type="time" office:time-value="PT08H26M07.304S" calcext:value-type="time">
            <text:p>08:26:07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026.3" calcext:value-type="float">
            <text:p>2026.3</text:p>
          </table:table-cell>
          <table:table-cell office:value-type="float" office:value="2456.15" calcext:value-type="float">
            <text:p>2456.15</text:p>
          </table:table-cell>
        </table:table-row>
        <table:table-row table:style-name="ro1">
          <table:table-cell office:value-type="float" office:value="30383304" calcext:value-type="float">
            <text:p>30383304</text:p>
          </table:table-cell>
          <table:table-cell table:formula="of:=[.A1901]/1000/(60*60*24)" office:value-type="time" office:time-value="PT08H26M23.304S" calcext:value-type="time">
            <text:p>08:26:23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027.32" calcext:value-type="float">
            <text:p>2027.32</text:p>
          </table:table-cell>
          <table:table-cell office:value-type="float" office:value="2457.33" calcext:value-type="float">
            <text:p>2457.33</text:p>
          </table:table-cell>
        </table:table-row>
        <table:table-row table:style-name="ro1">
          <table:table-cell office:value-type="float" office:value="30399304" calcext:value-type="float">
            <text:p>30399304</text:p>
          </table:table-cell>
          <table:table-cell table:formula="of:=[.A1902]/1000/(60*60*24)" office:value-type="time" office:time-value="PT08H26M39.304S" calcext:value-type="time">
            <text:p>08:26:39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028.35" calcext:value-type="float">
            <text:p>2028.35</text:p>
          </table:table-cell>
          <table:table-cell office:value-type="float" office:value="2458.52" calcext:value-type="float">
            <text:p>2458.52</text:p>
          </table:table-cell>
        </table:table-row>
        <table:table-row table:style-name="ro1">
          <table:table-cell office:value-type="float" office:value="30415304" calcext:value-type="float">
            <text:p>30415304</text:p>
          </table:table-cell>
          <table:table-cell table:formula="of:=[.A1903]/1000/(60*60*24)" office:value-type="time" office:time-value="PT08H26M55.304S" calcext:value-type="time">
            <text:p>08:26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2029.37" calcext:value-type="float">
            <text:p>2029.37</text:p>
          </table:table-cell>
          <table:table-cell office:value-type="float" office:value="2459.7" calcext:value-type="float">
            <text:p>2459.7</text:p>
          </table:table-cell>
        </table:table-row>
        <table:table-row table:style-name="ro1">
          <table:table-cell office:value-type="float" office:value="30431304" calcext:value-type="float">
            <text:p>30431304</text:p>
          </table:table-cell>
          <table:table-cell table:formula="of:=[.A1904]/1000/(60*60*24)" office:value-type="time" office:time-value="PT08H27M11.304S" calcext:value-type="time">
            <text:p>08:27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2030.39" calcext:value-type="float">
            <text:p>2030.39</text:p>
          </table:table-cell>
          <table:table-cell office:value-type="float" office:value="2460.88" calcext:value-type="float">
            <text:p>2460.88</text:p>
          </table:table-cell>
        </table:table-row>
        <table:table-row table:style-name="ro1">
          <table:table-cell office:value-type="float" office:value="30447304" calcext:value-type="float">
            <text:p>30447304</text:p>
          </table:table-cell>
          <table:table-cell table:formula="of:=[.A1905]/1000/(60*60*24)" office:value-type="time" office:time-value="PT08H27M27.304S" calcext:value-type="time">
            <text:p>08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031.41" calcext:value-type="float">
            <text:p>2031.41</text:p>
          </table:table-cell>
          <table:table-cell office:value-type="float" office:value="2462.06" calcext:value-type="float">
            <text:p>2462.06</text:p>
          </table:table-cell>
        </table:table-row>
        <table:table-row table:style-name="ro1">
          <table:table-cell office:value-type="float" office:value="30463304" calcext:value-type="float">
            <text:p>30463304</text:p>
          </table:table-cell>
          <table:table-cell table:formula="of:=[.A1906]/1000/(60*60*24)" office:value-type="time" office:time-value="PT08H27M43.304S" calcext:value-type="time">
            <text:p>08:27:43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2032.43" calcext:value-type="float">
            <text:p>2032.43</text:p>
          </table:table-cell>
          <table:table-cell office:value-type="float" office:value="2463.25" calcext:value-type="float">
            <text:p>2463.25</text:p>
          </table:table-cell>
        </table:table-row>
        <table:table-row table:style-name="ro1">
          <table:table-cell office:value-type="float" office:value="30479304" calcext:value-type="float">
            <text:p>30479304</text:p>
          </table:table-cell>
          <table:table-cell table:formula="of:=[.A1907]/1000/(60*60*24)" office:value-type="time" office:time-value="PT08H27M59.304S" calcext:value-type="time">
            <text:p>08:27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2033.45" calcext:value-type="float">
            <text:p>2033.45</text:p>
          </table:table-cell>
          <table:table-cell office:value-type="float" office:value="2464.43" calcext:value-type="float">
            <text:p>2464.43</text:p>
          </table:table-cell>
        </table:table-row>
        <table:table-row table:style-name="ro1">
          <table:table-cell office:value-type="float" office:value="30495304" calcext:value-type="float">
            <text:p>30495304</text:p>
          </table:table-cell>
          <table:table-cell table:formula="of:=[.A1908]/1000/(60*60*24)" office:value-type="time" office:time-value="PT08H28M15.304S" calcext:value-type="time">
            <text:p>08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2034.47" calcext:value-type="float">
            <text:p>2034.47</text:p>
          </table:table-cell>
          <table:table-cell office:value-type="float" office:value="2465.61" calcext:value-type="float">
            <text:p>2465.61</text:p>
          </table:table-cell>
        </table:table-row>
        <table:table-row table:style-name="ro1">
          <table:table-cell office:value-type="float" office:value="30511304" calcext:value-type="float">
            <text:p>30511304</text:p>
          </table:table-cell>
          <table:table-cell table:formula="of:=[.A1909]/1000/(60*60*24)" office:value-type="time" office:time-value="PT08H28M31.304S" calcext:value-type="time">
            <text:p>08:28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2035.5" calcext:value-type="float">
            <text:p>2035.5</text:p>
          </table:table-cell>
          <table:table-cell office:value-type="float" office:value="2466.79" calcext:value-type="float">
            <text:p>2466.79</text:p>
          </table:table-cell>
        </table:table-row>
        <table:table-row table:style-name="ro1">
          <table:table-cell office:value-type="float" office:value="30527304" calcext:value-type="float">
            <text:p>30527304</text:p>
          </table:table-cell>
          <table:table-cell table:formula="of:=[.A1910]/1000/(60*60*24)" office:value-type="time" office:time-value="PT08H28M47.304S" calcext:value-type="time">
            <text:p>08:28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2036.52" calcext:value-type="float">
            <text:p>2036.52</text:p>
          </table:table-cell>
          <table:table-cell office:value-type="float" office:value="2467.97" calcext:value-type="float">
            <text:p>2467.97</text:p>
          </table:table-cell>
        </table:table-row>
        <table:table-row table:style-name="ro1">
          <table:table-cell office:value-type="float" office:value="30543304" calcext:value-type="float">
            <text:p>30543304</text:p>
          </table:table-cell>
          <table:table-cell table:formula="of:=[.A1911]/1000/(60*60*24)" office:value-type="time" office:time-value="PT08H29M03.304S" calcext:value-type="time">
            <text:p>08:29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2037.54" calcext:value-type="float">
            <text:p>2037.54</text:p>
          </table:table-cell>
          <table:table-cell office:value-type="float" office:value="2469.15" calcext:value-type="float">
            <text:p>2469.15</text:p>
          </table:table-cell>
        </table:table-row>
        <table:table-row table:style-name="ro1">
          <table:table-cell office:value-type="float" office:value="30559304" calcext:value-type="float">
            <text:p>30559304</text:p>
          </table:table-cell>
          <table:table-cell table:formula="of:=[.A1912]/1000/(60*60*24)" office:value-type="time" office:time-value="PT08H29M19.304S" calcext:value-type="time">
            <text:p>08:29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038.56" calcext:value-type="float">
            <text:p>2038.56</text:p>
          </table:table-cell>
          <table:table-cell office:value-type="float" office:value="2470.33" calcext:value-type="float">
            <text:p>2470.33</text:p>
          </table:table-cell>
        </table:table-row>
        <table:table-row table:style-name="ro1">
          <table:table-cell office:value-type="float" office:value="30575304" calcext:value-type="float">
            <text:p>30575304</text:p>
          </table:table-cell>
          <table:table-cell table:formula="of:=[.A1913]/1000/(60*60*24)" office:value-type="time" office:time-value="PT08H29M35.304S" calcext:value-type="time">
            <text:p>08:29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2039.58" calcext:value-type="float">
            <text:p>2039.58</text:p>
          </table:table-cell>
          <table:table-cell office:value-type="float" office:value="2471.51" calcext:value-type="float">
            <text:p>2471.51</text:p>
          </table:table-cell>
        </table:table-row>
        <table:table-row table:style-name="ro1">
          <table:table-cell office:value-type="float" office:value="30591304" calcext:value-type="float">
            <text:p>30591304</text:p>
          </table:table-cell>
          <table:table-cell table:formula="of:=[.A1914]/1000/(60*60*24)" office:value-type="time" office:time-value="PT08H29M51.304S" calcext:value-type="time">
            <text:p>08:29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040.6" calcext:value-type="float">
            <text:p>2040.6</text:p>
          </table:table-cell>
          <table:table-cell office:value-type="float" office:value="2472.69" calcext:value-type="float">
            <text:p>2472.69</text:p>
          </table:table-cell>
        </table:table-row>
        <table:table-row table:style-name="ro1">
          <table:table-cell office:value-type="float" office:value="30607304" calcext:value-type="float">
            <text:p>30607304</text:p>
          </table:table-cell>
          <table:table-cell table:formula="of:=[.A1915]/1000/(60*60*24)" office:value-type="time" office:time-value="PT08H30M07.304S" calcext:value-type="time">
            <text:p>08:30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041.62" calcext:value-type="float">
            <text:p>2041.62</text:p>
          </table:table-cell>
          <table:table-cell office:value-type="float" office:value="2473.87" calcext:value-type="float">
            <text:p>2473.87</text:p>
          </table:table-cell>
        </table:table-row>
        <table:table-row table:style-name="ro1">
          <table:table-cell office:value-type="float" office:value="30623304" calcext:value-type="float">
            <text:p>30623304</text:p>
          </table:table-cell>
          <table:table-cell table:formula="of:=[.A1916]/1000/(60*60*24)" office:value-type="time" office:time-value="PT08H30M23.304S" calcext:value-type="time">
            <text:p>08:30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042.64" calcext:value-type="float">
            <text:p>2042.64</text:p>
          </table:table-cell>
          <table:table-cell office:value-type="float" office:value="2475.05" calcext:value-type="float">
            <text:p>2475.05</text:p>
          </table:table-cell>
        </table:table-row>
        <table:table-row table:style-name="ro1">
          <table:table-cell office:value-type="float" office:value="30639304" calcext:value-type="float">
            <text:p>30639304</text:p>
          </table:table-cell>
          <table:table-cell table:formula="of:=[.A1917]/1000/(60*60*24)" office:value-type="time" office:time-value="PT08H30M39.304S" calcext:value-type="time">
            <text:p>08:30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043.66" calcext:value-type="float">
            <text:p>2043.66</text:p>
          </table:table-cell>
          <table:table-cell office:value-type="float" office:value="2476.23" calcext:value-type="float">
            <text:p>2476.23</text:p>
          </table:table-cell>
        </table:table-row>
        <table:table-row table:style-name="ro1">
          <table:table-cell office:value-type="float" office:value="30655304" calcext:value-type="float">
            <text:p>30655304</text:p>
          </table:table-cell>
          <table:table-cell table:formula="of:=[.A1918]/1000/(60*60*24)" office:value-type="time" office:time-value="PT08H30M55.304S" calcext:value-type="time">
            <text:p>08:30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044.68" calcext:value-type="float">
            <text:p>2044.68</text:p>
          </table:table-cell>
          <table:table-cell office:value-type="float" office:value="2477.41" calcext:value-type="float">
            <text:p>2477.41</text:p>
          </table:table-cell>
        </table:table-row>
        <table:table-row table:style-name="ro1">
          <table:table-cell office:value-type="float" office:value="30671304" calcext:value-type="float">
            <text:p>30671304</text:p>
          </table:table-cell>
          <table:table-cell table:formula="of:=[.A1919]/1000/(60*60*24)" office:value-type="time" office:time-value="PT08H31M11.304S" calcext:value-type="time">
            <text:p>08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229.4" calcext:value-type="float">
            <text:p>229.4</text:p>
          </table:table-cell>
          <table:table-cell office:value-type="float" office:value="265.86" calcext:value-type="float">
            <text:p>265.86</text:p>
          </table:table-cell>
          <table:table-cell office:value-type="float" office:value="2045.7" calcext:value-type="float">
            <text:p>2045.7</text:p>
          </table:table-cell>
          <table:table-cell office:value-type="float" office:value="2478.59" calcext:value-type="float">
            <text:p>2478.59</text:p>
          </table:table-cell>
        </table:table-row>
        <table:table-row table:style-name="ro1">
          <table:table-cell office:value-type="float" office:value="30687304" calcext:value-type="float">
            <text:p>30687304</text:p>
          </table:table-cell>
          <table:table-cell table:formula="of:=[.A1920]/1000/(60*60*24)" office:value-type="time" office:time-value="PT08H31M27.304S" calcext:value-type="time">
            <text:p>08:31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5" calcext:value-type="float">
            <text:p>264.95</text:p>
          </table:table-cell>
          <table:table-cell office:value-type="float" office:value="2046.72" calcext:value-type="float">
            <text:p>2046.72</text:p>
          </table:table-cell>
          <table:table-cell office:value-type="float" office:value="2479.76" calcext:value-type="float">
            <text:p>2479.76</text:p>
          </table:table-cell>
        </table:table-row>
        <table:table-row table:style-name="ro1">
          <table:table-cell office:value-type="float" office:value="30703304" calcext:value-type="float">
            <text:p>30703304</text:p>
          </table:table-cell>
          <table:table-cell table:formula="of:=[.A1921]/1000/(60*60*24)" office:value-type="time" office:time-value="PT08H31M43.304S" calcext:value-type="time">
            <text:p>08:31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2047.73" calcext:value-type="float">
            <text:p>2047.73</text:p>
          </table:table-cell>
          <table:table-cell office:value-type="float" office:value="2480.94" calcext:value-type="float">
            <text:p>2480.94</text:p>
          </table:table-cell>
        </table:table-row>
        <table:table-row table:style-name="ro1">
          <table:table-cell office:value-type="float" office:value="30719304" calcext:value-type="float">
            <text:p>30719304</text:p>
          </table:table-cell>
          <table:table-cell table:formula="of:=[.A1922]/1000/(60*60*24)" office:value-type="time" office:time-value="PT08H31M59.304S" calcext:value-type="time">
            <text:p>08:31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2048.75" calcext:value-type="float">
            <text:p>2048.75</text:p>
          </table:table-cell>
          <table:table-cell office:value-type="float" office:value="2482.12" calcext:value-type="float">
            <text:p>2482.12</text:p>
          </table:table-cell>
        </table:table-row>
        <table:table-row table:style-name="ro1">
          <table:table-cell office:value-type="float" office:value="30735304" calcext:value-type="float">
            <text:p>30735304</text:p>
          </table:table-cell>
          <table:table-cell table:formula="of:=[.A1923]/1000/(60*60*24)" office:value-type="time" office:time-value="PT08H32M15.304S" calcext:value-type="time">
            <text:p>08:32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2049.77" calcext:value-type="float">
            <text:p>2049.77</text:p>
          </table:table-cell>
          <table:table-cell office:value-type="float" office:value="2483.29" calcext:value-type="float">
            <text:p>2483.29</text:p>
          </table:table-cell>
        </table:table-row>
        <table:table-row table:style-name="ro1">
          <table:table-cell office:value-type="float" office:value="30751304" calcext:value-type="float">
            <text:p>30751304</text:p>
          </table:table-cell>
          <table:table-cell table:formula="of:=[.A1924]/1000/(60*60*24)" office:value-type="time" office:time-value="PT08H32M31.304S" calcext:value-type="time">
            <text:p>08:32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2" calcext:value-type="float">
            <text:p>264.82</text:p>
          </table:table-cell>
          <table:table-cell office:value-type="float" office:value="2050.79" calcext:value-type="float">
            <text:p>2050.79</text:p>
          </table:table-cell>
          <table:table-cell office:value-type="float" office:value="2484.47" calcext:value-type="float">
            <text:p>2484.47</text:p>
          </table:table-cell>
        </table:table-row>
        <table:table-row table:style-name="ro1">
          <table:table-cell office:value-type="float" office:value="30767304" calcext:value-type="float">
            <text:p>30767304</text:p>
          </table:table-cell>
          <table:table-cell table:formula="of:=[.A1925]/1000/(60*60*24)" office:value-type="time" office:time-value="PT08H32M47.304S" calcext:value-type="time">
            <text:p>08:32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051.81" calcext:value-type="float">
            <text:p>2051.81</text:p>
          </table:table-cell>
          <table:table-cell office:value-type="float" office:value="2485.65" calcext:value-type="float">
            <text:p>2485.65</text:p>
          </table:table-cell>
        </table:table-row>
        <table:table-row table:style-name="ro1">
          <table:table-cell office:value-type="float" office:value="30783304" calcext:value-type="float">
            <text:p>30783304</text:p>
          </table:table-cell>
          <table:table-cell table:formula="of:=[.A1926]/1000/(60*60*24)" office:value-type="time" office:time-value="PT08H33M03.304S" calcext:value-type="time">
            <text:p>08:33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052.83" calcext:value-type="float">
            <text:p>2052.83</text:p>
          </table:table-cell>
          <table:table-cell office:value-type="float" office:value="2486.82" calcext:value-type="float">
            <text:p>2486.82</text:p>
          </table:table-cell>
        </table:table-row>
        <table:table-row table:style-name="ro1">
          <table:table-cell office:value-type="float" office:value="30799304" calcext:value-type="float">
            <text:p>30799304</text:p>
          </table:table-cell>
          <table:table-cell table:formula="of:=[.A1927]/1000/(60*60*24)" office:value-type="time" office:time-value="PT08H33M19.304S" calcext:value-type="time">
            <text:p>08:33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053.85" calcext:value-type="float">
            <text:p>2053.85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30815304" calcext:value-type="float">
            <text:p>30815304</text:p>
          </table:table-cell>
          <table:table-cell table:formula="of:=[.A1928]/1000/(60*60*24)" office:value-type="time" office:time-value="PT08H33M35.304S" calcext:value-type="time">
            <text:p>08:33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054.87" calcext:value-type="float">
            <text:p>2054.87</text:p>
          </table:table-cell>
          <table:table-cell office:value-type="float" office:value="2489.17" calcext:value-type="float">
            <text:p>2489.17</text:p>
          </table:table-cell>
        </table:table-row>
        <table:table-row table:style-name="ro1">
          <table:table-cell office:value-type="float" office:value="30831304" calcext:value-type="float">
            <text:p>30831304</text:p>
          </table:table-cell>
          <table:table-cell table:formula="of:=[.A1929]/1000/(60*60*24)" office:value-type="time" office:time-value="PT08H33M51.304S" calcext:value-type="time">
            <text:p>08:33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055.89" calcext:value-type="float">
            <text:p>2055.89</text:p>
          </table:table-cell>
          <table:table-cell office:value-type="float" office:value="2490.35" calcext:value-type="float">
            <text:p>2490.35</text:p>
          </table:table-cell>
        </table:table-row>
        <table:table-row table:style-name="ro1">
          <table:table-cell office:value-type="float" office:value="30847304" calcext:value-type="float">
            <text:p>30847304</text:p>
          </table:table-cell>
          <table:table-cell table:formula="of:=[.A1930]/1000/(60*60*24)" office:value-type="time" office:time-value="PT08H34M07.304S" calcext:value-type="time">
            <text:p>08:34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056.91" calcext:value-type="float">
            <text:p>2056.91</text:p>
          </table:table-cell>
          <table:table-cell office:value-type="float" office:value="2491.52" calcext:value-type="float">
            <text:p>2491.52</text:p>
          </table:table-cell>
        </table:table-row>
        <table:table-row table:style-name="ro1">
          <table:table-cell office:value-type="float" office:value="30863304" calcext:value-type="float">
            <text:p>30863304</text:p>
          </table:table-cell>
          <table:table-cell table:formula="of:=[.A1931]/1000/(60*60*24)" office:value-type="time" office:time-value="PT08H34M23.304S" calcext:value-type="time">
            <text:p>08:34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2057.93" calcext:value-type="float">
            <text:p>2057.93</text:p>
          </table:table-cell>
          <table:table-cell office:value-type="float" office:value="2492.7" calcext:value-type="float">
            <text:p>2492.7</text:p>
          </table:table-cell>
        </table:table-row>
        <table:table-row table:style-name="ro1">
          <table:table-cell office:value-type="float" office:value="30879304" calcext:value-type="float">
            <text:p>30879304</text:p>
          </table:table-cell>
          <table:table-cell table:formula="of:=[.A1932]/1000/(60*60*24)" office:value-type="time" office:time-value="PT08H34M39.304S" calcext:value-type="time">
            <text:p>08:34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2058.95" calcext:value-type="float">
            <text:p>2058.95</text:p>
          </table:table-cell>
          <table:table-cell office:value-type="float" office:value="2493.87" calcext:value-type="float">
            <text:p>2493.87</text:p>
          </table:table-cell>
        </table:table-row>
        <table:table-row table:style-name="ro1">
          <table:table-cell office:value-type="float" office:value="30895304" calcext:value-type="float">
            <text:p>30895304</text:p>
          </table:table-cell>
          <table:table-cell table:formula="of:=[.A1933]/1000/(60*60*24)" office:value-type="time" office:time-value="PT08H34M55.304S" calcext:value-type="time">
            <text:p>08:34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2059.97" calcext:value-type="float">
            <text:p>2059.97</text:p>
          </table:table-cell>
          <table:table-cell office:value-type="float" office:value="2495.05" calcext:value-type="float">
            <text:p>2495.05</text:p>
          </table:table-cell>
        </table:table-row>
        <table:table-row table:style-name="ro1">
          <table:table-cell office:value-type="float" office:value="30911304" calcext:value-type="float">
            <text:p>30911304</text:p>
          </table:table-cell>
          <table:table-cell table:formula="of:=[.A1934]/1000/(60*60*24)" office:value-type="time" office:time-value="PT08H35M11.304S" calcext:value-type="time">
            <text:p>08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2060.99" calcext:value-type="float">
            <text:p>2060.99</text:p>
          </table:table-cell>
          <table:table-cell office:value-type="float" office:value="2496.22" calcext:value-type="float">
            <text:p>2496.22</text:p>
          </table:table-cell>
        </table:table-row>
        <table:table-row table:style-name="ro1">
          <table:table-cell office:value-type="float" office:value="30927304" calcext:value-type="float">
            <text:p>30927304</text:p>
          </table:table-cell>
          <table:table-cell table:formula="of:=[.A1935]/1000/(60*60*24)" office:value-type="time" office:time-value="PT08H35M27.304S" calcext:value-type="time">
            <text:p>08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2062.01" calcext:value-type="float">
            <text:p>2062.01</text:p>
          </table:table-cell>
          <table:table-cell office:value-type="float" office:value="2497.4" calcext:value-type="float">
            <text:p>2497.4</text:p>
          </table:table-cell>
        </table:table-row>
        <table:table-row table:style-name="ro1">
          <table:table-cell office:value-type="float" office:value="30943304" calcext:value-type="float">
            <text:p>30943304</text:p>
          </table:table-cell>
          <table:table-cell table:formula="of:=[.A1936]/1000/(60*60*24)" office:value-type="time" office:time-value="PT08H35M43.304S" calcext:value-type="time">
            <text:p>08:35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5" calcext:value-type="float">
            <text:p>263.55</text:p>
          </table:table-cell>
          <table:table-cell office:value-type="float" office:value="2063.02" calcext:value-type="float">
            <text:p>2063.02</text:p>
          </table:table-cell>
          <table:table-cell office:value-type="float" office:value="2498.57" calcext:value-type="float">
            <text:p>2498.57</text:p>
          </table:table-cell>
        </table:table-row>
        <table:table-row table:style-name="ro1">
          <table:table-cell office:value-type="float" office:value="30959304" calcext:value-type="float">
            <text:p>30959304</text:p>
          </table:table-cell>
          <table:table-cell table:formula="of:=[.A1937]/1000/(60*60*24)" office:value-type="time" office:time-value="PT08H35M59.304S" calcext:value-type="time">
            <text:p>08:35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2064.04" calcext:value-type="float">
            <text:p>2064.04</text:p>
          </table:table-cell>
          <table:table-cell office:value-type="float" office:value="2499.74" calcext:value-type="float">
            <text:p>2499.74</text:p>
          </table:table-cell>
        </table:table-row>
        <table:table-row table:style-name="ro1">
          <table:table-cell office:value-type="float" office:value="30975304" calcext:value-type="float">
            <text:p>30975304</text:p>
          </table:table-cell>
          <table:table-cell table:formula="of:=[.A1938]/1000/(60*60*24)" office:value-type="time" office:time-value="PT08H36M15.304S" calcext:value-type="time">
            <text:p>08:36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2065.06" calcext:value-type="float">
            <text:p>2065.06</text:p>
          </table:table-cell>
          <table:table-cell office:value-type="float" office:value="2500.91" calcext:value-type="float">
            <text:p>2500.91</text:p>
          </table:table-cell>
        </table:table-row>
        <table:table-row table:style-name="ro1">
          <table:table-cell office:value-type="float" office:value="30991304" calcext:value-type="float">
            <text:p>30991304</text:p>
          </table:table-cell>
          <table:table-cell table:formula="of:=[.A1939]/1000/(60*60*24)" office:value-type="time" office:time-value="PT08H36M31.304S" calcext:value-type="time">
            <text:p>08:36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2066.08" calcext:value-type="float">
            <text:p>2066.08</text:p>
          </table:table-cell>
          <table:table-cell office:value-type="float" office:value="2502.09" calcext:value-type="float">
            <text:p>2502.09</text:p>
          </table:table-cell>
        </table:table-row>
        <table:table-row table:style-name="ro1">
          <table:table-cell office:value-type="float" office:value="31007304" calcext:value-type="float">
            <text:p>31007304</text:p>
          </table:table-cell>
          <table:table-cell table:formula="of:=[.A1940]/1000/(60*60*24)" office:value-type="time" office:time-value="PT08H36M47.304S" calcext:value-type="time">
            <text:p>08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2067.09" calcext:value-type="float">
            <text:p>2067.09</text:p>
          </table:table-cell>
          <table:table-cell office:value-type="float" office:value="2503.26" calcext:value-type="float">
            <text:p>2503.26</text:p>
          </table:table-cell>
        </table:table-row>
        <table:table-row table:style-name="ro1">
          <table:table-cell office:value-type="float" office:value="31023304" calcext:value-type="float">
            <text:p>31023304</text:p>
          </table:table-cell>
          <table:table-cell table:formula="of:=[.A1941]/1000/(60*60*24)" office:value-type="time" office:time-value="PT08H37M03.304S" calcext:value-type="time">
            <text:p>08:37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2068.11" calcext:value-type="float">
            <text:p>2068.11</text:p>
          </table:table-cell>
          <table:table-cell office:value-type="float" office:value="2504.43" calcext:value-type="float">
            <text:p>2504.43</text:p>
          </table:table-cell>
        </table:table-row>
        <table:table-row table:style-name="ro1">
          <table:table-cell office:value-type="float" office:value="31039304" calcext:value-type="float">
            <text:p>31039304</text:p>
          </table:table-cell>
          <table:table-cell table:formula="of:=[.A1942]/1000/(60*60*24)" office:value-type="time" office:time-value="PT08H37M19.304S" calcext:value-type="time">
            <text:p>08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2069.12" calcext:value-type="float">
            <text:p>2069.12</text:p>
          </table:table-cell>
          <table:table-cell office:value-type="float" office:value="2505.6" calcext:value-type="float">
            <text:p>2505.6</text:p>
          </table:table-cell>
        </table:table-row>
        <table:table-row table:style-name="ro1">
          <table:table-cell office:value-type="float" office:value="31055304" calcext:value-type="float">
            <text:p>31055304</text:p>
          </table:table-cell>
          <table:table-cell table:formula="of:=[.A1943]/1000/(60*60*24)" office:value-type="time" office:time-value="PT08H37M35.304S" calcext:value-type="time">
            <text:p>08:37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070.14" calcext:value-type="float">
            <text:p>2070.14</text:p>
          </table:table-cell>
          <table:table-cell office:value-type="float" office:value="2506.77" calcext:value-type="float">
            <text:p>2506.77</text:p>
          </table:table-cell>
        </table:table-row>
        <table:table-row table:style-name="ro1">
          <table:table-cell office:value-type="float" office:value="31071304" calcext:value-type="float">
            <text:p>31071304</text:p>
          </table:table-cell>
          <table:table-cell table:formula="of:=[.A1944]/1000/(60*60*24)" office:value-type="time" office:time-value="PT08H37M51.304S" calcext:value-type="time">
            <text:p>08:37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071.16" calcext:value-type="float">
            <text:p>2071.16</text:p>
          </table:table-cell>
          <table:table-cell office:value-type="float" office:value="2507.94" calcext:value-type="float">
            <text:p>2507.94</text:p>
          </table:table-cell>
        </table:table-row>
        <table:table-row table:style-name="ro1">
          <table:table-cell office:value-type="float" office:value="31087304" calcext:value-type="float">
            <text:p>31087304</text:p>
          </table:table-cell>
          <table:table-cell table:formula="of:=[.A1945]/1000/(60*60*24)" office:value-type="time" office:time-value="PT08H38M07.304S" calcext:value-type="time">
            <text:p>08:38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072.17" calcext:value-type="float">
            <text:p>2072.17</text:p>
          </table:table-cell>
          <table:table-cell office:value-type="float" office:value="2509.11" calcext:value-type="float">
            <text:p>2509.11</text:p>
          </table:table-cell>
        </table:table-row>
        <table:table-row table:style-name="ro1">
          <table:table-cell office:value-type="float" office:value="31103304" calcext:value-type="float">
            <text:p>31103304</text:p>
          </table:table-cell>
          <table:table-cell table:formula="of:=[.A1946]/1000/(60*60*24)" office:value-type="time" office:time-value="PT08H38M23.304S" calcext:value-type="time">
            <text:p>08:38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073.19" calcext:value-type="float">
            <text:p>2073.19</text:p>
          </table:table-cell>
          <table:table-cell office:value-type="float" office:value="2510.28" calcext:value-type="float">
            <text:p>2510.28</text:p>
          </table:table-cell>
        </table:table-row>
        <table:table-row table:style-name="ro1">
          <table:table-cell office:value-type="float" office:value="31119304" calcext:value-type="float">
            <text:p>31119304</text:p>
          </table:table-cell>
          <table:table-cell table:formula="of:=[.A1947]/1000/(60*60*24)" office:value-type="time" office:time-value="PT08H38M39.304S" calcext:value-type="time">
            <text:p>08:38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2074.2" calcext:value-type="float">
            <text:p>2074.2</text:p>
          </table:table-cell>
          <table:table-cell office:value-type="float" office:value="2511.45" calcext:value-type="float">
            <text:p>2511.45</text:p>
          </table:table-cell>
        </table:table-row>
        <table:table-row table:style-name="ro1">
          <table:table-cell office:value-type="float" office:value="31135304" calcext:value-type="float">
            <text:p>31135304</text:p>
          </table:table-cell>
          <table:table-cell table:formula="of:=[.A1948]/1000/(60*60*24)" office:value-type="time" office:time-value="PT08H38M55.304S" calcext:value-type="time">
            <text:p>08:38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2075.22" calcext:value-type="float">
            <text:p>2075.22</text:p>
          </table:table-cell>
          <table:table-cell office:value-type="float" office:value="2512.62" calcext:value-type="float">
            <text:p>2512.62</text:p>
          </table:table-cell>
        </table:table-row>
        <table:table-row table:style-name="ro1">
          <table:table-cell office:value-type="float" office:value="31151304" calcext:value-type="float">
            <text:p>31151304</text:p>
          </table:table-cell>
          <table:table-cell table:formula="of:=[.A1949]/1000/(60*60*24)" office:value-type="time" office:time-value="PT08H39M11.304S" calcext:value-type="time">
            <text:p>08:39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076.23" calcext:value-type="float">
            <text:p>2076.23</text:p>
          </table:table-cell>
          <table:table-cell office:value-type="float" office:value="2513.79" calcext:value-type="float">
            <text:p>2513.79</text:p>
          </table:table-cell>
        </table:table-row>
        <table:table-row table:style-name="ro1">
          <table:table-cell office:value-type="float" office:value="31167304" calcext:value-type="float">
            <text:p>31167304</text:p>
          </table:table-cell>
          <table:table-cell table:formula="of:=[.A1950]/1000/(60*60*24)" office:value-type="time" office:time-value="PT08H39M27.304S" calcext:value-type="time">
            <text:p>08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8" calcext:value-type="float">
            <text:p>263.08</text:p>
          </table:table-cell>
          <table:table-cell office:value-type="float" office:value="2077.25" calcext:value-type="float">
            <text:p>2077.25</text:p>
          </table:table-cell>
          <table:table-cell office:value-type="float" office:value="2514.95" calcext:value-type="float">
            <text:p>2514.95</text:p>
          </table:table-cell>
        </table:table-row>
        <table:table-row table:style-name="ro1">
          <table:table-cell office:value-type="float" office:value="31183304" calcext:value-type="float">
            <text:p>31183304</text:p>
          </table:table-cell>
          <table:table-cell table:formula="of:=[.A1951]/1000/(60*60*24)" office:value-type="time" office:time-value="PT08H39M43.304S" calcext:value-type="time">
            <text:p>08:39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078.27" calcext:value-type="float">
            <text:p>2078.27</text:p>
          </table:table-cell>
          <table:table-cell office:value-type="float" office:value="2516.12" calcext:value-type="float">
            <text:p>2516.12</text:p>
          </table:table-cell>
        </table:table-row>
        <table:table-row table:style-name="ro1">
          <table:table-cell office:value-type="float" office:value="31199304" calcext:value-type="float">
            <text:p>31199304</text:p>
          </table:table-cell>
          <table:table-cell table:formula="of:=[.A1952]/1000/(60*60*24)" office:value-type="time" office:time-value="PT08H39M59.304S" calcext:value-type="time">
            <text:p>08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079.28" calcext:value-type="float">
            <text:p>2079.28</text:p>
          </table:table-cell>
          <table:table-cell office:value-type="float" office:value="2517.29" calcext:value-type="float">
            <text:p>2517.29</text:p>
          </table:table-cell>
        </table:table-row>
        <table:table-row table:style-name="ro1">
          <table:table-cell office:value-type="float" office:value="31215304" calcext:value-type="float">
            <text:p>31215304</text:p>
          </table:table-cell>
          <table:table-cell table:formula="of:=[.A1953]/1000/(60*60*24)" office:value-type="time" office:time-value="PT08H40M15.304S" calcext:value-type="time">
            <text:p>08:40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080.3" calcext:value-type="float">
            <text:p>2080.3</text:p>
          </table:table-cell>
          <table:table-cell office:value-type="float" office:value="2518.46" calcext:value-type="float">
            <text:p>2518.46</text:p>
          </table:table-cell>
        </table:table-row>
        <table:table-row table:style-name="ro1">
          <table:table-cell office:value-type="float" office:value="31231304" calcext:value-type="float">
            <text:p>31231304</text:p>
          </table:table-cell>
          <table:table-cell table:formula="of:=[.A1954]/1000/(60*60*24)" office:value-type="time" office:time-value="PT08H40M31.304S" calcext:value-type="time">
            <text:p>08:40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081.31" calcext:value-type="float">
            <text:p>2081.31</text:p>
          </table:table-cell>
          <table:table-cell office:value-type="float" office:value="2519.63" calcext:value-type="float">
            <text:p>2519.63</text:p>
          </table:table-cell>
        </table:table-row>
        <table:table-row table:style-name="ro1">
          <table:table-cell office:value-type="float" office:value="31247304" calcext:value-type="float">
            <text:p>31247304</text:p>
          </table:table-cell>
          <table:table-cell table:formula="of:=[.A1955]/1000/(60*60*24)" office:value-type="time" office:time-value="PT08H40M47.304S" calcext:value-type="time">
            <text:p>08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082.33" calcext:value-type="float">
            <text:p>2082.33</text:p>
          </table:table-cell>
          <table:table-cell office:value-type="float" office:value="2520.8" calcext:value-type="float">
            <text:p>2520.8</text:p>
          </table:table-cell>
        </table:table-row>
        <table:table-row table:style-name="ro1">
          <table:table-cell office:value-type="float" office:value="31263304" calcext:value-type="float">
            <text:p>31263304</text:p>
          </table:table-cell>
          <table:table-cell table:formula="of:=[.A1956]/1000/(60*60*24)" office:value-type="time" office:time-value="PT08H41M03.304S" calcext:value-type="time">
            <text:p>08:41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083.34" calcext:value-type="float">
            <text:p>2083.34</text:p>
          </table:table-cell>
          <table:table-cell office:value-type="float" office:value="2521.96" calcext:value-type="float">
            <text:p>2521.96</text:p>
          </table:table-cell>
        </table:table-row>
        <table:table-row table:style-name="ro1">
          <table:table-cell office:value-type="float" office:value="31279304" calcext:value-type="float">
            <text:p>31279304</text:p>
          </table:table-cell>
          <table:table-cell table:formula="of:=[.A1957]/1000/(60*60*24)" office:value-type="time" office:time-value="PT08H41M19.304S" calcext:value-type="time">
            <text:p>08:41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084.36" calcext:value-type="float">
            <text:p>2084.36</text:p>
          </table:table-cell>
          <table:table-cell office:value-type="float" office:value="2523.13" calcext:value-type="float">
            <text:p>2523.13</text:p>
          </table:table-cell>
        </table:table-row>
        <table:table-row table:style-name="ro1">
          <table:table-cell office:value-type="float" office:value="31295304" calcext:value-type="float">
            <text:p>31295304</text:p>
          </table:table-cell>
          <table:table-cell table:formula="of:=[.A1958]/1000/(60*60*24)" office:value-type="time" office:time-value="PT08H41M35.304S" calcext:value-type="time">
            <text:p>08:41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2085.37" calcext:value-type="float">
            <text:p>2085.37</text:p>
          </table:table-cell>
          <table:table-cell office:value-type="float" office:value="2524.3" calcext:value-type="float">
            <text:p>2524.3</text:p>
          </table:table-cell>
        </table:table-row>
        <table:table-row table:style-name="ro1">
          <table:table-cell office:value-type="float" office:value="31311304" calcext:value-type="float">
            <text:p>31311304</text:p>
          </table:table-cell>
          <table:table-cell table:formula="of:=[.A1959]/1000/(60*60*24)" office:value-type="time" office:time-value="PT08H41M51.304S" calcext:value-type="time">
            <text:p>08:41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2086.39" calcext:value-type="float">
            <text:p>2086.39</text:p>
          </table:table-cell>
          <table:table-cell office:value-type="float" office:value="2525.47" calcext:value-type="float">
            <text:p>2525.47</text:p>
          </table:table-cell>
        </table:table-row>
        <table:table-row table:style-name="ro1">
          <table:table-cell office:value-type="float" office:value="31327304" calcext:value-type="float">
            <text:p>31327304</text:p>
          </table:table-cell>
          <table:table-cell table:formula="of:=[.A1960]/1000/(60*60*24)" office:value-type="time" office:time-value="PT08H42M07.304S" calcext:value-type="time">
            <text:p>08:42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2087.41" calcext:value-type="float">
            <text:p>2087.41</text:p>
          </table:table-cell>
          <table:table-cell office:value-type="float" office:value="2526.63" calcext:value-type="float">
            <text:p>2526.63</text:p>
          </table:table-cell>
        </table:table-row>
        <table:table-row table:style-name="ro1">
          <table:table-cell office:value-type="float" office:value="31343304" calcext:value-type="float">
            <text:p>31343304</text:p>
          </table:table-cell>
          <table:table-cell table:formula="of:=[.A1961]/1000/(60*60*24)" office:value-type="time" office:time-value="PT08H42M23.304S" calcext:value-type="time">
            <text:p>08:42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2088.42" calcext:value-type="float">
            <text:p>2088.42</text:p>
          </table:table-cell>
          <table:table-cell office:value-type="float" office:value="2527.8" calcext:value-type="float">
            <text:p>2527.8</text:p>
          </table:table-cell>
        </table:table-row>
        <table:table-row table:style-name="ro1">
          <table:table-cell office:value-type="float" office:value="31359304" calcext:value-type="float">
            <text:p>31359304</text:p>
          </table:table-cell>
          <table:table-cell table:formula="of:=[.A1962]/1000/(60*60*24)" office:value-type="time" office:time-value="PT08H42M39.304S" calcext:value-type="time">
            <text:p>08:42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2089.44" calcext:value-type="float">
            <text:p>2089.44</text:p>
          </table:table-cell>
          <table:table-cell office:value-type="float" office:value="2528.97" calcext:value-type="float">
            <text:p>2528.97</text:p>
          </table:table-cell>
        </table:table-row>
        <table:table-row table:style-name="ro1">
          <table:table-cell office:value-type="float" office:value="31375304" calcext:value-type="float">
            <text:p>31375304</text:p>
          </table:table-cell>
          <table:table-cell table:formula="of:=[.A1963]/1000/(60*60*24)" office:value-type="time" office:time-value="PT08H42M55.304S" calcext:value-type="time">
            <text:p>08:42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2090.45" calcext:value-type="float">
            <text:p>2090.45</text:p>
          </table:table-cell>
          <table:table-cell office:value-type="float" office:value="2530.14" calcext:value-type="float">
            <text:p>2530.14</text:p>
          </table:table-cell>
        </table:table-row>
        <table:table-row table:style-name="ro1">
          <table:table-cell office:value-type="float" office:value="31391304" calcext:value-type="float">
            <text:p>31391304</text:p>
          </table:table-cell>
          <table:table-cell table:formula="of:=[.A1964]/1000/(60*60*24)" office:value-type="time" office:time-value="PT08H43M11.304S" calcext:value-type="time">
            <text:p>08:43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2091.47" calcext:value-type="float">
            <text:p>2091.47</text:p>
          </table:table-cell>
          <table:table-cell office:value-type="float" office:value="2531.3" calcext:value-type="float">
            <text:p>2531.3</text:p>
          </table:table-cell>
        </table:table-row>
        <table:table-row table:style-name="ro1">
          <table:table-cell office:value-type="float" office:value="31407304" calcext:value-type="float">
            <text:p>31407304</text:p>
          </table:table-cell>
          <table:table-cell table:formula="of:=[.A1965]/1000/(60*60*24)" office:value-type="time" office:time-value="PT08H43M27.304S" calcext:value-type="time">
            <text:p>08:43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2092.48" calcext:value-type="float">
            <text:p>2092.48</text:p>
          </table:table-cell>
          <table:table-cell office:value-type="float" office:value="2532.47" calcext:value-type="float">
            <text:p>2532.47</text:p>
          </table:table-cell>
        </table:table-row>
        <table:table-row table:style-name="ro1">
          <table:table-cell office:value-type="float" office:value="31423304" calcext:value-type="float">
            <text:p>31423304</text:p>
          </table:table-cell>
          <table:table-cell table:formula="of:=[.A1966]/1000/(60*60*24)" office:value-type="time" office:time-value="PT08H43M43.304S" calcext:value-type="time">
            <text:p>08:43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2093.5" calcext:value-type="float">
            <text:p>2093.5</text:p>
          </table:table-cell>
          <table:table-cell office:value-type="float" office:value="2533.64" calcext:value-type="float">
            <text:p>2533.64</text:p>
          </table:table-cell>
        </table:table-row>
        <table:table-row table:style-name="ro1">
          <table:table-cell office:value-type="float" office:value="31439304" calcext:value-type="float">
            <text:p>31439304</text:p>
          </table:table-cell>
          <table:table-cell table:formula="of:=[.A1967]/1000/(60*60*24)" office:value-type="time" office:time-value="PT08H43M59.304S" calcext:value-type="time">
            <text:p>08:43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2094.51" calcext:value-type="float">
            <text:p>2094.51</text:p>
          </table:table-cell>
          <table:table-cell office:value-type="float" office:value="2534.8" calcext:value-type="float">
            <text:p>2534.8</text:p>
          </table:table-cell>
        </table:table-row>
        <table:table-row table:style-name="ro1">
          <table:table-cell office:value-type="float" office:value="31455304" calcext:value-type="float">
            <text:p>31455304</text:p>
          </table:table-cell>
          <table:table-cell table:formula="of:=[.A1968]/1000/(60*60*24)" office:value-type="time" office:time-value="PT08H44M15.304S" calcext:value-type="time">
            <text:p>08:44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095.53" calcext:value-type="float">
            <text:p>2095.53</text:p>
          </table:table-cell>
          <table:table-cell office:value-type="float" office:value="2535.96" calcext:value-type="float">
            <text:p>2535.96</text:p>
          </table:table-cell>
        </table:table-row>
        <table:table-row table:style-name="ro1">
          <table:table-cell office:value-type="float" office:value="31471304" calcext:value-type="float">
            <text:p>31471304</text:p>
          </table:table-cell>
          <table:table-cell table:formula="of:=[.A1969]/1000/(60*60*24)" office:value-type="time" office:time-value="PT08H44M31.304S" calcext:value-type="time">
            <text:p>08:44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096.54" calcext:value-type="float">
            <text:p>2096.54</text:p>
          </table:table-cell>
          <table:table-cell office:value-type="float" office:value="2537.12" calcext:value-type="float">
            <text:p>2537.12</text:p>
          </table:table-cell>
        </table:table-row>
        <table:table-row table:style-name="ro1">
          <table:table-cell office:value-type="float" office:value="31487304" calcext:value-type="float">
            <text:p>31487304</text:p>
          </table:table-cell>
          <table:table-cell table:formula="of:=[.A1970]/1000/(60*60*24)" office:value-type="time" office:time-value="PT08H44M47.304S" calcext:value-type="time">
            <text:p>08:44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097.55" calcext:value-type="float">
            <text:p>2097.55</text:p>
          </table:table-cell>
          <table:table-cell office:value-type="float" office:value="2538.29" calcext:value-type="float">
            <text:p>2538.29</text:p>
          </table:table-cell>
        </table:table-row>
        <table:table-row table:style-name="ro1">
          <table:table-cell office:value-type="float" office:value="31503304" calcext:value-type="float">
            <text:p>31503304</text:p>
          </table:table-cell>
          <table:table-cell table:formula="of:=[.A1971]/1000/(60*60*24)" office:value-type="time" office:time-value="PT08H45M03.304S" calcext:value-type="time">
            <text:p>08:45:03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6" calcext:value-type="float">
            <text:p>261.36</text:p>
          </table:table-cell>
          <table:table-cell office:value-type="float" office:value="2098.56" calcext:value-type="float">
            <text:p>2098.56</text:p>
          </table:table-cell>
          <table:table-cell office:value-type="float" office:value="2539.45" calcext:value-type="float">
            <text:p>2539.45</text:p>
          </table:table-cell>
        </table:table-row>
        <table:table-row table:style-name="ro1">
          <table:table-cell office:value-type="float" office:value="31519304" calcext:value-type="float">
            <text:p>31519304</text:p>
          </table:table-cell>
          <table:table-cell table:formula="of:=[.A1972]/1000/(60*60*24)" office:value-type="time" office:time-value="PT08H45M19.304S" calcext:value-type="time">
            <text:p>08:45:19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2099.57" calcext:value-type="float">
            <text:p>2099.57</text:p>
          </table:table-cell>
          <table:table-cell office:value-type="float" office:value="2540.61" calcext:value-type="float">
            <text:p>2540.61</text:p>
          </table:table-cell>
        </table:table-row>
        <table:table-row table:style-name="ro1">
          <table:table-cell office:value-type="float" office:value="31535304" calcext:value-type="float">
            <text:p>31535304</text:p>
          </table:table-cell>
          <table:table-cell table:formula="of:=[.A1973]/1000/(60*60*24)" office:value-type="time" office:time-value="PT08H45M35.304S" calcext:value-type="time">
            <text:p>08:45:35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2100.59" calcext:value-type="float">
            <text:p>2100.59</text:p>
          </table:table-cell>
          <table:table-cell office:value-type="float" office:value="2541.77" calcext:value-type="float">
            <text:p>2541.77</text:p>
          </table:table-cell>
        </table:table-row>
        <table:table-row table:style-name="ro1">
          <table:table-cell office:value-type="float" office:value="31551304" calcext:value-type="float">
            <text:p>31551304</text:p>
          </table:table-cell>
          <table:table-cell table:formula="of:=[.A1974]/1000/(60*60*24)" office:value-type="time" office:time-value="PT08H45M51.304S" calcext:value-type="time">
            <text:p>08:45:51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2101.6" calcext:value-type="float">
            <text:p>2101.6</text:p>
          </table:table-cell>
          <table:table-cell office:value-type="float" office:value="2542.93" calcext:value-type="float">
            <text:p>2542.93</text:p>
          </table:table-cell>
        </table:table-row>
        <table:table-row table:style-name="ro1">
          <table:table-cell office:value-type="float" office:value="31567304" calcext:value-type="float">
            <text:p>31567304</text:p>
          </table:table-cell>
          <table:table-cell table:formula="of:=[.A1975]/1000/(60*60*24)" office:value-type="time" office:time-value="PT08H46M07.304S" calcext:value-type="time">
            <text:p>08:46:07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102.61" calcext:value-type="float">
            <text:p>2102.61</text:p>
          </table:table-cell>
          <table:table-cell office:value-type="float" office:value="2544.09" calcext:value-type="float">
            <text:p>2544.09</text:p>
          </table:table-cell>
        </table:table-row>
        <table:table-row table:style-name="ro1">
          <table:table-cell office:value-type="float" office:value="31583304" calcext:value-type="float">
            <text:p>31583304</text:p>
          </table:table-cell>
          <table:table-cell table:formula="of:=[.A1976]/1000/(60*60*24)" office:value-type="time" office:time-value="PT08H46M23.304S" calcext:value-type="time">
            <text:p>08:46:23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103.62" calcext:value-type="float">
            <text:p>2103.62</text:p>
          </table:table-cell>
          <table:table-cell office:value-type="float" office:value="2545.25" calcext:value-type="float">
            <text:p>2545.25</text:p>
          </table:table-cell>
        </table:table-row>
        <table:table-row table:style-name="ro1">
          <table:table-cell office:value-type="float" office:value="31599304" calcext:value-type="float">
            <text:p>31599304</text:p>
          </table:table-cell>
          <table:table-cell table:formula="of:=[.A1977]/1000/(60*60*24)" office:value-type="time" office:time-value="PT08H46M39.304S" calcext:value-type="time">
            <text:p>08:46:39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104.63" calcext:value-type="float">
            <text:p>2104.63</text:p>
          </table:table-cell>
          <table:table-cell office:value-type="float" office:value="2546.41" calcext:value-type="float">
            <text:p>2546.41</text:p>
          </table:table-cell>
        </table:table-row>
        <table:table-row table:style-name="ro1">
          <table:table-cell office:value-type="float" office:value="31615304" calcext:value-type="float">
            <text:p>31615304</text:p>
          </table:table-cell>
          <table:table-cell table:formula="of:=[.A1978]/1000/(60*60*24)" office:value-type="time" office:time-value="PT08H46M55.304S" calcext:value-type="time">
            <text:p>08:46:55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3" calcext:value-type="float">
            <text:p>261.23</text:p>
          </table:table-cell>
          <table:table-cell office:value-type="float" office:value="2105.65" calcext:value-type="float">
            <text:p>2105.65</text:p>
          </table:table-cell>
          <table:table-cell office:value-type="float" office:value="2547.57" calcext:value-type="float">
            <text:p>2547.57</text:p>
          </table:table-cell>
        </table:table-row>
        <table:table-row table:style-name="ro1">
          <table:table-cell office:value-type="float" office:value="31631304" calcext:value-type="float">
            <text:p>31631304</text:p>
          </table:table-cell>
          <table:table-cell table:formula="of:=[.A1979]/1000/(60*60*24)" office:value-type="time" office:time-value="PT08H47M11.304S" calcext:value-type="time">
            <text:p>08:47:11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106.66" calcext:value-type="float">
            <text:p>2106.66</text:p>
          </table:table-cell>
          <table:table-cell office:value-type="float" office:value="2548.73" calcext:value-type="float">
            <text:p>2548.73</text:p>
          </table:table-cell>
        </table:table-row>
        <table:table-row table:style-name="ro1">
          <table:table-cell office:value-type="float" office:value="31647304" calcext:value-type="float">
            <text:p>31647304</text:p>
          </table:table-cell>
          <table:table-cell table:formula="of:=[.A1980]/1000/(60*60*24)" office:value-type="time" office:time-value="PT08H47M27.304S" calcext:value-type="time">
            <text:p>08:47:27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107.67" calcext:value-type="float">
            <text:p>2107.67</text:p>
          </table:table-cell>
          <table:table-cell office:value-type="float" office:value="2549.89" calcext:value-type="float">
            <text:p>2549.89</text:p>
          </table:table-cell>
        </table:table-row>
        <table:table-row table:style-name="ro1">
          <table:table-cell office:value-type="float" office:value="31663304" calcext:value-type="float">
            <text:p>31663304</text:p>
          </table:table-cell>
          <table:table-cell table:formula="of:=[.A1981]/1000/(60*60*24)" office:value-type="time" office:time-value="PT08H47M43.304S" calcext:value-type="time">
            <text:p>08:47:43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2108.68" calcext:value-type="float">
            <text:p>2108.68</text:p>
          </table:table-cell>
          <table:table-cell office:value-type="float" office:value="2551.05" calcext:value-type="float">
            <text:p>2551.05</text:p>
          </table:table-cell>
        </table:table-row>
        <table:table-row table:style-name="ro1">
          <table:table-cell office:value-type="float" office:value="31679304" calcext:value-type="float">
            <text:p>31679304</text:p>
          </table:table-cell>
          <table:table-cell table:formula="of:=[.A1982]/1000/(60*60*24)" office:value-type="time" office:time-value="PT08H47M59.304S" calcext:value-type="time">
            <text:p>08:47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2109.69" calcext:value-type="float">
            <text:p>2109.69</text:p>
          </table:table-cell>
          <table:table-cell office:value-type="float" office:value="2552.21" calcext:value-type="float">
            <text:p>2552.21</text:p>
          </table:table-cell>
        </table:table-row>
        <table:table-row table:style-name="ro1">
          <table:table-cell office:value-type="float" office:value="31695304" calcext:value-type="float">
            <text:p>31695304</text:p>
          </table:table-cell>
          <table:table-cell table:formula="of:=[.A1983]/1000/(60*60*24)" office:value-type="time" office:time-value="PT08H48M15.304S" calcext:value-type="time">
            <text:p>08:48:15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2110.7" calcext:value-type="float">
            <text:p>2110.7</text:p>
          </table:table-cell>
          <table:table-cell office:value-type="float" office:value="2553.37" calcext:value-type="float">
            <text:p>2553.37</text:p>
          </table:table-cell>
        </table:table-row>
        <table:table-row table:style-name="ro1">
          <table:table-cell office:value-type="float" office:value="31711304" calcext:value-type="float">
            <text:p>31711304</text:p>
          </table:table-cell>
          <table:table-cell table:formula="of:=[.A1984]/1000/(60*60*24)" office:value-type="time" office:time-value="PT08H48M31.304S" calcext:value-type="time">
            <text:p>08:48:31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111.72" calcext:value-type="float">
            <text:p>2111.72</text:p>
          </table:table-cell>
          <table:table-cell office:value-type="float" office:value="2554.53" calcext:value-type="float">
            <text:p>2554.53</text:p>
          </table:table-cell>
        </table:table-row>
        <table:table-row table:style-name="ro1">
          <table:table-cell office:value-type="float" office:value="31727304" calcext:value-type="float">
            <text:p>31727304</text:p>
          </table:table-cell>
          <table:table-cell table:formula="of:=[.A1985]/1000/(60*60*24)" office:value-type="time" office:time-value="PT08H48M47.304S" calcext:value-type="time">
            <text:p>08:48:47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112.73" calcext:value-type="float">
            <text:p>2112.73</text:p>
          </table:table-cell>
          <table:table-cell office:value-type="float" office:value="2555.69" calcext:value-type="float">
            <text:p>2555.69</text:p>
          </table:table-cell>
        </table:table-row>
        <table:table-row table:style-name="ro1">
          <table:table-cell office:value-type="float" office:value="31743304" calcext:value-type="float">
            <text:p>31743304</text:p>
          </table:table-cell>
          <table:table-cell table:formula="of:=[.A1986]/1000/(60*60*24)" office:value-type="time" office:time-value="PT08H49M03.304S" calcext:value-type="time">
            <text:p>08:49:03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113.74" calcext:value-type="float">
            <text:p>2113.74</text:p>
          </table:table-cell>
          <table:table-cell office:value-type="float" office:value="2556.85" calcext:value-type="float">
            <text:p>2556.85</text:p>
          </table:table-cell>
        </table:table-row>
        <table:table-row table:style-name="ro1">
          <table:table-cell office:value-type="float" office:value="31759304" calcext:value-type="float">
            <text:p>31759304</text:p>
          </table:table-cell>
          <table:table-cell table:formula="of:=[.A1987]/1000/(60*60*24)" office:value-type="time" office:time-value="PT08H49M19.304S" calcext:value-type="time">
            <text:p>08:49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2114.75" calcext:value-type="float">
            <text:p>2114.75</text:p>
          </table:table-cell>
          <table:table-cell office:value-type="float" office:value="2558.01" calcext:value-type="float">
            <text:p>2558.01</text:p>
          </table:table-cell>
        </table:table-row>
        <table:table-row table:style-name="ro1">
          <table:table-cell office:value-type="float" office:value="31775304" calcext:value-type="float">
            <text:p>31775304</text:p>
          </table:table-cell>
          <table:table-cell table:formula="of:=[.A1988]/1000/(60*60*24)" office:value-type="time" office:time-value="PT08H49M35.304S" calcext:value-type="time">
            <text:p>08:49:35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115.76" calcext:value-type="float">
            <text:p>2115.76</text:p>
          </table:table-cell>
          <table:table-cell office:value-type="float" office:value="2559.16" calcext:value-type="float">
            <text:p>2559.16</text:p>
          </table:table-cell>
        </table:table-row>
        <table:table-row table:style-name="ro1">
          <table:table-cell office:value-type="float" office:value="31791304" calcext:value-type="float">
            <text:p>31791304</text:p>
          </table:table-cell>
          <table:table-cell table:formula="of:=[.A1989]/1000/(60*60*24)" office:value-type="time" office:time-value="PT08H49M51.304S" calcext:value-type="time">
            <text:p>08:49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2116.77" calcext:value-type="float">
            <text:p>2116.77</text:p>
          </table:table-cell>
          <table:table-cell office:value-type="float" office:value="2560.32" calcext:value-type="float">
            <text:p>2560.32</text:p>
          </table:table-cell>
        </table:table-row>
        <table:table-row table:style-name="ro1">
          <table:table-cell office:value-type="float" office:value="31807304" calcext:value-type="float">
            <text:p>31807304</text:p>
          </table:table-cell>
          <table:table-cell table:formula="of:=[.A1990]/1000/(60*60*24)" office:value-type="time" office:time-value="PT08H50M07.304S" calcext:value-type="time">
            <text:p>08:50:07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117.78" calcext:value-type="float">
            <text:p>2117.78</text:p>
          </table:table-cell>
          <table:table-cell office:value-type="float" office:value="2561.48" calcext:value-type="float">
            <text:p>2561.48</text:p>
          </table:table-cell>
        </table:table-row>
        <table:table-row table:style-name="ro1">
          <table:table-cell office:value-type="float" office:value="31823304" calcext:value-type="float">
            <text:p>31823304</text:p>
          </table:table-cell>
          <table:table-cell table:formula="of:=[.A1991]/1000/(60*60*24)" office:value-type="time" office:time-value="PT08H50M23.304S" calcext:value-type="time">
            <text:p>08:50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118.8" calcext:value-type="float">
            <text:p>2118.8</text:p>
          </table:table-cell>
          <table:table-cell office:value-type="float" office:value="2562.63" calcext:value-type="float">
            <text:p>2562.63</text:p>
          </table:table-cell>
        </table:table-row>
        <table:table-row table:style-name="ro1">
          <table:table-cell office:value-type="float" office:value="31839304" calcext:value-type="float">
            <text:p>31839304</text:p>
          </table:table-cell>
          <table:table-cell table:formula="of:=[.A1992]/1000/(60*60*24)" office:value-type="time" office:time-value="PT08H50M39.304S" calcext:value-type="time">
            <text:p>08:50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119.81" calcext:value-type="float">
            <text:p>2119.81</text:p>
          </table:table-cell>
          <table:table-cell office:value-type="float" office:value="2563.79" calcext:value-type="float">
            <text:p>2563.79</text:p>
          </table:table-cell>
        </table:table-row>
        <table:table-row table:style-name="ro1">
          <table:table-cell office:value-type="float" office:value="31855304" calcext:value-type="float">
            <text:p>31855304</text:p>
          </table:table-cell>
          <table:table-cell table:formula="of:=[.A1993]/1000/(60*60*24)" office:value-type="time" office:time-value="PT08H50M55.304S" calcext:value-type="time">
            <text:p>08:50:55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120.82" calcext:value-type="float">
            <text:p>2120.82</text:p>
          </table:table-cell>
          <table:table-cell office:value-type="float" office:value="2564.95" calcext:value-type="float">
            <text:p>2564.95</text:p>
          </table:table-cell>
        </table:table-row>
        <table:table-row table:style-name="ro1">
          <table:table-cell office:value-type="float" office:value="31871304" calcext:value-type="float">
            <text:p>31871304</text:p>
          </table:table-cell>
          <table:table-cell table:formula="of:=[.A1994]/1000/(60*60*24)" office:value-type="time" office:time-value="PT08H51M11.304S" calcext:value-type="time">
            <text:p>08:51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121.83" calcext:value-type="float">
            <text:p>2121.83</text:p>
          </table:table-cell>
          <table:table-cell office:value-type="float" office:value="2566.1" calcext:value-type="float">
            <text:p>2566.1</text:p>
          </table:table-cell>
        </table:table-row>
        <table:table-row table:style-name="ro1">
          <table:table-cell office:value-type="float" office:value="31887304" calcext:value-type="float">
            <text:p>31887304</text:p>
          </table:table-cell>
          <table:table-cell table:formula="of:=[.A1995]/1000/(60*60*24)" office:value-type="time" office:time-value="PT08H51M27.304S" calcext:value-type="time">
            <text:p>08:51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2122.84" calcext:value-type="float">
            <text:p>2122.84</text:p>
          </table:table-cell>
          <table:table-cell office:value-type="float" office:value="2567.25" calcext:value-type="float">
            <text:p>2567.25</text:p>
          </table:table-cell>
        </table:table-row>
        <table:table-row table:style-name="ro1">
          <table:table-cell office:value-type="float" office:value="31903304" calcext:value-type="float">
            <text:p>31903304</text:p>
          </table:table-cell>
          <table:table-cell table:formula="of:=[.A1996]/1000/(60*60*24)" office:value-type="time" office:time-value="PT08H51M43.304S" calcext:value-type="time">
            <text:p>08:51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2123.85" calcext:value-type="float">
            <text:p>2123.85</text:p>
          </table:table-cell>
          <table:table-cell office:value-type="float" office:value="2568.41" calcext:value-type="float">
            <text:p>2568.41</text:p>
          </table:table-cell>
        </table:table-row>
        <table:table-row table:style-name="ro1">
          <table:table-cell office:value-type="float" office:value="31919304" calcext:value-type="float">
            <text:p>31919304</text:p>
          </table:table-cell>
          <table:table-cell table:formula="of:=[.A1997]/1000/(60*60*24)" office:value-type="time" office:time-value="PT08H51M59.304S" calcext:value-type="time">
            <text:p>08:51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124.86" calcext:value-type="float">
            <text:p>2124.86</text:p>
          </table:table-cell>
          <table:table-cell office:value-type="float" office:value="2569.56" calcext:value-type="float">
            <text:p>2569.56</text:p>
          </table:table-cell>
        </table:table-row>
        <table:table-row table:style-name="ro1">
          <table:table-cell office:value-type="float" office:value="31935304" calcext:value-type="float">
            <text:p>31935304</text:p>
          </table:table-cell>
          <table:table-cell table:formula="of:=[.A1998]/1000/(60*60*24)" office:value-type="time" office:time-value="PT08H52M15.304S" calcext:value-type="time">
            <text:p>08:52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125.87" calcext:value-type="float">
            <text:p>2125.87</text:p>
          </table:table-cell>
          <table:table-cell office:value-type="float" office:value="2570.71" calcext:value-type="float">
            <text:p>2570.71</text:p>
          </table:table-cell>
        </table:table-row>
        <table:table-row table:style-name="ro1">
          <table:table-cell office:value-type="float" office:value="31951304" calcext:value-type="float">
            <text:p>31951304</text:p>
          </table:table-cell>
          <table:table-cell table:formula="of:=[.A1999]/1000/(60*60*24)" office:value-type="time" office:time-value="PT08H52M31.304S" calcext:value-type="time">
            <text:p>08:52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126.88" calcext:value-type="float">
            <text:p>2126.88</text:p>
          </table:table-cell>
          <table:table-cell office:value-type="float" office:value="2571.87" calcext:value-type="float">
            <text:p>2571.87</text:p>
          </table:table-cell>
        </table:table-row>
        <table:table-row table:style-name="ro1">
          <table:table-cell office:value-type="float" office:value="31967304" calcext:value-type="float">
            <text:p>31967304</text:p>
          </table:table-cell>
          <table:table-cell table:formula="of:=[.A2000]/1000/(60*60*24)" office:value-type="time" office:time-value="PT08H52M47.304S" calcext:value-type="time">
            <text:p>08:52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127.89" calcext:value-type="float">
            <text:p>2127.89</text:p>
          </table:table-cell>
          <table:table-cell office:value-type="float" office:value="2573.02" calcext:value-type="float">
            <text:p>2573.02</text:p>
          </table:table-cell>
        </table:table-row>
        <table:table-row table:style-name="ro1">
          <table:table-cell office:value-type="float" office:value="31983304" calcext:value-type="float">
            <text:p>31983304</text:p>
          </table:table-cell>
          <table:table-cell table:formula="of:=[.A2001]/1000/(60*60*24)" office:value-type="time" office:time-value="PT08H53M03.304S" calcext:value-type="time">
            <text:p>08:53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128.89" calcext:value-type="float">
            <text:p>2128.89</text:p>
          </table:table-cell>
          <table:table-cell office:value-type="float" office:value="2574.17" calcext:value-type="float">
            <text:p>2574.17</text:p>
          </table:table-cell>
        </table:table-row>
        <table:table-row table:style-name="ro1">
          <table:table-cell office:value-type="float" office:value="31999304" calcext:value-type="float">
            <text:p>31999304</text:p>
          </table:table-cell>
          <table:table-cell table:formula="of:=[.A2002]/1000/(60*60*24)" office:value-type="time" office:time-value="PT08H53M19.304S" calcext:value-type="time">
            <text:p>08:53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129.9" calcext:value-type="float">
            <text:p>2129.9</text:p>
          </table:table-cell>
          <table:table-cell office:value-type="float" office:value="2575.32" calcext:value-type="float">
            <text:p>2575.32</text:p>
          </table:table-cell>
        </table:table-row>
        <table:table-row table:style-name="ro1">
          <table:table-cell office:value-type="float" office:value="32015304" calcext:value-type="float">
            <text:p>32015304</text:p>
          </table:table-cell>
          <table:table-cell table:formula="of:=[.A2003]/1000/(60*60*24)" office:value-type="time" office:time-value="PT08H53M35.304S" calcext:value-type="time">
            <text:p>08:53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130.91" calcext:value-type="float">
            <text:p>2130.91</text:p>
          </table:table-cell>
          <table:table-cell office:value-type="float" office:value="2576.47" calcext:value-type="float">
            <text:p>2576.47</text:p>
          </table:table-cell>
        </table:table-row>
        <table:table-row table:style-name="ro1">
          <table:table-cell office:value-type="float" office:value="32031304" calcext:value-type="float">
            <text:p>32031304</text:p>
          </table:table-cell>
          <table:table-cell table:formula="of:=[.A2004]/1000/(60*60*24)" office:value-type="time" office:time-value="PT08H53M51.304S" calcext:value-type="time">
            <text:p>08:53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131.92" calcext:value-type="float">
            <text:p>2131.92</text:p>
          </table:table-cell>
          <table:table-cell office:value-type="float" office:value="2577.63" calcext:value-type="float">
            <text:p>2577.63</text:p>
          </table:table-cell>
        </table:table-row>
        <table:table-row table:style-name="ro1">
          <table:table-cell office:value-type="float" office:value="32047304" calcext:value-type="float">
            <text:p>32047304</text:p>
          </table:table-cell>
          <table:table-cell table:formula="of:=[.A2005]/1000/(60*60*24)" office:value-type="time" office:time-value="PT08H54M07.304S" calcext:value-type="time">
            <text:p>08:54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2132.93" calcext:value-type="float">
            <text:p>2132.93</text:p>
          </table:table-cell>
          <table:table-cell office:value-type="float" office:value="2578.78" calcext:value-type="float">
            <text:p>2578.78</text:p>
          </table:table-cell>
        </table:table-row>
        <table:table-row table:style-name="ro1">
          <table:table-cell office:value-type="float" office:value="32063304" calcext:value-type="float">
            <text:p>32063304</text:p>
          </table:table-cell>
          <table:table-cell table:formula="of:=[.A2006]/1000/(60*60*24)" office:value-type="time" office:time-value="PT08H54M23.304S" calcext:value-type="time">
            <text:p>08:54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7" calcext:value-type="float">
            <text:p>259.27</text:p>
          </table:table-cell>
          <table:table-cell office:value-type="float" office:value="2133.93" calcext:value-type="float">
            <text:p>2133.93</text:p>
          </table:table-cell>
          <table:table-cell office:value-type="float" office:value="2579.93" calcext:value-type="float">
            <text:p>2579.93</text:p>
          </table:table-cell>
        </table:table-row>
        <table:table-row table:style-name="ro1">
          <table:table-cell office:value-type="float" office:value="32079304" calcext:value-type="float">
            <text:p>32079304</text:p>
          </table:table-cell>
          <table:table-cell table:formula="of:=[.A2007]/1000/(60*60*24)" office:value-type="time" office:time-value="PT08H54M39.304S" calcext:value-type="time">
            <text:p>08:54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134.94" calcext:value-type="float">
            <text:p>2134.94</text:p>
          </table:table-cell>
          <table:table-cell office:value-type="float" office:value="2581.08" calcext:value-type="float">
            <text:p>2581.08</text:p>
          </table:table-cell>
        </table:table-row>
        <table:table-row table:style-name="ro1">
          <table:table-cell office:value-type="float" office:value="32095304" calcext:value-type="float">
            <text:p>32095304</text:p>
          </table:table-cell>
          <table:table-cell table:formula="of:=[.A2008]/1000/(60*60*24)" office:value-type="time" office:time-value="PT08H54M55.304S" calcext:value-type="time">
            <text:p>08:54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135.95" calcext:value-type="float">
            <text:p>2135.95</text:p>
          </table:table-cell>
          <table:table-cell office:value-type="float" office:value="2582.23" calcext:value-type="float">
            <text:p>2582.23</text:p>
          </table:table-cell>
        </table:table-row>
        <table:table-row table:style-name="ro1">
          <table:table-cell office:value-type="float" office:value="32111304" calcext:value-type="float">
            <text:p>32111304</text:p>
          </table:table-cell>
          <table:table-cell table:formula="of:=[.A2009]/1000/(60*60*24)" office:value-type="time" office:time-value="PT08H55M11.304S" calcext:value-type="time">
            <text:p>08:55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136.96" calcext:value-type="float">
            <text:p>2136.96</text:p>
          </table:table-cell>
          <table:table-cell office:value-type="float" office:value="2583.39" calcext:value-type="float">
            <text:p>2583.39</text:p>
          </table:table-cell>
        </table:table-row>
        <table:table-row table:style-name="ro1">
          <table:table-cell office:value-type="float" office:value="32127304" calcext:value-type="float">
            <text:p>32127304</text:p>
          </table:table-cell>
          <table:table-cell table:formula="of:=[.A2010]/1000/(60*60*24)" office:value-type="time" office:time-value="PT08H55M27.304S" calcext:value-type="time">
            <text:p>08:55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2137.96" calcext:value-type="float">
            <text:p>2137.96</text:p>
          </table:table-cell>
          <table:table-cell office:value-type="float" office:value="2584.53" calcext:value-type="float">
            <text:p>2584.53</text:p>
          </table:table-cell>
        </table:table-row>
        <table:table-row table:style-name="ro1">
          <table:table-cell office:value-type="float" office:value="32143304" calcext:value-type="float">
            <text:p>32143304</text:p>
          </table:table-cell>
          <table:table-cell table:formula="of:=[.A2011]/1000/(60*60*24)" office:value-type="time" office:time-value="PT08H55M43.304S" calcext:value-type="time">
            <text:p>08:55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138.97" calcext:value-type="float">
            <text:p>2138.97</text:p>
          </table:table-cell>
          <table:table-cell office:value-type="float" office:value="2585.68" calcext:value-type="float">
            <text:p>2585.68</text:p>
          </table:table-cell>
        </table:table-row>
        <table:table-row table:style-name="ro1">
          <table:table-cell office:value-type="float" office:value="32159304" calcext:value-type="float">
            <text:p>32159304</text:p>
          </table:table-cell>
          <table:table-cell table:formula="of:=[.A2012]/1000/(60*60*24)" office:value-type="time" office:time-value="PT08H55M59.304S" calcext:value-type="time">
            <text:p>08:55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2139.98" calcext:value-type="float">
            <text:p>2139.98</text:p>
          </table:table-cell>
          <table:table-cell office:value-type="float" office:value="2586.83" calcext:value-type="float">
            <text:p>2586.83</text:p>
          </table:table-cell>
        </table:table-row>
        <table:table-row table:style-name="ro1">
          <table:table-cell office:value-type="float" office:value="32175304" calcext:value-type="float">
            <text:p>32175304</text:p>
          </table:table-cell>
          <table:table-cell table:formula="of:=[.A2013]/1000/(60*60*24)" office:value-type="time" office:time-value="PT08H56M15.304S" calcext:value-type="time">
            <text:p>08:56:15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2140.99" calcext:value-type="float">
            <text:p>2140.99</text:p>
          </table:table-cell>
          <table:table-cell office:value-type="float" office:value="2587.98" calcext:value-type="float">
            <text:p>2587.98</text:p>
          </table:table-cell>
        </table:table-row>
        <table:table-row table:style-name="ro1">
          <table:table-cell office:value-type="float" office:value="32191304" calcext:value-type="float">
            <text:p>32191304</text:p>
          </table:table-cell>
          <table:table-cell table:formula="of:=[.A2014]/1000/(60*60*24)" office:value-type="time" office:time-value="PT08H56M31.304S" calcext:value-type="time">
            <text:p>08:56:31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2142" calcext:value-type="float">
            <text:p>2142</text:p>
          </table:table-cell>
          <table:table-cell office:value-type="float" office:value="2589.13" calcext:value-type="float">
            <text:p>2589.13</text:p>
          </table:table-cell>
        </table:table-row>
        <table:table-row table:style-name="ro1">
          <table:table-cell office:value-type="float" office:value="32207304" calcext:value-type="float">
            <text:p>32207304</text:p>
          </table:table-cell>
          <table:table-cell table:formula="of:=[.A2015]/1000/(60*60*24)" office:value-type="time" office:time-value="PT08H56M47.304S" calcext:value-type="time">
            <text:p>08:56:47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2143" calcext:value-type="float">
            <text:p>2143</text:p>
          </table:table-cell>
          <table:table-cell office:value-type="float" office:value="2590.28" calcext:value-type="float">
            <text:p>2590.28</text:p>
          </table:table-cell>
        </table:table-row>
        <table:table-row table:style-name="ro1">
          <table:table-cell office:value-type="float" office:value="32223304" calcext:value-type="float">
            <text:p>32223304</text:p>
          </table:table-cell>
          <table:table-cell table:formula="of:=[.A2016]/1000/(60*60*24)" office:value-type="time" office:time-value="PT08H57M03.304S" calcext:value-type="time">
            <text:p>08:57:03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2144.01" calcext:value-type="float">
            <text:p>2144.01</text:p>
          </table:table-cell>
          <table:table-cell office:value-type="float" office:value="2591.42" calcext:value-type="float">
            <text:p>2591.42</text:p>
          </table:table-cell>
        </table:table-row>
        <table:table-row table:style-name="ro1">
          <table:table-cell office:value-type="float" office:value="32239304" calcext:value-type="float">
            <text:p>32239304</text:p>
          </table:table-cell>
          <table:table-cell table:formula="of:=[.A2017]/1000/(60*60*24)" office:value-type="time" office:time-value="PT08H57M19.304S" calcext:value-type="time">
            <text:p>08:57:19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2145.02" calcext:value-type="float">
            <text:p>2145.02</text:p>
          </table:table-cell>
          <table:table-cell office:value-type="float" office:value="2592.57" calcext:value-type="float">
            <text:p>2592.57</text:p>
          </table:table-cell>
        </table:table-row>
        <table:table-row table:style-name="ro1">
          <table:table-cell office:value-type="float" office:value="32255304" calcext:value-type="float">
            <text:p>32255304</text:p>
          </table:table-cell>
          <table:table-cell table:formula="of:=[.A2018]/1000/(60*60*24)" office:value-type="time" office:time-value="PT08H57M35.304S" calcext:value-type="time">
            <text:p>08:57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146.02" calcext:value-type="float">
            <text:p>2146.02</text:p>
          </table:table-cell>
          <table:table-cell office:value-type="float" office:value="2593.71" calcext:value-type="float">
            <text:p>2593.71</text:p>
          </table:table-cell>
        </table:table-row>
        <table:table-row table:style-name="ro1">
          <table:table-cell office:value-type="float" office:value="32271304" calcext:value-type="float">
            <text:p>32271304</text:p>
          </table:table-cell>
          <table:table-cell table:formula="of:=[.A2019]/1000/(60*60*24)" office:value-type="time" office:time-value="PT08H57M51.304S" calcext:value-type="time">
            <text:p>08:57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147.03" calcext:value-type="float">
            <text:p>2147.03</text:p>
          </table:table-cell>
          <table:table-cell office:value-type="float" office:value="2594.86" calcext:value-type="float">
            <text:p>2594.86</text:p>
          </table:table-cell>
        </table:table-row>
        <table:table-row table:style-name="ro1">
          <table:table-cell office:value-type="float" office:value="32287304" calcext:value-type="float">
            <text:p>32287304</text:p>
          </table:table-cell>
          <table:table-cell table:formula="of:=[.A2020]/1000/(60*60*24)" office:value-type="time" office:time-value="PT08H58M07.304S" calcext:value-type="time">
            <text:p>08:58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148.04" calcext:value-type="float">
            <text:p>2148.04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32303304" calcext:value-type="float">
            <text:p>32303304</text:p>
          </table:table-cell>
          <table:table-cell table:formula="of:=[.A2021]/1000/(60*60*24)" office:value-type="time" office:time-value="PT08H58M23.304S" calcext:value-type="time">
            <text:p>08:58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149.04" calcext:value-type="float">
            <text:p>2149.04</text:p>
          </table:table-cell>
          <table:table-cell office:value-type="float" office:value="2597.15" calcext:value-type="float">
            <text:p>2597.15</text:p>
          </table:table-cell>
        </table:table-row>
        <table:table-row table:style-name="ro1">
          <table:table-cell office:value-type="float" office:value="32319304" calcext:value-type="float">
            <text:p>32319304</text:p>
          </table:table-cell>
          <table:table-cell table:formula="of:=[.A2022]/1000/(60*60*24)" office:value-type="time" office:time-value="PT08H58M39.304S" calcext:value-type="time">
            <text:p>08:58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150.04" calcext:value-type="float">
            <text:p>2150.04</text:p>
          </table:table-cell>
          <table:table-cell office:value-type="float" office:value="2598.29" calcext:value-type="float">
            <text:p>2598.29</text:p>
          </table:table-cell>
        </table:table-row>
        <table:table-row table:style-name="ro1">
          <table:table-cell office:value-type="float" office:value="32335304" calcext:value-type="float">
            <text:p>32335304</text:p>
          </table:table-cell>
          <table:table-cell table:formula="of:=[.A2023]/1000/(60*60*24)" office:value-type="time" office:time-value="PT08H58M55.304S" calcext:value-type="time">
            <text:p>08:58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8.46" calcext:value-type="float">
            <text:p>258.46</text:p>
          </table:table-cell>
          <table:table-cell office:value-type="float" office:value="2151.05" calcext:value-type="float">
            <text:p>2151.05</text:p>
          </table:table-cell>
          <table:table-cell office:value-type="float" office:value="2599.44" calcext:value-type="float">
            <text:p>2599.44</text:p>
          </table:table-cell>
        </table:table-row>
        <table:table-row table:style-name="ro1">
          <table:table-cell office:value-type="float" office:value="32351304" calcext:value-type="float">
            <text:p>32351304</text:p>
          </table:table-cell>
          <table:table-cell table:formula="of:=[.A2024]/1000/(60*60*24)" office:value-type="time" office:time-value="PT08H59M11.304S" calcext:value-type="time">
            <text:p>08:59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2152.05" calcext:value-type="float">
            <text:p>2152.05</text:p>
          </table:table-cell>
          <table:table-cell office:value-type="float" office:value="2600.58" calcext:value-type="float">
            <text:p>2600.58</text:p>
          </table:table-cell>
        </table:table-row>
        <table:table-row table:style-name="ro1">
          <table:table-cell office:value-type="float" office:value="32367304" calcext:value-type="float">
            <text:p>32367304</text:p>
          </table:table-cell>
          <table:table-cell table:formula="of:=[.A2025]/1000/(60*60*24)" office:value-type="time" office:time-value="PT08H59M27.304S" calcext:value-type="time">
            <text:p>08:59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5" calcext:value-type="float">
            <text:p>257.55</text:p>
          </table:table-cell>
          <table:table-cell office:value-type="float" office:value="2153.06" calcext:value-type="float">
            <text:p>2153.06</text:p>
          </table:table-cell>
          <table:table-cell office:value-type="float" office:value="2601.73" calcext:value-type="float">
            <text:p>2601.73</text:p>
          </table:table-cell>
        </table:table-row>
        <table:table-row table:style-name="ro1">
          <table:table-cell office:value-type="float" office:value="32383304" calcext:value-type="float">
            <text:p>32383304</text:p>
          </table:table-cell>
          <table:table-cell table:formula="of:=[.A2026]/1000/(60*60*24)" office:value-type="time" office:time-value="PT08H59M43.304S" calcext:value-type="time">
            <text:p>08:59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154.06" calcext:value-type="float">
            <text:p>2154.06</text:p>
          </table:table-cell>
          <table:table-cell office:value-type="float" office:value="2602.87" calcext:value-type="float">
            <text:p>2602.87</text:p>
          </table:table-cell>
        </table:table-row>
        <table:table-row table:style-name="ro1">
          <table:table-cell office:value-type="float" office:value="32399304" calcext:value-type="float">
            <text:p>32399304</text:p>
          </table:table-cell>
          <table:table-cell table:formula="of:=[.A2027]/1000/(60*60*24)" office:value-type="time" office:time-value="PT08H59M59.304S" calcext:value-type="time">
            <text:p>08:59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155.07" calcext:value-type="float">
            <text:p>2155.07</text:p>
          </table:table-cell>
          <table:table-cell office:value-type="float" office:value="2604.01" calcext:value-type="float">
            <text:p>2604.01</text:p>
          </table:table-cell>
        </table:table-row>
        <table:table-row table:style-name="ro1">
          <table:table-cell office:value-type="float" office:value="32415304" calcext:value-type="float">
            <text:p>32415304</text:p>
          </table:table-cell>
          <table:table-cell table:formula="of:=[.A2028]/1000/(60*60*24)" office:value-type="time" office:time-value="PT09H00M15.304S" calcext:value-type="time">
            <text:p>09:00:15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3" calcext:value-type="float">
            <text:p>256.53</text:p>
          </table:table-cell>
          <table:table-cell office:value-type="float" office:value="2156.07" calcext:value-type="float">
            <text:p>2156.07</text:p>
          </table:table-cell>
          <table:table-cell office:value-type="float" office:value="2605.16" calcext:value-type="float">
            <text:p>2605.16</text:p>
          </table:table-cell>
        </table:table-row>
        <table:table-row table:style-name="ro1">
          <table:table-cell office:value-type="float" office:value="32431304" calcext:value-type="float">
            <text:p>32431304</text:p>
          </table:table-cell>
          <table:table-cell table:formula="of:=[.A2029]/1000/(60*60*24)" office:value-type="time" office:time-value="PT09H00M31.304S" calcext:value-type="time">
            <text:p>09:00:31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2157.07" calcext:value-type="float">
            <text:p>2157.07</text:p>
          </table:table-cell>
          <table:table-cell office:value-type="float" office:value="2606.3" calcext:value-type="float">
            <text:p>2606.3</text:p>
          </table:table-cell>
        </table:table-row>
        <table:table-row table:style-name="ro1">
          <table:table-cell office:value-type="float" office:value="32447304" calcext:value-type="float">
            <text:p>32447304</text:p>
          </table:table-cell>
          <table:table-cell table:formula="of:=[.A2030]/1000/(60*60*24)" office:value-type="time" office:time-value="PT09H00M47.304S" calcext:value-type="time">
            <text:p>09:00:47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158.08" calcext:value-type="float">
            <text:p>2158.08</text:p>
          </table:table-cell>
          <table:table-cell office:value-type="float" office:value="2607.44" calcext:value-type="float">
            <text:p>2607.44</text:p>
          </table:table-cell>
        </table:table-row>
        <table:table-row table:style-name="ro1">
          <table:table-cell office:value-type="float" office:value="32463304" calcext:value-type="float">
            <text:p>32463304</text:p>
          </table:table-cell>
          <table:table-cell table:formula="of:=[.A2031]/1000/(60*60*24)" office:value-type="time" office:time-value="PT09H01M03.304S" calcext:value-type="time">
            <text:p>09:01:03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159.08" calcext:value-type="float">
            <text:p>2159.08</text:p>
          </table:table-cell>
          <table:table-cell office:value-type="float" office:value="2608.59" calcext:value-type="float">
            <text:p>2608.59</text:p>
          </table:table-cell>
        </table:table-row>
        <table:table-row table:style-name="ro1">
          <table:table-cell office:value-type="float" office:value="32479304" calcext:value-type="float">
            <text:p>32479304</text:p>
          </table:table-cell>
          <table:table-cell table:formula="of:=[.A2032]/1000/(60*60*24)" office:value-type="time" office:time-value="PT09H01M19.304S" calcext:value-type="time">
            <text:p>09:01:19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160.09" calcext:value-type="float">
            <text:p>2160.09</text:p>
          </table:table-cell>
          <table:table-cell office:value-type="float" office:value="2609.73" calcext:value-type="float">
            <text:p>2609.73</text:p>
          </table:table-cell>
        </table:table-row>
        <table:table-row table:style-name="ro1">
          <table:table-cell office:value-type="float" office:value="32495304" calcext:value-type="float">
            <text:p>32495304</text:p>
          </table:table-cell>
          <table:table-cell table:formula="of:=[.A2033]/1000/(60*60*24)" office:value-type="time" office:time-value="PT09H01M35.304S" calcext:value-type="time">
            <text:p>09:01:35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161.09" calcext:value-type="float">
            <text:p>2161.09</text:p>
          </table:table-cell>
          <table:table-cell office:value-type="float" office:value="2610.88" calcext:value-type="float">
            <text:p>2610.88</text:p>
          </table:table-cell>
        </table:table-row>
        <table:table-row table:style-name="ro1">
          <table:table-cell office:value-type="float" office:value="32511304" calcext:value-type="float">
            <text:p>32511304</text:p>
          </table:table-cell>
          <table:table-cell table:formula="of:=[.A2034]/1000/(60*60*24)" office:value-type="time" office:time-value="PT09H01M51.304S" calcext:value-type="time">
            <text:p>09:01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2162.09" calcext:value-type="float">
            <text:p>2162.09</text:p>
          </table:table-cell>
          <table:table-cell office:value-type="float" office:value="2612.02" calcext:value-type="float">
            <text:p>2612.02</text:p>
          </table:table-cell>
        </table:table-row>
        <table:table-row table:style-name="ro1">
          <table:table-cell office:value-type="float" office:value="32527304" calcext:value-type="float">
            <text:p>32527304</text:p>
          </table:table-cell>
          <table:table-cell table:formula="of:=[.A2035]/1000/(60*60*24)" office:value-type="time" office:time-value="PT09H02M07.304S" calcext:value-type="time">
            <text:p>09:02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2163.1" calcext:value-type="float">
            <text:p>2163.1</text:p>
          </table:table-cell>
          <table:table-cell office:value-type="float" office:value="2613.16" calcext:value-type="float">
            <text:p>2613.16</text:p>
          </table:table-cell>
        </table:table-row>
        <table:table-row table:style-name="ro1">
          <table:table-cell office:value-type="float" office:value="32543304" calcext:value-type="float">
            <text:p>32543304</text:p>
          </table:table-cell>
          <table:table-cell table:formula="of:=[.A2036]/1000/(60*60*24)" office:value-type="time" office:time-value="PT09H02M23.304S" calcext:value-type="time">
            <text:p>09:02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2164.1" calcext:value-type="float">
            <text:p>2164.1</text:p>
          </table:table-cell>
          <table:table-cell office:value-type="float" office:value="2614.3" calcext:value-type="float">
            <text:p>2614.3</text:p>
          </table:table-cell>
        </table:table-row>
        <table:table-row table:style-name="ro1">
          <table:table-cell office:value-type="float" office:value="32559304" calcext:value-type="float">
            <text:p>32559304</text:p>
          </table:table-cell>
          <table:table-cell table:formula="of:=[.A2037]/1000/(60*60*24)" office:value-type="time" office:time-value="PT09H02M39.304S" calcext:value-type="time">
            <text:p>09:02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165.11" calcext:value-type="float">
            <text:p>2165.11</text:p>
          </table:table-cell>
          <table:table-cell office:value-type="float" office:value="2615.44" calcext:value-type="float">
            <text:p>2615.44</text:p>
          </table:table-cell>
        </table:table-row>
        <table:table-row table:style-name="ro1">
          <table:table-cell office:value-type="float" office:value="32575304" calcext:value-type="float">
            <text:p>32575304</text:p>
          </table:table-cell>
          <table:table-cell table:formula="of:=[.A2038]/1000/(60*60*24)" office:value-type="time" office:time-value="PT09H02M55.304S" calcext:value-type="time">
            <text:p>09:02:55</text:p>
          </table:table-cell>
          <table:table-cell office:value-type="float" office:value="1.14" calcext:value-type="float">
            <text:p>1.14</text:p>
          </table:table-cell>
          <table:table-cell office:value-type="float" office:value="225.6" calcext:value-type="float">
            <text:p>225.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166.11" calcext:value-type="float">
            <text:p>2166.11</text:p>
          </table:table-cell>
          <table:table-cell office:value-type="float" office:value="2616.57" calcext:value-type="float">
            <text:p>2616.57</text:p>
          </table:table-cell>
        </table:table-row>
        <table:table-row table:style-name="ro1">
          <table:table-cell office:value-type="float" office:value="32591304" calcext:value-type="float">
            <text:p>32591304</text:p>
          </table:table-cell>
          <table:table-cell table:formula="of:=[.A2039]/1000/(60*60*24)" office:value-type="time" office:time-value="PT09H03M11.304S" calcext:value-type="time">
            <text:p>09:03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167.11" calcext:value-type="float">
            <text:p>2167.11</text:p>
          </table:table-cell>
          <table:table-cell office:value-type="float" office:value="2617.71" calcext:value-type="float">
            <text:p>2617.71</text:p>
          </table:table-cell>
        </table:table-row>
        <table:table-row table:style-name="ro1">
          <table:table-cell office:value-type="float" office:value="32607304" calcext:value-type="float">
            <text:p>32607304</text:p>
          </table:table-cell>
          <table:table-cell table:formula="of:=[.A2040]/1000/(60*60*24)" office:value-type="time" office:time-value="PT09H03M27.304S" calcext:value-type="time">
            <text:p>09:03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5" calcext:value-type="float">
            <text:p>255.95</text:p>
          </table:table-cell>
          <table:table-cell office:value-type="float" office:value="2168.12" calcext:value-type="float">
            <text:p>2168.12</text:p>
          </table:table-cell>
          <table:table-cell office:value-type="float" office:value="2618.85" calcext:value-type="float">
            <text:p>2618.85</text:p>
          </table:table-cell>
        </table:table-row>
        <table:table-row table:style-name="ro1">
          <table:table-cell office:value-type="float" office:value="32623304" calcext:value-type="float">
            <text:p>32623304</text:p>
          </table:table-cell>
          <table:table-cell table:formula="of:=[.A2041]/1000/(60*60*24)" office:value-type="time" office:time-value="PT09H03M43.304S" calcext:value-type="time">
            <text:p>09:03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2169.12" calcext:value-type="float">
            <text:p>2169.12</text:p>
          </table:table-cell>
          <table:table-cell office:value-type="float" office:value="2619.99" calcext:value-type="float">
            <text:p>2619.99</text:p>
          </table:table-cell>
        </table:table-row>
        <table:table-row table:style-name="ro1">
          <table:table-cell office:value-type="float" office:value="32639304" calcext:value-type="float">
            <text:p>32639304</text:p>
          </table:table-cell>
          <table:table-cell table:formula="of:=[.A2042]/1000/(60*60*24)" office:value-type="time" office:time-value="PT09H03M59.304S" calcext:value-type="time">
            <text:p>09:03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2170.12" calcext:value-type="float">
            <text:p>2170.12</text:p>
          </table:table-cell>
          <table:table-cell office:value-type="float" office:value="2621.12" calcext:value-type="float">
            <text:p>2621.12</text:p>
          </table:table-cell>
        </table:table-row>
        <table:table-row table:style-name="ro1">
          <table:table-cell office:value-type="float" office:value="32655304" calcext:value-type="float">
            <text:p>32655304</text:p>
          </table:table-cell>
          <table:table-cell table:formula="of:=[.A2043]/1000/(60*60*24)" office:value-type="time" office:time-value="PT09H04M15.304S" calcext:value-type="time">
            <text:p>09:04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171.13" calcext:value-type="float">
            <text:p>2171.13</text:p>
          </table:table-cell>
          <table:table-cell office:value-type="float" office:value="2622.26" calcext:value-type="float">
            <text:p>2622.26</text:p>
          </table:table-cell>
        </table:table-row>
        <table:table-row table:style-name="ro1">
          <table:table-cell office:value-type="float" office:value="32671304" calcext:value-type="float">
            <text:p>32671304</text:p>
          </table:table-cell>
          <table:table-cell table:formula="of:=[.A2044]/1000/(60*60*24)" office:value-type="time" office:time-value="PT09H04M31.304S" calcext:value-type="time">
            <text:p>09:04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172.13" calcext:value-type="float">
            <text:p>2172.13</text:p>
          </table:table-cell>
          <table:table-cell office:value-type="float" office:value="2623.4" calcext:value-type="float">
            <text:p>2623.4</text:p>
          </table:table-cell>
        </table:table-row>
        <table:table-row table:style-name="ro1">
          <table:table-cell office:value-type="float" office:value="32687304" calcext:value-type="float">
            <text:p>32687304</text:p>
          </table:table-cell>
          <table:table-cell table:formula="of:=[.A2045]/1000/(60*60*24)" office:value-type="time" office:time-value="PT09H04M47.304S" calcext:value-type="time">
            <text:p>09:04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173.13" calcext:value-type="float">
            <text:p>2173.13</text:p>
          </table:table-cell>
          <table:table-cell office:value-type="float" office:value="2624.53" calcext:value-type="float">
            <text:p>2624.53</text:p>
          </table:table-cell>
        </table:table-row>
        <table:table-row table:style-name="ro1">
          <table:table-cell office:value-type="float" office:value="32703304" calcext:value-type="float">
            <text:p>32703304</text:p>
          </table:table-cell>
          <table:table-cell table:formula="of:=[.A2046]/1000/(60*60*24)" office:value-type="time" office:time-value="PT09H05M03.304S" calcext:value-type="time">
            <text:p>09:05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174.13" calcext:value-type="float">
            <text:p>2174.13</text:p>
          </table:table-cell>
          <table:table-cell office:value-type="float" office:value="2625.67" calcext:value-type="float">
            <text:p>2625.67</text:p>
          </table:table-cell>
        </table:table-row>
        <table:table-row table:style-name="ro1">
          <table:table-cell office:value-type="float" office:value="32719304" calcext:value-type="float">
            <text:p>32719304</text:p>
          </table:table-cell>
          <table:table-cell table:formula="of:=[.A2047]/1000/(60*60*24)" office:value-type="time" office:time-value="PT09H05M19.304S" calcext:value-type="time">
            <text:p>09:05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175.13" calcext:value-type="float">
            <text:p>2175.13</text:p>
          </table:table-cell>
          <table:table-cell office:value-type="float" office:value="2626.81" calcext:value-type="float">
            <text:p>2626.81</text:p>
          </table:table-cell>
        </table:table-row>
        <table:table-row table:style-name="ro1">
          <table:table-cell office:value-type="float" office:value="32735304" calcext:value-type="float">
            <text:p>32735304</text:p>
          </table:table-cell>
          <table:table-cell table:formula="of:=[.A2048]/1000/(60*60*24)" office:value-type="time" office:time-value="PT09H05M35.304S" calcext:value-type="time">
            <text:p>09:05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2176.13" calcext:value-type="float">
            <text:p>2176.13</text:p>
          </table:table-cell>
          <table:table-cell office:value-type="float" office:value="2627.94" calcext:value-type="float">
            <text:p>2627.94</text:p>
          </table:table-cell>
        </table:table-row>
        <table:table-row table:style-name="ro1">
          <table:table-cell office:value-type="float" office:value="32751304" calcext:value-type="float">
            <text:p>32751304</text:p>
          </table:table-cell>
          <table:table-cell table:formula="of:=[.A2049]/1000/(60*60*24)" office:value-type="time" office:time-value="PT09H05M51.304S" calcext:value-type="time">
            <text:p>09:05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2177.13" calcext:value-type="float">
            <text:p>2177.13</text:p>
          </table:table-cell>
          <table:table-cell office:value-type="float" office:value="2629.08" calcext:value-type="float">
            <text:p>2629.08</text:p>
          </table:table-cell>
        </table:table-row>
        <table:table-row table:style-name="ro1">
          <table:table-cell office:value-type="float" office:value="32767304" calcext:value-type="float">
            <text:p>32767304</text:p>
          </table:table-cell>
          <table:table-cell table:formula="of:=[.A2050]/1000/(60*60*24)" office:value-type="time" office:time-value="PT09H06M07.304S" calcext:value-type="time">
            <text:p>09:06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2178.13" calcext:value-type="float">
            <text:p>2178.13</text:p>
          </table:table-cell>
          <table:table-cell office:value-type="float" office:value="2630.22" calcext:value-type="float">
            <text:p>2630.22</text:p>
          </table:table-cell>
        </table:table-row>
        <table:table-row table:style-name="ro1">
          <table:table-cell office:value-type="float" office:value="32783304" calcext:value-type="float">
            <text:p>32783304</text:p>
          </table:table-cell>
          <table:table-cell table:formula="of:=[.A2051]/1000/(60*60*24)" office:value-type="time" office:time-value="PT09H06M23.304S" calcext:value-type="time">
            <text:p>09:06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2179.13" calcext:value-type="float">
            <text:p>2179.13</text:p>
          </table:table-cell>
          <table:table-cell office:value-type="float" office:value="2631.35" calcext:value-type="float">
            <text:p>2631.35</text:p>
          </table:table-cell>
        </table:table-row>
        <table:table-row table:style-name="ro1">
          <table:table-cell office:value-type="float" office:value="32799304" calcext:value-type="float">
            <text:p>32799304</text:p>
          </table:table-cell>
          <table:table-cell table:formula="of:=[.A2052]/1000/(60*60*24)" office:value-type="time" office:time-value="PT09H06M39.304S" calcext:value-type="time">
            <text:p>09:06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2180.13" calcext:value-type="float">
            <text:p>2180.13</text:p>
          </table:table-cell>
          <table:table-cell office:value-type="float" office:value="2632.49" calcext:value-type="float">
            <text:p>2632.49</text:p>
          </table:table-cell>
        </table:table-row>
        <table:table-row table:style-name="ro1">
          <table:table-cell office:value-type="float" office:value="32815304" calcext:value-type="float">
            <text:p>32815304</text:p>
          </table:table-cell>
          <table:table-cell table:formula="of:=[.A2053]/1000/(60*60*24)" office:value-type="time" office:time-value="PT09H06M55.304S" calcext:value-type="time">
            <text:p>09:06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181.13" calcext:value-type="float">
            <text:p>2181.13</text:p>
          </table:table-cell>
          <table:table-cell office:value-type="float" office:value="2633.62" calcext:value-type="float">
            <text:p>2633.62</text:p>
          </table:table-cell>
        </table:table-row>
        <table:table-row table:style-name="ro1">
          <table:table-cell office:value-type="float" office:value="32831304" calcext:value-type="float">
            <text:p>32831304</text:p>
          </table:table-cell>
          <table:table-cell table:formula="of:=[.A2054]/1000/(60*60*24)" office:value-type="time" office:time-value="PT09H07M11.304S" calcext:value-type="time">
            <text:p>09:07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2182.13" calcext:value-type="float">
            <text:p>2182.13</text:p>
          </table:table-cell>
          <table:table-cell office:value-type="float" office:value="2634.75" calcext:value-type="float">
            <text:p>2634.75</text:p>
          </table:table-cell>
        </table:table-row>
        <table:table-row table:style-name="ro1">
          <table:table-cell office:value-type="float" office:value="32847304" calcext:value-type="float">
            <text:p>32847304</text:p>
          </table:table-cell>
          <table:table-cell table:formula="of:=[.A2055]/1000/(60*60*24)" office:value-type="time" office:time-value="PT09H07M27.304S" calcext:value-type="time">
            <text:p>09:07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2183.13" calcext:value-type="float">
            <text:p>2183.13</text:p>
          </table:table-cell>
          <table:table-cell office:value-type="float" office:value="2635.89" calcext:value-type="float">
            <text:p>2635.89</text:p>
          </table:table-cell>
        </table:table-row>
        <table:table-row table:style-name="ro1">
          <table:table-cell office:value-type="float" office:value="32863304" calcext:value-type="float">
            <text:p>32863304</text:p>
          </table:table-cell>
          <table:table-cell table:formula="of:=[.A2056]/1000/(60*60*24)" office:value-type="time" office:time-value="PT09H07M43.304S" calcext:value-type="time">
            <text:p>09:07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2184.13" calcext:value-type="float">
            <text:p>2184.13</text:p>
          </table:table-cell>
          <table:table-cell office:value-type="float" office:value="2637.02" calcext:value-type="float">
            <text:p>2637.02</text:p>
          </table:table-cell>
        </table:table-row>
        <table:table-row table:style-name="ro1">
          <table:table-cell office:value-type="float" office:value="32879304" calcext:value-type="float">
            <text:p>32879304</text:p>
          </table:table-cell>
          <table:table-cell table:formula="of:=[.A2057]/1000/(60*60*24)" office:value-type="time" office:time-value="PT09H07M59.304S" calcext:value-type="time">
            <text:p>09:07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5.15" calcext:value-type="float">
            <text:p>255.15</text:p>
          </table:table-cell>
          <table:table-cell office:value-type="float" office:value="2185.13" calcext:value-type="float">
            <text:p>2185.13</text:p>
          </table:table-cell>
          <table:table-cell office:value-type="float" office:value="2638.15" calcext:value-type="float">
            <text:p>2638.15</text:p>
          </table:table-cell>
        </table:table-row>
        <table:table-row table:style-name="ro1">
          <table:table-cell office:value-type="float" office:value="32895304" calcext:value-type="float">
            <text:p>32895304</text:p>
          </table:table-cell>
          <table:table-cell table:formula="of:=[.A2058]/1000/(60*60*24)" office:value-type="time" office:time-value="PT09H08M15.304S" calcext:value-type="time">
            <text:p>09:08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2186.13" calcext:value-type="float">
            <text:p>2186.13</text:p>
          </table:table-cell>
          <table:table-cell office:value-type="float" office:value="2639.28" calcext:value-type="float">
            <text:p>2639.28</text:p>
          </table:table-cell>
        </table:table-row>
        <table:table-row table:style-name="ro1">
          <table:table-cell office:value-type="float" office:value="32911304" calcext:value-type="float">
            <text:p>32911304</text:p>
          </table:table-cell>
          <table:table-cell table:formula="of:=[.A2059]/1000/(60*60*24)" office:value-type="time" office:time-value="PT09H08M31.304S" calcext:value-type="time">
            <text:p>09:08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2187.13" calcext:value-type="float">
            <text:p>2187.13</text:p>
          </table:table-cell>
          <table:table-cell office:value-type="float" office:value="2640.41" calcext:value-type="float">
            <text:p>2640.41</text:p>
          </table:table-cell>
        </table:table-row>
        <table:table-row table:style-name="ro1">
          <table:table-cell office:value-type="float" office:value="32927304" calcext:value-type="float">
            <text:p>32927304</text:p>
          </table:table-cell>
          <table:table-cell table:formula="of:=[.A2060]/1000/(60*60*24)" office:value-type="time" office:time-value="PT09H08M47.304S" calcext:value-type="time">
            <text:p>09:08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2188.13" calcext:value-type="float">
            <text:p>2188.13</text:p>
          </table:table-cell>
          <table:table-cell office:value-type="float" office:value="2641.54" calcext:value-type="float">
            <text:p>2641.54</text:p>
          </table:table-cell>
        </table:table-row>
        <table:table-row table:style-name="ro1">
          <table:table-cell office:value-type="float" office:value="32943304" calcext:value-type="float">
            <text:p>32943304</text:p>
          </table:table-cell>
          <table:table-cell table:formula="of:=[.A2061]/1000/(60*60*24)" office:value-type="time" office:time-value="PT09H09M03.304S" calcext:value-type="time">
            <text:p>09:09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2189.13" calcext:value-type="float">
            <text:p>2189.13</text:p>
          </table:table-cell>
          <table:table-cell office:value-type="float" office:value="2642.67" calcext:value-type="float">
            <text:p>2642.67</text:p>
          </table:table-cell>
        </table:table-row>
        <table:table-row table:style-name="ro1">
          <table:table-cell office:value-type="float" office:value="32959304" calcext:value-type="float">
            <text:p>32959304</text:p>
          </table:table-cell>
          <table:table-cell table:formula="of:=[.A2062]/1000/(60*60*24)" office:value-type="time" office:time-value="PT09H09M19.304S" calcext:value-type="time">
            <text:p>09:09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190.13" calcext:value-type="float">
            <text:p>2190.13</text:p>
          </table:table-cell>
          <table:table-cell office:value-type="float" office:value="2643.8" calcext:value-type="float">
            <text:p>2643.8</text:p>
          </table:table-cell>
        </table:table-row>
        <table:table-row table:style-name="ro1">
          <table:table-cell office:value-type="float" office:value="32975304" calcext:value-type="float">
            <text:p>32975304</text:p>
          </table:table-cell>
          <table:table-cell table:formula="of:=[.A2063]/1000/(60*60*24)" office:value-type="time" office:time-value="PT09H09M35.304S" calcext:value-type="time">
            <text:p>09:09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191.13" calcext:value-type="float">
            <text:p>2191.13</text:p>
          </table:table-cell>
          <table:table-cell office:value-type="float" office:value="2644.92" calcext:value-type="float">
            <text:p>2644.92</text:p>
          </table:table-cell>
        </table:table-row>
        <table:table-row table:style-name="ro1">
          <table:table-cell office:value-type="float" office:value="32991304" calcext:value-type="float">
            <text:p>32991304</text:p>
          </table:table-cell>
          <table:table-cell table:formula="of:=[.A2064]/1000/(60*60*24)" office:value-type="time" office:time-value="PT09H09M51.304S" calcext:value-type="time">
            <text:p>09:09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192.13" calcext:value-type="float">
            <text:p>2192.13</text:p>
          </table:table-cell>
          <table:table-cell office:value-type="float" office:value="2646.05" calcext:value-type="float">
            <text:p>2646.05</text:p>
          </table:table-cell>
        </table:table-row>
        <table:table-row table:style-name="ro1">
          <table:table-cell office:value-type="float" office:value="33007304" calcext:value-type="float">
            <text:p>33007304</text:p>
          </table:table-cell>
          <table:table-cell table:formula="of:=[.A2065]/1000/(60*60*24)" office:value-type="time" office:time-value="PT09H10M07.304S" calcext:value-type="time">
            <text:p>09:10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193.13" calcext:value-type="float">
            <text:p>2193.13</text:p>
          </table:table-cell>
          <table:table-cell office:value-type="float" office:value="2647.18" calcext:value-type="float">
            <text:p>2647.18</text:p>
          </table:table-cell>
        </table:table-row>
        <table:table-row table:style-name="ro1">
          <table:table-cell office:value-type="float" office:value="33023304" calcext:value-type="float">
            <text:p>33023304</text:p>
          </table:table-cell>
          <table:table-cell table:formula="of:=[.A2066]/1000/(60*60*24)" office:value-type="time" office:time-value="PT09H10M23.304S" calcext:value-type="time">
            <text:p>09:10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2194.13" calcext:value-type="float">
            <text:p>2194.13</text:p>
          </table:table-cell>
          <table:table-cell office:value-type="float" office:value="2648.31" calcext:value-type="float">
            <text:p>2648.31</text:p>
          </table:table-cell>
        </table:table-row>
        <table:table-row table:style-name="ro1">
          <table:table-cell office:value-type="float" office:value="33039304" calcext:value-type="float">
            <text:p>33039304</text:p>
          </table:table-cell>
          <table:table-cell table:formula="of:=[.A2067]/1000/(60*60*24)" office:value-type="time" office:time-value="PT09H10M39.304S" calcext:value-type="time">
            <text:p>09:10:39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195.12" calcext:value-type="float">
            <text:p>2195.12</text:p>
          </table:table-cell>
          <table:table-cell office:value-type="float" office:value="2649.44" calcext:value-type="float">
            <text:p>2649.44</text:p>
          </table:table-cell>
        </table:table-row>
        <table:table-row table:style-name="ro1">
          <table:table-cell office:value-type="float" office:value="33055304" calcext:value-type="float">
            <text:p>33055304</text:p>
          </table:table-cell>
          <table:table-cell table:formula="of:=[.A2068]/1000/(60*60*24)" office:value-type="time" office:time-value="PT09H10M55.304S" calcext:value-type="time">
            <text:p>09:10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8" calcext:value-type="float">
            <text:p>253.78</text:p>
          </table:table-cell>
          <table:table-cell office:value-type="float" office:value="2196.12" calcext:value-type="float">
            <text:p>2196.12</text:p>
          </table:table-cell>
          <table:table-cell office:value-type="float" office:value="2650.57" calcext:value-type="float">
            <text:p>2650.57</text:p>
          </table:table-cell>
        </table:table-row>
        <table:table-row table:style-name="ro1">
          <table:table-cell office:value-type="float" office:value="33071304" calcext:value-type="float">
            <text:p>33071304</text:p>
          </table:table-cell>
          <table:table-cell table:formula="of:=[.A2069]/1000/(60*60*24)" office:value-type="time" office:time-value="PT09H11M11.304S" calcext:value-type="time">
            <text:p>09:11:11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197.12" calcext:value-type="float">
            <text:p>2197.12</text:p>
          </table:table-cell>
          <table:table-cell office:value-type="float" office:value="2651.7" calcext:value-type="float">
            <text:p>2651.7</text:p>
          </table:table-cell>
        </table:table-row>
        <table:table-row table:style-name="ro1">
          <table:table-cell office:value-type="float" office:value="33087304" calcext:value-type="float">
            <text:p>33087304</text:p>
          </table:table-cell>
          <table:table-cell table:formula="of:=[.A2070]/1000/(60*60*24)" office:value-type="time" office:time-value="PT09H11M27.304S" calcext:value-type="time">
            <text:p>09:11:27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2198.11" calcext:value-type="float">
            <text:p>2198.11</text:p>
          </table:table-cell>
          <table:table-cell office:value-type="float" office:value="2652.82" calcext:value-type="float">
            <text:p>2652.82</text:p>
          </table:table-cell>
        </table:table-row>
        <table:table-row table:style-name="ro1">
          <table:table-cell office:value-type="float" office:value="33103303" calcext:value-type="float">
            <text:p>33103303</text:p>
          </table:table-cell>
          <table:table-cell table:formula="of:=[.A2071]/1000/(60*60*24)" office:value-type="time" office:time-value="PT09H11M43.303S" calcext:value-type="time">
            <text:p>09:11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2199.11" calcext:value-type="float">
            <text:p>2199.11</text:p>
          </table:table-cell>
          <table:table-cell office:value-type="float" office:value="2653.95" calcext:value-type="float">
            <text:p>2653.95</text:p>
          </table:table-cell>
        </table:table-row>
        <table:table-row table:style-name="ro1">
          <table:table-cell office:value-type="float" office:value="33119304" calcext:value-type="float">
            <text:p>33119304</text:p>
          </table:table-cell>
          <table:table-cell table:formula="of:=[.A2072]/1000/(60*60*24)" office:value-type="time" office:time-value="PT09H11M59.304S" calcext:value-type="time">
            <text:p>09:11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2200.11" calcext:value-type="float">
            <text:p>2200.11</text:p>
          </table:table-cell>
          <table:table-cell office:value-type="float" office:value="2655.07" calcext:value-type="float">
            <text:p>2655.07</text:p>
          </table:table-cell>
        </table:table-row>
        <table:table-row table:style-name="ro1">
          <table:table-cell office:value-type="float" office:value="33135304" calcext:value-type="float">
            <text:p>33135304</text:p>
          </table:table-cell>
          <table:table-cell table:formula="of:=[.A2073]/1000/(60*60*24)" office:value-type="time" office:time-value="PT09H12M15.304S" calcext:value-type="time">
            <text:p>09:12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2201.1" calcext:value-type="float">
            <text:p>2201.1</text:p>
          </table:table-cell>
          <table:table-cell office:value-type="float" office:value="2656.2" calcext:value-type="float">
            <text:p>2656.2</text:p>
          </table:table-cell>
        </table:table-row>
        <table:table-row table:style-name="ro1">
          <table:table-cell office:value-type="float" office:value="33151304" calcext:value-type="float">
            <text:p>33151304</text:p>
          </table:table-cell>
          <table:table-cell table:formula="of:=[.A2074]/1000/(60*60*24)" office:value-type="time" office:time-value="PT09H12M31.304S" calcext:value-type="time">
            <text:p>09:12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2202.1" calcext:value-type="float">
            <text:p>2202.1</text:p>
          </table:table-cell>
          <table:table-cell office:value-type="float" office:value="2657.32" calcext:value-type="float">
            <text:p>2657.32</text:p>
          </table:table-cell>
        </table:table-row>
        <table:table-row table:style-name="ro1">
          <table:table-cell office:value-type="float" office:value="33167304" calcext:value-type="float">
            <text:p>33167304</text:p>
          </table:table-cell>
          <table:table-cell table:formula="of:=[.A2075]/1000/(60*60*24)" office:value-type="time" office:time-value="PT09H12M47.304S" calcext:value-type="time">
            <text:p>09:12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2203.09" calcext:value-type="float">
            <text:p>2203.09</text:p>
          </table:table-cell>
          <table:table-cell office:value-type="float" office:value="2658.44" calcext:value-type="float">
            <text:p>2658.44</text:p>
          </table:table-cell>
        </table:table-row>
        <table:table-row table:style-name="ro1">
          <table:table-cell office:value-type="float" office:value="33183304" calcext:value-type="float">
            <text:p>33183304</text:p>
          </table:table-cell>
          <table:table-cell table:formula="of:=[.A2076]/1000/(60*60*24)" office:value-type="time" office:time-value="PT09H13M03.304S" calcext:value-type="time">
            <text:p>09:13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2204.09" calcext:value-type="float">
            <text:p>2204.09</text:p>
          </table:table-cell>
          <table:table-cell office:value-type="float" office:value="2659.57" calcext:value-type="float">
            <text:p>2659.57</text:p>
          </table:table-cell>
        </table:table-row>
        <table:table-row table:style-name="ro1">
          <table:table-cell office:value-type="float" office:value="33199304" calcext:value-type="float">
            <text:p>33199304</text:p>
          </table:table-cell>
          <table:table-cell table:formula="of:=[.A2077]/1000/(60*60*24)" office:value-type="time" office:time-value="PT09H13M19.304S" calcext:value-type="time">
            <text:p>09:13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3.21" calcext:value-type="float">
            <text:p>253.21</text:p>
          </table:table-cell>
          <table:table-cell office:value-type="float" office:value="2205.09" calcext:value-type="float">
            <text:p>2205.09</text:p>
          </table:table-cell>
          <table:table-cell office:value-type="float" office:value="2660.69" calcext:value-type="float">
            <text:p>2660.69</text:p>
          </table:table-cell>
        </table:table-row>
        <table:table-row table:style-name="ro1">
          <table:table-cell office:value-type="float" office:value="33215304" calcext:value-type="float">
            <text:p>33215304</text:p>
          </table:table-cell>
          <table:table-cell table:formula="of:=[.A2078]/1000/(60*60*24)" office:value-type="time" office:time-value="PT09H13M35.304S" calcext:value-type="time">
            <text:p>09:13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2206.08" calcext:value-type="float">
            <text:p>2206.08</text:p>
          </table:table-cell>
          <table:table-cell office:value-type="float" office:value="2661.81" calcext:value-type="float">
            <text:p>2661.81</text:p>
          </table:table-cell>
        </table:table-row>
        <table:table-row table:style-name="ro1">
          <table:table-cell office:value-type="float" office:value="33231304" calcext:value-type="float">
            <text:p>33231304</text:p>
          </table:table-cell>
          <table:table-cell table:formula="of:=[.A2079]/1000/(60*60*24)" office:value-type="time" office:time-value="PT09H13M51.304S" calcext:value-type="time">
            <text:p>09:13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2207.08" calcext:value-type="float">
            <text:p>2207.08</text:p>
          </table:table-cell>
          <table:table-cell office:value-type="float" office:value="2662.93" calcext:value-type="float">
            <text:p>2662.93</text:p>
          </table:table-cell>
        </table:table-row>
        <table:table-row table:style-name="ro1">
          <table:table-cell office:value-type="float" office:value="33247304" calcext:value-type="float">
            <text:p>33247304</text:p>
          </table:table-cell>
          <table:table-cell table:formula="of:=[.A2080]/1000/(60*60*24)" office:value-type="time" office:time-value="PT09H14M07.304S" calcext:value-type="time">
            <text:p>09:14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2208.07" calcext:value-type="float">
            <text:p>2208.07</text:p>
          </table:table-cell>
          <table:table-cell office:value-type="float" office:value="2664.05" calcext:value-type="float">
            <text:p>2664.05</text:p>
          </table:table-cell>
        </table:table-row>
        <table:table-row table:style-name="ro1">
          <table:table-cell office:value-type="float" office:value="33263304" calcext:value-type="float">
            <text:p>33263304</text:p>
          </table:table-cell>
          <table:table-cell table:formula="of:=[.A2081]/1000/(60*60*24)" office:value-type="time" office:time-value="PT09H14M23.304S" calcext:value-type="time">
            <text:p>09:14:23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2209.07" calcext:value-type="float">
            <text:p>2209.07</text:p>
          </table:table-cell>
          <table:table-cell office:value-type="float" office:value="2665.17" calcext:value-type="float">
            <text:p>2665.17</text:p>
          </table:table-cell>
        </table:table-row>
        <table:table-row table:style-name="ro1">
          <table:table-cell office:value-type="float" office:value="33279304" calcext:value-type="float">
            <text:p>33279304</text:p>
          </table:table-cell>
          <table:table-cell table:formula="of:=[.A2082]/1000/(60*60*24)" office:value-type="time" office:time-value="PT09H14M39.304S" calcext:value-type="time">
            <text:p>09:14:39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210.07" calcext:value-type="float">
            <text:p>2210.07</text:p>
          </table:table-cell>
          <table:table-cell office:value-type="float" office:value="2666.29" calcext:value-type="float">
            <text:p>2666.29</text:p>
          </table:table-cell>
        </table:table-row>
        <table:table-row table:style-name="ro1">
          <table:table-cell office:value-type="float" office:value="33295304" calcext:value-type="float">
            <text:p>33295304</text:p>
          </table:table-cell>
          <table:table-cell table:formula="of:=[.A2083]/1000/(60*60*24)" office:value-type="time" office:time-value="PT09H14M55.304S" calcext:value-type="time">
            <text:p>09:14:55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211.06" calcext:value-type="float">
            <text:p>2211.06</text:p>
          </table:table-cell>
          <table:table-cell office:value-type="float" office:value="2667.41" calcext:value-type="float">
            <text:p>2667.41</text:p>
          </table:table-cell>
        </table:table-row>
        <table:table-row table:style-name="ro1">
          <table:table-cell office:value-type="float" office:value="33311304" calcext:value-type="float">
            <text:p>33311304</text:p>
          </table:table-cell>
          <table:table-cell table:formula="of:=[.A2084]/1000/(60*60*24)" office:value-type="time" office:time-value="PT09H15M11.304S" calcext:value-type="time">
            <text:p>09:15:11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212.06" calcext:value-type="float">
            <text:p>2212.06</text:p>
          </table:table-cell>
          <table:table-cell office:value-type="float" office:value="2668.53" calcext:value-type="float">
            <text:p>2668.53</text:p>
          </table:table-cell>
        </table:table-row>
        <table:table-row table:style-name="ro1">
          <table:table-cell office:value-type="float" office:value="33327304" calcext:value-type="float">
            <text:p>33327304</text:p>
          </table:table-cell>
          <table:table-cell table:formula="of:=[.A2085]/1000/(60*60*24)" office:value-type="time" office:time-value="PT09H15M27.304S" calcext:value-type="time">
            <text:p>09:15:27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213.05" calcext:value-type="float">
            <text:p>2213.05</text:p>
          </table:table-cell>
          <table:table-cell office:value-type="float" office:value="2669.66" calcext:value-type="float">
            <text:p>2669.66</text:p>
          </table:table-cell>
        </table:table-row>
        <table:table-row table:style-name="ro1">
          <table:table-cell office:value-type="float" office:value="33343304" calcext:value-type="float">
            <text:p>33343304</text:p>
          </table:table-cell>
          <table:table-cell table:formula="of:=[.A2086]/1000/(60*60*24)" office:value-type="time" office:time-value="PT09H15M43.304S" calcext:value-type="time">
            <text:p>09:15:43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6" calcext:value-type="float">
            <text:p>251.86</text:p>
          </table:table-cell>
          <table:table-cell office:value-type="float" office:value="2214.05" calcext:value-type="float">
            <text:p>2214.05</text:p>
          </table:table-cell>
          <table:table-cell office:value-type="float" office:value="2670.78" calcext:value-type="float">
            <text:p>2670.78</text:p>
          </table:table-cell>
        </table:table-row>
        <table:table-row table:style-name="ro1">
          <table:table-cell office:value-type="float" office:value="33359304" calcext:value-type="float">
            <text:p>33359304</text:p>
          </table:table-cell>
          <table:table-cell table:formula="of:=[.A2087]/1000/(60*60*24)" office:value-type="time" office:time-value="PT09H15M59.304S" calcext:value-type="time">
            <text:p>09:15:59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2215.04" calcext:value-type="float">
            <text:p>2215.04</text:p>
          </table:table-cell>
          <table:table-cell office:value-type="float" office:value="2671.9" calcext:value-type="float">
            <text:p>2671.9</text:p>
          </table:table-cell>
        </table:table-row>
        <table:table-row table:style-name="ro1">
          <table:table-cell office:value-type="float" office:value="33375304" calcext:value-type="float">
            <text:p>33375304</text:p>
          </table:table-cell>
          <table:table-cell table:formula="of:=[.A2088]/1000/(60*60*24)" office:value-type="time" office:time-value="PT09H16M15.304S" calcext:value-type="time">
            <text:p>09:16:15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2216.03" calcext:value-type="float">
            <text:p>2216.03</text:p>
          </table:table-cell>
          <table:table-cell office:value-type="float" office:value="2673.02" calcext:value-type="float">
            <text:p>2673.02</text:p>
          </table:table-cell>
        </table:table-row>
        <table:table-row table:style-name="ro1">
          <table:table-cell office:value-type="float" office:value="33391304" calcext:value-type="float">
            <text:p>33391304</text:p>
          </table:table-cell>
          <table:table-cell table:formula="of:=[.A2089]/1000/(60*60*24)" office:value-type="time" office:time-value="PT09H16M31.304S" calcext:value-type="time">
            <text:p>09:16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2217.03" calcext:value-type="float">
            <text:p>2217.03</text:p>
          </table:table-cell>
          <table:table-cell office:value-type="float" office:value="2674.13" calcext:value-type="float">
            <text:p>2674.13</text:p>
          </table:table-cell>
        </table:table-row>
        <table:table-row table:style-name="ro1">
          <table:table-cell office:value-type="float" office:value="33407304" calcext:value-type="float">
            <text:p>33407304</text:p>
          </table:table-cell>
          <table:table-cell table:formula="of:=[.A2090]/1000/(60*60*24)" office:value-type="time" office:time-value="PT09H16M47.304S" calcext:value-type="time">
            <text:p>09:16:47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2218.02" calcext:value-type="float">
            <text:p>2218.02</text:p>
          </table:table-cell>
          <table:table-cell office:value-type="float" office:value="2675.25" calcext:value-type="float">
            <text:p>2675.25</text:p>
          </table:table-cell>
        </table:table-row>
        <table:table-row table:style-name="ro1">
          <table:table-cell office:value-type="float" office:value="33423304" calcext:value-type="float">
            <text:p>33423304</text:p>
          </table:table-cell>
          <table:table-cell table:formula="of:=[.A2091]/1000/(60*60*24)" office:value-type="time" office:time-value="PT09H17M03.304S" calcext:value-type="time">
            <text:p>09:17:03</text:p>
          </table:table-cell>
          <table:table-cell office:value-type="float" office:value="1.13" calcext:value-type="float">
            <text:p>1.13</text:p>
          </table:table-cell>
          <table:table-cell office:value-type="float" office:value="223.4" calcext:value-type="float">
            <text:p>223.4</text:p>
          </table:table-cell>
          <table:table-cell office:value-type="float" office:value="251.62" calcext:value-type="float">
            <text:p>251.62</text:p>
          </table:table-cell>
          <table:table-cell office:value-type="float" office:value="2219.01" calcext:value-type="float">
            <text:p>2219.01</text:p>
          </table:table-cell>
          <table:table-cell office:value-type="float" office:value="2676.37" calcext:value-type="float">
            <text:p>2676.37</text:p>
          </table:table-cell>
        </table:table-row>
        <table:table-row table:style-name="ro1">
          <table:table-cell office:value-type="float" office:value="33439304" calcext:value-type="float">
            <text:p>33439304</text:p>
          </table:table-cell>
          <table:table-cell table:formula="of:=[.A2092]/1000/(60*60*24)" office:value-type="time" office:time-value="PT09H17M19.304S" calcext:value-type="time">
            <text:p>09:17:19</text:p>
          </table:table-cell>
          <table:table-cell office:value-type="float" office:value="1.13" calcext:value-type="float">
            <text:p>1.13</text:p>
          </table:table-cell>
          <table:table-cell office:value-type="float" office:value="223.4" calcext:value-type="float">
            <text:p>223.4</text:p>
          </table:table-cell>
          <table:table-cell office:value-type="float" office:value="251.62" calcext:value-type="float">
            <text:p>251.62</text:p>
          </table:table-cell>
          <table:table-cell office:value-type="float" office:value="2220" calcext:value-type="float">
            <text:p>2220</text:p>
          </table:table-cell>
          <table:table-cell office:value-type="float" office:value="2677.48" calcext:value-type="float">
            <text:p>2677.48</text:p>
          </table:table-cell>
        </table:table-row>
        <table:table-row table:style-name="ro1">
          <table:table-cell office:value-type="float" office:value="33455304" calcext:value-type="float">
            <text:p>33455304</text:p>
          </table:table-cell>
          <table:table-cell table:formula="of:=[.A2093]/1000/(60*60*24)" office:value-type="time" office:time-value="PT09H17M35.304S" calcext:value-type="time">
            <text:p>09:17:35</text:p>
          </table:table-cell>
          <table:table-cell office:value-type="float" office:value="1.13" calcext:value-type="float">
            <text:p>1.13</text:p>
          </table:table-cell>
          <table:table-cell office:value-type="float" office:value="223.3" calcext:value-type="float">
            <text:p>223.3</text:p>
          </table:table-cell>
          <table:table-cell office:value-type="float" office:value="251.51" calcext:value-type="float">
            <text:p>251.51</text:p>
          </table:table-cell>
          <table:table-cell office:value-type="float" office:value="2221" calcext:value-type="float">
            <text:p>2221</text:p>
          </table:table-cell>
          <table:table-cell office:value-type="float" office:value="2678.6" calcext:value-type="float">
            <text:p>2678.6</text:p>
          </table:table-cell>
        </table:table-row>
        <table:table-row table:style-name="ro1">
          <table:table-cell office:value-type="float" office:value="33471304" calcext:value-type="float">
            <text:p>33471304</text:p>
          </table:table-cell>
          <table:table-cell table:formula="of:=[.A2094]/1000/(60*60*24)" office:value-type="time" office:time-value="PT09H17M51.304S" calcext:value-type="time">
            <text:p>09:17:51</text:p>
          </table:table-cell>
          <table:table-cell office:value-type="float" office:value="1.13" calcext:value-type="float">
            <text:p>1.13</text:p>
          </table:table-cell>
          <table:table-cell office:value-type="float" office:value="223.3" calcext:value-type="float">
            <text:p>223.3</text:p>
          </table:table-cell>
          <table:table-cell office:value-type="float" office:value="251.51" calcext:value-type="float">
            <text:p>251.51</text:p>
          </table:table-cell>
          <table:table-cell office:value-type="float" office:value="2221.99" calcext:value-type="float">
            <text:p>2221.99</text:p>
          </table:table-cell>
          <table:table-cell office:value-type="float" office:value="2679.71" calcext:value-type="float">
            <text:p>2679.71</text:p>
          </table:table-cell>
        </table:table-row>
        <table:table-row table:style-name="ro1">
          <table:table-cell office:value-type="float" office:value="33487304" calcext:value-type="float">
            <text:p>33487304</text:p>
          </table:table-cell>
          <table:table-cell table:formula="of:=[.A2095]/1000/(60*60*24)" office:value-type="time" office:time-value="PT09H18M07.304S" calcext:value-type="time">
            <text:p>09:18:07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2222.98" calcext:value-type="float">
            <text:p>2222.98</text:p>
          </table:table-cell>
          <table:table-cell office:value-type="float" office:value="2680.83" calcext:value-type="float">
            <text:p>2680.83</text:p>
          </table:table-cell>
        </table:table-row>
        <table:table-row table:style-name="ro1">
          <table:table-cell office:value-type="float" office:value="33503304" calcext:value-type="float">
            <text:p>33503304</text:p>
          </table:table-cell>
          <table:table-cell table:formula="of:=[.A2096]/1000/(60*60*24)" office:value-type="time" office:time-value="PT09H18M23.304S" calcext:value-type="time">
            <text:p>09:18:23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2223.97" calcext:value-type="float">
            <text:p>2223.97</text:p>
          </table:table-cell>
          <table:table-cell office:value-type="float" office:value="2681.94" calcext:value-type="float">
            <text:p>2681.94</text:p>
          </table:table-cell>
        </table:table-row>
        <table:table-row table:style-name="ro1">
          <table:table-cell office:value-type="float" office:value="33519304" calcext:value-type="float">
            <text:p>33519304</text:p>
          </table:table-cell>
          <table:table-cell table:formula="of:=[.A2097]/1000/(60*60*24)" office:value-type="time" office:time-value="PT09H18M39.304S" calcext:value-type="time">
            <text:p>09:18:39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224.96" calcext:value-type="float">
            <text:p>2224.96</text:p>
          </table:table-cell>
          <table:table-cell office:value-type="float" office:value="2683.06" calcext:value-type="float">
            <text:p>2683.06</text:p>
          </table:table-cell>
        </table:table-row>
        <table:table-row table:style-name="ro1">
          <table:table-cell office:value-type="float" office:value="33535304" calcext:value-type="float">
            <text:p>33535304</text:p>
          </table:table-cell>
          <table:table-cell table:formula="of:=[.A2098]/1000/(60*60*24)" office:value-type="time" office:time-value="PT09H18M55.304S" calcext:value-type="time">
            <text:p>09:18:55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225.96" calcext:value-type="float">
            <text:p>2225.96</text:p>
          </table:table-cell>
          <table:table-cell office:value-type="float" office:value="2684.17" calcext:value-type="float">
            <text:p>2684.17</text:p>
          </table:table-cell>
        </table:table-row>
        <table:table-row table:style-name="ro1">
          <table:table-cell office:value-type="float" office:value="33551304" calcext:value-type="float">
            <text:p>33551304</text:p>
          </table:table-cell>
          <table:table-cell table:formula="of:=[.A2099]/1000/(60*60*24)" office:value-type="time" office:time-value="PT09H19M11.304S" calcext:value-type="time">
            <text:p>09:19:11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226.95" calcext:value-type="float">
            <text:p>2226.95</text:p>
          </table:table-cell>
          <table:table-cell office:value-type="float" office:value="2685.28" calcext:value-type="float">
            <text:p>2685.28</text:p>
          </table:table-cell>
        </table:table-row>
        <table:table-row table:style-name="ro1">
          <table:table-cell office:value-type="float" office:value="33567304" calcext:value-type="float">
            <text:p>33567304</text:p>
          </table:table-cell>
          <table:table-cell table:formula="of:=[.A2100]/1000/(60*60*24)" office:value-type="time" office:time-value="PT09H19M27.304S" calcext:value-type="time">
            <text:p>09:19:27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227.94" calcext:value-type="float">
            <text:p>2227.94</text:p>
          </table:table-cell>
          <table:table-cell office:value-type="float" office:value="2686.39" calcext:value-type="float">
            <text:p>2686.39</text:p>
          </table:table-cell>
        </table:table-row>
        <table:table-row table:style-name="ro1">
          <table:table-cell office:value-type="float" office:value="33583304" calcext:value-type="float">
            <text:p>33583304</text:p>
          </table:table-cell>
          <table:table-cell table:formula="of:=[.A2101]/1000/(60*60*24)" office:value-type="time" office:time-value="PT09H19M43.304S" calcext:value-type="time">
            <text:p>09:19:43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2228.93" calcext:value-type="float">
            <text:p>2228.93</text:p>
          </table:table-cell>
          <table:table-cell office:value-type="float" office:value="2687.51" calcext:value-type="float">
            <text:p>2687.51</text:p>
          </table:table-cell>
        </table:table-row>
        <table:table-row table:style-name="ro1">
          <table:table-cell office:value-type="float" office:value="33599304" calcext:value-type="float">
            <text:p>33599304</text:p>
          </table:table-cell>
          <table:table-cell table:formula="of:=[.A2102]/1000/(60*60*24)" office:value-type="time" office:time-value="PT09H19M59.304S" calcext:value-type="time">
            <text:p>09:19:59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7" calcext:value-type="float">
            <text:p>249.27</text:p>
          </table:table-cell>
          <table:table-cell office:value-type="float" office:value="2229.92" calcext:value-type="float">
            <text:p>2229.92</text:p>
          </table:table-cell>
          <table:table-cell office:value-type="float" office:value="2688.62" calcext:value-type="float">
            <text:p>2688.62</text:p>
          </table:table-cell>
        </table:table-row>
        <table:table-row table:style-name="ro1">
          <table:table-cell office:value-type="float" office:value="33615304" calcext:value-type="float">
            <text:p>33615304</text:p>
          </table:table-cell>
          <table:table-cell table:formula="of:=[.A2103]/1000/(60*60*24)" office:value-type="time" office:time-value="PT09H20M15.304S" calcext:value-type="time">
            <text:p>09:20:15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5" calcext:value-type="float">
            <text:p>250.05</text:p>
          </table:table-cell>
          <table:table-cell office:value-type="float" office:value="2230.91" calcext:value-type="float">
            <text:p>2230.91</text:p>
          </table:table-cell>
          <table:table-cell office:value-type="float" office:value="2689.73" calcext:value-type="float">
            <text:p>2689.73</text:p>
          </table:table-cell>
        </table:table-row>
        <table:table-row table:style-name="ro1">
          <table:table-cell office:value-type="float" office:value="33631304" calcext:value-type="float">
            <text:p>33631304</text:p>
          </table:table-cell>
          <table:table-cell table:formula="of:=[.A2104]/1000/(60*60*24)" office:value-type="time" office:time-value="PT09H20M31.304S" calcext:value-type="time">
            <text:p>09:20:31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231.9" calcext:value-type="float">
            <text:p>2231.9</text:p>
          </table:table-cell>
          <table:table-cell office:value-type="float" office:value="2690.84" calcext:value-type="float">
            <text:p>2690.84</text:p>
          </table:table-cell>
        </table:table-row>
        <table:table-row table:style-name="ro1">
          <table:table-cell office:value-type="float" office:value="33647304" calcext:value-type="float">
            <text:p>33647304</text:p>
          </table:table-cell>
          <table:table-cell table:formula="of:=[.A2105]/1000/(60*60*24)" office:value-type="time" office:time-value="PT09H20M47.304S" calcext:value-type="time">
            <text:p>09:20:47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232.89" calcext:value-type="float">
            <text:p>2232.89</text:p>
          </table:table-cell>
          <table:table-cell office:value-type="float" office:value="2691.95" calcext:value-type="float">
            <text:p>2691.95</text:p>
          </table:table-cell>
        </table:table-row>
        <table:table-row table:style-name="ro1">
          <table:table-cell office:value-type="float" office:value="33663304" calcext:value-type="float">
            <text:p>33663304</text:p>
          </table:table-cell>
          <table:table-cell table:formula="of:=[.A2106]/1000/(60*60*24)" office:value-type="time" office:time-value="PT09H21M03.304S" calcext:value-type="time">
            <text:p>09:21:03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233.88" calcext:value-type="float">
            <text:p>2233.88</text:p>
          </table:table-cell>
          <table:table-cell office:value-type="float" office:value="2693.06" calcext:value-type="float">
            <text:p>2693.06</text:p>
          </table:table-cell>
        </table:table-row>
        <table:table-row table:style-name="ro1">
          <table:table-cell office:value-type="float" office:value="33679304" calcext:value-type="float">
            <text:p>33679304</text:p>
          </table:table-cell>
          <table:table-cell table:formula="of:=[.A2107]/1000/(60*60*24)" office:value-type="time" office:time-value="PT09H21M19.304S" calcext:value-type="time">
            <text:p>09:21:19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234.87" calcext:value-type="float">
            <text:p>2234.87</text:p>
          </table:table-cell>
          <table:table-cell office:value-type="float" office:value="2694.17" calcext:value-type="float">
            <text:p>2694.17</text:p>
          </table:table-cell>
        </table:table-row>
        <table:table-row table:style-name="ro1">
          <table:table-cell office:value-type="float" office:value="33695304" calcext:value-type="float">
            <text:p>33695304</text:p>
          </table:table-cell>
          <table:table-cell table:formula="of:=[.A2108]/1000/(60*60*24)" office:value-type="time" office:time-value="PT09H21M35.304S" calcext:value-type="time">
            <text:p>09:21:35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2235.86" calcext:value-type="float">
            <text:p>2235.86</text:p>
          </table:table-cell>
          <table:table-cell office:value-type="float" office:value="2695.28" calcext:value-type="float">
            <text:p>2695.28</text:p>
          </table:table-cell>
        </table:table-row>
        <table:table-row table:style-name="ro1">
          <table:table-cell office:value-type="float" office:value="33711304" calcext:value-type="float">
            <text:p>33711304</text:p>
          </table:table-cell>
          <table:table-cell table:formula="of:=[.A2109]/1000/(60*60*24)" office:value-type="time" office:time-value="PT09H21M51.304S" calcext:value-type="time">
            <text:p>09:21:51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2236.85" calcext:value-type="float">
            <text:p>2236.85</text:p>
          </table:table-cell>
          <table:table-cell office:value-type="float" office:value="2696.39" calcext:value-type="float">
            <text:p>2696.39</text:p>
          </table:table-cell>
        </table:table-row>
        <table:table-row table:style-name="ro1">
          <table:table-cell office:value-type="float" office:value="33727304" calcext:value-type="float">
            <text:p>33727304</text:p>
          </table:table-cell>
          <table:table-cell table:formula="of:=[.A2110]/1000/(60*60*24)" office:value-type="time" office:time-value="PT09H22M07.304S" calcext:value-type="time">
            <text:p>09:22:07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2237.84" calcext:value-type="float">
            <text:p>2237.84</text:p>
          </table:table-cell>
          <table:table-cell office:value-type="float" office:value="2697.49" calcext:value-type="float">
            <text:p>2697.49</text:p>
          </table:table-cell>
        </table:table-row>
        <table:table-row table:style-name="ro1">
          <table:table-cell office:value-type="float" office:value="33743304" calcext:value-type="float">
            <text:p>33743304</text:p>
          </table:table-cell>
          <table:table-cell table:formula="of:=[.A2111]/1000/(60*60*24)" office:value-type="time" office:time-value="PT09H22M23.304S" calcext:value-type="time">
            <text:p>09:22:23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2238.82" calcext:value-type="float">
            <text:p>2238.82</text:p>
          </table:table-cell>
          <table:table-cell office:value-type="float" office:value="2698.6" calcext:value-type="float">
            <text:p>2698.6</text:p>
          </table:table-cell>
        </table:table-row>
        <table:table-row table:style-name="ro1">
          <table:table-cell office:value-type="float" office:value="33759304" calcext:value-type="float">
            <text:p>33759304</text:p>
          </table:table-cell>
          <table:table-cell table:formula="of:=[.A2112]/1000/(60*60*24)" office:value-type="time" office:time-value="PT09H22M39.304S" calcext:value-type="time">
            <text:p>09:22:39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2239.81" calcext:value-type="float">
            <text:p>2239.81</text:p>
          </table:table-cell>
          <table:table-cell office:value-type="float" office:value="2699.7" calcext:value-type="float">
            <text:p>2699.7</text:p>
          </table:table-cell>
        </table:table-row>
        <table:table-row table:style-name="ro1">
          <table:table-cell office:value-type="float" office:value="33775304" calcext:value-type="float">
            <text:p>33775304</text:p>
          </table:table-cell>
          <table:table-cell table:formula="of:=[.A2113]/1000/(60*60*24)" office:value-type="time" office:time-value="PT09H22M55.304S" calcext:value-type="time">
            <text:p>09:22:55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2240.8" calcext:value-type="float">
            <text:p>2240.8</text:p>
          </table:table-cell>
          <table:table-cell office:value-type="float" office:value="2700.81" calcext:value-type="float">
            <text:p>2700.81</text:p>
          </table:table-cell>
        </table:table-row>
        <table:table-row table:style-name="ro1">
          <table:table-cell office:value-type="float" office:value="33791304" calcext:value-type="float">
            <text:p>33791304</text:p>
          </table:table-cell>
          <table:table-cell table:formula="of:=[.A2114]/1000/(60*60*24)" office:value-type="time" office:time-value="PT09H23M11.304S" calcext:value-type="time">
            <text:p>09:23:11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2241.79" calcext:value-type="float">
            <text:p>2241.79</text:p>
          </table:table-cell>
          <table:table-cell office:value-type="float" office:value="2701.92" calcext:value-type="float">
            <text:p>2701.92</text:p>
          </table:table-cell>
        </table:table-row>
        <table:table-row table:style-name="ro1">
          <table:table-cell office:value-type="float" office:value="33807304" calcext:value-type="float">
            <text:p>33807304</text:p>
          </table:table-cell>
          <table:table-cell table:formula="of:=[.A2115]/1000/(60*60*24)" office:value-type="time" office:time-value="PT09H23M27.304S" calcext:value-type="time">
            <text:p>09:23:27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242.78" calcext:value-type="float">
            <text:p>2242.78</text:p>
          </table:table-cell>
          <table:table-cell office:value-type="float" office:value="2703.02" calcext:value-type="float">
            <text:p>2703.02</text:p>
          </table:table-cell>
        </table:table-row>
        <table:table-row table:style-name="ro1">
          <table:table-cell office:value-type="float" office:value="33823304" calcext:value-type="float">
            <text:p>33823304</text:p>
          </table:table-cell>
          <table:table-cell table:formula="of:=[.A2116]/1000/(60*60*24)" office:value-type="time" office:time-value="PT09H23M43.304S" calcext:value-type="time">
            <text:p>09:23:43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243.77" calcext:value-type="float">
            <text:p>2243.77</text:p>
          </table:table-cell>
          <table:table-cell office:value-type="float" office:value="2704.13" calcext:value-type="float">
            <text:p>2704.13</text:p>
          </table:table-cell>
        </table:table-row>
        <table:table-row table:style-name="ro1">
          <table:table-cell office:value-type="float" office:value="33839304" calcext:value-type="float">
            <text:p>33839304</text:p>
          </table:table-cell>
          <table:table-cell table:formula="of:=[.A2117]/1000/(60*60*24)" office:value-type="time" office:time-value="PT09H23M59.304S" calcext:value-type="time">
            <text:p>09:23:59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5" calcext:value-type="float">
            <text:p>248.35</text:p>
          </table:table-cell>
          <table:table-cell office:value-type="float" office:value="2244.75" calcext:value-type="float">
            <text:p>2244.75</text:p>
          </table:table-cell>
          <table:table-cell office:value-type="float" office:value="2705.23" calcext:value-type="float">
            <text:p>2705.23</text:p>
          </table:table-cell>
        </table:table-row>
        <table:table-row table:style-name="ro1">
          <table:table-cell office:value-type="float" office:value="33855304" calcext:value-type="float">
            <text:p>33855304</text:p>
          </table:table-cell>
          <table:table-cell table:formula="of:=[.A2118]/1000/(60*60*24)" office:value-type="time" office:time-value="PT09H24M15.304S" calcext:value-type="time">
            <text:p>09:24:15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5" calcext:value-type="float">
            <text:p>248.35</text:p>
          </table:table-cell>
          <table:table-cell office:value-type="float" office:value="2245.74" calcext:value-type="float">
            <text:p>2245.74</text:p>
          </table:table-cell>
          <table:table-cell office:value-type="float" office:value="2706.34" calcext:value-type="float">
            <text:p>2706.34</text:p>
          </table:table-cell>
        </table:table-row>
        <table:table-row table:style-name="ro1">
          <table:table-cell office:value-type="float" office:value="33871304" calcext:value-type="float">
            <text:p>33871304</text:p>
          </table:table-cell>
          <table:table-cell table:formula="of:=[.A2119]/1000/(60*60*24)" office:value-type="time" office:time-value="PT09H24M31.304S" calcext:value-type="time">
            <text:p>09:24:31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246.73" calcext:value-type="float">
            <text:p>2246.73</text:p>
          </table:table-cell>
          <table:table-cell office:value-type="float" office:value="2707.44" calcext:value-type="float">
            <text:p>2707.44</text:p>
          </table:table-cell>
        </table:table-row>
        <table:table-row table:style-name="ro1">
          <table:table-cell office:value-type="float" office:value="33887304" calcext:value-type="float">
            <text:p>33887304</text:p>
          </table:table-cell>
          <table:table-cell table:formula="of:=[.A2120]/1000/(60*60*24)" office:value-type="time" office:time-value="PT09H24M47.304S" calcext:value-type="time">
            <text:p>09:24:47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247.72" calcext:value-type="float">
            <text:p>2247.72</text:p>
          </table:table-cell>
          <table:table-cell office:value-type="float" office:value="2708.54" calcext:value-type="float">
            <text:p>2708.54</text:p>
          </table:table-cell>
        </table:table-row>
        <table:table-row table:style-name="ro1">
          <table:table-cell office:value-type="float" office:value="33903304" calcext:value-type="float">
            <text:p>33903304</text:p>
          </table:table-cell>
          <table:table-cell table:formula="of:=[.A2121]/1000/(60*60*24)" office:value-type="time" office:time-value="PT09H25M03.304S" calcext:value-type="time">
            <text:p>09:25:03</text:p>
          </table:table-cell>
          <table:table-cell office:value-type="float" office:value="1.12" calcext:value-type="float">
            <text:p>1.12</text:p>
          </table:table-cell>
          <table:table-cell office:value-type="float" office:value="221.9" calcext:value-type="float">
            <text:p>221.9</text:p>
          </table:table-cell>
          <table:table-cell office:value-type="float" office:value="248.13" calcext:value-type="float">
            <text:p>248.13</text:p>
          </table:table-cell>
          <table:table-cell office:value-type="float" office:value="2248.7" calcext:value-type="float">
            <text:p>2248.7</text:p>
          </table:table-cell>
          <table:table-cell office:value-type="float" office:value="2709.64" calcext:value-type="float">
            <text:p>2709.64</text:p>
          </table:table-cell>
        </table:table-row>
        <table:table-row table:style-name="ro1">
          <table:table-cell office:value-type="float" office:value="33919304" calcext:value-type="float">
            <text:p>33919304</text:p>
          </table:table-cell>
          <table:table-cell table:formula="of:=[.A2122]/1000/(60*60*24)" office:value-type="time" office:time-value="PT09H25M19.304S" calcext:value-type="time">
            <text:p>09:25:19</text:p>
          </table:table-cell>
          <table:table-cell office:value-type="float" office:value="1.12" calcext:value-type="float">
            <text:p>1.12</text:p>
          </table:table-cell>
          <table:table-cell office:value-type="float" office:value="221.8" calcext:value-type="float">
            <text:p>221.8</text:p>
          </table:table-cell>
          <table:table-cell office:value-type="float" office:value="248.01" calcext:value-type="float">
            <text:p>248.01</text:p>
          </table:table-cell>
          <table:table-cell office:value-type="float" office:value="2249.69" calcext:value-type="float">
            <text:p>2249.69</text:p>
          </table:table-cell>
          <table:table-cell office:value-type="float" office:value="2710.74" calcext:value-type="float">
            <text:p>2710.74</text:p>
          </table:table-cell>
        </table:table-row>
        <table:table-row table:style-name="ro1">
          <table:table-cell office:value-type="float" office:value="33935304" calcext:value-type="float">
            <text:p>33935304</text:p>
          </table:table-cell>
          <table:table-cell table:formula="of:=[.A2123]/1000/(60*60*24)" office:value-type="time" office:time-value="PT09H25M35.304S" calcext:value-type="time">
            <text:p>09:25:35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2250.67" calcext:value-type="float">
            <text:p>2250.67</text:p>
          </table:table-cell>
          <table:table-cell office:value-type="float" office:value="2711.84" calcext:value-type="float">
            <text:p>2711.84</text:p>
          </table:table-cell>
        </table:table-row>
        <table:table-row table:style-name="ro1">
          <table:table-cell office:value-type="float" office:value="33951304" calcext:value-type="float">
            <text:p>33951304</text:p>
          </table:table-cell>
          <table:table-cell table:formula="of:=[.A2124]/1000/(60*60*24)" office:value-type="time" office:time-value="PT09H25M51.304S" calcext:value-type="time">
            <text:p>09:25:51</text:p>
          </table:table-cell>
          <table:table-cell office:value-type="float" office:value="1.12" calcext:value-type="float">
            <text:p>1.12</text:p>
          </table:table-cell>
          <table:table-cell office:value-type="float" office:value="221.8" calcext:value-type="float">
            <text:p>221.8</text:p>
          </table:table-cell>
          <table:table-cell office:value-type="float" office:value="248.01" calcext:value-type="float">
            <text:p>248.01</text:p>
          </table:table-cell>
          <table:table-cell office:value-type="float" office:value="2251.66" calcext:value-type="float">
            <text:p>2251.66</text:p>
          </table:table-cell>
          <table:table-cell office:value-type="float" office:value="2712.94" calcext:value-type="float">
            <text:p>2712.94</text:p>
          </table:table-cell>
        </table:table-row>
        <table:table-row table:style-name="ro1">
          <table:table-cell office:value-type="float" office:value="33967304" calcext:value-type="float">
            <text:p>33967304</text:p>
          </table:table-cell>
          <table:table-cell table:formula="of:=[.A2125]/1000/(60*60*24)" office:value-type="time" office:time-value="PT09H26M07.304S" calcext:value-type="time">
            <text:p>09:26:07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2" calcext:value-type="float">
            <text:p>247.12</text:p>
          </table:table-cell>
          <table:table-cell office:value-type="float" office:value="2252.64" calcext:value-type="float">
            <text:p>2252.64</text:p>
          </table:table-cell>
          <table:table-cell office:value-type="float" office:value="2714.04" calcext:value-type="float">
            <text:p>2714.04</text:p>
          </table:table-cell>
        </table:table-row>
        <table:table-row table:style-name="ro1">
          <table:table-cell office:value-type="float" office:value="33983304" calcext:value-type="float">
            <text:p>33983304</text:p>
          </table:table-cell>
          <table:table-cell table:formula="of:=[.A2126]/1000/(60*60*24)" office:value-type="time" office:time-value="PT09H26M23.304S" calcext:value-type="time">
            <text:p>09:26:23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2253.63" calcext:value-type="float">
            <text:p>2253.63</text:p>
          </table:table-cell>
          <table:table-cell office:value-type="float" office:value="2715.14" calcext:value-type="float">
            <text:p>2715.14</text:p>
          </table:table-cell>
        </table:table-row>
        <table:table-row table:style-name="ro1">
          <table:table-cell office:value-type="float" office:value="33999304" calcext:value-type="float">
            <text:p>33999304</text:p>
          </table:table-cell>
          <table:table-cell table:formula="of:=[.A2127]/1000/(60*60*24)" office:value-type="time" office:time-value="PT09H26M39.304S" calcext:value-type="time">
            <text:p>09:26:39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2254.61" calcext:value-type="float">
            <text:p>2254.61</text:p>
          </table:table-cell>
          <table:table-cell office:value-type="float" office:value="2716.24" calcext:value-type="float">
            <text:p>2716.24</text:p>
          </table:table-cell>
        </table:table-row>
        <table:table-row table:style-name="ro1">
          <table:table-cell office:value-type="float" office:value="34015304" calcext:value-type="float">
            <text:p>34015304</text:p>
          </table:table-cell>
          <table:table-cell table:formula="of:=[.A2128]/1000/(60*60*24)" office:value-type="time" office:time-value="PT09H26M55.304S" calcext:value-type="time">
            <text:p>09:26:55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6.79" calcext:value-type="float">
            <text:p>246.79</text:p>
          </table:table-cell>
          <table:table-cell office:value-type="float" office:value="2255.6" calcext:value-type="float">
            <text:p>2255.6</text:p>
          </table:table-cell>
          <table:table-cell office:value-type="float" office:value="2717.33" calcext:value-type="float">
            <text:p>2717.33</text:p>
          </table:table-cell>
        </table:table-row>
        <table:table-row table:style-name="ro1">
          <table:table-cell office:value-type="float" office:value="34031304" calcext:value-type="float">
            <text:p>34031304</text:p>
          </table:table-cell>
          <table:table-cell table:formula="of:=[.A2129]/1000/(60*60*24)" office:value-type="time" office:time-value="PT09H27M11.304S" calcext:value-type="time">
            <text:p>09:27:11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6.79" calcext:value-type="float">
            <text:p>246.79</text:p>
          </table:table-cell>
          <table:table-cell office:value-type="float" office:value="2256.58" calcext:value-type="float">
            <text:p>2256.58</text:p>
          </table:table-cell>
          <table:table-cell office:value-type="float" office:value="2718.43" calcext:value-type="float">
            <text:p>2718.43</text:p>
          </table:table-cell>
        </table:table-row>
        <table:table-row table:style-name="ro1">
          <table:table-cell office:value-type="float" office:value="34047304" calcext:value-type="float">
            <text:p>34047304</text:p>
          </table:table-cell>
          <table:table-cell table:formula="of:=[.A2130]/1000/(60*60*24)" office:value-type="time" office:time-value="PT09H27M27.304S" calcext:value-type="time">
            <text:p>09:27:27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257.57" calcext:value-type="float">
            <text:p>2257.57</text:p>
          </table:table-cell>
          <table:table-cell office:value-type="float" office:value="2719.53" calcext:value-type="float">
            <text:p>2719.53</text:p>
          </table:table-cell>
        </table:table-row>
        <table:table-row table:style-name="ro1">
          <table:table-cell office:value-type="float" office:value="34063304" calcext:value-type="float">
            <text:p>34063304</text:p>
          </table:table-cell>
          <table:table-cell table:formula="of:=[.A2131]/1000/(60*60*24)" office:value-type="time" office:time-value="PT09H27M43.304S" calcext:value-type="time">
            <text:p>09:27:43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258.55" calcext:value-type="float">
            <text:p>2258.55</text:p>
          </table:table-cell>
          <table:table-cell office:value-type="float" office:value="2720.63" calcext:value-type="float">
            <text:p>2720.63</text:p>
          </table:table-cell>
        </table:table-row>
        <table:table-row table:style-name="ro1">
          <table:table-cell office:value-type="float" office:value="34079304" calcext:value-type="float">
            <text:p>34079304</text:p>
          </table:table-cell>
          <table:table-cell table:formula="of:=[.A2132]/1000/(60*60*24)" office:value-type="time" office:time-value="PT09H27M59.304S" calcext:value-type="time">
            <text:p>09:27:59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6.56" calcext:value-type="float">
            <text:p>246.56</text:p>
          </table:table-cell>
          <table:table-cell office:value-type="float" office:value="2259.53" calcext:value-type="float">
            <text:p>2259.53</text:p>
          </table:table-cell>
          <table:table-cell office:value-type="float" office:value="2721.72" calcext:value-type="float">
            <text:p>2721.72</text:p>
          </table:table-cell>
        </table:table-row>
        <table:table-row table:style-name="ro1">
          <table:table-cell office:value-type="float" office:value="34095304" calcext:value-type="float">
            <text:p>34095304</text:p>
          </table:table-cell>
          <table:table-cell table:formula="of:=[.A2133]/1000/(60*60*24)" office:value-type="time" office:time-value="PT09H28M15.304S" calcext:value-type="time">
            <text:p>09:28:15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6.56" calcext:value-type="float">
            <text:p>246.56</text:p>
          </table:table-cell>
          <table:table-cell office:value-type="float" office:value="2260.52" calcext:value-type="float">
            <text:p>2260.52</text:p>
          </table:table-cell>
          <table:table-cell office:value-type="float" office:value="2722.82" calcext:value-type="float">
            <text:p>2722.82</text:p>
          </table:table-cell>
        </table:table-row>
        <table:table-row table:style-name="ro1">
          <table:table-cell office:value-type="float" office:value="34111304" calcext:value-type="float">
            <text:p>34111304</text:p>
          </table:table-cell>
          <table:table-cell table:formula="of:=[.A2134]/1000/(60*60*24)" office:value-type="time" office:time-value="PT09H28M31.304S" calcext:value-type="time">
            <text:p>09:28:31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6.45" calcext:value-type="float">
            <text:p>246.45</text:p>
          </table:table-cell>
          <table:table-cell office:value-type="float" office:value="2261.5" calcext:value-type="float">
            <text:p>2261.5</text:p>
          </table:table-cell>
          <table:table-cell office:value-type="float" office:value="2723.92" calcext:value-type="float">
            <text:p>2723.92</text:p>
          </table:table-cell>
        </table:table-row>
        <table:table-row table:style-name="ro1">
          <table:table-cell office:value-type="float" office:value="34127304" calcext:value-type="float">
            <text:p>34127304</text:p>
          </table:table-cell>
          <table:table-cell table:formula="of:=[.A2135]/1000/(60*60*24)" office:value-type="time" office:time-value="PT09H28M47.304S" calcext:value-type="time">
            <text:p>09:28:47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6.44" calcext:value-type="float">
            <text:p>246.44</text:p>
          </table:table-cell>
          <table:table-cell office:value-type="float" office:value="2262.49" calcext:value-type="float">
            <text:p>2262.49</text:p>
          </table:table-cell>
          <table:table-cell office:value-type="float" office:value="2725.01" calcext:value-type="float">
            <text:p>2725.01</text:p>
          </table:table-cell>
        </table:table-row>
        <table:table-row table:style-name="ro1">
          <table:table-cell office:value-type="float" office:value="34143304" calcext:value-type="float">
            <text:p>34143304</text:p>
          </table:table-cell>
          <table:table-cell table:formula="of:=[.A2136]/1000/(60*60*24)" office:value-type="time" office:time-value="PT09H29M03.304S" calcext:value-type="time">
            <text:p>09:29:03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2263.47" calcext:value-type="float">
            <text:p>2263.47</text:p>
          </table:table-cell>
          <table:table-cell office:value-type="float" office:value="2726.1" calcext:value-type="float">
            <text:p>2726.1</text:p>
          </table:table-cell>
        </table:table-row>
        <table:table-row table:style-name="ro1">
          <table:table-cell office:value-type="float" office:value="34159304" calcext:value-type="float">
            <text:p>34159304</text:p>
          </table:table-cell>
          <table:table-cell table:formula="of:=[.A2137]/1000/(60*60*24)" office:value-type="time" office:time-value="PT09H29M19.304S" calcext:value-type="time">
            <text:p>09:29:19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4" calcext:value-type="float">
            <text:p>245.44</text:p>
          </table:table-cell>
          <table:table-cell office:value-type="float" office:value="2264.45" calcext:value-type="float">
            <text:p>2264.45</text:p>
          </table:table-cell>
          <table:table-cell office:value-type="float" office:value="2727.2" calcext:value-type="float">
            <text:p>2727.2</text:p>
          </table:table-cell>
        </table:table-row>
        <table:table-row table:style-name="ro1">
          <table:table-cell office:value-type="float" office:value="34175304" calcext:value-type="float">
            <text:p>34175304</text:p>
          </table:table-cell>
          <table:table-cell table:formula="of:=[.A2138]/1000/(60*60*24)" office:value-type="time" office:time-value="PT09H29M35.304S" calcext:value-type="time">
            <text:p>09:29:35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5.33" calcext:value-type="float">
            <text:p>245.33</text:p>
          </table:table-cell>
          <table:table-cell office:value-type="float" office:value="2265.44" calcext:value-type="float">
            <text:p>2265.44</text:p>
          </table:table-cell>
          <table:table-cell office:value-type="float" office:value="2728.29" calcext:value-type="float">
            <text:p>2728.29</text:p>
          </table:table-cell>
        </table:table-row>
        <table:table-row table:style-name="ro1">
          <table:table-cell office:value-type="float" office:value="34191304" calcext:value-type="float">
            <text:p>34191304</text:p>
          </table:table-cell>
          <table:table-cell table:formula="of:=[.A2139]/1000/(60*60*24)" office:value-type="time" office:time-value="PT09H29M51.304S" calcext:value-type="time">
            <text:p>09:29:51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2266.42" calcext:value-type="float">
            <text:p>2266.42</text:p>
          </table:table-cell>
          <table:table-cell office:value-type="float" office:value="2729.38" calcext:value-type="float">
            <text:p>2729.38</text:p>
          </table:table-cell>
        </table:table-row>
        <table:table-row table:style-name="ro1">
          <table:table-cell office:value-type="float" office:value="34207304" calcext:value-type="float">
            <text:p>34207304</text:p>
          </table:table-cell>
          <table:table-cell table:formula="of:=[.A2140]/1000/(60*60*24)" office:value-type="time" office:time-value="PT09H30M07.304S" calcext:value-type="time">
            <text:p>09:30:07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99" calcext:value-type="float">
            <text:p>245.99</text:p>
          </table:table-cell>
          <table:table-cell office:value-type="float" office:value="2267.4" calcext:value-type="float">
            <text:p>2267.4</text:p>
          </table:table-cell>
          <table:table-cell office:value-type="float" office:value="2730.47" calcext:value-type="float">
            <text:p>2730.47</text:p>
          </table:table-cell>
        </table:table-row>
        <table:table-row table:style-name="ro1">
          <table:table-cell office:value-type="float" office:value="34223304" calcext:value-type="float">
            <text:p>34223304</text:p>
          </table:table-cell>
          <table:table-cell table:formula="of:=[.A2141]/1000/(60*60*24)" office:value-type="time" office:time-value="PT09H30M23.304S" calcext:value-type="time">
            <text:p>09:30:23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2268.38" calcext:value-type="float">
            <text:p>2268.38</text:p>
          </table:table-cell>
          <table:table-cell office:value-type="float" office:value="2731.56" calcext:value-type="float">
            <text:p>2731.56</text:p>
          </table:table-cell>
        </table:table-row>
        <table:table-row table:style-name="ro1">
          <table:table-cell office:value-type="float" office:value="34239304" calcext:value-type="float">
            <text:p>34239304</text:p>
          </table:table-cell>
          <table:table-cell table:formula="of:=[.A2142]/1000/(60*60*24)" office:value-type="time" office:time-value="PT09H30M39.304S" calcext:value-type="time">
            <text:p>09:30:39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1" calcext:value-type="float">
            <text:p>245.1</text:p>
          </table:table-cell>
          <table:table-cell office:value-type="float" office:value="2269.36" calcext:value-type="float">
            <text:p>2269.36</text:p>
          </table:table-cell>
          <table:table-cell office:value-type="float" office:value="2732.65" calcext:value-type="float">
            <text:p>2732.65</text:p>
          </table:table-cell>
        </table:table-row>
        <table:table-row table:style-name="ro1">
          <table:table-cell office:value-type="float" office:value="34255304" calcext:value-type="float">
            <text:p>34255304</text:p>
          </table:table-cell>
          <table:table-cell table:formula="of:=[.A2143]/1000/(60*60*24)" office:value-type="time" office:time-value="PT09H30M55.304S" calcext:value-type="time">
            <text:p>09:30:55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99" calcext:value-type="float">
            <text:p>244.99</text:p>
          </table:table-cell>
          <table:table-cell office:value-type="float" office:value="2270.34" calcext:value-type="float">
            <text:p>2270.34</text:p>
          </table:table-cell>
          <table:table-cell office:value-type="float" office:value="2733.74" calcext:value-type="float">
            <text:p>2733.74</text:p>
          </table:table-cell>
        </table:table-row>
        <table:table-row table:style-name="ro1">
          <table:table-cell office:value-type="float" office:value="34271304" calcext:value-type="float">
            <text:p>34271304</text:p>
          </table:table-cell>
          <table:table-cell table:formula="of:=[.A2144]/1000/(60*60*24)" office:value-type="time" office:time-value="PT09H31M11.304S" calcext:value-type="time">
            <text:p>09:31:11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.88" calcext:value-type="float">
            <text:p>244.88</text:p>
          </table:table-cell>
          <table:table-cell office:value-type="float" office:value="2271.32" calcext:value-type="float">
            <text:p>2271.32</text:p>
          </table:table-cell>
          <table:table-cell office:value-type="float" office:value="2734.83" calcext:value-type="float">
            <text:p>2734.83</text:p>
          </table:table-cell>
        </table:table-row>
        <table:table-row table:style-name="ro1">
          <table:table-cell office:value-type="float" office:value="34287304" calcext:value-type="float">
            <text:p>34287304</text:p>
          </table:table-cell>
          <table:table-cell table:formula="of:=[.A2145]/1000/(60*60*24)" office:value-type="time" office:time-value="PT09H31M27.304S" calcext:value-type="time">
            <text:p>09:31:27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.88" calcext:value-type="float">
            <text:p>244.88</text:p>
          </table:table-cell>
          <table:table-cell office:value-type="float" office:value="2272.3" calcext:value-type="float">
            <text:p>2272.3</text:p>
          </table:table-cell>
          <table:table-cell office:value-type="float" office:value="2735.92" calcext:value-type="float">
            <text:p>2735.92</text:p>
          </table:table-cell>
        </table:table-row>
        <table:table-row table:style-name="ro1">
          <table:table-cell office:value-type="float" office:value="34303304" calcext:value-type="float">
            <text:p>34303304</text:p>
          </table:table-cell>
          <table:table-cell table:formula="of:=[.A2146]/1000/(60*60*24)" office:value-type="time" office:time-value="PT09H31M43.304S" calcext:value-type="time">
            <text:p>09:31:43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4.77" calcext:value-type="float">
            <text:p>244.77</text:p>
          </table:table-cell>
          <table:table-cell office:value-type="float" office:value="2273.28" calcext:value-type="float">
            <text:p>2273.28</text:p>
          </table:table-cell>
          <table:table-cell office:value-type="float" office:value="2737.01" calcext:value-type="float">
            <text:p>2737.01</text:p>
          </table:table-cell>
        </table:table-row>
        <table:table-row table:style-name="ro1">
          <table:table-cell office:value-type="float" office:value="34319304" calcext:value-type="float">
            <text:p>34319304</text:p>
          </table:table-cell>
          <table:table-cell table:formula="of:=[.A2147]/1000/(60*60*24)" office:value-type="time" office:time-value="PT09H31M59.304S" calcext:value-type="time">
            <text:p>09:31:59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4.66" calcext:value-type="float">
            <text:p>244.66</text:p>
          </table:table-cell>
          <table:table-cell office:value-type="float" office:value="2274.26" calcext:value-type="float">
            <text:p>2274.26</text:p>
          </table:table-cell>
          <table:table-cell office:value-type="float" office:value="2738.09" calcext:value-type="float">
            <text:p>2738.09</text:p>
          </table:table-cell>
        </table:table-row>
        <table:table-row table:style-name="ro1">
          <table:table-cell office:value-type="float" office:value="34335304" calcext:value-type="float">
            <text:p>34335304</text:p>
          </table:table-cell>
          <table:table-cell table:formula="of:=[.A2148]/1000/(60*60*24)" office:value-type="time" office:time-value="PT09H32M15.304S" calcext:value-type="time">
            <text:p>09:32:15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2275.24" calcext:value-type="float">
            <text:p>2275.24</text:p>
          </table:table-cell>
          <table:table-cell office:value-type="float" office:value="2739.18" calcext:value-type="float">
            <text:p>2739.18</text:p>
          </table:table-cell>
        </table:table-row>
        <table:table-row table:style-name="ro1">
          <table:table-cell office:value-type="float" office:value="34351303" calcext:value-type="float">
            <text:p>34351303</text:p>
          </table:table-cell>
          <table:table-cell table:formula="of:=[.A2149]/1000/(60*60*24)" office:value-type="time" office:time-value="PT09H32M31.303S" calcext:value-type="time">
            <text:p>09:32:31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4.65" calcext:value-type="float">
            <text:p>244.65</text:p>
          </table:table-cell>
          <table:table-cell office:value-type="float" office:value="2276.22" calcext:value-type="float">
            <text:p>2276.22</text:p>
          </table:table-cell>
          <table:table-cell office:value-type="float" office:value="2740.26" calcext:value-type="float">
            <text:p>2740.26</text:p>
          </table:table-cell>
        </table:table-row>
        <table:table-row table:style-name="ro1">
          <table:table-cell office:value-type="float" office:value="34367304" calcext:value-type="float">
            <text:p>34367304</text:p>
          </table:table-cell>
          <table:table-cell table:formula="of:=[.A2150]/1000/(60*60*24)" office:value-type="time" office:time-value="PT09H32M47.304S" calcext:value-type="time">
            <text:p>09:32:47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2277.2" calcext:value-type="float">
            <text:p>2277.2</text:p>
          </table:table-cell>
          <table:table-cell office:value-type="float" office:value="2741.35" calcext:value-type="float">
            <text:p>2741.35</text:p>
          </table:table-cell>
        </table:table-row>
        <table:table-row table:style-name="ro1">
          <table:table-cell office:value-type="float" office:value="34383304" calcext:value-type="float">
            <text:p>34383304</text:p>
          </table:table-cell>
          <table:table-cell table:formula="of:=[.A2151]/1000/(60*60*24)" office:value-type="time" office:time-value="PT09H33M03.304S" calcext:value-type="time">
            <text:p>09:33:03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3.55" calcext:value-type="float">
            <text:p>243.55</text:p>
          </table:table-cell>
          <table:table-cell office:value-type="float" office:value="2278.18" calcext:value-type="float">
            <text:p>2278.18</text:p>
          </table:table-cell>
          <table:table-cell office:value-type="float" office:value="2742.43" calcext:value-type="float">
            <text:p>2742.43</text:p>
          </table:table-cell>
        </table:table-row>
        <table:table-row table:style-name="ro1">
          <table:table-cell office:value-type="float" office:value="34399303" calcext:value-type="float">
            <text:p>34399303</text:p>
          </table:table-cell>
          <table:table-cell table:formula="of:=[.A2152]/1000/(60*60*24)" office:value-type="time" office:time-value="PT09H33M19.303S" calcext:value-type="time">
            <text:p>09:33:19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4.43" calcext:value-type="float">
            <text:p>244.43</text:p>
          </table:table-cell>
          <table:table-cell office:value-type="float" office:value="2279.16" calcext:value-type="float">
            <text:p>2279.16</text:p>
          </table:table-cell>
          <table:table-cell office:value-type="float" office:value="2743.51" calcext:value-type="float">
            <text:p>2743.51</text:p>
          </table:table-cell>
        </table:table-row>
        <table:table-row table:style-name="ro1">
          <table:table-cell office:value-type="float" office:value="34415304" calcext:value-type="float">
            <text:p>34415304</text:p>
          </table:table-cell>
          <table:table-cell table:formula="of:=[.A2153]/1000/(60*60*24)" office:value-type="time" office:time-value="PT09H33M35.304S" calcext:value-type="time">
            <text:p>09:33:35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3.43" calcext:value-type="float">
            <text:p>243.43</text:p>
          </table:table-cell>
          <table:table-cell office:value-type="float" office:value="2280.14" calcext:value-type="float">
            <text:p>2280.14</text:p>
          </table:table-cell>
          <table:table-cell office:value-type="float" office:value="2744.6" calcext:value-type="float">
            <text:p>2744.6</text:p>
          </table:table-cell>
        </table:table-row>
        <table:table-row table:style-name="ro1">
          <table:table-cell office:value-type="float" office:value="34431304" calcext:value-type="float">
            <text:p>34431304</text:p>
          </table:table-cell>
          <table:table-cell table:formula="of:=[.A2154]/1000/(60*60*24)" office:value-type="time" office:time-value="PT09H33M51.304S" calcext:value-type="time">
            <text:p>09:33:51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3.43" calcext:value-type="float">
            <text:p>243.43</text:p>
          </table:table-cell>
          <table:table-cell office:value-type="float" office:value="2281.12" calcext:value-type="float">
            <text:p>2281.12</text:p>
          </table:table-cell>
          <table:table-cell office:value-type="float" office:value="2745.68" calcext:value-type="float">
            <text:p>2745.68</text:p>
          </table:table-cell>
        </table:table-row>
        <table:table-row table:style-name="ro1">
          <table:table-cell office:value-type="float" office:value="34447304" calcext:value-type="float">
            <text:p>34447304</text:p>
          </table:table-cell>
          <table:table-cell table:formula="of:=[.A2155]/1000/(60*60*24)" office:value-type="time" office:time-value="PT09H34M07.304S" calcext:value-type="time">
            <text:p>09:34:07</text:p>
          </table:table-cell>
          <table:table-cell office:value-type="float" office:value="1.11" calcext:value-type="float">
            <text:p>1.11</text:p>
          </table:table-cell>
          <table:table-cell office:value-type="float" office:value="220" calcext:value-type="float">
            <text:p>220</text:p>
          </table:table-cell>
          <table:table-cell office:value-type="float" office:value="243.32" calcext:value-type="float">
            <text:p>243.32</text:p>
          </table:table-cell>
          <table:table-cell office:value-type="float" office:value="2282.09" calcext:value-type="float">
            <text:p>2282.09</text:p>
          </table:table-cell>
          <table:table-cell office:value-type="float" office:value="2746.76" calcext:value-type="float">
            <text:p>2746.76</text:p>
          </table:table-cell>
        </table:table-row>
        <table:table-row table:style-name="ro1">
          <table:table-cell office:value-type="float" office:value="34463304" calcext:value-type="float">
            <text:p>34463304</text:p>
          </table:table-cell>
          <table:table-cell table:formula="of:=[.A2156]/1000/(60*60*24)" office:value-type="time" office:time-value="PT09H34M23.304S" calcext:value-type="time">
            <text:p>09:34:23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283.07" calcext:value-type="float">
            <text:p>2283.07</text:p>
          </table:table-cell>
          <table:table-cell office:value-type="float" office:value="2747.84" calcext:value-type="float">
            <text:p>2747.84</text:p>
          </table:table-cell>
        </table:table-row>
        <table:table-row table:style-name="ro1">
          <table:table-cell office:value-type="float" office:value="34479304" calcext:value-type="float">
            <text:p>34479304</text:p>
          </table:table-cell>
          <table:table-cell table:formula="of:=[.A2157]/1000/(60*60*24)" office:value-type="time" office:time-value="PT09H34M39.304S" calcext:value-type="time">
            <text:p>09:34:39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284.05" calcext:value-type="float">
            <text:p>2284.05</text:p>
          </table:table-cell>
          <table:table-cell office:value-type="float" office:value="2748.92" calcext:value-type="float">
            <text:p>2748.92</text:p>
          </table:table-cell>
        </table:table-row>
        <table:table-row table:style-name="ro1">
          <table:table-cell office:value-type="float" office:value="34495304" calcext:value-type="float">
            <text:p>34495304</text:p>
          </table:table-cell>
          <table:table-cell table:formula="of:=[.A2158]/1000/(60*60*24)" office:value-type="time" office:time-value="PT09H34M55.304S" calcext:value-type="time">
            <text:p>09:34:55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285.02" calcext:value-type="float">
            <text:p>2285.02</text:p>
          </table:table-cell>
          <table:table-cell office:value-type="float" office:value="2750.01" calcext:value-type="float">
            <text:p>2750.01</text:p>
          </table:table-cell>
        </table:table-row>
        <table:table-row table:style-name="ro1">
          <table:table-cell office:value-type="float" office:value="34511304" calcext:value-type="float">
            <text:p>34511304</text:p>
          </table:table-cell>
          <table:table-cell table:formula="of:=[.A2159]/1000/(60*60*24)" office:value-type="time" office:time-value="PT09H35M11.304S" calcext:value-type="time">
            <text:p>09:35:11</text:p>
          </table:table-cell>
          <table:table-cell office:value-type="float" office:value="1.11" calcext:value-type="float">
            <text:p>1.1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98" calcext:value-type="float">
            <text:p>242.98</text:p>
          </table:table-cell>
          <table:table-cell office:value-type="float" office:value="2286" calcext:value-type="float">
            <text:p>2286</text:p>
          </table:table-cell>
          <table:table-cell office:value-type="float" office:value="2751.09" calcext:value-type="float">
            <text:p>2751.09</text:p>
          </table:table-cell>
        </table:table-row>
        <table:table-row table:style-name="ro1">
          <table:table-cell office:value-type="float" office:value="34527304" calcext:value-type="float">
            <text:p>34527304</text:p>
          </table:table-cell>
          <table:table-cell table:formula="of:=[.A2160]/1000/(60*60*24)" office:value-type="time" office:time-value="PT09H35M27.304S" calcext:value-type="time">
            <text:p>09:35:27</text:p>
          </table:table-cell>
          <table:table-cell office:value-type="float" office:value="1.11" calcext:value-type="float">
            <text:p>1.1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98" calcext:value-type="float">
            <text:p>242.98</text:p>
          </table:table-cell>
          <table:table-cell office:value-type="float" office:value="2286.98" calcext:value-type="float">
            <text:p>2286.98</text:p>
          </table:table-cell>
          <table:table-cell office:value-type="float" office:value="2752.16" calcext:value-type="float">
            <text:p>2752.16</text:p>
          </table:table-cell>
        </table:table-row>
        <table:table-row table:style-name="ro1">
          <table:table-cell office:value-type="float" office:value="34543304" calcext:value-type="float">
            <text:p>34543304</text:p>
          </table:table-cell>
          <table:table-cell table:formula="of:=[.A2161]/1000/(60*60*24)" office:value-type="time" office:time-value="PT09H35M43.304S" calcext:value-type="time">
            <text:p>09:35:43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2287.95" calcext:value-type="float">
            <text:p>2287.95</text:p>
          </table:table-cell>
          <table:table-cell office:value-type="float" office:value="2753.24" calcext:value-type="float">
            <text:p>2753.24</text:p>
          </table:table-cell>
        </table:table-row>
        <table:table-row table:style-name="ro1">
          <table:table-cell office:value-type="float" office:value="34559304" calcext:value-type="float">
            <text:p>34559304</text:p>
          </table:table-cell>
          <table:table-cell table:formula="of:=[.A2162]/1000/(60*60*24)" office:value-type="time" office:time-value="PT09H35M59.304S" calcext:value-type="time">
            <text:p>09:35:59</text:p>
          </table:table-cell>
          <table:table-cell office:value-type="float" office:value="1.11" calcext:value-type="float">
            <text:p>1.11</text:p>
          </table:table-cell>
          <table:table-cell office:value-type="float" office:value="219.5" calcext:value-type="float">
            <text:p>219.5</text:p>
          </table:table-cell>
          <table:table-cell office:value-type="float" office:value="242.76" calcext:value-type="float">
            <text:p>242.76</text:p>
          </table:table-cell>
          <table:table-cell office:value-type="float" office:value="2288.93" calcext:value-type="float">
            <text:p>2288.93</text:p>
          </table:table-cell>
          <table:table-cell office:value-type="float" office:value="2754.32" calcext:value-type="float">
            <text:p>2754.32</text:p>
          </table:table-cell>
        </table:table-row>
        <table:table-row table:style-name="ro1">
          <table:table-cell office:value-type="float" office:value="34575304" calcext:value-type="float">
            <text:p>34575304</text:p>
          </table:table-cell>
          <table:table-cell table:formula="of:=[.A2163]/1000/(60*60*24)" office:value-type="time" office:time-value="PT09H36M15.304S" calcext:value-type="time">
            <text:p>09:36:15</text:p>
          </table:table-cell>
          <table:table-cell office:value-type="float" office:value="1.11" calcext:value-type="float">
            <text:p>1.11</text:p>
          </table:table-cell>
          <table:table-cell office:value-type="float" office:value="219.4" calcext:value-type="float">
            <text:p>219.4</text:p>
          </table:table-cell>
          <table:table-cell office:value-type="float" office:value="242.65" calcext:value-type="float">
            <text:p>242.65</text:p>
          </table:table-cell>
          <table:table-cell office:value-type="float" office:value="2289.91" calcext:value-type="float">
            <text:p>2289.91</text:p>
          </table:table-cell>
          <table:table-cell office:value-type="float" office:value="2755.4" calcext:value-type="float">
            <text:p>2755.4</text:p>
          </table:table-cell>
        </table:table-row>
        <table:table-row table:style-name="ro1">
          <table:table-cell office:value-type="float" office:value="34591304" calcext:value-type="float">
            <text:p>34591304</text:p>
          </table:table-cell>
          <table:table-cell table:formula="of:=[.A2164]/1000/(60*60*24)" office:value-type="time" office:time-value="PT09H36M31.304S" calcext:value-type="time">
            <text:p>09:36:31</text:p>
          </table:table-cell>
          <table:table-cell office:value-type="float" office:value="1.11" calcext:value-type="float">
            <text:p>1.11</text:p>
          </table:table-cell>
          <table:table-cell office:value-type="float" office:value="219.4" calcext:value-type="float">
            <text:p>219.4</text:p>
          </table:table-cell>
          <table:table-cell office:value-type="float" office:value="242.64" calcext:value-type="float">
            <text:p>242.64</text:p>
          </table:table-cell>
          <table:table-cell office:value-type="float" office:value="2290.88" calcext:value-type="float">
            <text:p>2290.88</text:p>
          </table:table-cell>
          <table:table-cell office:value-type="float" office:value="2756.47" calcext:value-type="float">
            <text:p>2756.47</text:p>
          </table:table-cell>
        </table:table-row>
        <table:table-row table:style-name="ro1">
          <table:table-cell office:value-type="float" office:value="34607304" calcext:value-type="float">
            <text:p>34607304</text:p>
          </table:table-cell>
          <table:table-cell table:formula="of:=[.A2165]/1000/(60*60*24)" office:value-type="time" office:time-value="PT09H36M47.304S" calcext:value-type="time">
            <text:p>09:36:47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1.65" calcext:value-type="float">
            <text:p>241.65</text:p>
          </table:table-cell>
          <table:table-cell office:value-type="float" office:value="2291.86" calcext:value-type="float">
            <text:p>2291.86</text:p>
          </table:table-cell>
          <table:table-cell office:value-type="float" office:value="2757.55" calcext:value-type="float">
            <text:p>2757.55</text:p>
          </table:table-cell>
        </table:table-row>
        <table:table-row table:style-name="ro1">
          <table:table-cell office:value-type="float" office:value="34623304" calcext:value-type="float">
            <text:p>34623304</text:p>
          </table:table-cell>
          <table:table-cell table:formula="of:=[.A2166]/1000/(60*60*24)" office:value-type="time" office:time-value="PT09H37M03.304S" calcext:value-type="time">
            <text:p>09:37:03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1.54" calcext:value-type="float">
            <text:p>241.54</text:p>
          </table:table-cell>
          <table:table-cell office:value-type="float" office:value="2292.83" calcext:value-type="float">
            <text:p>2292.83</text:p>
          </table:table-cell>
          <table:table-cell office:value-type="float" office:value="2758.62" calcext:value-type="float">
            <text:p>2758.62</text:p>
          </table:table-cell>
        </table:table-row>
        <table:table-row table:style-name="ro1">
          <table:table-cell office:value-type="float" office:value="34639304" calcext:value-type="float">
            <text:p>34639304</text:p>
          </table:table-cell>
          <table:table-cell table:formula="of:=[.A2167]/1000/(60*60*24)" office:value-type="time" office:time-value="PT09H37M19.304S" calcext:value-type="time">
            <text:p>09:37:19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1.43" calcext:value-type="float">
            <text:p>241.43</text:p>
          </table:table-cell>
          <table:table-cell office:value-type="float" office:value="2293.81" calcext:value-type="float">
            <text:p>2293.81</text:p>
          </table:table-cell>
          <table:table-cell office:value-type="float" office:value="2759.7" calcext:value-type="float">
            <text:p>2759.7</text:p>
          </table:table-cell>
        </table:table-row>
        <table:table-row table:style-name="ro1">
          <table:table-cell office:value-type="float" office:value="34655304" calcext:value-type="float">
            <text:p>34655304</text:p>
          </table:table-cell>
          <table:table-cell table:formula="of:=[.A2168]/1000/(60*60*24)" office:value-type="time" office:time-value="PT09H37M35.304S" calcext:value-type="time">
            <text:p>09:37:35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1.43" calcext:value-type="float">
            <text:p>241.43</text:p>
          </table:table-cell>
          <table:table-cell office:value-type="float" office:value="2294.78" calcext:value-type="float">
            <text:p>2294.78</text:p>
          </table:table-cell>
          <table:table-cell office:value-type="float" office:value="2760.77" calcext:value-type="float">
            <text:p>2760.77</text:p>
          </table:table-cell>
        </table:table-row>
        <table:table-row table:style-name="ro1">
          <table:table-cell office:value-type="float" office:value="34671304" calcext:value-type="float">
            <text:p>34671304</text:p>
          </table:table-cell>
          <table:table-cell table:formula="of:=[.A2169]/1000/(60*60*24)" office:value-type="time" office:time-value="PT09H37M51.304S" calcext:value-type="time">
            <text:p>09:37:51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1.43" calcext:value-type="float">
            <text:p>241.43</text:p>
          </table:table-cell>
          <table:table-cell office:value-type="float" office:value="2295.76" calcext:value-type="float">
            <text:p>2295.76</text:p>
          </table:table-cell>
          <table:table-cell office:value-type="float" office:value="2761.85" calcext:value-type="float">
            <text:p>2761.85</text:p>
          </table:table-cell>
        </table:table-row>
        <table:table-row table:style-name="ro1">
          <table:table-cell office:value-type="float" office:value="34687304" calcext:value-type="float">
            <text:p>34687304</text:p>
          </table:table-cell>
          <table:table-cell table:formula="of:=[.A2170]/1000/(60*60*24)" office:value-type="time" office:time-value="PT09H38M07.304S" calcext:value-type="time">
            <text:p>09:38:07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1.32" calcext:value-type="float">
            <text:p>241.32</text:p>
          </table:table-cell>
          <table:table-cell office:value-type="float" office:value="2296.73" calcext:value-type="float">
            <text:p>2296.73</text:p>
          </table:table-cell>
          <table:table-cell office:value-type="float" office:value="2762.92" calcext:value-type="float">
            <text:p>2762.92</text:p>
          </table:table-cell>
        </table:table-row>
        <table:table-row table:style-name="ro1">
          <table:table-cell office:value-type="float" office:value="34703304" calcext:value-type="float">
            <text:p>34703304</text:p>
          </table:table-cell>
          <table:table-cell table:formula="of:=[.A2171]/1000/(60*60*24)" office:value-type="time" office:time-value="PT09H38M23.304S" calcext:value-type="time">
            <text:p>09:38:23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1.2" calcext:value-type="float">
            <text:p>241.2</text:p>
          </table:table-cell>
          <table:table-cell office:value-type="float" office:value="2297.7" calcext:value-type="float">
            <text:p>2297.7</text:p>
          </table:table-cell>
          <table:table-cell office:value-type="float" office:value="2763.99" calcext:value-type="float">
            <text:p>2763.99</text:p>
          </table:table-cell>
        </table:table-row>
        <table:table-row table:style-name="ro1">
          <table:table-cell office:value-type="float" office:value="34719304" calcext:value-type="float">
            <text:p>34719304</text:p>
          </table:table-cell>
          <table:table-cell table:formula="of:=[.A2172]/1000/(60*60*24)" office:value-type="time" office:time-value="PT09H38M39.304S" calcext:value-type="time">
            <text:p>09:38:39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1.2" calcext:value-type="float">
            <text:p>241.2</text:p>
          </table:table-cell>
          <table:table-cell office:value-type="float" office:value="2298.67" calcext:value-type="float">
            <text:p>2298.67</text:p>
          </table:table-cell>
          <table:table-cell office:value-type="float" office:value="2765.06" calcext:value-type="float">
            <text:p>2765.06</text:p>
          </table:table-cell>
        </table:table-row>
        <table:table-row table:style-name="ro1">
          <table:table-cell office:value-type="float" office:value="34735304" calcext:value-type="float">
            <text:p>34735304</text:p>
          </table:table-cell>
          <table:table-cell table:formula="of:=[.A2173]/1000/(60*60*24)" office:value-type="time" office:time-value="PT09H38M55.304S" calcext:value-type="time">
            <text:p>09:38:55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1.09" calcext:value-type="float">
            <text:p>241.09</text:p>
          </table:table-cell>
          <table:table-cell office:value-type="float" office:value="2299.65" calcext:value-type="float">
            <text:p>2299.65</text:p>
          </table:table-cell>
          <table:table-cell office:value-type="float" office:value="2766.13" calcext:value-type="float">
            <text:p>2766.13</text:p>
          </table:table-cell>
        </table:table-row>
        <table:table-row table:style-name="ro1">
          <table:table-cell office:value-type="float" office:value="34751304" calcext:value-type="float">
            <text:p>34751304</text:p>
          </table:table-cell>
          <table:table-cell table:formula="of:=[.A2174]/1000/(60*60*24)" office:value-type="time" office:time-value="PT09H39M11.304S" calcext:value-type="time">
            <text:p>09:39:11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" calcext:value-type="float">
            <text:p>240.1</text:p>
          </table:table-cell>
          <table:table-cell office:value-type="float" office:value="2300.62" calcext:value-type="float">
            <text:p>2300.62</text:p>
          </table:table-cell>
          <table:table-cell office:value-type="float" office:value="2767.2" calcext:value-type="float">
            <text:p>2767.2</text:p>
          </table:table-cell>
        </table:table-row>
        <table:table-row table:style-name="ro1">
          <table:table-cell office:value-type="float" office:value="34767304" calcext:value-type="float">
            <text:p>34767304</text:p>
          </table:table-cell>
          <table:table-cell table:formula="of:=[.A2175]/1000/(60*60*24)" office:value-type="time" office:time-value="PT09H39M27.304S" calcext:value-type="time">
            <text:p>09:39:27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" calcext:value-type="float">
            <text:p>240.1</text:p>
          </table:table-cell>
          <table:table-cell office:value-type="float" office:value="2301.59" calcext:value-type="float">
            <text:p>2301.59</text:p>
          </table:table-cell>
          <table:table-cell office:value-type="float" office:value="2768.27" calcext:value-type="float">
            <text:p>2768.27</text:p>
          </table:table-cell>
        </table:table-row>
        <table:table-row table:style-name="ro1">
          <table:table-cell office:value-type="float" office:value="34783304" calcext:value-type="float">
            <text:p>34783304</text:p>
          </table:table-cell>
          <table:table-cell table:formula="of:=[.A2176]/1000/(60*60*24)" office:value-type="time" office:time-value="PT09H39M43.304S" calcext:value-type="time">
            <text:p>09:39:43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99" calcext:value-type="float">
            <text:p>239.99</text:p>
          </table:table-cell>
          <table:table-cell office:value-type="float" office:value="2302.56" calcext:value-type="float">
            <text:p>2302.56</text:p>
          </table:table-cell>
          <table:table-cell office:value-type="float" office:value="2769.34" calcext:value-type="float">
            <text:p>2769.34</text:p>
          </table:table-cell>
        </table:table-row>
        <table:table-row table:style-name="ro1">
          <table:table-cell office:value-type="float" office:value="34799304" calcext:value-type="float">
            <text:p>34799304</text:p>
          </table:table-cell>
          <table:table-cell table:formula="of:=[.A2177]/1000/(60*60*24)" office:value-type="time" office:time-value="PT09H39M59.304S" calcext:value-type="time">
            <text:p>09:39:59</text:p>
          </table:table-cell>
          <table:table-cell office:value-type="float" office:value="1.1" calcext:value-type="float">
            <text:p>1.1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88" calcext:value-type="float">
            <text:p>239.88</text:p>
          </table:table-cell>
          <table:table-cell office:value-type="float" office:value="2303.54" calcext:value-type="float">
            <text:p>2303.54</text:p>
          </table:table-cell>
          <table:table-cell office:value-type="float" office:value="2770.41" calcext:value-type="float">
            <text:p>2770.41</text:p>
          </table:table-cell>
        </table:table-row>
        <table:table-row table:style-name="ro1">
          <table:table-cell office:value-type="float" office:value="34815303" calcext:value-type="float">
            <text:p>34815303</text:p>
          </table:table-cell>
          <table:table-cell table:formula="of:=[.A2178]/1000/(60*60*24)" office:value-type="time" office:time-value="PT09H40M15.303S" calcext:value-type="time">
            <text:p>09:40:15</text:p>
          </table:table-cell>
          <table:table-cell office:value-type="float" office:value="1.1" calcext:value-type="float">
            <text:p>1.1</text:p>
          </table:table-cell>
          <table:table-cell office:value-type="float" office:value="218.4" calcext:value-type="float">
            <text:p>218.4</text:p>
          </table:table-cell>
          <table:table-cell office:value-type="float" office:value="239.77" calcext:value-type="float">
            <text:p>239.77</text:p>
          </table:table-cell>
          <table:table-cell office:value-type="float" office:value="2304.51" calcext:value-type="float">
            <text:p>2304.51</text:p>
          </table:table-cell>
          <table:table-cell office:value-type="float" office:value="2771.47" calcext:value-type="float">
            <text:p>2771.47</text:p>
          </table:table-cell>
        </table:table-row>
        <table:table-row table:style-name="ro1">
          <table:table-cell office:value-type="float" office:value="34831304" calcext:value-type="float">
            <text:p>34831304</text:p>
          </table:table-cell>
          <table:table-cell table:formula="of:=[.A2179]/1000/(60*60*24)" office:value-type="time" office:time-value="PT09H40M31.304S" calcext:value-type="time">
            <text:p>09:40:31</text:p>
          </table:table-cell>
          <table:table-cell office:value-type="float" office:value="1.1" calcext:value-type="float">
            <text:p>1.1</text:p>
          </table:table-cell>
          <table:table-cell office:value-type="float" office:value="218.4" calcext:value-type="float">
            <text:p>218.4</text:p>
          </table:table-cell>
          <table:table-cell office:value-type="float" office:value="239.77" calcext:value-type="float">
            <text:p>239.77</text:p>
          </table:table-cell>
          <table:table-cell office:value-type="float" office:value="2305.48" calcext:value-type="float">
            <text:p>2305.48</text:p>
          </table:table-cell>
          <table:table-cell office:value-type="float" office:value="2772.54" calcext:value-type="float">
            <text:p>2772.54</text:p>
          </table:table-cell>
        </table:table-row>
        <table:table-row table:style-name="ro1">
          <table:table-cell office:value-type="float" office:value="34847304" calcext:value-type="float">
            <text:p>34847304</text:p>
          </table:table-cell>
          <table:table-cell table:formula="of:=[.A2180]/1000/(60*60*24)" office:value-type="time" office:time-value="PT09H40M47.304S" calcext:value-type="time">
            <text:p>09:40:47</text:p>
          </table:table-cell>
          <table:table-cell office:value-type="float" office:value="1.1" calcext:value-type="float">
            <text:p>1.1</text:p>
          </table:table-cell>
          <table:table-cell office:value-type="float" office:value="218.3" calcext:value-type="float">
            <text:p>218.3</text:p>
          </table:table-cell>
          <table:table-cell office:value-type="float" office:value="239.66" calcext:value-type="float">
            <text:p>239.66</text:p>
          </table:table-cell>
          <table:table-cell office:value-type="float" office:value="2306.45" calcext:value-type="float">
            <text:p>2306.45</text:p>
          </table:table-cell>
          <table:table-cell office:value-type="float" office:value="2773.61" calcext:value-type="float">
            <text:p>2773.61</text:p>
          </table:table-cell>
        </table:table-row>
        <table:table-row table:style-name="ro1">
          <table:table-cell office:value-type="float" office:value="34863304" calcext:value-type="float">
            <text:p>34863304</text:p>
          </table:table-cell>
          <table:table-cell table:formula="of:=[.A2181]/1000/(60*60*24)" office:value-type="time" office:time-value="PT09H41M03.304S" calcext:value-type="time">
            <text:p>09:41:03</text:p>
          </table:table-cell>
          <table:table-cell office:value-type="float" office:value="1.1" calcext:value-type="float">
            <text:p>1.1</text:p>
          </table:table-cell>
          <table:table-cell office:value-type="float" office:value="218.3" calcext:value-type="float">
            <text:p>218.3</text:p>
          </table:table-cell>
          <table:table-cell office:value-type="float" office:value="239.65" calcext:value-type="float">
            <text:p>239.65</text:p>
          </table:table-cell>
          <table:table-cell office:value-type="float" office:value="2307.41" calcext:value-type="float">
            <text:p>2307.41</text:p>
          </table:table-cell>
          <table:table-cell office:value-type="float" office:value="2774.67" calcext:value-type="float">
            <text:p>2774.67</text:p>
          </table:table-cell>
        </table:table-row>
        <table:table-row table:style-name="ro1">
          <table:table-cell office:value-type="float" office:value="34879304" calcext:value-type="float">
            <text:p>34879304</text:p>
          </table:table-cell>
          <table:table-cell table:formula="of:=[.A2182]/1000/(60*60*24)" office:value-type="time" office:time-value="PT09H41M19.304S" calcext:value-type="time">
            <text:p>09:41:19</text:p>
          </table:table-cell>
          <table:table-cell office:value-type="float" office:value="1.1" calcext:value-type="float">
            <text:p>1.1</text:p>
          </table:table-cell>
          <table:table-cell office:value-type="float" office:value="218.1" calcext:value-type="float">
            <text:p>218.1</text:p>
          </table:table-cell>
          <table:table-cell office:value-type="float" office:value="239.43" calcext:value-type="float">
            <text:p>239.43</text:p>
          </table:table-cell>
          <table:table-cell office:value-type="float" office:value="2308.38" calcext:value-type="float">
            <text:p>2308.38</text:p>
          </table:table-cell>
          <table:table-cell office:value-type="float" office:value="2775.74" calcext:value-type="float">
            <text:p>2775.74</text:p>
          </table:table-cell>
        </table:table-row>
        <table:table-row table:style-name="ro1">
          <table:table-cell office:value-type="float" office:value="34895304" calcext:value-type="float">
            <text:p>34895304</text:p>
          </table:table-cell>
          <table:table-cell table:formula="of:=[.A2183]/1000/(60*60*24)" office:value-type="time" office:time-value="PT09H41M35.304S" calcext:value-type="time">
            <text:p>09:41:35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2309.35" calcext:value-type="float">
            <text:p>2309.35</text:p>
          </table:table-cell>
          <table:table-cell office:value-type="float" office:value="2776.8" calcext:value-type="float">
            <text:p>2776.8</text:p>
          </table:table-cell>
        </table:table-row>
        <table:table-row table:style-name="ro1">
          <table:table-cell office:value-type="float" office:value="34911304" calcext:value-type="float">
            <text:p>34911304</text:p>
          </table:table-cell>
          <table:table-cell table:formula="of:=[.A2184]/1000/(60*60*24)" office:value-type="time" office:time-value="PT09H41M51.304S" calcext:value-type="time">
            <text:p>09:41:51</text:p>
          </table:table-cell>
          <table:table-cell office:value-type="float" office:value="1.09" calcext:value-type="float">
            <text:p>1.09</text:p>
          </table:table-cell>
          <table:table-cell office:value-type="float" office:value="218" calcext:value-type="float">
            <text:p>2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2310.32" calcext:value-type="float">
            <text:p>2310.32</text:p>
          </table:table-cell>
          <table:table-cell office:value-type="float" office:value="2777.87" calcext:value-type="float">
            <text:p>2777.87</text:p>
          </table:table-cell>
        </table:table-row>
        <table:table-row table:style-name="ro1">
          <table:table-cell office:value-type="float" office:value="34927304" calcext:value-type="float">
            <text:p>34927304</text:p>
          </table:table-cell>
          <table:table-cell table:formula="of:=[.A2185]/1000/(60*60*24)" office:value-type="time" office:time-value="PT09H42M07.304S" calcext:value-type="time">
            <text:p>09:42:07</text:p>
          </table:table-cell>
          <table:table-cell office:value-type="float" office:value="1.1" calcext:value-type="float">
            <text:p>1.1</text:p>
          </table:table-cell>
          <table:table-cell office:value-type="float" office:value="217.9" calcext:value-type="float">
            <text:p>217.9</text:p>
          </table:table-cell>
          <table:table-cell office:value-type="float" office:value="239.21" calcext:value-type="float">
            <text:p>239.21</text:p>
          </table:table-cell>
          <table:table-cell office:value-type="float" office:value="2311.29" calcext:value-type="float">
            <text:p>2311.29</text:p>
          </table:table-cell>
          <table:table-cell office:value-type="float" office:value="2778.93" calcext:value-type="float">
            <text:p>2778.93</text:p>
          </table:table-cell>
        </table:table-row>
        <table:table-row table:style-name="ro1">
          <table:table-cell office:value-type="float" office:value="34943304" calcext:value-type="float">
            <text:p>34943304</text:p>
          </table:table-cell>
          <table:table-cell table:formula="of:=[.A2186]/1000/(60*60*24)" office:value-type="time" office:time-value="PT09H42M23.304S" calcext:value-type="time">
            <text:p>09:42:23</text:p>
          </table:table-cell>
          <table:table-cell office:value-type="float" office:value="1.1" calcext:value-type="float">
            <text:p>1.1</text:p>
          </table:table-cell>
          <table:table-cell office:value-type="float" office:value="217.9" calcext:value-type="float">
            <text:p>217.9</text:p>
          </table:table-cell>
          <table:table-cell office:value-type="float" office:value="239.21" calcext:value-type="float">
            <text:p>239.21</text:p>
          </table:table-cell>
          <table:table-cell office:value-type="float" office:value="2312.26" calcext:value-type="float">
            <text:p>2312.26</text:p>
          </table:table-cell>
          <table:table-cell office:value-type="float" office:value="2779.99" calcext:value-type="float">
            <text:p>2779.99</text:p>
          </table:table-cell>
        </table:table-row>
        <table:table-row table:style-name="ro1">
          <table:table-cell office:value-type="float" office:value="34959304" calcext:value-type="float">
            <text:p>34959304</text:p>
          </table:table-cell>
          <table:table-cell table:formula="of:=[.A2187]/1000/(60*60*24)" office:value-type="time" office:time-value="PT09H42M39.304S" calcext:value-type="time">
            <text:p>09:42:39</text:p>
          </table:table-cell>
          <table:table-cell office:value-type="float" office:value="1.1" calcext:value-type="float">
            <text:p>1.1</text:p>
          </table:table-cell>
          <table:table-cell office:value-type="float" office:value="217.8" calcext:value-type="float">
            <text:p>217.8</text:p>
          </table:table-cell>
          <table:table-cell office:value-type="float" office:value="239.1" calcext:value-type="float">
            <text:p>239.1</text:p>
          </table:table-cell>
          <table:table-cell office:value-type="float" office:value="2313.23" calcext:value-type="float">
            <text:p>2313.23</text:p>
          </table:table-cell>
          <table:table-cell office:value-type="float" office:value="2781.05" calcext:value-type="float">
            <text:p>2781.05</text:p>
          </table:table-cell>
        </table:table-row>
        <table:table-row table:style-name="ro1">
          <table:table-cell office:value-type="float" office:value="34975304" calcext:value-type="float">
            <text:p>34975304</text:p>
          </table:table-cell>
          <table:table-cell table:formula="of:=[.A2188]/1000/(60*60*24)" office:value-type="time" office:time-value="PT09H42M55.304S" calcext:value-type="time">
            <text:p>09:42:55</text:p>
          </table:table-cell>
          <table:table-cell office:value-type="float" office:value="1.1" calcext:value-type="float">
            <text:p>1.1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98" calcext:value-type="float">
            <text:p>238.98</text:p>
          </table:table-cell>
          <table:table-cell office:value-type="float" office:value="2314.2" calcext:value-type="float">
            <text:p>2314.2</text:p>
          </table:table-cell>
          <table:table-cell office:value-type="float" office:value="2782.11" calcext:value-type="float">
            <text:p>2782.11</text:p>
          </table:table-cell>
        </table:table-row>
        <table:table-row table:style-name="ro1">
          <table:table-cell office:value-type="float" office:value="34991304" calcext:value-type="float">
            <text:p>34991304</text:p>
          </table:table-cell>
          <table:table-cell table:formula="of:=[.A2189]/1000/(60*60*24)" office:value-type="time" office:time-value="PT09H43M11.304S" calcext:value-type="time">
            <text:p>09:43:11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8" calcext:value-type="float">
            <text:p>238</text:p>
          </table:table-cell>
          <table:table-cell office:value-type="float" office:value="2315.16" calcext:value-type="float">
            <text:p>2315.16</text:p>
          </table:table-cell>
          <table:table-cell office:value-type="float" office:value="2783.17" calcext:value-type="float">
            <text:p>2783.17</text:p>
          </table:table-cell>
        </table:table-row>
        <table:table-row table:style-name="ro1">
          <table:table-cell office:value-type="float" office:value="35007304" calcext:value-type="float">
            <text:p>35007304</text:p>
          </table:table-cell>
          <table:table-cell table:formula="of:=[.A2190]/1000/(60*60*24)" office:value-type="time" office:time-value="PT09H43M27.304S" calcext:value-type="time">
            <text:p>09:43:27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89" calcext:value-type="float">
            <text:p>237.89</text:p>
          </table:table-cell>
          <table:table-cell office:value-type="float" office:value="2316.13" calcext:value-type="float">
            <text:p>2316.13</text:p>
          </table:table-cell>
          <table:table-cell office:value-type="float" office:value="2784.23" calcext:value-type="float">
            <text:p>2784.23</text:p>
          </table:table-cell>
        </table:table-row>
        <table:table-row table:style-name="ro1">
          <table:table-cell office:value-type="float" office:value="35023304" calcext:value-type="float">
            <text:p>35023304</text:p>
          </table:table-cell>
          <table:table-cell table:formula="of:=[.A2191]/1000/(60*60*24)" office:value-type="time" office:time-value="PT09H43M43.304S" calcext:value-type="time">
            <text:p>09:43:43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89" calcext:value-type="float">
            <text:p>237.89</text:p>
          </table:table-cell>
          <table:table-cell office:value-type="float" office:value="2317.1" calcext:value-type="float">
            <text:p>2317.1</text:p>
          </table:table-cell>
          <table:table-cell office:value-type="float" office:value="2785.29" calcext:value-type="float">
            <text:p>2785.29</text:p>
          </table:table-cell>
        </table:table-row>
        <table:table-row table:style-name="ro1">
          <table:table-cell office:value-type="float" office:value="35039304" calcext:value-type="float">
            <text:p>35039304</text:p>
          </table:table-cell>
          <table:table-cell table:formula="of:=[.A2192]/1000/(60*60*24)" office:value-type="time" office:time-value="PT09H43M59.304S" calcext:value-type="time">
            <text:p>09:43:59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7.78" calcext:value-type="float">
            <text:p>237.78</text:p>
          </table:table-cell>
          <table:table-cell office:value-type="float" office:value="2318.06" calcext:value-type="float">
            <text:p>2318.06</text:p>
          </table:table-cell>
          <table:table-cell office:value-type="float" office:value="2786.34" calcext:value-type="float">
            <text:p>2786.34</text:p>
          </table:table-cell>
        </table:table-row>
        <table:table-row table:style-name="ro1">
          <table:table-cell office:value-type="float" office:value="35055304" calcext:value-type="float">
            <text:p>35055304</text:p>
          </table:table-cell>
          <table:table-cell table:formula="of:=[.A2193]/1000/(60*60*24)" office:value-type="time" office:time-value="PT09H44M15.304S" calcext:value-type="time">
            <text:p>09:44:15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7.78" calcext:value-type="float">
            <text:p>237.78</text:p>
          </table:table-cell>
          <table:table-cell office:value-type="float" office:value="2319.03" calcext:value-type="float">
            <text:p>2319.03</text:p>
          </table:table-cell>
          <table:table-cell office:value-type="float" office:value="2787.4" calcext:value-type="float">
            <text:p>2787.4</text:p>
          </table:table-cell>
        </table:table-row>
        <table:table-row table:style-name="ro1">
          <table:table-cell office:value-type="float" office:value="35071304" calcext:value-type="float">
            <text:p>35071304</text:p>
          </table:table-cell>
          <table:table-cell table:formula="of:=[.A2194]/1000/(60*60*24)" office:value-type="time" office:time-value="PT09H44M31.304S" calcext:value-type="time">
            <text:p>09:44:31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2319.99" calcext:value-type="float">
            <text:p>2319.99</text:p>
          </table:table-cell>
          <table:table-cell office:value-type="float" office:value="2788.46" calcext:value-type="float">
            <text:p>2788.46</text:p>
          </table:table-cell>
        </table:table-row>
        <table:table-row table:style-name="ro1">
          <table:table-cell office:value-type="float" office:value="35087304" calcext:value-type="float">
            <text:p>35087304</text:p>
          </table:table-cell>
          <table:table-cell table:formula="of:=[.A2195]/1000/(60*60*24)" office:value-type="time" office:time-value="PT09H44M47.304S" calcext:value-type="time">
            <text:p>09:44:47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7.56" calcext:value-type="float">
            <text:p>237.56</text:p>
          </table:table-cell>
          <table:table-cell office:value-type="float" office:value="2320.96" calcext:value-type="float">
            <text:p>2320.96</text:p>
          </table:table-cell>
          <table:table-cell office:value-type="float" office:value="2789.51" calcext:value-type="float">
            <text:p>2789.51</text:p>
          </table:table-cell>
        </table:table-row>
        <table:table-row table:style-name="ro1">
          <table:table-cell office:value-type="float" office:value="35103304" calcext:value-type="float">
            <text:p>35103304</text:p>
          </table:table-cell>
          <table:table-cell table:formula="of:=[.A2196]/1000/(60*60*24)" office:value-type="time" office:time-value="PT09H45M03.304S" calcext:value-type="time">
            <text:p>09:45:03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8" calcext:value-type="float">
            <text:p>236.58</text:p>
          </table:table-cell>
          <table:table-cell office:value-type="float" office:value="2321.92" calcext:value-type="float">
            <text:p>2321.92</text:p>
          </table:table-cell>
          <table:table-cell office:value-type="float" office:value="2790.56" calcext:value-type="float">
            <text:p>2790.56</text:p>
          </table:table-cell>
        </table:table-row>
        <table:table-row table:style-name="ro1">
          <table:table-cell office:value-type="float" office:value="35119304" calcext:value-type="float">
            <text:p>35119304</text:p>
          </table:table-cell>
          <table:table-cell table:formula="of:=[.A2197]/1000/(60*60*24)" office:value-type="time" office:time-value="PT09H45M19.304S" calcext:value-type="time">
            <text:p>09:45:19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7" calcext:value-type="float">
            <text:p>236.57</text:p>
          </table:table-cell>
          <table:table-cell office:value-type="float" office:value="2322.89" calcext:value-type="float">
            <text:p>2322.89</text:p>
          </table:table-cell>
          <table:table-cell office:value-type="float" office:value="2791.62" calcext:value-type="float">
            <text:p>2791.62</text:p>
          </table:table-cell>
        </table:table-row>
        <table:table-row table:style-name="ro1">
          <table:table-cell office:value-type="float" office:value="35135304" calcext:value-type="float">
            <text:p>35135304</text:p>
          </table:table-cell>
          <table:table-cell table:formula="of:=[.A2198]/1000/(60*60*24)" office:value-type="time" office:time-value="PT09H45M35.304S" calcext:value-type="time">
            <text:p>09:45:35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6.46" calcext:value-type="float">
            <text:p>236.46</text:p>
          </table:table-cell>
          <table:table-cell office:value-type="float" office:value="2323.85" calcext:value-type="float">
            <text:p>2323.85</text:p>
          </table:table-cell>
          <table:table-cell office:value-type="float" office:value="2792.67" calcext:value-type="float">
            <text:p>2792.67</text:p>
          </table:table-cell>
        </table:table-row>
        <table:table-row table:style-name="ro1">
          <table:table-cell office:value-type="float" office:value="35151304" calcext:value-type="float">
            <text:p>35151304</text:p>
          </table:table-cell>
          <table:table-cell table:formula="of:=[.A2199]/1000/(60*60*24)" office:value-type="time" office:time-value="PT09H45M51.304S" calcext:value-type="time">
            <text:p>09:45:51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6.35" calcext:value-type="float">
            <text:p>236.35</text:p>
          </table:table-cell>
          <table:table-cell office:value-type="float" office:value="2324.82" calcext:value-type="float">
            <text:p>2324.82</text:p>
          </table:table-cell>
          <table:table-cell office:value-type="float" office:value="2793.72" calcext:value-type="float">
            <text:p>2793.72</text:p>
          </table:table-cell>
        </table:table-row>
        <table:table-row table:style-name="ro1">
          <table:table-cell office:value-type="float" office:value="35167304" calcext:value-type="float">
            <text:p>35167304</text:p>
          </table:table-cell>
          <table:table-cell table:formula="of:=[.A2200]/1000/(60*60*24)" office:value-type="time" office:time-value="PT09H46M07.304S" calcext:value-type="time">
            <text:p>09:46:07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6.24" calcext:value-type="float">
            <text:p>236.24</text:p>
          </table:table-cell>
          <table:table-cell office:value-type="float" office:value="2325.78" calcext:value-type="float">
            <text:p>2325.78</text:p>
          </table:table-cell>
          <table:table-cell office:value-type="float" office:value="2794.77" calcext:value-type="float">
            <text:p>2794.77</text:p>
          </table:table-cell>
        </table:table-row>
        <table:table-row table:style-name="ro1">
          <table:table-cell office:value-type="float" office:value="35183304" calcext:value-type="float">
            <text:p>35183304</text:p>
          </table:table-cell>
          <table:table-cell table:formula="of:=[.A2201]/1000/(60*60*24)" office:value-type="time" office:time-value="PT09H46M23.304S" calcext:value-type="time">
            <text:p>09:46:23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6.13" calcext:value-type="float">
            <text:p>236.13</text:p>
          </table:table-cell>
          <table:table-cell office:value-type="float" office:value="2326.75" calcext:value-type="float">
            <text:p>2326.75</text:p>
          </table:table-cell>
          <table:table-cell office:value-type="float" office:value="2795.82" calcext:value-type="float">
            <text:p>2795.82</text:p>
          </table:table-cell>
        </table:table-row>
        <table:table-row table:style-name="ro1">
          <table:table-cell office:value-type="float" office:value="35199304" calcext:value-type="float">
            <text:p>35199304</text:p>
          </table:table-cell>
          <table:table-cell table:formula="of:=[.A2202]/1000/(60*60*24)" office:value-type="time" office:time-value="PT09H46M39.304S" calcext:value-type="time">
            <text:p>09:46:39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6.02" calcext:value-type="float">
            <text:p>236.02</text:p>
          </table:table-cell>
          <table:table-cell office:value-type="float" office:value="2327.71" calcext:value-type="float">
            <text:p>2327.71</text:p>
          </table:table-cell>
          <table:table-cell office:value-type="float" office:value="2796.87" calcext:value-type="float">
            <text:p>2796.87</text:p>
          </table:table-cell>
        </table:table-row>
        <table:table-row table:style-name="ro1">
          <table:table-cell office:value-type="float" office:value="35215304" calcext:value-type="float">
            <text:p>35215304</text:p>
          </table:table-cell>
          <table:table-cell table:formula="of:=[.A2203]/1000/(60*60*24)" office:value-type="time" office:time-value="PT09H46M55.304S" calcext:value-type="time">
            <text:p>09:46:55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6.02" calcext:value-type="float">
            <text:p>236.02</text:p>
          </table:table-cell>
          <table:table-cell office:value-type="float" office:value="2328.67" calcext:value-type="float">
            <text:p>2328.67</text:p>
          </table:table-cell>
          <table:table-cell office:value-type="float" office:value="2797.92" calcext:value-type="float">
            <text:p>2797.92</text:p>
          </table:table-cell>
        </table:table-row>
        <table:table-row table:style-name="ro1">
          <table:table-cell office:value-type="float" office:value="35231304" calcext:value-type="float">
            <text:p>35231304</text:p>
          </table:table-cell>
          <table:table-cell table:formula="of:=[.A2204]/1000/(60*60*24)" office:value-type="time" office:time-value="PT09H47M11.304S" calcext:value-type="time">
            <text:p>09:47:11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91" calcext:value-type="float">
            <text:p>235.91</text:p>
          </table:table-cell>
          <table:table-cell office:value-type="float" office:value="2329.63" calcext:value-type="float">
            <text:p>2329.63</text:p>
          </table:table-cell>
          <table:table-cell office:value-type="float" office:value="2798.97" calcext:value-type="float">
            <text:p>2798.97</text:p>
          </table:table-cell>
        </table:table-row>
        <table:table-row table:style-name="ro1">
          <table:table-cell office:value-type="float" office:value="35247304" calcext:value-type="float">
            <text:p>35247304</text:p>
          </table:table-cell>
          <table:table-cell table:formula="of:=[.A2205]/1000/(60*60*24)" office:value-type="time" office:time-value="PT09H47M27.304S" calcext:value-type="time">
            <text:p>09:47:27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5.8" calcext:value-type="float">
            <text:p>235.8</text:p>
          </table:table-cell>
          <table:table-cell office:value-type="float" office:value="2330.59" calcext:value-type="float">
            <text:p>2330.59</text:p>
          </table:table-cell>
          <table:table-cell office:value-type="float" office:value="2800.02" calcext:value-type="float">
            <text:p>2800.02</text:p>
          </table:table-cell>
        </table:table-row>
        <table:table-row table:style-name="ro1">
          <table:table-cell office:value-type="float" office:value="35263304" calcext:value-type="float">
            <text:p>35263304</text:p>
          </table:table-cell>
          <table:table-cell table:formula="of:=[.A2206]/1000/(60*60*24)" office:value-type="time" office:time-value="PT09H47M43.304S" calcext:value-type="time">
            <text:p>09:47:43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4.82" calcext:value-type="float">
            <text:p>234.82</text:p>
          </table:table-cell>
          <table:table-cell office:value-type="float" office:value="2331.55" calcext:value-type="float">
            <text:p>2331.55</text:p>
          </table:table-cell>
          <table:table-cell office:value-type="float" office:value="2801.06" calcext:value-type="float">
            <text:p>2801.06</text:p>
          </table:table-cell>
        </table:table-row>
        <table:table-row table:style-name="ro1">
          <table:table-cell office:value-type="float" office:value="35279304" calcext:value-type="float">
            <text:p>35279304</text:p>
          </table:table-cell>
          <table:table-cell table:formula="of:=[.A2207]/1000/(60*60*24)" office:value-type="time" office:time-value="PT09H47M59.304S" calcext:value-type="time">
            <text:p>09:47:59</text:p>
          </table:table-cell>
          <table:table-cell office:value-type="float" office:value="1.09" calcext:value-type="float">
            <text:p>1.09</text:p>
          </table:table-cell>
          <table:table-cell office:value-type="float" office:value="216.2" calcext:value-type="float">
            <text:p>216.2</text:p>
          </table:table-cell>
          <table:table-cell office:value-type="float" office:value="234.71" calcext:value-type="float">
            <text:p>234.71</text:p>
          </table:table-cell>
          <table:table-cell office:value-type="float" office:value="2332.51" calcext:value-type="float">
            <text:p>2332.51</text:p>
          </table:table-cell>
          <table:table-cell office:value-type="float" office:value="2802.1" calcext:value-type="float">
            <text:p>2802.1</text:p>
          </table:table-cell>
        </table:table-row>
        <table:table-row table:style-name="ro1">
          <table:table-cell office:value-type="float" office:value="35295304" calcext:value-type="float">
            <text:p>35295304</text:p>
          </table:table-cell>
          <table:table-cell table:formula="of:=[.A2208]/1000/(60*60*24)" office:value-type="time" office:time-value="PT09H48M15.304S" calcext:value-type="time">
            <text:p>09:48:15</text:p>
          </table:table-cell>
          <table:table-cell office:value-type="float" office:value="1.09" calcext:value-type="float">
            <text:p>1.09</text:p>
          </table:table-cell>
          <table:table-cell office:value-type="float" office:value="216.1" calcext:value-type="float">
            <text:p>216.1</text:p>
          </table:table-cell>
          <table:table-cell office:value-type="float" office:value="234.6" calcext:value-type="float">
            <text:p>234.6</text:p>
          </table:table-cell>
          <table:table-cell office:value-type="float" office:value="2333.48" calcext:value-type="float">
            <text:p>2333.48</text:p>
          </table:table-cell>
          <table:table-cell office:value-type="float" office:value="2803.15" calcext:value-type="float">
            <text:p>2803.15</text:p>
          </table:table-cell>
        </table:table-row>
        <table:table-row table:style-name="ro1">
          <table:table-cell office:value-type="float" office:value="35311304" calcext:value-type="float">
            <text:p>35311304</text:p>
          </table:table-cell>
          <table:table-cell table:formula="of:=[.A2209]/1000/(60*60*24)" office:value-type="time" office:time-value="PT09H48M31.304S" calcext:value-type="time">
            <text:p>09:48:31</text:p>
          </table:table-cell>
          <table:table-cell office:value-type="float" office:value="1.09" calcext:value-type="float">
            <text:p>1.09</text:p>
          </table:table-cell>
          <table:table-cell office:value-type="float" office:value="216" calcext:value-type="float">
            <text:p>216</text:p>
          </table:table-cell>
          <table:table-cell office:value-type="float" office:value="234.49" calcext:value-type="float">
            <text:p>234.49</text:p>
          </table:table-cell>
          <table:table-cell office:value-type="float" office:value="2334.44" calcext:value-type="float">
            <text:p>2334.44</text:p>
          </table:table-cell>
          <table:table-cell office:value-type="float" office:value="2804.19" calcext:value-type="float">
            <text:p>2804.19</text:p>
          </table:table-cell>
        </table:table-row>
        <table:table-row table:style-name="ro1">
          <table:table-cell office:value-type="float" office:value="35327304" calcext:value-type="float">
            <text:p>35327304</text:p>
          </table:table-cell>
          <table:table-cell table:formula="of:=[.A2210]/1000/(60*60*24)" office:value-type="time" office:time-value="PT09H48M47.304S" calcext:value-type="time">
            <text:p>09:48:47</text:p>
          </table:table-cell>
          <table:table-cell office:value-type="float" office:value="1.09" calcext:value-type="float">
            <text:p>1.09</text:p>
          </table:table-cell>
          <table:table-cell office:value-type="float" office:value="215.9" calcext:value-type="float">
            <text:p>215.9</text:p>
          </table:table-cell>
          <table:table-cell office:value-type="float" office:value="234.38" calcext:value-type="float">
            <text:p>234.38</text:p>
          </table:table-cell>
          <table:table-cell office:value-type="float" office:value="2335.4" calcext:value-type="float">
            <text:p>2335.4</text:p>
          </table:table-cell>
          <table:table-cell office:value-type="float" office:value="2805.23" calcext:value-type="float">
            <text:p>2805.23</text:p>
          </table:table-cell>
        </table:table-row>
        <table:table-row table:style-name="ro1">
          <table:table-cell office:value-type="float" office:value="35343304" calcext:value-type="float">
            <text:p>35343304</text:p>
          </table:table-cell>
          <table:table-cell table:formula="of:=[.A2211]/1000/(60*60*24)" office:value-type="time" office:time-value="PT09H49M03.304S" calcext:value-type="time">
            <text:p>09:49:03</text:p>
          </table:table-cell>
          <table:table-cell office:value-type="float" office:value="1.09" calcext:value-type="float">
            <text:p>1.09</text:p>
          </table:table-cell>
          <table:table-cell office:value-type="float" office:value="215.8" calcext:value-type="float">
            <text:p>215.8</text:p>
          </table:table-cell>
          <table:table-cell office:value-type="float" office:value="234.27" calcext:value-type="float">
            <text:p>234.27</text:p>
          </table:table-cell>
          <table:table-cell office:value-type="float" office:value="2336.36" calcext:value-type="float">
            <text:p>2336.36</text:p>
          </table:table-cell>
          <table:table-cell office:value-type="float" office:value="2806.28" calcext:value-type="float">
            <text:p>2806.28</text:p>
          </table:table-cell>
        </table:table-row>
        <table:table-row table:style-name="ro1">
          <table:table-cell office:value-type="float" office:value="35359304" calcext:value-type="float">
            <text:p>35359304</text:p>
          </table:table-cell>
          <table:table-cell table:formula="of:=[.A2212]/1000/(60*60*24)" office:value-type="time" office:time-value="PT09H49M19.304S" calcext:value-type="time">
            <text:p>09:49:19</text:p>
          </table:table-cell>
          <table:table-cell office:value-type="float" office:value="1.09" calcext:value-type="float">
            <text:p>1.09</text:p>
          </table:table-cell>
          <table:table-cell office:value-type="float" office:value="215.7" calcext:value-type="float">
            <text:p>215.7</text:p>
          </table:table-cell>
          <table:table-cell office:value-type="float" office:value="234.16" calcext:value-type="float">
            <text:p>234.16</text:p>
          </table:table-cell>
          <table:table-cell office:value-type="float" office:value="2337.32" calcext:value-type="float">
            <text:p>2337.32</text:p>
          </table:table-cell>
          <table:table-cell office:value-type="float" office:value="2807.32" calcext:value-type="float">
            <text:p>2807.32</text:p>
          </table:table-cell>
        </table:table-row>
        <table:table-row table:style-name="ro1">
          <table:table-cell office:value-type="float" office:value="35375304" calcext:value-type="float">
            <text:p>35375304</text:p>
          </table:table-cell>
          <table:table-cell table:formula="of:=[.A2213]/1000/(60*60*24)" office:value-type="time" office:time-value="PT09H49M35.304S" calcext:value-type="time">
            <text:p>09:49:35</text:p>
          </table:table-cell>
          <table:table-cell office:value-type="float" office:value="1.09" calcext:value-type="float">
            <text:p>1.09</text:p>
          </table:table-cell>
          <table:table-cell office:value-type="float" office:value="215.6" calcext:value-type="float">
            <text:p>215.6</text:p>
          </table:table-cell>
          <table:table-cell office:value-type="float" office:value="234.05" calcext:value-type="float">
            <text:p>234.05</text:p>
          </table:table-cell>
          <table:table-cell office:value-type="float" office:value="2338.27" calcext:value-type="float">
            <text:p>2338.27</text:p>
          </table:table-cell>
          <table:table-cell office:value-type="float" office:value="2808.35" calcext:value-type="float">
            <text:p>2808.35</text:p>
          </table:table-cell>
        </table:table-row>
        <table:table-row table:style-name="ro1">
          <table:table-cell office:value-type="float" office:value="35391304" calcext:value-type="float">
            <text:p>35391304</text:p>
          </table:table-cell>
          <table:table-cell table:formula="of:=[.A2214]/1000/(60*60*24)" office:value-type="time" office:time-value="PT09H49M51.304S" calcext:value-type="time">
            <text:p>09:49:51</text:p>
          </table:table-cell>
          <table:table-cell office:value-type="float" office:value="1.08" calcext:value-type="float">
            <text:p>1.08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08" calcext:value-type="float">
            <text:p>233.08</text:p>
          </table:table-cell>
          <table:table-cell office:value-type="float" office:value="2339.23" calcext:value-type="float">
            <text:p>2339.23</text:p>
          </table:table-cell>
          <table:table-cell office:value-type="float" office:value="2809.39" calcext:value-type="float">
            <text:p>2809.39</text:p>
          </table:table-cell>
        </table:table-row>
        <table:table-row table:style-name="ro1">
          <table:table-cell office:value-type="float" office:value="35407304" calcext:value-type="float">
            <text:p>35407304</text:p>
          </table:table-cell>
          <table:table-cell table:formula="of:=[.A2215]/1000/(60*60*24)" office:value-type="time" office:time-value="PT09H50M07.304S" calcext:value-type="time">
            <text:p>09:50:07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97" calcext:value-type="float">
            <text:p>232.97</text:p>
          </table:table-cell>
          <table:table-cell office:value-type="float" office:value="2340.19" calcext:value-type="float">
            <text:p>2340.19</text:p>
          </table:table-cell>
          <table:table-cell office:value-type="float" office:value="2810.43" calcext:value-type="float">
            <text:p>2810.43</text:p>
          </table:table-cell>
        </table:table-row>
        <table:table-row table:style-name="ro1">
          <table:table-cell office:value-type="float" office:value="35423304" calcext:value-type="float">
            <text:p>35423304</text:p>
          </table:table-cell>
          <table:table-cell table:formula="of:=[.A2216]/1000/(60*60*24)" office:value-type="time" office:time-value="PT09H50M23.304S" calcext:value-type="time">
            <text:p>09:50:23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96" calcext:value-type="float">
            <text:p>232.96</text:p>
          </table:table-cell>
          <table:table-cell office:value-type="float" office:value="2341.15" calcext:value-type="float">
            <text:p>2341.15</text:p>
          </table:table-cell>
          <table:table-cell office:value-type="float" office:value="2811.47" calcext:value-type="float">
            <text:p>2811.47</text:p>
          </table:table-cell>
        </table:table-row>
        <table:table-row table:style-name="ro1">
          <table:table-cell office:value-type="float" office:value="35439304" calcext:value-type="float">
            <text:p>35439304</text:p>
          </table:table-cell>
          <table:table-cell table:formula="of:=[.A2217]/1000/(60*60*24)" office:value-type="time" office:time-value="PT09H50M39.304S" calcext:value-type="time">
            <text:p>09:50:39</text:p>
          </table:table-cell>
          <table:table-cell office:value-type="float" office:value="1.08" calcext:value-type="float">
            <text:p>1.08</text:p>
          </table:table-cell>
          <table:table-cell office:value-type="float" office:value="215.3" calcext:value-type="float">
            <text:p>215.3</text:p>
          </table:table-cell>
          <table:table-cell office:value-type="float" office:value="232.85" calcext:value-type="float">
            <text:p>232.85</text:p>
          </table:table-cell>
          <table:table-cell office:value-type="float" office:value="2342.1" calcext:value-type="float">
            <text:p>2342.1</text:p>
          </table:table-cell>
          <table:table-cell office:value-type="float" office:value="2812.5" calcext:value-type="float">
            <text:p>2812.5</text:p>
          </table:table-cell>
        </table:table-row>
        <table:table-row table:style-name="ro1">
          <table:table-cell office:value-type="float" office:value="35455304" calcext:value-type="float">
            <text:p>35455304</text:p>
          </table:table-cell>
          <table:table-cell table:formula="of:=[.A2218]/1000/(60*60*24)" office:value-type="time" office:time-value="PT09H50M55.304S" calcext:value-type="time">
            <text:p>09:50:55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2.74" calcext:value-type="float">
            <text:p>232.74</text:p>
          </table:table-cell>
          <table:table-cell office:value-type="float" office:value="2343.06" calcext:value-type="float">
            <text:p>2343.06</text:p>
          </table:table-cell>
          <table:table-cell office:value-type="float" office:value="2813.54" calcext:value-type="float">
            <text:p>2813.54</text:p>
          </table:table-cell>
        </table:table-row>
        <table:table-row table:style-name="ro1">
          <table:table-cell office:value-type="float" office:value="35471304" calcext:value-type="float">
            <text:p>35471304</text:p>
          </table:table-cell>
          <table:table-cell table:formula="of:=[.A2219]/1000/(60*60*24)" office:value-type="time" office:time-value="PT09H51M11.304S" calcext:value-type="time">
            <text:p>09:51:11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2.63" calcext:value-type="float">
            <text:p>232.63</text:p>
          </table:table-cell>
          <table:table-cell office:value-type="float" office:value="2344.02" calcext:value-type="float">
            <text:p>2344.02</text:p>
          </table:table-cell>
          <table:table-cell office:value-type="float" office:value="2814.57" calcext:value-type="float">
            <text:p>2814.57</text:p>
          </table:table-cell>
        </table:table-row>
        <table:table-row table:style-name="ro1">
          <table:table-cell office:value-type="float" office:value="35487304" calcext:value-type="float">
            <text:p>35487304</text:p>
          </table:table-cell>
          <table:table-cell table:formula="of:=[.A2220]/1000/(60*60*24)" office:value-type="time" office:time-value="PT09H51M27.304S" calcext:value-type="time">
            <text:p>09:51:27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2.52" calcext:value-type="float">
            <text:p>232.52</text:p>
          </table:table-cell>
          <table:table-cell office:value-type="float" office:value="2344.97" calcext:value-type="float">
            <text:p>2344.97</text:p>
          </table:table-cell>
          <table:table-cell office:value-type="float" office:value="2815.61" calcext:value-type="float">
            <text:p>2815.61</text:p>
          </table:table-cell>
        </table:table-row>
        <table:table-row table:style-name="ro1">
          <table:table-cell office:value-type="float" office:value="35503304" calcext:value-type="float">
            <text:p>35503304</text:p>
          </table:table-cell>
          <table:table-cell table:formula="of:=[.A2221]/1000/(60*60*24)" office:value-type="time" office:time-value="PT09H51M43.304S" calcext:value-type="time">
            <text:p>09:51:43</text:p>
          </table:table-cell>
          <table:table-cell office:value-type="float" office:value="1.08" calcext:value-type="float">
            <text:p>1.08</text:p>
          </table:table-cell>
          <table:table-cell office:value-type="float" office:value="214.9" calcext:value-type="float">
            <text:p>214.9</text:p>
          </table:table-cell>
          <table:table-cell office:value-type="float" office:value="232.41" calcext:value-type="float">
            <text:p>232.41</text:p>
          </table:table-cell>
          <table:table-cell office:value-type="float" office:value="2345.93" calcext:value-type="float">
            <text:p>2345.93</text:p>
          </table:table-cell>
          <table:table-cell office:value-type="float" office:value="2816.64" calcext:value-type="float">
            <text:p>2816.64</text:p>
          </table:table-cell>
        </table:table-row>
        <table:table-row table:style-name="ro1">
          <table:table-cell office:value-type="float" office:value="35519304" calcext:value-type="float">
            <text:p>35519304</text:p>
          </table:table-cell>
          <table:table-cell table:formula="of:=[.A2222]/1000/(60*60*24)" office:value-type="time" office:time-value="PT09H51M59.304S" calcext:value-type="time">
            <text:p>09:51:59</text:p>
          </table:table-cell>
          <table:table-cell office:value-type="float" office:value="1.08" calcext:value-type="float">
            <text:p>1.08</text:p>
          </table:table-cell>
          <table:table-cell office:value-type="float" office:value="214.8" calcext:value-type="float">
            <text:p>214.8</text:p>
          </table:table-cell>
          <table:table-cell office:value-type="float" office:value="231.44" calcext:value-type="float">
            <text:p>231.44</text:p>
          </table:table-cell>
          <table:table-cell office:value-type="float" office:value="2346.88" calcext:value-type="float">
            <text:p>2346.88</text:p>
          </table:table-cell>
          <table:table-cell office:value-type="float" office:value="2817.67" calcext:value-type="float">
            <text:p>2817.67</text:p>
          </table:table-cell>
        </table:table-row>
        <table:table-row table:style-name="ro1">
          <table:table-cell office:value-type="float" office:value="35535304" calcext:value-type="float">
            <text:p>35535304</text:p>
          </table:table-cell>
          <table:table-cell table:formula="of:=[.A2223]/1000/(60*60*24)" office:value-type="time" office:time-value="PT09H52M15.304S" calcext:value-type="time">
            <text:p>09:52:15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2.19" calcext:value-type="float">
            <text:p>232.19</text:p>
          </table:table-cell>
          <table:table-cell office:value-type="float" office:value="2347.84" calcext:value-type="float">
            <text:p>2347.84</text:p>
          </table:table-cell>
          <table:table-cell office:value-type="float" office:value="2818.7" calcext:value-type="float">
            <text:p>2818.7</text:p>
          </table:table-cell>
        </table:table-row>
        <table:table-row table:style-name="ro1">
          <table:table-cell office:value-type="float" office:value="35551304" calcext:value-type="float">
            <text:p>35551304</text:p>
          </table:table-cell>
          <table:table-cell table:formula="of:=[.A2224]/1000/(60*60*24)" office:value-type="time" office:time-value="PT09H52M31.304S" calcext:value-type="time">
            <text:p>09:52:31</text:p>
          </table:table-cell>
          <table:table-cell office:value-type="float" office:value="1.08" calcext:value-type="float">
            <text:p>1.08</text:p>
          </table:table-cell>
          <table:table-cell office:value-type="float" office:value="214.6" calcext:value-type="float">
            <text:p>214.6</text:p>
          </table:table-cell>
          <table:table-cell office:value-type="float" office:value="231.22" calcext:value-type="float">
            <text:p>231.22</text:p>
          </table:table-cell>
          <table:table-cell office:value-type="float" office:value="2348.79" calcext:value-type="float">
            <text:p>2348.79</text:p>
          </table:table-cell>
          <table:table-cell office:value-type="float" office:value="2819.73" calcext:value-type="float">
            <text:p>2819.73</text:p>
          </table:table-cell>
        </table:table-row>
        <table:table-row table:style-name="ro1">
          <table:table-cell office:value-type="float" office:value="35567304" calcext:value-type="float">
            <text:p>35567304</text:p>
          </table:table-cell>
          <table:table-cell table:formula="of:=[.A2225]/1000/(60*60*24)" office:value-type="time" office:time-value="PT09H52M47.304S" calcext:value-type="time">
            <text:p>09:52:47</text:p>
          </table:table-cell>
          <table:table-cell office:value-type="float" office:value="1.08" calcext:value-type="float">
            <text:p>1.08</text:p>
          </table:table-cell>
          <table:table-cell office:value-type="float" office:value="214.5" calcext:value-type="float">
            <text:p>214.5</text:p>
          </table:table-cell>
          <table:table-cell office:value-type="float" office:value="231.11" calcext:value-type="float">
            <text:p>231.11</text:p>
          </table:table-cell>
          <table:table-cell office:value-type="float" office:value="2349.74" calcext:value-type="float">
            <text:p>2349.74</text:p>
          </table:table-cell>
          <table:table-cell office:value-type="float" office:value="2820.75" calcext:value-type="float">
            <text:p>2820.75</text:p>
          </table:table-cell>
        </table:table-row>
        <table:table-row table:style-name="ro1">
          <table:table-cell office:value-type="float" office:value="35583304" calcext:value-type="float">
            <text:p>35583304</text:p>
          </table:table-cell>
          <table:table-cell table:formula="of:=[.A2226]/1000/(60*60*24)" office:value-type="time" office:time-value="PT09H53M03.304S" calcext:value-type="time">
            <text:p>09:53:03</text:p>
          </table:table-cell>
          <table:table-cell office:value-type="float" office:value="1.08" calcext:value-type="float">
            <text:p>1.08</text:p>
          </table:table-cell>
          <table:table-cell office:value-type="float" office:value="214.4" calcext:value-type="float">
            <text:p>214.4</text:p>
          </table:table-cell>
          <table:table-cell office:value-type="float" office:value="231" calcext:value-type="float">
            <text:p>231</text:p>
          </table:table-cell>
          <table:table-cell office:value-type="float" office:value="2350.7" calcext:value-type="float">
            <text:p>2350.7</text:p>
          </table:table-cell>
          <table:table-cell office:value-type="float" office:value="2821.78" calcext:value-type="float">
            <text:p>2821.78</text:p>
          </table:table-cell>
        </table:table-row>
        <table:table-row table:style-name="ro1">
          <table:table-cell office:value-type="float" office:value="35599304" calcext:value-type="float">
            <text:p>35599304</text:p>
          </table:table-cell>
          <table:table-cell table:formula="of:=[.A2227]/1000/(60*60*24)" office:value-type="time" office:time-value="PT09H53M19.304S" calcext:value-type="time">
            <text:p>09:53:19</text:p>
          </table:table-cell>
          <table:table-cell office:value-type="float" office:value="1.08" calcext:value-type="float">
            <text:p>1.08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89" calcext:value-type="float">
            <text:p>230.89</text:p>
          </table:table-cell>
          <table:table-cell office:value-type="float" office:value="2351.65" calcext:value-type="float">
            <text:p>2351.65</text:p>
          </table:table-cell>
          <table:table-cell office:value-type="float" office:value="2822.81" calcext:value-type="float">
            <text:p>2822.81</text:p>
          </table:table-cell>
        </table:table-row>
        <table:table-row table:style-name="ro1">
          <table:table-cell office:value-type="float" office:value="35615304" calcext:value-type="float">
            <text:p>35615304</text:p>
          </table:table-cell>
          <table:table-cell table:formula="of:=[.A2228]/1000/(60*60*24)" office:value-type="time" office:time-value="PT09H53M35.304S" calcext:value-type="time">
            <text:p>09:53:35</text:p>
          </table:table-cell>
          <table:table-cell office:value-type="float" office:value="1.08" calcext:value-type="float">
            <text:p>1.08</text:p>
          </table:table-cell>
          <table:table-cell office:value-type="float" office:value="214.2" calcext:value-type="float">
            <text:p>214.2</text:p>
          </table:table-cell>
          <table:table-cell office:value-type="float" office:value="230.78" calcext:value-type="float">
            <text:p>230.78</text:p>
          </table:table-cell>
          <table:table-cell office:value-type="float" office:value="2352.6" calcext:value-type="float">
            <text:p>2352.6</text:p>
          </table:table-cell>
          <table:table-cell office:value-type="float" office:value="2823.83" calcext:value-type="float">
            <text:p>2823.83</text:p>
          </table:table-cell>
        </table:table-row>
        <table:table-row table:style-name="ro1">
          <table:table-cell office:value-type="float" office:value="35631304" calcext:value-type="float">
            <text:p>35631304</text:p>
          </table:table-cell>
          <table:table-cell table:formula="of:=[.A2229]/1000/(60*60*24)" office:value-type="time" office:time-value="PT09H53M51.304S" calcext:value-type="time">
            <text:p>09:53:51</text:p>
          </table:table-cell>
          <table:table-cell office:value-type="float" office:value="1.08" calcext:value-type="float">
            <text:p>1.08</text:p>
          </table:table-cell>
          <table:table-cell office:value-type="float" office:value="214.1" calcext:value-type="float">
            <text:p>214.1</text:p>
          </table:table-cell>
          <table:table-cell office:value-type="float" office:value="230.67" calcext:value-type="float">
            <text:p>230.67</text:p>
          </table:table-cell>
          <table:table-cell office:value-type="float" office:value="2353.56" calcext:value-type="float">
            <text:p>2353.56</text:p>
          </table:table-cell>
          <table:table-cell office:value-type="float" office:value="2824.86" calcext:value-type="float">
            <text:p>2824.86</text:p>
          </table:table-cell>
        </table:table-row>
        <table:table-row table:style-name="ro1">
          <table:table-cell office:value-type="float" office:value="35647304" calcext:value-type="float">
            <text:p>35647304</text:p>
          </table:table-cell>
          <table:table-cell table:formula="of:=[.A2230]/1000/(60*60*24)" office:value-type="time" office:time-value="PT09H54M07.304S" calcext:value-type="time">
            <text:p>09:54:07</text:p>
          </table:table-cell>
          <table:table-cell office:value-type="float" office:value="1.08" calcext:value-type="float">
            <text:p>1.08</text:p>
          </table:table-cell>
          <table:table-cell office:value-type="float" office:value="213.9" calcext:value-type="float">
            <text:p>213.9</text:p>
          </table:table-cell>
          <table:table-cell office:value-type="float" office:value="230.46" calcext:value-type="float">
            <text:p>230.46</text:p>
          </table:table-cell>
          <table:table-cell office:value-type="float" office:value="2354.51" calcext:value-type="float">
            <text:p>2354.51</text:p>
          </table:table-cell>
          <table:table-cell office:value-type="float" office:value="2825.88" calcext:value-type="float">
            <text:p>2825.88</text:p>
          </table:table-cell>
        </table:table-row>
        <table:table-row table:style-name="ro1">
          <table:table-cell office:value-type="float" office:value="35663304" calcext:value-type="float">
            <text:p>35663304</text:p>
          </table:table-cell>
          <table:table-cell table:formula="of:=[.A2231]/1000/(60*60*24)" office:value-type="time" office:time-value="PT09H54M23.304S" calcext:value-type="time">
            <text:p>09:54:23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9.6" calcext:value-type="float">
            <text:p>229.6</text:p>
          </table:table-cell>
          <table:table-cell office:value-type="float" office:value="2355.46" calcext:value-type="float">
            <text:p>2355.46</text:p>
          </table:table-cell>
          <table:table-cell office:value-type="float" office:value="2826.9" calcext:value-type="float">
            <text:p>2826.9</text:p>
          </table:table-cell>
        </table:table-row>
        <table:table-row table:style-name="ro1">
          <table:table-cell office:value-type="float" office:value="35679304" calcext:value-type="float">
            <text:p>35679304</text:p>
          </table:table-cell>
          <table:table-cell table:formula="of:=[.A2232]/1000/(60*60*24)" office:value-type="time" office:time-value="PT09H54M39.304S" calcext:value-type="time">
            <text:p>09:54:39</text:p>
          </table:table-cell>
          <table:table-cell office:value-type="float" office:value="1.07" calcext:value-type="float">
            <text:p>1.07</text:p>
          </table:table-cell>
          <table:table-cell office:value-type="float" office:value="213.8" calcext:value-type="float">
            <text:p>213.8</text:p>
          </table:table-cell>
          <table:table-cell office:value-type="float" office:value="229.49" calcext:value-type="float">
            <text:p>229.49</text:p>
          </table:table-cell>
          <table:table-cell office:value-type="float" office:value="2356.41" calcext:value-type="float">
            <text:p>2356.41</text:p>
          </table:table-cell>
          <table:table-cell office:value-type="float" office:value="2827.93" calcext:value-type="float">
            <text:p>2827.93</text:p>
          </table:table-cell>
        </table:table-row>
        <table:table-row table:style-name="ro1">
          <table:table-cell office:value-type="float" office:value="35695304" calcext:value-type="float">
            <text:p>35695304</text:p>
          </table:table-cell>
          <table:table-cell table:formula="of:=[.A2233]/1000/(60*60*24)" office:value-type="time" office:time-value="PT09H54M55.304S" calcext:value-type="time">
            <text:p>09:54:55</text:p>
          </table:table-cell>
          <table:table-cell office:value-type="float" office:value="1.07" calcext:value-type="float">
            <text:p>1.07</text:p>
          </table:table-cell>
          <table:table-cell office:value-type="float" office:value="213.7" calcext:value-type="float">
            <text:p>213.7</text:p>
          </table:table-cell>
          <table:table-cell office:value-type="float" office:value="229.38" calcext:value-type="float">
            <text:p>229.38</text:p>
          </table:table-cell>
          <table:table-cell office:value-type="float" office:value="2357.36" calcext:value-type="float">
            <text:p>2357.36</text:p>
          </table:table-cell>
          <table:table-cell office:value-type="float" office:value="2828.95" calcext:value-type="float">
            <text:p>2828.95</text:p>
          </table:table-cell>
        </table:table-row>
        <table:table-row table:style-name="ro1">
          <table:table-cell office:value-type="float" office:value="35711304" calcext:value-type="float">
            <text:p>35711304</text:p>
          </table:table-cell>
          <table:table-cell table:formula="of:=[.A2234]/1000/(60*60*24)" office:value-type="time" office:time-value="PT09H55M11.304S" calcext:value-type="time">
            <text:p>09:55:11</text:p>
          </table:table-cell>
          <table:table-cell office:value-type="float" office:value="1.07" calcext:value-type="float">
            <text:p>1.07</text:p>
          </table:table-cell>
          <table:table-cell office:value-type="float" office:value="213.5" calcext:value-type="float">
            <text:p>213.5</text:p>
          </table:table-cell>
          <table:table-cell office:value-type="float" office:value="229.16" calcext:value-type="float">
            <text:p>229.16</text:p>
          </table:table-cell>
          <table:table-cell office:value-type="float" office:value="2358.3" calcext:value-type="float">
            <text:p>2358.3</text:p>
          </table:table-cell>
          <table:table-cell office:value-type="float" office:value="2829.97" calcext:value-type="float">
            <text:p>2829.97</text:p>
          </table:table-cell>
        </table:table-row>
        <table:table-row table:style-name="ro1">
          <table:table-cell office:value-type="float" office:value="35727304" calcext:value-type="float">
            <text:p>35727304</text:p>
          </table:table-cell>
          <table:table-cell table:formula="of:=[.A2235]/1000/(60*60*24)" office:value-type="time" office:time-value="PT09H55M27.304S" calcext:value-type="time">
            <text:p>09:55:27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9.05" calcext:value-type="float">
            <text:p>229.05</text:p>
          </table:table-cell>
          <table:table-cell office:value-type="float" office:value="2359.25" calcext:value-type="float">
            <text:p>2359.25</text:p>
          </table:table-cell>
          <table:table-cell office:value-type="float" office:value="2830.98" calcext:value-type="float">
            <text:p>2830.98</text:p>
          </table:table-cell>
        </table:table-row>
        <table:table-row table:style-name="ro1">
          <table:table-cell office:value-type="float" office:value="35743304" calcext:value-type="float">
            <text:p>35743304</text:p>
          </table:table-cell>
          <table:table-cell table:formula="of:=[.A2236]/1000/(60*60*24)" office:value-type="time" office:time-value="PT09H55M43.304S" calcext:value-type="time">
            <text:p>09:55:43</text:p>
          </table:table-cell>
          <table:table-cell office:value-type="float" office:value="1.07" calcext:value-type="float">
            <text:p>1.07</text:p>
          </table:table-cell>
          <table:table-cell office:value-type="float" office:value="213.3" calcext:value-type="float">
            <text:p>213.3</text:p>
          </table:table-cell>
          <table:table-cell office:value-type="float" office:value="228.94" calcext:value-type="float">
            <text:p>228.94</text:p>
          </table:table-cell>
          <table:table-cell office:value-type="float" office:value="2360.2" calcext:value-type="float">
            <text:p>2360.2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35759304" calcext:value-type="float">
            <text:p>35759304</text:p>
          </table:table-cell>
          <table:table-cell table:formula="of:=[.A2237]/1000/(60*60*24)" office:value-type="time" office:time-value="PT09H55M59.304S" calcext:value-type="time">
            <text:p>09:55:59</text:p>
          </table:table-cell>
          <table:table-cell office:value-type="float" office:value="1.07" calcext:value-type="float">
            <text:p>1.07</text:p>
          </table:table-cell>
          <table:table-cell office:value-type="float" office:value="213.2" calcext:value-type="float">
            <text:p>213.2</text:p>
          </table:table-cell>
          <table:table-cell office:value-type="float" office:value="228.83" calcext:value-type="float">
            <text:p>228.83</text:p>
          </table:table-cell>
          <table:table-cell office:value-type="float" office:value="2361.15" calcext:value-type="float">
            <text:p>2361.15</text:p>
          </table:table-cell>
          <table:table-cell office:value-type="float" office:value="2833.02" calcext:value-type="float">
            <text:p>2833.02</text:p>
          </table:table-cell>
        </table:table-row>
        <table:table-row table:style-name="ro1">
          <table:table-cell office:value-type="float" office:value="35775304" calcext:value-type="float">
            <text:p>35775304</text:p>
          </table:table-cell>
          <table:table-cell table:formula="of:=[.A2238]/1000/(60*60*24)" office:value-type="time" office:time-value="PT09H56M15.304S" calcext:value-type="time">
            <text:p>09:56:15</text:p>
          </table:table-cell>
          <table:table-cell office:value-type="float" office:value="1.07" calcext:value-type="float">
            <text:p>1.07</text:p>
          </table:table-cell>
          <table:table-cell office:value-type="float" office:value="213.1" calcext:value-type="float">
            <text:p>213.1</text:p>
          </table:table-cell>
          <table:table-cell office:value-type="float" office:value="227.87" calcext:value-type="float">
            <text:p>227.87</text:p>
          </table:table-cell>
          <table:table-cell office:value-type="float" office:value="2362.1" calcext:value-type="float">
            <text:p>2362.1</text:p>
          </table:table-cell>
          <table:table-cell office:value-type="float" office:value="2834.03" calcext:value-type="float">
            <text:p>2834.03</text:p>
          </table:table-cell>
        </table:table-row>
        <table:table-row table:style-name="ro1">
          <table:table-cell office:value-type="float" office:value="35791304" calcext:value-type="float">
            <text:p>35791304</text:p>
          </table:table-cell>
          <table:table-cell table:formula="of:=[.A2239]/1000/(60*60*24)" office:value-type="time" office:time-value="PT09H56M31.304S" calcext:value-type="time">
            <text:p>09:56:31</text:p>
          </table:table-cell>
          <table:table-cell office:value-type="float" office:value="1.07" calcext:value-type="float">
            <text:p>1.07</text:p>
          </table:table-cell>
          <table:table-cell office:value-type="float" office:value="213" calcext:value-type="float">
            <text:p>213</text:p>
          </table:table-cell>
          <table:table-cell office:value-type="float" office:value="228.61" calcext:value-type="float">
            <text:p>228.61</text:p>
          </table:table-cell>
          <table:table-cell office:value-type="float" office:value="2363.04" calcext:value-type="float">
            <text:p>2363.04</text:p>
          </table:table-cell>
          <table:table-cell office:value-type="float" office:value="2835.05" calcext:value-type="float">
            <text:p>2835.05</text:p>
          </table:table-cell>
        </table:table-row>
        <table:table-row table:style-name="ro1">
          <table:table-cell office:value-type="float" office:value="35807304" calcext:value-type="float">
            <text:p>35807304</text:p>
          </table:table-cell>
          <table:table-cell table:formula="of:=[.A2240]/1000/(60*60*24)" office:value-type="time" office:time-value="PT09H56M47.304S" calcext:value-type="time">
            <text:p>09:56:47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7.65" calcext:value-type="float">
            <text:p>227.65</text:p>
          </table:table-cell>
          <table:table-cell office:value-type="float" office:value="2363.99" calcext:value-type="float">
            <text:p>2363.99</text:p>
          </table:table-cell>
          <table:table-cell office:value-type="float" office:value="2836.06" calcext:value-type="float">
            <text:p>2836.06</text:p>
          </table:table-cell>
        </table:table-row>
        <table:table-row table:style-name="ro1">
          <table:table-cell office:value-type="float" office:value="35823304" calcext:value-type="float">
            <text:p>35823304</text:p>
          </table:table-cell>
          <table:table-cell table:formula="of:=[.A2241]/1000/(60*60*24)" office:value-type="time" office:time-value="PT09H57M03.304S" calcext:value-type="time">
            <text:p>09:57:03</text:p>
          </table:table-cell>
          <table:table-cell office:value-type="float" office:value="1.07" calcext:value-type="float">
            <text:p>1.07</text:p>
          </table:table-cell>
          <table:table-cell office:value-type="float" office:value="212.8" calcext:value-type="float">
            <text:p>212.8</text:p>
          </table:table-cell>
          <table:table-cell office:value-type="float" office:value="227.54" calcext:value-type="float">
            <text:p>227.54</text:p>
          </table:table-cell>
          <table:table-cell office:value-type="float" office:value="2364.94" calcext:value-type="float">
            <text:p>2364.94</text:p>
          </table:table-cell>
          <table:table-cell office:value-type="float" office:value="2837.07" calcext:value-type="float">
            <text:p>2837.07</text:p>
          </table:table-cell>
        </table:table-row>
        <table:table-row table:style-name="ro1">
          <table:table-cell office:value-type="float" office:value="35839304" calcext:value-type="float">
            <text:p>35839304</text:p>
          </table:table-cell>
          <table:table-cell table:formula="of:=[.A2242]/1000/(60*60*24)" office:value-type="time" office:time-value="PT09H57M19.304S" calcext:value-type="time">
            <text:p>09:57:19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7.32" calcext:value-type="float">
            <text:p>227.32</text:p>
          </table:table-cell>
          <table:table-cell office:value-type="float" office:value="2365.88" calcext:value-type="float">
            <text:p>2365.88</text:p>
          </table:table-cell>
          <table:table-cell office:value-type="float" office:value="2838.09" calcext:value-type="float">
            <text:p>2838.09</text:p>
          </table:table-cell>
        </table:table-row>
        <table:table-row table:style-name="ro1">
          <table:table-cell office:value-type="float" office:value="35855304" calcext:value-type="float">
            <text:p>35855304</text:p>
          </table:table-cell>
          <table:table-cell table:formula="of:=[.A2243]/1000/(60*60*24)" office:value-type="time" office:time-value="PT09H57M35.304S" calcext:value-type="time">
            <text:p>09:57:35</text:p>
          </table:table-cell>
          <table:table-cell office:value-type="float" office:value="1.07" calcext:value-type="float">
            <text:p>1.07</text:p>
          </table:table-cell>
          <table:table-cell office:value-type="float" office:value="212.5" calcext:value-type="float">
            <text:p>212.5</text:p>
          </table:table-cell>
          <table:table-cell office:value-type="float" office:value="227.22" calcext:value-type="float">
            <text:p>227.22</text:p>
          </table:table-cell>
          <table:table-cell office:value-type="float" office:value="2366.83" calcext:value-type="float">
            <text:p>2366.83</text:p>
          </table:table-cell>
          <table:table-cell office:value-type="float" office:value="2839.1" calcext:value-type="float">
            <text:p>2839.1</text:p>
          </table:table-cell>
        </table:table-row>
        <table:table-row table:style-name="ro1">
          <table:table-cell office:value-type="float" office:value="35871304" calcext:value-type="float">
            <text:p>35871304</text:p>
          </table:table-cell>
          <table:table-cell table:formula="of:=[.A2244]/1000/(60*60*24)" office:value-type="time" office:time-value="PT09H57M51.304S" calcext:value-type="time">
            <text:p>09:57:51</text:p>
          </table:table-cell>
          <table:table-cell office:value-type="float" office:value="1.07" calcext:value-type="float">
            <text:p>1.07</text:p>
          </table:table-cell>
          <table:table-cell office:value-type="float" office:value="212.4" calcext:value-type="float">
            <text:p>212.4</text:p>
          </table:table-cell>
          <table:table-cell office:value-type="float" office:value="227.11" calcext:value-type="float">
            <text:p>227.11</text:p>
          </table:table-cell>
          <table:table-cell office:value-type="float" office:value="2367.77" calcext:value-type="float">
            <text:p>2367.77</text:p>
          </table:table-cell>
          <table:table-cell office:value-type="float" office:value="2840.11" calcext:value-type="float">
            <text:p>2840.11</text:p>
          </table:table-cell>
        </table:table-row>
        <table:table-row table:style-name="ro1">
          <table:table-cell office:value-type="float" office:value="35887304" calcext:value-type="float">
            <text:p>35887304</text:p>
          </table:table-cell>
          <table:table-cell table:formula="of:=[.A2245]/1000/(60*60*24)" office:value-type="time" office:time-value="PT09H58M07.304S" calcext:value-type="time">
            <text:p>09:58:07</text:p>
          </table:table-cell>
          <table:table-cell office:value-type="float" office:value="1.07" calcext:value-type="float">
            <text:p>1.07</text:p>
          </table:table-cell>
          <table:table-cell office:value-type="float" office:value="212.3" calcext:value-type="float">
            <text:p>212.3</text:p>
          </table:table-cell>
          <table:table-cell office:value-type="float" office:value="227" calcext:value-type="float">
            <text:p>227</text:p>
          </table:table-cell>
          <table:table-cell office:value-type="float" office:value="2368.72" calcext:value-type="float">
            <text:p>2368.72</text:p>
          </table:table-cell>
          <table:table-cell office:value-type="float" office:value="2841.11" calcext:value-type="float">
            <text:p>2841.11</text:p>
          </table:table-cell>
        </table:table-row>
        <table:table-row table:style-name="ro1">
          <table:table-cell office:value-type="float" office:value="35903304" calcext:value-type="float">
            <text:p>35903304</text:p>
          </table:table-cell>
          <table:table-cell table:formula="of:=[.A2246]/1000/(60*60*24)" office:value-type="time" office:time-value="PT09H58M23.304S" calcext:value-type="time">
            <text:p>09:58:23</text:p>
          </table:table-cell>
          <table:table-cell office:value-type="float" office:value="1.07" calcext:value-type="float">
            <text:p>1.07</text:p>
          </table:table-cell>
          <table:table-cell office:value-type="float" office:value="212.2" calcext:value-type="float">
            <text:p>212.2</text:p>
          </table:table-cell>
          <table:table-cell office:value-type="float" office:value="226.04" calcext:value-type="float">
            <text:p>226.04</text:p>
          </table:table-cell>
          <table:table-cell office:value-type="float" office:value="2369.66" calcext:value-type="float">
            <text:p>2369.66</text:p>
          </table:table-cell>
          <table:table-cell office:value-type="float" office:value="2842.12" calcext:value-type="float">
            <text:p>2842.12</text:p>
          </table:table-cell>
        </table:table-row>
        <table:table-row table:style-name="ro1">
          <table:table-cell office:value-type="float" office:value="35919304" calcext:value-type="float">
            <text:p>35919304</text:p>
          </table:table-cell>
          <table:table-cell table:formula="of:=[.A2247]/1000/(60*60*24)" office:value-type="time" office:time-value="PT09H58M39.304S" calcext:value-type="time">
            <text:p>09:58:39</text:p>
          </table:table-cell>
          <table:table-cell office:value-type="float" office:value="1.07" calcext:value-type="float">
            <text:p>1.07</text:p>
          </table:table-cell>
          <table:table-cell office:value-type="float" office:value="212.1" calcext:value-type="float">
            <text:p>212.1</text:p>
          </table:table-cell>
          <table:table-cell office:value-type="float" office:value="226.78" calcext:value-type="float">
            <text:p>226.78</text:p>
          </table:table-cell>
          <table:table-cell office:value-type="float" office:value="2370.6" calcext:value-type="float">
            <text:p>2370.6</text:p>
          </table:table-cell>
          <table:table-cell office:value-type="float" office:value="2843.13" calcext:value-type="float">
            <text:p>2843.13</text:p>
          </table:table-cell>
        </table:table-row>
        <table:table-row table:style-name="ro1">
          <table:table-cell office:value-type="float" office:value="35935304" calcext:value-type="float">
            <text:p>35935304</text:p>
          </table:table-cell>
          <table:table-cell table:formula="of:=[.A2248]/1000/(60*60*24)" office:value-type="time" office:time-value="PT09H58M55.304S" calcext:value-type="time">
            <text:p>09:58:55</text:p>
          </table:table-cell>
          <table:table-cell office:value-type="float" office:value="1.07" calcext:value-type="float">
            <text:p>1.07</text:p>
          </table:table-cell>
          <table:table-cell office:value-type="float" office:value="211.9" calcext:value-type="float">
            <text:p>211.9</text:p>
          </table:table-cell>
          <table:table-cell office:value-type="float" office:value="225.71" calcext:value-type="float">
            <text:p>225.71</text:p>
          </table:table-cell>
          <table:table-cell office:value-type="float" office:value="2371.54" calcext:value-type="float">
            <text:p>2371.54</text:p>
          </table:table-cell>
          <table:table-cell office:value-type="float" office:value="2844.13" calcext:value-type="float">
            <text:p>2844.13</text:p>
          </table:table-cell>
        </table:table-row>
        <table:table-row table:style-name="ro1">
          <table:table-cell office:value-type="float" office:value="35951303" calcext:value-type="float">
            <text:p>35951303</text:p>
          </table:table-cell>
          <table:table-cell table:formula="of:=[.A2249]/1000/(60*60*24)" office:value-type="time" office:time-value="PT09H59M11.303S" calcext:value-type="time">
            <text:p>09:59:11</text:p>
          </table:table-cell>
          <table:table-cell office:value-type="float" office:value="1.07" calcext:value-type="float">
            <text:p>1.07</text:p>
          </table:table-cell>
          <table:table-cell office:value-type="float" office:value="211.8" calcext:value-type="float">
            <text:p>211.8</text:p>
          </table:table-cell>
          <table:table-cell office:value-type="float" office:value="225.61" calcext:value-type="float">
            <text:p>225.61</text:p>
          </table:table-cell>
          <table:table-cell office:value-type="float" office:value="2372.48" calcext:value-type="float">
            <text:p>2372.48</text:p>
          </table:table-cell>
          <table:table-cell office:value-type="float" office:value="2845.13" calcext:value-type="float">
            <text:p>2845.13</text:p>
          </table:table-cell>
        </table:table-row>
        <table:table-row table:style-name="ro1">
          <table:table-cell office:value-type="float" office:value="35967304" calcext:value-type="float">
            <text:p>35967304</text:p>
          </table:table-cell>
          <table:table-cell table:formula="of:=[.A2250]/1000/(60*60*24)" office:value-type="time" office:time-value="PT09H59M27.304S" calcext:value-type="time">
            <text:p>09:59:27</text:p>
          </table:table-cell>
          <table:table-cell office:value-type="float" office:value="1.07" calcext:value-type="float">
            <text:p>1.07</text:p>
          </table:table-cell>
          <table:table-cell office:value-type="float" office:value="211.6" calcext:value-type="float">
            <text:p>211.6</text:p>
          </table:table-cell>
          <table:table-cell office:value-type="float" office:value="225.39" calcext:value-type="float">
            <text:p>225.39</text:p>
          </table:table-cell>
          <table:table-cell office:value-type="float" office:value="2373.43" calcext:value-type="float">
            <text:p>2373.43</text:p>
          </table:table-cell>
          <table:table-cell office:value-type="float" office:value="2846.14" calcext:value-type="float">
            <text:p>2846.14</text:p>
          </table:table-cell>
        </table:table-row>
        <table:table-row table:style-name="ro1">
          <table:table-cell office:value-type="float" office:value="35983304" calcext:value-type="float">
            <text:p>35983304</text:p>
          </table:table-cell>
          <table:table-cell table:formula="of:=[.A2251]/1000/(60*60*24)" office:value-type="time" office:time-value="PT09H59M43.304S" calcext:value-type="time">
            <text:p>09:59:43</text:p>
          </table:table-cell>
          <table:table-cell office:value-type="float" office:value="1.07" calcext:value-type="float">
            <text:p>1.07</text:p>
          </table:table-cell>
          <table:table-cell office:value-type="float" office:value="211.6" calcext:value-type="float">
            <text:p>211.6</text:p>
          </table:table-cell>
          <table:table-cell office:value-type="float" office:value="225.39" calcext:value-type="float">
            <text:p>225.39</text:p>
          </table:table-cell>
          <table:table-cell office:value-type="float" office:value="2374.37" calcext:value-type="float">
            <text:p>2374.37</text:p>
          </table:table-cell>
          <table:table-cell office:value-type="float" office:value="2847.14" calcext:value-type="float">
            <text:p>2847.14</text:p>
          </table:table-cell>
        </table:table-row>
        <table:table-row table:style-name="ro1">
          <table:table-cell office:value-type="float" office:value="35999304" calcext:value-type="float">
            <text:p>35999304</text:p>
          </table:table-cell>
          <table:table-cell table:formula="of:=[.A2252]/1000/(60*60*24)" office:value-type="time" office:time-value="PT09H59M59.304S" calcext:value-type="time">
            <text:p>09:59:59</text:p>
          </table:table-cell>
          <table:table-cell office:value-type="float" office:value="1.06" calcext:value-type="float">
            <text:p>1.06</text:p>
          </table:table-cell>
          <table:table-cell office:value-type="float" office:value="211.4" calcext:value-type="float">
            <text:p>211.4</text:p>
          </table:table-cell>
          <table:table-cell office:value-type="float" office:value="224.33" calcext:value-type="float">
            <text:p>224.33</text:p>
          </table:table-cell>
          <table:table-cell office:value-type="float" office:value="2375.31" calcext:value-type="float">
            <text:p>2375.31</text:p>
          </table:table-cell>
          <table:table-cell office:value-type="float" office:value="2848.14" calcext:value-type="float">
            <text:p>2848.14</text:p>
          </table:table-cell>
        </table:table-row>
        <table:table-row table:style-name="ro1">
          <table:table-cell office:value-type="float" office:value="36015304" calcext:value-type="float">
            <text:p>36015304</text:p>
          </table:table-cell>
          <table:table-cell table:formula="of:=[.A2253]/1000/(60*60*24)" office:value-type="time" office:time-value="PT10H00M15.304S" calcext:value-type="time">
            <text:p>10:00:15</text:p>
          </table:table-cell>
          <table:table-cell office:value-type="float" office:value="1.06" calcext:value-type="float">
            <text:p>1.06</text:p>
          </table:table-cell>
          <table:table-cell office:value-type="float" office:value="211.3" calcext:value-type="float">
            <text:p>211.3</text:p>
          </table:table-cell>
          <table:table-cell office:value-type="float" office:value="224.22" calcext:value-type="float">
            <text:p>224.22</text:p>
          </table:table-cell>
          <table:table-cell office:value-type="float" office:value="2376.25" calcext:value-type="float">
            <text:p>2376.25</text:p>
          </table:table-cell>
          <table:table-cell office:value-type="float" office:value="2849.13" calcext:value-type="float">
            <text:p>2849.13</text:p>
          </table:table-cell>
        </table:table-row>
        <table:table-row table:style-name="ro1">
          <table:table-cell office:value-type="float" office:value="36031304" calcext:value-type="float">
            <text:p>36031304</text:p>
          </table:table-cell>
          <table:table-cell table:formula="of:=[.A2254]/1000/(60*60*24)" office:value-type="time" office:time-value="PT10H00M31.304S" calcext:value-type="time">
            <text:p>10:00:31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4.11" calcext:value-type="float">
            <text:p>224.11</text:p>
          </table:table-cell>
          <table:table-cell office:value-type="float" office:value="2377.18" calcext:value-type="float">
            <text:p>2377.18</text:p>
          </table:table-cell>
          <table:table-cell office:value-type="float" office:value="2850.13" calcext:value-type="float">
            <text:p>2850.13</text:p>
          </table:table-cell>
        </table:table-row>
        <table:table-row table:style-name="ro1">
          <table:table-cell office:value-type="float" office:value="36047304" calcext:value-type="float">
            <text:p>36047304</text:p>
          </table:table-cell>
          <table:table-cell table:formula="of:=[.A2255]/1000/(60*60*24)" office:value-type="time" office:time-value="PT10H00M47.304S" calcext:value-type="time">
            <text:p>10:00:47</text:p>
          </table:table-cell>
          <table:table-cell office:value-type="float" office:value="1.06" calcext:value-type="float">
            <text:p>1.06</text:p>
          </table:table-cell>
          <table:table-cell office:value-type="float" office:value="211" calcext:value-type="float">
            <text:p>211</text:p>
          </table:table-cell>
          <table:table-cell office:value-type="float" office:value="223.89" calcext:value-type="float">
            <text:p>223.89</text:p>
          </table:table-cell>
          <table:table-cell office:value-type="float" office:value="2378.12" calcext:value-type="float">
            <text:p>2378.12</text:p>
          </table:table-cell>
          <table:table-cell office:value-type="float" office:value="2851.13" calcext:value-type="float">
            <text:p>2851.13</text:p>
          </table:table-cell>
        </table:table-row>
        <table:table-row table:style-name="ro1">
          <table:table-cell office:value-type="float" office:value="36063304" calcext:value-type="float">
            <text:p>36063304</text:p>
          </table:table-cell>
          <table:table-cell table:formula="of:=[.A2256]/1000/(60*60*24)" office:value-type="time" office:time-value="PT10H01M03.304S" calcext:value-type="time">
            <text:p>10:01:03</text:p>
          </table:table-cell>
          <table:table-cell office:value-type="float" office:value="1.06" calcext:value-type="float">
            <text:p>1.06</text:p>
          </table:table-cell>
          <table:table-cell office:value-type="float" office:value="210.9" calcext:value-type="float">
            <text:p>210.9</text:p>
          </table:table-cell>
          <table:table-cell office:value-type="float" office:value="223.78" calcext:value-type="float">
            <text:p>223.78</text:p>
          </table:table-cell>
          <table:table-cell office:value-type="float" office:value="2379.06" calcext:value-type="float">
            <text:p>2379.06</text:p>
          </table:table-cell>
          <table:table-cell office:value-type="float" office:value="2852.12" calcext:value-type="float">
            <text:p>2852.12</text:p>
          </table:table-cell>
        </table:table-row>
        <table:table-row table:style-name="ro1">
          <table:table-cell office:value-type="float" office:value="36079304" calcext:value-type="float">
            <text:p>36079304</text:p>
          </table:table-cell>
          <table:table-cell table:formula="of:=[.A2257]/1000/(60*60*24)" office:value-type="time" office:time-value="PT10H01M19.304S" calcext:value-type="time">
            <text:p>10:01:19</text:p>
          </table:table-cell>
          <table:table-cell office:value-type="float" office:value="1.06" calcext:value-type="float">
            <text:p>1.06</text:p>
          </table:table-cell>
          <table:table-cell office:value-type="float" office:value="210.8" calcext:value-type="float">
            <text:p>210.8</text:p>
          </table:table-cell>
          <table:table-cell office:value-type="float" office:value="222.83" calcext:value-type="float">
            <text:p>222.83</text:p>
          </table:table-cell>
          <table:table-cell office:value-type="float" office:value="2380" calcext:value-type="float">
            <text:p>2380</text:p>
          </table:table-cell>
          <table:table-cell office:value-type="float" office:value="2853.12" calcext:value-type="float">
            <text:p>2853.12</text:p>
          </table:table-cell>
        </table:table-row>
        <table:table-row table:style-name="ro1">
          <table:table-cell office:value-type="float" office:value="36095304" calcext:value-type="float">
            <text:p>36095304</text:p>
          </table:table-cell>
          <table:table-cell table:formula="of:=[.A2258]/1000/(60*60*24)" office:value-type="time" office:time-value="PT10H01M35.304S" calcext:value-type="time">
            <text:p>10:01:35</text:p>
          </table:table-cell>
          <table:table-cell office:value-type="float" office:value="1.06" calcext:value-type="float">
            <text:p>1.06</text:p>
          </table:table-cell>
          <table:table-cell office:value-type="float" office:value="210.6" calcext:value-type="float">
            <text:p>210.6</text:p>
          </table:table-cell>
          <table:table-cell office:value-type="float" office:value="222.62" calcext:value-type="float">
            <text:p>222.62</text:p>
          </table:table-cell>
          <table:table-cell office:value-type="float" office:value="2380.93" calcext:value-type="float">
            <text:p>2380.93</text:p>
          </table:table-cell>
          <table:table-cell office:value-type="float" office:value="2854.11" calcext:value-type="float">
            <text:p>2854.11</text:p>
          </table:table-cell>
        </table:table-row>
        <table:table-row table:style-name="ro1">
          <table:table-cell office:value-type="float" office:value="36111304" calcext:value-type="float">
            <text:p>36111304</text:p>
          </table:table-cell>
          <table:table-cell table:formula="of:=[.A2259]/1000/(60*60*24)" office:value-type="time" office:time-value="PT10H01M51.304S" calcext:value-type="time">
            <text:p>10:01:51</text:p>
          </table:table-cell>
          <table:table-cell office:value-type="float" office:value="1.06" calcext:value-type="float">
            <text:p>1.06</text:p>
          </table:table-cell>
          <table:table-cell office:value-type="float" office:value="210.4" calcext:value-type="float">
            <text:p>210.4</text:p>
          </table:table-cell>
          <table:table-cell office:value-type="float" office:value="223.24" calcext:value-type="float">
            <text:p>223.24</text:p>
          </table:table-cell>
          <table:table-cell office:value-type="float" office:value="2381.87" calcext:value-type="float">
            <text:p>2381.87</text:p>
          </table:table-cell>
          <table:table-cell office:value-type="float" office:value="2855.1" calcext:value-type="float">
            <text:p>2855.1</text:p>
          </table:table-cell>
        </table:table-row>
        <table:table-row table:style-name="ro1">
          <table:table-cell office:value-type="float" office:value="36127304" calcext:value-type="float">
            <text:p>36127304</text:p>
          </table:table-cell>
          <table:table-cell table:formula="of:=[.A2260]/1000/(60*60*24)" office:value-type="time" office:time-value="PT10H02M07.304S" calcext:value-type="time">
            <text:p>10:02:07</text:p>
          </table:table-cell>
          <table:table-cell office:value-type="float" office:value="1.06" calcext:value-type="float">
            <text:p>1.06</text:p>
          </table:table-cell>
          <table:table-cell office:value-type="float" office:value="210.3" calcext:value-type="float">
            <text:p>210.3</text:p>
          </table:table-cell>
          <table:table-cell office:value-type="float" office:value="222.29" calcext:value-type="float">
            <text:p>222.29</text:p>
          </table:table-cell>
          <table:table-cell office:value-type="float" office:value="2382.8" calcext:value-type="float">
            <text:p>2382.8</text:p>
          </table:table-cell>
          <table:table-cell office:value-type="float" office:value="2856.09" calcext:value-type="float">
            <text:p>2856.09</text:p>
          </table:table-cell>
        </table:table-row>
        <table:table-row table:style-name="ro1">
          <table:table-cell office:value-type="float" office:value="36143304" calcext:value-type="float">
            <text:p>36143304</text:p>
          </table:table-cell>
          <table:table-cell table:formula="of:=[.A2261]/1000/(60*60*24)" office:value-type="time" office:time-value="PT10H02M23.304S" calcext:value-type="time">
            <text:p>10:02:23</text:p>
          </table:table-cell>
          <table:table-cell office:value-type="float" office:value="1.06" calcext:value-type="float">
            <text:p>1.06</text:p>
          </table:table-cell>
          <table:table-cell office:value-type="float" office:value="210.1" calcext:value-type="float">
            <text:p>210.1</text:p>
          </table:table-cell>
          <table:table-cell office:value-type="float" office:value="222.08" calcext:value-type="float">
            <text:p>222.08</text:p>
          </table:table-cell>
          <table:table-cell office:value-type="float" office:value="2383.74" calcext:value-type="float">
            <text:p>2383.74</text:p>
          </table:table-cell>
          <table:table-cell office:value-type="float" office:value="2857.07" calcext:value-type="float">
            <text:p>2857.07</text:p>
          </table:table-cell>
        </table:table-row>
        <table:table-row table:style-name="ro1">
          <table:table-cell office:value-type="float" office:value="36159304" calcext:value-type="float">
            <text:p>36159304</text:p>
          </table:table-cell>
          <table:table-cell table:formula="of:=[.A2262]/1000/(60*60*24)" office:value-type="time" office:time-value="PT10H02M39.304S" calcext:value-type="time">
            <text:p>10:02:39</text:p>
          </table:table-cell>
          <table:table-cell office:value-type="float" office:value="1.06" calcext:value-type="float">
            <text:p>1.06</text:p>
          </table:table-cell>
          <table:table-cell office:value-type="float" office:value="210" calcext:value-type="float">
            <text:p>210</text:p>
          </table:table-cell>
          <table:table-cell office:value-type="float" office:value="221.97" calcext:value-type="float">
            <text:p>221.97</text:p>
          </table:table-cell>
          <table:table-cell office:value-type="float" office:value="2384.67" calcext:value-type="float">
            <text:p>2384.67</text:p>
          </table:table-cell>
          <table:table-cell office:value-type="float" office:value="2858.06" calcext:value-type="float">
            <text:p>2858.06</text:p>
          </table:table-cell>
        </table:table-row>
        <table:table-row table:style-name="ro1">
          <table:table-cell office:value-type="float" office:value="36175304" calcext:value-type="float">
            <text:p>36175304</text:p>
          </table:table-cell>
          <table:table-cell table:formula="of:=[.A2263]/1000/(60*60*24)" office:value-type="time" office:time-value="PT10H02M55.304S" calcext:value-type="time">
            <text:p>10:02:55</text:p>
          </table:table-cell>
          <table:table-cell office:value-type="float" office:value="1.06" calcext:value-type="float">
            <text:p>1.06</text:p>
          </table:table-cell>
          <table:table-cell office:value-type="float" office:value="209.9" calcext:value-type="float">
            <text:p>209.9</text:p>
          </table:table-cell>
          <table:table-cell office:value-type="float" office:value="221.86" calcext:value-type="float">
            <text:p>221.86</text:p>
          </table:table-cell>
          <table:table-cell office:value-type="float" office:value="2385.6" calcext:value-type="float">
            <text:p>2385.6</text:p>
          </table:table-cell>
          <table:table-cell office:value-type="float" office:value="2859.05" calcext:value-type="float">
            <text:p>2859.05</text:p>
          </table:table-cell>
        </table:table-row>
        <table:table-row table:style-name="ro1">
          <table:table-cell office:value-type="float" office:value="36191304" calcext:value-type="float">
            <text:p>36191304</text:p>
          </table:table-cell>
          <table:table-cell table:formula="of:=[.A2264]/1000/(60*60*24)" office:value-type="time" office:time-value="PT10H03M11.304S" calcext:value-type="time">
            <text:p>10:03:11</text:p>
          </table:table-cell>
          <table:table-cell office:value-type="float" office:value="1.05" calcext:value-type="float">
            <text:p>1.05</text:p>
          </table:table-cell>
          <table:table-cell office:value-type="float" office:value="209.7" calcext:value-type="float">
            <text:p>209.7</text:p>
          </table:table-cell>
          <table:table-cell office:value-type="float" office:value="220.81" calcext:value-type="float">
            <text:p>220.81</text:p>
          </table:table-cell>
          <table:table-cell office:value-type="float" office:value="2386.54" calcext:value-type="float">
            <text:p>2386.54</text:p>
          </table:table-cell>
          <table:table-cell office:value-type="float" office:value="2860.03" calcext:value-type="float">
            <text:p>2860.03</text:p>
          </table:table-cell>
        </table:table-row>
        <table:table-row table:style-name="ro1">
          <table:table-cell office:value-type="float" office:value="36207304" calcext:value-type="float">
            <text:p>36207304</text:p>
          </table:table-cell>
          <table:table-cell table:formula="of:=[.A2265]/1000/(60*60*24)" office:value-type="time" office:time-value="PT10H03M27.304S" calcext:value-type="time">
            <text:p>10:03:27</text:p>
          </table:table-cell>
          <table:table-cell office:value-type="float" office:value="1.05" calcext:value-type="float">
            <text:p>1.05</text:p>
          </table:table-cell>
          <table:table-cell office:value-type="float" office:value="209.5" calcext:value-type="float">
            <text:p>209.5</text:p>
          </table:table-cell>
          <table:table-cell office:value-type="float" office:value="220.59" calcext:value-type="float">
            <text:p>220.59</text:p>
          </table:table-cell>
          <table:table-cell office:value-type="float" office:value="2387.47" calcext:value-type="float">
            <text:p>2387.47</text:p>
          </table:table-cell>
          <table:table-cell office:value-type="float" office:value="2861.01" calcext:value-type="float">
            <text:p>2861.01</text:p>
          </table:table-cell>
        </table:table-row>
        <table:table-row table:style-name="ro1">
          <table:table-cell office:value-type="float" office:value="36223304" calcext:value-type="float">
            <text:p>36223304</text:p>
          </table:table-cell>
          <table:table-cell table:formula="of:=[.A2266]/1000/(60*60*24)" office:value-type="time" office:time-value="PT10H03M43.304S" calcext:value-type="time">
            <text:p>10:03:43</text:p>
          </table:table-cell>
          <table:table-cell office:value-type="float" office:value="1.05" calcext:value-type="float">
            <text:p>1.05</text:p>
          </table:table-cell>
          <table:table-cell office:value-type="float" office:value="209.4" calcext:value-type="float">
            <text:p>209.4</text:p>
          </table:table-cell>
          <table:table-cell office:value-type="float" office:value="220.49" calcext:value-type="float">
            <text:p>220.49</text:p>
          </table:table-cell>
          <table:table-cell office:value-type="float" office:value="2388.4" calcext:value-type="float">
            <text:p>2388.4</text:p>
          </table:table-cell>
          <table:table-cell office:value-type="float" office:value="2861.99" calcext:value-type="float">
            <text:p>2861.99</text:p>
          </table:table-cell>
        </table:table-row>
        <table:table-row table:style-name="ro1">
          <table:table-cell office:value-type="float" office:value="36239304" calcext:value-type="float">
            <text:p>36239304</text:p>
          </table:table-cell>
          <table:table-cell table:formula="of:=[.A2267]/1000/(60*60*24)" office:value-type="time" office:time-value="PT10H03M59.304S" calcext:value-type="time">
            <text:p>10:03:59</text:p>
          </table:table-cell>
          <table:table-cell office:value-type="float" office:value="1.05" calcext:value-type="float">
            <text:p>1.05</text:p>
          </table:table-cell>
          <table:table-cell office:value-type="float" office:value="209.2" calcext:value-type="float">
            <text:p>209.2</text:p>
          </table:table-cell>
          <table:table-cell office:value-type="float" office:value="220.27" calcext:value-type="float">
            <text:p>220.27</text:p>
          </table:table-cell>
          <table:table-cell office:value-type="float" office:value="2389.33" calcext:value-type="float">
            <text:p>2389.33</text:p>
          </table:table-cell>
          <table:table-cell office:value-type="float" office:value="2862.97" calcext:value-type="float">
            <text:p>2862.97</text:p>
          </table:table-cell>
        </table:table-row>
        <table:table-row table:style-name="ro1">
          <table:table-cell office:value-type="float" office:value="36255304" calcext:value-type="float">
            <text:p>36255304</text:p>
          </table:table-cell>
          <table:table-cell table:formula="of:=[.A2268]/1000/(60*60*24)" office:value-type="time" office:time-value="PT10H04M15.304S" calcext:value-type="time">
            <text:p>10:04:15</text:p>
          </table:table-cell>
          <table:table-cell office:value-type="float" office:value="1.05" calcext:value-type="float">
            <text:p>1.05</text:p>
          </table:table-cell>
          <table:table-cell office:value-type="float" office:value="209.1" calcext:value-type="float">
            <text:p>209.1</text:p>
          </table:table-cell>
          <table:table-cell office:value-type="float" office:value="219.33" calcext:value-type="float">
            <text:p>219.33</text:p>
          </table:table-cell>
          <table:table-cell office:value-type="float" office:value="2390.26" calcext:value-type="float">
            <text:p>2390.26</text:p>
          </table:table-cell>
          <table:table-cell office:value-type="float" office:value="2863.95" calcext:value-type="float">
            <text:p>2863.95</text:p>
          </table:table-cell>
        </table:table-row>
        <table:table-row table:style-name="ro1">
          <table:table-cell office:value-type="float" office:value="36271304" calcext:value-type="float">
            <text:p>36271304</text:p>
          </table:table-cell>
          <table:table-cell table:formula="of:=[.A2269]/1000/(60*60*24)" office:value-type="time" office:time-value="PT10H04M31.304S" calcext:value-type="time">
            <text:p>10:04:31</text:p>
          </table:table-cell>
          <table:table-cell office:value-type="float" office:value="1.05" calcext:value-type="float">
            <text:p>1.05</text:p>
          </table:table-cell>
          <table:table-cell office:value-type="float" office:value="208.9" calcext:value-type="float">
            <text:p>208.9</text:p>
          </table:table-cell>
          <table:table-cell office:value-type="float" office:value="219.11" calcext:value-type="float">
            <text:p>219.11</text:p>
          </table:table-cell>
          <table:table-cell office:value-type="float" office:value="2391.19" calcext:value-type="float">
            <text:p>2391.19</text:p>
          </table:table-cell>
          <table:table-cell office:value-type="float" office:value="2864.92" calcext:value-type="float">
            <text:p>2864.92</text:p>
          </table:table-cell>
        </table:table-row>
        <table:table-row table:style-name="ro1">
          <table:table-cell office:value-type="float" office:value="36287304" calcext:value-type="float">
            <text:p>36287304</text:p>
          </table:table-cell>
          <table:table-cell table:formula="of:=[.A2270]/1000/(60*60*24)" office:value-type="time" office:time-value="PT10H04M47.304S" calcext:value-type="time">
            <text:p>10:04:47</text:p>
          </table:table-cell>
          <table:table-cell office:value-type="float" office:value="1.05" calcext:value-type="float">
            <text:p>1.05</text:p>
          </table:table-cell>
          <table:table-cell office:value-type="float" office:value="208.7" calcext:value-type="float">
            <text:p>208.7</text:p>
          </table:table-cell>
          <table:table-cell office:value-type="float" office:value="218.9" calcext:value-type="float">
            <text:p>218.9</text:p>
          </table:table-cell>
          <table:table-cell office:value-type="float" office:value="2392.12" calcext:value-type="float">
            <text:p>2392.12</text:p>
          </table:table-cell>
          <table:table-cell office:value-type="float" office:value="2865.9" calcext:value-type="float">
            <text:p>2865.9</text:p>
          </table:table-cell>
        </table:table-row>
        <table:table-row table:style-name="ro1">
          <table:table-cell office:value-type="float" office:value="36303304" calcext:value-type="float">
            <text:p>36303304</text:p>
          </table:table-cell>
          <table:table-cell table:formula="of:=[.A2271]/1000/(60*60*24)" office:value-type="time" office:time-value="PT10H05M03.304S" calcext:value-type="time">
            <text:p>10:05:03</text:p>
          </table:table-cell>
          <table:table-cell office:value-type="float" office:value="1.05" calcext:value-type="float">
            <text:p>1.05</text:p>
          </table:table-cell>
          <table:table-cell office:value-type="float" office:value="208.5" calcext:value-type="float">
            <text:p>208.5</text:p>
          </table:table-cell>
          <table:table-cell office:value-type="float" office:value="218.69" calcext:value-type="float">
            <text:p>218.69</text:p>
          </table:table-cell>
          <table:table-cell office:value-type="float" office:value="2393.04" calcext:value-type="float">
            <text:p>2393.04</text:p>
          </table:table-cell>
          <table:table-cell office:value-type="float" office:value="2866.87" calcext:value-type="float">
            <text:p>2866.87</text:p>
          </table:table-cell>
        </table:table-row>
        <table:table-row table:style-name="ro1">
          <table:table-cell office:value-type="float" office:value="36319304" calcext:value-type="float">
            <text:p>36319304</text:p>
          </table:table-cell>
          <table:table-cell table:formula="of:=[.A2272]/1000/(60*60*24)" office:value-type="time" office:time-value="PT10H05M19.304S" calcext:value-type="time">
            <text:p>10:05:19</text:p>
          </table:table-cell>
          <table:table-cell office:value-type="float" office:value="1.05" calcext:value-type="float">
            <text:p>1.05</text:p>
          </table:table-cell>
          <table:table-cell office:value-type="float" office:value="208.3" calcext:value-type="float">
            <text:p>208.3</text:p>
          </table:table-cell>
          <table:table-cell office:value-type="float" office:value="218.47" calcext:value-type="float">
            <text:p>218.47</text:p>
          </table:table-cell>
          <table:table-cell office:value-type="float" office:value="2393.97" calcext:value-type="float">
            <text:p>2393.97</text:p>
          </table:table-cell>
          <table:table-cell office:value-type="float" office:value="2867.84" calcext:value-type="float">
            <text:p>2867.84</text:p>
          </table:table-cell>
        </table:table-row>
        <table:table-row table:style-name="ro1">
          <table:table-cell office:value-type="float" office:value="36335304" calcext:value-type="float">
            <text:p>36335304</text:p>
          </table:table-cell>
          <table:table-cell table:formula="of:=[.A2273]/1000/(60*60*24)" office:value-type="time" office:time-value="PT10H05M35.304S" calcext:value-type="time">
            <text:p>10:05:35</text:p>
          </table:table-cell>
          <table:table-cell office:value-type="float" office:value="1.04" calcext:value-type="float">
            <text:p>1.04</text:p>
          </table:table-cell>
          <table:table-cell office:value-type="float" office:value="208.2" calcext:value-type="float">
            <text:p>208.2</text:p>
          </table:table-cell>
          <table:table-cell office:value-type="float" office:value="217.53" calcext:value-type="float">
            <text:p>217.53</text:p>
          </table:table-cell>
          <table:table-cell office:value-type="float" office:value="2394.89" calcext:value-type="float">
            <text:p>2394.89</text:p>
          </table:table-cell>
          <table:table-cell office:value-type="float" office:value="2868.81" calcext:value-type="float">
            <text:p>2868.81</text:p>
          </table:table-cell>
        </table:table-row>
        <table:table-row table:style-name="ro1">
          <table:table-cell office:value-type="float" office:value="36351304" calcext:value-type="float">
            <text:p>36351304</text:p>
          </table:table-cell>
          <table:table-cell table:formula="of:=[.A2274]/1000/(60*60*24)" office:value-type="time" office:time-value="PT10H05M51.304S" calcext:value-type="time">
            <text:p>10:05:51</text:p>
          </table:table-cell>
          <table:table-cell office:value-type="float" office:value="1.04" calcext:value-type="float">
            <text:p>1.04</text:p>
          </table:table-cell>
          <table:table-cell office:value-type="float" office:value="208" calcext:value-type="float">
            <text:p>208</text:p>
          </table:table-cell>
          <table:table-cell office:value-type="float" office:value="217.32" calcext:value-type="float">
            <text:p>217.32</text:p>
          </table:table-cell>
          <table:table-cell office:value-type="float" office:value="2395.82" calcext:value-type="float">
            <text:p>2395.82</text:p>
          </table:table-cell>
          <table:table-cell office:value-type="float" office:value="2869.78" calcext:value-type="float">
            <text:p>2869.78</text:p>
          </table:table-cell>
        </table:table-row>
        <table:table-row table:style-name="ro1">
          <table:table-cell office:value-type="float" office:value="36367304" calcext:value-type="float">
            <text:p>36367304</text:p>
          </table:table-cell>
          <table:table-cell table:formula="of:=[.A2275]/1000/(60*60*24)" office:value-type="time" office:time-value="PT10H06M07.304S" calcext:value-type="time">
            <text:p>10:06:07</text:p>
          </table:table-cell>
          <table:table-cell office:value-type="float" office:value="1.04" calcext:value-type="float">
            <text:p>1.04</text:p>
          </table:table-cell>
          <table:table-cell office:value-type="float" office:value="207.8" calcext:value-type="float">
            <text:p>207.8</text:p>
          </table:table-cell>
          <table:table-cell office:value-type="float" office:value="217.11" calcext:value-type="float">
            <text:p>217.11</text:p>
          </table:table-cell>
          <table:table-cell office:value-type="float" office:value="2396.74" calcext:value-type="float">
            <text:p>2396.74</text:p>
          </table:table-cell>
          <table:table-cell office:value-type="float" office:value="2870.74" calcext:value-type="float">
            <text:p>2870.74</text:p>
          </table:table-cell>
        </table:table-row>
        <table:table-row table:style-name="ro1">
          <table:table-cell office:value-type="float" office:value="36383304" calcext:value-type="float">
            <text:p>36383304</text:p>
          </table:table-cell>
          <table:table-cell table:formula="of:=[.A2276]/1000/(60*60*24)" office:value-type="time" office:time-value="PT10H06M23.304S" calcext:value-type="time">
            <text:p>10:06:23</text:p>
          </table:table-cell>
          <table:table-cell office:value-type="float" office:value="1.04" calcext:value-type="float">
            <text:p>1.04</text:p>
          </table:table-cell>
          <table:table-cell office:value-type="float" office:value="207.6" calcext:value-type="float">
            <text:p>207.6</text:p>
          </table:table-cell>
          <table:table-cell office:value-type="float" office:value="216.89" calcext:value-type="float">
            <text:p>216.89</text:p>
          </table:table-cell>
          <table:table-cell office:value-type="float" office:value="2397.67" calcext:value-type="float">
            <text:p>2397.67</text:p>
          </table:table-cell>
          <table:table-cell office:value-type="float" office:value="2871.71" calcext:value-type="float">
            <text:p>2871.71</text:p>
          </table:table-cell>
        </table:table-row>
        <table:table-row table:style-name="ro1">
          <table:table-cell office:value-type="float" office:value="36399304" calcext:value-type="float">
            <text:p>36399304</text:p>
          </table:table-cell>
          <table:table-cell table:formula="of:=[.A2277]/1000/(60*60*24)" office:value-type="time" office:time-value="PT10H06M39.304S" calcext:value-type="time">
            <text:p>10:06:39</text:p>
          </table:table-cell>
          <table:table-cell office:value-type="float" office:value="1.04" calcext:value-type="float">
            <text:p>1.04</text:p>
          </table:table-cell>
          <table:table-cell office:value-type="float" office:value="207.5" calcext:value-type="float">
            <text:p>207.5</text:p>
          </table:table-cell>
          <table:table-cell office:value-type="float" office:value="215.96" calcext:value-type="float">
            <text:p>215.96</text:p>
          </table:table-cell>
          <table:table-cell office:value-type="float" office:value="2398.59" calcext:value-type="float">
            <text:p>2398.59</text:p>
          </table:table-cell>
          <table:table-cell office:value-type="float" office:value="2872.67" calcext:value-type="float">
            <text:p>2872.67</text:p>
          </table:table-cell>
        </table:table-row>
        <table:table-row table:style-name="ro1">
          <table:table-cell office:value-type="float" office:value="36415304" calcext:value-type="float">
            <text:p>36415304</text:p>
          </table:table-cell>
          <table:table-cell table:formula="of:=[.A2278]/1000/(60*60*24)" office:value-type="time" office:time-value="PT10H06M55.304S" calcext:value-type="time">
            <text:p>10:06:55</text:p>
          </table:table-cell>
          <table:table-cell office:value-type="float" office:value="1.04" calcext:value-type="float">
            <text:p>1.04</text:p>
          </table:table-cell>
          <table:table-cell office:value-type="float" office:value="207.3" calcext:value-type="float">
            <text:p>207.3</text:p>
          </table:table-cell>
          <table:table-cell office:value-type="float" office:value="215.74" calcext:value-type="float">
            <text:p>215.74</text:p>
          </table:table-cell>
          <table:table-cell office:value-type="float" office:value="2399.51" calcext:value-type="float">
            <text:p>2399.51</text:p>
          </table:table-cell>
          <table:table-cell office:value-type="float" office:value="2873.63" calcext:value-type="float">
            <text:p>2873.63</text:p>
          </table:table-cell>
        </table:table-row>
        <table:table-row table:style-name="ro1">
          <table:table-cell office:value-type="float" office:value="36431304" calcext:value-type="float">
            <text:p>36431304</text:p>
          </table:table-cell>
          <table:table-cell table:formula="of:=[.A2279]/1000/(60*60*24)" office:value-type="time" office:time-value="PT10H07M11.304S" calcext:value-type="time">
            <text:p>10:07:11</text:p>
          </table:table-cell>
          <table:table-cell office:value-type="float" office:value="1.04" calcext:value-type="float">
            <text:p>1.04</text:p>
          </table:table-cell>
          <table:table-cell office:value-type="float" office:value="207.1" calcext:value-type="float">
            <text:p>207.1</text:p>
          </table:table-cell>
          <table:table-cell office:value-type="float" office:value="215.53" calcext:value-type="float">
            <text:p>215.53</text:p>
          </table:table-cell>
          <table:table-cell office:value-type="float" office:value="2400.43" calcext:value-type="float">
            <text:p>2400.43</text:p>
          </table:table-cell>
          <table:table-cell office:value-type="float" office:value="2874.59" calcext:value-type="float">
            <text:p>2874.59</text:p>
          </table:table-cell>
        </table:table-row>
        <table:table-row table:style-name="ro1">
          <table:table-cell office:value-type="float" office:value="36447304" calcext:value-type="float">
            <text:p>36447304</text:p>
          </table:table-cell>
          <table:table-cell table:formula="of:=[.A2280]/1000/(60*60*24)" office:value-type="time" office:time-value="PT10H07M27.304S" calcext:value-type="time">
            <text:p>10:07:27</text:p>
          </table:table-cell>
          <table:table-cell office:value-type="float" office:value="1.04" calcext:value-type="float">
            <text:p>1.04</text:p>
          </table:table-cell>
          <table:table-cell office:value-type="float" office:value="206.9" calcext:value-type="float">
            <text:p>206.9</text:p>
          </table:table-cell>
          <table:table-cell office:value-type="float" office:value="215.32" calcext:value-type="float">
            <text:p>215.32</text:p>
          </table:table-cell>
          <table:table-cell office:value-type="float" office:value="2401.35" calcext:value-type="float">
            <text:p>2401.35</text:p>
          </table:table-cell>
          <table:table-cell office:value-type="float" office:value="2875.55" calcext:value-type="float">
            <text:p>2875.55</text:p>
          </table:table-cell>
        </table:table-row>
        <table:table-row table:style-name="ro1">
          <table:table-cell office:value-type="float" office:value="36463304" calcext:value-type="float">
            <text:p>36463304</text:p>
          </table:table-cell>
          <table:table-cell table:formula="of:=[.A2281]/1000/(60*60*24)" office:value-type="time" office:time-value="PT10H07M43.304S" calcext:value-type="time">
            <text:p>10:07:43</text:p>
          </table:table-cell>
          <table:table-cell office:value-type="float" office:value="1.04" calcext:value-type="float">
            <text:p>1.04</text:p>
          </table:table-cell>
          <table:table-cell office:value-type="float" office:value="206.6" calcext:value-type="float">
            <text:p>206.6</text:p>
          </table:table-cell>
          <table:table-cell office:value-type="float" office:value="214.17" calcext:value-type="float">
            <text:p>214.17</text:p>
          </table:table-cell>
          <table:table-cell office:value-type="float" office:value="2402.27" calcext:value-type="float">
            <text:p>2402.27</text:p>
          </table:table-cell>
          <table:table-cell office:value-type="float" office:value="2876.5" calcext:value-type="float">
            <text:p>2876.5</text:p>
          </table:table-cell>
        </table:table-row>
        <table:table-row table:style-name="ro1">
          <table:table-cell office:value-type="float" office:value="36479304" calcext:value-type="float">
            <text:p>36479304</text:p>
          </table:table-cell>
          <table:table-cell table:formula="of:=[.A2282]/1000/(60*60*24)" office:value-type="time" office:time-value="PT10H07M59.304S" calcext:value-type="time">
            <text:p>10:07:59</text:p>
          </table:table-cell>
          <table:table-cell office:value-type="float" office:value="1.04" calcext:value-type="float">
            <text:p>1.04</text:p>
          </table:table-cell>
          <table:table-cell office:value-type="float" office:value="206.5" calcext:value-type="float">
            <text:p>206.5</text:p>
          </table:table-cell>
          <table:table-cell office:value-type="float" office:value="214.07" calcext:value-type="float">
            <text:p>214.07</text:p>
          </table:table-cell>
          <table:table-cell office:value-type="float" office:value="2403.19" calcext:value-type="float">
            <text:p>2403.19</text:p>
          </table:table-cell>
          <table:table-cell office:value-type="float" office:value="2877.45" calcext:value-type="float">
            <text:p>2877.45</text:p>
          </table:table-cell>
        </table:table-row>
        <table:table-row table:style-name="ro1">
          <table:table-cell office:value-type="float" office:value="36495304" calcext:value-type="float">
            <text:p>36495304</text:p>
          </table:table-cell>
          <table:table-cell table:formula="of:=[.A2283]/1000/(60*60*24)" office:value-type="time" office:time-value="PT10H08M15.304S" calcext:value-type="time">
            <text:p>10:08:15</text:p>
          </table:table-cell>
          <table:table-cell office:value-type="float" office:value="1.04" calcext:value-type="float">
            <text:p>1.04</text:p>
          </table:table-cell>
          <table:table-cell office:value-type="float" office:value="206.2" calcext:value-type="float">
            <text:p>206.2</text:p>
          </table:table-cell>
          <table:table-cell office:value-type="float" office:value="213.75" calcext:value-type="float">
            <text:p>213.75</text:p>
          </table:table-cell>
          <table:table-cell office:value-type="float" office:value="2404.11" calcext:value-type="float">
            <text:p>2404.11</text:p>
          </table:table-cell>
          <table:table-cell office:value-type="float" office:value="2878.4" calcext:value-type="float">
            <text:p>2878.4</text:p>
          </table:table-cell>
        </table:table-row>
        <table:table-row table:style-name="ro1">
          <table:table-cell office:value-type="float" office:value="36511304" calcext:value-type="float">
            <text:p>36511304</text:p>
          </table:table-cell>
          <table:table-cell table:formula="of:=[.A2284]/1000/(60*60*24)" office:value-type="time" office:time-value="PT10H08M31.304S" calcext:value-type="time">
            <text:p>10:08:31</text:p>
          </table:table-cell>
          <table:table-cell office:value-type="float" office:value="1.04" calcext:value-type="float">
            <text:p>1.04</text:p>
          </table:table-cell>
          <table:table-cell office:value-type="float" office:value="206" calcext:value-type="float">
            <text:p>206</text:p>
          </table:table-cell>
          <table:table-cell office:value-type="float" office:value="213.54" calcext:value-type="float">
            <text:p>213.54</text:p>
          </table:table-cell>
          <table:table-cell office:value-type="float" office:value="2405.02" calcext:value-type="float">
            <text:p>2405.02</text:p>
          </table:table-cell>
          <table:table-cell office:value-type="float" office:value="2879.35" calcext:value-type="float">
            <text:p>2879.35</text:p>
          </table:table-cell>
        </table:table-row>
        <table:table-row table:style-name="ro1">
          <table:table-cell office:value-type="float" office:value="36527304" calcext:value-type="float">
            <text:p>36527304</text:p>
          </table:table-cell>
          <table:table-cell table:formula="of:=[.A2285]/1000/(60*60*24)" office:value-type="time" office:time-value="PT10H08M47.304S" calcext:value-type="time">
            <text:p>10:08:47</text:p>
          </table:table-cell>
          <table:table-cell office:value-type="float" office:value="1.03" calcext:value-type="float">
            <text:p>1.03</text:p>
          </table:table-cell>
          <table:table-cell office:value-type="float" office:value="205.8" calcext:value-type="float">
            <text:p>205.8</text:p>
          </table:table-cell>
          <table:table-cell office:value-type="float" office:value="212.5" calcext:value-type="float">
            <text:p>212.5</text:p>
          </table:table-cell>
          <table:table-cell office:value-type="float" office:value="2405.94" calcext:value-type="float">
            <text:p>2405.94</text:p>
          </table:table-cell>
          <table:table-cell office:value-type="float" office:value="2880.3" calcext:value-type="float">
            <text:p>2880.3</text:p>
          </table:table-cell>
        </table:table-row>
        <table:table-row table:style-name="ro1">
          <table:table-cell office:value-type="float" office:value="36543304" calcext:value-type="float">
            <text:p>36543304</text:p>
          </table:table-cell>
          <table:table-cell table:formula="of:=[.A2286]/1000/(60*60*24)" office:value-type="time" office:time-value="PT10H09M03.304S" calcext:value-type="time">
            <text:p>10:09:03</text:p>
          </table:table-cell>
          <table:table-cell office:value-type="float" office:value="1.03" calcext:value-type="float">
            <text:p>1.03</text:p>
          </table:table-cell>
          <table:table-cell office:value-type="float" office:value="205.5" calcext:value-type="float">
            <text:p>205.5</text:p>
          </table:table-cell>
          <table:table-cell office:value-type="float" office:value="212.19" calcext:value-type="float">
            <text:p>212.19</text:p>
          </table:table-cell>
          <table:table-cell office:value-type="float" office:value="2406.85" calcext:value-type="float">
            <text:p>2406.85</text:p>
          </table:table-cell>
          <table:table-cell office:value-type="float" office:value="2881.25" calcext:value-type="float">
            <text:p>2881.25</text:p>
          </table:table-cell>
        </table:table-row>
        <table:table-row table:style-name="ro1">
          <table:table-cell office:value-type="float" office:value="36559304" calcext:value-type="float">
            <text:p>36559304</text:p>
          </table:table-cell>
          <table:table-cell table:formula="of:=[.A2287]/1000/(60*60*24)" office:value-type="time" office:time-value="PT10H09M19.304S" calcext:value-type="time">
            <text:p>10:09:19</text:p>
          </table:table-cell>
          <table:table-cell office:value-type="float" office:value="1.03" calcext:value-type="float">
            <text:p>1.03</text:p>
          </table:table-cell>
          <table:table-cell office:value-type="float" office:value="205.4" calcext:value-type="float">
            <text:p>205.4</text:p>
          </table:table-cell>
          <table:table-cell office:value-type="float" office:value="211.26" calcext:value-type="float">
            <text:p>211.26</text:p>
          </table:table-cell>
          <table:table-cell office:value-type="float" office:value="2407.76" calcext:value-type="float">
            <text:p>2407.76</text:p>
          </table:table-cell>
          <table:table-cell office:value-type="float" office:value="2882.19" calcext:value-type="float">
            <text:p>2882.19</text:p>
          </table:table-cell>
        </table:table-row>
        <table:table-row table:style-name="ro1">
          <table:table-cell office:value-type="float" office:value="36575304" calcext:value-type="float">
            <text:p>36575304</text:p>
          </table:table-cell>
          <table:table-cell table:formula="of:=[.A2288]/1000/(60*60*24)" office:value-type="time" office:time-value="PT10H09M35.304S" calcext:value-type="time">
            <text:p>10:09:35</text:p>
          </table:table-cell>
          <table:table-cell office:value-type="float" office:value="1.03" calcext:value-type="float">
            <text:p>1.03</text:p>
          </table:table-cell>
          <table:table-cell office:value-type="float" office:value="205.1" calcext:value-type="float">
            <text:p>205.1</text:p>
          </table:table-cell>
          <table:table-cell office:value-type="float" office:value="211.77" calcext:value-type="float">
            <text:p>211.77</text:p>
          </table:table-cell>
          <table:table-cell office:value-type="float" office:value="2408.68" calcext:value-type="float">
            <text:p>2408.68</text:p>
          </table:table-cell>
          <table:table-cell office:value-type="float" office:value="2883.13" calcext:value-type="float">
            <text:p>2883.13</text:p>
          </table:table-cell>
        </table:table-row>
        <table:table-row table:style-name="ro1">
          <table:table-cell office:value-type="float" office:value="36591304" calcext:value-type="float">
            <text:p>36591304</text:p>
          </table:table-cell>
          <table:table-cell table:formula="of:=[.A2289]/1000/(60*60*24)" office:value-type="time" office:time-value="PT10H09M51.304S" calcext:value-type="time">
            <text:p>10:09:51</text:p>
          </table:table-cell>
          <table:table-cell office:value-type="float" office:value="1.03" calcext:value-type="float">
            <text:p>1.03</text:p>
          </table:table-cell>
          <table:table-cell office:value-type="float" office:value="204.9" calcext:value-type="float">
            <text:p>204.9</text:p>
          </table:table-cell>
          <table:table-cell office:value-type="float" office:value="210.74" calcext:value-type="float">
            <text:p>210.74</text:p>
          </table:table-cell>
          <table:table-cell office:value-type="float" office:value="2409.59" calcext:value-type="float">
            <text:p>2409.59</text:p>
          </table:table-cell>
          <table:table-cell office:value-type="float" office:value="2884.07" calcext:value-type="float">
            <text:p>2884.07</text:p>
          </table:table-cell>
        </table:table-row>
        <table:table-row table:style-name="ro1">
          <table:table-cell office:value-type="float" office:value="36607304" calcext:value-type="float">
            <text:p>36607304</text:p>
          </table:table-cell>
          <table:table-cell table:formula="of:=[.A2290]/1000/(60*60*24)" office:value-type="time" office:time-value="PT10H10M07.304S" calcext:value-type="time">
            <text:p>10:10:07</text:p>
          </table:table-cell>
          <table:table-cell office:value-type="float" office:value="1.03" calcext:value-type="float">
            <text:p>1.03</text:p>
          </table:table-cell>
          <table:table-cell office:value-type="float" office:value="204.6" calcext:value-type="float">
            <text:p>204.6</text:p>
          </table:table-cell>
          <table:table-cell office:value-type="float" office:value="210.42" calcext:value-type="float">
            <text:p>210.42</text:p>
          </table:table-cell>
          <table:table-cell office:value-type="float" office:value="2410.5" calcext:value-type="float">
            <text:p>2410.5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36623304" calcext:value-type="float">
            <text:p>36623304</text:p>
          </table:table-cell>
          <table:table-cell table:formula="of:=[.A2291]/1000/(60*60*24)" office:value-type="time" office:time-value="PT10H10M23.304S" calcext:value-type="time">
            <text:p>10:10:23</text:p>
          </table:table-cell>
          <table:table-cell office:value-type="float" office:value="1.03" calcext:value-type="float">
            <text:p>1.03</text:p>
          </table:table-cell>
          <table:table-cell office:value-type="float" office:value="204.4" calcext:value-type="float">
            <text:p>204.4</text:p>
          </table:table-cell>
          <table:table-cell office:value-type="float" office:value="210.21" calcext:value-type="float">
            <text:p>210.21</text:p>
          </table:table-cell>
          <table:table-cell office:value-type="float" office:value="2411.41" calcext:value-type="float">
            <text:p>2411.41</text:p>
          </table:table-cell>
          <table:table-cell office:value-type="float" office:value="2885.94" calcext:value-type="float">
            <text:p>2885.94</text:p>
          </table:table-cell>
        </table:table-row>
        <table:table-row table:style-name="ro1">
          <table:table-cell office:value-type="float" office:value="36639304" calcext:value-type="float">
            <text:p>36639304</text:p>
          </table:table-cell>
          <table:table-cell table:formula="of:=[.A2292]/1000/(60*60*24)" office:value-type="time" office:time-value="PT10H10M39.304S" calcext:value-type="time">
            <text:p>10:10:39</text:p>
          </table:table-cell>
          <table:table-cell office:value-type="float" office:value="1.02" calcext:value-type="float">
            <text:p>1.02</text:p>
          </table:table-cell>
          <table:table-cell office:value-type="float" office:value="204.1" calcext:value-type="float">
            <text:p>204.1</text:p>
          </table:table-cell>
          <table:table-cell office:value-type="float" office:value="209.08" calcext:value-type="float">
            <text:p>209.08</text:p>
          </table:table-cell>
          <table:table-cell office:value-type="float" office:value="2412.31" calcext:value-type="float">
            <text:p>2412.31</text:p>
          </table:table-cell>
          <table:table-cell office:value-type="float" office:value="2886.87" calcext:value-type="float">
            <text:p>2886.87</text:p>
          </table:table-cell>
        </table:table-row>
        <table:table-row table:style-name="ro1">
          <table:table-cell office:value-type="float" office:value="36655304" calcext:value-type="float">
            <text:p>36655304</text:p>
          </table:table-cell>
          <table:table-cell table:formula="of:=[.A2293]/1000/(60*60*24)" office:value-type="time" office:time-value="PT10H10M55.304S" calcext:value-type="time">
            <text:p>10:10:55</text:p>
          </table:table-cell>
          <table:table-cell office:value-type="float" office:value="1.02" calcext:value-type="float">
            <text:p>1.02</text:p>
          </table:table-cell>
          <table:table-cell office:value-type="float" office:value="203.9" calcext:value-type="float">
            <text:p>203.9</text:p>
          </table:table-cell>
          <table:table-cell office:value-type="float" office:value="208.87" calcext:value-type="float">
            <text:p>208.87</text:p>
          </table:table-cell>
          <table:table-cell office:value-type="float" office:value="2413.22" calcext:value-type="float">
            <text:p>2413.22</text:p>
          </table:table-cell>
          <table:table-cell office:value-type="float" office:value="2887.8" calcext:value-type="float">
            <text:p>2887.8</text:p>
          </table:table-cell>
        </table:table-row>
        <table:table-row table:style-name="ro1">
          <table:table-cell office:value-type="float" office:value="36671304" calcext:value-type="float">
            <text:p>36671304</text:p>
          </table:table-cell>
          <table:table-cell table:formula="of:=[.A2294]/1000/(60*60*24)" office:value-type="time" office:time-value="PT10H11M11.304S" calcext:value-type="time">
            <text:p>10:11:11</text:p>
          </table:table-cell>
          <table:table-cell office:value-type="float" office:value="1.02" calcext:value-type="float">
            <text:p>1.02</text:p>
          </table:table-cell>
          <table:table-cell office:value-type="float" office:value="203.6" calcext:value-type="float">
            <text:p>203.6</text:p>
          </table:table-cell>
          <table:table-cell office:value-type="float" office:value="207.75" calcext:value-type="float">
            <text:p>207.75</text:p>
          </table:table-cell>
          <table:table-cell office:value-type="float" office:value="2414.13" calcext:value-type="float">
            <text:p>2414.13</text:p>
          </table:table-cell>
          <table:table-cell office:value-type="float" office:value="2888.72" calcext:value-type="float">
            <text:p>2888.72</text:p>
          </table:table-cell>
        </table:table-row>
        <table:table-row table:style-name="ro1">
          <table:table-cell office:value-type="float" office:value="36687304" calcext:value-type="float">
            <text:p>36687304</text:p>
          </table:table-cell>
          <table:table-cell table:formula="of:=[.A2295]/1000/(60*60*24)" office:value-type="time" office:time-value="PT10H11M27.304S" calcext:value-type="time">
            <text:p>10:11:27</text:p>
          </table:table-cell>
          <table:table-cell office:value-type="float" office:value="1.02" calcext:value-type="float">
            <text:p>1.02</text:p>
          </table:table-cell>
          <table:table-cell office:value-type="float" office:value="203.4" calcext:value-type="float">
            <text:p>203.4</text:p>
          </table:table-cell>
          <table:table-cell office:value-type="float" office:value="207.54" calcext:value-type="float">
            <text:p>207.54</text:p>
          </table:table-cell>
          <table:table-cell office:value-type="float" office:value="2415.03" calcext:value-type="float">
            <text:p>2415.03</text:p>
          </table:table-cell>
          <table:table-cell office:value-type="float" office:value="2889.65" calcext:value-type="float">
            <text:p>2889.65</text:p>
          </table:table-cell>
        </table:table-row>
        <table:table-row table:style-name="ro1">
          <table:table-cell office:value-type="float" office:value="36703304" calcext:value-type="float">
            <text:p>36703304</text:p>
          </table:table-cell>
          <table:table-cell table:formula="of:=[.A2296]/1000/(60*60*24)" office:value-type="time" office:time-value="PT10H11M43.304S" calcext:value-type="time">
            <text:p>10:11:43</text:p>
          </table:table-cell>
          <table:table-cell office:value-type="float" office:value="1.02" calcext:value-type="float">
            <text:p>1.02</text:p>
          </table:table-cell>
          <table:table-cell office:value-type="float" office:value="203.1" calcext:value-type="float">
            <text:p>203.1</text:p>
          </table:table-cell>
          <table:table-cell office:value-type="float" office:value="207.22" calcext:value-type="float">
            <text:p>207.22</text:p>
          </table:table-cell>
          <table:table-cell office:value-type="float" office:value="2415.93" calcext:value-type="float">
            <text:p>2415.93</text:p>
          </table:table-cell>
          <table:table-cell office:value-type="float" office:value="2890.57" calcext:value-type="float">
            <text:p>2890.57</text:p>
          </table:table-cell>
        </table:table-row>
        <table:table-row table:style-name="ro1">
          <table:table-cell office:value-type="float" office:value="36719304" calcext:value-type="float">
            <text:p>36719304</text:p>
          </table:table-cell>
          <table:table-cell table:formula="of:=[.A2297]/1000/(60*60*24)" office:value-type="time" office:time-value="PT10H11M59.304S" calcext:value-type="time">
            <text:p>10:11:59</text:p>
          </table:table-cell>
          <table:table-cell office:value-type="float" office:value="1.02" calcext:value-type="float">
            <text:p>1.02</text:p>
          </table:table-cell>
          <table:table-cell office:value-type="float" office:value="202.8" calcext:value-type="float">
            <text:p>202.8</text:p>
          </table:table-cell>
          <table:table-cell office:value-type="float" office:value="206.1" calcext:value-type="float">
            <text:p>206.1</text:p>
          </table:table-cell>
          <table:table-cell office:value-type="float" office:value="2416.84" calcext:value-type="float">
            <text:p>2416.84</text:p>
          </table:table-cell>
          <table:table-cell office:value-type="float" office:value="2891.49" calcext:value-type="float">
            <text:p>2891.49</text:p>
          </table:table-cell>
        </table:table-row>
        <table:table-row table:style-name="ro1">
          <table:table-cell office:value-type="float" office:value="36735304" calcext:value-type="float">
            <text:p>36735304</text:p>
          </table:table-cell>
          <table:table-cell table:formula="of:=[.A2298]/1000/(60*60*24)" office:value-type="time" office:time-value="PT10H12M15.304S" calcext:value-type="time">
            <text:p>10:12:15</text:p>
          </table:table-cell>
          <table:table-cell office:value-type="float" office:value="1.02" calcext:value-type="float">
            <text:p>1.02</text:p>
          </table:table-cell>
          <table:table-cell office:value-type="float" office:value="202.5" calcext:value-type="float">
            <text:p>202.5</text:p>
          </table:table-cell>
          <table:table-cell office:value-type="float" office:value="205.79" calcext:value-type="float">
            <text:p>205.79</text:p>
          </table:table-cell>
          <table:table-cell office:value-type="float" office:value="2417.74" calcext:value-type="float">
            <text:p>2417.74</text:p>
          </table:table-cell>
          <table:table-cell office:value-type="float" office:value="2892.4" calcext:value-type="float">
            <text:p>2892.4</text:p>
          </table:table-cell>
        </table:table-row>
        <table:table-row table:style-name="ro1">
          <table:table-cell office:value-type="float" office:value="36751304" calcext:value-type="float">
            <text:p>36751304</text:p>
          </table:table-cell>
          <table:table-cell table:formula="of:=[.A2299]/1000/(60*60*24)" office:value-type="time" office:time-value="PT10H12M31.304S" calcext:value-type="time">
            <text:p>10:12:31</text:p>
          </table:table-cell>
          <table:table-cell office:value-type="float" office:value="1.02" calcext:value-type="float">
            <text:p>1.02</text:p>
          </table:table-cell>
          <table:table-cell office:value-type="float" office:value="202.3" calcext:value-type="float">
            <text:p>202.3</text:p>
          </table:table-cell>
          <table:table-cell office:value-type="float" office:value="205.58" calcext:value-type="float">
            <text:p>205.58</text:p>
          </table:table-cell>
          <table:table-cell office:value-type="float" office:value="2418.64" calcext:value-type="float">
            <text:p>2418.64</text:p>
          </table:table-cell>
          <table:table-cell office:value-type="float" office:value="2893.32" calcext:value-type="float">
            <text:p>2893.32</text:p>
          </table:table-cell>
        </table:table-row>
        <table:table-row table:style-name="ro1">
          <table:table-cell office:value-type="float" office:value="36767304" calcext:value-type="float">
            <text:p>36767304</text:p>
          </table:table-cell>
          <table:table-cell table:formula="of:=[.A2300]/1000/(60*60*24)" office:value-type="time" office:time-value="PT10H12M47.304S" calcext:value-type="time">
            <text:p>10:12:47</text:p>
          </table:table-cell>
          <table:table-cell office:value-type="float" office:value="1.01" calcext:value-type="float">
            <text:p>1.01</text:p>
          </table:table-cell>
          <table:table-cell office:value-type="float" office:value="201.9" calcext:value-type="float">
            <text:p>201.9</text:p>
          </table:table-cell>
          <table:table-cell office:value-type="float" office:value="204.36" calcext:value-type="float">
            <text:p>204.36</text:p>
          </table:table-cell>
          <table:table-cell office:value-type="float" office:value="2419.53" calcext:value-type="float">
            <text:p>2419.53</text:p>
          </table:table-cell>
          <table:table-cell office:value-type="float" office:value="2894.23" calcext:value-type="float">
            <text:p>2894.23</text:p>
          </table:table-cell>
        </table:table-row>
        <table:table-row table:style-name="ro1">
          <table:table-cell office:value-type="float" office:value="36783304" calcext:value-type="float">
            <text:p>36783304</text:p>
          </table:table-cell>
          <table:table-cell table:formula="of:=[.A2301]/1000/(60*60*24)" office:value-type="time" office:time-value="PT10H13M03.304S" calcext:value-type="time">
            <text:p>10:13:03</text:p>
          </table:table-cell>
          <table:table-cell office:value-type="float" office:value="1.01" calcext:value-type="float">
            <text:p>1.01</text:p>
          </table:table-cell>
          <table:table-cell office:value-type="float" office:value="201.5" calcext:value-type="float">
            <text:p>201.5</text:p>
          </table:table-cell>
          <table:table-cell office:value-type="float" office:value="203.95" calcext:value-type="float">
            <text:p>203.95</text:p>
          </table:table-cell>
          <table:table-cell office:value-type="float" office:value="2420.43" calcext:value-type="float">
            <text:p>2420.43</text:p>
          </table:table-cell>
          <table:table-cell office:value-type="float" office:value="2895.14" calcext:value-type="float">
            <text:p>2895.14</text:p>
          </table:table-cell>
        </table:table-row>
        <table:table-row table:style-name="ro1">
          <table:table-cell office:value-type="float" office:value="36799304" calcext:value-type="float">
            <text:p>36799304</text:p>
          </table:table-cell>
          <table:table-cell table:formula="of:=[.A2302]/1000/(60*60*24)" office:value-type="time" office:time-value="PT10H13M19.304S" calcext:value-type="time">
            <text:p>10:13:19</text:p>
          </table:table-cell>
          <table:table-cell office:value-type="float" office:value="1.01" calcext:value-type="float">
            <text:p>1.01</text:p>
          </table:table-cell>
          <table:table-cell office:value-type="float" office:value="201.3" calcext:value-type="float">
            <text:p>201.3</text:p>
          </table:table-cell>
          <table:table-cell office:value-type="float" office:value="203.74" calcext:value-type="float">
            <text:p>203.74</text:p>
          </table:table-cell>
          <table:table-cell office:value-type="float" office:value="2421.33" calcext:value-type="float">
            <text:p>2421.33</text:p>
          </table:table-cell>
          <table:table-cell office:value-type="float" office:value="2896.04" calcext:value-type="float">
            <text:p>2896.04</text:p>
          </table:table-cell>
        </table:table-row>
        <table:table-row table:style-name="ro1">
          <table:table-cell office:value-type="float" office:value="36815304" calcext:value-type="float">
            <text:p>36815304</text:p>
          </table:table-cell>
          <table:table-cell table:formula="of:=[.A2303]/1000/(60*60*24)" office:value-type="time" office:time-value="PT10H13M35.304S" calcext:value-type="time">
            <text:p>10:13:35</text:p>
          </table:table-cell>
          <table:table-cell office:value-type="float" office:value="1.01" calcext:value-type="float">
            <text:p>1.01</text:p>
          </table:table-cell>
          <table:table-cell office:value-type="float" office:value="201" calcext:value-type="float">
            <text:p>201</text:p>
          </table:table-cell>
          <table:table-cell office:value-type="float" office:value="202.63" calcext:value-type="float">
            <text:p>202.63</text:p>
          </table:table-cell>
          <table:table-cell office:value-type="float" office:value="2422.22" calcext:value-type="float">
            <text:p>2422.22</text:p>
          </table:table-cell>
          <table:table-cell office:value-type="float" office:value="2896.95" calcext:value-type="float">
            <text:p>2896.95</text:p>
          </table:table-cell>
        </table:table-row>
        <table:table-row table:style-name="ro1">
          <table:table-cell office:value-type="float" office:value="36831304" calcext:value-type="float">
            <text:p>36831304</text:p>
          </table:table-cell>
          <table:table-cell table:formula="of:=[.A2304]/1000/(60*60*24)" office:value-type="time" office:time-value="PT10H13M51.304S" calcext:value-type="time">
            <text:p>10:13:51</text:p>
          </table:table-cell>
          <table:table-cell office:value-type="float" office:value="1.01" calcext:value-type="float">
            <text:p>1.01</text:p>
          </table:table-cell>
          <table:table-cell office:value-type="float" office:value="200.7" calcext:value-type="float">
            <text:p>200.7</text:p>
          </table:table-cell>
          <table:table-cell office:value-type="float" office:value="202.32" calcext:value-type="float">
            <text:p>202.32</text:p>
          </table:table-cell>
          <table:table-cell office:value-type="float" office:value="2423.11" calcext:value-type="float">
            <text:p>2423.11</text:p>
          </table:table-cell>
          <table:table-cell office:value-type="float" office:value="2897.85" calcext:value-type="float">
            <text:p>2897.85</text:p>
          </table:table-cell>
        </table:table-row>
        <table:table-row table:style-name="ro1">
          <table:table-cell office:value-type="float" office:value="36847304" calcext:value-type="float">
            <text:p>36847304</text:p>
          </table:table-cell>
          <table:table-cell table:formula="of:=[.A2305]/1000/(60*60*24)" office:value-type="time" office:time-value="PT10H14M07.304S" calcext:value-type="time">
            <text:p>10:14:07</text:p>
          </table:table-cell>
          <table:table-cell office:value-type="float" office:value="1.01" calcext:value-type="float">
            <text:p>1.01</text:p>
          </table:table-cell>
          <table:table-cell office:value-type="float" office:value="200.3" calcext:value-type="float">
            <text:p>200.3</text:p>
          </table:table-cell>
          <table:table-cell office:value-type="float" office:value="201.91" calcext:value-type="float">
            <text:p>201.91</text:p>
          </table:table-cell>
          <table:table-cell office:value-type="float" office:value="2424" calcext:value-type="float">
            <text:p>2424</text:p>
          </table:table-cell>
          <table:table-cell office:value-type="float" office:value="2898.74" calcext:value-type="float">
            <text:p>2898.74</text:p>
          </table:table-cell>
        </table:table-row>
        <table:table-row table:style-name="ro1">
          <table:table-cell office:value-type="float" office:value="36863304" calcext:value-type="float">
            <text:p>36863304</text:p>
          </table:table-cell>
          <table:table-cell table:formula="of:=[.A2306]/1000/(60*60*24)" office:value-type="time" office:time-value="PT10H14M23.304S" calcext:value-type="time">
            <text:p>10:14:23</text:p>
          </table:table-cell>
          <table:table-cell office:value-type="float" office:value="1" calcext:value-type="float">
            <text:p>1</text:p>
          </table:table-cell>
          <table:table-cell office:value-type="float" office:value="199.9" calcext:value-type="float">
            <text:p>199.9</text:p>
          </table:table-cell>
          <table:table-cell office:value-type="float" office:value="200.7" calcext:value-type="float">
            <text:p>200.7</text:p>
          </table:table-cell>
          <table:table-cell office:value-type="float" office:value="2424.89" calcext:value-type="float">
            <text:p>2424.89</text:p>
          </table:table-cell>
          <table:table-cell office:value-type="float" office:value="2899.64" calcext:value-type="float">
            <text:p>2899.64</text:p>
          </table:table-cell>
        </table:table-row>
        <table:table-row table:style-name="ro1">
          <table:table-cell office:value-type="float" office:value="36877304" calcext:value-type="float">
            <text:p>36877304</text:p>
          </table:table-cell>
          <table:table-cell table:formula="of:=[.A2307]/1000/(60*60*24)" office:value-type="time" office:time-value="PT10H14M37.304S" calcext:value-type="time">
            <text:p>10:14:37</text:p>
          </table:table-cell>
          <table:table-cell office:value-type="float" office:value="1" calcext:value-type="float">
            <text:p>1</text:p>
          </table:table-cell>
          <table:table-cell office:value-type="float" office:value="199.7" calcext:value-type="float">
            <text:p>199.7</text:p>
          </table:table-cell>
          <table:table-cell office:value-type="float" office:value="199.69" calcext:value-type="float">
            <text:p>199.69</text:p>
          </table:table-cell>
          <table:table-cell office:value-type="float" office:value="2425.67" calcext:value-type="float">
            <text:p>2425.67</text:p>
          </table:table-cell>
          <table:table-cell office:value-type="float" office:value="2900.42" calcext:value-type="float">
            <text:p>2900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4T18:27:15.681000000</dc:date>
    <meta:editing-duration>PT8M45S</meta:editing-duration>
    <meta:editing-cycles>1</meta:editing-cycles>
    <meta:document-statistic meta:table-count="1" meta:cell-count="16149" meta:object-count="1"/>
    <meta:generator>LibreOffice/6.3.4.2$Windows_X86_64 LibreOffice_project/60da17e045e08f1793c57c00ba83cdfce946d0aa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6cm" svg:height="15.202cm" xlink:href=".." xlink:type="simple" chart:class="chart:line" chart:style-name="ch1">
        <chart:title svg:x="9.686cm" svg:y="0.44cm" chart:style-name="ch2">
          <text:p>Conrad Endurance (ooc) @ 5 Ohm #2</text:p>
        </chart:title>
        <chart:legend chart:legend-position="end" svg:x="24.571cm" svg:y="7.302cm" style:legend-expansion="high" chart:style-name="ch3"/>
        <chart:plot-area chart:style-name="ch4" table:cell-range-address="LOGGER01.B1:LOGGER01.C2307" chart:data-source-has-labels="both" svg:x="0.54cm" svg:y="1.523cm" svg:width="23.491cm" svg:height="13.375cm">
          <chartooo:coordinate-region svg:x="1.452cm" svg:y="1.523cm" svg:width="22.579cm" svg:height="12.046cm"/>
          <chart:axis chart:dimension="x" chart:name="primary-x" chart:style-name="ch5" chartooo:axis-type="auto">
            <chartooo:date-scale/>
            <chart:categories table:cell-range-address="LOGGER01.B2:LOGGER01.B230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2307" chart:label-cell-address="LOGGER01.C1:LOGGER01.C1" chart:class="chart:line">
            <chart:data-point chart:repeated="23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2307</svg:desc>
                </draw:g>
              </table:table-cell>
              <table:table-cell office:value-type="float" office:value="1.37">
                <text:p>1.37</text:p>
                <draw:g>
                  <svg:desc>LOGGER01.C2:LOGGER01.C2307</svg:desc>
                </draw:g>
              </table:table-cell>
            </table:table-row>
            <table:table-row>
              <table:table-cell office:value-type="float" office:value="0.000177118055555556">
                <text:p>0.00017711805555555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0362314814814815">
                <text:p>0.00036231481481481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05475">
                <text:p>0.000547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0732685185185185">
                <text:p>0.00073268518518518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091787037037037">
                <text:p>0.0009178703703703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110305555555556">
                <text:p>0.0011030555555555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128824074074074">
                <text:p>0.0012882407407407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147342592592593">
                <text:p>0.0014734259259259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165861111111111">
                <text:p>0.0016586111111111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18437962962963">
                <text:p>0.001843796296296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202898148148148">
                <text:p>0.0020289814814814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221416666666667">
                <text:p>0.0022141666666666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239935185185185">
                <text:p>0.0023993518518518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258453703703704">
                <text:p>0.0025845370370370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276971064814815">
                <text:p>0.0027697106481481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295490740740741">
                <text:p>0.0029549074074074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314009259259259">
                <text:p>0.0031400925925925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332527777777778">
                <text:p>0.0033252777777777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351046296296296">
                <text:p>0.0035104629629629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369564814814815">
                <text:p>0.0036956481481481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388083333333333">
                <text:p>0.0038808333333333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406601851851852">
                <text:p>0.0040660185185185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42512037037037">
                <text:p>0.00425120370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443638888888889">
                <text:p>0.0044363888888888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462157407407407">
                <text:p>0.0046215740740740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480675925925926">
                <text:p>0.0048067592592592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499194444444444">
                <text:p>0.0049919444444444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517712962962963">
                <text:p>0.005177129629629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536231481481481">
                <text:p>0.0053623148148148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55475">
                <text:p>0.005547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573268518518519">
                <text:p>0.0057326851851851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591787037037037">
                <text:p>0.0059178703703703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610305555555556">
                <text:p>0.0061030555555555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628824074074074">
                <text:p>0.0062882407407407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647342592592593">
                <text:p>0.0064734259259259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665861111111111">
                <text:p>0.0066586111111111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68437962962963">
                <text:p>0.00684379629629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702898148148148">
                <text:p>0.0070289814814814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721416666666667">
                <text:p>0.0072141666666666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739935185185185">
                <text:p>0.0073993518518518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758453703703704">
                <text:p>0.0075845370370370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776972222222222">
                <text:p>0.0077697222222222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795490740740741">
                <text:p>0.0079549074074074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814009259259259">
                <text:p>0.0081400925925925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832527777777778">
                <text:p>0.0083252777777777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851046296296296">
                <text:p>0.0085104629629629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869564814814815">
                <text:p>0.0086956481481481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888083333333333">
                <text:p>0.008880833333333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906601851851852">
                <text:p>0.0090660185185185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92512037037037">
                <text:p>0.0092512037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943638888888889">
                <text:p>0.0094363888888888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962157407407407">
                <text:p>0.0096215740740740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980675925925926">
                <text:p>0.0098067592592592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999194444444444">
                <text:p>0.0099919444444444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01771296296296">
                <text:p>0.010177129629629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03623148148148">
                <text:p>0.010362314814814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05475">
                <text:p>0.010547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07326851851852">
                <text:p>0.010732685185185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09178703703704">
                <text:p>0.010917870370370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11030555555556">
                <text:p>0.011103055555555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12882291666667">
                <text:p>0.011288229166666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14734259259259">
                <text:p>0.011473425925925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16586111111111">
                <text:p>0.011658611111111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18437962962963">
                <text:p>0.01184379629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20289814814815">
                <text:p>0.012028981481481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22141666666667">
                <text:p>0.012214166666666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23993518518519">
                <text:p>0.012399351851851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2584537037037">
                <text:p>0.012584537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27697222222222">
                <text:p>0.012769722222222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29549074074074">
                <text:p>0.0129549074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31400925925926">
                <text:p>0.013140092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33252777777778">
                <text:p>0.0133252777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3510462962963">
                <text:p>0.01351046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36956481481482">
                <text:p>0.013695648148148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38808333333333">
                <text:p>0.0138808333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40660185185185">
                <text:p>0.0140660185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42512037037037">
                <text:p>0.014251203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44363888888889">
                <text:p>0.014436388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46215740740741">
                <text:p>0.0146215740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48067592592593">
                <text:p>0.014806759259259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49919444444444">
                <text:p>0.0149919444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51771296296296">
                <text:p>0.0151771296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53623148148148">
                <text:p>0.0153623148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55475">
                <text:p>0.015547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57326851851852">
                <text:p>0.0157326851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59178703703704">
                <text:p>0.0159178703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61030555555556">
                <text:p>0.016103055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62882407407407">
                <text:p>0.0162882407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64734259259259">
                <text:p>0.0164734259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66586111111111">
                <text:p>0.016658611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68437962962963">
                <text:p>0.016843796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70289814814815">
                <text:p>0.0170289814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72141666666667">
                <text:p>0.017214166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73993518518519">
                <text:p>0.017399351851851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7584537037037">
                <text:p>0.017584537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77697222222222">
                <text:p>0.0177697222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79549074074074">
                <text:p>0.0179549074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81400810185185">
                <text:p>0.0181400810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83252777777778">
                <text:p>0.0183252777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85104513888889">
                <text:p>0.01851045138888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86956481481481">
                <text:p>0.01869564814814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88808333333333">
                <text:p>0.0188808333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90660185185185">
                <text:p>0.019066018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92512037037037">
                <text:p>0.0192512037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94363888888889">
                <text:p>0.01943638888888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96215740740741">
                <text:p>0.0196215740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98067592592593">
                <text:p>0.0198067592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99919444444444">
                <text:p>0.0199919444444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01771296296296">
                <text:p>0.020177129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03623148148148">
                <text:p>0.0203623148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05475">
                <text:p>0.02054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07326851851852">
                <text:p>0.020732685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09178703703704">
                <text:p>0.0209178703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11030555555556">
                <text:p>0.021103055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12882407407407">
                <text:p>0.021288240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14734259259259">
                <text:p>0.021473425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16586111111111">
                <text:p>0.021658611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18437962962963">
                <text:p>0.02184379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20289814814815">
                <text:p>0.022028981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22141666666667">
                <text:p>0.022214166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23993518518519">
                <text:p>0.0223993518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2584537037037">
                <text:p>0.0225845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27697222222222">
                <text:p>0.022769722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29549074074074">
                <text:p>0.022954907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31400925925926">
                <text:p>0.023140092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33252777777778">
                <text:p>0.023325277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3510462962963">
                <text:p>0.0235104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36956481481481">
                <text:p>0.023695648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38808333333333">
                <text:p>0.023880833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40660185185185">
                <text:p>0.0240660185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42512037037037">
                <text:p>0.02425120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44363888888889">
                <text:p>0.024436388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46215740740741">
                <text:p>0.0246215740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48067592592593">
                <text:p>0.0248067592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49919444444444">
                <text:p>0.0249919444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51771296296296">
                <text:p>0.025177129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53623148148148">
                <text:p>0.0253623148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55475">
                <text:p>0.025547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57326736111111">
                <text:p>0.0257326736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59178703703704">
                <text:p>0.025917870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61030555555556">
                <text:p>0.026103055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62882407407407">
                <text:p>0.0262882407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64734259259259">
                <text:p>0.026473425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66586111111111">
                <text:p>0.026658611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68437962962963">
                <text:p>0.02684379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70289814814815">
                <text:p>0.0270289814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72141666666667">
                <text:p>0.02721416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73993518518518">
                <text:p>0.027399351851851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7584537037037">
                <text:p>0.0275845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77697222222222">
                <text:p>0.027769722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79549074074074">
                <text:p>0.02795490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81400925925926">
                <text:p>0.02814009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3252777777778">
                <text:p>0.028325277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8510462962963">
                <text:p>0.0285104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86956481481482">
                <text:p>0.028695648148148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88808333333333">
                <text:p>0.028880833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90660185185185">
                <text:p>0.02906601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2512037037037">
                <text:p>0.02925120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4363888888889">
                <text:p>0.02943638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6215740740741">
                <text:p>0.029621574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8067592592593">
                <text:p>0.02980675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9919444444444">
                <text:p>0.02999194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1771180555556">
                <text:p>0.030177118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3623148148148">
                <text:p>0.03036231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5475">
                <text:p>0.03054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7326851851852">
                <text:p>0.03073268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9178703703704">
                <text:p>0.03091787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11030555555556">
                <text:p>0.031103055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12882407407407">
                <text:p>0.03128824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14734259259259">
                <text:p>0.03147342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16586111111111">
                <text:p>0.03165861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18437962962963">
                <text:p>0.03184379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0289814814815">
                <text:p>0.03202898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2141666666667">
                <text:p>0.032214166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3993518518519">
                <text:p>0.032399351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584537037037">
                <text:p>0.0325845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7697222222222">
                <text:p>0.03276972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29549074074074">
                <text:p>0.03295490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31400925925926">
                <text:p>0.03314009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33252777777778">
                <text:p>0.03332527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3510462962963">
                <text:p>0.0335104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36956481481481">
                <text:p>0.033695648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38808333333333">
                <text:p>0.03388083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0660185185185">
                <text:p>0.03406601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2512037037037">
                <text:p>0.03425120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4363888888889">
                <text:p>0.03443638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6215740740741">
                <text:p>0.034621574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8067592592593">
                <text:p>0.03480675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9919444444444">
                <text:p>0.03499194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51771296296296">
                <text:p>0.03517712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3623148148148">
                <text:p>0.03536231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5475">
                <text:p>0.03554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7326851851852">
                <text:p>0.03573268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9178703703704">
                <text:p>0.03591787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1030555555556">
                <text:p>0.03610305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2882407407407">
                <text:p>0.03628824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4734259259259">
                <text:p>0.03647342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6586111111111">
                <text:p>0.03665861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8437962962963">
                <text:p>0.03684379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0289814814815">
                <text:p>0.03702898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2141666666667">
                <text:p>0.03721416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3993518518518">
                <text:p>0.0373993518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584537037037">
                <text:p>0.037584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7697222222222">
                <text:p>0.03776972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79549074074074">
                <text:p>0.037954907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1400925925926">
                <text:p>0.03814009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3252777777778">
                <text:p>0.03832527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510462962963">
                <text:p>0.038510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6956481481482">
                <text:p>0.0386956481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88808333333333">
                <text:p>0.03888083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0660185185185">
                <text:p>0.03906601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2512037037037">
                <text:p>0.03925120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4363888888889">
                <text:p>0.03943638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6215740740741">
                <text:p>0.0396215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8067592592593">
                <text:p>0.03980675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9919444444444">
                <text:p>0.03999194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1771296296296">
                <text:p>0.04017712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3623032407407">
                <text:p>0.040362303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5475">
                <text:p>0.04054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7326851851852">
                <text:p>0.04073268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9178703703704">
                <text:p>0.04091787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1030555555556">
                <text:p>0.04110305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2882407407407">
                <text:p>0.04128824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4734259259259">
                <text:p>0.04147342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6586111111111">
                <text:p>0.04165861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8437962962963">
                <text:p>0.04184379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0289814814815">
                <text:p>0.04202898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2141666666667">
                <text:p>0.0422141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3993518518519">
                <text:p>0.042399351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584537037037">
                <text:p>0.042584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7697222222222">
                <text:p>0.04276972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9548958333333">
                <text:p>0.042954895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1400925925926">
                <text:p>0.04314009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3252777777778">
                <text:p>0.04332527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510462962963">
                <text:p>0.043510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6956481481482">
                <text:p>0.0436956481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8808333333333">
                <text:p>0.0438808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0660185185185">
                <text:p>0.04406601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2512037037037">
                <text:p>0.0442512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4363888888889">
                <text:p>0.04443638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6215740740741">
                <text:p>0.0446215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8067592592593">
                <text:p>0.04480675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9919444444444">
                <text:p>0.04499194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51771296296296">
                <text:p>0.045177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3623148148148">
                <text:p>0.04536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5475">
                <text:p>0.04554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7326851851852">
                <text:p>0.04573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9178703703704">
                <text:p>0.04591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1030555555556">
                <text:p>0.046103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2882407407407">
                <text:p>0.046288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4734259259259">
                <text:p>0.046473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6586111111111">
                <text:p>0.04665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8437962962963">
                <text:p>0.04684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0289814814815">
                <text:p>0.04702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2141666666667">
                <text:p>0.047214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3993518518519">
                <text:p>0.047399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584537037037">
                <text:p>0.04758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7697222222222">
                <text:p>0.04776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9549074074074">
                <text:p>0.04795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1400925925926">
                <text:p>0.04814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3252777777778">
                <text:p>0.04832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510462962963">
                <text:p>0.04851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6956481481481">
                <text:p>0.048695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8808333333333">
                <text:p>0.04888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0660185185185">
                <text:p>0.04906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2512037037037">
                <text:p>0.049251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4363888888889">
                <text:p>0.04943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6215740740741">
                <text:p>0.04962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8067592592593">
                <text:p>0.049806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9919444444444">
                <text:p>0.049991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1771296296296">
                <text:p>0.050177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3623148148148">
                <text:p>0.05036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5475">
                <text:p>0.05054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7326851851852">
                <text:p>0.05073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9178703703704">
                <text:p>0.05091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1030555555556">
                <text:p>0.051103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2882407407407">
                <text:p>0.051288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4734259259259">
                <text:p>0.051473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6586111111111">
                <text:p>0.05165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8437962962963">
                <text:p>0.05184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0289814814815">
                <text:p>0.05202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2141666666667">
                <text:p>0.052214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3993518518518">
                <text:p>0.05239935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584537037037">
                <text:p>0.05258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7697222222222">
                <text:p>0.05276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9549074074074">
                <text:p>0.05295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1400925925926">
                <text:p>0.05314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3252777777778">
                <text:p>0.05332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510462962963">
                <text:p>0.05351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6956481481482">
                <text:p>0.05369564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8808333333333">
                <text:p>0.05388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0660185185185">
                <text:p>0.05406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2512037037037">
                <text:p>0.0542512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4363888888889">
                <text:p>0.05443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6215740740741">
                <text:p>0.05462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8067592592593">
                <text:p>0.0548067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9919444444445">
                <text:p>0.05499194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1771296296296">
                <text:p>0.055177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3623148148148">
                <text:p>0.05536231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5475">
                <text:p>0.05554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7326851851852">
                <text:p>0.05573268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9178703703704">
                <text:p>0.05591787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1030555555556">
                <text:p>0.05610305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2882407407407">
                <text:p>0.05628824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4734259259259">
                <text:p>0.05647342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6586111111111">
                <text:p>0.0566586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8437962962963">
                <text:p>0.0568437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0289814814815">
                <text:p>0.05702898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2141666666667">
                <text:p>0.0572141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3993518518519">
                <text:p>0.05739935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584537037037">
                <text:p>0.05758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7697222222222">
                <text:p>0.0577697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9549074074074">
                <text:p>0.05795490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1400925925926">
                <text:p>0.0581400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3252777777778">
                <text:p>0.05832527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510462962963">
                <text:p>0.05851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6956481481482">
                <text:p>0.058695648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8808333333333">
                <text:p>0.05888083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0660185185185">
                <text:p>0.0590660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2512037037037">
                <text:p>0.0592512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4363888888889">
                <text:p>0.0594363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6215740740741">
                <text:p>0.05962157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8067592592593">
                <text:p>0.0598067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9919444444444">
                <text:p>0.05999194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1771296296296">
                <text:p>0.06017712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3623148148148">
                <text:p>0.06036231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5475">
                <text:p>0.06054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7326851851852">
                <text:p>0.06073268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9178703703704">
                <text:p>0.06091787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1030555555556">
                <text:p>0.06110305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2882407407407">
                <text:p>0.06128824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4734259259259">
                <text:p>0.06147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6586111111111">
                <text:p>0.0616586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8437962962963">
                <text:p>0.0618437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0289814814815">
                <text:p>0.06202898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2141666666667">
                <text:p>0.06221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3993518518519">
                <text:p>0.06239935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584537037037">
                <text:p>0.06258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7697222222222">
                <text:p>0.0627697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9549074074074">
                <text:p>0.06295490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1400925925926">
                <text:p>0.0631400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3252777777778">
                <text:p>0.06332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510462962963">
                <text:p>0.06351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6956481481482">
                <text:p>0.063695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8808333333333">
                <text:p>0.06388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0660185185185">
                <text:p>0.06406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2512037037037">
                <text:p>0.06425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4363888888889">
                <text:p>0.06443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6215740740741">
                <text:p>0.06462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8067592592593">
                <text:p>0.06480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9919444444445">
                <text:p>0.064991944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1771296296296">
                <text:p>0.06517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3623148148148">
                <text:p>0.06536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5475">
                <text:p>0.06554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7326851851852">
                <text:p>0.06573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9178703703704">
                <text:p>0.06591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1030555555556">
                <text:p>0.066103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2882407407408">
                <text:p>0.06628824074074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4734259259259">
                <text:p>0.06647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6586111111111">
                <text:p>0.06665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8437962962963">
                <text:p>0.06684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0289814814815">
                <text:p>0.06702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2141666666667">
                <text:p>0.06721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3993518518518">
                <text:p>0.067399351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584537037037">
                <text:p>0.06758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7697222222222">
                <text:p>0.067769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9549074074074">
                <text:p>0.06795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1400925925926">
                <text:p>0.068140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3252777777778">
                <text:p>0.06832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510462962963">
                <text:p>0.06851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6956481481481">
                <text:p>0.0686956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8808333333333">
                <text:p>0.06888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0660185185185">
                <text:p>0.06906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2512037037037">
                <text:p>0.06925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4363888888889">
                <text:p>0.06943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6215740740741">
                <text:p>0.06962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8067592592593">
                <text:p>0.06980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9919444444444">
                <text:p>0.069991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1771296296296">
                <text:p>0.07017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3623148148148">
                <text:p>0.07036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5475">
                <text:p>0.07054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7326851851852">
                <text:p>0.07073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9178703703704">
                <text:p>0.07091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1030555555556">
                <text:p>0.071103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2882407407407">
                <text:p>0.071288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4734259259259">
                <text:p>0.07147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6586111111111">
                <text:p>0.07165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8437962962963">
                <text:p>0.07184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0289814814815">
                <text:p>0.07202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2141666666667">
                <text:p>0.07221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3993518518519">
                <text:p>0.072399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584537037037">
                <text:p>0.07258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7697222222222">
                <text:p>0.072769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9549074074074">
                <text:p>0.07295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1400925925926">
                <text:p>0.073140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3252777777778">
                <text:p>0.07332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510462962963">
                <text:p>0.07351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6956481481482">
                <text:p>0.073695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8808333333333">
                <text:p>0.07388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0660185185185">
                <text:p>0.07406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2512037037037">
                <text:p>0.07425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4363888888889">
                <text:p>0.07443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6215740740741">
                <text:p>0.07462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8067592592593">
                <text:p>0.07480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9919444444444">
                <text:p>0.074991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1771296296296">
                <text:p>0.07517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3623148148148">
                <text:p>0.07536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5475">
                <text:p>0.07554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7326851851852">
                <text:p>0.07573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9178703703704">
                <text:p>0.07591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1030555555556">
                <text:p>0.076103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2882407407407">
                <text:p>0.076288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4734259259259">
                <text:p>0.07647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6586111111111">
                <text:p>0.07665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8437962962963">
                <text:p>0.07684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0289814814815">
                <text:p>0.07702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2141550925926">
                <text:p>0.07721415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3993518518519">
                <text:p>0.077399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584537037037">
                <text:p>0.07758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7697222222222">
                <text:p>0.077769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9549074074074">
                <text:p>0.07795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1400925925926">
                <text:p>0.078140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3252777777778">
                <text:p>0.07832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510462962963">
                <text:p>0.07851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6956481481482">
                <text:p>0.078695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8808333333333">
                <text:p>0.07888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0660185185185">
                <text:p>0.07906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2512037037037">
                <text:p>0.07925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4363888888889">
                <text:p>0.07943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6215740740741">
                <text:p>0.07962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8067592592593">
                <text:p>0.07980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9919444444445">
                <text:p>0.079991944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1771296296296">
                <text:p>0.08017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3623148148148">
                <text:p>0.08036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5475">
                <text:p>0.08054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7326851851852">
                <text:p>0.08073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9178703703704">
                <text:p>0.08091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1030555555556">
                <text:p>0.081103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2882407407408">
                <text:p>0.08128824074074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4734259259259">
                <text:p>0.08147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6586111111111">
                <text:p>0.08165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8437962962963">
                <text:p>0.08184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0289814814815">
                <text:p>0.08202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2141666666667">
                <text:p>0.08221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3993518518519">
                <text:p>0.082399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584537037037">
                <text:p>0.08258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7697222222222">
                <text:p>0.082769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9549074074074">
                <text:p>0.08295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1400925925926">
                <text:p>0.083140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3252777777778">
                <text:p>0.08332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510462962963">
                <text:p>0.08351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6956481481481">
                <text:p>0.08369564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8808333333333">
                <text:p>0.08388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0660185185185">
                <text:p>0.08406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2512037037037">
                <text:p>0.084251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4363888888889">
                <text:p>0.08443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6215740740741">
                <text:p>0.08462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8067592592593">
                <text:p>0.08480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9919444444444">
                <text:p>0.084991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1771296296296">
                <text:p>0.085177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3623148148148">
                <text:p>0.08536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5475">
                <text:p>0.08554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7326851851852">
                <text:p>0.08573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9178703703704">
                <text:p>0.085917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1030555555556">
                <text:p>0.086103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2882407407408">
                <text:p>0.086288240740740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4734259259259">
                <text:p>0.0864734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6586111111111">
                <text:p>0.086658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8437962962963">
                <text:p>0.08684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0289814814815">
                <text:p>0.087028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2141666666667">
                <text:p>0.08721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3993518518519">
                <text:p>0.0873993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584537037037">
                <text:p>0.08758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7697106481481">
                <text:p>0.08776971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9549074074074">
                <text:p>0.087954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1400925925926">
                <text:p>0.088140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3252662037037">
                <text:p>0.08832526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510462962963">
                <text:p>0.08851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6956481481482">
                <text:p>0.08869564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8808333333333">
                <text:p>0.088880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0660185185185">
                <text:p>0.089066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2512037037037">
                <text:p>0.089251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4363888888889">
                <text:p>0.089436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6215740740741">
                <text:p>0.089621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8067592592593">
                <text:p>0.089806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9919444444445">
                <text:p>0.0899919444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1771296296296">
                <text:p>0.090177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3623148148148">
                <text:p>0.090362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5475">
                <text:p>0.09054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7326851851852">
                <text:p>0.090732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9178703703704">
                <text:p>0.090917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1030555555556">
                <text:p>0.091103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2882407407407">
                <text:p>0.0912882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4734259259259">
                <text:p>0.0914734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6586111111111">
                <text:p>0.091658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8437962962963">
                <text:p>0.091843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0289814814815">
                <text:p>0.092028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2141666666667">
                <text:p>0.092214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3993518518519">
                <text:p>0.0923993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584537037037">
                <text:p>0.09258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7697222222222">
                <text:p>0.092769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9549074074074">
                <text:p>0.092954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1400925925926">
                <text:p>0.093140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3252777777778">
                <text:p>0.093325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510462962963">
                <text:p>0.09351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6956481481482">
                <text:p>0.09369564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8808333333333">
                <text:p>0.093880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0660185185185">
                <text:p>0.094066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2512037037037">
                <text:p>0.094251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4363888888889">
                <text:p>0.094436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6215740740741">
                <text:p>0.094621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8067592592593">
                <text:p>0.094806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9919444444445">
                <text:p>0.0949919444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1771296296296">
                <text:p>0.095177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3623148148148">
                <text:p>0.095362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5475">
                <text:p>0.09554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7326851851852">
                <text:p>0.095732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9178703703704">
                <text:p>0.095917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1030555555556">
                <text:p>0.096103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2882407407408">
                <text:p>0.096288240740740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4734259259259">
                <text:p>0.0964734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6586111111111">
                <text:p>0.096658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8437962962963">
                <text:p>0.096843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0289814814815">
                <text:p>0.097028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2141666666667">
                <text:p>0.097214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3993518518519">
                <text:p>0.0973993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584537037037">
                <text:p>0.09758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7697106481481">
                <text:p>0.09776971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9549074074074">
                <text:p>0.097954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1400925925926">
                <text:p>0.098140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3252777777778">
                <text:p>0.098325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510462962963">
                <text:p>0.09851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6956481481481">
                <text:p>0.09869564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8808333333333">
                <text:p>0.098880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0660185185185">
                <text:p>0.099066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2512037037037">
                <text:p>0.099251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4363888888889">
                <text:p>0.099436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6215625">
                <text:p>0.09962156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8067592592593">
                <text:p>0.099806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9919444444444">
                <text:p>0.099991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17712962963">
                <text:p>0.10017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362314814815">
                <text:p>0.10036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5475">
                <text:p>0.10054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732685185185">
                <text:p>0.10073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91787037037">
                <text:p>0.10091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103055555556">
                <text:p>0.10110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288240740741">
                <text:p>0.10128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473425925926">
                <text:p>0.10147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658611111111">
                <text:p>0.10165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843796296296">
                <text:p>0.101843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028981481481">
                <text:p>0.10202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214166666667">
                <text:p>0.10221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399351851852">
                <text:p>0.10239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584537037037">
                <text:p>0.10258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769722222222">
                <text:p>0.10276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954907407407">
                <text:p>0.102954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140092592593">
                <text:p>0.10314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325277777778">
                <text:p>0.10332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510462962963">
                <text:p>0.10351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695648148148">
                <text:p>0.10369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880833333333">
                <text:p>0.10388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066018518519">
                <text:p>0.10406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251203703704">
                <text:p>0.10425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436388888889">
                <text:p>0.10443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621574074074">
                <text:p>0.10462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806759259259">
                <text:p>0.10480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991944444444">
                <text:p>0.104991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17712962963">
                <text:p>0.10517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362314814815">
                <text:p>0.10536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5475">
                <text:p>0.10554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732685185185">
                <text:p>0.10573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91787037037">
                <text:p>0.10591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103055555556">
                <text:p>0.10610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288240740741">
                <text:p>0.10628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473425925926">
                <text:p>0.10647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658611111111">
                <text:p>0.10665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843796296296">
                <text:p>0.106843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028981481481">
                <text:p>0.10702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214166666667">
                <text:p>0.10721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399351851852">
                <text:p>0.10739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584537037037">
                <text:p>0.10758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769722222222">
                <text:p>0.10776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954907407407">
                <text:p>0.107954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140092592593">
                <text:p>0.10814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325277777778">
                <text:p>0.10832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510462962963">
                <text:p>0.10851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695648148148">
                <text:p>0.10869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880833333333">
                <text:p>0.10888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066018518519">
                <text:p>0.10906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251203703704">
                <text:p>0.10925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436388888889">
                <text:p>0.10943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621574074074">
                <text:p>0.10962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806759259259">
                <text:p>0.10980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991944444444">
                <text:p>0.109991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17712962963">
                <text:p>0.11017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362314814815">
                <text:p>0.11036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5475">
                <text:p>0.11054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732685185185">
                <text:p>0.11073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91787037037">
                <text:p>0.11091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103055555556">
                <text:p>0.11110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288240740741">
                <text:p>0.11128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473425925926">
                <text:p>0.11147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658611111111">
                <text:p>0.11165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843796296296">
                <text:p>0.111843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028981481481">
                <text:p>0.11202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214166666667">
                <text:p>0.11221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399351851852">
                <text:p>0.11239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584537037037">
                <text:p>0.11258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769722222222">
                <text:p>0.11276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954907407407">
                <text:p>0.112954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140092592593">
                <text:p>0.11314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325277777778">
                <text:p>0.11332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510462962963">
                <text:p>0.11351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695648148148">
                <text:p>0.11369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880833333333">
                <text:p>0.11388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066018518519">
                <text:p>0.11406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251203703704">
                <text:p>0.11425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436388888889">
                <text:p>0.11443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621574074074">
                <text:p>0.11462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806759259259">
                <text:p>0.11480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991944444444">
                <text:p>0.114991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17712962963">
                <text:p>0.11517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362314814815">
                <text:p>0.11536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5475">
                <text:p>0.11554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732673611111">
                <text:p>0.11573267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91787037037">
                <text:p>0.11591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103055555556">
                <text:p>0.11610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288240740741">
                <text:p>0.11628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473425925926">
                <text:p>0.11647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658611111111">
                <text:p>0.11665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843796296296">
                <text:p>0.116843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028981481481">
                <text:p>0.11702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214166666667">
                <text:p>0.11721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399351851852">
                <text:p>0.11739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584537037037">
                <text:p>0.11758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769722222222">
                <text:p>0.11776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954907407407">
                <text:p>0.117954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140092592593">
                <text:p>0.11814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325277777778">
                <text:p>0.11832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510462962963">
                <text:p>0.11851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695648148148">
                <text:p>0.11869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880833333333">
                <text:p>0.11888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066018518519">
                <text:p>0.11906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251203703704">
                <text:p>0.11925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436388888889">
                <text:p>0.11943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621574074074">
                <text:p>0.11962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806759259259">
                <text:p>0.11980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991944444444">
                <text:p>0.119991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17712962963">
                <text:p>0.12017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362314814815">
                <text:p>0.12036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5475">
                <text:p>0.12054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732685185185">
                <text:p>0.12073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91787037037">
                <text:p>0.12091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103055555556">
                <text:p>0.12110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288240740741">
                <text:p>0.12128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473425925926">
                <text:p>0.12147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658611111111">
                <text:p>0.12165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843796296296">
                <text:p>0.121843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028981481482">
                <text:p>0.1220289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214166666667">
                <text:p>0.12221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399351851852">
                <text:p>0.12239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584525462963">
                <text:p>0.12258452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769722222222">
                <text:p>0.12276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954907407407">
                <text:p>0.122954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140092592593">
                <text:p>0.12314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325277777778">
                <text:p>0.12332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510451388889">
                <text:p>0.12351045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695648148148">
                <text:p>0.12369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880833333333">
                <text:p>0.12388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066018518519">
                <text:p>0.12406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251203703704">
                <text:p>0.12425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436388888889">
                <text:p>0.12443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621574074074">
                <text:p>0.12462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806759259259">
                <text:p>0.12480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991944444444">
                <text:p>0.124991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177118055556">
                <text:p>0.12517711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362314814815">
                <text:p>0.12536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5475">
                <text:p>0.12554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732685185185">
                <text:p>0.12573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91787037037">
                <text:p>0.12591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103055555556">
                <text:p>0.12610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288240740741">
                <text:p>0.12628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473425925926">
                <text:p>0.126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658611111111">
                <text:p>0.12665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843796296296">
                <text:p>0.126843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028981481481">
                <text:p>0.12702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214166666667">
                <text:p>0.12721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399351851852">
                <text:p>0.12739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584537037037">
                <text:p>0.12758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769722222222">
                <text:p>0.12776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954895833333">
                <text:p>0.12795489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140092592593">
                <text:p>0.12814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325277777778">
                <text:p>0.12832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510462962963">
                <text:p>0.12851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695648148148">
                <text:p>0.12869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880833333333">
                <text:p>0.12888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066018518519">
                <text:p>0.12906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251203703704">
                <text:p>0.12925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436388888889">
                <text:p>0.12943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621574074074">
                <text:p>0.12962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806759259259">
                <text:p>0.12980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99193287037">
                <text:p>0.1299919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17712962963">
                <text:p>0.130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362314814815">
                <text:p>0.13036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5475">
                <text:p>0.13054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732685185185">
                <text:p>0.13073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91787037037">
                <text:p>0.13091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103055555556">
                <text:p>0.13110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288240740741">
                <text:p>0.13128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473425925926">
                <text:p>0.13147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658611111111">
                <text:p>0.13165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843796296296">
                <text:p>0.131843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028981481481">
                <text:p>0.13202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214166666667">
                <text:p>0.13221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399351851852">
                <text:p>0.13239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584537037037">
                <text:p>0.13258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769722222222">
                <text:p>0.13276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954907407407">
                <text:p>0.132954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140092592593">
                <text:p>0.13314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325277777778">
                <text:p>0.13332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510462962963">
                <text:p>0.13351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695648148148">
                <text:p>0.13369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880833333333">
                <text:p>0.13388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066018518519">
                <text:p>0.13406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251203703704">
                <text:p>0.13425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436388888889">
                <text:p>0.13443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621574074074">
                <text:p>0.13462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806759259259">
                <text:p>0.13480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991944444444">
                <text:p>0.134991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17712962963">
                <text:p>0.13517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362314814815">
                <text:p>0.13536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5475">
                <text:p>0.13554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732685185185">
                <text:p>0.13573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91787037037">
                <text:p>0.13591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103055555556">
                <text:p>0.13610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288240740741">
                <text:p>0.13628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473425925926">
                <text:p>0.13647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658611111111">
                <text:p>0.13665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843796296296">
                <text:p>0.136843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028981481481">
                <text:p>0.13702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214166666667">
                <text:p>0.13721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399351851852">
                <text:p>0.137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584537037037">
                <text:p>0.13758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769722222222">
                <text:p>0.137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954907407407">
                <text:p>0.137954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140092592593">
                <text:p>0.13814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325266203704">
                <text:p>0.13832526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510462962963">
                <text:p>0.13851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695648148148">
                <text:p>0.13869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880833333333">
                <text:p>0.138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066018518519">
                <text:p>0.13906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251203703704">
                <text:p>0.13925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436388888889">
                <text:p>0.13943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621574074074">
                <text:p>0.13962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806759259259">
                <text:p>0.139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991944444444">
                <text:p>0.139991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17712962963">
                <text:p>0.14017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362314814815">
                <text:p>0.14036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5475">
                <text:p>0.140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732685185185">
                <text:p>0.14073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91787037037">
                <text:p>0.14091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103055555556">
                <text:p>0.14110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288240740741">
                <text:p>0.14128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473425925926">
                <text:p>0.14147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658611111111">
                <text:p>0.14165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843796296296">
                <text:p>0.141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028981481481">
                <text:p>0.14202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214166666667">
                <text:p>0.142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399351851852">
                <text:p>0.14239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584537037037">
                <text:p>0.14258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769722222222">
                <text:p>0.142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954907407407">
                <text:p>0.142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140092592593">
                <text:p>0.14314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325277777778">
                <text:p>0.14332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510462962963">
                <text:p>0.14351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695648148148">
                <text:p>0.143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880833333333">
                <text:p>0.143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066018518519">
                <text:p>0.14406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251203703704">
                <text:p>0.14425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436388888889">
                <text:p>0.144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621574074074">
                <text:p>0.144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806759259259">
                <text:p>0.14480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991944444444">
                <text:p>0.144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17712962963">
                <text:p>0.14517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362314814815">
                <text:p>0.14536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5475">
                <text:p>0.14554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732685185185">
                <text:p>0.145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91787037037">
                <text:p>0.145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103055555556">
                <text:p>0.14610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288240740741">
                <text:p>0.14628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473425925926">
                <text:p>0.146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658611111111">
                <text:p>0.146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843796296296">
                <text:p>0.146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028981481481">
                <text:p>0.147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214166666667">
                <text:p>0.147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399351851852">
                <text:p>0.147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584537037037">
                <text:p>0.147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769722222222">
                <text:p>0.147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954907407407">
                <text:p>0.147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140092592593">
                <text:p>0.148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325277777778">
                <text:p>0.148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510462962963">
                <text:p>0.148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695648148148">
                <text:p>0.148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880833333333">
                <text:p>0.14888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066018518519">
                <text:p>0.14906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251203703704">
                <text:p>0.149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436388888889">
                <text:p>0.149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621574074074">
                <text:p>0.149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806759259259">
                <text:p>0.149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991944444444">
                <text:p>0.149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17712962963">
                <text:p>0.150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362314814815">
                <text:p>0.150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5475">
                <text:p>0.150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732685185185">
                <text:p>0.150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91787037037">
                <text:p>0.150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103055555556">
                <text:p>0.151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288240740741">
                <text:p>0.151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473425925926">
                <text:p>0.151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658611111111">
                <text:p>0.151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843796296296">
                <text:p>0.151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028981481481">
                <text:p>0.152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214166666667">
                <text:p>0.152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399351851852">
                <text:p>0.152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584537037037">
                <text:p>0.152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769722222222">
                <text:p>0.152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954907407407">
                <text:p>0.152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140092592593">
                <text:p>0.153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325277777778">
                <text:p>0.153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510462962963">
                <text:p>0.153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695648148148">
                <text:p>0.15369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880821759259">
                <text:p>0.1538808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066018518519">
                <text:p>0.15406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251203703704">
                <text:p>0.154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436388888889">
                <text:p>0.154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621574074074">
                <text:p>0.154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806759259259">
                <text:p>0.154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991944444444">
                <text:p>0.154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17712962963">
                <text:p>0.155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362314814815">
                <text:p>0.155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5475">
                <text:p>0.155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732685185185">
                <text:p>0.155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91787037037">
                <text:p>0.15591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103055555556">
                <text:p>0.156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288240740741">
                <text:p>0.156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473425925926">
                <text:p>0.156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658611111111">
                <text:p>0.15665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843796296296">
                <text:p>0.156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028981481481">
                <text:p>0.157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214166666667">
                <text:p>0.157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399351851852">
                <text:p>0.157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584537037037">
                <text:p>0.157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769722222222">
                <text:p>0.157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954907407407">
                <text:p>0.157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140092592593">
                <text:p>0.158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325277777778">
                <text:p>0.158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510462962963">
                <text:p>0.158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695648148148">
                <text:p>0.158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880833333333">
                <text:p>0.158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066006944444">
                <text:p>0.1590660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251203703704">
                <text:p>0.159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436388888889">
                <text:p>0.159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621574074074">
                <text:p>0.159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806759259259">
                <text:p>0.159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991944444444">
                <text:p>0.159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7712962963">
                <text:p>0.160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362314814815">
                <text:p>0.160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5475">
                <text:p>0.160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732685185185">
                <text:p>0.160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91787037037">
                <text:p>0.160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103055555556">
                <text:p>0.161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288229166667">
                <text:p>0.16128822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473425925926">
                <text:p>0.161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658611111111">
                <text:p>0.161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843796296296">
                <text:p>0.161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028981481481">
                <text:p>0.162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214166666667">
                <text:p>0.162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399351851852">
                <text:p>0.162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84537037037">
                <text:p>0.162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769722222222">
                <text:p>0.162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954907407407">
                <text:p>0.162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140092592593">
                <text:p>0.163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25277777778">
                <text:p>0.163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510462962963">
                <text:p>0.163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695648148148">
                <text:p>0.163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80833333333">
                <text:p>0.163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066018518519">
                <text:p>0.16406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51203703704">
                <text:p>0.164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36377314815">
                <text:p>0.1644363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21574074074">
                <text:p>0.164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806759259259">
                <text:p>0.164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991944444444">
                <text:p>0.164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77118055556">
                <text:p>0.1651771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362314814815">
                <text:p>0.165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5475">
                <text:p>0.165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32685185185">
                <text:p>0.165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91787037037">
                <text:p>0.165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103055555556">
                <text:p>0.166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88240740741">
                <text:p>0.166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73425925926">
                <text:p>0.166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58611111111">
                <text:p>0.166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43796296296">
                <text:p>0.166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28981481481">
                <text:p>0.167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214166666667">
                <text:p>0.167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399351851852">
                <text:p>0.167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84537037037">
                <text:p>0.167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69722222222">
                <text:p>0.167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54907407407">
                <text:p>0.167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40092592593">
                <text:p>0.168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25277777778">
                <text:p>0.168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510462962963">
                <text:p>0.168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695648148148">
                <text:p>0.168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80833333333">
                <text:p>0.168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066018518519">
                <text:p>0.16906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51203703704">
                <text:p>0.169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436388888889">
                <text:p>0.169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21574074074">
                <text:p>0.169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806759259259">
                <text:p>0.169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991944444444">
                <text:p>0.169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7712962963">
                <text:p>0.170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362314814815">
                <text:p>0.170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5475">
                <text:p>0.170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32685185185">
                <text:p>0.170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91787037037">
                <text:p>0.170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103055555556">
                <text:p>0.171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88240740741">
                <text:p>0.171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73425925926">
                <text:p>0.171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658611111111">
                <text:p>0.171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43796296296">
                <text:p>0.171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028981481482">
                <text:p>0.17202898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214166666667">
                <text:p>0.172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399351851852">
                <text:p>0.172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84537037037">
                <text:p>0.172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769722222222">
                <text:p>0.172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54907407407">
                <text:p>0.172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40092592593">
                <text:p>0.173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325277777778">
                <text:p>0.173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510462962963">
                <text:p>0.173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695648148148">
                <text:p>0.173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80833333333">
                <text:p>0.173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066018518519">
                <text:p>0.17406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251203703704">
                <text:p>0.174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36388888889">
                <text:p>0.174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621574074074">
                <text:p>0.174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806759259259">
                <text:p>0.174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991944444444">
                <text:p>0.174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17712962963">
                <text:p>0.175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362314814815">
                <text:p>0.175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475">
                <text:p>0.175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32685185185">
                <text:p>0.175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1787037037">
                <text:p>0.175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103055555556">
                <text:p>0.176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88240740741">
                <text:p>0.176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73425925926">
                <text:p>0.176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658611111111">
                <text:p>0.176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43796296296">
                <text:p>0.176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028981481482">
                <text:p>0.17702898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214166666667">
                <text:p>0.177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399351851852">
                <text:p>0.177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84537037037">
                <text:p>0.177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69722222222">
                <text:p>0.177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954907407407">
                <text:p>0.177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40092592593">
                <text:p>0.178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25277777778">
                <text:p>0.178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510462962963">
                <text:p>0.178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695648148148">
                <text:p>0.178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80833333333">
                <text:p>0.178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066018518519">
                <text:p>0.17906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251203703704">
                <text:p>0.179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436388888889">
                <text:p>0.179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621574074074">
                <text:p>0.179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806759259259">
                <text:p>0.179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991944444444">
                <text:p>0.179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17712962963">
                <text:p>0.180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362314814815">
                <text:p>0.180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5475">
                <text:p>0.180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732685185185">
                <text:p>0.180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91787037037">
                <text:p>0.180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103055555556">
                <text:p>0.181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288240740741">
                <text:p>0.181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473425925926">
                <text:p>0.181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658611111111">
                <text:p>0.181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843796296296">
                <text:p>0.181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028981481481">
                <text:p>0.182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214166666667">
                <text:p>0.182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399351851852">
                <text:p>0.182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584537037037">
                <text:p>0.182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769722222222">
                <text:p>0.182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954907407407">
                <text:p>0.182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140092592593">
                <text:p>0.183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325277777778">
                <text:p>0.183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510462962963">
                <text:p>0.183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695648148148">
                <text:p>0.183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880833333333">
                <text:p>0.183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066018518519">
                <text:p>0.18406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251203703704">
                <text:p>0.184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436388888889">
                <text:p>0.184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621574074074">
                <text:p>0.184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806759259259">
                <text:p>0.184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991944444444">
                <text:p>0.184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17712962963">
                <text:p>0.185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362314814815">
                <text:p>0.185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5475">
                <text:p>0.185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732685185185">
                <text:p>0.185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91787037037">
                <text:p>0.185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103055555556">
                <text:p>0.186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288240740741">
                <text:p>0.186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473425925926">
                <text:p>0.186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658611111111">
                <text:p>0.186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843796296296">
                <text:p>0.186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028981481481">
                <text:p>0.187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214166666667">
                <text:p>0.187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399351851852">
                <text:p>0.187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584537037037">
                <text:p>0.187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769722222222">
                <text:p>0.187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954907407407">
                <text:p>0.187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140092592593">
                <text:p>0.188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325277777778">
                <text:p>0.188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510462962963">
                <text:p>0.188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695648148148">
                <text:p>0.188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880833333333">
                <text:p>0.188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066018518519">
                <text:p>0.18906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251203703704">
                <text:p>0.189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436388888889">
                <text:p>0.189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621574074074">
                <text:p>0.189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806759259259">
                <text:p>0.189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991944444444">
                <text:p>0.189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17712962963">
                <text:p>0.190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362314814815">
                <text:p>0.190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5475">
                <text:p>0.190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732685185185">
                <text:p>0.190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91787037037">
                <text:p>0.190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103055555556">
                <text:p>0.191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288240740741">
                <text:p>0.191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473425925926">
                <text:p>0.191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658611111111">
                <text:p>0.191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843796296296">
                <text:p>0.191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028981481481">
                <text:p>0.192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214166666667">
                <text:p>0.192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399351851852">
                <text:p>0.192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584537037037">
                <text:p>0.192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769722222222">
                <text:p>0.192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954907407407">
                <text:p>0.192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140092592593">
                <text:p>0.193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325277777778">
                <text:p>0.193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510462962963">
                <text:p>0.193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695648148148">
                <text:p>0.193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880833333333">
                <text:p>0.193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066018518519">
                <text:p>0.19406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251203703704">
                <text:p>0.194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436388888889">
                <text:p>0.194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621574074074">
                <text:p>0.194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806759259259">
                <text:p>0.194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991944444444">
                <text:p>0.194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17712962963">
                <text:p>0.195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362314814815">
                <text:p>0.195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5475">
                <text:p>0.195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732685185185">
                <text:p>0.195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91787037037">
                <text:p>0.195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103055555556">
                <text:p>0.196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288240740741">
                <text:p>0.196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473425925926">
                <text:p>0.196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658611111111">
                <text:p>0.196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843796296296">
                <text:p>0.196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028981481481">
                <text:p>0.197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214166666667">
                <text:p>0.197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399351851852">
                <text:p>0.197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584537037037">
                <text:p>0.197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769722222222">
                <text:p>0.197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954907407407">
                <text:p>0.197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140092592593">
                <text:p>0.198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325277777778">
                <text:p>0.198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510462962963">
                <text:p>0.198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695648148148">
                <text:p>0.198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880833333333">
                <text:p>0.198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066018518519">
                <text:p>0.19906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251203703704">
                <text:p>0.199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436388888889">
                <text:p>0.199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621574074074">
                <text:p>0.199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806759259259">
                <text:p>0.199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991944444444">
                <text:p>0.199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17712962963">
                <text:p>0.200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362314814815">
                <text:p>0.200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5475">
                <text:p>0.200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732685185185">
                <text:p>0.200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91787037037">
                <text:p>0.200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103055555556">
                <text:p>0.201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288240740741">
                <text:p>0.201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473425925926">
                <text:p>0.201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658611111111">
                <text:p>0.201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843796296296">
                <text:p>0.201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028981481481">
                <text:p>0.202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214166666667">
                <text:p>0.202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399351851852">
                <text:p>0.202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584537037037">
                <text:p>0.202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769722222222">
                <text:p>0.202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954895833333">
                <text:p>0.2029548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140092592593">
                <text:p>0.203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325277777778">
                <text:p>0.203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510462962963">
                <text:p>0.203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695648148148">
                <text:p>0.203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880833333333">
                <text:p>0.203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066018518518">
                <text:p>0.20406601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251203703704">
                <text:p>0.204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436388888889">
                <text:p>0.204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621574074074">
                <text:p>0.204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806759259259">
                <text:p>0.204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991944444444">
                <text:p>0.204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17712962963">
                <text:p>0.205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362314814815">
                <text:p>0.205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5475">
                <text:p>0.205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732685185185">
                <text:p>0.205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91787037037">
                <text:p>0.205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103055555556">
                <text:p>0.206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288240740741">
                <text:p>0.206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473425925926">
                <text:p>0.206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658611111111">
                <text:p>0.206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843796296296">
                <text:p>0.206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028981481481">
                <text:p>0.207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214166666667">
                <text:p>0.207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399351851852">
                <text:p>0.207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584537037037">
                <text:p>0.207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769722222222">
                <text:p>0.207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954907407407">
                <text:p>0.207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140092592593">
                <text:p>0.208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325277777778">
                <text:p>0.208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510462962963">
                <text:p>0.208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695648148148">
                <text:p>0.208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880833333333">
                <text:p>0.208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066018518519">
                <text:p>0.20906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251203703704">
                <text:p>0.209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436388888889">
                <text:p>0.209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621574074074">
                <text:p>0.209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806759259259">
                <text:p>0.209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991944444444">
                <text:p>0.209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17712962963">
                <text:p>0.210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362314814815">
                <text:p>0.210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5475">
                <text:p>0.210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732685185185">
                <text:p>0.210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91787037037">
                <text:p>0.210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103055555556">
                <text:p>0.211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288240740741">
                <text:p>0.211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473425925926">
                <text:p>0.211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658611111111">
                <text:p>0.211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843796296296">
                <text:p>0.211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028981481481">
                <text:p>0.212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214166666667">
                <text:p>0.212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399351851852">
                <text:p>0.212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584537037037">
                <text:p>0.212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769722222222">
                <text:p>0.212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954907407407">
                <text:p>0.212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140092592593">
                <text:p>0.213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325277777778">
                <text:p>0.213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510462962963">
                <text:p>0.213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695648148148">
                <text:p>0.213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880833333333">
                <text:p>0.213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066018518518">
                <text:p>0.21406601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251203703704">
                <text:p>0.214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436388888889">
                <text:p>0.214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621574074074">
                <text:p>0.214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806759259259">
                <text:p>0.214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991944444444">
                <text:p>0.214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17712962963">
                <text:p>0.215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362314814815">
                <text:p>0.215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5475">
                <text:p>0.215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732685185185">
                <text:p>0.215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91787037037">
                <text:p>0.215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103055555556">
                <text:p>0.216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288240740741">
                <text:p>0.216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473425925926">
                <text:p>0.216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658611111111">
                <text:p>0.216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843796296296">
                <text:p>0.216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028981481481">
                <text:p>0.217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214166666667">
                <text:p>0.217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399351851852">
                <text:p>0.217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584537037037">
                <text:p>0.217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769722222222">
                <text:p>0.217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954907407407">
                <text:p>0.217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140092592593">
                <text:p>0.218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325277777778">
                <text:p>0.218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510462962963">
                <text:p>0.218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695648148148">
                <text:p>0.218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880833333333">
                <text:p>0.218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066018518518">
                <text:p>0.21906601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251203703704">
                <text:p>0.219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436388888889">
                <text:p>0.219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621574074074">
                <text:p>0.219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806759259259">
                <text:p>0.219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991944444444">
                <text:p>0.219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17712962963">
                <text:p>0.220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362314814815">
                <text:p>0.220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5475">
                <text:p>0.220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732685185185">
                <text:p>0.220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91787037037">
                <text:p>0.220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103055555556">
                <text:p>0.221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288240740741">
                <text:p>0.221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473425925926">
                <text:p>0.221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658611111111">
                <text:p>0.221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843796296296">
                <text:p>0.221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028981481481">
                <text:p>0.222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214166666667">
                <text:p>0.222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399351851852">
                <text:p>0.222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584537037037">
                <text:p>0.222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769722222222">
                <text:p>0.222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954907407407">
                <text:p>0.222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140092592593">
                <text:p>0.223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325277777778">
                <text:p>0.223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510462962963">
                <text:p>0.223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695648148148">
                <text:p>0.223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880833333333">
                <text:p>0.223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066018518518">
                <text:p>0.22406601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251203703704">
                <text:p>0.224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436388888889">
                <text:p>0.224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621574074074">
                <text:p>0.224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806759259259">
                <text:p>0.224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991944444444">
                <text:p>0.224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17712962963">
                <text:p>0.225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362314814815">
                <text:p>0.225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5475">
                <text:p>0.225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732685185185">
                <text:p>0.225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91787037037">
                <text:p>0.225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103055555556">
                <text:p>0.226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288240740741">
                <text:p>0.226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473425925926">
                <text:p>0.226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658611111111">
                <text:p>0.226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843796296296">
                <text:p>0.226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028981481481">
                <text:p>0.227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214166666667">
                <text:p>0.227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399351851852">
                <text:p>0.227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584537037037">
                <text:p>0.227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769722222222">
                <text:p>0.227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954907407407">
                <text:p>0.227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140092592593">
                <text:p>0.228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325277777778">
                <text:p>0.228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510462962963">
                <text:p>0.228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695648148148">
                <text:p>0.228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880833333333">
                <text:p>0.228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066018518518">
                <text:p>0.22906601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251203703704">
                <text:p>0.229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436388888889">
                <text:p>0.229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621574074074">
                <text:p>0.229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806759259259">
                <text:p>0.229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991944444444">
                <text:p>0.229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17712962963">
                <text:p>0.230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362314814815">
                <text:p>0.230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5475">
                <text:p>0.230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732685185185">
                <text:p>0.230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91787037037">
                <text:p>0.230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103055555556">
                <text:p>0.231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288240740741">
                <text:p>0.231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473425925926">
                <text:p>0.231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658611111111">
                <text:p>0.231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843796296296">
                <text:p>0.231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028981481481">
                <text:p>0.232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214166666667">
                <text:p>0.232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399351851852">
                <text:p>0.232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584537037037">
                <text:p>0.232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769722222222">
                <text:p>0.232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954907407407">
                <text:p>0.232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140092592593">
                <text:p>0.233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325277777778">
                <text:p>0.233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510462962963">
                <text:p>0.233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695648148148">
                <text:p>0.233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880833333333">
                <text:p>0.233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066018518519">
                <text:p>0.23406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251203703704">
                <text:p>0.234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436388888889">
                <text:p>0.234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621574074074">
                <text:p>0.234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806759259259">
                <text:p>0.234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991944444444">
                <text:p>0.234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17712962963">
                <text:p>0.235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362314814815">
                <text:p>0.235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5475">
                <text:p>0.235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732685185185">
                <text:p>0.235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91787037037">
                <text:p>0.235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103055555556">
                <text:p>0.236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288240740741">
                <text:p>0.236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473425925926">
                <text:p>0.236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658611111111">
                <text:p>0.23665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843796296296">
                <text:p>0.236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028969907407">
                <text:p>0.2370289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214166666667">
                <text:p>0.237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399351851852">
                <text:p>0.23739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584537037037">
                <text:p>0.237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769722222222">
                <text:p>0.237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954907407407">
                <text:p>0.237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140092592593">
                <text:p>0.23814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325277777778">
                <text:p>0.238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510462962963">
                <text:p>0.238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695648148148">
                <text:p>0.238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880833333333">
                <text:p>0.238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066018518518">
                <text:p>0.23906601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251203703704">
                <text:p>0.239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436388888889">
                <text:p>0.239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621574074074">
                <text:p>0.239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806759259259">
                <text:p>0.239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991944444444">
                <text:p>0.239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17712962963">
                <text:p>0.240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362314814815">
                <text:p>0.24036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5475">
                <text:p>0.24054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732685185185">
                <text:p>0.240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91787037037">
                <text:p>0.24091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103043981481">
                <text:p>0.2411030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288240740741">
                <text:p>0.24128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473425925926">
                <text:p>0.24147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658611111111">
                <text:p>0.24165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843796296296">
                <text:p>0.241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028981481481">
                <text:p>0.242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214166666667">
                <text:p>0.24221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399351851852">
                <text:p>0.24239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584537037037">
                <text:p>0.242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769722222222">
                <text:p>0.24276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954907407407">
                <text:p>0.24295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140092592593">
                <text:p>0.24314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325277777778">
                <text:p>0.24332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510462962963">
                <text:p>0.24351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695648148148">
                <text:p>0.24369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3880833333333">
                <text:p>0.243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066018518519">
                <text:p>0.24406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251203703704">
                <text:p>0.244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436388888889">
                <text:p>0.244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621574074074">
                <text:p>0.244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806759259259">
                <text:p>0.24480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991944444444">
                <text:p>0.244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517712962963">
                <text:p>0.24517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5362314814815">
                <text:p>0.245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55475">
                <text:p>0.24554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5732685185185">
                <text:p>0.245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591787037037">
                <text:p>0.245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6103055555556">
                <text:p>0.24610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6288240740741">
                <text:p>0.24628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473425925926">
                <text:p>0.24647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658611111111">
                <text:p>0.24665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843796296296">
                <text:p>0.246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028981481481">
                <text:p>0.247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214166666667">
                <text:p>0.24721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399351851852">
                <text:p>0.24739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584537037037">
                <text:p>0.247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769722222222">
                <text:p>0.24776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954907407407">
                <text:p>0.247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8140092592593">
                <text:p>0.24814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325277777778">
                <text:p>0.24832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8510462962963">
                <text:p>0.24851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695648148148">
                <text:p>0.24869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880833333333">
                <text:p>0.24888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066018518518">
                <text:p>0.24906601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251203703704">
                <text:p>0.24925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436388888889">
                <text:p>0.249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621574074074">
                <text:p>0.24962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806759259259">
                <text:p>0.24980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991944444444">
                <text:p>0.249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017712962963">
                <text:p>0.25017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362314814815">
                <text:p>0.25036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05475">
                <text:p>0.25054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732685185185">
                <text:p>0.25073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091787037037">
                <text:p>0.25091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1103055555556">
                <text:p>0.25110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288240740741">
                <text:p>0.25128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473425925926">
                <text:p>0.25147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1658611111111">
                <text:p>0.251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1843796296296">
                <text:p>0.25184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028981481481">
                <text:p>0.25202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214166666667">
                <text:p>0.25221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399351851852">
                <text:p>0.25239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584537037037">
                <text:p>0.252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769722222222">
                <text:p>0.25276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954907407407">
                <text:p>0.25295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140081018519">
                <text:p>0.25314008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325277777778">
                <text:p>0.25332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510462962963">
                <text:p>0.25351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3695648148148">
                <text:p>0.25369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880833333333">
                <text:p>0.25388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066018518518">
                <text:p>0.25406601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251203703704">
                <text:p>0.25425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436388888889">
                <text:p>0.25443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621574074074">
                <text:p>0.25462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806759259259">
                <text:p>0.25480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991944444444">
                <text:p>0.25499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517712962963">
                <text:p>0.25517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362314814815">
                <text:p>0.25536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5475">
                <text:p>0.25554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732685185185">
                <text:p>0.25573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91787037037">
                <text:p>0.25591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103055555556">
                <text:p>0.25610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288240740741">
                <text:p>0.25628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473425925926">
                <text:p>0.25647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658611111111">
                <text:p>0.25665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6843796296296">
                <text:p>0.25684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028981481481">
                <text:p>0.25702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214166666667">
                <text:p>0.25721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399351851852">
                <text:p>0.25739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584537037037">
                <text:p>0.25758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769722222222">
                <text:p>0.25776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954907407407">
                <text:p>0.25795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8140092592593">
                <text:p>0.25814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325277777778">
                <text:p>0.25832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510462962963">
                <text:p>0.25851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695648148148">
                <text:p>0.25869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880833333333">
                <text:p>0.25888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066018518519">
                <text:p>0.25906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251203703704">
                <text:p>0.25925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436388888889">
                <text:p>0.25943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621574074074">
                <text:p>0.25962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806759259259">
                <text:p>0.25980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991944444444">
                <text:p>0.25999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017712962963">
                <text:p>0.26017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0362314814815">
                <text:p>0.26036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05475">
                <text:p>0.26054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0732685185185">
                <text:p>0.26073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091787037037">
                <text:p>0.26091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103055555556">
                <text:p>0.26110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288240740741">
                <text:p>0.26128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473425925926">
                <text:p>0.26147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658611111111">
                <text:p>0.26165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843796296296">
                <text:p>0.26184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028981481481">
                <text:p>0.26202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214166666667">
                <text:p>0.26221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399351851852">
                <text:p>0.26239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584537037037">
                <text:p>0.26258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769722222222">
                <text:p>0.26276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2954907407407">
                <text:p>0.26295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3140092592593">
                <text:p>0.26314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3325277777778">
                <text:p>0.26332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3510462962963">
                <text:p>0.26351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3695648148148">
                <text:p>0.26369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3880833333333">
                <text:p>0.26388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066018518518">
                <text:p>0.26406601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251203703704">
                <text:p>0.26425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436388888889">
                <text:p>0.26443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621574074074">
                <text:p>0.26462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806759259259">
                <text:p>0.26480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991944444444">
                <text:p>0.26499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517712962963">
                <text:p>0.26517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5362314814815">
                <text:p>0.26536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55475">
                <text:p>0.26554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5732685185185">
                <text:p>0.26573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591787037037">
                <text:p>0.26591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6103055555556">
                <text:p>0.26610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6288240740741">
                <text:p>0.26628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6473425925926">
                <text:p>0.26647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6658611111111">
                <text:p>0.26665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6843796296296">
                <text:p>0.26684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028981481481">
                <text:p>0.26702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214166666667">
                <text:p>0.26721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399351851852">
                <text:p>0.26739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584537037037">
                <text:p>0.26758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769722222222">
                <text:p>0.26776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954907407407">
                <text:p>0.26795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8140092592593">
                <text:p>0.26814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8325277777778">
                <text:p>0.26832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8510462962963">
                <text:p>0.26851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8695648148148">
                <text:p>0.26869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8880833333333">
                <text:p>0.26888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066018518519">
                <text:p>0.26906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251203703704">
                <text:p>0.26925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436388888889">
                <text:p>0.26943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621574074074">
                <text:p>0.26962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806759259259">
                <text:p>0.26980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991944444444">
                <text:p>0.26999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017712962963">
                <text:p>0.27017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0362314814815">
                <text:p>0.27036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05475">
                <text:p>0.27054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0732685185185">
                <text:p>0.27073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091787037037">
                <text:p>0.27091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1103055555556">
                <text:p>0.27110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1288240740741">
                <text:p>0.27128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1473425925926">
                <text:p>0.27147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1658611111111">
                <text:p>0.27165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1843796296296">
                <text:p>0.27184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028981481481">
                <text:p>0.27202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214166666667">
                <text:p>0.27221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399351851852">
                <text:p>0.27239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584537037037">
                <text:p>0.27258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769722222222">
                <text:p>0.27276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954907407407">
                <text:p>0.27295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140092592593">
                <text:p>0.27314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325277777778">
                <text:p>0.27332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510462962963">
                <text:p>0.27351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695648148148">
                <text:p>0.27369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880833333333">
                <text:p>0.27388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066018518518">
                <text:p>0.27406601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251203703704">
                <text:p>0.27425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436388888889">
                <text:p>0.27443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621574074074">
                <text:p>0.27462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806759259259">
                <text:p>0.27480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991944444444">
                <text:p>0.27499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17712962963">
                <text:p>0.27517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362314814815">
                <text:p>0.27536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5475">
                <text:p>0.27554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732685185185">
                <text:p>0.27573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91787037037">
                <text:p>0.27591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103055555556">
                <text:p>0.27610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288240740741">
                <text:p>0.27628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473425925926">
                <text:p>0.27647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658611111111">
                <text:p>0.27665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843796296296">
                <text:p>0.27684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028981481481">
                <text:p>0.27702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214166666667">
                <text:p>0.27721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399351851852">
                <text:p>0.27739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584537037037">
                <text:p>0.27758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769722222222">
                <text:p>0.27776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954907407407">
                <text:p>0.27795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140092592593">
                <text:p>0.27814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325277777778">
                <text:p>0.27832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510462962963">
                <text:p>0.27851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695648148148">
                <text:p>0.27869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880833333333">
                <text:p>0.27888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066018518519">
                <text:p>0.27906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251203703704">
                <text:p>0.27925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436388888889">
                <text:p>0.27943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621574074074">
                <text:p>0.27962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806759259259">
                <text:p>0.27980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991944444444">
                <text:p>0.27999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017712962963">
                <text:p>0.28017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0362314814815">
                <text:p>0.28036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05475">
                <text:p>0.28054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0732685185185">
                <text:p>0.28073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091787037037">
                <text:p>0.28091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1103055555555">
                <text:p>0.2811030555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1288240740741">
                <text:p>0.28128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1473425925926">
                <text:p>0.28147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1658611111111">
                <text:p>0.28165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1843796296296">
                <text:p>0.28184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028981481481">
                <text:p>0.28202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214166666667">
                <text:p>0.28221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399351851852">
                <text:p>0.28239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584537037037">
                <text:p>0.28258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769722222222">
                <text:p>0.28276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954907407407">
                <text:p>0.28295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3140092592593">
                <text:p>0.28314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3325277777778">
                <text:p>0.28332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3510462962963">
                <text:p>0.28351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3695648148148">
                <text:p>0.28369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3880833333333">
                <text:p>0.28388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066018518518">
                <text:p>0.28406601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251203703704">
                <text:p>0.28425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436388888889">
                <text:p>0.28443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621574074074">
                <text:p>0.28462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806759259259">
                <text:p>0.28480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991944444444">
                <text:p>0.28499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517712962963">
                <text:p>0.28517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5362314814815">
                <text:p>0.28536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55475">
                <text:p>0.28554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5732685185185">
                <text:p>0.28573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591787037037">
                <text:p>0.28591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6103055555556">
                <text:p>0.28610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6288240740741">
                <text:p>0.28628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6473425925926">
                <text:p>0.28647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6658611111111">
                <text:p>0.28665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6843796296296">
                <text:p>0.28684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028981481481">
                <text:p>0.28702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214166666667">
                <text:p>0.28721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399351851852">
                <text:p>0.28739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584537037037">
                <text:p>0.28758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769722222222">
                <text:p>0.28776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954907407407">
                <text:p>0.28795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8140092592593">
                <text:p>0.28814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8325277777778">
                <text:p>0.28832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8510462962963">
                <text:p>0.28851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8695648148148">
                <text:p>0.28869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8880833333333">
                <text:p>0.28888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9066018518519">
                <text:p>0.28906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9251203703704">
                <text:p>0.28925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9436388888889">
                <text:p>0.28943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9621574074074">
                <text:p>0.28962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9806759259259">
                <text:p>0.28980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9991944444444">
                <text:p>0.28999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017712962963">
                <text:p>0.29017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0362314814815">
                <text:p>0.29036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5475">
                <text:p>0.29054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0732685185185">
                <text:p>0.29073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091787037037">
                <text:p>0.29091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1103055555556">
                <text:p>0.29110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1288240740741">
                <text:p>0.29128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1473425925926">
                <text:p>0.29147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1658611111111">
                <text:p>0.29165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1843796296296">
                <text:p>0.29184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2028981481481">
                <text:p>0.29202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214166666667">
                <text:p>0.29221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399351851852">
                <text:p>0.29239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584537037037">
                <text:p>0.29258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769722222222">
                <text:p>0.29276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2954907407407">
                <text:p>0.29295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140092592593">
                <text:p>0.29314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3325277777778">
                <text:p>0.29332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3510462962963">
                <text:p>0.29351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3695648148148">
                <text:p>0.29369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880833333333">
                <text:p>0.29388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066018518519">
                <text:p>0.294066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251203703704">
                <text:p>0.29425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4436388888889">
                <text:p>0.29443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621574074074">
                <text:p>0.29462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806759259259">
                <text:p>0.29480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991944444444">
                <text:p>0.29499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17712962963">
                <text:p>0.29517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5362314814815">
                <text:p>0.29536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5475">
                <text:p>0.29554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5732685185185">
                <text:p>0.29573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591787037037">
                <text:p>0.29591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103055555556">
                <text:p>0.29610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6288240740741">
                <text:p>0.29628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473425925926">
                <text:p>0.29647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6658611111111">
                <text:p>0.29665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843796296296">
                <text:p>0.29684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028981481481">
                <text:p>0.29702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214166666667">
                <text:p>0.29721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399340277778">
                <text:p>0.29739934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584537037037">
                <text:p>0.29758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769722222222">
                <text:p>0.29776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954907407407">
                <text:p>0.29795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140092592593">
                <text:p>0.29814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325277777778">
                <text:p>0.29832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510462962963">
                <text:p>0.29851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695648148148">
                <text:p>0.29869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880833333333">
                <text:p>0.29888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066018518518">
                <text:p>0.29906601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251203703704">
                <text:p>0.29925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436388888889">
                <text:p>0.29943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621574074074">
                <text:p>0.29962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806759259259">
                <text:p>0.29980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991944444444">
                <text:p>0.29999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17712962963">
                <text:p>0.30017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362314814815">
                <text:p>0.30036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5475">
                <text:p>0.30054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732685185185">
                <text:p>0.30073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91787037037">
                <text:p>0.30091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103055555556">
                <text:p>0.30110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288240740741">
                <text:p>0.30128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473425925926">
                <text:p>0.30147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658611111111">
                <text:p>0.30165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843796296296">
                <text:p>0.30184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028981481481">
                <text:p>0.30202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214166666667">
                <text:p>0.30221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399351851852">
                <text:p>0.30239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584537037037">
                <text:p>0.30258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769722222222">
                <text:p>0.30276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954907407407">
                <text:p>0.30295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140092592593">
                <text:p>0.30314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325277777778">
                <text:p>0.30332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510462962963">
                <text:p>0.30351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695648148148">
                <text:p>0.30369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880833333333">
                <text:p>0.30388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066018518518">
                <text:p>0.30406601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251203703704">
                <text:p>0.30425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436388888889">
                <text:p>0.30443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621574074074">
                <text:p>0.30462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806759259259">
                <text:p>0.30480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991944444444">
                <text:p>0.30499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17712962963">
                <text:p>0.30517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362314814815">
                <text:p>0.30536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5475">
                <text:p>0.30554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732685185185">
                <text:p>0.30573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91787037037">
                <text:p>0.30591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103055555556">
                <text:p>0.30610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288240740741">
                <text:p>0.30628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473425925926">
                <text:p>0.30647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658611111111">
                <text:p>0.30665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843796296296">
                <text:p>0.30684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028981481481">
                <text:p>0.30702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214166666667">
                <text:p>0.30721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399351851852">
                <text:p>0.30739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584537037037">
                <text:p>0.30758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769722222222">
                <text:p>0.30776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954907407407">
                <text:p>0.30795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140092592593">
                <text:p>0.30814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325277777778">
                <text:p>0.30832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510462962963">
                <text:p>0.30851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695648148148">
                <text:p>0.30869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880833333333">
                <text:p>0.30888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066018518518">
                <text:p>0.30906601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251203703704">
                <text:p>0.30925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436388888889">
                <text:p>0.30943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621574074074">
                <text:p>0.30962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806759259259">
                <text:p>0.30980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991944444444">
                <text:p>0.30999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17712962963">
                <text:p>0.31017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362314814815">
                <text:p>0.31036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5475">
                <text:p>0.31054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732685185185">
                <text:p>0.31073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91787037037">
                <text:p>0.31091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103055555556">
                <text:p>0.31110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288240740741">
                <text:p>0.31128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473425925926">
                <text:p>0.31147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658611111111">
                <text:p>0.31165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843796296296">
                <text:p>0.31184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028981481481">
                <text:p>0.31202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214166666667">
                <text:p>0.31221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399351851852">
                <text:p>0.31239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584537037037">
                <text:p>0.31258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769722222222">
                <text:p>0.31276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954907407407">
                <text:p>0.31295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140092592593">
                <text:p>0.31314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325277777778">
                <text:p>0.31332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510462962963">
                <text:p>0.31351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695648148148">
                <text:p>0.31369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880833333333">
                <text:p>0.31388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066018518518">
                <text:p>0.31406601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251203703704">
                <text:p>0.31425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436388888889">
                <text:p>0.31443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621574074074">
                <text:p>0.31462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806747685185">
                <text:p>0.31480674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991944444444">
                <text:p>0.31499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517712962963">
                <text:p>0.31517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5362314814815">
                <text:p>0.31536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55475">
                <text:p>0.31554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5732685185185">
                <text:p>0.31573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591787037037">
                <text:p>0.31591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103055555556">
                <text:p>0.31610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288240740741">
                <text:p>0.31628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473425925926">
                <text:p>0.31647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658611111111">
                <text:p>0.31665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843796296296">
                <text:p>0.31684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028981481481">
                <text:p>0.31702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214166666667">
                <text:p>0.31721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399351851852">
                <text:p>0.31739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584537037037">
                <text:p>0.31758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769722222222">
                <text:p>0.31776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954907407407">
                <text:p>0.31795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140092592593">
                <text:p>0.31814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325277777778">
                <text:p>0.31832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510462962963">
                <text:p>0.31851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695648148148">
                <text:p>0.31869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880833333333">
                <text:p>0.31888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066018518518">
                <text:p>0.31906601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251203703704">
                <text:p>0.31925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436388888889">
                <text:p>0.31943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621574074074">
                <text:p>0.31962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806759259259">
                <text:p>0.31980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991944444444">
                <text:p>0.31999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017712962963">
                <text:p>0.32017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0362314814815">
                <text:p>0.32036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05475">
                <text:p>0.32054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0732685185185">
                <text:p>0.32073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091787037037">
                <text:p>0.32091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1103055555556">
                <text:p>0.321103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288240740741">
                <text:p>0.32128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1473425925926">
                <text:p>0.32147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1658611111111">
                <text:p>0.32165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1843796296296">
                <text:p>0.32184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028981481481">
                <text:p>0.32202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214166666667">
                <text:p>0.32221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399351851852">
                <text:p>0.32239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584537037037">
                <text:p>0.32258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769722222222">
                <text:p>0.32276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954907407407">
                <text:p>0.32295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3140092592593">
                <text:p>0.32314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3325277777778">
                <text:p>0.32332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3510462962963">
                <text:p>0.32351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3695648148148">
                <text:p>0.32369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3880833333333">
                <text:p>0.32388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4066018518518">
                <text:p>0.32406601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4251203703704">
                <text:p>0.32425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4436388888889">
                <text:p>0.32443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4621574074074">
                <text:p>0.32462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806759259259">
                <text:p>0.32480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4991944444444">
                <text:p>0.32499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517712962963">
                <text:p>0.32517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5362314814815">
                <text:p>0.32536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55475">
                <text:p>0.32554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5732685185185">
                <text:p>0.32573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591787037037">
                <text:p>0.32591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6103055555556">
                <text:p>0.32610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6288240740741">
                <text:p>0.32628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6473425925926">
                <text:p>0.32647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6658611111111">
                <text:p>0.326658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6843796296296">
                <text:p>0.326843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028981481481">
                <text:p>0.327028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214166666667">
                <text:p>0.32721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399351851852">
                <text:p>0.327399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584537037037">
                <text:p>0.327584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769722222222">
                <text:p>0.327769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954907407407">
                <text:p>0.327954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8140092592593">
                <text:p>0.32814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8325277777778">
                <text:p>0.328325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8510451388889">
                <text:p>0.32851045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8695636574074">
                <text:p>0.32869563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8880833333333">
                <text:p>0.328880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066018518518">
                <text:p>0.3290660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251203703704">
                <text:p>0.32925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436388888889">
                <text:p>0.329436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6215625">
                <text:p>0.3296215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806759259259">
                <text:p>0.329806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991944444444">
                <text:p>0.32999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017712962963">
                <text:p>0.33017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0362314814815">
                <text:p>0.330362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05475">
                <text:p>0.33054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0732685185185">
                <text:p>0.330732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091787037037">
                <text:p>0.33091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1103055555556">
                <text:p>0.331103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1288240740741">
                <text:p>0.331288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1473425925926">
                <text:p>0.33147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1658611111111">
                <text:p>0.331658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1843796296296">
                <text:p>0.331843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028981481481">
                <text:p>0.332028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214166666667">
                <text:p>0.33221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399351851852">
                <text:p>0.332399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584537037037">
                <text:p>0.332584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769722222222">
                <text:p>0.332769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954907407407">
                <text:p>0.332954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3140092592593">
                <text:p>0.33314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3325277777778">
                <text:p>0.333325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3510462962963">
                <text:p>0.333510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3695648148148">
                <text:p>0.333695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3880833333333">
                <text:p>0.333880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066018518519">
                <text:p>0.334066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251203703704">
                <text:p>0.33425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436388888889">
                <text:p>0.334436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621574074074">
                <text:p>0.33462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806759259259">
                <text:p>0.334806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991944444444">
                <text:p>0.33499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517712962963">
                <text:p>0.33517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5362314814815">
                <text:p>0.335362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55475">
                <text:p>0.33554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5732685185185">
                <text:p>0.335732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591787037037">
                <text:p>0.33591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103055555556">
                <text:p>0.336103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288240740741">
                <text:p>0.336288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473425925926">
                <text:p>0.33647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658611111111">
                <text:p>0.336658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843796296296">
                <text:p>0.336843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7028981481481">
                <text:p>0.337028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7214166666667">
                <text:p>0.33721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7399351851852">
                <text:p>0.337399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7584537037037">
                <text:p>0.337584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7769722222222">
                <text:p>0.337769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7954907407407">
                <text:p>0.337954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8140092592593">
                <text:p>0.33814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8325277777778">
                <text:p>0.338325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8510462962963">
                <text:p>0.338510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8695648148148">
                <text:p>0.338695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8880833333333">
                <text:p>0.338880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9066018518518">
                <text:p>0.3390660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9251203703704">
                <text:p>0.33925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9436388888889">
                <text:p>0.339436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9621574074074">
                <text:p>0.33962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9806759259259">
                <text:p>0.339806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9991944444444">
                <text:p>0.339991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017712962963">
                <text:p>0.34017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0362314814815">
                <text:p>0.340362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05475">
                <text:p>0.34054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0732685185185">
                <text:p>0.340732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091787037037">
                <text:p>0.34091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103055555556">
                <text:p>0.341103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288240740741">
                <text:p>0.341288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473425925926">
                <text:p>0.341473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658611111111">
                <text:p>0.341658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843796296296">
                <text:p>0.341843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028981481481">
                <text:p>0.342028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214166666667">
                <text:p>0.342214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399351851852">
                <text:p>0.342399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584537037037">
                <text:p>0.342584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769722222222">
                <text:p>0.342769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954907407407">
                <text:p>0.342954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3140092592593">
                <text:p>0.343140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3325277777778">
                <text:p>0.343325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3510462962963">
                <text:p>0.343510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3695648148148">
                <text:p>0.343695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3880833333333">
                <text:p>0.343880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066018518519">
                <text:p>0.344066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251203703704">
                <text:p>0.344251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436388888889">
                <text:p>0.344436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621574074074">
                <text:p>0.344621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806759259259">
                <text:p>0.344806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991944444444">
                <text:p>0.344991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17712962963">
                <text:p>0.34517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362314814815">
                <text:p>0.345362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5475">
                <text:p>0.34554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732685185185">
                <text:p>0.345732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91787037037">
                <text:p>0.34591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103055555556">
                <text:p>0.346103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288240740741">
                <text:p>0.346288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473425925926">
                <text:p>0.346473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658611111111">
                <text:p>0.346658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843796296296">
                <text:p>0.346843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028981481481">
                <text:p>0.347028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214166666667">
                <text:p>0.347214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399351851852">
                <text:p>0.347399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584537037037">
                <text:p>0.347584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769722222222">
                <text:p>0.347769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954907407407">
                <text:p>0.347954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8140092592593">
                <text:p>0.348140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8325277777778">
                <text:p>0.348325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8510462962963">
                <text:p>0.348510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8695648148148">
                <text:p>0.348695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8880833333333">
                <text:p>0.348880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066018518518">
                <text:p>0.34906601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251203703704">
                <text:p>0.349251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436388888889">
                <text:p>0.349436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621574074074">
                <text:p>0.349621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806759259259">
                <text:p>0.349806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991944444444">
                <text:p>0.349991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017712962963">
                <text:p>0.35017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0362314814815">
                <text:p>0.350362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05475">
                <text:p>0.35054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0732685185185">
                <text:p>0.350732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091787037037">
                <text:p>0.35091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1103055555556">
                <text:p>0.351103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1288240740741">
                <text:p>0.351288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1473425925926">
                <text:p>0.351473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1658611111111">
                <text:p>0.351658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1843796296296">
                <text:p>0.351843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2028981481481">
                <text:p>0.352028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214166666667">
                <text:p>0.352214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399351851852">
                <text:p>0.352399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2584537037037">
                <text:p>0.352584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2769722222222">
                <text:p>0.352769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954907407407">
                <text:p>0.352954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3140092592593">
                <text:p>0.353140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325277777778">
                <text:p>0.353325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510462962963">
                <text:p>0.353510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695648148148">
                <text:p>0.353695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880833333333">
                <text:p>0.353880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066018518519">
                <text:p>0.35406601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251203703704">
                <text:p>0.354251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436388888889">
                <text:p>0.354436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621574074074">
                <text:p>0.354621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806759259259">
                <text:p>0.354806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991944444444">
                <text:p>0.354991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517712962963">
                <text:p>0.35517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362314814815">
                <text:p>0.355362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5475">
                <text:p>0.35554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732685185185">
                <text:p>0.355732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91787037037">
                <text:p>0.35591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103055555556">
                <text:p>0.356103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288240740741">
                <text:p>0.356288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473425925926">
                <text:p>0.356473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658611111111">
                <text:p>0.356658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843796296296">
                <text:p>0.356843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028981481481">
                <text:p>0.357028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214166666667">
                <text:p>0.357214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399351851852">
                <text:p>0.357399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584537037037">
                <text:p>0.357584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769722222222">
                <text:p>0.357769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954907407407">
                <text:p>0.357954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140092592593">
                <text:p>0.358140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325277777778">
                <text:p>0.358325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510462962963">
                <text:p>0.358510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695648148148">
                <text:p>0.358695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880833333333">
                <text:p>0.358880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066018518518">
                <text:p>0.35906601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251203703704">
                <text:p>0.359251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436388888889">
                <text:p>0.359436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621574074074">
                <text:p>0.359621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806759259259">
                <text:p>0.359806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991944444444">
                <text:p>0.359991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17712962963">
                <text:p>0.36017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362314814815">
                <text:p>0.360362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5475">
                <text:p>0.36054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732685185185">
                <text:p>0.360732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91787037037">
                <text:p>0.36091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103055555556">
                <text:p>0.361103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288240740741">
                <text:p>0.361288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473425925926">
                <text:p>0.361473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658611111111">
                <text:p>0.361658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843796296296">
                <text:p>0.361843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028981481481">
                <text:p>0.362028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214166666667">
                <text:p>0.362214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399351851852">
                <text:p>0.362399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584537037037">
                <text:p>0.362584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769722222222">
                <text:p>0.362769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954907407407">
                <text:p>0.362954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140092592593">
                <text:p>0.363140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325277777778">
                <text:p>0.363325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510462962963">
                <text:p>0.363510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695648148148">
                <text:p>0.363695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880833333333">
                <text:p>0.363880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066018518518">
                <text:p>0.36406601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251203703704">
                <text:p>0.364251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436388888889">
                <text:p>0.364436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621574074074">
                <text:p>0.364621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806759259259">
                <text:p>0.364806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4991944444444">
                <text:p>0.364991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17712962963">
                <text:p>0.36517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362314814815">
                <text:p>0.365362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5475">
                <text:p>0.36554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732685185185">
                <text:p>0.365732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591787037037">
                <text:p>0.36591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103055555556">
                <text:p>0.366103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288240740741">
                <text:p>0.366288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473425925926">
                <text:p>0.366473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6658611111111">
                <text:p>0.366658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6843796296296">
                <text:p>0.366843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028981481481">
                <text:p>0.367028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214166666667">
                <text:p>0.367214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399351851852">
                <text:p>0.367399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584537037037">
                <text:p>0.367584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7769722222222">
                <text:p>0.367769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7954907407407">
                <text:p>0.367954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8140092592593">
                <text:p>0.368140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8325277777778">
                <text:p>0.368325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8510462962963">
                <text:p>0.368510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8695648148148">
                <text:p>0.368695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8880833333333">
                <text:p>0.368880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9066018518518">
                <text:p>0.36906601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9251203703704">
                <text:p>0.369251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9436388888889">
                <text:p>0.369436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9621574074074">
                <text:p>0.369621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9806759259259">
                <text:p>0.369806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9991944444444">
                <text:p>0.3699919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017712962963">
                <text:p>0.37017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0362314814815">
                <text:p>0.3703623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05475">
                <text:p>0.37054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0732685185185">
                <text:p>0.370732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091787037037">
                <text:p>0.37091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1103055555556">
                <text:p>0.3711030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1288240740741">
                <text:p>0.3712882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1473425925926">
                <text:p>0.371473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1658611111111">
                <text:p>0.371658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1843796296296">
                <text:p>0.371843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028981481481">
                <text:p>0.372028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214166666667">
                <text:p>0.372214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399351851852">
                <text:p>0.372399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584537037037">
                <text:p>0.372584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769722222222">
                <text:p>0.3727697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2954907407407">
                <text:p>0.372954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3140092592593">
                <text:p>0.3731400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3325277777778">
                <text:p>0.373325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3510462962963">
                <text:p>0.373510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3695648148148">
                <text:p>0.373695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3880833333333">
                <text:p>0.373880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066018518518">
                <text:p>0.37406601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251203703704">
                <text:p>0.374251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436388888889">
                <text:p>0.374436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621574074074">
                <text:p>0.374621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806759259259">
                <text:p>0.374806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4991944444444">
                <text:p>0.3749919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517712962963">
                <text:p>0.37517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362314814815">
                <text:p>0.3753623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55475">
                <text:p>0.37554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5732685185185">
                <text:p>0.375732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591787037037">
                <text:p>0.37591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6103055555556">
                <text:p>0.3761030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6288240740741">
                <text:p>0.376288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473425925926">
                <text:p>0.376473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658611111111">
                <text:p>0.376658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843796296296">
                <text:p>0.376843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028981481481">
                <text:p>0.377028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7214166666667">
                <text:p>0.37721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399351851852">
                <text:p>0.377399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584537037037">
                <text:p>0.377584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769722222222">
                <text:p>0.377769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954907407407">
                <text:p>0.377954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140092592593">
                <text:p>0.378140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325277777778">
                <text:p>0.378325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510462962963">
                <text:p>0.378510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695648148148">
                <text:p>0.378695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880833333333">
                <text:p>0.378880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066018518518">
                <text:p>0.37906601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251203703704">
                <text:p>0.379251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436388888889">
                <text:p>0.379436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621574074074">
                <text:p>0.3796215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806759259259">
                <text:p>0.379806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991944444444">
                <text:p>0.3799919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17712962963">
                <text:p>0.38017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362314814815">
                <text:p>0.380362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5475">
                <text:p>0.38054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732685185185">
                <text:p>0.380732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91787037037">
                <text:p>0.38091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1103055555555">
                <text:p>0.38110305555555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1288240740741">
                <text:p>0.381288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1473425925926">
                <text:p>0.381473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1658611111111">
                <text:p>0.381658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1843796296296">
                <text:p>0.381843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2028981481481">
                <text:p>0.382028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2214166666667">
                <text:p>0.38221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2399351851852">
                <text:p>0.382399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2584537037037">
                <text:p>0.382584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2769722222222">
                <text:p>0.382769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2954907407407">
                <text:p>0.382954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3140081018519">
                <text:p>0.383140081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3325277777778">
                <text:p>0.383325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3510462962963">
                <text:p>0.383510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3695648148148">
                <text:p>0.383695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3880833333333">
                <text:p>0.383880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4066018518518">
                <text:p>0.38406601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4251203703704">
                <text:p>0.384251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4436388888889">
                <text:p>0.384436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4621574074074">
                <text:p>0.3846215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4806759259259">
                <text:p>0.384806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4991944444444">
                <text:p>0.3849919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517712962963">
                <text:p>0.38517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5362314814815">
                <text:p>0.385362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55475">
                <text:p>0.38554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5732685185185">
                <text:p>0.385732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591787037037">
                <text:p>0.38591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6103055555555">
                <text:p>0.38610305555555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6288240740741">
                <text:p>0.38628824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6473425925926">
                <text:p>0.38647342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6658611111111">
                <text:p>0.38665861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6843796296296">
                <text:p>0.386843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028981481481">
                <text:p>0.387028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214166666667">
                <text:p>0.38721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399351851852">
                <text:p>0.387399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584537037037">
                <text:p>0.38758453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7769722222222">
                <text:p>0.38776972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7954907407407">
                <text:p>0.38795490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8140092592593">
                <text:p>0.38814009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8325277777778">
                <text:p>0.38832527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8510462962963">
                <text:p>0.38851046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8695648148148">
                <text:p>0.3886956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8880833333333">
                <text:p>0.388880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9066018518518">
                <text:p>0.389066018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9251203703704">
                <text:p>0.38925120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9436388888889">
                <text:p>0.38943638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9621574074074">
                <text:p>0.38962157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9806759259259">
                <text:p>0.3898067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9991944444444">
                <text:p>0.3899919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017712962963">
                <text:p>0.390177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0362314814815">
                <text:p>0.39036231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05475">
                <text:p>0.39054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0732685185185">
                <text:p>0.39073268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091787037037">
                <text:p>0.390917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1103055555556">
                <text:p>0.39110305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1288240740741">
                <text:p>0.39128824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1473425925926">
                <text:p>0.39147342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1658611111111">
                <text:p>0.39165861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1843796296296">
                <text:p>0.39184379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2028981481481">
                <text:p>0.39202898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2214166666667">
                <text:p>0.39221416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2399351851852">
                <text:p>0.39239935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2584537037037">
                <text:p>0.39258453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2769722222222">
                <text:p>0.3927697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2954907407407">
                <text:p>0.39295490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3140092592593">
                <text:p>0.39314009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3325277777778">
                <text:p>0.3933252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3510462962963">
                <text:p>0.393510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3695648148148">
                <text:p>0.3936956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3880833333333">
                <text:p>0.39388083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066018518518">
                <text:p>0.394066018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251203703704">
                <text:p>0.39425120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436388888889">
                <text:p>0.394436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621574074074">
                <text:p>0.39462157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806759259259">
                <text:p>0.39480675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991944444444">
                <text:p>0.39499194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17712962963">
                <text:p>0.395177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362314814815">
                <text:p>0.39536231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5475">
                <text:p>0.39554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732685185185">
                <text:p>0.39573268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91787037037">
                <text:p>0.395917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103055555555">
                <text:p>0.39610305555555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288240740741">
                <text:p>0.39628824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473425925926">
                <text:p>0.3964734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658611111111">
                <text:p>0.3966586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843796296296">
                <text:p>0.396843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028981481481">
                <text:p>0.3970289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214166666667">
                <text:p>0.39721416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399351851852">
                <text:p>0.3973993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584525462963">
                <text:p>0.39758452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769722222222">
                <text:p>0.3977697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954907407407">
                <text:p>0.397954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8140081018518">
                <text:p>0.3981400810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8325277777778">
                <text:p>0.3983252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8510462962963">
                <text:p>0.398510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8695648148148">
                <text:p>0.3986956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8880833333333">
                <text:p>0.39888083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9066018518518">
                <text:p>0.399066018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9251203703704">
                <text:p>0.39925120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9436388888889">
                <text:p>0.399436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9621574074074">
                <text:p>0.39962157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9806759259259">
                <text:p>0.39980675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9991944444444">
                <text:p>0.39999194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40017712962963">
                <text:p>0.400177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400362314814815">
                <text:p>0.40036231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4005475">
                <text:p>0.40054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732685185185">
                <text:p>0.40073268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91787037037">
                <text:p>0.4009178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1103055555556">
                <text:p>0.401103055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1288240740741">
                <text:p>0.40128824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1473425925926">
                <text:p>0.401473425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1658611111111">
                <text:p>0.40165861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1843796296296">
                <text:p>0.401843796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2028981481481">
                <text:p>0.402028981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2214166666667">
                <text:p>0.40221416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2399351851852">
                <text:p>0.402399351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2584537037037">
                <text:p>0.40258453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2769722222222">
                <text:p>0.402769722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2954895833333">
                <text:p>0.402954895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3140092592593">
                <text:p>0.403140092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3325277777778">
                <text:p>0.403325277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3510462962963">
                <text:p>0.40351046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3695648148148">
                <text:p>0.403695648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3880833333333">
                <text:p>0.40388083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4066018518518">
                <text:p>0.4040660185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4251203703704">
                <text:p>0.40425120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4436388888889">
                <text:p>0.40443638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4621574074074">
                <text:p>0.404621574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4806759259259">
                <text:p>0.40480675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4991944444444">
                <text:p>0.404991944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517712962963">
                <text:p>0.4051771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5362314814815">
                <text:p>0.405362314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55475">
                <text:p>0.40554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5732685185185">
                <text:p>0.40573268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591787037037">
                <text:p>0.405917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6103055555556">
                <text:p>0.406103055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6288240740741">
                <text:p>0.40628824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6473425925926">
                <text:p>0.40647342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6658611111111">
                <text:p>0.40665861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6843796296296">
                <text:p>0.40684379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7028981481481">
                <text:p>0.40702898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7214166666667">
                <text:p>0.40721416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7399351851852">
                <text:p>0.40739935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7584537037037">
                <text:p>0.40758453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7769722222222">
                <text:p>0.40776972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7954907407407">
                <text:p>0.40795490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8140092592593">
                <text:p>0.40814009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8325277777778">
                <text:p>0.40832527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8510462962963">
                <text:p>0.40851046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8695648148148">
                <text:p>0.40869564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8880833333333">
                <text:p>0.40888083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9066018518518">
                <text:p>0.4090660185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9251203703704">
                <text:p>0.40925120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9436388888889">
                <text:p>0.409436388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9621574074074">
                <text:p>0.409621574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9806759259259">
                <text:p>0.409806759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9991944444444">
                <text:p>0.409991944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017712962963">
                <text:p>0.4101771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0362314814815">
                <text:p>0.410362314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05475">
                <text:p>0.41054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0732685185185">
                <text:p>0.410732685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091787037037">
                <text:p>0.41091787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1103055555556">
                <text:p>0.4111030555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1288240740741">
                <text:p>0.4112882407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1473425925926">
                <text:p>0.411473425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1658611111111">
                <text:p>0.4116586111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1843796296296">
                <text:p>0.4118437962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2028981481481">
                <text:p>0.41202898148148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2214166666667">
                <text:p>0.412214166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2399351851852">
                <text:p>0.4123993518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2584537037037">
                <text:p>0.412584537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2769722222222">
                <text:p>0.412769722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2954907407407">
                <text:p>0.412954907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3140092592593">
                <text:p>0.413140092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3325277777778">
                <text:p>0.413325277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3510462962963">
                <text:p>0.41351046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3695648148148">
                <text:p>0.413695648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3880833333333">
                <text:p>0.413880833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4066018518519">
                <text:p>0.4140660185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4251203703704">
                <text:p>0.414251203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4436388888889">
                <text:p>0.414436388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4621574074074">
                <text:p>0.4146215740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4806759259259">
                <text:p>0.414806759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4991944444444">
                <text:p>0.414991944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517712962963">
                <text:p>0.4151771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5362314814815">
                <text:p>0.415362314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55475">
                <text:p>0.41554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5732685185185">
                <text:p>0.415732685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591787037037">
                <text:p>0.4159178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6103043981481">
                <text:p>0.416103043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6288240740741">
                <text:p>0.416288240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6473425925926">
                <text:p>0.416473425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6658611111111">
                <text:p>0.4166586111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6843796296296">
                <text:p>0.4168437962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7028981481481">
                <text:p>0.4170289814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7214166666667">
                <text:p>0.4172141666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7399351851852">
                <text:p>0.4173993518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7584537037037">
                <text:p>0.417584537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7769722222222">
                <text:p>0.4177697222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7954907407407">
                <text:p>0.4179549074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8140092592593">
                <text:p>0.4181400925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8325277777778">
                <text:p>0.4183252777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8510462962963">
                <text:p>0.41851046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8695648148148">
                <text:p>0.4186956481481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8880833333333">
                <text:p>0.4188808333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19066018518519">
                <text:p>0.41906601851851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19251203703704">
                <text:p>0.4192512037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19436388888889">
                <text:p>0.4194363888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19621574074074">
                <text:p>0.4196215740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19806759259259">
                <text:p>0.4198067592592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19991944444444">
                <text:p>0.4199919444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2017712962963">
                <text:p>0.42017712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20362314814815">
                <text:p>0.4203623148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205475">
                <text:p>0.420547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0732685185185">
                <text:p>0.4207326851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091787037037">
                <text:p>0.42091787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1103055555555">
                <text:p>0.42110305555555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1288240740741">
                <text:p>0.4212882407407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1473425925926">
                <text:p>0.42147342592592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1658611111111">
                <text:p>0.4216586111111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1843796296296">
                <text:p>0.4218437962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2028981481481">
                <text:p>0.4220289814814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2214166666667">
                <text:p>0.42221416666666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2399351851852">
                <text:p>0.42239935185185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2584537037037">
                <text:p>0.422584537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2769722222222">
                <text:p>0.4227697222222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22954907407407">
                <text:p>0.4229549074074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23140092592593">
                <text:p>0.4231400925925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23325277777778">
                <text:p>0.42332527777777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23510462962963">
                <text:p>0.423510462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23695648148148">
                <text:p>0.423695648148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23880833333333">
                <text:p>0.4238808333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24066018518518">
                <text:p>0.42406601851851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24251203703704">
                <text:p>0.4242512037037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24436388888889">
                <text:p>0.4244363888888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24621574074074">
                <text:p>0.42462157407407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24806759259259">
                <text:p>0.42480675925925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24991944444444">
                <text:p>0.42499194444444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2517712962963">
                <text:p>0.425177129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25362314814815">
                <text:p>0.4253623148148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255475">
                <text:p>0.425547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25732685185185">
                <text:p>0.42573268518518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2591787037037">
                <text:p>0.425917870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26103055555555">
                <text:p>0.42610305555555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26288240740741">
                <text:p>0.42628824074074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26473425925926">
                <text:p>0.42647342592592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26658611111111">
                <text:p>0.426658611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26820648148148">
                <text:p>0.42682064814814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